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000000080631C48ED.png"/>
  <manifest:file-entry manifest:media-type="" manifest:full-path="Pictures/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Sheet5.xml"/>
  <manifest:file-entry manifest:media-type="text/xml" manifest:full-path="Basic/Standard/Sheet8.xml"/>
  <manifest:file-entry manifest:media-type="text/xml" manifest:full-path="Basic/Standard/Sheet1.xml"/>
  <manifest:file-entry manifest:media-type="text/xml" manifest:full-path="Basic/Standard/ThisWorkbook.xml"/>
  <manifest:file-entry manifest:media-type="text/xml" manifest:full-path="Basic/Standard/Sheet4.xml"/>
  <manifest:file-entry manifest:media-type="text/xml" manifest:full-path="Basic/Standard/Sheet7.xml"/>
  <manifest:file-entry manifest:media-type="text/xml" manifest:full-path="Basic/Standard/Sheet3.xml"/>
  <manifest:file-entry manifest:media-type="text/xml" manifest:full-path="Basic/Standard/Sheet6.xml"/>
  <manifest:file-entry manifest:media-type="text/xml" manifest:full-path="Basic/Standard/script-lb.xml"/>
  <manifest:file-entry manifest:media-type="text/xml" manifest:full-path="Basic/Standard/Sheet9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charset="x-symbol"/>
    <style:font-face style:name="Arial1" svg:font-family="Arial"/>
    <style:font-face style:name="Helvetica-Narrow1" svg:font-family="Helvetica-Narrow"/>
    <style:font-face style:name="Symbol" svg:font-family="Symbol"/>
    <style:font-face style:name="Tahoma" svg:font-family="Tahoma"/>
    <style:font-face style:name="Zurich Cn BT" svg:font-family="'Zurich Cn BT'"/>
    <style:font-face style:name="Arial" svg:font-family="Arial" style:font-family-generic="swiss"/>
    <style:font-face style:name="Helvetica-Narrow" svg:font-family="Helvetica-Narrow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89in"/>
    </style:style>
    <style:style style:name="co2" style:family="table-column">
      <style:table-column-properties fo:break-before="auto" style:column-width="5.622in"/>
    </style:style>
    <style:style style:name="co3" style:family="table-column">
      <style:table-column-properties fo:break-before="auto" style:column-width="0.7047in"/>
    </style:style>
    <style:style style:name="co4" style:family="table-column">
      <style:table-column-properties fo:break-before="auto" style:column-width="0.678in"/>
    </style:style>
    <style:style style:name="co5" style:family="table-column">
      <style:table-column-properties fo:break-before="auto" style:column-width="1.122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1.0665in"/>
    </style:style>
    <style:style style:name="co8" style:family="table-column">
      <style:table-column-properties fo:break-before="auto" style:column-width="4.2in"/>
    </style:style>
    <style:style style:name="co9" style:family="table-column">
      <style:table-column-properties fo:break-before="auto" style:column-width="1.2in"/>
    </style:style>
    <style:style style:name="co10" style:family="table-column">
      <style:table-column-properties fo:break-before="auto" style:column-width="0.522in"/>
    </style:style>
    <style:style style:name="co11" style:family="table-column">
      <style:table-column-properties fo:break-before="auto" style:column-width="0.8335in"/>
    </style:style>
    <style:style style:name="co12" style:family="table-column">
      <style:table-column-properties fo:break-before="auto" style:column-width="0.822in"/>
    </style:style>
    <style:style style:name="co13" style:family="table-column">
      <style:table-column-properties fo:break-before="auto" style:column-width="0.989in"/>
    </style:style>
    <style:style style:name="co14" style:family="table-column">
      <style:table-column-properties fo:break-before="auto" style:column-width="0.711in"/>
    </style:style>
    <style:style style:name="co15" style:family="table-column">
      <style:table-column-properties fo:break-before="auto" style:column-width="0.211in"/>
    </style:style>
    <style:style style:name="co16" style:family="table-column">
      <style:table-column-properties fo:break-before="auto" style:column-width="3.578in"/>
    </style:style>
    <style:style style:name="co17" style:family="table-column">
      <style:table-column-properties fo:break-before="auto" style:column-width="0.8665in"/>
    </style:style>
    <style:style style:name="co18" style:family="table-column">
      <style:table-column-properties fo:break-before="auto" style:column-width="0.7555in"/>
    </style:style>
    <style:style style:name="co19" style:family="table-column">
      <style:table-column-properties fo:break-before="auto" style:column-width="3.5335in"/>
    </style:style>
    <style:style style:name="co20" style:family="table-column">
      <style:table-column-properties fo:break-before="auto" style:column-width="0.4445in"/>
    </style:style>
    <style:style style:name="co21" style:family="table-column">
      <style:table-column-properties fo:break-before="auto" style:column-width="0.3665in"/>
    </style:style>
    <style:style style:name="co22" style:family="table-column">
      <style:table-column-properties fo:break-before="auto" style:column-width="0.6665in"/>
    </style:style>
    <style:style style:name="co23" style:family="table-column">
      <style:table-column-properties fo:break-before="auto" style:column-width="1.1665in"/>
    </style:style>
    <style:style style:name="co24" style:family="table-column">
      <style:table-column-properties fo:break-before="auto" style:column-width="0.322in"/>
    </style:style>
    <style:style style:name="co25" style:family="table-column">
      <style:table-column-properties fo:break-before="auto" style:column-width="1.2665in"/>
    </style:style>
    <style:style style:name="co26" style:family="table-column">
      <style:table-column-properties fo:break-before="auto" style:column-width="4.178in"/>
    </style:style>
    <style:style style:name="co27" style:family="table-column">
      <style:table-column-properties fo:break-before="auto" style:column-width="0.7445in"/>
    </style:style>
    <style:style style:name="co28" style:family="table-column">
      <style:table-column-properties fo:break-before="auto" style:column-width="0.889in"/>
    </style:style>
    <style:style style:name="co29" style:family="table-column">
      <style:table-column-properties fo:break-before="auto" style:column-width="0.9in"/>
    </style:style>
    <style:style style:name="co30" style:family="table-column">
      <style:table-column-properties fo:break-before="auto" style:column-width="0.5555in"/>
    </style:style>
    <style:style style:name="ro1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222in" fo:break-before="auto" style:use-optimal-row-height="true"/>
    </style:style>
    <style:style style:name="ro3" style:family="table-row">
      <style:table-row-properties style:row-height="0.2055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1126in" fo:break-before="auto" style:use-optimal-row-height="false"/>
    </style:style>
    <style:style style:name="ro7" style:family="table-row">
      <style:table-row-properties style:row-height="0.2791in" fo:break-before="auto" style:use-optimal-row-height="false"/>
    </style:style>
    <style:style style:name="ro8" style:family="table-row">
      <style:table-row-properties style:row-height="0.1252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ro10" style:family="table-row">
      <style:table-row-properties style:row-height="0.2217in" fo:break-before="auto" style:use-optimal-row-height="false"/>
    </style:style>
    <style:style style:name="ro11" style:family="table-row">
      <style:table-row-properties style:row-height="0.1957in" fo:break-before="auto" style:use-optimal-row-height="false"/>
    </style:style>
    <style:style style:name="ro12" style:family="table-row">
      <style:table-row-properties style:row-height="0.2811in" fo:break-before="auto" style:use-optimal-row-height="false"/>
    </style:style>
    <style:style style:name="ro13" style:family="table-row">
      <style:table-row-properties style:row-height="0.1772in" fo:break-before="page" style:use-optimal-row-height="false"/>
    </style:style>
    <style:style style:name="ro14" style:family="table-row">
      <style:table-row-properties style:row-height="0.0835in" fo:break-before="auto" style:use-optimal-row-height="false"/>
    </style:style>
    <style:style style:name="ro15" style:family="table-row">
      <style:table-row-properties style:row-height="0.1874in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Master_20_List">
      <style:table-properties table:display="true" style:writing-mode="lr-tb"/>
    </style:style>
    <style:style style:name="ta3" style:family="table" style:master-page-name="PageStyle_5f_Kit_20_Detail">
      <style:table-properties table:display="true" style:writing-mode="lr-tb"/>
    </style:style>
    <style:style style:name="ta4" style:family="table" style:master-page-name="PageStyle_5f_Pack_20_Detail">
      <style:table-properties table:display="true" style:writing-mode="lr-tb"/>
    </style:style>
    <style:style style:name="ta5" style:family="table" style:master-page-name="PageStyle_5f_Shelter_20_Detail">
      <style:table-properties table:display="true" style:writing-mode="lr-tb"/>
    </style:style>
    <style:style style:name="ta6" style:family="table" style:master-page-name="PageStyle_5f_Stove_20_Detail">
      <style:table-properties table:display="true" style:writing-mode="lr-tb"/>
    </style:style>
    <style:style style:name="ta7" style:family="table" style:master-page-name="PageStyle_5f_Food_20_Detail">
      <style:table-properties table:display="true" style:writing-mode="lr-tb"/>
    </style:style>
    <style:style style:name="ta8" style:family="table" style:master-page-name="PageStyle_5f_PT1_20__5f__20_English_20_Units">
      <style:table-properties table:display="true" style:writing-mode="lr-tb"/>
    </style:style>
    <style:style style:name="ta9" style:family="table" style:master-page-name="PageStyle_5f_PT2_20__5f__20_Metric_20_Units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Normal_5f_SHEET_5f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ff" style:text-outline="false" style:text-line-through-style="none" style:font-name="Wingdings" fo:font-size="10pt" fo:font-style="normal" fo:text-shadow="none" style:text-underline-style="none" fo:font-weight="normal" style:font-size-asian="10pt" style:font-style-asian="normal" style:font-weight-asian="normal" style:font-name-complex="Wingdings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12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2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7" style:family="table-cell" style:parent-style-name="Default"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11" style:family="table-cell" style:parent-style-name="Default"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1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in" style:writing-mode="page"/>
    </style:style>
    <style:style style:name="ce15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cell-protect="none" style:print-content="tru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7" style:family="table-cell" style:parent-style-name="Default">
      <style:table-cell-properties style:cell-protect="none" style:print-content="tru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Normal_5f_SHEET">
      <style:table-cell-properties style:cell-protect="none" style:print-content="tru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ff0000" style:direction="ltr" fo:border-right="0.0138in solid #ff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80206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5" style:family="table-cell" style:parent-style-name="Default">
      <style:table-cell-properties style:glyph-orientation-vertical="0" fo:background-color="#e3e3e3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ackground-color="#e3e3e3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28" style:family="table-cell" style:parent-style-name="Default">
      <style:table-cell-properties style:glyph-orientation-vertical="0" fo:background-color="#80206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e3e3e3"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Normal_5f_SHEE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e3e3e3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80206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8" style:family="table-cell" style:parent-style-name="Default">
      <style:table-cell-properties style:glyph-orientation-vertical="0" fo:background-color="#e3e3e3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e3e3e3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0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5f_BuiltIn_5f_Hyperlink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2" style:family="table-cell" style:parent-style-name="Default">
      <style:table-cell-properties style:cell-protect="none" style:print-content="true" fo:background-color="transparent"/>
    </style:style>
    <style:style style:name="ce43" style:family="table-cell" style:parent-style-name="Excel_5f_BuiltIn_5f_Hyperlink" style:data-style-name="N0">
      <style:table-cell-properties style:glyph-orientation-vertical="0" fo:background-color="#e3e3e3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44" style:family="table-cell" style:parent-style-name="Default">
      <style:table-cell-properties fo:background-color="#e3e3e3" style:cell-protect="none" style:print-content="tru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ff0000" style:rotation-angle="0" style:rotation-align="none" style:shrink-to-fit="false" fo:border-top="none" style:vertical-align="middle"/>
      <style:paragraph-properties fo:text-align="center" fo:margin-left="0in" style:writing-mode="page"/>
    </style:style>
    <style:style style:name="ce47" style:family="table-cell" style:parent-style-name="Default" style:data-style-name="N124">
      <style:table-cell-properties style:glyph-orientation-vertical="0" fo:background-color="#80206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Excel_5f_BuiltIn_5f_Hyperlink" style:data-style-name="N118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18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18">
      <style:table-cell-properties style:glyph-orientation-vertical="0" style:cell-protect="none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 style:data-style-name="N118">
      <style:table-cell-properties style:glyph-orientation-vertical="0" fo:background-color="#e3e3e3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2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138in solid #ff0000" style:direction="ltr" fo:border-right="0.0138in solid #ff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19">
      <style:table-cell-properties style:glyph-orientation-vertical="0" fo:background-color="#80206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48">
      <style:table-cell-properties style:glyph-orientation-vertical="0" fo:background-color="#ffff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ff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7" style:family="table-cell" style:parent-style-name="Default" style:data-style-name="N148">
      <style:table-cell-properties style:glyph-orientation-vertical="0" fo:background-color="#e3e3e3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e3e3e3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9" style:family="table-cell" style:parent-style-name="Default" style:data-style-name="N124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24">
      <style:table-cell-properties style:glyph-orientation-vertical="0" fo:background-color="#80206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18">
      <style:table-cell-properties style:glyph-orientation-vertical="0" fo:background-color="#ffff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18">
      <style:table-cell-properties style:glyph-orientation-vertical="0" fo:background-color="#e3e3e3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29">
      <style:table-cell-properties style:cell-protect="protected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29">
      <style:table-cell-properties style:cell-protect="protected" style:print-content="tru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129">
      <style:table-cell-properties style:glyph-orientation-vertical="0" fo:background-color="#80206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58">
      <style:table-cell-properties style:glyph-orientation-vertical="0" fo:background-color="#ffff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129">
      <style:table-cell-properties style:glyph-orientation-vertical="0" fo:background-color="#ffffc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156">
      <style:table-cell-properties style:glyph-orientation-vertical="0" fo:background-color="#e3e3e3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158">
      <style:table-cell-properties style:glyph-orientation-vertical="0" fo:background-color="#e3e3e3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129">
      <style:table-cell-properties style:glyph-orientation-vertical="0" fo:background-color="#e3e3e3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126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23">
      <style:table-cell-properties style:glyph-orientation-vertical="0" fo:background-color="#ccffcc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ccffcc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4" style:family="table-cell" style:parent-style-name="Default" style:data-style-name="N126">
      <style:table-cell-properties style:glyph-orientation-vertical="0" fo:background-color="#ccffcc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26">
      <style:table-cell-properties style:glyph-orientation-vertical="0" fo:background-color="#e3e3e3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23">
      <style:table-cell-properties style:glyph-orientation-vertical="0" fo:background-color="#e3e3e3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 style:data-style-name="N158">
      <style:table-cell-properties style:glyph-orientation-vertical="0" fo:background-color="#ccffcc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#ccffcc"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18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cell-protect="none" style:print-content="tru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 style:data-style-name="N119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19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18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18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Normal_5f_SHEET_5f_2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Normal_5f_SHEET_5f_2">
      <style:table-cell-properties fo:background-color="#e3e3e3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Normal_5f_SHEET_5f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Normal_5f_SHEET_5f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ff" style:text-outline="false" style:text-line-through-style="none" style:font-name="Wingdings" fo:font-size="10pt" fo:font-style="normal" fo:text-shadow="none" style:text-underline-style="none" fo:font-weight="normal" style:font-size-asian="10pt" style:font-style-asian="normal" style:font-weight-asian="normal" style:font-name-complex="Wingdings" style:font-size-complex="10pt" style:font-style-complex="normal" style:font-weight-complex="normal"/>
    </style:style>
    <style:style style:name="ce90" style:family="table-cell" style:parent-style-name="Normal_5f_SHEET_5f_2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Normal_5f_SHEET_5f_2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ff" style:text-outline="false" style:text-line-through-style="none" style:font-name="Wingdings" fo:font-size="10pt" fo:font-style="normal" fo:text-shadow="none" style:text-underline-style="none" fo:font-weight="normal" style:font-size-asian="10pt" style:font-style-asian="normal" style:font-weight-asian="normal" style:font-name-complex="Wingdings" style:font-size-complex="10pt" style:font-style-complex="normal" style:font-weight-complex="normal"/>
    </style:style>
    <style:style style:name="ce92" style:family="table-cell" style:parent-style-name="Normal_5f_SHEET_5f_2">
      <style:table-cell-properties fo:background-color="#e3e3e3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background-color="#e3e3e3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order-bottom="0.0008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Normal_5f_SHEET_5f_2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8" style:family="table-cell" style:parent-style-name="Normal_5f_SHEET_5f_2"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fo:background-color="#e3e3e3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fo:border-bottom="0.0008in solid #000000" fo:background-color="#e3e3e3" style:diagonal-bl-tr="none" style:diagonal-tl-br="none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1" style:family="table-cell" style:parent-style-name="Default">
      <style:table-cell-properties fo:background-color="#e3e3e3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ackground-color="#e3e3e3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Normal_5f_SHEET_5f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18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0" style:family="table-cell" style:parent-style-name="Default" style:data-style-name="N11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Normal_5f_SHEET_5f_2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3e3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3e3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e3e3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 style:data-style-name="N118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 style:data-style-name="N11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9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118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 style:data-style-name="N118">
      <style:table-cell-properties style:glyph-orientation-vertical="0" fo:border-bottom="0.0008in solid #000000" fo:background-color="#e3e3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 style:data-style-name="N118">
      <style:table-cell-properties style:glyph-orientation-vertical="0" fo:background-color="#e3e3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Normal_5f_SHEET_5f_2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29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7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 style:data-style-name="N123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Normal_5f_SHEET_5f_2" style:data-style-name="N123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123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23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 style:data-style-name="N123">
      <style:table-cell-properties style:glyph-orientation-vertical="0" fo:border-bottom="0.0008in solid #000000" fo:background-color="#e3e3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 style:data-style-name="N123">
      <style:table-cell-properties style:glyph-orientation-vertical="0" fo:background-color="#e3e3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5" style:family="table-cell" style:parent-style-name="Default" style:data-style-name="N119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 style:data-style-name="N119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7" style:family="table-cell" style:parent-style-name="Default" style:data-style-name="N119">
      <style:table-cell-properties style:glyph-orientation-vertical="0" fo:background-color="#ffff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18">
      <style:table-cell-properties style:glyph-orientation-vertical="0" fo:background-color="#ffff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19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19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fo:background-color="#e3e3e3"/>
    </style:style>
    <style:style style:name="ce142" style:family="table-cell" style:parent-style-name="Default" style:data-style-name="N119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118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19">
      <style:table-cell-properties style:glyph-orientation-vertical="0" fo:border-bottom="0.0008in solid #000000" fo:background-color="#e3e3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19">
      <style:table-cell-properties style:glyph-orientation-vertical="0" fo:background-color="#e3e3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6" style:family="table-cell" style:parent-style-name="Default" style:data-style-name="N124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Default" style:data-style-name="N124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 style:data-style-name="N118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8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 style:data-style-name="N118">
      <style:table-cell-properties style:glyph-orientation-vertical="0" fo:border-bottom="0.0008in solid #000000" fo:background-color="#e3e3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8">
      <style:table-cell-properties style:glyph-orientation-vertical="0" fo:background-color="#e3e3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129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 style:data-style-name="N129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 style:data-style-name="N129">
      <style:table-cell-properties style:glyph-orientation-vertical="0" fo:background-color="#ffff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 style:data-style-name="N129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 style:data-style-name="N129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7" style:family="table-cell" style:parent-style-name="Default" style:data-style-name="N129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 style:data-style-name="N129">
      <style:table-cell-properties style:glyph-orientation-vertical="0" fo:border-bottom="0.0008in solid #000000" fo:background-color="#e3e3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 style:data-style-name="N129">
      <style:table-cell-properties style:glyph-orientation-vertical="0" fo:background-color="#e3e3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0" style:family="table-cell" style:parent-style-name="Normal_5f_SHEET_5f_2" style:data-style-name="N3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 style:data-style-name="N129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4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5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6" style:family="table-cell" style:parent-style-name="Default" style:data-style-name="N11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25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Normal_5f_SHEET_5f_2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Normal_5f_SHEET_5f_2" style:data-style-name="N3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125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 style:data-style-name="N118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125">
      <style:table-cell-properties style:glyph-orientation-vertical="0" fo:border-bottom="0.0008in solid #000000" fo:background-color="#e3e3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5" style:family="table-cell" style:parent-style-name="Default" style:data-style-name="N125">
      <style:table-cell-properties style:glyph-orientation-vertical="0" fo:background-color="#e3e3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6" style:family="table-cell" style:parent-style-name="Normal_5f_SHEET_5f_2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Normal_5f_SHEET_5f_2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9" style:family="table-cell" style:parent-style-name="Default" style:data-style-name="N123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0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2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3" style:family="table-cell" style:parent-style-name="Normal_5f_SHEET_5f_2" style:data-style-name="N123"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Normal_5f_SHEET_5f_2" style:data-style-name="N123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123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 style:data-style-name="N123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7" style:family="table-cell" style:parent-style-name="Default" style:data-style-name="N123">
      <style:table-cell-properties style:glyph-orientation-vertical="0" fo:border-bottom="0.0008in solid #000000" fo:background-color="#e3e3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 style:data-style-name="N123">
      <style:table-cell-properties style:glyph-orientation-vertical="0" fo:background-color="#e3e3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Default" style:data-style-name="N11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11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2" style:family="table-cell" style:parent-style-name="Normal_5f_SHEET_5f_2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Normal_5f_SHEET_5f_2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 style:data-style-name="N11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6" style:family="table-cell" style:parent-style-name="Normal_5f_SHEET_5f_2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7" style:family="table-cell" style:parent-style-name="Normal_5f_SHEET_5f_2" style:data-style-name="N3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8" style:family="table-cell" style:parent-style-name="Default" style:data-style-name="N11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Normal_5f_SHEET_5f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Normal_5f_SHEET_5f_2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 style:data-style-name="N11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02" style:family="table-cell" style:parent-style-name="Default" style:data-style-name="N11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339933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4" style:family="table-cell" style:parent-style-name="Default" style:data-style-name="N123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339933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5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6" style:family="table-cell" style:parent-style-name="Default" style:data-style-name="N118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8" style:family="table-cell" style:parent-style-name="Normal_5f_SHEET_5f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9" style:family="table-cell" style:parent-style-name="Normal_5f_SHEET_5f_2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0" style:family="table-cell" style:parent-style-name="Default" style:data-style-name="N11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11" style:family="table-cell" style:parent-style-name="Normal_5f_SHEET_5f_2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2" style:family="table-cell" style:parent-style-name="Normal_5f_SHEET_5f_2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3" style:family="table-cell" style:parent-style-name="Default" style:data-style-name="N119">
      <style:table-cell-properties style:glyph-orientation-vertical="0" fo:background-color="#ffff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4" style:family="table-cell" style:parent-style-name="Default" style:data-style-name="N124">
      <style:table-cell-properties style:glyph-orientation-vertical="0" fo:background-color="#ffff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5" style:family="table-cell" style:parent-style-name="Normal_5f_SHEET_5f_2" style:data-style-name="N3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6" style:family="table-cell" style:parent-style-name="Normal_5f_SHEET_5f_2" style:data-style-name="N3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7" style:family="table-cell" style:parent-style-name="Default" style:data-style-name="N129">
      <style:table-cell-properties style:glyph-orientation-vertical="0" fo:background-color="#ffff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8" style:family="table-cell" style:parent-style-name="Default" style:data-style-name="N129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9" style:family="table-cell" style:parent-style-name="Normal_5f_SHEET_5f_2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1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2" style:family="table-cell" style:parent-style-name="Default" style:data-style-name="N125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 style:data-style-name="N118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129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5" style:family="table-cell" style:parent-style-name="Default" style:data-style-name="N11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6" style:family="table-cell" style:parent-style-name="Normal_5f_SHEET_5f_2" style:data-style-name="N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e3e3e3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8" style:family="table-cell" style:parent-style-name="Default">
      <style:table-cell-properties style:cell-protect="none" style:print-content="true" style:diagonal-bl-tr="none" style:diagonal-tl-br="none" fo:border="non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Normal_5f_SHEET_5f_1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1" style:family="table-cell" style:parent-style-name="Normal_5f_SHEET_5f_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Normal_5f_SHEET_5f_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Normal_5f_SHEET_5f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5" style:family="table-cell" style:parent-style-name="Normal_5f_SHEET_5f_2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6" style:family="table-cell" style:parent-style-name="Default"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Normal_5f_SHEET_5f_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Wingdings" fo:font-size="8pt" fo:font-style="normal" fo:text-shadow="none" style:text-underline-style="none" fo:font-weight="normal" style:font-size-asian="8pt" style:font-style-asian="normal" style:font-weight-asian="normal" style:font-name-complex="Wingdings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Normal_5f_SHEET_5f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Wingdings" fo:font-size="10pt" fo:font-style="normal" fo:text-shadow="none" style:text-underline-style="none" fo:font-weight="normal" style:font-size-asian="10pt" style:font-style-asian="normal" style:font-weight-asian="normal" style:font-name-complex="Wingdings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4" style:family="table-cell" style:parent-style-name="Normal_5f_SHEET_5f_2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00ff" style:text-outline="false" style:text-line-through-style="none" style:font-name="Wingdings" fo:font-size="10pt" fo:font-style="normal" fo:text-shadow="none" style:text-underline-style="none" fo:font-weight="normal" style:font-size-asian="10pt" style:font-style-asian="normal" style:font-weight-asian="normal" style:font-name-complex="Wingdings" style:font-size-complex="10pt" style:font-style-complex="normal" style:font-weight-complex="normal"/>
    </style:style>
    <style:style style:name="ce245" style:family="table-cell" style:parent-style-name="Normal_5f_SHEET_5f_2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6" style:family="table-cell" style:parent-style-name="Normal_5f_SHEET_5f_2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Wingdings" fo:font-size="10pt" fo:font-style="normal" fo:text-shadow="none" style:text-underline-style="none" fo:font-weight="normal" style:font-size-asian="10pt" style:font-style-asian="normal" style:font-weight-asian="normal" style:font-name-complex="Wingdings" style:font-size-complex="10pt" style:font-style-complex="normal" style:font-weight-complex="normal"/>
    </style:style>
    <style:style style:name="ce247" style:family="table-cell" style:parent-style-name="Normal_5f_SHEET_5f_2">
      <style:table-cell-properties style:glyph-orientation-vertical="0" fo:border-bottom="0.0008in solid #000000" fo:background-color="#ccffcc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8" style:family="table-cell" style:parent-style-name="Normal_5f_SHEET_5f_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9" style:family="table-cell" style:parent-style-name="Normal_5f_SHEET_5f_2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Normal_5f_SHEET_5f_2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Normal_5f_SHEET_5f_2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00ff" style:text-outline="false" style:text-line-through-style="none" style:font-name="Wingdings" fo:font-size="10pt" fo:font-style="normal" fo:text-shadow="none" style:text-underline-style="none" fo:font-weight="normal" style:font-size-asian="10pt" style:font-style-asian="normal" style:font-weight-asian="normal" style:font-name-complex="Wingdings" style:font-size-complex="10pt" style:font-style-complex="normal" style:font-weight-complex="normal"/>
    </style:style>
    <style:style style:name="ce252" style:family="table-cell" style:parent-style-name="Normal_5f_SHEET_5f_2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Wingdings" fo:font-size="10pt" fo:font-style="normal" fo:text-shadow="none" style:text-underline-style="none" fo:font-weight="normal" style:font-size-asian="10pt" style:font-style-asian="normal" style:font-weight-asian="normal" style:font-name-complex="Wingdings" style:font-size-complex="10pt" style:font-style-complex="normal" style:font-weight-complex="normal"/>
    </style:style>
    <style:style style:name="ce253" style:family="table-cell" style:parent-style-name="Normal_5f_SHEET_5f_2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255" style:family="table-cell" style:parent-style-name="Normal_5f_SHEET_5f_2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end" fo:margin-left="0in" style:writing-mode="page"/>
    </style:style>
    <style:style style:name="ce257" style:family="table-cell" style:parent-style-name="Default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</style:style>
    <style:style style:name="ce258" style:family="table-cell" style:parent-style-name="Normal_5f_SHEET_5f_2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Normal_5f_SHEET_5f_2">
      <style:table-cell-properties fo:border-bottom="0.0008in solid #000000" style:diagonal-bl-tr="none" style:diagonal-tl-br="none" fo:border-left="none" fo:border-right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0" style:family="table-cell" style:parent-style-name="Normal_5f_SHEET_5f_2">
      <style:table-cell-properties style:diagonal-bl-tr="none" style:diagonal-tl-br="none" fo:border="non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1" style:family="table-cell" style:parent-style-name="Normal_5f_SHEET_5f_2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Normal_5f_SHEET_5f_2">
      <style:table-cell-properties fo:border-bottom="0.0008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3" style:family="table-cell" style:parent-style-name="Normal_5f_SHEET_5f_2">
      <style:table-cell-properties fo:border-bottom="none" fo:background-color="#ccffcc" style:diagonal-bl-tr="none" style:diagonal-tl-br="none" fo:border-left="none" fo:border-right="none" fo:border-top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4" style:family="table-cell" style:parent-style-name="Normal_5f_SHEET_5f_2">
      <style:table-cell-properties fo:background-color="#ccffcc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Normal_5f_SHEET_5f_2">
      <style:table-cell-properties fo:background-color="#ccffcc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fo:background-color="#ccffcc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Normal_5f_SHEET_5f_2">
      <style:table-cell-properties fo:border-bottom="0.0008in solid #000000" fo:background-color="#ccffcc" style:diagonal-bl-tr="none" style:diagonal-tl-br="none" fo:border-left="none" fo:border-right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>
      <style:table-cell-properties fo:background-color="#ccffcc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9" style:family="table-cell" style:parent-style-name="Default">
      <style:table-cell-properties fo:border-bottom="0.0008in solid #000000" fo:background-color="#ccffcc" style:diagonal-bl-tr="none" style:diagonal-tl-br="none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>
      <style:table-cell-properties fo:background-color="#ccffcc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1" style:family="table-cell" style:parent-style-name="Default">
      <style:table-cell-properties fo:background-color="#ccffcc" style:diagonal-bl-tr="none" style:diagonal-tl-br="none" fo:border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fo:border-bottom="0.0008in solid #000000" fo:background-color="#ccffcc" style:diagonal-bl-tr="none" style:diagonal-tl-br="none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3" style:family="table-cell" style:parent-style-name="Default">
      <style:table-cell-properties fo:border-bottom="none" fo:background-color="#ffffc0" style:diagonal-bl-tr="none" style:diagonal-tl-br="none" fo:border-left="none" fo:border-right="none" fo:border-top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4" style:family="table-cell" style:parent-style-name="Default">
      <style:table-cell-properties fo:background-color="#ffffc0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Normal_5f_SHEET_5f_2">
      <style:table-cell-properties fo:border-bottom="0.0008in solid #000000" fo:background-color="#ffffc0" style:diagonal-bl-tr="none" style:diagonal-tl-br="none" fo:border-left="none" fo:border-right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6" style:family="table-cell" style:parent-style-name="Default">
      <style:table-cell-properties fo:border-bottom="0.0008in solid #000000" fo:background-color="#ffffc0" style:diagonal-bl-tr="none" style:diagonal-tl-br="none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7" style:family="table-cell" style:parent-style-name="Default">
      <style:table-cell-properties fo:background-color="#ffffc0"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>
      <style:table-cell-properties fo:background-color="#ffffc0" style:diagonal-bl-tr="none" style:diagonal-tl-br="none" fo:border="non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0.0008in solid #000000" fo:background-color="#ffffc0" style:diagonal-bl-tr="none" style:diagonal-tl-br="none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>
      <style:table-cell-properties fo:border-bottom="none" fo:background-color="#ccffcc" style:diagonal-bl-tr="none" style:diagonal-tl-br="none" fo:border-left="none" fo:border-right="none" fo:border-top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1" style:family="table-cell" style:parent-style-name="Normal_5f_SHEET_5f_2">
      <style:table-cell-properties fo:background-color="#ffffc0" style:diagonal-bl-tr="none" style:diagonal-tl-br="none" fo:border="non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3" style:family="table-cell" style:parent-style-name="Normal_5f_SHEET_5f_2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4" style:family="table-cell" style:parent-style-name="Normal_5f_SHEET_5f_2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5" style:family="table-cell" style:parent-style-name="Default">
      <style:table-cell-properties style:glyph-orientation-vertical="0" fo:background-color="#ccffcc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 style:data-style-name="N118">
      <style:table-cell-properties style:glyph-orientation-vertical="0" fo:border-bottom="0.0008in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8" style:family="table-cell" style:parent-style-name="Default">
      <style:table-cell-properties style:glyph-orientation-vertical="0" fo:border-bottom="0.0008in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0" style:family="table-cell" style:parent-style-name="Default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2" style:family="table-cell" style:parent-style-name="Default" style:data-style-name="N118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3" style:family="table-cell" style:parent-style-name="Default" style:data-style-name="N118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4" style:family="table-cell" style:parent-style-name="Default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 style:data-style-name="N125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 style:data-style-name="N124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 style:data-style-name="N129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4" style:family="table-cell" style:parent-style-name="Default" style:data-style-name="N125">
      <style:table-cell-properties style:glyph-orientation-vertical="0" fo:border-bottom="0.000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18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6" style:family="table-cell" style:parent-style-name="Default" style:data-style-name="N118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7" style:family="table-cell" style:parent-style-name="Default" style:data-style-name="N118">
      <style:table-cell-properties style:glyph-orientation-vertical="0" fo:border-bottom="0.0008in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8" style:family="table-cell" style:parent-style-name="Default" style:data-style-name="N118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9" style:family="table-cell" style:parent-style-name="Default" style:data-style-name="N118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0" style:family="table-cell" style:parent-style-name="Default" style:data-style-name="N118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2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123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4" style:family="table-cell" style:parent-style-name="Default" style:data-style-name="N123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5" style:family="table-cell" style:parent-style-name="Default" style:data-style-name="N123">
      <style:table-cell-properties style:glyph-orientation-vertical="0" fo:background-color="#ccffcc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 style:data-style-name="N123">
      <style:table-cell-properties style:glyph-orientation-vertical="0" fo:border-bottom="0.0008in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7" style:family="table-cell" style:parent-style-name="Default" style:data-style-name="N123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 style:data-style-name="N123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9" style:family="table-cell" style:parent-style-name="Default" style:data-style-name="N123">
      <style:table-cell-properties style:glyph-orientation-vertical="0" fo:background-color="#ffff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0" style:family="table-cell" style:parent-style-name="Default" style:data-style-name="N123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1" style:family="table-cell" style:parent-style-name="Default" style:data-style-name="N123"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2" style:family="table-cell" style:parent-style-name="Default">
      <style:table-cell-properties fo:border-bottom="none" fo:background-color="#ccffcc" style:diagonal-bl-tr="none" style:diagonal-tl-br="none" fo:border-left="none" fo:border-right="none" fo:border-top="0.0008in solid #000000"/>
    </style:style>
    <style:style style:name="ce323" style:family="table-cell" style:parent-style-name="Default">
      <style:table-cell-properties fo:background-color="#ccffcc" style:diagonal-bl-tr="none" style:diagonal-tl-br="none" fo:border="none"/>
    </style:style>
    <style:style style:name="ce324" style:family="table-cell" style:parent-style-name="Default" style:data-style-name="N119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 style:data-style-name="N119">
      <style:table-cell-properties style:glyph-orientation-vertical="0" fo:border-bottom="0.0008in solid #000000" fo:background-color="#ccffcc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 style:data-style-name="N119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7" style:family="table-cell" style:parent-style-name="Default" style:data-style-name="N118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8" style:family="table-cell" style:parent-style-name="Default" style:data-style-name="N119">
      <style:table-cell-properties style:glyph-orientation-vertical="0" fo:border-bottom="0.0008in solid #000000" fo:background-color="#ccffcc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9" style:family="table-cell" style:parent-style-name="Default" style:data-style-name="N118">
      <style:table-cell-properties style:glyph-orientation-vertical="0" fo:border-bottom="0.0008in solid #000000" fo:background-color="#ccffcc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 style:data-style-name="N119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 style:data-style-name="N119">
      <style:table-cell-properties style:glyph-orientation-vertical="0" fo:border-bottom="0.0008in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 style:data-style-name="N11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3" style:family="table-cell" style:parent-style-name="Default" style:data-style-name="N119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>
      <style:table-cell-properties fo:background-color="#ffffc0" style:diagonal-bl-tr="none" style:diagonal-tl-br="none" fo:border="none"/>
    </style:style>
    <style:style style:name="ce335" style:family="table-cell" style:parent-style-name="Default" style:data-style-name="N119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6" style:family="table-cell" style:parent-style-name="Default" style:data-style-name="N119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7" style:family="table-cell" style:parent-style-name="Default" style:data-style-name="N119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8" style:family="table-cell" style:parent-style-name="Default" style:data-style-name="N118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 style:data-style-name="N119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0" style:family="table-cell" style:parent-style-name="Default" style:data-style-name="N118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1" style:family="table-cell" style:parent-style-name="Default" style:data-style-name="N119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2" style:family="table-cell" style:parent-style-name="Default">
      <style:table-cell-properties fo:border-bottom="none" fo:background-color="#ffffc0" style:diagonal-bl-tr="none" style:diagonal-tl-br="none" fo:border-left="none" fo:border-right="none" fo:border-top="0.0008in solid #000000"/>
    </style:style>
    <style:style style:name="ce343" style:family="table-cell" style:parent-style-name="Default">
      <style:table-cell-properties fo:background-color="#ffffc0"/>
    </style:style>
    <style:style style:name="ce344" style:family="table-cell" style:parent-style-name="Default">
      <style:table-cell-properties style:glyph-orientation-vertical="0" fo:background-color="#ffffc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5" style:family="table-cell" style:parent-style-name="Default">
      <style:table-cell-properties style:glyph-orientation-vertical="0" fo:border-bottom="0.0008in solid #0000ff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6" style:family="table-cell" style:parent-style-name="Default" style:data-style-name="N125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7" style:family="table-cell" style:parent-style-name="Default" style:data-style-name="N118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8" style:family="table-cell" style:parent-style-name="Default" style:data-style-name="N124">
      <style:table-cell-properties style:glyph-orientation-vertical="0" fo:border-bottom="0.0008in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9" style:family="table-cell" style:parent-style-name="Default" style:data-style-name="N118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0" style:family="table-cell" style:parent-style-name="Default" style:data-style-name="N118">
      <style:table-cell-properties style:glyph-orientation-vertical="0" fo:border-bottom="0.0008in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2" style:family="table-cell" style:parent-style-name="Default" style:data-style-name="N118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4" style:family="table-cell" style:parent-style-name="Default">
      <style:table-cell-properties style:glyph-orientation-vertical="0" fo:background-color="#ffff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55" style:family="table-cell" style:parent-style-name="Default">
      <style:table-cell-properties style:glyph-orientation-vertical="0" fo:background-color="#ffff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6" style:family="table-cell" style:parent-style-name="Default">
      <style:table-cell-properties style:glyph-orientation-vertical="0" fo:border-bottom="0.0008in solid #0000ff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7" style:family="table-cell" style:parent-style-name="Default" style:data-style-name="N125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35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60" style:family="table-cell" style:parent-style-name="Default" style:data-style-name="N129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1" style:family="table-cell" style:parent-style-name="Default" style:data-style-name="N129">
      <style:table-cell-properties style:glyph-orientation-vertical="0" fo:border-bottom="0.0008in solid #000000" fo:background-color="#ccff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2" style:family="table-cell" style:parent-style-name="Default" style:data-style-name="N129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3" style:family="table-cell" style:parent-style-name="Default" style:data-style-name="N118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4" style:family="table-cell" style:parent-style-name="Default" style:data-style-name="N129">
      <style:table-cell-properties style:glyph-orientation-vertical="0" fo:border-bottom="0.0008in solid #000000" fo:background-color="#ccff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5" style:family="table-cell" style:parent-style-name="Default" style:data-style-name="N118">
      <style:table-cell-properties style:glyph-orientation-vertical="0" fo:border-bottom="0.0008in solid #000000" fo:background-color="#ccff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6" style:family="table-cell" style:parent-style-name="Default" style:data-style-name="N129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7" style:family="table-cell" style:parent-style-name="Default" style:data-style-name="N129">
      <style:table-cell-properties style:glyph-orientation-vertical="0" fo:border-bottom="0.0008in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8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9" style:family="table-cell" style:parent-style-name="Default" style:data-style-name="N129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0" style:family="table-cell" style:parent-style-name="Default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71" style:family="table-cell" style:parent-style-name="Default" style:data-style-name="N129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2" style:family="table-cell" style:parent-style-name="Default" style:data-style-name="N129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3" style:family="table-cell" style:parent-style-name="Default" style:data-style-name="N129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4" style:family="table-cell" style:parent-style-name="Default" style:data-style-name="N118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5" style:family="table-cell" style:parent-style-name="Default" style:data-style-name="N129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6" style:family="table-cell" style:parent-style-name="Default" style:data-style-name="N118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7" style:family="table-cell" style:parent-style-name="Default" style:data-style-name="N129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8" style:family="table-cell" style:parent-style-name="Default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center" fo:margin-left="0in" style:writing-mode="page"/>
    </style:style>
    <style:style style:name="ce379" style:family="table-cell" style:parent-style-name="Default" style:data-style-name="N118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Normal_5f_SHEET_5f_2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ffffc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383" style:family="table-cell" style:parent-style-name="Default">
      <style:table-cell-properties style:glyph-orientation-vertical="0" fo:background-color="#ffffc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4" style:family="table-cell" style:parent-style-name="Default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153">
      <style:table-cell-properties style:glyph-orientation-vertical="0" fo:background-color="#ffff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>
      <style:table-cell-properties style:glyph-orientation-vertical="0" fo:background-color="#ffff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</style:style>
    <style:style style:name="ce388" style:family="table-cell" style:parent-style-name="Default" style:data-style-name="N125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9" style:family="table-cell" style:parent-style-name="Normal_5f_SHEET_5f_2" style:data-style-name="N3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Normal_5f_SHEET_5f_2" style:data-style-name="N3">
      <style:table-cell-properties style:glyph-orientation-vertical="0" fo:background-color="#ccff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1" style:family="table-cell" style:parent-style-name="Default" style:data-style-name="N129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2" style:family="table-cell" style:parent-style-name="Default" style:data-style-name="N129">
      <style:table-cell-properties style:glyph-orientation-vertical="0" fo:border-bottom="0.0008in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3" style:family="table-cell" style:parent-style-name="Default" style:data-style-name="N125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4" style:family="table-cell" style:parent-style-name="Default" style:data-style-name="N118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5" style:family="table-cell" style:parent-style-name="Default" style:data-style-name="N125">
      <style:table-cell-properties style:glyph-orientation-vertical="0" fo:border-bottom="0.0008in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6" style:family="table-cell" style:parent-style-name="Default" style:data-style-name="N118">
      <style:table-cell-properties style:glyph-orientation-vertical="0" fo:border-bottom="0.0008in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7" style:family="table-cell" style:parent-style-name="Default" style:data-style-name="N125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8" style:family="table-cell" style:parent-style-name="Default" style:data-style-name="N125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9" style:family="table-cell" style:parent-style-name="Default" style:data-style-name="N129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0" style:family="table-cell" style:parent-style-name="Default" style:data-style-name="N129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1" style:family="table-cell" style:parent-style-name="Default" style:data-style-name="N118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2" style:family="table-cell" style:parent-style-name="Default" style:data-style-name="N125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3" style:family="table-cell" style:parent-style-name="Default" style:data-style-name="N118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4" style:family="table-cell" style:parent-style-name="Default" style:data-style-name="N125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5" style:family="table-cell" style:parent-style-name="Default" style:data-style-name="N129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6" style:family="table-cell" style:parent-style-name="Default" style:data-style-name="N118">
      <style:table-cell-properties style:glyph-orientation-vertical="0" fo:background-color="#ffff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7" style:family="table-cell" style:parent-style-name="Default" style:data-style-name="N125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8" style:family="table-cell" style:parent-style-name="Default" style:data-style-name="N125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125">
      <style:table-cell-properties style:glyph-orientation-vertical="0" fo:border-bottom="0.0008in solid #000000" fo:background-color="#ccff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0" style:family="table-cell" style:parent-style-name="Default" style:data-style-name="N125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1" style:family="table-cell" style:parent-style-name="Default" style:data-style-name="N125">
      <style:table-cell-properties style:glyph-orientation-vertical="0" fo:border-bottom="none" fo:background-color="#ffffc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2" style:family="table-cell" style:parent-style-name="Default" style:data-style-name="N125">
      <style:table-cell-properties style:glyph-orientation-vertical="0" fo:border-bottom="0.0008in solid #000000" fo:background-color="#ffffc0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3" style:family="table-cell" style:parent-style-name="Default">
      <style:table-cell-properties fo:border-bottom="none" fo:background-color="#ffffc0" style:diagonal-bl-tr="none" style:diagonal-tl-br="none" fo:border-left="none" fo:border-right="0.0008in solid #000000" fo:border-top="0.0008in solid #000000"/>
    </style:style>
    <style:style style:name="ce414" style:family="table-cell" style:parent-style-name="Default">
      <style:table-cell-properties fo:border-bottom="none" fo:background-color="#ffffc0" style:diagonal-bl-tr="none" style:diagonal-tl-br="none" fo:border-left="none" fo:border-right="0.0008in solid #000000" fo:border-top="none"/>
    </style:style>
    <style:style style:name="ce415" style:family="table-cell" style:parent-style-name="Default" style:data-style-name="N124"/>
    <style:style style:name="ce416" style:family="table-cell" style:parent-style-name="Normal_5f_SHEET_5f_2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7" style:family="table-cell" style:parent-style-name="Normal_5f_SHEET_5f_2" style:data-style-name="N123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8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9" style:family="table-cell" style:parent-style-name="Default" style:data-style-name="N123">
      <style:table-cell-properties style:glyph-orientation-vertical="0" fo:border-bottom="0.000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0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1" style:family="table-cell" style:parent-style-name="Default" style:data-style-name="N123"/>
    <style:style style:name="ce422" style:family="table-cell" style:parent-style-name="Default" style:data-style-name="N12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3" style:family="table-cell" style:parent-style-name="Default" style:data-style-name="N12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4" style:family="table-cell" style:parent-style-name="Normal_5f_SHEET_5f_2" style:data-style-name="N12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5" style:family="table-cell" style:parent-style-name="Normal_5f_SHEE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6" style:family="table-cell" style:parent-style-name="Normal_5f_SHEE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7" style:family="table-cell" style:parent-style-name="Normal_5f_SHEE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8" style:family="table-cell" style:parent-style-name="Default">
      <style:table-cell-properties fo:border-bottom="0.0008in solid #000000" style:diagonal-bl-tr="none" style:diagonal-tl-br="none" fo:border-left="none" fo:border-right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9" style:family="table-cell" style:parent-style-name="Normal_5f_SHEET_5f_2">
      <style:table-cell-properties fo:border-bottom="0.0008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5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7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8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9" style:family="table-cell" style:parent-style-name="Normal_5f_SHEET_5f_2">
      <style:table-cell-properties style:glyph-orientation-vertical="0" fo:background-color="#ffff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0" style:family="table-cell" style:parent-style-name="Normal_5f_SHEET_5f_2" style:data-style-name="N3">
      <style:table-cell-properties style:glyph-orientation-vertical="0" fo:background-color="#ffffc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1" style:family="table-cell" style:parent-style-name="Normal_5f_SHEET_5f_2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2" style:family="table-cell" style:parent-style-name="Normal_5f_GearList_5f_3">
      <style:table-cell-properties fo:background-color="transparent"/>
    </style:style>
    <style:style style:name="ce443" style:family="table-cell" style:parent-style-name="Normal_5f_GearList_5f_3">
      <style:table-cell-properties style:diagonal-bl-tr="none" style:diagonal-tl-br="none" fo:background-color="transparent" fo:border="none"/>
      <style:text-properties fo:color="#a6caf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4" style:family="table-cell" style:parent-style-name="Normal_5f_GearList_5f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99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5" style:family="table-cell" style:parent-style-name="Normal_5f_GearList_5f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ff99" style:text-outline="false" style:text-line-through-styl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46" style:family="table-cell" style:parent-style-name="Normal_5f_GearList_5f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69ffff" style:text-outline="false" style:text-line-through-styl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47" style:family="table-cell" style:parent-style-name="Normal_5f_GearList_5f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ccffcc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48" style:family="table-cell" style:parent-style-name="Normal_5f_GearList_5f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ccffcc" style:text-outline="false" style:text-line-through-styl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49" style:family="table-cell" style:parent-style-name="Normal_5f_GearList_5f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ccffcc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450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451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452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453" style:family="table-cell" style:parent-style-name="DataPilot_20_Category">
      <style:table-cell-properties fo:border-bottom="0.0138in solid #000000" fo:border-left="0.028in solid #000000" fo:border-right="0.0138in solid #000000" fo:border-top="none"/>
    </style:style>
    <style:style style:name="ce454" style:family="table-cell" style:parent-style-name="DataPilot_20_Title">
      <style:table-cell-properties fo:border-bottom="0.0138in solid #000000" fo:border-left="0.028in solid #000000" fo:border-right="none" fo:border-top="0.0138in solid #000000"/>
    </style:style>
    <style:style style:name="ce455" style:family="table-cell" style:parent-style-name="DataPilot_20_Title">
      <style:table-cell-properties fo:border-bottom="0.028in solid #000000" fo:border-left="0.028in solid #000000" fo:border-right="none" fo:border-top="0.0138in solid #000000"/>
    </style:style>
    <style:style style:name="ce456" style:family="table-cell" style:parent-style-name="Normal_5f_GearList_5f_3">
      <style:table-cell-properties style:diagonal-bl-tr="none" style:diagonal-tl-br="none" fo:background-color="transparent" fo:border="none"/>
      <style:text-properties fo:color="#a6caf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7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458" style:family="table-cell" style:parent-style-name="DataPilot_20_Category">
      <style:table-cell-properties fo:border-bottom="none" fo:border-left="0.0138in solid #000000" fo:border-right="0.0138in solid #000000" fo:border-top="0.0138in solid #000000"/>
    </style:style>
    <style:style style:name="ce459" style:family="table-cell" style:parent-style-name="DataPilot_20_Category">
      <style:table-cell-properties fo:border-bottom="none" fo:border-left="0.0138in solid #000000" fo:border-right="0.0138in solid #000000" fo:border-top="none"/>
    </style:style>
    <style:style style:name="ce460" style:family="table-cell" style:parent-style-name="DataPilot_20_Category">
      <style:table-cell-properties fo:border-bottom="0.0138in solid #000000" fo:border-left="0.0138in solid #000000" fo:border-right="0.0138in solid #000000" fo:border-top="none"/>
    </style:style>
    <style:style style:name="ce461" style:family="table-cell" style:parent-style-name="DataPilot_20_Title">
      <style:table-cell-properties fo:border-bottom="0.0138in solid #000000" fo:border-left="0.0138in solid #000000" fo:border-right="none" fo:border-top="0.0138in solid #000000"/>
    </style:style>
    <style:style style:name="ce462" style:family="table-cell" style:parent-style-name="DataPilot_20_Title">
      <style:table-cell-properties fo:border-bottom="0.0138in solid #000000" fo:border-left="none" fo:border-right="none" fo:border-top="0.0138in solid #000000"/>
    </style:style>
    <style:style style:name="ce463" style:family="table-cell" style:parent-style-name="DataPilot_20_Title">
      <style:table-cell-properties fo:border-bottom="0.028in solid #000000" fo:border-left="none" fo:border-right="none" fo:border-top="0.0138in solid #000000"/>
    </style:style>
    <style:style style:name="ce464" style:family="table-cell" style:parent-style-name="Normal_5f_GearList_5f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a6caf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5" style:family="table-cell" style:parent-style-name="Normal_5f_GearList_5f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a6caf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6" style:family="table-cell" style:parent-style-name="Normal_5f_GearList_5f_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67" style:family="table-cell" style:parent-style-name="DataPilot_20_Category">
      <style:table-cell-properties fo:border="0.0138in solid #000000"/>
    </style:style>
    <style:style style:name="ce468" style:family="table-cell" style:parent-style-name="Normal_5f_GearList_5f_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69" style:family="table-cell" style:parent-style-name="Normal_5f_GearList_5f_3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a6caf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0" style:family="table-cell" style:parent-style-name="Normal_5f_GearList_5f_3" style:data-style-name="N148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471" style:family="table-cell" style:parent-style-name="Normal_5f_GearList_5f_3" style:data-style-name="N14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472" style:family="table-cell" style:parent-style-name="Normal_5f_GearList_5f_3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a6caf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3" style:family="table-cell" style:parent-style-name="Normal_5f_GearList_5f_3" style:data-style-name="N125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74" style:family="table-cell" style:parent-style-name="Normal_5f_GearList_5f_3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75" style:family="table-cell" style:parent-style-name="Normal_5f_GearList_5f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a6caf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6" style:family="table-cell" style:parent-style-name="Normal_5f_GearList_5f_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cc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7" style:family="table-cell" style:parent-style-name="DataPilot_20_Category">
      <style:table-cell-properties fo:border-bottom="0.0138in solid #000000" fo:border-left="none" fo:border-right="0.0138in solid #000000" fo:border-top="0.0138in solid #000000"/>
    </style:style>
    <style:style style:name="ce478" style:family="table-cell" style:parent-style-name="DataPilot_20_Title">
      <style:table-cell-properties fo:border-bottom="0.0138in solid #000000" fo:border-left="none" fo:border-right="0.0138in solid #000000" fo:border-top="0.0138in solid #000000"/>
    </style:style>
    <style:style style:name="ce479" style:family="table-cell" style:parent-style-name="DataPilot_20_Title">
      <style:table-cell-properties fo:border-bottom="0.028in solid #000000" fo:border-left="none" fo:border-right="0.0138in solid #000000" fo:border-top="0.0138in solid #000000"/>
    </style:style>
    <style:style style:name="ce480" style:family="table-cell" style:parent-style-name="Normal_5f_GearList_5f_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1" style:family="table-cell" style:parent-style-name="Normal_5f_GearList_5f_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482" style:family="table-cell" style:parent-style-name="Normal_5f_GearList_5f_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ffff99" style:text-outline="false" style:text-line-through-style="none" style:font-name="Arial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83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484" style:family="table-cell" style:parent-style-name="DataPilot_20_Value" style:data-style-name="N158">
      <style:table-cell-properties fo:border-bottom="0.0138in solid #000000" fo:border-left="0.0138in solid #000000" fo:border-right="0.028in solid #000000" fo:border-top="0.0138in solid #000000"/>
    </style:style>
    <style:style style:name="ce485" style:family="table-cell" style:parent-style-name="DataPilot_20_Result" style:data-style-name="N158">
      <style:table-cell-properties fo:border-bottom="0.0138in solid #000000" fo:border-left="0.0138in solid #000000" fo:border-right="0.028in solid #000000" fo:border-top="0.0138in solid #000000"/>
    </style:style>
    <style:style style:name="ce486" style:family="table-cell" style:parent-style-name="DataPilot_20_Result" style:data-style-name="N158">
      <style:table-cell-properties fo:border-bottom="0.028in solid #000000" fo:border-left="0.0138in solid #000000" fo:border-right="0.028in solid #000000" fo:border-top="0.0138in solid #000000"/>
    </style:style>
    <style:style style:name="ce487" style:family="table-cell" style:parent-style-name="Normal_5f_GearList_5f_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</style:style>
    <style:style style:name="ce488" style:family="table-cell" style:parent-style-name="Normal_5f_GearList_5f_3" style:data-style-name="N12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a6caf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Normal_5f_GearList_5f_3" style:data-style-name="N12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90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91" style:family="table-cell" style:parent-style-name="Normal_5f_GearList_5f_3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492" style:family="table-cell" style:parent-style-name="Normal_5f_GearList_5f_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a6caf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3" style:family="table-cell" style:parent-style-name="Normal_5f_GearList_5f_3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ccff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4" style:family="table-cell" style:parent-style-name="Normal_5f_GearList_5f_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.0102in" svg:stroke-color="#000000" draw:stroke-linejoin="miter" draw:fill="solid" draw:fill-color="#ffffe0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gr2" style:family="graphic">
      <style:graphic-properties draw:stroke="solid" svg:stroke-width="0.0102in" svg:stroke-color="#000000" draw:stroke-linejoin="miter" draw:fill="none" draw:fill-color="#ffffff" draw:textarea-horizontal-align="justify" draw:textarea-vertical-align="top" draw:auto-grow-height="false" fo:padding-top="0.022in" fo:padding-bottom="0.022in" fo:padding-left="0.022in" fo:padding-right="0.022in" fo:wrap-option="no-wrap" draw:shadow="hidden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P3" style:family="paragraph">
      <style:paragraph-properties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color="#0000ff" style:text-outline="false" style:text-line-through-style="none" style:font-name="Arial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T5" style:family="text">
      <style:text-properties fo:color="#0000ff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color="#ccffcc" style:text-outline="false" style:text-line-through-style="none" style:text-position="0% 100%" style:font-name="Arial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Instruction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52" table:default-cell-style-name="Default"/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table:style-name="ce2" office:value-type="string">
            <text:p>Jim Wood's Backpacking Gear List Model</text:p>
          </table:table-cell>
          <table:table-cell table:number-columns-repeated="253"/>
        </table:table-row>
        <table:table-row table:style-name="ro3">
          <table:table-cell table:number-columns-repeated="2"/>
          <table:table-cell table:style-name="ce3" office:value-type="string">
            <text:p>Version 2.1 - November 30, 2005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formula="oooc:=&quot;————————————————————————————————————————————————————————&quot;" office:value-type="string" office:string-value="————————————————————————————————————————————————————————">
            <text:p>————————————————————————————————————————————————————————</text:p>
          </table:table-cell>
          <table:table-cell table:number-columns-repeated="253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This Excel model, which I have used in various forms for several years, consists of three principal components: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5">
          <table:table-cell table:number-columns-repeated="2"/>
          <table:table-cell table:style-name="ce5" office:value-type="float" office:value="1">
            <text:p>1.</text:p>
          </table:table-cell>
          <table:table-cell table:style-name="ce11" office:value-type="string">
            <text:p>A Master List <text:span text:style-name="T3">of backpacking gear items. Each row in this list is treated as a record in a simple flat file database.</text:span></text:p>
          </table:table-cell>
          <table:table-cell table:number-columns-repeated="252"/>
        </table:table-row>
        <table:table-row table:style-name="ro4">
          <table:table-cell table:number-columns-repeated="2"/>
          <table:table-cell table:style-name="ce6"/>
          <table:table-cell office:value-type="string">
            <text:p>The names for each of the fields in this database are shown in purple bar at the top of the list. Note that if you change 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6"/>
          <table:table-cell office:value-type="string">
            <text:p>these names (or add new fields) you'll need to update the structure of the reports described in #3 below.</text:p>
          </table:table-cell>
          <table:table-cell table:number-columns-repeated="252"/>
        </table:table-row>
        <table:table-row table:style-name="ro6">
          <table:table-cell table:number-columns-repeated="2"/>
          <table:table-cell table:style-name="ce6"/>
          <table:table-cell table:number-columns-repeated="253"/>
        </table:table-row>
        <table:table-row table:style-name="ro5">
          <table:table-cell table:number-columns-repeated="2"/>
          <table:table-cell table:style-name="ce6"/>
          <table:table-cell table:style-name="ce12" office:value-type="string">
            <text:p><text:span text:style-name="T4"><text:a xlink:href="#Master_List">The Master List is maintained on it's own worksheet (yellow tab) and can found here.</text:a></text:span></text:p>
          </table:table-cell>
          <table:table-cell table:number-columns-repeated="252"/>
        </table:table-row>
        <table:table-row table:style-name="ro7">
          <table:table-cell table:number-columns-repeated="2"/>
          <table:table-cell table:style-name="ce6"/>
          <table:table-cell table:number-columns-repeated="253"/>
        </table:table-row>
        <table:table-row table:style-name="ro5">
          <table:table-cell table:number-columns-repeated="2"/>
          <table:table-cell table:style-name="ce5" office:value-type="float" office:value="2">
            <text:p>2.</text:p>
          </table:table-cell>
          <table:table-cell table:style-name="ce11" office:value-type="string">
            <text:p>Backup detail <text:span text:style-name="T3">for many of the Master List items, mostly those that contain multiple components. The backup detail </text:span>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for any given item can be customized any way the user sees fit and is linked to the appropriate record in the Master List.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While it's possible to enter all gear data directly into the Master List, doing so tends to create a lot of clutter, so for the sake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of organization, I've found it easiest to maintain most backup detail on separate worksheets in the model (light gray tabs).</text:p>
          </table:table-cell>
          <table:table-cell table:number-columns-repeated="252"/>
        </table:table-row>
        <table:table-row table:style-name="ro4">
          <table:table-cell table:number-columns-repeated="3"/>
          <table:table-cell office:value-type="string">
            <text:p>To access the backup for those items in the Master List that have such detail, just click on their blue hyperlinks.</text:p>
          </table:table-cell>
          <table:table-cell table:number-columns-repeated="252"/>
        </table:table-row>
        <table:table-row table:style-name="ro6">
          <table:table-cell table:number-columns-repeated="256"/>
        </table:table-row>
        <table:table-row table:style-name="ro4">
          <table:table-cell table:number-columns-repeated="3"/>
          <table:table-cell table:style-name="ce13" office:value-type="string">
            <text:p><text:span text:style-name="T4"><text:a xlink:href="#Kit_Detail">Examples of backup detail can be found here.</text:a></text:span></text:p>
          </table:table-cell>
          <table:table-cell table:number-columns-repeated="252"/>
        </table:table-row>
        <table:table-row table:style-name="ro7">
          <table:table-cell table:number-columns-repeated="256"/>
        </table:table-row>
        <table:table-row table:style-name="ro4">
          <table:table-cell table:number-columns-repeated="2"/>
          <table:table-cell table:style-name="ce5" office:value-type="float" office:value="3">
            <text:p>3.</text:p>
          </table:table-cell>
          <table:table-cell table:style-name="ce11" office:value-type="string">
            <text:p>A report writer <text:span text:style-name="T3">that draws data from the Master List. This reporting approach eliminates the need to directly manipulate</text:span>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6"/>
          <table:table-cell office:value-type="string">
            <text:p>the live data in the Master List when you want to see different views of your gear list. (a process that can sometimes be</text:p>
          </table:table-cell>
          <table:table-cell table:number-columns-repeated="252"/>
        </table:table-row>
        <table:table-row table:style-name="ro1">
          <table:table-cell table:number-columns-repeated="2"/>
          <table:table-cell table:style-name="ce6"/>
          <table:table-cell office:value-type="string">
            <text:p>hazardous your data's health).</text:p>
          </table:table-cell>
          <table:table-cell table:number-columns-repeated="252"/>
        </table:table-row>
        <table:table-row table:style-name="ro6">
          <table:table-cell table:number-columns-repeated="256"/>
        </table:table-row>
        <table:table-row table:style-name="ro1">
          <table:table-cell table:number-columns-repeated="3"/>
          <table:table-cell office:value-type="string">
            <text:p>The report writer used here is built into Excel in the form of the "Pivot Table" function. This read-only reporting capability 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ssures that the underlying data is kept safe and intact. It also provides for a wide range of ways to "slice-and-dice"</text:p>
          </table:table-cell>
          <table:table-cell table:number-columns-repeated="252"/>
        </table:table-row>
        <table:table-row table:style-name="ro4">
          <table:table-cell table:number-columns-repeated="3"/>
          <table:table-cell office:value-type="string">
            <text:p>information that extends far beyond just creating group subtotals. About the only thing you'll probably ever do to manipulate</text:p>
          </table:table-cell>
          <table:table-cell table:number-columns-repeated="252"/>
        </table:table-row>
        <table:table-row table:style-name="ro4">
          <table:table-cell table:number-columns-repeated="3"/>
          <table:table-cell office:value-type="string">
            <text:p>the Master List database is to re-sort it from time to time.</text:p>
          </table:table-cell>
          <table:table-cell table:number-columns-repeated="252"/>
        </table:table-row>
        <table:table-row table:style-name="ro6">
          <table:table-cell table:number-columns-repeated="256"/>
        </table:table-row>
        <table:table-row table:style-name="ro4">
          <table:table-cell table:number-columns-repeated="3"/>
          <table:table-cell office:value-type="string">
            <text:p>Two sample Pivot Table reports are included in the model (see green worksheet tabs)—one for weights in ounces and</text:p>
          </table:table-cell>
          <table:table-cell table:number-columns-repeated="252"/>
        </table:table-row>
        <table:table-row table:style-name="ro4">
          <table:table-cell table:number-columns-repeated="3"/>
          <table:table-cell office:value-type="string">
            <text:p>pounds and one that displays weights in grams and kilograms.</text:p>
          </table:table-cell>
          <table:table-cell table:number-columns-repeated="252"/>
        </table:table-row>
        <table:table-row table:style-name="ro6">
          <table:table-cell table:number-columns-repeated="256"/>
        </table:table-row>
        <table:table-row table:style-name="ro5">
          <table:table-cell table:number-columns-repeated="3"/>
          <table:table-cell table:style-name="ce13" office:value-type="string">
            <text:p><text:span text:style-name="T4"><text:a xlink:href="#Pivot_Table_Sample">A sample Pivot Table report can be found here.</text:a></text:span></text:p>
          </table:table-cell>
          <table:table-cell table:number-columns-repeated="252"/>
        </table:table-row>
        <table:table-row table:style-name="ro7">
          <table:table-cell table:number-columns-repeated="3"/>
          <table:table-cell table:style-name="ce13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To use this model, you'll need to understand basic spreadsheet operations such as inserting and deleting rows and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creating totals for columns of numbers. I've intentionally tried to keep the model as simple as possible, however, in order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to make it accessible to a broad range of users. </text:p>
          </table:table-cell>
          <table:table-cell table:number-columns-repeated="253"/>
        </table:table-row>
        <table:table-row table:style-name="ro6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I'd also suggest that if you're not familiar with Excel's Pivot Table functions, that you take a little time to learn about them (the Excel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Help files are a good place to start). Pivot Tables are one of the most powerful (and under-utilized) features in Excel, but they work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a little differently than most other spreadsheet functions. They're a lot of fun to play with, however, and will probably allow you to see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your gear list in entirely new ways. Even without investing any additional learning time, you can still easily use the included Pivot 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Table examples. Just be sure to read the note about how to refresh Pivot Tables at the tops of the reports.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2">
          <table:table-cell table:number-columns-repeated="2"/>
          <table:table-cell table:style-name="ce7" office:value-type="string">
            <text:p>USAGE NOTES</text:p>
          </table:table-cell>
          <table:table-cell table:number-columns-repeated="253"/>
        </table:table-row>
        <table:table-row table:style-name="ro8">
          <table:table-cell table:number-columns-repeated="256"/>
        </table:table-row>
        <table:table-row table:style-name="ro4">
          <table:table-cell/>
          <table:table-cell table:style-name="ce1" office:value-type="string">
            <text:p>n</text:p>
          </table:table-cell>
          <table:table-cell table:style-name="ce8" office:value-type="string">
            <text:p>Worksheet Tabs.<text:span text:style-name="T3"> This model contains multiple worksheets, so you'll want to see their corresponding tabs. To ensure they're visible, </text:span>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make sure the "Sheet tabs" option is checked in the "Tools / Options / View" menu. In Excel versions 2002 (XP) and later, the tabs will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also be displayed in color.</text:p>
          </table:table-cell>
          <table:table-cell table:number-columns-repeated="253"/>
        </table:table-row>
        <table:table-row table:style-name="ro7">
          <table:table-cell table:number-columns-repeated="256"/>
        </table:table-row>
        <table:table-row table:style-name="ro4">
          <table:table-cell/>
          <table:table-cell table:style-name="ce1" office:value-type="string">
            <text:p>n</text:p>
          </table:table-cell>
          <table:table-cell table:style-name="ce8" office:value-type="string">
            <text:p>English vs. Metric Units.<text:span text:style-name="T3"> By default, all data in this model is input and accumulated in English units (ounces and pounds). <text:s/>However, all</text:span>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weights in both the Master List and in detail schedules also show metric equivalents (grams and/or kilograms) as calculated memo items. </text:p>
          </table:table-cell>
          <table:table-cell table:number-columns-repeated="253"/>
        </table:table-row>
        <table:table-row table:style-name="ro6">
          <table:table-cell table:number-columns-repeated="256"/>
        </table:table-row>
        <table:table-row table:style-name="ro5">
          <table:table-cell table:number-columns-repeated="2"/>
          <table:table-cell table:style-name="ce4" office:value-type="string">
            <text:p>English only. <text:span text:style-name="T3">If you want to work strictly with ounces and pounds, you can hide the metric columns on each worksheet either by clicking on </text:span>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the " - " boxes at the tops of the metric columns, or on the #1 outline button in the upper left corner or the sheet. Conversely, to reveal the 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metric columns if they're hidden, either click on the #2 button in the upper left corner or the sheet or on the " + " boxes at the tops of the columns.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Alternatively, you can delete the metric columns (and metric Pivot Table) altogether with no impact on the model's base functionality.</text:p>
          </table:table-cell>
          <table:table-cell table:number-columns-repeated="253"/>
        </table:table-row>
        <table:table-row table:style-name="ro6">
          <table:table-cell table:number-columns-repeated="256"/>
        </table:table-row>
        <table:table-row table:style-name="ro5">
          <table:table-cell table:number-columns-repeated="2"/>
          <table:table-cell table:style-name="ce4" office:value-type="string">
            <text:p>Mixed entry.<text:span text:style-name="T3"> If you wish to actually input some of your gear weights in grams, you'll need to change the formulas for those selected items so that the</text:span>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weights in the ounces columns now become the calculated values (1 oz = 0.0352736 gram). It would also probably be a good idea to mark 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those modified cells in some way, perhaps with a different font color, as a reminder that the formulas have been changed.</text:p>
          </table:table-cell>
          <table:table-cell table:number-columns-repeated="253"/>
        </table:table-row>
        <table:table-row table:style-name="ro6">
          <table:table-cell table:number-columns-repeated="256"/>
        </table:table-row>
        <table:table-row table:style-name="ro5">
          <table:table-cell table:number-columns-repeated="2"/>
          <table:table-cell table:style-name="ce4" office:value-type="string">
            <text:p>Metric only.<text:span text:style-name="T3"> If you want to work exclusively in the metric system, it's a simple matter to change a few column labels and formulas so that all data</text:span>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is maintained in grams and kilograms.</text:p>
          </table:table-cell>
          <table:table-cell table:number-columns-repeated="253"/>
        </table:table-row>
        <table:table-row table:style-name="ro7">
          <table:table-cell table:number-columns-repeated="256"/>
        </table:table-row>
        <table:table-row table:style-name="ro4">
          <table:table-cell/>
          <table:table-cell table:style-name="ce1" office:value-type="string">
            <text:p>n</text:p>
          </table:table-cell>
          <table:table-cell table:style-name="ce8" office:value-type="string">
            <text:p>Real Data.<text:span text:style-name="T3"> The sample data included in this model is all real and represents selected items from my own gear collection. To use</text:span>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the model yourself, just replace my data with your own, then refresh the Pivot Table reports (or create new reports as you see fit).</text:p>
          </table:table-cell>
          <table:table-cell table:number-columns-repeated="253"/>
        </table:table-row>
        <table:table-row table:style-name="ro7">
          <table:table-cell table:number-columns-repeated="256"/>
        </table:table-row>
        <table:table-row table:style-name="ro5">
          <table:table-cell/>
          <table:table-cell table:style-name="ce1" office:value-type="string">
            <text:p>n</text:p>
          </table:table-cell>
          <table:table-cell table:style-name="ce8" office:value-type="string">
            <text:p>Single vs. Multiple Configurations.<text:span text:style-name="T3"> This model is designed for a single gear configuration, mostly to keep it simple. Accordingly,</text:span>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the weight of any particular piece of gear is either "in" or "out" of the calculated totals.</text:p>
          </table:table-cell>
          <table:table-cell table:number-columns-repeated="253"/>
        </table:table-row>
        <table:table-row table:style-name="ro6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If you'd like to examine alternative configurations (say, one for summer backpacking, another for ultralight trips, and a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third for winter outings) one option is to save multiple versions of the spreadsheet file. The drawback to this approach i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that you now have to maintain three separate copies of the Master List and supporting detail.</text:p>
          </table:table-cell>
          <table:table-cell table:number-columns-repeated="253"/>
        </table:table-row>
        <table:table-row table:style-name="ro6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A more elegant way to handle multiple configurations would be to create additional status fields for each gear item in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both the Master List and on backup detail schedules. Each item could then be tagged "in" or "out" for each of the desired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configurations. Additional Pivot Table reports could then be created to isolate the gear included in each configuration.</text:p>
          </table:table-cell>
          <table:table-cell table:number-columns-repeated="253"/>
        </table:table-row>
        <table:table-row table:style-name="ro6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Enhancing the model in this way is not difficult, but it does add complexity that many people may not need. If anyone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has a burning desire for a muti-configuration version, however, please let me know and I'll try to whip one up.</text:p>
          </table:table-cell>
          <table:table-cell table:number-columns-repeated="253"/>
        </table:table-row>
        <table:table-row table:style-name="ro7">
          <table:table-cell table:number-columns-repeated="256"/>
        </table:table-row>
        <table:table-row table:style-name="ro5">
          <table:table-cell/>
          <table:table-cell table:style-name="ce1" office:value-type="string">
            <text:p>n</text:p>
          </table:table-cell>
          <table:table-cell table:style-name="ce8" office:value-type="string">
            <text:p>Excel Toolbar.<text:span text:style-name="T3"> As you bounce around the model by clicking on hyperlinks, you may find it useful to display Excel's "Web" toolbar</text:span>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in order to easily return to a starting point. Alternatively, you can customize an existing toolbar by adding the "forward" and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"back" buttons from the "Web" toolbar.</text:p>
          </table:table-cell>
          <table:table-cell table:number-columns-repeated="253"/>
        </table:table-row>
        <table:table-row table:style-name="ro7">
          <table:table-cell table:number-columns-repeated="256"/>
        </table:table-row>
        <table:table-row table:style-name="ro5">
          <table:table-cell/>
          <table:table-cell table:style-name="ce1" office:value-type="string">
            <text:p>n</text:p>
          </table:table-cell>
          <table:table-cell table:style-name="ce8" office:value-type="string">
            <text:p>Selecting Cells Containing Hyperlinks.<text:span text:style-name="T3"> If you want to select a cell that contains an existing hyperlink (as opposed to actually </text:span>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following that link), here's a handy trick—Just left click on the desired cell and hold the mouse button down for a couple of second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until the cursor turns from the default hyperlink hand symbol to the normal Excel cross.</text:p>
          </table:table-cell>
          <table:table-cell table:number-columns-repeated="253"/>
        </table:table-row>
        <table:table-row table:style-name="ro7">
          <table:table-cell table:number-columns-repeated="256"/>
        </table:table-row>
        <table:table-row table:style-name="ro5">
          <table:table-cell/>
          <table:table-cell table:style-name="ce1" office:value-type="string">
            <text:p>n</text:p>
          </table:table-cell>
          <table:table-cell table:style-name="ce8" office:value-type="string">
            <text:p>Tested Versions.<text:span text:style-name="T3"> This model has been tested with Excel 2000 and Excel XP (2002) without issues. I have not yet tried it with </text:span></text:p>
          </table:table-cell>
          <table:table-cell table:number-columns-repeated="253"/>
        </table:table-row>
        <table:table-row table:style-name="ro1">
          <table:table-cell/>
          <table:table-cell table:style-name="ce1"/>
          <table:table-cell office:value-type="string">
            <text:p>the current version of Excel (Excel 2003), though it should work fine. Perhaps someone can let me know if there any problems.</text:p>
          </table:table-cell>
          <table:table-cell table:number-columns-repeated="253"/>
        </table:table-row>
        <table:table-row table:style-name="ro6">
          <table:table-cell/>
          <table:table-cell table:style-name="ce1"/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It's also been tested with various versions of the "Calc" module of Open Office, including the new V2.0 that <text:s/>was released about 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a month ago (October, 2005). Most features work fine in this latest version, which now provides much improved support for Excel's 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Pivot Tables (called "Data Pilot" tables in Calc). Though some of the formatting doesn't translate well, the base functionality seems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OK, at least with the limited tesing I've conducted.</text:p>
          </table:table-cell>
          <table:table-cell table:number-columns-repeated="253"/>
        </table:table-row>
        <table:table-row table:style-name="ro7">
          <table:table-cell table:number-columns-repeated="256"/>
        </table:table-row>
        <table:table-row table:style-name="ro5">
          <table:table-cell/>
          <table:table-cell table:style-name="ce1" office:value-type="string">
            <text:p>n</text:p>
          </table:table-cell>
          <table:table-cell table:style-name="ce8" office:value-type="string">
            <text:p>No Restrictions.<text:span text:style-name="T3"> Please feel free to modify and/or reproduce this model as you wish. It's being released into the public domain</text:span>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without copyrights or other restrictions.</text:p>
          </table:table-cell>
          <table:table-cell table:number-columns-repeated="253"/>
        </table:table-row>
        <table:table-row table:style-name="ro7">
          <table:table-cell table:number-columns-repeated="256"/>
        </table:table-row>
        <table:table-row table:style-name="ro5">
          <table:table-cell/>
          <table:table-cell table:style-name="ce1" office:value-type="string">
            <text:p>n</text:p>
          </table:table-cell>
          <table:table-cell table:style-name="ce8" office:value-type="string">
            <text:p>Tech Support. <text:span text:style-name="T3">Unfortunately, I have little bandwidth to provide tech support for this model, so you're pretty much on your own.</text:span>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In most cases, general questions can probably be answered through the Excel Help files, the Microsoft knowledge base or 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through online Excel forums. If you really get stuck, however, please send me an email (see below) and I'll try to assist.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office:value-type="string">
            <text:p>Good luck,</text:p>
          </table:table-cell>
          <table:table-cell table:number-columns-repeated="253"/>
        </table:table-row>
        <table:table-row table:style-name="ro4">
          <table:table-cell table:number-columns-repeated="2"/>
          <table:table-cell office:value-type="string">
            <text:p>Jim Wood.</text:p>
          </table:table-cell>
          <table:table-cell table:number-columns-repeated="253"/>
        </table:table-row>
        <table:table-row table:style-name="ro4">
          <table:table-cell table:number-columns-repeated="256"/>
        </table:table-row>
        <table:table-row table:style-name="ro9">
          <table:table-cell table:number-columns-repeated="2"/>
          <table:table-cell table:style-name="ce9" office:value-type="string" table:number-columns-spanned="2" table:number-rows-spanned="1">
            <text:p><text:a xlink:href="mailto:jim@jwbasecamp.com">Email:   jim@jwbasecamp.com</text:a></text:p>
          </table:table-cell>
          <table:covered-table-cell table:style-name="ce10"/>
          <table:table-cell table:number-columns-repeated="252"/>
        </table:table-row>
        <table:table-row table:style-name="ro9">
          <table:table-cell table:number-columns-repeated="2"/>
          <table:table-cell table:style-name="ce9" office:value-type="string" table:number-columns-spanned="2" table:number-rows-spanned="1">
            <text:p><text:a xlink:href="http://jwbasecamp.com/">Website:   Jim Wood's Base Camp</text:a></text:p>
          </table:table-cell>
          <table:covered-table-cell table:style-name="ce14"/>
          <table:table-cell table:number-columns-repeated="252"/>
        </table:table-row>
        <table:table-row table:style-name="ro1">
          <table:table-cell table:number-columns-repeated="2"/>
          <table:table-cell table:style-name="ce10" table:number-columns-repeated="2"/>
          <table:table-cell table:number-columns-repeated="252"/>
        </table:table-row>
      </table:table>
      <table:table table:name="Master List" table:style-name="ta2">
        <table:table-column table:style-name="co1" table:default-cell-style-name="ce15"/>
        <table:table-column table:style-name="co4" table:default-cell-style-name="ce18"/>
        <table:table-column table:style-name="co5" table:default-cell-style-name="ce15"/>
        <table:table-column table:style-name="co6" table:default-cell-style-name="ce18"/>
        <table:table-column table:style-name="co7" table:default-cell-style-name="ce34"/>
        <table:table-column table:style-name="co8" table:default-cell-style-name="ce15"/>
        <table:table-column table:style-name="co9" table:default-cell-style-name="ce18"/>
        <table:table-column table:style-name="co10" table:default-cell-style-name="ce52"/>
        <table:table-column table:style-name="co10" table:default-cell-style-name="ce59"/>
        <table:table-column table:style-name="co11" table:default-cell-style-name="ce63"/>
        <table:table-column-group>
          <table:table-column table:style-name="co12" table:default-cell-style-name="ce71"/>
          <table:table-column table:style-name="co12" table:default-cell-style-name="ce15"/>
        </table:table-column-group>
        <table:table-column table:style-name="co13" table:default-cell-style-name="ce15"/>
        <table:table-column table:style-name="co14" table:number-columns-repeated="243" table:default-cell-style-name="ce15"/>
        <table:table-row table:style-name="ro1">
          <table:table-cell table:number-columns-repeated="256"/>
        </table:table-row>
        <table:table-row table:style-name="ro10">
          <table:table-cell/>
          <table:table-cell table:style-name="ce19" office:value-type="string">
            <text:p>MASTER GEAR LIST</text:p>
          </table:table-cell>
          <table:table-cell/>
          <table:table-cell table:style-name="ce31"/>
          <table:table-cell table:number-columns-repeated="252"/>
        </table:table-row>
        <table:table-row table:style-name="ro1">
          <table:table-cell/>
          <table:table-cell table:style-name="ce20" table:formula="oooc:=&quot;November 30, 2005&quot;" office:value-type="string" office:string-value="November 30, 2005">
            <text:p>November 30, 2005</text:p>
          </table:table-cell>
          <table:table-cell/>
          <table:table-cell table:style-name="ce32"/>
          <table:table-cell table:number-columns-repeated="2"/>
          <table:table-cell table:style-name="ce45"/>
          <table:table-cell table:number-columns-repeated="2"/>
          <table:table-cell table:style-name="ce64"/>
          <table:table-cell table:number-columns-repeated="246"/>
        </table:table-row>
        <table:table-row table:style-name="ro1">
          <table:table-cell/>
          <table:table-cell table:style-name="ce20"/>
          <table:table-cell/>
          <table:table-cell table:style-name="ce32"/>
          <table:table-cell table:number-columns-repeated="2"/>
          <table:table-cell table:style-name="ce45"/>
          <table:table-cell table:number-columns-repeated="2"/>
          <table:table-cell table:style-name="ce64"/>
          <table:table-cell table:number-columns-repeated="246"/>
        </table:table-row>
        <table:table-row table:style-name="ro11">
          <table:table-cell/>
          <table:table-cell table:style-name="ce21" office:value-type="string" table:number-columns-spanned="6" table:number-rows-spanned="1">
            <text:p>—————————————————————————————— <text:s/>Input <text:s/>——————————————————————————————</text:p>
          </table:table-cell>
          <table:covered-table-cell table:number-columns-repeated="4" table:style-name="ce27"/>
          <table:covered-table-cell table:style-name="ce46"/>
          <table:table-cell table:style-name="ce53" office:value-type="string" table:number-columns-spanned="5" table:number-rows-spanned="1">
            <text:p>————————————— <text:s/>Calculated Values —————————————</text:p>
          </table:table-cell>
          <table:covered-table-cell table:number-columns-repeated="3" table:style-name="ce27"/>
          <table:covered-table-cell table:style-name="ce46"/>
          <table:table-cell table:formula="oooc:=&quot;  &quot;" office:value-type="string" office:string-value="  ">
            <text:p><text:s text:c="2"/></text:p>
          </table:table-cell>
          <table:table-cell table:number-columns-repeated="243"/>
        </table:table-row>
        <table:table-row table:style-name="ro9">
          <table:table-cell/>
          <table:table-cell table:style-name="ce22" office:value-type="string">
            <text:p>Status</text:p>
          </table:table-cell>
          <table:table-cell table:style-name="ce28" office:value-type="string">
            <text:p>Category</text:p>
          </table:table-cell>
          <table:table-cell table:style-name="ce22" office:value-type="string">
            <text:p>ClassNo</text:p>
          </table:table-cell>
          <table:table-cell table:style-name="ce35" office:value-type="string">
            <text:p>ClassName</text:p>
          </table:table-cell>
          <table:table-cell table:style-name="ce28" office:value-type="string">
            <text:p>Description</text:p>
          </table:table-cell>
          <table:table-cell table:style-name="ce47" office:value-type="string">
            <text:p>Total_Oz</text:p>
          </table:table-cell>
          <table:table-cell table:style-name="ce54" office:value-type="string">
            <text:p>Lb</text:p>
          </table:table-cell>
          <table:table-cell table:style-name="ce60" office:value-type="string">
            <text:p>Oz</text:p>
          </table:table-cell>
          <table:table-cell table:style-name="ce65" office:value-type="string">
            <text:p>Pounds</text:p>
          </table:table-cell>
          <table:table-cell table:style-name="ce65" office:value-type="string">
            <text:p>Grams</text:p>
          </table:table-cell>
          <table:table-cell table:style-name="ce65" office:value-type="string">
            <text:p>Kg <text:s/></text:p>
          </table:table-cell>
          <table:table-cell table:style-name="ce79" table:number-columns-repeated="244"/>
        </table:table-row>
        <table:table-row table:style-name="ro12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office:value-type="string">
            <text:p>Pack</text:p>
          </table:table-cell>
          <table:table-cell table:style-name="ce40" office:value-type="string">
            <text:p><text:span text:style-name="T4"><text:a xlink:href="#Kelty_Cloud_6500_White_Pack">Pack - Kelty Cloud 6500 Spectra with modifications</text:a></text:span></text:p>
          </table:table-cell>
          <table:table-cell table:style-name="ce48" table:formula="oooc:=[$'Pack Detail'.K31]" office:value-type="float" office:value="43.2">
            <text:p>43.2</text:p>
          </table:table-cell>
          <table:table-cell table:style-name="ce55" table:formula="oooc:=INT([.G7]/16)" office:value-type="float" office:value="2">
            <text:p>2</text:p>
          </table:table-cell>
          <table:table-cell table:style-name="ce61" table:formula="oooc:=[.G7]-([.H7]*16)" office:value-type="float" office:value="11.2">
            <text:p>11.2</text:p>
          </table:table-cell>
          <table:table-cell table:style-name="ce66" table:formula="oooc:=[.H7]+([.I7]/16)" office:value-type="float" office:value="2.7">
            <text:p>2.70 <text:s/></text:p>
          </table:table-cell>
          <table:table-cell table:style-name="ce72" table:formula="oooc:=28.34952*[.G7]" office:value-type="float" office:value="1224.699264">
            <text:p>1,225</text:p>
          </table:table-cell>
          <table:table-cell table:style-name="ce77" table:formula="oooc:=[.K7]/1000" office:value-type="float" office:value="1.224699264">
            <text:p>1.22 <text:s/>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office:value-type="string">
            <text:p>Pack</text:p>
          </table:table-cell>
          <table:table-cell office:value-type="string">
            <text:p>Sack - compactor bag dry sack - white</text:p>
          </table:table-cell>
          <table:table-cell table:style-name="ce49" office:value-type="float" office:value="2.5">
            <text:p>2.5</text:p>
          </table:table-cell>
          <table:table-cell table:style-name="ce55" table:formula="oooc:=INT([.G8]/16)" office:value-type="float" office:value="0">
            <text:p><text:s/></text:p>
          </table:table-cell>
          <table:table-cell table:style-name="ce61" table:formula="oooc:=[.G8]-([.H8]*16)" office:value-type="float" office:value="2.5">
            <text:p>2.5</text:p>
          </table:table-cell>
          <table:table-cell table:style-name="ce66" table:formula="oooc:=[.H8]+([.I8]/16)" office:value-type="float" office:value="0.15625">
            <text:p>0.16 <text:s/></text:p>
          </table:table-cell>
          <table:table-cell table:style-name="ce72" table:formula="oooc:=28.34952*[.G8]" office:value-type="float" office:value="70.8738">
            <text:p>71</text:p>
          </table:table-cell>
          <table:table-cell table:style-name="ce77" table:formula="oooc:=[.K8]/1000" office:value-type="float" office:value="0.0708738">
            <text:p>0.0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In</text:p>
          </table:table-cell>
          <table:table-cell table:style-name="ce29" office:value-type="string">
            <text:p>Base</text:p>
          </table:table-cell>
          <table:table-cell table:style-name="ce23" office:value-type="float" office:value="2">
            <text:p>2</text:p>
          </table:table-cell>
          <table:table-cell table:style-name="ce36" office:value-type="string">
            <text:p>Shelter</text:p>
          </table:table-cell>
          <table:table-cell table:style-name="ce41" office:value-type="string">
            <text:p><text:span text:style-name="T4"><text:a xlink:href="#Integral_Designs_Sil_Shelter">Integral Designs Sil Shelter - complete</text:a></text:span></text:p>
          </table:table-cell>
          <table:table-cell table:style-name="ce48" table:formula="oooc:=[$'Shelter Detail'.K183]" office:value-type="float" office:value="29.5">
            <text:p>29.5</text:p>
          </table:table-cell>
          <table:table-cell table:style-name="ce55" table:formula="oooc:=INT([.G9]/16)" office:value-type="float" office:value="1">
            <text:p>1</text:p>
          </table:table-cell>
          <table:table-cell table:style-name="ce61" table:formula="oooc:=[.G9]-([.H9]*16)" office:value-type="float" office:value="13.5">
            <text:p>13.5</text:p>
          </table:table-cell>
          <table:table-cell table:style-name="ce66" table:formula="oooc:=[.H9]+([.I9]/16)" office:value-type="float" office:value="1.84375">
            <text:p>1.84 <text:s/></text:p>
          </table:table-cell>
          <table:table-cell table:style-name="ce72" table:formula="oooc:=28.34952*[.G9]" office:value-type="float" office:value="836.31084">
            <text:p>836</text:p>
          </table:table-cell>
          <table:table-cell table:style-name="ce77" table:formula="oooc:=[.K9]/1000" office:value-type="float" office:value="0.83631084">
            <text:p>0.8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3">
            <text:p>3</text:p>
          </table:table-cell>
          <table:table-cell office:value-type="string">
            <text:p>Sleeping</text:p>
          </table:table-cell>
          <table:table-cell office:value-type="string">
            <text:p>Mattress - Therm-A-Rest Ultra Light II - 3/4 length</text:p>
          </table:table-cell>
          <table:table-cell table:style-name="ce49" office:value-type="float" office:value="15.7">
            <text:p>15.7</text:p>
          </table:table-cell>
          <table:table-cell table:style-name="ce55" table:formula="oooc:=INT([.G10]/16)" office:value-type="float" office:value="0">
            <text:p><text:s/></text:p>
          </table:table-cell>
          <table:table-cell table:style-name="ce61" table:formula="oooc:=[.G10]-([.H10]*16)" office:value-type="float" office:value="15.7">
            <text:p>15.7</text:p>
          </table:table-cell>
          <table:table-cell table:style-name="ce66" table:formula="oooc:=[.H10]+([.I10]/16)" office:value-type="float" office:value="0.98125">
            <text:p>0.98 <text:s/></text:p>
          </table:table-cell>
          <table:table-cell table:style-name="ce72" table:formula="oooc:=28.34952*[.G10]" office:value-type="float" office:value="445.087464">
            <text:p>445</text:p>
          </table:table-cell>
          <table:table-cell table:style-name="ce77" table:formula="oooc:=[.K10]/1000" office:value-type="float" office:value="0.445087464">
            <text:p>0.45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3">
            <text:p>3</text:p>
          </table:table-cell>
          <table:table-cell office:value-type="string">
            <text:p>Sleeping</text:p>
          </table:table-cell>
          <table:table-cell office:value-type="string">
            <text:p>Sack - dry sack for sleeping bag - 21L yellow Camp Inn</text:p>
          </table:table-cell>
          <table:table-cell table:style-name="ce49" office:value-type="float" office:value="4.5">
            <text:p>4.5</text:p>
          </table:table-cell>
          <table:table-cell table:style-name="ce55" table:formula="oooc:=INT([.G11]/16)" office:value-type="float" office:value="0">
            <text:p><text:s/></text:p>
          </table:table-cell>
          <table:table-cell table:style-name="ce61" table:formula="oooc:=[.G11]-([.H11]*16)" office:value-type="float" office:value="4.5">
            <text:p>4.5</text:p>
          </table:table-cell>
          <table:table-cell table:style-name="ce66" table:formula="oooc:=[.H11]+([.I11]/16)" office:value-type="float" office:value="0.28125">
            <text:p>0.28 <text:s/></text:p>
          </table:table-cell>
          <table:table-cell table:style-name="ce72" table:formula="oooc:=28.34952*[.G11]" office:value-type="float" office:value="127.57284">
            <text:p>128</text:p>
          </table:table-cell>
          <table:table-cell table:style-name="ce77" table:formula="oooc:=[.K11]/1000" office:value-type="float" office:value="0.12757284">
            <text:p>0.1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3">
            <text:p>3</text:p>
          </table:table-cell>
          <table:table-cell office:value-type="string">
            <text:p>Sleeping</text:p>
          </table:table-cell>
          <table:table-cell office:value-type="string">
            <text:p>Sleeping bag - WM VersaLite Super +10°F - long</text:p>
          </table:table-cell>
          <table:table-cell table:style-name="ce49" office:value-type="float" office:value="34">
            <text:p>34.0</text:p>
          </table:table-cell>
          <table:table-cell table:style-name="ce55" table:formula="oooc:=INT([.G12]/16)" office:value-type="float" office:value="2">
            <text:p>2</text:p>
          </table:table-cell>
          <table:table-cell table:style-name="ce61" table:formula="oooc:=[.G12]-([.H12]*16)" office:value-type="float" office:value="2">
            <text:p>2.0</text:p>
          </table:table-cell>
          <table:table-cell table:style-name="ce66" table:formula="oooc:=[.H12]+([.I12]/16)" office:value-type="float" office:value="2.125">
            <text:p>2.13 <text:s/></text:p>
          </table:table-cell>
          <table:table-cell table:style-name="ce72" table:formula="oooc:=28.34952*[.G12]" office:value-type="float" office:value="963.88368">
            <text:p>964</text:p>
          </table:table-cell>
          <table:table-cell table:style-name="ce77" table:formula="oooc:=[.K12]/1000" office:value-type="float" office:value="0.96388368">
            <text:p>0.96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Base layer - briefs - Capilene <text:s/>blue - extra pair - size L</text:p>
          </table:table-cell>
          <table:table-cell table:style-name="ce49" office:value-type="float" office:value="1.9">
            <text:p>1.9</text:p>
          </table:table-cell>
          <table:table-cell table:style-name="ce55" table:formula="oooc:=INT([.G13]/16)" office:value-type="float" office:value="0">
            <text:p><text:s/></text:p>
          </table:table-cell>
          <table:table-cell table:style-name="ce61" table:formula="oooc:=[.G13]-([.H13]*16)" office:value-type="float" office:value="1.9">
            <text:p>1.9</text:p>
          </table:table-cell>
          <table:table-cell table:style-name="ce66" table:formula="oooc:=[.H13]+([.I13]/16)" office:value-type="float" office:value="0.11875">
            <text:p>0.12 <text:s/></text:p>
          </table:table-cell>
          <table:table-cell table:style-name="ce72" table:formula="oooc:=28.34952*[.G13]" office:value-type="float" office:value="53.864088">
            <text:p>54</text:p>
          </table:table-cell>
          <table:table-cell table:style-name="ce77" table:formula="oooc:=[.K13]/1000" office:value-type="float" office:value="0.053864088">
            <text:p>0.05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Base layer - pants - Capilene lightweight - spruce - size M</text:p>
          </table:table-cell>
          <table:table-cell table:style-name="ce50" office:value-type="float" office:value="6">
            <text:p>6.0</text:p>
          </table:table-cell>
          <table:table-cell table:style-name="ce55" table:formula="oooc:=INT([.G14]/16)" office:value-type="float" office:value="0">
            <text:p><text:s/></text:p>
          </table:table-cell>
          <table:table-cell table:style-name="ce61" table:formula="oooc:=[.G14]-([.H14]*16)" office:value-type="float" office:value="6">
            <text:p>6.0</text:p>
          </table:table-cell>
          <table:table-cell table:style-name="ce66" table:formula="oooc:=[.H14]+([.I14]/16)" office:value-type="float" office:value="0.375">
            <text:p>0.38 <text:s/></text:p>
          </table:table-cell>
          <table:table-cell table:style-name="ce72" table:formula="oooc:=28.34952*[.G14]" office:value-type="float" office:value="170.09712">
            <text:p>170</text:p>
          </table:table-cell>
          <table:table-cell table:style-name="ce77" table:formula="oooc:=[.K14]/1000" office:value-type="float" office:value="0.17009712">
            <text:p>0.1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Ear muffs - blue fuzzy with padded head band</text:p>
          </table:table-cell>
          <table:table-cell table:style-name="ce49" office:value-type="float" office:value="1.5">
            <text:p>1.5</text:p>
          </table:table-cell>
          <table:table-cell table:style-name="ce55" table:formula="oooc:=INT([.G15]/16)" office:value-type="float" office:value="0">
            <text:p><text:s/></text:p>
          </table:table-cell>
          <table:table-cell table:style-name="ce61" table:formula="oooc:=[.G15]-([.H15]*16)" office:value-type="float" office:value="1.5">
            <text:p>1.5</text:p>
          </table:table-cell>
          <table:table-cell table:style-name="ce66" table:formula="oooc:=[.H15]+([.I15]/16)" office:value-type="float" office:value="0.09375">
            <text:p>0.09 <text:s/></text:p>
          </table:table-cell>
          <table:table-cell table:style-name="ce72" table:formula="oooc:=28.34952*[.G15]" office:value-type="float" office:value="42.52428">
            <text:p>43</text:p>
          </table:table-cell>
          <table:table-cell table:style-name="ce77" table:formula="oooc:=[.K15]/1000" office:value-type="float" office:value="0.04252428">
            <text:p>0.0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Gloves - liners - pair #1</text:p>
          </table:table-cell>
          <table:table-cell table:style-name="ce49" office:value-type="float" office:value="1">
            <text:p>1.0</text:p>
          </table:table-cell>
          <table:table-cell table:style-name="ce55" table:formula="oooc:=INT([.G16]/16)" office:value-type="float" office:value="0">
            <text:p><text:s/></text:p>
          </table:table-cell>
          <table:table-cell table:style-name="ce61" table:formula="oooc:=[.G16]-([.H16]*16)" office:value-type="float" office:value="1">
            <text:p>1.0</text:p>
          </table:table-cell>
          <table:table-cell table:style-name="ce66" table:formula="oooc:=[.H16]+([.I16]/16)" office:value-type="float" office:value="0.0625">
            <text:p>0.06 <text:s/></text:p>
          </table:table-cell>
          <table:table-cell table:style-name="ce72" table:formula="oooc:=28.34952*[.G16]" office:value-type="float" office:value="28.34952">
            <text:p>28</text:p>
          </table:table-cell>
          <table:table-cell table:style-name="ce77" table:formula="oooc:=[.K16]/1000" office:value-type="float" office:value="0.02834952">
            <text:p>0.0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Gloves - liners - pair #2</text:p>
          </table:table-cell>
          <table:table-cell table:style-name="ce49" office:value-type="float" office:value="1">
            <text:p>1.0</text:p>
          </table:table-cell>
          <table:table-cell table:style-name="ce55" table:formula="oooc:=INT([.G17]/16)" office:value-type="float" office:value="0">
            <text:p><text:s/></text:p>
          </table:table-cell>
          <table:table-cell table:style-name="ce61" table:formula="oooc:=[.G17]-([.H17]*16)" office:value-type="float" office:value="1">
            <text:p>1.0</text:p>
          </table:table-cell>
          <table:table-cell table:style-name="ce66" table:formula="oooc:=[.H17]+([.I17]/16)" office:value-type="float" office:value="0.0625">
            <text:p>0.06 <text:s/></text:p>
          </table:table-cell>
          <table:table-cell table:style-name="ce72" table:formula="oooc:=28.34952*[.G17]" office:value-type="float" office:value="28.34952">
            <text:p>28</text:p>
          </table:table-cell>
          <table:table-cell table:style-name="ce77" table:formula="oooc:=[.K17]/1000" office:value-type="float" office:value="0.02834952">
            <text:p>0.0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Hat - Northface fleece bomber cap - gray</text:p>
          </table:table-cell>
          <table:table-cell table:style-name="ce49" office:value-type="float" office:value="2.7">
            <text:p>2.7</text:p>
          </table:table-cell>
          <table:table-cell table:style-name="ce55" table:formula="oooc:=INT([.G18]/16)" office:value-type="float" office:value="0">
            <text:p><text:s/></text:p>
          </table:table-cell>
          <table:table-cell table:style-name="ce61" table:formula="oooc:=[.G18]-([.H18]*16)" office:value-type="float" office:value="2.7">
            <text:p>2.7</text:p>
          </table:table-cell>
          <table:table-cell table:style-name="ce66" table:formula="oooc:=[.H18]+([.I18]/16)" office:value-type="float" office:value="0.16875">
            <text:p>0.17 <text:s/></text:p>
          </table:table-cell>
          <table:table-cell table:style-name="ce72" table:formula="oooc:=28.34952*[.G18]" office:value-type="float" office:value="76.543704">
            <text:p>77</text:p>
          </table:table-cell>
          <table:table-cell table:style-name="ce77" table:formula="oooc:=[.K18]/1000" office:value-type="float" office:value="0.076543704">
            <text:p>0.08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Jacket - Golite Cumulus 800 fill down - size XL</text:p>
          </table:table-cell>
          <table:table-cell table:style-name="ce49" office:value-type="float" office:value="15.8">
            <text:p>15.8</text:p>
          </table:table-cell>
          <table:table-cell table:style-name="ce55" table:formula="oooc:=INT([.G19]/16)" office:value-type="float" office:value="0">
            <text:p><text:s/></text:p>
          </table:table-cell>
          <table:table-cell table:style-name="ce61" table:formula="oooc:=[.G19]-([.H19]*16)" office:value-type="float" office:value="15.8">
            <text:p>15.8</text:p>
          </table:table-cell>
          <table:table-cell table:style-name="ce66" table:formula="oooc:=[.H19]+([.I19]/16)" office:value-type="float" office:value="0.9875">
            <text:p>0.99 <text:s/></text:p>
          </table:table-cell>
          <table:table-cell table:style-name="ce72" table:formula="oooc:=28.34952*[.G19]" office:value-type="float" office:value="447.922416">
            <text:p>448</text:p>
          </table:table-cell>
          <table:table-cell table:style-name="ce77" table:formula="oooc:=[.K19]/1000" office:value-type="float" office:value="0.447922416">
            <text:p>0.45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Jacket - Marmot microfleece top - red</text:p>
          </table:table-cell>
          <table:table-cell table:style-name="ce49" office:value-type="float" office:value="9.2">
            <text:p>9.2</text:p>
          </table:table-cell>
          <table:table-cell table:style-name="ce55" table:formula="oooc:=INT([.G20]/16)" office:value-type="float" office:value="0">
            <text:p><text:s/></text:p>
          </table:table-cell>
          <table:table-cell table:style-name="ce61" table:formula="oooc:=[.G20]-([.H20]*16)" office:value-type="float" office:value="9.2">
            <text:p>9.2</text:p>
          </table:table-cell>
          <table:table-cell table:style-name="ce66" table:formula="oooc:=[.H20]+([.I20]/16)" office:value-type="float" office:value="0.575">
            <text:p>0.58 <text:s/></text:p>
          </table:table-cell>
          <table:table-cell table:style-name="ce72" table:formula="oooc:=28.34952*[.G20]" office:value-type="float" office:value="260.815584">
            <text:p>261</text:p>
          </table:table-cell>
          <table:table-cell table:style-name="ce77" table:formula="oooc:=[.K20]/1000" office:value-type="float" office:value="0.260815584">
            <text:p>0.26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4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Sack - Sea to Summit dry bag for trail clothes - 13L yellow</text:p>
          </table:table-cell>
          <table:table-cell table:style-name="ce49" office:value-type="float" office:value="3.1">
            <text:p>3.1</text:p>
          </table:table-cell>
          <table:table-cell table:style-name="ce55" table:formula="oooc:=INT([.G21]/16)" office:value-type="float" office:value="0">
            <text:p><text:s/></text:p>
          </table:table-cell>
          <table:table-cell table:style-name="ce61" table:formula="oooc:=[.G21]-([.H21]*16)" office:value-type="float" office:value="3.1">
            <text:p>3.1</text:p>
          </table:table-cell>
          <table:table-cell table:style-name="ce66" table:formula="oooc:=[.H21]+([.I21]/16)" office:value-type="float" office:value="0.19375">
            <text:p>0.19 <text:s/></text:p>
          </table:table-cell>
          <table:table-cell table:style-name="ce72" table:formula="oooc:=28.34952*[.G21]" office:value-type="float" office:value="87.883512">
            <text:p>88</text:p>
          </table:table-cell>
          <table:table-cell table:style-name="ce77" table:formula="oooc:=[.K21]/1000" office:value-type="float" office:value="0.087883512">
            <text:p>0.09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In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hell - jacket - Lowe Adreneline Triple Point - red - size XL</text:p>
          </table:table-cell>
          <table:table-cell table:style-name="ce50" office:value-type="float" office:value="14.7">
            <text:p>14.7</text:p>
          </table:table-cell>
          <table:table-cell table:style-name="ce55" table:formula="oooc:=INT([.G22]/16)" office:value-type="float" office:value="0">
            <text:p><text:s/></text:p>
          </table:table-cell>
          <table:table-cell table:style-name="ce61" table:formula="oooc:=[.G22]-([.H22]*16)" office:value-type="float" office:value="14.7">
            <text:p>14.7</text:p>
          </table:table-cell>
          <table:table-cell table:style-name="ce66" table:formula="oooc:=[.H22]+([.I22]/16)" office:value-type="float" office:value="0.91875">
            <text:p>0.92 <text:s/></text:p>
          </table:table-cell>
          <table:table-cell table:style-name="ce72" table:formula="oooc:=28.34952*[.G22]" office:value-type="float" office:value="416.737944">
            <text:p>417</text:p>
          </table:table-cell>
          <table:table-cell table:style-name="ce77" table:formula="oooc:=[.K22]/1000" office:value-type="float" office:value="0.416737944">
            <text:p>0.42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Shell - OR Goretex shell mittens - cut down</text:p>
          </table:table-cell>
          <table:table-cell table:style-name="ce49" office:value-type="float" office:value="2.6">
            <text:p>2.6</text:p>
          </table:table-cell>
          <table:table-cell table:style-name="ce55" table:formula="oooc:=INT([.G23]/16)" office:value-type="float" office:value="0">
            <text:p><text:s/></text:p>
          </table:table-cell>
          <table:table-cell table:style-name="ce61" table:formula="oooc:=[.G23]-([.H23]*16)" office:value-type="float" office:value="2.6">
            <text:p>2.6</text:p>
          </table:table-cell>
          <table:table-cell table:style-name="ce66" table:formula="oooc:=[.H23]+([.I23]/16)" office:value-type="float" office:value="0.1625">
            <text:p>0.16 <text:s/></text:p>
          </table:table-cell>
          <table:table-cell table:style-name="ce72" table:formula="oooc:=28.34952*[.G23]" office:value-type="float" office:value="73.708752">
            <text:p>74</text:p>
          </table:table-cell>
          <table:table-cell table:style-name="ce77" table:formula="oooc:=[.K23]/1000" office:value-type="float" office:value="0.073708752">
            <text:p>0.07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Shell - pants - Marmot Precip - black - size XL</text:p>
          </table:table-cell>
          <table:table-cell table:style-name="ce49" office:value-type="float" office:value="7.7">
            <text:p>7.7</text:p>
          </table:table-cell>
          <table:table-cell table:style-name="ce55" table:formula="oooc:=INT([.G24]/16)" office:value-type="float" office:value="0">
            <text:p><text:s/></text:p>
          </table:table-cell>
          <table:table-cell table:style-name="ce61" table:formula="oooc:=[.G24]-([.H24]*16)" office:value-type="float" office:value="7.7">
            <text:p>7.7</text:p>
          </table:table-cell>
          <table:table-cell table:style-name="ce66" table:formula="oooc:=[.H24]+([.I24]/16)" office:value-type="float" office:value="0.48125">
            <text:p>0.48 <text:s/></text:p>
          </table:table-cell>
          <table:table-cell table:style-name="ce72" table:formula="oooc:=28.34952*[.G24]" office:value-type="float" office:value="218.291304">
            <text:p>218</text:p>
          </table:table-cell>
          <table:table-cell table:style-name="ce77" table:formula="oooc:=[.K24]/1000" office:value-type="float" office:value="0.218291304">
            <text:p>0.22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Shell - REI Goretex oversocks</text:p>
          </table:table-cell>
          <table:table-cell table:style-name="ce49" office:value-type="float" office:value="3.5">
            <text:p>3.5</text:p>
          </table:table-cell>
          <table:table-cell table:style-name="ce55" table:formula="oooc:=INT([.G25]/16)" office:value-type="float" office:value="0">
            <text:p><text:s/></text:p>
          </table:table-cell>
          <table:table-cell table:style-name="ce61" table:formula="oooc:=[.G25]-([.H25]*16)" office:value-type="float" office:value="3.5">
            <text:p>3.5</text:p>
          </table:table-cell>
          <table:table-cell table:style-name="ce66" table:formula="oooc:=[.H25]+([.I25]/16)" office:value-type="float" office:value="0.21875">
            <text:p>0.22 <text:s/></text:p>
          </table:table-cell>
          <table:table-cell table:style-name="ce72" table:formula="oooc:=28.34952*[.G25]" office:value-type="float" office:value="99.22332">
            <text:p>99</text:p>
          </table:table-cell>
          <table:table-cell table:style-name="ce77" table:formula="oooc:=[.K25]/1000" office:value-type="float" office:value="0.09922332">
            <text:p>0.10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Socks - Wigwam El-Pine rag wool - extra pair - size L</text:p>
          </table:table-cell>
          <table:table-cell table:style-name="ce49" office:value-type="float" office:value="5">
            <text:p>5.0</text:p>
          </table:table-cell>
          <table:table-cell table:style-name="ce55" table:formula="oooc:=INT([.G26]/16)" office:value-type="float" office:value="0">
            <text:p><text:s/></text:p>
          </table:table-cell>
          <table:table-cell table:style-name="ce61" table:formula="oooc:=[.G26]-([.H26]*16)" office:value-type="float" office:value="5">
            <text:p>5.0</text:p>
          </table:table-cell>
          <table:table-cell table:style-name="ce66" table:formula="oooc:=[.H26]+([.I26]/16)" office:value-type="float" office:value="0.3125">
            <text:p>0.31 <text:s/></text:p>
          </table:table-cell>
          <table:table-cell table:style-name="ce72" table:formula="oooc:=28.34952*[.G26]" office:value-type="float" office:value="141.7476">
            <text:p>142</text:p>
          </table:table-cell>
          <table:table-cell table:style-name="ce77" table:formula="oooc:=[.K26]/1000" office:value-type="float" office:value="0.1417476">
            <text:p>0.14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Socks - Wyoming Wear fleece camp socks - size XL</text:p>
          </table:table-cell>
          <table:table-cell table:style-name="ce49" office:value-type="float" office:value="2.7">
            <text:p>2.7</text:p>
          </table:table-cell>
          <table:table-cell table:style-name="ce55" table:formula="oooc:=INT([.G27]/16)" office:value-type="float" office:value="0">
            <text:p><text:s/></text:p>
          </table:table-cell>
          <table:table-cell table:style-name="ce61" table:formula="oooc:=[.G27]-([.H27]*16)" office:value-type="float" office:value="2.7">
            <text:p>2.7</text:p>
          </table:table-cell>
          <table:table-cell table:style-name="ce66" table:formula="oooc:=[.H27]+([.I27]/16)" office:value-type="float" office:value="0.16875">
            <text:p>0.17 <text:s/></text:p>
          </table:table-cell>
          <table:table-cell table:style-name="ce72" table:formula="oooc:=28.34952*[.G27]" office:value-type="float" office:value="76.543704">
            <text:p>77</text:p>
          </table:table-cell>
          <table:table-cell table:style-name="ce77" table:formula="oooc:=[.K27]/1000" office:value-type="float" office:value="0.076543704">
            <text:p>0.08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In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text:p>Extra water in vehicle</text:p>
          </table:table-cell>
          <table:table-cell table:style-name="ce50" office:value-type="float" office:value="0">
            <text:p><text:s/>- </text:p>
          </table:table-cell>
          <table:table-cell table:style-name="ce55" table:formula="oooc:=INT([.G28]/16)" office:value-type="float" office:value="0">
            <text:p><text:s/></text:p>
          </table:table-cell>
          <table:table-cell table:style-name="ce61" table:formula="oooc:=[.G28]-([.H28]*16)" office:value-type="float" office:value="0">
            <text:p><text:s/>- </text:p>
          </table:table-cell>
          <table:table-cell table:style-name="ce66" table:formula="oooc:=[.H28]+([.I28]/16)" office:value-type="float" office:value="0">
            <text:p><text:s/>- <text:s text:c="2"/></text:p>
          </table:table-cell>
          <table:table-cell table:style-name="ce72" table:formula="oooc:=28.34952*[.G28]" office:value-type="float" office:value="0">
            <text:p><text:s/>- </text:p>
          </table:table-cell>
          <table:table-cell table:style-name="ce77" table:formula="oooc:=[.K28]/1000" office:value-type="float" office:value="0">
            <text:p><text:s/>- <text:s text:c="2"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In</text:p>
          </table:table-cell>
          <table:table-cell office:value-type="string">
            <text:p>Consumables</text:p>
          </table:table-cell>
          <table:table-cell office:value-type="float" office:value="5">
            <text:p>5</text:p>
          </table:table-cell>
          <table:table-cell office:value-type="string">
            <text:p>Kitchen</text:p>
          </table:table-cell>
          <table:table-cell table:style-name="ce40" office:value-type="string">
            <text:p><text:span text:style-name="T4"><text:a xlink:href="#FOOD_CONSUMABLE_WEIGHT">Food kit - consumables only </text:a></text:span></text:p>
          </table:table-cell>
          <table:table-cell table:style-name="ce48" table:formula="oooc:=[$'Food Detail'.K49]" office:value-type="float" office:value="212.8">
            <text:p>212.8</text:p>
          </table:table-cell>
          <table:table-cell table:style-name="ce55" table:formula="oooc:=INT([.G29]/16)" office:value-type="float" office:value="13">
            <text:p>13</text:p>
          </table:table-cell>
          <table:table-cell table:style-name="ce61" table:formula="oooc:=[.G29]-([.H29]*16)" office:value-type="float" office:value="4.79999999999998">
            <text:p>4.8</text:p>
          </table:table-cell>
          <table:table-cell table:style-name="ce66" table:formula="oooc:=[.H29]+([.I29]/16)" office:value-type="float" office:value="13.3">
            <text:p>13.30 <text:s/></text:p>
          </table:table-cell>
          <table:table-cell table:style-name="ce72" table:formula="oooc:=28.34952*[.G29]" office:value-type="float" office:value="6032.777856">
            <text:p>6,033</text:p>
          </table:table-cell>
          <table:table-cell table:style-name="ce77" table:formula="oooc:=[.K29]/1000" office:value-type="float" office:value="6.032777856">
            <text:p>6.03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5">
            <text:p>5</text:p>
          </table:table-cell>
          <table:table-cell office:value-type="string">
            <text:p>Kitchen</text:p>
          </table:table-cell>
          <table:table-cell table:style-name="ce40" office:value-type="string">
            <text:p><text:span text:style-name="T4"><text:a xlink:href="#FOOD_BASE_WEIGHT">Food kit base weight (i.e., containers and packaing only)</text:a></text:span></text:p>
          </table:table-cell>
          <table:table-cell table:style-name="ce48" table:formula="oooc:=[$'Food Detail'.K31]" office:value-type="float" office:value="17.032">
            <text:p>17.0</text:p>
          </table:table-cell>
          <table:table-cell table:style-name="ce55" table:formula="oooc:=INT([.G30]/16)" office:value-type="float" office:value="1">
            <text:p>1</text:p>
          </table:table-cell>
          <table:table-cell table:style-name="ce61" table:formula="oooc:=[.G30]-([.H30]*16)" office:value-type="float" office:value="1.032">
            <text:p>1.0</text:p>
          </table:table-cell>
          <table:table-cell table:style-name="ce66" table:formula="oooc:=[.H30]+([.I30]/16)" office:value-type="float" office:value="1.0645">
            <text:p>1.06 <text:s/></text:p>
          </table:table-cell>
          <table:table-cell table:style-name="ce72" table:formula="oooc:=28.34952*[.G30]" office:value-type="float" office:value="482.84902464">
            <text:p>483</text:p>
          </table:table-cell>
          <table:table-cell table:style-name="ce77" table:formula="oooc:=[.K30]/1000" office:value-type="float" office:value="0.48284902464">
            <text:p>0.48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5">
            <text:p>5</text:p>
          </table:table-cell>
          <table:table-cell office:value-type="string">
            <text:p>Kitchen</text:p>
          </table:table-cell>
          <table:table-cell table:style-name="ce40" office:value-type="string">
            <text:p><text:span text:style-name="T4"><text:a xlink:href="#Kitchen_Kit">Kitchen cooking, tools and cleanup kit</text:a></text:span></text:p>
          </table:table-cell>
          <table:table-cell table:style-name="ce48" table:formula="oooc:=[$'Kit Detail'.K94]" office:value-type="float" office:value="18.3">
            <text:p>18.3</text:p>
          </table:table-cell>
          <table:table-cell table:style-name="ce55" table:formula="oooc:=INT([.G31]/16)" office:value-type="float" office:value="1">
            <text:p>1</text:p>
          </table:table-cell>
          <table:table-cell table:style-name="ce61" table:formula="oooc:=[.G31]-([.H31]*16)" office:value-type="float" office:value="2.3">
            <text:p>2.3</text:p>
          </table:table-cell>
          <table:table-cell table:style-name="ce66" table:formula="oooc:=[.H31]+([.I31]/16)" office:value-type="float" office:value="1.14375">
            <text:p>1.14 <text:s/></text:p>
          </table:table-cell>
          <table:table-cell table:style-name="ce72" table:formula="oooc:=28.34952*[.G31]" office:value-type="float" office:value="518.796216">
            <text:p>519</text:p>
          </table:table-cell>
          <table:table-cell table:style-name="ce77" table:formula="oooc:=[.K31]/1000" office:value-type="float" office:value="0.518796216">
            <text:p>0.52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5">
            <text:p>5</text:p>
          </table:table-cell>
          <table:table-cell office:value-type="string">
            <text:p>Kitchen</text:p>
          </table:table-cell>
          <table:table-cell table:style-name="ce41" office:value-type="string">
            <text:p><text:span text:style-name="T4"><text:a xlink:href="#Total_stove_kit_base_weight">Stove kit base weight</text:a></text:span></text:p>
          </table:table-cell>
          <table:table-cell table:style-name="ce48" table:formula="oooc:=[$'Stove Detail'.E19]" office:value-type="float" office:value="16.7">
            <text:p>16.7</text:p>
          </table:table-cell>
          <table:table-cell table:style-name="ce55" table:formula="oooc:=INT([.G32]/16)" office:value-type="float" office:value="1">
            <text:p>1</text:p>
          </table:table-cell>
          <table:table-cell table:style-name="ce61" table:formula="oooc:=[.G32]-([.H32]*16)" office:value-type="float" office:value="0.700000000000003">
            <text:p>0.7</text:p>
          </table:table-cell>
          <table:table-cell table:style-name="ce66" table:formula="oooc:=[.H32]+([.I32]/16)" office:value-type="float" office:value="1.04375">
            <text:p>1.04 <text:s/></text:p>
          </table:table-cell>
          <table:table-cell table:style-name="ce72" table:formula="oooc:=28.34952*[.G32]" office:value-type="float" office:value="473.436984">
            <text:p>473</text:p>
          </table:table-cell>
          <table:table-cell table:style-name="ce77" table:formula="oooc:=[.K32]/1000" office:value-type="float" office:value="0.473436984">
            <text:p>0.47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In</text:p>
          </table:table-cell>
          <table:table-cell office:value-type="string">
            <text:p>Consumables</text:p>
          </table:table-cell>
          <table:table-cell office:value-type="float" office:value="5">
            <text:p>5</text:p>
          </table:table-cell>
          <table:table-cell office:value-type="string">
            <text:p>Kitchen</text:p>
          </table:table-cell>
          <table:table-cell table:style-name="ce41" office:value-type="string">
            <text:p><text:span text:style-name="T4"><text:a xlink:href="#Total_fuel_weight__consumable">Stove kit fuel weight</text:a></text:span></text:p>
          </table:table-cell>
          <table:table-cell table:style-name="ce48" table:formula="oooc:=[$'Stove Detail'.E29]" office:value-type="float" office:value="10.6">
            <text:p>10.6</text:p>
          </table:table-cell>
          <table:table-cell table:style-name="ce55" table:formula="oooc:=INT([.G33]/16)" office:value-type="float" office:value="0">
            <text:p><text:s/></text:p>
          </table:table-cell>
          <table:table-cell table:style-name="ce61" table:formula="oooc:=[.G33]-([.H33]*16)" office:value-type="float" office:value="10.6">
            <text:p>10.6</text:p>
          </table:table-cell>
          <table:table-cell table:style-name="ce66" table:formula="oooc:=[.H33]+([.I33]/16)" office:value-type="float" office:value="0.6625">
            <text:p>0.66 <text:s/></text:p>
          </table:table-cell>
          <table:table-cell table:style-name="ce72" table:formula="oooc:=28.34952*[.G33]" office:value-type="float" office:value="300.504912">
            <text:p>301</text:p>
          </table:table-cell>
          <table:table-cell table:style-name="ce77" table:formula="oooc:=[.K33]/1000" office:value-type="float" office:value="0.300504912">
            <text:p>0.30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Consumables</text:p>
          </table:table-cell>
          <table:table-cell office:value-type="float" office:value="5">
            <text:p>5</text:p>
          </table:table-cell>
          <table:table-cell office:value-type="string">
            <text:p>Kitchen</text:p>
          </table:table-cell>
          <table:table-cell office:value-type="string">
            <text:p>Water - 1 liter (excludes container weight)</text:p>
          </table:table-cell>
          <table:table-cell table:style-name="ce49" table:formula="oooc:=16*2.204684" office:value-type="float" office:value="35.274944">
            <text:p>35.3</text:p>
          </table:table-cell>
          <table:table-cell table:style-name="ce55" table:formula="oooc:=INT([.G34]/16)" office:value-type="float" office:value="2">
            <text:p>2</text:p>
          </table:table-cell>
          <table:table-cell table:style-name="ce61" table:formula="oooc:=[.G34]-([.H34]*16)" office:value-type="float" office:value="3.274944">
            <text:p>3.3</text:p>
          </table:table-cell>
          <table:table-cell table:style-name="ce66" table:formula="oooc:=[.H34]+([.I34]/16)" office:value-type="float" office:value="2.204684">
            <text:p>2.20 <text:s/></text:p>
          </table:table-cell>
          <table:table-cell table:style-name="ce72" table:formula="oooc:=28.34952*[.G34]" office:value-type="float" office:value="1000.02773042688">
            <text:p>1,000</text:p>
          </table:table-cell>
          <table:table-cell table:style-name="ce77" table:formula="oooc:=[.K34]/1000" office:value-type="float" office:value="1.00002773042688">
            <text:p>1.00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5">
            <text:p>5</text:p>
          </table:table-cell>
          <table:table-cell office:value-type="string">
            <text:p>Kitchen</text:p>
          </table:table-cell>
          <table:table-cell table:style-name="ce40" office:value-type="string">
            <text:p><text:span text:style-name="T4"><text:a xlink:href="#Water_Kit">Water kit (base only - excludes water weight)</text:a></text:span></text:p>
          </table:table-cell>
          <table:table-cell table:style-name="ce48" table:formula="oooc:=[$'Kit Detail'.K324]" office:value-type="float" office:value="7.3">
            <text:p>7.3</text:p>
          </table:table-cell>
          <table:table-cell table:style-name="ce55" table:formula="oooc:=INT([.G35]/16)" office:value-type="float" office:value="0">
            <text:p><text:s/></text:p>
          </table:table-cell>
          <table:table-cell table:style-name="ce61" table:formula="oooc:=[.G35]-([.H35]*16)" office:value-type="float" office:value="7.3">
            <text:p>7.3</text:p>
          </table:table-cell>
          <table:table-cell table:style-name="ce66" table:formula="oooc:=[.H35]+([.I35]/16)" office:value-type="float" office:value="0.45625">
            <text:p>0.46 <text:s/></text:p>
          </table:table-cell>
          <table:table-cell table:style-name="ce72" table:formula="oooc:=28.34952*[.G35]" office:value-type="float" office:value="206.951496">
            <text:p>207</text:p>
          </table:table-cell>
          <table:table-cell table:style-name="ce77" table:formula="oooc:=[.K35]/1000" office:value-type="float" office:value="0.206951496">
            <text:p>0.21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table:style-name="ce40" office:value-type="string">
            <text:p><text:span text:style-name="T4"><text:a xlink:href="#Communications_Kit">Communications kit</text:a></text:span></text:p>
          </table:table-cell>
          <table:table-cell table:style-name="ce48" table:formula="oooc:=[$'Kit Detail'.K24]" office:value-type="float" office:value="2.9">
            <text:p>2.9</text:p>
          </table:table-cell>
          <table:table-cell table:style-name="ce55" table:formula="oooc:=INT([.G36]/16)" office:value-type="float" office:value="0">
            <text:p><text:s/></text:p>
          </table:table-cell>
          <table:table-cell table:style-name="ce61" table:formula="oooc:=[.G36]-([.H36]*16)" office:value-type="float" office:value="2.9">
            <text:p>2.9</text:p>
          </table:table-cell>
          <table:table-cell table:style-name="ce66" table:formula="oooc:=[.H36]+([.I36]/16)" office:value-type="float" office:value="0.18125">
            <text:p>0.18 <text:s/></text:p>
          </table:table-cell>
          <table:table-cell table:style-name="ce72" table:formula="oooc:=28.34952*[.G36]" office:value-type="float" office:value="82.213608">
            <text:p>82</text:p>
          </table:table-cell>
          <table:table-cell table:style-name="ce77" table:formula="oooc:=[.K36]/1000" office:value-type="float" office:value="0.082213608">
            <text:p>0.08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table:style-name="ce40" office:value-type="string">
            <text:p><text:span text:style-name="T4"><text:a xlink:href="#First_Aid_Kit">First aid kit</text:a></text:span></text:p>
          </table:table-cell>
          <table:table-cell table:style-name="ce48" table:formula="oooc:=[$'Kit Detail'.K37]" office:value-type="float" office:value="9.1">
            <text:p>9.1</text:p>
          </table:table-cell>
          <table:table-cell table:style-name="ce55" table:formula="oooc:=INT([.G37]/16)" office:value-type="float" office:value="0">
            <text:p><text:s/></text:p>
          </table:table-cell>
          <table:table-cell table:style-name="ce61" table:formula="oooc:=[.G37]-([.H37]*16)" office:value-type="float" office:value="9.1">
            <text:p>9.1</text:p>
          </table:table-cell>
          <table:table-cell table:style-name="ce66" table:formula="oooc:=[.H37]+([.I37]/16)" office:value-type="float" office:value="0.56875">
            <text:p>0.57 <text:s/></text:p>
          </table:table-cell>
          <table:table-cell table:style-name="ce72" table:formula="oooc:=28.34952*[.G37]" office:value-type="float" office:value="257.980632">
            <text:p>258</text:p>
          </table:table-cell>
          <table:table-cell table:style-name="ce77" table:formula="oooc:=[.K37]/1000" office:value-type="float" office:value="0.257980632">
            <text:p>0.26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table:style-name="ce40" office:value-type="string">
            <text:p><text:span text:style-name="T4"><text:a xlink:href="#Hygiene_Kit">Hygiene kit</text:a></text:span></text:p>
          </table:table-cell>
          <table:table-cell table:style-name="ce48" table:formula="oooc:=[$'Kit Detail'.K51]" office:value-type="float" office:value="7.5">
            <text:p>7.5</text:p>
          </table:table-cell>
          <table:table-cell table:style-name="ce55" table:formula="oooc:=INT([.G38]/16)" office:value-type="float" office:value="0">
            <text:p><text:s/></text:p>
          </table:table-cell>
          <table:table-cell table:style-name="ce61" table:formula="oooc:=[.G38]-([.H38]*16)" office:value-type="float" office:value="7.5">
            <text:p>7.5</text:p>
          </table:table-cell>
          <table:table-cell table:style-name="ce66" table:formula="oooc:=[.H38]+([.I38]/16)" office:value-type="float" office:value="0.46875">
            <text:p>0.47 <text:s/></text:p>
          </table:table-cell>
          <table:table-cell table:style-name="ce72" table:formula="oooc:=28.34952*[.G38]" office:value-type="float" office:value="212.6214">
            <text:p>213</text:p>
          </table:table-cell>
          <table:table-cell table:style-name="ce77" table:formula="oooc:=[.K38]/1000" office:value-type="float" office:value="0.2126214">
            <text:p>0.21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table:style-name="ce40" office:value-type="string">
            <text:p><text:span text:style-name="T4"><text:a xlink:href="#Navigation_Kit">Navigation kit</text:a></text:span></text:p>
          </table:table-cell>
          <table:table-cell table:style-name="ce48" table:formula="oooc:=[$'Kit Detail'.K112]" office:value-type="float" office:value="5.2">
            <text:p>5.2</text:p>
          </table:table-cell>
          <table:table-cell table:style-name="ce55" table:formula="oooc:=INT([.G39]/16)" office:value-type="float" office:value="0">
            <text:p><text:s/></text:p>
          </table:table-cell>
          <table:table-cell table:style-name="ce61" table:formula="oooc:=[.G39]-([.H39]*16)" office:value-type="float" office:value="5.2">
            <text:p>5.2</text:p>
          </table:table-cell>
          <table:table-cell table:style-name="ce66" table:formula="oooc:=[.H39]+([.I39]/16)" office:value-type="float" office:value="0.325">
            <text:p>0.33 <text:s/></text:p>
          </table:table-cell>
          <table:table-cell table:style-name="ce72" table:formula="oooc:=28.34952*[.G39]" office:value-type="float" office:value="147.417504">
            <text:p>147</text:p>
          </table:table-cell>
          <table:table-cell table:style-name="ce77" table:formula="oooc:=[.K39]/1000" office:value-type="float" office:value="0.147417504">
            <text:p>0.15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table:style-name="ce40" office:value-type="string">
            <text:p><text:span text:style-name="T4"><text:a xlink:href="#Nighttime_Kit">Night kit</text:a></text:span></text:p>
          </table:table-cell>
          <table:table-cell table:style-name="ce48" table:formula="oooc:=[$'Kit Detail'.K129]" office:value-type="float" office:value="5.8">
            <text:p>5.8</text:p>
          </table:table-cell>
          <table:table-cell table:style-name="ce55" table:formula="oooc:=INT([.G40]/16)" office:value-type="float" office:value="0">
            <text:p><text:s/></text:p>
          </table:table-cell>
          <table:table-cell table:style-name="ce61" table:formula="oooc:=[.G40]-([.H40]*16)" office:value-type="float" office:value="5.8">
            <text:p>5.8</text:p>
          </table:table-cell>
          <table:table-cell table:style-name="ce66" table:formula="oooc:=[.H40]+([.I40]/16)" office:value-type="float" office:value="0.3625">
            <text:p>0.36 <text:s/></text:p>
          </table:table-cell>
          <table:table-cell table:style-name="ce72" table:formula="oooc:=28.34952*[.G40]" office:value-type="float" office:value="164.427216">
            <text:p>164</text:p>
          </table:table-cell>
          <table:table-cell table:style-name="ce77" table:formula="oooc:=[.K40]/1000" office:value-type="float" office:value="0.164427216">
            <text:p>0.16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table:style-name="ce40" office:value-type="string">
            <text:p><text:span text:style-name="T4"><text:a xlink:href="#Personal_Kit">Personal kit</text:a></text:span></text:p>
          </table:table-cell>
          <table:table-cell table:style-name="ce48" table:formula="oooc:=[$'Kit Detail'.K144]" office:value-type="float" office:value="7.1">
            <text:p>7.1</text:p>
          </table:table-cell>
          <table:table-cell table:style-name="ce55" table:formula="oooc:=INT([.G41]/16)" office:value-type="float" office:value="0">
            <text:p><text:s/></text:p>
          </table:table-cell>
          <table:table-cell table:style-name="ce61" table:formula="oooc:=[.G41]-([.H41]*16)" office:value-type="float" office:value="7.1">
            <text:p>7.1</text:p>
          </table:table-cell>
          <table:table-cell table:style-name="ce66" table:formula="oooc:=[.H41]+([.I41]/16)" office:value-type="float" office:value="0.44375">
            <text:p>0.44 <text:s/></text:p>
          </table:table-cell>
          <table:table-cell table:style-name="ce72" table:formula="oooc:=28.34952*[.G41]" office:value-type="float" office:value="201.281592">
            <text:p>201</text:p>
          </table:table-cell>
          <table:table-cell table:style-name="ce77" table:formula="oooc:=[.K41]/1000" office:value-type="float" office:value="0.201281592">
            <text:p>0.20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office:value-type="string">
            <text:p>Pocket Ziploc for trash</text:p>
          </table:table-cell>
          <table:table-cell table:style-name="ce49" office:value-type="float" office:value="0.5">
            <text:p>0.5</text:p>
          </table:table-cell>
          <table:table-cell table:style-name="ce55" table:formula="oooc:=INT([.G42]/16)" office:value-type="float" office:value="0">
            <text:p><text:s/></text:p>
          </table:table-cell>
          <table:table-cell table:style-name="ce61" table:formula="oooc:=[.G42]-([.H42]*16)" office:value-type="float" office:value="0.5">
            <text:p>0.5</text:p>
          </table:table-cell>
          <table:table-cell table:style-name="ce66" table:formula="oooc:=[.H42]+([.I42]/16)" office:value-type="float" office:value="0.03125">
            <text:p>0.03 <text:s/></text:p>
          </table:table-cell>
          <table:table-cell table:style-name="ce72" table:formula="oooc:=28.34952*[.G42]" office:value-type="float" office:value="14.17476">
            <text:p>14</text:p>
          </table:table-cell>
          <table:table-cell table:style-name="ce77" table:formula="oooc:=[.K42]/1000" office:value-type="float" office:value="0.01417476">
            <text:p>0.01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table:style-name="ce40" office:value-type="string">
            <text:p><text:span text:style-name="T4"><text:a xlink:href="#Pouch_Kit_Front">Pouch kit - front</text:a></text:span></text:p>
          </table:table-cell>
          <table:table-cell table:style-name="ce48" table:formula="oooc:=[$'Kit Detail'.K184]" office:value-type="float" office:value="9.6">
            <text:p>9.6</text:p>
          </table:table-cell>
          <table:table-cell table:style-name="ce55" table:formula="oooc:=INT([.G43]/16)" office:value-type="float" office:value="0">
            <text:p><text:s/></text:p>
          </table:table-cell>
          <table:table-cell table:style-name="ce61" table:formula="oooc:=[.G43]-([.H43]*16)" office:value-type="float" office:value="9.6">
            <text:p>9.6</text:p>
          </table:table-cell>
          <table:table-cell table:style-name="ce66" table:formula="oooc:=[.H43]+([.I43]/16)" office:value-type="float" office:value="0.6">
            <text:p>0.60 <text:s/></text:p>
          </table:table-cell>
          <table:table-cell table:style-name="ce72" table:formula="oooc:=28.34952*[.G43]" office:value-type="float" office:value="272.155392">
            <text:p>272</text:p>
          </table:table-cell>
          <table:table-cell table:style-name="ce77" table:formula="oooc:=[.K43]/1000" office:value-type="float" office:value="0.272155392">
            <text:p>0.2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office:value-type="string">
            <text:p>Sack - coated silnylon boot bag</text:p>
          </table:table-cell>
          <table:table-cell table:style-name="ce49" office:value-type="float" office:value="1">
            <text:p>1.0</text:p>
          </table:table-cell>
          <table:table-cell table:style-name="ce55" table:formula="oooc:=INT([.G44]/16)" office:value-type="float" office:value="0">
            <text:p><text:s/></text:p>
          </table:table-cell>
          <table:table-cell table:style-name="ce61" table:formula="oooc:=[.G44]-([.H44]*16)" office:value-type="float" office:value="1">
            <text:p>1.0</text:p>
          </table:table-cell>
          <table:table-cell table:style-name="ce66" table:formula="oooc:=[.H44]+([.I44]/16)" office:value-type="float" office:value="0.0625">
            <text:p>0.06 <text:s/></text:p>
          </table:table-cell>
          <table:table-cell table:style-name="ce72" table:formula="oooc:=28.34952*[.G44]" office:value-type="float" office:value="28.34952">
            <text:p>28</text:p>
          </table:table-cell>
          <table:table-cell table:style-name="ce77" table:formula="oooc:=[.K44]/1000" office:value-type="float" office:value="0.02834952">
            <text:p>0.0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office:value-type="string">
            <text:p>Sack - extra Ziplocs - 3 of ea size + plastic grocery bag</text:p>
          </table:table-cell>
          <table:table-cell table:style-name="ce49" office:value-type="float" office:value="2.6">
            <text:p>2.6</text:p>
          </table:table-cell>
          <table:table-cell table:style-name="ce55" table:formula="oooc:=INT([.G45]/16)" office:value-type="float" office:value="0">
            <text:p><text:s/></text:p>
          </table:table-cell>
          <table:table-cell table:style-name="ce61" table:formula="oooc:=[.G45]-([.H45]*16)" office:value-type="float" office:value="2.6">
            <text:p>2.6</text:p>
          </table:table-cell>
          <table:table-cell table:style-name="ce66" table:formula="oooc:=[.H45]+([.I45]/16)" office:value-type="float" office:value="0.1625">
            <text:p>0.16 <text:s/></text:p>
          </table:table-cell>
          <table:table-cell table:style-name="ce72" table:formula="oooc:=28.34952*[.G45]" office:value-type="float" office:value="73.708752">
            <text:p>74</text:p>
          </table:table-cell>
          <table:table-cell table:style-name="ce77" table:formula="oooc:=[.K45]/1000" office:value-type="float" office:value="0.073708752">
            <text:p>0.0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office:value-type="string">
            <text:p>Sherlock hiking staffs (2 @ 16 oz each)</text:p>
          </table:table-cell>
          <table:table-cell table:style-name="ce49" office:value-type="float" office:value="0">
            <text:p><text:s/>- </text:p>
          </table:table-cell>
          <table:table-cell table:style-name="ce55" table:formula="oooc:=INT([.G46]/16)" office:value-type="float" office:value="0">
            <text:p><text:s/></text:p>
          </table:table-cell>
          <table:table-cell table:style-name="ce61" table:formula="oooc:=[.G46]-([.H46]*16)" office:value-type="float" office:value="0">
            <text:p><text:s/>- </text:p>
          </table:table-cell>
          <table:table-cell table:style-name="ce66" table:formula="oooc:=[.H46]+([.I46]/16)" office:value-type="float" office:value="0">
            <text:p><text:s/>- <text:s text:c="2"/></text:p>
          </table:table-cell>
          <table:table-cell table:style-name="ce72" table:formula="oooc:=28.34952*[.G46]" office:value-type="float" office:value="0">
            <text:p><text:s/>- </text:p>
          </table:table-cell>
          <table:table-cell table:style-name="ce77" table:formula="oooc:=[.K46]/1000" office:value-type="float" office:value="0">
            <text:p><text:s/>- <text:s text:c="2"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office:value-type="string">
            <text:p>Tent bottle</text:p>
          </table:table-cell>
          <table:table-cell table:style-name="ce49" office:value-type="float" office:value="2.2">
            <text:p>2.2</text:p>
          </table:table-cell>
          <table:table-cell table:style-name="ce55" table:formula="oooc:=INT([.G47]/16)" office:value-type="float" office:value="0">
            <text:p><text:s/></text:p>
          </table:table-cell>
          <table:table-cell table:style-name="ce61" table:formula="oooc:=[.G47]-([.H47]*16)" office:value-type="float" office:value="2.2">
            <text:p>2.2</text:p>
          </table:table-cell>
          <table:table-cell table:style-name="ce66" table:formula="oooc:=[.H47]+([.I47]/16)" office:value-type="float" office:value="0.1375">
            <text:p>0.14 <text:s/></text:p>
          </table:table-cell>
          <table:table-cell table:style-name="ce72" table:formula="oooc:=28.34952*[.G47]" office:value-type="float" office:value="62.368944">
            <text:p>62</text:p>
          </table:table-cell>
          <table:table-cell table:style-name="ce77" table:formula="oooc:=[.K47]/1000" office:value-type="float" office:value="0.062368944">
            <text:p>0.06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In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office:value-type="string">
            <text:p>Tripod in vehicle for after trail pictures</text:p>
          </table:table-cell>
          <table:table-cell table:style-name="ce50" office:value-type="float" office:value="0">
            <text:p><text:s/>- </text:p>
          </table:table-cell>
          <table:table-cell table:style-name="ce55" table:formula="oooc:=INT([.G48]/16)" office:value-type="float" office:value="0">
            <text:p><text:s/></text:p>
          </table:table-cell>
          <table:table-cell table:style-name="ce61" table:formula="oooc:=[.G48]-([.H48]*16)" office:value-type="float" office:value="0">
            <text:p><text:s/>- </text:p>
          </table:table-cell>
          <table:table-cell table:style-name="ce66" table:formula="oooc:=[.H48]+([.I48]/16)" office:value-type="float" office:value="0">
            <text:p><text:s/>- <text:s text:c="2"/></text:p>
          </table:table-cell>
          <table:table-cell table:style-name="ce72" table:formula="oooc:=28.34952*[.G48]" office:value-type="float" office:value="0">
            <text:p><text:s/>- </text:p>
          </table:table-cell>
          <table:table-cell table:style-name="ce77" table:formula="oooc:=[.K48]/1000" office:value-type="float" office:value="0">
            <text:p><text:s/>- <text:s text:c="2"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table:style-name="ce40" office:value-type="string">
            <text:p><text:span text:style-name="T4"><text:a xlink:href="#Utility_Kit">Utility kit</text:a></text:span></text:p>
          </table:table-cell>
          <table:table-cell table:style-name="ce48" table:formula="oooc:=[$'Kit Detail'.K248]" office:value-type="float" office:value="8.1">
            <text:p>8.1</text:p>
          </table:table-cell>
          <table:table-cell table:style-name="ce55" table:formula="oooc:=INT([.G49]/16)" office:value-type="float" office:value="0">
            <text:p><text:s/></text:p>
          </table:table-cell>
          <table:table-cell table:style-name="ce61" table:formula="oooc:=[.G49]-([.H49]*16)" office:value-type="float" office:value="8.1">
            <text:p>8.1</text:p>
          </table:table-cell>
          <table:table-cell table:style-name="ce66" table:formula="oooc:=[.H49]+([.I49]/16)" office:value-type="float" office:value="0.50625">
            <text:p>0.51 <text:s/></text:p>
          </table:table-cell>
          <table:table-cell table:style-name="ce72" table:formula="oooc:=28.34952*[.G49]" office:value-type="float" office:value="229.631112">
            <text:p>230</text:p>
          </table:table-cell>
          <table:table-cell table:style-name="ce77" table:formula="oooc:=[.K49]/1000" office:value-type="float" office:value="0.229631112">
            <text:p>0.2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table:style-name="ce41" office:value-type="string">
            <text:p><text:span text:style-name="T4"><text:a xlink:href="#Vision_Kit">Vision kit</text:a></text:span></text:p>
          </table:table-cell>
          <table:table-cell table:style-name="ce48" table:formula="oooc:=[$'Kit Detail'.K280]" office:value-type="float" office:value="15.1">
            <text:p>15.1</text:p>
          </table:table-cell>
          <table:table-cell table:style-name="ce55" table:formula="oooc:=INT([.G50]/16)" office:value-type="float" office:value="0">
            <text:p><text:s/></text:p>
          </table:table-cell>
          <table:table-cell table:style-name="ce61" table:formula="oooc:=[.G50]-([.H50]*16)" office:value-type="float" office:value="15.1">
            <text:p>15.1</text:p>
          </table:table-cell>
          <table:table-cell table:style-name="ce66" table:formula="oooc:=[.H50]+([.I50]/16)" office:value-type="float" office:value="0.94375">
            <text:p>0.94 <text:s/></text:p>
          </table:table-cell>
          <table:table-cell table:style-name="ce72" table:formula="oooc:=28.34952*[.G50]" office:value-type="float" office:value="428.077752">
            <text:p>428</text:p>
          </table:table-cell>
          <table:table-cell table:style-name="ce77" table:formula="oooc:=[.K50]/1000" office:value-type="float" office:value="0.428077752">
            <text:p>0.4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In</text:p>
          </table:table-cell>
          <table:table-cell office:value-type="string">
            <text:p>Base</text:p>
          </table:table-cell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table:style-name="ce41" office:value-type="string">
            <text:p><text:span text:style-name="T4"><text:a xlink:href="#Wallet_Kit">Wallet kit </text:a></text:span></text:p>
          </table:table-cell>
          <table:table-cell table:style-name="ce48" table:formula="oooc:=[$'Kit Detail'.K293]" office:value-type="float" office:value="1">
            <text:p>1.0</text:p>
          </table:table-cell>
          <table:table-cell table:style-name="ce55" table:formula="oooc:=INT([.G51]/16)" office:value-type="float" office:value="0">
            <text:p><text:s/></text:p>
          </table:table-cell>
          <table:table-cell table:style-name="ce61" table:formula="oooc:=[.G51]-([.H51]*16)" office:value-type="float" office:value="1">
            <text:p>1.0</text:p>
          </table:table-cell>
          <table:table-cell table:style-name="ce66" table:formula="oooc:=[.H51]+([.I51]/16)" office:value-type="float" office:value="0.0625">
            <text:p>0.06 <text:s/></text:p>
          </table:table-cell>
          <table:table-cell table:style-name="ce72" table:formula="oooc:=28.34952*[.G51]" office:value-type="float" office:value="28.34952">
            <text:p>28</text:p>
          </table:table-cell>
          <table:table-cell table:style-name="ce77" table:formula="oooc:=[.K51]/1000" office:value-type="float" office:value="0.02834952">
            <text:p>0.0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number-columns-repeated="2" office:value-type="string">
            <text:p>Wear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Base layer - briefs - Capilene <text:s/>blue - size L</text:p>
          </table:table-cell>
          <table:table-cell table:style-name="ce49" office:value-type="float" office:value="1.9">
            <text:p>1.9</text:p>
          </table:table-cell>
          <table:table-cell table:style-name="ce55" table:formula="oooc:=INT([.G52]/16)" office:value-type="float" office:value="0">
            <text:p><text:s/></text:p>
          </table:table-cell>
          <table:table-cell table:style-name="ce61" table:formula="oooc:=[.G52]-([.H52]*16)" office:value-type="float" office:value="1.9">
            <text:p>1.9</text:p>
          </table:table-cell>
          <table:table-cell table:style-name="ce66" table:formula="oooc:=[.H52]+([.I52]/16)" office:value-type="float" office:value="0.11875">
            <text:p>0.12 <text:s/></text:p>
          </table:table-cell>
          <table:table-cell table:style-name="ce72" table:formula="oooc:=28.34952*[.G52]" office:value-type="float" office:value="53.864088">
            <text:p>54</text:p>
          </table:table-cell>
          <table:table-cell table:style-name="ce77" table:formula="oooc:=[.K52]/1000" office:value-type="float" office:value="0.053864088">
            <text:p>0.05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Wear</text:p>
          </table:table-cell>
          <table:table-cell office:value-type="string">
            <text:p>Wear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Base layer - shirt - med wt Capilene - long sleeve - spruce</text:p>
          </table:table-cell>
          <table:table-cell table:style-name="ce50" office:value-type="float" office:value="8.9">
            <text:p>8.9</text:p>
          </table:table-cell>
          <table:table-cell table:style-name="ce55" table:formula="oooc:=INT([.G53]/16)" office:value-type="float" office:value="0">
            <text:p><text:s/></text:p>
          </table:table-cell>
          <table:table-cell table:style-name="ce61" table:formula="oooc:=[.G53]-([.H53]*16)" office:value-type="float" office:value="8.9">
            <text:p>8.9</text:p>
          </table:table-cell>
          <table:table-cell table:style-name="ce66" table:formula="oooc:=[.H53]+([.I53]/16)" office:value-type="float" office:value="0.55625">
            <text:p>0.56 <text:s/></text:p>
          </table:table-cell>
          <table:table-cell table:style-name="ce72" table:formula="oooc:=28.34952*[.G53]" office:value-type="float" office:value="252.310728">
            <text:p>252</text:p>
          </table:table-cell>
          <table:table-cell table:style-name="ce77" table:formula="oooc:=[.K53]/1000" office:value-type="float" office:value="0.252310728">
            <text:p>0.25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number-columns-repeated="2" office:value-type="string">
            <text:p>Wear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Hat - nylon ball cap with chin cord - silver</text:p>
          </table:table-cell>
          <table:table-cell table:style-name="ce49" office:value-type="float" office:value="2.1">
            <text:p>2.1</text:p>
          </table:table-cell>
          <table:table-cell table:style-name="ce55" table:formula="oooc:=INT([.G54]/16)" office:value-type="float" office:value="0">
            <text:p><text:s/></text:p>
          </table:table-cell>
          <table:table-cell table:style-name="ce61" table:formula="oooc:=[.G54]-([.H54]*16)" office:value-type="float" office:value="2.1">
            <text:p>2.1</text:p>
          </table:table-cell>
          <table:table-cell table:style-name="ce66" table:formula="oooc:=[.H54]+([.I54]/16)" office:value-type="float" office:value="0.13125">
            <text:p>0.13 <text:s/></text:p>
          </table:table-cell>
          <table:table-cell table:style-name="ce72" table:formula="oooc:=28.34952*[.G54]" office:value-type="float" office:value="59.533992">
            <text:p>60</text:p>
          </table:table-cell>
          <table:table-cell table:style-name="ce77" table:formula="oooc:=[.K54]/1000" office:value-type="float" office:value="0.059533992">
            <text:p>0.06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number-columns-repeated="2" office:value-type="string">
            <text:p>Wear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Pants - Sportif Cordura with sewn-in belt</text:p>
          </table:table-cell>
          <table:table-cell table:style-name="ce49" office:value-type="float" office:value="13.2">
            <text:p>13.2</text:p>
          </table:table-cell>
          <table:table-cell table:style-name="ce55" table:formula="oooc:=INT([.G55]/16)" office:value-type="float" office:value="0">
            <text:p><text:s/></text:p>
          </table:table-cell>
          <table:table-cell table:style-name="ce61" table:formula="oooc:=[.G55]-([.H55]*16)" office:value-type="float" office:value="13.2">
            <text:p>13.2</text:p>
          </table:table-cell>
          <table:table-cell table:style-name="ce66" table:formula="oooc:=[.H55]+([.I55]/16)" office:value-type="float" office:value="0.825">
            <text:p>0.83 <text:s/></text:p>
          </table:table-cell>
          <table:table-cell table:style-name="ce72" table:formula="oooc:=28.34952*[.G55]" office:value-type="float" office:value="374.213664">
            <text:p>374</text:p>
          </table:table-cell>
          <table:table-cell table:style-name="ce77" table:formula="oooc:=[.K55]/1000" office:value-type="float" office:value="0.374213664">
            <text:p>0.3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5">
          <table:table-cell/>
          <table:table-cell table:number-columns-repeated="2" office:value-type="string">
            <text:p>Wear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table:style-name="ce40" office:value-type="string">
            <text:p><text:span text:style-name="T4"><text:a xlink:href="#Shoes">Shoes - New Balance 766 with SuperFeet insoles</text:a></text:span></text:p>
          </table:table-cell>
          <table:table-cell table:style-name="ce48" table:formula="oooc:=[$'Kit Detail'.K208]" office:value-type="float" office:value="31.6">
            <text:p>31.6</text:p>
          </table:table-cell>
          <table:table-cell table:style-name="ce55" table:formula="oooc:=INT([.G56]/16)" office:value-type="float" office:value="1">
            <text:p>1</text:p>
          </table:table-cell>
          <table:table-cell table:style-name="ce61" table:formula="oooc:=[.G56]-([.H56]*16)" office:value-type="float" office:value="15.6">
            <text:p>15.6</text:p>
          </table:table-cell>
          <table:table-cell table:style-name="ce66" table:formula="oooc:=[.H56]+([.I56]/16)" office:value-type="float" office:value="1.975">
            <text:p>1.98 <text:s/></text:p>
          </table:table-cell>
          <table:table-cell table:style-name="ce72" table:formula="oooc:=28.34952*[.G56]" office:value-type="float" office:value="895.844832">
            <text:p>896</text:p>
          </table:table-cell>
          <table:table-cell table:style-name="ce77" table:formula="oooc:=[.K56]/1000" office:value-type="float" office:value="0.895844832">
            <text:p>0.90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number-columns-repeated="2" office:value-type="string">
            <text:p>Wear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Socks - Wigwam El-Pine rag wool - size L</text:p>
          </table:table-cell>
          <table:table-cell table:style-name="ce49" office:value-type="float" office:value="5">
            <text:p>5.0</text:p>
          </table:table-cell>
          <table:table-cell table:style-name="ce55" table:formula="oooc:=INT([.G57]/16)" office:value-type="float" office:value="0">
            <text:p><text:s/></text:p>
          </table:table-cell>
          <table:table-cell table:style-name="ce61" table:formula="oooc:=[.G57]-([.H57]*16)" office:value-type="float" office:value="5">
            <text:p>5.0</text:p>
          </table:table-cell>
          <table:table-cell table:style-name="ce66" table:formula="oooc:=[.H57]+([.I57]/16)" office:value-type="float" office:value="0.3125">
            <text:p>0.31 <text:s/></text:p>
          </table:table-cell>
          <table:table-cell table:style-name="ce72" table:formula="oooc:=28.34952*[.G57]" office:value-type="float" office:value="141.7476">
            <text:p>142</text:p>
          </table:table-cell>
          <table:table-cell table:style-name="ce77" table:formula="oooc:=[.K57]/1000" office:value-type="float" office:value="0.1417476">
            <text:p>0.1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number-columns-repeated="2" office:value-type="string">
            <text:p>Wear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Watch - digital with nylon band and wrist compass</text:p>
          </table:table-cell>
          <table:table-cell table:style-name="ce49" office:value-type="float" office:value="1.6">
            <text:p>1.6</text:p>
          </table:table-cell>
          <table:table-cell table:style-name="ce55" table:formula="oooc:=INT([.G58]/16)" office:value-type="float" office:value="0">
            <text:p><text:s/></text:p>
          </table:table-cell>
          <table:table-cell table:style-name="ce61" table:formula="oooc:=[.G58]-([.H58]*16)" office:value-type="float" office:value="1.6">
            <text:p>1.6</text:p>
          </table:table-cell>
          <table:table-cell table:style-name="ce66" table:formula="oooc:=[.H58]+([.I58]/16)" office:value-type="float" office:value="0.1">
            <text:p>0.10 <text:s/></text:p>
          </table:table-cell>
          <table:table-cell table:style-name="ce72" table:formula="oooc:=28.34952*[.G58]" office:value-type="float" office:value="45.359232">
            <text:p>45</text:p>
          </table:table-cell>
          <table:table-cell table:style-name="ce77" table:formula="oooc:=[.K58]/1000" office:value-type="float" office:value="0.045359232">
            <text:p>0.05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Out</text:p>
          </table:table-cell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office:value-type="string">
            <text:p>Pack</text:p>
          </table:table-cell>
          <table:table-cell table:style-name="ce40" office:value-type="string">
            <text:p><text:span text:style-name="T4"><text:a xlink:href="#Kelty_Cloud_4500_White_Pack">Pack - Kelty Cloud 4500 Spectra</text:a></text:span></text:p>
          </table:table-cell>
          <table:table-cell table:style-name="ce48" table:formula="oooc:=[$'Pack Detail'.K57]" office:value-type="float" office:value="50.6">
            <text:p>50.6</text:p>
          </table:table-cell>
          <table:table-cell table:style-name="ce55" table:formula="oooc:=INT([.G59]/16)" office:value-type="float" office:value="3">
            <text:p>3</text:p>
          </table:table-cell>
          <table:table-cell table:style-name="ce61" table:formula="oooc:=[.G59]-([.H59]*16)" office:value-type="float" office:value="2.6">
            <text:p>2.6</text:p>
          </table:table-cell>
          <table:table-cell table:style-name="ce66" table:formula="oooc:=[.H59]+([.I59]/16)" office:value-type="float" office:value="3.1625">
            <text:p>3.16 <text:s/></text:p>
          </table:table-cell>
          <table:table-cell table:style-name="ce72" table:formula="oooc:=28.34952*[.G59]" office:value-type="float" office:value="1434.485712">
            <text:p>1,434</text:p>
          </table:table-cell>
          <table:table-cell table:style-name="ce77" table:formula="oooc:=[.K59]/1000" office:value-type="float" office:value="1.434485712">
            <text:p>1.4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1">
            <text:p>1</text:p>
          </table:table-cell>
          <table:table-cell table:style-name="ce36" office:value-type="string">
            <text:p>Pack</text:p>
          </table:table-cell>
          <table:table-cell table:style-name="ce29" office:value-type="string">
            <text:p>Pack - Kelty Redwing daypack - Olive #1</text:p>
          </table:table-cell>
          <table:table-cell table:style-name="ce50" office:value-type="float" office:value="48">
            <text:p>48.0</text:p>
          </table:table-cell>
          <table:table-cell table:style-name="ce55" table:formula="oooc:=INT([.G60]/16)" office:value-type="float" office:value="3">
            <text:p>3</text:p>
          </table:table-cell>
          <table:table-cell table:style-name="ce61" table:formula="oooc:=[.G60]-([.H60]*16)" office:value-type="float" office:value="0">
            <text:p><text:s/>- </text:p>
          </table:table-cell>
          <table:table-cell table:style-name="ce66" table:formula="oooc:=[.H60]+([.I60]/16)" office:value-type="float" office:value="3">
            <text:p>3.00 <text:s/></text:p>
          </table:table-cell>
          <table:table-cell table:style-name="ce72" table:formula="oooc:=28.34952*[.G60]" office:value-type="float" office:value="1360.77696">
            <text:p>1,361</text:p>
          </table:table-cell>
          <table:table-cell table:style-name="ce77" table:formula="oooc:=[.K60]/1000" office:value-type="float" office:value="1.36077696">
            <text:p>1.36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1">
            <text:p>1</text:p>
          </table:table-cell>
          <table:table-cell table:style-name="ce36" office:value-type="string">
            <text:p>Pack</text:p>
          </table:table-cell>
          <table:table-cell table:style-name="ce29" office:value-type="string">
            <text:p>Pack - Northface fanny pack</text:p>
          </table:table-cell>
          <table:table-cell table:style-name="ce50" office:value-type="float" office:value="12">
            <text:p>12.0</text:p>
          </table:table-cell>
          <table:table-cell table:style-name="ce55" table:formula="oooc:=INT([.G61]/16)" office:value-type="float" office:value="0">
            <text:p><text:s/></text:p>
          </table:table-cell>
          <table:table-cell table:style-name="ce61" table:formula="oooc:=[.G61]-([.H61]*16)" office:value-type="float" office:value="12">
            <text:p>12.0</text:p>
          </table:table-cell>
          <table:table-cell table:style-name="ce66" table:formula="oooc:=[.H61]+([.I61]/16)" office:value-type="float" office:value="0.75">
            <text:p>0.75 <text:s/></text:p>
          </table:table-cell>
          <table:table-cell table:style-name="ce72" table:formula="oooc:=28.34952*[.G61]" office:value-type="float" office:value="340.19424">
            <text:p>340</text:p>
          </table:table-cell>
          <table:table-cell table:style-name="ce77" table:formula="oooc:=[.K61]/1000" office:value-type="float" office:value="0.34019424">
            <text:p>0.34 <text:s/></text:p>
          </table:table-cell>
          <table:table-cell table:style-name="Default"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1">
            <text:p>1</text:p>
          </table:table-cell>
          <table:table-cell table:style-name="ce36" office:value-type="string">
            <text:p>Pack</text:p>
          </table:table-cell>
          <table:table-cell table:style-name="ce29" office:value-type="string">
            <text:p>Umbrella - Mylar cover</text:p>
          </table:table-cell>
          <table:table-cell table:style-name="ce50" office:value-type="float" office:value="9.4">
            <text:p>9.4</text:p>
          </table:table-cell>
          <table:table-cell table:style-name="ce55" table:formula="oooc:=INT([.G62]/16)" office:value-type="float" office:value="0">
            <text:p><text:s/></text:p>
          </table:table-cell>
          <table:table-cell table:style-name="ce61" table:formula="oooc:=[.G62]-([.H62]*16)" office:value-type="float" office:value="9.4">
            <text:p>9.4</text:p>
          </table:table-cell>
          <table:table-cell table:style-name="ce66" table:formula="oooc:=[.H62]+([.I62]/16)" office:value-type="float" office:value="0.5875">
            <text:p>0.59 <text:s/></text:p>
          </table:table-cell>
          <table:table-cell table:style-name="ce72" table:formula="oooc:=28.34952*[.G62]" office:value-type="float" office:value="266.485488">
            <text:p>266</text:p>
          </table:table-cell>
          <table:table-cell table:style-name="ce77" table:formula="oooc:=[.K62]/1000" office:value-type="float" office:value="0.266485488">
            <text:p>0.27 <text:s/>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Out</text:p>
          </table:table-cell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office:value-type="string">
            <text:p>Pack</text:p>
          </table:table-cell>
          <table:table-cell table:style-name="ce41" office:value-type="string">
            <text:p><text:span text:style-name="T4"><text:a xlink:href="#Utility_shed">Utility shed - black zippered - with 3 straps</text:a></text:span></text:p>
          </table:table-cell>
          <table:table-cell table:style-name="ce48" table:formula="oooc:=[$'Pack Detail'.K67]" office:value-type="float" office:value="6.6">
            <text:p>6.6</text:p>
          </table:table-cell>
          <table:table-cell table:style-name="ce55" table:formula="oooc:=INT([.G63]/16)" office:value-type="float" office:value="0">
            <text:p><text:s/></text:p>
          </table:table-cell>
          <table:table-cell table:style-name="ce61" table:formula="oooc:=[.G63]-([.H63]*16)" office:value-type="float" office:value="6.6">
            <text:p>6.6</text:p>
          </table:table-cell>
          <table:table-cell table:style-name="ce66" table:formula="oooc:=[.H63]+([.I63]/16)" office:value-type="float" office:value="0.4125">
            <text:p>0.41 <text:s/></text:p>
          </table:table-cell>
          <table:table-cell table:style-name="ce72" table:formula="oooc:=28.34952*[.G63]" office:value-type="float" office:value="187.106832">
            <text:p>187</text:p>
          </table:table-cell>
          <table:table-cell table:style-name="ce77" table:formula="oooc:=[.K63]/1000" office:value-type="float" office:value="0.187106832">
            <text:p>0.19 <text:s/>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2">
            <text:p>2</text:p>
          </table:table-cell>
          <table:table-cell table:style-name="ce36" office:value-type="string">
            <text:p>Shelter</text:p>
          </table:table-cell>
          <table:table-cell table:style-name="ce40" office:value-type="string">
            <text:p><text:span text:style-name="T4"><text:a xlink:href="#AireFrame_1">AireFrame #I propotype tent - complete</text:a></text:span></text:p>
          </table:table-cell>
          <table:table-cell table:style-name="ce48" table:formula="oooc:=[$'Shelter Detail'.K76]" office:value-type="float" office:value="85">
            <text:p>85.0</text:p>
          </table:table-cell>
          <table:table-cell table:style-name="ce55" table:formula="oooc:=INT([.G64]/16)" office:value-type="float" office:value="5">
            <text:p>5</text:p>
          </table:table-cell>
          <table:table-cell table:style-name="ce61" table:formula="oooc:=[.G64]-([.H64]*16)" office:value-type="float" office:value="4.99999999999999">
            <text:p>5.0</text:p>
          </table:table-cell>
          <table:table-cell table:style-name="ce66" table:formula="oooc:=[.H64]+([.I64]/16)" office:value-type="float" office:value="5.3125">
            <text:p>5.31 <text:s/></text:p>
          </table:table-cell>
          <table:table-cell table:style-name="ce72" table:formula="oooc:=28.34952*[.G64]" office:value-type="float" office:value="2409.7092">
            <text:p>2,410</text:p>
          </table:table-cell>
          <table:table-cell table:style-name="ce77" table:formula="oooc:=[.K64]/1000" office:value-type="float" office:value="2.4097092">
            <text:p>2.4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2">
            <text:p>2</text:p>
          </table:table-cell>
          <table:table-cell table:style-name="ce36" office:value-type="string">
            <text:p>Shelter</text:p>
          </table:table-cell>
          <table:table-cell table:style-name="ce40" office:value-type="string">
            <text:p><text:span text:style-name="T4"><text:a xlink:href="#AireFrame_Solo">AireFrame Solo tent - prototype - complete</text:a></text:span></text:p>
          </table:table-cell>
          <table:table-cell table:style-name="ce48" table:formula="oooc:=[$'Shelter Detail'.K37]" office:value-type="float" office:value="59.5">
            <text:p>59.5</text:p>
          </table:table-cell>
          <table:table-cell table:style-name="ce55" table:formula="oooc:=INT([.G65]/16)" office:value-type="float" office:value="3">
            <text:p>3</text:p>
          </table:table-cell>
          <table:table-cell table:style-name="ce61" table:formula="oooc:=[.G65]-([.H65]*16)" office:value-type="float" office:value="11.5">
            <text:p>11.5</text:p>
          </table:table-cell>
          <table:table-cell table:style-name="ce66" table:formula="oooc:=[.H65]+([.I65]/16)" office:value-type="float" office:value="3.71875">
            <text:p>3.72 <text:s/></text:p>
          </table:table-cell>
          <table:table-cell table:style-name="ce72" table:formula="oooc:=28.34952*[.G65]" office:value-type="float" office:value="1686.79644">
            <text:p>1,687</text:p>
          </table:table-cell>
          <table:table-cell table:style-name="ce77" table:formula="oooc:=[.K65]/1000" office:value-type="float" office:value="1.68679644">
            <text:p>1.69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2">
            <text:p>2</text:p>
          </table:table-cell>
          <table:table-cell table:style-name="ce36" office:value-type="string">
            <text:p>Shelter</text:p>
          </table:table-cell>
          <table:table-cell table:style-name="ce41" office:value-type="string">
            <text:p><text:span text:style-name="T4"><text:a xlink:href="#Eureka_Zephyr">Eureka Zephyr tent - complete</text:a></text:span></text:p>
          </table:table-cell>
          <table:table-cell table:style-name="ce48" table:formula="oooc:=[$'Shelter Detail'.K112]" office:value-type="float" office:value="70.2">
            <text:p>70.2</text:p>
          </table:table-cell>
          <table:table-cell table:style-name="ce55" table:formula="oooc:=INT([.G66]/16)" office:value-type="float" office:value="4">
            <text:p>4</text:p>
          </table:table-cell>
          <table:table-cell table:style-name="ce61" table:formula="oooc:=[.G66]-([.H66]*16)" office:value-type="float" office:value="6.2">
            <text:p>6.2</text:p>
          </table:table-cell>
          <table:table-cell table:style-name="ce66" table:formula="oooc:=[.H66]+([.I66]/16)" office:value-type="float" office:value="4.3875">
            <text:p>4.39 <text:s/></text:p>
          </table:table-cell>
          <table:table-cell table:style-name="ce72" table:formula="oooc:=28.34952*[.G66]" office:value-type="float" office:value="1990.136304">
            <text:p>1,990</text:p>
          </table:table-cell>
          <table:table-cell table:style-name="ce77" table:formula="oooc:=[.K66]/1000" office:value-type="float" office:value="1.990136304">
            <text:p>1.99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2">
            <text:p>2</text:p>
          </table:table-cell>
          <table:table-cell table:style-name="ce36" office:value-type="string">
            <text:p>Shelter</text:p>
          </table:table-cell>
          <table:table-cell table:style-name="ce29" office:value-type="string">
            <text:p>Ground cloth - OD - fits Zephyr</text:p>
          </table:table-cell>
          <table:table-cell table:style-name="ce50" office:value-type="float" office:value="4.7">
            <text:p>4.7</text:p>
          </table:table-cell>
          <table:table-cell table:style-name="ce55" table:formula="oooc:=INT([.G67]/16)" office:value-type="float" office:value="0">
            <text:p><text:s/></text:p>
          </table:table-cell>
          <table:table-cell table:style-name="ce61" table:formula="oooc:=[.G67]-([.H67]*16)" office:value-type="float" office:value="4.7">
            <text:p>4.7</text:p>
          </table:table-cell>
          <table:table-cell table:style-name="ce66" table:formula="oooc:=[.H67]+([.I67]/16)" office:value-type="float" office:value="0.29375">
            <text:p>0.29 <text:s/></text:p>
          </table:table-cell>
          <table:table-cell table:style-name="ce72" table:formula="oooc:=28.34952*[.G67]" office:value-type="float" office:value="133.242744">
            <text:p>133</text:p>
          </table:table-cell>
          <table:table-cell table:style-name="ce77" table:formula="oooc:=[.K67]/1000" office:value-type="float" office:value="0.133242744">
            <text:p>0.1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2">
            <text:p>2</text:p>
          </table:table-cell>
          <table:table-cell table:style-name="ce36" office:value-type="string">
            <text:p>Shelter</text:p>
          </table:table-cell>
          <table:table-cell table:style-name="ce29" office:value-type="string">
            <text:p>Ground cloth - OD - front porch</text:p>
          </table:table-cell>
          <table:table-cell table:style-name="ce50" office:value-type="float" office:value="0.8">
            <text:p>0.8</text:p>
          </table:table-cell>
          <table:table-cell table:style-name="ce55" table:formula="oooc:=INT([.G68]/16)" office:value-type="float" office:value="0">
            <text:p><text:s/></text:p>
          </table:table-cell>
          <table:table-cell table:style-name="ce61" table:formula="oooc:=[.G68]-([.H68]*16)" office:value-type="float" office:value="0.8">
            <text:p>0.8</text:p>
          </table:table-cell>
          <table:table-cell table:style-name="ce66" table:formula="oooc:=[.H68]+([.I68]/16)" office:value-type="float" office:value="0.05">
            <text:p>0.05 <text:s/></text:p>
          </table:table-cell>
          <table:table-cell table:style-name="ce72" table:formula="oooc:=28.34952*[.G68]" office:value-type="float" office:value="22.679616">
            <text:p>23</text:p>
          </table:table-cell>
          <table:table-cell table:style-name="ce77" table:formula="oooc:=[.K68]/1000" office:value-type="float" office:value="0.022679616">
            <text:p>0.02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2">
            <text:p>2</text:p>
          </table:table-cell>
          <table:table-cell table:style-name="ce36" office:value-type="string">
            <text:p>Shelter</text:p>
          </table:table-cell>
          <table:table-cell table:style-name="ce29" office:value-type="string">
            <text:p>Rope - 100 feet OD nylon line for tarp</text:p>
          </table:table-cell>
          <table:table-cell table:style-name="ce50" office:value-type="float" office:value="5">
            <text:p>5.0</text:p>
          </table:table-cell>
          <table:table-cell table:style-name="ce55" table:formula="oooc:=INT([.G69]/16)" office:value-type="float" office:value="0">
            <text:p><text:s/></text:p>
          </table:table-cell>
          <table:table-cell table:style-name="ce61" table:formula="oooc:=[.G69]-([.H69]*16)" office:value-type="float" office:value="5">
            <text:p>5.0</text:p>
          </table:table-cell>
          <table:table-cell table:style-name="ce66" table:formula="oooc:=[.H69]+([.I69]/16)" office:value-type="float" office:value="0.3125">
            <text:p>0.31 <text:s/></text:p>
          </table:table-cell>
          <table:table-cell table:style-name="ce72" table:formula="oooc:=28.34952*[.G69]" office:value-type="float" office:value="141.7476">
            <text:p>142</text:p>
          </table:table-cell>
          <table:table-cell table:style-name="ce77" table:formula="oooc:=[.K69]/1000" office:value-type="float" office:value="0.1417476">
            <text:p>0.1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2">
            <text:p>2</text:p>
          </table:table-cell>
          <table:table-cell table:style-name="ce36" office:value-type="string">
            <text:p>Shelter</text:p>
          </table:table-cell>
          <table:table-cell table:style-name="ce40" office:value-type="string">
            <text:p><text:span text:style-name="T4"><text:a xlink:href="#Europa_I">Six Moon Designs Europa I - complete</text:a></text:span></text:p>
          </table:table-cell>
          <table:table-cell table:style-name="ce48" table:formula="oooc:=[$'Shelter Detail'.K144]" office:value-type="float" office:value="49.9">
            <text:p>49.9</text:p>
          </table:table-cell>
          <table:table-cell table:style-name="ce55" table:formula="oooc:=INT([.G70]/16)" office:value-type="float" office:value="3">
            <text:p>3</text:p>
          </table:table-cell>
          <table:table-cell table:style-name="ce61" table:formula="oooc:=[.G70]-([.H70]*16)" office:value-type="float" office:value="1.90000000000001">
            <text:p>1.9</text:p>
          </table:table-cell>
          <table:table-cell table:style-name="ce66" table:formula="oooc:=[.H70]+([.I70]/16)" office:value-type="float" office:value="3.11875">
            <text:p>3.12 <text:s/></text:p>
          </table:table-cell>
          <table:table-cell table:style-name="ce72" table:formula="oooc:=28.34952*[.G70]" office:value-type="float" office:value="1414.641048">
            <text:p>1,415</text:p>
          </table:table-cell>
          <table:table-cell table:style-name="ce77" table:formula="oooc:=[.K70]/1000" office:value-type="float" office:value="1.414641048">
            <text:p>1.41 <text:s/></text:p>
          </table:table-cell>
          <table:table-cell table:style-name="ce80"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2">
            <text:p>2</text:p>
          </table:table-cell>
          <table:table-cell table:style-name="ce36" office:value-type="string">
            <text:p>Shelter</text:p>
          </table:table-cell>
          <table:table-cell table:style-name="ce29" office:value-type="string">
            <text:p>Tarp/ground cloth - black <text:s/>- 6 x 8</text:p>
          </table:table-cell>
          <table:table-cell table:style-name="ce50" office:value-type="float" office:value="18">
            <text:p>18.0</text:p>
          </table:table-cell>
          <table:table-cell table:style-name="ce55" table:formula="oooc:=INT([.G71]/16)" office:value-type="float" office:value="1">
            <text:p>1</text:p>
          </table:table-cell>
          <table:table-cell table:style-name="ce61" table:formula="oooc:=[.G71]-([.H71]*16)" office:value-type="float" office:value="2">
            <text:p>2.0</text:p>
          </table:table-cell>
          <table:table-cell table:style-name="ce66" table:formula="oooc:=[.H71]+([.I71]/16)" office:value-type="float" office:value="1.125">
            <text:p>1.13 <text:s/></text:p>
          </table:table-cell>
          <table:table-cell table:style-name="ce72" table:formula="oooc:=28.34952*[.G71]" office:value-type="float" office:value="510.29136">
            <text:p>510</text:p>
          </table:table-cell>
          <table:table-cell table:style-name="ce77" table:formula="oooc:=[.K71]/1000" office:value-type="float" office:value="0.51029136">
            <text:p>0.5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3">
            <text:p>3</text:p>
          </table:table-cell>
          <table:table-cell table:style-name="ce36" office:value-type="string">
            <text:p>Sleeping</text:p>
          </table:table-cell>
          <table:table-cell table:style-name="ce29" office:value-type="string">
            <text:p>Mattress - 3/4 length Therm-A-Rest - standard</text:p>
          </table:table-cell>
          <table:table-cell table:style-name="ce50" office:value-type="float" office:value="25">
            <text:p>25.0</text:p>
          </table:table-cell>
          <table:table-cell table:style-name="ce55" table:formula="oooc:=INT([.G72]/16)" office:value-type="float" office:value="1">
            <text:p>1</text:p>
          </table:table-cell>
          <table:table-cell table:style-name="ce61" table:formula="oooc:=[.G72]-([.H72]*16)" office:value-type="float" office:value="9">
            <text:p>9.0</text:p>
          </table:table-cell>
          <table:table-cell table:style-name="ce66" table:formula="oooc:=[.H72]+([.I72]/16)" office:value-type="float" office:value="1.5625">
            <text:p>1.56 <text:s/></text:p>
          </table:table-cell>
          <table:table-cell table:style-name="ce72" table:formula="oooc:=28.34952*[.G72]" office:value-type="float" office:value="708.738">
            <text:p>709</text:p>
          </table:table-cell>
          <table:table-cell table:style-name="ce77" table:formula="oooc:=[.K72]/1000" office:value-type="float" office:value="0.708738">
            <text:p>0.7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3">
            <text:p>3</text:p>
          </table:table-cell>
          <table:table-cell table:style-name="ce36" office:value-type="string">
            <text:p>Sleeping</text:p>
          </table:table-cell>
          <table:table-cell table:style-name="ce29" office:value-type="string">
            <text:p>Mattress - 3/4 length Therm-A-Rest - Ultralite 1</text:p>
          </table:table-cell>
          <table:table-cell table:style-name="ce50" office:value-type="float" office:value="18">
            <text:p>18.0</text:p>
          </table:table-cell>
          <table:table-cell table:style-name="ce55" table:formula="oooc:=INT([.G73]/16)" office:value-type="float" office:value="1">
            <text:p>1</text:p>
          </table:table-cell>
          <table:table-cell table:style-name="ce61" table:formula="oooc:=[.G73]-([.H73]*16)" office:value-type="float" office:value="2">
            <text:p>2.0</text:p>
          </table:table-cell>
          <table:table-cell table:style-name="ce66" table:formula="oooc:=[.H73]+([.I73]/16)" office:value-type="float" office:value="1.125">
            <text:p>1.13 <text:s/></text:p>
          </table:table-cell>
          <table:table-cell table:style-name="ce72" table:formula="oooc:=28.34952*[.G73]" office:value-type="float" office:value="510.29136">
            <text:p>510</text:p>
          </table:table-cell>
          <table:table-cell table:style-name="ce77" table:formula="oooc:=[.K73]/1000" office:value-type="float" office:value="0.51029136">
            <text:p>0.51 <text:s/>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Out</text:p>
          </table:table-cell>
          <table:table-cell office:value-type="string">
            <text:p>Base</text:p>
          </table:table-cell>
          <table:table-cell office:value-type="float" office:value="3">
            <text:p>3</text:p>
          </table:table-cell>
          <table:table-cell office:value-type="string">
            <text:p>Sleeping</text:p>
          </table:table-cell>
          <table:table-cell office:value-type="string">
            <text:p>Mattress - poly rain cover for Thermarest</text:p>
          </table:table-cell>
          <table:table-cell table:style-name="ce49" office:value-type="float" office:value="0.2">
            <text:p>0.2</text:p>
          </table:table-cell>
          <table:table-cell table:style-name="ce55" table:formula="oooc:=INT([.G74]/16)" office:value-type="float" office:value="0">
            <text:p><text:s/></text:p>
          </table:table-cell>
          <table:table-cell table:style-name="ce61" table:formula="oooc:=[.G74]-([.H74]*16)" office:value-type="float" office:value="0.2">
            <text:p>0.2</text:p>
          </table:table-cell>
          <table:table-cell table:style-name="ce66" table:formula="oooc:=[.H74]+([.I74]/16)" office:value-type="float" office:value="0.0125">
            <text:p>0.01 <text:s/></text:p>
          </table:table-cell>
          <table:table-cell table:style-name="ce72" table:formula="oooc:=28.34952*[.G74]" office:value-type="float" office:value="5.669904">
            <text:p>6</text:p>
          </table:table-cell>
          <table:table-cell table:style-name="ce77" table:formula="oooc:=[.K74]/1000" office:value-type="float" office:value="0.005669904">
            <text:p>0.0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Out</text:p>
          </table:table-cell>
          <table:table-cell office:value-type="string">
            <text:p>Base</text:p>
          </table:table-cell>
          <table:table-cell office:value-type="float" office:value="3">
            <text:p>3</text:p>
          </table:table-cell>
          <table:table-cell office:value-type="string">
            <text:p>Sleeping</text:p>
          </table:table-cell>
          <table:table-cell office:value-type="string">
            <text:p>Mattress - poly rain cover for Z-Rest</text:p>
          </table:table-cell>
          <table:table-cell table:style-name="ce49" office:value-type="float" office:value="0.2">
            <text:p>0.2</text:p>
          </table:table-cell>
          <table:table-cell table:style-name="ce55" table:formula="oooc:=INT([.G75]/16)" office:value-type="float" office:value="0">
            <text:p><text:s/></text:p>
          </table:table-cell>
          <table:table-cell table:style-name="ce61" table:formula="oooc:=[.G75]-([.H75]*16)" office:value-type="float" office:value="0.2">
            <text:p>0.2</text:p>
          </table:table-cell>
          <table:table-cell table:style-name="ce66" table:formula="oooc:=[.H75]+([.I75]/16)" office:value-type="float" office:value="0.0125">
            <text:p>0.01 <text:s/></text:p>
          </table:table-cell>
          <table:table-cell table:style-name="ce72" table:formula="oooc:=28.34952*[.G75]" office:value-type="float" office:value="5.669904">
            <text:p>6</text:p>
          </table:table-cell>
          <table:table-cell table:style-name="ce77" table:formula="oooc:=[.K75]/1000" office:value-type="float" office:value="0.005669904">
            <text:p>0.0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Out</text:p>
          </table:table-cell>
          <table:table-cell office:value-type="string">
            <text:p>Base</text:p>
          </table:table-cell>
          <table:table-cell office:value-type="float" office:value="3">
            <text:p>3</text:p>
          </table:table-cell>
          <table:table-cell office:value-type="string">
            <text:p>Sleeping</text:p>
          </table:table-cell>
          <table:table-cell office:value-type="string">
            <text:p>Mattress - Z-Rest 4 panel pad with Velcro tabs</text:p>
          </table:table-cell>
          <table:table-cell table:style-name="ce49" office:value-type="float" office:value="4.6">
            <text:p>4.6</text:p>
          </table:table-cell>
          <table:table-cell table:style-name="ce55" table:formula="oooc:=INT([.G76]/16)" office:value-type="float" office:value="0">
            <text:p><text:s/></text:p>
          </table:table-cell>
          <table:table-cell table:style-name="ce61" table:formula="oooc:=[.G76]-([.H76]*16)" office:value-type="float" office:value="4.6">
            <text:p>4.6</text:p>
          </table:table-cell>
          <table:table-cell table:style-name="ce66" table:formula="oooc:=[.H76]+([.I76]/16)" office:value-type="float" office:value="0.2875">
            <text:p>0.29 <text:s/></text:p>
          </table:table-cell>
          <table:table-cell table:style-name="ce72" table:formula="oooc:=28.34952*[.G76]" office:value-type="float" office:value="130.407792">
            <text:p>130</text:p>
          </table:table-cell>
          <table:table-cell table:style-name="ce77" table:formula="oooc:=[.K76]/1000" office:value-type="float" office:value="0.130407792">
            <text:p>0.13 <text:s/>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Out</text:p>
          </table:table-cell>
          <table:table-cell office:value-type="string">
            <text:p>Base</text:p>
          </table:table-cell>
          <table:table-cell office:value-type="float" office:value="3">
            <text:p>3</text:p>
          </table:table-cell>
          <table:table-cell office:value-type="string">
            <text:p>Sleeping</text:p>
          </table:table-cell>
          <table:table-cell office:value-type="string">
            <text:p>Pillow - inflatable w/ blue microfleece case</text:p>
          </table:table-cell>
          <table:table-cell table:style-name="ce49" office:value-type="float" office:value="4.2">
            <text:p>4.2</text:p>
          </table:table-cell>
          <table:table-cell table:style-name="ce55" table:formula="oooc:=INT([.G77]/16)" office:value-type="float" office:value="0">
            <text:p><text:s/></text:p>
          </table:table-cell>
          <table:table-cell table:style-name="ce61" table:formula="oooc:=[.G77]-([.H77]*16)" office:value-type="float" office:value="4.2">
            <text:p>4.2</text:p>
          </table:table-cell>
          <table:table-cell table:style-name="ce66" table:formula="oooc:=[.H77]+([.I77]/16)" office:value-type="float" office:value="0.2625">
            <text:p>0.26 <text:s/></text:p>
          </table:table-cell>
          <table:table-cell table:style-name="ce72" table:formula="oooc:=28.34952*[.G77]" office:value-type="float" office:value="119.067984">
            <text:p>119</text:p>
          </table:table-cell>
          <table:table-cell table:style-name="ce77" table:formula="oooc:=[.K77]/1000" office:value-type="float" office:value="0.119067984">
            <text:p>0.12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3">
            <text:p>3</text:p>
          </table:table-cell>
          <table:table-cell table:style-name="ce36" office:value-type="string">
            <text:p>Sleeping</text:p>
          </table:table-cell>
          <table:table-cell table:style-name="ce29" office:value-type="string">
            <text:p>Sack - dry sack for sleeping bag - SS - #3 blue</text:p>
          </table:table-cell>
          <table:table-cell table:style-name="ce50" office:value-type="float" office:value="6.5">
            <text:p>6.5</text:p>
          </table:table-cell>
          <table:table-cell table:style-name="ce55" table:formula="oooc:=INT([.G78]/16)" office:value-type="float" office:value="0">
            <text:p><text:s/></text:p>
          </table:table-cell>
          <table:table-cell table:style-name="ce61" table:formula="oooc:=[.G78]-([.H78]*16)" office:value-type="float" office:value="6.5">
            <text:p>6.5</text:p>
          </table:table-cell>
          <table:table-cell table:style-name="ce66" table:formula="oooc:=[.H78]+([.I78]/16)" office:value-type="float" office:value="0.40625">
            <text:p>0.41 <text:s/></text:p>
          </table:table-cell>
          <table:table-cell table:style-name="ce72" table:formula="oooc:=28.34952*[.G78]" office:value-type="float" office:value="184.27188">
            <text:p>184</text:p>
          </table:table-cell>
          <table:table-cell table:style-name="ce77" table:formula="oooc:=[.K78]/1000" office:value-type="float" office:value="0.18427188">
            <text:p>0.18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Out</text:p>
          </table:table-cell>
          <table:table-cell office:value-type="string">
            <text:p>Base</text:p>
          </table:table-cell>
          <table:table-cell office:value-type="float" office:value="3">
            <text:p>3</text:p>
          </table:table-cell>
          <table:table-cell office:value-type="string">
            <text:p>Sleeping</text:p>
          </table:table-cell>
          <table:table-cell office:value-type="string">
            <text:p>Sleeping bag - Marmot Hydrogen +30°F</text:p>
          </table:table-cell>
          <table:table-cell table:style-name="ce49" table:formula="oooc:=16*1.5" office:value-type="float" office:value="24">
            <text:p>24.0</text:p>
          </table:table-cell>
          <table:table-cell table:style-name="ce55" table:formula="oooc:=INT([.G79]/16)" office:value-type="float" office:value="1">
            <text:p>1</text:p>
          </table:table-cell>
          <table:table-cell table:style-name="ce61" table:formula="oooc:=[.G79]-([.H79]*16)" office:value-type="float" office:value="8">
            <text:p>8.0</text:p>
          </table:table-cell>
          <table:table-cell table:style-name="ce66" table:formula="oooc:=[.H79]+([.I79]/16)" office:value-type="float" office:value="1.5">
            <text:p>1.50 <text:s/></text:p>
          </table:table-cell>
          <table:table-cell table:style-name="ce72" table:formula="oooc:=28.34952*[.G79]" office:value-type="float" office:value="680.38848">
            <text:p>680</text:p>
          </table:table-cell>
          <table:table-cell table:style-name="ce77" table:formula="oooc:=[.K79]/1000" office:value-type="float" office:value="0.68038848">
            <text:p>0.68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3">
            <text:p>3</text:p>
          </table:table-cell>
          <table:table-cell table:style-name="ce36" office:value-type="string">
            <text:p>Sleeping</text:p>
          </table:table-cell>
          <table:table-cell table:style-name="ce29" office:value-type="string">
            <office:annotation draw:style-name="gr1" draw:text-style-name="P1" svg:width="1.9602in" svg:height="1.7382in" svg:x="8.6563in" svg:y="13.7906in" draw:caption-point-x="-8.6563in" draw:caption-point-y="-13.7906in">
              <dc:date>2007-02-23T00:00:00</dc:date>
              <text:p text:style-name="P1"><text:span text:style-name="T1">Muir Trail</text:span></text:p>
              <text:p text:style-name="P1"><text:span text:style-name="T1">Size long</text:span></text:p>
              <text:p text:style-name="P1"><text:span text:style-name="T1">Left side zipper</text:span></text:p>
              <text:p text:style-name="P1"><text:span text:style-name="T1">Temp rating 20-35F</text:span></text:p>
              <text:p text:style-name="P1"><text:span text:style-name="T1">Gore Dryloft cover</text:span></text:p>
              <text:p text:style-name="P2"><text:span text:style-name="T1"/></text:p>
              <text:p text:style-name="P1"><text:span text:style-name="T1">Bag weight alone: <text:s/>2#, 12 oz</text:span></text:p>
              <text:p text:style-name="P1"><text:span text:style-name="T1">Blue stuff sack: <text:s/>4oz</text:span></text:p>
              <text:p text:style-name="P1"><text:span text:style-name="T1">Total weight: <text:s/>3#, 0oz</text:span></text:p>
              <text:p text:style-name="P2"><text:span text:style-name="T1"/></text:p>
            </office:annotation>
            <text:p>Sleeping bag - Moonstone - Muir Trail - 25F</text:p>
          </table:table-cell>
          <table:table-cell table:style-name="ce50" office:value-type="float" office:value="44">
            <text:p>44.0</text:p>
          </table:table-cell>
          <table:table-cell table:style-name="ce55" table:formula="oooc:=INT([.G80]/16)" office:value-type="float" office:value="2">
            <text:p>2</text:p>
          </table:table-cell>
          <table:table-cell table:style-name="ce61" table:formula="oooc:=[.G80]-([.H80]*16)" office:value-type="float" office:value="12">
            <text:p>12.0</text:p>
          </table:table-cell>
          <table:table-cell table:style-name="ce66" table:formula="oooc:=[.H80]+([.I80]/16)" office:value-type="float" office:value="2.75">
            <text:p>2.75 <text:s/></text:p>
          </table:table-cell>
          <table:table-cell table:style-name="ce72" table:formula="oooc:=28.34952*[.G80]" office:value-type="float" office:value="1247.37888">
            <text:p>1,247</text:p>
          </table:table-cell>
          <table:table-cell table:style-name="ce77" table:formula="oooc:=[.K80]/1000" office:value-type="float" office:value="1.24737888">
            <text:p>1.25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3">
            <text:p>3</text:p>
          </table:table-cell>
          <table:table-cell table:style-name="ce36" office:value-type="string">
            <text:p>Sleeping</text:p>
          </table:table-cell>
          <table:table-cell table:style-name="ce29" office:value-type="string">
            <office:annotation draw:style-name="gr1" draw:text-style-name="P1" svg:width="2.4142in" svg:height="2.1248in" svg:x="9.1874in" svg:y="13.7354in" draw:caption-point-x="-9.1874in" draw:caption-point-y="-13.7354in">
              <dc:date>2007-02-23T00:00:00</dc:date>
              <text:p text:style-name="P1"><text:span text:style-name="T1">Dad's Northface Polarguard bag</text:span></text:p>
              <text:p text:style-name="P1"><text:span text:style-name="T1">Centaur Long L.H. zip</text:span></text:p>
              <text:p text:style-name="P1"><text:span text:style-name="T1">86" x 33"</text:span></text:p>
              <text:p text:style-name="P1"><text:span text:style-name="T1">42 oz Polarguard fill</text:span></text:p>
              <text:p text:style-name="P1"><text:span text:style-name="T1">Standard gray nylon cover</text:span></text:p>
              <text:p text:style-name="P1"><text:span text:style-name="T1">Temp rated 20F?</text:span></text:p>
              <text:p text:style-name="P2"><text:span text:style-name="T1"/></text:p>
              <text:p text:style-name="P1"><text:span text:style-name="T1">Weights:</text:span></text:p>
              <text:p text:style-name="P1"><text:span text:style-name="T1">Bag alone: <text:s/>3#, 9.5oz</text:span></text:p>
              <text:p text:style-name="P1"><text:span text:style-name="T1">Will barely fit in M size yellow paddle sack</text:span></text:p>
              <text:p text:style-name="P1"><text:span text:style-name="T1">Total weight w/ yellow sack: 3#, 14oz</text:span></text:p>
              <text:p text:style-name="P2"><text:span text:style-name="T1"/></text:p>
            </office:annotation>
            <text:p>Sleeping bag - Northface Polarguard - gray</text:p>
          </table:table-cell>
          <table:table-cell table:style-name="ce50" office:value-type="float" office:value="57.5">
            <text:p>57.5</text:p>
          </table:table-cell>
          <table:table-cell table:style-name="ce55" table:formula="oooc:=INT([.G81]/16)" office:value-type="float" office:value="3">
            <text:p>3</text:p>
          </table:table-cell>
          <table:table-cell table:style-name="ce61" table:formula="oooc:=[.G81]-([.H81]*16)" office:value-type="float" office:value="9.5">
            <text:p>9.5</text:p>
          </table:table-cell>
          <table:table-cell table:style-name="ce66" table:formula="oooc:=[.H81]+([.I81]/16)" office:value-type="float" office:value="3.59375">
            <text:p>3.59 <text:s/></text:p>
          </table:table-cell>
          <table:table-cell table:style-name="ce72" table:formula="oooc:=28.34952*[.G81]" office:value-type="float" office:value="1630.0974">
            <text:p>1,630</text:p>
          </table:table-cell>
          <table:table-cell table:style-name="ce77" table:formula="oooc:=[.K81]/1000" office:value-type="float" office:value="1.6300974">
            <text:p>1.63 <text:s/></text:p>
          </table:table-cell>
          <table:table-cell table:number-columns-repeated="244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3">
            <text:p>3</text:p>
          </table:table-cell>
          <table:table-cell table:style-name="ce36" office:value-type="string">
            <text:p>Sleeping</text:p>
          </table:table-cell>
          <table:table-cell table:style-name="ce29" office:value-type="string">
            <office:annotation draw:style-name="gr1" draw:text-style-name="P1" svg:width="1.8154in" svg:height="1.2504in" svg:x="8.6902in" svg:y="14.4437in" draw:caption-point-x="-8.6902in" draw:caption-point-y="-14.4437in">
              <dc:date>2007-02-23T00:00:00</dc:date>
              <text:p text:style-name="P1"><text:span text:style-name="T1">REI Rennaisance 0F bag</text:span></text:p>
              <text:p text:style-name="P1"><text:span text:style-name="T1">28.5 oz goose down fill (550?)</text:span></text:p>
              <text:p text:style-name="P1"><text:span text:style-name="T1">Standard nylon cover</text:span></text:p>
              <text:p text:style-name="P1"><text:span text:style-name="T1">Long size</text:span></text:p>
              <text:p text:style-name="P1"><text:span text:style-name="T1">Right side zipper</text:span></text:p>
              <text:p text:style-name="P2"><text:span text:style-name="T1"/></text:p>
              <text:p text:style-name="P1"><text:span text:style-name="T1">Temp rated 0F</text:span></text:p>
              <text:p text:style-name="P2"><text:span text:style-name="T1"/></text:p>
              <text:p text:style-name="P1"><text:span text:style-name="T1">Weights:</text:span></text:p>
              <text:p text:style-name="P1"><text:span text:style-name="T1">Bag alone: <text:s/>3#, 7oz</text:span></text:p>
              <text:p text:style-name="P1"><text:span text:style-name="T1">Blue stuff sack: <text:s/>4oz</text:span></text:p>
              <text:p text:style-name="P1"><text:span text:style-name="T1">Total weight: <text:s/>3#, 11oz</text:span></text:p>
              <text:p text:style-name="P2"><text:span text:style-name="T1"/></text:p>
            </office:annotation>
            <text:p>Sleeping bag - REI Renaissance- +0F</text:p>
          </table:table-cell>
          <table:table-cell table:style-name="ce50" office:value-type="float" office:value="55">
            <text:p>55.0</text:p>
          </table:table-cell>
          <table:table-cell table:style-name="ce55" table:formula="oooc:=INT([.G82]/16)" office:value-type="float" office:value="3">
            <text:p>3</text:p>
          </table:table-cell>
          <table:table-cell table:style-name="ce61" table:formula="oooc:=[.G82]-([.H82]*16)" office:value-type="float" office:value="7">
            <text:p>7.0</text:p>
          </table:table-cell>
          <table:table-cell table:style-name="ce66" table:formula="oooc:=[.H82]+([.I82]/16)" office:value-type="float" office:value="3.4375">
            <text:p>3.44 <text:s/></text:p>
          </table:table-cell>
          <table:table-cell table:style-name="ce72" table:formula="oooc:=28.34952*[.G82]" office:value-type="float" office:value="1559.2236">
            <text:p>1,559</text:p>
          </table:table-cell>
          <table:table-cell table:style-name="ce77" table:formula="oooc:=[.K82]/1000" office:value-type="float" office:value="1.5592236">
            <text:p>1.56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Bandana - red</text:p>
          </table:table-cell>
          <table:table-cell table:style-name="ce50" office:value-type="float" office:value="1">
            <text:p>1.0</text:p>
          </table:table-cell>
          <table:table-cell table:style-name="ce55" table:formula="oooc:=INT([.G83]/16)" office:value-type="float" office:value="0">
            <text:p><text:s/></text:p>
          </table:table-cell>
          <table:table-cell table:style-name="ce61" table:formula="oooc:=[.G83]-([.H83]*16)" office:value-type="float" office:value="1">
            <text:p>1.0</text:p>
          </table:table-cell>
          <table:table-cell table:style-name="ce66" table:formula="oooc:=[.H83]+([.I83]/16)" office:value-type="float" office:value="0.0625">
            <text:p>0.06 <text:s/></text:p>
          </table:table-cell>
          <table:table-cell table:style-name="ce72" table:formula="oooc:=28.34952*[.G83]" office:value-type="float" office:value="28.34952">
            <text:p>28</text:p>
          </table:table-cell>
          <table:table-cell table:style-name="ce77" table:formula="oooc:=[.K83]/1000" office:value-type="float" office:value="0.02834952">
            <text:p>0.03 <text:s/></text:p>
          </table:table-cell>
          <table:table-cell table:number-columns-repeated="244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Base layer - med wt Cap long sleeve top - Henley - green</text:p>
          </table:table-cell>
          <table:table-cell table:style-name="ce50" office:value-type="float" office:value="8.9">
            <text:p>8.9</text:p>
          </table:table-cell>
          <table:table-cell table:style-name="ce55" table:formula="oooc:=INT([.G84]/16)" office:value-type="float" office:value="0">
            <text:p><text:s/></text:p>
          </table:table-cell>
          <table:table-cell table:style-name="ce61" table:formula="oooc:=[.G84]-([.H84]*16)" office:value-type="float" office:value="8.9">
            <text:p>8.9</text:p>
          </table:table-cell>
          <table:table-cell table:style-name="ce66" table:formula="oooc:=[.H84]+([.I84]/16)" office:value-type="float" office:value="0.55625">
            <text:p>0.56 <text:s/></text:p>
          </table:table-cell>
          <table:table-cell table:style-name="ce72" table:formula="oooc:=28.34952*[.G84]" office:value-type="float" office:value="252.310728">
            <text:p>252</text:p>
          </table:table-cell>
          <table:table-cell table:style-name="ce77" table:formula="oooc:=[.K84]/1000" office:value-type="float" office:value="0.252310728">
            <text:p>0.25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Base layer - pants - Capilene lightweight - white - Med</text:p>
          </table:table-cell>
          <table:table-cell table:style-name="ce50" office:value-type="float" office:value="6">
            <text:p>6.0</text:p>
          </table:table-cell>
          <table:table-cell table:style-name="ce55" table:formula="oooc:=INT([.G85]/16)" office:value-type="float" office:value="0">
            <text:p><text:s/></text:p>
          </table:table-cell>
          <table:table-cell table:style-name="ce61" table:formula="oooc:=[.G85]-([.H85]*16)" office:value-type="float" office:value="6">
            <text:p>6.0</text:p>
          </table:table-cell>
          <table:table-cell table:style-name="ce66" table:formula="oooc:=[.H85]+([.I85]/16)" office:value-type="float" office:value="0.375">
            <text:p>0.38 <text:s/></text:p>
          </table:table-cell>
          <table:table-cell table:style-name="ce72" table:formula="oooc:=28.34952*[.G85]" office:value-type="float" office:value="170.09712">
            <text:p>170</text:p>
          </table:table-cell>
          <table:table-cell table:style-name="ce77" table:formula="oooc:=[.K85]/1000" office:value-type="float" office:value="0.17009712">
            <text:p>0.1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Base layer - pants - Capilene midweight - gray</text:p>
          </table:table-cell>
          <table:table-cell table:style-name="ce50" office:value-type="float" office:value="7.8">
            <text:p>7.8</text:p>
          </table:table-cell>
          <table:table-cell table:style-name="ce55" table:formula="oooc:=INT([.G86]/16)" office:value-type="float" office:value="0">
            <text:p><text:s/></text:p>
          </table:table-cell>
          <table:table-cell table:style-name="ce61" table:formula="oooc:=[.G86]-([.H86]*16)" office:value-type="float" office:value="7.8">
            <text:p>7.8</text:p>
          </table:table-cell>
          <table:table-cell table:style-name="ce66" table:formula="oooc:=[.H86]+([.I86]/16)" office:value-type="float" office:value="0.4875">
            <text:p>0.49 <text:s/></text:p>
          </table:table-cell>
          <table:table-cell table:style-name="ce72" table:formula="oooc:=28.34952*[.G86]" office:value-type="float" office:value="221.126256">
            <text:p>221</text:p>
          </table:table-cell>
          <table:table-cell table:style-name="ce77" table:formula="oooc:=[.K86]/1000" office:value-type="float" office:value="0.221126256">
            <text:p>0.22 <text:s/></text:p>
          </table:table-cell>
          <table:table-cell table:number-columns-repeated="244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Base layer - shirt - Capilene - long sleeve - light - spruce</text:p>
          </table:table-cell>
          <table:table-cell table:style-name="ce50" office:value-type="float" office:value="7">
            <text:p>7.0</text:p>
          </table:table-cell>
          <table:table-cell table:style-name="ce55" table:formula="oooc:=INT([.G87]/16)" office:value-type="float" office:value="0">
            <text:p><text:s/></text:p>
          </table:table-cell>
          <table:table-cell table:style-name="ce61" table:formula="oooc:=[.G87]-([.H87]*16)" office:value-type="float" office:value="7">
            <text:p>7.0</text:p>
          </table:table-cell>
          <table:table-cell table:style-name="ce66" table:formula="oooc:=[.H87]+([.I87]/16)" office:value-type="float" office:value="0.4375">
            <text:p>0.44 <text:s/></text:p>
          </table:table-cell>
          <table:table-cell table:style-name="ce72" table:formula="oooc:=28.34952*[.G87]" office:value-type="float" office:value="198.44664">
            <text:p>198</text:p>
          </table:table-cell>
          <table:table-cell table:style-name="ce77" table:formula="oooc:=[.K87]/1000" office:value-type="float" office:value="0.19844664">
            <text:p>0.20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Base layer - shirt - Capilene long sl midwt - red or blue</text:p>
          </table:table-cell>
          <table:table-cell table:style-name="ce50" office:value-type="float" office:value="10">
            <text:p>10.0</text:p>
          </table:table-cell>
          <table:table-cell table:style-name="ce55" table:formula="oooc:=INT([.G88]/16)" office:value-type="float" office:value="0">
            <text:p><text:s/></text:p>
          </table:table-cell>
          <table:table-cell table:style-name="ce61" table:formula="oooc:=[.G88]-([.H88]*16)" office:value-type="float" office:value="10">
            <text:p>10.0</text:p>
          </table:table-cell>
          <table:table-cell table:style-name="ce66" table:formula="oooc:=[.H88]+([.I88]/16)" office:value-type="float" office:value="0.625">
            <text:p>0.63 <text:s/></text:p>
          </table:table-cell>
          <table:table-cell table:style-name="ce72" table:formula="oooc:=28.34952*[.G88]" office:value-type="float" office:value="283.4952">
            <text:p>283</text:p>
          </table:table-cell>
          <table:table-cell table:style-name="ce77" table:formula="oooc:=[.K88]/1000" office:value-type="float" office:value="0.2834952">
            <text:p>0.28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Base layer - shirt - Capilene short sleeved shirt</text:p>
          </table:table-cell>
          <table:table-cell table:style-name="ce50" office:value-type="float" office:value="7">
            <text:p>7.0</text:p>
          </table:table-cell>
          <table:table-cell table:style-name="ce55" table:formula="oooc:=INT([.G89]/16)" office:value-type="float" office:value="0">
            <text:p><text:s/></text:p>
          </table:table-cell>
          <table:table-cell table:style-name="ce61" table:formula="oooc:=[.G89]-([.H89]*16)" office:value-type="float" office:value="7">
            <text:p>7.0</text:p>
          </table:table-cell>
          <table:table-cell table:style-name="ce66" table:formula="oooc:=[.H89]+([.I89]/16)" office:value-type="float" office:value="0.4375">
            <text:p>0.44 <text:s/></text:p>
          </table:table-cell>
          <table:table-cell table:style-name="ce72" table:formula="oooc:=28.34952*[.G89]" office:value-type="float" office:value="198.44664">
            <text:p>198</text:p>
          </table:table-cell>
          <table:table-cell table:style-name="ce77" table:formula="oooc:=[.K89]/1000" office:value-type="float" office:value="0.19844664">
            <text:p>0.20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Out</text:p>
          </table:table-cell>
          <table:table-cell office:value-type="string">
            <text:p>Wear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Base layer - shirt - North Face - short sleeve - white</text:p>
          </table:table-cell>
          <table:table-cell table:style-name="ce49" office:value-type="float" office:value="7.3">
            <text:p>7.3</text:p>
          </table:table-cell>
          <table:table-cell table:style-name="ce55" table:formula="oooc:=INT([.G90]/16)" office:value-type="float" office:value="0">
            <text:p><text:s/></text:p>
          </table:table-cell>
          <table:table-cell table:style-name="ce61" table:formula="oooc:=[.G90]-([.H90]*16)" office:value-type="float" office:value="7.3">
            <text:p>7.3</text:p>
          </table:table-cell>
          <table:table-cell table:style-name="ce66" table:formula="oooc:=[.H90]+([.I90]/16)" office:value-type="float" office:value="0.45625">
            <text:p>0.46 <text:s/></text:p>
          </table:table-cell>
          <table:table-cell table:style-name="ce72" table:formula="oooc:=28.34952*[.G90]" office:value-type="float" office:value="206.951496">
            <text:p>207</text:p>
          </table:table-cell>
          <table:table-cell table:style-name="ce77" table:formula="oooc:=[.K90]/1000" office:value-type="float" office:value="0.206951496">
            <text:p>0.2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Base layer - underwear - cotton - Jockey</text:p>
          </table:table-cell>
          <table:table-cell table:style-name="ce50" office:value-type="float" office:value="2">
            <text:p>2.0</text:p>
          </table:table-cell>
          <table:table-cell table:style-name="ce55" table:formula="oooc:=INT([.G91]/16)" office:value-type="float" office:value="0">
            <text:p><text:s/></text:p>
          </table:table-cell>
          <table:table-cell table:style-name="ce61" table:formula="oooc:=[.G91]-([.H91]*16)" office:value-type="float" office:value="2">
            <text:p>2.0</text:p>
          </table:table-cell>
          <table:table-cell table:style-name="ce66" table:formula="oooc:=[.H91]+([.I91]/16)" office:value-type="float" office:value="0.125">
            <text:p>0.13 <text:s/></text:p>
          </table:table-cell>
          <table:table-cell table:style-name="ce72" table:formula="oooc:=28.34952*[.G91]" office:value-type="float" office:value="56.69904">
            <text:p>57</text:p>
          </table:table-cell>
          <table:table-cell table:style-name="ce77" table:formula="oooc:=[.K91]/1000" office:value-type="float" office:value="0.05669904">
            <text:p>0.06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Belt - black web</text:p>
          </table:table-cell>
          <table:table-cell table:style-name="ce50" office:value-type="float" office:value="1">
            <text:p>1.0</text:p>
          </table:table-cell>
          <table:table-cell table:style-name="ce55" table:formula="oooc:=INT([.G92]/16)" office:value-type="float" office:value="0">
            <text:p><text:s/></text:p>
          </table:table-cell>
          <table:table-cell table:style-name="ce61" table:formula="oooc:=[.G92]-([.H92]*16)" office:value-type="float" office:value="1">
            <text:p>1.0</text:p>
          </table:table-cell>
          <table:table-cell table:style-name="ce66" table:formula="oooc:=[.H92]+([.I92]/16)" office:value-type="float" office:value="0.0625">
            <text:p>0.06 <text:s/></text:p>
          </table:table-cell>
          <table:table-cell table:style-name="ce72" table:formula="oooc:=28.34952*[.G92]" office:value-type="float" office:value="28.34952">
            <text:p>28</text:p>
          </table:table-cell>
          <table:table-cell table:style-name="ce77" table:formula="oooc:=[.K92]/1000" office:value-type="float" office:value="0.02834952">
            <text:p>0.0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Gaiters - OR low gaiters - black</text:p>
          </table:table-cell>
          <table:table-cell table:style-name="ce50" office:value-type="float" office:value="4.6">
            <text:p>4.6</text:p>
          </table:table-cell>
          <table:table-cell table:style-name="ce55" table:formula="oooc:=INT([.G93]/16)" office:value-type="float" office:value="0">
            <text:p><text:s/></text:p>
          </table:table-cell>
          <table:table-cell table:style-name="ce61" table:formula="oooc:=[.G93]-([.H93]*16)" office:value-type="float" office:value="4.6">
            <text:p>4.6</text:p>
          </table:table-cell>
          <table:table-cell table:style-name="ce66" table:formula="oooc:=[.H93]+([.I93]/16)" office:value-type="float" office:value="0.2875">
            <text:p>0.29 <text:s/></text:p>
          </table:table-cell>
          <table:table-cell table:style-name="ce72" table:formula="oooc:=28.34952*[.G93]" office:value-type="float" office:value="130.407792">
            <text:p>130</text:p>
          </table:table-cell>
          <table:table-cell table:style-name="ce77" table:formula="oooc:=[.K93]/1000" office:value-type="float" office:value="0.130407792">
            <text:p>0.1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Out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Gloves - Northface shell gloves - black/white</text:p>
          </table:table-cell>
          <table:table-cell table:style-name="ce49" office:value-type="float" office:value="1.4">
            <text:p>1.4</text:p>
          </table:table-cell>
          <table:table-cell table:style-name="ce55" table:formula="oooc:=INT([.G94]/16)" office:value-type="float" office:value="0">
            <text:p><text:s/></text:p>
          </table:table-cell>
          <table:table-cell table:style-name="ce61" table:formula="oooc:=[.G94]-([.H94]*16)" office:value-type="float" office:value="1.4">
            <text:p>1.4</text:p>
          </table:table-cell>
          <table:table-cell table:style-name="ce66" table:formula="oooc:=[.H94]+([.I94]/16)" office:value-type="float" office:value="0.0875">
            <text:p>0.09 <text:s/></text:p>
          </table:table-cell>
          <table:table-cell table:style-name="ce72" table:formula="oooc:=28.34952*[.G94]" office:value-type="float" office:value="39.689328">
            <text:p>40</text:p>
          </table:table-cell>
          <table:table-cell table:style-name="ce77" table:formula="oooc:=[.K94]/1000" office:value-type="float" office:value="0.039689328">
            <text:p>0.0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Gloves - Northface windstopper gloves</text:p>
          </table:table-cell>
          <table:table-cell table:style-name="ce50" office:value-type="float" office:value="3.3">
            <text:p>3.3</text:p>
          </table:table-cell>
          <table:table-cell table:style-name="ce55" table:formula="oooc:=INT([.G95]/16)" office:value-type="float" office:value="0">
            <text:p><text:s/></text:p>
          </table:table-cell>
          <table:table-cell table:style-name="ce61" table:formula="oooc:=[.G95]-([.H95]*16)" office:value-type="float" office:value="3.3">
            <text:p>3.3</text:p>
          </table:table-cell>
          <table:table-cell table:style-name="ce66" table:formula="oooc:=[.H95]+([.I95]/16)" office:value-type="float" office:value="0.20625">
            <text:p>0.21 <text:s/></text:p>
          </table:table-cell>
          <table:table-cell table:style-name="ce72" table:formula="oooc:=28.34952*[.G95]" office:value-type="float" office:value="93.553416">
            <text:p>94</text:p>
          </table:table-cell>
          <table:table-cell table:style-name="ce77" table:formula="oooc:=[.K95]/1000" office:value-type="float" office:value="0.093553416">
            <text:p>0.09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Gloves - Northface windstopper mittens</text:p>
          </table:table-cell>
          <table:table-cell table:style-name="ce50" office:value-type="float" office:value="3.2">
            <text:p>3.2</text:p>
          </table:table-cell>
          <table:table-cell table:style-name="ce55" table:formula="oooc:=INT([.G96]/16)" office:value-type="float" office:value="0">
            <text:p><text:s/></text:p>
          </table:table-cell>
          <table:table-cell table:style-name="ce61" table:formula="oooc:=[.G96]-([.H96]*16)" office:value-type="float" office:value="3.2">
            <text:p>3.2</text:p>
          </table:table-cell>
          <table:table-cell table:style-name="ce66" table:formula="oooc:=[.H96]+([.I96]/16)" office:value-type="float" office:value="0.2">
            <text:p>0.20 <text:s/></text:p>
          </table:table-cell>
          <table:table-cell table:style-name="ce72" table:formula="oooc:=28.34952*[.G96]" office:value-type="float" office:value="90.718464">
            <text:p>91</text:p>
          </table:table-cell>
          <table:table-cell table:style-name="ce77" table:formula="oooc:=[.K96]/1000" office:value-type="float" office:value="0.090718464">
            <text:p>0.09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Gloves - Patagonia fleece mittens - light gray</text:p>
          </table:table-cell>
          <table:table-cell table:style-name="ce50" office:value-type="float" office:value="2.1">
            <text:p>2.1</text:p>
          </table:table-cell>
          <table:table-cell table:style-name="ce55" table:formula="oooc:=INT([.G97]/16)" office:value-type="float" office:value="0">
            <text:p><text:s/></text:p>
          </table:table-cell>
          <table:table-cell table:style-name="ce61" table:formula="oooc:=[.G97]-([.H97]*16)" office:value-type="float" office:value="2.1">
            <text:p>2.1</text:p>
          </table:table-cell>
          <table:table-cell table:style-name="ce66" table:formula="oooc:=[.H97]+([.I97]/16)" office:value-type="float" office:value="0.13125">
            <text:p>0.13 <text:s/></text:p>
          </table:table-cell>
          <table:table-cell table:style-name="ce72" table:formula="oooc:=28.34952*[.G97]" office:value-type="float" office:value="59.533992">
            <text:p>60</text:p>
          </table:table-cell>
          <table:table-cell table:style-name="ce77" table:formula="oooc:=[.K97]/1000" office:value-type="float" office:value="0.059533992">
            <text:p>0.06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Gloves - Scott camp gloves</text:p>
          </table:table-cell>
          <table:table-cell table:style-name="ce50" office:value-type="float" office:value="6.9">
            <text:p>6.9</text:p>
          </table:table-cell>
          <table:table-cell table:style-name="ce55" table:formula="oooc:=INT([.G98]/16)" office:value-type="float" office:value="0">
            <text:p><text:s/></text:p>
          </table:table-cell>
          <table:table-cell table:style-name="ce61" table:formula="oooc:=[.G98]-([.H98]*16)" office:value-type="float" office:value="6.9">
            <text:p>6.9</text:p>
          </table:table-cell>
          <table:table-cell table:style-name="ce66" table:formula="oooc:=[.H98]+([.I98]/16)" office:value-type="float" office:value="0.43125">
            <text:p>0.43 <text:s/></text:p>
          </table:table-cell>
          <table:table-cell table:style-name="ce72" table:formula="oooc:=28.34952*[.G98]" office:value-type="float" office:value="195.611688">
            <text:p>196</text:p>
          </table:table-cell>
          <table:table-cell table:style-name="ce77" table:formula="oooc:=[.K98]/1000" office:value-type="float" office:value="0.195611688">
            <text:p>0.20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Hat - hood from REI down jacket - gray</text:p>
          </table:table-cell>
          <table:table-cell table:style-name="ce50" office:value-type="float" office:value="3.6">
            <text:p>3.6</text:p>
          </table:table-cell>
          <table:table-cell table:style-name="ce55" table:formula="oooc:=INT([.G99]/16)" office:value-type="float" office:value="0">
            <text:p><text:s/></text:p>
          </table:table-cell>
          <table:table-cell table:style-name="ce61" table:formula="oooc:=[.G99]-([.H99]*16)" office:value-type="float" office:value="3.6">
            <text:p>3.6</text:p>
          </table:table-cell>
          <table:table-cell table:style-name="ce66" table:formula="oooc:=[.H99]+([.I99]/16)" office:value-type="float" office:value="0.225">
            <text:p>0.23 <text:s/></text:p>
          </table:table-cell>
          <table:table-cell table:style-name="ce72" table:formula="oooc:=28.34952*[.G99]" office:value-type="float" office:value="102.058272">
            <text:p>102</text:p>
          </table:table-cell>
          <table:table-cell table:style-name="ce77" table:formula="oooc:=[.K99]/1000" office:value-type="float" office:value="0.102058272">
            <text:p>0.10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Jacket - fleece - Patagonia heavy - gray</text:p>
          </table:table-cell>
          <table:table-cell table:style-name="ce50" office:value-type="float" office:value="22.2">
            <text:p>22.2</text:p>
          </table:table-cell>
          <table:table-cell table:style-name="ce55" table:formula="oooc:=INT([.G100]/16)" office:value-type="float" office:value="1">
            <text:p>1</text:p>
          </table:table-cell>
          <table:table-cell table:style-name="ce61" table:formula="oooc:=[.G100]-([.H100]*16)" office:value-type="float" office:value="6.2">
            <text:p>6.2</text:p>
          </table:table-cell>
          <table:table-cell table:style-name="ce66" table:formula="oooc:=[.H100]+([.I100]/16)" office:value-type="float" office:value="1.3875">
            <text:p>1.39 <text:s/></text:p>
          </table:table-cell>
          <table:table-cell table:style-name="ce72" table:formula="oooc:=28.34952*[.G100]" office:value-type="float" office:value="629.359344">
            <text:p>629</text:p>
          </table:table-cell>
          <table:table-cell table:style-name="ce77" table:formula="oooc:=[.K100]/1000" office:value-type="float" office:value="0.629359344">
            <text:p>0.6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Jacket - Fleece sleeves - Capeline expedition - green</text:p>
          </table:table-cell>
          <table:table-cell table:style-name="ce50" office:value-type="float" office:value="4.7">
            <text:p>4.7</text:p>
          </table:table-cell>
          <table:table-cell table:style-name="ce55" table:formula="oooc:=INT([.G101]/16)" office:value-type="float" office:value="0">
            <text:p><text:s/></text:p>
          </table:table-cell>
          <table:table-cell table:style-name="ce61" table:formula="oooc:=[.G101]-([.H101]*16)" office:value-type="float" office:value="4.7">
            <text:p>4.7</text:p>
          </table:table-cell>
          <table:table-cell table:style-name="ce66" table:formula="oooc:=[.H101]+([.I101]/16)" office:value-type="float" office:value="0.29375">
            <text:p>0.29 <text:s/></text:p>
          </table:table-cell>
          <table:table-cell table:style-name="ce72" table:formula="oooc:=28.34952*[.G101]" office:value-type="float" office:value="133.242744">
            <text:p>133</text:p>
          </table:table-cell>
          <table:table-cell table:style-name="ce77" table:formula="oooc:=[.K101]/1000" office:value-type="float" office:value="0.133242744">
            <text:p>0.1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Jacket - heavy fleece sleeves - gray</text:p>
          </table:table-cell>
          <table:table-cell table:style-name="ce50" office:value-type="float" office:value="7.8">
            <text:p>7.8</text:p>
          </table:table-cell>
          <table:table-cell table:style-name="ce55" table:formula="oooc:=INT([.G102]/16)" office:value-type="float" office:value="0">
            <text:p><text:s/></text:p>
          </table:table-cell>
          <table:table-cell table:style-name="ce61" table:formula="oooc:=[.G102]-([.H102]*16)" office:value-type="float" office:value="7.8">
            <text:p>7.8</text:p>
          </table:table-cell>
          <table:table-cell table:style-name="ce66" table:formula="oooc:=[.H102]+([.I102]/16)" office:value-type="float" office:value="0.4875">
            <text:p>0.49 <text:s/></text:p>
          </table:table-cell>
          <table:table-cell table:style-name="ce72" table:formula="oooc:=28.34952*[.G102]" office:value-type="float" office:value="221.126256">
            <text:p>221</text:p>
          </table:table-cell>
          <table:table-cell table:style-name="ce77" table:formula="oooc:=[.K102]/1000" office:value-type="float" office:value="0.221126256">
            <text:p>0.22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Jacket - hood <text:s/>- nylon covered fleece - black</text:p>
          </table:table-cell>
          <table:table-cell table:style-name="ce50" office:value-type="float" office:value="4.4">
            <text:p>4.4</text:p>
          </table:table-cell>
          <table:table-cell table:style-name="ce55" table:formula="oooc:=INT([.G103]/16)" office:value-type="float" office:value="0">
            <text:p><text:s/></text:p>
          </table:table-cell>
          <table:table-cell table:style-name="ce61" table:formula="oooc:=[.G103]-([.H103]*16)" office:value-type="float" office:value="4.4">
            <text:p>4.4</text:p>
          </table:table-cell>
          <table:table-cell table:style-name="ce66" table:formula="oooc:=[.H103]+([.I103]/16)" office:value-type="float" office:value="0.275">
            <text:p>0.28 <text:s/></text:p>
          </table:table-cell>
          <table:table-cell table:style-name="ce72" table:formula="oooc:=28.34952*[.G103]" office:value-type="float" office:value="124.737888">
            <text:p>125</text:p>
          </table:table-cell>
          <table:table-cell table:style-name="ce77" table:formula="oooc:=[.K103]/1000" office:value-type="float" office:value="0.124737888">
            <text:p>0.12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Jacket - Marmot down parka - no hood - teal</text:p>
          </table:table-cell>
          <table:table-cell table:style-name="ce50" office:value-type="float" office:value="21.6">
            <text:p>21.6</text:p>
          </table:table-cell>
          <table:table-cell table:style-name="ce55" table:formula="oooc:=INT([.G104]/16)" office:value-type="float" office:value="1">
            <text:p>1</text:p>
          </table:table-cell>
          <table:table-cell table:style-name="ce61" table:formula="oooc:=[.G104]-([.H104]*16)" office:value-type="float" office:value="5.6">
            <text:p>5.6</text:p>
          </table:table-cell>
          <table:table-cell table:style-name="ce66" table:formula="oooc:=[.H104]+([.I104]/16)" office:value-type="float" office:value="1.35">
            <text:p>1.35 <text:s/></text:p>
          </table:table-cell>
          <table:table-cell table:style-name="ce72" table:formula="oooc:=28.34952*[.G104]" office:value-type="float" office:value="612.349632">
            <text:p>612</text:p>
          </table:table-cell>
          <table:table-cell table:style-name="ce77" table:formula="oooc:=[.K104]/1000" office:value-type="float" office:value="0.612349632">
            <text:p>0.61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Out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Jacket - Northface microfleece - short sleeves - size L</text:p>
          </table:table-cell>
          <table:table-cell table:style-name="ce49" office:value-type="float" office:value="12">
            <text:p>12.0</text:p>
          </table:table-cell>
          <table:table-cell table:style-name="ce55" table:formula="oooc:=INT([.G105]/16)" office:value-type="float" office:value="0">
            <text:p><text:s/></text:p>
          </table:table-cell>
          <table:table-cell table:style-name="ce61" table:formula="oooc:=[.G105]-([.H105]*16)" office:value-type="float" office:value="12">
            <text:p>12.0</text:p>
          </table:table-cell>
          <table:table-cell table:style-name="ce66" table:formula="oooc:=[.H105]+([.I105]/16)" office:value-type="float" office:value="0.75">
            <text:p>0.75 <text:s/></text:p>
          </table:table-cell>
          <table:table-cell table:style-name="ce72" table:formula="oooc:=28.34952*[.G105]" office:value-type="float" office:value="340.19424">
            <text:p>340</text:p>
          </table:table-cell>
          <table:table-cell table:style-name="ce77" table:formula="oooc:=[.K105]/1000" office:value-type="float" office:value="0.34019424">
            <text:p>0.3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42" office:value-type="string">
            <text:p>Jacket - Patagonia Fireball - red</text:p>
          </table:table-cell>
          <table:table-cell table:style-name="ce50" office:value-type="float" office:value="21">
            <text:p>21.0</text:p>
          </table:table-cell>
          <table:table-cell table:style-name="ce55" table:formula="oooc:=INT([.G106]/16)" office:value-type="float" office:value="1">
            <text:p>1</text:p>
          </table:table-cell>
          <table:table-cell table:style-name="ce61" table:formula="oooc:=[.G106]-([.H106]*16)" office:value-type="float" office:value="5">
            <text:p>5.0</text:p>
          </table:table-cell>
          <table:table-cell table:style-name="ce66" table:formula="oooc:=[.H106]+([.I106]/16)" office:value-type="float" office:value="1.3125">
            <text:p>1.31 <text:s/></text:p>
          </table:table-cell>
          <table:table-cell table:style-name="ce72" table:formula="oooc:=28.34952*[.G106]" office:value-type="float" office:value="595.33992">
            <text:p>595</text:p>
          </table:table-cell>
          <table:table-cell table:style-name="ce77" table:formula="oooc:=[.K106]/1000" office:value-type="float" office:value="0.59533992">
            <text:p>0.60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Jacket - polyester wind sleeves</text:p>
          </table:table-cell>
          <table:table-cell table:style-name="ce50" office:value-type="float" office:value="1.5">
            <text:p>1.5</text:p>
          </table:table-cell>
          <table:table-cell table:style-name="ce55" table:formula="oooc:=INT([.G107]/16)" office:value-type="float" office:value="0">
            <text:p><text:s/></text:p>
          </table:table-cell>
          <table:table-cell table:style-name="ce61" table:formula="oooc:=[.G107]-([.H107]*16)" office:value-type="float" office:value="1.5">
            <text:p>1.5</text:p>
          </table:table-cell>
          <table:table-cell table:style-name="ce66" table:formula="oooc:=[.H107]+([.I107]/16)" office:value-type="float" office:value="0.09375">
            <text:p>0.09 <text:s/></text:p>
          </table:table-cell>
          <table:table-cell table:style-name="ce72" table:formula="oooc:=28.34952*[.G107]" office:value-type="float" office:value="42.52428">
            <text:p>43</text:p>
          </table:table-cell>
          <table:table-cell table:style-name="ce77" table:formula="oooc:=[.K107]/1000" office:value-type="float" office:value="0.04252428">
            <text:p>0.04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Jacket - REI down parka - no hood</text:p>
          </table:table-cell>
          <table:table-cell table:style-name="ce50" office:value-type="float" office:value="21.4">
            <text:p>21.4</text:p>
          </table:table-cell>
          <table:table-cell table:style-name="ce55" table:formula="oooc:=INT([.G108]/16)" office:value-type="float" office:value="1">
            <text:p>1</text:p>
          </table:table-cell>
          <table:table-cell table:style-name="ce61" table:formula="oooc:=[.G108]-([.H108]*16)" office:value-type="float" office:value="5.4">
            <text:p>5.4</text:p>
          </table:table-cell>
          <table:table-cell table:style-name="ce66" table:formula="oooc:=[.H108]+([.I108]/16)" office:value-type="float" office:value="1.3375">
            <text:p>1.34 <text:s/></text:p>
          </table:table-cell>
          <table:table-cell table:style-name="ce72" table:formula="oooc:=28.34952*[.G108]" office:value-type="float" office:value="606.679728">
            <text:p>607</text:p>
          </table:table-cell>
          <table:table-cell table:style-name="ce77" table:formula="oooc:=[.K108]/1000" office:value-type="float" office:value="0.606679728">
            <text:p>0.61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Jacket - REI down parka - with hood</text:p>
          </table:table-cell>
          <table:table-cell table:style-name="ce50" office:value-type="float" office:value="25">
            <text:p>25.0</text:p>
          </table:table-cell>
          <table:table-cell table:style-name="ce55" table:formula="oooc:=INT([.G109]/16)" office:value-type="float" office:value="1">
            <text:p>1</text:p>
          </table:table-cell>
          <table:table-cell table:style-name="ce61" table:formula="oooc:=[.G109]-([.H109]*16)" office:value-type="float" office:value="9">
            <text:p>9.0</text:p>
          </table:table-cell>
          <table:table-cell table:style-name="ce66" table:formula="oooc:=[.H109]+([.I109]/16)" office:value-type="float" office:value="1.5625">
            <text:p>1.56 <text:s/></text:p>
          </table:table-cell>
          <table:table-cell table:style-name="ce72" table:formula="oooc:=28.34952*[.G109]" office:value-type="float" office:value="708.738">
            <text:p>709</text:p>
          </table:table-cell>
          <table:table-cell table:style-name="ce77" table:formula="oooc:=[.K109]/1000" office:value-type="float" office:value="0.708738">
            <text:p>0.71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Jacket - Removable sleeves for Northface microfleece - gray</text:p>
          </table:table-cell>
          <table:table-cell table:style-name="ce50" office:value-type="float" office:value="2.2">
            <text:p>2.2</text:p>
          </table:table-cell>
          <table:table-cell table:style-name="ce55" table:formula="oooc:=INT([.G110]/16)" office:value-type="float" office:value="0">
            <text:p><text:s/></text:p>
          </table:table-cell>
          <table:table-cell table:style-name="ce61" table:formula="oooc:=[.G110]-([.H110]*16)" office:value-type="float" office:value="2.2">
            <text:p>2.2</text:p>
          </table:table-cell>
          <table:table-cell table:style-name="ce66" table:formula="oooc:=[.H110]+([.I110]/16)" office:value-type="float" office:value="0.1375">
            <text:p>0.14 <text:s/></text:p>
          </table:table-cell>
          <table:table-cell table:style-name="ce72" table:formula="oooc:=28.34952*[.G110]" office:value-type="float" office:value="62.368944">
            <text:p>62</text:p>
          </table:table-cell>
          <table:table-cell table:style-name="ce77" table:formula="oooc:=[.K110]/1000" office:value-type="float" office:value="0.062368944">
            <text:p>0.06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Jacket - sleeves - fleece - for vest</text:p>
          </table:table-cell>
          <table:table-cell table:style-name="ce50" office:value-type="float" office:value="7">
            <text:p>7.0</text:p>
          </table:table-cell>
          <table:table-cell table:style-name="ce55" table:formula="oooc:=INT([.G111]/16)" office:value-type="float" office:value="0">
            <text:p><text:s/></text:p>
          </table:table-cell>
          <table:table-cell table:style-name="ce61" table:formula="oooc:=[.G111]-([.H111]*16)" office:value-type="float" office:value="7">
            <text:p>7.0</text:p>
          </table:table-cell>
          <table:table-cell table:style-name="ce66" table:formula="oooc:=[.H111]+([.I111]/16)" office:value-type="float" office:value="0.4375">
            <text:p>0.44 <text:s/></text:p>
          </table:table-cell>
          <table:table-cell table:style-name="ce72" table:formula="oooc:=28.34952*[.G111]" office:value-type="float" office:value="198.44664">
            <text:p>198</text:p>
          </table:table-cell>
          <table:table-cell table:style-name="ce77" table:formula="oooc:=[.K111]/1000" office:value-type="float" office:value="0.19844664">
            <text:p>0.20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Jacket - vest - fleece - Marmot red/black</text:p>
          </table:table-cell>
          <table:table-cell table:style-name="ce50" office:value-type="float" office:value="11.1">
            <text:p>11.1</text:p>
          </table:table-cell>
          <table:table-cell table:style-name="ce55" table:formula="oooc:=INT([.G112]/16)" office:value-type="float" office:value="0">
            <text:p><text:s/></text:p>
          </table:table-cell>
          <table:table-cell table:style-name="ce61" table:formula="oooc:=[.G112]-([.H112]*16)" office:value-type="float" office:value="11.1">
            <text:p>11.1</text:p>
          </table:table-cell>
          <table:table-cell table:style-name="ce66" table:formula="oooc:=[.H112]+([.I112]/16)" office:value-type="float" office:value="0.69375">
            <text:p>0.69 <text:s/></text:p>
          </table:table-cell>
          <table:table-cell table:style-name="ce72" table:formula="oooc:=28.34952*[.G112]" office:value-type="float" office:value="314.679672">
            <text:p>315</text:p>
          </table:table-cell>
          <table:table-cell table:style-name="ce77" table:formula="oooc:=[.K112]/1000" office:value-type="float" office:value="0.314679672">
            <text:p>0.31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Jacket - vest - fleece - REI red</text:p>
          </table:table-cell>
          <table:table-cell table:style-name="ce50" office:value-type="float" office:value="10.3">
            <text:p>10.3</text:p>
          </table:table-cell>
          <table:table-cell table:style-name="ce55" table:formula="oooc:=INT([.G113]/16)" office:value-type="float" office:value="0">
            <text:p><text:s/></text:p>
          </table:table-cell>
          <table:table-cell table:style-name="ce61" table:formula="oooc:=[.G113]-([.H113]*16)" office:value-type="float" office:value="10.3">
            <text:p>10.3</text:p>
          </table:table-cell>
          <table:table-cell table:style-name="ce66" table:formula="oooc:=[.H113]+([.I113]/16)" office:value-type="float" office:value="0.64375">
            <text:p>0.64 <text:s/></text:p>
          </table:table-cell>
          <table:table-cell table:style-name="ce72" table:formula="oooc:=28.34952*[.G113]" office:value-type="float" office:value="292.000056">
            <text:p>292</text:p>
          </table:table-cell>
          <table:table-cell table:style-name="ce77" table:formula="oooc:=[.K113]/1000" office:value-type="float" office:value="0.292000056">
            <text:p>0.29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Pants - Fleece - Patagonia microfleece - black</text:p>
          </table:table-cell>
          <table:table-cell table:style-name="ce50" office:value-type="float" office:value="7.7">
            <text:p>7.7</text:p>
          </table:table-cell>
          <table:table-cell table:style-name="ce55" table:formula="oooc:=INT([.G114]/16)" office:value-type="float" office:value="0">
            <text:p><text:s/></text:p>
          </table:table-cell>
          <table:table-cell table:style-name="ce61" table:formula="oooc:=[.G114]-([.H114]*16)" office:value-type="float" office:value="7.7">
            <text:p>7.7</text:p>
          </table:table-cell>
          <table:table-cell table:style-name="ce66" table:formula="oooc:=[.H114]+([.I114]/16)" office:value-type="float" office:value="0.48125">
            <text:p>0.48 <text:s/></text:p>
          </table:table-cell>
          <table:table-cell table:style-name="ce72" table:formula="oooc:=28.34952*[.G114]" office:value-type="float" office:value="218.291304">
            <text:p>218</text:p>
          </table:table-cell>
          <table:table-cell table:style-name="ce77" table:formula="oooc:=[.K114]/1000" office:value-type="float" office:value="0.218291304">
            <text:p>0.22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Pants - Fleece - REI microfleece - black</text:p>
          </table:table-cell>
          <table:table-cell table:style-name="ce50" office:value-type="float" office:value="9.7">
            <text:p>9.7</text:p>
          </table:table-cell>
          <table:table-cell table:style-name="ce55" table:formula="oooc:=INT([.G115]/16)" office:value-type="float" office:value="0">
            <text:p><text:s/></text:p>
          </table:table-cell>
          <table:table-cell table:style-name="ce61" table:formula="oooc:=[.G115]-([.H115]*16)" office:value-type="float" office:value="9.7">
            <text:p>9.7</text:p>
          </table:table-cell>
          <table:table-cell table:style-name="ce66" table:formula="oooc:=[.H115]+([.I115]/16)" office:value-type="float" office:value="0.60625">
            <text:p>0.61 <text:s/></text:p>
          </table:table-cell>
          <table:table-cell table:style-name="ce72" table:formula="oooc:=28.34952*[.G115]" office:value-type="float" office:value="274.990344">
            <text:p>275</text:p>
          </table:table-cell>
          <table:table-cell table:style-name="ce77" table:formula="oooc:=[.K115]/1000" office:value-type="float" office:value="0.274990344">
            <text:p>0.27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Pants - gym shorts</text:p>
          </table:table-cell>
          <table:table-cell table:style-name="ce50" office:value-type="float" office:value="6">
            <text:p>6.0</text:p>
          </table:table-cell>
          <table:table-cell table:style-name="ce55" table:formula="oooc:=INT([.G116]/16)" office:value-type="float" office:value="0">
            <text:p><text:s/></text:p>
          </table:table-cell>
          <table:table-cell table:style-name="ce61" table:formula="oooc:=[.G116]-([.H116]*16)" office:value-type="float" office:value="6">
            <text:p>6.0</text:p>
          </table:table-cell>
          <table:table-cell table:style-name="ce66" table:formula="oooc:=[.H116]+([.I116]/16)" office:value-type="float" office:value="0.375">
            <text:p>0.38 <text:s/></text:p>
          </table:table-cell>
          <table:table-cell table:style-name="ce72" table:formula="oooc:=28.34952*[.G116]" office:value-type="float" office:value="170.09712">
            <text:p>170</text:p>
          </table:table-cell>
          <table:table-cell table:style-name="ce77" table:formula="oooc:=[.K116]/1000" office:value-type="float" office:value="0.17009712">
            <text:p>0.17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Pants - REI - heavy fleece</text:p>
          </table:table-cell>
          <table:table-cell table:style-name="ce50" office:value-type="float" office:value="13">
            <text:p>13.0</text:p>
          </table:table-cell>
          <table:table-cell table:style-name="ce55" table:formula="oooc:=INT([.G117]/16)" office:value-type="float" office:value="0">
            <text:p><text:s/></text:p>
          </table:table-cell>
          <table:table-cell table:style-name="ce61" table:formula="oooc:=[.G117]-([.H117]*16)" office:value-type="float" office:value="13">
            <text:p>13.0</text:p>
          </table:table-cell>
          <table:table-cell table:style-name="ce66" table:formula="oooc:=[.H117]+([.I117]/16)" office:value-type="float" office:value="0.8125">
            <text:p>0.81 <text:s/></text:p>
          </table:table-cell>
          <table:table-cell table:style-name="ce72" table:formula="oooc:=28.34952*[.G117]" office:value-type="float" office:value="368.54376">
            <text:p>369</text:p>
          </table:table-cell>
          <table:table-cell table:style-name="ce77" table:formula="oooc:=[.K117]/1000" office:value-type="float" office:value="0.36854376">
            <text:p>0.3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Pants - REI lightweight cargo pants</text:p>
          </table:table-cell>
          <table:table-cell table:style-name="ce50" office:value-type="float" office:value="16">
            <text:p>16.0</text:p>
          </table:table-cell>
          <table:table-cell table:style-name="ce55" table:formula="oooc:=INT([.G118]/16)" office:value-type="float" office:value="1">
            <text:p>1</text:p>
          </table:table-cell>
          <table:table-cell table:style-name="ce61" table:formula="oooc:=[.G118]-([.H118]*16)" office:value-type="float" office:value="0">
            <text:p><text:s/>- </text:p>
          </table:table-cell>
          <table:table-cell table:style-name="ce66" table:formula="oooc:=[.H118]+([.I118]/16)" office:value-type="float" office:value="1">
            <text:p>1.00 <text:s/></text:p>
          </table:table-cell>
          <table:table-cell table:style-name="ce72" table:formula="oooc:=28.34952*[.G118]" office:value-type="float" office:value="453.59232">
            <text:p>454</text:p>
          </table:table-cell>
          <table:table-cell table:style-name="ce77" table:formula="oooc:=[.K118]/1000" office:value-type="float" office:value="0.45359232">
            <text:p>0.45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Pants - shorts - REI cotton cargo</text:p>
          </table:table-cell>
          <table:table-cell table:style-name="ce50" office:value-type="float" office:value="13">
            <text:p>13.0</text:p>
          </table:table-cell>
          <table:table-cell table:style-name="ce55" table:formula="oooc:=INT([.G119]/16)" office:value-type="float" office:value="0">
            <text:p><text:s/></text:p>
          </table:table-cell>
          <table:table-cell table:style-name="ce61" table:formula="oooc:=[.G119]-([.H119]*16)" office:value-type="float" office:value="13">
            <text:p>13.0</text:p>
          </table:table-cell>
          <table:table-cell table:style-name="ce66" table:formula="oooc:=[.H119]+([.I119]/16)" office:value-type="float" office:value="0.8125">
            <text:p>0.81 <text:s/></text:p>
          </table:table-cell>
          <table:table-cell table:style-name="ce72" table:formula="oooc:=28.34952*[.G119]" office:value-type="float" office:value="368.54376">
            <text:p>369</text:p>
          </table:table-cell>
          <table:table-cell table:style-name="ce77" table:formula="oooc:=[.K119]/1000" office:value-type="float" office:value="0.36854376">
            <text:p>0.37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Out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Sack - silnylon for extra camp clothes - gray</text:p>
          </table:table-cell>
          <table:table-cell table:style-name="ce49" office:value-type="float" office:value="0.7">
            <text:p>0.7</text:p>
          </table:table-cell>
          <table:table-cell table:style-name="ce55" table:formula="oooc:=INT([.G120]/16)" office:value-type="float" office:value="0">
            <text:p><text:s/></text:p>
          </table:table-cell>
          <table:table-cell table:style-name="ce61" table:formula="oooc:=[.G120]-([.H120]*16)" office:value-type="float" office:value="0.7">
            <text:p>0.7</text:p>
          </table:table-cell>
          <table:table-cell table:style-name="ce66" table:formula="oooc:=[.H120]+([.I120]/16)" office:value-type="float" office:value="0.04375">
            <text:p>0.04 <text:s/></text:p>
          </table:table-cell>
          <table:table-cell table:style-name="ce72" table:formula="oooc:=28.34952*[.G120]" office:value-type="float" office:value="19.844664">
            <text:p>20</text:p>
          </table:table-cell>
          <table:table-cell table:style-name="ce77" table:formula="oooc:=[.K120]/1000" office:value-type="float" office:value="0.019844664">
            <text:p>0.02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Out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Sack - silnylon roll top for shells - gray</text:p>
          </table:table-cell>
          <table:table-cell table:style-name="ce49" office:value-type="float" office:value="1.5">
            <text:p>1.5</text:p>
          </table:table-cell>
          <table:table-cell table:style-name="ce55" table:formula="oooc:=INT([.G121]/16)" office:value-type="float" office:value="0">
            <text:p><text:s/></text:p>
          </table:table-cell>
          <table:table-cell table:style-name="ce61" table:formula="oooc:=[.G121]-([.H121]*16)" office:value-type="float" office:value="1.5">
            <text:p>1.5</text:p>
          </table:table-cell>
          <table:table-cell table:style-name="ce66" table:formula="oooc:=[.H121]+([.I121]/16)" office:value-type="float" office:value="0.09375">
            <text:p>0.09 <text:s/></text:p>
          </table:table-cell>
          <table:table-cell table:style-name="ce72" table:formula="oooc:=28.34952*[.G121]" office:value-type="float" office:value="42.52428">
            <text:p>43</text:p>
          </table:table-cell>
          <table:table-cell table:style-name="ce77" table:formula="oooc:=[.K121]/1000" office:value-type="float" office:value="0.04252428">
            <text:p>0.04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andals - Pacific Reef</text:p>
          </table:table-cell>
          <table:table-cell table:style-name="ce50" office:value-type="float" office:value="8">
            <text:p>8.0</text:p>
          </table:table-cell>
          <table:table-cell table:style-name="ce55" table:formula="oooc:=INT([.G122]/16)" office:value-type="float" office:value="0">
            <text:p><text:s/></text:p>
          </table:table-cell>
          <table:table-cell table:style-name="ce61" table:formula="oooc:=[.G122]-([.H122]*16)" office:value-type="float" office:value="8">
            <text:p>8.0</text:p>
          </table:table-cell>
          <table:table-cell table:style-name="ce66" table:formula="oooc:=[.H122]+([.I122]/16)" office:value-type="float" office:value="0.5">
            <text:p>0.50 <text:s/></text:p>
          </table:table-cell>
          <table:table-cell table:style-name="ce72" table:formula="oooc:=28.34952*[.G122]" office:value-type="float" office:value="226.79616">
            <text:p>227</text:p>
          </table:table-cell>
          <table:table-cell table:style-name="ce77" table:formula="oooc:=[.K122]/1000" office:value-type="float" office:value="0.22679616">
            <text:p>0.2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andals - Teva</text:p>
          </table:table-cell>
          <table:table-cell table:style-name="ce50" office:value-type="float" office:value="19">
            <text:p>19.0</text:p>
          </table:table-cell>
          <table:table-cell table:style-name="ce55" table:formula="oooc:=INT([.G123]/16)" office:value-type="float" office:value="1">
            <text:p>1</text:p>
          </table:table-cell>
          <table:table-cell table:style-name="ce61" table:formula="oooc:=[.G123]-([.H123]*16)" office:value-type="float" office:value="3">
            <text:p>3.0</text:p>
          </table:table-cell>
          <table:table-cell table:style-name="ce66" table:formula="oooc:=[.H123]+([.I123]/16)" office:value-type="float" office:value="1.1875">
            <text:p>1.19 <text:s/></text:p>
          </table:table-cell>
          <table:table-cell table:style-name="ce72" table:formula="oooc:=28.34952*[.G123]" office:value-type="float" office:value="538.64088">
            <text:p>539</text:p>
          </table:table-cell>
          <table:table-cell table:style-name="ce77" table:formula="oooc:=[.K123]/1000" office:value-type="float" office:value="0.53864088">
            <text:p>0.5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carf - Windproof fleece</text:p>
          </table:table-cell>
          <table:table-cell table:style-name="ce50" office:value-type="float" office:value="1">
            <text:p>1.0</text:p>
          </table:table-cell>
          <table:table-cell table:style-name="ce55" table:formula="oooc:=INT([.G124]/16)" office:value-type="float" office:value="0">
            <text:p><text:s/></text:p>
          </table:table-cell>
          <table:table-cell table:style-name="ce61" table:formula="oooc:=[.G124]-([.H124]*16)" office:value-type="float" office:value="1">
            <text:p>1.0</text:p>
          </table:table-cell>
          <table:table-cell table:style-name="ce66" table:formula="oooc:=[.H124]+([.I124]/16)" office:value-type="float" office:value="0.0625">
            <text:p>0.06 <text:s/></text:p>
          </table:table-cell>
          <table:table-cell table:style-name="ce72" table:formula="oooc:=28.34952*[.G124]" office:value-type="float" office:value="28.34952">
            <text:p>28</text:p>
          </table:table-cell>
          <table:table-cell table:style-name="ce77" table:formula="oooc:=[.K124]/1000" office:value-type="float" office:value="0.02834952">
            <text:p>0.0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hell <text:s/>- hat - red brimmed rain hat</text:p>
          </table:table-cell>
          <table:table-cell table:style-name="ce50" office:value-type="float" office:value="3">
            <text:p>3.0</text:p>
          </table:table-cell>
          <table:table-cell table:style-name="ce55" table:formula="oooc:=INT([.G125]/16)" office:value-type="float" office:value="0">
            <text:p><text:s/></text:p>
          </table:table-cell>
          <table:table-cell table:style-name="ce61" table:formula="oooc:=[.G125]-([.H125]*16)" office:value-type="float" office:value="3">
            <text:p>3.0</text:p>
          </table:table-cell>
          <table:table-cell table:style-name="ce66" table:formula="oooc:=[.H125]+([.I125]/16)" office:value-type="float" office:value="0.1875">
            <text:p>0.19 <text:s/></text:p>
          </table:table-cell>
          <table:table-cell table:style-name="ce72" table:formula="oooc:=28.34952*[.G125]" office:value-type="float" office:value="85.04856">
            <text:p>85</text:p>
          </table:table-cell>
          <table:table-cell table:style-name="ce77" table:formula="oooc:=[.K125]/1000" office:value-type="float" office:value="0.08504856">
            <text:p>0.09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hell <text:s/>- hat (shower cap)</text:p>
          </table:table-cell>
          <table:table-cell table:style-name="ce50" office:value-type="float" office:value="0.5">
            <text:p>0.5</text:p>
          </table:table-cell>
          <table:table-cell table:style-name="ce55" table:formula="oooc:=INT([.G126]/16)" office:value-type="float" office:value="0">
            <text:p><text:s/></text:p>
          </table:table-cell>
          <table:table-cell table:style-name="ce61" table:formula="oooc:=[.G126]-([.H126]*16)" office:value-type="float" office:value="0.5">
            <text:p>0.5</text:p>
          </table:table-cell>
          <table:table-cell table:style-name="ce66" table:formula="oooc:=[.H126]+([.I126]/16)" office:value-type="float" office:value="0.03125">
            <text:p>0.03 <text:s/></text:p>
          </table:table-cell>
          <table:table-cell table:style-name="ce72" table:formula="oooc:=28.34952*[.G126]" office:value-type="float" office:value="14.17476">
            <text:p>14</text:p>
          </table:table-cell>
          <table:table-cell table:style-name="ce77" table:formula="oooc:=[.K126]/1000" office:value-type="float" office:value="0.01417476">
            <text:p>0.0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Out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Shell - hand / foot covers - yellow Propore</text:p>
          </table:table-cell>
          <table:table-cell table:style-name="ce49" office:value-type="float" office:value="1">
            <text:p>1.0</text:p>
          </table:table-cell>
          <table:table-cell table:style-name="ce55" table:formula="oooc:=INT([.G127]/16)" office:value-type="float" office:value="0">
            <text:p><text:s/></text:p>
          </table:table-cell>
          <table:table-cell table:style-name="ce61" table:formula="oooc:=[.G127]-([.H127]*16)" office:value-type="float" office:value="1">
            <text:p>1.0</text:p>
          </table:table-cell>
          <table:table-cell table:style-name="ce66" table:formula="oooc:=[.H127]+([.I127]/16)" office:value-type="float" office:value="0.0625">
            <text:p>0.06 <text:s/></text:p>
          </table:table-cell>
          <table:table-cell table:style-name="ce72" table:formula="oooc:=28.34952*[.G127]" office:value-type="float" office:value="28.34952">
            <text:p>28</text:p>
          </table:table-cell>
          <table:table-cell table:style-name="ce77" table:formula="oooc:=[.K127]/1000" office:value-type="float" office:value="0.02834952">
            <text:p>0.0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hell - jacket - Eddie Bauer - 2 layer - teal</text:p>
          </table:table-cell>
          <table:table-cell table:style-name="ce50" office:value-type="float" office:value="16">
            <text:p>16.0</text:p>
          </table:table-cell>
          <table:table-cell table:style-name="ce55" table:formula="oooc:=INT([.G128]/16)" office:value-type="float" office:value="1">
            <text:p>1</text:p>
          </table:table-cell>
          <table:table-cell table:style-name="ce61" table:formula="oooc:=[.G128]-([.H128]*16)" office:value-type="float" office:value="0">
            <text:p><text:s/>- </text:p>
          </table:table-cell>
          <table:table-cell table:style-name="ce66" table:formula="oooc:=[.H128]+([.I128]/16)" office:value-type="float" office:value="1">
            <text:p>1.00 <text:s/></text:p>
          </table:table-cell>
          <table:table-cell table:style-name="ce72" table:formula="oooc:=28.34952*[.G128]" office:value-type="float" office:value="453.59232">
            <text:p>454</text:p>
          </table:table-cell>
          <table:table-cell table:style-name="ce77" table:formula="oooc:=[.K128]/1000" office:value-type="float" office:value="0.45359232">
            <text:p>0.45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hell - jacket - Feathered Friends Epic windshell - navy</text:p>
          </table:table-cell>
          <table:table-cell table:style-name="ce50" office:value-type="float" office:value="11.9">
            <text:p>11.9</text:p>
          </table:table-cell>
          <table:table-cell table:style-name="ce55" table:formula="oooc:=INT([.G129]/16)" office:value-type="float" office:value="0">
            <text:p><text:s/></text:p>
          </table:table-cell>
          <table:table-cell table:style-name="ce61" table:formula="oooc:=[.G129]-([.H129]*16)" office:value-type="float" office:value="11.9">
            <text:p>11.9</text:p>
          </table:table-cell>
          <table:table-cell table:style-name="ce66" table:formula="oooc:=[.H129]+([.I129]/16)" office:value-type="float" office:value="0.74375">
            <text:p>0.74 <text:s/></text:p>
          </table:table-cell>
          <table:table-cell table:style-name="ce72" table:formula="oooc:=28.34952*[.G129]" office:value-type="float" office:value="337.359288">
            <text:p>337</text:p>
          </table:table-cell>
          <table:table-cell table:style-name="ce77" table:formula="oooc:=[.K129]/1000" office:value-type="float" office:value="0.337359288">
            <text:p>0.3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hell - jacket - Helly Tech - 2 layer - green/purple</text:p>
          </table:table-cell>
          <table:table-cell table:style-name="ce50" office:value-type="float" office:value="22">
            <text:p>22.0</text:p>
          </table:table-cell>
          <table:table-cell table:style-name="ce55" table:formula="oooc:=INT([.G130]/16)" office:value-type="float" office:value="1">
            <text:p>1</text:p>
          </table:table-cell>
          <table:table-cell table:style-name="ce61" table:formula="oooc:=[.G130]-([.H130]*16)" office:value-type="float" office:value="6">
            <text:p>6.0</text:p>
          </table:table-cell>
          <table:table-cell table:style-name="ce66" table:formula="oooc:=[.H130]+([.I130]/16)" office:value-type="float" office:value="1.375">
            <text:p>1.38 <text:s/></text:p>
          </table:table-cell>
          <table:table-cell table:style-name="ce72" table:formula="oooc:=28.34952*[.G130]" office:value-type="float" office:value="623.68944">
            <text:p>624</text:p>
          </table:table-cell>
          <table:table-cell table:style-name="ce77" table:formula="oooc:=[.K130]/1000" office:value-type="float" office:value="0.62368944">
            <text:p>0.62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Out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Shell - jacket - Marmot Precip - yellow - size XL</text:p>
          </table:table-cell>
          <table:table-cell table:style-name="ce49" office:value-type="float" office:value="13.2">
            <text:p>13.2</text:p>
          </table:table-cell>
          <table:table-cell table:style-name="ce55" table:formula="oooc:=INT([.G131]/16)" office:value-type="float" office:value="0">
            <text:p><text:s/></text:p>
          </table:table-cell>
          <table:table-cell table:style-name="ce61" table:formula="oooc:=[.G131]-([.H131]*16)" office:value-type="float" office:value="13.2">
            <text:p>13.2</text:p>
          </table:table-cell>
          <table:table-cell table:style-name="ce66" table:formula="oooc:=[.H131]+([.I131]/16)" office:value-type="float" office:value="0.825">
            <text:p>0.83 <text:s/></text:p>
          </table:table-cell>
          <table:table-cell table:style-name="ce72" table:formula="oooc:=28.34952*[.G131]" office:value-type="float" office:value="374.213664">
            <text:p>374</text:p>
          </table:table-cell>
          <table:table-cell table:style-name="ce77" table:formula="oooc:=[.K131]/1000" office:value-type="float" office:value="0.374213664">
            <text:p>0.3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hell - jacket - Mountain Hard Wear Ethereal - size XL</text:p>
          </table:table-cell>
          <table:table-cell table:style-name="ce50" office:value-type="float" office:value="24.8">
            <text:p>24.8</text:p>
          </table:table-cell>
          <table:table-cell table:style-name="ce55" table:formula="oooc:=INT([.G132]/16)" office:value-type="float" office:value="1">
            <text:p>1</text:p>
          </table:table-cell>
          <table:table-cell table:style-name="ce61" table:formula="oooc:=[.G132]-([.H132]*16)" office:value-type="float" office:value="8.8">
            <text:p>8.8</text:p>
          </table:table-cell>
          <table:table-cell table:style-name="ce66" table:formula="oooc:=[.H132]+([.I132]/16)" office:value-type="float" office:value="1.55">
            <text:p>1.55 <text:s/></text:p>
          </table:table-cell>
          <table:table-cell table:style-name="ce72" table:formula="oooc:=28.34952*[.G132]" office:value-type="float" office:value="703.068096">
            <text:p>703</text:p>
          </table:table-cell>
          <table:table-cell table:style-name="ce77" table:formula="oooc:=[.K132]/1000" office:value-type="float" office:value="0.703068096">
            <text:p>0.70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hell - jacket - Northface - Activent - red</text:p>
          </table:table-cell>
          <table:table-cell table:style-name="ce50" office:value-type="float" office:value="12.4">
            <text:p>12.4</text:p>
          </table:table-cell>
          <table:table-cell table:style-name="ce55" table:formula="oooc:=INT([.G133]/16)" office:value-type="float" office:value="0">
            <text:p><text:s/></text:p>
          </table:table-cell>
          <table:table-cell table:style-name="ce61" table:formula="oooc:=[.G133]-([.H133]*16)" office:value-type="float" office:value="12.4">
            <text:p>12.4</text:p>
          </table:table-cell>
          <table:table-cell table:style-name="ce66" table:formula="oooc:=[.H133]+([.I133]/16)" office:value-type="float" office:value="0.775">
            <text:p>0.78 <text:s/></text:p>
          </table:table-cell>
          <table:table-cell table:style-name="ce72" table:formula="oooc:=28.34952*[.G133]" office:value-type="float" office:value="351.534048">
            <text:p>352</text:p>
          </table:table-cell>
          <table:table-cell table:style-name="ce77" table:formula="oooc:=[.K133]/1000" office:value-type="float" office:value="0.351534048">
            <text:p>0.35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hell - jacket - Patagonia Helium windshirt - blue - size L</text:p>
          </table:table-cell>
          <table:table-cell table:style-name="ce50" office:value-type="float" office:value="6.2">
            <text:p>6.2</text:p>
          </table:table-cell>
          <table:table-cell table:style-name="ce55" table:formula="oooc:=INT([.G134]/16)" office:value-type="float" office:value="0">
            <text:p><text:s/></text:p>
          </table:table-cell>
          <table:table-cell table:style-name="ce61" table:formula="oooc:=[.G134]-([.H134]*16)" office:value-type="float" office:value="6.2">
            <text:p>6.2</text:p>
          </table:table-cell>
          <table:table-cell table:style-name="ce66" table:formula="oooc:=[.H134]+([.I134]/16)" office:value-type="float" office:value="0.3875">
            <text:p>0.39 <text:s/></text:p>
          </table:table-cell>
          <table:table-cell table:style-name="ce72" table:formula="oooc:=28.34952*[.G134]" office:value-type="float" office:value="175.767024">
            <text:p>176</text:p>
          </table:table-cell>
          <table:table-cell table:style-name="ce77" table:formula="oooc:=[.K134]/1000" office:value-type="float" office:value="0.175767024">
            <text:p>0.18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hell - jacket - Rain Shield WP/B Sport - blue</text:p>
          </table:table-cell>
          <table:table-cell table:style-name="ce50" office:value-type="float" office:value="10.5">
            <text:p>10.5</text:p>
          </table:table-cell>
          <table:table-cell table:style-name="ce55" table:formula="oooc:=INT([.G135]/16)" office:value-type="float" office:value="0">
            <text:p><text:s/></text:p>
          </table:table-cell>
          <table:table-cell table:style-name="ce61" table:formula="oooc:=[.G135]-([.H135]*16)" office:value-type="float" office:value="10.5">
            <text:p>10.5</text:p>
          </table:table-cell>
          <table:table-cell table:style-name="ce66" table:formula="oooc:=[.H135]+([.I135]/16)" office:value-type="float" office:value="0.65625">
            <text:p>0.66 <text:s/></text:p>
          </table:table-cell>
          <table:table-cell table:style-name="ce72" table:formula="oooc:=28.34952*[.G135]" office:value-type="float" office:value="297.66996">
            <text:p>298</text:p>
          </table:table-cell>
          <table:table-cell table:style-name="ce77" table:formula="oooc:=[.K135]/1000" office:value-type="float" office:value="0.29766996">
            <text:p>0.30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hell - jacket - REI Chinook - blue/red/black</text:p>
          </table:table-cell>
          <table:table-cell table:style-name="ce50" office:value-type="float" office:value="12">
            <text:p>12.0</text:p>
          </table:table-cell>
          <table:table-cell table:style-name="ce55" table:formula="oooc:=INT([.G136]/16)" office:value-type="float" office:value="0">
            <text:p><text:s/></text:p>
          </table:table-cell>
          <table:table-cell table:style-name="ce61" table:formula="oooc:=[.G136]-([.H136]*16)" office:value-type="float" office:value="12">
            <text:p>12.0</text:p>
          </table:table-cell>
          <table:table-cell table:style-name="ce66" table:formula="oooc:=[.H136]+([.I136]/16)" office:value-type="float" office:value="0.75">
            <text:p>0.75 <text:s/></text:p>
          </table:table-cell>
          <table:table-cell table:style-name="ce72" table:formula="oooc:=28.34952*[.G136]" office:value-type="float" office:value="340.19424">
            <text:p>340</text:p>
          </table:table-cell>
          <table:table-cell table:style-name="ce77" table:formula="oooc:=[.K136]/1000" office:value-type="float" office:value="0.34019424">
            <text:p>0.3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hell - jacket - REI Versatech - purple/green</text:p>
          </table:table-cell>
          <table:table-cell table:style-name="ce50" office:value-type="float" office:value="13.9">
            <text:p>13.9</text:p>
          </table:table-cell>
          <table:table-cell table:style-name="ce55" table:formula="oooc:=INT([.G137]/16)" office:value-type="float" office:value="0">
            <text:p><text:s/></text:p>
          </table:table-cell>
          <table:table-cell table:style-name="ce61" table:formula="oooc:=[.G137]-([.H137]*16)" office:value-type="float" office:value="13.9">
            <text:p>13.9</text:p>
          </table:table-cell>
          <table:table-cell table:style-name="ce66" table:formula="oooc:=[.H137]+([.I137]/16)" office:value-type="float" office:value="0.86875">
            <text:p>0.87 <text:s/></text:p>
          </table:table-cell>
          <table:table-cell table:style-name="ce72" table:formula="oooc:=28.34952*[.G137]" office:value-type="float" office:value="394.058328">
            <text:p>394</text:p>
          </table:table-cell>
          <table:table-cell table:style-name="ce77" table:formula="oooc:=[.K137]/1000" office:value-type="float" office:value="0.394058328">
            <text:p>0.39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hell - pants - Eddie Bauer - 2 layer - teal</text:p>
          </table:table-cell>
          <table:table-cell table:style-name="ce50" office:value-type="float" office:value="10">
            <text:p>10.0</text:p>
          </table:table-cell>
          <table:table-cell table:style-name="ce55" table:formula="oooc:=INT([.G138]/16)" office:value-type="float" office:value="0">
            <text:p><text:s/></text:p>
          </table:table-cell>
          <table:table-cell table:style-name="ce61" table:formula="oooc:=[.G138]-([.H138]*16)" office:value-type="float" office:value="10">
            <text:p>10.0</text:p>
          </table:table-cell>
          <table:table-cell table:style-name="ce66" table:formula="oooc:=[.H138]+([.I138]/16)" office:value-type="float" office:value="0.625">
            <text:p>0.63 <text:s/></text:p>
          </table:table-cell>
          <table:table-cell table:style-name="ce72" table:formula="oooc:=28.34952*[.G138]" office:value-type="float" office:value="283.4952">
            <text:p>283</text:p>
          </table:table-cell>
          <table:table-cell table:style-name="ce77" table:formula="oooc:=[.K138]/1000" office:value-type="float" office:value="0.2834952">
            <text:p>0.28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hell - pants - Northface - Activent- black</text:p>
          </table:table-cell>
          <table:table-cell table:style-name="ce50" office:value-type="float" office:value="9.9">
            <text:p>9.9</text:p>
          </table:table-cell>
          <table:table-cell table:style-name="ce55" table:formula="oooc:=INT([.G139]/16)" office:value-type="float" office:value="0">
            <text:p><text:s/></text:p>
          </table:table-cell>
          <table:table-cell table:style-name="ce61" table:formula="oooc:=[.G139]-([.H139]*16)" office:value-type="float" office:value="9.9">
            <text:p>9.9</text:p>
          </table:table-cell>
          <table:table-cell table:style-name="ce66" table:formula="oooc:=[.H139]+([.I139]/16)" office:value-type="float" office:value="0.61875">
            <text:p>0.62 <text:s/></text:p>
          </table:table-cell>
          <table:table-cell table:style-name="ce72" table:formula="oooc:=28.34952*[.G139]" office:value-type="float" office:value="280.660248">
            <text:p>281</text:p>
          </table:table-cell>
          <table:table-cell table:style-name="ce77" table:formula="oooc:=[.K139]/1000" office:value-type="float" office:value="0.280660248">
            <text:p>0.28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hell - pants - Triple Point Ceramic black - with pockets</text:p>
          </table:table-cell>
          <table:table-cell table:style-name="ce50" office:value-type="float" office:value="11">
            <text:p>11.0</text:p>
          </table:table-cell>
          <table:table-cell table:style-name="ce55" table:formula="oooc:=INT([.G140]/16)" office:value-type="float" office:value="0">
            <text:p><text:s/></text:p>
          </table:table-cell>
          <table:table-cell table:style-name="ce61" table:formula="oooc:=[.G140]-([.H140]*16)" office:value-type="float" office:value="11">
            <text:p>11.0</text:p>
          </table:table-cell>
          <table:table-cell table:style-name="ce66" table:formula="oooc:=[.H140]+([.I140]/16)" office:value-type="float" office:value="0.6875">
            <text:p>0.69 <text:s/></text:p>
          </table:table-cell>
          <table:table-cell table:style-name="ce72" table:formula="oooc:=28.34952*[.G140]" office:value-type="float" office:value="311.84472">
            <text:p>312</text:p>
          </table:table-cell>
          <table:table-cell table:style-name="ce77" table:formula="oooc:=[.K140]/1000" office:value-type="float" office:value="0.31184472">
            <text:p>0.3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Out</text:p>
          </table:table-cell>
          <table:table-cell office:value-type="string">
            <text:p>Base</text:p>
          </table:table-cell>
          <table:table-cell office:value-type="float" office:value="4">
            <text:p>4</text:p>
          </table:table-cell>
          <table:table-cell office:value-type="string">
            <text:p>Clothes</text:p>
          </table:table-cell>
          <table:table-cell office:value-type="string">
            <text:p>Shell - sun / wind hood - yellow ProPore</text:p>
          </table:table-cell>
          <table:table-cell table:style-name="ce49" office:value-type="float" office:value="1">
            <text:p>1.0</text:p>
          </table:table-cell>
          <table:table-cell table:style-name="ce55" table:formula="oooc:=INT([.G141]/16)" office:value-type="float" office:value="0">
            <text:p><text:s/></text:p>
          </table:table-cell>
          <table:table-cell table:style-name="ce61" table:formula="oooc:=[.G141]-([.H141]*16)" office:value-type="float" office:value="1">
            <text:p>1.0</text:p>
          </table:table-cell>
          <table:table-cell table:style-name="ce66" table:formula="oooc:=[.H141]+([.I141]/16)" office:value-type="float" office:value="0.0625">
            <text:p>0.06 <text:s/></text:p>
          </table:table-cell>
          <table:table-cell table:style-name="ce72" table:formula="oooc:=28.34952*[.G141]" office:value-type="float" office:value="28.34952">
            <text:p>28</text:p>
          </table:table-cell>
          <table:table-cell table:style-name="ce77" table:formula="oooc:=[.K141]/1000" office:value-type="float" office:value="0.02834952">
            <text:p>0.0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hirt - Northface lightweight - fleece</text:p>
          </table:table-cell>
          <table:table-cell table:style-name="ce50" office:value-type="float" office:value="17">
            <text:p>17.0</text:p>
          </table:table-cell>
          <table:table-cell table:style-name="ce55" table:formula="oooc:=INT([.G142]/16)" office:value-type="float" office:value="1">
            <text:p>1</text:p>
          </table:table-cell>
          <table:table-cell table:style-name="ce61" table:formula="oooc:=[.G142]-([.H142]*16)" office:value-type="float" office:value="1">
            <text:p>1.0</text:p>
          </table:table-cell>
          <table:table-cell table:style-name="ce66" table:formula="oooc:=[.H142]+([.I142]/16)" office:value-type="float" office:value="1.0625">
            <text:p>1.06 <text:s/></text:p>
          </table:table-cell>
          <table:table-cell table:style-name="ce72" table:formula="oooc:=28.34952*[.G142]" office:value-type="float" office:value="481.94184">
            <text:p>482</text:p>
          </table:table-cell>
          <table:table-cell table:style-name="ce77" table:formula="oooc:=[.K142]/1000" office:value-type="float" office:value="0.48194184">
            <text:p>0.48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hirt - Northface nylon UVA - <text:s/>long sleeve</text:p>
          </table:table-cell>
          <table:table-cell table:style-name="ce50" office:value-type="float" office:value="11.8">
            <text:p>11.8</text:p>
          </table:table-cell>
          <table:table-cell table:style-name="ce55" table:formula="oooc:=INT([.G143]/16)" office:value-type="float" office:value="0">
            <text:p><text:s/></text:p>
          </table:table-cell>
          <table:table-cell table:style-name="ce61" table:formula="oooc:=[.G143]-([.H143]*16)" office:value-type="float" office:value="11.8">
            <text:p>11.8</text:p>
          </table:table-cell>
          <table:table-cell table:style-name="ce66" table:formula="oooc:=[.H143]+([.I143]/16)" office:value-type="float" office:value="0.7375">
            <text:p>0.74 <text:s/></text:p>
          </table:table-cell>
          <table:table-cell table:style-name="ce72" table:formula="oooc:=28.34952*[.G143]" office:value-type="float" office:value="334.524336">
            <text:p>335</text:p>
          </table:table-cell>
          <table:table-cell table:style-name="ce77" table:formula="oooc:=[.K143]/1000" office:value-type="float" office:value="0.334524336">
            <text:p>0.3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hirt - Patagonia microfleece - jade</text:p>
          </table:table-cell>
          <table:table-cell table:style-name="ce50" office:value-type="float" office:value="11.7">
            <text:p>11.7</text:p>
          </table:table-cell>
          <table:table-cell table:style-name="ce55" table:formula="oooc:=INT([.G144]/16)" office:value-type="float" office:value="0">
            <text:p><text:s/></text:p>
          </table:table-cell>
          <table:table-cell table:style-name="ce61" table:formula="oooc:=[.G144]-([.H144]*16)" office:value-type="float" office:value="11.7">
            <text:p>11.7</text:p>
          </table:table-cell>
          <table:table-cell table:style-name="ce66" table:formula="oooc:=[.H144]+([.I144]/16)" office:value-type="float" office:value="0.73125">
            <text:p>0.73 <text:s/></text:p>
          </table:table-cell>
          <table:table-cell table:style-name="ce72" table:formula="oooc:=28.34952*[.G144]" office:value-type="float" office:value="331.689384">
            <text:p>332</text:p>
          </table:table-cell>
          <table:table-cell table:style-name="ce77" table:formula="oooc:=[.K144]/1000" office:value-type="float" office:value="0.331689384">
            <text:p>0.3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4">
            <text:p>4</text:p>
          </table:table-cell>
          <table:table-cell table:style-name="ce36" office:value-type="string">
            <text:p>Clothes</text:p>
          </table:table-cell>
          <table:table-cell table:style-name="ce29" office:value-type="string">
            <text:p>Shirt - Sportif nylon green - <text:s/>long sleeve</text:p>
          </table:table-cell>
          <table:table-cell table:style-name="ce50" office:value-type="float" office:value="8.9">
            <text:p>8.9</text:p>
          </table:table-cell>
          <table:table-cell table:style-name="ce55" table:formula="oooc:=INT([.G145]/16)" office:value-type="float" office:value="0">
            <text:p><text:s/></text:p>
          </table:table-cell>
          <table:table-cell table:style-name="ce61" table:formula="oooc:=[.G145]-([.H145]*16)" office:value-type="float" office:value="8.9">
            <text:p>8.9</text:p>
          </table:table-cell>
          <table:table-cell table:style-name="ce66" table:formula="oooc:=[.H145]+([.I145]/16)" office:value-type="float" office:value="0.55625">
            <text:p>0.56 <text:s/></text:p>
          </table:table-cell>
          <table:table-cell table:style-name="ce72" table:formula="oooc:=28.34952*[.G145]" office:value-type="float" office:value="252.310728">
            <text:p>252</text:p>
          </table:table-cell>
          <table:table-cell table:style-name="ce77" table:formula="oooc:=[.K145]/1000" office:value-type="float" office:value="0.252310728">
            <text:p>0.25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text:p>BakePacker pot insert for steam baking</text:p>
          </table:table-cell>
          <table:table-cell table:style-name="ce50" office:value-type="float" office:value="4">
            <text:p>4.0</text:p>
          </table:table-cell>
          <table:table-cell table:style-name="ce55" table:formula="oooc:=INT([.G146]/16)" office:value-type="float" office:value="0">
            <text:p><text:s/></text:p>
          </table:table-cell>
          <table:table-cell table:style-name="ce61" table:formula="oooc:=[.G146]-([.H146]*16)" office:value-type="float" office:value="4">
            <text:p>4.0</text:p>
          </table:table-cell>
          <table:table-cell table:style-name="ce66" table:formula="oooc:=[.H146]+([.I146]/16)" office:value-type="float" office:value="0.25">
            <text:p>0.25 <text:s/></text:p>
          </table:table-cell>
          <table:table-cell table:style-name="ce72" table:formula="oooc:=28.34952*[.G146]" office:value-type="float" office:value="113.39808">
            <text:p>113</text:p>
          </table:table-cell>
          <table:table-cell table:style-name="ce77" table:formula="oooc:=[.K146]/1000" office:value-type="float" office:value="0.11339808">
            <text:p>0.1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text:p>Filter - Katadyne water - with blue bucket as case</text:p>
          </table:table-cell>
          <table:table-cell table:style-name="ce50" office:value-type="float" office:value="25">
            <text:p>25.0</text:p>
          </table:table-cell>
          <table:table-cell table:style-name="ce55" table:formula="oooc:=INT([.G147]/16)" office:value-type="float" office:value="1">
            <text:p>1</text:p>
          </table:table-cell>
          <table:table-cell table:style-name="ce61" table:formula="oooc:=[.G147]-([.H147]*16)" office:value-type="float" office:value="9">
            <text:p>9.0</text:p>
          </table:table-cell>
          <table:table-cell table:style-name="ce66" table:formula="oooc:=[.H147]+([.I147]/16)" office:value-type="float" office:value="1.5625">
            <text:p>1.56 <text:s/></text:p>
          </table:table-cell>
          <table:table-cell table:style-name="ce72" table:formula="oooc:=28.34952*[.G147]" office:value-type="float" office:value="708.738">
            <text:p>709</text:p>
          </table:table-cell>
          <table:table-cell table:style-name="ce77" table:formula="oooc:=[.K147]/1000" office:value-type="float" office:value="0.708738">
            <text:p>0.7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text:p>Fuel bottle - small (full)</text:p>
          </table:table-cell>
          <table:table-cell table:style-name="ce50" office:value-type="float" office:value="18">
            <text:p>18.0</text:p>
          </table:table-cell>
          <table:table-cell table:style-name="ce55" table:formula="oooc:=INT([.G148]/16)" office:value-type="float" office:value="1">
            <text:p>1</text:p>
          </table:table-cell>
          <table:table-cell table:style-name="ce61" table:formula="oooc:=[.G148]-([.H148]*16)" office:value-type="float" office:value="2">
            <text:p>2.0</text:p>
          </table:table-cell>
          <table:table-cell table:style-name="ce66" table:formula="oooc:=[.H148]+([.I148]/16)" office:value-type="float" office:value="1.125">
            <text:p>1.13 <text:s/></text:p>
          </table:table-cell>
          <table:table-cell table:style-name="ce72" table:formula="oooc:=28.34952*[.G148]" office:value-type="float" office:value="510.29136">
            <text:p>510</text:p>
          </table:table-cell>
          <table:table-cell table:style-name="ce77" table:formula="oooc:=[.K148]/1000" office:value-type="float" office:value="0.51029136">
            <text:p>0.5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text:p>Fuel bottle, large, full, with extra filler cap</text:p>
          </table:table-cell>
          <table:table-cell table:style-name="ce50" office:value-type="float" office:value="31">
            <text:p>31.0</text:p>
          </table:table-cell>
          <table:table-cell table:style-name="ce55" table:formula="oooc:=INT([.G149]/16)" office:value-type="float" office:value="1">
            <text:p>1</text:p>
          </table:table-cell>
          <table:table-cell table:style-name="ce61" table:formula="oooc:=[.G149]-([.H149]*16)" office:value-type="float" office:value="15">
            <text:p>15.0</text:p>
          </table:table-cell>
          <table:table-cell table:style-name="ce66" table:formula="oooc:=[.H149]+([.I149]/16)" office:value-type="float" office:value="1.9375">
            <text:p>1.94 <text:s/></text:p>
          </table:table-cell>
          <table:table-cell table:style-name="ce72" table:formula="oooc:=28.34952*[.G149]" office:value-type="float" office:value="878.83512">
            <text:p>879</text:p>
          </table:table-cell>
          <table:table-cell table:style-name="ce77" table:formula="oooc:=[.K149]/1000" office:value-type="float" office:value="0.87883512">
            <text:p>0.88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text:p>Jug - fresh water container - 10 liter</text:p>
          </table:table-cell>
          <table:table-cell table:style-name="ce50" office:value-type="float" office:value="5">
            <text:p>5.0</text:p>
          </table:table-cell>
          <table:table-cell table:style-name="ce55" table:formula="oooc:=INT([.G150]/16)" office:value-type="float" office:value="0">
            <text:p><text:s/></text:p>
          </table:table-cell>
          <table:table-cell table:style-name="ce61" table:formula="oooc:=[.G150]-([.H150]*16)" office:value-type="float" office:value="5">
            <text:p>5.0</text:p>
          </table:table-cell>
          <table:table-cell table:style-name="ce66" table:formula="oooc:=[.H150]+([.I150]/16)" office:value-type="float" office:value="0.3125">
            <text:p>0.31 <text:s/></text:p>
          </table:table-cell>
          <table:table-cell table:style-name="ce72" table:formula="oooc:=28.34952*[.G150]" office:value-type="float" office:value="141.7476">
            <text:p>142</text:p>
          </table:table-cell>
          <table:table-cell table:style-name="ce77" table:formula="oooc:=[.K150]/1000" office:value-type="float" office:value="0.1417476">
            <text:p>0.1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text:p>Jug - fresh water container - 6 liter</text:p>
          </table:table-cell>
          <table:table-cell table:style-name="ce50" office:value-type="float" office:value="5">
            <text:p>5.0</text:p>
          </table:table-cell>
          <table:table-cell table:style-name="ce55" table:formula="oooc:=INT([.G151]/16)" office:value-type="float" office:value="0">
            <text:p><text:s/></text:p>
          </table:table-cell>
          <table:table-cell table:style-name="ce61" table:formula="oooc:=[.G151]-([.H151]*16)" office:value-type="float" office:value="5">
            <text:p>5.0</text:p>
          </table:table-cell>
          <table:table-cell table:style-name="ce66" table:formula="oooc:=[.H151]+([.I151]/16)" office:value-type="float" office:value="0.3125">
            <text:p>0.31 <text:s/></text:p>
          </table:table-cell>
          <table:table-cell table:style-name="ce72" table:formula="oooc:=28.34952*[.G151]" office:value-type="float" office:value="141.7476">
            <text:p>142</text:p>
          </table:table-cell>
          <table:table-cell table:style-name="ce77" table:formula="oooc:=[.K151]/1000" office:value-type="float" office:value="0.1417476">
            <text:p>0.1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office:annotation draw:style-name="gr1" draw:text-style-name="P1" svg:width="1.4512in" svg:height="0.8189in" svg:x="8.9106in" svg:y="26.8638in" draw:caption-point-x="-8.9106in" draw:caption-point-y="-26.8638in">
              <dc:date>2007-02-23T00:00:00</dc:date>
              <text:p text:style-name="P1"><text:span text:style-name="T1">KITCHEN PANTRY KIT</text:span></text:p>
              <text:p text:style-name="P1"><text:span text:style-name="T1">Cuisinart cup <text:s/>(4 oz)</text:span></text:p>
              <text:p text:style-name="P1"><text:span text:style-name="T1">Scrub brush <text:s/>(2 oz)</text:span></text:p>
              <text:p text:style-name="P1"><text:span text:style-name="T1">Slotted spoon <text:s/>(1 oz)</text:span></text:p>
              <text:p text:style-name="P2"><text:span text:style-name="T1"/></text:p>
              <text:p text:style-name="P1"><text:span text:style-name="T1">1 plastic knife</text:span></text:p>
              <text:p text:style-name="P1"><text:span text:style-name="T1">1 plastic spoon</text:span></text:p>
              <text:p text:style-name="P1"><text:span text:style-name="T1">1 plasic fork <text:s/>(1 oz total)</text:span></text:p>
              <text:p text:style-name="P2"><text:span text:style-name="T1"/></text:p>
              <text:p text:style-name="P1"><text:span text:style-name="T1">1 oz camp suds</text:span></text:p>
              <text:p text:style-name="P1"><text:span text:style-name="T1">1 oz cooking oil <text:s/>(2 oz total)</text:span></text:p>
              <text:p text:style-name="P2"><text:span text:style-name="T1"/></text:p>
              <text:p text:style-name="P1"><text:span text:style-name="T1">2 pkgs matches</text:span></text:p>
              <text:p text:style-name="P1"><text:span text:style-name="T1">Small scissors</text:span></text:p>
              <text:p text:style-name="P1"><text:span text:style-name="T1">6 small binder clips <text:s/>(2 oz total)</text:span></text:p>
              <text:p text:style-name="P2"><text:span text:style-name="T1"/></text:p>
              <text:p text:style-name="P1"><text:span text:style-name="T1">Sponge scrubber <text:s/>(1 oz)</text:span></text:p>
              <text:p text:style-name="P1"><text:span text:style-name="T1">Salt, pepper, taragon <text:s/>(2 oz)</text:span></text:p>
              <text:p text:style-name="P2"><text:span text:style-name="T1"/></text:p>
              <text:p text:style-name="P1"><text:span text:style-name="T1">Stuff sack <text:s/>(1 oz)</text:span></text:p>
            </office:annotation>
            <text:p>Kitchen pantry kit - light version - red sack</text:p>
          </table:table-cell>
          <table:table-cell table:style-name="ce50" office:value-type="float" office:value="17">
            <text:p>17.0</text:p>
          </table:table-cell>
          <table:table-cell table:style-name="ce55" table:formula="oooc:=INT([.G152]/16)" office:value-type="float" office:value="1">
            <text:p>1</text:p>
          </table:table-cell>
          <table:table-cell table:style-name="ce61" table:formula="oooc:=[.G152]-([.H152]*16)" office:value-type="float" office:value="1">
            <text:p>1.0</text:p>
          </table:table-cell>
          <table:table-cell table:style-name="ce66" table:formula="oooc:=[.H152]+([.I152]/16)" office:value-type="float" office:value="1.0625">
            <text:p>1.06 <text:s/></text:p>
          </table:table-cell>
          <table:table-cell table:style-name="ce72" table:formula="oooc:=28.34952*[.G152]" office:value-type="float" office:value="481.94184">
            <text:p>482</text:p>
          </table:table-cell>
          <table:table-cell table:style-name="ce77" table:formula="oooc:=[.K152]/1000" office:value-type="float" office:value="0.48194184">
            <text:p>0.48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text:p>Kitchen pot - alum - modified with handles - 8 cups</text:p>
          </table:table-cell>
          <table:table-cell table:style-name="ce50" office:value-type="float" office:value="8.5">
            <text:p>8.5</text:p>
          </table:table-cell>
          <table:table-cell table:style-name="ce55" table:formula="oooc:=INT([.G153]/16)" office:value-type="float" office:value="0">
            <text:p><text:s/></text:p>
          </table:table-cell>
          <table:table-cell table:style-name="ce61" table:formula="oooc:=[.G153]-([.H153]*16)" office:value-type="float" office:value="8.5">
            <text:p>8.5</text:p>
          </table:table-cell>
          <table:table-cell table:style-name="ce66" table:formula="oooc:=[.H153]+([.I153]/16)" office:value-type="float" office:value="0.53125">
            <text:p>0.53 <text:s/></text:p>
          </table:table-cell>
          <table:table-cell table:style-name="ce72" table:formula="oooc:=28.34952*[.G153]" office:value-type="float" office:value="240.97092">
            <text:p>241</text:p>
          </table:table-cell>
          <table:table-cell table:style-name="ce77" table:formula="oooc:=[.K153]/1000" office:value-type="float" office:value="0.24097092">
            <text:p>0.2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text:p>Kitchen pot - titanium - 5.25 cups</text:p>
          </table:table-cell>
          <table:table-cell table:style-name="ce50" office:value-type="float" office:value="6.1">
            <text:p>6.1</text:p>
          </table:table-cell>
          <table:table-cell table:style-name="ce55" table:formula="oooc:=INT([.G154]/16)" office:value-type="float" office:value="0">
            <text:p><text:s/></text:p>
          </table:table-cell>
          <table:table-cell table:style-name="ce61" table:formula="oooc:=[.G154]-([.H154]*16)" office:value-type="float" office:value="6.1">
            <text:p>6.1</text:p>
          </table:table-cell>
          <table:table-cell table:style-name="ce66" table:formula="oooc:=[.H154]+([.I154]/16)" office:value-type="float" office:value="0.38125">
            <text:p>0.38 <text:s/></text:p>
          </table:table-cell>
          <table:table-cell table:style-name="ce72" table:formula="oooc:=28.34952*[.G154]" office:value-type="float" office:value="172.932072">
            <text:p>173</text:p>
          </table:table-cell>
          <table:table-cell table:style-name="ce77" table:formula="oooc:=[.K154]/1000" office:value-type="float" office:value="0.172932072">
            <text:p>0.1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office:annotation draw:style-name="gr1" draw:text-style-name="P1" svg:width="1.3843in" svg:height="1.3059in" svg:x="9.5087in" svg:y="26.9744in" draw:caption-point-x="-9.5087in" draw:caption-point-y="-26.9744in">
              <dc:date>2007-02-23T00:00:00</dc:date>
              <text:p text:style-name="P1"><text:span text:style-name="T1">KITCHEN - COOKING</text:span></text:p>
              <text:p text:style-name="P1"><text:span text:style-name="T1">8 cup (2 qt) stainless pot <text:s/>(12 oz)</text:span></text:p>
              <text:p text:style-name="P1"><text:span text:style-name="T1">6 Handiwipes <text:s/>(3 oz)</text:span></text:p>
              <text:p text:style-name="P1"><text:span text:style-name="T1">BakePacker grid <text:s/>(4 oz)</text:span></text:p>
              <text:p text:style-name="P1"><text:span text:style-name="T1">Stuff sack <text:s/>(1 oz)</text:span></text:p>
              <text:p text:style-name="P2"><text:span text:style-name="T1"/></text:p>
            </office:annotation>
            <text:p>Kitchen pot kit - cooking with BakePacker</text:p>
          </table:table-cell>
          <table:table-cell table:style-name="ce50" office:value-type="float" office:value="20">
            <text:p>20.0</text:p>
          </table:table-cell>
          <table:table-cell table:style-name="ce55" table:formula="oooc:=INT([.G155]/16)" office:value-type="float" office:value="1">
            <text:p>1</text:p>
          </table:table-cell>
          <table:table-cell table:style-name="ce61" table:formula="oooc:=[.G155]-([.H155]*16)" office:value-type="float" office:value="4">
            <text:p>4.0</text:p>
          </table:table-cell>
          <table:table-cell table:style-name="ce66" table:formula="oooc:=[.H155]+([.I155]/16)" office:value-type="float" office:value="1.25">
            <text:p>1.25 <text:s/></text:p>
          </table:table-cell>
          <table:table-cell table:style-name="ce72" table:formula="oooc:=28.34952*[.G155]" office:value-type="float" office:value="566.9904">
            <text:p>567</text:p>
          </table:table-cell>
          <table:table-cell table:style-name="ce77" table:formula="oooc:=[.K155]/1000" office:value-type="float" office:value="0.5669904">
            <text:p>0.5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text:p>Kitchen pot only - 6 cup stainless</text:p>
          </table:table-cell>
          <table:table-cell table:style-name="ce50" office:value-type="float" office:value="9.1">
            <text:p>9.1</text:p>
          </table:table-cell>
          <table:table-cell table:style-name="ce55" table:formula="oooc:=INT([.G156]/16)" office:value-type="float" office:value="0">
            <text:p><text:s/></text:p>
          </table:table-cell>
          <table:table-cell table:style-name="ce61" table:formula="oooc:=[.G156]-([.H156]*16)" office:value-type="float" office:value="9.1">
            <text:p>9.1</text:p>
          </table:table-cell>
          <table:table-cell table:style-name="ce66" table:formula="oooc:=[.H156]+([.I156]/16)" office:value-type="float" office:value="0.56875">
            <text:p>0.57 <text:s/></text:p>
          </table:table-cell>
          <table:table-cell table:style-name="ce72" table:formula="oooc:=28.34952*[.G156]" office:value-type="float" office:value="257.980632">
            <text:p>258</text:p>
          </table:table-cell>
          <table:table-cell table:style-name="ce77" table:formula="oooc:=[.K156]/1000" office:value-type="float" office:value="0.257980632">
            <text:p>0.26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text:p>Kitchen pot only - 8 cup stainless</text:p>
          </table:table-cell>
          <table:table-cell table:style-name="ce50" office:value-type="float" office:value="12.5">
            <text:p>12.5</text:p>
          </table:table-cell>
          <table:table-cell table:style-name="ce55" table:formula="oooc:=INT([.G157]/16)" office:value-type="float" office:value="0">
            <text:p><text:s/></text:p>
          </table:table-cell>
          <table:table-cell table:style-name="ce61" table:formula="oooc:=[.G157]-([.H157]*16)" office:value-type="float" office:value="12.5">
            <text:p>12.5</text:p>
          </table:table-cell>
          <table:table-cell table:style-name="ce66" table:formula="oooc:=[.H157]+([.I157]/16)" office:value-type="float" office:value="0.78125">
            <text:p>0.78 <text:s/></text:p>
          </table:table-cell>
          <table:table-cell table:style-name="ce72" table:formula="oooc:=28.34952*[.G157]" office:value-type="float" office:value="354.369">
            <text:p>354</text:p>
          </table:table-cell>
          <table:table-cell table:style-name="ce77" table:formula="oooc:=[.K157]/1000" office:value-type="float" office:value="0.354369">
            <text:p>0.35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office:annotation draw:style-name="gr1" draw:text-style-name="P1" svg:width="1.4736in" svg:height="3.0331in" svg:x="9.5087in" svg:y="27.5055in" draw:caption-point-x="-9.5087in" draw:caption-point-y="-27.5055in">
              <dc:date>2007-02-23T00:00:00</dc:date>
              <text:p text:style-name="P1"><text:span text:style-name="T1">BLUE KITCHEN PANTRY PACK</text:span></text:p>
              <text:p text:style-name="P1"><text:span text:style-name="T1">2 bear cords, 50' &amp; 100'</text:span></text:p>
              <text:p text:style-name="P1"><text:span text:style-name="T1">Bear line throw sack</text:span></text:p>
              <text:p text:style-name="P1"><text:span text:style-name="T1">Scrub brush</text:span></text:p>
              <text:p text:style-name="P1"><text:span text:style-name="T1">Spatula</text:span></text:p>
              <text:p text:style-name="P1"><text:span text:style-name="T1">Plastic knife</text:span></text:p>
              <text:p text:style-name="P1"><text:span text:style-name="T1">2 plastic spoons</text:span></text:p>
              <text:p text:style-name="P1"><text:span text:style-name="T1">Plastic stir spoon</text:span></text:p>
              <text:p text:style-name="P1"><text:span text:style-name="T1">2 oz camp suds</text:span></text:p>
              <text:p text:style-name="P1"><text:span text:style-name="T1">3 pkgs waterproof matches</text:span></text:p>
              <text:p text:style-name="P1"><text:span text:style-name="T1">Small sponge scrubber</text:span></text:p>
              <text:p text:style-name="P1"><text:span text:style-name="T1">6 small binder clips</text:span></text:p>
              <text:p text:style-name="P1"><text:span text:style-name="T1">Small scissors</text:span></text:p>
              <text:p text:style-name="P1"><text:span text:style-name="T1">Salt and pepper, other spices</text:span></text:p>
              <text:p text:style-name="P1"><text:span text:style-name="T1">Towel</text:span></text:p>
              <text:p text:style-name="P2"><text:span text:style-name="T1"/></text:p>
            </office:annotation>
            <text:p>Pack - blue kitchen pantry pack</text:p>
          </table:table-cell>
          <table:table-cell table:style-name="ce50" office:value-type="float" office:value="32">
            <text:p>32.0</text:p>
          </table:table-cell>
          <table:table-cell table:style-name="ce55" table:formula="oooc:=INT([.G158]/16)" office:value-type="float" office:value="2">
            <text:p>2</text:p>
          </table:table-cell>
          <table:table-cell table:style-name="ce61" table:formula="oooc:=[.G158]-([.H158]*16)" office:value-type="float" office:value="0">
            <text:p><text:s/>- </text:p>
          </table:table-cell>
          <table:table-cell table:style-name="ce66" table:formula="oooc:=[.H158]+([.I158]/16)" office:value-type="float" office:value="2">
            <text:p>2.00 <text:s/></text:p>
          </table:table-cell>
          <table:table-cell table:style-name="ce72" table:formula="oooc:=28.34952*[.G158]" office:value-type="float" office:value="907.18464">
            <text:p>907</text:p>
          </table:table-cell>
          <table:table-cell table:style-name="ce77" table:formula="oooc:=[.K158]/1000" office:value-type="float" office:value="0.90718464">
            <text:p>0.9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office:annotation draw:style-name="gr1" draw:text-style-name="P1" svg:width="1.4177in" svg:height="0.8197in" svg:x="9.5087in" svg:y="27.6827in" draw:caption-point-x="-9.5087in" draw:caption-point-y="-27.6827in">
              <dc:date>2007-02-23T00:00:00</dc:date>
              <text:p text:style-name="P1"><text:span text:style-name="T1">PERSONAL KITCHEN</text:span></text:p>
              <text:p text:style-name="P1"><text:span text:style-name="T1">Pie pan plate</text:span></text:p>
              <text:p text:style-name="P1"><text:span text:style-name="T1">Lexan cup - large</text:span></text:p>
              <text:p text:style-name="P1"><text:span text:style-name="T1">Plastic spoon</text:span></text:p>
              <text:p text:style-name="P2"><text:span text:style-name="T1"/></text:p>
            </office:annotation>
            <text:p>Personal kitchen (plate, cup, spoon)</text:p>
          </table:table-cell>
          <table:table-cell table:style-name="ce50" office:value-type="float" office:value="10">
            <text:p>10.0</text:p>
          </table:table-cell>
          <table:table-cell table:style-name="ce55" table:formula="oooc:=INT([.G159]/16)" office:value-type="float" office:value="0">
            <text:p><text:s/></text:p>
          </table:table-cell>
          <table:table-cell table:style-name="ce61" table:formula="oooc:=[.G159]-([.H159]*16)" office:value-type="float" office:value="10">
            <text:p>10.0</text:p>
          </table:table-cell>
          <table:table-cell table:style-name="ce66" table:formula="oooc:=[.H159]+([.I159]/16)" office:value-type="float" office:value="0.625">
            <text:p>0.63 <text:s/></text:p>
          </table:table-cell>
          <table:table-cell table:style-name="ce72" table:formula="oooc:=28.34952*[.G159]" office:value-type="float" office:value="283.4952">
            <text:p>283</text:p>
          </table:table-cell>
          <table:table-cell table:style-name="ce77" table:formula="oooc:=[.K159]/1000" office:value-type="float" office:value="0.2834952">
            <text:p>0.28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text:p>Plate - camp - 9" pie pan - aluminum</text:p>
          </table:table-cell>
          <table:table-cell table:style-name="ce50" office:value-type="float" office:value="1">
            <text:p>1.0</text:p>
          </table:table-cell>
          <table:table-cell table:style-name="ce55" table:formula="oooc:=INT([.G160]/16)" office:value-type="float" office:value="0">
            <text:p><text:s/></text:p>
          </table:table-cell>
          <table:table-cell table:style-name="ce61" table:formula="oooc:=[.G160]-([.H160]*16)" office:value-type="float" office:value="1">
            <text:p>1.0</text:p>
          </table:table-cell>
          <table:table-cell table:style-name="ce66" table:formula="oooc:=[.H160]+([.I160]/16)" office:value-type="float" office:value="0.0625">
            <text:p>0.06 <text:s/></text:p>
          </table:table-cell>
          <table:table-cell table:style-name="ce72" table:formula="oooc:=28.34952*[.G160]" office:value-type="float" office:value="28.34952">
            <text:p>28</text:p>
          </table:table-cell>
          <table:table-cell table:style-name="ce77" table:formula="oooc:=[.K160]/1000" office:value-type="float" office:value="0.02834952">
            <text:p>0.0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text:p>Plate - camp - 9" pie pan - steel</text:p>
          </table:table-cell>
          <table:table-cell table:style-name="ce50" office:value-type="float" office:value="4">
            <text:p>4.0</text:p>
          </table:table-cell>
          <table:table-cell table:style-name="ce55" table:formula="oooc:=INT([.G161]/16)" office:value-type="float" office:value="0">
            <text:p><text:s/></text:p>
          </table:table-cell>
          <table:table-cell table:style-name="ce61" table:formula="oooc:=[.G161]-([.H161]*16)" office:value-type="float" office:value="4">
            <text:p>4.0</text:p>
          </table:table-cell>
          <table:table-cell table:style-name="ce66" table:formula="oooc:=[.H161]+([.I161]/16)" office:value-type="float" office:value="0.25">
            <text:p>0.25 <text:s/></text:p>
          </table:table-cell>
          <table:table-cell table:style-name="ce72" table:formula="oooc:=28.34952*[.G161]" office:value-type="float" office:value="113.39808">
            <text:p>113</text:p>
          </table:table-cell>
          <table:table-cell table:style-name="ce77" table:formula="oooc:=[.K161]/1000" office:value-type="float" office:value="0.11339808">
            <text:p>0.1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office:annotation draw:style-name="gr1" draw:text-style-name="P1" svg:width="1.4177in" svg:height="0.8189in" svg:x="9.5087in" svg:y="28.3693in" draw:caption-point-x="-9.5087in" draw:caption-point-y="-28.3693in">
              <dc:date>2007-02-23T00:00:00</dc:date>
              <text:p text:style-name="P1"><text:span text:style-name="T1">SKEWERS</text:span></text:p>
              <text:p text:style-name="P1"><text:span text:style-name="T1">Case (0.6 oz)</text:span></text:p>
              <text:p text:style-name="P1"><text:span text:style-name="T1">Each skewer <text:s/>(0.7)</text:span></text:p>
              <text:p text:style-name="P2"><text:span text:style-name="T1"/></text:p>
            </office:annotation>
            <text:p>Skewers - 2 with case</text:p>
          </table:table-cell>
          <table:table-cell table:style-name="ce50" office:value-type="float" office:value="2">
            <text:p>2.0</text:p>
          </table:table-cell>
          <table:table-cell table:style-name="ce55" table:formula="oooc:=INT([.G162]/16)" office:value-type="float" office:value="0">
            <text:p><text:s/></text:p>
          </table:table-cell>
          <table:table-cell table:style-name="ce61" table:formula="oooc:=[.G162]-([.H162]*16)" office:value-type="float" office:value="2">
            <text:p>2.0</text:p>
          </table:table-cell>
          <table:table-cell table:style-name="ce66" table:formula="oooc:=[.H162]+([.I162]/16)" office:value-type="float" office:value="0.125">
            <text:p>0.13 <text:s/></text:p>
          </table:table-cell>
          <table:table-cell table:style-name="ce72" table:formula="oooc:=28.34952*[.G162]" office:value-type="float" office:value="56.69904">
            <text:p>57</text:p>
          </table:table-cell>
          <table:table-cell table:style-name="ce77" table:formula="oooc:=[.K162]/1000" office:value-type="float" office:value="0.05669904">
            <text:p>0.06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text:p>Stove - Gaz - 16 oz extra fuel bottle</text:p>
          </table:table-cell>
          <table:table-cell table:style-name="ce50" office:value-type="float" office:value="22.7">
            <text:p>22.7</text:p>
          </table:table-cell>
          <table:table-cell table:style-name="ce55" table:formula="oooc:=INT([.G163]/16)" office:value-type="float" office:value="1">
            <text:p>1</text:p>
          </table:table-cell>
          <table:table-cell table:style-name="ce61" table:formula="oooc:=[.G163]-([.H163]*16)" office:value-type="float" office:value="6.7">
            <text:p>6.7</text:p>
          </table:table-cell>
          <table:table-cell table:style-name="ce66" table:formula="oooc:=[.H163]+([.I163]/16)" office:value-type="float" office:value="1.41875">
            <text:p>1.42 <text:s/></text:p>
          </table:table-cell>
          <table:table-cell table:style-name="ce72" table:formula="oooc:=28.34952*[.G163]" office:value-type="float" office:value="643.534104">
            <text:p>644</text:p>
          </table:table-cell>
          <table:table-cell table:style-name="ce77" table:formula="oooc:=[.K163]/1000" office:value-type="float" office:value="0.643534104">
            <text:p>0.6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office:annotation draw:style-name="gr1" draw:text-style-name="P1" svg:width="1.5067in" svg:height="0.8299in" svg:x="9.5087in" svg:y="28.5795in" draw:caption-point-x="-9.5087in" draw:caption-point-y="-28.5795in">
              <dc:date>2007-02-23T00:00:00</dc:date>
              <text:p text:style-name="P1"><text:span text:style-name="T1">STOVE</text:span></text:p>
              <text:p text:style-name="P1"><text:span text:style-name="T1">Note: <text:s/>Coleman cover alone = 2 oz</text:span></text:p>
              <text:p text:style-name="P2"><text:span text:style-name="T1"/></text:p>
            </office:annotation>
            <text:p>Stove - Gaz - with 2 ea 0.5 lb fuel bottles and cover</text:p>
          </table:table-cell>
          <table:table-cell table:style-name="ce50" office:value-type="float" office:value="34">
            <text:p>34.0</text:p>
          </table:table-cell>
          <table:table-cell table:style-name="ce55" table:formula="oooc:=INT([.G164]/16)" office:value-type="float" office:value="2">
            <text:p>2</text:p>
          </table:table-cell>
          <table:table-cell table:style-name="ce61" table:formula="oooc:=[.G164]-([.H164]*16)" office:value-type="float" office:value="2">
            <text:p>2.0</text:p>
          </table:table-cell>
          <table:table-cell table:style-name="ce66" table:formula="oooc:=[.H164]+([.I164]/16)" office:value-type="float" office:value="2.125">
            <text:p>2.13 <text:s/></text:p>
          </table:table-cell>
          <table:table-cell table:style-name="ce72" table:formula="oooc:=28.34952*[.G164]" office:value-type="float" office:value="963.88368">
            <text:p>964</text:p>
          </table:table-cell>
          <table:table-cell table:style-name="ce77" table:formula="oooc:=[.K164]/1000" office:value-type="float" office:value="0.96388368">
            <text:p>0.96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5">
            <text:p>5</text:p>
          </table:table-cell>
          <table:table-cell table:style-name="ce36" office:value-type="string">
            <text:p>Kitchen</text:p>
          </table:table-cell>
          <table:table-cell table:style-name="ce29" office:value-type="string">
            <office:annotation draw:style-name="gr1" draw:text-style-name="P1" svg:width="1.8602in" svg:height="1.8488in" svg:x="8.9224in" svg:y="29.3874in" draw:caption-point-x="-8.9224in" draw:caption-point-y="-29.3874in">
              <dc:date>2007-02-23T00:00:00</dc:date>
              <text:p text:style-name="P1"><text:span text:style-name="T1">STOVE</text:span></text:p>
              <text:p text:style-name="P1"><text:span text:style-name="T1">Stove top only <text:s/>(8.5 oz) w/o windscreen</text:span></text:p>
              <text:p text:style-name="P1"><text:span text:style-name="T1">Foam divider <text:s/>(0.1 oz)</text:span></text:p>
              <text:p text:style-name="P1"><text:span text:style-name="T1">Coleman cover <text:s/>(1.9 oz)</text:span></text:p>
              <text:p text:style-name="P1"><text:span text:style-name="T1">Full small canister <text:s/>(12.5 oz)</text:span></text:p>
              <text:p text:style-name="P2"><text:span text:style-name="T1"/></text:p>
              <text:p text:style-name="P1"><text:span text:style-name="T1">OLD:</text:span></text:p>
              <text:p text:style-name="P1"><text:span text:style-name="T1">Stove top only <text:s/>(10.2 oz) with windscreen</text:span></text:p>
            </office:annotation>
            <text:p>Stove - Gaz - with 7.75 oz fuel bottle and cover</text:p>
          </table:table-cell>
          <table:table-cell table:style-name="ce50" office:value-type="float" office:value="23">
            <text:p>23.0</text:p>
          </table:table-cell>
          <table:table-cell table:style-name="ce55" table:formula="oooc:=INT([.G165]/16)" office:value-type="float" office:value="1">
            <text:p>1</text:p>
          </table:table-cell>
          <table:table-cell table:style-name="ce61" table:formula="oooc:=[.G165]-([.H165]*16)" office:value-type="float" office:value="7">
            <text:p>7.0</text:p>
          </table:table-cell>
          <table:table-cell table:style-name="ce66" table:formula="oooc:=[.H165]+([.I165]/16)" office:value-type="float" office:value="1.4375">
            <text:p>1.44 <text:s/></text:p>
          </table:table-cell>
          <table:table-cell table:style-name="ce72" table:formula="oooc:=28.34952*[.G165]" office:value-type="float" office:value="652.03896">
            <text:p>652</text:p>
          </table:table-cell>
          <table:table-cell table:style-name="ce77" table:formula="oooc:=[.K165]/1000" office:value-type="float" office:value="0.65203896">
            <text:p>0.65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office:value-type="string">
            <text:p>Bear mace with case</text:p>
          </table:table-cell>
          <table:table-cell table:style-name="ce50" office:value-type="float" office:value="10">
            <text:p>10.0</text:p>
          </table:table-cell>
          <table:table-cell table:style-name="ce55" table:formula="oooc:=INT([.G166]/16)" office:value-type="float" office:value="0">
            <text:p><text:s/></text:p>
          </table:table-cell>
          <table:table-cell table:style-name="ce61" table:formula="oooc:=[.G166]-([.H166]*16)" office:value-type="float" office:value="10">
            <text:p>10.0</text:p>
          </table:table-cell>
          <table:table-cell table:style-name="ce66" table:formula="oooc:=[.H166]+([.I166]/16)" office:value-type="float" office:value="0.625">
            <text:p>0.63 <text:s/></text:p>
          </table:table-cell>
          <table:table-cell table:style-name="ce72" table:formula="oooc:=28.34952*[.G166]" office:value-type="float" office:value="283.4952">
            <text:p>283</text:p>
          </table:table-cell>
          <table:table-cell table:style-name="ce77" table:formula="oooc:=[.K166]/1000" office:value-type="float" office:value="0.2834952">
            <text:p>0.28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office:value-type="string">
            <text:p>Book</text:p>
          </table:table-cell>
          <table:table-cell table:style-name="ce50" office:value-type="float" office:value="6">
            <text:p>6.0</text:p>
          </table:table-cell>
          <table:table-cell table:style-name="ce55" table:formula="oooc:=INT([.G167]/16)" office:value-type="float" office:value="0">
            <text:p><text:s/></text:p>
          </table:table-cell>
          <table:table-cell table:style-name="ce61" table:formula="oooc:=[.G167]-([.H167]*16)" office:value-type="float" office:value="6">
            <text:p>6.0</text:p>
          </table:table-cell>
          <table:table-cell table:style-name="ce66" table:formula="oooc:=[.H167]+([.I167]/16)" office:value-type="float" office:value="0.375">
            <text:p>0.38 <text:s/></text:p>
          </table:table-cell>
          <table:table-cell table:style-name="ce72" table:formula="oooc:=28.34952*[.G167]" office:value-type="float" office:value="170.09712">
            <text:p>170</text:p>
          </table:table-cell>
          <table:table-cell table:style-name="ce77" table:formula="oooc:=[.K167]/1000" office:value-type="float" office:value="0.17009712">
            <text:p>0.1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Out</text:p>
          </table:table-cell>
          <table:table-cell office:value-type="string">
            <text:p>Base</text:p>
          </table:table-cell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table:style-name="ce40" office:value-type="string">
            <text:p><text:span text:style-name="T4"><text:a xlink:href="#Bug_Kit">Bug kit</text:a></text:span></text:p>
          </table:table-cell>
          <table:table-cell table:style-name="ce48" table:formula="oooc:=[$'Kit Detail'.K12]" office:value-type="float" office:value="5.9">
            <text:p>5.9</text:p>
          </table:table-cell>
          <table:table-cell table:style-name="ce55" table:formula="oooc:=INT([.G168]/16)" office:value-type="float" office:value="0">
            <text:p><text:s/></text:p>
          </table:table-cell>
          <table:table-cell table:style-name="ce61" table:formula="oooc:=[.G168]-([.H168]*16)" office:value-type="float" office:value="5.9">
            <text:p>5.9</text:p>
          </table:table-cell>
          <table:table-cell table:style-name="ce66" table:formula="oooc:=[.H168]+([.I168]/16)" office:value-type="float" office:value="0.36875">
            <text:p>0.37 <text:s/></text:p>
          </table:table-cell>
          <table:table-cell table:style-name="ce72" table:formula="oooc:=28.34952*[.G168]" office:value-type="float" office:value="167.262168">
            <text:p>167</text:p>
          </table:table-cell>
          <table:table-cell table:style-name="ce77" table:formula="oooc:=[.K168]/1000" office:value-type="float" office:value="0.167262168">
            <text:p>0.1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table:formula="oooc:=[$'Kit Detail'.C345]" office:value-type="string" office:string-value="Camera Kit - Pentax">
            <text:p>Camera Kit - Pentax</text:p>
          </table:table-cell>
          <table:table-cell table:style-name="ce50" office:value-type="float" office:value="20.8">
            <text:p>20.8</text:p>
          </table:table-cell>
          <table:table-cell table:style-name="ce55" table:formula="oooc:=INT([.G169]/16)" office:value-type="float" office:value="1">
            <text:p>1</text:p>
          </table:table-cell>
          <table:table-cell table:style-name="ce61" table:formula="oooc:=[.G169]-([.H169]*16)" office:value-type="float" office:value="4.8">
            <text:p>4.8</text:p>
          </table:table-cell>
          <table:table-cell table:style-name="ce66" table:formula="oooc:=[.H169]+([.I169]/16)" office:value-type="float" office:value="1.3">
            <text:p>1.30 <text:s/></text:p>
          </table:table-cell>
          <table:table-cell table:style-name="ce72" table:formula="oooc:=28.34952*[.G169]" office:value-type="float" office:value="589.670016">
            <text:p>590</text:p>
          </table:table-cell>
          <table:table-cell table:style-name="ce77" table:formula="oooc:=[.K169]/1000" office:value-type="float" office:value="0.589670016">
            <text:p>0.59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table:formula="oooc:=[$'Kit Detail'.C332]" office:value-type="string" office:string-value="Camera Kit - Rebel">
            <text:p>Camera Kit - Rebel</text:p>
          </table:table-cell>
          <table:table-cell table:style-name="ce50" office:value-type="float" office:value="38">
            <text:p>38.0</text:p>
          </table:table-cell>
          <table:table-cell table:style-name="ce55" table:formula="oooc:=INT([.G170]/16)" office:value-type="float" office:value="2">
            <text:p>2</text:p>
          </table:table-cell>
          <table:table-cell table:style-name="ce61" table:formula="oooc:=[.G170]-([.H170]*16)" office:value-type="float" office:value="6">
            <text:p>6.0</text:p>
          </table:table-cell>
          <table:table-cell table:style-name="ce66" table:formula="oooc:=[.H170]+([.I170]/16)" office:value-type="float" office:value="2.375">
            <text:p>2.38 <text:s/></text:p>
          </table:table-cell>
          <table:table-cell table:style-name="ce72" table:formula="oooc:=28.34952*[.G170]" office:value-type="float" office:value="1077.28176">
            <text:p>1,077</text:p>
          </table:table-cell>
          <table:table-cell table:style-name="ce77" table:formula="oooc:=[.K170]/1000" office:value-type="float" office:value="1.07728176">
            <text:p>1.08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office:value-type="string">
            <text:p>Fishing pole - collapsable - with reel</text:p>
          </table:table-cell>
          <table:table-cell table:style-name="ce50" office:value-type="float" office:value="11">
            <text:p>11.0</text:p>
          </table:table-cell>
          <table:table-cell table:style-name="ce55" table:formula="oooc:=INT([.G171]/16)" office:value-type="float" office:value="0">
            <text:p><text:s/></text:p>
          </table:table-cell>
          <table:table-cell table:style-name="ce61" table:formula="oooc:=[.G171]-([.H171]*16)" office:value-type="float" office:value="11">
            <text:p>11.0</text:p>
          </table:table-cell>
          <table:table-cell table:style-name="ce66" table:formula="oooc:=[.H171]+([.I171]/16)" office:value-type="float" office:value="0.6875">
            <text:p>0.69 <text:s/></text:p>
          </table:table-cell>
          <table:table-cell table:style-name="ce72" table:formula="oooc:=28.34952*[.G171]" office:value-type="float" office:value="311.84472">
            <text:p>312</text:p>
          </table:table-cell>
          <table:table-cell table:style-name="ce77" table:formula="oooc:=[.K171]/1000" office:value-type="float" office:value="0.31184472">
            <text:p>0.3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office:value-type="string">
            <text:p>Fishing tackle</text:p>
          </table:table-cell>
          <table:table-cell table:style-name="ce50" office:value-type="float" office:value="5">
            <text:p>5.0</text:p>
          </table:table-cell>
          <table:table-cell table:style-name="ce55" table:formula="oooc:=INT([.G172]/16)" office:value-type="float" office:value="0">
            <text:p><text:s/></text:p>
          </table:table-cell>
          <table:table-cell table:style-name="ce61" table:formula="oooc:=[.G172]-([.H172]*16)" office:value-type="float" office:value="5">
            <text:p>5.0</text:p>
          </table:table-cell>
          <table:table-cell table:style-name="ce66" table:formula="oooc:=[.H172]+([.I172]/16)" office:value-type="float" office:value="0.3125">
            <text:p>0.31 <text:s/></text:p>
          </table:table-cell>
          <table:table-cell table:style-name="ce72" table:formula="oooc:=28.34952*[.G172]" office:value-type="float" office:value="141.7476">
            <text:p>142</text:p>
          </table:table-cell>
          <table:table-cell table:style-name="ce77" table:formula="oooc:=[.K172]/1000" office:value-type="float" office:value="0.1417476">
            <text:p>0.1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office:value-type="string">
            <text:p>Flashlight #1 - Pelican - yellow - C cell</text:p>
          </table:table-cell>
          <table:table-cell table:style-name="ce50" office:value-type="float" office:value="8">
            <text:p>8.0</text:p>
          </table:table-cell>
          <table:table-cell table:style-name="ce55" table:formula="oooc:=INT([.G173]/16)" office:value-type="float" office:value="0">
            <text:p><text:s/></text:p>
          </table:table-cell>
          <table:table-cell table:style-name="ce61" table:formula="oooc:=[.G173]-([.H173]*16)" office:value-type="float" office:value="8">
            <text:p>8.0</text:p>
          </table:table-cell>
          <table:table-cell table:style-name="ce66" table:formula="oooc:=[.H173]+([.I173]/16)" office:value-type="float" office:value="0.5">
            <text:p>0.50 <text:s/></text:p>
          </table:table-cell>
          <table:table-cell table:style-name="ce72" table:formula="oooc:=28.34952*[.G173]" office:value-type="float" office:value="226.79616">
            <text:p>227</text:p>
          </table:table-cell>
          <table:table-cell table:style-name="ce77" table:formula="oooc:=[.K173]/1000" office:value-type="float" office:value="0.22679616">
            <text:p>0.2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office:value-type="string">
            <text:p>Flashlight #2 - Pelican - yellow - C cell</text:p>
          </table:table-cell>
          <table:table-cell table:style-name="ce50" office:value-type="float" office:value="8">
            <text:p>8.0</text:p>
          </table:table-cell>
          <table:table-cell table:style-name="ce55" table:formula="oooc:=INT([.G174]/16)" office:value-type="float" office:value="0">
            <text:p><text:s/></text:p>
          </table:table-cell>
          <table:table-cell table:style-name="ce61" table:formula="oooc:=[.G174]-([.H174]*16)" office:value-type="float" office:value="8">
            <text:p>8.0</text:p>
          </table:table-cell>
          <table:table-cell table:style-name="ce66" table:formula="oooc:=[.H174]+([.I174]/16)" office:value-type="float" office:value="0.5">
            <text:p>0.50 <text:s/></text:p>
          </table:table-cell>
          <table:table-cell table:style-name="ce72" table:formula="oooc:=28.34952*[.G174]" office:value-type="float" office:value="226.79616">
            <text:p>227</text:p>
          </table:table-cell>
          <table:table-cell table:style-name="ce77" table:formula="oooc:=[.K174]/1000" office:value-type="float" office:value="0.22679616">
            <text:p>0.2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office:value-type="string">
            <text:p>Headnet - mosquito</text:p>
          </table:table-cell>
          <table:table-cell table:style-name="ce50" office:value-type="float" office:value="1">
            <text:p>1.0</text:p>
          </table:table-cell>
          <table:table-cell table:style-name="ce55" table:formula="oooc:=INT([.G175]/16)" office:value-type="float" office:value="0">
            <text:p><text:s/></text:p>
          </table:table-cell>
          <table:table-cell table:style-name="ce61" table:formula="oooc:=[.G175]-([.H175]*16)" office:value-type="float" office:value="1">
            <text:p>1.0</text:p>
          </table:table-cell>
          <table:table-cell table:style-name="ce66" table:formula="oooc:=[.H175]+([.I175]/16)" office:value-type="float" office:value="0.0625">
            <text:p>0.06 <text:s/></text:p>
          </table:table-cell>
          <table:table-cell table:style-name="ce72" table:formula="oooc:=28.34952*[.G175]" office:value-type="float" office:value="28.34952">
            <text:p>28</text:p>
          </table:table-cell>
          <table:table-cell table:style-name="ce77" table:formula="oooc:=[.K175]/1000" office:value-type="float" office:value="0.02834952">
            <text:p>0.0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office:value-type="string">
            <text:p>Lantern - Gaz with case</text:p>
          </table:table-cell>
          <table:table-cell table:style-name="ce50" office:value-type="float" office:value="10.2">
            <text:p>10.2</text:p>
          </table:table-cell>
          <table:table-cell table:style-name="ce55" table:formula="oooc:=INT([.G176]/16)" office:value-type="float" office:value="0">
            <text:p><text:s/></text:p>
          </table:table-cell>
          <table:table-cell table:style-name="ce61" table:formula="oooc:=[.G176]-([.H176]*16)" office:value-type="float" office:value="10.2">
            <text:p>10.2</text:p>
          </table:table-cell>
          <table:table-cell table:style-name="ce66" table:formula="oooc:=[.H176]+([.I176]/16)" office:value-type="float" office:value="0.6375">
            <text:p>0.64 <text:s/></text:p>
          </table:table-cell>
          <table:table-cell table:style-name="ce72" table:formula="oooc:=28.34952*[.G176]" office:value-type="float" office:value="289.165104">
            <text:p>289</text:p>
          </table:table-cell>
          <table:table-cell table:style-name="ce77" table:formula="oooc:=[.K176]/1000" office:value-type="float" office:value="0.289165104">
            <text:p>0.29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office:value-type="string">
            <text:p>Leki snow basket for Sherlock hiking staff </text:p>
          </table:table-cell>
          <table:table-cell table:style-name="ce50" office:value-type="float" office:value="1">
            <text:p>1.0</text:p>
          </table:table-cell>
          <table:table-cell table:style-name="ce55" table:formula="oooc:=INT([.G177]/16)" office:value-type="float" office:value="0">
            <text:p><text:s/></text:p>
          </table:table-cell>
          <table:table-cell table:style-name="ce61" table:formula="oooc:=[.G177]-([.H177]*16)" office:value-type="float" office:value="1">
            <text:p>1.0</text:p>
          </table:table-cell>
          <table:table-cell table:style-name="ce66" table:formula="oooc:=[.H177]+([.I177]/16)" office:value-type="float" office:value="0.0625">
            <text:p>0.06 <text:s/></text:p>
          </table:table-cell>
          <table:table-cell table:style-name="ce72" table:formula="oooc:=28.34952*[.G177]" office:value-type="float" office:value="28.34952">
            <text:p>28</text:p>
          </table:table-cell>
          <table:table-cell table:style-name="ce77" table:formula="oooc:=[.K177]/1000" office:value-type="float" office:value="0.02834952">
            <text:p>0.03 <text:s/></text:p>
          </table:table-cell>
          <table:table-cell table:style-name="Default"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office:value-type="string">
            <text:p>Crampons - Ice Walkers - 1 pair</text:p>
          </table:table-cell>
          <table:table-cell table:style-name="ce50" office:value-type="float" office:value="4.5">
            <text:p>4.5</text:p>
          </table:table-cell>
          <table:table-cell table:style-name="ce55" table:formula="oooc:=INT([.G178]/16)" office:value-type="float" office:value="0">
            <text:p><text:s/></text:p>
          </table:table-cell>
          <table:table-cell table:style-name="ce61" table:formula="oooc:=[.G178]-([.H178]*16)" office:value-type="float" office:value="4.5">
            <text:p>4.5</text:p>
          </table:table-cell>
          <table:table-cell table:style-name="ce66" table:formula="oooc:=[.H178]+([.I178]/16)" office:value-type="float" office:value="0.28125">
            <text:p>0.28 <text:s/></text:p>
          </table:table-cell>
          <table:table-cell table:style-name="ce72" table:formula="oooc:=28.34952*[.G178]" office:value-type="float" office:value="127.57284">
            <text:p>128</text:p>
          </table:table-cell>
          <table:table-cell table:style-name="ce77" table:formula="oooc:=[.K178]/1000" office:value-type="float" office:value="0.12757284">
            <text:p>0.13 <text:s/></text:p>
          </table:table-cell>
          <table:table-cell table:style-name="Default"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office:value-type="string">
            <text:p>Notebook/pencil with waterproof paper</text:p>
          </table:table-cell>
          <table:table-cell table:style-name="ce50" office:value-type="float" office:value="1.1">
            <text:p>1.1</text:p>
          </table:table-cell>
          <table:table-cell table:style-name="ce55" table:formula="oooc:=INT([.G179]/16)" office:value-type="float" office:value="0">
            <text:p><text:s/></text:p>
          </table:table-cell>
          <table:table-cell table:style-name="ce61" table:formula="oooc:=[.G179]-([.H179]*16)" office:value-type="float" office:value="1.1">
            <text:p>1.1</text:p>
          </table:table-cell>
          <table:table-cell table:style-name="ce66" table:formula="oooc:=[.H179]+([.I179]/16)" office:value-type="float" office:value="0.06875">
            <text:p>0.07 <text:s/></text:p>
          </table:table-cell>
          <table:table-cell table:style-name="ce72" table:formula="oooc:=28.34952*[.G179]" office:value-type="float" office:value="31.184472">
            <text:p>31</text:p>
          </table:table-cell>
          <table:table-cell table:style-name="ce77" table:formula="oooc:=[.K179]/1000" office:value-type="float" office:value="0.031184472">
            <text:p>0.0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Out</text:p>
          </table:table-cell>
          <table:table-cell office:value-type="string">
            <text:p>Base</text:p>
          </table:table-cell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table:style-name="ce40" office:value-type="string">
            <text:p><text:span text:style-name="T4"><text:a xlink:href="#Photography_Kit">Photography kit</text:a></text:span></text:p>
          </table:table-cell>
          <table:table-cell table:style-name="ce48" table:formula="oooc:=[$'Kit Detail'.K169]" office:value-type="float" office:value="18.8">
            <text:p>18.8</text:p>
          </table:table-cell>
          <table:table-cell table:style-name="ce55" table:formula="oooc:=INT([.G180]/16)" office:value-type="float" office:value="1">
            <text:p>1</text:p>
          </table:table-cell>
          <table:table-cell table:style-name="ce61" table:formula="oooc:=[.G180]-([.H180]*16)" office:value-type="float" office:value="2.8">
            <text:p>2.8</text:p>
          </table:table-cell>
          <table:table-cell table:style-name="ce66" table:formula="oooc:=[.H180]+([.I180]/16)" office:value-type="float" office:value="1.175">
            <text:p>1.18 <text:s/></text:p>
          </table:table-cell>
          <table:table-cell table:style-name="ce72" table:formula="oooc:=28.34952*[.G180]" office:value-type="float" office:value="532.970976">
            <text:p>533</text:p>
          </table:table-cell>
          <table:table-cell table:style-name="ce77" table:formula="oooc:=[.K180]/1000" office:value-type="float" office:value="0.532970976">
            <text:p>0.5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Out</text:p>
          </table:table-cell>
          <table:table-cell office:value-type="string">
            <text:p>Base</text:p>
          </table:table-cell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table:style-name="ce40" office:value-type="string">
            <text:p><text:span text:style-name="T4"><text:a xlink:href="#Pouch_Kit_Side">Pouch kit - side</text:a></text:span></text:p>
          </table:table-cell>
          <table:table-cell table:style-name="ce48" table:formula="oooc:=[$'Kit Detail'.K195]" office:value-type="float" office:value="4.5">
            <text:p>4.5</text:p>
          </table:table-cell>
          <table:table-cell table:style-name="ce55" table:formula="oooc:=INT([.G181]/16)" office:value-type="float" office:value="0">
            <text:p><text:s/></text:p>
          </table:table-cell>
          <table:table-cell table:style-name="ce61" table:formula="oooc:=[.G181]-([.H181]*16)" office:value-type="float" office:value="4.5">
            <text:p>4.5</text:p>
          </table:table-cell>
          <table:table-cell table:style-name="ce66" table:formula="oooc:=[.H181]+([.I181]/16)" office:value-type="float" office:value="0.28125">
            <text:p>0.28 <text:s/></text:p>
          </table:table-cell>
          <table:table-cell table:style-name="ce72" table:formula="oooc:=28.34952*[.G181]" office:value-type="float" office:value="127.57284">
            <text:p>128</text:p>
          </table:table-cell>
          <table:table-cell table:style-name="ce77" table:formula="oooc:=[.K181]/1000" office:value-type="float" office:value="0.12757284">
            <text:p>0.1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office:value-type="string">
            <text:p>Rope - 50' Nylon braided - 1000# test</text:p>
          </table:table-cell>
          <table:table-cell table:style-name="ce50" office:value-type="float" office:value="5">
            <text:p>5.0</text:p>
          </table:table-cell>
          <table:table-cell table:style-name="ce55" table:formula="oooc:=INT([.G182]/16)" office:value-type="float" office:value="0">
            <text:p><text:s/></text:p>
          </table:table-cell>
          <table:table-cell table:style-name="ce61" table:formula="oooc:=[.G182]-([.H182]*16)" office:value-type="float" office:value="5">
            <text:p>5.0</text:p>
          </table:table-cell>
          <table:table-cell table:style-name="ce66" table:formula="oooc:=[.H182]+([.I182]/16)" office:value-type="float" office:value="0.3125">
            <text:p>0.31 <text:s/></text:p>
          </table:table-cell>
          <table:table-cell table:style-name="ce72" table:formula="oooc:=28.34952*[.G182]" office:value-type="float" office:value="141.7476">
            <text:p>142</text:p>
          </table:table-cell>
          <table:table-cell table:style-name="ce77" table:formula="oooc:=[.K182]/1000" office:value-type="float" office:value="0.1417476">
            <text:p>0.1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office:value-type="string">
            <text:p>Ropes - 2 - 50' Nylon braided - 325# test - bear line w/ sack</text:p>
          </table:table-cell>
          <table:table-cell table:style-name="ce50" office:value-type="float" office:value="6">
            <text:p>6.0</text:p>
          </table:table-cell>
          <table:table-cell table:style-name="ce55" table:formula="oooc:=INT([.G183]/16)" office:value-type="float" office:value="0">
            <text:p><text:s/></text:p>
          </table:table-cell>
          <table:table-cell table:style-name="ce61" table:formula="oooc:=[.G183]-([.H183]*16)" office:value-type="float" office:value="6">
            <text:p>6.0</text:p>
          </table:table-cell>
          <table:table-cell table:style-name="ce66" table:formula="oooc:=[.H183]+([.I183]/16)" office:value-type="float" office:value="0.375">
            <text:p>0.38 <text:s/></text:p>
          </table:table-cell>
          <table:table-cell table:style-name="ce72" table:formula="oooc:=28.34952*[.G183]" office:value-type="float" office:value="170.09712">
            <text:p>170</text:p>
          </table:table-cell>
          <table:table-cell table:style-name="ce77" table:formula="oooc:=[.K183]/1000" office:value-type="float" office:value="0.17009712">
            <text:p>0.1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office:value-type="string">
            <text:p>Seat - Therm-a-Rest inflatable</text:p>
          </table:table-cell>
          <table:table-cell table:style-name="ce50" office:value-type="float" office:value="5.6">
            <text:p>5.6</text:p>
          </table:table-cell>
          <table:table-cell table:style-name="ce55" table:formula="oooc:=INT([.G184]/16)" office:value-type="float" office:value="0">
            <text:p><text:s/></text:p>
          </table:table-cell>
          <table:table-cell table:style-name="ce61" table:formula="oooc:=[.G184]-([.H184]*16)" office:value-type="float" office:value="5.6">
            <text:p>5.6</text:p>
          </table:table-cell>
          <table:table-cell table:style-name="ce66" table:formula="oooc:=[.H184]+([.I184]/16)" office:value-type="float" office:value="0.35">
            <text:p>0.35 <text:s/></text:p>
          </table:table-cell>
          <table:table-cell table:style-name="ce72" table:formula="oooc:=28.34952*[.G184]" office:value-type="float" office:value="158.757312">
            <text:p>159</text:p>
          </table:table-cell>
          <table:table-cell table:style-name="ce77" table:formula="oooc:=[.K184]/1000" office:value-type="float" office:value="0.158757312">
            <text:p>0.16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office:value-type="string">
            <text:p>Ski pole</text:p>
          </table:table-cell>
          <table:table-cell table:style-name="ce50" office:value-type="float" office:value="9">
            <text:p>9.0</text:p>
          </table:table-cell>
          <table:table-cell table:style-name="ce55" table:formula="oooc:=INT([.G185]/16)" office:value-type="float" office:value="0">
            <text:p><text:s/></text:p>
          </table:table-cell>
          <table:table-cell table:style-name="ce61" table:formula="oooc:=[.G185]-([.H185]*16)" office:value-type="float" office:value="9">
            <text:p>9.0</text:p>
          </table:table-cell>
          <table:table-cell table:style-name="ce66" table:formula="oooc:=[.H185]+([.I185]/16)" office:value-type="float" office:value="0.5625">
            <text:p>0.56 <text:s/></text:p>
          </table:table-cell>
          <table:table-cell table:style-name="ce72" table:formula="oooc:=28.34952*[.G185]" office:value-type="float" office:value="255.14568">
            <text:p>255</text:p>
          </table:table-cell>
          <table:table-cell table:style-name="ce77" table:formula="oooc:=[.K185]/1000" office:value-type="float" office:value="0.25514568">
            <text:p>0.26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office:value-type="string">
            <text:p>Stool - camp - large blue</text:p>
          </table:table-cell>
          <table:table-cell table:style-name="ce50" office:value-type="float" office:value="24">
            <text:p>24.0</text:p>
          </table:table-cell>
          <table:table-cell table:style-name="ce55" table:formula="oooc:=INT([.G186]/16)" office:value-type="float" office:value="1">
            <text:p>1</text:p>
          </table:table-cell>
          <table:table-cell table:style-name="ce61" table:formula="oooc:=[.G186]-([.H186]*16)" office:value-type="float" office:value="8">
            <text:p>8.0</text:p>
          </table:table-cell>
          <table:table-cell table:style-name="ce66" table:formula="oooc:=[.H186]+([.I186]/16)" office:value-type="float" office:value="1.5">
            <text:p>1.50 <text:s/></text:p>
          </table:table-cell>
          <table:table-cell table:style-name="ce72" table:formula="oooc:=28.34952*[.G186]" office:value-type="float" office:value="680.38848">
            <text:p>680</text:p>
          </table:table-cell>
          <table:table-cell table:style-name="ce77" table:formula="oooc:=[.K186]/1000" office:value-type="float" office:value="0.68038848">
            <text:p>0.68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office:value-type="string">
            <text:p>Stool - camp - new small blue</text:p>
          </table:table-cell>
          <table:table-cell table:style-name="ce50" office:value-type="float" office:value="19">
            <text:p>19.0</text:p>
          </table:table-cell>
          <table:table-cell table:style-name="ce55" table:formula="oooc:=INT([.G187]/16)" office:value-type="float" office:value="1">
            <text:p>1</text:p>
          </table:table-cell>
          <table:table-cell table:style-name="ce61" table:formula="oooc:=[.G187]-([.H187]*16)" office:value-type="float" office:value="3">
            <text:p>3.0</text:p>
          </table:table-cell>
          <table:table-cell table:style-name="ce66" table:formula="oooc:=[.H187]+([.I187]/16)" office:value-type="float" office:value="1.1875">
            <text:p>1.19 <text:s/></text:p>
          </table:table-cell>
          <table:table-cell table:style-name="ce72" table:formula="oooc:=28.34952*[.G187]" office:value-type="float" office:value="538.64088">
            <text:p>539</text:p>
          </table:table-cell>
          <table:table-cell table:style-name="ce77" table:formula="oooc:=[.K187]/1000" office:value-type="float" office:value="0.53864088">
            <text:p>0.5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office:value-type="string">
            <text:p>Out</text:p>
          </table:table-cell>
          <table:table-cell office:value-type="string">
            <text:p>Base</text:p>
          </table:table-cell>
          <table:table-cell table:style-name="ce23" office:value-type="float" office:value="6">
            <text:p>6</text:p>
          </table:table-cell>
          <table:table-cell office:value-type="string">
            <text:p>Utility</text:p>
          </table:table-cell>
          <table:table-cell office:value-type="string">
            <text:p>Tasco monocular in plastic bag</text:p>
          </table:table-cell>
          <table:table-cell table:style-name="ce49" office:value-type="float" office:value="2.5">
            <text:p>2.5</text:p>
          </table:table-cell>
          <table:table-cell table:style-name="ce55" table:formula="oooc:=INT([.G188]/16)" office:value-type="float" office:value="0">
            <text:p><text:s/></text:p>
          </table:table-cell>
          <table:table-cell table:style-name="ce61" table:formula="oooc:=[.G188]-([.H188]*16)" office:value-type="float" office:value="2.5">
            <text:p>2.5</text:p>
          </table:table-cell>
          <table:table-cell table:style-name="ce66" table:formula="oooc:=[.H188]+([.I188]/16)" office:value-type="float" office:value="0.15625">
            <text:p>0.16 <text:s/></text:p>
          </table:table-cell>
          <table:table-cell table:style-name="ce72" table:formula="oooc:=28.34952*[.G188]" office:value-type="float" office:value="70.8738">
            <text:p>71</text:p>
          </table:table-cell>
          <table:table-cell table:style-name="ce77" table:formula="oooc:=[.K188]/1000" office:value-type="float" office:value="0.0708738">
            <text:p>0.0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3" office:value-type="string">
            <text:p>Out</text:p>
          </table:table-cell>
          <table:table-cell table:style-name="ce29" office:value-type="string">
            <text:p>Base</text:p>
          </table:table-cell>
          <table:table-cell table:style-name="ce23" office:value-type="float" office:value="6">
            <text:p>6</text:p>
          </table:table-cell>
          <table:table-cell table:style-name="ce36" office:value-type="string">
            <text:p>Utility</text:p>
          </table:table-cell>
          <table:table-cell table:style-name="ce29" office:value-type="string">
            <text:p>Tool - Leatherman - large</text:p>
          </table:table-cell>
          <table:table-cell table:style-name="ce50" office:value-type="float" office:value="6">
            <text:p>6.0</text:p>
          </table:table-cell>
          <table:table-cell table:style-name="ce55" table:formula="oooc:=INT([.G189]/16)" office:value-type="float" office:value="0">
            <text:p><text:s/></text:p>
          </table:table-cell>
          <table:table-cell table:style-name="ce61" table:formula="oooc:=[.G189]-([.H189]*16)" office:value-type="float" office:value="6">
            <text:p>6.0</text:p>
          </table:table-cell>
          <table:table-cell table:style-name="ce66" table:formula="oooc:=[.H189]+([.I189]/16)" office:value-type="float" office:value="0.375">
            <text:p>0.38 <text:s/></text:p>
          </table:table-cell>
          <table:table-cell table:style-name="ce72" table:formula="oooc:=28.34952*[.G189]" office:value-type="float" office:value="170.09712">
            <text:p>170</text:p>
          </table:table-cell>
          <table:table-cell table:style-name="ce77" table:formula="oooc:=[.K189]/1000" office:value-type="float" office:value="0.17009712">
            <text:p>0.1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5">
          <table:table-cell/>
          <table:table-cell office:value-type="string">
            <text:p>Out</text:p>
          </table:table-cell>
          <table:table-cell office:value-type="string">
            <text:p>Base</text:p>
          </table:table-cell>
          <table:table-cell office:value-type="float" office:value="6">
            <text:p>6</text:p>
          </table:table-cell>
          <table:table-cell office:value-type="string">
            <text:p>Utility</text:p>
          </table:table-cell>
          <table:table-cell table:style-name="ce41" office:value-type="string">
            <text:p><text:span text:style-name="T4"><text:a xlink:href="#Umbrella_Kit">Umbrella kit</text:a></text:span></text:p>
          </table:table-cell>
          <table:table-cell table:style-name="ce48" table:formula="oooc:=[$'Kit Detail'.K235]" office:value-type="float" office:value="10.2">
            <text:p>10.2</text:p>
          </table:table-cell>
          <table:table-cell table:style-name="ce55" table:formula="oooc:=INT([.G190]/16)" office:value-type="float" office:value="0">
            <text:p><text:s/></text:p>
          </table:table-cell>
          <table:table-cell table:style-name="ce61" table:formula="oooc:=[.G190]-([.H190]*16)" office:value-type="float" office:value="10.2">
            <text:p>10.2</text:p>
          </table:table-cell>
          <table:table-cell table:style-name="ce66" table:formula="oooc:=[.H190]+([.I190]/16)" office:value-type="float" office:value="0.6375">
            <text:p>0.64 <text:s/></text:p>
          </table:table-cell>
          <table:table-cell table:style-name="ce72" table:formula="oooc:=28.34952*[.G190]" office:value-type="float" office:value="289.165104">
            <text:p>289</text:p>
          </table:table-cell>
          <table:table-cell table:style-name="ce77" table:formula="oooc:=[.K190]/1000" office:value-type="float" office:value="0.289165104">
            <text:p>0.29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4" office:value-type="string">
            <text:p>End</text:p>
          </table:table-cell>
          <table:table-cell table:style-name="ce16"/>
          <table:table-cell table:style-name="ce24" office:value-type="string">
            <text:p>End</text:p>
          </table:table-cell>
          <table:table-cell table:style-name="ce37" office:value-type="string">
            <text:p>End</text:p>
          </table:table-cell>
          <table:table-cell table:style-name="ce16" office:value-type="string">
            <text:p>End</text:p>
          </table:table-cell>
          <table:table-cell table:style-name="ce24" office:value-type="string">
            <text:p>End</text:p>
          </table:table-cell>
          <table:table-cell table:number-columns-repeated="2" table:style-name="ce56" office:value-type="string">
            <text:p>End</text:p>
          </table:table-cell>
          <table:table-cell table:style-name="ce56" office:value-type="string">
            <text:p>End <text:s/></text:p>
          </table:table-cell>
          <table:table-cell table:style-name="ce73" office:value-type="string">
            <text:p>End</text:p>
          </table:table-cell>
          <table:table-cell table:style-name="ce73" office:value-type="string">
            <text:p>End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 table:number-columns-repeated="2"/>
          <table:table-cell table:style-name="ce29"/>
          <table:table-cell table:style-name="ce23"/>
          <table:table-cell table:style-name="ce36"/>
          <table:table-cell table:style-name="ce41"/>
          <table:table-cell table:style-name="ce50"/>
          <table:table-cell table:style-name="ce55"/>
          <table:table-cell table:style-name="ce61"/>
          <table:table-cell table:style-name="ce67"/>
          <table:table-cell table:style-name="ce74"/>
          <table:table-cell table:style-name="ce78"/>
          <table:table-cell table:number-columns-repeated="244"/>
        </table:table-row>
        <table:table-row table:style-name="ro1">
          <table:table-cell table:number-columns-repeated="6"/>
          <table:table-cell table:style-name="ce49"/>
          <table:table-cell table:number-columns-repeated="249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table:style-name="ce25" office:value-type="string">
            <text:p>OLD</text:p>
          </table:table-cell>
          <table:table-cell table:style-name="ce30"/>
          <table:table-cell table:style-name="ce26"/>
          <table:table-cell table:style-name="ce38"/>
          <table:table-cell table:style-name="ce30"/>
          <table:table-cell table:style-name="ce26"/>
          <table:table-cell table:style-name="ce57"/>
          <table:table-cell table:style-name="ce62"/>
          <table:table-cell table:style-name="ce68"/>
          <table:table-cell table:style-name="ce75"/>
          <table:table-cell table:style-name="ce30"/>
          <table:table-cell table:number-columns-repeated="244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1">
            <text:p>1</text:p>
          </table:table-cell>
          <table:table-cell table:style-name="ce38" office:value-type="string">
            <text:p>Pack</text:p>
          </table:table-cell>
          <table:table-cell table:style-name="ce30" office:value-type="string">
            <text:p>Bag - black strap-on in back</text:p>
          </table:table-cell>
          <table:table-cell table:style-name="ce51" office:value-type="float" office:value="2.8">
            <text:p>2.8</text:p>
          </table:table-cell>
          <table:table-cell table:style-name="ce57" table:formula="oooc:=INT([.G198]/16)" office:value-type="float" office:value="0">
            <text:p><text:s/></text:p>
          </table:table-cell>
          <table:table-cell table:style-name="ce62" table:formula="oooc:=[.G198]-([.H198]*16)" office:value-type="float" office:value="2.8">
            <text:p>2.8</text:p>
          </table:table-cell>
          <table:table-cell table:style-name="ce69" table:formula="oooc:=[.H198]+([.I198]/16)" office:value-type="float" office:value="0.175">
            <text:p>0.18 <text:s/></text:p>
          </table:table-cell>
          <table:table-cell table:style-name="ce76" table:formula="oooc:=28.34952*[.G198]" office:value-type="float" office:value="79.378656">
            <text:p>79</text:p>
          </table:table-cell>
          <table:table-cell table:style-name="ce69" table:formula="oooc:=[.K198]/1000" office:value-type="float" office:value="0.079378656">
            <text:p>0.08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1">
            <text:p>1</text:p>
          </table:table-cell>
          <table:table-cell table:style-name="ce38" office:value-type="string">
            <text:p>Pack</text:p>
          </table:table-cell>
          <table:table-cell table:style-name="ce30" office:value-type="string">
            <text:p>Case - for GPS, radio - shoulder mount</text:p>
          </table:table-cell>
          <table:table-cell table:style-name="ce51" office:value-type="float" office:value="1">
            <text:p>1.0</text:p>
          </table:table-cell>
          <table:table-cell table:style-name="ce57" table:formula="oooc:=INT([.G199]/16)" office:value-type="float" office:value="0">
            <text:p><text:s/></text:p>
          </table:table-cell>
          <table:table-cell table:style-name="ce62" table:formula="oooc:=[.G199]-([.H199]*16)" office:value-type="float" office:value="1">
            <text:p>1.0</text:p>
          </table:table-cell>
          <table:table-cell table:style-name="ce69" table:formula="oooc:=[.H199]+([.I199]/16)" office:value-type="float" office:value="0.0625">
            <text:p>0.06 <text:s/></text:p>
          </table:table-cell>
          <table:table-cell table:style-name="ce76" table:formula="oooc:=28.34952*[.G199]" office:value-type="float" office:value="28.34952">
            <text:p>28</text:p>
          </table:table-cell>
          <table:table-cell table:style-name="ce69" table:formula="oooc:=[.K199]/1000" office:value-type="float" office:value="0.02834952">
            <text:p>0.03 <text:s/></text:p>
          </table:table-cell>
          <table:table-cell table:number-columns-repeated="244"/>
        </table:table-row>
        <table:table-row table:style-name="ro5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1">
            <text:p>1</text:p>
          </table:table-cell>
          <table:table-cell table:style-name="ce38" office:value-type="string">
            <text:p>Pack</text:p>
          </table:table-cell>
          <table:table-cell table:style-name="ce43" office:value-type="string">
            <text:p><text:span text:style-name="T4"><text:a xlink:href="#Gregory_Massif_Pack">Pack - Gregory Massif with side pockets</text:a></text:span></text:p>
          </table:table-cell>
          <table:table-cell table:style-name="ce51" office:value-type="float" office:value="112">
            <text:p>112.0</text:p>
          </table:table-cell>
          <table:table-cell table:style-name="ce57" table:formula="oooc:=INT([.G200]/16)" office:value-type="float" office:value="7">
            <text:p>7</text:p>
          </table:table-cell>
          <table:table-cell table:style-name="ce62" table:formula="oooc:=[.G200]-([.H200]*16)" office:value-type="float" office:value="0">
            <text:p><text:s/>- </text:p>
          </table:table-cell>
          <table:table-cell table:style-name="ce69" table:formula="oooc:=[.H200]+([.I200]/16)" office:value-type="float" office:value="7">
            <text:p>7.00 <text:s/></text:p>
          </table:table-cell>
          <table:table-cell table:style-name="ce76" table:formula="oooc:=28.34952*[.G200]" office:value-type="float" office:value="3175.14624">
            <text:p>3,175</text:p>
          </table:table-cell>
          <table:table-cell table:style-name="ce69" table:formula="oooc:=[.K200]/1000" office:value-type="float" office:value="3.17514624">
            <text:p>3.18 <text:s/></text:p>
          </table:table-cell>
          <table:table-cell table:number-columns-repeated="244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1">
            <text:p>1</text:p>
          </table:table-cell>
          <table:table-cell table:style-name="ce38" office:value-type="string">
            <text:p>Pack</text:p>
          </table:table-cell>
          <table:table-cell table:style-name="ce30" office:value-type="string">
            <text:p>Pack - Kelty Coyote</text:p>
          </table:table-cell>
          <table:table-cell table:style-name="ce51" office:value-type="float" office:value="76">
            <text:p>76.0</text:p>
          </table:table-cell>
          <table:table-cell table:style-name="ce57" table:formula="oooc:=INT([.G201]/16)" office:value-type="float" office:value="4">
            <text:p>4</text:p>
          </table:table-cell>
          <table:table-cell table:style-name="ce62" table:formula="oooc:=[.G201]-([.H201]*16)" office:value-type="float" office:value="12">
            <text:p>12.0</text:p>
          </table:table-cell>
          <table:table-cell table:style-name="ce69" table:formula="oooc:=[.H201]+([.I201]/16)" office:value-type="float" office:value="4.75">
            <text:p>4.75 <text:s/></text:p>
          </table:table-cell>
          <table:table-cell table:style-name="ce76" table:formula="oooc:=28.34952*[.G201]" office:value-type="float" office:value="2154.56352">
            <text:p>2,155</text:p>
          </table:table-cell>
          <table:table-cell table:style-name="ce69" table:formula="oooc:=[.K201]/1000" office:value-type="float" office:value="2.15456352">
            <text:p>2.15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1">
            <text:p>1</text:p>
          </table:table-cell>
          <table:table-cell table:style-name="ce38" office:value-type="string">
            <text:p>Pack</text:p>
          </table:table-cell>
          <table:table-cell table:style-name="ce30" office:value-type="string">
            <text:p>Pack - Kelty external frame - black</text:p>
          </table:table-cell>
          <table:table-cell table:style-name="ce51" office:value-type="float" office:value="93">
            <text:p>93.0</text:p>
          </table:table-cell>
          <table:table-cell table:style-name="ce57" table:formula="oooc:=INT([.G202]/16)" office:value-type="float" office:value="5">
            <text:p>5</text:p>
          </table:table-cell>
          <table:table-cell table:style-name="ce62" table:formula="oooc:=[.G202]-([.H202]*16)" office:value-type="float" office:value="13">
            <text:p>13.0</text:p>
          </table:table-cell>
          <table:table-cell table:style-name="ce69" table:formula="oooc:=[.H202]+([.I202]/16)" office:value-type="float" office:value="5.8125">
            <text:p>5.81 <text:s/></text:p>
          </table:table-cell>
          <table:table-cell table:style-name="ce76" table:formula="oooc:=28.34952*[.G202]" office:value-type="float" office:value="2636.50536">
            <text:p>2,637</text:p>
          </table:table-cell>
          <table:table-cell table:style-name="ce69" table:formula="oooc:=[.K202]/1000" office:value-type="float" office:value="2.63650536">
            <text:p>2.6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1">
            <text:p>1</text:p>
          </table:table-cell>
          <table:table-cell table:style-name="ce38" office:value-type="string">
            <text:p>Pack</text:p>
          </table:table-cell>
          <table:table-cell table:style-name="ce30" office:value-type="string">
            <text:p>Pack - Kelty Redwing daypack - Multi colored</text:p>
          </table:table-cell>
          <table:table-cell table:style-name="ce51" office:value-type="float" office:value="44.5">
            <text:p>44.5</text:p>
          </table:table-cell>
          <table:table-cell table:style-name="ce57" table:formula="oooc:=INT([.G203]/16)" office:value-type="float" office:value="2">
            <text:p>2</text:p>
          </table:table-cell>
          <table:table-cell table:style-name="ce62" table:formula="oooc:=[.G203]-([.H203]*16)" office:value-type="float" office:value="12.5">
            <text:p>12.5</text:p>
          </table:table-cell>
          <table:table-cell table:style-name="ce69" table:formula="oooc:=[.H203]+([.I203]/16)" office:value-type="float" office:value="2.78125">
            <text:p>2.78 <text:s/></text:p>
          </table:table-cell>
          <table:table-cell table:style-name="ce76" table:formula="oooc:=28.34952*[.G203]" office:value-type="float" office:value="1261.55364">
            <text:p>1,262</text:p>
          </table:table-cell>
          <table:table-cell table:style-name="ce69" table:formula="oooc:=[.K203]/1000" office:value-type="float" office:value="1.26155364">
            <text:p>1.26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1">
            <text:p>1</text:p>
          </table:table-cell>
          <table:table-cell table:style-name="ce38" office:value-type="string">
            <text:p>Pack</text:p>
          </table:table-cell>
          <table:table-cell table:style-name="ce30" office:value-type="string">
            <text:p>Pack - Kelty Super Tioga external - olive</text:p>
          </table:table-cell>
          <table:table-cell table:style-name="ce51" office:value-type="float" office:value="104">
            <text:p>104.0</text:p>
          </table:table-cell>
          <table:table-cell table:style-name="ce57" table:formula="oooc:=INT([.G204]/16)" office:value-type="float" office:value="6">
            <text:p>6</text:p>
          </table:table-cell>
          <table:table-cell table:style-name="ce62" table:formula="oooc:=[.G204]-([.H204]*16)" office:value-type="float" office:value="8">
            <text:p>8.0</text:p>
          </table:table-cell>
          <table:table-cell table:style-name="ce69" table:formula="oooc:=[.H204]+([.I204]/16)" office:value-type="float" office:value="6.5">
            <text:p>6.50 <text:s/></text:p>
          </table:table-cell>
          <table:table-cell table:style-name="ce76" table:formula="oooc:=28.34952*[.G204]" office:value-type="float" office:value="2948.35008">
            <text:p>2,948</text:p>
          </table:table-cell>
          <table:table-cell table:style-name="ce69" table:formula="oooc:=[.K204]/1000" office:value-type="float" office:value="2.94835008">
            <text:p>2.95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1">
            <text:p>1</text:p>
          </table:table-cell>
          <table:table-cell table:style-name="ce38" office:value-type="string">
            <text:p>Pack</text:p>
          </table:table-cell>
          <table:table-cell table:style-name="ce30" office:value-type="string">
            <text:p>Pack - med black top loading strapless</text:p>
          </table:table-cell>
          <table:table-cell table:style-name="ce51" office:value-type="float" office:value="11">
            <text:p>11.0</text:p>
          </table:table-cell>
          <table:table-cell table:style-name="ce57" table:formula="oooc:=INT([.G205]/16)" office:value-type="float" office:value="0">
            <text:p><text:s/></text:p>
          </table:table-cell>
          <table:table-cell table:style-name="ce62" table:formula="oooc:=[.G205]-([.H205]*16)" office:value-type="float" office:value="11">
            <text:p>11.0</text:p>
          </table:table-cell>
          <table:table-cell table:style-name="ce69" table:formula="oooc:=[.H205]+([.I205]/16)" office:value-type="float" office:value="0.6875">
            <text:p>0.69 <text:s/></text:p>
          </table:table-cell>
          <table:table-cell table:style-name="ce76" table:formula="oooc:=28.34952*[.G205]" office:value-type="float" office:value="311.84472">
            <text:p>312</text:p>
          </table:table-cell>
          <table:table-cell table:style-name="ce69" table:formula="oooc:=[.K205]/1000" office:value-type="float" office:value="0.31184472">
            <text:p>0.3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1">
            <text:p>1</text:p>
          </table:table-cell>
          <table:table-cell table:style-name="ce38" office:value-type="string">
            <text:p>Pack</text:p>
          </table:table-cell>
          <table:table-cell table:style-name="ce30" office:value-type="string">
            <text:p>Pack - MEI daypack - blue</text:p>
          </table:table-cell>
          <table:table-cell table:style-name="ce51" office:value-type="float" office:value="38">
            <text:p>38.0</text:p>
          </table:table-cell>
          <table:table-cell table:style-name="ce57" table:formula="oooc:=INT([.G206]/16)" office:value-type="float" office:value="2">
            <text:p>2</text:p>
          </table:table-cell>
          <table:table-cell table:style-name="ce62" table:formula="oooc:=[.G206]-([.H206]*16)" office:value-type="float" office:value="6">
            <text:p>6.0</text:p>
          </table:table-cell>
          <table:table-cell table:style-name="ce69" table:formula="oooc:=[.H206]+([.I206]/16)" office:value-type="float" office:value="2.375">
            <text:p>2.38 <text:s/></text:p>
          </table:table-cell>
          <table:table-cell table:style-name="ce76" table:formula="oooc:=28.34952*[.G206]" office:value-type="float" office:value="1077.28176">
            <text:p>1,077</text:p>
          </table:table-cell>
          <table:table-cell table:style-name="ce69" table:formula="oooc:=[.K206]/1000" office:value-type="float" office:value="1.07728176">
            <text:p>1.08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1">
            <text:p>1</text:p>
          </table:table-cell>
          <table:table-cell table:style-name="ce38" office:value-type="string">
            <text:p>Pack</text:p>
          </table:table-cell>
          <table:table-cell table:style-name="ce30" office:value-type="string">
            <text:p>Pack - REI daypack - green</text:p>
          </table:table-cell>
          <table:table-cell table:style-name="ce51" office:value-type="float" office:value="21">
            <text:p>21.0</text:p>
          </table:table-cell>
          <table:table-cell table:style-name="ce57" table:formula="oooc:=INT([.G207]/16)" office:value-type="float" office:value="1">
            <text:p>1</text:p>
          </table:table-cell>
          <table:table-cell table:style-name="ce62" table:formula="oooc:=[.G207]-([.H207]*16)" office:value-type="float" office:value="5">
            <text:p>5.0</text:p>
          </table:table-cell>
          <table:table-cell table:style-name="ce69" table:formula="oooc:=[.H207]+([.I207]/16)" office:value-type="float" office:value="1.3125">
            <text:p>1.31 <text:s/></text:p>
          </table:table-cell>
          <table:table-cell table:style-name="ce76" table:formula="oooc:=28.34952*[.G207]" office:value-type="float" office:value="595.33992">
            <text:p>595</text:p>
          </table:table-cell>
          <table:table-cell table:style-name="ce69" table:formula="oooc:=[.K207]/1000" office:value-type="float" office:value="0.59533992">
            <text:p>0.60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2">
            <text:p>2</text:p>
          </table:table-cell>
          <table:table-cell table:style-name="ce38" office:value-type="string">
            <text:p>Shelter</text:p>
          </table:table-cell>
          <table:table-cell table:style-name="ce30" office:value-type="string">
            <text:p>Ground cloth - small blue - fits Moon 2</text:p>
          </table:table-cell>
          <table:table-cell table:style-name="ce51" office:value-type="float" office:value="5">
            <text:p>5.0</text:p>
          </table:table-cell>
          <table:table-cell table:style-name="ce57" table:formula="oooc:=INT([.G208]/16)" office:value-type="float" office:value="0">
            <text:p><text:s/></text:p>
          </table:table-cell>
          <table:table-cell table:style-name="ce62" table:formula="oooc:=[.G208]-([.H208]*16)" office:value-type="float" office:value="5">
            <text:p>5.0</text:p>
          </table:table-cell>
          <table:table-cell table:style-name="ce69" table:formula="oooc:=[.H208]+([.I208]/16)" office:value-type="float" office:value="0.3125">
            <text:p>0.31 <text:s/></text:p>
          </table:table-cell>
          <table:table-cell table:style-name="ce76" table:formula="oooc:=28.34952*[.G208]" office:value-type="float" office:value="141.7476">
            <text:p>142</text:p>
          </table:table-cell>
          <table:table-cell table:style-name="ce69" table:formula="oooc:=[.K208]/1000" office:value-type="float" office:value="0.1417476">
            <text:p>0.1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2">
            <text:p>2</text:p>
          </table:table-cell>
          <table:table-cell table:style-name="ce38" office:value-type="string">
            <text:p>Shelter</text:p>
          </table:table-cell>
          <table:table-cell table:style-name="ce30" office:value-type="string">
            <text:p>Not-A-Tent bivy shelter</text:p>
          </table:table-cell>
          <table:table-cell table:style-name="ce51" office:value-type="float" office:value="40">
            <text:p>40.0</text:p>
          </table:table-cell>
          <table:table-cell table:style-name="ce57" table:formula="oooc:=INT([.G209]/16)" office:value-type="float" office:value="2">
            <text:p>2</text:p>
          </table:table-cell>
          <table:table-cell table:style-name="ce62" table:formula="oooc:=[.G209]-([.H209]*16)" office:value-type="float" office:value="8">
            <text:p>8.0</text:p>
          </table:table-cell>
          <table:table-cell table:style-name="ce69" table:formula="oooc:=[.H209]+([.I209]/16)" office:value-type="float" office:value="2.5">
            <text:p>2.50 <text:s/></text:p>
          </table:table-cell>
          <table:table-cell table:style-name="ce76" table:formula="oooc:=28.34952*[.G209]" office:value-type="float" office:value="1133.9808">
            <text:p>1,134</text:p>
          </table:table-cell>
          <table:table-cell table:style-name="ce69" table:formula="oooc:=[.K209]/1000" office:value-type="float" office:value="1.1339808">
            <text:p>1.1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2">
            <text:p>2</text:p>
          </table:table-cell>
          <table:table-cell table:style-name="ce38" office:value-type="string">
            <text:p>Shelter</text:p>
          </table:table-cell>
          <table:table-cell table:style-name="ce30" office:value-type="string">
            <text:p>Tarp/ground cloth - Northface - gray</text:p>
          </table:table-cell>
          <table:table-cell table:style-name="ce51" office:value-type="float" office:value="11">
            <text:p>11.0</text:p>
          </table:table-cell>
          <table:table-cell table:style-name="ce57" table:formula="oooc:=INT([.G210]/16)" office:value-type="float" office:value="0">
            <text:p><text:s/></text:p>
          </table:table-cell>
          <table:table-cell table:style-name="ce62" table:formula="oooc:=[.G210]-([.H210]*16)" office:value-type="float" office:value="11">
            <text:p>11.0</text:p>
          </table:table-cell>
          <table:table-cell table:style-name="ce69" table:formula="oooc:=[.H210]+([.I210]/16)" office:value-type="float" office:value="0.6875">
            <text:p>0.69 <text:s/></text:p>
          </table:table-cell>
          <table:table-cell table:style-name="ce76" table:formula="oooc:=28.34952*[.G210]" office:value-type="float" office:value="311.84472">
            <text:p>312</text:p>
          </table:table-cell>
          <table:table-cell table:style-name="ce69" table:formula="oooc:=[.K210]/1000" office:value-type="float" office:value="0.31184472">
            <text:p>0.3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2">
            <text:p>2</text:p>
          </table:table-cell>
          <table:table-cell table:style-name="ce38" office:value-type="string">
            <text:p>Shelter</text:p>
          </table:table-cell>
          <table:table-cell table:style-name="ce30" office:value-type="string">
            <office:annotation draw:style-name="gr1" draw:text-style-name="P1" svg:width="1.7839in" svg:height="0.8299in" svg:x="8.7776in" svg:y="38.6024in" draw:caption-point-x="-8.7776in" draw:caption-point-y="-38.6024in">
              <dc:date>2007-02-23T00:00:00</dc:date>
              <text:p text:style-name="P1"><text:span text:style-name="T1">OLIVE TARP</text:span></text:p>
              <text:p text:style-name="P1"><text:span text:style-name="T1">Same length as red, but</text:span></text:p>
              <text:p text:style-name="P1"><text:span text:style-name="T1">about 2.5" wider</text:span></text:p>
              <text:p text:style-name="P2"><text:span text:style-name="T1"/></text:p>
            </office:annotation>
            <text:p>Tarp/ground cloth - olive &amp; silver (fits Half Moon tents)</text:p>
          </table:table-cell>
          <table:table-cell table:style-name="ce51" office:value-type="float" office:value="12">
            <text:p>12.0</text:p>
          </table:table-cell>
          <table:table-cell table:style-name="ce57" table:formula="oooc:=INT([.G211]/16)" office:value-type="float" office:value="0">
            <text:p><text:s/></text:p>
          </table:table-cell>
          <table:table-cell table:style-name="ce62" table:formula="oooc:=[.G211]-([.H211]*16)" office:value-type="float" office:value="12">
            <text:p>12.0</text:p>
          </table:table-cell>
          <table:table-cell table:style-name="ce69" table:formula="oooc:=[.H211]+([.I211]/16)" office:value-type="float" office:value="0.75">
            <text:p>0.75 <text:s/></text:p>
          </table:table-cell>
          <table:table-cell table:style-name="ce76" table:formula="oooc:=28.34952*[.G211]" office:value-type="float" office:value="340.19424">
            <text:p>340</text:p>
          </table:table-cell>
          <table:table-cell table:style-name="ce69" table:formula="oooc:=[.K211]/1000" office:value-type="float" office:value="0.34019424">
            <text:p>0.3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2">
            <text:p>2</text:p>
          </table:table-cell>
          <table:table-cell table:style-name="ce38" office:value-type="string">
            <text:p>Shelter</text:p>
          </table:table-cell>
          <table:table-cell table:style-name="ce30" office:value-type="string">
            <text:p>Tarp/ground cloth - red &amp; silver (fits Half Moon 2)</text:p>
          </table:table-cell>
          <table:table-cell table:style-name="ce51" office:value-type="float" office:value="10.6">
            <text:p>10.6</text:p>
          </table:table-cell>
          <table:table-cell table:style-name="ce57" table:formula="oooc:=INT([.G212]/16)" office:value-type="float" office:value="0">
            <text:p><text:s/></text:p>
          </table:table-cell>
          <table:table-cell table:style-name="ce62" table:formula="oooc:=[.G212]-([.H212]*16)" office:value-type="float" office:value="10.6">
            <text:p>10.6</text:p>
          </table:table-cell>
          <table:table-cell table:style-name="ce69" table:formula="oooc:=[.H212]+([.I212]/16)" office:value-type="float" office:value="0.6625">
            <text:p>0.66 <text:s/></text:p>
          </table:table-cell>
          <table:table-cell table:style-name="ce76" table:formula="oooc:=28.34952*[.G212]" office:value-type="float" office:value="300.504912">
            <text:p>301</text:p>
          </table:table-cell>
          <table:table-cell table:style-name="ce69" table:formula="oooc:=[.K212]/1000" office:value-type="float" office:value="0.300504912">
            <text:p>0.30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2">
            <text:p>2</text:p>
          </table:table-cell>
          <table:table-cell table:style-name="ce38" office:value-type="string">
            <text:p>Shelter</text:p>
          </table:table-cell>
          <table:table-cell table:style-name="ce30" office:value-type="string">
            <text:p>Tent - Half Moon 2 with attic - no stakes</text:p>
          </table:table-cell>
          <table:table-cell table:style-name="ce51" office:value-type="float" office:value="69">
            <text:p>69.0</text:p>
          </table:table-cell>
          <table:table-cell table:style-name="ce57" table:formula="oooc:=INT([.G213]/16)" office:value-type="float" office:value="4">
            <text:p>4</text:p>
          </table:table-cell>
          <table:table-cell table:style-name="ce62" table:formula="oooc:=[.G213]-([.H213]*16)" office:value-type="float" office:value="5">
            <text:p>5.0</text:p>
          </table:table-cell>
          <table:table-cell table:style-name="ce69" table:formula="oooc:=[.H213]+([.I213]/16)" office:value-type="float" office:value="4.3125">
            <text:p>4.31 <text:s/></text:p>
          </table:table-cell>
          <table:table-cell table:style-name="ce76" table:formula="oooc:=28.34952*[.G213]" office:value-type="float" office:value="1956.11688">
            <text:p>1,956</text:p>
          </table:table-cell>
          <table:table-cell table:style-name="ce69" table:formula="oooc:=[.K213]/1000" office:value-type="float" office:value="1.95611688">
            <text:p>1.96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5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2">
            <text:p>2</text:p>
          </table:table-cell>
          <table:table-cell table:style-name="ce38" office:value-type="string">
            <text:p>Shelter</text:p>
          </table:table-cell>
          <table:table-cell table:style-name="ce43" office:value-type="string">
            <text:p><text:span text:style-name="T4"><text:a xlink:href="#Half_Moon_3">Tent - Half Moon 3 with attic</text:a></text:span></text:p>
          </table:table-cell>
          <table:table-cell table:style-name="ce51" office:value-type="float" office:value="90">
            <text:p>90.0</text:p>
          </table:table-cell>
          <table:table-cell table:style-name="ce57" table:formula="oooc:=INT([.G214]/16)" office:value-type="float" office:value="5">
            <text:p>5</text:p>
          </table:table-cell>
          <table:table-cell table:style-name="ce62" table:formula="oooc:=[.G214]-([.H214]*16)" office:value-type="float" office:value="10">
            <text:p>10.0</text:p>
          </table:table-cell>
          <table:table-cell table:style-name="ce69" table:formula="oooc:=[.H214]+([.I214]/16)" office:value-type="float" office:value="5.625">
            <text:p>5.63 <text:s/></text:p>
          </table:table-cell>
          <table:table-cell table:style-name="ce76" table:formula="oooc:=28.34952*[.G214]" office:value-type="float" office:value="2551.4568">
            <text:p>2,551</text:p>
          </table:table-cell>
          <table:table-cell table:style-name="ce69" table:formula="oooc:=[.K214]/1000" office:value-type="float" office:value="2.5514568">
            <text:p>2.55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5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2">
            <text:p>2</text:p>
          </table:table-cell>
          <table:table-cell table:style-name="ce38" office:value-type="string">
            <text:p>Shelter</text:p>
          </table:table-cell>
          <table:table-cell table:style-name="ce43" office:value-type="string">
            <office:annotation draw:style-name="gr1" draw:text-style-name="P1" svg:width="1.3291in" svg:height="0.8079in" svg:x="9.5087in" svg:y="38.8016in" draw:caption-point-x="-9.5087in" draw:caption-point-y="-38.8016in">
              <dc:date>2007-02-23T00:00:00</dc:date>
              <text:p text:style-name="P1"><text:span text:style-name="T1">Tent 2#, 13 oz</text:span></text:p>
              <text:p text:style-name="P1"><text:span text:style-name="T1">Sack 2 oz</text:span></text:p>
              <text:p text:style-name="P1"><text:span text:style-name="T1">Rain fly 1#, 14oz</text:span></text:p>
              <text:p text:style-name="P1"><text:span text:style-name="T1">Poles 1#, 7 oz</text:span></text:p>
            </office:annotation>
            <text:p><text:span text:style-name="T4"><text:a xlink:href="#'Shelter Detail'.Tent___Sierra_Designs_Aurora_CD">Tent - Sierra Designs Aurora CD</text:a></text:span></text:p>
          </table:table-cell>
          <table:table-cell table:style-name="ce51" office:value-type="float" office:value="98">
            <text:p>98.0</text:p>
          </table:table-cell>
          <table:table-cell table:style-name="ce57" table:formula="oooc:=INT([.G215]/16)" office:value-type="float" office:value="6">
            <text:p>6</text:p>
          </table:table-cell>
          <table:table-cell table:style-name="ce62" table:formula="oooc:=[.G215]-([.H215]*16)" office:value-type="float" office:value="2">
            <text:p>2.0</text:p>
          </table:table-cell>
          <table:table-cell table:style-name="ce69" table:formula="oooc:=[.H215]+([.I215]/16)" office:value-type="float" office:value="6.125">
            <text:p>6.13 <text:s/></text:p>
          </table:table-cell>
          <table:table-cell table:style-name="ce76" table:formula="oooc:=28.34952*[.G215]" office:value-type="float" office:value="2778.25296">
            <text:p>2,778</text:p>
          </table:table-cell>
          <table:table-cell table:style-name="ce69" table:formula="oooc:=[.K215]/1000" office:value-type="float" office:value="2.77825296">
            <text:p>2.78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2">
            <text:p>2</text:p>
          </table:table-cell>
          <table:table-cell table:style-name="ce38" office:value-type="string">
            <text:p>Shelter</text:p>
          </table:table-cell>
          <table:table-cell table:style-name="ce30" office:value-type="string">
            <text:p>Tent - Sierra Designs Divine Lightning</text:p>
          </table:table-cell>
          <table:table-cell table:style-name="ce51" office:value-type="float" office:value="40">
            <text:p>40.0</text:p>
          </table:table-cell>
          <table:table-cell table:style-name="ce57" table:formula="oooc:=INT([.G216]/16)" office:value-type="float" office:value="2">
            <text:p>2</text:p>
          </table:table-cell>
          <table:table-cell table:style-name="ce62" table:formula="oooc:=[.G216]-([.H216]*16)" office:value-type="float" office:value="8">
            <text:p>8.0</text:p>
          </table:table-cell>
          <table:table-cell table:style-name="ce69" table:formula="oooc:=[.H216]+([.I216]/16)" office:value-type="float" office:value="2.5">
            <text:p>2.50 <text:s/></text:p>
          </table:table-cell>
          <table:table-cell table:style-name="ce76" table:formula="oooc:=28.34952*[.G216]" office:value-type="float" office:value="1133.9808">
            <text:p>1,134</text:p>
          </table:table-cell>
          <table:table-cell table:style-name="ce69" table:formula="oooc:=[.K216]/1000" office:value-type="float" office:value="1.1339808">
            <text:p>1.13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2">
            <text:p>2</text:p>
          </table:table-cell>
          <table:table-cell table:style-name="ce38" office:value-type="string">
            <text:p>Shelter</text:p>
          </table:table-cell>
          <table:table-cell table:style-name="ce30" office:value-type="string">
            <text:p>Tent - solo bivy - Slumberjack</text:p>
          </table:table-cell>
          <table:table-cell table:style-name="ce51" office:value-type="float" office:value="41">
            <text:p>41.0</text:p>
          </table:table-cell>
          <table:table-cell table:style-name="ce57" table:formula="oooc:=INT([.G217]/16)" office:value-type="float" office:value="2">
            <text:p>2</text:p>
          </table:table-cell>
          <table:table-cell table:style-name="ce62" table:formula="oooc:=[.G217]-([.H217]*16)" office:value-type="float" office:value="9">
            <text:p>9.0</text:p>
          </table:table-cell>
          <table:table-cell table:style-name="ce69" table:formula="oooc:=[.H217]+([.I217]/16)" office:value-type="float" office:value="2.5625">
            <text:p>2.56 <text:s/></text:p>
          </table:table-cell>
          <table:table-cell table:style-name="ce76" table:formula="oooc:=28.34952*[.G217]" office:value-type="float" office:value="1162.33032">
            <text:p>1,162</text:p>
          </table:table-cell>
          <table:table-cell table:style-name="ce69" table:formula="oooc:=[.K217]/1000" office:value-type="float" office:value="1.16233032">
            <text:p>1.16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3">
            <text:p>3</text:p>
          </table:table-cell>
          <table:table-cell table:style-name="ce38" office:value-type="string">
            <text:p>Sleeping</text:p>
          </table:table-cell>
          <table:table-cell table:style-name="ce30" office:value-type="string">
            <text:p>Bivy bag and stuff sack</text:p>
          </table:table-cell>
          <table:table-cell table:style-name="ce51" office:value-type="float" office:value="28">
            <text:p>28.0</text:p>
          </table:table-cell>
          <table:table-cell table:style-name="ce57" table:formula="oooc:=INT([.G218]/16)" office:value-type="float" office:value="1">
            <text:p>1</text:p>
          </table:table-cell>
          <table:table-cell table:style-name="ce62" table:formula="oooc:=[.G218]-([.H218]*16)" office:value-type="float" office:value="12">
            <text:p>12.0</text:p>
          </table:table-cell>
          <table:table-cell table:style-name="ce69" table:formula="oooc:=[.H218]+([.I218]/16)" office:value-type="float" office:value="1.75">
            <text:p>1.75 <text:s/></text:p>
          </table:table-cell>
          <table:table-cell table:style-name="ce76" table:formula="oooc:=28.34952*[.G218]" office:value-type="float" office:value="793.78656">
            <text:p>794</text:p>
          </table:table-cell>
          <table:table-cell table:style-name="ce69" table:formula="oooc:=[.K218]/1000" office:value-type="float" office:value="0.79378656">
            <text:p>0.79 <text:s/></text:p>
          </table:table-cell>
          <table:table-cell table:number-columns-repeated="244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3">
            <text:p>3</text:p>
          </table:table-cell>
          <table:table-cell table:style-name="ce38" office:value-type="string">
            <text:p>Sleeping</text:p>
          </table:table-cell>
          <table:table-cell table:style-name="ce30" office:value-type="string">
            <text:p>Cover - pack - for sleeping bag</text:p>
          </table:table-cell>
          <table:table-cell table:style-name="ce51" office:value-type="float" office:value="5">
            <text:p>5.0</text:p>
          </table:table-cell>
          <table:table-cell table:style-name="ce57" table:formula="oooc:=INT([.G219]/16)" office:value-type="float" office:value="0">
            <text:p><text:s/></text:p>
          </table:table-cell>
          <table:table-cell table:style-name="ce62" table:formula="oooc:=[.G219]-([.H219]*16)" office:value-type="float" office:value="5">
            <text:p>5.0</text:p>
          </table:table-cell>
          <table:table-cell table:style-name="ce69" table:formula="oooc:=[.H219]+([.I219]/16)" office:value-type="float" office:value="0.3125">
            <text:p>0.31 <text:s/></text:p>
          </table:table-cell>
          <table:table-cell table:style-name="ce76" table:formula="oooc:=28.34952*[.G219]" office:value-type="float" office:value="141.7476">
            <text:p>142</text:p>
          </table:table-cell>
          <table:table-cell table:style-name="ce69" table:formula="oooc:=[.K219]/1000" office:value-type="float" office:value="0.1417476">
            <text:p>0.14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3">
            <text:p>3</text:p>
          </table:table-cell>
          <table:table-cell table:style-name="ce38" office:value-type="string">
            <text:p>Sleeping</text:p>
          </table:table-cell>
          <table:table-cell table:style-name="ce30" office:value-type="string">
            <text:p>Mattress - 10 panel Z-Rest - foam</text:p>
          </table:table-cell>
          <table:table-cell table:style-name="ce51" office:value-type="float" office:value="11.5">
            <text:p>11.5</text:p>
          </table:table-cell>
          <table:table-cell table:style-name="ce57" table:formula="oooc:=INT([.G220]/16)" office:value-type="float" office:value="0">
            <text:p><text:s/></text:p>
          </table:table-cell>
          <table:table-cell table:style-name="ce62" table:formula="oooc:=[.G220]-([.H220]*16)" office:value-type="float" office:value="11.5">
            <text:p>11.5</text:p>
          </table:table-cell>
          <table:table-cell table:style-name="ce69" table:formula="oooc:=[.H220]+([.I220]/16)" office:value-type="float" office:value="0.71875">
            <text:p>0.72 <text:s/></text:p>
          </table:table-cell>
          <table:table-cell table:style-name="ce76" table:formula="oooc:=28.34952*[.G220]" office:value-type="float" office:value="326.01948">
            <text:p>326</text:p>
          </table:table-cell>
          <table:table-cell table:style-name="ce69" table:formula="oooc:=[.K220]/1000" office:value-type="float" office:value="0.32601948">
            <text:p>0.33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3">
            <text:p>3</text:p>
          </table:table-cell>
          <table:table-cell table:style-name="ce38" office:value-type="string">
            <text:p>Sleeping</text:p>
          </table:table-cell>
          <table:table-cell table:style-name="ce30" office:value-type="string">
            <text:p>Mattress - 3/4 length foam with black stuff sack, straps</text:p>
          </table:table-cell>
          <table:table-cell table:style-name="ce51" office:value-type="float" office:value="14">
            <text:p>14.0</text:p>
          </table:table-cell>
          <table:table-cell table:style-name="ce57" table:formula="oooc:=INT([.G221]/16)" office:value-type="float" office:value="0">
            <text:p><text:s/></text:p>
          </table:table-cell>
          <table:table-cell table:style-name="ce62" table:formula="oooc:=[.G221]-([.H221]*16)" office:value-type="float" office:value="14">
            <text:p>14.0</text:p>
          </table:table-cell>
          <table:table-cell table:style-name="ce69" table:formula="oooc:=[.H221]+([.I221]/16)" office:value-type="float" office:value="0.875">
            <text:p>0.88 <text:s/></text:p>
          </table:table-cell>
          <table:table-cell table:style-name="ce76" table:formula="oooc:=28.34952*[.G221]" office:value-type="float" office:value="396.89328">
            <text:p>397</text:p>
          </table:table-cell>
          <table:table-cell table:style-name="ce69" table:formula="oooc:=[.K221]/1000" office:value-type="float" office:value="0.39689328">
            <text:p>0.40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3">
            <text:p>3</text:p>
          </table:table-cell>
          <table:table-cell table:style-name="ce38" office:value-type="string">
            <text:p>Sleeping</text:p>
          </table:table-cell>
          <table:table-cell table:style-name="ce30" office:value-type="string">
            <text:p>Pillow - inflatable - with 2 non-skid mats</text:p>
          </table:table-cell>
          <table:table-cell table:style-name="ce51" office:value-type="float" office:value="7">
            <text:p>7.0</text:p>
          </table:table-cell>
          <table:table-cell table:style-name="ce57" table:formula="oooc:=INT([.G222]/16)" office:value-type="float" office:value="0">
            <text:p><text:s/></text:p>
          </table:table-cell>
          <table:table-cell table:style-name="ce62" table:formula="oooc:=[.G222]-([.H222]*16)" office:value-type="float" office:value="7">
            <text:p>7.0</text:p>
          </table:table-cell>
          <table:table-cell table:style-name="ce69" table:formula="oooc:=[.H222]+([.I222]/16)" office:value-type="float" office:value="0.4375">
            <text:p>0.44 <text:s/></text:p>
          </table:table-cell>
          <table:table-cell table:style-name="ce76" table:formula="oooc:=28.34952*[.G222]" office:value-type="float" office:value="198.44664">
            <text:p>198</text:p>
          </table:table-cell>
          <table:table-cell table:style-name="ce69" table:formula="oooc:=[.K222]/1000" office:value-type="float" office:value="0.19844664">
            <text:p>0.20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3">
            <text:p>3</text:p>
          </table:table-cell>
          <table:table-cell table:style-name="ce38" office:value-type="string">
            <text:p>Sleeping</text:p>
          </table:table-cell>
          <table:table-cell table:style-name="ce30" office:value-type="string">
            <text:p>Pillow case</text:p>
          </table:table-cell>
          <table:table-cell table:style-name="ce51" office:value-type="float" office:value="2">
            <text:p>2.0</text:p>
          </table:table-cell>
          <table:table-cell table:style-name="ce57" table:formula="oooc:=INT([.G223]/16)" office:value-type="float" office:value="0">
            <text:p><text:s/></text:p>
          </table:table-cell>
          <table:table-cell table:style-name="ce62" table:formula="oooc:=[.G223]-([.H223]*16)" office:value-type="float" office:value="2">
            <text:p>2.0</text:p>
          </table:table-cell>
          <table:table-cell table:style-name="ce69" table:formula="oooc:=[.H223]+([.I223]/16)" office:value-type="float" office:value="0.125">
            <text:p>0.13 <text:s/></text:p>
          </table:table-cell>
          <table:table-cell table:style-name="ce76" table:formula="oooc:=28.34952*[.G223]" office:value-type="float" office:value="56.69904">
            <text:p>57</text:p>
          </table:table-cell>
          <table:table-cell table:style-name="ce69" table:formula="oooc:=[.K223]/1000" office:value-type="float" office:value="0.05669904">
            <text:p>0.06 <text:s/></text:p>
          </table:table-cell>
          <table:table-cell table:number-columns-repeated="244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3">
            <text:p>3</text:p>
          </table:table-cell>
          <table:table-cell table:style-name="ce38" office:value-type="string">
            <text:p>Sleeping</text:p>
          </table:table-cell>
          <table:table-cell table:style-name="ce30" office:value-type="string">
            <office:annotation draw:style-name="gr1" draw:text-style-name="P1" svg:width="1.9835in" svg:height="1.2768in" svg:x="8.7776in" svg:y="40.4291in" draw:caption-point-x="-8.7776in" draw:caption-point-y="-40.4291in">
              <dc:date>2007-02-23T00:00:00</dc:date>
              <text:p text:style-name="P1"><text:span text:style-name="T2">Jim Wood:</text:span></text:p>
              <text:p text:style-name="P2"><text:span text:style-name="T1"/></text:p>
              <text:p text:style-name="P1"><text:span text:style-name="T1">Antelope Super DryLoft, Left-hand zipper, length: long (6' 6")</text:span></text:p>
              <text:p text:style-name="P2"><text:span text:style-name="T1"/></text:p>
              <text:p text:style-name="P1"><text:span text:style-name="T1">Currently (9-12-03) rated to +5F</text:span></text:p>
            </office:annotation>
            <text:p>Sleeping bag - Western Mountaineering - +0F</text:p>
          </table:table-cell>
          <table:table-cell table:style-name="ce51" office:value-type="float" office:value="48">
            <text:p>48.0</text:p>
          </table:table-cell>
          <table:table-cell table:style-name="ce57" table:formula="oooc:=INT([.G224]/16)" office:value-type="float" office:value="3">
            <text:p>3</text:p>
          </table:table-cell>
          <table:table-cell table:style-name="ce62" table:formula="oooc:=[.G224]-([.H224]*16)" office:value-type="float" office:value="0">
            <text:p><text:s/>- </text:p>
          </table:table-cell>
          <table:table-cell table:style-name="ce69" table:formula="oooc:=[.H224]+([.I224]/16)" office:value-type="float" office:value="3">
            <text:p>3.00 <text:s/></text:p>
          </table:table-cell>
          <table:table-cell table:style-name="ce76" table:formula="oooc:=28.34952*[.G224]" office:value-type="float" office:value="1360.77696">
            <text:p>1,361</text:p>
          </table:table-cell>
          <table:table-cell table:style-name="ce69" table:formula="oooc:=[.K224]/1000" office:value-type="float" office:value="1.36077696">
            <text:p>1.36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Belt - khaki web &amp; leather</text:p>
          </table:table-cell>
          <table:table-cell table:style-name="ce51" office:value-type="float" office:value="3">
            <text:p>3.0</text:p>
          </table:table-cell>
          <table:table-cell table:style-name="ce57" table:formula="oooc:=INT([.G225]/16)" office:value-type="float" office:value="0">
            <text:p><text:s/></text:p>
          </table:table-cell>
          <table:table-cell table:style-name="ce62" table:formula="oooc:=[.G225]-([.H225]*16)" office:value-type="float" office:value="3">
            <text:p>3.0</text:p>
          </table:table-cell>
          <table:table-cell table:style-name="ce69" table:formula="oooc:=[.H225]+([.I225]/16)" office:value-type="float" office:value="0.1875">
            <text:p>0.19 <text:s/></text:p>
          </table:table-cell>
          <table:table-cell table:style-name="ce76" table:formula="oooc:=28.34952*[.G225]" office:value-type="float" office:value="85.04856">
            <text:p>85</text:p>
          </table:table-cell>
          <table:table-cell table:style-name="ce69" table:formula="oooc:=[.K225]/1000" office:value-type="float" office:value="0.08504856">
            <text:p>0.09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 table:style-name="ce16"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Boots - Asolo</text:p>
          </table:table-cell>
          <table:table-cell table:style-name="ce51" office:value-type="float" office:value="56">
            <text:p>56.0</text:p>
          </table:table-cell>
          <table:table-cell table:style-name="ce57" table:formula="oooc:=INT([.G226]/16)" office:value-type="float" office:value="3">
            <text:p>3</text:p>
          </table:table-cell>
          <table:table-cell table:style-name="ce62" table:formula="oooc:=[.G226]-([.H226]*16)" office:value-type="float" office:value="8">
            <text:p>8.0</text:p>
          </table:table-cell>
          <table:table-cell table:style-name="ce69" table:formula="oooc:=[.H226]+([.I226]/16)" office:value-type="float" office:value="3.5">
            <text:p>3.50 <text:s/></text:p>
          </table:table-cell>
          <table:table-cell table:style-name="ce76" table:formula="oooc:=28.34952*[.G226]" office:value-type="float" office:value="1587.57312">
            <text:p>1,588</text:p>
          </table:table-cell>
          <table:table-cell table:style-name="ce69" table:formula="oooc:=[.K226]/1000" office:value-type="float" office:value="1.58757312">
            <text:p>1.59 <text:s/></text:p>
          </table:table-cell>
          <table:table-cell table:style-name="ce16" table:number-columns-repeated="244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Boots - Merril Monarch</text:p>
          </table:table-cell>
          <table:table-cell table:style-name="ce51" office:value-type="float" office:value="39">
            <text:p>39.0</text:p>
          </table:table-cell>
          <table:table-cell table:style-name="ce57" table:formula="oooc:=INT([.G227]/16)" office:value-type="float" office:value="2">
            <text:p>2</text:p>
          </table:table-cell>
          <table:table-cell table:style-name="ce62" table:formula="oooc:=[.G227]-([.H227]*16)" office:value-type="float" office:value="7">
            <text:p>7.0</text:p>
          </table:table-cell>
          <table:table-cell table:style-name="ce69" table:formula="oooc:=[.H227]+([.I227]/16)" office:value-type="float" office:value="2.4375">
            <text:p>2.44 <text:s/></text:p>
          </table:table-cell>
          <table:table-cell table:style-name="ce76" table:formula="oooc:=28.34952*[.G227]" office:value-type="float" office:value="1105.63128">
            <text:p>1,106</text:p>
          </table:table-cell>
          <table:table-cell table:style-name="ce69" table:formula="oooc:=[.K227]/1000" office:value-type="float" office:value="1.10563128">
            <text:p>1.1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Boots - One Sport Chilkoot</text:p>
          </table:table-cell>
          <table:table-cell table:style-name="ce51" office:value-type="float" office:value="58">
            <text:p>58.0</text:p>
          </table:table-cell>
          <table:table-cell table:style-name="ce57" table:formula="oooc:=INT([.G228]/16)" office:value-type="float" office:value="3">
            <text:p>3</text:p>
          </table:table-cell>
          <table:table-cell table:style-name="ce62" table:formula="oooc:=[.G228]-([.H228]*16)" office:value-type="float" office:value="10">
            <text:p>10.0</text:p>
          </table:table-cell>
          <table:table-cell table:style-name="ce69" table:formula="oooc:=[.H228]+([.I228]/16)" office:value-type="float" office:value="3.625">
            <text:p>3.63 <text:s/></text:p>
          </table:table-cell>
          <table:table-cell table:style-name="ce76" table:formula="oooc:=28.34952*[.G228]" office:value-type="float" office:value="1644.27216">
            <text:p>1,644</text:p>
          </table:table-cell>
          <table:table-cell table:style-name="ce69" table:formula="oooc:=[.K228]/1000" office:value-type="float" office:value="1.64427216">
            <text:p>1.6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Boots - Scarpa with gel insoles</text:p>
          </table:table-cell>
          <table:table-cell table:style-name="ce51" office:value-type="float" office:value="66">
            <text:p>66.0</text:p>
          </table:table-cell>
          <table:table-cell table:style-name="ce57" table:formula="oooc:=INT([.G229]/16)" office:value-type="float" office:value="4">
            <text:p>4</text:p>
          </table:table-cell>
          <table:table-cell table:style-name="ce62" table:formula="oooc:=[.G229]-([.H229]*16)" office:value-type="float" office:value="2">
            <text:p>2.0</text:p>
          </table:table-cell>
          <table:table-cell table:style-name="ce69" table:formula="oooc:=[.H229]+([.I229]/16)" office:value-type="float" office:value="4.125">
            <text:p>4.13 <text:s/></text:p>
          </table:table-cell>
          <table:table-cell table:style-name="ce76" table:formula="oooc:=28.34952*[.G229]" office:value-type="float" office:value="1871.06832">
            <text:p>1,871</text:p>
          </table:table-cell>
          <table:table-cell table:style-name="ce69" table:formula="oooc:=[.K229]/1000" office:value-type="float" office:value="1.87106832">
            <text:p>1.8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Gloves - leather work gloves</text:p>
          </table:table-cell>
          <table:table-cell table:style-name="ce51" office:value-type="float" office:value="4">
            <text:p>4.0</text:p>
          </table:table-cell>
          <table:table-cell table:style-name="ce57" table:formula="oooc:=INT([.G230]/16)" office:value-type="float" office:value="0">
            <text:p><text:s/></text:p>
          </table:table-cell>
          <table:table-cell table:style-name="ce62" table:formula="oooc:=[.G230]-([.H230]*16)" office:value-type="float" office:value="4">
            <text:p>4.0</text:p>
          </table:table-cell>
          <table:table-cell table:style-name="ce69" table:formula="oooc:=[.H230]+([.I230]/16)" office:value-type="float" office:value="0.25">
            <text:p>0.25 <text:s/></text:p>
          </table:table-cell>
          <table:table-cell table:style-name="ce76" table:formula="oooc:=28.34952*[.G230]" office:value-type="float" office:value="113.39808">
            <text:p>113</text:p>
          </table:table-cell>
          <table:table-cell table:style-name="ce69" table:formula="oooc:=[.K230]/1000" office:value-type="float" office:value="0.11339808">
            <text:p>0.1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Jacket - Eddie Bauer puffball</text:p>
          </table:table-cell>
          <table:table-cell table:style-name="ce51" office:value-type="float" office:value="18.2">
            <text:p>18.2</text:p>
          </table:table-cell>
          <table:table-cell table:style-name="ce57" table:formula="oooc:=INT([.G231]/16)" office:value-type="float" office:value="1">
            <text:p>1</text:p>
          </table:table-cell>
          <table:table-cell table:style-name="ce62" table:formula="oooc:=[.G231]-([.H231]*16)" office:value-type="float" office:value="2.2">
            <text:p>2.2</text:p>
          </table:table-cell>
          <table:table-cell table:style-name="ce69" table:formula="oooc:=[.H231]+([.I231]/16)" office:value-type="float" office:value="1.1375">
            <text:p>1.14 <text:s/></text:p>
          </table:table-cell>
          <table:table-cell table:style-name="ce76" table:formula="oooc:=28.34952*[.G231]" office:value-type="float" office:value="515.961264">
            <text:p>516</text:p>
          </table:table-cell>
          <table:table-cell table:style-name="ce69" table:formula="oooc:=[.K231]/1000" office:value-type="float" office:value="0.515961264">
            <text:p>0.52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Jacket - Feathered Friends hood only - navy</text:p>
          </table:table-cell>
          <table:table-cell table:style-name="ce51" office:value-type="float" office:value="4">
            <text:p>4.0</text:p>
          </table:table-cell>
          <table:table-cell table:style-name="ce57" table:formula="oooc:=INT([.G232]/16)" office:value-type="float" office:value="0">
            <text:p><text:s/></text:p>
          </table:table-cell>
          <table:table-cell table:style-name="ce62" table:formula="oooc:=[.G232]-([.H232]*16)" office:value-type="float" office:value="4">
            <text:p>4.0</text:p>
          </table:table-cell>
          <table:table-cell table:style-name="ce69" table:formula="oooc:=[.H232]+([.I232]/16)" office:value-type="float" office:value="0.25">
            <text:p>0.25 <text:s/></text:p>
          </table:table-cell>
          <table:table-cell table:style-name="ce76" table:formula="oooc:=28.34952*[.G232]" office:value-type="float" office:value="113.39808">
            <text:p>113</text:p>
          </table:table-cell>
          <table:table-cell table:style-name="ce69" table:formula="oooc:=[.K232]/1000" office:value-type="float" office:value="0.11339808">
            <text:p>0.11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Jacket - Feathered Friends parka - with hood - navy</text:p>
          </table:table-cell>
          <table:table-cell table:style-name="ce51" office:value-type="float" office:value="35">
            <text:p>35.0</text:p>
          </table:table-cell>
          <table:table-cell table:style-name="ce57" table:formula="oooc:=INT([.G233]/16)" office:value-type="float" office:value="2">
            <text:p>2</text:p>
          </table:table-cell>
          <table:table-cell table:style-name="ce62" table:formula="oooc:=[.G233]-([.H233]*16)" office:value-type="float" office:value="3">
            <text:p>3.0</text:p>
          </table:table-cell>
          <table:table-cell table:style-name="ce69" table:formula="oooc:=[.H233]+([.I233]/16)" office:value-type="float" office:value="2.1875">
            <text:p>2.19 <text:s/></text:p>
          </table:table-cell>
          <table:table-cell table:style-name="ce76" table:formula="oooc:=28.34952*[.G233]" office:value-type="float" office:value="992.2332">
            <text:p>992</text:p>
          </table:table-cell>
          <table:table-cell table:style-name="ce69" table:formula="oooc:=[.K233]/1000" office:value-type="float" office:value="0.9922332">
            <text:p>0.99 <text:s/></text:p>
          </table:table-cell>
          <table:table-cell table:number-columns-repeated="244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Jacket - fleece - Northface yellow</text:p>
          </table:table-cell>
          <table:table-cell table:style-name="ce51" office:value-type="float" office:value="26">
            <text:p>26.0</text:p>
          </table:table-cell>
          <table:table-cell table:style-name="ce57" table:formula="oooc:=INT([.G234]/16)" office:value-type="float" office:value="1">
            <text:p>1</text:p>
          </table:table-cell>
          <table:table-cell table:style-name="ce62" table:formula="oooc:=[.G234]-([.H234]*16)" office:value-type="float" office:value="10">
            <text:p>10.0</text:p>
          </table:table-cell>
          <table:table-cell table:style-name="ce69" table:formula="oooc:=[.H234]+([.I234]/16)" office:value-type="float" office:value="1.625">
            <text:p>1.63 <text:s/></text:p>
          </table:table-cell>
          <table:table-cell table:style-name="ce76" table:formula="oooc:=28.34952*[.G234]" office:value-type="float" office:value="737.08752">
            <text:p>737</text:p>
          </table:table-cell>
          <table:table-cell table:style-name="ce69" table:formula="oooc:=[.K234]/1000" office:value-type="float" office:value="0.73708752">
            <text:p>0.74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Jacket - Northface down parka - with hood - yellow</text:p>
          </table:table-cell>
          <table:table-cell table:style-name="ce51" office:value-type="float" office:value="29.5">
            <text:p>29.5</text:p>
          </table:table-cell>
          <table:table-cell table:style-name="ce57" table:formula="oooc:=INT([.G235]/16)" office:value-type="float" office:value="1">
            <text:p>1</text:p>
          </table:table-cell>
          <table:table-cell table:style-name="ce62" table:formula="oooc:=[.G235]-([.H235]*16)" office:value-type="float" office:value="13.5">
            <text:p>13.5</text:p>
          </table:table-cell>
          <table:table-cell table:style-name="ce69" table:formula="oooc:=[.H235]+([.I235]/16)" office:value-type="float" office:value="1.84375">
            <text:p>1.84 <text:s/></text:p>
          </table:table-cell>
          <table:table-cell table:style-name="ce76" table:formula="oooc:=28.34952*[.G235]" office:value-type="float" office:value="836.31084">
            <text:p>836</text:p>
          </table:table-cell>
          <table:table-cell table:style-name="ce69" table:formula="oooc:=[.K235]/1000" office:value-type="float" office:value="0.83631084">
            <text:p>0.84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Jacket - vest - fleece - Northface red/black #1 - 200 wt</text:p>
          </table:table-cell>
          <table:table-cell table:style-name="ce51" office:value-type="float" office:value="18.4">
            <text:p>18.4</text:p>
          </table:table-cell>
          <table:table-cell table:style-name="ce57" table:formula="oooc:=INT([.G236]/16)" office:value-type="float" office:value="1">
            <text:p>1</text:p>
          </table:table-cell>
          <table:table-cell table:style-name="ce62" table:formula="oooc:=[.G236]-([.H236]*16)" office:value-type="float" office:value="2.4">
            <text:p>2.4</text:p>
          </table:table-cell>
          <table:table-cell table:style-name="ce69" table:formula="oooc:=[.H236]+([.I236]/16)" office:value-type="float" office:value="1.15">
            <text:p>1.15 <text:s/></text:p>
          </table:table-cell>
          <table:table-cell table:style-name="ce76" table:formula="oooc:=28.34952*[.G236]" office:value-type="float" office:value="521.631168">
            <text:p>522</text:p>
          </table:table-cell>
          <table:table-cell table:style-name="ce69" table:formula="oooc:=[.K236]/1000" office:value-type="float" office:value="0.521631168">
            <text:p>0.52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Jacket - vest - fleece - Northface red/black #2 - 300 wt</text:p>
          </table:table-cell>
          <table:table-cell table:style-name="ce51" office:value-type="float" office:value="16.8">
            <text:p>16.8</text:p>
          </table:table-cell>
          <table:table-cell table:style-name="ce57" table:formula="oooc:=INT([.G237]/16)" office:value-type="float" office:value="1">
            <text:p>1</text:p>
          </table:table-cell>
          <table:table-cell table:style-name="ce62" table:formula="oooc:=[.G237]-([.H237]*16)" office:value-type="float" office:value="0.800000000000001">
            <text:p>0.8</text:p>
          </table:table-cell>
          <table:table-cell table:style-name="ce69" table:formula="oooc:=[.H237]+([.I237]/16)" office:value-type="float" office:value="1.05">
            <text:p>1.05 <text:s/></text:p>
          </table:table-cell>
          <table:table-cell table:style-name="ce76" table:formula="oooc:=28.34952*[.G237]" office:value-type="float" office:value="476.271936">
            <text:p>476</text:p>
          </table:table-cell>
          <table:table-cell table:style-name="ce69" table:formula="oooc:=[.K237]/1000" office:value-type="float" office:value="0.476271936">
            <text:p>0.48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Jacket - Vest - Patagonia Puffball - green/purple</text:p>
          </table:table-cell>
          <table:table-cell table:style-name="ce51" office:value-type="float" office:value="8.3">
            <text:p>8.3</text:p>
          </table:table-cell>
          <table:table-cell table:style-name="ce57" table:formula="oooc:=INT([.G238]/16)" office:value-type="float" office:value="0">
            <text:p><text:s/></text:p>
          </table:table-cell>
          <table:table-cell table:style-name="ce62" table:formula="oooc:=[.G238]-([.H238]*16)" office:value-type="float" office:value="8.3">
            <text:p>8.3</text:p>
          </table:table-cell>
          <table:table-cell table:style-name="ce69" table:formula="oooc:=[.H238]+([.I238]/16)" office:value-type="float" office:value="0.51875">
            <text:p>0.52 <text:s/></text:p>
          </table:table-cell>
          <table:table-cell table:style-name="ce76" table:formula="oooc:=28.34952*[.G238]" office:value-type="float" office:value="235.301016">
            <text:p>235</text:p>
          </table:table-cell>
          <table:table-cell table:style-name="ce69" table:formula="oooc:=[.K238]/1000" office:value-type="float" office:value="0.235301016">
            <text:p>0.24 <text:s/></text:p>
          </table:table-cell>
          <table:table-cell/>
          <table:table-cell table:style-name="ce80"/>
          <table:table-cell table:style-name="ce82"/>
          <table:table-cell table:style-name="ce84"/>
          <table:table-cell table:number-columns-repeated="240"/>
        </table:table-row>
        <table:table-row table:style-name="ro1">
          <table:table-cell table:style-name="ce17"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Nylon shell gloves</text:p>
          </table:table-cell>
          <table:table-cell table:style-name="ce51" office:value-type="float" office:value="4.8">
            <text:p>4.8</text:p>
          </table:table-cell>
          <table:table-cell table:style-name="ce57" table:formula="oooc:=INT([.G239]/16)" office:value-type="float" office:value="0">
            <text:p><text:s/></text:p>
          </table:table-cell>
          <table:table-cell table:style-name="ce62" table:formula="oooc:=[.G239]-([.H239]*16)" office:value-type="float" office:value="4.8">
            <text:p>4.8</text:p>
          </table:table-cell>
          <table:table-cell table:style-name="ce69" table:formula="oooc:=[.H239]+([.I239]/16)" office:value-type="float" office:value="0.3">
            <text:p>0.30 <text:s/></text:p>
          </table:table-cell>
          <table:table-cell table:style-name="ce76" table:formula="oooc:=28.34952*[.G239]" office:value-type="float" office:value="136.077696">
            <text:p>136</text:p>
          </table:table-cell>
          <table:table-cell table:style-name="ce69" table:formula="oooc:=[.K239]/1000" office:value-type="float" office:value="0.136077696">
            <text:p>0.14 <text:s/></text:p>
          </table:table-cell>
          <table:table-cell table:style-name="ce17"/>
          <table:table-cell table:style-name="ce83" table:number-columns-repeated="2"/>
          <table:table-cell table:style-name="ce85"/>
          <table:table-cell table:style-name="ce17"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Shell pants - REI Goretex - purple - double zip legs</text:p>
          </table:table-cell>
          <table:table-cell table:style-name="ce51" office:value-type="float" office:value="16">
            <text:p>16.0</text:p>
          </table:table-cell>
          <table:table-cell table:style-name="ce57" table:formula="oooc:=INT([.G240]/16)" office:value-type="float" office:value="1">
            <text:p>1</text:p>
          </table:table-cell>
          <table:table-cell table:style-name="ce62" table:formula="oooc:=[.G240]-([.H240]*16)" office:value-type="float" office:value="0">
            <text:p><text:s/>- </text:p>
          </table:table-cell>
          <table:table-cell table:style-name="ce69" table:formula="oooc:=[.H240]+([.I240]/16)" office:value-type="float" office:value="1">
            <text:p>1.00 <text:s/></text:p>
          </table:table-cell>
          <table:table-cell table:style-name="ce76" table:formula="oooc:=28.34952*[.G240]" office:value-type="float" office:value="453.59232">
            <text:p>454</text:p>
          </table:table-cell>
          <table:table-cell table:style-name="ce69" table:formula="oooc:=[.K240]/1000" office:value-type="float" office:value="0.45359232">
            <text:p>0.45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Shoes - Saucony running shoes</text:p>
          </table:table-cell>
          <table:table-cell table:style-name="ce51" office:value-type="float" office:value="34">
            <text:p>34.0</text:p>
          </table:table-cell>
          <table:table-cell table:style-name="ce57" table:formula="oooc:=INT([.G241]/16)" office:value-type="float" office:value="2">
            <text:p>2</text:p>
          </table:table-cell>
          <table:table-cell table:style-name="ce62" table:formula="oooc:=[.G241]-([.H241]*16)" office:value-type="float" office:value="2">
            <text:p>2.0</text:p>
          </table:table-cell>
          <table:table-cell table:style-name="ce69" table:formula="oooc:=[.H241]+([.I241]/16)" office:value-type="float" office:value="2.125">
            <text:p>2.13 <text:s/></text:p>
          </table:table-cell>
          <table:table-cell table:style-name="ce76" table:formula="oooc:=28.34952*[.G241]" office:value-type="float" office:value="963.88368">
            <text:p>964</text:p>
          </table:table-cell>
          <table:table-cell table:style-name="ce69" table:formula="oooc:=[.K241]/1000" office:value-type="float" office:value="0.96388368">
            <text:p>0.96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Socks - 1 pair liner with Slip Fix</text:p>
          </table:table-cell>
          <table:table-cell table:style-name="ce51" office:value-type="float" office:value="3">
            <text:p>3.0</text:p>
          </table:table-cell>
          <table:table-cell table:style-name="ce57" table:formula="oooc:=INT([.G242]/16)" office:value-type="float" office:value="0">
            <text:p><text:s/></text:p>
          </table:table-cell>
          <table:table-cell table:style-name="ce62" table:formula="oooc:=[.G242]-([.H242]*16)" office:value-type="float" office:value="3">
            <text:p>3.0</text:p>
          </table:table-cell>
          <table:table-cell table:style-name="ce69" table:formula="oooc:=[.H242]+([.I242]/16)" office:value-type="float" office:value="0.1875">
            <text:p>0.19 <text:s/></text:p>
          </table:table-cell>
          <table:table-cell table:style-name="ce76" table:formula="oooc:=28.34952*[.G242]" office:value-type="float" office:value="85.04856">
            <text:p>85</text:p>
          </table:table-cell>
          <table:table-cell table:style-name="ce69" table:formula="oooc:=[.K242]/1000" office:value-type="float" office:value="0.08504856">
            <text:p>0.09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Stuff sack - #1 black</text:p>
          </table:table-cell>
          <table:table-cell table:style-name="ce51" office:value-type="float" office:value="2.6">
            <text:p>2.6</text:p>
          </table:table-cell>
          <table:table-cell table:style-name="ce57" table:formula="oooc:=INT([.G243]/16)" office:value-type="float" office:value="0">
            <text:p><text:s/></text:p>
          </table:table-cell>
          <table:table-cell table:style-name="ce62" table:formula="oooc:=[.G243]-([.H243]*16)" office:value-type="float" office:value="2.6">
            <text:p>2.6</text:p>
          </table:table-cell>
          <table:table-cell table:style-name="ce69" table:formula="oooc:=[.H243]+([.I243]/16)" office:value-type="float" office:value="0.1625">
            <text:p>0.16 <text:s/></text:p>
          </table:table-cell>
          <table:table-cell table:style-name="ce76" table:formula="oooc:=28.34952*[.G243]" office:value-type="float" office:value="73.708752">
            <text:p>74</text:p>
          </table:table-cell>
          <table:table-cell table:style-name="ce69" table:formula="oooc:=[.K243]/1000" office:value-type="float" office:value="0.073708752">
            <text:p>0.0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Stuff sack - #1 black for down/puffball jacket</text:p>
          </table:table-cell>
          <table:table-cell table:style-name="ce51" office:value-type="float" office:value="2">
            <text:p>2.0</text:p>
          </table:table-cell>
          <table:table-cell table:style-name="ce57" table:formula="oooc:=INT([.G244]/16)" office:value-type="float" office:value="0">
            <text:p><text:s/></text:p>
          </table:table-cell>
          <table:table-cell table:style-name="ce62" table:formula="oooc:=[.G244]-([.H244]*16)" office:value-type="float" office:value="2">
            <text:p>2.0</text:p>
          </table:table-cell>
          <table:table-cell table:style-name="ce69" table:formula="oooc:=[.H244]+([.I244]/16)" office:value-type="float" office:value="0.125">
            <text:p>0.13 <text:s/></text:p>
          </table:table-cell>
          <table:table-cell table:style-name="ce76" table:formula="oooc:=28.34952*[.G244]" office:value-type="float" office:value="56.69904">
            <text:p>57</text:p>
          </table:table-cell>
          <table:table-cell table:style-name="ce69" table:formula="oooc:=[.K244]/1000" office:value-type="float" office:value="0.05669904">
            <text:p>0.06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Stuff sack - #3 red</text:p>
          </table:table-cell>
          <table:table-cell table:style-name="ce51" office:value-type="float" office:value="4">
            <text:p>4.0</text:p>
          </table:table-cell>
          <table:table-cell table:style-name="ce57" table:formula="oooc:=INT([.G245]/16)" office:value-type="float" office:value="0">
            <text:p><text:s/></text:p>
          </table:table-cell>
          <table:table-cell table:style-name="ce62" table:formula="oooc:=[.G245]-([.H245]*16)" office:value-type="float" office:value="4">
            <text:p>4.0</text:p>
          </table:table-cell>
          <table:table-cell table:style-name="ce69" table:formula="oooc:=[.H245]+([.I245]/16)" office:value-type="float" office:value="0.25">
            <text:p>0.25 <text:s/></text:p>
          </table:table-cell>
          <table:table-cell table:style-name="ce76" table:formula="oooc:=28.34952*[.G245]" office:value-type="float" office:value="113.39808">
            <text:p>113</text:p>
          </table:table-cell>
          <table:table-cell table:style-name="ce69" table:formula="oooc:=[.K245]/1000" office:value-type="float" office:value="0.11339808">
            <text:p>0.1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4">
            <text:p>4</text:p>
          </table:table-cell>
          <table:table-cell table:style-name="ce38" office:value-type="string">
            <text:p>Clothes</text:p>
          </table:table-cell>
          <table:table-cell table:style-name="ce30" office:value-type="string">
            <text:p>Stuff sack - #4 red</text:p>
          </table:table-cell>
          <table:table-cell table:style-name="ce51" office:value-type="float" office:value="4">
            <text:p>4.0</text:p>
          </table:table-cell>
          <table:table-cell table:style-name="ce57" table:formula="oooc:=INT([.G246]/16)" office:value-type="float" office:value="0">
            <text:p><text:s/></text:p>
          </table:table-cell>
          <table:table-cell table:style-name="ce62" table:formula="oooc:=[.G246]-([.H246]*16)" office:value-type="float" office:value="4">
            <text:p>4.0</text:p>
          </table:table-cell>
          <table:table-cell table:style-name="ce69" table:formula="oooc:=[.H246]+([.I246]/16)" office:value-type="float" office:value="0.25">
            <text:p>0.25 <text:s/></text:p>
          </table:table-cell>
          <table:table-cell table:style-name="ce76" table:formula="oooc:=28.34952*[.G246]" office:value-type="float" office:value="113.39808">
            <text:p>113</text:p>
          </table:table-cell>
          <table:table-cell table:style-name="ce69" table:formula="oooc:=[.K246]/1000" office:value-type="float" office:value="0.11339808">
            <text:p>0.11 <text:s/></text:p>
          </table:table-cell>
          <table:table-cell table:style-name="ce81"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5">
            <text:p>5</text:p>
          </table:table-cell>
          <table:table-cell table:style-name="ce38" office:value-type="string">
            <text:p>Water</text:p>
          </table:table-cell>
          <table:table-cell table:style-name="ce30" office:value-type="string">
            <text:p>Bottle - Nalgene - 1 quart water - full</text:p>
          </table:table-cell>
          <table:table-cell table:style-name="ce51" office:value-type="float" office:value="40">
            <text:p>40.0</text:p>
          </table:table-cell>
          <table:table-cell table:style-name="ce57" table:formula="oooc:=INT([.G247]/16)" office:value-type="float" office:value="2">
            <text:p>2</text:p>
          </table:table-cell>
          <table:table-cell table:style-name="ce62" table:formula="oooc:=[.G247]-([.H247]*16)" office:value-type="float" office:value="8">
            <text:p>8.0</text:p>
          </table:table-cell>
          <table:table-cell table:style-name="ce69" table:formula="oooc:=[.H247]+([.I247]/16)" office:value-type="float" office:value="2.5">
            <text:p>2.50 <text:s/></text:p>
          </table:table-cell>
          <table:table-cell table:style-name="ce76" table:formula="oooc:=28.34952*[.G247]" office:value-type="float" office:value="1133.9808">
            <text:p>1,134</text:p>
          </table:table-cell>
          <table:table-cell table:style-name="ce69" table:formula="oooc:=[.K247]/1000" office:value-type="float" office:value="1.1339808">
            <text:p>1.13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5">
            <text:p>5</text:p>
          </table:table-cell>
          <table:table-cell table:style-name="ce38" office:value-type="string">
            <text:p>Water</text:p>
          </table:table-cell>
          <table:table-cell table:style-name="ce30" office:value-type="string">
            <text:p>Bottle - Platypus - 1 liter water - 1/2 full</text:p>
          </table:table-cell>
          <table:table-cell table:style-name="ce51" office:value-type="float" office:value="20">
            <text:p>20.0</text:p>
          </table:table-cell>
          <table:table-cell table:style-name="ce57" table:formula="oooc:=INT([.G248]/16)" office:value-type="float" office:value="1">
            <text:p>1</text:p>
          </table:table-cell>
          <table:table-cell table:style-name="ce62" table:formula="oooc:=[.G248]-([.H248]*16)" office:value-type="float" office:value="4">
            <text:p>4.0</text:p>
          </table:table-cell>
          <table:table-cell table:style-name="ce69" table:formula="oooc:=[.H248]+([.I248]/16)" office:value-type="float" office:value="1.25">
            <text:p>1.25 <text:s/></text:p>
          </table:table-cell>
          <table:table-cell table:style-name="ce76" table:formula="oooc:=28.34952*[.G248]" office:value-type="float" office:value="566.9904">
            <text:p>567</text:p>
          </table:table-cell>
          <table:table-cell table:style-name="ce69" table:formula="oooc:=[.K248]/1000" office:value-type="float" office:value="0.5669904">
            <text:p>0.5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5">
            <text:p>5</text:p>
          </table:table-cell>
          <table:table-cell table:style-name="ce38" office:value-type="string">
            <text:p>Water</text:p>
          </table:table-cell>
          <table:table-cell table:style-name="ce30" office:value-type="string">
            <text:p>Bottle - Platypus - 1 liter water - empty</text:p>
          </table:table-cell>
          <table:table-cell table:style-name="ce51" office:value-type="float" office:value="2">
            <text:p>2.0</text:p>
          </table:table-cell>
          <table:table-cell table:style-name="ce57" table:formula="oooc:=INT([.G249]/16)" office:value-type="float" office:value="0">
            <text:p><text:s/></text:p>
          </table:table-cell>
          <table:table-cell table:style-name="ce62" table:formula="oooc:=[.G249]-([.H249]*16)" office:value-type="float" office:value="2">
            <text:p>2.0</text:p>
          </table:table-cell>
          <table:table-cell table:style-name="ce69" table:formula="oooc:=[.H249]+([.I249]/16)" office:value-type="float" office:value="0.125">
            <text:p>0.13 <text:s/></text:p>
          </table:table-cell>
          <table:table-cell table:style-name="ce76" table:formula="oooc:=28.34952*[.G249]" office:value-type="float" office:value="56.69904">
            <text:p>57</text:p>
          </table:table-cell>
          <table:table-cell table:style-name="ce69" table:formula="oooc:=[.K249]/1000" office:value-type="float" office:value="0.05669904">
            <text:p>0.06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5">
            <text:p>5</text:p>
          </table:table-cell>
          <table:table-cell table:style-name="ce38" office:value-type="string">
            <text:p>Water</text:p>
          </table:table-cell>
          <table:table-cell table:style-name="ce30" office:value-type="string">
            <text:p>Bottle - Purple 22 oz with case - full</text:p>
          </table:table-cell>
          <table:table-cell table:style-name="ce51" office:value-type="float" office:value="27.2">
            <text:p>27.2</text:p>
          </table:table-cell>
          <table:table-cell table:style-name="ce57" table:formula="oooc:=INT([.G250]/16)" office:value-type="float" office:value="1">
            <text:p>1</text:p>
          </table:table-cell>
          <table:table-cell table:style-name="ce62" table:formula="oooc:=[.G250]-([.H250]*16)" office:value-type="float" office:value="11.2">
            <text:p>11.2</text:p>
          </table:table-cell>
          <table:table-cell table:style-name="ce69" table:formula="oooc:=[.H250]+([.I250]/16)" office:value-type="float" office:value="1.7">
            <text:p>1.70 <text:s/></text:p>
          </table:table-cell>
          <table:table-cell table:style-name="ce76" table:formula="oooc:=28.34952*[.G250]" office:value-type="float" office:value="771.106944">
            <text:p>771</text:p>
          </table:table-cell>
          <table:table-cell table:style-name="ce69" table:formula="oooc:=[.K250]/1000" office:value-type="float" office:value="0.771106944">
            <text:p>0.7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5">
            <text:p>5</text:p>
          </table:table-cell>
          <table:table-cell table:style-name="ce38" office:value-type="string">
            <text:p>Water</text:p>
          </table:table-cell>
          <table:table-cell table:style-name="ce30" office:value-type="string">
            <text:p>Bottle - soda bottle - 1 liter water - full</text:p>
          </table:table-cell>
          <table:table-cell table:style-name="ce51" office:value-type="float" office:value="38">
            <text:p>38.0</text:p>
          </table:table-cell>
          <table:table-cell table:style-name="ce57" table:formula="oooc:=INT([.G251]/16)" office:value-type="float" office:value="2">
            <text:p>2</text:p>
          </table:table-cell>
          <table:table-cell table:style-name="ce62" table:formula="oooc:=[.G251]-([.H251]*16)" office:value-type="float" office:value="6">
            <text:p>6.0</text:p>
          </table:table-cell>
          <table:table-cell table:style-name="ce69" table:formula="oooc:=[.H251]+([.I251]/16)" office:value-type="float" office:value="2.375">
            <text:p>2.38 <text:s/></text:p>
          </table:table-cell>
          <table:table-cell table:style-name="ce76" table:formula="oooc:=28.34952*[.G251]" office:value-type="float" office:value="1077.28176">
            <text:p>1,077</text:p>
          </table:table-cell>
          <table:table-cell table:style-name="ce69" table:formula="oooc:=[.K251]/1000" office:value-type="float" office:value="1.07728176">
            <text:p>1.08 <text:s/></text:p>
          </table:table-cell>
          <table:table-cell table:number-columns-repeated="244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6">
            <text:p>6</text:p>
          </table:table-cell>
          <table:table-cell table:style-name="ce38" office:value-type="string">
            <text:p>Kitchen</text:p>
          </table:table-cell>
          <table:table-cell table:style-name="ce30" office:value-type="string">
            <text:p>Stove - Coleman - fuel full - with stuff sack</text:p>
          </table:table-cell>
          <table:table-cell table:style-name="ce51" office:value-type="float" office:value="32">
            <text:p>32.0</text:p>
          </table:table-cell>
          <table:table-cell table:style-name="ce57" table:formula="oooc:=INT([.G252]/16)" office:value-type="float" office:value="2">
            <text:p>2</text:p>
          </table:table-cell>
          <table:table-cell table:style-name="ce62" table:formula="oooc:=[.G252]-([.H252]*16)" office:value-type="float" office:value="0">
            <text:p><text:s/>- </text:p>
          </table:table-cell>
          <table:table-cell table:style-name="ce69" table:formula="oooc:=[.H252]+([.I252]/16)" office:value-type="float" office:value="2">
            <text:p>2.00 <text:s/></text:p>
          </table:table-cell>
          <table:table-cell table:style-name="ce76" table:formula="oooc:=28.34952*[.G252]" office:value-type="float" office:value="907.18464">
            <text:p>907</text:p>
          </table:table-cell>
          <table:table-cell table:style-name="ce69" table:formula="oooc:=[.K252]/1000" office:value-type="float" office:value="0.90718464">
            <text:p>0.91 <text:s/></text:p>
          </table:table-cell>
          <table:table-cell table:number-columns-repeated="244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7">
            <text:p>7</text:p>
          </table:table-cell>
          <table:table-cell table:style-name="ce38" office:value-type="string">
            <text:p>Utility</text:p>
          </table:table-cell>
          <table:table-cell table:style-name="ce30" office:value-type="string">
            <text:p>Oak hiking staff from Grand Canyon (1 lb, 4 oz)</text:p>
          </table:table-cell>
          <table:table-cell table:style-name="ce51" office:value-type="float" office:value="0">
            <text:p><text:s/>- </text:p>
          </table:table-cell>
          <table:table-cell table:style-name="ce57" table:formula="oooc:=INT([.G253]/16)" office:value-type="float" office:value="0">
            <text:p><text:s/></text:p>
          </table:table-cell>
          <table:table-cell table:style-name="ce62" table:formula="oooc:=[.G253]-([.H253]*16)" office:value-type="float" office:value="0">
            <text:p><text:s/>- </text:p>
          </table:table-cell>
          <table:table-cell table:style-name="ce69" table:formula="oooc:=[.H253]+([.I253]/16)" office:value-type="float" office:value="0">
            <text:p><text:s/>- <text:s text:c="2"/></text:p>
          </table:table-cell>
          <table:table-cell table:style-name="ce76" table:formula="oooc:=28.34952*[.G253]" office:value-type="float" office:value="0">
            <text:p><text:s/>- </text:p>
          </table:table-cell>
          <table:table-cell table:style-name="ce69" table:formula="oooc:=[.K253]/1000" office:value-type="float" office:value="0">
            <text:p><text:s/>- <text:s text:c="2"/></text:p>
          </table:table-cell>
          <table:table-cell table:number-columns-repeated="244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7">
            <text:p>7</text:p>
          </table:table-cell>
          <table:table-cell table:style-name="ce38" office:value-type="string">
            <text:p>Utility</text:p>
          </table:table-cell>
          <table:table-cell table:style-name="ce30" office:value-type="string">
            <text:p>Radio - SONY AM/FM with speaker</text:p>
          </table:table-cell>
          <table:table-cell table:style-name="ce51" office:value-type="float" office:value="9">
            <text:p>9.0</text:p>
          </table:table-cell>
          <table:table-cell table:style-name="ce57" table:formula="oooc:=INT([.G254]/16)" office:value-type="float" office:value="0">
            <text:p><text:s/></text:p>
          </table:table-cell>
          <table:table-cell table:style-name="ce62" table:formula="oooc:=[.G254]-([.H254]*16)" office:value-type="float" office:value="9">
            <text:p>9.0</text:p>
          </table:table-cell>
          <table:table-cell table:style-name="ce69" table:formula="oooc:=[.H254]+([.I254]/16)" office:value-type="float" office:value="0.5625">
            <text:p>0.56 <text:s/></text:p>
          </table:table-cell>
          <table:table-cell table:style-name="ce76" table:formula="oooc:=28.34952*[.G254]" office:value-type="float" office:value="255.14568">
            <text:p>255</text:p>
          </table:table-cell>
          <table:table-cell table:style-name="ce69" table:formula="oooc:=[.K254]/1000" office:value-type="float" office:value="0.25514568">
            <text:p>0.26 <text:s/></text:p>
          </table:table-cell>
          <table:table-cell table:number-columns-repeated="244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9">
            <text:p>9</text:p>
          </table:table-cell>
          <table:table-cell table:style-name="ce38" office:value-type="string">
            <text:p>Photo</text:p>
          </table:table-cell>
          <table:table-cell table:style-name="ce30" office:value-type="string">
            <text:p>Camera - N6006 body only</text:p>
          </table:table-cell>
          <table:table-cell table:style-name="ce51" office:value-type="float" office:value="25">
            <text:p>25.0</text:p>
          </table:table-cell>
          <table:table-cell table:style-name="ce57" table:formula="oooc:=INT([.G255]/16)" office:value-type="float" office:value="1">
            <text:p>1</text:p>
          </table:table-cell>
          <table:table-cell table:style-name="ce62" table:formula="oooc:=[.G255]-([.H255]*16)" office:value-type="float" office:value="9">
            <text:p>9.0</text:p>
          </table:table-cell>
          <table:table-cell table:style-name="ce69" table:formula="oooc:=[.H255]+([.I255]/16)" office:value-type="float" office:value="1.5625">
            <text:p>1.56 <text:s/></text:p>
          </table:table-cell>
          <table:table-cell table:style-name="ce76" table:formula="oooc:=28.34952*[.G255]" office:value-type="float" office:value="708.738">
            <text:p>709</text:p>
          </table:table-cell>
          <table:table-cell table:style-name="ce69" table:formula="oooc:=[.K255]/1000" office:value-type="float" office:value="0.708738">
            <text:p>0.71 <text:s/></text:p>
          </table:table-cell>
          <table:table-cell table:number-columns-repeated="244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9">
            <text:p>9</text:p>
          </table:table-cell>
          <table:table-cell table:style-name="ce38" office:value-type="string">
            <text:p>Photo</text:p>
          </table:table-cell>
          <table:table-cell table:style-name="ce30" office:value-type="string">
            <text:p>Camera - N6006 with 28-85</text:p>
          </table:table-cell>
          <table:table-cell table:style-name="ce51" office:value-type="float" office:value="44">
            <text:p>44.0</text:p>
          </table:table-cell>
          <table:table-cell table:style-name="ce57" table:formula="oooc:=INT([.G256]/16)" office:value-type="float" office:value="2">
            <text:p>2</text:p>
          </table:table-cell>
          <table:table-cell table:style-name="ce62" table:formula="oooc:=[.G256]-([.H256]*16)" office:value-type="float" office:value="12">
            <text:p>12.0</text:p>
          </table:table-cell>
          <table:table-cell table:style-name="ce69" table:formula="oooc:=[.H256]+([.I256]/16)" office:value-type="float" office:value="2.75">
            <text:p>2.75 <text:s/></text:p>
          </table:table-cell>
          <table:table-cell table:style-name="ce76" table:formula="oooc:=28.34952*[.G256]" office:value-type="float" office:value="1247.37888">
            <text:p>1,247</text:p>
          </table:table-cell>
          <table:table-cell table:style-name="ce69" table:formula="oooc:=[.K256]/1000" office:value-type="float" office:value="1.24737888">
            <text:p>1.25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9">
            <text:p>9</text:p>
          </table:table-cell>
          <table:table-cell table:style-name="ce38" office:value-type="string">
            <text:p>Photo</text:p>
          </table:table-cell>
          <table:table-cell table:style-name="ce30" office:value-type="string">
            <text:p>Camera - X700 body only</text:p>
          </table:table-cell>
          <table:table-cell table:style-name="ce51" office:value-type="float" office:value="18">
            <text:p>18.0</text:p>
          </table:table-cell>
          <table:table-cell table:style-name="ce57" table:formula="oooc:=INT([.G257]/16)" office:value-type="float" office:value="1">
            <text:p>1</text:p>
          </table:table-cell>
          <table:table-cell table:style-name="ce62" table:formula="oooc:=[.G257]-([.H257]*16)" office:value-type="float" office:value="2">
            <text:p>2.0</text:p>
          </table:table-cell>
          <table:table-cell table:style-name="ce69" table:formula="oooc:=[.H257]+([.I257]/16)" office:value-type="float" office:value="1.125">
            <text:p>1.13 <text:s/></text:p>
          </table:table-cell>
          <table:table-cell table:style-name="ce76" table:formula="oooc:=28.34952*[.G257]" office:value-type="float" office:value="510.29136">
            <text:p>510</text:p>
          </table:table-cell>
          <table:table-cell table:style-name="ce69" table:formula="oooc:=[.K257]/1000" office:value-type="float" office:value="0.51029136">
            <text:p>0.51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9">
            <text:p>9</text:p>
          </table:table-cell>
          <table:table-cell table:style-name="ce38" office:value-type="string">
            <text:p>Photo</text:p>
          </table:table-cell>
          <table:table-cell table:style-name="ce30" office:value-type="string">
            <text:p>Camera - X700 with 28-70</text:p>
          </table:table-cell>
          <table:table-cell table:style-name="ce51" office:value-type="float" office:value="30">
            <text:p>30.0</text:p>
          </table:table-cell>
          <table:table-cell table:style-name="ce57" table:formula="oooc:=INT([.G258]/16)" office:value-type="float" office:value="1">
            <text:p>1</text:p>
          </table:table-cell>
          <table:table-cell table:style-name="ce62" table:formula="oooc:=[.G258]-([.H258]*16)" office:value-type="float" office:value="14">
            <text:p>14.0</text:p>
          </table:table-cell>
          <table:table-cell table:style-name="ce69" table:formula="oooc:=[.H258]+([.I258]/16)" office:value-type="float" office:value="1.875">
            <text:p>1.88 <text:s/></text:p>
          </table:table-cell>
          <table:table-cell table:style-name="ce76" table:formula="oooc:=28.34952*[.G258]" office:value-type="float" office:value="850.4856">
            <text:p>850</text:p>
          </table:table-cell>
          <table:table-cell table:style-name="ce69" table:formula="oooc:=[.K258]/1000" office:value-type="float" office:value="0.8504856">
            <text:p>0.85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9">
            <text:p>9</text:p>
          </table:table-cell>
          <table:table-cell table:style-name="ce38" office:value-type="string">
            <text:p>Photo</text:p>
          </table:table-cell>
          <table:table-cell table:style-name="ce30" office:value-type="string">
            <office:annotation draw:style-name="gr1" draw:text-style-name="P1" svg:width="1.8598in" svg:height="0.8528in" svg:x="9.2657in" svg:y="47.6614in" draw:caption-point-x="-9.2657in" draw:caption-point-y="-47.6614in">
              <dc:date>2007-02-23T00:00:00</dc:date>
              <text:p text:style-name="P1"><text:span text:style-name="T1">CAMERA</text:span></text:p>
              <text:p text:style-name="P1"><text:span text:style-name="T1">Northface fanny pack</text:span></text:p>
              <text:p text:style-name="P1"><text:span text:style-name="T1"><text:s text:c="3"/></text:span><text:span text:style-name="T1">with cups</text:span></text:p>
              <text:p text:style-name="P1"><text:span text:style-name="T1">Small water bottle</text:span></text:p>
              <text:p text:style-name="P1"><text:span text:style-name="T1">Trail mix</text:span></text:p>
              <text:p text:style-name="P1"><text:span text:style-name="T1">Nikon 6006</text:span></text:p>
              <text:p text:style-name="P1"><text:span text:style-name="T1">35-70mm lens</text:span></text:p>
              <text:p text:style-name="P1"><text:span text:style-name="T1">24mm lens with step ring</text:span></text:p>
              <text:p text:style-name="P1"><text:span text:style-name="T1">2x Tamron teleconverter</text:span></text:p>
              <text:p text:style-name="P1"><text:span text:style-name="T1">Polarizer</text:span></text:p>
              <text:p text:style-name="P1"><text:span text:style-name="T1">Graduated filter</text:span></text:p>
              <text:p text:style-name="P1"><text:span text:style-name="T1">Spare batteries</text:span></text:p>
              <text:p text:style-name="P1"><text:span text:style-name="T1">Diffusion filter (p. hose)</text:span></text:p>
              <text:p text:style-name="P1"><text:span text:style-name="T1">Small grey card</text:span></text:p>
              <text:p text:style-name="P1"><text:span text:style-name="T1">Film extract kit</text:span></text:p>
              <text:p text:style-name="P1"><text:span text:style-name="T1">Small flashlight</text:span></text:p>
              <text:p text:style-name="P2"><text:span text:style-name="T1"/></text:p>
              <text:p text:style-name="P2"><text:span text:style-name="T1"/></text:p>
            </office:annotation>
            <text:p>Camera equip (excl film)</text:p>
          </table:table-cell>
          <table:table-cell table:style-name="ce51" office:value-type="float" office:value="80">
            <text:p>80.0</text:p>
          </table:table-cell>
          <table:table-cell table:style-name="ce57" table:formula="oooc:=INT([.G259]/16)" office:value-type="float" office:value="5">
            <text:p>5</text:p>
          </table:table-cell>
          <table:table-cell table:style-name="ce62" table:formula="oooc:=[.G259]-([.H259]*16)" office:value-type="float" office:value="0">
            <text:p><text:s/>- </text:p>
          </table:table-cell>
          <table:table-cell table:style-name="ce69" table:formula="oooc:=[.H259]+([.I259]/16)" office:value-type="float" office:value="5">
            <text:p>5.00 <text:s/></text:p>
          </table:table-cell>
          <table:table-cell table:style-name="ce76" table:formula="oooc:=28.34952*[.G259]" office:value-type="float" office:value="2267.9616">
            <text:p>2,268</text:p>
          </table:table-cell>
          <table:table-cell table:style-name="ce69" table:formula="oooc:=[.K259]/1000" office:value-type="float" office:value="2.2679616">
            <text:p>2.2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9">
            <text:p>9</text:p>
          </table:table-cell>
          <table:table-cell table:style-name="ce38" office:value-type="string">
            <text:p>Photo</text:p>
          </table:table-cell>
          <table:table-cell table:style-name="ce30" office:value-type="string">
            <text:p>Case - green tripod case</text:p>
          </table:table-cell>
          <table:table-cell table:style-name="ce51" office:value-type="float" office:value="9">
            <text:p>9.0</text:p>
          </table:table-cell>
          <table:table-cell table:style-name="ce57" table:formula="oooc:=INT([.G260]/16)" office:value-type="float" office:value="0">
            <text:p><text:s/></text:p>
          </table:table-cell>
          <table:table-cell table:style-name="ce62" table:formula="oooc:=[.G260]-([.H260]*16)" office:value-type="float" office:value="9">
            <text:p>9.0</text:p>
          </table:table-cell>
          <table:table-cell table:style-name="ce69" table:formula="oooc:=[.H260]+([.I260]/16)" office:value-type="float" office:value="0.5625">
            <text:p>0.56 <text:s/></text:p>
          </table:table-cell>
          <table:table-cell table:style-name="ce76" table:formula="oooc:=28.34952*[.G260]" office:value-type="float" office:value="255.14568">
            <text:p>255</text:p>
          </table:table-cell>
          <table:table-cell table:style-name="ce69" table:formula="oooc:=[.K260]/1000" office:value-type="float" office:value="0.25514568">
            <text:p>0.26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9">
            <text:p>9</text:p>
          </table:table-cell>
          <table:table-cell table:style-name="ce38" office:value-type="string">
            <text:p>Photo</text:p>
          </table:table-cell>
          <table:table-cell table:style-name="ce30" office:value-type="string">
            <text:p>Flash - X700 flash</text:p>
          </table:table-cell>
          <table:table-cell table:style-name="ce51" office:value-type="float" office:value="6">
            <text:p>6.0</text:p>
          </table:table-cell>
          <table:table-cell table:style-name="ce57" table:formula="oooc:=INT([.G261]/16)" office:value-type="float" office:value="0">
            <text:p><text:s/></text:p>
          </table:table-cell>
          <table:table-cell table:style-name="ce62" table:formula="oooc:=[.G261]-([.H261]*16)" office:value-type="float" office:value="6">
            <text:p>6.0</text:p>
          </table:table-cell>
          <table:table-cell table:style-name="ce69" table:formula="oooc:=[.H261]+([.I261]/16)" office:value-type="float" office:value="0.375">
            <text:p>0.38 <text:s/></text:p>
          </table:table-cell>
          <table:table-cell table:style-name="ce76" table:formula="oooc:=28.34952*[.G261]" office:value-type="float" office:value="170.09712">
            <text:p>170</text:p>
          </table:table-cell>
          <table:table-cell table:style-name="ce69" table:formula="oooc:=[.K261]/1000" office:value-type="float" office:value="0.17009712">
            <text:p>0.17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9">
            <text:p>9</text:p>
          </table:table-cell>
          <table:table-cell table:style-name="ce38" office:value-type="string">
            <text:p>Photo</text:p>
          </table:table-cell>
          <table:table-cell table:style-name="ce30" office:value-type="string">
            <text:p>Lens - Nikon 24mm only</text:p>
          </table:table-cell>
          <table:table-cell table:style-name="ce51" office:value-type="float" office:value="10">
            <text:p>10.0</text:p>
          </table:table-cell>
          <table:table-cell table:style-name="ce57" table:formula="oooc:=INT([.G262]/16)" office:value-type="float" office:value="0">
            <text:p><text:s/></text:p>
          </table:table-cell>
          <table:table-cell table:style-name="ce62" table:formula="oooc:=[.G262]-([.H262]*16)" office:value-type="float" office:value="10">
            <text:p>10.0</text:p>
          </table:table-cell>
          <table:table-cell table:style-name="ce69" table:formula="oooc:=[.H262]+([.I262]/16)" office:value-type="float" office:value="0.625">
            <text:p>0.63 <text:s/></text:p>
          </table:table-cell>
          <table:table-cell table:style-name="ce76" table:formula="oooc:=28.34952*[.G262]" office:value-type="float" office:value="283.4952">
            <text:p>283</text:p>
          </table:table-cell>
          <table:table-cell table:style-name="ce69" table:formula="oooc:=[.K262]/1000" office:value-type="float" office:value="0.2834952">
            <text:p>0.28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9">
            <text:p>9</text:p>
          </table:table-cell>
          <table:table-cell table:style-name="ce38" office:value-type="string">
            <text:p>Photo</text:p>
          </table:table-cell>
          <table:table-cell table:style-name="ce30" office:value-type="string">
            <text:p>Lens - Nikon 28 -85mm only</text:p>
          </table:table-cell>
          <table:table-cell table:style-name="ce51" office:value-type="float" office:value="19">
            <text:p>19.0</text:p>
          </table:table-cell>
          <table:table-cell table:style-name="ce57" table:formula="oooc:=INT([.G263]/16)" office:value-type="float" office:value="1">
            <text:p>1</text:p>
          </table:table-cell>
          <table:table-cell table:style-name="ce62" table:formula="oooc:=[.G263]-([.H263]*16)" office:value-type="float" office:value="3">
            <text:p>3.0</text:p>
          </table:table-cell>
          <table:table-cell table:style-name="ce69" table:formula="oooc:=[.H263]+([.I263]/16)" office:value-type="float" office:value="1.1875">
            <text:p>1.19 <text:s/></text:p>
          </table:table-cell>
          <table:table-cell table:style-name="ce76" table:formula="oooc:=28.34952*[.G263]" office:value-type="float" office:value="538.64088">
            <text:p>539</text:p>
          </table:table-cell>
          <table:table-cell table:style-name="ce69" table:formula="oooc:=[.K263]/1000" office:value-type="float" office:value="0.53864088">
            <text:p>0.5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9">
            <text:p>9</text:p>
          </table:table-cell>
          <table:table-cell table:style-name="ce38" office:value-type="string">
            <text:p>Photo</text:p>
          </table:table-cell>
          <table:table-cell table:style-name="ce30" office:value-type="string">
            <text:p>Lens - Nikon 35 -70mm only</text:p>
          </table:table-cell>
          <table:table-cell table:style-name="ce51" office:value-type="float" office:value="9">
            <text:p>9.0</text:p>
          </table:table-cell>
          <table:table-cell table:style-name="ce57" table:formula="oooc:=INT([.G264]/16)" office:value-type="float" office:value="0">
            <text:p><text:s/></text:p>
          </table:table-cell>
          <table:table-cell table:style-name="ce62" table:formula="oooc:=[.G264]-([.H264]*16)" office:value-type="float" office:value="9">
            <text:p>9.0</text:p>
          </table:table-cell>
          <table:table-cell table:style-name="ce69" table:formula="oooc:=[.H264]+([.I264]/16)" office:value-type="float" office:value="0.5625">
            <text:p>0.56 <text:s/></text:p>
          </table:table-cell>
          <table:table-cell table:style-name="ce76" table:formula="oooc:=28.34952*[.G264]" office:value-type="float" office:value="255.14568">
            <text:p>255</text:p>
          </table:table-cell>
          <table:table-cell table:style-name="ce69" table:formula="oooc:=[.K264]/1000" office:value-type="float" office:value="0.25514568">
            <text:p>0.26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9">
            <text:p>9</text:p>
          </table:table-cell>
          <table:table-cell table:style-name="ce38" office:value-type="string">
            <text:p>Photo</text:p>
          </table:table-cell>
          <table:table-cell table:style-name="ce30" office:value-type="string">
            <text:p>Lens - Tamron 24-70mm only</text:p>
          </table:table-cell>
          <table:table-cell table:style-name="ce51" office:value-type="float" office:value="10">
            <text:p>10.0</text:p>
          </table:table-cell>
          <table:table-cell table:style-name="ce57" table:formula="oooc:=INT([.G265]/16)" office:value-type="float" office:value="0">
            <text:p><text:s/></text:p>
          </table:table-cell>
          <table:table-cell table:style-name="ce62" table:formula="oooc:=[.G265]-([.H265]*16)" office:value-type="float" office:value="10">
            <text:p>10.0</text:p>
          </table:table-cell>
          <table:table-cell table:style-name="ce69" table:formula="oooc:=[.H265]+([.I265]/16)" office:value-type="float" office:value="0.625">
            <text:p>0.63 <text:s/></text:p>
          </table:table-cell>
          <table:table-cell table:style-name="ce76" table:formula="oooc:=28.34952*[.G265]" office:value-type="float" office:value="283.4952">
            <text:p>283</text:p>
          </table:table-cell>
          <table:table-cell table:style-name="ce69" table:formula="oooc:=[.K265]/1000" office:value-type="float" office:value="0.2834952">
            <text:p>0.28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9">
            <text:p>9</text:p>
          </table:table-cell>
          <table:table-cell table:style-name="ce38" office:value-type="string">
            <text:p>Photo</text:p>
          </table:table-cell>
          <table:table-cell table:style-name="ce30" office:value-type="string">
            <text:p>Lens - X700 28-70 lens only</text:p>
          </table:table-cell>
          <table:table-cell table:style-name="ce51" office:value-type="float" office:value="12">
            <text:p>12.0</text:p>
          </table:table-cell>
          <table:table-cell table:style-name="ce57" table:formula="oooc:=INT([.G266]/16)" office:value-type="float" office:value="0">
            <text:p><text:s/></text:p>
          </table:table-cell>
          <table:table-cell table:style-name="ce62" table:formula="oooc:=[.G266]-([.H266]*16)" office:value-type="float" office:value="12">
            <text:p>12.0</text:p>
          </table:table-cell>
          <table:table-cell table:style-name="ce69" table:formula="oooc:=[.H266]+([.I266]/16)" office:value-type="float" office:value="0.75">
            <text:p>0.75 <text:s/></text:p>
          </table:table-cell>
          <table:table-cell table:style-name="ce76" table:formula="oooc:=28.34952*[.G266]" office:value-type="float" office:value="340.19424">
            <text:p>340</text:p>
          </table:table-cell>
          <table:table-cell table:style-name="ce69" table:formula="oooc:=[.K266]/1000" office:value-type="float" office:value="0.34019424">
            <text:p>0.34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 office:value-type="string">
            <text:p>Old</text:p>
          </table:table-cell>
          <table:table-cell table:style-name="ce30" office:value-type="string">
            <text:p>Base</text:p>
          </table:table-cell>
          <table:table-cell table:style-name="ce26" office:value-type="float" office:value="9">
            <text:p>9</text:p>
          </table:table-cell>
          <table:table-cell table:style-name="ce38" office:value-type="string">
            <text:p>Photo</text:p>
          </table:table-cell>
          <table:table-cell table:style-name="ce30" office:value-type="string">
            <text:p>Tripod - 3 section with quick release</text:p>
          </table:table-cell>
          <table:table-cell table:style-name="ce51" office:value-type="float" office:value="34">
            <text:p>34.0</text:p>
          </table:table-cell>
          <table:table-cell table:style-name="ce57" table:formula="oooc:=INT([.G267]/16)" office:value-type="float" office:value="2">
            <text:p>2</text:p>
          </table:table-cell>
          <table:table-cell table:style-name="ce62" table:formula="oooc:=[.G267]-([.H267]*16)" office:value-type="float" office:value="2">
            <text:p>2.0</text:p>
          </table:table-cell>
          <table:table-cell table:style-name="ce69" table:formula="oooc:=[.H267]+([.I267]/16)" office:value-type="float" office:value="2.125">
            <text:p>2.13 <text:s/></text:p>
          </table:table-cell>
          <table:table-cell table:style-name="ce76" table:formula="oooc:=28.34952*[.G267]" office:value-type="float" office:value="963.88368">
            <text:p>964</text:p>
          </table:table-cell>
          <table:table-cell table:style-name="ce69" table:formula="oooc:=[.K267]/1000" office:value-type="float" office:value="0.96388368">
            <text:p>0.96 <text:s/></text:p>
          </table:table-cell>
          <table:table-cell/>
          <table:table-cell table:style-name="ce82" table:number-columns-repeated="2"/>
          <table:table-cell table:style-name="ce84"/>
          <table:table-cell table:number-columns-repeated="240"/>
        </table:table-row>
        <table:table-row table:style-name="ro1">
          <table:table-cell/>
          <table:table-cell table:style-name="ce26"/>
          <table:table-cell table:style-name="ce30"/>
          <table:table-cell table:style-name="ce33" office:value-type="string">
            <text:p>End</text:p>
          </table:table-cell>
          <table:table-cell table:style-name="ce39" office:value-type="string">
            <text:p>End</text:p>
          </table:table-cell>
          <table:table-cell table:style-name="ce44" office:value-type="string">
            <text:p>End</text:p>
          </table:table-cell>
          <table:table-cell table:style-name="ce33" office:value-type="string">
            <text:p>End</text:p>
          </table:table-cell>
          <table:table-cell table:number-columns-repeated="2" table:style-name="ce58" office:value-type="string">
            <text:p>End</text:p>
          </table:table-cell>
          <table:table-cell table:style-name="ce58" office:value-type="string">
            <text:p>End <text:s/></text:p>
          </table:table-cell>
          <table:table-cell table:style-name="ce58" office:value-type="string">
            <text:p>End</text:p>
          </table:table-cell>
          <table:table-cell table:style-name="ce58" office:value-type="string">
            <text:p>End <text:s/></text:p>
          </table:table-cell>
          <table:table-cell table:number-columns-repeated="244"/>
        </table:table-row>
        <table:table-row table:style-name="ro1">
          <table:table-cell/>
          <table:table-cell table:style-name="ce26"/>
          <table:table-cell table:style-name="ce30"/>
          <table:table-cell table:style-name="ce26"/>
          <table:table-cell table:style-name="ce38"/>
          <table:table-cell table:style-name="ce30"/>
          <table:table-cell table:style-name="ce51"/>
          <table:table-cell table:style-name="ce57"/>
          <table:table-cell table:style-name="ce62"/>
          <table:table-cell table:style-name="ce70"/>
          <table:table-cell table:style-name="ce76"/>
          <table:table-cell table:style-name="ce70"/>
          <table:table-cell table:number-columns-repeated="244"/>
        </table:table-row>
        <table:table-row table:style-name="ro1" table:number-rows-repeated="652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it Detail" table:style-name="ta3">
        <table:table-column table:style-name="co1" table:default-cell-style-name="ce86"/>
        <table:table-column table:style-name="co1" table:default-cell-style-name="ce88"/>
        <table:table-column table:style-name="co15" table:default-cell-style-name="ce86"/>
        <table:table-column table:style-name="co16" table:default-cell-style-name="ce86"/>
        <table:table-column table:style-name="co4" table:default-cell-style-name="ce104"/>
        <table:table-column table:style-name="co17" table:default-cell-style-name="ce110"/>
        <table:table-column-group>
          <table:table-column table:style-name="co11" table:default-cell-style-name="ce124"/>
        </table:table-column-group>
        <table:table-column table:style-name="co4" table:number-columns-repeated="3" table:default-cell-style-name="Default"/>
        <table:table-column table:style-name="co11" table:default-cell-style-name="ce169"/>
        <table:table-column table:style-name="co1" table:default-cell-style-name="ce165"/>
        <table:table-column-group>
          <table:table-column table:style-name="co11" table:default-cell-style-name="ce177"/>
        </table:table-column-group>
        <table:table-column table:style-name="co4" table:default-cell-style-name="ce176"/>
        <table:table-column table:style-name="co4" table:number-columns-repeated="4" table:default-cell-style-name="ce88"/>
        <table:table-column table:style-name="co18" table:number-columns-repeated="3" table:default-cell-style-name="ce86"/>
        <table:table-column table:style-name="co14" table:number-columns-repeated="235" table:default-cell-style-name="ce86"/>
        <table:table-row table:style-name="ro4">
          <table:table-cell table:number-columns-repeated="2"/>
          <table:table-cell table:style-name="ce4"/>
          <table:table-cell/>
          <table:table-cell table:style-name="ce103"/>
          <table:table-cell table:number-columns-repeated="5"/>
          <table:table-cell table:style-name="ce161"/>
          <table:table-cell table:number-columns-repeated="245"/>
        </table:table-row>
        <table:table-row table:style-name="ro10">
          <table:table-cell table:number-columns-repeated="2"/>
          <table:table-cell table:style-name="ce19" office:value-type="string">
            <text:p>KIT DETAIL</text:p>
          </table:table-cell>
          <table:table-cell/>
          <table:table-cell table:style-name="ce103"/>
          <table:table-cell/>
          <table:table-cell table:style-name="ce125"/>
          <table:table-cell table:number-columns-repeated="3"/>
          <table:table-cell table:style-name="ce161"/>
          <table:table-cell table:number-columns-repeated="2"/>
          <table:table-cell table:style-name="ce110" table:formula="oooc:=&quot;  &quot;" office:value-type="string" office:string-value="  ">
            <text:p><text:s text:c="2"/></text:p>
          </table:table-cell>
          <table:table-cell table:number-columns-repeated="242"/>
        </table:table-row>
        <table:table-row table:style-name="ro4">
          <table:table-cell table:number-columns-repeated="2"/>
          <table:table-cell table:style-name="ce20" table:formula="oooc:=[$'Master List'.B3]" office:value-type="string" office:string-value="November 30, 2005">
            <text:p>November 30, 2005</text:p>
          </table:table-cell>
          <table:table-cell/>
          <table:table-cell table:style-name="ce103"/>
          <table:table-cell/>
          <table:table-cell table:style-name="ce125"/>
          <table:table-cell table:number-columns-repeated="3"/>
          <table:table-cell table:style-name="ce161"/>
          <table:table-cell table:number-columns-repeated="245"/>
        </table:table-row>
        <table:table-row table:style-name="ro4">
          <table:table-cell table:number-columns-repeated="3"/>
          <table:table-cell table:style-name="ce94"/>
          <table:table-cell table:number-columns-repeated="2"/>
          <table:table-cell table:style-name="ce126"/>
          <table:table-cell table:style-name="ce135"/>
          <table:table-cell table:style-name="ce146"/>
          <table:table-cell table:style-name="ce152"/>
          <table:table-cell table:style-name="ce162" office:value-type="string">
            <text:p>Trail</text:p>
          </table:table-cell>
          <table:table-cell/>
          <table:table-cell table:style-name="ce178" office:value-type="string">
            <text:p>Trail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number-columns-repeated="2" table:style-name="ce45" office:value-type="string">
            <text:p>Input</text:p>
          </table:table-cell>
          <table:table-cell table:style-name="ce127" office:value-type="string">
            <text:p>Memo:</text:p>
          </table:table-cell>
          <table:table-cell table:style-name="ce135"/>
          <table:table-cell table:style-name="ce146"/>
          <table:table-cell table:style-name="ce152"/>
          <table:table-cell table:style-name="ce162" office:value-type="string">
            <text:p>Weight</text:p>
          </table:table-cell>
          <table:table-cell/>
          <table:table-cell table:style-name="ce178" office:value-type="string">
            <text:p>Weight</text:p>
          </table:table-cell>
          <table:table-cell table:number-columns-repeated="243"/>
        </table:table-row>
        <table:table-row table:style-name="ro4">
          <table:table-cell table:number-columns-repeated="4"/>
          <table:table-cell table:style-name="ce105" office:value-type="string">
            <text:p>Status</text:p>
          </table:table-cell>
          <table:table-cell table:style-name="ce105" office:value-type="string">
            <text:p>Tot Ozs</text:p>
          </table:table-cell>
          <table:table-cell table:style-name="ce128" office:value-type="string">
            <text:p>Grams</text:p>
          </table:table-cell>
          <table:table-cell table:style-name="ce136" office:value-type="string">
            <text:p>Lbs</text:p>
          </table:table-cell>
          <table:table-cell table:style-name="ce147" office:value-type="string">
            <text:p>Oz</text:p>
          </table:table-cell>
          <table:table-cell table:style-name="ce153" office:value-type="string">
            <text:p>Total</text:p>
          </table:table-cell>
          <table:table-cell table:style-name="ce163" office:value-type="string">
            <text:p>Tot Oz</text:p>
          </table:table-cell>
          <table:table-cell/>
          <table:table-cell table:style-name="ce179" office:value-type="string">
            <text:p>Grams</text:p>
          </table:table-cell>
          <table:table-cell table:number-columns-repeated="243"/>
        </table:table-row>
        <table:table-row table:style-name="ro4">
          <table:table-cell/>
          <table:table-cell table:style-name="ce89" office:value-type="string">
            <text:p>n</text:p>
          </table:table-cell>
          <table:table-cell table:style-name="ce8" office:value-type="string">
            <text:p>Bug Kit</text:p>
          </table:table-cell>
          <table:table-cell/>
          <table:table-cell table:style-name="ce106" table:number-columns-repeated="2"/>
          <table:table-cell table:style-name="ce129"/>
          <table:table-cell table:style-name="ce135"/>
          <table:table-cell table:style-name="ce146"/>
          <table:table-cell table:style-name="ce152"/>
          <table:table-cell table:style-name="ce164"/>
          <table:table-cell/>
          <table:table-cell table:style-name="ce180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2 oz Deet in spray bottle / plastic bag</text:p>
          </table:table-cell>
          <table:table-cell table:style-name="ce103" office:value-type="string">
            <text:p>In</text:p>
          </table:table-cell>
          <table:table-cell office:value-type="float" office:value="2.7">
            <text:p>2.7</text:p>
          </table:table-cell>
          <table:table-cell table:style-name="ce126" table:formula="oooc:=28.34952*[.F8]" office:value-type="float" office:value="76.543704">
            <text:p>77</text:p>
          </table:table-cell>
          <table:table-cell table:style-name="ce137" table:formula="oooc:=INT([.F8]/16)" office:value-type="float" office:value="0">
            <text:p><text:s/>- </text:p>
          </table:table-cell>
          <table:table-cell table:style-name="ce138" table:formula="oooc:=[.F8]-([.H8]*16)" office:value-type="float" office:value="2.7">
            <text:p>2.7</text:p>
          </table:table-cell>
          <table:table-cell table:style-name="ce154" table:formula="oooc:=[.H8]+([.I8]/16)" office:value-type="float" office:value="0.16875">
            <text:p>0.17</text:p>
          </table:table-cell>
          <table:table-cell table:style-name="ce165" table:formula="oooc:=IF([.$E8]=&quot;In&quot;;[.F8];0)" office:value-type="float" office:value="2.7">
            <text:p>2.7</text:p>
          </table:table-cell>
          <table:table-cell/>
          <table:table-cell table:style-name="ce181" table:formula="oooc:=28.34952*[.K8]" office:value-type="float" office:value="76.543704">
            <text:p>77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OR headnet in pint Ziploc</text:p>
          </table:table-cell>
          <table:table-cell table:style-name="ce103" office:value-type="string">
            <text:p>In</text:p>
          </table:table-cell>
          <table:table-cell office:value-type="float" office:value="1.8">
            <text:p>1.8</text:p>
          </table:table-cell>
          <table:table-cell table:style-name="ce126" table:formula="oooc:=28.34952*[.F9]" office:value-type="float" office:value="51.029136">
            <text:p>51</text:p>
          </table:table-cell>
          <table:table-cell table:style-name="ce137" table:formula="oooc:=INT([.F9]/16)" office:value-type="float" office:value="0">
            <text:p><text:s/>- </text:p>
          </table:table-cell>
          <table:table-cell table:style-name="ce138" table:formula="oooc:=[.F9]-([.H9]*16)" office:value-type="float" office:value="1.8">
            <text:p>1.8</text:p>
          </table:table-cell>
          <table:table-cell table:style-name="ce154" table:formula="oooc:=[.H9]+([.I9]/16)" office:value-type="float" office:value="0.1125">
            <text:p>0.11</text:p>
          </table:table-cell>
          <table:table-cell table:style-name="ce165" table:formula="oooc:=IF([.$E9]=&quot;In&quot;;[.F9];0)" office:value-type="float" office:value="1.8">
            <text:p>1.8</text:p>
          </table:table-cell>
          <table:table-cell/>
          <table:table-cell table:style-name="ce181" table:formula="oooc:=28.34952*[.K9]" office:value-type="float" office:value="51.029136">
            <text:p>51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15" office:value-type="string">
            <text:p>Gloves - Northface shell gloves - black/white</text:p>
          </table:table-cell>
          <table:table-cell table:style-name="ce103" office:value-type="string">
            <text:p>In</text:p>
          </table:table-cell>
          <table:table-cell table:style-name="ce49" office:value-type="float" office:value="1.4">
            <text:p>1.4</text:p>
          </table:table-cell>
          <table:table-cell table:style-name="ce126" table:formula="oooc:=28.34952*[.F10]" office:value-type="float" office:value="39.689328">
            <text:p>40</text:p>
          </table:table-cell>
          <table:table-cell table:style-name="ce137" table:formula="oooc:=INT([.F10]/16)" office:value-type="float" office:value="0">
            <text:p><text:s/>- </text:p>
          </table:table-cell>
          <table:table-cell table:style-name="ce138" table:formula="oooc:=[.F10]-([.H10]*16)" office:value-type="float" office:value="1.4">
            <text:p>1.4</text:p>
          </table:table-cell>
          <table:table-cell table:style-name="ce154" table:formula="oooc:=[.H10]+([.I10]/16)" office:value-type="float" office:value="0.0875">
            <text:p>0.09</text:p>
          </table:table-cell>
          <table:table-cell table:style-name="ce165" table:formula="oooc:=IF([.$E10]=&quot;In&quot;;[.F10];0)" office:value-type="float" office:value="1.4">
            <text:p>1.4</text:p>
          </table:table-cell>
          <table:table-cell/>
          <table:table-cell table:style-name="ce181" table:formula="oooc:=28.34952*[.K10]" office:value-type="float" office:value="39.689328">
            <text:p>40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5" office:value-type="string">
            <text:p>Total bug kit</text:p>
          </table:table-cell>
          <table:table-cell table:style-name="ce107"/>
          <table:table-cell table:style-name="ce117" table:formula="oooc:=SUM([.F8:.F11])" office:value-type="float" office:value="5.9">
            <text:p>5.9</text:p>
          </table:table-cell>
          <table:table-cell table:style-name="ce128" table:formula="oooc:=SUM([.G8:.G11])" office:value-type="float" office:value="167.262168">
            <text:p>167</text:p>
          </table:table-cell>
          <table:table-cell table:style-name="ce139" table:formula="oooc:=INT([.F12]/16)" office:value-type="float" office:value="0">
            <text:p><text:s/>- </text:p>
          </table:table-cell>
          <table:table-cell table:style-name="ce148" table:formula="oooc:=[.F12]-([.H12]*16)" office:value-type="float" office:value="5.9">
            <text:p>5.9</text:p>
          </table:table-cell>
          <table:table-cell table:style-name="ce155" table:formula="oooc:=SUM([.J8:.J11])" office:value-type="float" office:value="0.36875">
            <text:p>0.37</text:p>
          </table:table-cell>
          <table:table-cell table:style-name="ce167" table:formula="oooc:=SUM([.K8:.K11])" office:value-type="float" office:value="5.9">
            <text:p>5.9</text:p>
          </table:table-cell>
          <table:table-cell/>
          <table:table-cell table:style-name="ce179" table:formula="oooc:=SUM([.M8:.M11])" office:value-type="float" office:value="167.262168">
            <text:p>167</text:p>
          </table:table-cell>
          <table:table-cell table:number-columns-repeated="243"/>
        </table:table-row>
        <table:table-row table:style-name="ro4" table:number-rows-repeated="3">
          <table:table-cell table:number-columns-repeated="3"/>
          <table:table-cell table:style-name="ce94"/>
          <table:table-cell table:style-name="ce108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/>
          <table:table-cell table:style-name="ce89" office:value-type="string">
            <text:p>n</text:p>
          </table:table-cell>
          <table:table-cell table:style-name="ce8" office:value-type="string">
            <text:p>Communications Kit</text:p>
          </table:table-cell>
          <table:table-cell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2"/>
          <table:table-cell table:style-name="ce8"/>
          <table:table-cell office:value-type="string">
            <text:p>Nokia 1100 TracFone</text:p>
          </table:table-cell>
          <table:table-cell table:style-name="ce103" office:value-type="string">
            <text:p>In</text:p>
          </table:table-cell>
          <table:table-cell office:value-type="float" office:value="2.9">
            <text:p>2.9</text:p>
          </table:table-cell>
          <table:table-cell table:style-name="ce126" table:formula="oooc:=28.34952*[.F17]" office:value-type="float" office:value="82.213608">
            <text:p>82</text:p>
          </table:table-cell>
          <table:table-cell table:style-name="ce137" table:formula="oooc:=INT([.F17]/16)" office:value-type="float" office:value="0">
            <text:p><text:s/>- </text:p>
          </table:table-cell>
          <table:table-cell table:style-name="ce138" table:formula="oooc:=[.F17]-([.H17]*16)" office:value-type="float" office:value="2.9">
            <text:p>2.9</text:p>
          </table:table-cell>
          <table:table-cell table:style-name="ce154" table:formula="oooc:=[.H17]+([.I17]/16)" office:value-type="float" office:value="0.18125">
            <text:p>0.18</text:p>
          </table:table-cell>
          <table:table-cell table:style-name="ce165" table:formula="oooc:=IF([.$E17]=&quot;In&quot;;[.F17];0)" office:value-type="float" office:value="2.9">
            <text:p>2.9</text:p>
          </table:table-cell>
          <table:table-cell/>
          <table:table-cell table:style-name="ce181" table:formula="oooc:=28.34952*[.K17]" office:value-type="float" office:value="82.213608">
            <text:p>82</text:p>
          </table:table-cell>
          <table:table-cell table:number-columns-repeated="243"/>
        </table:table-row>
        <table:table-row table:style-name="ro4">
          <table:table-cell table:number-columns-repeated="2"/>
          <table:table-cell table:style-name="ce8"/>
          <table:table-cell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2"/>
          <table:table-cell table:style-name="ce8"/>
          <table:table-cell table:style-name="ce96" office:value-type="string">
            <text:p>OLD:</text:p>
          </table:table-cell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Qualcomm cell phone</text:p>
          </table:table-cell>
          <table:table-cell table:style-name="ce103" office:value-type="string">
            <text:p>Out</text:p>
          </table:table-cell>
          <table:table-cell office:value-type="float" office:value="4.5">
            <text:p>4.5</text:p>
          </table:table-cell>
          <table:table-cell table:style-name="ce126" table:formula="oooc:=28.34952*[.F20]" office:value-type="float" office:value="127.57284">
            <text:p>128</text:p>
          </table:table-cell>
          <table:table-cell table:style-name="ce137" table:formula="oooc:=INT([.F20]/16)" office:value-type="float" office:value="0">
            <text:p><text:s/>- </text:p>
          </table:table-cell>
          <table:table-cell table:style-name="ce138" table:formula="oooc:=[.F20]-([.H20]*16)" office:value-type="float" office:value="4.5">
            <text:p>4.5</text:p>
          </table:table-cell>
          <table:table-cell table:style-name="ce154" table:formula="oooc:=[.H20]+([.I20]/16)" office:value-type="float" office:value="0.28125">
            <text:p>0.28</text:p>
          </table:table-cell>
          <table:table-cell table:style-name="ce165" table:formula="oooc:=IF([.$E20]=&quot;In&quot;;[.F20];0)" office:value-type="float" office:value="0">
            <text:p><text:s/>- </text:p>
          </table:table-cell>
          <table:table-cell/>
          <table:table-cell table:style-name="ce181" table:formula="oooc:=28.34952*[.K20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Extra cell phone battery</text:p>
          </table:table-cell>
          <table:table-cell table:style-name="ce103" office:value-type="string">
            <text:p>Out</text:p>
          </table:table-cell>
          <table:table-cell office:value-type="float" office:value="2.3">
            <text:p>2.3</text:p>
          </table:table-cell>
          <table:table-cell table:style-name="ce126" table:formula="oooc:=28.34952*[.F21]" office:value-type="float" office:value="65.203896">
            <text:p>65</text:p>
          </table:table-cell>
          <table:table-cell table:style-name="ce137" table:formula="oooc:=INT([.F21]/16)" office:value-type="float" office:value="0">
            <text:p><text:s/>- </text:p>
          </table:table-cell>
          <table:table-cell table:style-name="ce138" table:formula="oooc:=[.F21]-([.H21]*16)" office:value-type="float" office:value="2.3">
            <text:p>2.3</text:p>
          </table:table-cell>
          <table:table-cell table:style-name="ce154" table:formula="oooc:=[.H21]+([.I21]/16)" office:value-type="float" office:value="0.14375">
            <text:p>0.14</text:p>
          </table:table-cell>
          <table:table-cell table:style-name="ce165" table:formula="oooc:=IF([.$E21]=&quot;In&quot;;[.F21];0)" office:value-type="float" office:value="0">
            <text:p><text:s/>- </text:p>
          </table:table-cell>
          <table:table-cell/>
          <table:table-cell table:style-name="ce181" table:formula="oooc:=28.34952*[.K21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Pint Ziploc</text:p>
          </table:table-cell>
          <table:table-cell table:style-name="ce103" office:value-type="string">
            <text:p>Out</text:p>
          </table:table-cell>
          <table:table-cell office:value-type="float" office:value="0.1">
            <text:p>0.1</text:p>
          </table:table-cell>
          <table:table-cell table:style-name="ce126" table:formula="oooc:=28.34952*[.F22]" office:value-type="float" office:value="2.834952">
            <text:p>3</text:p>
          </table:table-cell>
          <table:table-cell table:style-name="ce137" table:formula="oooc:=INT([.F22]/16)" office:value-type="float" office:value="0">
            <text:p><text:s/>- </text:p>
          </table:table-cell>
          <table:table-cell table:style-name="ce138" table:formula="oooc:=[.F22]-([.H22]*16)" office:value-type="float" office:value="0.1">
            <text:p>0.1</text:p>
          </table:table-cell>
          <table:table-cell table:style-name="ce154" table:formula="oooc:=[.H22]+([.I22]/16)" office:value-type="float" office:value="0.00625">
            <text:p>0.01</text:p>
          </table:table-cell>
          <table:table-cell table:style-name="ce165" table:formula="oooc:=IF([.$E22]=&quot;In&quot;;[.F22];0)" office:value-type="float" office:value="0">
            <text:p><text:s/>- </text:p>
          </table:table-cell>
          <table:table-cell/>
          <table:table-cell table:style-name="ce181" table:formula="oooc:=28.34952*[.K22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5" office:value-type="string">
            <text:p>Total communications kit</text:p>
          </table:table-cell>
          <table:table-cell table:style-name="ce107"/>
          <table:table-cell table:style-name="ce117" table:formula="oooc:=SUM([.F20:.F23])" office:value-type="float" office:value="6.9">
            <text:p>6.9</text:p>
          </table:table-cell>
          <table:table-cell table:style-name="ce128" table:formula="oooc:=SUM([.G20:.G23])" office:value-type="float" office:value="195.611688">
            <text:p>196</text:p>
          </table:table-cell>
          <table:table-cell table:style-name="ce139" table:formula="oooc:=INT([.F24]/16)" office:value-type="float" office:value="0">
            <text:p><text:s/>- </text:p>
          </table:table-cell>
          <table:table-cell table:style-name="ce148" table:formula="oooc:=[.F24]-([.H24]*16)" office:value-type="float" office:value="6.9">
            <text:p>6.9</text:p>
          </table:table-cell>
          <table:table-cell table:style-name="ce155" table:formula="oooc:=SUM([.J20:.J23])" office:value-type="float" office:value="0.43125">
            <text:p>0.43</text:p>
          </table:table-cell>
          <table:table-cell table:style-name="ce167" table:formula="oooc:=[.K17]+SUM([.K20:.K23])" office:value-type="float" office:value="2.9">
            <text:p>2.9</text:p>
          </table:table-cell>
          <table:table-cell/>
          <table:table-cell table:style-name="ce179" table:formula="oooc:=[.M17]+SUM([.M20:.M23])" office:value-type="float" office:value="82.213608">
            <text:p>82</text:p>
          </table:table-cell>
          <table:table-cell table:number-columns-repeated="243"/>
        </table:table-row>
        <table:table-row table:style-name="ro4" table:number-rows-repeated="3">
          <table:table-cell table:number-columns-repeated="3"/>
          <table:table-cell table:style-name="ce94"/>
          <table:table-cell table:style-name="ce108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/>
          <table:table-cell table:style-name="ce89" office:value-type="string">
            <text:p>n</text:p>
          </table:table-cell>
          <table:table-cell table:style-name="ce8" office:value-type="string">
            <text:p>First Aid Kit</text:p>
          </table:table-cell>
          <table:table-cell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Drug kit</text:p>
          </table:table-cell>
          <table:table-cell table:style-name="ce103" office:value-type="string">
            <text:p>In</text:p>
          </table:table-cell>
          <table:table-cell office:value-type="float" office:value="4.6">
            <text:p>4.6</text:p>
          </table:table-cell>
          <table:table-cell table:style-name="ce126" table:formula="oooc:=28.34952*[.F29]" office:value-type="float" office:value="130.407792">
            <text:p>130</text:p>
          </table:table-cell>
          <table:table-cell table:style-name="ce137" table:formula="oooc:=INT([.F29]/16)" office:value-type="float" office:value="0">
            <text:p><text:s/>- </text:p>
          </table:table-cell>
          <table:table-cell table:style-name="ce138" table:formula="oooc:=[.F29]-([.H29]*16)" office:value-type="float" office:value="4.6">
            <text:p>4.6</text:p>
          </table:table-cell>
          <table:table-cell table:style-name="ce154" table:formula="oooc:=[.H29]+([.I29]/16)" office:value-type="float" office:value="0.2875">
            <text:p>0.29</text:p>
          </table:table-cell>
          <table:table-cell table:style-name="ce165" table:formula="oooc:=IF([.$E29]=&quot;In&quot;;[.F29];0)" office:value-type="float" office:value="4.6">
            <text:p>4.6</text:p>
          </table:table-cell>
          <table:table-cell/>
          <table:table-cell table:style-name="ce181" table:formula="oooc:=28.34952*[.K29]" office:value-type="float" office:value="130.407792">
            <text:p>130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Major wound kit</text:p>
          </table:table-cell>
          <table:table-cell table:style-name="ce103" office:value-type="string">
            <text:p>In</text:p>
          </table:table-cell>
          <table:table-cell office:value-type="float" office:value="2.4">
            <text:p>2.4</text:p>
          </table:table-cell>
          <table:table-cell table:style-name="ce126" table:formula="oooc:=28.34952*[.F30]" office:value-type="float" office:value="68.038848">
            <text:p>68</text:p>
          </table:table-cell>
          <table:table-cell table:style-name="ce137" table:formula="oooc:=INT([.F30]/16)" office:value-type="float" office:value="0">
            <text:p><text:s/>- </text:p>
          </table:table-cell>
          <table:table-cell table:style-name="ce138" table:formula="oooc:=[.F30]-([.H30]*16)" office:value-type="float" office:value="2.4">
            <text:p>2.4</text:p>
          </table:table-cell>
          <table:table-cell table:style-name="ce154" table:formula="oooc:=[.H30]+([.I30]/16)" office:value-type="float" office:value="0.15">
            <text:p>0.15</text:p>
          </table:table-cell>
          <table:table-cell table:style-name="ce165" table:formula="oooc:=IF([.$E30]=&quot;In&quot;;[.F30];0)" office:value-type="float" office:value="2.4">
            <text:p>2.4</text:p>
          </table:table-cell>
          <table:table-cell/>
          <table:table-cell table:style-name="ce181" table:formula="oooc:=28.34952*[.K30]" office:value-type="float" office:value="68.038848">
            <text:p>68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Band aid, closure kit</text:p>
          </table:table-cell>
          <table:table-cell table:style-name="ce103" office:value-type="string">
            <text:p>In</text:p>
          </table:table-cell>
          <table:table-cell office:value-type="float" office:value="1">
            <text:p>1.0</text:p>
          </table:table-cell>
          <table:table-cell table:style-name="ce126" table:formula="oooc:=28.34952*[.F31]" office:value-type="float" office:value="28.34952">
            <text:p>28</text:p>
          </table:table-cell>
          <table:table-cell table:style-name="ce137" table:formula="oooc:=INT([.F31]/16)" office:value-type="float" office:value="0">
            <text:p><text:s/>- </text:p>
          </table:table-cell>
          <table:table-cell table:style-name="ce138" table:formula="oooc:=[.F31]-([.H31]*16)" office:value-type="float" office:value="1">
            <text:p>1.0</text:p>
          </table:table-cell>
          <table:table-cell table:style-name="ce154" table:formula="oooc:=[.H31]+([.I31]/16)" office:value-type="float" office:value="0.0625">
            <text:p>0.06</text:p>
          </table:table-cell>
          <table:table-cell table:style-name="ce165" table:formula="oooc:=IF([.$E31]=&quot;In&quot;;[.F31];0)" office:value-type="float" office:value="1">
            <text:p>1.0</text:p>
          </table:table-cell>
          <table:table-cell/>
          <table:table-cell table:style-name="ce181" table:formula="oooc:=28.34952*[.K31]" office:value-type="float" office:value="28.34952">
            <text:p>28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Tool kit</text:p>
          </table:table-cell>
          <table:table-cell table:style-name="ce103" office:value-type="string">
            <text:p>Out</text:p>
          </table:table-cell>
          <table:table-cell office:value-type="float" office:value="2.6">
            <text:p>2.6</text:p>
          </table:table-cell>
          <table:table-cell table:style-name="ce126" table:formula="oooc:=28.34952*[.F32]" office:value-type="float" office:value="73.708752">
            <text:p>74</text:p>
          </table:table-cell>
          <table:table-cell table:style-name="ce137" table:formula="oooc:=INT([.F32]/16)" office:value-type="float" office:value="0">
            <text:p><text:s/>- </text:p>
          </table:table-cell>
          <table:table-cell table:style-name="ce138" table:formula="oooc:=[.F32]-([.H32]*16)" office:value-type="float" office:value="2.6">
            <text:p>2.6</text:p>
          </table:table-cell>
          <table:table-cell table:style-name="ce154" table:formula="oooc:=[.H32]+([.I32]/16)" office:value-type="float" office:value="0.1625">
            <text:p>0.16</text:p>
          </table:table-cell>
          <table:table-cell table:style-name="ce165" table:formula="oooc:=IF([.$E32]=&quot;In&quot;;[.F32];0)" office:value-type="float" office:value="0">
            <text:p><text:s/>- </text:p>
          </table:table-cell>
          <table:table-cell/>
          <table:table-cell table:style-name="ce181" table:formula="oooc:=28.34952*[.K32]" office:value-type="float" office:value="0">
            <text:p><text:s/>- </text:p>
          </table:table-cell>
          <table:table-cell table:style-name="ce94" table:number-columns-repeated="2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Lime green stuff sack</text:p>
          </table:table-cell>
          <table:table-cell table:style-name="ce103" office:value-type="string">
            <text:p>In</text:p>
          </table:table-cell>
          <table:table-cell office:value-type="float" office:value="1.1">
            <text:p>1.1</text:p>
          </table:table-cell>
          <table:table-cell table:style-name="ce126" table:formula="oooc:=28.34952*[.F33]" office:value-type="float" office:value="31.184472">
            <text:p>31</text:p>
          </table:table-cell>
          <table:table-cell table:style-name="ce137" table:formula="oooc:=INT([.F33]/16)" office:value-type="float" office:value="0">
            <text:p><text:s/>- </text:p>
          </table:table-cell>
          <table:table-cell table:style-name="ce138" table:formula="oooc:=[.F33]-([.H33]*16)" office:value-type="float" office:value="1.1">
            <text:p>1.1</text:p>
          </table:table-cell>
          <table:table-cell table:style-name="ce154" table:formula="oooc:=[.H33]+([.I33]/16)" office:value-type="float" office:value="0.06875">
            <text:p>0.07</text:p>
          </table:table-cell>
          <table:table-cell table:style-name="ce165" table:formula="oooc:=IF([.$E33]=&quot;In&quot;;[.F33];0)" office:value-type="float" office:value="1.1">
            <text:p>1.1</text:p>
          </table:table-cell>
          <table:table-cell/>
          <table:table-cell table:style-name="ce181" table:formula="oooc:=28.34952*[.K33]" office:value-type="float" office:value="31.184472">
            <text:p>31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First aid book in Ziploc</text:p>
          </table:table-cell>
          <table:table-cell table:style-name="ce103" office:value-type="string">
            <text:p>Out</text:p>
          </table:table-cell>
          <table:table-cell office:value-type="float" office:value="2.1">
            <text:p>2.1</text:p>
          </table:table-cell>
          <table:table-cell table:style-name="ce126" table:formula="oooc:=28.34952*[.F34]" office:value-type="float" office:value="59.533992">
            <text:p>60</text:p>
          </table:table-cell>
          <table:table-cell table:style-name="ce137" table:formula="oooc:=INT([.F34]/16)" office:value-type="float" office:value="0">
            <text:p><text:s/>- </text:p>
          </table:table-cell>
          <table:table-cell table:style-name="ce138" table:formula="oooc:=[.F34]-([.H34]*16)" office:value-type="float" office:value="2.1">
            <text:p>2.1</text:p>
          </table:table-cell>
          <table:table-cell table:style-name="ce154" table:formula="oooc:=[.H34]+([.I34]/16)" office:value-type="float" office:value="0.13125">
            <text:p>0.13</text:p>
          </table:table-cell>
          <table:table-cell table:style-name="ce165" table:formula="oooc:=IF([.$E34]=&quot;In&quot;;[.F34];0)" office:value-type="float" office:value="0">
            <text:p><text:s/>- </text:p>
          </table:table-cell>
          <table:table-cell/>
          <table:table-cell table:style-name="ce181" table:formula="oooc:=28.34952*[.K34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Latex gloves, 1 pair</text:p>
          </table:table-cell>
          <table:table-cell table:style-name="ce103" office:value-type="string">
            <text:p>Out</text:p>
          </table:table-cell>
          <table:table-cell office:value-type="float" office:value="0.5">
            <text:p>0.5</text:p>
          </table:table-cell>
          <table:table-cell table:style-name="ce126" table:formula="oooc:=28.34952*[.F35]" office:value-type="float" office:value="14.17476">
            <text:p>14</text:p>
          </table:table-cell>
          <table:table-cell table:style-name="ce137" table:formula="oooc:=INT([.F35]/16)" office:value-type="float" office:value="0">
            <text:p><text:s/>- </text:p>
          </table:table-cell>
          <table:table-cell table:style-name="ce138" table:formula="oooc:=[.F35]-([.H35]*16)" office:value-type="float" office:value="0.5">
            <text:p>0.5</text:p>
          </table:table-cell>
          <table:table-cell table:style-name="ce154" table:formula="oooc:=[.H35]+([.I35]/16)" office:value-type="float" office:value="0.03125">
            <text:p>0.03</text:p>
          </table:table-cell>
          <table:table-cell table:style-name="ce165" table:formula="oooc:=IF([.$E35]=&quot;In&quot;;[.F35];0)" office:value-type="float" office:value="0">
            <text:p><text:s/>- </text:p>
          </table:table-cell>
          <table:table-cell/>
          <table:table-cell table:style-name="ce181" table:formula="oooc:=28.34952*[.K35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 table:style-name="ce166"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5" office:value-type="string">
            <text:p>Total first aid kit</text:p>
          </table:table-cell>
          <table:table-cell table:style-name="ce107"/>
          <table:table-cell table:style-name="ce117" table:formula="oooc:=SUM([.F29:.F36])" office:value-type="float" office:value="14.3">
            <text:p>14.3</text:p>
          </table:table-cell>
          <table:table-cell table:style-name="ce128" table:formula="oooc:=SUM([.G29:.G36])" office:value-type="float" office:value="405.398136">
            <text:p>405</text:p>
          </table:table-cell>
          <table:table-cell table:style-name="ce139" table:formula="oooc:=INT([.F37]/16)" office:value-type="float" office:value="0">
            <text:p><text:s/>- </text:p>
          </table:table-cell>
          <table:table-cell table:style-name="ce148" table:formula="oooc:=[.F37]-([.H37]*16)" office:value-type="float" office:value="14.3">
            <text:p>14.3</text:p>
          </table:table-cell>
          <table:table-cell table:style-name="ce155" table:formula="oooc:=SUM([.J29:.J36])" office:value-type="float" office:value="0.89375">
            <text:p>0.89</text:p>
          </table:table-cell>
          <table:table-cell table:style-name="ce167" table:formula="oooc:=SUM([.K29:.K36])" office:value-type="float" office:value="9.1">
            <text:p>9.1</text:p>
          </table:table-cell>
          <table:table-cell table:style-name="ce162"/>
          <table:table-cell table:style-name="ce179" table:formula="oooc:=SUM([.M29:.M36])" office:value-type="float" office:value="257.980632">
            <text:p>258</text:p>
          </table:table-cell>
          <table:table-cell table:number-columns-repeated="243"/>
        </table:table-row>
        <table:table-row table:style-name="ro4" table:number-rows-repeated="3">
          <table:table-cell table:number-columns-repeated="3"/>
          <table:table-cell table:style-name="ce94"/>
          <table:table-cell table:style-name="ce108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/>
          <table:table-cell table:style-name="ce89" office:value-type="string">
            <text:p>n</text:p>
          </table:table-cell>
          <table:table-cell table:style-name="ce8" office:value-type="string">
            <text:p>Hygiene Kit</text:p>
          </table:table-cell>
          <table:table-cell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Snow stake (SMC) trowel</text:p>
          </table:table-cell>
          <table:table-cell table:style-name="ce103" office:value-type="string">
            <text:p>In</text:p>
          </table:table-cell>
          <table:table-cell office:value-type="float" office:value="1.2">
            <text:p>1.2</text:p>
          </table:table-cell>
          <table:table-cell table:style-name="ce126" table:formula="oooc:=28.34952*[.F42]" office:value-type="float" office:value="34.019424">
            <text:p>34</text:p>
          </table:table-cell>
          <table:table-cell table:style-name="ce137" table:formula="oooc:=INT([.F42]/16)" office:value-type="float" office:value="0">
            <text:p><text:s/>- </text:p>
          </table:table-cell>
          <table:table-cell table:style-name="ce138" table:formula="oooc:=[.F42]-([.H42]*16)" office:value-type="float" office:value="1.2">
            <text:p>1.2</text:p>
          </table:table-cell>
          <table:table-cell table:style-name="ce154" table:formula="oooc:=[.H42]+([.I42]/16)" office:value-type="float" office:value="0.075">
            <text:p>0.08</text:p>
          </table:table-cell>
          <table:table-cell table:style-name="ce165" table:formula="oooc:=IF([.$E42]=&quot;In&quot;;[.F42];0)" office:value-type="float" office:value="1.2">
            <text:p>1.2</text:p>
          </table:table-cell>
          <table:table-cell/>
          <table:table-cell table:style-name="ce181" table:formula="oooc:=28.34952*[.K42]" office:value-type="float" office:value="34.019424">
            <text:p>34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3 tissue (Tempo) packets</text:p>
          </table:table-cell>
          <table:table-cell table:style-name="ce103" office:value-type="string">
            <text:p>In</text:p>
          </table:table-cell>
          <table:table-cell office:value-type="float" office:value="1.5">
            <text:p>1.5</text:p>
          </table:table-cell>
          <table:table-cell table:style-name="ce126" table:formula="oooc:=28.34952*[.F43]" office:value-type="float" office:value="42.52428">
            <text:p>43</text:p>
          </table:table-cell>
          <table:table-cell table:style-name="ce137" table:formula="oooc:=INT([.F43]/16)" office:value-type="float" office:value="0">
            <text:p><text:s/>- </text:p>
          </table:table-cell>
          <table:table-cell table:style-name="ce138" table:formula="oooc:=[.F43]-([.H43]*16)" office:value-type="float" office:value="1.5">
            <text:p>1.5</text:p>
          </table:table-cell>
          <table:table-cell table:style-name="ce154" table:formula="oooc:=[.H43]+([.I43]/16)" office:value-type="float" office:value="0.09375">
            <text:p>0.09</text:p>
          </table:table-cell>
          <table:table-cell table:style-name="ce165" table:formula="oooc:=IF([.$E43]=&quot;In&quot;;[.F43];0)" office:value-type="float" office:value="1.5">
            <text:p>1.5</text:p>
          </table:table-cell>
          <table:table-cell/>
          <table:table-cell table:style-name="ce181" table:formula="oooc:=28.34952*[.K43]" office:value-type="float" office:value="42.52428">
            <text:p>4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7 wet wipe packets + lighter + bag</text:p>
          </table:table-cell>
          <table:table-cell table:style-name="ce103" office:value-type="string">
            <text:p>In</text:p>
          </table:table-cell>
          <table:table-cell office:value-type="float" office:value="1.5">
            <text:p>1.5</text:p>
          </table:table-cell>
          <table:table-cell table:style-name="ce126" table:formula="oooc:=28.34952*[.F44]" office:value-type="float" office:value="42.52428">
            <text:p>43</text:p>
          </table:table-cell>
          <table:table-cell table:style-name="ce137" table:formula="oooc:=INT([.F44]/16)" office:value-type="float" office:value="0">
            <text:p><text:s/>- </text:p>
          </table:table-cell>
          <table:table-cell table:style-name="ce138" table:formula="oooc:=[.F44]-([.H44]*16)" office:value-type="float" office:value="1.5">
            <text:p>1.5</text:p>
          </table:table-cell>
          <table:table-cell table:style-name="ce154" table:formula="oooc:=[.H44]+([.I44]/16)" office:value-type="float" office:value="0.09375">
            <text:p>0.09</text:p>
          </table:table-cell>
          <table:table-cell table:style-name="ce165" table:formula="oooc:=IF([.$E44]=&quot;In&quot;;[.F44];0)" office:value-type="float" office:value="1.5">
            <text:p>1.5</text:p>
          </table:table-cell>
          <table:table-cell/>
          <table:table-cell table:style-name="ce181" table:formula="oooc:=28.34952*[.K44]" office:value-type="float" office:value="42.52428">
            <text:p>4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Antiseptic soap (1 fl oz)</text:p>
          </table:table-cell>
          <table:table-cell table:style-name="ce103" office:value-type="string">
            <text:p>In</text:p>
          </table:table-cell>
          <table:table-cell office:value-type="float" office:value="1.5">
            <text:p>1.5</text:p>
          </table:table-cell>
          <table:table-cell table:style-name="ce126" table:formula="oooc:=28.34952*[.F45]" office:value-type="float" office:value="42.52428">
            <text:p>43</text:p>
          </table:table-cell>
          <table:table-cell table:style-name="ce137" table:formula="oooc:=INT([.F45]/16)" office:value-type="float" office:value="0">
            <text:p><text:s/>- </text:p>
          </table:table-cell>
          <table:table-cell table:style-name="ce138" table:formula="oooc:=[.F45]-([.H45]*16)" office:value-type="float" office:value="1.5">
            <text:p>1.5</text:p>
          </table:table-cell>
          <table:table-cell table:style-name="ce154" table:formula="oooc:=[.H45]+([.I45]/16)" office:value-type="float" office:value="0.09375">
            <text:p>0.09</text:p>
          </table:table-cell>
          <table:table-cell table:style-name="ce165" table:formula="oooc:=IF([.$E45]=&quot;In&quot;;[.F45];0)" office:value-type="float" office:value="1.5">
            <text:p>1.5</text:p>
          </table:table-cell>
          <table:table-cell/>
          <table:table-cell table:style-name="ce181" table:formula="oooc:=28.34952*[.K45]" office:value-type="float" office:value="42.52428">
            <text:p>4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Cortisone cream</text:p>
          </table:table-cell>
          <table:table-cell table:style-name="ce103" office:value-type="string">
            <text:p>In</text:p>
          </table:table-cell>
          <table:table-cell office:value-type="float" office:value="1.2">
            <text:p>1.2</text:p>
          </table:table-cell>
          <table:table-cell table:style-name="ce126" table:formula="oooc:=28.34952*[.F46]" office:value-type="float" office:value="34.019424">
            <text:p>34</text:p>
          </table:table-cell>
          <table:table-cell table:style-name="ce137" table:formula="oooc:=INT([.F46]/16)" office:value-type="float" office:value="0">
            <text:p><text:s/>- </text:p>
          </table:table-cell>
          <table:table-cell table:style-name="ce138" table:formula="oooc:=[.F46]-([.H46]*16)" office:value-type="float" office:value="1.2">
            <text:p>1.2</text:p>
          </table:table-cell>
          <table:table-cell table:style-name="ce154" table:formula="oooc:=[.H46]+([.I46]/16)" office:value-type="float" office:value="0.075">
            <text:p>0.08</text:p>
          </table:table-cell>
          <table:table-cell table:style-name="ce165" table:formula="oooc:=IF([.$E46]=&quot;In&quot;;[.F46];0)" office:value-type="float" office:value="1.2">
            <text:p>1.2</text:p>
          </table:table-cell>
          <table:table-cell/>
          <table:table-cell table:style-name="ce181" table:formula="oooc:=28.34952*[.K46]" office:value-type="float" office:value="34.019424">
            <text:p>34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Custom Ziploc case</text:p>
          </table:table-cell>
          <table:table-cell table:style-name="ce103" office:value-type="string">
            <text:p>In</text:p>
          </table:table-cell>
          <table:table-cell office:value-type="float" office:value="0.6">
            <text:p>0.6</text:p>
          </table:table-cell>
          <table:table-cell table:style-name="ce126" table:formula="oooc:=28.34952*[.F47]" office:value-type="float" office:value="17.009712">
            <text:p>17</text:p>
          </table:table-cell>
          <table:table-cell table:style-name="ce137" table:formula="oooc:=INT([.F47]/16)" office:value-type="float" office:value="0">
            <text:p><text:s/>- </text:p>
          </table:table-cell>
          <table:table-cell table:style-name="ce138" table:formula="oooc:=[.F47]-([.H47]*16)" office:value-type="float" office:value="0.6">
            <text:p>0.6</text:p>
          </table:table-cell>
          <table:table-cell table:style-name="ce154" table:formula="oooc:=[.H47]+([.I47]/16)" office:value-type="float" office:value="0.0375">
            <text:p>0.04</text:p>
          </table:table-cell>
          <table:table-cell table:style-name="ce165" table:formula="oooc:=IF([.$E47]=&quot;In&quot;;[.F47];0)" office:value-type="float" office:value="0.6">
            <text:p>0.6</text:p>
          </table:table-cell>
          <table:table-cell/>
          <table:table-cell table:style-name="ce181" table:formula="oooc:=28.34952*[.K47]" office:value-type="float" office:value="17.009712">
            <text:p>17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Orange plastic trowel</text:p>
          </table:table-cell>
          <table:table-cell table:style-name="ce103" office:value-type="string">
            <text:p>Out</text:p>
          </table:table-cell>
          <table:table-cell office:value-type="float" office:value="2">
            <text:p>2.0</text:p>
          </table:table-cell>
          <table:table-cell table:style-name="ce126" table:formula="oooc:=28.34952*[.F48]" office:value-type="float" office:value="56.69904">
            <text:p>57</text:p>
          </table:table-cell>
          <table:table-cell table:style-name="ce137" table:formula="oooc:=INT([.F48]/16)" office:value-type="float" office:value="0">
            <text:p><text:s/>- </text:p>
          </table:table-cell>
          <table:table-cell table:style-name="ce138" table:formula="oooc:=[.F48]-([.H48]*16)" office:value-type="float" office:value="2">
            <text:p>2.0</text:p>
          </table:table-cell>
          <table:table-cell table:style-name="ce154" table:formula="oooc:=[.H48]+([.I48]/16)" office:value-type="float" office:value="0.125">
            <text:p>0.13</text:p>
          </table:table-cell>
          <table:table-cell table:style-name="ce165" table:formula="oooc:=IF([.$E48]=&quot;In&quot;;[.F48];0)" office:value-type="float" office:value="0">
            <text:p><text:s/>- </text:p>
          </table:table-cell>
          <table:table-cell/>
          <table:table-cell table:style-name="ce181" table:formula="oooc:=28.34952*[.K48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Burn wire</text:p>
          </table:table-cell>
          <table:table-cell table:style-name="ce103" office:value-type="string">
            <text:p>Out</text:p>
          </table:table-cell>
          <table:table-cell office:value-type="float" office:value="0.3">
            <text:p>0.3</text:p>
          </table:table-cell>
          <table:table-cell table:style-name="ce126" table:formula="oooc:=28.34952*[.F49]" office:value-type="float" office:value="8.504856">
            <text:p>9</text:p>
          </table:table-cell>
          <table:table-cell table:style-name="ce137" table:formula="oooc:=INT([.F49]/16)" office:value-type="float" office:value="0">
            <text:p><text:s/>- </text:p>
          </table:table-cell>
          <table:table-cell table:style-name="ce138" table:formula="oooc:=[.F49]-([.H49]*16)" office:value-type="float" office:value="0.3">
            <text:p>0.3</text:p>
          </table:table-cell>
          <table:table-cell table:style-name="ce154" table:formula="oooc:=[.H49]+([.I49]/16)" office:value-type="float" office:value="0.01875">
            <text:p>0.02</text:p>
          </table:table-cell>
          <table:table-cell table:style-name="ce165" table:formula="oooc:=IF([.$E49]=&quot;In&quot;;[.F49];0)" office:value-type="float" office:value="0">
            <text:p><text:s/>- </text:p>
          </table:table-cell>
          <table:table-cell/>
          <table:table-cell table:style-name="ce181" table:formula="oooc:=28.34952*[.K49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5" office:value-type="string">
            <text:p>Total hygiene kit</text:p>
          </table:table-cell>
          <table:table-cell table:style-name="ce107"/>
          <table:table-cell table:style-name="ce117" table:formula="oooc:=SUM([.F42:.F50])" office:value-type="float" office:value="9.8">
            <text:p>9.8</text:p>
          </table:table-cell>
          <table:table-cell table:style-name="ce128" table:formula="oooc:=SUM([.G42:.G50])" office:value-type="float" office:value="277.825296">
            <text:p>278</text:p>
          </table:table-cell>
          <table:table-cell table:style-name="ce139" table:formula="oooc:=INT([.F51]/16)" office:value-type="float" office:value="0">
            <text:p><text:s/>- </text:p>
          </table:table-cell>
          <table:table-cell table:style-name="ce148" table:formula="oooc:=[.F51]-([.H51]*16)" office:value-type="float" office:value="9.8">
            <text:p>9.8</text:p>
          </table:table-cell>
          <table:table-cell table:style-name="ce155" table:formula="oooc:=SUM([.J42:.J50])" office:value-type="float" office:value="0.6125">
            <text:p>0.61</text:p>
          </table:table-cell>
          <table:table-cell table:style-name="ce167" table:formula="oooc:=SUM([.K42:.K50])" office:value-type="float" office:value="7.5">
            <text:p>7.5</text:p>
          </table:table-cell>
          <table:table-cell table:style-name="ce162"/>
          <table:table-cell table:style-name="ce179" table:formula="oooc:=SUM([.M42:.M50])" office:value-type="float" office:value="212.6214">
            <text:p>213</text:p>
          </table:table-cell>
          <table:table-cell table:number-columns-repeated="243"/>
        </table:table-row>
        <table:table-row table:style-name="ro4" table:number-rows-repeated="3">
          <table:table-cell table:number-columns-repeated="3"/>
          <table:table-cell table:style-name="ce94"/>
          <table:table-cell table:style-name="ce108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/>
          <table:table-cell table:style-name="ce89" office:value-type="string">
            <text:p>n</text:p>
          </table:table-cell>
          <table:table-cell table:style-name="ce8" office:value-type="string">
            <text:p>Kitchen Cooking, Tools and Cleanup Kit</text:p>
          </table:table-cell>
          <table:table-cell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2"/>
          <table:table-cell table:style-name="ce8"/>
          <table:table-cell table:style-name="ce96" office:value-type="string">
            <text:p>Cookset kit</text:p>
          </table:table-cell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Snow Peak Trek 1400 titanium pot </text:p>
          </table:table-cell>
          <table:table-cell table:style-name="ce103" office:value-type="string">
            <text:p>In</text:p>
          </table:table-cell>
          <table:table-cell office:value-type="float" office:value="4.5">
            <text:p>4.5</text:p>
          </table:table-cell>
          <table:table-cell table:style-name="ce126" table:formula="oooc:=28.34952*[.F57]" office:value-type="float" office:value="127.57284">
            <text:p>128</text:p>
          </table:table-cell>
          <table:table-cell table:style-name="ce137" table:formula="oooc:=INT([.F57]/16)" office:value-type="float" office:value="0">
            <text:p><text:s/>- </text:p>
          </table:table-cell>
          <table:table-cell table:style-name="ce138" table:formula="oooc:=[.F57]-([.H57]*16)" office:value-type="float" office:value="4.5">
            <text:p>4.5</text:p>
          </table:table-cell>
          <table:table-cell table:style-name="ce154" table:formula="oooc:=[.H57]+([.I57]/16)" office:value-type="float" office:value="0.28125">
            <text:p>0.28</text:p>
          </table:table-cell>
          <table:table-cell table:style-name="ce165" table:formula="oooc:=IF([.$E57]=&quot;In&quot;;[.F57];0)" office:value-type="float" office:value="4.5">
            <text:p>4.5</text:p>
          </table:table-cell>
          <table:table-cell/>
          <table:table-cell table:style-name="ce181" table:formula="oooc:=28.34952*[.K57]" office:value-type="float" office:value="127.57284">
            <text:p>128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Snow Peak Trek 1400 titanium lid / fry pan</text:p>
          </table:table-cell>
          <table:table-cell table:style-name="ce103" office:value-type="string">
            <text:p>In</text:p>
          </table:table-cell>
          <table:table-cell office:value-type="float" office:value="2.2">
            <text:p>2.2</text:p>
          </table:table-cell>
          <table:table-cell table:style-name="ce126" table:formula="oooc:=28.34952*[.F58]" office:value-type="float" office:value="62.368944">
            <text:p>62</text:p>
          </table:table-cell>
          <table:table-cell table:style-name="ce137" table:formula="oooc:=INT([.F58]/16)" office:value-type="float" office:value="0">
            <text:p><text:s/>- </text:p>
          </table:table-cell>
          <table:table-cell table:style-name="ce138" table:formula="oooc:=[.F58]-([.H58]*16)" office:value-type="float" office:value="2.2">
            <text:p>2.2</text:p>
          </table:table-cell>
          <table:table-cell table:style-name="ce154" table:formula="oooc:=[.H58]+([.I58]/16)" office:value-type="float" office:value="0.1375">
            <text:p>0.14</text:p>
          </table:table-cell>
          <table:table-cell table:style-name="ce165" table:formula="oooc:=IF([.$E58]=&quot;In&quot;;[.F58];0)" office:value-type="float" office:value="2.2">
            <text:p>2.2</text:p>
          </table:table-cell>
          <table:table-cell/>
          <table:table-cell table:style-name="ce181" table:formula="oooc:=28.34952*[.K58]" office:value-type="float" office:value="62.368944">
            <text:p>62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Cookie / cracker keeper with insert</text:p>
          </table:table-cell>
          <table:table-cell table:style-name="ce103" office:value-type="string">
            <text:p>Out</text:p>
          </table:table-cell>
          <table:table-cell office:value-type="float" office:value="1.3">
            <text:p>1.3</text:p>
          </table:table-cell>
          <table:table-cell table:style-name="ce126" table:formula="oooc:=28.34952*[.F59]" office:value-type="float" office:value="36.854376">
            <text:p>37</text:p>
          </table:table-cell>
          <table:table-cell table:style-name="ce137" table:formula="oooc:=INT([.F59]/16)" office:value-type="float" office:value="0">
            <text:p><text:s/>- </text:p>
          </table:table-cell>
          <table:table-cell table:style-name="ce138" table:formula="oooc:=[.F59]-([.H59]*16)" office:value-type="float" office:value="1.3">
            <text:p>1.3</text:p>
          </table:table-cell>
          <table:table-cell table:style-name="ce154" table:formula="oooc:=[.H59]+([.I59]/16)" office:value-type="float" office:value="0.08125">
            <text:p>0.08</text:p>
          </table:table-cell>
          <table:table-cell table:style-name="ce165" table:formula="oooc:=IF([.$E59]=&quot;In&quot;;[.F59];0)" office:value-type="float" office:value="0">
            <text:p><text:s/>- </text:p>
          </table:table-cell>
          <table:table-cell/>
          <table:table-cell table:style-name="ce181" table:formula="oooc:=28.34952*[.K59]" office:value-type="float" office:value="0">
            <text:p><text:s/>- 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Polyethylene drink ring with gaskets</text:p>
          </table:table-cell>
          <table:table-cell table:style-name="ce103" office:value-type="string">
            <text:p>In</text:p>
          </table:table-cell>
          <table:table-cell office:value-type="float" office:value="1.1">
            <text:p>1.1</text:p>
          </table:table-cell>
          <table:table-cell table:style-name="ce126" table:formula="oooc:=28.34952*[.F60]" office:value-type="float" office:value="31.184472">
            <text:p>31</text:p>
          </table:table-cell>
          <table:table-cell table:style-name="ce137" table:formula="oooc:=INT([.F60]/16)" office:value-type="float" office:value="0">
            <text:p><text:s/>- </text:p>
          </table:table-cell>
          <table:table-cell table:style-name="ce138" table:formula="oooc:=[.F60]-([.H60]*16)" office:value-type="float" office:value="1.1">
            <text:p>1.1</text:p>
          </table:table-cell>
          <table:table-cell table:style-name="ce154" table:formula="oooc:=[.H60]+([.I60]/16)" office:value-type="float" office:value="0.06875">
            <text:p>0.07</text:p>
          </table:table-cell>
          <table:table-cell table:style-name="ce165" table:formula="oooc:=IF([.$E60]=&quot;In&quot;;[.F60];0)" office:value-type="float" office:value="1.1">
            <text:p>1.1</text:p>
          </table:table-cell>
          <table:table-cell/>
          <table:table-cell table:style-name="ce181" table:formula="oooc:=28.34952*[.K60]" office:value-type="float" office:value="31.184472">
            <text:p>31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Styro / Reflectix insulated top with gasket bands</text:p>
          </table:table-cell>
          <table:table-cell table:style-name="ce103" office:value-type="string">
            <text:p>In</text:p>
          </table:table-cell>
          <table:table-cell office:value-type="float" office:value="0.4">
            <text:p>0.4</text:p>
          </table:table-cell>
          <table:table-cell table:style-name="ce126" table:formula="oooc:=28.34952*[.F61]" office:value-type="float" office:value="11.339808">
            <text:p>11</text:p>
          </table:table-cell>
          <table:table-cell table:style-name="ce137" table:formula="oooc:=INT([.F61]/16)" office:value-type="float" office:value="0">
            <text:p><text:s/>- </text:p>
          </table:table-cell>
          <table:table-cell table:style-name="ce138" table:formula="oooc:=[.F61]-([.H61]*16)" office:value-type="float" office:value="0.4">
            <text:p>0.4</text:p>
          </table:table-cell>
          <table:table-cell table:style-name="ce154" table:formula="oooc:=[.H61]+([.I61]/16)" office:value-type="float" office:value="0.025">
            <text:p>0.03</text:p>
          </table:table-cell>
          <table:table-cell table:style-name="ce165" table:formula="oooc:=IF([.$E61]=&quot;In&quot;;[.F61];0)" office:value-type="float" office:value="0.4">
            <text:p>0.4</text:p>
          </table:table-cell>
          <table:table-cell/>
          <table:table-cell table:style-name="ce181" table:formula="oooc:=28.34952*[.K61]" office:value-type="float" office:value="11.339808">
            <text:p>11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Pot cozy - small Reflectix</text:p>
          </table:table-cell>
          <table:table-cell table:style-name="ce103" office:value-type="string">
            <text:p>In</text:p>
          </table:table-cell>
          <table:table-cell office:value-type="float" office:value="1">
            <text:p>1.0</text:p>
          </table:table-cell>
          <table:table-cell table:style-name="ce126" table:formula="oooc:=28.34952*[.F62]" office:value-type="float" office:value="28.34952">
            <text:p>28</text:p>
          </table:table-cell>
          <table:table-cell table:style-name="ce137" table:formula="oooc:=INT([.F62]/16)" office:value-type="float" office:value="0">
            <text:p><text:s/>- </text:p>
          </table:table-cell>
          <table:table-cell table:style-name="ce138" table:formula="oooc:=[.F62]-([.H62]*16)" office:value-type="float" office:value="1">
            <text:p>1.0</text:p>
          </table:table-cell>
          <table:table-cell table:style-name="ce154" table:formula="oooc:=[.H62]+([.I62]/16)" office:value-type="float" office:value="0.0625">
            <text:p>0.06</text:p>
          </table:table-cell>
          <table:table-cell table:style-name="ce165" table:formula="oooc:=IF([.$E62]=&quot;In&quot;;[.F62];0)" office:value-type="float" office:value="1">
            <text:p>1.0</text:p>
          </table:table-cell>
          <table:table-cell/>
          <table:table-cell table:style-name="ce181" table:formula="oooc:=28.34952*[.K62]" office:value-type="float" office:value="28.34952">
            <text:p>28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Pot cozy - large Reflectix over-cozy</text:p>
          </table:table-cell>
          <table:table-cell table:style-name="ce103" office:value-type="string">
            <text:p>Out</text:p>
          </table:table-cell>
          <table:table-cell office:value-type="float" office:value="1.2">
            <text:p>1.2</text:p>
          </table:table-cell>
          <table:table-cell table:style-name="ce126" table:formula="oooc:=28.34952*[.F63]" office:value-type="float" office:value="34.019424">
            <text:p>34</text:p>
          </table:table-cell>
          <table:table-cell table:style-name="ce137" table:formula="oooc:=INT([.F63]/16)" office:value-type="float" office:value="0">
            <text:p><text:s/>- </text:p>
          </table:table-cell>
          <table:table-cell table:style-name="ce138" table:formula="oooc:=[.F63]-([.H63]*16)" office:value-type="float" office:value="1.2">
            <text:p>1.2</text:p>
          </table:table-cell>
          <table:table-cell table:style-name="ce154" table:formula="oooc:=[.H63]+([.I63]/16)" office:value-type="float" office:value="0.075">
            <text:p>0.08</text:p>
          </table:table-cell>
          <table:table-cell table:style-name="ce165" table:formula="oooc:=IF([.$E63]=&quot;In&quot;;[.F63];0)" office:value-type="float" office:value="0">
            <text:p><text:s/>- </text:p>
          </table:table-cell>
          <table:table-cell/>
          <table:table-cell table:style-name="ce181" table:formula="oooc:=28.34952*[.K63]" office:value-type="float" office:value="0">
            <text:p><text:s/>- 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Over-cozy Reflectix bottom</text:p>
          </table:table-cell>
          <table:table-cell table:style-name="ce103" office:value-type="string">
            <text:p>In</text:p>
          </table:table-cell>
          <table:table-cell office:value-type="float" office:value="0.2">
            <text:p>0.2</text:p>
          </table:table-cell>
          <table:table-cell table:style-name="ce126" table:formula="oooc:=28.34952*[.F64]" office:value-type="float" office:value="5.669904">
            <text:p>6</text:p>
          </table:table-cell>
          <table:table-cell table:style-name="ce137" table:formula="oooc:=INT([.F64]/16)" office:value-type="float" office:value="0">
            <text:p><text:s/>- </text:p>
          </table:table-cell>
          <table:table-cell table:style-name="ce138" table:formula="oooc:=[.F64]-([.H64]*16)" office:value-type="float" office:value="0.2">
            <text:p>0.2</text:p>
          </table:table-cell>
          <table:table-cell table:style-name="ce154" table:formula="oooc:=[.H64]+([.I64]/16)" office:value-type="float" office:value="0.0125">
            <text:p>0.01</text:p>
          </table:table-cell>
          <table:table-cell table:style-name="ce165" table:formula="oooc:=IF([.$E64]=&quot;In&quot;;[.F64];0)" office:value-type="float" office:value="0.2">
            <text:p>0.2</text:p>
          </table:table-cell>
          <table:table-cell/>
          <table:table-cell table:style-name="ce181" table:formula="oooc:=28.34952*[.K64]" office:value-type="float" office:value="5.669904">
            <text:p>6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Red stuff sack</text:p>
          </table:table-cell>
          <table:table-cell table:style-name="ce103" office:value-type="string">
            <text:p>In</text:p>
          </table:table-cell>
          <table:table-cell office:value-type="float" office:value="0.5">
            <text:p>0.5</text:p>
          </table:table-cell>
          <table:table-cell table:style-name="ce126" table:formula="oooc:=28.34952*[.F65]" office:value-type="float" office:value="14.17476">
            <text:p>14</text:p>
          </table:table-cell>
          <table:table-cell table:style-name="ce137" table:formula="oooc:=INT([.F65]/16)" office:value-type="float" office:value="0">
            <text:p><text:s/>- </text:p>
          </table:table-cell>
          <table:table-cell table:style-name="ce138" table:formula="oooc:=[.F65]-([.H65]*16)" office:value-type="float" office:value="0.5">
            <text:p>0.5</text:p>
          </table:table-cell>
          <table:table-cell table:style-name="ce154" table:formula="oooc:=[.H65]+([.I65]/16)" office:value-type="float" office:value="0.03125">
            <text:p>0.03</text:p>
          </table:table-cell>
          <table:table-cell table:style-name="ce165" table:formula="oooc:=IF([.$E65]=&quot;In&quot;;[.F65];0)" office:value-type="float" office:value="0.5">
            <text:p>0.5</text:p>
          </table:table-cell>
          <table:table-cell/>
          <table:table-cell table:style-name="ce181" table:formula="oooc:=28.34952*[.K65]" office:value-type="float" office:value="14.17476">
            <text:p>14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Black foam pot cozy</text:p>
          </table:table-cell>
          <table:table-cell table:style-name="ce103" office:value-type="string">
            <text:p>Out</text:p>
          </table:table-cell>
          <table:table-cell office:value-type="float" office:value="1.8">
            <text:p>1.8</text:p>
          </table:table-cell>
          <table:table-cell table:style-name="ce126" table:formula="oooc:=28.34952*[.F66]" office:value-type="float" office:value="51.029136">
            <text:p>51</text:p>
          </table:table-cell>
          <table:table-cell table:style-name="ce137" table:formula="oooc:=INT([.F66]/16)" office:value-type="float" office:value="0">
            <text:p><text:s/>- </text:p>
          </table:table-cell>
          <table:table-cell table:style-name="ce138" table:formula="oooc:=[.F66]-([.H66]*16)" office:value-type="float" office:value="1.8">
            <text:p>1.8</text:p>
          </table:table-cell>
          <table:table-cell table:style-name="ce154" table:formula="oooc:=[.H66]+([.I66]/16)" office:value-type="float" office:value="0.1125">
            <text:p>0.11</text:p>
          </table:table-cell>
          <table:table-cell table:style-name="ce165" table:formula="oooc:=IF([.$E66]=&quot;In&quot;;[.F66];0)" office:value-type="float" office:value="0">
            <text:p><text:s/>- </text:p>
          </table:table-cell>
          <table:table-cell/>
          <table:table-cell table:style-name="ce181" table:formula="oooc:=28.34952*[.K66]" office:value-type="float" office:value="0">
            <text:p><text:s/>- 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4" office:value-type="string">
            <text:p>Subtotal cookset kit</text:p>
          </table:table-cell>
          <table:table-cell table:style-name="ce108"/>
          <table:table-cell table:formula="oooc:=SUM([.F57:.F67])" office:value-type="float" office:value="14.2">
            <text:p>14.2</text:p>
          </table:table-cell>
          <table:table-cell table:style-name="ce126" table:formula="oooc:=SUM([.G57:.G67])" office:value-type="float" office:value="402.563184">
            <text:p>403</text:p>
          </table:table-cell>
          <table:table-cell table:style-name="ce137" table:formula="oooc:=INT([.F68]/16)" office:value-type="float" office:value="0">
            <text:p><text:s/>- </text:p>
          </table:table-cell>
          <table:table-cell table:style-name="ce138" table:formula="oooc:=[.F68]-([.H68]*16)" office:value-type="float" office:value="14.2">
            <text:p>14.2</text:p>
          </table:table-cell>
          <table:table-cell table:style-name="ce154" table:formula="oooc:=[.H68]+([.I68]/16)" office:value-type="float" office:value="0.8875">
            <text:p>0.89</text:p>
          </table:table-cell>
          <table:table-cell table:style-name="ce165" table:formula="oooc:=SUM([.K57:.K67])" office:value-type="float" office:value="9.9">
            <text:p>9.9</text:p>
          </table:table-cell>
          <table:table-cell/>
          <table:table-cell table:style-name="ce181" table:formula="oooc:=SUM([.M57:.M67])" office:value-type="float" office:value="280.660248">
            <text:p>281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4" office:value-type="string">
            <text:p>Kitchen tool kit</text:p>
          </table:table-cell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Swiss army knife (Secretary model)</text:p>
          </table:table-cell>
          <table:table-cell table:style-name="ce103" office:value-type="string">
            <text:p>In</text:p>
          </table:table-cell>
          <table:table-cell office:value-type="float" office:value="0.7">
            <text:p>0.7</text:p>
          </table:table-cell>
          <table:table-cell table:style-name="ce126" table:formula="oooc:=28.34952*[.F71]" office:value-type="float" office:value="19.844664">
            <text:p>20</text:p>
          </table:table-cell>
          <table:table-cell table:style-name="ce137" table:formula="oooc:=INT([.F71]/16)" office:value-type="float" office:value="0">
            <text:p><text:s/>- </text:p>
          </table:table-cell>
          <table:table-cell table:style-name="ce138" table:formula="oooc:=[.F71]-([.H71]*16)" office:value-type="float" office:value="0.7">
            <text:p>0.7</text:p>
          </table:table-cell>
          <table:table-cell table:style-name="ce154" table:formula="oooc:=[.H71]+([.I71]/16)" office:value-type="float" office:value="0.04375">
            <text:p>0.04</text:p>
          </table:table-cell>
          <table:table-cell table:style-name="ce165" table:formula="oooc:=IF([.$E71]=&quot;In&quot;;[.F71];0)" office:value-type="float" office:value="0.7">
            <text:p>0.7</text:p>
          </table:table-cell>
          <table:table-cell/>
          <table:table-cell table:style-name="ce181" table:formula="oooc:=28.34952*[.K71]" office:value-type="float" office:value="19.844664">
            <text:p>20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Lexan knife - cut down</text:p>
          </table:table-cell>
          <table:table-cell table:style-name="ce103" office:value-type="string">
            <text:p>In</text:p>
          </table:table-cell>
          <table:table-cell office:value-type="float" office:value="0.2">
            <text:p>0.2</text:p>
          </table:table-cell>
          <table:table-cell table:style-name="ce126" table:formula="oooc:=28.34952*[.F72]" office:value-type="float" office:value="5.669904">
            <text:p>6</text:p>
          </table:table-cell>
          <table:table-cell table:style-name="ce137" table:formula="oooc:=INT([.F72]/16)" office:value-type="float" office:value="0">
            <text:p><text:s/>- </text:p>
          </table:table-cell>
          <table:table-cell table:style-name="ce138" table:formula="oooc:=[.F72]-([.H72]*16)" office:value-type="float" office:value="0.2">
            <text:p>0.2</text:p>
          </table:table-cell>
          <table:table-cell table:style-name="ce154" table:formula="oooc:=[.H72]+([.I72]/16)" office:value-type="float" office:value="0.0125">
            <text:p>0.01</text:p>
          </table:table-cell>
          <table:table-cell table:style-name="ce165" table:formula="oooc:=IF([.$E72]=&quot;In&quot;;[.F72];0)" office:value-type="float" office:value="0.2">
            <text:p>0.2</text:p>
          </table:table-cell>
          <table:table-cell/>
          <table:table-cell table:style-name="ce181" table:formula="oooc:=28.34952*[.K72]" office:value-type="float" office:value="5.669904">
            <text:p>6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Lexan spoon</text:p>
          </table:table-cell>
          <table:table-cell table:style-name="ce103" office:value-type="string">
            <text:p>In</text:p>
          </table:table-cell>
          <table:table-cell office:value-type="float" office:value="0.3">
            <text:p>0.3</text:p>
          </table:table-cell>
          <table:table-cell table:style-name="ce126" table:formula="oooc:=28.34952*[.F73]" office:value-type="float" office:value="8.504856">
            <text:p>9</text:p>
          </table:table-cell>
          <table:table-cell table:style-name="ce137" table:formula="oooc:=INT([.F73]/16)" office:value-type="float" office:value="0">
            <text:p><text:s/>- </text:p>
          </table:table-cell>
          <table:table-cell table:style-name="ce138" table:formula="oooc:=[.F73]-([.H73]*16)" office:value-type="float" office:value="0.3">
            <text:p>0.3</text:p>
          </table:table-cell>
          <table:table-cell table:style-name="ce154" table:formula="oooc:=[.H73]+([.I73]/16)" office:value-type="float" office:value="0.01875">
            <text:p>0.02</text:p>
          </table:table-cell>
          <table:table-cell table:style-name="ce165" table:formula="oooc:=IF([.$E73]=&quot;In&quot;;[.F73];0)" office:value-type="float" office:value="0.3">
            <text:p>0.3</text:p>
          </table:table-cell>
          <table:table-cell/>
          <table:table-cell table:style-name="ce181" table:formula="oooc:=28.34952*[.K73]" office:value-type="float" office:value="8.504856">
            <text:p>9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Spoon extender / bagel toaster with cork</text:p>
          </table:table-cell>
          <table:table-cell table:style-name="ce103" office:value-type="string">
            <text:p>In</text:p>
          </table:table-cell>
          <table:table-cell office:value-type="float" office:value="0.8">
            <text:p>0.8</text:p>
          </table:table-cell>
          <table:table-cell table:style-name="ce126" table:formula="oooc:=28.34952*[.F74]" office:value-type="float" office:value="22.679616">
            <text:p>23</text:p>
          </table:table-cell>
          <table:table-cell table:style-name="ce137" table:formula="oooc:=INT([.F74]/16)" office:value-type="float" office:value="0">
            <text:p><text:s/>- </text:p>
          </table:table-cell>
          <table:table-cell table:style-name="ce138" table:formula="oooc:=[.F74]-([.H74]*16)" office:value-type="float" office:value="0.8">
            <text:p>0.8</text:p>
          </table:table-cell>
          <table:table-cell table:style-name="ce154" table:formula="oooc:=[.H74]+([.I74]/16)" office:value-type="float" office:value="0.05">
            <text:p>0.05</text:p>
          </table:table-cell>
          <table:table-cell table:style-name="ce165" table:formula="oooc:=IF([.$E74]=&quot;In&quot;;[.F74];0)" office:value-type="float" office:value="0.8">
            <text:p>0.8</text:p>
          </table:table-cell>
          <table:table-cell/>
          <table:table-cell table:style-name="ce181" table:formula="oooc:=28.34952*[.K74]" office:value-type="float" office:value="22.679616">
            <text:p>23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Butane lighter for stove</text:p>
          </table:table-cell>
          <table:table-cell table:style-name="ce103" office:value-type="string">
            <text:p>In</text:p>
          </table:table-cell>
          <table:table-cell office:value-type="float" office:value="0.5">
            <text:p>0.5</text:p>
          </table:table-cell>
          <table:table-cell table:style-name="ce126" table:formula="oooc:=28.34952*[.F75]" office:value-type="float" office:value="14.17476">
            <text:p>14</text:p>
          </table:table-cell>
          <table:table-cell table:style-name="ce137" table:formula="oooc:=INT([.F75]/16)" office:value-type="float" office:value="0">
            <text:p><text:s/>- </text:p>
          </table:table-cell>
          <table:table-cell table:style-name="ce138" table:formula="oooc:=[.F75]-([.H75]*16)" office:value-type="float" office:value="0.5">
            <text:p>0.5</text:p>
          </table:table-cell>
          <table:table-cell table:style-name="ce154" table:formula="oooc:=[.H75]+([.I75]/16)" office:value-type="float" office:value="0.03125">
            <text:p>0.03</text:p>
          </table:table-cell>
          <table:table-cell table:style-name="ce165" table:formula="oooc:=IF([.$E75]=&quot;In&quot;;[.F75];0)" office:value-type="float" office:value="0.5">
            <text:p>0.5</text:p>
          </table:table-cell>
          <table:table-cell/>
          <table:table-cell table:style-name="ce181" table:formula="oooc:=28.34952*[.K75]" office:value-type="float" office:value="14.17476">
            <text:p>14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Can opener / spice kit</text:p>
          </table:table-cell>
          <table:table-cell table:style-name="ce103" office:value-type="string">
            <text:p>In</text:p>
          </table:table-cell>
          <table:table-cell office:value-type="float" office:value="0.9">
            <text:p>0.9</text:p>
          </table:table-cell>
          <table:table-cell table:style-name="ce126" table:formula="oooc:=28.34952*[.F76]" office:value-type="float" office:value="25.514568">
            <text:p>26</text:p>
          </table:table-cell>
          <table:table-cell table:style-name="ce137" table:formula="oooc:=INT([.F76]/16)" office:value-type="float" office:value="0">
            <text:p><text:s/>- </text:p>
          </table:table-cell>
          <table:table-cell table:style-name="ce138" table:formula="oooc:=[.F76]-([.H76]*16)" office:value-type="float" office:value="0.9">
            <text:p>0.9</text:p>
          </table:table-cell>
          <table:table-cell table:style-name="ce154" table:formula="oooc:=[.H76]+([.I76]/16)" office:value-type="float" office:value="0.05625">
            <text:p>0.06</text:p>
          </table:table-cell>
          <table:table-cell table:style-name="ce165" table:formula="oooc:=IF([.$E76]=&quot;In&quot;;[.F76];0)" office:value-type="float" office:value="0.9">
            <text:p>0.9</text:p>
          </table:table-cell>
          <table:table-cell/>
          <table:table-cell table:style-name="ce181" table:formula="oooc:=28.34952*[.K76]" office:value-type="float" office:value="25.514568">
            <text:p>26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Quart Ziploc</text:p>
          </table:table-cell>
          <table:table-cell table:style-name="ce103" office:value-type="string">
            <text:p>In</text:p>
          </table:table-cell>
          <table:table-cell office:value-type="float" office:value="0.2">
            <text:p>0.2</text:p>
          </table:table-cell>
          <table:table-cell table:style-name="ce126" table:formula="oooc:=28.34952*[.F77]" office:value-type="float" office:value="5.669904">
            <text:p>6</text:p>
          </table:table-cell>
          <table:table-cell table:style-name="ce137" table:formula="oooc:=INT([.F77]/16)" office:value-type="float" office:value="0">
            <text:p><text:s/>- </text:p>
          </table:table-cell>
          <table:table-cell table:style-name="ce138" table:formula="oooc:=[.F77]-([.H77]*16)" office:value-type="float" office:value="0.2">
            <text:p>0.2</text:p>
          </table:table-cell>
          <table:table-cell table:style-name="ce154" table:formula="oooc:=[.H77]+([.I77]/16)" office:value-type="float" office:value="0.0125">
            <text:p>0.01</text:p>
          </table:table-cell>
          <table:table-cell table:style-name="ce165" table:formula="oooc:=IF([.$E77]=&quot;In&quot;;[.F77];0)" office:value-type="float" office:value="0.2">
            <text:p>0.2</text:p>
          </table:table-cell>
          <table:table-cell/>
          <table:table-cell table:style-name="ce181" table:formula="oooc:=28.34952*[.K77]" office:value-type="float" office:value="5.669904">
            <text:p>6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Bamboo chopsticks - long</text:p>
          </table:table-cell>
          <table:table-cell table:style-name="ce103" office:value-type="string">
            <text:p>In</text:p>
          </table:table-cell>
          <table:table-cell office:value-type="float" office:value="0.4">
            <text:p>0.4</text:p>
          </table:table-cell>
          <table:table-cell table:style-name="ce126" table:formula="oooc:=28.34952*[.F78]" office:value-type="float" office:value="11.339808">
            <text:p>11</text:p>
          </table:table-cell>
          <table:table-cell table:style-name="ce137" table:formula="oooc:=INT([.F78]/16)" office:value-type="float" office:value="0">
            <text:p><text:s/>- </text:p>
          </table:table-cell>
          <table:table-cell table:style-name="ce138" table:formula="oooc:=[.F78]-([.H78]*16)" office:value-type="float" office:value="0.4">
            <text:p>0.4</text:p>
          </table:table-cell>
          <table:table-cell table:style-name="ce154" table:formula="oooc:=[.H78]+([.I78]/16)" office:value-type="float" office:value="0.025">
            <text:p>0.03</text:p>
          </table:table-cell>
          <table:table-cell table:style-name="ce165" table:formula="oooc:=IF([.$E78]=&quot;In&quot;;[.F78];0)" office:value-type="float" office:value="0.4">
            <text:p>0.4</text:p>
          </table:table-cell>
          <table:table-cell/>
          <table:table-cell table:style-name="ce181" table:formula="oooc:=28.34952*[.K78]" office:value-type="float" office:value="11.339808">
            <text:p>11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Aluminum utility cup</text:p>
          </table:table-cell>
          <table:table-cell table:style-name="ce103" office:value-type="string">
            <text:p>In</text:p>
          </table:table-cell>
          <table:table-cell office:value-type="float" office:value="1">
            <text:p>1.0</text:p>
          </table:table-cell>
          <table:table-cell table:style-name="ce126" table:formula="oooc:=28.34952*[.F79]" office:value-type="float" office:value="28.34952">
            <text:p>28</text:p>
          </table:table-cell>
          <table:table-cell table:style-name="ce137" table:formula="oooc:=INT([.F79]/16)" office:value-type="float" office:value="0">
            <text:p><text:s/>- </text:p>
          </table:table-cell>
          <table:table-cell table:style-name="ce138" table:formula="oooc:=[.F79]-([.H79]*16)" office:value-type="float" office:value="1">
            <text:p>1.0</text:p>
          </table:table-cell>
          <table:table-cell table:style-name="ce154" table:formula="oooc:=[.H79]+([.I79]/16)" office:value-type="float" office:value="0.0625">
            <text:p>0.06</text:p>
          </table:table-cell>
          <table:table-cell table:style-name="ce165" table:formula="oooc:=IF([.$E79]=&quot;In&quot;;[.F79];0)" office:value-type="float" office:value="1">
            <text:p>1.0</text:p>
          </table:table-cell>
          <table:table-cell/>
          <table:table-cell table:style-name="ce181" table:formula="oooc:=28.34952*[.K79]" office:value-type="float" office:value="28.34952">
            <text:p>28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MSR coffee filter cup</text:p>
          </table:table-cell>
          <table:table-cell table:style-name="ce103" office:value-type="string">
            <text:p>In</text:p>
          </table:table-cell>
          <table:table-cell office:value-type="float" office:value="0.6">
            <text:p>0.6</text:p>
          </table:table-cell>
          <table:table-cell table:style-name="ce126" table:formula="oooc:=28.34952*[.F80]" office:value-type="float" office:value="17.009712">
            <text:p>17</text:p>
          </table:table-cell>
          <table:table-cell table:style-name="ce137" table:formula="oooc:=INT([.F80]/16)" office:value-type="float" office:value="0">
            <text:p><text:s/>- </text:p>
          </table:table-cell>
          <table:table-cell table:style-name="ce138" table:formula="oooc:=[.F80]-([.H80]*16)" office:value-type="float" office:value="0.6">
            <text:p>0.6</text:p>
          </table:table-cell>
          <table:table-cell table:style-name="ce154" table:formula="oooc:=[.H80]+([.I80]/16)" office:value-type="float" office:value="0.0375">
            <text:p>0.04</text:p>
          </table:table-cell>
          <table:table-cell table:style-name="ce165" table:formula="oooc:=IF([.$E80]=&quot;In&quot;;[.F80];0)" office:value-type="float" office:value="0.6">
            <text:p>0.6</text:p>
          </table:table-cell>
          <table:table-cell/>
          <table:table-cell table:style-name="ce181" table:formula="oooc:=28.34952*[.K80]" office:value-type="float" office:value="17.009712">
            <text:p>17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Chopsticks case with fluorescent stripes</text:p>
          </table:table-cell>
          <table:table-cell table:style-name="ce103" office:value-type="string">
            <text:p>Out</text:p>
          </table:table-cell>
          <table:table-cell office:value-type="float" office:value="0.5">
            <text:p>0.5</text:p>
          </table:table-cell>
          <table:table-cell table:style-name="ce126" table:formula="oooc:=28.34952*[.F81]" office:value-type="float" office:value="14.17476">
            <text:p>14</text:p>
          </table:table-cell>
          <table:table-cell table:style-name="ce137" table:formula="oooc:=INT([.F81]/16)" office:value-type="float" office:value="0">
            <text:p><text:s/>- </text:p>
          </table:table-cell>
          <table:table-cell table:style-name="ce138" table:formula="oooc:=[.F81]-([.H81]*16)" office:value-type="float" office:value="0.5">
            <text:p>0.5</text:p>
          </table:table-cell>
          <table:table-cell table:style-name="ce154" table:formula="oooc:=[.H81]+([.I81]/16)" office:value-type="float" office:value="0.03125">
            <text:p>0.03</text:p>
          </table:table-cell>
          <table:table-cell table:style-name="ce165" table:formula="oooc:=IF([.$E81]=&quot;In&quot;;[.F81];0)" office:value-type="float" office:value="0">
            <text:p><text:s/>- </text:p>
          </table:table-cell>
          <table:table-cell/>
          <table:table-cell table:style-name="ce181" table:formula="oooc:=28.34952*[.K81]" office:value-type="float" office:value="0">
            <text:p><text:s/>- 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4" office:value-type="string">
            <text:p>Subtotal kitchen tools</text:p>
          </table:table-cell>
          <table:table-cell table:style-name="ce103"/>
          <table:table-cell table:formula="oooc:=SUM([.F71:.F82])" office:value-type="float" office:value="6.1">
            <text:p>6.1</text:p>
          </table:table-cell>
          <table:table-cell table:style-name="ce126" table:formula="oooc:=SUM([.G71:.G82])" office:value-type="float" office:value="172.932072">
            <text:p>173</text:p>
          </table:table-cell>
          <table:table-cell table:style-name="ce137" table:formula="oooc:=SUM([.H71:.H82])" office:value-type="float" office:value="0">
            <text:p><text:s/>- </text:p>
          </table:table-cell>
          <table:table-cell table:style-name="ce138" table:formula="oooc:=SUM([.I71:.I82])" office:value-type="float" office:value="6.1">
            <text:p>6.1</text:p>
          </table:table-cell>
          <table:table-cell table:style-name="ce154" table:formula="oooc:=SUM([.J71:.J82])" office:value-type="float" office:value="0.38125">
            <text:p>0.38</text:p>
          </table:table-cell>
          <table:table-cell table:style-name="ce165" table:formula="oooc:=SUM([.K71:.K82])" office:value-type="float" office:value="5.6">
            <text:p>5.6</text:p>
          </table:table-cell>
          <table:table-cell/>
          <table:table-cell table:style-name="ce181" table:formula="oooc:=SUM([.M71:.M82])" office:value-type="float" office:value="158.757312">
            <text:p>159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181"/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4" office:value-type="string">
            <text:p>Kitchen clean-up kit</text:p>
          </table:table-cell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181"/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Small scouring sponge (dry)</text:p>
          </table:table-cell>
          <table:table-cell table:style-name="ce103" office:value-type="string">
            <text:p>In</text:p>
          </table:table-cell>
          <table:table-cell office:value-type="float" office:value="0.2">
            <text:p>0.2</text:p>
          </table:table-cell>
          <table:table-cell table:style-name="ce126" table:formula="oooc:=28.34952*[.F86]" office:value-type="float" office:value="5.669904">
            <text:p>6</text:p>
          </table:table-cell>
          <table:table-cell table:style-name="ce137" table:formula="oooc:=INT([.F86]/16)" office:value-type="float" office:value="0">
            <text:p><text:s/>- </text:p>
          </table:table-cell>
          <table:table-cell table:style-name="ce138" table:formula="oooc:=[.F86]-([.H86]*16)" office:value-type="float" office:value="0.2">
            <text:p>0.2</text:p>
          </table:table-cell>
          <table:table-cell table:style-name="ce154" table:formula="oooc:=[.H86]+([.I86]/16)" office:value-type="float" office:value="0.0125">
            <text:p>0.01</text:p>
          </table:table-cell>
          <table:table-cell table:style-name="ce165" table:formula="oooc:=IF([.$E86]=&quot;In&quot;;[.F86];0)" office:value-type="float" office:value="0.2">
            <text:p>0.2</text:p>
          </table:table-cell>
          <table:table-cell/>
          <table:table-cell table:style-name="ce181" table:formula="oooc:=28.34952*[.K86]" office:value-type="float" office:value="5.669904">
            <text:p>6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Brillo pad (dry) in small bag</text:p>
          </table:table-cell>
          <table:table-cell table:style-name="ce103" office:value-type="string">
            <text:p>In</text:p>
          </table:table-cell>
          <table:table-cell office:value-type="float" office:value="0.5">
            <text:p>0.5</text:p>
          </table:table-cell>
          <table:table-cell table:style-name="ce126" table:formula="oooc:=28.34952*[.F87]" office:value-type="float" office:value="14.17476">
            <text:p>14</text:p>
          </table:table-cell>
          <table:table-cell table:style-name="ce137" table:formula="oooc:=INT([.F87]/16)" office:value-type="float" office:value="0">
            <text:p><text:s/>- </text:p>
          </table:table-cell>
          <table:table-cell table:style-name="ce138" table:formula="oooc:=[.F87]-([.H87]*16)" office:value-type="float" office:value="0.5">
            <text:p>0.5</text:p>
          </table:table-cell>
          <table:table-cell table:style-name="ce154" table:formula="oooc:=[.H87]+([.I87]/16)" office:value-type="float" office:value="0.03125">
            <text:p>0.03</text:p>
          </table:table-cell>
          <table:table-cell table:style-name="ce165" table:formula="oooc:=IF([.$E87]=&quot;In&quot;;[.F87];0)" office:value-type="float" office:value="0.5">
            <text:p>0.5</text:p>
          </table:table-cell>
          <table:table-cell/>
          <table:table-cell table:style-name="ce181" table:formula="oooc:=28.34952*[.K87]" office:value-type="float" office:value="14.17476">
            <text:p>14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 office:value-type="string">
            <text:p>1 oz dishwasing liquid in Campsuds bottle</text:p>
          </table:table-cell>
          <table:table-cell table:style-name="ce103" office:value-type="string">
            <text:p>In</text:p>
          </table:table-cell>
          <table:table-cell office:value-type="float" office:value="1.7">
            <text:p>1.7</text:p>
          </table:table-cell>
          <table:table-cell table:style-name="ce126" table:formula="oooc:=28.34952*[.F88]" office:value-type="float" office:value="48.194184">
            <text:p>48</text:p>
          </table:table-cell>
          <table:table-cell table:style-name="ce137" table:formula="oooc:=INT([.F88]/16)" office:value-type="float" office:value="0">
            <text:p><text:s/>- </text:p>
          </table:table-cell>
          <table:table-cell table:style-name="ce138" table:formula="oooc:=[.F88]-([.H88]*16)" office:value-type="float" office:value="1.7">
            <text:p>1.7</text:p>
          </table:table-cell>
          <table:table-cell table:style-name="ce154" table:formula="oooc:=[.H88]+([.I88]/16)" office:value-type="float" office:value="0.10625">
            <text:p>0.11</text:p>
          </table:table-cell>
          <table:table-cell table:style-name="ce165" table:formula="oooc:=IF([.$E88]=&quot;In&quot;;[.F88];0)" office:value-type="float" office:value="1.7">
            <text:p>1.7</text:p>
          </table:table-cell>
          <table:table-cell/>
          <table:table-cell table:style-name="ce181" table:formula="oooc:=28.34952*[.K88]" office:value-type="float" office:value="48.194184">
            <text:p>48</text:p>
          </table:table-cell>
          <table:table-cell table:style-name="ce190"/>
          <table:table-cell table:style-name="ce189"/>
          <table:table-cell table:style-name="ce191" table:formula="oooc:=[.N88]+([.O88]/16)" office:value-type="float" office:value="0">
            <text:p><text:s/>- </text:p>
          </table:table-cell>
          <table:table-cell table:number-columns-repeated="240"/>
        </table:table-row>
        <table:table-row table:style-name="ro4">
          <table:table-cell table:number-columns-repeated="3"/>
          <table:table-cell table:style-name="ce94" office:value-type="string">
            <text:p>Ziplocs (1 quartt, 1 pint)</text:p>
          </table:table-cell>
          <table:table-cell table:style-name="ce103" office:value-type="string">
            <text:p>In</text:p>
          </table:table-cell>
          <table:table-cell office:value-type="float" office:value="0.4">
            <text:p>0.4</text:p>
          </table:table-cell>
          <table:table-cell table:style-name="ce126" table:formula="oooc:=28.34952*[.F89]" office:value-type="float" office:value="11.339808">
            <text:p>11</text:p>
          </table:table-cell>
          <table:table-cell table:style-name="ce137" table:formula="oooc:=INT([.F89]/16)" office:value-type="float" office:value="0">
            <text:p><text:s/>- </text:p>
          </table:table-cell>
          <table:table-cell table:style-name="ce138" table:formula="oooc:=[.F89]-([.H89]*16)" office:value-type="float" office:value="0.4">
            <text:p>0.4</text:p>
          </table:table-cell>
          <table:table-cell table:style-name="ce154" table:formula="oooc:=[.H89]+([.I89]/16)" office:value-type="float" office:value="0.025">
            <text:p>0.03</text:p>
          </table:table-cell>
          <table:table-cell table:style-name="ce165" table:formula="oooc:=IF([.$E89]=&quot;In&quot;;[.F89];0)" office:value-type="float" office:value="0.4">
            <text:p>0.4</text:p>
          </table:table-cell>
          <table:table-cell/>
          <table:table-cell table:style-name="ce181" table:formula="oooc:=28.34952*[.K89]" office:value-type="float" office:value="11.339808">
            <text:p>11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4" office:value-type="string">
            <text:p>Subtotal</text:p>
          </table:table-cell>
          <table:table-cell table:style-name="ce108"/>
          <table:table-cell table:formula="oooc:=SUM([.F86:.F90])" office:value-type="float" office:value="2.8">
            <text:p>2.8</text:p>
          </table:table-cell>
          <table:table-cell table:style-name="ce126" table:formula="oooc:=SUM([.G86:.G90])" office:value-type="float" office:value="79.378656">
            <text:p>79</text:p>
          </table:table-cell>
          <table:table-cell table:style-name="ce137" table:formula="oooc:=SUM([.H86:.H90])" office:value-type="float" office:value="0">
            <text:p><text:s/>- </text:p>
          </table:table-cell>
          <table:table-cell table:style-name="ce138" table:formula="oooc:=SUM([.I86:.I90])" office:value-type="float" office:value="2.8">
            <text:p>2.8</text:p>
          </table:table-cell>
          <table:table-cell table:style-name="ce154" table:formula="oooc:=SUM([.J86:.J90])" office:value-type="float" office:value="0.175">
            <text:p>0.18</text:p>
          </table:table-cell>
          <table:table-cell table:style-name="ce165" table:formula="oooc:=SUM([.K86:.K90])" office:value-type="float" office:value="2.8">
            <text:p>2.8</text:p>
          </table:table-cell>
          <table:table-cell/>
          <table:table-cell table:style-name="ce181" table:formula="oooc:=SUM([.M86:.M90])" office:value-type="float" office:value="79.378656">
            <text:p>79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4"/>
          <table:table-cell table:style-name="ce108"/>
          <table:table-cell/>
          <table:table-cell table:style-name="ce129"/>
          <table:table-cell table:style-name="ce138" table:number-columns-repeated="3"/>
          <table:table-cell table:style-name="ce166"/>
          <table:table-cell/>
          <table:table-cell table:style-name="ce180"/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4"/>
          <table:table-cell table:style-name="ce108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number-columns-repeated="3"/>
          <table:table-cell table:style-name="ce95" office:value-type="string">
            <text:p>Total kitchen kit</text:p>
          </table:table-cell>
          <table:table-cell table:style-name="ce107"/>
          <table:table-cell table:style-name="ce117" table:formula="oooc:=[.F68]+[.F83]+[.F91]" office:value-type="float" office:value="23.1">
            <text:p>23.1</text:p>
          </table:table-cell>
          <table:table-cell table:style-name="ce128" table:formula="oooc:=[.G68]+[.G83]+[.G91]" office:value-type="float" office:value="654.873912">
            <text:p>655</text:p>
          </table:table-cell>
          <table:table-cell table:style-name="ce139" table:formula="oooc:=[.H68]+[.H83]+[.H91]" office:value-type="float" office:value="0">
            <text:p><text:s/>- </text:p>
          </table:table-cell>
          <table:table-cell table:style-name="ce148" table:formula="oooc:=[.I68]+[.I83]+[.I91]" office:value-type="float" office:value="23.1">
            <text:p>23.1</text:p>
          </table:table-cell>
          <table:table-cell table:style-name="ce155" table:formula="oooc:=[.J68]+[.J83]+[.J91]" office:value-type="float" office:value="1.44375">
            <text:p>1.44</text:p>
          </table:table-cell>
          <table:table-cell table:style-name="ce167" table:formula="oooc:=[.K68]+[.K83]+[.K91]" office:value-type="float" office:value="18.3">
            <text:p>18.3</text:p>
          </table:table-cell>
          <table:table-cell/>
          <table:table-cell table:style-name="ce179" table:formula="oooc:=[.M68]+[.M83]+[.M91]" office:value-type="float" office:value="518.796216">
            <text:p>519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 table:number-rows-repeated="3">
          <table:table-cell table:number-columns-repeated="3"/>
          <table:table-cell table:style-name="ce94"/>
          <table:table-cell table:style-name="ce108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/>
          <table:table-cell table:style-name="ce89" office:value-type="string">
            <text:p>n</text:p>
          </table:table-cell>
          <table:table-cell table:style-name="ce8" office:value-type="string">
            <text:p>Navigation Kit</text:p>
          </table:table-cell>
          <table:table-cell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Garmin Geko 301 GPS with 2 AAA lithium</text:p>
          </table:table-cell>
          <table:table-cell table:style-name="ce103" office:value-type="string">
            <text:p>In</text:p>
          </table:table-cell>
          <table:table-cell office:value-type="float" office:value="3">
            <text:p>3.0</text:p>
          </table:table-cell>
          <table:table-cell table:style-name="ce126" table:formula="oooc:=28.34952*[.F99]" office:value-type="float" office:value="85.04856">
            <text:p>85</text:p>
          </table:table-cell>
          <table:table-cell table:style-name="ce137" table:formula="oooc:=INT([.F99]/16)" office:value-type="float" office:value="0">
            <text:p><text:s/>- </text:p>
          </table:table-cell>
          <table:table-cell table:style-name="ce138" table:formula="oooc:=[.F99]-([.H99]*16)" office:value-type="float" office:value="3">
            <text:p>3.0</text:p>
          </table:table-cell>
          <table:table-cell table:style-name="ce154" table:formula="oooc:=[.H99]+([.I99]/16)" office:value-type="float" office:value="0.1875">
            <text:p>0.19</text:p>
          </table:table-cell>
          <table:table-cell table:style-name="ce165" table:formula="oooc:=IF([.$E99]=&quot;In&quot;;[.F99];0)" office:value-type="float" office:value="3">
            <text:p>3.0</text:p>
          </table:table-cell>
          <table:table-cell/>
          <table:table-cell table:style-name="ce181" table:formula="oooc:=28.34952*[.K99]" office:value-type="float" office:value="85.04856">
            <text:p>85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Modified case - black</text:p>
          </table:table-cell>
          <table:table-cell table:style-name="ce103" office:value-type="string">
            <text:p>In</text:p>
          </table:table-cell>
          <table:table-cell office:value-type="float" office:value="1.2">
            <text:p>1.2</text:p>
          </table:table-cell>
          <table:table-cell table:style-name="ce126" table:formula="oooc:=28.34952*[.F100]" office:value-type="float" office:value="34.019424">
            <text:p>34</text:p>
          </table:table-cell>
          <table:table-cell table:style-name="ce137" table:formula="oooc:=INT([.F100]/16)" office:value-type="float" office:value="0">
            <text:p><text:s/>- </text:p>
          </table:table-cell>
          <table:table-cell table:style-name="ce138" table:formula="oooc:=[.F100]-([.H100]*16)" office:value-type="float" office:value="1.2">
            <text:p>1.2</text:p>
          </table:table-cell>
          <table:table-cell table:style-name="ce154" table:formula="oooc:=[.H100]+([.I100]/16)" office:value-type="float" office:value="0.075">
            <text:p>0.08</text:p>
          </table:table-cell>
          <table:table-cell table:style-name="ce165" table:formula="oooc:=IF([.$E100]=&quot;In&quot;;[.F100];0)" office:value-type="float" office:value="1.2">
            <text:p>1.2</text:p>
          </table:table-cell>
          <table:table-cell/>
          <table:table-cell table:style-name="ce181" table:formula="oooc:=28.34952*[.K100]" office:value-type="float" office:value="34.019424">
            <text:p>34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Soft glasses case</text:p>
          </table:table-cell>
          <table:table-cell table:style-name="ce103" office:value-type="string">
            <text:p>Out</text:p>
          </table:table-cell>
          <table:table-cell office:value-type="float" office:value="0.8">
            <text:p>0.8</text:p>
          </table:table-cell>
          <table:table-cell table:style-name="ce126" table:formula="oooc:=28.34952*[.F101]" office:value-type="float" office:value="22.679616">
            <text:p>23</text:p>
          </table:table-cell>
          <table:table-cell table:style-name="ce137" table:formula="oooc:=INT([.F101]/16)" office:value-type="float" office:value="0">
            <text:p><text:s/>- </text:p>
          </table:table-cell>
          <table:table-cell table:style-name="ce138" table:formula="oooc:=[.F101]-([.H101]*16)" office:value-type="float" office:value="0.8">
            <text:p>0.8</text:p>
          </table:table-cell>
          <table:table-cell table:style-name="ce154" table:formula="oooc:=[.H101]+([.I101]/16)" office:value-type="float" office:value="0.05">
            <text:p>0.05</text:p>
          </table:table-cell>
          <table:table-cell table:style-name="ce165" table:formula="oooc:=IF([.$E101]=&quot;In&quot;;[.F101];0)" office:value-type="float" office:value="0">
            <text:p><text:s/>- </text:p>
          </table:table-cell>
          <table:table-cell/>
          <table:table-cell table:style-name="ce181" table:formula="oooc:=28.34952*[.K101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Plastic divider with pencil</text:p>
          </table:table-cell>
          <table:table-cell table:style-name="ce103" office:value-type="string">
            <text:p>Out</text:p>
          </table:table-cell>
          <table:table-cell office:value-type="float" office:value="0.9">
            <text:p>0.9</text:p>
          </table:table-cell>
          <table:table-cell table:style-name="ce126" table:formula="oooc:=28.34952*[.F102]" office:value-type="float" office:value="25.514568">
            <text:p>26</text:p>
          </table:table-cell>
          <table:table-cell table:style-name="ce137" table:formula="oooc:=INT([.F102]/16)" office:value-type="float" office:value="0">
            <text:p><text:s/>- </text:p>
          </table:table-cell>
          <table:table-cell table:style-name="ce138" table:formula="oooc:=[.F102]-([.H102]*16)" office:value-type="float" office:value="0.9">
            <text:p>0.9</text:p>
          </table:table-cell>
          <table:table-cell table:style-name="ce154" table:formula="oooc:=[.H102]+([.I102]/16)" office:value-type="float" office:value="0.05625">
            <text:p>0.06</text:p>
          </table:table-cell>
          <table:table-cell table:style-name="ce165" table:formula="oooc:=IF([.$E102]=&quot;In&quot;;[.F102];0)" office:value-type="float" office:value="0">
            <text:p><text:s/>- </text:p>
          </table:table-cell>
          <table:table-cell/>
          <table:table-cell table:style-name="ce181" table:formula="oooc:=28.34952*[.K102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Silva compass</text:p>
          </table:table-cell>
          <table:table-cell table:style-name="ce103" office:value-type="string">
            <text:p>Out</text:p>
          </table:table-cell>
          <table:table-cell office:value-type="float" office:value="1.1">
            <text:p>1.1</text:p>
          </table:table-cell>
          <table:table-cell table:style-name="ce126" table:formula="oooc:=28.34952*[.F103]" office:value-type="float" office:value="31.184472">
            <text:p>31</text:p>
          </table:table-cell>
          <table:table-cell table:style-name="ce137" table:formula="oooc:=INT([.F103]/16)" office:value-type="float" office:value="0">
            <text:p><text:s/>- </text:p>
          </table:table-cell>
          <table:table-cell table:style-name="ce138" table:formula="oooc:=[.F103]-([.H103]*16)" office:value-type="float" office:value="1.1">
            <text:p>1.1</text:p>
          </table:table-cell>
          <table:table-cell table:style-name="ce154" table:formula="oooc:=[.H103]+([.I103]/16)" office:value-type="float" office:value="0.06875">
            <text:p>0.07</text:p>
          </table:table-cell>
          <table:table-cell table:style-name="ce165" table:formula="oooc:=IF([.$E103]=&quot;In&quot;;[.F103];0)" office:value-type="float" office:value="0">
            <text:p><text:s/>- </text:p>
          </table:table-cell>
          <table:table-cell/>
          <table:table-cell table:style-name="ce181" table:formula="oooc:=28.34952*[.K103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Garmin Etrex GPS with 2 AA lithium </text:p>
          </table:table-cell>
          <table:table-cell table:style-name="ce103" office:value-type="string">
            <text:p>Out</text:p>
          </table:table-cell>
          <table:table-cell office:value-type="float" office:value="4.9">
            <text:p>4.9</text:p>
          </table:table-cell>
          <table:table-cell table:style-name="ce126" table:formula="oooc:=28.34952*[.F104]" office:value-type="float" office:value="138.912648">
            <text:p>139</text:p>
          </table:table-cell>
          <table:table-cell table:style-name="ce137" table:formula="oooc:=INT([.F104]/16)" office:value-type="float" office:value="0">
            <text:p><text:s/>- </text:p>
          </table:table-cell>
          <table:table-cell table:style-name="ce138" table:formula="oooc:=[.F104]-([.H104]*16)" office:value-type="float" office:value="4.9">
            <text:p>4.9</text:p>
          </table:table-cell>
          <table:table-cell table:style-name="ce154" table:formula="oooc:=[.H104]+([.I104]/16)" office:value-type="float" office:value="0.30625">
            <text:p>0.31</text:p>
          </table:table-cell>
          <table:table-cell table:style-name="ce165" table:formula="oooc:=IF([.$E104]=&quot;In&quot;;[.F104];0)" office:value-type="float" office:value="0">
            <text:p><text:s/>- </text:p>
          </table:table-cell>
          <table:table-cell/>
          <table:table-cell table:style-name="ce181" table:formula="oooc:=28.34952*[.K104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4" office:value-type="string">
            <text:p>Subtotal</text:p>
          </table:table-cell>
          <table:table-cell table:style-name="ce108"/>
          <table:table-cell table:formula="oooc:=SUM([.F99:.F105])" office:value-type="float" office:value="11.9">
            <text:p>11.9</text:p>
          </table:table-cell>
          <table:table-cell table:style-name="ce126" table:formula="oooc:=SUM([.G99:.G105])" office:value-type="float" office:value="337.359288">
            <text:p>337</text:p>
          </table:table-cell>
          <table:table-cell table:style-name="ce137" table:formula="oooc:=INT([.F106]/16)" office:value-type="float" office:value="0">
            <text:p><text:s/>- </text:p>
          </table:table-cell>
          <table:table-cell table:style-name="ce138" table:formula="oooc:=[.F106]-([.H106]*16)" office:value-type="float" office:value="11.9">
            <text:p>11.9</text:p>
          </table:table-cell>
          <table:table-cell table:style-name="ce154" table:formula="oooc:=SUM([.J99:.J105])" office:value-type="float" office:value="0.74375">
            <text:p>0.74</text:p>
          </table:table-cell>
          <table:table-cell table:style-name="ce165" table:formula="oooc:=SUM([.K99:.K105])" office:value-type="float" office:value="4.2">
            <text:p>4.2</text:p>
          </table:table-cell>
          <table:table-cell/>
          <table:table-cell table:style-name="ce181" table:formula="oooc:=SUM([.M99:.M105])" office:value-type="float" office:value="119.067984">
            <text:p>119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4"/>
          <table:table-cell table:style-name="ce108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2 ea topo maps - double sided 13x19 sheets</text:p>
          </table:table-cell>
          <table:table-cell table:style-name="ce103" office:value-type="string">
            <text:p>In</text:p>
          </table:table-cell>
          <table:table-cell office:value-type="float" office:value="1">
            <text:p>1.0</text:p>
          </table:table-cell>
          <table:table-cell table:style-name="ce126" table:formula="oooc:=28.34952*[.F108]" office:value-type="float" office:value="28.34952">
            <text:p>28</text:p>
          </table:table-cell>
          <table:table-cell table:style-name="ce137" table:formula="oooc:=INT([.F108]/16)" office:value-type="float" office:value="0">
            <text:p><text:s/>- </text:p>
          </table:table-cell>
          <table:table-cell table:style-name="ce138" table:formula="oooc:=[.F108]-([.H108]*16)" office:value-type="float" office:value="1">
            <text:p>1.0</text:p>
          </table:table-cell>
          <table:table-cell table:style-name="ce154" table:formula="oooc:=[.H108]+([.I108]/16)" office:value-type="float" office:value="0.0625">
            <text:p>0.06</text:p>
          </table:table-cell>
          <table:table-cell table:style-name="ce165" table:formula="oooc:=IF([.$E108]=&quot;In&quot;;[.F108];0)" office:value-type="float" office:value="1">
            <text:p>1.0</text:p>
          </table:table-cell>
          <table:table-cell/>
          <table:table-cell table:style-name="ce181" table:formula="oooc:=28.34952*[.K108]" office:value-type="float" office:value="28.34952">
            <text:p>28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Pint ziploc for maps</text:p>
          </table:table-cell>
          <table:table-cell table:style-name="ce103" office:value-type="string">
            <text:p>In</text:p>
          </table:table-cell>
          <table:table-cell office:value-type="float" office:value="0.1">
            <text:p>0.1</text:p>
          </table:table-cell>
          <table:table-cell table:style-name="ce126" table:formula="oooc:=28.34952*[.F109]" office:value-type="float" office:value="2.834952">
            <text:p>3</text:p>
          </table:table-cell>
          <table:table-cell table:style-name="ce137" table:formula="oooc:=INT([.F109]/16)" office:value-type="float" office:value="0">
            <text:p><text:s/>- </text:p>
          </table:table-cell>
          <table:table-cell table:style-name="ce138" table:formula="oooc:=[.F109]-([.H109]*16)" office:value-type="float" office:value="0.1">
            <text:p>0.1</text:p>
          </table:table-cell>
          <table:table-cell table:style-name="ce154" table:formula="oooc:=[.H109]+([.I109]/16)" office:value-type="float" office:value="0.00625">
            <text:p>0.01</text:p>
          </table:table-cell>
          <table:table-cell table:style-name="ce165" table:formula="oooc:=IF([.$E109]=&quot;In&quot;;[.F109];0)" office:value-type="float" office:value="0.1">
            <text:p>0.1</text:p>
          </table:table-cell>
          <table:table-cell/>
          <table:table-cell table:style-name="ce181" table:formula="oooc:=28.34952*[.K109]" office:value-type="float" office:value="2.834952">
            <text:p>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Quart Ziploc overbag for maps</text:p>
          </table:table-cell>
          <table:table-cell table:style-name="ce103" office:value-type="string">
            <text:p>In</text:p>
          </table:table-cell>
          <table:table-cell office:value-type="float" office:value="0.2">
            <text:p>0.2</text:p>
          </table:table-cell>
          <table:table-cell table:style-name="ce126" table:formula="oooc:=28.34952*[.F110]" office:value-type="float" office:value="5.669904">
            <text:p>6</text:p>
          </table:table-cell>
          <table:table-cell table:style-name="ce137" table:formula="oooc:=INT([.F110]/16)" office:value-type="float" office:value="0">
            <text:p><text:s/>- </text:p>
          </table:table-cell>
          <table:table-cell table:style-name="ce138" table:formula="oooc:=[.F110]-([.H110]*16)" office:value-type="float" office:value="0.2">
            <text:p>0.2</text:p>
          </table:table-cell>
          <table:table-cell table:style-name="ce154" table:formula="oooc:=[.H110]+([.I110]/16)" office:value-type="float" office:value="0.0125">
            <text:p>0.01</text:p>
          </table:table-cell>
          <table:table-cell table:style-name="ce165" table:formula="oooc:=IF([.$E110]=&quot;In&quot;;[.F110];0)" office:value-type="float" office:value="0.2">
            <text:p>0.2</text:p>
          </table:table-cell>
          <table:table-cell/>
          <table:table-cell table:style-name="ce181" table:formula="oooc:=28.34952*[.K110]" office:value-type="float" office:value="5.669904">
            <text:p>6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6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5" table:formula="oooc:=&quot;——&quot;" office:value-type="string" office:string-value="——">
            <text:p>——</text:p>
          </table:table-cell>
          <table:table-cell/>
          <table:table-cell table:style-name="ce181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5" office:value-type="string">
            <text:p>Total navigation kit</text:p>
          </table:table-cell>
          <table:table-cell table:style-name="ce107"/>
          <table:table-cell table:style-name="ce117" table:formula="oooc:=[.F106]+[.F108]" office:value-type="float" office:value="12.9">
            <text:p>12.9</text:p>
          </table:table-cell>
          <table:table-cell table:style-name="ce128" table:formula="oooc:=[.G106]+[.G108]" office:value-type="float" office:value="365.708808">
            <text:p>366</text:p>
          </table:table-cell>
          <table:table-cell table:style-name="ce139" table:formula="oooc:=INT([.F112]/16)" office:value-type="float" office:value="0">
            <text:p><text:s/>- </text:p>
          </table:table-cell>
          <table:table-cell table:style-name="ce148" table:formula="oooc:=[.F112]-([.H112]*16)" office:value-type="float" office:value="12.9">
            <text:p>12.9</text:p>
          </table:table-cell>
          <table:table-cell table:style-name="ce155" table:formula="oooc:=[.H112]+([.I112]/16)" office:value-type="float" office:value="0.80625">
            <text:p>0.81</text:p>
          </table:table-cell>
          <table:table-cell table:style-name="ce167" table:formula="oooc:=[.K106]+[.K108]" office:value-type="float" office:value="5.2">
            <text:p>5.2</text:p>
          </table:table-cell>
          <table:table-cell/>
          <table:table-cell table:style-name="ce179" table:formula="oooc:=[.M106]+[.M108]" office:value-type="float" office:value="147.417504">
            <text:p>147</text:p>
          </table:table-cell>
          <table:table-cell table:number-columns-repeated="243"/>
        </table:table-row>
        <table:table-row table:style-name="ro4" table:number-rows-repeated="3">
          <table:table-cell table:number-columns-repeated="3"/>
          <table:table-cell table:style-name="ce94"/>
          <table:table-cell table:style-name="ce108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/>
          <table:table-cell table:style-name="ce89" office:value-type="string">
            <text:p>n</text:p>
          </table:table-cell>
          <table:table-cell table:style-name="ce8" office:value-type="string">
            <text:p>Night Kit</text:p>
          </table:table-cell>
          <table:table-cell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EOS headlamp with diffuser and 3 AAA lithium</text:p>
          </table:table-cell>
          <table:table-cell table:style-name="ce103" office:value-type="string">
            <text:p>In</text:p>
          </table:table-cell>
          <table:table-cell office:value-type="float" office:value="3.3">
            <text:p>3.3</text:p>
          </table:table-cell>
          <table:table-cell table:style-name="ce126" table:formula="oooc:=28.34952*[.F117]" office:value-type="float" office:value="93.553416">
            <text:p>94</text:p>
          </table:table-cell>
          <table:table-cell table:style-name="ce137" table:formula="oooc:=INT([.F117]/16)" office:value-type="float" office:value="0">
            <text:p><text:s/>- </text:p>
          </table:table-cell>
          <table:table-cell table:style-name="ce138" table:formula="oooc:=[.F117]-([.H117]*16)" office:value-type="float" office:value="3.3">
            <text:p>3.3</text:p>
          </table:table-cell>
          <table:table-cell table:style-name="ce154" table:formula="oooc:=[.H117]+([.I117]/16)" office:value-type="float" office:value="0.20625">
            <text:p>0.21</text:p>
          </table:table-cell>
          <table:table-cell table:style-name="ce165" table:formula="oooc:=IF([.$E117]=&quot;In&quot;;[.F117];0)" office:value-type="float" office:value="3.3">
            <text:p>3.3</text:p>
          </table:table-cell>
          <table:table-cell/>
          <table:table-cell table:style-name="ce181" table:formula="oooc:=28.34952*[.K117]" office:value-type="float" office:value="93.553416">
            <text:p>94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Plastic flashlight cup with Velcro strap</text:p>
          </table:table-cell>
          <table:table-cell table:style-name="ce103" office:value-type="string">
            <text:p>In</text:p>
          </table:table-cell>
          <table:table-cell office:value-type="float" office:value="0.7">
            <text:p>0.7</text:p>
          </table:table-cell>
          <table:table-cell table:style-name="ce126" table:formula="oooc:=28.34952*[.F118]" office:value-type="float" office:value="19.844664">
            <text:p>20</text:p>
          </table:table-cell>
          <table:table-cell table:style-name="ce137" table:formula="oooc:=INT([.F118]/16)" office:value-type="float" office:value="0">
            <text:p><text:s/>- </text:p>
          </table:table-cell>
          <table:table-cell table:style-name="ce138" table:formula="oooc:=[.F118]-([.H118]*16)" office:value-type="float" office:value="0.7">
            <text:p>0.7</text:p>
          </table:table-cell>
          <table:table-cell table:style-name="ce154" table:formula="oooc:=[.H118]+([.I118]/16)" office:value-type="float" office:value="0.04375">
            <text:p>0.04</text:p>
          </table:table-cell>
          <table:table-cell table:style-name="ce165" table:formula="oooc:=IF([.$E118]=&quot;In&quot;;[.F118];0)" office:value-type="float" office:value="0.7">
            <text:p>0.7</text:p>
          </table:table-cell>
          <table:table-cell/>
          <table:table-cell table:style-name="ce181" table:formula="oooc:=28.34952*[.K118]" office:value-type="float" office:value="19.844664">
            <text:p>20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Dorcy LED backup light with 1 AAA lithium</text:p>
          </table:table-cell>
          <table:table-cell table:style-name="ce103" office:value-type="string">
            <text:p>In</text:p>
          </table:table-cell>
          <table:table-cell office:value-type="float" office:value="0.9">
            <text:p>0.9</text:p>
          </table:table-cell>
          <table:table-cell table:style-name="ce126" table:formula="oooc:=28.34952*[.F119]" office:value-type="float" office:value="25.514568">
            <text:p>26</text:p>
          </table:table-cell>
          <table:table-cell table:style-name="ce137" table:formula="oooc:=INT([.F119]/16)" office:value-type="float" office:value="0">
            <text:p><text:s/>- </text:p>
          </table:table-cell>
          <table:table-cell table:style-name="ce138" table:formula="oooc:=[.F119]-([.H119]*16)" office:value-type="float" office:value="0.9">
            <text:p>0.9</text:p>
          </table:table-cell>
          <table:table-cell table:style-name="ce154" table:formula="oooc:=[.H119]+([.I119]/16)" office:value-type="float" office:value="0.05625">
            <text:p>0.06</text:p>
          </table:table-cell>
          <table:table-cell table:style-name="ce165" table:formula="oooc:=IF([.$E119]=&quot;In&quot;;[.F119];0)" office:value-type="float" office:value="0.9">
            <text:p>0.9</text:p>
          </table:table-cell>
          <table:table-cell/>
          <table:table-cell table:style-name="ce181" table:formula="oooc:=28.34952*[.K119]" office:value-type="float" office:value="25.514568">
            <text:p>26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Custom hat clip for Dorcy - white</text:p>
          </table:table-cell>
          <table:table-cell table:style-name="ce103" office:value-type="string">
            <text:p>In</text:p>
          </table:table-cell>
          <table:table-cell office:value-type="float" office:value="0.3">
            <text:p>0.3</text:p>
          </table:table-cell>
          <table:table-cell table:style-name="ce126" table:formula="oooc:=28.34952*[.F120]" office:value-type="float" office:value="8.504856">
            <text:p>9</text:p>
          </table:table-cell>
          <table:table-cell table:style-name="ce137" table:formula="oooc:=INT([.F120]/16)" office:value-type="float" office:value="0">
            <text:p><text:s/>- </text:p>
          </table:table-cell>
          <table:table-cell table:style-name="ce138" table:formula="oooc:=[.F120]-([.H120]*16)" office:value-type="float" office:value="0.3">
            <text:p>0.3</text:p>
          </table:table-cell>
          <table:table-cell table:style-name="ce154" table:formula="oooc:=[.H120]+([.I120]/16)" office:value-type="float" office:value="0.01875">
            <text:p>0.02</text:p>
          </table:table-cell>
          <table:table-cell table:style-name="ce165" table:formula="oooc:=IF([.$E120]=&quot;In&quot;;[.F120];0)" office:value-type="float" office:value="0.3">
            <text:p>0.3</text:p>
          </table:table-cell>
          <table:table-cell/>
          <table:table-cell table:style-name="ce181" table:formula="oooc:=28.34952*[.K120]" office:value-type="float" office:value="8.504856">
            <text:p>9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Brunton ADC weather station</text:p>
          </table:table-cell>
          <table:table-cell table:style-name="ce103" office:value-type="string">
            <text:p>Out</text:p>
          </table:table-cell>
          <table:table-cell office:value-type="float" office:value="2">
            <text:p>2.0</text:p>
          </table:table-cell>
          <table:table-cell table:style-name="ce126" table:formula="oooc:=28.34952*[.F121]" office:value-type="float" office:value="56.69904">
            <text:p>57</text:p>
          </table:table-cell>
          <table:table-cell table:style-name="ce137" table:formula="oooc:=INT([.F121]/16)" office:value-type="float" office:value="0">
            <text:p><text:s/>- </text:p>
          </table:table-cell>
          <table:table-cell table:style-name="ce138" table:formula="oooc:=[.F121]-([.H121]*16)" office:value-type="float" office:value="2">
            <text:p>2.0</text:p>
          </table:table-cell>
          <table:table-cell table:style-name="ce154" table:formula="oooc:=[.H121]+([.I121]/16)" office:value-type="float" office:value="0.125">
            <text:p>0.13</text:p>
          </table:table-cell>
          <table:table-cell table:style-name="ce165" table:formula="oooc:=IF([.$E121]=&quot;In&quot;;[.F121];0)" office:value-type="float" office:value="0">
            <text:p><text:s/>- </text:p>
          </table:table-cell>
          <table:table-cell/>
          <table:table-cell table:style-name="ce181" table:formula="oooc:=28.34952*[.K121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Foam ear plugs (4) in case with Ziploc</text:p>
          </table:table-cell>
          <table:table-cell table:style-name="ce103" office:value-type="string">
            <text:p>In</text:p>
          </table:table-cell>
          <table:table-cell office:value-type="float" office:value="0.2">
            <text:p>0.2</text:p>
          </table:table-cell>
          <table:table-cell table:style-name="ce126" table:formula="oooc:=28.34952*[.F122]" office:value-type="float" office:value="5.669904">
            <text:p>6</text:p>
          </table:table-cell>
          <table:table-cell table:style-name="ce137" table:formula="oooc:=INT([.F122]/16)" office:value-type="float" office:value="0">
            <text:p><text:s/>- </text:p>
          </table:table-cell>
          <table:table-cell table:style-name="ce138" table:formula="oooc:=[.F122]-([.H122]*16)" office:value-type="float" office:value="0.2">
            <text:p>0.2</text:p>
          </table:table-cell>
          <table:table-cell table:style-name="ce154" table:formula="oooc:=[.H122]+([.I122]/16)" office:value-type="float" office:value="0.0125">
            <text:p>0.01</text:p>
          </table:table-cell>
          <table:table-cell table:style-name="ce165" table:formula="oooc:=IF([.$E122]=&quot;In&quot;;[.F122];0)" office:value-type="float" office:value="0.2">
            <text:p>0.2</text:p>
          </table:table-cell>
          <table:table-cell/>
          <table:table-cell table:style-name="ce181" table:formula="oooc:=28.34952*[.K122]" office:value-type="float" office:value="5.669904">
            <text:p>6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Sony SRF-M37V radio with 1 AAA lithium and bag</text:p>
          </table:table-cell>
          <table:table-cell table:style-name="ce103" office:value-type="string">
            <text:p>Out</text:p>
          </table:table-cell>
          <table:table-cell office:value-type="float" office:value="3.8">
            <text:p>3.8</text:p>
          </table:table-cell>
          <table:table-cell table:style-name="ce126" table:formula="oooc:=28.34952*[.F123]" office:value-type="float" office:value="107.728176">
            <text:p>108</text:p>
          </table:table-cell>
          <table:table-cell table:style-name="ce137" table:formula="oooc:=INT([.F123]/16)" office:value-type="float" office:value="0">
            <text:p><text:s/>- </text:p>
          </table:table-cell>
          <table:table-cell table:style-name="ce138" table:formula="oooc:=[.F123]-([.H123]*16)" office:value-type="float" office:value="3.8">
            <text:p>3.8</text:p>
          </table:table-cell>
          <table:table-cell table:style-name="ce154" table:formula="oooc:=[.H123]+([.I123]/16)" office:value-type="float" office:value="0.2375">
            <text:p>0.24</text:p>
          </table:table-cell>
          <table:table-cell table:style-name="ce165" table:formula="oooc:=IF([.$E123]=&quot;In&quot;;[.F123];0)" office:value-type="float" office:value="0">
            <text:p><text:s/>- </text:p>
          </table:table-cell>
          <table:table-cell/>
          <table:table-cell table:style-name="ce181" table:formula="oooc:=28.34952*[.K123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Yellow ProPore stuff sack</text:p>
          </table:table-cell>
          <table:table-cell table:style-name="ce103" office:value-type="string">
            <text:p>In</text:p>
          </table:table-cell>
          <table:table-cell office:value-type="float" office:value="0.4">
            <text:p>0.4</text:p>
          </table:table-cell>
          <table:table-cell table:style-name="ce126" table:formula="oooc:=28.34952*[.F124]" office:value-type="float" office:value="11.339808">
            <text:p>11</text:p>
          </table:table-cell>
          <table:table-cell table:style-name="ce137" table:formula="oooc:=INT([.F124]/16)" office:value-type="float" office:value="0">
            <text:p><text:s/>- </text:p>
          </table:table-cell>
          <table:table-cell table:style-name="ce138" table:formula="oooc:=[.F124]-([.H124]*16)" office:value-type="float" office:value="0.4">
            <text:p>0.4</text:p>
          </table:table-cell>
          <table:table-cell table:style-name="ce154" table:formula="oooc:=[.H124]+([.I124]/16)" office:value-type="float" office:value="0.025">
            <text:p>0.03</text:p>
          </table:table-cell>
          <table:table-cell table:style-name="ce165" table:formula="oooc:=IF([.$E124]=&quot;In&quot;;[.F124];0)" office:value-type="float" office:value="0.4">
            <text:p>0.4</text:p>
          </table:table-cell>
          <table:table-cell/>
          <table:table-cell table:style-name="ce181" table:formula="oooc:=28.34952*[.K124]" office:value-type="float" office:value="11.339808">
            <text:p>11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Casio digital alarm clock</text:p>
          </table:table-cell>
          <table:table-cell table:style-name="ce103" office:value-type="string">
            <text:p>Out</text:p>
          </table:table-cell>
          <table:table-cell office:value-type="float" office:value="1.2">
            <text:p>1.2</text:p>
          </table:table-cell>
          <table:table-cell table:style-name="ce126" table:formula="oooc:=28.34952*[.F125]" office:value-type="float" office:value="34.019424">
            <text:p>34</text:p>
          </table:table-cell>
          <table:table-cell table:style-name="ce137" table:formula="oooc:=INT([.F125]/16)" office:value-type="float" office:value="0">
            <text:p><text:s/>- </text:p>
          </table:table-cell>
          <table:table-cell table:style-name="ce138" table:formula="oooc:=[.F125]-([.H125]*16)" office:value-type="float" office:value="1.2">
            <text:p>1.2</text:p>
          </table:table-cell>
          <table:table-cell table:style-name="ce154" table:formula="oooc:=[.H125]+([.I125]/16)" office:value-type="float" office:value="0.075">
            <text:p>0.08</text:p>
          </table:table-cell>
          <table:table-cell table:style-name="ce165" table:formula="oooc:=IF([.$E125]=&quot;In&quot;;[.F125];0)" office:value-type="float" office:value="0">
            <text:p><text:s/>- </text:p>
          </table:table-cell>
          <table:table-cell/>
          <table:table-cell table:style-name="ce181" table:formula="oooc:=28.34952*[.K125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Aiwa AM / FM radio w/ extra AAA lithium </text:p>
          </table:table-cell>
          <table:table-cell table:style-name="ce103" office:value-type="string">
            <text:p>Out</text:p>
          </table:table-cell>
          <table:table-cell office:value-type="float" office:value="2.5">
            <text:p>2.5</text:p>
          </table:table-cell>
          <table:table-cell table:style-name="ce126" table:formula="oooc:=28.34952*[.F126]" office:value-type="float" office:value="70.8738">
            <text:p>71</text:p>
          </table:table-cell>
          <table:table-cell table:style-name="ce137" table:formula="oooc:=INT([.F126]/16)" office:value-type="float" office:value="0">
            <text:p><text:s/>- </text:p>
          </table:table-cell>
          <table:table-cell table:style-name="ce138" table:formula="oooc:=[.F126]-([.H126]*16)" office:value-type="float" office:value="2.5">
            <text:p>2.5</text:p>
          </table:table-cell>
          <table:table-cell table:style-name="ce154" table:formula="oooc:=[.H126]+([.I126]/16)" office:value-type="float" office:value="0.15625">
            <text:p>0.16</text:p>
          </table:table-cell>
          <table:table-cell table:style-name="ce165" table:formula="oooc:=IF([.$E126]=&quot;In&quot;;[.F126];0)" office:value-type="float" office:value="0">
            <text:p><text:s/>- </text:p>
          </table:table-cell>
          <table:table-cell/>
          <table:table-cell table:style-name="ce181" table:formula="oooc:=28.34952*[.K126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Lab thermometer in blue case</text:p>
          </table:table-cell>
          <table:table-cell table:style-name="ce103" office:value-type="string">
            <text:p>Out</text:p>
          </table:table-cell>
          <table:table-cell office:value-type="float" office:value="0.7">
            <text:p>0.7</text:p>
          </table:table-cell>
          <table:table-cell table:style-name="ce126" table:formula="oooc:=28.34952*[.F127]" office:value-type="float" office:value="19.844664">
            <text:p>20</text:p>
          </table:table-cell>
          <table:table-cell table:style-name="ce137" table:formula="oooc:=INT([.F127]/16)" office:value-type="float" office:value="0">
            <text:p><text:s/>- </text:p>
          </table:table-cell>
          <table:table-cell table:style-name="ce138" table:formula="oooc:=[.F127]-([.H127]*16)" office:value-type="float" office:value="0.7">
            <text:p>0.7</text:p>
          </table:table-cell>
          <table:table-cell table:style-name="ce154" table:formula="oooc:=[.H127]+([.I127]/16)" office:value-type="float" office:value="0.04375">
            <text:p>0.04</text:p>
          </table:table-cell>
          <table:table-cell table:style-name="ce165" table:formula="oooc:=IF([.$E127]=&quot;In&quot;;[.F127];0)" office:value-type="float" office:value="0">
            <text:p><text:s/>- </text:p>
          </table:table-cell>
          <table:table-cell/>
          <table:table-cell table:style-name="ce181" table:formula="oooc:=28.34952*[.K127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5" office:value-type="string">
            <text:p>Total night kit</text:p>
          </table:table-cell>
          <table:table-cell table:style-name="ce107"/>
          <table:table-cell table:style-name="ce117" table:formula="oooc:=SUM([.F117:.F128])" office:value-type="float" office:value="16">
            <text:p>16.0</text:p>
          </table:table-cell>
          <table:table-cell table:style-name="ce128" table:formula="oooc:=SUM([.G117:.G128])" office:value-type="float" office:value="453.59232">
            <text:p>454</text:p>
          </table:table-cell>
          <table:table-cell table:style-name="ce139" table:formula="oooc:=INT([.F129]/16)" office:value-type="float" office:value="1">
            <text:p>1</text:p>
          </table:table-cell>
          <table:table-cell table:style-name="ce148" table:formula="oooc:=[.F129]-([.H129]*16)" office:value-type="float" office:value="0">
            <text:p><text:s/>- </text:p>
          </table:table-cell>
          <table:table-cell table:style-name="ce155" table:formula="oooc:=SUM([.J117:.J128])" office:value-type="float" office:value="1">
            <text:p>1.00</text:p>
          </table:table-cell>
          <table:table-cell table:style-name="ce167" table:formula="oooc:=SUM([.K117:.K128])" office:value-type="float" office:value="5.8">
            <text:p>5.8</text:p>
          </table:table-cell>
          <table:table-cell/>
          <table:table-cell table:style-name="ce179" table:formula="oooc:=SUM([.M117:.M128])" office:value-type="float" office:value="164.427216">
            <text:p>164</text:p>
          </table:table-cell>
          <table:table-cell table:number-columns-repeated="243"/>
        </table:table-row>
        <table:table-row table:style-name="ro4" table:number-rows-repeated="3">
          <table:table-cell table:number-columns-repeated="3"/>
          <table:table-cell table:style-name="ce94"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/>
          <table:table-cell table:style-name="ce89" office:value-type="string">
            <text:p>n</text:p>
          </table:table-cell>
          <table:table-cell table:style-name="ce8" office:value-type="string">
            <text:p>Personal Kit</text:p>
          </table:table-cell>
          <table:table-cell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Curel in red micro box</text:p>
          </table:table-cell>
          <table:table-cell table:style-name="ce103" office:value-type="string">
            <text:p>In</text:p>
          </table:table-cell>
          <table:table-cell office:value-type="float" office:value="0.5">
            <text:p>0.5</text:p>
          </table:table-cell>
          <table:table-cell table:style-name="ce126" table:formula="oooc:=28.34952*[.F134]" office:value-type="float" office:value="14.17476">
            <text:p>14</text:p>
          </table:table-cell>
          <table:table-cell table:style-name="ce137" table:formula="oooc:=INT([.F134]/16)" office:value-type="float" office:value="0">
            <text:p><text:s/>- </text:p>
          </table:table-cell>
          <table:table-cell table:style-name="ce138" table:formula="oooc:=[.F134]-([.H134]*16)" office:value-type="float" office:value="0.5">
            <text:p>0.5</text:p>
          </table:table-cell>
          <table:table-cell table:style-name="ce154" table:formula="oooc:=[.H134]+([.I134]/16)" office:value-type="float" office:value="0.03125">
            <text:p>0.03</text:p>
          </table:table-cell>
          <table:table-cell table:style-name="ce165" table:formula="oooc:=IF([.$E134]=&quot;In&quot;;[.F134];0)" office:value-type="float" office:value="0.5">
            <text:p>0.5</text:p>
          </table:table-cell>
          <table:table-cell/>
          <table:table-cell table:style-name="ce181" table:formula="oooc:=28.34952*[.K134]" office:value-type="float" office:value="14.17476">
            <text:p>14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Cortaid in blue micro box</text:p>
          </table:table-cell>
          <table:table-cell table:style-name="ce103" office:value-type="string">
            <text:p>In</text:p>
          </table:table-cell>
          <table:table-cell office:value-type="float" office:value="0.5">
            <text:p>0.5</text:p>
          </table:table-cell>
          <table:table-cell table:style-name="ce126" table:formula="oooc:=28.34952*[.F135]" office:value-type="float" office:value="14.17476">
            <text:p>14</text:p>
          </table:table-cell>
          <table:table-cell table:style-name="ce137" table:formula="oooc:=INT([.F135]/16)" office:value-type="float" office:value="0">
            <text:p><text:s/>- </text:p>
          </table:table-cell>
          <table:table-cell table:style-name="ce138" table:formula="oooc:=[.F135]-([.H135]*16)" office:value-type="float" office:value="0.5">
            <text:p>0.5</text:p>
          </table:table-cell>
          <table:table-cell table:style-name="ce154" table:formula="oooc:=[.H135]+([.I135]/16)" office:value-type="float" office:value="0.03125">
            <text:p>0.03</text:p>
          </table:table-cell>
          <table:table-cell table:style-name="ce165" table:formula="oooc:=IF([.$E135]=&quot;In&quot;;[.F135];0)" office:value-type="float" office:value="0.5">
            <text:p>0.5</text:p>
          </table:table-cell>
          <table:table-cell/>
          <table:table-cell table:style-name="ce181" table:formula="oooc:=28.34952*[.K135]" office:value-type="float" office:value="14.17476">
            <text:p>14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Lip balm - SPF 30</text:p>
          </table:table-cell>
          <table:table-cell table:style-name="ce103" office:value-type="string">
            <text:p>In</text:p>
          </table:table-cell>
          <table:table-cell office:value-type="float" office:value="0.3">
            <text:p>0.3</text:p>
          </table:table-cell>
          <table:table-cell table:style-name="ce126" table:formula="oooc:=28.34952*[.F136]" office:value-type="float" office:value="8.504856">
            <text:p>9</text:p>
          </table:table-cell>
          <table:table-cell table:style-name="ce137" table:formula="oooc:=INT([.F136]/16)" office:value-type="float" office:value="0">
            <text:p><text:s/>- </text:p>
          </table:table-cell>
          <table:table-cell table:style-name="ce138" table:formula="oooc:=[.F136]-([.H136]*16)" office:value-type="float" office:value="0.3">
            <text:p>0.3</text:p>
          </table:table-cell>
          <table:table-cell table:style-name="ce154" table:formula="oooc:=[.H136]+([.I136]/16)" office:value-type="float" office:value="0.01875">
            <text:p>0.02</text:p>
          </table:table-cell>
          <table:table-cell table:style-name="ce165" table:formula="oooc:=IF([.$E136]=&quot;In&quot;;[.F136];0)" office:value-type="float" office:value="0.3">
            <text:p>0.3</text:p>
          </table:table-cell>
          <table:table-cell/>
          <table:table-cell table:style-name="ce181" table:formula="oooc:=28.34952*[.K136]" office:value-type="float" office:value="8.504856">
            <text:p>9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Comb, clippers, tweezers, mirror kit</text:p>
          </table:table-cell>
          <table:table-cell table:style-name="ce103" office:value-type="string">
            <text:p>In</text:p>
          </table:table-cell>
          <table:table-cell office:value-type="float" office:value="2">
            <text:p>2.0</text:p>
          </table:table-cell>
          <table:table-cell table:style-name="ce126" table:formula="oooc:=28.34952*[.F137]" office:value-type="float" office:value="56.69904">
            <text:p>57</text:p>
          </table:table-cell>
          <table:table-cell table:style-name="ce137" table:formula="oooc:=INT([.F137]/16)" office:value-type="float" office:value="0">
            <text:p><text:s/>- </text:p>
          </table:table-cell>
          <table:table-cell table:style-name="ce138" table:formula="oooc:=[.F137]-([.H137]*16)" office:value-type="float" office:value="2">
            <text:p>2.0</text:p>
          </table:table-cell>
          <table:table-cell table:style-name="ce154" table:formula="oooc:=[.H137]+([.I137]/16)" office:value-type="float" office:value="0.125">
            <text:p>0.13</text:p>
          </table:table-cell>
          <table:table-cell table:style-name="ce165" table:formula="oooc:=IF([.$E137]=&quot;In&quot;;[.F137];0)" office:value-type="float" office:value="2">
            <text:p>2.0</text:p>
          </table:table-cell>
          <table:table-cell/>
          <table:table-cell table:style-name="ce181" table:formula="oooc:=28.34952*[.K137]" office:value-type="float" office:value="56.69904">
            <text:p>57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Mitchum cream in green box</text:p>
          </table:table-cell>
          <table:table-cell table:style-name="ce103" office:value-type="string">
            <text:p>In</text:p>
          </table:table-cell>
          <table:table-cell office:value-type="float" office:value="1.2">
            <text:p>1.2</text:p>
          </table:table-cell>
          <table:table-cell table:style-name="ce126" table:formula="oooc:=28.34952*[.F138]" office:value-type="float" office:value="34.019424">
            <text:p>34</text:p>
          </table:table-cell>
          <table:table-cell table:style-name="ce137" table:formula="oooc:=INT([.F138]/16)" office:value-type="float" office:value="0">
            <text:p><text:s/>- </text:p>
          </table:table-cell>
          <table:table-cell table:style-name="ce138" table:formula="oooc:=[.F138]-([.H138]*16)" office:value-type="float" office:value="1.2">
            <text:p>1.2</text:p>
          </table:table-cell>
          <table:table-cell table:style-name="ce154" table:formula="oooc:=[.H138]+([.I138]/16)" office:value-type="float" office:value="0.075">
            <text:p>0.08</text:p>
          </table:table-cell>
          <table:table-cell table:style-name="ce165" table:formula="oooc:=IF([.$E138]=&quot;In&quot;;[.F138];0)" office:value-type="float" office:value="1.2">
            <text:p>1.2</text:p>
          </table:table-cell>
          <table:table-cell/>
          <table:table-cell table:style-name="ce181" table:formula="oooc:=28.34952*[.K138]" office:value-type="float" office:value="34.019424">
            <text:p>34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Toothpaste, brush, floss kit</text:p>
          </table:table-cell>
          <table:table-cell table:style-name="ce103" office:value-type="string">
            <text:p>In</text:p>
          </table:table-cell>
          <table:table-cell office:value-type="float" office:value="1.2">
            <text:p>1.2</text:p>
          </table:table-cell>
          <table:table-cell table:style-name="ce126" table:formula="oooc:=28.34952*[.F139]" office:value-type="float" office:value="34.019424">
            <text:p>34</text:p>
          </table:table-cell>
          <table:table-cell table:style-name="ce137" table:formula="oooc:=INT([.F139]/16)" office:value-type="float" office:value="0">
            <text:p><text:s/>- </text:p>
          </table:table-cell>
          <table:table-cell table:style-name="ce138" table:formula="oooc:=[.F139]-([.H139]*16)" office:value-type="float" office:value="1.2">
            <text:p>1.2</text:p>
          </table:table-cell>
          <table:table-cell table:style-name="ce154" table:formula="oooc:=[.H139]+([.I139]/16)" office:value-type="float" office:value="0.075">
            <text:p>0.08</text:p>
          </table:table-cell>
          <table:table-cell table:style-name="ce165" table:formula="oooc:=IF([.$E139]=&quot;In&quot;;[.F139];0)" office:value-type="float" office:value="1.2">
            <text:p>1.2</text:p>
          </table:table-cell>
          <table:table-cell/>
          <table:table-cell table:style-name="ce181" table:formula="oooc:=28.34952*[.K139]" office:value-type="float" office:value="34.019424">
            <text:p>34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Aspirin, vitamins, fish oil kit</text:p>
          </table:table-cell>
          <table:table-cell table:style-name="ce103" office:value-type="string">
            <text:p>In</text:p>
          </table:table-cell>
          <table:table-cell office:value-type="float" office:value="0.7">
            <text:p>0.7</text:p>
          </table:table-cell>
          <table:table-cell table:style-name="ce126" table:formula="oooc:=28.34952*[.F140]" office:value-type="float" office:value="19.844664">
            <text:p>20</text:p>
          </table:table-cell>
          <table:table-cell table:style-name="ce137" table:formula="oooc:=INT([.F140]/16)" office:value-type="float" office:value="0">
            <text:p><text:s/>- </text:p>
          </table:table-cell>
          <table:table-cell table:style-name="ce138" table:formula="oooc:=[.F140]-([.H140]*16)" office:value-type="float" office:value="0.7">
            <text:p>0.7</text:p>
          </table:table-cell>
          <table:table-cell table:style-name="ce154" table:formula="oooc:=[.H140]+([.I140]/16)" office:value-type="float" office:value="0.04375">
            <text:p>0.04</text:p>
          </table:table-cell>
          <table:table-cell table:style-name="ce165" table:formula="oooc:=IF([.$E140]=&quot;In&quot;;[.F140];0)" office:value-type="float" office:value="0.7">
            <text:p>0.7</text:p>
          </table:table-cell>
          <table:table-cell/>
          <table:table-cell table:style-name="ce181" table:formula="oooc:=28.34952*[.K140]" office:value-type="float" office:value="19.844664">
            <text:p>20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Teal stuff sack</text:p>
          </table:table-cell>
          <table:table-cell table:style-name="ce103" office:value-type="string">
            <text:p>In</text:p>
          </table:table-cell>
          <table:table-cell office:value-type="float" office:value="0.7">
            <text:p>0.7</text:p>
          </table:table-cell>
          <table:table-cell table:style-name="ce126" table:formula="oooc:=28.34952*[.F141]" office:value-type="float" office:value="19.844664">
            <text:p>20</text:p>
          </table:table-cell>
          <table:table-cell table:style-name="ce137" table:formula="oooc:=INT([.F141]/16)" office:value-type="float" office:value="0">
            <text:p><text:s/>- </text:p>
          </table:table-cell>
          <table:table-cell table:style-name="ce138" table:formula="oooc:=[.F141]-([.H141]*16)" office:value-type="float" office:value="0.7">
            <text:p>0.7</text:p>
          </table:table-cell>
          <table:table-cell table:style-name="ce154" table:formula="oooc:=[.H141]+([.I141]/16)" office:value-type="float" office:value="0.04375">
            <text:p>0.04</text:p>
          </table:table-cell>
          <table:table-cell table:style-name="ce165" table:formula="oooc:=IF([.$E141]=&quot;In&quot;;[.F141];0)" office:value-type="float" office:value="0.7">
            <text:p>0.7</text:p>
          </table:table-cell>
          <table:table-cell/>
          <table:table-cell table:style-name="ce181" table:formula="oooc:=28.34952*[.K141]" office:value-type="float" office:value="19.844664">
            <text:p>20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SPF 50 sunblock (3 oz) in refill tube</text:p>
          </table:table-cell>
          <table:table-cell table:style-name="ce103" office:value-type="string">
            <text:p>Out</text:p>
          </table:table-cell>
          <table:table-cell office:value-type="float" office:value="3.3">
            <text:p>3.3</text:p>
          </table:table-cell>
          <table:table-cell table:style-name="ce126" table:formula="oooc:=28.34952*[.F142]" office:value-type="float" office:value="93.553416">
            <text:p>94</text:p>
          </table:table-cell>
          <table:table-cell table:style-name="ce137" table:formula="oooc:=INT([.F142]/16)" office:value-type="float" office:value="0">
            <text:p><text:s/>- </text:p>
          </table:table-cell>
          <table:table-cell table:style-name="ce138" table:formula="oooc:=[.F142]-([.H142]*16)" office:value-type="float" office:value="3.3">
            <text:p>3.3</text:p>
          </table:table-cell>
          <table:table-cell table:style-name="ce154" table:formula="oooc:=[.H142]+([.I142]/16)" office:value-type="float" office:value="0.20625">
            <text:p>0.21</text:p>
          </table:table-cell>
          <table:table-cell table:style-name="ce165" table:formula="oooc:=IF([.$E142]=&quot;In&quot;;[.F142];0)" office:value-type="float" office:value="0">
            <text:p><text:s/>- </text:p>
          </table:table-cell>
          <table:table-cell/>
          <table:table-cell table:style-name="ce181" table:formula="oooc:=28.34952*[.K142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5" office:value-type="string">
            <text:p>Total personal kit</text:p>
          </table:table-cell>
          <table:table-cell table:style-name="ce107"/>
          <table:table-cell table:style-name="ce117" table:formula="oooc:=SUM([.F134:.F143])" office:value-type="float" office:value="10.4">
            <text:p>10.4</text:p>
          </table:table-cell>
          <table:table-cell table:style-name="ce128" table:formula="oooc:=SUM([.G134:.G143])" office:value-type="float" office:value="294.835008">
            <text:p>295</text:p>
          </table:table-cell>
          <table:table-cell table:style-name="ce139" table:formula="oooc:=INT([.F144]/16)" office:value-type="float" office:value="0">
            <text:p><text:s/>- </text:p>
          </table:table-cell>
          <table:table-cell table:style-name="ce148" table:formula="oooc:=[.F144]-([.H144]*16)" office:value-type="float" office:value="10.4">
            <text:p>10.4</text:p>
          </table:table-cell>
          <table:table-cell table:style-name="ce155" table:formula="oooc:=SUM([.J134:.J143])" office:value-type="float" office:value="0.65">
            <text:p>0.65</text:p>
          </table:table-cell>
          <table:table-cell table:style-name="ce167" table:formula="oooc:=SUM([.K134:.K143])" office:value-type="float" office:value="7.1">
            <text:p>7.1</text:p>
          </table:table-cell>
          <table:table-cell/>
          <table:table-cell table:style-name="ce179" table:formula="oooc:=SUM([.M134:.M143])" office:value-type="float" office:value="201.281592">
            <text:p>201</text:p>
          </table:table-cell>
          <table:table-cell table:number-columns-repeated="243"/>
        </table:table-row>
        <table:table-row table:style-name="ro4" table:number-rows-repeated="3">
          <table:table-cell table:number-columns-repeated="3"/>
          <table:table-cell table:style-name="ce94"/>
          <table:table-cell table:style-name="ce108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/>
          <table:table-cell table:style-name="ce89" office:value-type="string">
            <text:p>n</text:p>
          </table:table-cell>
          <table:table-cell table:style-name="ce8" office:value-type="string">
            <text:p>Photography Kit</text:p>
          </table:table-cell>
          <table:table-cell/>
          <table:table-cell table:style-name="ce103"/>
          <table:table-cell table:style-name="ce118"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Canon A510 with 512MB SD card (no batteries)</text:p>
          </table:table-cell>
          <table:table-cell table:style-name="ce103" office:value-type="string">
            <text:p>In</text:p>
          </table:table-cell>
          <table:table-cell office:value-type="float" office:value="6.3">
            <text:p>6.3</text:p>
          </table:table-cell>
          <table:table-cell table:style-name="ce126" table:formula="oooc:=28.34952*[.F149]" office:value-type="float" office:value="178.601976">
            <text:p>179</text:p>
          </table:table-cell>
          <table:table-cell table:style-name="ce137" table:formula="oooc:=INT([.F149]/16)" office:value-type="float" office:value="0">
            <text:p><text:s/>- </text:p>
          </table:table-cell>
          <table:table-cell table:style-name="ce138" table:formula="oooc:=[.F149]-([.H149]*16)" office:value-type="float" office:value="6.3">
            <text:p>6.3</text:p>
          </table:table-cell>
          <table:table-cell table:style-name="ce154" table:formula="oooc:=[.H149]+([.I149]/16)" office:value-type="float" office:value="0.39375">
            <text:p>0.39</text:p>
          </table:table-cell>
          <table:table-cell table:style-name="ce165" table:formula="oooc:=IF([.$E149]=&quot;In&quot;;[.F149];0)" office:value-type="float" office:value="6.3">
            <text:p>6.3</text:p>
          </table:table-cell>
          <table:table-cell/>
          <table:table-cell table:style-name="ce181" table:formula="oooc:=28.34952*[.K149]" office:value-type="float" office:value="178.601976">
            <text:p>179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Primary AA lithium cells (2)</text:p>
          </table:table-cell>
          <table:table-cell table:style-name="ce103" office:value-type="string">
            <text:p>In</text:p>
          </table:table-cell>
          <table:table-cell office:value-type="float" office:value="1.1">
            <text:p>1.1</text:p>
          </table:table-cell>
          <table:table-cell table:style-name="ce126" table:formula="oooc:=28.34952*[.F150]" office:value-type="float" office:value="31.184472">
            <text:p>31</text:p>
          </table:table-cell>
          <table:table-cell table:style-name="ce137" table:formula="oooc:=INT([.F150]/16)" office:value-type="float" office:value="0">
            <text:p><text:s/>- </text:p>
          </table:table-cell>
          <table:table-cell table:style-name="ce138" table:formula="oooc:=[.F150]-([.H150]*16)" office:value-type="float" office:value="1.1">
            <text:p>1.1</text:p>
          </table:table-cell>
          <table:table-cell table:style-name="ce154" table:formula="oooc:=[.H150]+([.I150]/16)" office:value-type="float" office:value="0.06875">
            <text:p>0.07</text:p>
          </table:table-cell>
          <table:table-cell table:style-name="ce165" table:formula="oooc:=IF([.$E150]=&quot;In&quot;;[.F150];0)" office:value-type="float" office:value="1.1">
            <text:p>1.1</text:p>
          </table:table-cell>
          <table:table-cell/>
          <table:table-cell table:style-name="ce181" table:formula="oooc:=28.34952*[.K150]" office:value-type="float" office:value="31.184472">
            <text:p>31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Extra AA lithium cells (2)</text:p>
          </table:table-cell>
          <table:table-cell table:style-name="ce103" office:value-type="string">
            <text:p>In</text:p>
          </table:table-cell>
          <table:table-cell office:value-type="float" office:value="1.1">
            <text:p>1.1</text:p>
          </table:table-cell>
          <table:table-cell table:style-name="ce126" table:formula="oooc:=28.34952*[.F151]" office:value-type="float" office:value="31.184472">
            <text:p>31</text:p>
          </table:table-cell>
          <table:table-cell table:style-name="ce137" table:formula="oooc:=INT([.F151]/16)" office:value-type="float" office:value="0">
            <text:p><text:s/>- </text:p>
          </table:table-cell>
          <table:table-cell table:style-name="ce138" table:formula="oooc:=[.F151]-([.H151]*16)" office:value-type="float" office:value="1.1">
            <text:p>1.1</text:p>
          </table:table-cell>
          <table:table-cell table:style-name="ce154" table:formula="oooc:=[.H151]+([.I151]/16)" office:value-type="float" office:value="0.06875">
            <text:p>0.07</text:p>
          </table:table-cell>
          <table:table-cell table:style-name="ce165" table:formula="oooc:=IF([.$E151]=&quot;In&quot;;[.F151];0)" office:value-type="float" office:value="1.1">
            <text:p>1.1</text:p>
          </table:table-cell>
          <table:table-cell/>
          <table:table-cell table:style-name="ce181" table:formula="oooc:=28.34952*[.K151]" office:value-type="float" office:value="31.184472">
            <text:p>31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AA NiMH cells- 2300 mAh (2)</text:p>
          </table:table-cell>
          <table:table-cell table:style-name="ce103" office:value-type="string">
            <text:p>Out</text:p>
          </table:table-cell>
          <table:table-cell office:value-type="float" office:value="2">
            <text:p>2.0</text:p>
          </table:table-cell>
          <table:table-cell table:style-name="ce126" table:formula="oooc:=28.34952*[.F152]" office:value-type="float" office:value="56.69904">
            <text:p>57</text:p>
          </table:table-cell>
          <table:table-cell table:style-name="ce137" table:formula="oooc:=INT([.F152]/16)" office:value-type="float" office:value="0">
            <text:p><text:s/>- </text:p>
          </table:table-cell>
          <table:table-cell table:style-name="ce138" table:formula="oooc:=[.F152]-([.H152]*16)" office:value-type="float" office:value="2">
            <text:p>2.0</text:p>
          </table:table-cell>
          <table:table-cell table:style-name="ce154" table:formula="oooc:=[.H152]+([.I152]/16)" office:value-type="float" office:value="0.125">
            <text:p>0.13</text:p>
          </table:table-cell>
          <table:table-cell table:style-name="ce165" table:formula="oooc:=IF([.$E152]=&quot;In&quot;;[.F152];0)" office:value-type="float" office:value="0">
            <text:p><text:s/>- </text:p>
          </table:table-cell>
          <table:table-cell/>
          <table:table-cell table:style-name="ce181" table:formula="oooc:=28.34952*[.K152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WCDC52 24mm (equiv) lens + LADC52F adapter</text:p>
          </table:table-cell>
          <table:table-cell table:style-name="ce103" office:value-type="string">
            <text:p>In</text:p>
          </table:table-cell>
          <table:table-cell office:value-type="float" office:value="3.4">
            <text:p>3.4</text:p>
          </table:table-cell>
          <table:table-cell table:style-name="ce126" table:formula="oooc:=28.34952*[.F153]" office:value-type="float" office:value="96.388368">
            <text:p>96</text:p>
          </table:table-cell>
          <table:table-cell table:style-name="ce137" table:formula="oooc:=INT([.F153]/16)" office:value-type="float" office:value="0">
            <text:p><text:s/>- </text:p>
          </table:table-cell>
          <table:table-cell table:style-name="ce138" table:formula="oooc:=[.F153]-([.H153]*16)" office:value-type="float" office:value="3.4">
            <text:p>3.4</text:p>
          </table:table-cell>
          <table:table-cell table:style-name="ce154" table:formula="oooc:=[.H153]+([.I153]/16)" office:value-type="float" office:value="0.2125">
            <text:p>0.21</text:p>
          </table:table-cell>
          <table:table-cell table:style-name="ce165" table:formula="oooc:=IF([.$E153]=&quot;In&quot;;[.F153];0)" office:value-type="float" office:value="3.4">
            <text:p>3.4</text:p>
          </table:table-cell>
          <table:table-cell/>
          <table:table-cell table:style-name="ce181" table:formula="oooc:=28.34952*[.K153]" office:value-type="float" office:value="96.388368">
            <text:p>96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Nikon polarizer with lens caps</text:p>
          </table:table-cell>
          <table:table-cell table:style-name="ce103" office:value-type="string">
            <text:p>In</text:p>
          </table:table-cell>
          <table:table-cell office:value-type="float" office:value="1.8">
            <text:p>1.8</text:p>
          </table:table-cell>
          <table:table-cell table:style-name="ce126" table:formula="oooc:=28.34952*[.F154]" office:value-type="float" office:value="51.029136">
            <text:p>51</text:p>
          </table:table-cell>
          <table:table-cell table:style-name="ce137" table:formula="oooc:=INT([.F154]/16)" office:value-type="float" office:value="0">
            <text:p><text:s/>- </text:p>
          </table:table-cell>
          <table:table-cell table:style-name="ce138" table:formula="oooc:=[.F154]-([.H154]*16)" office:value-type="float" office:value="1.8">
            <text:p>1.8</text:p>
          </table:table-cell>
          <table:table-cell table:style-name="ce154" table:formula="oooc:=[.H154]+([.I154]/16)" office:value-type="float" office:value="0.1125">
            <text:p>0.11</text:p>
          </table:table-cell>
          <table:table-cell table:style-name="ce165" table:formula="oooc:=IF([.$E154]=&quot;In&quot;;[.F154];0)" office:value-type="float" office:value="1.8">
            <text:p>1.8</text:p>
          </table:table-cell>
          <table:table-cell/>
          <table:table-cell table:style-name="ce181" table:formula="oooc:=28.34952*[.K154]" office:value-type="float" office:value="51.029136">
            <text:p>51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Ultrapod I - modifed</text:p>
          </table:table-cell>
          <table:table-cell table:style-name="ce103" office:value-type="string">
            <text:p>In</text:p>
          </table:table-cell>
          <table:table-cell office:value-type="float" office:value="1.6">
            <text:p>1.6</text:p>
          </table:table-cell>
          <table:table-cell table:style-name="ce126" table:formula="oooc:=28.34952*[.F155]" office:value-type="float" office:value="45.359232">
            <text:p>45</text:p>
          </table:table-cell>
          <table:table-cell table:style-name="ce137" table:formula="oooc:=INT([.F155]/16)" office:value-type="float" office:value="0">
            <text:p><text:s/>- </text:p>
          </table:table-cell>
          <table:table-cell table:style-name="ce138" table:formula="oooc:=[.F155]-([.H155]*16)" office:value-type="float" office:value="1.6">
            <text:p>1.6</text:p>
          </table:table-cell>
          <table:table-cell table:style-name="ce154" table:formula="oooc:=[.H155]+([.I155]/16)" office:value-type="float" office:value="0.1">
            <text:p>0.10</text:p>
          </table:table-cell>
          <table:table-cell table:style-name="ce165" table:formula="oooc:=IF([.$E155]=&quot;In&quot;;[.F155];0)" office:value-type="float" office:value="1.6">
            <text:p>1.6</text:p>
          </table:table-cell>
          <table:table-cell/>
          <table:table-cell table:style-name="ce181" table:formula="oooc:=28.34952*[.K155]" office:value-type="float" office:value="45.359232">
            <text:p>45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Extra Ziploc + shower cap case cover</text:p>
          </table:table-cell>
          <table:table-cell table:style-name="ce103" office:value-type="string">
            <text:p>In</text:p>
          </table:table-cell>
          <table:table-cell office:value-type="float" office:value="0.4">
            <text:p>0.4</text:p>
          </table:table-cell>
          <table:table-cell table:style-name="ce126" table:formula="oooc:=28.34952*[.F156]" office:value-type="float" office:value="11.339808">
            <text:p>11</text:p>
          </table:table-cell>
          <table:table-cell table:style-name="ce137" table:formula="oooc:=INT([.F156]/16)" office:value-type="float" office:value="0">
            <text:p><text:s/>- </text:p>
          </table:table-cell>
          <table:table-cell table:style-name="ce138" table:formula="oooc:=[.F156]-([.H156]*16)" office:value-type="float" office:value="0.4">
            <text:p>0.4</text:p>
          </table:table-cell>
          <table:table-cell table:style-name="ce154" table:formula="oooc:=[.H156]+([.I156]/16)" office:value-type="float" office:value="0.025">
            <text:p>0.03</text:p>
          </table:table-cell>
          <table:table-cell table:style-name="ce165" table:formula="oooc:=IF([.$E156]=&quot;In&quot;;[.F156];0)" office:value-type="float" office:value="0.4">
            <text:p>0.4</text:p>
          </table:table-cell>
          <table:table-cell/>
          <table:table-cell table:style-name="ce181" table:formula="oooc:=28.34952*[.K156]" office:value-type="float" office:value="11.339808">
            <text:p>11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Large nylon belt case - black</text:p>
          </table:table-cell>
          <table:table-cell table:style-name="ce103" office:value-type="string">
            <text:p>In</text:p>
          </table:table-cell>
          <table:table-cell office:value-type="float" office:value="3.1">
            <text:p>3.1</text:p>
          </table:table-cell>
          <table:table-cell table:style-name="ce126" table:formula="oooc:=28.34952*[.F157]" office:value-type="float" office:value="87.883512">
            <text:p>88</text:p>
          </table:table-cell>
          <table:table-cell table:style-name="ce137" table:formula="oooc:=INT([.F157]/16)" office:value-type="float" office:value="0">
            <text:p><text:s/>- </text:p>
          </table:table-cell>
          <table:table-cell table:style-name="ce138" table:formula="oooc:=[.F157]-([.H157]*16)" office:value-type="float" office:value="3.1">
            <text:p>3.1</text:p>
          </table:table-cell>
          <table:table-cell table:style-name="ce154" table:formula="oooc:=[.H157]+([.I157]/16)" office:value-type="float" office:value="0.19375">
            <text:p>0.19</text:p>
          </table:table-cell>
          <table:table-cell table:style-name="ce165" table:formula="oooc:=IF([.$E157]=&quot;In&quot;;[.F157];0)" office:value-type="float" office:value="3.1">
            <text:p>3.1</text:p>
          </table:table-cell>
          <table:table-cell/>
          <table:table-cell table:style-name="ce181" table:formula="oooc:=28.34952*[.K157]" office:value-type="float" office:value="87.883512">
            <text:p>88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Small nylon belt case - black</text:p>
          </table:table-cell>
          <table:table-cell table:style-name="ce103" office:value-type="string">
            <text:p>Out</text:p>
          </table:table-cell>
          <table:table-cell office:value-type="float" office:value="2.2">
            <text:p>2.2</text:p>
          </table:table-cell>
          <table:table-cell table:style-name="ce126" table:formula="oooc:=28.34952*[.F158]" office:value-type="float" office:value="62.368944">
            <text:p>62</text:p>
          </table:table-cell>
          <table:table-cell table:style-name="ce137" table:formula="oooc:=INT([.F158]/16)" office:value-type="float" office:value="0">
            <text:p><text:s/>- </text:p>
          </table:table-cell>
          <table:table-cell table:style-name="ce138" table:formula="oooc:=[.F158]-([.H158]*16)" office:value-type="float" office:value="2.2">
            <text:p>2.2</text:p>
          </table:table-cell>
          <table:table-cell table:style-name="ce154" table:formula="oooc:=[.H158]+([.I158]/16)" office:value-type="float" office:value="0.1375">
            <text:p>0.14</text:p>
          </table:table-cell>
          <table:table-cell table:style-name="ce165" table:formula="oooc:=IF([.$E158]=&quot;In&quot;;[.F158];0)" office:value-type="float" office:value="0">
            <text:p><text:s/>- </text:p>
          </table:table-cell>
          <table:table-cell/>
          <table:table-cell table:style-name="ce181" table:formula="oooc:=28.34952*[.K158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Kodak 4800 digital camera</text:p>
          </table:table-cell>
          <table:table-cell table:style-name="ce103" office:value-type="string">
            <text:p>Out</text:p>
          </table:table-cell>
          <table:table-cell office:value-type="float" office:value="14.2">
            <text:p>14.2</text:p>
          </table:table-cell>
          <table:table-cell table:style-name="ce126" table:formula="oooc:=28.34952*[.F159]" office:value-type="float" office:value="402.563184">
            <text:p>403</text:p>
          </table:table-cell>
          <table:table-cell table:style-name="ce137" table:formula="oooc:=INT([.F159]/16)" office:value-type="float" office:value="0">
            <text:p><text:s/>- </text:p>
          </table:table-cell>
          <table:table-cell table:style-name="ce138" table:formula="oooc:=[.F159]-([.H159]*16)" office:value-type="float" office:value="14.2">
            <text:p>14.2</text:p>
          </table:table-cell>
          <table:table-cell table:style-name="ce154" table:formula="oooc:=[.H159]+([.I159]/16)" office:value-type="float" office:value="0.8875">
            <text:p>0.89</text:p>
          </table:table-cell>
          <table:table-cell table:style-name="ce165" table:formula="oooc:=IF([.$E159]=&quot;In&quot;;[.F159];0)" office:value-type="float" office:value="0">
            <text:p><text:s/>- </text:p>
          </table:table-cell>
          <table:table-cell/>
          <table:table-cell table:style-name="ce181" table:formula="oooc:=28.34952*[.K159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Kodak polarizer, 2 extra CompactFlash</text:p>
          </table:table-cell>
          <table:table-cell table:style-name="ce103" office:value-type="string">
            <text:p>Out</text:p>
          </table:table-cell>
          <table:table-cell office:value-type="float" office:value="2">
            <text:p>2.0</text:p>
          </table:table-cell>
          <table:table-cell table:style-name="ce126" table:formula="oooc:=28.34952*[.F160]" office:value-type="float" office:value="56.69904">
            <text:p>57</text:p>
          </table:table-cell>
          <table:table-cell table:style-name="ce137" table:formula="oooc:=INT([.F160]/16)" office:value-type="float" office:value="0">
            <text:p><text:s/>- </text:p>
          </table:table-cell>
          <table:table-cell table:style-name="ce138" table:formula="oooc:=[.F160]-([.H160]*16)" office:value-type="float" office:value="2">
            <text:p>2.0</text:p>
          </table:table-cell>
          <table:table-cell table:style-name="ce154" table:formula="oooc:=[.H160]+([.I160]/16)" office:value-type="float" office:value="0.125">
            <text:p>0.13</text:p>
          </table:table-cell>
          <table:table-cell table:style-name="ce165" table:formula="oooc:=IF([.$E160]=&quot;In&quot;;[.F160];0)" office:value-type="float" office:value="0">
            <text:p><text:s/>- </text:p>
          </table:table-cell>
          <table:table-cell/>
          <table:table-cell table:style-name="ce181" table:formula="oooc:=28.34952*[.K160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Extra battery in hard case</text:p>
          </table:table-cell>
          <table:table-cell table:style-name="ce103" office:value-type="string">
            <text:p>Out</text:p>
          </table:table-cell>
          <table:table-cell office:value-type="float" office:value="1.5">
            <text:p>1.5</text:p>
          </table:table-cell>
          <table:table-cell table:style-name="ce126" table:formula="oooc:=28.34952*[.F161]" office:value-type="float" office:value="42.52428">
            <text:p>43</text:p>
          </table:table-cell>
          <table:table-cell table:style-name="ce137" table:formula="oooc:=INT([.F161]/16)" office:value-type="float" office:value="0">
            <text:p><text:s/>- </text:p>
          </table:table-cell>
          <table:table-cell table:style-name="ce138" table:formula="oooc:=[.F161]-([.H161]*16)" office:value-type="float" office:value="1.5">
            <text:p>1.5</text:p>
          </table:table-cell>
          <table:table-cell table:style-name="ce154" table:formula="oooc:=[.H161]+([.I161]/16)" office:value-type="float" office:value="0.09375">
            <text:p>0.09</text:p>
          </table:table-cell>
          <table:table-cell table:style-name="ce165" table:formula="oooc:=IF([.$E161]=&quot;In&quot;;[.F161];0)" office:value-type="float" office:value="0">
            <text:p><text:s/>- </text:p>
          </table:table-cell>
          <table:table-cell/>
          <table:table-cell table:style-name="ce181" table:formula="oooc:=28.34952*[.K161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4" office:value-type="string">
            <text:p>Subtotal</text:p>
          </table:table-cell>
          <table:table-cell table:style-name="ce108"/>
          <table:table-cell table:formula="oooc:=SUM([.F149:.F162])" office:value-type="float" office:value="40.7">
            <text:p>40.7</text:p>
          </table:table-cell>
          <table:table-cell table:style-name="ce126" table:formula="oooc:=SUM([.G149:.G162])" office:value-type="float" office:value="1153.825464">
            <text:p>1,154</text:p>
          </table:table-cell>
          <table:table-cell table:style-name="ce137" table:formula="oooc:=INT([.F163]/16)" office:value-type="float" office:value="2">
            <text:p>2</text:p>
          </table:table-cell>
          <table:table-cell table:style-name="ce138" table:formula="oooc:=[.F163]-([.H163]*16)" office:value-type="float" office:value="8.7">
            <text:p>8.7</text:p>
          </table:table-cell>
          <table:table-cell table:style-name="ce154" table:formula="oooc:=SUM([.J149:.J162])" office:value-type="float" office:value="2.54375">
            <text:p>2.54</text:p>
          </table:table-cell>
          <table:table-cell table:style-name="ce165" table:formula="oooc:=SUM([.K149:.K162])" office:value-type="float" office:value="18.8">
            <text:p>18.8</text:p>
          </table:table-cell>
          <table:table-cell/>
          <table:table-cell table:style-name="ce181" table:formula="oooc:=SUM([.M149:.M162])" office:value-type="float" office:value="532.970976">
            <text:p>53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4"/>
          <table:table-cell table:style-name="ce108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Ultrapod II</text:p>
          </table:table-cell>
          <table:table-cell table:style-name="ce103" office:value-type="string">
            <text:p>Out</text:p>
          </table:table-cell>
          <table:table-cell office:value-type="float" office:value="4">
            <text:p>4.0</text:p>
          </table:table-cell>
          <table:table-cell table:style-name="ce126" table:formula="oooc:=28.34952*[.F165]" office:value-type="float" office:value="113.39808">
            <text:p>113</text:p>
          </table:table-cell>
          <table:table-cell table:style-name="ce137" table:formula="oooc:=INT([.F165]/16)" office:value-type="float" office:value="0">
            <text:p><text:s/>- </text:p>
          </table:table-cell>
          <table:table-cell table:style-name="ce138" table:formula="oooc:=[.F165]-([.H165]*16)" office:value-type="float" office:value="4">
            <text:p>4.0</text:p>
          </table:table-cell>
          <table:table-cell table:style-name="ce154" table:formula="oooc:=[.H165]+([.I165]/16)" office:value-type="float" office:value="0.25">
            <text:p>0.25</text:p>
          </table:table-cell>
          <table:table-cell table:style-name="ce165" table:formula="oooc:=IF([.$E165]=&quot;In&quot;;[.F165];0)" office:value-type="float" office:value="0">
            <text:p><text:s/>- </text:p>
          </table:table-cell>
          <table:table-cell/>
          <table:table-cell table:style-name="ce181" table:formula="oooc:=28.34952*[.K165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Quick disconnect head</text:p>
          </table:table-cell>
          <table:table-cell table:style-name="ce103" office:value-type="string">
            <text:p>Out</text:p>
          </table:table-cell>
          <table:table-cell office:value-type="float" office:value="2">
            <text:p>2.0</text:p>
          </table:table-cell>
          <table:table-cell table:style-name="ce126" table:formula="oooc:=28.34952*[.F166]" office:value-type="float" office:value="56.69904">
            <text:p>57</text:p>
          </table:table-cell>
          <table:table-cell table:style-name="ce137" table:formula="oooc:=INT([.F166]/16)" office:value-type="float" office:value="0">
            <text:p><text:s/>- </text:p>
          </table:table-cell>
          <table:table-cell table:style-name="ce138" table:formula="oooc:=[.F166]-([.H166]*16)" office:value-type="float" office:value="2">
            <text:p>2.0</text:p>
          </table:table-cell>
          <table:table-cell table:style-name="ce154" table:formula="oooc:=[.H166]+([.I166]/16)" office:value-type="float" office:value="0.125">
            <text:p>0.13</text:p>
          </table:table-cell>
          <table:table-cell table:style-name="ce165" table:formula="oooc:=IF([.$E166]=&quot;In&quot;;[.F166];0)" office:value-type="float" office:value="0">
            <text:p><text:s/>- </text:p>
          </table:table-cell>
          <table:table-cell/>
          <table:table-cell table:style-name="ce181" table:formula="oooc:=28.34952*[.K166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Aluminum tripod plate for staff</text:p>
          </table:table-cell>
          <table:table-cell table:style-name="ce103" office:value-type="string">
            <text:p>Out</text:p>
          </table:table-cell>
          <table:table-cell office:value-type="float" office:value="1.2">
            <text:p>1.2</text:p>
          </table:table-cell>
          <table:table-cell table:style-name="ce126" table:formula="oooc:=28.34952*[.F167]" office:value-type="float" office:value="34.019424">
            <text:p>34</text:p>
          </table:table-cell>
          <table:table-cell table:style-name="ce137" table:formula="oooc:=INT([.F167]/16)" office:value-type="float" office:value="0">
            <text:p><text:s/>- </text:p>
          </table:table-cell>
          <table:table-cell table:style-name="ce138" table:formula="oooc:=[.F167]-([.H167]*16)" office:value-type="float" office:value="1.2">
            <text:p>1.2</text:p>
          </table:table-cell>
          <table:table-cell table:style-name="ce154" table:formula="oooc:=[.H167]+([.I167]/16)" office:value-type="float" office:value="0.075">
            <text:p>0.08</text:p>
          </table:table-cell>
          <table:table-cell table:style-name="ce165" table:formula="oooc:=IF([.$E167]=&quot;In&quot;;[.F167];0)" office:value-type="float" office:value="0">
            <text:p><text:s/>- </text:p>
          </table:table-cell>
          <table:table-cell/>
          <table:table-cell table:style-name="ce181" table:formula="oooc:=28.34952*[.K167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5" office:value-type="string">
            <text:p>Total photography kit</text:p>
          </table:table-cell>
          <table:table-cell table:style-name="ce107"/>
          <table:table-cell table:style-name="ce117" table:formula="oooc:=SUM([.F163:.F168])" office:value-type="float" office:value="47.9">
            <text:p>47.9</text:p>
          </table:table-cell>
          <table:table-cell table:style-name="ce128" table:formula="oooc:=SUM([.G163:.G168])" office:value-type="float" office:value="1357.942008">
            <text:p>1,358</text:p>
          </table:table-cell>
          <table:table-cell table:style-name="ce139" table:formula="oooc:=INT([.F169]/16)" office:value-type="float" office:value="2">
            <text:p>2</text:p>
          </table:table-cell>
          <table:table-cell table:style-name="ce148" table:formula="oooc:=[.F169]-([.H169]*16)" office:value-type="float" office:value="15.9">
            <text:p>15.9</text:p>
          </table:table-cell>
          <table:table-cell table:style-name="ce155" table:formula="oooc:=[.H169]+([.I169]/16)" office:value-type="float" office:value="2.99375">
            <text:p>2.99</text:p>
          </table:table-cell>
          <table:table-cell table:style-name="ce167" table:formula="oooc:=SUM([.K163:.K168])" office:value-type="float" office:value="18.8">
            <text:p>18.8</text:p>
          </table:table-cell>
          <table:table-cell/>
          <table:table-cell table:style-name="ce179" table:formula="oooc:=SUM([.M163:.M168])" office:value-type="float" office:value="532.970976">
            <text:p>533</text:p>
          </table:table-cell>
          <table:table-cell table:number-columns-repeated="243"/>
        </table:table-row>
        <table:table-row table:style-name="ro4" table:number-rows-repeated="2">
          <table:table-cell table:number-columns-repeated="3"/>
          <table:table-cell table:style-name="ce94"/>
          <table:table-cell table:number-columns-repeated="2"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8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/>
          <table:table-cell table:style-name="ce89" office:value-type="string">
            <text:p>n</text:p>
          </table:table-cell>
          <table:table-cell table:style-name="ce8" office:value-type="string">
            <text:p>Pouch Kit - Front</text:p>
          </table:table-cell>
          <table:table-cell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Map pocket - Eagle Creek clip-on - empty</text:p>
          </table:table-cell>
          <table:table-cell table:style-name="ce103" office:value-type="string">
            <text:p>In</text:p>
          </table:table-cell>
          <table:table-cell office:value-type="float" office:value="1.5">
            <text:p>1.5</text:p>
          </table:table-cell>
          <table:table-cell table:style-name="ce126" table:formula="oooc:=28.34952*[.F174]" office:value-type="float" office:value="42.52428">
            <text:p>43</text:p>
          </table:table-cell>
          <table:table-cell table:style-name="ce137" table:formula="oooc:=INT([.F174]/16)" office:value-type="float" office:value="0">
            <text:p><text:s/>- </text:p>
          </table:table-cell>
          <table:table-cell table:style-name="ce138" table:formula="oooc:=[.F174]-([.H174]*16)" office:value-type="float" office:value="1.5">
            <text:p>1.5</text:p>
          </table:table-cell>
          <table:table-cell table:style-name="ce154" table:formula="oooc:=[.H174]+([.I174]/16)" office:value-type="float" office:value="0.09375">
            <text:p>0.09</text:p>
          </table:table-cell>
          <table:table-cell table:style-name="ce165" table:formula="oooc:=IF([.$E174]=&quot;In&quot;;[.F174];0)" office:value-type="float" office:value="1.5">
            <text:p>1.5</text:p>
          </table:table-cell>
          <table:table-cell/>
          <table:table-cell table:style-name="ce181" table:formula="oooc:=28.34952*[.K174]" office:value-type="float" office:value="42.52428">
            <text:p>4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Field note book with pencil</text:p>
          </table:table-cell>
          <table:table-cell table:style-name="ce103" office:value-type="string">
            <text:p>In</text:p>
          </table:table-cell>
          <table:table-cell office:value-type="float" office:value="1.4">
            <text:p>1.4</text:p>
          </table:table-cell>
          <table:table-cell table:style-name="ce126" table:formula="oooc:=28.34952*[.F175]" office:value-type="float" office:value="39.689328">
            <text:p>40</text:p>
          </table:table-cell>
          <table:table-cell table:style-name="ce137" table:formula="oooc:=INT([.F175]/16)" office:value-type="float" office:value="0">
            <text:p><text:s/>- </text:p>
          </table:table-cell>
          <table:table-cell table:style-name="ce138" table:formula="oooc:=[.F175]-([.H175]*16)" office:value-type="float" office:value="1.4">
            <text:p>1.4</text:p>
          </table:table-cell>
          <table:table-cell table:style-name="ce154" table:formula="oooc:=[.H175]+([.I175]/16)" office:value-type="float" office:value="0.0875">
            <text:p>0.09</text:p>
          </table:table-cell>
          <table:table-cell table:style-name="ce165" table:formula="oooc:=IF([.$E175]=&quot;In&quot;;[.F175];0)" office:value-type="float" office:value="1.4">
            <text:p>1.4</text:p>
          </table:table-cell>
          <table:table-cell/>
          <table:table-cell table:style-name="ce181" table:formula="oooc:=28.34952*[.K175]" office:value-type="float" office:value="39.689328">
            <text:p>40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Micro bandage kit</text:p>
          </table:table-cell>
          <table:table-cell table:style-name="ce103" office:value-type="string">
            <text:p>In</text:p>
          </table:table-cell>
          <table:table-cell office:value-type="float" office:value="0.5">
            <text:p>0.5</text:p>
          </table:table-cell>
          <table:table-cell table:style-name="ce126" table:formula="oooc:=28.34952*[.F176]" office:value-type="float" office:value="14.17476">
            <text:p>14</text:p>
          </table:table-cell>
          <table:table-cell table:style-name="ce137" table:formula="oooc:=INT([.F176]/16)" office:value-type="float" office:value="0">
            <text:p><text:s/>- </text:p>
          </table:table-cell>
          <table:table-cell table:style-name="ce138" table:formula="oooc:=[.F176]-([.H176]*16)" office:value-type="float" office:value="0.5">
            <text:p>0.5</text:p>
          </table:table-cell>
          <table:table-cell table:style-name="ce154" table:formula="oooc:=[.H176]+([.I176]/16)" office:value-type="float" office:value="0.03125">
            <text:p>0.03</text:p>
          </table:table-cell>
          <table:table-cell table:style-name="ce165" table:formula="oooc:=IF([.$E176]=&quot;In&quot;;[.F176];0)" office:value-type="float" office:value="0.5">
            <text:p>0.5</text:p>
          </table:table-cell>
          <table:table-cell/>
          <table:table-cell table:style-name="ce181" table:formula="oooc:=28.34952*[.K176]" office:value-type="float" office:value="14.17476">
            <text:p>14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Bister kit, other first aid items</text:p>
          </table:table-cell>
          <table:table-cell table:style-name="ce103" office:value-type="string">
            <text:p>In</text:p>
          </table:table-cell>
          <table:table-cell office:value-type="float" office:value="1.6">
            <text:p>1.6</text:p>
          </table:table-cell>
          <table:table-cell table:style-name="ce126" table:formula="oooc:=28.34952*[.F177]" office:value-type="float" office:value="45.359232">
            <text:p>45</text:p>
          </table:table-cell>
          <table:table-cell table:style-name="ce137" table:formula="oooc:=INT([.F177]/16)" office:value-type="float" office:value="0">
            <text:p><text:s/>- </text:p>
          </table:table-cell>
          <table:table-cell table:style-name="ce138" table:formula="oooc:=[.F177]-([.H177]*16)" office:value-type="float" office:value="1.6">
            <text:p>1.6</text:p>
          </table:table-cell>
          <table:table-cell table:style-name="ce154" table:formula="oooc:=[.H177]+([.I177]/16)" office:value-type="float" office:value="0.1">
            <text:p>0.10</text:p>
          </table:table-cell>
          <table:table-cell table:style-name="ce165" table:formula="oooc:=IF([.$E177]=&quot;In&quot;;[.F177];0)" office:value-type="float" office:value="1.6">
            <text:p>1.6</text:p>
          </table:table-cell>
          <table:table-cell/>
          <table:table-cell table:style-name="ce181" table:formula="oooc:=28.34952*[.K177]" office:value-type="float" office:value="45.359232">
            <text:p>45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Purel (1 oz) on bottle + bag</text:p>
          </table:table-cell>
          <table:table-cell table:style-name="ce103" office:value-type="string">
            <text:p>In</text:p>
          </table:table-cell>
          <table:table-cell office:value-type="float" office:value="1.5">
            <text:p>1.5</text:p>
          </table:table-cell>
          <table:table-cell table:style-name="ce126" table:formula="oooc:=28.34952*[.F178]" office:value-type="float" office:value="42.52428">
            <text:p>43</text:p>
          </table:table-cell>
          <table:table-cell table:style-name="ce137" table:formula="oooc:=INT([.F178]/16)" office:value-type="float" office:value="0">
            <text:p><text:s/>- </text:p>
          </table:table-cell>
          <table:table-cell table:style-name="ce138" table:formula="oooc:=[.F178]-([.H178]*16)" office:value-type="float" office:value="1.5">
            <text:p>1.5</text:p>
          </table:table-cell>
          <table:table-cell table:style-name="ce154" table:formula="oooc:=[.H178]+([.I178]/16)" office:value-type="float" office:value="0.09375">
            <text:p>0.09</text:p>
          </table:table-cell>
          <table:table-cell table:style-name="ce165" table:formula="oooc:=IF([.$E178]=&quot;In&quot;;[.F178];0)" office:value-type="float" office:value="1.5">
            <text:p>1.5</text:p>
          </table:table-cell>
          <table:table-cell/>
          <table:table-cell table:style-name="ce181" table:formula="oooc:=28.34952*[.K178]" office:value-type="float" office:value="42.52428">
            <text:p>4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Aloe Gator sunscreen - SPF 40 - 1 oz</text:p>
          </table:table-cell>
          <table:table-cell table:style-name="ce103" office:value-type="string">
            <text:p>In</text:p>
          </table:table-cell>
          <table:table-cell office:value-type="float" office:value="1.2">
            <text:p>1.2</text:p>
          </table:table-cell>
          <table:table-cell table:style-name="ce126" table:formula="oooc:=28.34952*[.F179]" office:value-type="float" office:value="34.019424">
            <text:p>34</text:p>
          </table:table-cell>
          <table:table-cell table:style-name="ce137" table:formula="oooc:=INT([.F179]/16)" office:value-type="float" office:value="0">
            <text:p><text:s/>- </text:p>
          </table:table-cell>
          <table:table-cell table:style-name="ce138" table:formula="oooc:=[.F179]-([.H179]*16)" office:value-type="float" office:value="1.2">
            <text:p>1.2</text:p>
          </table:table-cell>
          <table:table-cell table:style-name="ce154" table:formula="oooc:=[.H179]+([.I179]/16)" office:value-type="float" office:value="0.075">
            <text:p>0.08</text:p>
          </table:table-cell>
          <table:table-cell table:style-name="ce165" table:formula="oooc:=IF([.$E179]=&quot;In&quot;;[.F179];0)" office:value-type="float" office:value="1.2">
            <text:p>1.2</text:p>
          </table:table-cell>
          <table:table-cell/>
          <table:table-cell table:style-name="ce181" table:formula="oooc:=28.34952*[.K179]" office:value-type="float" office:value="34.019424">
            <text:p>34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Kleenex, aspirin, small things kit</text:p>
          </table:table-cell>
          <table:table-cell table:style-name="ce103" office:value-type="string">
            <text:p>In</text:p>
          </table:table-cell>
          <table:table-cell office:value-type="float" office:value="1.3">
            <text:p>1.3</text:p>
          </table:table-cell>
          <table:table-cell table:style-name="ce126" table:formula="oooc:=28.34952*[.F180]" office:value-type="float" office:value="36.854376">
            <text:p>37</text:p>
          </table:table-cell>
          <table:table-cell table:style-name="ce137" table:formula="oooc:=INT([.F180]/16)" office:value-type="float" office:value="0">
            <text:p><text:s/>- </text:p>
          </table:table-cell>
          <table:table-cell table:style-name="ce138" table:formula="oooc:=[.F180]-([.H180]*16)" office:value-type="float" office:value="1.3">
            <text:p>1.3</text:p>
          </table:table-cell>
          <table:table-cell table:style-name="ce154" table:formula="oooc:=[.H180]+([.I180]/16)" office:value-type="float" office:value="0.08125">
            <text:p>0.08</text:p>
          </table:table-cell>
          <table:table-cell table:style-name="ce165" table:formula="oooc:=IF([.$E180]=&quot;In&quot;;[.F180];0)" office:value-type="float" office:value="1.3">
            <text:p>1.3</text:p>
          </table:table-cell>
          <table:table-cell/>
          <table:table-cell table:style-name="ce181" table:formula="oooc:=28.34952*[.K180]" office:value-type="float" office:value="36.854376">
            <text:p>37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Utility scissors</text:p>
          </table:table-cell>
          <table:table-cell table:style-name="ce103" office:value-type="string">
            <text:p>In</text:p>
          </table:table-cell>
          <table:table-cell office:value-type="float" office:value="0.6">
            <text:p>0.6</text:p>
          </table:table-cell>
          <table:table-cell table:style-name="ce126" table:formula="oooc:=28.34952*[.F181]" office:value-type="float" office:value="17.009712">
            <text:p>17</text:p>
          </table:table-cell>
          <table:table-cell table:style-name="ce137" table:formula="oooc:=INT([.F181]/16)" office:value-type="float" office:value="0">
            <text:p><text:s/>- </text:p>
          </table:table-cell>
          <table:table-cell table:style-name="ce138" table:formula="oooc:=[.F181]-([.H181]*16)" office:value-type="float" office:value="0.6">
            <text:p>0.6</text:p>
          </table:table-cell>
          <table:table-cell table:style-name="ce154" table:formula="oooc:=[.H181]+([.I181]/16)" office:value-type="float" office:value="0.0375">
            <text:p>0.04</text:p>
          </table:table-cell>
          <table:table-cell table:style-name="ce165" table:formula="oooc:=IF([.$E181]=&quot;In&quot;;[.F181];0)" office:value-type="float" office:value="0.6">
            <text:p>0.6</text:p>
          </table:table-cell>
          <table:table-cell/>
          <table:table-cell table:style-name="ce181" table:formula="oooc:=28.34952*[.K181]" office:value-type="float" office:value="17.009712">
            <text:p>17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Hiking staff screw-on tip (each)</text:p>
          </table:table-cell>
          <table:table-cell table:style-name="ce103" office:value-type="string">
            <text:p>Out</text:p>
          </table:table-cell>
          <table:table-cell office:value-type="float" office:value="0.3">
            <text:p>0.3</text:p>
          </table:table-cell>
          <table:table-cell table:style-name="ce126" table:formula="oooc:=28.34952*[.F182]" office:value-type="float" office:value="8.504856">
            <text:p>9</text:p>
          </table:table-cell>
          <table:table-cell table:style-name="ce137" table:formula="oooc:=INT([.F182]/16)" office:value-type="float" office:value="0">
            <text:p><text:s/>- </text:p>
          </table:table-cell>
          <table:table-cell table:style-name="ce138" table:formula="oooc:=[.F182]-([.H182]*16)" office:value-type="float" office:value="0.3">
            <text:p>0.3</text:p>
          </table:table-cell>
          <table:table-cell table:style-name="ce154" table:formula="oooc:=[.H182]+([.I182]/16)" office:value-type="float" office:value="0.01875">
            <text:p>0.02</text:p>
          </table:table-cell>
          <table:table-cell table:style-name="ce165" table:formula="oooc:=IF([.$E182]=&quot;In&quot;;[.F182];0)" office:value-type="float" office:value="0">
            <text:p><text:s/>- </text:p>
          </table:table-cell>
          <table:table-cell/>
          <table:table-cell table:style-name="ce181" table:formula="oooc:=28.34952*[.K182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5" office:value-type="string">
            <text:p>Total front pouch kit</text:p>
          </table:table-cell>
          <table:table-cell table:style-name="ce107"/>
          <table:table-cell table:style-name="ce117" table:formula="oooc:=SUM([.F174:.F183])" office:value-type="float" office:value="9.9">
            <text:p>9.9</text:p>
          </table:table-cell>
          <table:table-cell table:style-name="ce128" table:formula="oooc:=SUM([.G174:.G183])" office:value-type="float" office:value="280.660248">
            <text:p>281</text:p>
          </table:table-cell>
          <table:table-cell table:style-name="ce139" table:formula="oooc:=SUM([.H174:.H183])" office:value-type="float" office:value="0">
            <text:p><text:s/>- </text:p>
          </table:table-cell>
          <table:table-cell table:style-name="ce148" table:formula="oooc:=SUM([.I174:.I183])" office:value-type="float" office:value="9.9">
            <text:p>9.9</text:p>
          </table:table-cell>
          <table:table-cell table:style-name="ce155" table:formula="oooc:=SUM([.J174:.J183])" office:value-type="float" office:value="0.61875">
            <text:p>0.62</text:p>
          </table:table-cell>
          <table:table-cell table:style-name="ce167" table:formula="oooc:=SUM([.K174:.K183])" office:value-type="float" office:value="9.6">
            <text:p>9.6</text:p>
          </table:table-cell>
          <table:table-cell/>
          <table:table-cell table:style-name="ce179" table:formula="oooc:=SUM([.M174:.M183])" office:value-type="float" office:value="272.155392">
            <text:p>272</text:p>
          </table:table-cell>
          <table:table-cell table:number-columns-repeated="243"/>
        </table:table-row>
        <table:table-row table:style-name="ro4" table:number-rows-repeated="3">
          <table:table-cell table:number-columns-repeated="3"/>
          <table:table-cell table:style-name="ce97"/>
          <table:table-cell table:style-name="ce109"/>
          <table:table-cell table:style-name="ce119"/>
          <table:table-cell table:style-name="ce127"/>
          <table:table-cell table:style-name="ce140"/>
          <table:table-cell table:style-name="ce149"/>
          <table:table-cell table:style-name="ce156"/>
          <table:table-cell table:style-name="ce168"/>
          <table:table-cell/>
          <table:table-cell table:style-name="ce182"/>
          <table:table-cell table:number-columns-repeated="243"/>
        </table:table-row>
        <table:table-row table:style-name="ro4">
          <table:table-cell/>
          <table:table-cell table:style-name="ce89" office:value-type="string">
            <text:p>n</text:p>
          </table:table-cell>
          <table:table-cell table:style-name="ce8" office:value-type="string">
            <text:p>Pouch Kit - Side</text:p>
          </table:table-cell>
          <table:table-cell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Soft case with Velcro flap - black</text:p>
          </table:table-cell>
          <table:table-cell table:style-name="ce103" office:value-type="string">
            <text:p>In</text:p>
          </table:table-cell>
          <table:table-cell office:value-type="float" office:value="0.8">
            <text:p>0.8</text:p>
          </table:table-cell>
          <table:table-cell table:style-name="ce126" table:formula="oooc:=28.34952*[.F189]" office:value-type="float" office:value="22.679616">
            <text:p>23</text:p>
          </table:table-cell>
          <table:table-cell table:style-name="ce137" table:formula="oooc:=INT([.F189]/16)" office:value-type="float" office:value="0">
            <text:p><text:s/>- </text:p>
          </table:table-cell>
          <table:table-cell table:style-name="ce138" table:formula="oooc:=[.F189]-([.H189]*16)" office:value-type="float" office:value="0.8">
            <text:p>0.8</text:p>
          </table:table-cell>
          <table:table-cell table:style-name="ce154" table:formula="oooc:=[.H189]+([.I189]/16)" office:value-type="float" office:value="0.05">
            <text:p>0.05</text:p>
          </table:table-cell>
          <table:table-cell table:style-name="ce165" table:formula="oooc:=IF([.$E189]=&quot;In&quot;;[.F189];0)" office:value-type="float" office:value="0.8">
            <text:p>0.8</text:p>
          </table:table-cell>
          <table:table-cell/>
          <table:table-cell table:style-name="ce181" table:formula="oooc:=28.34952*[.K189]" office:value-type="float" office:value="22.679616">
            <text:p>2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Multi-tool with handle tubes in plastic bag</text:p>
          </table:table-cell>
          <table:table-cell table:style-name="ce103" office:value-type="string">
            <text:p>In</text:p>
          </table:table-cell>
          <table:table-cell office:value-type="float" office:value="2">
            <text:p>2.0</text:p>
          </table:table-cell>
          <table:table-cell table:style-name="ce126" table:formula="oooc:=28.34952*[.F190]" office:value-type="float" office:value="56.69904">
            <text:p>57</text:p>
          </table:table-cell>
          <table:table-cell table:style-name="ce137" table:formula="oooc:=INT([.F190]/16)" office:value-type="float" office:value="0">
            <text:p><text:s/>- </text:p>
          </table:table-cell>
          <table:table-cell table:style-name="ce138" table:formula="oooc:=[.F190]-([.H190]*16)" office:value-type="float" office:value="2">
            <text:p>2.0</text:p>
          </table:table-cell>
          <table:table-cell table:style-name="ce154" table:formula="oooc:=[.H190]+([.I190]/16)" office:value-type="float" office:value="0.125">
            <text:p>0.13</text:p>
          </table:table-cell>
          <table:table-cell table:style-name="ce165" table:formula="oooc:=IF([.$E190]=&quot;In&quot;;[.F190];0)" office:value-type="float" office:value="2">
            <text:p>2.0</text:p>
          </table:table-cell>
          <table:table-cell/>
          <table:table-cell table:style-name="ce181" table:formula="oooc:=28.34952*[.K190]" office:value-type="float" office:value="56.69904">
            <text:p>57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Waterproof battery box with foam insert</text:p>
          </table:table-cell>
          <table:table-cell table:style-name="ce103" office:value-type="string">
            <text:p>In</text:p>
          </table:table-cell>
          <table:table-cell office:value-type="float" office:value="0.2">
            <text:p>0.2</text:p>
          </table:table-cell>
          <table:table-cell table:style-name="ce126" table:formula="oooc:=28.34952*[.F191]" office:value-type="float" office:value="5.669904">
            <text:p>6</text:p>
          </table:table-cell>
          <table:table-cell table:style-name="ce137" table:formula="oooc:=INT([.F191]/16)" office:value-type="float" office:value="0">
            <text:p><text:s/>- </text:p>
          </table:table-cell>
          <table:table-cell table:style-name="ce138" table:formula="oooc:=[.F191]-([.H191]*16)" office:value-type="float" office:value="0.2">
            <text:p>0.2</text:p>
          </table:table-cell>
          <table:table-cell table:style-name="ce154" table:formula="oooc:=[.H191]+([.I191]/16)" office:value-type="float" office:value="0.0125">
            <text:p>0.01</text:p>
          </table:table-cell>
          <table:table-cell table:style-name="ce165" table:formula="oooc:=IF([.$E191]=&quot;In&quot;;[.F191];0)" office:value-type="float" office:value="0.2">
            <text:p>0.2</text:p>
          </table:table-cell>
          <table:table-cell/>
          <table:table-cell table:style-name="ce181" table:formula="oooc:=28.34952*[.K191]" office:value-type="float" office:value="5.669904">
            <text:p>6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Spare lithium AAA batteries (3 ea) in box</text:p>
          </table:table-cell>
          <table:table-cell table:style-name="ce103" office:value-type="string">
            <text:p>In</text:p>
          </table:table-cell>
          <table:table-cell office:value-type="float" office:value="0.8">
            <text:p>0.8</text:p>
          </table:table-cell>
          <table:table-cell table:style-name="ce126" table:formula="oooc:=28.34952*[.F192]" office:value-type="float" office:value="22.679616">
            <text:p>23</text:p>
          </table:table-cell>
          <table:table-cell table:style-name="ce137" table:formula="oooc:=INT([.F192]/16)" office:value-type="float" office:value="0">
            <text:p><text:s/>- </text:p>
          </table:table-cell>
          <table:table-cell table:style-name="ce138" table:formula="oooc:=[.F192]-([.H192]*16)" office:value-type="float" office:value="0.8">
            <text:p>0.8</text:p>
          </table:table-cell>
          <table:table-cell table:style-name="ce154" table:formula="oooc:=[.H192]+([.I192]/16)" office:value-type="float" office:value="0.05">
            <text:p>0.05</text:p>
          </table:table-cell>
          <table:table-cell table:style-name="ce165" table:formula="oooc:=IF([.$E192]=&quot;In&quot;;[.F192];0)" office:value-type="float" office:value="0.8">
            <text:p>0.8</text:p>
          </table:table-cell>
          <table:table-cell/>
          <table:table-cell table:style-name="ce181" table:formula="oooc:=28.34952*[.K192]" office:value-type="float" office:value="22.679616">
            <text:p>2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Emergency storm whistle</text:p>
          </table:table-cell>
          <table:table-cell table:style-name="ce103" office:value-type="string">
            <text:p>In</text:p>
          </table:table-cell>
          <table:table-cell office:value-type="float" office:value="0.7">
            <text:p>0.7</text:p>
          </table:table-cell>
          <table:table-cell table:style-name="ce126" table:formula="oooc:=28.34952*[.F193]" office:value-type="float" office:value="19.844664">
            <text:p>20</text:p>
          </table:table-cell>
          <table:table-cell table:style-name="ce137" table:formula="oooc:=INT([.F193]/16)" office:value-type="float" office:value="0">
            <text:p><text:s/>- </text:p>
          </table:table-cell>
          <table:table-cell table:style-name="ce138" table:formula="oooc:=[.F193]-([.H193]*16)" office:value-type="float" office:value="0.7">
            <text:p>0.7</text:p>
          </table:table-cell>
          <table:table-cell table:style-name="ce154" table:formula="oooc:=[.H193]+([.I193]/16)" office:value-type="float" office:value="0.04375">
            <text:p>0.04</text:p>
          </table:table-cell>
          <table:table-cell table:style-name="ce165" table:formula="oooc:=IF([.$E193]=&quot;In&quot;;[.F193];0)" office:value-type="float" office:value="0.7">
            <text:p>0.7</text:p>
          </table:table-cell>
          <table:table-cell/>
          <table:table-cell table:style-name="ce181" table:formula="oooc:=28.34952*[.K193]" office:value-type="float" office:value="19.844664">
            <text:p>20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5" office:value-type="string">
            <text:p>Total side pouch kit</text:p>
          </table:table-cell>
          <table:table-cell table:style-name="ce107"/>
          <table:table-cell table:style-name="ce117" table:formula="oooc:=SUM([.F189:.F194])" office:value-type="float" office:value="4.5">
            <text:p>4.5</text:p>
          </table:table-cell>
          <table:table-cell table:style-name="ce128" table:formula="oooc:=SUM([.G189:.G194])" office:value-type="float" office:value="127.57284">
            <text:p>128</text:p>
          </table:table-cell>
          <table:table-cell table:style-name="ce139" table:formula="oooc:=SUM([.H189:.H194])" office:value-type="float" office:value="0">
            <text:p><text:s/>- </text:p>
          </table:table-cell>
          <table:table-cell table:style-name="ce148" table:formula="oooc:=SUM([.I189:.I194])" office:value-type="float" office:value="4.5">
            <text:p>4.5</text:p>
          </table:table-cell>
          <table:table-cell table:style-name="ce155" table:formula="oooc:=SUM([.J189:.J194])" office:value-type="float" office:value="0.28125">
            <text:p>0.28</text:p>
          </table:table-cell>
          <table:table-cell table:style-name="ce167" table:formula="oooc:=SUM([.K189:.K194])" office:value-type="float" office:value="4.5">
            <text:p>4.5</text:p>
          </table:table-cell>
          <table:table-cell/>
          <table:table-cell table:style-name="ce179" table:formula="oooc:=SUM([.M189:.M194])" office:value-type="float" office:value="127.57284">
            <text:p>128</text:p>
          </table:table-cell>
          <table:table-cell table:number-columns-repeated="243"/>
        </table:table-row>
        <table:table-row table:style-name="ro4" table:number-rows-repeated="3">
          <table:table-cell table:number-columns-repeated="3"/>
          <table:table-cell table:style-name="ce97"/>
          <table:table-cell table:style-name="ce109"/>
          <table:table-cell table:style-name="ce119"/>
          <table:table-cell table:style-name="ce127"/>
          <table:table-cell table:style-name="ce140"/>
          <table:table-cell table:style-name="ce149"/>
          <table:table-cell table:style-name="ce156"/>
          <table:table-cell table:style-name="ce168"/>
          <table:table-cell/>
          <table:table-cell table:style-name="ce182"/>
          <table:table-cell table:number-columns-repeated="243"/>
        </table:table-row>
        <table:table-row table:style-name="ro4">
          <table:table-cell/>
          <table:table-cell table:style-name="ce89" office:value-type="string">
            <text:p>n</text:p>
          </table:table-cell>
          <table:table-cell table:style-name="ce8" office:value-type="string">
            <text:p>Shoes</text:p>
          </table:table-cell>
          <table:table-cell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New Balance 766 - size 12 4E - shoes only (pair)</text:p>
          </table:table-cell>
          <table:table-cell table:style-name="ce103" office:value-type="string">
            <text:p>In</text:p>
          </table:table-cell>
          <table:table-cell table:formula="oooc:=12.9*2" office:value-type="float" office:value="25.8">
            <text:p>25.8</text:p>
          </table:table-cell>
          <table:table-cell table:style-name="ce126" table:formula="oooc:=28.34952*[.F200]" office:value-type="float" office:value="731.417616">
            <text:p>731</text:p>
          </table:table-cell>
          <table:table-cell table:style-name="ce137" table:formula="oooc:=INT([.F200]/16)" office:value-type="float" office:value="1">
            <text:p>1</text:p>
          </table:table-cell>
          <table:table-cell table:style-name="ce138" table:formula="oooc:=[.F200]-([.H200]*16)" office:value-type="float" office:value="9.8">
            <text:p>9.8</text:p>
          </table:table-cell>
          <table:table-cell table:style-name="ce154" table:formula="oooc:=[.H200]+([.I200]/16)" office:value-type="float" office:value="1.6125">
            <text:p>1.61</text:p>
          </table:table-cell>
          <table:table-cell table:style-name="ce165" table:formula="oooc:=IF([.$E200]=&quot;In&quot;;[.F200];0)" office:value-type="float" office:value="25.8">
            <text:p>25.8</text:p>
          </table:table-cell>
          <table:table-cell/>
          <table:table-cell table:style-name="ce181" table:formula="oooc:=28.34952*[.K200]" office:value-type="float" office:value="731.417616">
            <text:p>731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SuperFeet inserts - black - size F (pair)</text:p>
          </table:table-cell>
          <table:table-cell table:style-name="ce103" office:value-type="string">
            <text:p>In</text:p>
          </table:table-cell>
          <table:table-cell table:formula="oooc:=1.7*2" office:value-type="float" office:value="3.4">
            <text:p>3.4</text:p>
          </table:table-cell>
          <table:table-cell table:style-name="ce126" table:formula="oooc:=28.34952*[.F201]" office:value-type="float" office:value="96.388368">
            <text:p>96</text:p>
          </table:table-cell>
          <table:table-cell table:style-name="ce137" table:formula="oooc:=INT([.F201]/16)" office:value-type="float" office:value="0">
            <text:p><text:s/>- </text:p>
          </table:table-cell>
          <table:table-cell table:style-name="ce138" table:formula="oooc:=[.F201]-([.H201]*16)" office:value-type="float" office:value="3.4">
            <text:p>3.4</text:p>
          </table:table-cell>
          <table:table-cell table:style-name="ce154" table:formula="oooc:=[.H201]+([.I201]/16)" office:value-type="float" office:value="0.2125">
            <text:p>0.21</text:p>
          </table:table-cell>
          <table:table-cell table:style-name="ce165" table:formula="oooc:=IF([.$E201]=&quot;In&quot;;[.F201];0)" office:value-type="float" office:value="3.4">
            <text:p>3.4</text:p>
          </table:table-cell>
          <table:table-cell/>
          <table:table-cell table:style-name="ce181" table:formula="oooc:=28.34952*[.K201]" office:value-type="float" office:value="96.388368">
            <text:p>96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Gel comb insoles - trimmed (pair)</text:p>
          </table:table-cell>
          <table:table-cell table:style-name="ce103" office:value-type="string">
            <text:p>In</text:p>
          </table:table-cell>
          <table:table-cell table:formula="oooc:=1.2*2" office:value-type="float" office:value="2.4">
            <text:p>2.4</text:p>
          </table:table-cell>
          <table:table-cell table:style-name="ce126" table:formula="oooc:=28.34952*[.F202]" office:value-type="float" office:value="68.038848">
            <text:p>68</text:p>
          </table:table-cell>
          <table:table-cell table:style-name="ce137" table:formula="oooc:=INT([.F202]/16)" office:value-type="float" office:value="0">
            <text:p><text:s/>- </text:p>
          </table:table-cell>
          <table:table-cell table:style-name="ce138" table:formula="oooc:=[.F202]-([.H202]*16)" office:value-type="float" office:value="2.4">
            <text:p>2.4</text:p>
          </table:table-cell>
          <table:table-cell table:style-name="ce154" table:formula="oooc:=[.H202]+([.I202]/16)" office:value-type="float" office:value="0.15">
            <text:p>0.15</text:p>
          </table:table-cell>
          <table:table-cell table:style-name="ce165" table:formula="oooc:=IF([.$E202]=&quot;In&quot;;[.F202];0)" office:value-type="float" office:value="2.4">
            <text:p>2.4</text:p>
          </table:table-cell>
          <table:table-cell/>
          <table:table-cell table:style-name="ce181" table:formula="oooc:=28.34952*[.K202]" office:value-type="float" office:value="68.038848">
            <text:p>68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4" office:value-type="string">
            <text:p>Total New Balance 766</text:p>
          </table:table-cell>
          <table:table-cell table:style-name="ce103"/>
          <table:table-cell table:formula="oooc:=SUM([.F200:.F203])" office:value-type="float" office:value="31.6">
            <text:p>31.6</text:p>
          </table:table-cell>
          <table:table-cell table:style-name="ce126" table:formula="oooc:=SUM([.G200:.G203])" office:value-type="float" office:value="895.844832">
            <text:p>896</text:p>
          </table:table-cell>
          <table:table-cell table:style-name="ce137" table:formula="oooc:=SUM([.H200:.H203])" office:value-type="float" office:value="1">
            <text:p>1</text:p>
          </table:table-cell>
          <table:table-cell table:style-name="ce138" table:formula="oooc:=SUM([.I200:.I203])" office:value-type="float" office:value="15.6">
            <text:p>15.6</text:p>
          </table:table-cell>
          <table:table-cell table:style-name="ce154" table:formula="oooc:=SUM([.J200:.J203])" office:value-type="float" office:value="1.975">
            <text:p>1.98</text:p>
          </table:table-cell>
          <table:table-cell table:style-name="ce165" table:formula="oooc:=SUM([.K200:.K203])" office:value-type="float" office:value="31.6">
            <text:p>31.6</text:p>
          </table:table-cell>
          <table:table-cell/>
          <table:table-cell table:style-name="ce181" table:formula="oooc:=SUM([.M200:.M203])" office:value-type="float" office:value="895.844832">
            <text:p>896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/>
          <table:table-cell table:style-name="ce129"/>
          <table:table-cell table:style-name="ce138" table:number-columns-repeated="3"/>
          <table:table-cell table:style-name="ce166"/>
          <table:table-cell/>
          <table:table-cell table:style-name="ce180"/>
          <table:table-cell table:number-columns-repeated="243"/>
        </table:table-row>
        <table:table-row table:style-name="ro4">
          <table:table-cell table:number-columns-repeated="3"/>
          <table:table-cell table:style-name="ce15" office:value-type="string">
            <text:p>Memo: New Balance 801AT with stock insoles</text:p>
          </table:table-cell>
          <table:table-cell table:style-name="ce103" office:value-type="string">
            <text:p>Out</text:p>
          </table:table-cell>
          <table:table-cell office:value-type="float" office:value="40">
            <text:p>40.0</text:p>
          </table:table-cell>
          <table:table-cell table:style-name="ce126" table:formula="oooc:=28.34952*[.F206]" office:value-type="float" office:value="1133.9808">
            <text:p>1,134</text:p>
          </table:table-cell>
          <table:table-cell table:style-name="ce137" table:formula="oooc:=INT([.F206]/16)" office:value-type="float" office:value="2">
            <text:p>2</text:p>
          </table:table-cell>
          <table:table-cell table:style-name="ce138" table:formula="oooc:=[.F206]-([.H206]*16)" office:value-type="float" office:value="8">
            <text:p>8.0</text:p>
          </table:table-cell>
          <table:table-cell table:style-name="ce154" table:formula="oooc:=[.H206]+([.I206]/16)" office:value-type="float" office:value="2.5">
            <text:p>2.50</text:p>
          </table:table-cell>
          <table:table-cell table:style-name="ce165" table:formula="oooc:=IF([.$E206]=&quot;In&quot;;[.F206];0)" office:value-type="float" office:value="0">
            <text:p><text:s/>- </text:p>
          </table:table-cell>
          <table:table-cell/>
          <table:table-cell table:style-name="ce181" table:formula="oooc:=28.34952*[.K206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/>
          <table:table-cell table:style-name="ce129"/>
          <table:table-cell table:style-name="ce138" table:number-columns-repeated="3"/>
          <table:table-cell table:style-name="ce166"/>
          <table:table-cell/>
          <table:table-cell table:style-name="ce180"/>
          <table:table-cell table:number-columns-repeated="243"/>
        </table:table-row>
        <table:table-row table:style-name="ro4">
          <table:table-cell table:number-columns-repeated="3"/>
          <table:table-cell table:style-name="ce95" office:value-type="string">
            <text:p>Total primary shoes</text:p>
          </table:table-cell>
          <table:table-cell table:style-name="ce107"/>
          <table:table-cell table:style-name="ce117" table:formula="oooc:=[.F204]" office:value-type="float" office:value="31.6">
            <text:p>31.6</text:p>
          </table:table-cell>
          <table:table-cell table:style-name="ce128" table:formula="oooc:=[.G204]" office:value-type="float" office:value="895.844832">
            <text:p>896</text:p>
          </table:table-cell>
          <table:table-cell table:style-name="ce139" table:formula="oooc:=[.H204]" office:value-type="float" office:value="1">
            <text:p>1</text:p>
          </table:table-cell>
          <table:table-cell table:style-name="ce148" table:formula="oooc:=[.I204]" office:value-type="float" office:value="15.6">
            <text:p>15.6</text:p>
          </table:table-cell>
          <table:table-cell table:style-name="ce155" table:formula="oooc:=[.J204]" office:value-type="float" office:value="1.975">
            <text:p>1.98</text:p>
          </table:table-cell>
          <table:table-cell table:style-name="ce167" table:formula="oooc:=[.K204]" office:value-type="float" office:value="31.6">
            <text:p>31.6</text:p>
          </table:table-cell>
          <table:table-cell/>
          <table:table-cell table:style-name="ce179" table:formula="oooc:=SUM([.M200:.M203])" office:value-type="float" office:value="895.844832">
            <text:p>896</text:p>
          </table:table-cell>
          <table:table-cell table:number-columns-repeated="243"/>
        </table:table-row>
        <table:table-row table:style-name="ro4" table:number-rows-repeated="3">
          <table:table-cell table:number-columns-repeated="3"/>
          <table:table-cell table:style-name="ce97"/>
          <table:table-cell table:style-name="ce109"/>
          <table:table-cell table:style-name="ce119"/>
          <table:table-cell table:style-name="ce127"/>
          <table:table-cell table:style-name="ce140"/>
          <table:table-cell table:style-name="ce149"/>
          <table:table-cell table:style-name="ce156"/>
          <table:table-cell table:style-name="ce168"/>
          <table:table-cell/>
          <table:table-cell table:style-name="ce182"/>
          <table:table-cell table:number-columns-repeated="243"/>
        </table:table-row>
        <table:table-row table:style-name="ro1">
          <table:table-cell/>
          <table:table-cell table:style-name="ce89" office:value-type="string">
            <text:p>n</text:p>
          </table:table-cell>
          <table:table-cell table:style-name="ce8" office:value-type="string">
            <text:p>Umbrella Kit</text:p>
          </table:table-cell>
          <table:table-cell table:style-name="ce94"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 table:style-name="ce176"/>
          <table:table-cell table:style-name="ce18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4" office:value-type="string">
            <text:p>Raines umbrella kit</text:p>
          </table:table-cell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 table:style-name="ce176"/>
          <table:table-cell table:style-name="ce181"/>
          <table:table-cell table:number-columns-repeated="243"/>
        </table:table-row>
        <table:table-row table:style-name="ro1">
          <table:table-cell table:number-columns-repeated="3"/>
          <table:table-cell table:style-name="ce94" office:value-type="string">
            <text:p>Aluminum / fiberglass / nylon umbrella</text:p>
          </table:table-cell>
          <table:table-cell table:style-name="ce103" office:value-type="string">
            <text:p>In</text:p>
          </table:table-cell>
          <table:table-cell office:value-type="float" office:value="6.8">
            <text:p>6.8</text:p>
          </table:table-cell>
          <table:table-cell table:style-name="ce126" table:formula="oooc:=28.34952*[.F214]" office:value-type="float" office:value="192.776736">
            <text:p>193</text:p>
          </table:table-cell>
          <table:table-cell table:style-name="ce137" table:formula="oooc:=INT([.F214]/16)" office:value-type="float" office:value="0">
            <text:p><text:s/>- </text:p>
          </table:table-cell>
          <table:table-cell table:style-name="ce138" table:formula="oooc:=[.F214]-([.H214]*16)" office:value-type="float" office:value="6.8">
            <text:p>6.8</text:p>
          </table:table-cell>
          <table:table-cell table:style-name="ce154" table:formula="oooc:=[.H214]+([.I214]/16)" office:value-type="float" office:value="0.425">
            <text:p>0.43</text:p>
          </table:table-cell>
          <table:table-cell table:style-name="ce165" table:formula="oooc:=IF([.$E214]=&quot;In&quot;;[.F214];0)" office:value-type="float" office:value="6.8">
            <text:p>6.8</text:p>
          </table:table-cell>
          <table:table-cell table:style-name="ce176"/>
          <table:table-cell table:style-name="ce181" table:formula="oooc:=28.34952*[.K214]" office:value-type="float" office:value="192.776736">
            <text:p>193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94" office:value-type="string">
            <text:p>Rubber coupler for hiking staff</text:p>
          </table:table-cell>
          <table:table-cell table:style-name="ce103" office:value-type="string">
            <text:p>In</text:p>
          </table:table-cell>
          <table:table-cell office:value-type="float" office:value="2.2">
            <text:p>2.2</text:p>
          </table:table-cell>
          <table:table-cell table:style-name="ce126" table:formula="oooc:=28.34952*[.F215]" office:value-type="float" office:value="62.368944">
            <text:p>62</text:p>
          </table:table-cell>
          <table:table-cell table:style-name="ce137" table:formula="oooc:=INT([.F215]/16)" office:value-type="float" office:value="0">
            <text:p><text:s/>- </text:p>
          </table:table-cell>
          <table:table-cell table:style-name="ce138" table:formula="oooc:=[.F215]-([.H215]*16)" office:value-type="float" office:value="2.2">
            <text:p>2.2</text:p>
          </table:table-cell>
          <table:table-cell table:style-name="ce154" table:formula="oooc:=[.H215]+([.I215]/16)" office:value-type="float" office:value="0.1375">
            <text:p>0.14</text:p>
          </table:table-cell>
          <table:table-cell table:style-name="ce165" table:formula="oooc:=IF([.$E215]=&quot;In&quot;;[.F215];0)" office:value-type="float" office:value="2.2">
            <text:p>2.2</text:p>
          </table:table-cell>
          <table:table-cell table:style-name="ce176"/>
          <table:table-cell table:style-name="ce181" table:formula="oooc:=28.34952*[.K215]" office:value-type="float" office:value="62.368944">
            <text:p>62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15" office:value-type="string">
            <text:p>Case - holder for umbrella - black mesh</text:p>
          </table:table-cell>
          <table:table-cell table:style-name="ce103" office:value-type="string">
            <text:p>In</text:p>
          </table:table-cell>
          <table:table-cell office:value-type="float" office:value="1.2">
            <text:p>1.2</text:p>
          </table:table-cell>
          <table:table-cell table:style-name="ce126" table:formula="oooc:=28.34952*[.F216]" office:value-type="float" office:value="34.019424">
            <text:p>34</text:p>
          </table:table-cell>
          <table:table-cell table:style-name="ce137" table:formula="oooc:=INT([.F216]/16)" office:value-type="float" office:value="0">
            <text:p><text:s/>- </text:p>
          </table:table-cell>
          <table:table-cell table:style-name="ce138" table:formula="oooc:=[.F216]-([.H216]*16)" office:value-type="float" office:value="1.2">
            <text:p>1.2</text:p>
          </table:table-cell>
          <table:table-cell table:style-name="ce154" table:formula="oooc:=[.H216]+([.I216]/16)" office:value-type="float" office:value="0.075">
            <text:p>0.08</text:p>
          </table:table-cell>
          <table:table-cell table:style-name="ce165" table:formula="oooc:=IF([.$E216]=&quot;In&quot;;[.F216];0)" office:value-type="float" office:value="1.2">
            <text:p>1.2</text:p>
          </table:table-cell>
          <table:table-cell table:style-name="ce176"/>
          <table:table-cell table:style-name="ce181" table:formula="oooc:=28.34952*[.K216]" office:value-type="float" office:value="34.019424">
            <text:p>34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10"/>
          <table:table-cell table:formula="oooc:=&quot;——&quot;" office:value-type="string" office:string-value="——">
            <text:p>——</text:p>
          </table:table-cell>
          <table:table-cell table:style-name="ce126"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176"/>
          <table:table-cell table:style-name="ce181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95" office:value-type="string">
            <text:p>Total Raines umbrella kit</text:p>
          </table:table-cell>
          <table:table-cell table:style-name="ce111"/>
          <table:table-cell table:style-name="ce117" table:formula="oooc:=SUM([.F212:.F217])" office:value-type="float" office:value="10.2">
            <text:p>10.2</text:p>
          </table:table-cell>
          <table:table-cell table:style-name="ce128" table:formula="oooc:=SUM([.G214:.G217])" office:value-type="float" office:value="289.165104">
            <text:p>289</text:p>
          </table:table-cell>
          <table:table-cell table:style-name="ce139" table:formula="oooc:=INT([.F218]/16)" office:value-type="float" office:value="0">
            <text:p><text:s/>- </text:p>
          </table:table-cell>
          <table:table-cell table:style-name="ce148" table:formula="oooc:=[.F218]-([.H218]*16)" office:value-type="float" office:value="10.2">
            <text:p>10.2</text:p>
          </table:table-cell>
          <table:table-cell table:style-name="ce155" table:formula="oooc:=[.H218]+([.I218]/16)" office:value-type="float" office:value="0.6375">
            <text:p>0.64</text:p>
          </table:table-cell>
          <table:table-cell table:style-name="ce167" table:formula="oooc:=SUM([.K214:.K217])" office:value-type="float" office:value="10.2">
            <text:p>10.2</text:p>
          </table:table-cell>
          <table:table-cell table:style-name="ce176"/>
          <table:table-cell table:style-name="ce179" table:formula="oooc:=SUM([.M214:.M217])" office:value-type="float" office:value="289.165104">
            <text:p>289</text:p>
          </table:table-cell>
          <table:table-cell table:number-columns-repeated="243"/>
        </table:table-row>
        <table:table-row table:style-name="ro1" table:number-rows-repeated="2">
          <table:table-cell table:number-columns-repeated="3"/>
          <table:table-cell table:style-name="ce94"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5"/>
          <table:table-cell table:style-name="ce176"/>
          <table:table-cell table:style-name="ce18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4" office:value-type="string">
            <text:p>Golite umbrella kit</text:p>
          </table:table-cell>
          <table:table-cell table:number-columns-repeated="2"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 table:style-name="ce176"/>
          <table:table-cell table:style-name="ce181"/>
          <table:table-cell table:number-columns-repeated="243"/>
        </table:table-row>
        <table:table-row table:style-name="ro1">
          <table:table-cell table:number-columns-repeated="3"/>
          <table:table-cell table:style-name="ce94" office:value-type="string">
            <text:p>Frame only</text:p>
          </table:table-cell>
          <table:table-cell table:style-name="ce103" office:value-type="string">
            <text:p>Out</text:p>
          </table:table-cell>
          <table:table-cell office:value-type="float" office:value="7">
            <text:p>7.0</text:p>
          </table:table-cell>
          <table:table-cell table:style-name="ce126" table:formula="oooc:=28.34952*[.F222]" office:value-type="float" office:value="198.44664">
            <text:p>198</text:p>
          </table:table-cell>
          <table:table-cell table:style-name="ce137" table:formula="oooc:=INT([.F222]/16)" office:value-type="float" office:value="0">
            <text:p><text:s/>- </text:p>
          </table:table-cell>
          <table:table-cell table:style-name="ce138" table:formula="oooc:=[.F222]-([.H222]*16)" office:value-type="float" office:value="7">
            <text:p>7.0</text:p>
          </table:table-cell>
          <table:table-cell table:style-name="ce154" table:formula="oooc:=[.H222]+([.I222]/16)" office:value-type="float" office:value="0.4375">
            <text:p>0.44</text:p>
          </table:table-cell>
          <table:table-cell table:style-name="ce165" table:formula="oooc:=IF([.$E222]=&quot;In&quot;;[.F222];0)" office:value-type="float" office:value="0">
            <text:p><text:s/>- </text:p>
          </table:table-cell>
          <table:table-cell table:style-name="ce176"/>
          <table:table-cell table:style-name="ce181" table:formula="oooc:=28.34952*[.K222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94" office:value-type="string">
            <text:p>Bike handle with quick release tab</text:p>
          </table:table-cell>
          <table:table-cell table:style-name="ce103" office:value-type="string">
            <text:p>Out</text:p>
          </table:table-cell>
          <table:table-cell office:value-type="float" office:value="2.1">
            <text:p>2.1</text:p>
          </table:table-cell>
          <table:table-cell table:style-name="ce126" table:formula="oooc:=28.34952*[.F223]" office:value-type="float" office:value="59.533992">
            <text:p>60</text:p>
          </table:table-cell>
          <table:table-cell table:style-name="ce137" table:formula="oooc:=INT([.F223]/16)" office:value-type="float" office:value="0">
            <text:p><text:s/>- </text:p>
          </table:table-cell>
          <table:table-cell table:style-name="ce138" table:formula="oooc:=[.F223]-([.H223]*16)" office:value-type="float" office:value="2.1">
            <text:p>2.1</text:p>
          </table:table-cell>
          <table:table-cell table:style-name="ce154" table:formula="oooc:=[.H223]+([.I223]/16)" office:value-type="float" office:value="0.13125">
            <text:p>0.13</text:p>
          </table:table-cell>
          <table:table-cell table:style-name="ce165" table:formula="oooc:=IF([.$E223]=&quot;In&quot;;[.F223];0)" office:value-type="float" office:value="0">
            <text:p><text:s/>- </text:p>
          </table:table-cell>
          <table:table-cell table:style-name="ce176"/>
          <table:table-cell table:style-name="ce181" table:formula="oooc:=28.34952*[.K223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6"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176"/>
          <table:table-cell table:style-name="ce181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4" office:value-type="string">
            <text:p>Subtotal frame</text:p>
          </table:table-cell>
          <table:table-cell table:style-name="ce103" office:value-type="string">
            <text:p>Out</text:p>
          </table:table-cell>
          <table:table-cell table:formula="oooc:=SUM([.F222:.F224])" office:value-type="float" office:value="9.1">
            <text:p>9.1</text:p>
          </table:table-cell>
          <table:table-cell table:style-name="ce126" table:formula="oooc:=SUM([.G222:.G224])" office:value-type="float" office:value="257.980632">
            <text:p>258</text:p>
          </table:table-cell>
          <table:table-cell table:style-name="ce137" table:formula="oooc:=INT([.F225]/16)" office:value-type="float" office:value="0">
            <text:p><text:s/>- </text:p>
          </table:table-cell>
          <table:table-cell table:style-name="ce138" table:formula="oooc:=[.F225]-([.H225]*16)" office:value-type="float" office:value="9.1">
            <text:p>9.1</text:p>
          </table:table-cell>
          <table:table-cell table:style-name="ce154" table:formula="oooc:=[.H225]+([.I225]/16)" office:value-type="float" office:value="0.56875">
            <text:p>0.57</text:p>
          </table:table-cell>
          <table:table-cell table:style-name="ce165" table:formula="oooc:=SUM([.K222:.K224])" office:value-type="float" office:value="0">
            <text:p><text:s/>- </text:p>
          </table:table-cell>
          <table:table-cell table:style-name="ce176"/>
          <table:table-cell table:style-name="ce181" table:formula="oooc:=SUM([.M222:.M224])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94" office:value-type="string">
            <text:p>Silver reflective cover</text:p>
          </table:table-cell>
          <table:table-cell table:style-name="ce103" office:value-type="string">
            <text:p>Out</text:p>
          </table:table-cell>
          <table:table-cell office:value-type="float" office:value="3">
            <text:p>3.0</text:p>
          </table:table-cell>
          <table:table-cell table:style-name="ce126" table:formula="oooc:=28.34952*[.F226]" office:value-type="float" office:value="85.04856">
            <text:p>85</text:p>
          </table:table-cell>
          <table:table-cell table:style-name="ce137" table:formula="oooc:=INT([.F226]/16)" office:value-type="float" office:value="0">
            <text:p><text:s/>- </text:p>
          </table:table-cell>
          <table:table-cell table:style-name="ce138" table:formula="oooc:=[.F226]-([.H226]*16)" office:value-type="float" office:value="3">
            <text:p>3.0</text:p>
          </table:table-cell>
          <table:table-cell table:style-name="ce154" table:formula="oooc:=[.H226]+([.I226]/16)" office:value-type="float" office:value="0.1875">
            <text:p>0.19</text:p>
          </table:table-cell>
          <table:table-cell table:style-name="ce165" table:formula="oooc:=IF([.$E226]=&quot;In&quot;;[.F226];0)" office:value-type="float" office:value="0">
            <text:p><text:s/>- </text:p>
          </table:table-cell>
          <table:table-cell table:style-name="ce176"/>
          <table:table-cell table:style-name="ce181" table:formula="oooc:=28.34952*[.K226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94" office:value-type="string">
            <text:p>Tripod quick release receiver</text:p>
          </table:table-cell>
          <table:table-cell table:style-name="ce103" office:value-type="string">
            <text:p>Out</text:p>
          </table:table-cell>
          <table:table-cell office:value-type="float" office:value="1.8">
            <text:p>1.8</text:p>
          </table:table-cell>
          <table:table-cell table:style-name="ce126" table:formula="oooc:=28.34952*[.F227]" office:value-type="float" office:value="51.029136">
            <text:p>51</text:p>
          </table:table-cell>
          <table:table-cell table:style-name="ce137" table:formula="oooc:=INT([.F227]/16)" office:value-type="float" office:value="0">
            <text:p><text:s/>- </text:p>
          </table:table-cell>
          <table:table-cell table:style-name="ce138" table:formula="oooc:=[.F227]-([.H227]*16)" office:value-type="float" office:value="1.8">
            <text:p>1.8</text:p>
          </table:table-cell>
          <table:table-cell table:style-name="ce154" table:formula="oooc:=[.H227]+([.I227]/16)" office:value-type="float" office:value="0.1125">
            <text:p>0.11</text:p>
          </table:table-cell>
          <table:table-cell table:style-name="ce165" table:formula="oooc:=IF([.$E227]=&quot;In&quot;;[.F227];0)" office:value-type="float" office:value="0">
            <text:p><text:s/>- </text:p>
          </table:table-cell>
          <table:table-cell table:style-name="ce176"/>
          <table:table-cell table:style-name="ce181" table:formula="oooc:=28.34952*[.K227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15" office:value-type="string">
            <text:p>Case - holder for umbrella - black mesh</text:p>
          </table:table-cell>
          <table:table-cell table:style-name="ce103" office:value-type="string">
            <text:p>Out</text:p>
          </table:table-cell>
          <table:table-cell office:value-type="float" office:value="1.2">
            <text:p>1.2</text:p>
          </table:table-cell>
          <table:table-cell table:style-name="ce126" table:formula="oooc:=28.34952*[.F228]" office:value-type="float" office:value="34.019424">
            <text:p>34</text:p>
          </table:table-cell>
          <table:table-cell table:style-name="ce137" table:formula="oooc:=INT([.F228]/16)" office:value-type="float" office:value="0">
            <text:p><text:s/>- </text:p>
          </table:table-cell>
          <table:table-cell table:style-name="ce138" table:formula="oooc:=[.F228]-([.H228]*16)" office:value-type="float" office:value="1.2">
            <text:p>1.2</text:p>
          </table:table-cell>
          <table:table-cell table:style-name="ce154" table:formula="oooc:=[.H228]+([.I228]/16)" office:value-type="float" office:value="0.075">
            <text:p>0.08</text:p>
          </table:table-cell>
          <table:table-cell table:style-name="ce165" table:formula="oooc:=IF([.$E228]=&quot;In&quot;;[.F228];0)" office:value-type="float" office:value="0">
            <text:p><text:s/>- </text:p>
          </table:table-cell>
          <table:table-cell table:style-name="ce176"/>
          <table:table-cell table:style-name="ce181" table:formula="oooc:=28.34952*[.K228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6"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176"/>
          <table:table-cell table:style-name="ce181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95" office:value-type="string">
            <text:p>Total Golite (modified ) umbrella kit</text:p>
          </table:table-cell>
          <table:table-cell table:style-name="ce111"/>
          <table:table-cell table:style-name="ce117" table:formula="oooc:=SUM([.F225:.F229])" office:value-type="float" office:value="15.1">
            <text:p>15.1</text:p>
          </table:table-cell>
          <table:table-cell table:style-name="ce128" table:formula="oooc:=SUM([.G225:.G229])" office:value-type="float" office:value="428.077752">
            <text:p>428</text:p>
          </table:table-cell>
          <table:table-cell table:style-name="ce139" table:formula="oooc:=INT([.F230]/16)" office:value-type="float" office:value="0">
            <text:p><text:s/>- </text:p>
          </table:table-cell>
          <table:table-cell table:style-name="ce148" table:formula="oooc:=[.F230]-([.H230]*16)" office:value-type="float" office:value="15.1">
            <text:p>15.1</text:p>
          </table:table-cell>
          <table:table-cell table:style-name="ce155" table:formula="oooc:=[.H230]+([.I230]/16)" office:value-type="float" office:value="0.94375">
            <text:p>0.94</text:p>
          </table:table-cell>
          <table:table-cell table:style-name="ce167" table:formula="oooc:=SUM([.K225:.K229])" office:value-type="float" office:value="0">
            <text:p><text:s/>- </text:p>
          </table:table-cell>
          <table:table-cell table:style-name="ce176"/>
          <table:table-cell table:style-name="ce179" table:formula="oooc:=SUM([.M225:.M229])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4"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5"/>
          <table:table-cell table:style-name="ce176"/>
          <table:table-cell table:style-name="ce181"/>
          <table:table-cell table:number-columns-repeated="243"/>
        </table:table-row>
        <table:table-row table:style-name="ro1">
          <table:table-cell table:number-columns-repeated="3"/>
          <table:table-cell table:style-name="ce94" office:value-type="string">
            <text:p>Memo: Green polyester cover only</text:p>
          </table:table-cell>
          <table:table-cell table:style-name="ce103"/>
          <table:table-cell office:value-type="float" office:value="2.3">
            <text:p>2.3</text:p>
          </table:table-cell>
          <table:table-cell table:style-name="ce126" table:formula="oooc:=28.34952*[.F232]" office:value-type="float" office:value="65.203896">
            <text:p>65</text:p>
          </table:table-cell>
          <table:table-cell table:style-name="ce138" table:formula="oooc:=INT([.F232]/16)" office:value-type="float" office:value="0">
            <text:p><text:s/>- </text:p>
          </table:table-cell>
          <table:table-cell table:style-name="ce138" table:formula="oooc:=[.F232]-([.H232]*16)" office:value-type="float" office:value="2.3">
            <text:p>2.3</text:p>
          </table:table-cell>
          <table:table-cell table:style-name="ce138" table:formula="oooc:=[.H232]+([.I232]/16)" office:value-type="float" office:value="0.14375">
            <text:p>0.1</text:p>
          </table:table-cell>
          <table:table-cell table:style-name="ce165" table:formula="oooc:=IF([.$E232]=&quot;In&quot;;[.F232];0)" office:value-type="float" office:value="0">
            <text:p><text:s/>- </text:p>
          </table:table-cell>
          <table:table-cell table:style-name="ce176"/>
          <table:table-cell table:style-name="ce181" table:formula="oooc:=28.34952*[.K232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94" office:value-type="string">
            <text:p>Original total stock weight</text:p>
          </table:table-cell>
          <table:table-cell table:style-name="ce103"/>
          <table:table-cell table:formula="oooc:=[.F222]+[.F232]" office:value-type="float" office:value="9.3">
            <text:p>9.3</text:p>
          </table:table-cell>
          <table:table-cell table:style-name="ce126" table:formula="oooc:=28.34952*[.F233]" office:value-type="float" office:value="263.650536">
            <text:p>264</text:p>
          </table:table-cell>
          <table:table-cell table:style-name="ce137" table:formula="oooc:=INT([.F233]/16)" office:value-type="float" office:value="0">
            <text:p><text:s/>- </text:p>
          </table:table-cell>
          <table:table-cell table:style-name="ce138" table:formula="oooc:=[.F233]-([.H233]*16)" office:value-type="float" office:value="9.3">
            <text:p>9.3</text:p>
          </table:table-cell>
          <table:table-cell table:style-name="ce154" table:formula="oooc:=[.H233]+([.I233]/16)" office:value-type="float" office:value="0.58125">
            <text:p>0.58</text:p>
          </table:table-cell>
          <table:table-cell table:style-name="ce165" table:formula="oooc:=IF([.$E233]=&quot;In&quot;;[.F233];0)" office:value-type="float" office:value="0">
            <text:p><text:s/>- </text:p>
          </table:table-cell>
          <table:table-cell table:style-name="ce176"/>
          <table:table-cell table:style-name="ce181" table:formula="oooc:=28.34952*[.K233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5"/>
          <table:table-cell table:style-name="ce176"/>
          <table:table-cell table:style-name="ce181"/>
          <table:table-cell table:number-columns-repeated="243"/>
        </table:table-row>
        <table:table-row table:style-name="ro1">
          <table:table-cell table:number-columns-repeated="3"/>
          <table:table-cell table:style-name="ce95" office:value-type="string">
            <text:p>Total umbrella kit</text:p>
          </table:table-cell>
          <table:table-cell table:style-name="ce111"/>
          <table:table-cell table:style-name="ce117" table:formula="oooc:=SUM([.F230:.F234])" office:value-type="float" office:value="26.7">
            <text:p>26.7</text:p>
          </table:table-cell>
          <table:table-cell table:style-name="ce128" table:formula="oooc:=[.G218]+[.G230]" office:value-type="float" office:value="717.242856">
            <text:p>717</text:p>
          </table:table-cell>
          <table:table-cell table:style-name="ce139" table:formula="oooc:=INT([.F235]/16)" office:value-type="float" office:value="1">
            <text:p>1</text:p>
          </table:table-cell>
          <table:table-cell table:style-name="ce148" table:formula="oooc:=[.F235]-([.H235]*16)" office:value-type="float" office:value="10.7">
            <text:p>10.7</text:p>
          </table:table-cell>
          <table:table-cell table:style-name="ce155" table:formula="oooc:=[.H235]+([.I235]/16)" office:value-type="float" office:value="1.66875">
            <text:p>1.67</text:p>
          </table:table-cell>
          <table:table-cell table:style-name="ce167" table:formula="oooc:=[.K218]+[.K230]" office:value-type="float" office:value="10.2">
            <text:p>10.2</text:p>
          </table:table-cell>
          <table:table-cell table:style-name="ce176"/>
          <table:table-cell table:style-name="ce179" table:formula="oooc:=[.M218]+[.M230]" office:value-type="float" office:value="289.165104">
            <text:p>289</text:p>
          </table:table-cell>
          <table:table-cell table:number-columns-repeated="243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 table:style-name="ce176"/>
          <table:table-cell table:style-name="ce181"/>
          <table:table-cell table:number-columns-repeated="243"/>
        </table:table-row>
        <table:table-row table:style-name="ro4">
          <table:table-cell/>
          <table:table-cell table:style-name="ce89" office:value-type="string">
            <text:p>n</text:p>
          </table:table-cell>
          <table:table-cell table:style-name="ce8" office:value-type="string">
            <text:p>Utility Kit</text:p>
          </table:table-cell>
          <table:table-cell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Bear line (50') + throw bag</text:p>
          </table:table-cell>
          <table:table-cell table:style-name="ce103" office:value-type="string">
            <text:p>In</text:p>
          </table:table-cell>
          <table:table-cell office:value-type="float" office:value="4">
            <text:p>4.0</text:p>
          </table:table-cell>
          <table:table-cell table:style-name="ce126" table:formula="oooc:=28.34952*[.F240]" office:value-type="float" office:value="113.39808">
            <text:p>113</text:p>
          </table:table-cell>
          <table:table-cell table:style-name="ce137" table:formula="oooc:=INT([.F240]/16)" office:value-type="float" office:value="0">
            <text:p><text:s/>- </text:p>
          </table:table-cell>
          <table:table-cell table:style-name="ce138" table:formula="oooc:=[.F240]-([.H240]*16)" office:value-type="float" office:value="4">
            <text:p>4.0</text:p>
          </table:table-cell>
          <table:table-cell table:style-name="ce154" table:formula="oooc:=[.H240]+([.I240]/16)" office:value-type="float" office:value="0.25">
            <text:p>0.25</text:p>
          </table:table-cell>
          <table:table-cell table:style-name="ce165" table:formula="oooc:=IF([.$E240]=&quot;In&quot;;[.F240];0)" office:value-type="float" office:value="4">
            <text:p>4.0</text:p>
          </table:table-cell>
          <table:table-cell/>
          <table:table-cell table:style-name="ce181" table:formula="oooc:=28.34952*[.K240]" office:value-type="float" office:value="113.39808">
            <text:p>11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Tent sponge in Ziploc (dry)</text:p>
          </table:table-cell>
          <table:table-cell table:style-name="ce103" office:value-type="string">
            <text:p>In</text:p>
          </table:table-cell>
          <table:table-cell office:value-type="float" office:value="0.7">
            <text:p>0.7</text:p>
          </table:table-cell>
          <table:table-cell table:style-name="ce126" table:formula="oooc:=28.34952*[.F241]" office:value-type="float" office:value="19.844664">
            <text:p>20</text:p>
          </table:table-cell>
          <table:table-cell table:style-name="ce137" table:formula="oooc:=INT([.F241]/16)" office:value-type="float" office:value="0">
            <text:p><text:s/>- </text:p>
          </table:table-cell>
          <table:table-cell table:style-name="ce138" table:formula="oooc:=[.F241]-([.H241]*16)" office:value-type="float" office:value="0.7">
            <text:p>0.7</text:p>
          </table:table-cell>
          <table:table-cell table:style-name="ce154" table:formula="oooc:=[.H241]+([.I241]/16)" office:value-type="float" office:value="0.04375">
            <text:p>0.04</text:p>
          </table:table-cell>
          <table:table-cell table:style-name="ce165" table:formula="oooc:=IF([.$E241]=&quot;In&quot;;[.F241];0)" office:value-type="float" office:value="0.7">
            <text:p>0.7</text:p>
          </table:table-cell>
          <table:table-cell/>
          <table:table-cell table:style-name="ce181" table:formula="oooc:=28.34952*[.K241]" office:value-type="float" office:value="19.844664">
            <text:p>20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Multi repair kit</text:p>
          </table:table-cell>
          <table:table-cell table:style-name="ce103" office:value-type="string">
            <text:p>Out</text:p>
          </table:table-cell>
          <table:table-cell office:value-type="float" office:value="6">
            <text:p>6.0</text:p>
          </table:table-cell>
          <table:table-cell table:style-name="ce126" table:formula="oooc:=28.34952*[.F242]" office:value-type="float" office:value="170.09712">
            <text:p>170</text:p>
          </table:table-cell>
          <table:table-cell table:style-name="ce137" table:formula="oooc:=INT([.F242]/16)" office:value-type="float" office:value="0">
            <text:p><text:s/>- </text:p>
          </table:table-cell>
          <table:table-cell table:style-name="ce138" table:formula="oooc:=[.F242]-([.H242]*16)" office:value-type="float" office:value="6">
            <text:p>6.0</text:p>
          </table:table-cell>
          <table:table-cell table:style-name="ce154" table:formula="oooc:=[.H242]+([.I242]/16)" office:value-type="float" office:value="0.375">
            <text:p>0.38</text:p>
          </table:table-cell>
          <table:table-cell table:style-name="ce165" table:formula="oooc:=IF([.$E242]=&quot;In&quot;;[.F242];0)" office:value-type="float" office:value="0">
            <text:p><text:s/>- </text:p>
          </table:table-cell>
          <table:table-cell/>
          <table:table-cell table:style-name="ce181" table:formula="oooc:=28.34952*[.K242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Handiwipes (4 total)</text:p>
          </table:table-cell>
          <table:table-cell table:style-name="ce103" office:value-type="string">
            <text:p>In</text:p>
          </table:table-cell>
          <table:table-cell office:value-type="float" office:value="0.6">
            <text:p>0.6</text:p>
          </table:table-cell>
          <table:table-cell table:style-name="ce126" table:formula="oooc:=28.34952*[.F243]" office:value-type="float" office:value="17.009712">
            <text:p>17</text:p>
          </table:table-cell>
          <table:table-cell table:style-name="ce137" table:formula="oooc:=INT([.F243]/16)" office:value-type="float" office:value="0">
            <text:p><text:s/>- </text:p>
          </table:table-cell>
          <table:table-cell table:style-name="ce138" table:formula="oooc:=[.F243]-([.H243]*16)" office:value-type="float" office:value="0.6">
            <text:p>0.6</text:p>
          </table:table-cell>
          <table:table-cell table:style-name="ce154" table:formula="oooc:=[.H243]+([.I243]/16)" office:value-type="float" office:value="0.0375">
            <text:p>0.04</text:p>
          </table:table-cell>
          <table:table-cell table:style-name="ce165" table:formula="oooc:=IF([.$E243]=&quot;In&quot;;[.F243];0)" office:value-type="float" office:value="0.6">
            <text:p>0.6</text:p>
          </table:table-cell>
          <table:table-cell/>
          <table:table-cell table:style-name="ce181" table:formula="oooc:=28.34952*[.K243]" office:value-type="float" office:value="17.009712">
            <text:p>17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Matches, firestarter kit with Esbit tablets</text:p>
          </table:table-cell>
          <table:table-cell table:style-name="ce103" office:value-type="string">
            <text:p>In</text:p>
          </table:table-cell>
          <table:table-cell office:value-type="float" office:value="2.1">
            <text:p>2.1</text:p>
          </table:table-cell>
          <table:table-cell table:style-name="ce126" table:formula="oooc:=28.34952*[.F244]" office:value-type="float" office:value="59.533992">
            <text:p>60</text:p>
          </table:table-cell>
          <table:table-cell table:style-name="ce137" table:formula="oooc:=INT([.F244]/16)" office:value-type="float" office:value="0">
            <text:p><text:s/>- </text:p>
          </table:table-cell>
          <table:table-cell table:style-name="ce138" table:formula="oooc:=[.F244]-([.H244]*16)" office:value-type="float" office:value="2.1">
            <text:p>2.1</text:p>
          </table:table-cell>
          <table:table-cell table:style-name="ce154" table:formula="oooc:=[.H244]+([.I244]/16)" office:value-type="float" office:value="0.13125">
            <text:p>0.13</text:p>
          </table:table-cell>
          <table:table-cell table:style-name="ce165" table:formula="oooc:=IF([.$E244]=&quot;In&quot;;[.F244];0)" office:value-type="float" office:value="2.1">
            <text:p>2.1</text:p>
          </table:table-cell>
          <table:table-cell/>
          <table:table-cell table:style-name="ce181" table:formula="oooc:=28.34952*[.K244]" office:value-type="float" office:value="59.533992">
            <text:p>60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Cable ties</text:p>
          </table:table-cell>
          <table:table-cell table:style-name="ce103" office:value-type="string">
            <text:p>In</text:p>
          </table:table-cell>
          <table:table-cell office:value-type="float" office:value="0.2">
            <text:p>0.2</text:p>
          </table:table-cell>
          <table:table-cell table:style-name="ce126" table:formula="oooc:=28.34952*[.F245]" office:value-type="float" office:value="5.669904">
            <text:p>6</text:p>
          </table:table-cell>
          <table:table-cell table:style-name="ce137" table:formula="oooc:=INT([.F245]/16)" office:value-type="float" office:value="0">
            <text:p><text:s/>- </text:p>
          </table:table-cell>
          <table:table-cell table:style-name="ce138" table:formula="oooc:=[.F245]-([.H245]*16)" office:value-type="float" office:value="0.2">
            <text:p>0.2</text:p>
          </table:table-cell>
          <table:table-cell table:style-name="ce154" table:formula="oooc:=[.H245]+([.I245]/16)" office:value-type="float" office:value="0.0125">
            <text:p>0.01</text:p>
          </table:table-cell>
          <table:table-cell table:style-name="ce165" table:formula="oooc:=IF([.$E245]=&quot;In&quot;;[.F245];0)" office:value-type="float" office:value="0.2">
            <text:p>0.2</text:p>
          </table:table-cell>
          <table:table-cell/>
          <table:table-cell table:style-name="ce181" table:formula="oooc:=28.34952*[.K245]" office:value-type="float" office:value="5.669904">
            <text:p>6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Blue titanium bag</text:p>
          </table:table-cell>
          <table:table-cell table:style-name="ce103" office:value-type="string">
            <text:p>In</text:p>
          </table:table-cell>
          <table:table-cell office:value-type="float" office:value="0.5">
            <text:p>0.5</text:p>
          </table:table-cell>
          <table:table-cell table:style-name="ce126" table:formula="oooc:=28.34952*[.F246]" office:value-type="float" office:value="14.17476">
            <text:p>14</text:p>
          </table:table-cell>
          <table:table-cell table:style-name="ce137" table:formula="oooc:=INT([.F246]/16)" office:value-type="float" office:value="0">
            <text:p><text:s/>- </text:p>
          </table:table-cell>
          <table:table-cell table:style-name="ce138" table:formula="oooc:=[.F246]-([.H246]*16)" office:value-type="float" office:value="0.5">
            <text:p>0.5</text:p>
          </table:table-cell>
          <table:table-cell table:style-name="ce154" table:formula="oooc:=[.H246]+([.I246]/16)" office:value-type="float" office:value="0.03125">
            <text:p>0.03</text:p>
          </table:table-cell>
          <table:table-cell table:style-name="ce165" table:formula="oooc:=IF([.$E246]=&quot;In&quot;;[.F246];0)" office:value-type="float" office:value="0.5">
            <text:p>0.5</text:p>
          </table:table-cell>
          <table:table-cell/>
          <table:table-cell table:style-name="ce181" table:formula="oooc:=28.34952*[.K246]" office:value-type="float" office:value="14.17476">
            <text:p>14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5" office:value-type="string">
            <text:p>Total utility kit</text:p>
          </table:table-cell>
          <table:table-cell table:style-name="ce107"/>
          <table:table-cell table:style-name="ce117" table:formula="oooc:=SUM([.F240:.F247])" office:value-type="float" office:value="14.1">
            <text:p>14.1</text:p>
          </table:table-cell>
          <table:table-cell table:style-name="ce128" table:formula="oooc:=SUM([.G240:.G247])" office:value-type="float" office:value="399.728232">
            <text:p>400</text:p>
          </table:table-cell>
          <table:table-cell table:style-name="ce139" table:formula="oooc:=INT([.F248]/16)" office:value-type="float" office:value="0">
            <text:p><text:s/>- </text:p>
          </table:table-cell>
          <table:table-cell table:style-name="ce148" table:formula="oooc:=[.F248]-([.H248]*16)" office:value-type="float" office:value="14.1">
            <text:p>14.1</text:p>
          </table:table-cell>
          <table:table-cell table:style-name="ce155" table:formula="oooc:=SUM([.J240:.J247])" office:value-type="float" office:value="0.88125">
            <text:p>0.88</text:p>
          </table:table-cell>
          <table:table-cell table:style-name="ce167" table:formula="oooc:=SUM([.K240:.K247])" office:value-type="float" office:value="8.1">
            <text:p>8.1</text:p>
          </table:table-cell>
          <table:table-cell/>
          <table:table-cell table:style-name="ce179" table:formula="oooc:=SUM([.M240:.M247])" office:value-type="float" office:value="229.631112">
            <text:p>230</text:p>
          </table:table-cell>
          <table:table-cell table:number-columns-repeated="243"/>
        </table:table-row>
        <table:table-row table:style-name="ro4" table:number-rows-repeated="3">
          <table:table-cell table:number-columns-repeated="3"/>
          <table:table-cell table:style-name="ce94"/>
          <table:table-cell table:style-name="ce108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/>
          <table:table-cell table:style-name="ce89" office:value-type="string">
            <text:p>n</text:p>
          </table:table-cell>
          <table:table-cell table:style-name="ce8" office:value-type="string">
            <text:p>Vision Kit</text:p>
          </table:table-cell>
          <table:table-cell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2"/>
          <table:table-cell table:style-name="ce8"/>
          <table:table-cell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2"/>
          <table:table-cell table:style-name="ce8"/>
          <table:table-cell table:style-name="ce98" office:value-type="string">
            <text:p>Subkit #1 <text:s/><text:span text:style-name="T5">(in cases on pack strap)</text:span></text:p>
          </table:table-cell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Primary reading glasses</text:p>
          </table:table-cell>
          <table:table-cell table:style-name="ce103" office:value-type="string">
            <text:p>In</text:p>
          </table:table-cell>
          <table:table-cell office:value-type="float" office:value="0.8">
            <text:p>0.8</text:p>
          </table:table-cell>
          <table:table-cell table:style-name="ce126" table:formula="oooc:=28.34952*[.F255]" office:value-type="float" office:value="22.679616">
            <text:p>23</text:p>
          </table:table-cell>
          <table:table-cell table:style-name="ce137" table:formula="oooc:=INT([.F255]/16)" office:value-type="float" office:value="0">
            <text:p><text:s/>- </text:p>
          </table:table-cell>
          <table:table-cell table:style-name="ce138" table:formula="oooc:=[.F255]-([.H255]*16)" office:value-type="float" office:value="0.8">
            <text:p>0.8</text:p>
          </table:table-cell>
          <table:table-cell table:style-name="ce154" table:formula="oooc:=[.H255]+([.I255]/16)" office:value-type="float" office:value="0.05">
            <text:p>0.05</text:p>
          </table:table-cell>
          <table:table-cell table:style-name="ce165" table:formula="oooc:=IF([.$E255]=&quot;In&quot;;[.F255];0)" office:value-type="float" office:value="0.8">
            <text:p>0.8</text:p>
          </table:table-cell>
          <table:table-cell/>
          <table:table-cell table:style-name="ce181" table:formula="oooc:=28.34952*[.K255]" office:value-type="float" office:value="22.679616">
            <text:p>2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Primary Bolle sunglasses</text:p>
          </table:table-cell>
          <table:table-cell table:style-name="ce103" office:value-type="string">
            <text:p>In</text:p>
          </table:table-cell>
          <table:table-cell office:value-type="float" office:value="1.4">
            <text:p>1.4</text:p>
          </table:table-cell>
          <table:table-cell table:style-name="ce126" table:formula="oooc:=28.34952*[.F256]" office:value-type="float" office:value="39.689328">
            <text:p>40</text:p>
          </table:table-cell>
          <table:table-cell table:style-name="ce137" table:formula="oooc:=INT([.F256]/16)" office:value-type="float" office:value="0">
            <text:p><text:s/>- </text:p>
          </table:table-cell>
          <table:table-cell table:style-name="ce138" table:formula="oooc:=[.F256]-([.H256]*16)" office:value-type="float" office:value="1.4">
            <text:p>1.4</text:p>
          </table:table-cell>
          <table:table-cell table:style-name="ce154" table:formula="oooc:=[.H256]+([.I256]/16)" office:value-type="float" office:value="0.0875">
            <text:p>0.09</text:p>
          </table:table-cell>
          <table:table-cell table:style-name="ce165" table:formula="oooc:=IF([.$E256]=&quot;In&quot;;[.F256];0)" office:value-type="float" office:value="1.4">
            <text:p>1.4</text:p>
          </table:table-cell>
          <table:table-cell/>
          <table:table-cell table:style-name="ce181" table:formula="oooc:=28.34952*[.K256]" office:value-type="float" office:value="39.689328">
            <text:p>40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4" office:value-type="string">
            <text:p>Total subkit #1</text:p>
          </table:table-cell>
          <table:table-cell table:style-name="ce103"/>
          <table:table-cell table:formula="oooc:=SUM([.F255:.F257])" office:value-type="float" office:value="2.2">
            <text:p>2.2</text:p>
          </table:table-cell>
          <table:table-cell table:style-name="ce126" table:formula="oooc:=SUM([.G255:.G257])" office:value-type="float" office:value="62.368944">
            <text:p>62</text:p>
          </table:table-cell>
          <table:table-cell table:style-name="ce137" table:formula="oooc:=SUM([.H255:.H257])" office:value-type="float" office:value="0">
            <text:p><text:s/>- </text:p>
          </table:table-cell>
          <table:table-cell table:style-name="ce138" table:formula="oooc:=SUM([.I255:.I257])" office:value-type="float" office:value="2.2">
            <text:p>2.2</text:p>
          </table:table-cell>
          <table:table-cell table:style-name="ce154" table:formula="oooc:=SUM([.J255:.J257])" office:value-type="float" office:value="0.1375">
            <text:p>0.14</text:p>
          </table:table-cell>
          <table:table-cell table:style-name="ce165" table:formula="oooc:=SUM([.K255:.K257])" office:value-type="float" office:value="2.2">
            <text:p>2.2</text:p>
          </table:table-cell>
          <table:table-cell/>
          <table:table-cell table:style-name="ce181" table:formula="oooc:=SUM([.M255:.M257])" office:value-type="float" office:value="62.368944">
            <text:p>62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8" office:value-type="string">
            <text:p>Subkit #2 <text:s/><text:span text:style-name="T5">(packed with Nightime Kit)</text:span></text:p>
          </table:table-cell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Main glasses in case</text:p>
          </table:table-cell>
          <table:table-cell table:style-name="ce103" office:value-type="string">
            <text:p>In</text:p>
          </table:table-cell>
          <table:table-cell office:value-type="float" office:value="1.6">
            <text:p>1.6</text:p>
          </table:table-cell>
          <table:table-cell table:style-name="ce126" table:formula="oooc:=28.34952*[.F261]" office:value-type="float" office:value="45.359232">
            <text:p>45</text:p>
          </table:table-cell>
          <table:table-cell table:style-name="ce137" table:formula="oooc:=INT([.F261]/16)" office:value-type="float" office:value="0">
            <text:p><text:s/>- </text:p>
          </table:table-cell>
          <table:table-cell table:style-name="ce138" table:formula="oooc:=[.F261]-([.H261]*16)" office:value-type="float" office:value="1.6">
            <text:p>1.6</text:p>
          </table:table-cell>
          <table:table-cell table:style-name="ce154" table:formula="oooc:=[.H261]+([.I261]/16)" office:value-type="float" office:value="0.1">
            <text:p>0.10</text:p>
          </table:table-cell>
          <table:table-cell table:style-name="ce165" table:formula="oooc:=IF([.$E261]=&quot;In&quot;;[.F261];0)" office:value-type="float" office:value="1.6">
            <text:p>1.6</text:p>
          </table:table-cell>
          <table:table-cell/>
          <table:table-cell table:style-name="ce181" table:formula="oooc:=28.34952*[.K261]" office:value-type="float" office:value="45.359232">
            <text:p>45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office:annotation draw:style-name="gr1" draw:text-style-name="P1" svg:width="2.2146in" svg:height="1.287in" svg:x="4.7488in" svg:y="43.035in" draw:caption-point-x="-4.7488in" draw:caption-point-y="-43.035in">
              <dc:date>2007-02-23T00:00:00</dc:date>
              <text:p text:style-name="P1"><text:span text:style-name="T2">Includes:</text:span></text:p>
              <text:p text:style-name="P1"><text:span text:style-name="T1">Lens case - blue</text:span></text:p>
              <text:p text:style-name="P1"><text:span text:style-name="T1">Saline - 2 oz</text:span></text:p>
              <text:p text:style-name="P1"><text:span text:style-name="T1">Lens cleaner</text:span></text:p>
              <text:p text:style-name="P1"><text:span text:style-name="T1">Antibacterial soap</text:span></text:p>
              <text:p text:style-name="P1"><text:span text:style-name="T1">Ziploc</text:span></text:p>
              <text:p text:style-name="P2"><text:span text:style-name="T1"/></text:p>
            </office:annotation>
            <text:p>Contact lens kit</text:p>
          </table:table-cell>
          <table:table-cell table:style-name="ce103" office:value-type="string">
            <text:p>In</text:p>
          </table:table-cell>
          <table:table-cell office:value-type="float" office:value="5.5">
            <text:p>5.5</text:p>
          </table:table-cell>
          <table:table-cell table:style-name="ce126" table:formula="oooc:=28.34952*[.F262]" office:value-type="float" office:value="155.92236">
            <text:p>156</text:p>
          </table:table-cell>
          <table:table-cell table:style-name="ce137" table:formula="oooc:=INT([.F262]/16)" office:value-type="float" office:value="0">
            <text:p><text:s/>- </text:p>
          </table:table-cell>
          <table:table-cell table:style-name="ce138" table:formula="oooc:=[.F262]-([.H262]*16)" office:value-type="float" office:value="5.5">
            <text:p>5.5</text:p>
          </table:table-cell>
          <table:table-cell table:style-name="ce154" table:formula="oooc:=[.H262]+([.I262]/16)" office:value-type="float" office:value="0.34375">
            <text:p>0.34</text:p>
          </table:table-cell>
          <table:table-cell table:style-name="ce165" table:formula="oooc:=IF([.$E262]=&quot;In&quot;;[.F262];0)" office:value-type="float" office:value="5.5">
            <text:p>5.5</text:p>
          </table:table-cell>
          <table:table-cell/>
          <table:table-cell table:style-name="ce181" table:formula="oooc:=28.34952*[.K262]" office:value-type="float" office:value="155.92236">
            <text:p>156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Mirror with velcro + case</text:p>
          </table:table-cell>
          <table:table-cell table:style-name="ce103" office:value-type="string">
            <text:p>In</text:p>
          </table:table-cell>
          <table:table-cell office:value-type="float" office:value="1.5">
            <text:p>1.5</text:p>
          </table:table-cell>
          <table:table-cell table:style-name="ce126" table:formula="oooc:=28.34952*[.F263]" office:value-type="float" office:value="42.52428">
            <text:p>43</text:p>
          </table:table-cell>
          <table:table-cell table:style-name="ce137" table:formula="oooc:=INT([.F263]/16)" office:value-type="float" office:value="0">
            <text:p><text:s/>- </text:p>
          </table:table-cell>
          <table:table-cell table:style-name="ce138" table:formula="oooc:=[.F263]-([.H263]*16)" office:value-type="float" office:value="1.5">
            <text:p>1.5</text:p>
          </table:table-cell>
          <table:table-cell table:style-name="ce154" table:formula="oooc:=[.H263]+([.I263]/16)" office:value-type="float" office:value="0.09375">
            <text:p>0.09</text:p>
          </table:table-cell>
          <table:table-cell table:style-name="ce165" table:formula="oooc:=IF([.$E263]=&quot;In&quot;;[.F263];0)" office:value-type="float" office:value="1.5">
            <text:p>1.5</text:p>
          </table:table-cell>
          <table:table-cell/>
          <table:table-cell table:style-name="ce181" table:formula="oooc:=28.34952*[.K263]" office:value-type="float" office:value="42.52428">
            <text:p>4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4" office:value-type="string">
            <text:p>Total subkit #2</text:p>
          </table:table-cell>
          <table:table-cell table:style-name="ce108"/>
          <table:table-cell table:formula="oooc:=SUM([.F261:.F264])" office:value-type="float" office:value="8.6">
            <text:p>8.6</text:p>
          </table:table-cell>
          <table:table-cell table:style-name="ce126" table:formula="oooc:=SUM([.G261:.G264])" office:value-type="float" office:value="243.805872">
            <text:p>244</text:p>
          </table:table-cell>
          <table:table-cell table:style-name="ce137" table:formula="oooc:=SUM([.H261:.H264])" office:value-type="float" office:value="0">
            <text:p><text:s/>- </text:p>
          </table:table-cell>
          <table:table-cell table:style-name="ce138" table:formula="oooc:=SUM([.I261:.I264])" office:value-type="float" office:value="8.6">
            <text:p>8.6</text:p>
          </table:table-cell>
          <table:table-cell table:style-name="ce154" table:formula="oooc:=SUM([.J261:.J264])" office:value-type="float" office:value="0.5375">
            <text:p>0.54</text:p>
          </table:table-cell>
          <table:table-cell table:style-name="ce165" table:formula="oooc:=SUM([.K261:.K264])" office:value-type="float" office:value="8.6">
            <text:p>8.6</text:p>
          </table:table-cell>
          <table:table-cell/>
          <table:table-cell table:style-name="ce181" table:formula="oooc:=SUM([.M261:.M264])" office:value-type="float" office:value="243.805872">
            <text:p>244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4"/>
          <table:table-cell table:style-name="ce108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8" office:value-type="string">
            <text:p>Subkit #3 <text:s/><text:span text:style-name="T5">(packed with first aid kit)</text:span></text:p>
          </table:table-cell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Clip-on sunglasses</text:p>
          </table:table-cell>
          <table:table-cell table:style-name="ce103" office:value-type="string">
            <text:p>In</text:p>
          </table:table-cell>
          <table:table-cell office:value-type="float" office:value="0.5">
            <text:p>0.5</text:p>
          </table:table-cell>
          <table:table-cell table:style-name="ce126" table:formula="oooc:=28.34952*[.F268]" office:value-type="float" office:value="14.17476">
            <text:p>14</text:p>
          </table:table-cell>
          <table:table-cell table:style-name="ce137" table:formula="oooc:=INT([.F268]/16)" office:value-type="float" office:value="0">
            <text:p><text:s/>- </text:p>
          </table:table-cell>
          <table:table-cell table:style-name="ce138" table:formula="oooc:=[.F268]-([.H268]*16)" office:value-type="float" office:value="0.5">
            <text:p>0.5</text:p>
          </table:table-cell>
          <table:table-cell table:style-name="ce154" table:formula="oooc:=[.H268]+([.I268]/16)" office:value-type="float" office:value="0.03125">
            <text:p>0.03</text:p>
          </table:table-cell>
          <table:table-cell table:style-name="ce165" table:formula="oooc:=IF([.$E268]=&quot;In&quot;;[.F268];0)" office:value-type="float" office:value="0.5">
            <text:p>0.5</text:p>
          </table:table-cell>
          <table:table-cell/>
          <table:table-cell table:style-name="ce181" table:formula="oooc:=28.34952*[.K268]" office:value-type="float" office:value="14.17476">
            <text:p>14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Spare reading glasses</text:p>
          </table:table-cell>
          <table:table-cell table:style-name="ce103" office:value-type="string">
            <text:p>In</text:p>
          </table:table-cell>
          <table:table-cell office:value-type="float" office:value="0.8">
            <text:p>0.8</text:p>
          </table:table-cell>
          <table:table-cell table:style-name="ce126" table:formula="oooc:=28.34952*[.F269]" office:value-type="float" office:value="22.679616">
            <text:p>23</text:p>
          </table:table-cell>
          <table:table-cell table:style-name="ce137" table:formula="oooc:=INT([.F269]/16)" office:value-type="float" office:value="0">
            <text:p><text:s/>- </text:p>
          </table:table-cell>
          <table:table-cell table:style-name="ce138" table:formula="oooc:=[.F269]-([.H269]*16)" office:value-type="float" office:value="0.8">
            <text:p>0.8</text:p>
          </table:table-cell>
          <table:table-cell table:style-name="ce154" table:formula="oooc:=[.H269]+([.I269]/16)" office:value-type="float" office:value="0.05">
            <text:p>0.05</text:p>
          </table:table-cell>
          <table:table-cell table:style-name="ce165" table:formula="oooc:=IF([.$E269]=&quot;In&quot;;[.F269];0)" office:value-type="float" office:value="0.8">
            <text:p>0.8</text:p>
          </table:table-cell>
          <table:table-cell/>
          <table:table-cell table:style-name="ce181" table:formula="oooc:=28.34952*[.K269]" office:value-type="float" office:value="22.679616">
            <text:p>2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Spare Bolle sunglasses</text:p>
          </table:table-cell>
          <table:table-cell table:style-name="ce103" office:value-type="string">
            <text:p>In</text:p>
          </table:table-cell>
          <table:table-cell office:value-type="float" office:value="1.4">
            <text:p>1.4</text:p>
          </table:table-cell>
          <table:table-cell table:style-name="ce126" table:formula="oooc:=28.34952*[.F270]" office:value-type="float" office:value="39.689328">
            <text:p>40</text:p>
          </table:table-cell>
          <table:table-cell table:style-name="ce137" table:formula="oooc:=INT([.F270]/16)" office:value-type="float" office:value="0">
            <text:p><text:s/>- </text:p>
          </table:table-cell>
          <table:table-cell table:style-name="ce138" table:formula="oooc:=[.F270]-([.H270]*16)" office:value-type="float" office:value="1.4">
            <text:p>1.4</text:p>
          </table:table-cell>
          <table:table-cell table:style-name="ce154" table:formula="oooc:=[.H270]+([.I270]/16)" office:value-type="float" office:value="0.0875">
            <text:p>0.09</text:p>
          </table:table-cell>
          <table:table-cell table:style-name="ce165" table:formula="oooc:=IF([.$E270]=&quot;In&quot;;[.F270];0)" office:value-type="float" office:value="1.4">
            <text:p>1.4</text:p>
          </table:table-cell>
          <table:table-cell/>
          <table:table-cell table:style-name="ce181" table:formula="oooc:=28.34952*[.K270]" office:value-type="float" office:value="39.689328">
            <text:p>40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Extra contact lens case</text:p>
          </table:table-cell>
          <table:table-cell table:style-name="ce103" office:value-type="string">
            <text:p>In</text:p>
          </table:table-cell>
          <table:table-cell office:value-type="float" office:value="0.6">
            <text:p>0.6</text:p>
          </table:table-cell>
          <table:table-cell table:style-name="ce126" table:formula="oooc:=28.34952*[.F271]" office:value-type="float" office:value="17.009712">
            <text:p>17</text:p>
          </table:table-cell>
          <table:table-cell table:style-name="ce137" table:formula="oooc:=INT([.F271]/16)" office:value-type="float" office:value="0">
            <text:p><text:s/>- </text:p>
          </table:table-cell>
          <table:table-cell table:style-name="ce138" table:formula="oooc:=[.F271]-([.H271]*16)" office:value-type="float" office:value="0.6">
            <text:p>0.6</text:p>
          </table:table-cell>
          <table:table-cell table:style-name="ce154" table:formula="oooc:=[.H271]+([.I271]/16)" office:value-type="float" office:value="0.0375">
            <text:p>0.04</text:p>
          </table:table-cell>
          <table:table-cell table:style-name="ce165" table:formula="oooc:=IF([.$E271]=&quot;In&quot;;[.F271];0)" office:value-type="float" office:value="0.6">
            <text:p>0.6</text:p>
          </table:table-cell>
          <table:table-cell/>
          <table:table-cell table:style-name="ce181" table:formula="oooc:=28.34952*[.K271]" office:value-type="float" office:value="17.009712">
            <text:p>17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2 pair disposable contact lenses</text:p>
          </table:table-cell>
          <table:table-cell table:style-name="ce103" office:value-type="string">
            <text:p>In</text:p>
          </table:table-cell>
          <table:table-cell office:value-type="float" office:value="0.6">
            <text:p>0.6</text:p>
          </table:table-cell>
          <table:table-cell table:style-name="ce126" table:formula="oooc:=28.34952*[.F272]" office:value-type="float" office:value="17.009712">
            <text:p>17</text:p>
          </table:table-cell>
          <table:table-cell table:style-name="ce137" table:formula="oooc:=INT([.F272]/16)" office:value-type="float" office:value="0">
            <text:p><text:s/>- </text:p>
          </table:table-cell>
          <table:table-cell table:style-name="ce138" table:formula="oooc:=[.F272]-([.H272]*16)" office:value-type="float" office:value="0.6">
            <text:p>0.6</text:p>
          </table:table-cell>
          <table:table-cell table:style-name="ce154" table:formula="oooc:=[.H272]+([.I272]/16)" office:value-type="float" office:value="0.0375">
            <text:p>0.04</text:p>
          </table:table-cell>
          <table:table-cell table:style-name="ce165" table:formula="oooc:=IF([.$E272]=&quot;In&quot;;[.F272];0)" office:value-type="float" office:value="0.6">
            <text:p>0.6</text:p>
          </table:table-cell>
          <table:table-cell/>
          <table:table-cell table:style-name="ce181" table:formula="oooc:=28.34952*[.K272]" office:value-type="float" office:value="17.009712">
            <text:p>17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Ciloxan antibiotic eye drops</text:p>
          </table:table-cell>
          <table:table-cell table:style-name="ce103" office:value-type="string">
            <text:p>In</text:p>
          </table:table-cell>
          <table:table-cell office:value-type="float" office:value="0.1">
            <text:p>0.1</text:p>
          </table:table-cell>
          <table:table-cell table:style-name="ce126" table:formula="oooc:=28.34952*[.F273]" office:value-type="float" office:value="2.834952">
            <text:p>3</text:p>
          </table:table-cell>
          <table:table-cell table:style-name="ce137" table:formula="oooc:=INT([.F273]/16)" office:value-type="float" office:value="0">
            <text:p><text:s/>- </text:p>
          </table:table-cell>
          <table:table-cell table:style-name="ce138" table:formula="oooc:=[.F273]-([.H273]*16)" office:value-type="float" office:value="0.1">
            <text:p>0.1</text:p>
          </table:table-cell>
          <table:table-cell table:style-name="ce154" table:formula="oooc:=[.H273]+([.I273]/16)" office:value-type="float" office:value="0.00625">
            <text:p>0.01</text:p>
          </table:table-cell>
          <table:table-cell table:style-name="ce165" table:formula="oooc:=IF([.$E273]=&quot;In&quot;;[.F273];0)" office:value-type="float" office:value="0.1">
            <text:p>0.1</text:p>
          </table:table-cell>
          <table:table-cell/>
          <table:table-cell table:style-name="ce181" table:formula="oooc:=28.34952*[.K273]" office:value-type="float" office:value="2.834952">
            <text:p>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Elastic strap for glasses</text:p>
          </table:table-cell>
          <table:table-cell table:style-name="ce103" office:value-type="string">
            <text:p>In</text:p>
          </table:table-cell>
          <table:table-cell office:value-type="float" office:value="0.1">
            <text:p>0.1</text:p>
          </table:table-cell>
          <table:table-cell table:style-name="ce126" table:formula="oooc:=28.34952*[.F274]" office:value-type="float" office:value="2.834952">
            <text:p>3</text:p>
          </table:table-cell>
          <table:table-cell table:style-name="ce137" table:formula="oooc:=INT([.F274]/16)" office:value-type="float" office:value="0">
            <text:p><text:s/>- </text:p>
          </table:table-cell>
          <table:table-cell table:style-name="ce138" table:formula="oooc:=[.F274]-([.H274]*16)" office:value-type="float" office:value="0.1">
            <text:p>0.1</text:p>
          </table:table-cell>
          <table:table-cell table:style-name="ce154" table:formula="oooc:=[.H274]+([.I274]/16)" office:value-type="float" office:value="0.00625">
            <text:p>0.01</text:p>
          </table:table-cell>
          <table:table-cell table:style-name="ce165" table:formula="oooc:=IF([.$E274]=&quot;In&quot;;[.F274];0)" office:value-type="float" office:value="0.1">
            <text:p>0.1</text:p>
          </table:table-cell>
          <table:table-cell/>
          <table:table-cell table:style-name="ce181" table:formula="oooc:=28.34952*[.K274]" office:value-type="float" office:value="2.834952">
            <text:p>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Quart Ziploc </text:p>
          </table:table-cell>
          <table:table-cell table:style-name="ce103" office:value-type="string">
            <text:p>In</text:p>
          </table:table-cell>
          <table:table-cell office:value-type="float" office:value="0.2">
            <text:p>0.2</text:p>
          </table:table-cell>
          <table:table-cell table:style-name="ce126" table:formula="oooc:=28.34952*[.F275]" office:value-type="float" office:value="5.669904">
            <text:p>6</text:p>
          </table:table-cell>
          <table:table-cell table:style-name="ce137" table:formula="oooc:=INT([.F275]/16)" office:value-type="float" office:value="0">
            <text:p><text:s/>- </text:p>
          </table:table-cell>
          <table:table-cell table:style-name="ce138" table:formula="oooc:=[.F275]-([.H275]*16)" office:value-type="float" office:value="0.2">
            <text:p>0.2</text:p>
          </table:table-cell>
          <table:table-cell table:style-name="ce154" table:formula="oooc:=[.H275]+([.I275]/16)" office:value-type="float" office:value="0.0125">
            <text:p>0.01</text:p>
          </table:table-cell>
          <table:table-cell table:style-name="ce165" table:formula="oooc:=IF([.$E275]=&quot;In&quot;;[.F275];0)" office:value-type="float" office:value="0.2">
            <text:p>0.2</text:p>
          </table:table-cell>
          <table:table-cell/>
          <table:table-cell table:style-name="ce181" table:formula="oooc:=28.34952*[.K275]" office:value-type="float" office:value="5.669904">
            <text:p>6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4" office:value-type="string">
            <text:p>Total subkit #3</text:p>
          </table:table-cell>
          <table:table-cell table:style-name="ce108"/>
          <table:table-cell table:formula="oooc:=SUM([.F268:.F276])" office:value-type="float" office:value="4.3">
            <text:p>4.3</text:p>
          </table:table-cell>
          <table:table-cell table:style-name="ce126" table:formula="oooc:=SUM([.G268:.G276])" office:value-type="float" office:value="121.902936">
            <text:p>122</text:p>
          </table:table-cell>
          <table:table-cell table:style-name="ce137" table:formula="oooc:=INT([.F277]/16)" office:value-type="float" office:value="0">
            <text:p><text:s/>- </text:p>
          </table:table-cell>
          <table:table-cell table:style-name="ce138" table:formula="oooc:=[.F277]-([.H277]*16)" office:value-type="float" office:value="4.3">
            <text:p>4.3</text:p>
          </table:table-cell>
          <table:table-cell table:style-name="ce154" table:formula="oooc:=[.H277]+([.I277]/16)" office:value-type="float" office:value="0.26875">
            <text:p>0.27</text:p>
          </table:table-cell>
          <table:table-cell table:style-name="ce165" table:formula="oooc:=SUM([.K268:.K276])" office:value-type="float" office:value="4.3">
            <text:p>4.3</text:p>
          </table:table-cell>
          <table:table-cell/>
          <table:table-cell table:style-name="ce181" table:formula="oooc:=SUM([.M268:.M276])" office:value-type="float" office:value="121.902936">
            <text:p>122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4"/>
          <table:table-cell table:style-name="ce108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5" office:value-type="string">
            <text:p>Total vision kit</text:p>
          </table:table-cell>
          <table:table-cell table:style-name="ce107"/>
          <table:table-cell table:style-name="ce117" table:formula="oooc:=[.F258]+[.F265]+[.F277]" office:value-type="float" office:value="15.1">
            <text:p>15.1</text:p>
          </table:table-cell>
          <table:table-cell table:style-name="ce128" table:formula="oooc:=[.G258]+[.G265]+[.G277]" office:value-type="float" office:value="428.077752">
            <text:p>428</text:p>
          </table:table-cell>
          <table:table-cell table:style-name="ce139" table:formula="oooc:=[.H258]+[.H265]+[.H277]" office:value-type="float" office:value="0">
            <text:p><text:s/>- </text:p>
          </table:table-cell>
          <table:table-cell table:style-name="ce148" table:formula="oooc:=[.I258]+[.I265]+[.I277]" office:value-type="float" office:value="15.1">
            <text:p>15.1</text:p>
          </table:table-cell>
          <table:table-cell table:style-name="ce155" table:formula="oooc:=[.J258]+[.J265]+[.J277]" office:value-type="float" office:value="0.94375">
            <text:p>0.94</text:p>
          </table:table-cell>
          <table:table-cell table:style-name="ce167" table:formula="oooc:=[.K258]+[.K265]+[.K277]" office:value-type="float" office:value="15.1">
            <text:p>15.1</text:p>
          </table:table-cell>
          <table:table-cell/>
          <table:table-cell table:style-name="ce179" table:formula="oooc:=[.M258]+[.M265]+[.M277]" office:value-type="float" office:value="428.077752">
            <text:p>428</text:p>
          </table:table-cell>
          <table:table-cell table:number-columns-repeated="243"/>
        </table:table-row>
        <table:table-row table:style-name="ro4" table:number-rows-repeated="3">
          <table:table-cell table:number-columns-repeated="3"/>
          <table:table-cell table:style-name="ce94"/>
          <table:table-cell table:style-name="ce108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/>
          <table:table-cell table:style-name="ce89" office:value-type="string">
            <text:p>n</text:p>
          </table:table-cell>
          <table:table-cell table:style-name="ce8" office:value-type="string">
            <text:p>Wallet Kit </text:p>
          </table:table-cell>
          <table:table-cell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Driver's license</text:p>
          </table:table-cell>
          <table:table-cell table:style-name="ce103" office:value-type="string">
            <text:p>In</text:p>
          </table:table-cell>
          <table:table-cell office:value-type="float" office:value="0.1">
            <text:p>0.1</text:p>
          </table:table-cell>
          <table:table-cell table:style-name="ce126" table:formula="oooc:=28.34952*[.F285]" office:value-type="float" office:value="2.834952">
            <text:p>3</text:p>
          </table:table-cell>
          <table:table-cell table:style-name="ce137" table:formula="oooc:=INT([.F285]/16)" office:value-type="float" office:value="0">
            <text:p><text:s/>- </text:p>
          </table:table-cell>
          <table:table-cell table:style-name="ce138" table:formula="oooc:=[.F285]-([.H285]*16)" office:value-type="float" office:value="0.1">
            <text:p>0.1</text:p>
          </table:table-cell>
          <table:table-cell table:style-name="ce154" table:formula="oooc:=[.H285]+([.I285]/16)" office:value-type="float" office:value="0.00625">
            <text:p>0.01</text:p>
          </table:table-cell>
          <table:table-cell table:style-name="ce165" table:formula="oooc:=IF([.$E285]=&quot;In&quot;;[.F285];0)" office:value-type="float" office:value="0.1">
            <text:p>0.1</text:p>
          </table:table-cell>
          <table:table-cell/>
          <table:table-cell table:style-name="ce181" table:formula="oooc:=28.34952*[.K285]" office:value-type="float" office:value="2.834952">
            <text:p>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Bank card</text:p>
          </table:table-cell>
          <table:table-cell table:style-name="ce103" office:value-type="string">
            <text:p>In</text:p>
          </table:table-cell>
          <table:table-cell office:value-type="float" office:value="0.1">
            <text:p>0.1</text:p>
          </table:table-cell>
          <table:table-cell table:style-name="ce126" table:formula="oooc:=28.34952*[.F286]" office:value-type="float" office:value="2.834952">
            <text:p>3</text:p>
          </table:table-cell>
          <table:table-cell table:style-name="ce137" table:formula="oooc:=INT([.F286]/16)" office:value-type="float" office:value="0">
            <text:p><text:s/>- </text:p>
          </table:table-cell>
          <table:table-cell table:style-name="ce138" table:formula="oooc:=[.F286]-([.H286]*16)" office:value-type="float" office:value="0.1">
            <text:p>0.1</text:p>
          </table:table-cell>
          <table:table-cell table:style-name="ce154" table:formula="oooc:=[.H286]+([.I286]/16)" office:value-type="float" office:value="0.00625">
            <text:p>0.01</text:p>
          </table:table-cell>
          <table:table-cell table:style-name="ce165" table:formula="oooc:=IF([.$E286]=&quot;In&quot;;[.F286];0)" office:value-type="float" office:value="0.1">
            <text:p>0.1</text:p>
          </table:table-cell>
          <table:table-cell/>
          <table:table-cell table:style-name="ce181" table:formula="oooc:=28.34952*[.K286]" office:value-type="float" office:value="2.834952">
            <text:p>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$100 cash</text:p>
          </table:table-cell>
          <table:table-cell table:style-name="ce103" office:value-type="string">
            <text:p>In</text:p>
          </table:table-cell>
          <table:table-cell office:value-type="float" office:value="0.3">
            <text:p>0.3</text:p>
          </table:table-cell>
          <table:table-cell table:style-name="ce126" table:formula="oooc:=28.34952*[.F287]" office:value-type="float" office:value="8.504856">
            <text:p>9</text:p>
          </table:table-cell>
          <table:table-cell table:style-name="ce137" table:formula="oooc:=INT([.F287]/16)" office:value-type="float" office:value="0">
            <text:p><text:s/>- </text:p>
          </table:table-cell>
          <table:table-cell table:style-name="ce138" table:formula="oooc:=[.F287]-([.H287]*16)" office:value-type="float" office:value="0.3">
            <text:p>0.3</text:p>
          </table:table-cell>
          <table:table-cell table:style-name="ce154" table:formula="oooc:=[.H287]+([.I287]/16)" office:value-type="float" office:value="0.01875">
            <text:p>0.02</text:p>
          </table:table-cell>
          <table:table-cell table:style-name="ce165" table:formula="oooc:=IF([.$E287]=&quot;In&quot;;[.F287];0)" office:value-type="float" office:value="0.3">
            <text:p>0.3</text:p>
          </table:table-cell>
          <table:table-cell/>
          <table:table-cell table:style-name="ce181" table:formula="oooc:=28.34952*[.K287]" office:value-type="float" office:value="8.504856">
            <text:p>9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Healthcare card</text:p>
          </table:table-cell>
          <table:table-cell table:style-name="ce103" office:value-type="string">
            <text:p>In</text:p>
          </table:table-cell>
          <table:table-cell office:value-type="float" office:value="0.1">
            <text:p>0.1</text:p>
          </table:table-cell>
          <table:table-cell table:style-name="ce126" table:formula="oooc:=28.34952*[.F288]" office:value-type="float" office:value="2.834952">
            <text:p>3</text:p>
          </table:table-cell>
          <table:table-cell table:style-name="ce137" table:formula="oooc:=INT([.F288]/16)" office:value-type="float" office:value="0">
            <text:p><text:s/>- </text:p>
          </table:table-cell>
          <table:table-cell table:style-name="ce138" table:formula="oooc:=[.F288]-([.H288]*16)" office:value-type="float" office:value="0.1">
            <text:p>0.1</text:p>
          </table:table-cell>
          <table:table-cell table:style-name="ce154" table:formula="oooc:=[.H288]+([.I288]/16)" office:value-type="float" office:value="0.00625">
            <text:p>0.01</text:p>
          </table:table-cell>
          <table:table-cell table:style-name="ce165" table:formula="oooc:=IF([.$E288]=&quot;In&quot;;[.F288];0)" office:value-type="float" office:value="0.1">
            <text:p>0.1</text:p>
          </table:table-cell>
          <table:table-cell/>
          <table:table-cell table:style-name="ce181" table:formula="oooc:=28.34952*[.K288]" office:value-type="float" office:value="2.834952">
            <text:p>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Vehicle registration card</text:p>
          </table:table-cell>
          <table:table-cell table:style-name="ce103" office:value-type="string">
            <text:p>In</text:p>
          </table:table-cell>
          <table:table-cell office:value-type="float" office:value="0.1">
            <text:p>0.1</text:p>
          </table:table-cell>
          <table:table-cell table:style-name="ce126" table:formula="oooc:=28.34952*[.F289]" office:value-type="float" office:value="2.834952">
            <text:p>3</text:p>
          </table:table-cell>
          <table:table-cell table:style-name="ce137" table:formula="oooc:=INT([.F289]/16)" office:value-type="float" office:value="0">
            <text:p><text:s/>- </text:p>
          </table:table-cell>
          <table:table-cell table:style-name="ce138" table:formula="oooc:=[.F289]-([.H289]*16)" office:value-type="float" office:value="0.1">
            <text:p>0.1</text:p>
          </table:table-cell>
          <table:table-cell table:style-name="ce154" table:formula="oooc:=[.H289]+([.I289]/16)" office:value-type="float" office:value="0.00625">
            <text:p>0.01</text:p>
          </table:table-cell>
          <table:table-cell table:style-name="ce165" table:formula="oooc:=IF([.$E289]=&quot;In&quot;;[.F289];0)" office:value-type="float" office:value="0.1">
            <text:p>0.1</text:p>
          </table:table-cell>
          <table:table-cell/>
          <table:table-cell table:style-name="ce181" table:formula="oooc:=28.34952*[.K289]" office:value-type="float" office:value="2.834952">
            <text:p>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Vehicle insurance card</text:p>
          </table:table-cell>
          <table:table-cell table:style-name="ce103" office:value-type="string">
            <text:p>In</text:p>
          </table:table-cell>
          <table:table-cell office:value-type="float" office:value="0.1">
            <text:p>0.1</text:p>
          </table:table-cell>
          <table:table-cell table:style-name="ce126" table:formula="oooc:=28.34952*[.F290]" office:value-type="float" office:value="2.834952">
            <text:p>3</text:p>
          </table:table-cell>
          <table:table-cell table:style-name="ce137" table:formula="oooc:=INT([.F290]/16)" office:value-type="float" office:value="0">
            <text:p><text:s/>- </text:p>
          </table:table-cell>
          <table:table-cell table:style-name="ce138" table:formula="oooc:=[.F290]-([.H290]*16)" office:value-type="float" office:value="0.1">
            <text:p>0.1</text:p>
          </table:table-cell>
          <table:table-cell table:style-name="ce154" table:formula="oooc:=[.H290]+([.I290]/16)" office:value-type="float" office:value="0.00625">
            <text:p>0.01</text:p>
          </table:table-cell>
          <table:table-cell table:style-name="ce165" table:formula="oooc:=IF([.$E290]=&quot;In&quot;;[.F290];0)" office:value-type="float" office:value="0.1">
            <text:p>0.1</text:p>
          </table:table-cell>
          <table:table-cell/>
          <table:table-cell table:style-name="ce181" table:formula="oooc:=28.34952*[.K290]" office:value-type="float" office:value="2.834952">
            <text:p>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Pint Ziploc </text:p>
          </table:table-cell>
          <table:table-cell table:style-name="ce103" office:value-type="string">
            <text:p>In</text:p>
          </table:table-cell>
          <table:table-cell office:value-type="float" office:value="0.2">
            <text:p>0.2</text:p>
          </table:table-cell>
          <table:table-cell table:style-name="ce126" table:formula="oooc:=28.34952*[.F291]" office:value-type="float" office:value="5.669904">
            <text:p>6</text:p>
          </table:table-cell>
          <table:table-cell table:style-name="ce137" table:formula="oooc:=INT([.F291]/16)" office:value-type="float" office:value="0">
            <text:p><text:s/>- </text:p>
          </table:table-cell>
          <table:table-cell table:style-name="ce138" table:formula="oooc:=[.F291]-([.H291]*16)" office:value-type="float" office:value="0.2">
            <text:p>0.2</text:p>
          </table:table-cell>
          <table:table-cell table:style-name="ce154" table:formula="oooc:=[.H291]+([.I291]/16)" office:value-type="float" office:value="0.0125">
            <text:p>0.01</text:p>
          </table:table-cell>
          <table:table-cell table:style-name="ce165" table:formula="oooc:=IF([.$E291]=&quot;In&quot;;[.F291];0)" office:value-type="float" office:value="0.2">
            <text:p>0.2</text:p>
          </table:table-cell>
          <table:table-cell/>
          <table:table-cell table:style-name="ce181" table:formula="oooc:=28.34952*[.K291]" office:value-type="float" office:value="5.669904">
            <text:p>6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5" office:value-type="string">
            <text:p>Total wallet kit</text:p>
          </table:table-cell>
          <table:table-cell table:style-name="ce107"/>
          <table:table-cell table:style-name="ce117" table:formula="oooc:=SUM([.F285:.F292])" office:value-type="float" office:value="1">
            <text:p>1.0</text:p>
          </table:table-cell>
          <table:table-cell table:style-name="ce128" table:formula="oooc:=SUM([.G285:.G292])" office:value-type="float" office:value="28.34952">
            <text:p>28</text:p>
          </table:table-cell>
          <table:table-cell table:style-name="ce139" table:formula="oooc:=INT([.F293]/16)" office:value-type="float" office:value="0">
            <text:p><text:s/>- </text:p>
          </table:table-cell>
          <table:table-cell table:style-name="ce148" table:formula="oooc:=[.F293]-([.H293]*16)" office:value-type="float" office:value="1">
            <text:p>1.0</text:p>
          </table:table-cell>
          <table:table-cell table:style-name="ce155" table:formula="oooc:=SUM([.J285:.J292])" office:value-type="float" office:value="0.0625">
            <text:p>0.06</text:p>
          </table:table-cell>
          <table:table-cell table:style-name="ce167" table:formula="oooc:=SUM([.K285:.K292])" office:value-type="float" office:value="1">
            <text:p>1.0</text:p>
          </table:table-cell>
          <table:table-cell/>
          <table:table-cell table:style-name="ce179" table:formula="oooc:=SUM([.M285:.M292])" office:value-type="float" office:value="28.34952">
            <text:p>28</text:p>
          </table:table-cell>
          <table:table-cell table:number-columns-repeated="243"/>
        </table:table-row>
        <table:table-row table:style-name="ro4" table:number-rows-repeated="3">
          <table:table-cell table:number-columns-repeated="3"/>
          <table:table-cell table:style-name="ce94"/>
          <table:table-cell table:style-name="ce108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/>
          <table:table-cell table:style-name="ce89" office:value-type="string">
            <text:p>n</text:p>
          </table:table-cell>
          <table:table-cell table:style-name="ce8" office:value-type="string">
            <text:p>Water Kit <text:span text:style-name="T5">(base only - excludes water weight)</text:span></text:p>
          </table:table-cell>
          <table:table-cell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Bottle - soda bottle - 1 liter water - empty</text:p>
          </table:table-cell>
          <table:table-cell table:style-name="ce103" office:value-type="string">
            <text:p>In</text:p>
          </table:table-cell>
          <table:table-cell office:value-type="float" office:value="1.4">
            <text:p>1.4</text:p>
          </table:table-cell>
          <table:table-cell table:style-name="ce126" table:formula="oooc:=28.34952*[.F298]" office:value-type="float" office:value="39.689328">
            <text:p>40</text:p>
          </table:table-cell>
          <table:table-cell table:style-name="ce137" table:formula="oooc:=INT([.F298]/16)" office:value-type="float" office:value="0">
            <text:p><text:s/>- </text:p>
          </table:table-cell>
          <table:table-cell table:style-name="ce138" table:formula="oooc:=[.F298]-([.H298]*16)" office:value-type="float" office:value="1.4">
            <text:p>1.4</text:p>
          </table:table-cell>
          <table:table-cell table:style-name="ce154" table:formula="oooc:=[.H298]+([.I298]/16)" office:value-type="float" office:value="0.0875">
            <text:p>0.09</text:p>
          </table:table-cell>
          <table:table-cell table:style-name="ce165" table:formula="oooc:=IF([.$E298]=&quot;In&quot;;[.F298];0)" office:value-type="float" office:value="1.4">
            <text:p>1.4</text:p>
          </table:table-cell>
          <table:table-cell/>
          <table:table-cell table:style-name="ce181" table:formula="oooc:=28.34952*[.K298]" office:value-type="float" office:value="39.689328">
            <text:p>40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Bottle - Platypus - 1 liter water - empty</text:p>
          </table:table-cell>
          <table:table-cell table:style-name="ce103" office:value-type="string">
            <text:p>In</text:p>
          </table:table-cell>
          <table:table-cell office:value-type="float" office:value="1">
            <text:p>1.0</text:p>
          </table:table-cell>
          <table:table-cell table:style-name="ce126" table:formula="oooc:=28.34952*[.F299]" office:value-type="float" office:value="28.34952">
            <text:p>28</text:p>
          </table:table-cell>
          <table:table-cell table:style-name="ce137" table:formula="oooc:=INT([.F299]/16)" office:value-type="float" office:value="0">
            <text:p><text:s/>- </text:p>
          </table:table-cell>
          <table:table-cell table:style-name="ce138" table:formula="oooc:=[.F299]-([.H299]*16)" office:value-type="float" office:value="1">
            <text:p>1.0</text:p>
          </table:table-cell>
          <table:table-cell table:style-name="ce154" table:formula="oooc:=[.H299]+([.I299]/16)" office:value-type="float" office:value="0.0625">
            <text:p>0.06</text:p>
          </table:table-cell>
          <table:table-cell table:style-name="ce165" table:formula="oooc:=IF([.$E299]=&quot;In&quot;;[.F299];0)" office:value-type="float" office:value="1">
            <text:p>1.0</text:p>
          </table:table-cell>
          <table:table-cell/>
          <table:table-cell table:style-name="ce181" table:formula="oooc:=28.34952*[.K299]" office:value-type="float" office:value="28.34952">
            <text:p>28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Jug - Platypus water tank - 6 liter</text:p>
          </table:table-cell>
          <table:table-cell table:style-name="ce103" office:value-type="string">
            <text:p>In</text:p>
          </table:table-cell>
          <table:table-cell office:value-type="float" office:value="3">
            <text:p>3.0</text:p>
          </table:table-cell>
          <table:table-cell table:style-name="ce126" table:formula="oooc:=28.34952*[.F300]" office:value-type="float" office:value="85.04856">
            <text:p>85</text:p>
          </table:table-cell>
          <table:table-cell table:style-name="ce137" table:formula="oooc:=INT([.F300]/16)" office:value-type="float" office:value="0">
            <text:p><text:s/>- </text:p>
          </table:table-cell>
          <table:table-cell table:style-name="ce138" table:formula="oooc:=[.F300]-([.H300]*16)" office:value-type="float" office:value="3">
            <text:p>3.0</text:p>
          </table:table-cell>
          <table:table-cell table:style-name="ce154" table:formula="oooc:=[.H300]+([.I300]/16)" office:value-type="float" office:value="0.1875">
            <text:p>0.19</text:p>
          </table:table-cell>
          <table:table-cell table:style-name="ce165" table:formula="oooc:=IF([.$E300]=&quot;In&quot;;[.F300];0)" office:value-type="float" office:value="3">
            <text:p>3.0</text:p>
          </table:table-cell>
          <table:table-cell/>
          <table:table-cell table:style-name="ce181" table:formula="oooc:=28.34952*[.K300]" office:value-type="float" office:value="85.04856">
            <text:p>85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4" office:value-type="string">
            <text:p>Subtotal bottles</text:p>
          </table:table-cell>
          <table:table-cell table:style-name="ce108"/>
          <table:table-cell table:formula="oooc:=SUM([.F298:.F301])" office:value-type="float" office:value="5.4">
            <text:p>5.4</text:p>
          </table:table-cell>
          <table:table-cell table:style-name="ce126" table:formula="oooc:=SUM([.G298:.G301])" office:value-type="float" office:value="153.087408">
            <text:p>153</text:p>
          </table:table-cell>
          <table:table-cell table:style-name="ce137" table:formula="oooc:=INT([.F302]/16)" office:value-type="float" office:value="0">
            <text:p><text:s/>- </text:p>
          </table:table-cell>
          <table:table-cell table:style-name="ce138" table:formula="oooc:=[.F302]-([.H302]*16)" office:value-type="float" office:value="5.4">
            <text:p>5.4</text:p>
          </table:table-cell>
          <table:table-cell table:style-name="ce154" table:formula="oooc:=[.H302]+([.I302]/16)" office:value-type="float" office:value="0.3375">
            <text:p>0.34</text:p>
          </table:table-cell>
          <table:table-cell table:style-name="ce165" table:formula="oooc:=SUM([.K298:.K301])" office:value-type="float" office:value="5.4">
            <text:p>5.4</text:p>
          </table:table-cell>
          <table:table-cell/>
          <table:table-cell table:style-name="ce181" table:formula="oooc:=SUM([.M298:.M301])" office:value-type="float" office:value="153.087408">
            <text:p>15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Sweetwater main filter - empty but wet</text:p>
          </table:table-cell>
          <table:table-cell table:style-name="ce103" office:value-type="string">
            <text:p>Out</text:p>
          </table:table-cell>
          <table:table-cell office:value-type="float" office:value="9">
            <text:p>9.0</text:p>
          </table:table-cell>
          <table:table-cell table:style-name="ce126" table:formula="oooc:=28.34952*[.F304]" office:value-type="float" office:value="255.14568">
            <text:p>255</text:p>
          </table:table-cell>
          <table:table-cell table:style-name="ce137" table:formula="oooc:=INT([.F304]/16)" office:value-type="float" office:value="0">
            <text:p><text:s/>- </text:p>
          </table:table-cell>
          <table:table-cell table:style-name="ce138" table:formula="oooc:=[.F304]-([.H304]*16)" office:value-type="float" office:value="9">
            <text:p>9.0</text:p>
          </table:table-cell>
          <table:table-cell table:style-name="ce154" table:formula="oooc:=[.H304]+([.I304]/16)" office:value-type="float" office:value="0.5625">
            <text:p>0.56</text:p>
          </table:table-cell>
          <table:table-cell table:style-name="ce165" table:formula="oooc:=IF([.$E304]=&quot;In&quot;;[.F304];0)" office:value-type="float" office:value="0">
            <text:p><text:s/>- </text:p>
          </table:table-cell>
          <table:table-cell/>
          <table:table-cell table:style-name="ce181" table:formula="oooc:=28.34952*[.K304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Hoses with metal pre-filter</text:p>
          </table:table-cell>
          <table:table-cell table:style-name="ce103" office:value-type="string">
            <text:p>Out</text:p>
          </table:table-cell>
          <table:table-cell office:value-type="float" office:value="3.3">
            <text:p>3.3</text:p>
          </table:table-cell>
          <table:table-cell table:style-name="ce126" table:formula="oooc:=28.34952*[.F305]" office:value-type="float" office:value="93.553416">
            <text:p>94</text:p>
          </table:table-cell>
          <table:table-cell table:style-name="ce137" table:formula="oooc:=INT([.F305]/16)" office:value-type="float" office:value="0">
            <text:p><text:s/>- </text:p>
          </table:table-cell>
          <table:table-cell table:style-name="ce138" table:formula="oooc:=[.F305]-([.H305]*16)" office:value-type="float" office:value="3.3">
            <text:p>3.3</text:p>
          </table:table-cell>
          <table:table-cell table:style-name="ce154" table:formula="oooc:=[.H305]+([.I305]/16)" office:value-type="float" office:value="0.20625">
            <text:p>0.21</text:p>
          </table:table-cell>
          <table:table-cell table:style-name="ce165" table:formula="oooc:=IF([.$E305]=&quot;In&quot;;[.F305];0)" office:value-type="float" office:value="0">
            <text:p><text:s/>- </text:p>
          </table:table-cell>
          <table:table-cell/>
          <table:table-cell table:style-name="ce181" table:formula="oooc:=28.34952*[.K305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Silt stopper with 4" hose, wet</text:p>
          </table:table-cell>
          <table:table-cell table:style-name="ce103" office:value-type="string">
            <text:p>Out</text:p>
          </table:table-cell>
          <table:table-cell office:value-type="float" office:value="0.7">
            <text:p>0.7</text:p>
          </table:table-cell>
          <table:table-cell table:style-name="ce126" table:formula="oooc:=28.34952*[.F306]" office:value-type="float" office:value="19.844664">
            <text:p>20</text:p>
          </table:table-cell>
          <table:table-cell table:style-name="ce137" table:formula="oooc:=INT([.F306]/16)" office:value-type="float" office:value="0">
            <text:p><text:s/>- </text:p>
          </table:table-cell>
          <table:table-cell table:style-name="ce138" table:formula="oooc:=[.F306]-([.H306]*16)" office:value-type="float" office:value="0.7">
            <text:p>0.7</text:p>
          </table:table-cell>
          <table:table-cell table:style-name="ce154" table:formula="oooc:=[.H306]+([.I306]/16)" office:value-type="float" office:value="0.04375">
            <text:p>0.04</text:p>
          </table:table-cell>
          <table:table-cell table:style-name="ce165" table:formula="oooc:=IF([.$E306]=&quot;In&quot;;[.F306];0)" office:value-type="float" office:value="0">
            <text:p><text:s/>- </text:p>
          </table:table-cell>
          <table:table-cell/>
          <table:table-cell table:style-name="ce181" table:formula="oooc:=28.34952*[.K306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Grey hose float</text:p>
          </table:table-cell>
          <table:table-cell table:style-name="ce103" office:value-type="string">
            <text:p>Out</text:p>
          </table:table-cell>
          <table:table-cell office:value-type="float" office:value="0.1">
            <text:p>0.1</text:p>
          </table:table-cell>
          <table:table-cell table:style-name="ce126" table:formula="oooc:=28.34952*[.F307]" office:value-type="float" office:value="2.834952">
            <text:p>3</text:p>
          </table:table-cell>
          <table:table-cell table:style-name="ce137" table:formula="oooc:=INT([.F307]/16)" office:value-type="float" office:value="0">
            <text:p><text:s/>- </text:p>
          </table:table-cell>
          <table:table-cell table:style-name="ce138" table:formula="oooc:=[.F307]-([.H307]*16)" office:value-type="float" office:value="0.1">
            <text:p>0.1</text:p>
          </table:table-cell>
          <table:table-cell table:style-name="ce154" table:formula="oooc:=[.H307]+([.I307]/16)" office:value-type="float" office:value="0.00625">
            <text:p>0.01</text:p>
          </table:table-cell>
          <table:table-cell table:style-name="ce165" table:formula="oooc:=IF([.$E307]=&quot;In&quot;;[.F307];0)" office:value-type="float" office:value="0">
            <text:p><text:s/>- </text:p>
          </table:table-cell>
          <table:table-cell/>
          <table:table-cell table:style-name="ce181" table:formula="oooc:=28.34952*[.K307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Filter cleaner brush</text:p>
          </table:table-cell>
          <table:table-cell table:style-name="ce103" office:value-type="string">
            <text:p>Out</text:p>
          </table:table-cell>
          <table:table-cell office:value-type="float" office:value="0.5">
            <text:p>0.5</text:p>
          </table:table-cell>
          <table:table-cell table:style-name="ce126" table:formula="oooc:=28.34952*[.F308]" office:value-type="float" office:value="14.17476">
            <text:p>14</text:p>
          </table:table-cell>
          <table:table-cell table:style-name="ce137" table:formula="oooc:=INT([.F308]/16)" office:value-type="float" office:value="0">
            <text:p><text:s/>- </text:p>
          </table:table-cell>
          <table:table-cell table:style-name="ce138" table:formula="oooc:=[.F308]-([.H308]*16)" office:value-type="float" office:value="0.5">
            <text:p>0.5</text:p>
          </table:table-cell>
          <table:table-cell table:style-name="ce154" table:formula="oooc:=[.H308]+([.I308]/16)" office:value-type="float" office:value="0.03125">
            <text:p>0.03</text:p>
          </table:table-cell>
          <table:table-cell table:style-name="ce165" table:formula="oooc:=IF([.$E308]=&quot;In&quot;;[.F308];0)" office:value-type="float" office:value="0">
            <text:p><text:s/>- </text:p>
          </table:table-cell>
          <table:table-cell/>
          <table:table-cell table:style-name="ce181" table:formula="oooc:=28.34952*[.K308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Filter bleach (1 oz) kit</text:p>
          </table:table-cell>
          <table:table-cell table:style-name="ce103" office:value-type="string">
            <text:p>Out</text:p>
          </table:table-cell>
          <table:table-cell office:value-type="float" office:value="1.8">
            <text:p>1.8</text:p>
          </table:table-cell>
          <table:table-cell table:style-name="ce126" table:formula="oooc:=28.34952*[.F309]" office:value-type="float" office:value="51.029136">
            <text:p>51</text:p>
          </table:table-cell>
          <table:table-cell table:style-name="ce137" table:formula="oooc:=INT([.F309]/16)" office:value-type="float" office:value="0">
            <text:p><text:s/>- </text:p>
          </table:table-cell>
          <table:table-cell table:style-name="ce138" table:formula="oooc:=[.F309]-([.H309]*16)" office:value-type="float" office:value="1.8">
            <text:p>1.8</text:p>
          </table:table-cell>
          <table:table-cell table:style-name="ce154" table:formula="oooc:=[.H309]+([.I309]/16)" office:value-type="float" office:value="0.1125">
            <text:p>0.11</text:p>
          </table:table-cell>
          <table:table-cell table:style-name="ce165" table:formula="oooc:=IF([.$E309]=&quot;In&quot;;[.F309];0)" office:value-type="float" office:value="0">
            <text:p><text:s/>- </text:p>
          </table:table-cell>
          <table:table-cell/>
          <table:table-cell table:style-name="ce181" table:formula="oooc:=28.34952*[.K309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Ziploc - 1 gallon</text:p>
          </table:table-cell>
          <table:table-cell table:style-name="ce103" office:value-type="string">
            <text:p>Out</text:p>
          </table:table-cell>
          <table:table-cell office:value-type="float" office:value="0.5">
            <text:p>0.5</text:p>
          </table:table-cell>
          <table:table-cell table:style-name="ce126" table:formula="oooc:=28.34952*[.F310]" office:value-type="float" office:value="14.17476">
            <text:p>14</text:p>
          </table:table-cell>
          <table:table-cell table:style-name="ce137" table:formula="oooc:=INT([.F310]/16)" office:value-type="float" office:value="0">
            <text:p><text:s/>- </text:p>
          </table:table-cell>
          <table:table-cell table:style-name="ce138" table:formula="oooc:=[.F310]-([.H310]*16)" office:value-type="float" office:value="0.5">
            <text:p>0.5</text:p>
          </table:table-cell>
          <table:table-cell table:style-name="ce154" table:formula="oooc:=[.H310]+([.I310]/16)" office:value-type="float" office:value="0.03125">
            <text:p>0.03</text:p>
          </table:table-cell>
          <table:table-cell table:style-name="ce165" table:formula="oooc:=IF([.$E310]=&quot;In&quot;;[.F310];0)" office:value-type="float" office:value="0">
            <text:p><text:s/>- </text:p>
          </table:table-cell>
          <table:table-cell/>
          <table:table-cell table:style-name="ce181" table:formula="oooc:=28.34952*[.K310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4" office:value-type="string">
            <text:p>Subtotal filter kit</text:p>
          </table:table-cell>
          <table:table-cell table:style-name="ce108"/>
          <table:table-cell table:formula="oooc:=SUM([.F304:.F311])" office:value-type="float" office:value="15.9">
            <text:p>15.9</text:p>
          </table:table-cell>
          <table:table-cell table:style-name="ce126" table:formula="oooc:=SUM([.G304:.G311])" office:value-type="float" office:value="450.757368">
            <text:p>451</text:p>
          </table:table-cell>
          <table:table-cell table:style-name="ce137" table:formula="oooc:=INT([.F312]/16)" office:value-type="float" office:value="0">
            <text:p><text:s/>- </text:p>
          </table:table-cell>
          <table:table-cell table:style-name="ce138" table:formula="oooc:=[.F312]-([.H312]*16)" office:value-type="float" office:value="15.9">
            <text:p>15.9</text:p>
          </table:table-cell>
          <table:table-cell table:style-name="ce154" table:formula="oooc:=SUM([.J304:.J311])" office:value-type="float" office:value="0.99375">
            <text:p>0.99</text:p>
          </table:table-cell>
          <table:table-cell table:style-name="ce165" table:formula="oooc:=SUM([.K304:.K311])" office:value-type="float" office:value="0">
            <text:p><text:s/>- </text:p>
          </table:table-cell>
          <table:table-cell/>
          <table:table-cell table:style-name="ce181" table:formula="oooc:=SUM([.M304:.M311])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4"/>
          <table:table-cell table:style-name="ce108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Aqua Mura kit (½ oz ea A and B)</text:p>
          </table:table-cell>
          <table:table-cell table:style-name="ce103" office:value-type="string">
            <text:p>In</text:p>
          </table:table-cell>
          <table:table-cell office:value-type="float" office:value="0.5">
            <text:p>0.5</text:p>
          </table:table-cell>
          <table:table-cell table:style-name="ce126" table:formula="oooc:=28.34952*[.F314]" office:value-type="float" office:value="14.17476">
            <text:p>14</text:p>
          </table:table-cell>
          <table:table-cell table:style-name="ce137" table:formula="oooc:=INT([.F314]/16)" office:value-type="float" office:value="0">
            <text:p><text:s/>- </text:p>
          </table:table-cell>
          <table:table-cell table:style-name="ce138" table:formula="oooc:=[.F314]-([.H314]*16)" office:value-type="float" office:value="0.5">
            <text:p>0.5</text:p>
          </table:table-cell>
          <table:table-cell table:style-name="ce154" table:formula="oooc:=[.H314]+([.I314]/16)" office:value-type="float" office:value="0.03125">
            <text:p>0.03</text:p>
          </table:table-cell>
          <table:table-cell table:style-name="ce165" table:formula="oooc:=IF([.$E314]=&quot;In&quot;;[.F314];0)" office:value-type="float" office:value="0.5">
            <text:p>0.5</text:p>
          </table:table-cell>
          <table:table-cell/>
          <table:table-cell table:style-name="ce181" table:formula="oooc:=28.34952*[.K314]" office:value-type="float" office:value="14.17476">
            <text:p>14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Yellow pre-filter funnel</text:p>
          </table:table-cell>
          <table:table-cell table:style-name="ce103" office:value-type="string">
            <text:p>In</text:p>
          </table:table-cell>
          <table:table-cell office:value-type="float" office:value="0.5">
            <text:p>0.5</text:p>
          </table:table-cell>
          <table:table-cell table:style-name="ce126" table:formula="oooc:=28.34952*[.F315]" office:value-type="float" office:value="14.17476">
            <text:p>14</text:p>
          </table:table-cell>
          <table:table-cell table:style-name="ce137" table:formula="oooc:=INT([.F315]/16)" office:value-type="float" office:value="0">
            <text:p><text:s/>- </text:p>
          </table:table-cell>
          <table:table-cell table:style-name="ce138" table:formula="oooc:=[.F315]-([.H315]*16)" office:value-type="float" office:value="0.5">
            <text:p>0.5</text:p>
          </table:table-cell>
          <table:table-cell table:style-name="ce154" table:formula="oooc:=[.H315]+([.I315]/16)" office:value-type="float" office:value="0.03125">
            <text:p>0.03</text:p>
          </table:table-cell>
          <table:table-cell table:style-name="ce165" table:formula="oooc:=IF([.$E315]=&quot;In&quot;;[.F315];0)" office:value-type="float" office:value="0.5">
            <text:p>0.5</text:p>
          </table:table-cell>
          <table:table-cell/>
          <table:table-cell table:style-name="ce181" table:formula="oooc:=28.34952*[.K315]" office:value-type="float" office:value="14.17476">
            <text:p>14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Coffee filters - 10 ea - basket style - brown</text:p>
          </table:table-cell>
          <table:table-cell table:style-name="ce103" office:value-type="string">
            <text:p>In</text:p>
          </table:table-cell>
          <table:table-cell office:value-type="float" office:value="0.4">
            <text:p>0.4</text:p>
          </table:table-cell>
          <table:table-cell table:style-name="ce126" table:formula="oooc:=28.34952*[.F316]" office:value-type="float" office:value="11.339808">
            <text:p>11</text:p>
          </table:table-cell>
          <table:table-cell table:style-name="ce137" table:formula="oooc:=INT([.F316]/16)" office:value-type="float" office:value="0">
            <text:p><text:s/>- </text:p>
          </table:table-cell>
          <table:table-cell table:style-name="ce138" table:formula="oooc:=[.F316]-([.H316]*16)" office:value-type="float" office:value="0.4">
            <text:p>0.4</text:p>
          </table:table-cell>
          <table:table-cell table:style-name="ce154" table:formula="oooc:=[.H316]+([.I316]/16)" office:value-type="float" office:value="0.025">
            <text:p>0.03</text:p>
          </table:table-cell>
          <table:table-cell table:style-name="ce165" table:formula="oooc:=IF([.$E316]=&quot;In&quot;;[.F316];0)" office:value-type="float" office:value="0.4">
            <text:p>0.4</text:p>
          </table:table-cell>
          <table:table-cell/>
          <table:table-cell table:style-name="ce181" table:formula="oooc:=28.34952*[.K316]" office:value-type="float" office:value="11.339808">
            <text:p>11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Water scoop</text:p>
          </table:table-cell>
          <table:table-cell table:style-name="ce103" office:value-type="string">
            <text:p>In</text:p>
          </table:table-cell>
          <table:table-cell office:value-type="float" office:value="0.5">
            <text:p>0.5</text:p>
          </table:table-cell>
          <table:table-cell table:style-name="ce126" table:formula="oooc:=28.34952*[.F317]" office:value-type="float" office:value="14.17476">
            <text:p>14</text:p>
          </table:table-cell>
          <table:table-cell table:style-name="ce137" table:formula="oooc:=INT([.F317]/16)" office:value-type="float" office:value="0">
            <text:p><text:s/>- </text:p>
          </table:table-cell>
          <table:table-cell table:style-name="ce138" table:formula="oooc:=[.F317]-([.H317]*16)" office:value-type="float" office:value="0.5">
            <text:p>0.5</text:p>
          </table:table-cell>
          <table:table-cell table:style-name="ce154" table:formula="oooc:=[.H317]+([.I317]/16)" office:value-type="float" office:value="0.03125">
            <text:p>0.03</text:p>
          </table:table-cell>
          <table:table-cell table:style-name="ce165" table:formula="oooc:=IF([.$E317]=&quot;In&quot;;[.F317];0)" office:value-type="float" office:value="0.5">
            <text:p>0.5</text:p>
          </table:table-cell>
          <table:table-cell/>
          <table:table-cell table:style-name="ce181" table:formula="oooc:=28.34952*[.K317]" office:value-type="float" office:value="14.17476">
            <text:p>14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Pre-filter coffee cone</text:p>
          </table:table-cell>
          <table:table-cell table:style-name="ce103" office:value-type="string">
            <text:p>Out</text:p>
          </table:table-cell>
          <table:table-cell office:value-type="float" office:value="2.2">
            <text:p>2.2</text:p>
          </table:table-cell>
          <table:table-cell table:style-name="ce126" table:formula="oooc:=28.34952*[.F318]" office:value-type="float" office:value="62.368944">
            <text:p>62</text:p>
          </table:table-cell>
          <table:table-cell table:style-name="ce137" table:formula="oooc:=INT([.F318]/16)" office:value-type="float" office:value="0">
            <text:p><text:s/>- </text:p>
          </table:table-cell>
          <table:table-cell table:style-name="ce138" table:formula="oooc:=[.F318]-([.H318]*16)" office:value-type="float" office:value="2.2">
            <text:p>2.2</text:p>
          </table:table-cell>
          <table:table-cell table:style-name="ce154" table:formula="oooc:=[.H318]+([.I318]/16)" office:value-type="float" office:value="0.1375">
            <text:p>0.14</text:p>
          </table:table-cell>
          <table:table-cell table:style-name="ce165" table:formula="oooc:=IF([.$E318]=&quot;In&quot;;[.F318];0)" office:value-type="float" office:value="0">
            <text:p><text:s/>- </text:p>
          </table:table-cell>
          <table:table-cell/>
          <table:table-cell table:style-name="ce181" table:formula="oooc:=28.34952*[.K318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Coffee filters - 10 ea - size #6 - trimmed</text:p>
          </table:table-cell>
          <table:table-cell table:style-name="ce103" office:value-type="string">
            <text:p>Out</text:p>
          </table:table-cell>
          <table:table-cell office:value-type="float" office:value="0.5">
            <text:p>0.5</text:p>
          </table:table-cell>
          <table:table-cell table:style-name="ce126" table:formula="oooc:=28.34952*[.F319]" office:value-type="float" office:value="14.17476">
            <text:p>14</text:p>
          </table:table-cell>
          <table:table-cell table:style-name="ce137" table:formula="oooc:=INT([.F319]/16)" office:value-type="float" office:value="0">
            <text:p><text:s/>- </text:p>
          </table:table-cell>
          <table:table-cell table:style-name="ce138" table:formula="oooc:=[.F319]-([.H319]*16)" office:value-type="float" office:value="0.5">
            <text:p>0.5</text:p>
          </table:table-cell>
          <table:table-cell table:style-name="ce154" table:formula="oooc:=[.H319]+([.I319]/16)" office:value-type="float" office:value="0.03125">
            <text:p>0.03</text:p>
          </table:table-cell>
          <table:table-cell table:style-name="ce165" table:formula="oooc:=IF([.$E319]=&quot;In&quot;;[.F319];0)" office:value-type="float" office:value="0">
            <text:p><text:s/>- </text:p>
          </table:table-cell>
          <table:table-cell/>
          <table:table-cell table:style-name="ce181" table:formula="oooc:=28.34952*[.K319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4" office:value-type="string">
            <text:p>Subtotal Aqua Mura + prefilters</text:p>
          </table:table-cell>
          <table:table-cell table:style-name="ce103"/>
          <table:table-cell table:formula="oooc:=SUM([.F314:.F320])" office:value-type="float" office:value="4.6">
            <text:p>4.6</text:p>
          </table:table-cell>
          <table:table-cell table:style-name="ce126" table:formula="oooc:=SUM([.G314:.G320])" office:value-type="float" office:value="130.407792">
            <text:p>130</text:p>
          </table:table-cell>
          <table:table-cell table:style-name="ce137" table:formula="oooc:=SUM([.H314:.H320])" office:value-type="float" office:value="0">
            <text:p><text:s/>- </text:p>
          </table:table-cell>
          <table:table-cell table:style-name="ce138" table:formula="oooc:=SUM([.I314:.I320])" office:value-type="float" office:value="4.6">
            <text:p>4.6</text:p>
          </table:table-cell>
          <table:table-cell table:style-name="ce154" table:formula="oooc:=SUM([.J314:.J320])" office:value-type="float" office:value="0.2875">
            <text:p>0.29</text:p>
          </table:table-cell>
          <table:table-cell table:style-name="ce165" table:formula="oooc:=SUM([.K314:.K320])" office:value-type="float" office:value="1.9">
            <text:p>1.9</text:p>
          </table:table-cell>
          <table:table-cell/>
          <table:table-cell table:style-name="ce181" table:formula="oooc:=SUM([.M314:.M320])" office:value-type="float" office:value="53.864088">
            <text:p>54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181"/>
          <table:table-cell table:number-columns-repeated="243"/>
        </table:table-row>
        <table:table-row table:style-name="ro4">
          <table:table-cell table:number-columns-repeated="3"/>
          <table:table-cell table:style-name="ce4"/>
          <table:table-cell table:style-name="ce108"/>
          <table:table-cell table:formula="oooc:=&quot;——&quot;" office:value-type="string" office:string-value="——">
            <text:p>——</text:p>
          </table:table-cell>
          <table:table-cell table:style-name="ce129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0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5" office:value-type="string">
            <text:p>Total water kit</text:p>
          </table:table-cell>
          <table:table-cell table:style-name="ce107"/>
          <table:table-cell table:style-name="ce117" table:formula="oooc:=[.F302]+[.F312]+[.F321]" office:value-type="float" office:value="25.9">
            <text:p>25.9</text:p>
          </table:table-cell>
          <table:table-cell table:style-name="ce128" table:formula="oooc:=[.G302]+[.G312]+[.G321]" office:value-type="float" office:value="734.252568">
            <text:p>734</text:p>
          </table:table-cell>
          <table:table-cell table:style-name="ce139" table:formula="oooc:=[.H302]+[.H312]+[.H321]" office:value-type="float" office:value="0">
            <text:p><text:s/>- </text:p>
          </table:table-cell>
          <table:table-cell table:style-name="ce148" table:formula="oooc:=[.I302]+[.I312]+[.I321]" office:value-type="float" office:value="25.9">
            <text:p>25.9</text:p>
          </table:table-cell>
          <table:table-cell table:style-name="ce155" table:formula="oooc:=[.J302]+[.J312]+[.J321]" office:value-type="float" office:value="1.61875">
            <text:p>1.62</text:p>
          </table:table-cell>
          <table:table-cell table:style-name="ce167" table:formula="oooc:=[.K302]+[.K312]+[.K321]" office:value-type="float" office:value="7.3">
            <text:p>7.3</text:p>
          </table:table-cell>
          <table:table-cell/>
          <table:table-cell table:style-name="ce179" table:formula="oooc:=[.M302]+[.M312]+[.M321]" office:value-type="float" office:value="206.951496">
            <text:p>207</text:p>
          </table:table-cell>
          <table:table-cell table:style-name="ce189" table:number-columns-repeated="10"/>
          <table:table-cell table:number-columns-repeated="233"/>
        </table:table-row>
        <table:table-row table:style-name="ro4">
          <table:table-cell table:number-columns-repeated="3"/>
          <table:table-cell table:style-name="ce4"/>
          <table:table-cell table:style-name="ce108"/>
          <table:table-cell/>
          <table:table-cell table:style-name="ce126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181"/>
          <table:table-cell table:style-name="ce189" table:number-columns-repeated="10"/>
          <table:table-cell table:number-columns-repeated="233"/>
        </table:table-row>
        <table:table-row table:style-name="ro4" table:number-rows-repeated="2">
          <table:table-cell table:number-columns-repeated="4"/>
          <table:table-cell table:style-name="ce86" table:number-columns-repeated="2"/>
          <table:table-cell/>
          <table:table-cell table:style-name="ce86" table:number-columns-repeated="4"/>
          <table:table-cell/>
          <table:table-cell table:style-name="ce183"/>
          <table:table-cell table:style-name="ce189" table:number-columns-repeated="10"/>
          <table:table-cell table:number-columns-repeated="233"/>
        </table:table-row>
        <table:table-row table:style-name="ro4">
          <table:table-cell table:number-columns-repeated="5"/>
          <table:table-cell table:style-name="ce86"/>
          <table:table-cell/>
          <table:table-cell table:style-name="ce86" table:number-columns-repeated="3"/>
          <table:table-cell table:number-columns-repeated="246"/>
        </table:table-row>
        <table:table-row table:style-name="ro4">
          <table:table-cell table:style-name="ce87"/>
          <table:table-cell table:style-name="ce90"/>
          <table:table-cell table:style-name="ce87" table:number-columns-repeated="2"/>
          <table:table-cell table:style-name="ce112"/>
          <table:table-cell table:style-name="ce87"/>
          <table:table-cell table:style-name="ce130"/>
          <table:table-cell table:style-name="ce87" table:number-columns-repeated="3"/>
          <table:table-cell table:style-name="ce170"/>
          <table:table-cell table:style-name="ce172"/>
          <table:table-cell table:style-name="ce184"/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92" office:value-type="string">
            <text:p>OLD KITS:</text:p>
          </table:table-cell>
          <table:table-cell table:style-name="ce87"/>
          <table:table-cell table:style-name="ce112"/>
          <table:table-cell table:style-name="ce120"/>
          <table:table-cell table:style-name="ce130"/>
          <table:table-cell table:style-name="ce141" table:number-columns-repeated="3"/>
          <table:table-cell table:style-name="ce170"/>
          <table:table-cell table:style-name="ce172"/>
          <table:table-cell table:style-name="ce184"/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 table:number-columns-repeated="2"/>
          <table:table-cell table:style-name="ce112"/>
          <table:table-cell table:style-name="ce120"/>
          <table:table-cell table:style-name="ce130"/>
          <table:table-cell table:style-name="ce141" table:number-columns-repeated="3"/>
          <table:table-cell table:style-name="ce170"/>
          <table:table-cell table:style-name="ce172"/>
          <table:table-cell table:style-name="ce184"/>
          <table:table-cell table:number-columns-repeated="243"/>
        </table:table-row>
        <table:table-row table:style-name="ro4">
          <table:table-cell table:style-name="ce87"/>
          <table:table-cell table:style-name="ce91" office:value-type="string">
            <text:p>n</text:p>
          </table:table-cell>
          <table:table-cell table:style-name="ce93" office:value-type="string">
            <text:p>Camera Kit - Rebel</text:p>
          </table:table-cell>
          <table:table-cell table:style-name="ce87"/>
          <table:table-cell table:style-name="ce113"/>
          <table:table-cell table:style-name="ce120"/>
          <table:table-cell table:style-name="ce131"/>
          <table:table-cell table:style-name="ce142"/>
          <table:table-cell table:style-name="ce143"/>
          <table:table-cell table:style-name="ce157"/>
          <table:table-cell table:style-name="ce171"/>
          <table:table-cell table:style-name="ce172"/>
          <table:table-cell table:style-name="ce185"/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Canon Rebel XS with 24/70mm lens and film</text:p>
          </table:table-cell>
          <table:table-cell table:style-name="ce113" office:value-type="string">
            <text:p>Out</text:p>
          </table:table-cell>
          <table:table-cell table:style-name="ce120" office:value-type="float" office:value="25.5">
            <text:p>25.5</text:p>
          </table:table-cell>
          <table:table-cell table:style-name="ce132" table:formula="oooc:=28.34952*[.F333]" office:value-type="float" office:value="722.91276">
            <text:p>723</text:p>
          </table:table-cell>
          <table:table-cell table:style-name="ce142" table:formula="oooc:=INT([.F333]/16)" office:value-type="float" office:value="1">
            <text:p>1</text:p>
          </table:table-cell>
          <table:table-cell table:style-name="ce143" table:formula="oooc:=[.F333]-([.H333]*16)" office:value-type="float" office:value="9.5">
            <text:p>9.5</text:p>
          </table:table-cell>
          <table:table-cell table:style-name="ce157" table:formula="oooc:=[.H333]+([.I333]/16)" office:value-type="float" office:value="1.59375">
            <text:p>1.59</text:p>
          </table:table-cell>
          <table:table-cell table:style-name="ce172" table:formula="oooc:=IF([.$E333]=&quot;In&quot;;[.F333];0)" office:value-type="float" office:value="0">
            <text:p><text:s/>- </text:p>
          </table:table-cell>
          <table:table-cell table:style-name="ce172"/>
          <table:table-cell table:style-name="ce186" table:formula="oooc:=28.34952*[.K333]" office:value-type="float" office:value="0">
            <text:p><text:s/>- </text:p>
          </table:table-cell>
          <table:table-cell table:style-name="ce94"/>
          <table:table-cell table:style-name="ce191"/>
          <table:table-cell table:number-columns-repeated="241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2 extra 3V lithium batteries</text:p>
          </table:table-cell>
          <table:table-cell table:style-name="ce113" office:value-type="string">
            <text:p>Out</text:p>
          </table:table-cell>
          <table:table-cell table:style-name="ce120" office:value-type="float" office:value="1.2">
            <text:p>1.2</text:p>
          </table:table-cell>
          <table:table-cell table:style-name="ce132" table:formula="oooc:=28.34952*[.F334]" office:value-type="float" office:value="34.019424">
            <text:p>34</text:p>
          </table:table-cell>
          <table:table-cell table:style-name="ce142" table:formula="oooc:=INT([.F334]/16)" office:value-type="float" office:value="0">
            <text:p><text:s/>- </text:p>
          </table:table-cell>
          <table:table-cell table:style-name="ce143" table:formula="oooc:=[.F334]-([.H334]*16)" office:value-type="float" office:value="1.2">
            <text:p>1.2</text:p>
          </table:table-cell>
          <table:table-cell table:style-name="ce157" table:formula="oooc:=[.H334]+([.I334]/16)" office:value-type="float" office:value="0.075">
            <text:p>0.08</text:p>
          </table:table-cell>
          <table:table-cell table:style-name="ce172" table:formula="oooc:=IF([.$E334]=&quot;In&quot;;[.F334];0)" office:value-type="float" office:value="0">
            <text:p><text:s/>- </text:p>
          </table:table-cell>
          <table:table-cell table:style-name="ce172"/>
          <table:table-cell table:style-name="ce186" table:formula="oooc:=28.34952*[.K334]" office:value-type="float" office:value="0">
            <text:p><text:s/>- </text:p>
          </table:table-cell>
          <table:table-cell table:style-name="ce94"/>
          <table:table-cell table:style-name="ce191"/>
          <table:table-cell table:number-columns-repeated="241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Cascade micro tripod head</text:p>
          </table:table-cell>
          <table:table-cell table:style-name="ce113" office:value-type="string">
            <text:p>Out</text:p>
          </table:table-cell>
          <table:table-cell table:style-name="ce120" office:value-type="float" office:value="1.7">
            <text:p>1.7</text:p>
          </table:table-cell>
          <table:table-cell table:style-name="ce132" table:formula="oooc:=28.34952*[.F335]" office:value-type="float" office:value="48.194184">
            <text:p>48</text:p>
          </table:table-cell>
          <table:table-cell table:style-name="ce142" table:formula="oooc:=INT([.F335]/16)" office:value-type="float" office:value="0">
            <text:p><text:s/>- </text:p>
          </table:table-cell>
          <table:table-cell table:style-name="ce143" table:formula="oooc:=[.F335]-([.H335]*16)" office:value-type="float" office:value="1.7">
            <text:p>1.7</text:p>
          </table:table-cell>
          <table:table-cell table:style-name="ce157" table:formula="oooc:=[.H335]+([.I335]/16)" office:value-type="float" office:value="0.10625">
            <text:p>0.11</text:p>
          </table:table-cell>
          <table:table-cell table:style-name="ce172" table:formula="oooc:=IF([.$E335]=&quot;In&quot;;[.F335];0)" office:value-type="float" office:value="0">
            <text:p><text:s/>- </text:p>
          </table:table-cell>
          <table:table-cell table:style-name="ce172"/>
          <table:table-cell table:style-name="ce186" table:formula="oooc:=28.34952*[.K335]" office:value-type="float" office:value="0">
            <text:p><text:s/>- </text:p>
          </table:table-cell>
          <table:table-cell table:style-name="ce94"/>
          <table:table-cell table:style-name="ce191"/>
          <table:table-cell table:number-columns-repeated="241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Cup + 2 extra rolls of film</text:p>
          </table:table-cell>
          <table:table-cell table:style-name="ce113" office:value-type="string">
            <text:p>Out</text:p>
          </table:table-cell>
          <table:table-cell table:style-name="ce120" office:value-type="float" office:value="2.8">
            <text:p>2.8</text:p>
          </table:table-cell>
          <table:table-cell table:style-name="ce132" table:formula="oooc:=28.34952*[.F336]" office:value-type="float" office:value="79.378656">
            <text:p>79</text:p>
          </table:table-cell>
          <table:table-cell table:style-name="ce142" table:formula="oooc:=INT([.F336]/16)" office:value-type="float" office:value="0">
            <text:p><text:s/>- </text:p>
          </table:table-cell>
          <table:table-cell table:style-name="ce143" table:formula="oooc:=[.F336]-([.H336]*16)" office:value-type="float" office:value="2.8">
            <text:p>2.8</text:p>
          </table:table-cell>
          <table:table-cell table:style-name="ce157" table:formula="oooc:=[.H336]+([.I336]/16)" office:value-type="float" office:value="0.175">
            <text:p>0.18</text:p>
          </table:table-cell>
          <table:table-cell table:style-name="ce172" table:formula="oooc:=IF([.$E336]=&quot;In&quot;;[.F336];0)" office:value-type="float" office:value="0">
            <text:p><text:s/>- </text:p>
          </table:table-cell>
          <table:table-cell table:style-name="ce172"/>
          <table:table-cell table:style-name="ce186" table:formula="oooc:=28.34952*[.K336]" office:value-type="float" office:value="0">
            <text:p><text:s/>- </text:p>
          </table:table-cell>
          <table:table-cell table:style-name="ce94"/>
          <table:table-cell table:style-name="ce191"/>
          <table:table-cell table:number-columns-repeated="241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Non-slip mat</text:p>
          </table:table-cell>
          <table:table-cell table:style-name="ce113" office:value-type="string">
            <text:p>Out</text:p>
          </table:table-cell>
          <table:table-cell table:style-name="ce120" office:value-type="float" office:value="0.4">
            <text:p>0.4</text:p>
          </table:table-cell>
          <table:table-cell table:style-name="ce132" table:formula="oooc:=28.34952*[.F337]" office:value-type="float" office:value="11.339808">
            <text:p>11</text:p>
          </table:table-cell>
          <table:table-cell table:style-name="ce142" table:formula="oooc:=INT([.F337]/16)" office:value-type="float" office:value="0">
            <text:p><text:s/>- </text:p>
          </table:table-cell>
          <table:table-cell table:style-name="ce143" table:formula="oooc:=[.F337]-([.H337]*16)" office:value-type="float" office:value="0.4">
            <text:p>0.4</text:p>
          </table:table-cell>
          <table:table-cell table:style-name="ce157" table:formula="oooc:=[.H337]+([.I337]/16)" office:value-type="float" office:value="0.025">
            <text:p>0.03</text:p>
          </table:table-cell>
          <table:table-cell table:style-name="ce172" table:formula="oooc:=IF([.$E337]=&quot;In&quot;;[.F337];0)" office:value-type="float" office:value="0">
            <text:p><text:s/>- </text:p>
          </table:table-cell>
          <table:table-cell table:style-name="ce172"/>
          <table:table-cell table:style-name="ce186" table:formula="oooc:=28.34952*[.K337]" office:value-type="float" office:value="0">
            <text:p><text:s/>- </text:p>
          </table:table-cell>
          <table:table-cell table:style-name="ce94"/>
          <table:table-cell table:style-name="ce191"/>
          <table:table-cell table:number-columns-repeated="241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1 gal Ziploc</text:p>
          </table:table-cell>
          <table:table-cell table:style-name="ce113" office:value-type="string">
            <text:p>Out</text:p>
          </table:table-cell>
          <table:table-cell table:style-name="ce120" office:value-type="float" office:value="0.4">
            <text:p>0.4</text:p>
          </table:table-cell>
          <table:table-cell table:style-name="ce132" table:formula="oooc:=28.34952*[.F338]" office:value-type="float" office:value="11.339808">
            <text:p>11</text:p>
          </table:table-cell>
          <table:table-cell table:style-name="ce142" table:formula="oooc:=INT([.F338]/16)" office:value-type="float" office:value="0">
            <text:p><text:s/>- </text:p>
          </table:table-cell>
          <table:table-cell table:style-name="ce143" table:formula="oooc:=[.F338]-([.H338]*16)" office:value-type="float" office:value="0.4">
            <text:p>0.4</text:p>
          </table:table-cell>
          <table:table-cell table:style-name="ce157" table:formula="oooc:=[.H338]+([.I338]/16)" office:value-type="float" office:value="0.025">
            <text:p>0.03</text:p>
          </table:table-cell>
          <table:table-cell table:style-name="ce172" table:formula="oooc:=IF([.$E338]=&quot;In&quot;;[.F338];0)" office:value-type="float" office:value="0">
            <text:p><text:s/>- </text:p>
          </table:table-cell>
          <table:table-cell table:style-name="ce172"/>
          <table:table-cell table:style-name="ce186" table:formula="oooc:=28.34952*[.K338]" office:value-type="float" office:value="0">
            <text:p><text:s/>- </text:p>
          </table:table-cell>
          <table:table-cell table:style-name="ce94"/>
          <table:table-cell table:style-name="ce191"/>
          <table:table-cell table:number-columns-repeated="241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Eagle waist pack</text:p>
          </table:table-cell>
          <table:table-cell table:style-name="ce113" office:value-type="string">
            <text:p>Out</text:p>
          </table:table-cell>
          <table:table-cell table:style-name="ce120" office:value-type="float" office:value="6">
            <text:p>6.0</text:p>
          </table:table-cell>
          <table:table-cell table:style-name="ce132" table:formula="oooc:=28.34952*[.F339]" office:value-type="float" office:value="170.09712">
            <text:p>170</text:p>
          </table:table-cell>
          <table:table-cell table:style-name="ce142" table:formula="oooc:=INT([.F339]/16)" office:value-type="float" office:value="0">
            <text:p><text:s/>- </text:p>
          </table:table-cell>
          <table:table-cell table:style-name="ce143" table:formula="oooc:=[.F339]-([.H339]*16)" office:value-type="float" office:value="6">
            <text:p>6.0</text:p>
          </table:table-cell>
          <table:table-cell table:style-name="ce157" table:formula="oooc:=[.H339]+([.I339]/16)" office:value-type="float" office:value="0.375">
            <text:p>0.38</text:p>
          </table:table-cell>
          <table:table-cell table:style-name="ce172" table:formula="oooc:=IF([.$E339]=&quot;In&quot;;[.F339];0)" office:value-type="float" office:value="0">
            <text:p><text:s/>- </text:p>
          </table:table-cell>
          <table:table-cell table:style-name="ce172"/>
          <table:table-cell table:style-name="ce186" table:formula="oooc:=28.34952*[.K339]" office:value-type="float" office:value="0">
            <text:p><text:s/>- </text:p>
          </table:table-cell>
          <table:table-cell table:style-name="ce94"/>
          <table:table-cell table:style-name="ce191"/>
          <table:table-cell table:number-columns-repeated="241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/>
          <table:table-cell table:style-name="ce113"/>
          <table:table-cell table:style-name="ce120" table:formula="oooc:=&quot;——&quot;" office:value-type="string" office:string-value="——">
            <text:p>——</text:p>
          </table:table-cell>
          <table:table-cell table:style-name="ce131" table:formula="oooc:=&quot;——&quot;" office:value-type="string" office:string-value="——">
            <text:p>——</text:p>
          </table:table-cell>
          <table:table-cell table:style-name="ce143" table:formula="oooc:=&quot;——&quot;" office:value-type="string" office:string-value="——">
            <text:p>——</text:p>
          </table:table-cell>
          <table:table-cell table:style-name="ce143" table:formula="oooc:=&quot;——&quot;" office:value-type="string" office:string-value="——">
            <text:p>——</text:p>
          </table:table-cell>
          <table:table-cell table:style-name="ce143" table:formula="oooc:=&quot;——&quot;" office:value-type="string" office:string-value="——">
            <text:p>——</text:p>
          </table:table-cell>
          <table:table-cell table:style-name="ce173" table:formula="oooc:=&quot;——&quot;" office:value-type="string" office:string-value="——">
            <text:p>——</text:p>
          </table:table-cell>
          <table:table-cell table:style-name="ce172"/>
          <table:table-cell table:style-name="ce185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100" office:value-type="string">
            <text:p>Total camera kit - Rebel</text:p>
          </table:table-cell>
          <table:table-cell table:style-name="ce114"/>
          <table:table-cell table:style-name="ce121" table:formula="oooc:=SUM([.F333:.F340])" office:value-type="float" office:value="38">
            <text:p>38.0</text:p>
          </table:table-cell>
          <table:table-cell table:style-name="ce133" table:formula="oooc:=SUM([.G333:.G340])" office:value-type="float" office:value="1077.28176">
            <text:p>1,077</text:p>
          </table:table-cell>
          <table:table-cell table:style-name="ce144" table:formula="oooc:=SUM([.H333:.H340])" office:value-type="float" office:value="1">
            <text:p>1</text:p>
          </table:table-cell>
          <table:table-cell table:style-name="ce150" table:formula="oooc:=SUM([.I333:.I340])" office:value-type="float" office:value="22">
            <text:p>22.0</text:p>
          </table:table-cell>
          <table:table-cell table:style-name="ce158" table:formula="oooc:=SUM([.J333:.J340])" office:value-type="float" office:value="2.375">
            <text:p>2.38</text:p>
          </table:table-cell>
          <table:table-cell table:style-name="ce174" table:formula="oooc:=SUM([.K333:.K340])" office:value-type="float" office:value="0">
            <text:p><text:s/>- </text:p>
          </table:table-cell>
          <table:table-cell table:style-name="ce172"/>
          <table:table-cell table:style-name="ce187" table:formula="oooc:=SUM([.M333:.M340])" office:value-type="float" office:value="0">
            <text:p><text:s/>- </text:p>
          </table:table-cell>
          <table:table-cell table:number-columns-repeated="243"/>
        </table:table-row>
        <table:table-row table:style-name="ro4" table:number-rows-repeated="3">
          <table:table-cell table:style-name="ce87"/>
          <table:table-cell table:style-name="ce90"/>
          <table:table-cell table:style-name="ce87"/>
          <table:table-cell table:style-name="ce99"/>
          <table:table-cell table:style-name="ce113"/>
          <table:table-cell table:style-name="ce120"/>
          <table:table-cell table:style-name="ce131"/>
          <table:table-cell table:style-name="ce142"/>
          <table:table-cell table:style-name="ce143"/>
          <table:table-cell table:style-name="ce157"/>
          <table:table-cell table:style-name="ce171"/>
          <table:table-cell table:style-name="ce172"/>
          <table:table-cell table:style-name="ce185"/>
          <table:table-cell table:style-name="ce94"/>
          <table:table-cell table:number-columns-repeated="242"/>
        </table:table-row>
        <table:table-row table:style-name="ro4">
          <table:table-cell table:style-name="ce87"/>
          <table:table-cell table:style-name="ce91" office:value-type="string">
            <text:p>n</text:p>
          </table:table-cell>
          <table:table-cell table:style-name="ce93" office:value-type="string">
            <text:p>Camera Kit - Pentax</text:p>
          </table:table-cell>
          <table:table-cell table:style-name="ce87"/>
          <table:table-cell table:style-name="ce113"/>
          <table:table-cell table:style-name="ce120"/>
          <table:table-cell table:style-name="ce131"/>
          <table:table-cell table:style-name="ce142"/>
          <table:table-cell table:style-name="ce143"/>
          <table:table-cell table:style-name="ce157"/>
          <table:table-cell table:style-name="ce171"/>
          <table:table-cell table:style-name="ce172"/>
          <table:table-cell table:style-name="ce185"/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Pentax 28-90mm with battery and film</text:p>
          </table:table-cell>
          <table:table-cell table:style-name="ce113" office:value-type="string">
            <text:p>Out</text:p>
          </table:table-cell>
          <table:table-cell table:style-name="ce120" office:value-type="float" office:value="12.6">
            <text:p>12.6</text:p>
          </table:table-cell>
          <table:table-cell table:style-name="ce132" table:formula="oooc:=28.34952*[.F346]" office:value-type="float" office:value="357.203952">
            <text:p>357</text:p>
          </table:table-cell>
          <table:table-cell table:style-name="ce142" table:formula="oooc:=INT([.F346]/16)" office:value-type="float" office:value="0">
            <text:p><text:s/>- </text:p>
          </table:table-cell>
          <table:table-cell table:style-name="ce143" table:formula="oooc:=[.F346]-([.H346]*16)" office:value-type="float" office:value="12.6">
            <text:p>12.6</text:p>
          </table:table-cell>
          <table:table-cell table:style-name="ce157" table:formula="oooc:=[.H346]+([.I346]/16)" office:value-type="float" office:value="0.7875">
            <text:p>0.79</text:p>
          </table:table-cell>
          <table:table-cell table:style-name="ce172" table:formula="oooc:=IF([.$E346]=&quot;In&quot;;[.F346];0)" office:value-type="float" office:value="0">
            <text:p><text:s/>- </text:p>
          </table:table-cell>
          <table:table-cell table:style-name="ce172"/>
          <table:table-cell table:style-name="ce186" table:formula="oooc:=28.34952*[.K346]" office:value-type="float" office:value="0">
            <text:p><text:s/>- </text:p>
          </table:table-cell>
          <table:table-cell table:style-name="ce94"/>
          <table:table-cell table:style-name="ce191"/>
          <table:table-cell table:number-columns-repeated="241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1 extra 3V lithium battery</text:p>
          </table:table-cell>
          <table:table-cell table:style-name="ce113" office:value-type="string">
            <text:p>Out</text:p>
          </table:table-cell>
          <table:table-cell table:style-name="ce120" office:value-type="float" office:value="0.6">
            <text:p>0.6</text:p>
          </table:table-cell>
          <table:table-cell table:style-name="ce132" table:formula="oooc:=28.34952*[.F347]" office:value-type="float" office:value="17.009712">
            <text:p>17</text:p>
          </table:table-cell>
          <table:table-cell table:style-name="ce142" table:formula="oooc:=INT([.F347]/16)" office:value-type="float" office:value="0">
            <text:p><text:s/>- </text:p>
          </table:table-cell>
          <table:table-cell table:style-name="ce143" table:formula="oooc:=[.F347]-([.H347]*16)" office:value-type="float" office:value="0.6">
            <text:p>0.6</text:p>
          </table:table-cell>
          <table:table-cell table:style-name="ce157" table:formula="oooc:=[.H347]+([.I347]/16)" office:value-type="float" office:value="0.0375">
            <text:p>0.04</text:p>
          </table:table-cell>
          <table:table-cell table:style-name="ce172" table:formula="oooc:=IF([.$E347]=&quot;In&quot;;[.F347];0)" office:value-type="float" office:value="0">
            <text:p><text:s/>- </text:p>
          </table:table-cell>
          <table:table-cell table:style-name="ce172"/>
          <table:table-cell table:style-name="ce186" table:formula="oooc:=28.34952*[.K347]" office:value-type="float" office:value="0">
            <text:p><text:s/>- </text:p>
          </table:table-cell>
          <table:table-cell table:style-name="ce94"/>
          <table:table-cell table:style-name="ce191"/>
          <table:table-cell table:number-columns-repeated="241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Cascade micro tripod head</text:p>
          </table:table-cell>
          <table:table-cell table:style-name="ce113" office:value-type="string">
            <text:p>Out</text:p>
          </table:table-cell>
          <table:table-cell table:style-name="ce120" office:value-type="float" office:value="1.7">
            <text:p>1.7</text:p>
          </table:table-cell>
          <table:table-cell table:style-name="ce132" table:formula="oooc:=28.34952*[.F348]" office:value-type="float" office:value="48.194184">
            <text:p>48</text:p>
          </table:table-cell>
          <table:table-cell table:style-name="ce142" table:formula="oooc:=INT([.F348]/16)" office:value-type="float" office:value="0">
            <text:p><text:s/>- </text:p>
          </table:table-cell>
          <table:table-cell table:style-name="ce143" table:formula="oooc:=[.F348]-([.H348]*16)" office:value-type="float" office:value="1.7">
            <text:p>1.7</text:p>
          </table:table-cell>
          <table:table-cell table:style-name="ce157" table:formula="oooc:=[.H348]+([.I348]/16)" office:value-type="float" office:value="0.10625">
            <text:p>0.11</text:p>
          </table:table-cell>
          <table:table-cell table:style-name="ce172" table:formula="oooc:=IF([.$E348]=&quot;In&quot;;[.F348];0)" office:value-type="float" office:value="0">
            <text:p><text:s/>- </text:p>
          </table:table-cell>
          <table:table-cell table:style-name="ce172"/>
          <table:table-cell table:style-name="ce186" table:formula="oooc:=28.34952*[.K348]" office:value-type="float" office:value="0">
            <text:p><text:s/>- </text:p>
          </table:table-cell>
          <table:table-cell table:style-name="ce94"/>
          <table:table-cell table:style-name="ce191"/>
          <table:table-cell table:number-columns-repeated="241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2 extra rolls of film</text:p>
          </table:table-cell>
          <table:table-cell table:style-name="ce113" office:value-type="string">
            <text:p>Out</text:p>
          </table:table-cell>
          <table:table-cell table:style-name="ce120" office:value-type="float" office:value="2.1">
            <text:p>2.1</text:p>
          </table:table-cell>
          <table:table-cell table:style-name="ce132" table:formula="oooc:=28.34952*[.F349]" office:value-type="float" office:value="59.533992">
            <text:p>60</text:p>
          </table:table-cell>
          <table:table-cell table:style-name="ce142" table:formula="oooc:=INT([.F349]/16)" office:value-type="float" office:value="0">
            <text:p><text:s/>- </text:p>
          </table:table-cell>
          <table:table-cell table:style-name="ce143" table:formula="oooc:=[.F349]-([.H349]*16)" office:value-type="float" office:value="2.1">
            <text:p>2.1</text:p>
          </table:table-cell>
          <table:table-cell table:style-name="ce157" table:formula="oooc:=[.H349]+([.I349]/16)" office:value-type="float" office:value="0.13125">
            <text:p>0.13</text:p>
          </table:table-cell>
          <table:table-cell table:style-name="ce172" table:formula="oooc:=IF([.$E349]=&quot;In&quot;;[.F349];0)" office:value-type="float" office:value="0">
            <text:p><text:s/>- </text:p>
          </table:table-cell>
          <table:table-cell table:style-name="ce172"/>
          <table:table-cell table:style-name="ce186" table:formula="oooc:=28.34952*[.K349]" office:value-type="float" office:value="0">
            <text:p><text:s/>- </text:p>
          </table:table-cell>
          <table:table-cell table:style-name="ce94"/>
          <table:table-cell table:style-name="ce191"/>
          <table:table-cell table:number-columns-repeated="241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Remote control</text:p>
          </table:table-cell>
          <table:table-cell table:style-name="ce113" office:value-type="string">
            <text:p>Out</text:p>
          </table:table-cell>
          <table:table-cell table:style-name="ce120" office:value-type="float" office:value="0.6">
            <text:p>0.6</text:p>
          </table:table-cell>
          <table:table-cell table:style-name="ce132" table:formula="oooc:=28.34952*[.F350]" office:value-type="float" office:value="17.009712">
            <text:p>17</text:p>
          </table:table-cell>
          <table:table-cell table:style-name="ce142" table:formula="oooc:=INT([.F350]/16)" office:value-type="float" office:value="0">
            <text:p><text:s/>- </text:p>
          </table:table-cell>
          <table:table-cell table:style-name="ce143" table:formula="oooc:=[.F350]-([.H350]*16)" office:value-type="float" office:value="0.6">
            <text:p>0.6</text:p>
          </table:table-cell>
          <table:table-cell table:style-name="ce157" table:formula="oooc:=[.H350]+([.I350]/16)" office:value-type="float" office:value="0.0375">
            <text:p>0.04</text:p>
          </table:table-cell>
          <table:table-cell table:style-name="ce172" table:formula="oooc:=IF([.$E350]=&quot;In&quot;;[.F350];0)" office:value-type="float" office:value="0">
            <text:p><text:s/>- </text:p>
          </table:table-cell>
          <table:table-cell table:style-name="ce172"/>
          <table:table-cell table:style-name="ce186" table:formula="oooc:=28.34952*[.K350]" office:value-type="float" office:value="0">
            <text:p><text:s/>- </text:p>
          </table:table-cell>
          <table:table-cell table:style-name="ce94"/>
          <table:table-cell table:style-name="ce191"/>
          <table:table-cell table:number-columns-repeated="241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1 pint Ziploc</text:p>
          </table:table-cell>
          <table:table-cell table:style-name="ce113" office:value-type="string">
            <text:p>Out</text:p>
          </table:table-cell>
          <table:table-cell table:style-name="ce120" office:value-type="float" office:value="0.1">
            <text:p>0.1</text:p>
          </table:table-cell>
          <table:table-cell table:style-name="ce132" table:formula="oooc:=28.34952*[.F351]" office:value-type="float" office:value="2.834952">
            <text:p>3</text:p>
          </table:table-cell>
          <table:table-cell table:style-name="ce142" table:formula="oooc:=INT([.F351]/16)" office:value-type="float" office:value="0">
            <text:p><text:s/>- </text:p>
          </table:table-cell>
          <table:table-cell table:style-name="ce143" table:formula="oooc:=[.F351]-([.H351]*16)" office:value-type="float" office:value="0.1">
            <text:p>0.1</text:p>
          </table:table-cell>
          <table:table-cell table:style-name="ce157" table:formula="oooc:=[.H351]+([.I351]/16)" office:value-type="float" office:value="0.00625">
            <text:p>0.01</text:p>
          </table:table-cell>
          <table:table-cell table:style-name="ce172" table:formula="oooc:=IF([.$E351]=&quot;In&quot;;[.F351];0)" office:value-type="float" office:value="0">
            <text:p><text:s/>- </text:p>
          </table:table-cell>
          <table:table-cell table:style-name="ce172"/>
          <table:table-cell table:style-name="ce186" table:formula="oooc:=28.34952*[.K351]" office:value-type="float" office:value="0">
            <text:p><text:s/>- </text:p>
          </table:table-cell>
          <table:table-cell table:style-name="ce94"/>
          <table:table-cell table:style-name="ce191"/>
          <table:table-cell table:number-columns-repeated="241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Black belt case</text:p>
          </table:table-cell>
          <table:table-cell table:style-name="ce113" office:value-type="string">
            <text:p>Out</text:p>
          </table:table-cell>
          <table:table-cell table:style-name="ce120" office:value-type="float" office:value="3">
            <text:p>3.0</text:p>
          </table:table-cell>
          <table:table-cell table:style-name="ce132" table:formula="oooc:=28.34952*[.F352]" office:value-type="float" office:value="85.04856">
            <text:p>85</text:p>
          </table:table-cell>
          <table:table-cell table:style-name="ce142" table:formula="oooc:=INT([.F352]/16)" office:value-type="float" office:value="0">
            <text:p><text:s/>- </text:p>
          </table:table-cell>
          <table:table-cell table:style-name="ce143" table:formula="oooc:=[.F352]-([.H352]*16)" office:value-type="float" office:value="3">
            <text:p>3.0</text:p>
          </table:table-cell>
          <table:table-cell table:style-name="ce157" table:formula="oooc:=[.H352]+([.I352]/16)" office:value-type="float" office:value="0.1875">
            <text:p>0.19</text:p>
          </table:table-cell>
          <table:table-cell table:style-name="ce172" table:formula="oooc:=IF([.$E352]=&quot;In&quot;;[.F352];0)" office:value-type="float" office:value="0">
            <text:p><text:s/>- </text:p>
          </table:table-cell>
          <table:table-cell table:style-name="ce172"/>
          <table:table-cell table:style-name="ce186" table:formula="oooc:=28.34952*[.K352]" office:value-type="float" office:value="0">
            <text:p><text:s/>- </text:p>
          </table:table-cell>
          <table:table-cell table:style-name="ce94"/>
          <table:table-cell table:style-name="ce191"/>
          <table:table-cell table:number-columns-repeated="241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/>
          <table:table-cell table:style-name="ce113"/>
          <table:table-cell table:style-name="ce120" table:formula="oooc:=&quot;——&quot;" office:value-type="string" office:string-value="——">
            <text:p>——</text:p>
          </table:table-cell>
          <table:table-cell table:style-name="ce131" table:formula="oooc:=&quot;——&quot;" office:value-type="string" office:string-value="——">
            <text:p>——</text:p>
          </table:table-cell>
          <table:table-cell table:style-name="ce143" table:formula="oooc:=&quot;——&quot;" office:value-type="string" office:string-value="——">
            <text:p>——</text:p>
          </table:table-cell>
          <table:table-cell table:style-name="ce143" table:formula="oooc:=&quot;——&quot;" office:value-type="string" office:string-value="——">
            <text:p>——</text:p>
          </table:table-cell>
          <table:table-cell table:style-name="ce143" table:formula="oooc:=&quot;——&quot;" office:value-type="string" office:string-value="——">
            <text:p>——</text:p>
          </table:table-cell>
          <table:table-cell table:style-name="ce173" table:formula="oooc:=&quot;——&quot;" office:value-type="string" office:string-value="——">
            <text:p>——</text:p>
          </table:table-cell>
          <table:table-cell table:style-name="ce172"/>
          <table:table-cell table:style-name="ce185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100" office:value-type="string">
            <text:p>Total camera kit - Pentax</text:p>
          </table:table-cell>
          <table:table-cell table:style-name="ce115"/>
          <table:table-cell table:style-name="ce121" table:formula="oooc:=SUM([.F346:.F353])" office:value-type="float" office:value="20.7">
            <text:p>20.7</text:p>
          </table:table-cell>
          <table:table-cell table:style-name="ce133" table:formula="oooc:=SUM([.G346:.G353])" office:value-type="float" office:value="586.835064">
            <text:p>587</text:p>
          </table:table-cell>
          <table:table-cell table:style-name="ce144" table:formula="oooc:=SUM([.H346:.H353])" office:value-type="float" office:value="0">
            <text:p><text:s/>- </text:p>
          </table:table-cell>
          <table:table-cell table:style-name="ce150" table:formula="oooc:=SUM([.I346:.I353])" office:value-type="float" office:value="20.7">
            <text:p>20.7</text:p>
          </table:table-cell>
          <table:table-cell table:style-name="ce158" table:formula="oooc:=SUM([.J346:.J353])" office:value-type="float" office:value="1.29375">
            <text:p>1.29</text:p>
          </table:table-cell>
          <table:table-cell table:style-name="ce174" table:formula="oooc:=SUM([.K346:.K353])" office:value-type="float" office:value="0">
            <text:p><text:s/>- </text:p>
          </table:table-cell>
          <table:table-cell table:style-name="ce172"/>
          <table:table-cell table:style-name="ce187" table:formula="oooc:=SUM([.M346:.M353])" office:value-type="float" office:value="0">
            <text:p><text:s/>- </text:p>
          </table:table-cell>
          <table:table-cell table:number-columns-repeated="243"/>
        </table:table-row>
        <table:table-row table:style-name="ro4" table:number-rows-repeated="2">
          <table:table-cell table:style-name="ce87"/>
          <table:table-cell table:style-name="ce90"/>
          <table:table-cell table:style-name="ce87"/>
          <table:table-cell table:style-name="ce99"/>
          <table:table-cell table:style-name="ce113"/>
          <table:table-cell table:style-name="ce120"/>
          <table:table-cell table:style-name="ce131"/>
          <table:table-cell table:style-name="ce142"/>
          <table:table-cell table:style-name="ce143"/>
          <table:table-cell table:style-name="ce157"/>
          <table:table-cell table:style-name="ce171"/>
          <table:table-cell table:style-name="ce172"/>
          <table:table-cell table:style-name="ce185"/>
          <table:table-cell table:style-name="ce94"/>
          <table:table-cell table:number-columns-repeated="242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/>
          <table:table-cell table:style-name="ce113"/>
          <table:table-cell table:style-name="ce120"/>
          <table:table-cell table:style-name="ce130"/>
          <table:table-cell table:style-name="ce142"/>
          <table:table-cell table:style-name="ce143"/>
          <table:table-cell table:style-name="ce157"/>
          <table:table-cell table:style-name="ce170"/>
          <table:table-cell table:style-name="ce172"/>
          <table:table-cell table:style-name="ce184"/>
          <table:table-cell table:number-columns-repeated="243"/>
        </table:table-row>
        <table:table-row table:style-name="ro4">
          <table:table-cell table:style-name="ce87"/>
          <table:table-cell table:style-name="ce91" office:value-type="string">
            <text:p>n</text:p>
          </table:table-cell>
          <table:table-cell table:style-name="ce93" office:value-type="string">
            <text:p>Utility Kit - Belt</text:p>
          </table:table-cell>
          <table:table-cell table:style-name="ce87"/>
          <table:table-cell table:style-name="ce113"/>
          <table:table-cell table:style-name="ce120"/>
          <table:table-cell table:style-name="ce131"/>
          <table:table-cell table:style-name="ce142"/>
          <table:table-cell table:style-name="ce143"/>
          <table:table-cell table:style-name="ce157"/>
          <table:table-cell table:style-name="ce171"/>
          <table:table-cell table:style-name="ce172"/>
          <table:table-cell table:style-name="ce185"/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AAA Mini-mag light - yellow</text:p>
          </table:table-cell>
          <table:table-cell table:style-name="ce113" office:value-type="string">
            <text:p>Out</text:p>
          </table:table-cell>
          <table:table-cell table:style-name="ce120" office:value-type="float" office:value="1.8">
            <text:p>1.8</text:p>
          </table:table-cell>
          <table:table-cell table:style-name="ce132" table:formula="oooc:=28.34952*[.F359]" office:value-type="float" office:value="51.029136">
            <text:p>51</text:p>
          </table:table-cell>
          <table:table-cell table:style-name="ce142" table:formula="oooc:=INT([.F359]/16)" office:value-type="float" office:value="0">
            <text:p><text:s/>- </text:p>
          </table:table-cell>
          <table:table-cell table:style-name="ce143" table:formula="oooc:=[.F359]-([.H359]*16)" office:value-type="float" office:value="1.8">
            <text:p>1.8</text:p>
          </table:table-cell>
          <table:table-cell table:style-name="ce157" table:formula="oooc:=[.H359]+([.I359]/16)" office:value-type="float" office:value="0.1125">
            <text:p>0.11</text:p>
          </table:table-cell>
          <table:table-cell table:style-name="ce172" table:formula="oooc:=IF([.$E359]=&quot;In&quot;;[.F359];0)" office:value-type="float" office:value="0">
            <text:p><text:s/>- </text:p>
          </table:table-cell>
          <table:table-cell table:style-name="ce172"/>
          <table:table-cell table:style-name="ce186" table:formula="oooc:=28.34952*[.K359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AAA Mini-mag light - red</text:p>
          </table:table-cell>
          <table:table-cell table:style-name="ce113" office:value-type="string">
            <text:p>Out</text:p>
          </table:table-cell>
          <table:table-cell table:style-name="ce120" office:value-type="float" office:value="1.8">
            <text:p>1.8</text:p>
          </table:table-cell>
          <table:table-cell table:style-name="ce132" table:formula="oooc:=28.34952*[.F360]" office:value-type="float" office:value="51.029136">
            <text:p>51</text:p>
          </table:table-cell>
          <table:table-cell table:style-name="ce142" table:formula="oooc:=INT([.F360]/16)" office:value-type="float" office:value="0">
            <text:p><text:s/>- </text:p>
          </table:table-cell>
          <table:table-cell table:style-name="ce143" table:formula="oooc:=[.F360]-([.H360]*16)" office:value-type="float" office:value="1.8">
            <text:p>1.8</text:p>
          </table:table-cell>
          <table:table-cell table:style-name="ce157" table:formula="oooc:=[.H360]+([.I360]/16)" office:value-type="float" office:value="0.1125">
            <text:p>0.11</text:p>
          </table:table-cell>
          <table:table-cell table:style-name="ce172" table:formula="oooc:=IF([.$E360]=&quot;In&quot;;[.F360];0)" office:value-type="float" office:value="0">
            <text:p><text:s/>- </text:p>
          </table:table-cell>
          <table:table-cell table:style-name="ce172"/>
          <table:table-cell table:style-name="ce186" table:formula="oooc:=28.34952*[.K360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Thermometer</text:p>
          </table:table-cell>
          <table:table-cell table:style-name="ce113" office:value-type="string">
            <text:p>Out</text:p>
          </table:table-cell>
          <table:table-cell table:style-name="ce120" office:value-type="float" office:value="0.8">
            <text:p>0.8</text:p>
          </table:table-cell>
          <table:table-cell table:style-name="ce132" table:formula="oooc:=28.34952*[.F361]" office:value-type="float" office:value="22.679616">
            <text:p>23</text:p>
          </table:table-cell>
          <table:table-cell table:style-name="ce142" table:formula="oooc:=INT([.F361]/16)" office:value-type="float" office:value="0">
            <text:p><text:s/>- </text:p>
          </table:table-cell>
          <table:table-cell table:style-name="ce143" table:formula="oooc:=[.F361]-([.H361]*16)" office:value-type="float" office:value="0.8">
            <text:p>0.8</text:p>
          </table:table-cell>
          <table:table-cell table:style-name="ce157" table:formula="oooc:=[.H361]+([.I361]/16)" office:value-type="float" office:value="0.05">
            <text:p>0.05</text:p>
          </table:table-cell>
          <table:table-cell table:style-name="ce172" table:formula="oooc:=IF([.$E361]=&quot;In&quot;;[.F361];0)" office:value-type="float" office:value="0">
            <text:p><text:s/>- </text:p>
          </table:table-cell>
          <table:table-cell table:style-name="ce172"/>
          <table:table-cell table:style-name="ce186" table:formula="oooc:=28.34952*[.K361]" office:value-type="float" office:value="0">
            <text:p><text:s/>- 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Signal mirror</text:p>
          </table:table-cell>
          <table:table-cell table:style-name="ce113" office:value-type="string">
            <text:p>Out</text:p>
          </table:table-cell>
          <table:table-cell table:style-name="ce120" office:value-type="float" office:value="0.6">
            <text:p>0.6</text:p>
          </table:table-cell>
          <table:table-cell table:style-name="ce132" table:formula="oooc:=28.34952*[.F362]" office:value-type="float" office:value="17.009712">
            <text:p>17</text:p>
          </table:table-cell>
          <table:table-cell table:style-name="ce142" table:formula="oooc:=INT([.F362]/16)" office:value-type="float" office:value="0">
            <text:p><text:s/>- </text:p>
          </table:table-cell>
          <table:table-cell table:style-name="ce143" table:formula="oooc:=[.F362]-([.H362]*16)" office:value-type="float" office:value="0.6">
            <text:p>0.6</text:p>
          </table:table-cell>
          <table:table-cell table:style-name="ce157" table:formula="oooc:=[.H362]+([.I362]/16)" office:value-type="float" office:value="0.0375">
            <text:p>0.04</text:p>
          </table:table-cell>
          <table:table-cell table:style-name="ce172" table:formula="oooc:=IF([.$E362]=&quot;In&quot;;[.F362];0)" office:value-type="float" office:value="0">
            <text:p><text:s/>- </text:p>
          </table:table-cell>
          <table:table-cell table:style-name="ce172"/>
          <table:table-cell table:style-name="ce186" table:formula="oooc:=28.34952*[.K362]" office:value-type="float" office:value="0">
            <text:p><text:s/>- 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Cutter's deet - <text:s/>2 oz pump spray, with cup</text:p>
          </table:table-cell>
          <table:table-cell table:style-name="ce113" office:value-type="string">
            <text:p>Out</text:p>
          </table:table-cell>
          <table:table-cell table:style-name="ce120" office:value-type="float" office:value="3">
            <text:p>3.0</text:p>
          </table:table-cell>
          <table:table-cell table:style-name="ce132" table:formula="oooc:=28.34952*[.F363]" office:value-type="float" office:value="85.04856">
            <text:p>85</text:p>
          </table:table-cell>
          <table:table-cell table:style-name="ce142" table:formula="oooc:=INT([.F363]/16)" office:value-type="float" office:value="0">
            <text:p><text:s/>- </text:p>
          </table:table-cell>
          <table:table-cell table:style-name="ce143" table:formula="oooc:=[.F363]-([.H363]*16)" office:value-type="float" office:value="3">
            <text:p>3.0</text:p>
          </table:table-cell>
          <table:table-cell table:style-name="ce157" table:formula="oooc:=[.H363]+([.I363]/16)" office:value-type="float" office:value="0.1875">
            <text:p>0.19</text:p>
          </table:table-cell>
          <table:table-cell table:style-name="ce172" table:formula="oooc:=IF([.$E363]=&quot;In&quot;;[.F363];0)" office:value-type="float" office:value="0">
            <text:p><text:s/>- </text:p>
          </table:table-cell>
          <table:table-cell table:style-name="ce172"/>
          <table:table-cell table:style-name="ce186" table:formula="oooc:=28.34952*[.K363]" office:value-type="float" office:value="0">
            <text:p><text:s/>- </text:p>
          </table:table-cell>
          <table:table-cell table:style-name="ce189"/>
          <table:table-cell table:number-columns-repeated="242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Monocular, with cup</text:p>
          </table:table-cell>
          <table:table-cell table:style-name="ce113" office:value-type="string">
            <text:p>Out</text:p>
          </table:table-cell>
          <table:table-cell table:style-name="ce120" office:value-type="float" office:value="3">
            <text:p>3.0</text:p>
          </table:table-cell>
          <table:table-cell table:style-name="ce132" table:formula="oooc:=28.34952*[.F364]" office:value-type="float" office:value="85.04856">
            <text:p>85</text:p>
          </table:table-cell>
          <table:table-cell table:style-name="ce142" table:formula="oooc:=INT([.F364]/16)" office:value-type="float" office:value="0">
            <text:p><text:s/>- </text:p>
          </table:table-cell>
          <table:table-cell table:style-name="ce143" table:formula="oooc:=[.F364]-([.H364]*16)" office:value-type="float" office:value="3">
            <text:p>3.0</text:p>
          </table:table-cell>
          <table:table-cell table:style-name="ce157" table:formula="oooc:=[.H364]+([.I364]/16)" office:value-type="float" office:value="0.1875">
            <text:p>0.19</text:p>
          </table:table-cell>
          <table:table-cell table:style-name="ce172" table:formula="oooc:=IF([.$E364]=&quot;In&quot;;[.F364];0)" office:value-type="float" office:value="0">
            <text:p><text:s/>- </text:p>
          </table:table-cell>
          <table:table-cell table:style-name="ce172"/>
          <table:table-cell table:style-name="ce186" table:formula="oooc:=28.34952*[.K364]" office:value-type="float" office:value="0">
            <text:p><text:s/>- </text:p>
          </table:table-cell>
          <table:table-cell table:style-name="ce189"/>
          <table:table-cell table:number-columns-repeated="242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Storm whistle</text:p>
          </table:table-cell>
          <table:table-cell table:style-name="ce113" office:value-type="string">
            <text:p>Out</text:p>
          </table:table-cell>
          <table:table-cell table:style-name="ce120" office:value-type="float" office:value="0.8">
            <text:p>0.8</text:p>
          </table:table-cell>
          <table:table-cell table:style-name="ce132" table:formula="oooc:=28.34952*[.F365]" office:value-type="float" office:value="22.679616">
            <text:p>23</text:p>
          </table:table-cell>
          <table:table-cell table:style-name="ce142" table:formula="oooc:=INT([.F365]/16)" office:value-type="float" office:value="0">
            <text:p><text:s/>- </text:p>
          </table:table-cell>
          <table:table-cell table:style-name="ce143" table:formula="oooc:=[.F365]-([.H365]*16)" office:value-type="float" office:value="0.8">
            <text:p>0.8</text:p>
          </table:table-cell>
          <table:table-cell table:style-name="ce157" table:formula="oooc:=[.H365]+([.I365]/16)" office:value-type="float" office:value="0.05">
            <text:p>0.05</text:p>
          </table:table-cell>
          <table:table-cell table:style-name="ce172" table:formula="oooc:=IF([.$E365]=&quot;In&quot;;[.F365];0)" office:value-type="float" office:value="0">
            <text:p><text:s/>- </text:p>
          </table:table-cell>
          <table:table-cell table:style-name="ce172"/>
          <table:table-cell table:style-name="ce186" table:formula="oooc:=28.34952*[.K365]" office:value-type="float" office:value="0">
            <text:p><text:s/>- </text:p>
          </table:table-cell>
          <table:table-cell table:style-name="ce189"/>
          <table:table-cell table:number-columns-repeated="242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Aspirin, knife, rubber band kit</text:p>
          </table:table-cell>
          <table:table-cell table:style-name="ce113" office:value-type="string">
            <text:p>Out</text:p>
          </table:table-cell>
          <table:table-cell table:style-name="ce120" office:value-type="float" office:value="1.7">
            <text:p>1.7</text:p>
          </table:table-cell>
          <table:table-cell table:style-name="ce132" table:formula="oooc:=28.34952*[.F366]" office:value-type="float" office:value="48.194184">
            <text:p>48</text:p>
          </table:table-cell>
          <table:table-cell table:style-name="ce142" table:formula="oooc:=INT([.F366]/16)" office:value-type="float" office:value="0">
            <text:p><text:s/>- </text:p>
          </table:table-cell>
          <table:table-cell table:style-name="ce143" table:formula="oooc:=[.F366]-([.H366]*16)" office:value-type="float" office:value="1.7">
            <text:p>1.7</text:p>
          </table:table-cell>
          <table:table-cell table:style-name="ce157" table:formula="oooc:=[.H366]+([.I366]/16)" office:value-type="float" office:value="0.10625">
            <text:p>0.11</text:p>
          </table:table-cell>
          <table:table-cell table:style-name="ce172" table:formula="oooc:=IF([.$E366]=&quot;In&quot;;[.F366];0)" office:value-type="float" office:value="0">
            <text:p><text:s/>- </text:p>
          </table:table-cell>
          <table:table-cell table:style-name="ce172"/>
          <table:table-cell table:style-name="ce186" table:formula="oooc:=28.34952*[.K366]" office:value-type="float" office:value="0">
            <text:p><text:s/>- </text:p>
          </table:table-cell>
          <table:table-cell table:style-name="ce189"/>
          <table:table-cell table:number-columns-repeated="242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Sudafed kit</text:p>
          </table:table-cell>
          <table:table-cell table:style-name="ce113" office:value-type="string">
            <text:p>Out</text:p>
          </table:table-cell>
          <table:table-cell table:style-name="ce120" office:value-type="float" office:value="0.4">
            <text:p>0.4</text:p>
          </table:table-cell>
          <table:table-cell table:style-name="ce132" table:formula="oooc:=28.34952*[.F367]" office:value-type="float" office:value="11.339808">
            <text:p>11</text:p>
          </table:table-cell>
          <table:table-cell table:style-name="ce142" table:formula="oooc:=INT([.F367]/16)" office:value-type="float" office:value="0">
            <text:p><text:s/>- </text:p>
          </table:table-cell>
          <table:table-cell table:style-name="ce143" table:formula="oooc:=[.F367]-([.H367]*16)" office:value-type="float" office:value="0.4">
            <text:p>0.4</text:p>
          </table:table-cell>
          <table:table-cell table:style-name="ce157" table:formula="oooc:=[.H367]+([.I367]/16)" office:value-type="float" office:value="0.025">
            <text:p>0.03</text:p>
          </table:table-cell>
          <table:table-cell table:style-name="ce172" table:formula="oooc:=IF([.$E367]=&quot;In&quot;;[.F367];0)" office:value-type="float" office:value="0">
            <text:p><text:s/>- </text:p>
          </table:table-cell>
          <table:table-cell table:style-name="ce172"/>
          <table:table-cell table:style-name="ce186" table:formula="oooc:=28.34952*[.K367]" office:value-type="float" office:value="0">
            <text:p><text:s/>- </text:p>
          </table:table-cell>
          <table:table-cell table:style-name="ce189"/>
          <table:table-cell table:number-columns-repeated="242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Black belt case</text:p>
          </table:table-cell>
          <table:table-cell table:style-name="ce113" office:value-type="string">
            <text:p>Out</text:p>
          </table:table-cell>
          <table:table-cell table:style-name="ce120" office:value-type="float" office:value="3">
            <text:p>3.0</text:p>
          </table:table-cell>
          <table:table-cell table:style-name="ce132" table:formula="oooc:=28.34952*[.F368]" office:value-type="float" office:value="85.04856">
            <text:p>85</text:p>
          </table:table-cell>
          <table:table-cell table:style-name="ce142" table:formula="oooc:=INT([.F368]/16)" office:value-type="float" office:value="0">
            <text:p><text:s/>- </text:p>
          </table:table-cell>
          <table:table-cell table:style-name="ce143" table:formula="oooc:=[.F368]-([.H368]*16)" office:value-type="float" office:value="3">
            <text:p>3.0</text:p>
          </table:table-cell>
          <table:table-cell table:style-name="ce157" table:formula="oooc:=[.H368]+([.I368]/16)" office:value-type="float" office:value="0.1875">
            <text:p>0.19</text:p>
          </table:table-cell>
          <table:table-cell table:style-name="ce172" table:formula="oooc:=IF([.$E368]=&quot;In&quot;;[.F368];0)" office:value-type="float" office:value="0">
            <text:p><text:s/>- </text:p>
          </table:table-cell>
          <table:table-cell table:style-name="ce172"/>
          <table:table-cell table:style-name="ce186" table:formula="oooc:=28.34952*[.K368]" office:value-type="float" office:value="0">
            <text:p><text:s/>- </text:p>
          </table:table-cell>
          <table:table-cell table:style-name="ce189"/>
          <table:table-cell table:number-columns-repeated="242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/>
          <table:table-cell table:style-name="ce113"/>
          <table:table-cell table:style-name="ce120" table:formula="oooc:=&quot;——&quot;" office:value-type="string" office:string-value="——">
            <text:p>——</text:p>
          </table:table-cell>
          <table:table-cell table:style-name="ce131" table:formula="oooc:=&quot;——&quot;" office:value-type="string" office:string-value="——">
            <text:p>——</text:p>
          </table:table-cell>
          <table:table-cell table:style-name="ce143" table:formula="oooc:=&quot;——&quot;" office:value-type="string" office:string-value="——">
            <text:p>——</text:p>
          </table:table-cell>
          <table:table-cell table:style-name="ce143" table:formula="oooc:=&quot;——&quot;" office:value-type="string" office:string-value="——">
            <text:p>——</text:p>
          </table:table-cell>
          <table:table-cell table:style-name="ce143" table:formula="oooc:=&quot;——&quot;" office:value-type="string" office:string-value="——">
            <text:p>——</text:p>
          </table:table-cell>
          <table:table-cell table:style-name="ce173" table:formula="oooc:=&quot;——&quot;" office:value-type="string" office:string-value="——">
            <text:p>——</text:p>
          </table:table-cell>
          <table:table-cell table:style-name="ce172"/>
          <table:table-cell table:style-name="ce185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100" office:value-type="string">
            <text:p>Total utility kit - belt</text:p>
          </table:table-cell>
          <table:table-cell table:style-name="ce115"/>
          <table:table-cell table:style-name="ce121" table:formula="oooc:=SUM([.F359:.F369])" office:value-type="float" office:value="16.9">
            <text:p>16.9</text:p>
          </table:table-cell>
          <table:table-cell table:style-name="ce133" table:formula="oooc:=SUM([.G359:.G369])" office:value-type="float" office:value="479.106888">
            <text:p>479</text:p>
          </table:table-cell>
          <table:table-cell table:style-name="ce144" table:formula="oooc:=SUM([.H359:.H369])" office:value-type="float" office:value="0">
            <text:p><text:s/>- </text:p>
          </table:table-cell>
          <table:table-cell table:style-name="ce150" table:formula="oooc:=SUM([.I359:.I369])" office:value-type="float" office:value="16.9">
            <text:p>16.9</text:p>
          </table:table-cell>
          <table:table-cell table:style-name="ce158" table:formula="oooc:=SUM([.J359:.J369])" office:value-type="float" office:value="1.05625">
            <text:p>1.06</text:p>
          </table:table-cell>
          <table:table-cell table:style-name="ce174" table:formula="oooc:=SUM([.K359:.K369])" office:value-type="float" office:value="0">
            <text:p><text:s/>- </text:p>
          </table:table-cell>
          <table:table-cell table:style-name="ce172"/>
          <table:table-cell table:style-name="ce187" table:formula="oooc:=SUM([.M359:.M369])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101"/>
          <table:table-cell table:style-name="ce116"/>
          <table:table-cell table:style-name="ce122"/>
          <table:table-cell table:style-name="ce134"/>
          <table:table-cell table:style-name="ce145"/>
          <table:table-cell table:style-name="ce151"/>
          <table:table-cell table:style-name="ce159"/>
          <table:table-cell table:style-name="ce175"/>
          <table:table-cell table:style-name="ce172"/>
          <table:table-cell table:style-name="ce188"/>
          <table:table-cell table:number-columns-repeated="243"/>
        </table:table-row>
        <table:table-row table:style-name="ro4" table:number-rows-repeated="2">
          <table:table-cell table:style-name="ce87"/>
          <table:table-cell table:style-name="ce90"/>
          <table:table-cell table:style-name="ce87" table:number-columns-repeated="2"/>
          <table:table-cell table:style-name="ce113"/>
          <table:table-cell table:style-name="ce120"/>
          <table:table-cell table:style-name="ce130"/>
          <table:table-cell table:style-name="ce112" table:number-columns-repeated="2"/>
          <table:table-cell table:style-name="ce160"/>
          <table:table-cell table:style-name="ce170"/>
          <table:table-cell table:style-name="ce172"/>
          <table:table-cell table:style-name="ce184"/>
          <table:table-cell table:number-columns-repeated="243"/>
        </table:table-row>
        <table:table-row table:style-name="ro4">
          <table:table-cell table:style-name="ce87"/>
          <table:table-cell table:style-name="ce91" office:value-type="string">
            <text:p>n</text:p>
          </table:table-cell>
          <table:table-cell table:style-name="ce93" office:value-type="string">
            <text:p>Magellan Trailblazer</text:p>
          </table:table-cell>
          <table:table-cell table:style-name="ce87"/>
          <table:table-cell table:style-name="ce113"/>
          <table:table-cell table:style-name="ce123"/>
          <table:table-cell table:style-name="ce130"/>
          <table:table-cell table:style-name="ce112" table:number-columns-repeated="2"/>
          <table:table-cell table:style-name="ce160"/>
          <table:table-cell table:style-name="ce170"/>
          <table:table-cell table:style-name="ce172"/>
          <table:table-cell table:style-name="ce184"/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office:annotation draw:style-name="gr1" draw:text-style-name="P1" svg:width="1.4071in" svg:height="0.6437in" svg:x="4.7488in" svg:y="65.6689in" draw:caption-point-x="-4.7488in" draw:caption-point-y="-65.6689in">
              <dc:date>2007-02-23T00:00:00</dc:date>
              <text:p text:style-name="P1"><text:span text:style-name="T1">GPS</text:span></text:p>
              <text:p text:style-name="P1"><text:span text:style-name="T1">Fresh alkaline batteries should yield</text:span></text:p>
              <text:p text:style-name="P1"><text:span text:style-name="T1">at least 5 hours of continuous operation.</text:span></text:p>
              <text:p text:style-name="P2"><text:span text:style-name="T1"/></text:p>
              <text:p text:style-name="P1"><text:span text:style-name="T1">20 fixes @ 3 minutes each = 1 hour</text:span></text:p>
              <text:p text:style-name="P2"><text:span text:style-name="T1"/></text:p>
            </office:annotation>
            <text:p>GPS with batteries (take no extras)</text:p>
          </table:table-cell>
          <table:table-cell table:style-name="ce113" office:value-type="string">
            <text:p>Out</text:p>
          </table:table-cell>
          <table:table-cell table:style-name="ce120" office:value-type="float" office:value="14.4">
            <text:p>14.4</text:p>
          </table:table-cell>
          <table:table-cell table:style-name="ce132" table:formula="oooc:=28.34952*[.F375]" office:value-type="float" office:value="408.233088">
            <text:p>408</text:p>
          </table:table-cell>
          <table:table-cell table:style-name="ce142" table:formula="oooc:=INT([.F375]/16)" office:value-type="float" office:value="0">
            <text:p><text:s/>- </text:p>
          </table:table-cell>
          <table:table-cell table:style-name="ce143" table:formula="oooc:=[.F375]-([.H375]*16)" office:value-type="float" office:value="14.4">
            <text:p>14.4</text:p>
          </table:table-cell>
          <table:table-cell table:style-name="ce157" table:formula="oooc:=[.H375]+([.I375]/16)" office:value-type="float" office:value="0.9">
            <text:p>0.90</text:p>
          </table:table-cell>
          <table:table-cell table:style-name="ce172" table:formula="oooc:=IF([.$E375]=&quot;In&quot;;[.F375];0)" office:value-type="float" office:value="0">
            <text:p><text:s/>- </text:p>
          </table:table-cell>
          <table:table-cell table:style-name="ce172"/>
          <table:table-cell table:style-name="ce186" table:formula="oooc:=28.34952*[.K375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4 extra batteries</text:p>
          </table:table-cell>
          <table:table-cell table:style-name="ce113" office:value-type="string">
            <text:p>Out</text:p>
          </table:table-cell>
          <table:table-cell table:style-name="ce120" office:value-type="float" office:value="3.5">
            <text:p>3.5</text:p>
          </table:table-cell>
          <table:table-cell table:style-name="ce132" table:formula="oooc:=28.34952*[.F376]" office:value-type="float" office:value="99.22332">
            <text:p>99</text:p>
          </table:table-cell>
          <table:table-cell table:style-name="ce142" table:formula="oooc:=INT([.F376]/16)" office:value-type="float" office:value="0">
            <text:p><text:s/>- </text:p>
          </table:table-cell>
          <table:table-cell table:style-name="ce143" table:formula="oooc:=[.F376]-([.H376]*16)" office:value-type="float" office:value="3.5">
            <text:p>3.5</text:p>
          </table:table-cell>
          <table:table-cell table:style-name="ce157" table:formula="oooc:=[.H376]+([.I376]/16)" office:value-type="float" office:value="0.21875">
            <text:p>0.22</text:p>
          </table:table-cell>
          <table:table-cell table:style-name="ce172" table:formula="oooc:=IF([.$E376]=&quot;In&quot;;[.F376];0)" office:value-type="float" office:value="0">
            <text:p><text:s/>- </text:p>
          </table:table-cell>
          <table:table-cell table:style-name="ce172"/>
          <table:table-cell table:style-name="ce186" table:formula="oooc:=28.34952*[.K376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GPS case</text:p>
          </table:table-cell>
          <table:table-cell table:style-name="ce113" office:value-type="string">
            <text:p>Out</text:p>
          </table:table-cell>
          <table:table-cell table:style-name="ce120" office:value-type="float" office:value="2.1">
            <text:p>2.1</text:p>
          </table:table-cell>
          <table:table-cell table:style-name="ce132" table:formula="oooc:=28.34952*[.F377]" office:value-type="float" office:value="59.533992">
            <text:p>60</text:p>
          </table:table-cell>
          <table:table-cell table:style-name="ce142" table:formula="oooc:=INT([.F377]/16)" office:value-type="float" office:value="0">
            <text:p><text:s/>- </text:p>
          </table:table-cell>
          <table:table-cell table:style-name="ce143" table:formula="oooc:=[.F377]-([.H377]*16)" office:value-type="float" office:value="2.1">
            <text:p>2.1</text:p>
          </table:table-cell>
          <table:table-cell table:style-name="ce157" table:formula="oooc:=[.H377]+([.I377]/16)" office:value-type="float" office:value="0.13125">
            <text:p>0.13</text:p>
          </table:table-cell>
          <table:table-cell table:style-name="ce172" table:formula="oooc:=IF([.$E377]=&quot;In&quot;;[.F377];0)" office:value-type="float" office:value="0">
            <text:p><text:s/>- </text:p>
          </table:table-cell>
          <table:table-cell table:style-name="ce172"/>
          <table:table-cell table:style-name="ce186" table:formula="oooc:=28.34952*[.K377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Plastic divider with pencil</text:p>
          </table:table-cell>
          <table:table-cell table:style-name="ce113" office:value-type="string">
            <text:p>Out</text:p>
          </table:table-cell>
          <table:table-cell table:style-name="ce120" office:value-type="float" office:value="1.4">
            <text:p>1.4</text:p>
          </table:table-cell>
          <table:table-cell table:style-name="ce132" table:formula="oooc:=28.34952*[.F378]" office:value-type="float" office:value="39.689328">
            <text:p>40</text:p>
          </table:table-cell>
          <table:table-cell table:style-name="ce142" table:formula="oooc:=INT([.F378]/16)" office:value-type="float" office:value="0">
            <text:p><text:s/>- </text:p>
          </table:table-cell>
          <table:table-cell table:style-name="ce143" table:formula="oooc:=[.F378]-([.H378]*16)" office:value-type="float" office:value="1.4">
            <text:p>1.4</text:p>
          </table:table-cell>
          <table:table-cell table:style-name="ce157" table:formula="oooc:=[.H378]+([.I378]/16)" office:value-type="float" office:value="0.0875">
            <text:p>0.09</text:p>
          </table:table-cell>
          <table:table-cell table:style-name="ce172" table:formula="oooc:=IF([.$E378]=&quot;In&quot;;[.F378];0)" office:value-type="float" office:value="0">
            <text:p><text:s/>- </text:p>
          </table:table-cell>
          <table:table-cell table:style-name="ce172"/>
          <table:table-cell table:style-name="ce186" table:formula="oooc:=28.34952*[.K378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1 qt Ziploc</text:p>
          </table:table-cell>
          <table:table-cell table:style-name="ce113" office:value-type="string">
            <text:p>Out</text:p>
          </table:table-cell>
          <table:table-cell table:style-name="ce120" office:value-type="float" office:value="0.3">
            <text:p>0.3</text:p>
          </table:table-cell>
          <table:table-cell table:style-name="ce132" table:formula="oooc:=28.34952*[.F379]" office:value-type="float" office:value="8.504856">
            <text:p>9</text:p>
          </table:table-cell>
          <table:table-cell table:style-name="ce142" table:formula="oooc:=INT([.F379]/16)" office:value-type="float" office:value="0">
            <text:p><text:s/>- </text:p>
          </table:table-cell>
          <table:table-cell table:style-name="ce143" table:formula="oooc:=[.F379]-([.H379]*16)" office:value-type="float" office:value="0.3">
            <text:p>0.3</text:p>
          </table:table-cell>
          <table:table-cell table:style-name="ce157" table:formula="oooc:=[.H379]+([.I379]/16)" office:value-type="float" office:value="0.01875">
            <text:p>0.02</text:p>
          </table:table-cell>
          <table:table-cell table:style-name="ce172" table:formula="oooc:=IF([.$E379]=&quot;In&quot;;[.F379];0)" office:value-type="float" office:value="0">
            <text:p><text:s/>- </text:p>
          </table:table-cell>
          <table:table-cell table:style-name="ce172"/>
          <table:table-cell table:style-name="ce186" table:formula="oooc:=28.34952*[.K379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 table:number-columns-repeated="2"/>
          <table:table-cell table:style-name="ce112"/>
          <table:table-cell table:style-name="ce120" table:formula="oooc:=&quot;——&quot;" office:value-type="string" office:string-value="——">
            <text:p>——</text:p>
          </table:table-cell>
          <table:table-cell table:style-name="ce131" table:formula="oooc:=&quot;——&quot;" office:value-type="string" office:string-value="——">
            <text:p>——</text:p>
          </table:table-cell>
          <table:table-cell table:style-name="ce143" table:formula="oooc:=&quot;——&quot;" office:value-type="string" office:string-value="——">
            <text:p>——</text:p>
          </table:table-cell>
          <table:table-cell table:style-name="ce143" table:formula="oooc:=&quot;——&quot;" office:value-type="string" office:string-value="——">
            <text:p>——</text:p>
          </table:table-cell>
          <table:table-cell table:style-name="ce143" table:formula="oooc:=&quot;——&quot;" office:value-type="string" office:string-value="——">
            <text:p>——</text:p>
          </table:table-cell>
          <table:table-cell table:style-name="ce173" table:formula="oooc:=&quot;——&quot;" office:value-type="string" office:string-value="——">
            <text:p>——</text:p>
          </table:table-cell>
          <table:table-cell table:style-name="ce172"/>
          <table:table-cell table:style-name="ce185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100" office:value-type="string">
            <text:p>Total Trailblazer</text:p>
          </table:table-cell>
          <table:table-cell table:style-name="ce115"/>
          <table:table-cell table:style-name="ce121" table:formula="oooc:=SUM([.F375:.F380])" office:value-type="float" office:value="21.7">
            <text:p>21.7</text:p>
          </table:table-cell>
          <table:table-cell table:style-name="ce133" table:formula="oooc:=IF([.$E381]=&quot;In&quot;;[.C381];0)" office:value-type="float" office:value="0">
            <text:p><text:s/>- </text:p>
          </table:table-cell>
          <table:table-cell table:style-name="ce144" table:formula="oooc:=SUM([.H375:.H380])" office:value-type="float" office:value="0">
            <text:p><text:s/>- </text:p>
          </table:table-cell>
          <table:table-cell table:style-name="ce150" table:formula="oooc:=SUM([.I375:.I380])" office:value-type="float" office:value="21.7">
            <text:p>21.7</text:p>
          </table:table-cell>
          <table:table-cell table:style-name="ce158" table:formula="oooc:=SUM([.J375:.J380])" office:value-type="float" office:value="1.35625">
            <text:p>1.36</text:p>
          </table:table-cell>
          <table:table-cell table:style-name="ce174" table:formula="oooc:=IF([.$E381]=&quot;In&quot;;[.F381];0)" office:value-type="float" office:value="0">
            <text:p><text:s/>- </text:p>
          </table:table-cell>
          <table:table-cell table:style-name="ce172"/>
          <table:table-cell table:style-name="ce187" table:formula="oooc:=SUM([.M375:.M380])" office:value-type="float" office:value="0">
            <text:p><text:s/>- </text:p>
          </table:table-cell>
          <table:table-cell table:number-columns-repeated="243"/>
        </table:table-row>
        <table:table-row table:style-name="ro4" table:number-rows-repeated="2">
          <table:table-cell table:style-name="ce87"/>
          <table:table-cell table:style-name="ce90"/>
          <table:table-cell table:style-name="ce87"/>
          <table:table-cell table:style-name="ce101"/>
          <table:table-cell table:style-name="ce116"/>
          <table:table-cell table:style-name="ce122"/>
          <table:table-cell table:style-name="ce134"/>
          <table:table-cell table:style-name="ce145"/>
          <table:table-cell table:style-name="ce151"/>
          <table:table-cell table:style-name="ce159"/>
          <table:table-cell table:style-name="ce175"/>
          <table:table-cell table:style-name="ce172"/>
          <table:table-cell table:style-name="ce188"/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 table:number-columns-repeated="2"/>
          <table:table-cell table:style-name="ce113"/>
          <table:table-cell table:style-name="ce120"/>
          <table:table-cell table:style-name="ce130"/>
          <table:table-cell table:style-name="ce112" table:number-columns-repeated="2"/>
          <table:table-cell table:style-name="ce160"/>
          <table:table-cell table:style-name="ce170"/>
          <table:table-cell table:style-name="ce172"/>
          <table:table-cell table:style-name="ce184"/>
          <table:table-cell table:number-columns-repeated="243"/>
        </table:table-row>
        <table:table-row table:style-name="ro4">
          <table:table-cell table:style-name="ce87"/>
          <table:table-cell table:style-name="ce91" office:value-type="string">
            <text:p>n</text:p>
          </table:table-cell>
          <table:table-cell table:style-name="ce93" office:value-type="string">
            <text:p>Navigation Kit</text:p>
          </table:table-cell>
          <table:table-cell table:style-name="ce87"/>
          <table:table-cell table:style-name="ce113"/>
          <table:table-cell table:style-name="ce120"/>
          <table:table-cell table:style-name="ce131"/>
          <table:table-cell table:style-name="ce142"/>
          <table:table-cell table:style-name="ce143"/>
          <table:table-cell table:style-name="ce157"/>
          <table:table-cell table:style-name="ce171"/>
          <table:table-cell table:style-name="ce172"/>
          <table:table-cell table:style-name="ce185"/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Garmin GPS with 4 batteries</text:p>
          </table:table-cell>
          <table:table-cell table:style-name="ce113" office:value-type="string">
            <text:p>Out</text:p>
          </table:table-cell>
          <table:table-cell table:style-name="ce120" office:value-type="float" office:value="9.9">
            <text:p>9.9</text:p>
          </table:table-cell>
          <table:table-cell table:style-name="ce132" table:formula="oooc:=28.34952*[.F386]" office:value-type="float" office:value="280.660248">
            <text:p>281</text:p>
          </table:table-cell>
          <table:table-cell table:style-name="ce142" table:formula="oooc:=INT([.F386]/16)" office:value-type="float" office:value="0">
            <text:p><text:s/>- </text:p>
          </table:table-cell>
          <table:table-cell table:style-name="ce143" table:formula="oooc:=[.F386]-([.H386]*16)" office:value-type="float" office:value="9.9">
            <text:p>9.9</text:p>
          </table:table-cell>
          <table:table-cell table:style-name="ce157" table:formula="oooc:=[.H386]+([.I386]/16)" office:value-type="float" office:value="0.61875">
            <text:p>0.62</text:p>
          </table:table-cell>
          <table:table-cell table:style-name="ce172" table:formula="oooc:=IF([.$E386]=&quot;In&quot;;[.F386];0)" office:value-type="float" office:value="0">
            <text:p><text:s/>- </text:p>
          </table:table-cell>
          <table:table-cell table:style-name="ce172"/>
          <table:table-cell table:style-name="ce186" table:formula="oooc:=28.34952*[.K386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Soft black case w/ strap</text:p>
          </table:table-cell>
          <table:table-cell table:style-name="ce113" office:value-type="string">
            <text:p>Out</text:p>
          </table:table-cell>
          <table:table-cell table:style-name="ce120" office:value-type="float" office:value="3">
            <text:p>3.0</text:p>
          </table:table-cell>
          <table:table-cell table:style-name="ce132" table:formula="oooc:=28.34952*[.F387]" office:value-type="float" office:value="85.04856">
            <text:p>85</text:p>
          </table:table-cell>
          <table:table-cell table:style-name="ce142" table:formula="oooc:=INT([.F387]/16)" office:value-type="float" office:value="0">
            <text:p><text:s/>- </text:p>
          </table:table-cell>
          <table:table-cell table:style-name="ce143" table:formula="oooc:=[.F387]-([.H387]*16)" office:value-type="float" office:value="3">
            <text:p>3.0</text:p>
          </table:table-cell>
          <table:table-cell table:style-name="ce157" table:formula="oooc:=[.H387]+([.I387]/16)" office:value-type="float" office:value="0.1875">
            <text:p>0.19</text:p>
          </table:table-cell>
          <table:table-cell table:style-name="ce172" table:formula="oooc:=IF([.$E387]=&quot;In&quot;;[.F387];0)" office:value-type="float" office:value="0">
            <text:p><text:s/>- </text:p>
          </table:table-cell>
          <table:table-cell table:style-name="ce172"/>
          <table:table-cell table:style-name="ce186" table:formula="oooc:=28.34952*[.K387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Plastic divider with pencil</text:p>
          </table:table-cell>
          <table:table-cell table:style-name="ce113" office:value-type="string">
            <text:p>Out</text:p>
          </table:table-cell>
          <table:table-cell table:style-name="ce120" office:value-type="float" office:value="0.9">
            <text:p>0.9</text:p>
          </table:table-cell>
          <table:table-cell table:style-name="ce132" table:formula="oooc:=28.34952*[.F388]" office:value-type="float" office:value="25.514568">
            <text:p>26</text:p>
          </table:table-cell>
          <table:table-cell table:style-name="ce142" table:formula="oooc:=INT([.F388]/16)" office:value-type="float" office:value="0">
            <text:p><text:s/>- </text:p>
          </table:table-cell>
          <table:table-cell table:style-name="ce143" table:formula="oooc:=[.F388]-([.H388]*16)" office:value-type="float" office:value="0.9">
            <text:p>0.9</text:p>
          </table:table-cell>
          <table:table-cell table:style-name="ce157" table:formula="oooc:=[.H388]+([.I388]/16)" office:value-type="float" office:value="0.05625">
            <text:p>0.06</text:p>
          </table:table-cell>
          <table:table-cell table:style-name="ce172" table:formula="oooc:=IF([.$E388]=&quot;In&quot;;[.F388];0)" office:value-type="float" office:value="0">
            <text:p><text:s/>- </text:p>
          </table:table-cell>
          <table:table-cell table:style-name="ce172"/>
          <table:table-cell table:style-name="ce186" table:formula="oooc:=28.34952*[.K388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String kit</text:p>
          </table:table-cell>
          <table:table-cell table:style-name="ce113" office:value-type="string">
            <text:p>Out</text:p>
          </table:table-cell>
          <table:table-cell table:style-name="ce120" office:value-type="float" office:value="0.3">
            <text:p>0.3</text:p>
          </table:table-cell>
          <table:table-cell table:style-name="ce132" table:formula="oooc:=28.34952*[.F389]" office:value-type="float" office:value="8.504856">
            <text:p>9</text:p>
          </table:table-cell>
          <table:table-cell table:style-name="ce142" table:formula="oooc:=INT([.F389]/16)" office:value-type="float" office:value="0">
            <text:p><text:s/>- </text:p>
          </table:table-cell>
          <table:table-cell table:style-name="ce143" table:formula="oooc:=[.F389]-([.H389]*16)" office:value-type="float" office:value="0.3">
            <text:p>0.3</text:p>
          </table:table-cell>
          <table:table-cell table:style-name="ce157" table:formula="oooc:=[.H389]+([.I389]/16)" office:value-type="float" office:value="0.01875">
            <text:p>0.02</text:p>
          </table:table-cell>
          <table:table-cell table:style-name="ce172" table:formula="oooc:=IF([.$E389]=&quot;In&quot;;[.F389];0)" office:value-type="float" office:value="0">
            <text:p><text:s/>- </text:p>
          </table:table-cell>
          <table:table-cell table:style-name="ce172"/>
          <table:table-cell table:style-name="ce186" table:formula="oooc:=28.34952*[.K389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Silva compass</text:p>
          </table:table-cell>
          <table:table-cell table:style-name="ce113" office:value-type="string">
            <text:p>Out</text:p>
          </table:table-cell>
          <table:table-cell table:style-name="ce120" office:value-type="float" office:value="1.2">
            <text:p>1.2</text:p>
          </table:table-cell>
          <table:table-cell table:style-name="ce132" table:formula="oooc:=28.34952*[.F390]" office:value-type="float" office:value="34.019424">
            <text:p>34</text:p>
          </table:table-cell>
          <table:table-cell table:style-name="ce142" table:formula="oooc:=INT([.F390]/16)" office:value-type="float" office:value="0">
            <text:p><text:s/>- </text:p>
          </table:table-cell>
          <table:table-cell table:style-name="ce143" table:formula="oooc:=[.F390]-([.H390]*16)" office:value-type="float" office:value="1.2">
            <text:p>1.2</text:p>
          </table:table-cell>
          <table:table-cell table:style-name="ce157" table:formula="oooc:=[.H390]+([.I390]/16)" office:value-type="float" office:value="0.075">
            <text:p>0.08</text:p>
          </table:table-cell>
          <table:table-cell table:style-name="ce172" table:formula="oooc:=IF([.$E390]=&quot;In&quot;;[.F390];0)" office:value-type="float" office:value="0">
            <text:p><text:s/>- </text:p>
          </table:table-cell>
          <table:table-cell table:style-name="ce172"/>
          <table:table-cell table:style-name="ce186" table:formula="oooc:=28.34952*[.K390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2 ea 7.5 minute topo maps</text:p>
          </table:table-cell>
          <table:table-cell table:style-name="ce113" office:value-type="string">
            <text:p>Out</text:p>
          </table:table-cell>
          <table:table-cell table:style-name="ce120" office:value-type="float" office:value="3">
            <text:p>3.0</text:p>
          </table:table-cell>
          <table:table-cell table:style-name="ce132" table:formula="oooc:=28.34952*[.F391]" office:value-type="float" office:value="85.04856">
            <text:p>85</text:p>
          </table:table-cell>
          <table:table-cell table:style-name="ce142" table:formula="oooc:=INT([.F391]/16)" office:value-type="float" office:value="0">
            <text:p><text:s/>- </text:p>
          </table:table-cell>
          <table:table-cell table:style-name="ce143" table:formula="oooc:=[.F391]-([.H391]*16)" office:value-type="float" office:value="3">
            <text:p>3.0</text:p>
          </table:table-cell>
          <table:table-cell table:style-name="ce157" table:formula="oooc:=[.H391]+([.I391]/16)" office:value-type="float" office:value="0.1875">
            <text:p>0.19</text:p>
          </table:table-cell>
          <table:table-cell table:style-name="ce172" table:formula="oooc:=IF([.$E391]=&quot;In&quot;;[.F391];0)" office:value-type="float" office:value="0">
            <text:p><text:s/>- </text:p>
          </table:table-cell>
          <table:table-cell table:style-name="ce172"/>
          <table:table-cell table:style-name="ce186" table:formula="oooc:=28.34952*[.K391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/>
          <table:table-cell table:style-name="ce113"/>
          <table:table-cell table:style-name="ce120" table:formula="oooc:=&quot;——&quot;" office:value-type="string" office:string-value="——">
            <text:p>——</text:p>
          </table:table-cell>
          <table:table-cell table:style-name="ce131" table:formula="oooc:=&quot;——&quot;" office:value-type="string" office:string-value="——">
            <text:p>——</text:p>
          </table:table-cell>
          <table:table-cell table:style-name="ce143" table:formula="oooc:=&quot;——&quot;" office:value-type="string" office:string-value="——">
            <text:p>——</text:p>
          </table:table-cell>
          <table:table-cell table:style-name="ce143" table:formula="oooc:=&quot;——&quot;" office:value-type="string" office:string-value="——">
            <text:p>——</text:p>
          </table:table-cell>
          <table:table-cell table:style-name="ce143" table:formula="oooc:=&quot;——&quot;" office:value-type="string" office:string-value="——">
            <text:p>——</text:p>
          </table:table-cell>
          <table:table-cell table:style-name="ce173" table:formula="oooc:=&quot;——&quot;" office:value-type="string" office:string-value="——">
            <text:p>——</text:p>
          </table:table-cell>
          <table:table-cell table:style-name="ce172"/>
          <table:table-cell table:style-name="ce185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100" office:value-type="string">
            <text:p>Total navigation kit</text:p>
          </table:table-cell>
          <table:table-cell table:style-name="ce115"/>
          <table:table-cell table:style-name="ce121" table:formula="oooc:=SUM([.F386:.F392])" office:value-type="float" office:value="18.3">
            <text:p>18.3</text:p>
          </table:table-cell>
          <table:table-cell table:style-name="ce133" table:formula="oooc:=IF([.$E393]=&quot;In&quot;;[.C393];0)" office:value-type="float" office:value="0">
            <text:p><text:s/>- </text:p>
          </table:table-cell>
          <table:table-cell table:style-name="ce144" table:formula="oooc:=SUM([.H386:.H392])" office:value-type="float" office:value="0">
            <text:p><text:s/>- </text:p>
          </table:table-cell>
          <table:table-cell table:style-name="ce150" table:formula="oooc:=SUM([.I386:.I392])" office:value-type="float" office:value="18.3">
            <text:p>18.3</text:p>
          </table:table-cell>
          <table:table-cell table:style-name="ce158" table:formula="oooc:=SUM([.J386:.J392])" office:value-type="float" office:value="1.14375">
            <text:p>1.14</text:p>
          </table:table-cell>
          <table:table-cell table:style-name="ce174" table:formula="oooc:=IF([.$E393]=&quot;In&quot;;[.F393];0)" office:value-type="float" office:value="0">
            <text:p><text:s/>- </text:p>
          </table:table-cell>
          <table:table-cell table:style-name="ce172"/>
          <table:table-cell table:style-name="ce187" table:formula="oooc:=SUM([.M386:.M392])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/>
          <table:table-cell table:style-name="ce113"/>
          <table:table-cell table:style-name="ce120"/>
          <table:table-cell table:style-name="ce130"/>
          <table:table-cell table:style-name="ce112" table:number-columns-repeated="2"/>
          <table:table-cell table:style-name="ce160"/>
          <table:table-cell table:style-name="ce170"/>
          <table:table-cell table:style-name="ce172"/>
          <table:table-cell table:style-name="ce184"/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102" office:value-type="string">
            <text:p>Other components</text:p>
          </table:table-cell>
          <table:table-cell table:style-name="ce113"/>
          <table:table-cell table:style-name="ce120"/>
          <table:table-cell table:style-name="ce131"/>
          <table:table-cell table:style-name="ce142"/>
          <table:table-cell table:style-name="ce143"/>
          <table:table-cell table:style-name="ce157"/>
          <table:table-cell table:style-name="ce171"/>
          <table:table-cell table:style-name="ce172"/>
          <table:table-cell table:style-name="ce185"/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3 extra GPS batteries</text:p>
          </table:table-cell>
          <table:table-cell table:style-name="ce113" office:value-type="string">
            <text:p>Out</text:p>
          </table:table-cell>
          <table:table-cell table:style-name="ce120" office:value-type="float" office:value="2.4">
            <text:p>2.4</text:p>
          </table:table-cell>
          <table:table-cell table:style-name="ce132" table:formula="oooc:=28.34952*[.F396]" office:value-type="float" office:value="68.038848">
            <text:p>68</text:p>
          </table:table-cell>
          <table:table-cell table:style-name="ce142" table:formula="oooc:=INT([.F396]/16)" office:value-type="float" office:value="0">
            <text:p><text:s/>- </text:p>
          </table:table-cell>
          <table:table-cell table:style-name="ce143" table:formula="oooc:=[.F396]-([.H396]*16)" office:value-type="float" office:value="2.4">
            <text:p>2.4</text:p>
          </table:table-cell>
          <table:table-cell table:style-name="ce157" table:formula="oooc:=[.H396]+([.I396]/16)" office:value-type="float" office:value="0.15">
            <text:p>0.15</text:p>
          </table:table-cell>
          <table:table-cell table:style-name="ce172" table:formula="oooc:=IF([.$E396]=&quot;In&quot;;[.F396];0)" office:value-type="float" office:value="0">
            <text:p><text:s/>- </text:p>
          </table:table-cell>
          <table:table-cell table:style-name="ce172"/>
          <table:table-cell table:style-name="ce186" table:formula="oooc:=28.34952*[.K396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GPS, compass documentation</text:p>
          </table:table-cell>
          <table:table-cell table:style-name="ce113" office:value-type="string">
            <text:p>Out</text:p>
          </table:table-cell>
          <table:table-cell table:style-name="ce120" office:value-type="float" office:value="1.1">
            <text:p>1.1</text:p>
          </table:table-cell>
          <table:table-cell table:style-name="ce132" table:formula="oooc:=28.34952*[.F397]" office:value-type="float" office:value="31.184472">
            <text:p>31</text:p>
          </table:table-cell>
          <table:table-cell table:style-name="ce142" table:formula="oooc:=INT([.F397]/16)" office:value-type="float" office:value="0">
            <text:p><text:s/>- </text:p>
          </table:table-cell>
          <table:table-cell table:style-name="ce143" table:formula="oooc:=[.F397]-([.H397]*16)" office:value-type="float" office:value="1.1">
            <text:p>1.1</text:p>
          </table:table-cell>
          <table:table-cell table:style-name="ce157" table:formula="oooc:=[.H397]+([.I397]/16)" office:value-type="float" office:value="0.06875">
            <text:p>0.07</text:p>
          </table:table-cell>
          <table:table-cell table:style-name="ce172" table:formula="oooc:=IF([.$E397]=&quot;In&quot;;[.F397];0)" office:value-type="float" office:value="0">
            <text:p><text:s/>- </text:p>
          </table:table-cell>
          <table:table-cell table:style-name="ce172"/>
          <table:table-cell table:style-name="ce186" table:formula="oooc:=28.34952*[.K397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Olympus Stylus - with battery and film</text:p>
          </table:table-cell>
          <table:table-cell table:style-name="ce113" office:value-type="string">
            <text:p>Out</text:p>
          </table:table-cell>
          <table:table-cell table:style-name="ce120" office:value-type="float" office:value="7.5">
            <text:p>7.5</text:p>
          </table:table-cell>
          <table:table-cell table:style-name="ce132" table:formula="oooc:=28.34952*[.F398]" office:value-type="float" office:value="212.6214">
            <text:p>213</text:p>
          </table:table-cell>
          <table:table-cell table:style-name="ce142" table:formula="oooc:=INT([.F398]/16)" office:value-type="float" office:value="0">
            <text:p><text:s/>- </text:p>
          </table:table-cell>
          <table:table-cell table:style-name="ce143" table:formula="oooc:=[.F398]-([.H398]*16)" office:value-type="float" office:value="7.5">
            <text:p>7.5</text:p>
          </table:table-cell>
          <table:table-cell table:style-name="ce157" table:formula="oooc:=[.H398]+([.I398]/16)" office:value-type="float" office:value="0.46875">
            <text:p>0.47</text:p>
          </table:table-cell>
          <table:table-cell table:style-name="ce172" table:formula="oooc:=IF([.$E398]=&quot;In&quot;;[.F398];0)" office:value-type="float" office:value="0">
            <text:p><text:s/>- </text:p>
          </table:table-cell>
          <table:table-cell table:style-name="ce172"/>
          <table:table-cell table:style-name="ce186" table:formula="oooc:=28.34952*[.K398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1 extra battery</text:p>
          </table:table-cell>
          <table:table-cell table:style-name="ce113" office:value-type="string">
            <text:p>Out</text:p>
          </table:table-cell>
          <table:table-cell table:style-name="ce120" office:value-type="float" office:value="0.6">
            <text:p>0.6</text:p>
          </table:table-cell>
          <table:table-cell table:style-name="ce132" table:formula="oooc:=28.34952*[.F399]" office:value-type="float" office:value="17.009712">
            <text:p>17</text:p>
          </table:table-cell>
          <table:table-cell table:style-name="ce142" table:formula="oooc:=INT([.F399]/16)" office:value-type="float" office:value="0">
            <text:p><text:s/>- </text:p>
          </table:table-cell>
          <table:table-cell table:style-name="ce143" table:formula="oooc:=[.F399]-([.H399]*16)" office:value-type="float" office:value="0.6">
            <text:p>0.6</text:p>
          </table:table-cell>
          <table:table-cell table:style-name="ce157" table:formula="oooc:=[.H399]+([.I399]/16)" office:value-type="float" office:value="0.0375">
            <text:p>0.04</text:p>
          </table:table-cell>
          <table:table-cell table:style-name="ce172" table:formula="oooc:=IF([.$E399]=&quot;In&quot;;[.F399];0)" office:value-type="float" office:value="0">
            <text:p><text:s/>- </text:p>
          </table:table-cell>
          <table:table-cell table:style-name="ce172"/>
          <table:table-cell table:style-name="ce186" table:formula="oooc:=28.34952*[.K399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REI micro tripod</text:p>
          </table:table-cell>
          <table:table-cell table:style-name="ce113" office:value-type="string">
            <text:p>Out</text:p>
          </table:table-cell>
          <table:table-cell table:style-name="ce120" office:value-type="float" office:value="1.6">
            <text:p>1.6</text:p>
          </table:table-cell>
          <table:table-cell table:style-name="ce132" table:formula="oooc:=28.34952*[.F400]" office:value-type="float" office:value="45.359232">
            <text:p>45</text:p>
          </table:table-cell>
          <table:table-cell table:style-name="ce142" table:formula="oooc:=INT([.F400]/16)" office:value-type="float" office:value="0">
            <text:p><text:s/>- </text:p>
          </table:table-cell>
          <table:table-cell table:style-name="ce143" table:formula="oooc:=[.F400]-([.H400]*16)" office:value-type="float" office:value="1.6">
            <text:p>1.6</text:p>
          </table:table-cell>
          <table:table-cell table:style-name="ce157" table:formula="oooc:=[.H400]+([.I400]/16)" office:value-type="float" office:value="0.1">
            <text:p>0.10</text:p>
          </table:table-cell>
          <table:table-cell table:style-name="ce172" table:formula="oooc:=IF([.$E400]=&quot;In&quot;;[.F400];0)" office:value-type="float" office:value="0">
            <text:p><text:s/>- </text:p>
          </table:table-cell>
          <table:table-cell table:style-name="ce172"/>
          <table:table-cell table:style-name="ce186" table:formula="oooc:=28.34952*[.K400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2 extra rolls of film</text:p>
          </table:table-cell>
          <table:table-cell table:style-name="ce113" office:value-type="string">
            <text:p>Out</text:p>
          </table:table-cell>
          <table:table-cell table:style-name="ce120" office:value-type="float" office:value="2">
            <text:p>2.0</text:p>
          </table:table-cell>
          <table:table-cell table:style-name="ce132" table:formula="oooc:=28.34952*[.F401]" office:value-type="float" office:value="56.69904">
            <text:p>57</text:p>
          </table:table-cell>
          <table:table-cell table:style-name="ce142" table:formula="oooc:=INT([.F401]/16)" office:value-type="float" office:value="0">
            <text:p><text:s/>- </text:p>
          </table:table-cell>
          <table:table-cell table:style-name="ce143" table:formula="oooc:=[.F401]-([.H401]*16)" office:value-type="float" office:value="2">
            <text:p>2.0</text:p>
          </table:table-cell>
          <table:table-cell table:style-name="ce157" table:formula="oooc:=[.H401]+([.I401]/16)" office:value-type="float" office:value="0.125">
            <text:p>0.13</text:p>
          </table:table-cell>
          <table:table-cell table:style-name="ce172" table:formula="oooc:=IF([.$E401]=&quot;In&quot;;[.F401];0)" office:value-type="float" office:value="0">
            <text:p><text:s/>- </text:p>
          </table:table-cell>
          <table:table-cell table:style-name="ce172"/>
          <table:table-cell table:style-name="ce186" table:formula="oooc:=28.34952*[.K401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Tasco monocular</text:p>
          </table:table-cell>
          <table:table-cell table:style-name="ce113" office:value-type="string">
            <text:p>Out</text:p>
          </table:table-cell>
          <table:table-cell table:style-name="ce120" office:value-type="float" office:value="2.4">
            <text:p>2.4</text:p>
          </table:table-cell>
          <table:table-cell table:style-name="ce132" table:formula="oooc:=28.34952*[.F402]" office:value-type="float" office:value="68.038848">
            <text:p>68</text:p>
          </table:table-cell>
          <table:table-cell table:style-name="ce142" table:formula="oooc:=INT([.F402]/16)" office:value-type="float" office:value="0">
            <text:p><text:s/>- </text:p>
          </table:table-cell>
          <table:table-cell table:style-name="ce143" table:formula="oooc:=[.F402]-([.H402]*16)" office:value-type="float" office:value="2.4">
            <text:p>2.4</text:p>
          </table:table-cell>
          <table:table-cell table:style-name="ce157" table:formula="oooc:=[.H402]+([.I402]/16)" office:value-type="float" office:value="0.15">
            <text:p>0.15</text:p>
          </table:table-cell>
          <table:table-cell table:style-name="ce172" table:formula="oooc:=IF([.$E402]=&quot;In&quot;;[.F402];0)" office:value-type="float" office:value="0">
            <text:p><text:s/>- </text:p>
          </table:table-cell>
          <table:table-cell table:style-name="ce172"/>
          <table:table-cell table:style-name="ce186" table:formula="oooc:=28.34952*[.K402]" office:value-type="float" office:value="0">
            <text:p><text:s/>- </text:p>
          </table:table-cell>
          <table:table-cell table:number-columns-repeated="243"/>
        </table:table-row>
        <table:table-row table:style-name="ro4" table:number-rows-repeated="2">
          <table:table-cell table:style-name="ce87"/>
          <table:table-cell table:style-name="ce90"/>
          <table:table-cell table:style-name="ce87"/>
          <table:table-cell table:style-name="ce99"/>
          <table:table-cell table:style-name="ce113"/>
          <table:table-cell table:style-name="ce120"/>
          <table:table-cell table:style-name="ce131"/>
          <table:table-cell table:style-name="ce142"/>
          <table:table-cell table:style-name="ce143"/>
          <table:table-cell table:style-name="ce157"/>
          <table:table-cell table:style-name="ce171"/>
          <table:table-cell table:style-name="ce172"/>
          <table:table-cell table:style-name="ce185"/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/>
          <table:table-cell table:style-name="ce113"/>
          <table:table-cell table:style-name="ce120"/>
          <table:table-cell table:style-name="ce131"/>
          <table:table-cell table:style-name="ce142"/>
          <table:table-cell table:style-name="ce143"/>
          <table:table-cell table:style-name="ce157"/>
          <table:table-cell table:style-name="ce171"/>
          <table:table-cell table:style-name="ce172"/>
          <table:table-cell table:style-name="ce185"/>
          <table:table-cell table:style-name="ce94" table:number-columns-repeated="2"/>
          <table:table-cell table:number-columns-repeated="241"/>
        </table:table-row>
        <table:table-row table:style-name="ro4">
          <table:table-cell table:style-name="ce87"/>
          <table:table-cell table:style-name="ce91" office:value-type="string">
            <text:p>n</text:p>
          </table:table-cell>
          <table:table-cell table:style-name="ce93" office:value-type="string">
            <text:p>Personal Kit</text:p>
          </table:table-cell>
          <table:table-cell table:style-name="ce99"/>
          <table:table-cell table:style-name="ce113"/>
          <table:table-cell table:style-name="ce120"/>
          <table:table-cell table:style-name="ce131"/>
          <table:table-cell table:style-name="ce142"/>
          <table:table-cell table:style-name="ce143"/>
          <table:table-cell table:style-name="ce157"/>
          <table:table-cell table:style-name="ce171"/>
          <table:table-cell table:style-name="ce172"/>
          <table:table-cell table:style-name="ce185"/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Blue stuff sack</text:p>
          </table:table-cell>
          <table:table-cell table:style-name="ce113" office:value-type="string">
            <text:p>Out</text:p>
          </table:table-cell>
          <table:table-cell table:style-name="ce120" office:value-type="float" office:value="0.6">
            <text:p>0.6</text:p>
          </table:table-cell>
          <table:table-cell table:style-name="ce132" table:formula="oooc:=28.34952*[.F407]" office:value-type="float" office:value="17.009712">
            <text:p>17</text:p>
          </table:table-cell>
          <table:table-cell table:style-name="ce142" table:formula="oooc:=INT([.F407]/16)" office:value-type="float" office:value="0">
            <text:p><text:s/>- </text:p>
          </table:table-cell>
          <table:table-cell table:style-name="ce143" table:formula="oooc:=[.F407]-([.H407]*16)" office:value-type="float" office:value="0.6">
            <text:p>0.6</text:p>
          </table:table-cell>
          <table:table-cell table:style-name="ce157" table:formula="oooc:=[.H407]+([.I407]/16)" office:value-type="float" office:value="0.0375">
            <text:p>0.04</text:p>
          </table:table-cell>
          <table:table-cell table:style-name="ce172" table:formula="oooc:=IF([.$E407]=&quot;In&quot;;[.F407];0)" office:value-type="float" office:value="0">
            <text:p><text:s/>- </text:p>
          </table:table-cell>
          <table:table-cell table:style-name="ce172"/>
          <table:table-cell table:style-name="ce186" table:formula="oooc:=28.34952*[.K407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Sunblock / moisturizer in refill tube</text:p>
          </table:table-cell>
          <table:table-cell table:style-name="ce113" office:value-type="string">
            <text:p>Out</text:p>
          </table:table-cell>
          <table:table-cell table:style-name="ce120" office:value-type="float" office:value="2.9">
            <text:p>2.9</text:p>
          </table:table-cell>
          <table:table-cell table:style-name="ce132" table:formula="oooc:=28.34952*[.F408]" office:value-type="float" office:value="82.213608">
            <text:p>82</text:p>
          </table:table-cell>
          <table:table-cell table:style-name="ce142" table:formula="oooc:=INT([.F408]/16)" office:value-type="float" office:value="0">
            <text:p><text:s/>- </text:p>
          </table:table-cell>
          <table:table-cell table:style-name="ce143" table:formula="oooc:=[.F408]-([.H408]*16)" office:value-type="float" office:value="2.9">
            <text:p>2.9</text:p>
          </table:table-cell>
          <table:table-cell table:style-name="ce157" table:formula="oooc:=[.H408]+([.I408]/16)" office:value-type="float" office:value="0.18125">
            <text:p>0.18</text:p>
          </table:table-cell>
          <table:table-cell table:style-name="ce172" table:formula="oooc:=IF([.$E408]=&quot;In&quot;;[.F408];0)" office:value-type="float" office:value="0">
            <text:p><text:s/>- </text:p>
          </table:table-cell>
          <table:table-cell table:style-name="ce172"/>
          <table:table-cell table:style-name="ce186" table:formula="oooc:=28.34952*[.K408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Curel</text:p>
          </table:table-cell>
          <table:table-cell table:style-name="ce113" office:value-type="string">
            <text:p>Out</text:p>
          </table:table-cell>
          <table:table-cell table:style-name="ce120" office:value-type="float" office:value="0.5">
            <text:p>0.5</text:p>
          </table:table-cell>
          <table:table-cell table:style-name="ce132" table:formula="oooc:=28.34952*[.F409]" office:value-type="float" office:value="14.17476">
            <text:p>14</text:p>
          </table:table-cell>
          <table:table-cell table:style-name="ce142" table:formula="oooc:=INT([.F409]/16)" office:value-type="float" office:value="0">
            <text:p><text:s/>- </text:p>
          </table:table-cell>
          <table:table-cell table:style-name="ce143" table:formula="oooc:=[.F409]-([.H409]*16)" office:value-type="float" office:value="0.5">
            <text:p>0.5</text:p>
          </table:table-cell>
          <table:table-cell table:style-name="ce157" table:formula="oooc:=[.H409]+([.I409]/16)" office:value-type="float" office:value="0.03125">
            <text:p>0.03</text:p>
          </table:table-cell>
          <table:table-cell table:style-name="ce172" table:formula="oooc:=IF([.$E409]=&quot;In&quot;;[.F409];0)" office:value-type="float" office:value="0">
            <text:p><text:s/>- </text:p>
          </table:table-cell>
          <table:table-cell table:style-name="ce172"/>
          <table:table-cell table:style-name="ce186" table:formula="oooc:=28.34952*[.K409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Cortaid</text:p>
          </table:table-cell>
          <table:table-cell table:style-name="ce113" office:value-type="string">
            <text:p>Out</text:p>
          </table:table-cell>
          <table:table-cell table:style-name="ce120" office:value-type="float" office:value="1">
            <text:p>1.0</text:p>
          </table:table-cell>
          <table:table-cell table:style-name="ce132" table:formula="oooc:=28.34952*[.F410]" office:value-type="float" office:value="28.34952">
            <text:p>28</text:p>
          </table:table-cell>
          <table:table-cell table:style-name="ce142" table:formula="oooc:=INT([.F410]/16)" office:value-type="float" office:value="0">
            <text:p><text:s/>- </text:p>
          </table:table-cell>
          <table:table-cell table:style-name="ce143" table:formula="oooc:=[.F410]-([.H410]*16)" office:value-type="float" office:value="1">
            <text:p>1.0</text:p>
          </table:table-cell>
          <table:table-cell table:style-name="ce157" table:formula="oooc:=[.H410]+([.I410]/16)" office:value-type="float" office:value="0.0625">
            <text:p>0.06</text:p>
          </table:table-cell>
          <table:table-cell table:style-name="ce172" table:formula="oooc:=IF([.$E410]=&quot;In&quot;;[.F410];0)" office:value-type="float" office:value="0">
            <text:p><text:s/>- </text:p>
          </table:table-cell>
          <table:table-cell table:style-name="ce172"/>
          <table:table-cell table:style-name="ce186" table:formula="oooc:=28.34952*[.K410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Lip balm - SPF 30</text:p>
          </table:table-cell>
          <table:table-cell table:style-name="ce113" office:value-type="string">
            <text:p>Out</text:p>
          </table:table-cell>
          <table:table-cell table:style-name="ce120" office:value-type="float" office:value="0.5">
            <text:p>0.5</text:p>
          </table:table-cell>
          <table:table-cell table:style-name="ce132" table:formula="oooc:=28.34952*[.F411]" office:value-type="float" office:value="14.17476">
            <text:p>14</text:p>
          </table:table-cell>
          <table:table-cell table:style-name="ce142" table:formula="oooc:=INT([.F411]/16)" office:value-type="float" office:value="0">
            <text:p><text:s/>- </text:p>
          </table:table-cell>
          <table:table-cell table:style-name="ce143" table:formula="oooc:=[.F411]-([.H411]*16)" office:value-type="float" office:value="0.5">
            <text:p>0.5</text:p>
          </table:table-cell>
          <table:table-cell table:style-name="ce157" table:formula="oooc:=[.H411]+([.I411]/16)" office:value-type="float" office:value="0.03125">
            <text:p>0.03</text:p>
          </table:table-cell>
          <table:table-cell table:style-name="ce172" table:formula="oooc:=IF([.$E411]=&quot;In&quot;;[.F411];0)" office:value-type="float" office:value="0">
            <text:p><text:s/>- </text:p>
          </table:table-cell>
          <table:table-cell table:style-name="ce172"/>
          <table:table-cell table:style-name="ce186" table:formula="oooc:=28.34952*[.K411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Aspirin, vitamins in plastic packets</text:p>
          </table:table-cell>
          <table:table-cell table:style-name="ce113" office:value-type="string">
            <text:p>Out</text:p>
          </table:table-cell>
          <table:table-cell table:style-name="ce120" office:value-type="float" office:value="1.5">
            <text:p>1.5</text:p>
          </table:table-cell>
          <table:table-cell table:style-name="ce132" table:formula="oooc:=28.34952*[.F412]" office:value-type="float" office:value="42.52428">
            <text:p>43</text:p>
          </table:table-cell>
          <table:table-cell table:style-name="ce142" table:formula="oooc:=INT([.F412]/16)" office:value-type="float" office:value="0">
            <text:p><text:s/>- </text:p>
          </table:table-cell>
          <table:table-cell table:style-name="ce143" table:formula="oooc:=[.F412]-([.H412]*16)" office:value-type="float" office:value="1.5">
            <text:p>1.5</text:p>
          </table:table-cell>
          <table:table-cell table:style-name="ce157" table:formula="oooc:=[.H412]+([.I412]/16)" office:value-type="float" office:value="0.09375">
            <text:p>0.09</text:p>
          </table:table-cell>
          <table:table-cell table:style-name="ce172" table:formula="oooc:=IF([.$E412]=&quot;In&quot;;[.F412];0)" office:value-type="float" office:value="0">
            <text:p><text:s/>- </text:p>
          </table:table-cell>
          <table:table-cell table:style-name="ce172"/>
          <table:table-cell table:style-name="ce186" table:formula="oooc:=28.34952*[.K412]" office:value-type="float" office:value="0">
            <text:p><text:s/>- 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Comb, clippers, tweezers, mirror kit</text:p>
          </table:table-cell>
          <table:table-cell table:style-name="ce113" office:value-type="string">
            <text:p>Out</text:p>
          </table:table-cell>
          <table:table-cell table:style-name="ce120" office:value-type="float" office:value="2.8">
            <text:p>2.8</text:p>
          </table:table-cell>
          <table:table-cell table:style-name="ce132" table:formula="oooc:=28.34952*[.F413]" office:value-type="float" office:value="79.378656">
            <text:p>79</text:p>
          </table:table-cell>
          <table:table-cell table:style-name="ce142" table:formula="oooc:=INT([.F413]/16)" office:value-type="float" office:value="0">
            <text:p><text:s/>- </text:p>
          </table:table-cell>
          <table:table-cell table:style-name="ce143" table:formula="oooc:=[.F413]-([.H413]*16)" office:value-type="float" office:value="2.8">
            <text:p>2.8</text:p>
          </table:table-cell>
          <table:table-cell table:style-name="ce157" table:formula="oooc:=[.H413]+([.I413]/16)" office:value-type="float" office:value="0.175">
            <text:p>0.18</text:p>
          </table:table-cell>
          <table:table-cell table:style-name="ce172" table:formula="oooc:=IF([.$E413]=&quot;In&quot;;[.F413];0)" office:value-type="float" office:value="0">
            <text:p><text:s/>- </text:p>
          </table:table-cell>
          <table:table-cell table:style-name="ce172"/>
          <table:table-cell table:style-name="ce186" table:formula="oooc:=28.34952*[.K413]" office:value-type="float" office:value="0">
            <text:p><text:s/>- 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Deodorant</text:p>
          </table:table-cell>
          <table:table-cell table:style-name="ce113" office:value-type="string">
            <text:p>Out</text:p>
          </table:table-cell>
          <table:table-cell table:style-name="ce120" office:value-type="float" office:value="1.4">
            <text:p>1.4</text:p>
          </table:table-cell>
          <table:table-cell table:style-name="ce132" table:formula="oooc:=28.34952*[.F414]" office:value-type="float" office:value="39.689328">
            <text:p>40</text:p>
          </table:table-cell>
          <table:table-cell table:style-name="ce142" table:formula="oooc:=INT([.F414]/16)" office:value-type="float" office:value="0">
            <text:p><text:s/>- </text:p>
          </table:table-cell>
          <table:table-cell table:style-name="ce143" table:formula="oooc:=[.F414]-([.H414]*16)" office:value-type="float" office:value="1.4">
            <text:p>1.4</text:p>
          </table:table-cell>
          <table:table-cell table:style-name="ce157" table:formula="oooc:=[.H414]+([.I414]/16)" office:value-type="float" office:value="0.0875">
            <text:p>0.09</text:p>
          </table:table-cell>
          <table:table-cell table:style-name="ce172" table:formula="oooc:=IF([.$E414]=&quot;In&quot;;[.F414];0)" office:value-type="float" office:value="0">
            <text:p><text:s/>- </text:p>
          </table:table-cell>
          <table:table-cell table:style-name="ce172"/>
          <table:table-cell table:style-name="ce186" table:formula="oooc:=28.34952*[.K414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Toothpaste, brush, cover, floss</text:p>
          </table:table-cell>
          <table:table-cell table:style-name="ce113" office:value-type="string">
            <text:p>Out</text:p>
          </table:table-cell>
          <table:table-cell table:style-name="ce120" office:value-type="float" office:value="2">
            <text:p>2.0</text:p>
          </table:table-cell>
          <table:table-cell table:style-name="ce132" table:formula="oooc:=28.34952*[.F415]" office:value-type="float" office:value="56.69904">
            <text:p>57</text:p>
          </table:table-cell>
          <table:table-cell table:style-name="ce142" table:formula="oooc:=INT([.F415]/16)" office:value-type="float" office:value="0">
            <text:p><text:s/>- </text:p>
          </table:table-cell>
          <table:table-cell table:style-name="ce143" table:formula="oooc:=[.F415]-([.H415]*16)" office:value-type="float" office:value="2">
            <text:p>2.0</text:p>
          </table:table-cell>
          <table:table-cell table:style-name="ce157" table:formula="oooc:=[.H415]+([.I415]/16)" office:value-type="float" office:value="0.125">
            <text:p>0.13</text:p>
          </table:table-cell>
          <table:table-cell table:style-name="ce172" table:formula="oooc:=IF([.$E415]=&quot;In&quot;;[.F415];0)" office:value-type="float" office:value="0">
            <text:p><text:s/>- </text:p>
          </table:table-cell>
          <table:table-cell table:style-name="ce172"/>
          <table:table-cell table:style-name="ce186" table:formula="oooc:=28.34952*[.K415]" office:value-type="float" office:value="0">
            <text:p><text:s/>- </text:p>
          </table:table-cell>
          <table:table-cell table:style-name="ce189"/>
          <table:table-cell table:style-name="ce191"/>
          <table:table-cell table:number-columns-repeated="241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 office:value-type="string">
            <text:p>Ziploc - 1 gallon</text:p>
          </table:table-cell>
          <table:table-cell table:style-name="ce113" office:value-type="string">
            <text:p>Out</text:p>
          </table:table-cell>
          <table:table-cell table:style-name="ce120" office:value-type="float" office:value="0.5">
            <text:p>0.5</text:p>
          </table:table-cell>
          <table:table-cell table:style-name="ce132" table:formula="oooc:=28.34952*[.F416]" office:value-type="float" office:value="14.17476">
            <text:p>14</text:p>
          </table:table-cell>
          <table:table-cell table:style-name="ce142" table:formula="oooc:=INT([.F416]/16)" office:value-type="float" office:value="0">
            <text:p><text:s/>- </text:p>
          </table:table-cell>
          <table:table-cell table:style-name="ce143" table:formula="oooc:=[.F416]-([.H416]*16)" office:value-type="float" office:value="0.5">
            <text:p>0.5</text:p>
          </table:table-cell>
          <table:table-cell table:style-name="ce157" table:formula="oooc:=[.H416]+([.I416]/16)" office:value-type="float" office:value="0.03125">
            <text:p>0.03</text:p>
          </table:table-cell>
          <table:table-cell table:style-name="ce172" table:formula="oooc:=IF([.$E416]=&quot;In&quot;;[.F416];0)" office:value-type="float" office:value="0">
            <text:p><text:s/>- </text:p>
          </table:table-cell>
          <table:table-cell table:style-name="ce172"/>
          <table:table-cell table:style-name="ce186" table:formula="oooc:=28.34952*[.K416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99"/>
          <table:table-cell table:style-name="ce113"/>
          <table:table-cell table:style-name="ce120" table:formula="oooc:=&quot;——&quot;" office:value-type="string" office:string-value="——">
            <text:p>——</text:p>
          </table:table-cell>
          <table:table-cell table:style-name="ce131" table:formula="oooc:=&quot;——&quot;" office:value-type="string" office:string-value="——">
            <text:p>——</text:p>
          </table:table-cell>
          <table:table-cell table:style-name="ce143" table:formula="oooc:=&quot;——&quot;" office:value-type="string" office:string-value="——">
            <text:p>——</text:p>
          </table:table-cell>
          <table:table-cell table:style-name="ce143" table:formula="oooc:=&quot;——&quot;" office:value-type="string" office:string-value="——">
            <text:p>——</text:p>
          </table:table-cell>
          <table:table-cell table:style-name="ce143" table:formula="oooc:=&quot;——&quot;" office:value-type="string" office:string-value="——">
            <text:p>——</text:p>
          </table:table-cell>
          <table:table-cell table:style-name="ce173" table:formula="oooc:=&quot;——&quot;" office:value-type="string" office:string-value="——">
            <text:p>——</text:p>
          </table:table-cell>
          <table:table-cell table:style-name="ce172"/>
          <table:table-cell table:style-name="ce185" table:formula="oooc:=&quot;——&quot;" office:value-type="string" office:string-value="——">
            <text:p>——</text:p>
          </table:table-cell>
          <table:table-cell table:style-name="ce189" table:number-columns-repeated="10"/>
          <table:table-cell table:number-columns-repeated="233"/>
        </table:table-row>
        <table:table-row table:style-name="ro4">
          <table:table-cell table:style-name="ce87"/>
          <table:table-cell table:style-name="ce90"/>
          <table:table-cell table:style-name="ce87"/>
          <table:table-cell table:style-name="ce100" office:value-type="string">
            <text:p>Total personal kit</text:p>
          </table:table-cell>
          <table:table-cell table:style-name="ce115"/>
          <table:table-cell table:style-name="ce121" table:formula="oooc:=SUM([.F407:.F417])" office:value-type="float" office:value="13.7">
            <text:p>13.7</text:p>
          </table:table-cell>
          <table:table-cell table:style-name="ce133" table:formula="oooc:=IF([.$E418]=&quot;In&quot;;[.C418];0)" office:value-type="float" office:value="0">
            <text:p><text:s/>- </text:p>
          </table:table-cell>
          <table:table-cell table:style-name="ce144" table:formula="oooc:=SUM([.H407:.H417])" office:value-type="float" office:value="0">
            <text:p><text:s/>- </text:p>
          </table:table-cell>
          <table:table-cell table:style-name="ce150" table:formula="oooc:=SUM([.I407:.I417])" office:value-type="float" office:value="13.7">
            <text:p>13.7</text:p>
          </table:table-cell>
          <table:table-cell table:style-name="ce158" table:formula="oooc:=SUM([.J407:.J417])" office:value-type="float" office:value="0.85625">
            <text:p>0.86</text:p>
          </table:table-cell>
          <table:table-cell table:style-name="ce174" table:formula="oooc:=IF([.$E418]=&quot;In&quot;;[.F418];0)" office:value-type="float" office:value="0">
            <text:p><text:s/>- </text:p>
          </table:table-cell>
          <table:table-cell table:style-name="ce172"/>
          <table:table-cell table:style-name="ce187" table:formula="oooc:=SUM([.M407:.M417])" office:value-type="float" office:value="0">
            <text:p><text:s/>- </text:p>
          </table:table-cell>
          <table:table-cell table:style-name="ce189" table:number-columns-repeated="10"/>
          <table:table-cell table:number-columns-repeated="233"/>
        </table:table-row>
        <table:table-row table:style-name="ro4">
          <table:table-cell table:style-name="ce87"/>
          <table:table-cell table:style-name="ce90"/>
          <table:table-cell table:style-name="ce87" table:number-columns-repeated="2"/>
          <table:table-cell table:style-name="ce112"/>
          <table:table-cell table:style-name="ce120"/>
          <table:table-cell table:style-name="ce130"/>
          <table:table-cell table:style-name="ce112" table:number-columns-repeated="2"/>
          <table:table-cell table:style-name="ce160"/>
          <table:table-cell table:style-name="ce170"/>
          <table:table-cell table:style-name="ce172"/>
          <table:table-cell table:style-name="ce184"/>
          <table:table-cell table:number-columns-repeated="243"/>
        </table:table-row>
        <table:table-row table:style-name="ro4" table:number-rows-repeated="2">
          <table:table-cell table:style-name="ce87"/>
          <table:table-cell table:style-name="ce90"/>
          <table:table-cell table:style-name="ce87" table:number-columns-repeated="2"/>
          <table:table-cell table:style-name="ce112"/>
          <table:table-cell table:style-name="ce120"/>
          <table:table-cell table:style-name="ce130"/>
          <table:table-cell table:style-name="ce141" table:number-columns-repeated="3"/>
          <table:table-cell table:style-name="ce170"/>
          <table:table-cell table:style-name="ce172"/>
          <table:table-cell table:style-name="ce184"/>
          <table:table-cell table:number-columns-repeated="243"/>
        </table:table-row>
        <table:table-row table:style-name="ro1" table:number-rows-repeated="651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ck Detail" table:style-name="ta4">
        <table:table-column table:style-name="co1" table:default-cell-style-name="ce86"/>
        <table:table-column table:style-name="co1" table:default-cell-style-name="ce88"/>
        <table:table-column table:style-name="co15" table:default-cell-style-name="ce86"/>
        <table:table-column table:style-name="co19" table:default-cell-style-name="ce86"/>
        <table:table-column table:style-name="co4" table:default-cell-style-name="ce104"/>
        <table:table-column table:style-name="co17" table:default-cell-style-name="ce110"/>
        <table:table-column-group>
          <table:table-column table:style-name="co17" table:default-cell-style-name="ce202"/>
        </table:table-column-group>
        <table:table-column table:style-name="co4" table:number-columns-repeated="3" table:default-cell-style-name="Default"/>
        <table:table-column table:style-name="co11" table:default-cell-style-name="ce169"/>
        <table:table-column table:style-name="co13" table:default-cell-style-name="ce176"/>
        <table:table-column-group>
          <table:table-column table:style-name="co11" table:default-cell-style-name="ce226"/>
        </table:table-column-group>
        <table:table-column table:style-name="co4" table:default-cell-style-name="ce176"/>
        <table:table-column table:style-name="co4" table:number-columns-repeated="4" table:default-cell-style-name="ce88"/>
        <table:table-column table:style-name="co18" table:number-columns-repeated="3" table:default-cell-style-name="ce86"/>
        <table:table-column table:style-name="co14" table:number-columns-repeated="235" table:default-cell-style-name="ce86"/>
        <table:table-row table:style-name="ro1">
          <table:table-cell table:number-columns-repeated="2"/>
          <table:table-cell table:style-name="ce4"/>
          <table:table-cell table:style-name="ce94"/>
          <table:table-cell table:style-name="ce103"/>
          <table:table-cell table:number-columns-repeated="5"/>
          <table:table-cell table:style-name="ce161"/>
          <table:table-cell/>
          <table:table-cell table:style-name="ce220"/>
          <table:table-cell table:number-columns-repeated="243"/>
        </table:table-row>
        <table:table-row table:style-name="ro10">
          <table:table-cell table:number-columns-repeated="2"/>
          <table:table-cell table:style-name="ce19" office:value-type="string">
            <text:p>PACK DETAIL</text:p>
          </table:table-cell>
          <table:table-cell table:style-name="ce94"/>
          <table:table-cell table:style-name="ce103"/>
          <table:table-cell/>
          <table:table-cell table:style-name="ce125"/>
          <table:table-cell table:number-columns-repeated="3"/>
          <table:table-cell table:style-name="ce161"/>
          <table:table-cell/>
          <table:table-cell table:style-name="ce220"/>
          <table:table-cell table:style-name="ce110" table:formula="oooc:=&quot;  &quot;" office:value-type="string" office:string-value="  ">
            <text:p><text:s text:c="2"/></text:p>
          </table:table-cell>
          <table:table-cell table:number-columns-repeated="242"/>
        </table:table-row>
        <table:table-row table:style-name="ro1">
          <table:table-cell table:number-columns-repeated="2"/>
          <table:table-cell table:style-name="ce20" table:formula="oooc:=[$'Master List'.B3]" office:value-type="string" office:string-value="November 30, 2005">
            <text:p>November 30, 2005</text:p>
          </table:table-cell>
          <table:table-cell table:style-name="ce94"/>
          <table:table-cell table:style-name="ce103"/>
          <table:table-cell/>
          <table:table-cell table:style-name="ce125"/>
          <table:table-cell table:number-columns-repeated="3"/>
          <table:table-cell table:style-name="ce161"/>
          <table:table-cell/>
          <table:table-cell table:style-name="ce220"/>
          <table:table-cell table:number-columns-repeated="243"/>
        </table:table-row>
        <table:table-row table:style-name="ro1">
          <table:table-cell table:number-columns-repeated="2"/>
          <table:table-cell table:style-name="ce20"/>
          <table:table-cell table:style-name="ce94"/>
          <table:table-cell table:number-columns-repeated="3"/>
          <table:table-cell table:style-name="ce211" table:number-columns-repeated="2"/>
          <table:table-cell table:style-name="ce215"/>
          <table:table-cell table:style-name="ce162" office:value-type="string">
            <text:p>Trail</text:p>
          </table:table-cell>
          <table:table-cell table:style-name="ce165"/>
          <table:table-cell table:style-name="ce178" office:value-type="string">
            <text:p>Trail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94" table:number-columns-repeated="2"/>
          <table:table-cell table:number-columns-repeated="2" table:style-name="ce45" office:value-type="string">
            <text:p>Input</text:p>
          </table:table-cell>
          <table:table-cell table:style-name="ce203" office:value-type="string">
            <text:p>Memo:</text:p>
          </table:table-cell>
          <table:table-cell table:style-name="ce211" table:number-columns-repeated="2"/>
          <table:table-cell table:style-name="ce215"/>
          <table:table-cell table:style-name="ce162" office:value-type="string">
            <text:p>Weight</text:p>
          </table:table-cell>
          <table:table-cell/>
          <table:table-cell table:style-name="ce178" office:value-type="string">
            <text:p>Weight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94"/>
          <table:table-cell table:style-name="ce4"/>
          <table:table-cell table:style-name="ce105" office:value-type="string">
            <text:p>Status</text:p>
          </table:table-cell>
          <table:table-cell table:style-name="ce117" office:value-type="string">
            <text:p>Tot Ozs</text:p>
          </table:table-cell>
          <table:table-cell table:style-name="ce204" office:value-type="string">
            <text:p>Grams</text:p>
          </table:table-cell>
          <table:table-cell table:style-name="ce212" office:value-type="string">
            <text:p>Lbs</text:p>
          </table:table-cell>
          <table:table-cell table:style-name="ce212" office:value-type="string">
            <text:p>Oz</text:p>
          </table:table-cell>
          <table:table-cell table:style-name="ce216" office:value-type="string">
            <text:p>Total</text:p>
          </table:table-cell>
          <table:table-cell table:style-name="ce163" office:value-type="string">
            <text:p>Tot Oz</text:p>
          </table:table-cell>
          <table:table-cell/>
          <table:table-cell table:style-name="ce179" office:value-type="string">
            <text:p>Grams</text:p>
          </table:table-cell>
          <table:table-cell table:number-columns-repeated="243"/>
        </table:table-row>
        <table:table-row table:style-name="ro1">
          <table:table-cell/>
          <table:table-cell table:style-name="ce89" office:value-type="string">
            <text:p>n</text:p>
          </table:table-cell>
          <table:table-cell table:style-name="ce8" office:value-type="string">
            <text:p>Kelty Cloud 6500 Spectra Pack</text:p>
          </table:table-cell>
          <table:table-cell table:style-name="ce94"/>
          <table:table-cell table:style-name="ce103"/>
          <table:table-cell table:style-name="ce198"/>
          <table:table-cell table:style-name="ce205"/>
          <table:table-cell table:style-name="ce213"/>
          <table:table-cell table:style-name="ce214"/>
          <table:table-cell table:style-name="ce217"/>
          <table:table-cell table:style-name="ce162"/>
          <table:table-cell table:style-name="ce86"/>
          <table:table-cell table:style-name="ce180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Main pack bag with shoulder straps</text:p>
          </table:table-cell>
          <table:table-cell table:style-name="ce103" office:value-type="string">
            <text:p>In</text:p>
          </table:table-cell>
          <table:table-cell table:formula="oooc:=24.5-(2.2+1.2+0.1)" office:value-type="float" office:value="21">
            <text:p>21.0</text:p>
          </table:table-cell>
          <table:table-cell table:style-name="ce126" table:formula="oooc:=28.34952*[.F8]" office:value-type="float" office:value="595.33992">
            <text:p>595</text:p>
          </table:table-cell>
          <table:table-cell table:style-name="ce137" table:formula="oooc:=INT([.F8]/16)" office:value-type="float" office:value="1">
            <text:p>1</text:p>
          </table:table-cell>
          <table:table-cell table:style-name="ce138" table:formula="oooc:=[.F8]-([.H8]*16)" office:value-type="float" office:value="5">
            <text:p>5.0</text:p>
          </table:table-cell>
          <table:table-cell table:style-name="ce154" table:formula="oooc:=[.H8]+([.I8]/16)" office:value-type="float" office:value="1.3125">
            <text:p>1.31</text:p>
          </table:table-cell>
          <table:table-cell table:style-name="ce165" table:formula="oooc:=IF([.$E8]=&quot;In&quot;;[.F8];0)" office:value-type="float" office:value="21">
            <text:p>21.0</text:p>
          </table:table-cell>
          <table:table-cell table:style-name="ce86"/>
          <table:table-cell table:style-name="ce181" table:formula="oooc:=28.34952*[.K8]" office:value-type="float" office:value="595.33992">
            <text:p>595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Framesheet - upper section</text:p>
          </table:table-cell>
          <table:table-cell table:style-name="ce103" office:value-type="string">
            <text:p>In</text:p>
          </table:table-cell>
          <table:table-cell office:value-type="float" office:value="3.5">
            <text:p>3.5</text:p>
          </table:table-cell>
          <table:table-cell table:style-name="ce126" table:formula="oooc:=28.34952*[.F9]" office:value-type="float" office:value="99.22332">
            <text:p>99</text:p>
          </table:table-cell>
          <table:table-cell table:style-name="ce137" table:formula="oooc:=INT([.F9]/16)" office:value-type="float" office:value="0">
            <text:p><text:s/>- </text:p>
          </table:table-cell>
          <table:table-cell table:style-name="ce138" table:formula="oooc:=[.F9]-([.H9]*16)" office:value-type="float" office:value="3.5">
            <text:p>3.5</text:p>
          </table:table-cell>
          <table:table-cell table:style-name="ce154" table:formula="oooc:=[.H9]+([.I9]/16)" office:value-type="float" office:value="0.21875">
            <text:p>0.22</text:p>
          </table:table-cell>
          <table:table-cell table:style-name="ce165" table:formula="oooc:=IF([.$E9]=&quot;In&quot;;[.F9];0)" office:value-type="float" office:value="3.5">
            <text:p>3.5</text:p>
          </table:table-cell>
          <table:table-cell table:style-name="ce86"/>
          <table:table-cell table:style-name="ce181" table:formula="oooc:=28.34952*[.K9]" office:value-type="float" office:value="99.22332">
            <text:p>99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Framesheet - lower section</text:p>
          </table:table-cell>
          <table:table-cell table:style-name="ce103" office:value-type="string">
            <text:p>In</text:p>
          </table:table-cell>
          <table:table-cell office:value-type="float" office:value="1.1">
            <text:p>1.1</text:p>
          </table:table-cell>
          <table:table-cell table:style-name="ce126" table:formula="oooc:=28.34952*[.F10]" office:value-type="float" office:value="31.184472">
            <text:p>31</text:p>
          </table:table-cell>
          <table:table-cell table:style-name="ce137" table:formula="oooc:=INT([.F10]/16)" office:value-type="float" office:value="0">
            <text:p><text:s/>- </text:p>
          </table:table-cell>
          <table:table-cell table:style-name="ce138" table:formula="oooc:=[.F10]-([.H10]*16)" office:value-type="float" office:value="1.1">
            <text:p>1.1</text:p>
          </table:table-cell>
          <table:table-cell table:style-name="ce154" table:formula="oooc:=[.H10]+([.I10]/16)" office:value-type="float" office:value="0.06875">
            <text:p>0.07</text:p>
          </table:table-cell>
          <table:table-cell table:style-name="ce165" table:formula="oooc:=IF([.$E10]=&quot;In&quot;;[.F10];0)" office:value-type="float" office:value="1.1">
            <text:p>1.1</text:p>
          </table:table-cell>
          <table:table-cell table:style-name="ce86"/>
          <table:table-cell table:style-name="ce181" table:formula="oooc:=28.34952*[.K10]" office:value-type="float" office:value="31.184472">
            <text:p>31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Aluminum stay assembly #1</text:p>
          </table:table-cell>
          <table:table-cell table:style-name="ce103" office:value-type="string">
            <text:p>In</text:p>
          </table:table-cell>
          <table:table-cell office:value-type="float" office:value="3.4">
            <text:p>3.4</text:p>
          </table:table-cell>
          <table:table-cell table:style-name="ce126" table:formula="oooc:=28.34952*[.F11]" office:value-type="float" office:value="96.388368">
            <text:p>96</text:p>
          </table:table-cell>
          <table:table-cell table:style-name="ce137" table:formula="oooc:=INT([.F11]/16)" office:value-type="float" office:value="0">
            <text:p><text:s/>- </text:p>
          </table:table-cell>
          <table:table-cell table:style-name="ce138" table:formula="oooc:=[.F11]-([.H11]*16)" office:value-type="float" office:value="3.4">
            <text:p>3.4</text:p>
          </table:table-cell>
          <table:table-cell table:style-name="ce154" table:formula="oooc:=[.H11]+([.I11]/16)" office:value-type="float" office:value="0.2125">
            <text:p>0.21</text:p>
          </table:table-cell>
          <table:table-cell table:style-name="ce165" table:formula="oooc:=IF([.$E11]=&quot;In&quot;;[.F11];0)" office:value-type="float" office:value="3.4">
            <text:p>3.4</text:p>
          </table:table-cell>
          <table:table-cell table:style-name="ce86"/>
          <table:table-cell table:style-name="ce181" table:formula="oooc:=28.34952*[.K11]" office:value-type="float" office:value="96.388368">
            <text:p>96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Aluminum stay assembly #2</text:p>
          </table:table-cell>
          <table:table-cell table:style-name="ce103" office:value-type="string">
            <text:p>In</text:p>
          </table:table-cell>
          <table:table-cell office:value-type="float" office:value="3.4">
            <text:p>3.4</text:p>
          </table:table-cell>
          <table:table-cell table:style-name="ce126" table:formula="oooc:=28.34952*[.F12]" office:value-type="float" office:value="96.388368">
            <text:p>96</text:p>
          </table:table-cell>
          <table:table-cell table:style-name="ce137" table:formula="oooc:=INT([.F12]/16)" office:value-type="float" office:value="0">
            <text:p><text:s/>- </text:p>
          </table:table-cell>
          <table:table-cell table:style-name="ce138" table:formula="oooc:=[.F12]-([.H12]*16)" office:value-type="float" office:value="3.4">
            <text:p>3.4</text:p>
          </table:table-cell>
          <table:table-cell table:style-name="ce154" table:formula="oooc:=[.H12]+([.I12]/16)" office:value-type="float" office:value="0.2125">
            <text:p>0.21</text:p>
          </table:table-cell>
          <table:table-cell table:style-name="ce165" table:formula="oooc:=IF([.$E12]=&quot;In&quot;;[.F12];0)" office:value-type="float" office:value="3.4">
            <text:p>3.4</text:p>
          </table:table-cell>
          <table:table-cell table:style-name="ce86"/>
          <table:table-cell table:style-name="ce181" table:formula="oooc:=28.34952*[.K12]" office:value-type="float" office:value="96.388368">
            <text:p>96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Side pocket #1 with 6 clips</text:p>
          </table:table-cell>
          <table:table-cell table:style-name="ce103" office:value-type="string">
            <text:p>Out</text:p>
          </table:table-cell>
          <table:table-cell office:value-type="float" office:value="2.2">
            <text:p>2.2</text:p>
          </table:table-cell>
          <table:table-cell table:style-name="ce126" table:formula="oooc:=28.34952*[.F13]" office:value-type="float" office:value="62.368944">
            <text:p>62</text:p>
          </table:table-cell>
          <table:table-cell table:style-name="ce137" table:formula="oooc:=INT([.F13]/16)" office:value-type="float" office:value="0">
            <text:p><text:s/>- </text:p>
          </table:table-cell>
          <table:table-cell table:style-name="ce138" table:formula="oooc:=[.F13]-([.H13]*16)" office:value-type="float" office:value="2.2">
            <text:p>2.2</text:p>
          </table:table-cell>
          <table:table-cell table:style-name="ce154" table:formula="oooc:=[.H13]+([.I13]/16)" office:value-type="float" office:value="0.1375">
            <text:p>0.14</text:p>
          </table:table-cell>
          <table:table-cell table:style-name="ce165" table:formula="oooc:=IF([.$E13]=&quot;In&quot;;[.F13];0)" office:value-type="float" office:value="0">
            <text:p><text:s/>- </text:p>
          </table:table-cell>
          <table:table-cell table:style-name="ce86"/>
          <table:table-cell table:style-name="ce181" table:formula="oooc:=28.34952*[.K13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Side pocket #2 with 6 clips</text:p>
          </table:table-cell>
          <table:table-cell table:style-name="ce103" office:value-type="string">
            <text:p>Out</text:p>
          </table:table-cell>
          <table:table-cell office:value-type="float" office:value="2.2">
            <text:p>2.2</text:p>
          </table:table-cell>
          <table:table-cell table:style-name="ce126" table:formula="oooc:=28.34952*[.F14]" office:value-type="float" office:value="62.368944">
            <text:p>62</text:p>
          </table:table-cell>
          <table:table-cell table:style-name="ce137" table:formula="oooc:=INT([.F14]/16)" office:value-type="float" office:value="0">
            <text:p><text:s/>- </text:p>
          </table:table-cell>
          <table:table-cell table:style-name="ce138" table:formula="oooc:=[.F14]-([.H14]*16)" office:value-type="float" office:value="2.2">
            <text:p>2.2</text:p>
          </table:table-cell>
          <table:table-cell table:style-name="ce154" table:formula="oooc:=[.H14]+([.I14]/16)" office:value-type="float" office:value="0.1375">
            <text:p>0.14</text:p>
          </table:table-cell>
          <table:table-cell table:style-name="ce165" table:formula="oooc:=IF([.$E14]=&quot;In&quot;;[.F14];0)" office:value-type="float" office:value="0">
            <text:p><text:s/>- </text:p>
          </table:table-cell>
          <table:table-cell table:style-name="ce86"/>
          <table:table-cell table:style-name="ce181" table:formula="oooc:=28.34952*[.K14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Lid assembly</text:p>
          </table:table-cell>
          <table:table-cell table:style-name="ce103" office:value-type="string">
            <text:p>Out</text:p>
          </table:table-cell>
          <table:table-cell office:value-type="float" office:value="4.2">
            <text:p>4.2</text:p>
          </table:table-cell>
          <table:table-cell table:style-name="ce126" table:formula="oooc:=28.34952*[.F15]" office:value-type="float" office:value="119.067984">
            <text:p>119</text:p>
          </table:table-cell>
          <table:table-cell table:style-name="ce137" table:formula="oooc:=INT([.F15]/16)" office:value-type="float" office:value="0">
            <text:p><text:s/>- </text:p>
          </table:table-cell>
          <table:table-cell table:style-name="ce138" table:formula="oooc:=[.F15]-([.H15]*16)" office:value-type="float" office:value="4.2">
            <text:p>4.2</text:p>
          </table:table-cell>
          <table:table-cell table:style-name="ce154" table:formula="oooc:=[.H15]+([.I15]/16)" office:value-type="float" office:value="0.2625">
            <text:p>0.26</text:p>
          </table:table-cell>
          <table:table-cell table:style-name="ce165" table:formula="oooc:=IF([.$E15]=&quot;In&quot;;[.F15];0)" office:value-type="float" office:value="0">
            <text:p><text:s/>- </text:p>
          </table:table-cell>
          <table:table-cell table:style-name="ce86"/>
          <table:table-cell table:style-name="ce181" table:formula="oooc:=28.34952*[.K15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Padded waist belt assembly</text:p>
          </table:table-cell>
          <table:table-cell table:style-name="ce103" office:value-type="string">
            <text:p>Out</text:p>
          </table:table-cell>
          <table:table-cell table:formula="oooc:=12.4-0.2" office:value-type="float" office:value="12.2">
            <text:p>12.2</text:p>
          </table:table-cell>
          <table:table-cell table:style-name="ce126" table:formula="oooc:=28.34952*[.F16]" office:value-type="float" office:value="345.864144">
            <text:p>346</text:p>
          </table:table-cell>
          <table:table-cell table:style-name="ce137" table:formula="oooc:=INT([.F16]/16)" office:value-type="float" office:value="0">
            <text:p><text:s/>- </text:p>
          </table:table-cell>
          <table:table-cell table:style-name="ce138" table:formula="oooc:=[.F16]-([.H16]*16)" office:value-type="float" office:value="12.2">
            <text:p>12.2</text:p>
          </table:table-cell>
          <table:table-cell table:style-name="ce154" table:formula="oooc:=[.H16]+([.I16]/16)" office:value-type="float" office:value="0.7625">
            <text:p>0.76</text:p>
          </table:table-cell>
          <table:table-cell table:style-name="ce165" table:formula="oooc:=IF([.$E16]=&quot;In&quot;;[.F16];0)" office:value-type="float" office:value="0">
            <text:p><text:s/>- </text:p>
          </table:table-cell>
          <table:table-cell table:style-name="ce86"/>
          <table:table-cell table:style-name="ce181" table:formula="oooc:=28.34952*[.K16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1 pair side lifter straps (0.6 oz each)</text:p>
          </table:table-cell>
          <table:table-cell table:style-name="ce103" office:value-type="string">
            <text:p>In</text:p>
          </table:table-cell>
          <table:table-cell office:value-type="float" office:value="1.2">
            <text:p>1.2</text:p>
          </table:table-cell>
          <table:table-cell table:style-name="ce126" table:formula="oooc:=28.34952*[.F17]" office:value-type="float" office:value="34.019424">
            <text:p>34</text:p>
          </table:table-cell>
          <table:table-cell table:style-name="ce137" table:formula="oooc:=INT([.F17]/16)" office:value-type="float" office:value="0">
            <text:p><text:s/>- </text:p>
          </table:table-cell>
          <table:table-cell table:style-name="ce138" table:formula="oooc:=[.F17]-([.H17]*16)" office:value-type="float" office:value="1.2">
            <text:p>1.2</text:p>
          </table:table-cell>
          <table:table-cell table:style-name="ce154" table:formula="oooc:=[.H17]+([.I17]/16)" office:value-type="float" office:value="0.075">
            <text:p>0.08</text:p>
          </table:table-cell>
          <table:table-cell table:style-name="ce165" table:formula="oooc:=IF([.$E17]=&quot;In&quot;;[.F17];0)" office:value-type="float" office:value="1.2">
            <text:p>1.2</text:p>
          </table:table-cell>
          <table:table-cell table:style-name="ce86"/>
          <table:table-cell table:style-name="ce181" table:formula="oooc:=28.34952*[.K17]" office:value-type="float" office:value="34.019424">
            <text:p>34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1 velcro camera-keeper strap with carabineer</text:p>
          </table:table-cell>
          <table:table-cell table:style-name="ce103" office:value-type="string">
            <text:p>In</text:p>
          </table:table-cell>
          <table:table-cell office:value-type="float" office:value="0.1">
            <text:p>0.1</text:p>
          </table:table-cell>
          <table:table-cell table:style-name="ce126" table:formula="oooc:=28.34952*[.F18]" office:value-type="float" office:value="2.834952">
            <text:p>3</text:p>
          </table:table-cell>
          <table:table-cell table:style-name="ce137" table:formula="oooc:=INT([.F18]/16)" office:value-type="float" office:value="0">
            <text:p><text:s/>- </text:p>
          </table:table-cell>
          <table:table-cell table:style-name="ce138" table:formula="oooc:=[.F18]-([.H18]*16)" office:value-type="float" office:value="0.1">
            <text:p>0.1</text:p>
          </table:table-cell>
          <table:table-cell table:style-name="ce154" table:formula="oooc:=[.H18]+([.I18]/16)" office:value-type="float" office:value="0.00625">
            <text:p>0.01</text:p>
          </table:table-cell>
          <table:table-cell table:style-name="ce165" table:formula="oooc:=IF([.$E18]=&quot;In&quot;;[.F18];0)" office:value-type="float" office:value="0.1">
            <text:p>0.1</text:p>
          </table:table-cell>
          <table:table-cell table:style-name="ce86"/>
          <table:table-cell table:style-name="ce181" table:formula="oooc:=28.34952*[.K18]" office:value-type="float" office:value="2.834952">
            <text:p>3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5" office:value-type="string">
            <text:p>2 velcro utility straps</text:p>
          </table:table-cell>
          <table:table-cell table:style-name="ce103" office:value-type="string">
            <text:p>In</text:p>
          </table:table-cell>
          <table:table-cell office:value-type="float" office:value="0.1">
            <text:p>0.1</text:p>
          </table:table-cell>
          <table:table-cell table:style-name="ce126" table:formula="oooc:=28.34952*[.F19]" office:value-type="float" office:value="2.834952">
            <text:p>3</text:p>
          </table:table-cell>
          <table:table-cell table:style-name="ce137" table:formula="oooc:=INT([.F19]/16)" office:value-type="float" office:value="0">
            <text:p><text:s/>- </text:p>
          </table:table-cell>
          <table:table-cell table:style-name="ce138" table:formula="oooc:=[.F19]-([.H19]*16)" office:value-type="float" office:value="0.1">
            <text:p>0.1</text:p>
          </table:table-cell>
          <table:table-cell table:style-name="ce154" table:formula="oooc:=[.H19]+([.I19]/16)" office:value-type="float" office:value="0.00625">
            <text:p>0.01</text:p>
          </table:table-cell>
          <table:table-cell table:style-name="ce165" table:formula="oooc:=IF([.$E19]=&quot;In&quot;;[.F19];0)" office:value-type="float" office:value="0.1">
            <text:p>0.1</text:p>
          </table:table-cell>
          <table:table-cell table:style-name="ce86"/>
          <table:table-cell table:style-name="ce181" table:formula="oooc:=28.34952*[.K19]" office:value-type="float" office:value="2.834952">
            <text:p>3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Waist belt buckles for front pouch kit</text:p>
          </table:table-cell>
          <table:table-cell table:style-name="ce103" office:value-type="string">
            <text:p>In</text:p>
          </table:table-cell>
          <table:table-cell office:value-type="float" office:value="0.1">
            <text:p>0.1</text:p>
          </table:table-cell>
          <table:table-cell table:style-name="ce126" table:formula="oooc:=28.34952*[.F20]" office:value-type="float" office:value="2.834952">
            <text:p>3</text:p>
          </table:table-cell>
          <table:table-cell table:style-name="ce137" table:formula="oooc:=INT([.F20]/16)" office:value-type="float" office:value="0">
            <text:p><text:s/>- </text:p>
          </table:table-cell>
          <table:table-cell table:style-name="ce138" table:formula="oooc:=[.F20]-([.H20]*16)" office:value-type="float" office:value="0.1">
            <text:p>0.1</text:p>
          </table:table-cell>
          <table:table-cell table:style-name="ce154" table:formula="oooc:=[.H20]+([.I20]/16)" office:value-type="float" office:value="0.00625">
            <text:p>0.01</text:p>
          </table:table-cell>
          <table:table-cell table:style-name="ce165" table:formula="oooc:=IF([.$E20]=&quot;In&quot;;[.F20];0)" office:value-type="float" office:value="0.1">
            <text:p>0.1</text:p>
          </table:table-cell>
          <table:table-cell table:style-name="ce86"/>
          <table:table-cell table:style-name="ce181" table:formula="oooc:=28.34952*[.K20]" office:value-type="float" office:value="2.834952">
            <text:p>3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Web waist belt assembly</text:p>
          </table:table-cell>
          <table:table-cell table:style-name="ce103" office:value-type="string">
            <text:p>In</text:p>
          </table:table-cell>
          <table:table-cell office:value-type="float" office:value="3.9">
            <text:p>3.9</text:p>
          </table:table-cell>
          <table:table-cell table:style-name="ce126" table:formula="oooc:=28.34952*[.F21]" office:value-type="float" office:value="110.563128">
            <text:p>111</text:p>
          </table:table-cell>
          <table:table-cell table:style-name="ce137" table:formula="oooc:=INT([.F21]/16)" office:value-type="float" office:value="0">
            <text:p><text:s/>- </text:p>
          </table:table-cell>
          <table:table-cell table:style-name="ce138" table:formula="oooc:=[.F21]-([.H21]*16)" office:value-type="float" office:value="3.9">
            <text:p>3.9</text:p>
          </table:table-cell>
          <table:table-cell table:style-name="ce154" table:formula="oooc:=[.H21]+([.I21]/16)" office:value-type="float" office:value="0.24375">
            <text:p>0.24</text:p>
          </table:table-cell>
          <table:table-cell table:style-name="ce165" table:formula="oooc:=IF([.$E21]=&quot;In&quot;;[.F21];0)" office:value-type="float" office:value="3.9">
            <text:p>3.9</text:p>
          </table:table-cell>
          <table:table-cell table:style-name="ce86"/>
          <table:table-cell table:style-name="ce181" table:formula="oooc:=28.34952*[.K21]" office:value-type="float" office:value="110.563128">
            <text:p>111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White front pouch assembly with 6 clips</text:p>
          </table:table-cell>
          <table:table-cell table:style-name="ce103" office:value-type="string">
            <text:p>Out</text:p>
          </table:table-cell>
          <table:table-cell office:value-type="float" office:value="3.7">
            <text:p>3.7</text:p>
          </table:table-cell>
          <table:table-cell table:style-name="ce126" table:formula="oooc:=28.34952*[.F22]" office:value-type="float" office:value="104.893224">
            <text:p>105</text:p>
          </table:table-cell>
          <table:table-cell table:style-name="ce137" table:formula="oooc:=INT([.F22]/16)" office:value-type="float" office:value="0">
            <text:p><text:s/>- </text:p>
          </table:table-cell>
          <table:table-cell table:style-name="ce138" table:formula="oooc:=[.F22]-([.H22]*16)" office:value-type="float" office:value="3.7">
            <text:p>3.7</text:p>
          </table:table-cell>
          <table:table-cell table:style-name="ce154" table:formula="oooc:=[.H22]+([.I22]/16)" office:value-type="float" office:value="0.23125">
            <text:p>0.23</text:p>
          </table:table-cell>
          <table:table-cell table:style-name="ce165" table:formula="oooc:=IF([.$E22]=&quot;In&quot;;[.F22];0)" office:value-type="float" office:value="0">
            <text:p><text:s/>- </text:p>
          </table:table-cell>
          <table:table-cell table:style-name="ce86"/>
          <table:table-cell table:style-name="ce181" table:formula="oooc:=28.34952*[.K22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Foam framesheet pad</text:p>
          </table:table-cell>
          <table:table-cell table:style-name="ce103" office:value-type="string">
            <text:p>Out</text:p>
          </table:table-cell>
          <table:table-cell office:value-type="float" office:value="3.5">
            <text:p>3.5</text:p>
          </table:table-cell>
          <table:table-cell table:style-name="ce126" table:formula="oooc:=28.34952*[.F23]" office:value-type="float" office:value="99.22332">
            <text:p>99</text:p>
          </table:table-cell>
          <table:table-cell table:style-name="ce137" table:formula="oooc:=INT([.F23]/16)" office:value-type="float" office:value="0">
            <text:p><text:s/>- </text:p>
          </table:table-cell>
          <table:table-cell table:style-name="ce138" table:formula="oooc:=[.F23]-([.H23]*16)" office:value-type="float" office:value="3.5">
            <text:p>3.5</text:p>
          </table:table-cell>
          <table:table-cell table:style-name="ce154" table:formula="oooc:=[.H23]+([.I23]/16)" office:value-type="float" office:value="0.21875">
            <text:p>0.22</text:p>
          </table:table-cell>
          <table:table-cell table:style-name="ce165" table:formula="oooc:=IF([.$E23]=&quot;In&quot;;[.F23];0)" office:value-type="float" office:value="0">
            <text:p><text:s/>- </text:p>
          </table:table-cell>
          <table:table-cell table:style-name="ce86"/>
          <table:table-cell table:style-name="ce181" table:formula="oooc:=28.34952*[.K23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219" office:value-type="string">
            <text:p>Lbs</text:p>
          </table:table-cell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Total base pack weight</text:p>
          </table:table-cell>
          <table:table-cell table:style-name="ce103"/>
          <table:table-cell table:formula="oooc:=SUM([.F8:.F24])" office:value-type="float" office:value="65.8">
            <text:p>65.8</text:p>
          </table:table-cell>
          <table:table-cell table:style-name="ce126" table:formula="oooc:=SUM([.G8:.G24])" office:value-type="float" office:value="1865.398416">
            <text:p>1,865</text:p>
          </table:table-cell>
          <table:table-cell table:style-name="ce137" table:formula="oooc:=SUM([.H8:.H24])" office:value-type="float" office:value="1">
            <text:p>1</text:p>
          </table:table-cell>
          <table:table-cell table:style-name="ce138" table:formula="oooc:=SUM([.I8:.I24])" office:value-type="float" office:value="49.8">
            <text:p>49.8</text:p>
          </table:table-cell>
          <table:table-cell table:style-name="ce154" table:formula="oooc:=SUM([.J8:.J24])" office:value-type="float" office:value="4.1125">
            <text:p>4.11</text:p>
          </table:table-cell>
          <table:table-cell table:style-name="ce165" table:formula="oooc:=SUM([.K8:.K24])" office:value-type="float" office:value="37.8">
            <text:p>37.8</text:p>
          </table:table-cell>
          <table:table-cell table:style-name="ce164" table:formula="oooc:=[.K25]/16" office:value-type="float" office:value="2.3625">
            <text:p>2.36</text:p>
          </table:table-cell>
          <table:table-cell table:style-name="ce181" table:formula="oooc:=SUM([.M8:.M24])" office:value-type="float" office:value="1071.611856">
            <text:p>1,072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Northface water bottle holder</text:p>
          </table:table-cell>
          <table:table-cell table:style-name="ce103" office:value-type="string">
            <text:p>In</text:p>
          </table:table-cell>
          <table:table-cell office:value-type="float" office:value="2">
            <text:p>2.0</text:p>
          </table:table-cell>
          <table:table-cell table:style-name="ce126" table:formula="oooc:=28.34952*[.F26]" office:value-type="float" office:value="56.69904">
            <text:p>57</text:p>
          </table:table-cell>
          <table:table-cell table:style-name="ce137" table:formula="oooc:=INT([.F26]/16)" office:value-type="float" office:value="0">
            <text:p><text:s/>- </text:p>
          </table:table-cell>
          <table:table-cell table:style-name="ce138" table:formula="oooc:=[.F26]-([.H26]*16)" office:value-type="float" office:value="2">
            <text:p>2.0</text:p>
          </table:table-cell>
          <table:table-cell table:style-name="ce154" table:formula="oooc:=[.H26]+([.I26]/16)" office:value-type="float" office:value="0.125">
            <text:p>0.13</text:p>
          </table:table-cell>
          <table:table-cell table:style-name="ce165" table:formula="oooc:=IF([.$E26]=&quot;In&quot;;[.F26];0)" office:value-type="float" office:value="2">
            <text:p>2.0</text:p>
          </table:table-cell>
          <table:table-cell table:style-name="ce86"/>
          <table:table-cell table:style-name="ce181" table:formula="oooc:=28.34952*[.K26]" office:value-type="float" office:value="56.69904">
            <text:p>57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Bottle holder tie cord + keeper strap</text:p>
          </table:table-cell>
          <table:table-cell table:style-name="ce103" office:value-type="string">
            <text:p>In</text:p>
          </table:table-cell>
          <table:table-cell office:value-type="float" office:value="0.3">
            <text:p>0.3</text:p>
          </table:table-cell>
          <table:table-cell table:style-name="ce126" table:formula="oooc:=28.34952*[.F27]" office:value-type="float" office:value="8.504856">
            <text:p>9</text:p>
          </table:table-cell>
          <table:table-cell table:style-name="ce137" table:formula="oooc:=INT([.F27]/16)" office:value-type="float" office:value="0">
            <text:p><text:s/>- </text:p>
          </table:table-cell>
          <table:table-cell table:style-name="ce138" table:formula="oooc:=[.F27]-([.H27]*16)" office:value-type="float" office:value="0.3">
            <text:p>0.3</text:p>
          </table:table-cell>
          <table:table-cell table:style-name="ce154" table:formula="oooc:=[.H27]+([.I27]/16)" office:value-type="float" office:value="0.01875">
            <text:p>0.02</text:p>
          </table:table-cell>
          <table:table-cell table:style-name="ce165" table:formula="oooc:=IF([.$E27]=&quot;In&quot;;[.F27];0)" office:value-type="float" office:value="0.3">
            <text:p>0.3</text:p>
          </table:table-cell>
          <table:table-cell table:style-name="ce86"/>
          <table:table-cell table:style-name="ce181" table:formula="oooc:=28.34952*[.K27]" office:value-type="float" office:value="8.504856">
            <text:p>9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Case for sunglasses - black</text:p>
          </table:table-cell>
          <table:table-cell table:style-name="ce103" office:value-type="string">
            <text:p>In</text:p>
          </table:table-cell>
          <table:table-cell office:value-type="float" office:value="1.1">
            <text:p>1.1</text:p>
          </table:table-cell>
          <table:table-cell table:style-name="ce126" table:formula="oooc:=28.34952*[.F28]" office:value-type="float" office:value="31.184472">
            <text:p>31</text:p>
          </table:table-cell>
          <table:table-cell table:style-name="ce137" table:formula="oooc:=INT([.F28]/16)" office:value-type="float" office:value="0">
            <text:p><text:s/>- </text:p>
          </table:table-cell>
          <table:table-cell table:style-name="ce138" table:formula="oooc:=[.F28]-([.H28]*16)" office:value-type="float" office:value="1.1">
            <text:p>1.1</text:p>
          </table:table-cell>
          <table:table-cell table:style-name="ce154" table:formula="oooc:=[.H28]+([.I28]/16)" office:value-type="float" office:value="0.06875">
            <text:p>0.07</text:p>
          </table:table-cell>
          <table:table-cell table:style-name="ce165" table:formula="oooc:=IF([.$E28]=&quot;In&quot;;[.F28];0)" office:value-type="float" office:value="1.1">
            <text:p>1.1</text:p>
          </table:table-cell>
          <table:table-cell table:style-name="ce86"/>
          <table:table-cell table:style-name="ce181" table:formula="oooc:=28.34952*[.K28]" office:value-type="float" office:value="31.184472">
            <text:p>31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Case for reading glasses - with insert</text:p>
          </table:table-cell>
          <table:table-cell table:style-name="ce103" office:value-type="string">
            <text:p>In</text:p>
          </table:table-cell>
          <table:table-cell office:value-type="float" office:value="2">
            <text:p>2.0</text:p>
          </table:table-cell>
          <table:table-cell table:style-name="ce126" table:formula="oooc:=28.34952*[.F29]" office:value-type="float" office:value="56.69904">
            <text:p>57</text:p>
          </table:table-cell>
          <table:table-cell table:style-name="ce137" table:formula="oooc:=INT([.F29]/16)" office:value-type="float" office:value="0">
            <text:p><text:s/>- </text:p>
          </table:table-cell>
          <table:table-cell table:style-name="ce138" table:formula="oooc:=[.F29]-([.H29]*16)" office:value-type="float" office:value="2">
            <text:p>2.0</text:p>
          </table:table-cell>
          <table:table-cell table:style-name="ce154" table:formula="oooc:=[.H29]+([.I29]/16)" office:value-type="float" office:value="0.125">
            <text:p>0.13</text:p>
          </table:table-cell>
          <table:table-cell table:style-name="ce165" table:formula="oooc:=IF([.$E29]=&quot;In&quot;;[.F29];0)" office:value-type="float" office:value="2">
            <text:p>2.0</text:p>
          </table:table-cell>
          <table:table-cell table:style-name="ce86"/>
          <table:table-cell table:style-name="ce181" table:formula="oooc:=28.34952*[.K29]" office:value-type="float" office:value="56.69904">
            <text:p>57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10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219" office:value-type="string">
            <text:p>Lbs</text:p>
          </table:table-cell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7" office:value-type="string">
            <text:p>Total Cloud 6500 Spectra pack</text:p>
          </table:table-cell>
          <table:table-cell table:style-name="ce111"/>
          <table:table-cell table:style-name="ce117" table:formula="oooc:=SUM([.F25:.F30])" office:value-type="float" office:value="71.2">
            <text:p>71.2</text:p>
          </table:table-cell>
          <table:table-cell table:style-name="ce128" table:formula="oooc:=SUM([.G25:.G30])" office:value-type="float" office:value="2018.485824">
            <text:p>2,018</text:p>
          </table:table-cell>
          <table:table-cell table:style-name="ce139" table:formula="oooc:=SUM([.H25:.H30])" office:value-type="float" office:value="1">
            <text:p>1</text:p>
          </table:table-cell>
          <table:table-cell table:style-name="ce148" table:formula="oooc:=SUM([.I25:.I30])" office:value-type="float" office:value="55.2">
            <text:p>55.2</text:p>
          </table:table-cell>
          <table:table-cell table:style-name="ce155" table:formula="oooc:=SUM([.J25:.J30])" office:value-type="float" office:value="4.45">
            <text:p>4.45</text:p>
          </table:table-cell>
          <table:table-cell table:style-name="ce167" table:formula="oooc:=SUM([.K25:.K30])" office:value-type="float" office:value="43.2">
            <text:p>43.2</text:p>
          </table:table-cell>
          <table:table-cell table:style-name="ce163" table:formula="oooc:=[.K31]/16" office:value-type="float" office:value="2.7">
            <text:p>2.70</text:p>
          </table:table-cell>
          <table:table-cell table:style-name="ce179" table:formula="oooc:=SUM([.M25:.M30])" office:value-type="float" office:value="1224.699264">
            <text:p>1,225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2">
          <table:table-cell table:number-columns-repeated="2"/>
          <table:table-cell table:style-name="ce8"/>
          <table:table-cell table:style-name="ce1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/>
          <table:table-cell table:style-name="ce89" office:value-type="string">
            <text:p>n</text:p>
          </table:table-cell>
          <table:table-cell table:style-name="ce8" office:value-type="string">
            <text:p>Kelty Cloud 4500 Spectra Pack</text:p>
          </table:table-cell>
          <table:table-cell table:style-name="ce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Includes: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Padded waist belt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1 pair aluminum stays 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Upper and lower framesheets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2 side pouches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Lid assembly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1 pair side lifter straps (0.6 oz each)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5" office:value-type="string">
            <text:p>2 velcro utility straps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1 velcro camera-keeper strap with carabineer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Buckles for front pouch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/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Total base pack weight</text:p>
          </table:table-cell>
          <table:table-cell table:style-name="ce103" office:value-type="string">
            <text:p>In</text:p>
          </table:table-cell>
          <table:table-cell office:value-type="float" office:value="45.2">
            <text:p>45.2</text:p>
          </table:table-cell>
          <table:table-cell table:style-name="ce126" table:formula="oooc:=28.34952*[.F48]" office:value-type="float" office:value="1281.398304">
            <text:p>1,281</text:p>
          </table:table-cell>
          <table:table-cell table:style-name="ce137" table:formula="oooc:=INT([.F48]/16)" office:value-type="float" office:value="2">
            <text:p>2</text:p>
          </table:table-cell>
          <table:table-cell table:style-name="ce138" table:formula="oooc:=[.F48]-([.H48]*16)" office:value-type="float" office:value="13.2">
            <text:p>13.2</text:p>
          </table:table-cell>
          <table:table-cell table:style-name="ce154" table:formula="oooc:=[.H48]+([.I48]/16)" office:value-type="float" office:value="2.825">
            <text:p>2.83</text:p>
          </table:table-cell>
          <table:table-cell table:style-name="ce165" table:formula="oooc:=IF([.$E48]=&quot;In&quot;;[.F48];0)" office:value-type="float" office:value="45.2">
            <text:p>45.2</text:p>
          </table:table-cell>
          <table:table-cell table:style-name="ce165"/>
          <table:table-cell table:style-name="ce181" table:formula="oooc:=28.34952*[.K48]" office:value-type="float" office:value="1281.398304">
            <text:p>1,281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Northface water bottle holder</text:p>
          </table:table-cell>
          <table:table-cell table:style-name="ce103" office:value-type="string">
            <text:p>In</text:p>
          </table:table-cell>
          <table:table-cell office:value-type="float" office:value="2">
            <text:p>2.0</text:p>
          </table:table-cell>
          <table:table-cell table:style-name="ce126" table:formula="oooc:=28.34952*[.F49]" office:value-type="float" office:value="56.69904">
            <text:p>57</text:p>
          </table:table-cell>
          <table:table-cell table:style-name="ce137" table:formula="oooc:=INT([.F49]/16)" office:value-type="float" office:value="0">
            <text:p><text:s/>- </text:p>
          </table:table-cell>
          <table:table-cell table:style-name="ce138" table:formula="oooc:=[.F49]-([.H49]*16)" office:value-type="float" office:value="2">
            <text:p>2.0</text:p>
          </table:table-cell>
          <table:table-cell table:style-name="ce154" table:formula="oooc:=[.H49]+([.I49]/16)" office:value-type="float" office:value="0.125">
            <text:p>0.13</text:p>
          </table:table-cell>
          <table:table-cell table:style-name="ce165" table:formula="oooc:=IF([.$E49]=&quot;In&quot;;[.F49];0)" office:value-type="float" office:value="2">
            <text:p>2.0</text:p>
          </table:table-cell>
          <table:table-cell table:style-name="ce165"/>
          <table:table-cell table:style-name="ce181" table:formula="oooc:=28.34952*[.K49]" office:value-type="float" office:value="56.69904">
            <text:p>57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Bottle holder tie cord + keeper strap</text:p>
          </table:table-cell>
          <table:table-cell table:style-name="ce103" office:value-type="string">
            <text:p>In</text:p>
          </table:table-cell>
          <table:table-cell office:value-type="float" office:value="0.3">
            <text:p>0.3</text:p>
          </table:table-cell>
          <table:table-cell table:style-name="ce126" table:formula="oooc:=28.34952*[.F50]" office:value-type="float" office:value="8.504856">
            <text:p>9</text:p>
          </table:table-cell>
          <table:table-cell table:style-name="ce137" table:formula="oooc:=INT([.F50]/16)" office:value-type="float" office:value="0">
            <text:p><text:s/>- </text:p>
          </table:table-cell>
          <table:table-cell table:style-name="ce138" table:formula="oooc:=[.F50]-([.H50]*16)" office:value-type="float" office:value="0.3">
            <text:p>0.3</text:p>
          </table:table-cell>
          <table:table-cell table:style-name="ce154" table:formula="oooc:=[.H50]+([.I50]/16)" office:value-type="float" office:value="0.01875">
            <text:p>0.02</text:p>
          </table:table-cell>
          <table:table-cell table:style-name="ce165" table:formula="oooc:=IF([.$E50]=&quot;In&quot;;[.F50];0)" office:value-type="float" office:value="0.3">
            <text:p>0.3</text:p>
          </table:table-cell>
          <table:table-cell/>
          <table:table-cell table:style-name="ce181" table:formula="oooc:=28.34952*[.K50]" office:value-type="float" office:value="8.504856">
            <text:p>9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Case for sunglasses - black</text:p>
          </table:table-cell>
          <table:table-cell table:style-name="ce103" office:value-type="string">
            <text:p>In</text:p>
          </table:table-cell>
          <table:table-cell office:value-type="float" office:value="1.1">
            <text:p>1.1</text:p>
          </table:table-cell>
          <table:table-cell table:style-name="ce126" table:formula="oooc:=28.34952*[.F51]" office:value-type="float" office:value="31.184472">
            <text:p>31</text:p>
          </table:table-cell>
          <table:table-cell table:style-name="ce137" table:formula="oooc:=INT([.F51]/16)" office:value-type="float" office:value="0">
            <text:p><text:s/>- </text:p>
          </table:table-cell>
          <table:table-cell table:style-name="ce138" table:formula="oooc:=[.F51]-([.H51]*16)" office:value-type="float" office:value="1.1">
            <text:p>1.1</text:p>
          </table:table-cell>
          <table:table-cell table:style-name="ce154" table:formula="oooc:=[.H51]+([.I51]/16)" office:value-type="float" office:value="0.06875">
            <text:p>0.07</text:p>
          </table:table-cell>
          <table:table-cell table:style-name="ce165" table:formula="oooc:=IF([.$E51]=&quot;In&quot;;[.F51];0)" office:value-type="float" office:value="1.1">
            <text:p>1.1</text:p>
          </table:table-cell>
          <table:table-cell/>
          <table:table-cell table:style-name="ce181" table:formula="oooc:=28.34952*[.K51]" office:value-type="float" office:value="31.184472">
            <text:p>31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Case for reading glasses - with insert</text:p>
          </table:table-cell>
          <table:table-cell table:style-name="ce103" office:value-type="string">
            <text:p>In</text:p>
          </table:table-cell>
          <table:table-cell office:value-type="float" office:value="2">
            <text:p>2.0</text:p>
          </table:table-cell>
          <table:table-cell table:style-name="ce126" table:formula="oooc:=28.34952*[.F52]" office:value-type="float" office:value="56.69904">
            <text:p>57</text:p>
          </table:table-cell>
          <table:table-cell table:style-name="ce137" table:formula="oooc:=INT([.F52]/16)" office:value-type="float" office:value="0">
            <text:p><text:s/>- </text:p>
          </table:table-cell>
          <table:table-cell table:style-name="ce138" table:formula="oooc:=[.F52]-([.H52]*16)" office:value-type="float" office:value="2">
            <text:p>2.0</text:p>
          </table:table-cell>
          <table:table-cell table:style-name="ce154" table:formula="oooc:=[.H52]+([.I52]/16)" office:value-type="float" office:value="0.125">
            <text:p>0.13</text:p>
          </table:table-cell>
          <table:table-cell table:style-name="ce165" table:formula="oooc:=IF([.$E52]=&quot;In&quot;;[.F52];0)" office:value-type="float" office:value="2">
            <text:p>2.0</text:p>
          </table:table-cell>
          <table:table-cell/>
          <table:table-cell table:style-name="ce181" table:formula="oooc:=28.34952*[.K52]" office:value-type="float" office:value="56.69904">
            <text:p>57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Foam framesheet pad</text:p>
          </table:table-cell>
          <table:table-cell table:style-name="ce103" office:value-type="string">
            <text:p>Out</text:p>
          </table:table-cell>
          <table:table-cell office:value-type="float" office:value="3.2">
            <text:p>3.2</text:p>
          </table:table-cell>
          <table:table-cell table:style-name="ce126" table:formula="oooc:=28.34952*[.F53]" office:value-type="float" office:value="90.718464">
            <text:p>91</text:p>
          </table:table-cell>
          <table:table-cell table:style-name="ce137" table:formula="oooc:=INT([.F53]/16)" office:value-type="float" office:value="0">
            <text:p><text:s/>- </text:p>
          </table:table-cell>
          <table:table-cell table:style-name="ce138" table:formula="oooc:=[.F53]-([.H53]*16)" office:value-type="float" office:value="3.2">
            <text:p>3.2</text:p>
          </table:table-cell>
          <table:table-cell table:style-name="ce154" table:formula="oooc:=[.H53]+([.I53]/16)" office:value-type="float" office:value="0.2">
            <text:p>0.20</text:p>
          </table:table-cell>
          <table:table-cell table:style-name="ce162" table:formula="oooc:=IF([.$E53]=&quot;In&quot;;[.F53];0)" office:value-type="float" office:value="0">
            <text:p><text:s/>- </text:p>
          </table:table-cell>
          <table:table-cell/>
          <table:table-cell table:style-name="ce181" table:formula="oooc:=28.34952*[.K53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Black front pouch assembly with 6 clips</text:p>
          </table:table-cell>
          <table:table-cell table:style-name="ce103" office:value-type="string">
            <text:p>Out</text:p>
          </table:table-cell>
          <table:table-cell office:value-type="float" office:value="4">
            <text:p>4.0</text:p>
          </table:table-cell>
          <table:table-cell table:style-name="ce126" table:formula="oooc:=28.34952*[.F54]" office:value-type="float" office:value="113.39808">
            <text:p>113</text:p>
          </table:table-cell>
          <table:table-cell table:style-name="ce137" table:formula="oooc:=INT([.F54]/16)" office:value-type="float" office:value="0">
            <text:p><text:s/>- </text:p>
          </table:table-cell>
          <table:table-cell table:style-name="ce138" table:formula="oooc:=[.F54]-([.H54]*16)" office:value-type="float" office:value="4">
            <text:p>4.0</text:p>
          </table:table-cell>
          <table:table-cell table:style-name="ce154" table:formula="oooc:=[.H54]+([.I54]/16)" office:value-type="float" office:value="0.25">
            <text:p>0.25</text:p>
          </table:table-cell>
          <table:table-cell table:style-name="ce162" table:formula="oooc:=IF([.$E54]=&quot;In&quot;;[.F54];0)" office:value-type="float" office:value="0">
            <text:p><text:s/>- </text:p>
          </table:table-cell>
          <table:table-cell/>
          <table:table-cell table:style-name="ce181" table:formula="oooc:=28.34952*[.K54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Web waist belt assembly</text:p>
          </table:table-cell>
          <table:table-cell table:style-name="ce103" office:value-type="string">
            <text:p>Out</text:p>
          </table:table-cell>
          <table:table-cell office:value-type="float" office:value="3.9">
            <text:p>3.9</text:p>
          </table:table-cell>
          <table:table-cell table:style-name="ce126" table:formula="oooc:=28.34952*[.F55]" office:value-type="float" office:value="110.563128">
            <text:p>111</text:p>
          </table:table-cell>
          <table:table-cell table:style-name="ce137" table:formula="oooc:=INT([.F55]/16)" office:value-type="float" office:value="0">
            <text:p><text:s/>- </text:p>
          </table:table-cell>
          <table:table-cell table:style-name="ce138" table:formula="oooc:=[.F55]-([.H55]*16)" office:value-type="float" office:value="3.9">
            <text:p>3.9</text:p>
          </table:table-cell>
          <table:table-cell table:style-name="ce154" table:formula="oooc:=[.H55]+([.I55]/16)" office:value-type="float" office:value="0.24375">
            <text:p>0.24</text:p>
          </table:table-cell>
          <table:table-cell table:style-name="ce162" table:formula="oooc:=IF([.$E55]=&quot;In&quot;;[.F55];0)" office:value-type="float" office:value="0">
            <text:p><text:s/>- </text:p>
          </table:table-cell>
          <table:table-cell/>
          <table:table-cell table:style-name="ce181" table:formula="oooc:=28.34952*[.K55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10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219" office:value-type="string">
            <text:p>Lbs</text:p>
          </table:table-cell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7" office:value-type="string">
            <text:p>Total Cloud 4500 Spectra pack</text:p>
          </table:table-cell>
          <table:table-cell table:style-name="ce111"/>
          <table:table-cell table:style-name="ce117" table:formula="oooc:=SUM([.F48:.F56])" office:value-type="float" office:value="61.7">
            <text:p>61.7</text:p>
          </table:table-cell>
          <table:table-cell table:style-name="ce128" table:formula="oooc:=SUM([.G48:.G56])" office:value-type="float" office:value="1749.165384">
            <text:p>1,749</text:p>
          </table:table-cell>
          <table:table-cell table:style-name="ce139" table:formula="oooc:=SUM([.H48:.H56])" office:value-type="float" office:value="2">
            <text:p>2</text:p>
          </table:table-cell>
          <table:table-cell table:style-name="ce148" table:formula="oooc:=SUM([.I48:.I56])" office:value-type="float" office:value="29.7">
            <text:p>29.7</text:p>
          </table:table-cell>
          <table:table-cell table:style-name="ce155" table:formula="oooc:=SUM([.J48:.J56])" office:value-type="float" office:value="3.85625">
            <text:p>3.86</text:p>
          </table:table-cell>
          <table:table-cell table:style-name="ce167" table:formula="oooc:=SUM([.K48:.K56])" office:value-type="float" office:value="50.6">
            <text:p>50.6</text:p>
          </table:table-cell>
          <table:table-cell table:style-name="ce163" table:formula="oooc:=[.K57]/16" office:value-type="float" office:value="3.1625">
            <text:p>3.16</text:p>
          </table:table-cell>
          <table:table-cell table:style-name="ce179" table:formula="oooc:=SUM([.M48:.M56])" office:value-type="float" office:value="1434.485712">
            <text:p>1,434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2">
          <table:table-cell table:number-columns-repeated="2"/>
          <table:table-cell table:style-name="ce8"/>
          <table:table-cell table:style-name="ce1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>
          <table:table-cell/>
          <table:table-cell table:style-name="ce89" office:value-type="string">
            <text:p>n</text:p>
          </table:table-cell>
          <table:table-cell table:style-name="ce8" office:value-type="string">
            <text:p>Utlity Shed</text:p>
          </table:table-cell>
          <table:table-cell table:style-name="ce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>
          <table:table-cell table:number-columns-repeated="3"/>
          <table:table-cell table:style-name="ce194" office:value-type="string">
            <text:p>Camp Trails nylon duffle with modifications</text:p>
          </table:table-cell>
          <table:table-cell table:style-name="ce103" office:value-type="string">
            <text:p>In</text:p>
          </table:table-cell>
          <table:table-cell office:value-type="float" office:value="4.7">
            <text:p>4.7</text:p>
          </table:table-cell>
          <table:table-cell table:style-name="ce126" table:formula="oooc:=28.34952*[.F63]" office:value-type="float" office:value="133.242744">
            <text:p>133</text:p>
          </table:table-cell>
          <table:table-cell table:style-name="ce137" table:formula="oooc:=INT([.F63]/16)" office:value-type="float" office:value="0">
            <text:p><text:s/>- </text:p>
          </table:table-cell>
          <table:table-cell table:style-name="ce138" table:formula="oooc:=[.F63]-([.H63]*16)" office:value-type="float" office:value="4.7">
            <text:p>4.7</text:p>
          </table:table-cell>
          <table:table-cell table:style-name="ce154" table:formula="oooc:=[.H63]+([.I63]/16)" office:value-type="float" office:value="0.29375">
            <text:p>0.29</text:p>
          </table:table-cell>
          <table:table-cell table:style-name="ce165" table:formula="oooc:=IF([.$E63]=&quot;In&quot;;[.F63];0)" office:value-type="float" office:value="4.7">
            <text:p>4.7</text:p>
          </table:table-cell>
          <table:table-cell/>
          <table:table-cell table:style-name="ce181" table:formula="oooc:=28.34952*[.K63]" office:value-type="float" office:value="133.242744">
            <text:p>133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194" office:value-type="string">
            <text:p>2 ea long polypropylene straps </text:p>
          </table:table-cell>
          <table:table-cell table:style-name="ce103" office:value-type="string">
            <text:p>In</text:p>
          </table:table-cell>
          <table:table-cell office:value-type="float" office:value="1.2">
            <text:p>1.2</text:p>
          </table:table-cell>
          <table:table-cell table:style-name="ce126" table:formula="oooc:=28.34952*[.F64]" office:value-type="float" office:value="34.019424">
            <text:p>34</text:p>
          </table:table-cell>
          <table:table-cell table:style-name="ce137" table:formula="oooc:=INT([.F64]/16)" office:value-type="float" office:value="0">
            <text:p><text:s/>- </text:p>
          </table:table-cell>
          <table:table-cell table:style-name="ce138" table:formula="oooc:=[.F64]-([.H64]*16)" office:value-type="float" office:value="1.2">
            <text:p>1.2</text:p>
          </table:table-cell>
          <table:table-cell table:style-name="ce154" table:formula="oooc:=[.H64]+([.I64]/16)" office:value-type="float" office:value="0.075">
            <text:p>0.08</text:p>
          </table:table-cell>
          <table:table-cell table:style-name="ce165" table:formula="oooc:=IF([.$E64]=&quot;In&quot;;[.F64];0)" office:value-type="float" office:value="1.2">
            <text:p>1.2</text:p>
          </table:table-cell>
          <table:table-cell/>
          <table:table-cell table:style-name="ce181" table:formula="oooc:=28.34952*[.K64]" office:value-type="float" office:value="34.019424">
            <text:p>34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194" office:value-type="string">
            <text:p>1 ea short nylon strap with buckles</text:p>
          </table:table-cell>
          <table:table-cell table:style-name="ce103" office:value-type="string">
            <text:p>In</text:p>
          </table:table-cell>
          <table:table-cell office:value-type="float" office:value="0.7">
            <text:p>0.7</text:p>
          </table:table-cell>
          <table:table-cell table:style-name="ce126" table:formula="oooc:=28.34952*[.F65]" office:value-type="float" office:value="19.844664">
            <text:p>20</text:p>
          </table:table-cell>
          <table:table-cell table:style-name="ce137" table:formula="oooc:=INT([.F65]/16)" office:value-type="float" office:value="0">
            <text:p><text:s/>- </text:p>
          </table:table-cell>
          <table:table-cell table:style-name="ce138" table:formula="oooc:=[.F65]-([.H65]*16)" office:value-type="float" office:value="0.7">
            <text:p>0.7</text:p>
          </table:table-cell>
          <table:table-cell table:style-name="ce154" table:formula="oooc:=[.H65]+([.I65]/16)" office:value-type="float" office:value="0.04375">
            <text:p>0.04</text:p>
          </table:table-cell>
          <table:table-cell table:style-name="ce165" table:formula="oooc:=IF([.$E65]=&quot;In&quot;;[.F65];0)" office:value-type="float" office:value="0.7">
            <text:p>0.7</text:p>
          </table:table-cell>
          <table:table-cell/>
          <table:table-cell table:style-name="ce181" table:formula="oooc:=28.34952*[.K65]" office:value-type="float" office:value="19.844664">
            <text:p>20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194"/>
          <table:table-cell table:style-name="ce110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219" office:value-type="string">
            <text:p>Lbs</text:p>
          </table:table-cell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197" office:value-type="string">
            <text:p>Total utility shed</text:p>
          </table:table-cell>
          <table:table-cell table:style-name="ce111"/>
          <table:table-cell table:style-name="ce117" table:formula="oooc:=SUM([.F62:.F66])" office:value-type="float" office:value="6.6">
            <text:p>6.6</text:p>
          </table:table-cell>
          <table:table-cell table:style-name="ce128" table:formula="oooc:=SUM([.G62:.G66])" office:value-type="float" office:value="187.106832">
            <text:p>187</text:p>
          </table:table-cell>
          <table:table-cell table:style-name="ce139" table:formula="oooc:=INT([.F67]/16)" office:value-type="float" office:value="0">
            <text:p><text:s/>- </text:p>
          </table:table-cell>
          <table:table-cell table:style-name="ce148" table:formula="oooc:=[.F67]-([.H67]*16)" office:value-type="float" office:value="6.6">
            <text:p>6.6</text:p>
          </table:table-cell>
          <table:table-cell table:style-name="ce155" table:formula="oooc:=[.H67]+([.I67]/16)" office:value-type="float" office:value="0.4125">
            <text:p>0.41</text:p>
          </table:table-cell>
          <table:table-cell table:style-name="ce167" table:formula="oooc:=SUM([.K63:.K66])" office:value-type="float" office:value="6.6">
            <text:p>6.6</text:p>
          </table:table-cell>
          <table:table-cell table:style-name="ce163" table:formula="oooc:=[.K67]/16" office:value-type="float" office:value="0.4125">
            <text:p>0.41</text:p>
          </table:table-cell>
          <table:table-cell table:style-name="ce179" table:formula="oooc:=SUM([.M62:.M66])" office:value-type="float" office:value="187.106832">
            <text:p>187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>
          <table:table-cell/>
          <table:table-cell table:style-name="ce90"/>
          <table:table-cell table:style-name="ce87"/>
          <table:table-cell table:style-name="ce99"/>
          <table:table-cell table:style-name="ce113"/>
          <table:table-cell table:style-name="ce120"/>
          <table:table-cell table:style-name="ce206"/>
          <table:table-cell table:style-name="ce142"/>
          <table:table-cell table:style-name="ce143"/>
          <table:table-cell table:style-name="ce157"/>
          <table:table-cell table:style-name="ce172" table:number-columns-repeated="2"/>
          <table:table-cell table:style-name="ce222"/>
          <table:table-cell table:number-columns-repeated="243"/>
        </table:table-row>
        <table:table-row table:style-name="ro1">
          <table:table-cell/>
          <table:table-cell table:style-name="ce192"/>
          <table:table-cell table:style-name="ce92" office:value-type="string">
            <text:p>OLD:</text:p>
          </table:table-cell>
          <table:table-cell table:style-name="ce99"/>
          <table:table-cell table:style-name="ce113"/>
          <table:table-cell table:style-name="ce120"/>
          <table:table-cell table:style-name="ce206"/>
          <table:table-cell table:style-name="ce142"/>
          <table:table-cell table:style-name="ce143"/>
          <table:table-cell table:style-name="ce157"/>
          <table:table-cell table:style-name="ce172" table:number-columns-repeated="2"/>
          <table:table-cell table:style-name="ce222"/>
          <table:table-cell table:number-columns-repeated="243"/>
        </table:table-row>
        <table:table-row table:style-name="ro1">
          <table:table-cell/>
          <table:table-cell table:style-name="ce91" office:value-type="string">
            <text:p>n</text:p>
          </table:table-cell>
          <table:table-cell table:style-name="ce93" office:value-type="string">
            <text:p>Gregory Massif Pack</text:p>
          </table:table-cell>
          <table:table-cell table:style-name="ce99"/>
          <table:table-cell table:style-name="ce113"/>
          <table:table-cell table:style-name="ce120"/>
          <table:table-cell table:style-name="ce206"/>
          <table:table-cell table:style-name="ce143" table:number-columns-repeated="3"/>
          <table:table-cell table:style-name="ce173" table:number-columns-repeated="2"/>
          <table:table-cell table:style-name="ce223"/>
          <table:table-cell table:number-columns-repeated="243"/>
        </table:table-row>
        <table:table-row table:style-name="ro1">
          <table:table-cell/>
          <table:table-cell table:style-name="ce193"/>
          <table:table-cell table:style-name="ce93"/>
          <table:table-cell table:style-name="ce99" office:value-type="string">
            <text:p>Base pack without side pockets</text:p>
          </table:table-cell>
          <table:table-cell table:style-name="ce113" office:value-type="string">
            <text:p>Out</text:p>
          </table:table-cell>
          <table:table-cell table:style-name="ce120" office:value-type="float" office:value="98.9">
            <text:p>98.9</text:p>
          </table:table-cell>
          <table:table-cell table:style-name="ce132" table:formula="oooc:=28.34952*[.F75]" office:value-type="float" office:value="2803.767528">
            <text:p>2,804</text:p>
          </table:table-cell>
          <table:table-cell table:style-name="ce142" table:formula="oooc:=INT([.F75]/16)" office:value-type="float" office:value="6">
            <text:p>6</text:p>
          </table:table-cell>
          <table:table-cell table:style-name="ce143" table:formula="oooc:=[.F75]-([.H75]*16)" office:value-type="float" office:value="2.90000000000001">
            <text:p>2.9</text:p>
          </table:table-cell>
          <table:table-cell table:style-name="ce157" table:formula="oooc:=[.H75]+([.I75]/16)" office:value-type="float" office:value="6.18125">
            <text:p>6.18</text:p>
          </table:table-cell>
          <table:table-cell table:style-name="ce172" table:formula="oooc:=IF([.$E75]=&quot;In&quot;;[.F75];0)" office:value-type="float" office:value="0">
            <text:p><text:s/>- </text:p>
          </table:table-cell>
          <table:table-cell table:style-name="ce172"/>
          <table:table-cell table:style-name="ce186" table:formula="oooc:=28.34952*[.K75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/>
          <table:table-cell table:style-name="ce90"/>
          <table:table-cell table:style-name="ce87"/>
          <table:table-cell table:style-name="ce99" office:value-type="string">
            <text:p>Side pocket #1</text:p>
          </table:table-cell>
          <table:table-cell table:style-name="ce113" office:value-type="string">
            <text:p>Out</text:p>
          </table:table-cell>
          <table:table-cell table:style-name="ce120" office:value-type="float" office:value="4.8">
            <text:p>4.8</text:p>
          </table:table-cell>
          <table:table-cell table:style-name="ce132" table:formula="oooc:=28.34952*[.F76]" office:value-type="float" office:value="136.077696">
            <text:p>136</text:p>
          </table:table-cell>
          <table:table-cell table:style-name="ce143" table:formula="oooc:=INT([.F76]/16)" office:value-type="float" office:value="0">
            <text:p><text:s/>- </text:p>
          </table:table-cell>
          <table:table-cell table:style-name="ce143" table:formula="oooc:=[.F76]-([.H76]*16)" office:value-type="float" office:value="4.8">
            <text:p>4.8</text:p>
          </table:table-cell>
          <table:table-cell table:style-name="ce120" table:formula="oooc:=[.H76]+([.I76]/16)" office:value-type="float" office:value="0.3">
            <text:p>0.3</text:p>
          </table:table-cell>
          <table:table-cell table:style-name="ce172" table:formula="oooc:=IF([.$E76]=&quot;In&quot;;[.F76];0)" office:value-type="float" office:value="0">
            <text:p><text:s/>- </text:p>
          </table:table-cell>
          <table:table-cell table:style-name="ce172"/>
          <table:table-cell table:style-name="ce186" table:formula="oooc:=28.34952*[.K76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/>
          <table:table-cell table:style-name="ce90"/>
          <table:table-cell table:style-name="ce87"/>
          <table:table-cell table:style-name="ce99" office:value-type="string">
            <text:p>Side pocket #2</text:p>
          </table:table-cell>
          <table:table-cell table:style-name="ce113" office:value-type="string">
            <text:p>Out</text:p>
          </table:table-cell>
          <table:table-cell table:style-name="ce120" office:value-type="float" office:value="4.8">
            <text:p>4.8</text:p>
          </table:table-cell>
          <table:table-cell table:style-name="ce132" table:formula="oooc:=28.34952*[.F77]" office:value-type="float" office:value="136.077696">
            <text:p>136</text:p>
          </table:table-cell>
          <table:table-cell table:style-name="ce142" table:formula="oooc:=INT([.F77]/16)" office:value-type="float" office:value="0">
            <text:p><text:s/>- </text:p>
          </table:table-cell>
          <table:table-cell table:style-name="ce143" table:formula="oooc:=[.F77]-([.H77]*16)" office:value-type="float" office:value="4.8">
            <text:p>4.8</text:p>
          </table:table-cell>
          <table:table-cell table:style-name="ce157" table:formula="oooc:=[.H77]+([.I77]/16)" office:value-type="float" office:value="0.3">
            <text:p>0.30</text:p>
          </table:table-cell>
          <table:table-cell table:style-name="ce172" table:formula="oooc:=IF([.$E77]=&quot;In&quot;;[.F77];0)" office:value-type="float" office:value="0">
            <text:p><text:s/>- </text:p>
          </table:table-cell>
          <table:table-cell table:style-name="ce172"/>
          <table:table-cell table:style-name="ce186" table:formula="oooc:=28.34952*[.K77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/>
          <table:table-cell table:style-name="ce90"/>
          <table:table-cell table:style-name="ce87"/>
          <table:table-cell table:style-name="ce99"/>
          <table:table-cell table:style-name="ce113"/>
          <table:table-cell table:style-name="ce120" table:formula="oooc:=&quot;——&quot;" office:value-type="string" office:string-value="——">
            <text:p>——</text:p>
          </table:table-cell>
          <table:table-cell table:style-name="ce206" table:formula="oooc:=&quot;——&quot;" office:value-type="string" office:string-value="——">
            <text:p>——</text:p>
          </table:table-cell>
          <table:table-cell table:style-name="ce142" table:formula="oooc:=&quot;——&quot;" office:value-type="string" office:string-value="——">
            <text:p>——</text:p>
          </table:table-cell>
          <table:table-cell table:style-name="ce143" table:formula="oooc:=&quot;——&quot;" office:value-type="string" office:string-value="——">
            <text:p>——</text:p>
          </table:table-cell>
          <table:table-cell table:style-name="ce157" table:formula="oooc:=&quot;——&quot;" office:value-type="string" office:string-value="——">
            <text:p>——</text:p>
          </table:table-cell>
          <table:table-cell table:style-name="ce218" table:formula="oooc:=&quot;——&quot;" office:value-type="string" office:string-value="——">
            <text:p>——</text:p>
          </table:table-cell>
          <table:table-cell table:style-name="ce218"/>
          <table:table-cell table:style-name="ce224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/>
          <table:table-cell table:style-name="ce90"/>
          <table:table-cell table:style-name="ce87"/>
          <table:table-cell table:style-name="ce100" office:value-type="string">
            <text:p>Total Gregory Massif</text:p>
          </table:table-cell>
          <table:table-cell table:style-name="ce114"/>
          <table:table-cell table:style-name="ce121" table:formula="oooc:=SUM([.F75:.F78])" office:value-type="float" office:value="108.5">
            <text:p>108.5</text:p>
          </table:table-cell>
          <table:table-cell table:style-name="ce133" table:formula="oooc:=SUM([.G75:.G78])" office:value-type="float" office:value="3075.92292">
            <text:p>3,076</text:p>
          </table:table-cell>
          <table:table-cell table:style-name="ce144" table:formula="oooc:=INT([.F79]/16)" office:value-type="float" office:value="6">
            <text:p>6</text:p>
          </table:table-cell>
          <table:table-cell table:style-name="ce150" table:formula="oooc:=[.F79]-([.H79]*16)" office:value-type="float" office:value="12.5">
            <text:p>12.5</text:p>
          </table:table-cell>
          <table:table-cell table:style-name="ce158" table:formula="oooc:=[.H79]+([.I79]/16)" office:value-type="float" office:value="6.78125">
            <text:p>6.78</text:p>
          </table:table-cell>
          <table:table-cell table:style-name="ce174" table:formula="oooc:=SUM([.K75:.K78])" office:value-type="float" office:value="0">
            <text:p><text:s/>- </text:p>
          </table:table-cell>
          <table:table-cell table:style-name="ce218"/>
          <table:table-cell table:style-name="ce187" table:formula="oooc:=SUM([.M75:.M78])" office:value-type="float" office:value="0">
            <text:p><text:s/>- </text:p>
          </table:table-cell>
          <table:table-cell table:number-columns-repeated="243"/>
        </table:table-row>
        <table:table-row table:style-name="ro1" table:number-rows-repeated="2">
          <table:table-cell/>
          <table:table-cell table:style-name="ce90"/>
          <table:table-cell table:style-name="ce87"/>
          <table:table-cell table:style-name="ce99"/>
          <table:table-cell table:style-name="ce113"/>
          <table:table-cell table:style-name="ce120"/>
          <table:table-cell table:style-name="ce206"/>
          <table:table-cell table:style-name="ce142"/>
          <table:table-cell table:style-name="ce143"/>
          <table:table-cell table:style-name="ce157"/>
          <table:table-cell table:style-name="ce218" table:number-columns-repeated="2"/>
          <table:table-cell table:style-name="ce224"/>
          <table:table-cell table:number-columns-repeated="243"/>
        </table:table-row>
        <table:table-row table:style-name="ro1" table:number-rows-repeated="2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2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style-name="ce118"/>
          <table:table-cell table:number-columns-repeated="4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4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2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7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2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5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8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4">
          <table:table-cell table:number-columns-repeated="10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10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10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3">
          <table:table-cell table:number-columns-repeated="10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3">
          <table:table-cell table:number-columns-repeated="10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10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10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10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6">
          <table:table-cell table:number-columns-repeated="10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10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10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10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10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10"/>
          <table:table-cell table:style-name="ce161"/>
          <table:table-cell/>
          <table:table-cell table:style-name="ce220"/>
          <table:table-cell table:number-columns-repeated="243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25">
          <table:table-cell table:number-columns-repeated="10"/>
          <table:table-cell table:style-name="ce161"/>
          <table:table-cell/>
          <table:table-cell table:style-name="ce220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 table:number-rows-repeated="14">
          <table:table-cell table:number-columns-repeated="10"/>
          <table:table-cell table:style-name="ce161"/>
          <table:table-cell/>
          <table:table-cell table:style-name="ce220"/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5"/>
          <table:table-cell table:style-name="ce108"/>
          <table:table-cell table:style-name="ce207"/>
          <table:table-cell table:number-columns-repeated="249"/>
        </table:table-row>
        <table:table-row table:style-name="ro1" table:number-rows-repeated="5">
          <table:table-cell table:number-columns-repeated="5"/>
          <table:table-cell table:style-name="ce199"/>
          <table:table-cell table:style-name="ce208"/>
          <table:table-cell table:number-columns-repeated="249"/>
        </table:table-row>
        <table:table-row table:style-name="ro1" table:number-rows-repeated="2">
          <table:table-cell table:number-columns-repeated="5"/>
          <table:table-cell table:style-name="ce200"/>
          <table:table-cell table:style-name="ce209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 table:number-rows-repeated="10">
          <table:table-cell table:number-columns-repeated="10"/>
          <table:table-cell table:style-name="ce161"/>
          <table:table-cell/>
          <table:table-cell table:style-name="ce220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ce161"/>
          <table:table-cell/>
          <table:table-cell table:style-name="ce220"/>
          <table:table-cell table:number-columns-repeated="243"/>
        </table:table-row>
        <table:table-row table:style-name="ro1" table:number-rows-repeated="7">
          <table:table-cell table:number-columns-repeated="5"/>
          <table:table-cell table:style-name="ce201"/>
          <table:table-cell table:style-name="ce210"/>
          <table:table-cell table:number-columns-repeated="3"/>
          <table:table-cell table:style-name="ce161"/>
          <table:table-cell/>
          <table:table-cell table:style-name="ce220"/>
          <table:table-cell table:number-columns-repeated="243"/>
        </table:table-row>
        <table:table-row table:style-name="ro1" table:number-rows-repeated="16">
          <table:table-cell table:number-columns-repeated="10"/>
          <table:table-cell table:style-name="ce161"/>
          <table:table-cell/>
          <table:table-cell table:style-name="ce220"/>
          <table:table-cell table:number-columns-repeated="243"/>
        </table:table-row>
        <table:table-row table:style-name="ro1" table:number-rows-repeated="652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lter Detail" table:style-name="ta5">
        <table:table-column table:style-name="co1" table:default-cell-style-name="ce86"/>
        <table:table-column table:style-name="co1" table:default-cell-style-name="ce88"/>
        <table:table-column table:style-name="co15" table:default-cell-style-name="ce86"/>
        <table:table-column table:style-name="co19" table:default-cell-style-name="ce86"/>
        <table:table-column table:style-name="co4" table:default-cell-style-name="ce104"/>
        <table:table-column table:style-name="co17" table:default-cell-style-name="ce110"/>
        <table:table-column-group>
          <table:table-column table:style-name="co17" table:default-cell-style-name="ce126"/>
        </table:table-column-group>
        <table:table-column table:style-name="co4" table:number-columns-repeated="3" table:default-cell-style-name="Default"/>
        <table:table-column table:style-name="co11" table:default-cell-style-name="ce169"/>
        <table:table-column table:style-name="co13" table:default-cell-style-name="ce176"/>
        <table:table-column-group>
          <table:table-column table:style-name="co11" table:default-cell-style-name="ce226"/>
        </table:table-column-group>
        <table:table-column table:style-name="co4" table:default-cell-style-name="ce176"/>
        <table:table-column table:style-name="co4" table:number-columns-repeated="4" table:default-cell-style-name="ce88"/>
        <table:table-column table:style-name="co18" table:number-columns-repeated="3" table:default-cell-style-name="ce86"/>
        <table:table-column table:style-name="co14" table:number-columns-repeated="235" table:default-cell-style-name="ce86"/>
        <table:table-row table:style-name="ro1">
          <table:table-cell table:number-columns-repeated="2"/>
          <table:table-cell table:style-name="ce4"/>
          <table:table-cell table:style-name="ce94"/>
          <table:table-cell table:style-name="ce103"/>
          <table:table-cell table:number-columns-repeated="5"/>
          <table:table-cell table:style-name="ce161"/>
          <table:table-cell/>
          <table:table-cell table:style-name="ce220"/>
          <table:table-cell table:number-columns-repeated="243"/>
        </table:table-row>
        <table:table-row table:style-name="ro10">
          <table:table-cell table:number-columns-repeated="2"/>
          <table:table-cell table:style-name="ce228" office:value-type="string">
            <text:p>SHELTER DETAIL</text:p>
          </table:table-cell>
          <table:table-cell table:style-name="ce229"/>
          <table:table-cell table:style-name="ce103"/>
          <table:table-cell table:number-columns-repeated="5"/>
          <table:table-cell table:style-name="ce161"/>
          <table:table-cell/>
          <table:table-cell table:style-name="ce220"/>
          <table:table-cell table:number-columns-repeated="243"/>
        </table:table-row>
        <table:table-row table:style-name="ro1">
          <table:table-cell table:number-columns-repeated="2"/>
          <table:table-cell table:style-name="ce20" table:formula="oooc:=[$'Master List'.B3]" office:value-type="string" office:string-value="November 30, 2005">
            <text:p>November 30, 2005</text:p>
          </table:table-cell>
          <table:table-cell table:style-name="ce94"/>
          <table:table-cell table:style-name="ce103"/>
          <table:table-cell table:number-columns-repeated="5"/>
          <table:table-cell table:style-name="ce161"/>
          <table:table-cell/>
          <table:table-cell table:style-name="ce220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94"/>
          <table:table-cell table:number-columns-repeated="3"/>
          <table:table-cell table:style-name="ce211" table:number-columns-repeated="2"/>
          <table:table-cell table:style-name="ce215"/>
          <table:table-cell table:style-name="ce162" office:value-type="string">
            <text:p>Trail</text:p>
          </table:table-cell>
          <table:table-cell table:style-name="ce165"/>
          <table:table-cell table:style-name="ce178" office:value-type="string">
            <text:p>Trail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94"/>
          <table:table-cell table:number-columns-repeated="2" table:style-name="ce45" office:value-type="string">
            <text:p>Input</text:p>
          </table:table-cell>
          <table:table-cell office:value-type="string">
            <text:p>Memo:</text:p>
          </table:table-cell>
          <table:table-cell table:style-name="ce211" table:number-columns-repeated="2"/>
          <table:table-cell table:style-name="ce215"/>
          <table:table-cell table:style-name="ce162" office:value-type="string">
            <text:p>Weight</text:p>
          </table:table-cell>
          <table:table-cell/>
          <table:table-cell table:style-name="ce178" office:value-type="string">
            <text:p>Weight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4"/>
          <table:table-cell table:style-name="ce105" office:value-type="string">
            <text:p>Status</text:p>
          </table:table-cell>
          <table:table-cell table:style-name="ce117" office:value-type="string">
            <text:p>Tot Ozs</text:p>
          </table:table-cell>
          <table:table-cell table:style-name="ce128" office:value-type="string">
            <text:p>Grams</text:p>
          </table:table-cell>
          <table:table-cell table:style-name="ce212" office:value-type="string">
            <text:p>Lbs</text:p>
          </table:table-cell>
          <table:table-cell table:style-name="ce212" office:value-type="string">
            <text:p>Oz</text:p>
          </table:table-cell>
          <table:table-cell table:style-name="ce216" office:value-type="string">
            <text:p>Total</text:p>
          </table:table-cell>
          <table:table-cell table:style-name="ce163" office:value-type="string">
            <text:p>Tot Oz</text:p>
          </table:table-cell>
          <table:table-cell/>
          <table:table-cell table:style-name="ce179" office:value-type="string">
            <text:p>Grams</text:p>
          </table:table-cell>
          <table:table-cell table:number-columns-repeated="243"/>
        </table:table-row>
        <table:table-row table:style-name="ro1">
          <table:table-cell/>
          <table:table-cell table:style-name="ce89" office:value-type="string">
            <text:p>n</text:p>
          </table:table-cell>
          <table:table-cell table:style-name="ce8" office:value-type="string">
            <text:p>AireFrame Solo Tent (Prototype)</text:p>
          </table:table-cell>
          <table:table-cell table:style-name="ce94"/>
          <table:table-cell table:style-name="ce103"/>
          <table:table-cell table:style-name="ce198"/>
          <table:table-cell/>
          <table:table-cell table:style-name="ce213"/>
          <table:table-cell table:style-name="ce214"/>
          <table:table-cell table:style-name="ce217"/>
          <table:table-cell table:style-name="ce162"/>
          <table:table-cell table:style-name="ce86"/>
          <table:table-cell table:style-name="ce178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Tent with coated floor</text:p>
          </table:table-cell>
          <table:table-cell table:style-name="ce103" office:value-type="string">
            <text:p>In</text:p>
          </table:table-cell>
          <table:table-cell office:value-type="float" office:value="44.1">
            <text:p>44.1</text:p>
          </table:table-cell>
          <table:table-cell table:formula="oooc:=28.34952*[.F8]" office:value-type="float" office:value="1250.213832">
            <text:p>1,250</text:p>
          </table:table-cell>
          <table:table-cell table:style-name="ce137" table:formula="oooc:=INT([.F8]/16)" office:value-type="float" office:value="2">
            <text:p>2</text:p>
          </table:table-cell>
          <table:table-cell table:style-name="ce138" table:formula="oooc:=[.F8]-([.H8]*16)" office:value-type="float" office:value="12.1">
            <text:p>12.1</text:p>
          </table:table-cell>
          <table:table-cell table:style-name="ce154" table:formula="oooc:=[.H8]+([.I8]/16)" office:value-type="float" office:value="2.75625">
            <text:p>2.76</text:p>
          </table:table-cell>
          <table:table-cell table:style-name="ce165" table:formula="oooc:=IF([.$E8]=&quot;In&quot;;[.F8];0)" office:value-type="float" office:value="44.1">
            <text:p>44.1</text:p>
          </table:table-cell>
          <table:table-cell table:style-name="ce86"/>
          <table:table-cell table:style-name="ce181" table:formula="oooc:=28.34952*[.K8]" office:value-type="float" office:value="1250.213832">
            <text:p>1,250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Removable storm shield</text:p>
          </table:table-cell>
          <table:table-cell table:style-name="ce103" office:value-type="string">
            <text:p>Out</text:p>
          </table:table-cell>
          <table:table-cell office:value-type="float" office:value="2">
            <text:p>2.0</text:p>
          </table:table-cell>
          <table:table-cell table:formula="oooc:=28.34952*[.F9]" office:value-type="float" office:value="56.69904">
            <text:p>57</text:p>
          </table:table-cell>
          <table:table-cell table:style-name="ce137" table:formula="oooc:=INT([.F9]/16)" office:value-type="float" office:value="0">
            <text:p><text:s/>- </text:p>
          </table:table-cell>
          <table:table-cell table:style-name="ce138" table:formula="oooc:=[.F9]-([.H9]*16)" office:value-type="float" office:value="2">
            <text:p>2.0</text:p>
          </table:table-cell>
          <table:table-cell table:style-name="ce154" table:formula="oooc:=[.H9]+([.I9]/16)" office:value-type="float" office:value="0.125">
            <text:p>0.13</text:p>
          </table:table-cell>
          <table:table-cell table:style-name="ce165" table:formula="oooc:=IF([.$E9]=&quot;In&quot;;[.F9];0)" office:value-type="float" office:value="0">
            <text:p><text:s/>- </text:p>
          </table:table-cell>
          <table:table-cell table:style-name="ce86"/>
          <table:table-cell table:style-name="ce181" table:formula="oooc:=28.34952*[.K9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86"/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Subtotal tent</text:p>
          </table:table-cell>
          <table:table-cell table:style-name="ce103"/>
          <table:table-cell table:formula="oooc:=SUM([.F8:.F10])" office:value-type="float" office:value="46.1">
            <text:p>46.1</text:p>
          </table:table-cell>
          <table:table-cell table:formula="oooc:=SUM([.G8:.G10])" office:value-type="float" office:value="1306.912872">
            <text:p>1,307</text:p>
          </table:table-cell>
          <table:table-cell table:style-name="ce137" table:formula="oooc:=SUM([.H8:.H10])" office:value-type="float" office:value="2">
            <text:p>2</text:p>
          </table:table-cell>
          <table:table-cell table:style-name="ce138" table:formula="oooc:=SUM([.I8:.I10])" office:value-type="float" office:value="14.1">
            <text:p>14.1</text:p>
          </table:table-cell>
          <table:table-cell table:style-name="ce154" table:formula="oooc:=SUM([.J8:.J10])" office:value-type="float" office:value="2.88125">
            <text:p>2.88</text:p>
          </table:table-cell>
          <table:table-cell table:style-name="ce165" table:formula="oooc:=SUM([.K8:.K10])" office:value-type="float" office:value="44.1">
            <text:p>44.1</text:p>
          </table:table-cell>
          <table:table-cell table:style-name="ce86"/>
          <table:table-cell table:style-name="ce181" table:formula="oooc:=SUM([.M8:.M10])" office:value-type="float" office:value="1250.213832">
            <text:p>1,250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2"/>
          <table:table-cell table:style-name="ce86"/>
          <table:table-cell table:style-name="ce178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Stake kit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4 Easton pole stakes + Triptease guy lines</text:p>
          </table:table-cell>
          <table:table-cell table:style-name="ce103" office:value-type="string">
            <text:p>In</text:p>
          </table:table-cell>
          <table:table-cell office:value-type="float" office:value="3.2">
            <text:p>3.2</text:p>
          </table:table-cell>
          <table:table-cell table:formula="oooc:=28.34952*[.F15]" office:value-type="float" office:value="90.718464">
            <text:p>91</text:p>
          </table:table-cell>
          <table:table-cell table:style-name="ce137" table:formula="oooc:=INT([.F15]/16)" office:value-type="float" office:value="0">
            <text:p><text:s/>- </text:p>
          </table:table-cell>
          <table:table-cell table:style-name="ce138" table:formula="oooc:=[.F15]-([.H15]*16)" office:value-type="float" office:value="3.2">
            <text:p>3.2</text:p>
          </table:table-cell>
          <table:table-cell table:style-name="ce154" table:formula="oooc:=[.H15]+([.I15]/16)" office:value-type="float" office:value="0.2">
            <text:p>0.20</text:p>
          </table:table-cell>
          <table:table-cell table:style-name="ce165" table:formula="oooc:=IF([.$E15]=&quot;In&quot;;[.F15];0)" office:value-type="float" office:value="3.2">
            <text:p>3.2</text:p>
          </table:table-cell>
          <table:table-cell table:style-name="ce86"/>
          <table:table-cell table:style-name="ce181" table:formula="oooc:=28.34952*[.K15]" office:value-type="float" office:value="90.718464">
            <text:p>91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4 Kelty Nobendum gold corner hex stakes</text:p>
          </table:table-cell>
          <table:table-cell table:style-name="ce103" office:value-type="string">
            <text:p>In</text:p>
          </table:table-cell>
          <table:table-cell office:value-type="float" office:value="2">
            <text:p>2.0</text:p>
          </table:table-cell>
          <table:table-cell table:formula="oooc:=28.34952*[.F16]" office:value-type="float" office:value="56.69904">
            <text:p>57</text:p>
          </table:table-cell>
          <table:table-cell table:style-name="ce137" table:formula="oooc:=INT([.F16]/16)" office:value-type="float" office:value="0">
            <text:p><text:s/>- </text:p>
          </table:table-cell>
          <table:table-cell table:style-name="ce138" table:formula="oooc:=[.F16]-([.H16]*16)" office:value-type="float" office:value="2">
            <text:p>2.0</text:p>
          </table:table-cell>
          <table:table-cell table:style-name="ce154" table:formula="oooc:=[.H16]+([.I16]/16)" office:value-type="float" office:value="0.125">
            <text:p>0.13</text:p>
          </table:table-cell>
          <table:table-cell table:style-name="ce165" table:formula="oooc:=IF([.$E16]=&quot;In&quot;;[.F16];0)" office:value-type="float" office:value="2">
            <text:p>2.0</text:p>
          </table:table-cell>
          <table:table-cell table:style-name="ce86"/>
          <table:table-cell table:style-name="ce181" table:formula="oooc:=28.34952*[.K16]" office:value-type="float" office:value="56.69904">
            <text:p>57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4 Kelty Nobendum silver awning hex stakes</text:p>
          </table:table-cell>
          <table:table-cell table:style-name="ce103" office:value-type="string">
            <text:p>In</text:p>
          </table:table-cell>
          <table:table-cell office:value-type="float" office:value="2">
            <text:p>2.0</text:p>
          </table:table-cell>
          <table:table-cell table:formula="oooc:=28.34952*[.F17]" office:value-type="float" office:value="56.69904">
            <text:p>57</text:p>
          </table:table-cell>
          <table:table-cell table:style-name="ce137" table:formula="oooc:=INT([.F17]/16)" office:value-type="float" office:value="0">
            <text:p><text:s/>- </text:p>
          </table:table-cell>
          <table:table-cell table:style-name="ce138" table:formula="oooc:=[.F17]-([.H17]*16)" office:value-type="float" office:value="2">
            <text:p>2.0</text:p>
          </table:table-cell>
          <table:table-cell table:style-name="ce154" table:formula="oooc:=[.H17]+([.I17]/16)" office:value-type="float" office:value="0.125">
            <text:p>0.13</text:p>
          </table:table-cell>
          <table:table-cell table:style-name="ce165" table:formula="oooc:=IF([.$E17]=&quot;In&quot;;[.F17];0)" office:value-type="float" office:value="2">
            <text:p>2.0</text:p>
          </table:table-cell>
          <table:table-cell table:style-name="ce86"/>
          <table:table-cell table:style-name="ce181" table:formula="oooc:=28.34952*[.K17]" office:value-type="float" office:value="56.69904">
            <text:p>57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2 Easton side tie-out stakes with guy loops</text:p>
          </table:table-cell>
          <table:table-cell table:style-name="ce103" office:value-type="string">
            <text:p>In</text:p>
          </table:table-cell>
          <table:table-cell office:value-type="float" office:value="1.1">
            <text:p>1.1</text:p>
          </table:table-cell>
          <table:table-cell table:formula="oooc:=28.34952*[.F18]" office:value-type="float" office:value="31.184472">
            <text:p>31</text:p>
          </table:table-cell>
          <table:table-cell table:style-name="ce137" table:formula="oooc:=INT([.F18]/16)" office:value-type="float" office:value="0">
            <text:p><text:s/>- </text:p>
          </table:table-cell>
          <table:table-cell table:style-name="ce138" table:formula="oooc:=[.F18]-([.H18]*16)" office:value-type="float" office:value="1.1">
            <text:p>1.1</text:p>
          </table:table-cell>
          <table:table-cell table:style-name="ce154" table:formula="oooc:=[.H18]+([.I18]/16)" office:value-type="float" office:value="0.06875">
            <text:p>0.07</text:p>
          </table:table-cell>
          <table:table-cell table:style-name="ce165" table:formula="oooc:=IF([.$E18]=&quot;In&quot;;[.F18];0)" office:value-type="float" office:value="1.1">
            <text:p>1.1</text:p>
          </table:table-cell>
          <table:table-cell table:style-name="ce86"/>
          <table:table-cell table:style-name="ce181" table:formula="oooc:=28.34952*[.K18]" office:value-type="float" office:value="31.184472">
            <text:p>31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2 Triptease side guy-out assemblies (20' ea)</text:p>
          </table:table-cell>
          <table:table-cell table:style-name="ce103" office:value-type="string">
            <text:p>In</text:p>
          </table:table-cell>
          <table:table-cell office:value-type="float" office:value="1.6">
            <text:p>1.6</text:p>
          </table:table-cell>
          <table:table-cell table:formula="oooc:=28.34952*[.F19]" office:value-type="float" office:value="45.359232">
            <text:p>45</text:p>
          </table:table-cell>
          <table:table-cell table:style-name="ce137" table:formula="oooc:=INT([.F19]/16)" office:value-type="float" office:value="0">
            <text:p><text:s/>- </text:p>
          </table:table-cell>
          <table:table-cell table:style-name="ce138" table:formula="oooc:=[.F19]-([.H19]*16)" office:value-type="float" office:value="1.6">
            <text:p>1.6</text:p>
          </table:table-cell>
          <table:table-cell table:style-name="ce154" table:formula="oooc:=[.H19]+([.I19]/16)" office:value-type="float" office:value="0.1">
            <text:p>0.10</text:p>
          </table:table-cell>
          <table:table-cell table:style-name="ce165" table:formula="oooc:=IF([.$E19]=&quot;In&quot;;[.F19];0)" office:value-type="float" office:value="1.6">
            <text:p>1.6</text:p>
          </table:table-cell>
          <table:table-cell table:style-name="ce86"/>
          <table:table-cell table:style-name="ce181" table:formula="oooc:=28.34952*[.K19]" office:value-type="float" office:value="45.359232">
            <text:p>45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2 Triptease tree lines + accessories</text:p>
          </table:table-cell>
          <table:table-cell table:style-name="ce103" office:value-type="string">
            <text:p>Out</text:p>
          </table:table-cell>
          <table:table-cell office:value-type="float" office:value="2.5">
            <text:p>2.5</text:p>
          </table:table-cell>
          <table:table-cell table:formula="oooc:=28.34952*[.F20]" office:value-type="float" office:value="70.8738">
            <text:p>71</text:p>
          </table:table-cell>
          <table:table-cell table:style-name="ce137" table:formula="oooc:=INT([.F20]/16)" office:value-type="float" office:value="0">
            <text:p><text:s/>- </text:p>
          </table:table-cell>
          <table:table-cell table:style-name="ce138" table:formula="oooc:=[.F20]-([.H20]*16)" office:value-type="float" office:value="2.5">
            <text:p>2.5</text:p>
          </table:table-cell>
          <table:table-cell table:style-name="ce154" table:formula="oooc:=[.H20]+([.I20]/16)" office:value-type="float" office:value="0.15625">
            <text:p>0.16</text:p>
          </table:table-cell>
          <table:table-cell table:style-name="ce165" table:formula="oooc:=IF([.$E20]=&quot;In&quot;;[.F20];0)" office:value-type="float" office:value="0">
            <text:p><text:s/>- </text:p>
          </table:table-cell>
          <table:table-cell table:style-name="ce86"/>
          <table:table-cell table:style-name="ce181" table:formula="oooc:=28.34952*[.K20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Vargo Ti nail stake for hard ground pilot holes</text:p>
          </table:table-cell>
          <table:table-cell table:style-name="ce103" office:value-type="string">
            <text:p>Out</text:p>
          </table:table-cell>
          <table:table-cell office:value-type="float" office:value="0.5">
            <text:p>0.5</text:p>
          </table:table-cell>
          <table:table-cell table:formula="oooc:=28.34952*[.F21]" office:value-type="float" office:value="14.17476">
            <text:p>14</text:p>
          </table:table-cell>
          <table:table-cell table:style-name="ce137" table:formula="oooc:=INT([.F21]/16)" office:value-type="float" office:value="0">
            <text:p><text:s/>- </text:p>
          </table:table-cell>
          <table:table-cell table:style-name="ce138" table:formula="oooc:=[.F21]-([.H21]*16)" office:value-type="float" office:value="0.5">
            <text:p>0.5</text:p>
          </table:table-cell>
          <table:table-cell table:style-name="ce154" table:formula="oooc:=[.H21]+([.I21]/16)" office:value-type="float" office:value="0.03125">
            <text:p>0.03</text:p>
          </table:table-cell>
          <table:table-cell table:style-name="ce165" table:formula="oooc:=IF([.$E21]=&quot;In&quot;;[.F21];0)" office:value-type="float" office:value="0">
            <text:p><text:s/>- </text:p>
          </table:table-cell>
          <table:table-cell table:style-name="ce86"/>
          <table:table-cell table:style-name="ce181" table:formula="oooc:=28.34952*[.K21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4 micro Ti stakes for ground cloth separate use</text:p>
          </table:table-cell>
          <table:table-cell table:style-name="ce103" office:value-type="string">
            <text:p>Out</text:p>
          </table:table-cell>
          <table:table-cell office:value-type="float" office:value="1">
            <text:p>1.0</text:p>
          </table:table-cell>
          <table:table-cell table:formula="oooc:=28.34952*[.F22]" office:value-type="float" office:value="28.34952">
            <text:p>28</text:p>
          </table:table-cell>
          <table:table-cell table:style-name="ce137" table:formula="oooc:=INT([.F22]/16)" office:value-type="float" office:value="0">
            <text:p><text:s/>- </text:p>
          </table:table-cell>
          <table:table-cell table:style-name="ce138" table:formula="oooc:=[.F22]-([.H22]*16)" office:value-type="float" office:value="1">
            <text:p>1.0</text:p>
          </table:table-cell>
          <table:table-cell table:style-name="ce154" table:formula="oooc:=[.H22]+([.I22]/16)" office:value-type="float" office:value="0.0625">
            <text:p>0.06</text:p>
          </table:table-cell>
          <table:table-cell table:style-name="ce165" table:formula="oooc:=IF([.$E22]=&quot;In&quot;;[.F22];0)" office:value-type="float" office:value="0">
            <text:p><text:s/>- </text:p>
          </table:table-cell>
          <table:table-cell table:style-name="ce86"/>
          <table:table-cell table:style-name="ce181" table:formula="oooc:=28.34952*[.K22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94" office:value-type="string">
            <text:p>Snow stake #2 (SMC) for high winds</text:p>
          </table:table-cell>
          <table:table-cell table:style-name="ce103" office:value-type="string">
            <text:p>Out</text:p>
          </table:table-cell>
          <table:table-cell office:value-type="float" office:value="1.2">
            <text:p>1.2</text:p>
          </table:table-cell>
          <table:table-cell table:formula="oooc:=28.34952*[.F23]" office:value-type="float" office:value="34.019424">
            <text:p>34</text:p>
          </table:table-cell>
          <table:table-cell table:style-name="ce137" table:formula="oooc:=INT([.F23]/16)" office:value-type="float" office:value="0">
            <text:p><text:s/>- </text:p>
          </table:table-cell>
          <table:table-cell table:style-name="ce138" table:formula="oooc:=[.F23]-([.H23]*16)" office:value-type="float" office:value="1.2">
            <text:p>1.2</text:p>
          </table:table-cell>
          <table:table-cell table:style-name="ce154" table:formula="oooc:=[.H23]+([.I23]/16)" office:value-type="float" office:value="0.075">
            <text:p>0.08</text:p>
          </table:table-cell>
          <table:table-cell table:style-name="ce165" table:formula="oooc:=IF([.$E23]=&quot;In&quot;;[.F23];0)" office:value-type="float" office:value="0">
            <text:p><text:s/>- </text:p>
          </table:table-cell>
          <table:table-cell table:style-name="ce86"/>
          <table:table-cell table:style-name="ce181" table:formula="oooc:=28.34952*[.K23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Stake bag - modified Ziploc</text:p>
          </table:table-cell>
          <table:table-cell table:style-name="ce103" office:value-type="string">
            <text:p>In</text:p>
          </table:table-cell>
          <table:table-cell office:value-type="float" office:value="0.5">
            <text:p>0.5</text:p>
          </table:table-cell>
          <table:table-cell table:formula="oooc:=28.34952*[.F24]" office:value-type="float" office:value="14.17476">
            <text:p>14</text:p>
          </table:table-cell>
          <table:table-cell table:style-name="ce137" table:formula="oooc:=INT([.F24]/16)" office:value-type="float" office:value="0">
            <text:p><text:s/>- </text:p>
          </table:table-cell>
          <table:table-cell table:style-name="ce138" table:formula="oooc:=[.F24]-([.H24]*16)" office:value-type="float" office:value="0.5">
            <text:p>0.5</text:p>
          </table:table-cell>
          <table:table-cell table:style-name="ce154" table:formula="oooc:=[.H24]+([.I24]/16)" office:value-type="float" office:value="0.03125">
            <text:p>0.03</text:p>
          </table:table-cell>
          <table:table-cell table:style-name="ce165" table:formula="oooc:=IF([.$E24]=&quot;In&quot;;[.F24];0)" office:value-type="float" office:value="0.5">
            <text:p>0.5</text:p>
          </table:table-cell>
          <table:table-cell table:style-name="ce86"/>
          <table:table-cell table:style-name="ce181" table:formula="oooc:=28.34952*[.K24]" office:value-type="float" office:value="14.17476">
            <text:p>14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86"/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Subtotal stake kit</text:p>
          </table:table-cell>
          <table:table-cell table:style-name="ce103"/>
          <table:table-cell table:formula="oooc:=SUM([.F15:.F25])" office:value-type="float" office:value="15.6">
            <text:p>15.6</text:p>
          </table:table-cell>
          <table:table-cell table:formula="oooc:=SUM([.G15:.G25])" office:value-type="float" office:value="442.252512">
            <text:p>442</text:p>
          </table:table-cell>
          <table:table-cell table:style-name="ce137" table:formula="oooc:=SUM([.H15:.H25])" office:value-type="float" office:value="0">
            <text:p><text:s/>- </text:p>
          </table:table-cell>
          <table:table-cell table:style-name="ce138" table:formula="oooc:=SUM([.I15:.I25])" office:value-type="float" office:value="15.6">
            <text:p>15.6</text:p>
          </table:table-cell>
          <table:table-cell table:style-name="ce154" table:formula="oooc:=SUM([.J15:.J25])" office:value-type="float" office:value="0.975">
            <text:p>0.98</text:p>
          </table:table-cell>
          <table:table-cell table:style-name="ce165" table:formula="oooc:=SUM([.K15:.K25])" office:value-type="float" office:value="10.4">
            <text:p>10.4</text:p>
          </table:table-cell>
          <table:table-cell table:style-name="ce86"/>
          <table:table-cell table:style-name="ce181" table:formula="oooc:=SUM([.M15:.M25])" office:value-type="float" office:value="294.835008">
            <text:p>295</text:p>
          </table:table-cell>
          <table:table-cell table:number-columns-repeated="243"/>
        </table:table-row>
        <table:table-row table:style-name="ro1" table:number-rows-repeated="2">
          <table:table-cell table:number-columns-repeated="2"/>
          <table:table-cell table:style-name="ce8"/>
          <table:table-cell table:style-name="ce1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Other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Kite Tyvek ground cloth</text:p>
          </table:table-cell>
          <table:table-cell table:style-name="ce103" office:value-type="string">
            <text:p>In</text:p>
          </table:table-cell>
          <table:table-cell office:value-type="float" office:value="4">
            <text:p>4.0</text:p>
          </table:table-cell>
          <table:table-cell table:formula="oooc:=28.34952*[.F30]" office:value-type="float" office:value="113.39808">
            <text:p>113</text:p>
          </table:table-cell>
          <table:table-cell table:style-name="ce137" table:formula="oooc:=INT([.F30]/16)" office:value-type="float" office:value="0">
            <text:p><text:s/>- </text:p>
          </table:table-cell>
          <table:table-cell table:style-name="ce138" table:formula="oooc:=[.F30]-([.H30]*16)" office:value-type="float" office:value="4">
            <text:p>4.0</text:p>
          </table:table-cell>
          <table:table-cell table:style-name="ce154" table:formula="oooc:=[.H30]+([.I30]/16)" office:value-type="float" office:value="0.25">
            <text:p>0.25</text:p>
          </table:table-cell>
          <table:table-cell table:style-name="ce165" table:formula="oooc:=IF([.$E30]=&quot;In&quot;;[.F30];0)" office:value-type="float" office:value="4">
            <text:p>4.0</text:p>
          </table:table-cell>
          <table:table-cell table:style-name="ce86"/>
          <table:table-cell table:style-name="ce181" table:formula="oooc:=28.34952*[.K30]" office:value-type="float" office:value="113.39808">
            <text:p>113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Black nylon stuff sack + straps</text:p>
          </table:table-cell>
          <table:table-cell table:style-name="ce103" office:value-type="string">
            <text:p>Out</text:p>
          </table:table-cell>
          <table:table-cell office:value-type="float" office:value="3">
            <text:p>3.0</text:p>
          </table:table-cell>
          <table:table-cell table:formula="oooc:=28.34952*[.F31]" office:value-type="float" office:value="85.04856">
            <text:p>85</text:p>
          </table:table-cell>
          <table:table-cell table:style-name="ce137" table:formula="oooc:=INT([.F31]/16)" office:value-type="float" office:value="0">
            <text:p><text:s/>- </text:p>
          </table:table-cell>
          <table:table-cell table:style-name="ce138" table:formula="oooc:=[.F31]-([.H31]*16)" office:value-type="float" office:value="3">
            <text:p>3.0</text:p>
          </table:table-cell>
          <table:table-cell table:style-name="ce154" table:formula="oooc:=[.H31]+([.I31]/16)" office:value-type="float" office:value="0.1875">
            <text:p>0.19</text:p>
          </table:table-cell>
          <table:table-cell table:style-name="ce165" table:formula="oooc:=IF([.$E31]=&quot;In&quot;;[.F31];0)" office:value-type="float" office:value="0">
            <text:p><text:s/>- </text:p>
          </table:table-cell>
          <table:table-cell table:style-name="ce86"/>
          <table:table-cell table:style-name="ce181" table:formula="oooc:=28.34952*[.K31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Silnylon stuff sack</text:p>
          </table:table-cell>
          <table:table-cell table:style-name="ce103" office:value-type="string">
            <text:p>In</text:p>
          </table:table-cell>
          <table:table-cell office:value-type="float" office:value="1">
            <text:p>1.0</text:p>
          </table:table-cell>
          <table:table-cell table:formula="oooc:=28.34952*[.F32]" office:value-type="float" office:value="28.34952">
            <text:p>28</text:p>
          </table:table-cell>
          <table:table-cell table:style-name="ce137" table:formula="oooc:=INT([.F32]/16)" office:value-type="float" office:value="0">
            <text:p><text:s/>- </text:p>
          </table:table-cell>
          <table:table-cell table:style-name="ce138" table:formula="oooc:=[.F32]-([.H32]*16)" office:value-type="float" office:value="1">
            <text:p>1.0</text:p>
          </table:table-cell>
          <table:table-cell table:style-name="ce154" table:formula="oooc:=[.H32]+([.I32]/16)" office:value-type="float" office:value="0.0625">
            <text:p>0.06</text:p>
          </table:table-cell>
          <table:table-cell table:style-name="ce165" table:formula="oooc:=IF([.$E32]=&quot;In&quot;;[.F32];0)" office:value-type="float" office:value="1">
            <text:p>1.0</text:p>
          </table:table-cell>
          <table:table-cell table:style-name="ce86"/>
          <table:table-cell table:style-name="ce181" table:formula="oooc:=28.34952*[.K32]" office:value-type="float" office:value="28.34952">
            <text:p>28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86"/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Subtotal other</text:p>
          </table:table-cell>
          <table:table-cell table:style-name="ce103"/>
          <table:table-cell table:formula="oooc:=SUM([.F30:.F33])" office:value-type="float" office:value="8">
            <text:p>8.0</text:p>
          </table:table-cell>
          <table:table-cell table:formula="oooc:=SUM([.G30:.G33])" office:value-type="float" office:value="226.79616">
            <text:p>227</text:p>
          </table:table-cell>
          <table:table-cell table:style-name="ce137" table:formula="oooc:=SUM([.H30:.H33])" office:value-type="float" office:value="0">
            <text:p><text:s/>- </text:p>
          </table:table-cell>
          <table:table-cell table:style-name="ce138" table:formula="oooc:=SUM([.I30:.I33])" office:value-type="float" office:value="8">
            <text:p>8.0</text:p>
          </table:table-cell>
          <table:table-cell table:style-name="ce154" table:formula="oooc:=SUM([.J30:.J33])" office:value-type="float" office:value="0.5">
            <text:p>0.50</text:p>
          </table:table-cell>
          <table:table-cell table:style-name="ce165" table:formula="oooc:=SUM([.K30:.K33])" office:value-type="float" office:value="5">
            <text:p>5.0</text:p>
          </table:table-cell>
          <table:table-cell table:style-name="ce86"/>
          <table:table-cell table:style-name="ce181" table:formula="oooc:=SUM([.M30:.M33])" office:value-type="float" office:value="141.7476">
            <text:p>142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234" office:value-type="string">
            <text:p>Lbs</text:p>
          </table:table-cell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7" office:value-type="string">
            <text:p>Total AireFrame Solo</text:p>
          </table:table-cell>
          <table:table-cell table:style-name="ce111"/>
          <table:table-cell table:style-name="ce117" table:formula="oooc:=[.F11]+[.F26]+[.F34]" office:value-type="float" office:value="69.7">
            <text:p>69.7</text:p>
          </table:table-cell>
          <table:table-cell table:style-name="ce128" table:formula="oooc:=[.G11]+[.G26]+[.G34]" office:value-type="float" office:value="1975.961544">
            <text:p>1,976</text:p>
          </table:table-cell>
          <table:table-cell table:style-name="ce139" table:formula="oooc:=[.H11]+[.H26]+[.H34]" office:value-type="float" office:value="2">
            <text:p>2</text:p>
          </table:table-cell>
          <table:table-cell table:style-name="ce148" table:formula="oooc:=[.I11]+[.I26]+[.I34]" office:value-type="float" office:value="37.7">
            <text:p>37.7</text:p>
          </table:table-cell>
          <table:table-cell table:style-name="ce155" table:formula="oooc:=[.J11]+[.J26]+[.J34]" office:value-type="float" office:value="4.35625">
            <text:p>4.36</text:p>
          </table:table-cell>
          <table:table-cell table:style-name="ce167" table:formula="oooc:=[.K11]+[.K26]+[.K34]" office:value-type="float" office:value="59.5">
            <text:p>59.5</text:p>
          </table:table-cell>
          <table:table-cell table:style-name="ce163" table:formula="oooc:=[.K37]/16" office:value-type="float" office:value="3.71875">
            <text:p>3.72</text:p>
          </table:table-cell>
          <table:table-cell table:style-name="ce179" table:formula="oooc:=[.M11]+[.M26]+[.M34]" office:value-type="float" office:value="1686.79644">
            <text:p>1,687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94"/>
          <table:table-cell table:number-columns-repeated="3"/>
          <table:table-cell table:style-name="ce211" table:number-columns-repeated="2"/>
          <table:table-cell table:style-name="ce215"/>
          <table:table-cell table:style-name="ce162" office:value-type="string">
            <text:p>Trail</text:p>
          </table:table-cell>
          <table:table-cell table:style-name="ce165"/>
          <table:table-cell table:style-name="ce178" office:value-type="string">
            <text:p>Trail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94"/>
          <table:table-cell table:number-columns-repeated="2" table:style-name="ce45" office:value-type="string">
            <text:p>Input</text:p>
          </table:table-cell>
          <table:table-cell office:value-type="string">
            <text:p>Memo:</text:p>
          </table:table-cell>
          <table:table-cell table:style-name="ce211" table:number-columns-repeated="2"/>
          <table:table-cell table:style-name="ce215"/>
          <table:table-cell table:style-name="ce162" office:value-type="string">
            <text:p>Weight</text:p>
          </table:table-cell>
          <table:table-cell/>
          <table:table-cell table:style-name="ce178" office:value-type="string">
            <text:p>Weight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4"/>
          <table:table-cell table:style-name="ce105" office:value-type="string">
            <text:p>Status</text:p>
          </table:table-cell>
          <table:table-cell table:style-name="ce117" office:value-type="string">
            <text:p>Tot Ozs</text:p>
          </table:table-cell>
          <table:table-cell table:style-name="ce128" office:value-type="string">
            <text:p>Grams</text:p>
          </table:table-cell>
          <table:table-cell table:style-name="ce212" office:value-type="string">
            <text:p>Lbs</text:p>
          </table:table-cell>
          <table:table-cell table:style-name="ce212" office:value-type="string">
            <text:p>Oz</text:p>
          </table:table-cell>
          <table:table-cell table:style-name="ce216" office:value-type="string">
            <text:p>Total</text:p>
          </table:table-cell>
          <table:table-cell table:style-name="ce163" office:value-type="string">
            <text:p>Tot Oz</text:p>
          </table:table-cell>
          <table:table-cell/>
          <table:table-cell table:style-name="ce179" office:value-type="string">
            <text:p>Grams</text:p>
          </table:table-cell>
          <table:table-cell table:number-columns-repeated="243"/>
        </table:table-row>
        <table:table-row table:style-name="ro1">
          <table:table-cell/>
          <table:table-cell table:style-name="ce89" office:value-type="string">
            <text:p>n</text:p>
          </table:table-cell>
          <table:table-cell table:style-name="ce8" office:value-type="string">
            <text:p>AireFrame #1 (Prototype)</text:p>
          </table:table-cell>
          <table:table-cell table:style-name="ce94"/>
          <table:table-cell table:style-name="ce103"/>
          <table:table-cell table:style-name="ce198"/>
          <table:table-cell/>
          <table:table-cell table:style-name="ce213"/>
          <table:table-cell table:style-name="ce214"/>
          <table:table-cell table:style-name="ce217"/>
          <table:table-cell table:style-name="ce162"/>
          <table:table-cell table:style-name="ce86"/>
          <table:table-cell table:style-name="ce178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Tent without floor or storm shield</text:p>
          </table:table-cell>
          <table:table-cell table:style-name="ce103" office:value-type="string">
            <text:p>In</text:p>
          </table:table-cell>
          <table:table-cell office:value-type="float" office:value="54">
            <text:p>54.0</text:p>
          </table:table-cell>
          <table:table-cell table:formula="oooc:=28.34952*[.F46]" office:value-type="float" office:value="1530.87408">
            <text:p>1,531</text:p>
          </table:table-cell>
          <table:table-cell table:style-name="ce137" table:formula="oooc:=INT([.F46]/16)" office:value-type="float" office:value="3">
            <text:p>3</text:p>
          </table:table-cell>
          <table:table-cell table:style-name="ce138" table:formula="oooc:=[.F46]-([.H46]*16)" office:value-type="float" office:value="6">
            <text:p>6.0</text:p>
          </table:table-cell>
          <table:table-cell table:style-name="ce154" table:formula="oooc:=[.H46]+([.I46]/16)" office:value-type="float" office:value="3.375">
            <text:p>3.38</text:p>
          </table:table-cell>
          <table:table-cell table:style-name="ce165" table:formula="oooc:=IF([.$E46]=&quot;In&quot;;[.F46];0)" office:value-type="float" office:value="54">
            <text:p>54.0</text:p>
          </table:table-cell>
          <table:table-cell table:style-name="ce86"/>
          <table:table-cell table:style-name="ce181" table:formula="oooc:=28.34952*[.K46]" office:value-type="float" office:value="1530.87408">
            <text:p>1,531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Removable silnylon floor - coated</text:p>
          </table:table-cell>
          <table:table-cell table:style-name="ce103" office:value-type="string">
            <text:p>In</text:p>
          </table:table-cell>
          <table:table-cell office:value-type="float" office:value="11.8">
            <text:p>11.8</text:p>
          </table:table-cell>
          <table:table-cell table:formula="oooc:=28.34952*[.F47]" office:value-type="float" office:value="334.524336">
            <text:p>335</text:p>
          </table:table-cell>
          <table:table-cell table:style-name="ce137" table:formula="oooc:=INT([.F47]/16)" office:value-type="float" office:value="0">
            <text:p><text:s/>- </text:p>
          </table:table-cell>
          <table:table-cell table:style-name="ce138" table:formula="oooc:=[.F47]-([.H47]*16)" office:value-type="float" office:value="11.8">
            <text:p>11.8</text:p>
          </table:table-cell>
          <table:table-cell table:style-name="ce154" table:formula="oooc:=[.H47]+([.I47]/16)" office:value-type="float" office:value="0.7375">
            <text:p>0.74</text:p>
          </table:table-cell>
          <table:table-cell table:style-name="ce165" table:formula="oooc:=IF([.$E47]=&quot;In&quot;;[.F47];0)" office:value-type="float" office:value="11.8">
            <text:p>11.8</text:p>
          </table:table-cell>
          <table:table-cell table:style-name="ce86"/>
          <table:table-cell table:style-name="ce181" table:formula="oooc:=28.34952*[.K47]" office:value-type="float" office:value="334.524336">
            <text:p>335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Removable storm shield</text:p>
          </table:table-cell>
          <table:table-cell table:style-name="ce103" office:value-type="string">
            <text:p>Out</text:p>
          </table:table-cell>
          <table:table-cell office:value-type="float" office:value="2">
            <text:p>2.0</text:p>
          </table:table-cell>
          <table:table-cell table:formula="oooc:=28.34952*[.F48]" office:value-type="float" office:value="56.69904">
            <text:p>57</text:p>
          </table:table-cell>
          <table:table-cell table:style-name="ce137" table:formula="oooc:=INT([.F48]/16)" office:value-type="float" office:value="0">
            <text:p><text:s/>- </text:p>
          </table:table-cell>
          <table:table-cell table:style-name="ce138" table:formula="oooc:=[.F48]-([.H48]*16)" office:value-type="float" office:value="2">
            <text:p>2.0</text:p>
          </table:table-cell>
          <table:table-cell table:style-name="ce154" table:formula="oooc:=[.H48]+([.I48]/16)" office:value-type="float" office:value="0.125">
            <text:p>0.13</text:p>
          </table:table-cell>
          <table:table-cell table:style-name="ce165" table:formula="oooc:=IF([.$E48]=&quot;In&quot;;[.F48];0)" office:value-type="float" office:value="0">
            <text:p><text:s/>- </text:p>
          </table:table-cell>
          <table:table-cell table:style-name="ce86"/>
          <table:table-cell table:style-name="ce181" table:formula="oooc:=28.34952*[.K48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86"/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Subtotal tent</text:p>
          </table:table-cell>
          <table:table-cell table:style-name="ce103"/>
          <table:table-cell table:formula="oooc:=SUM([.F46:.F49])" office:value-type="float" office:value="67.8">
            <text:p>67.8</text:p>
          </table:table-cell>
          <table:table-cell table:formula="oooc:=SUM([.G46:.G49])" office:value-type="float" office:value="1922.097456">
            <text:p>1,922</text:p>
          </table:table-cell>
          <table:table-cell table:style-name="ce137" table:formula="oooc:=SUM([.H46:.H49])" office:value-type="float" office:value="3">
            <text:p>3</text:p>
          </table:table-cell>
          <table:table-cell table:style-name="ce138" table:formula="oooc:=SUM([.I46:.I49])" office:value-type="float" office:value="19.8">
            <text:p>19.8</text:p>
          </table:table-cell>
          <table:table-cell table:style-name="ce154" table:formula="oooc:=SUM([.J46:.J49])" office:value-type="float" office:value="4.2375">
            <text:p>4.24</text:p>
          </table:table-cell>
          <table:table-cell table:style-name="ce165" table:formula="oooc:=SUM([.K46:.K49])" office:value-type="float" office:value="65.8">
            <text:p>65.8</text:p>
          </table:table-cell>
          <table:table-cell table:style-name="ce86"/>
          <table:table-cell table:style-name="ce181" table:formula="oooc:=SUM([.M46:.M49])" office:value-type="float" office:value="1865.398416">
            <text:p>1,865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2"/>
          <table:table-cell table:style-name="ce86"/>
          <table:table-cell table:style-name="ce178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Stake kit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4 Easton pole stakes + Triptease guy lines</text:p>
          </table:table-cell>
          <table:table-cell table:style-name="ce103" office:value-type="string">
            <text:p>In</text:p>
          </table:table-cell>
          <table:table-cell office:value-type="float" office:value="3.2">
            <text:p>3.2</text:p>
          </table:table-cell>
          <table:table-cell table:formula="oooc:=28.34952*[.F54]" office:value-type="float" office:value="90.718464">
            <text:p>91</text:p>
          </table:table-cell>
          <table:table-cell table:style-name="ce137" table:formula="oooc:=INT([.F54]/16)" office:value-type="float" office:value="0">
            <text:p><text:s/>- </text:p>
          </table:table-cell>
          <table:table-cell table:style-name="ce138" table:formula="oooc:=[.F54]-([.H54]*16)" office:value-type="float" office:value="3.2">
            <text:p>3.2</text:p>
          </table:table-cell>
          <table:table-cell table:style-name="ce154" table:formula="oooc:=[.H54]+([.I54]/16)" office:value-type="float" office:value="0.2">
            <text:p>0.20</text:p>
          </table:table-cell>
          <table:table-cell table:style-name="ce165" table:formula="oooc:=IF([.$E54]=&quot;In&quot;;[.F54];0)" office:value-type="float" office:value="3.2">
            <text:p>3.2</text:p>
          </table:table-cell>
          <table:table-cell table:style-name="ce86"/>
          <table:table-cell table:style-name="ce181" table:formula="oooc:=28.34952*[.K54]" office:value-type="float" office:value="90.718464">
            <text:p>91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4 Kelty Nobendum gold corner hex stakes</text:p>
          </table:table-cell>
          <table:table-cell table:style-name="ce103" office:value-type="string">
            <text:p>In</text:p>
          </table:table-cell>
          <table:table-cell office:value-type="float" office:value="2">
            <text:p>2.0</text:p>
          </table:table-cell>
          <table:table-cell table:formula="oooc:=28.34952*[.F55]" office:value-type="float" office:value="56.69904">
            <text:p>57</text:p>
          </table:table-cell>
          <table:table-cell table:style-name="ce137" table:formula="oooc:=INT([.F55]/16)" office:value-type="float" office:value="0">
            <text:p><text:s/>- </text:p>
          </table:table-cell>
          <table:table-cell table:style-name="ce138" table:formula="oooc:=[.F55]-([.H55]*16)" office:value-type="float" office:value="2">
            <text:p>2.0</text:p>
          </table:table-cell>
          <table:table-cell table:style-name="ce154" table:formula="oooc:=[.H55]+([.I55]/16)" office:value-type="float" office:value="0.125">
            <text:p>0.13</text:p>
          </table:table-cell>
          <table:table-cell table:style-name="ce165" table:formula="oooc:=IF([.$E55]=&quot;In&quot;;[.F55];0)" office:value-type="float" office:value="2">
            <text:p>2.0</text:p>
          </table:table-cell>
          <table:table-cell table:style-name="ce86"/>
          <table:table-cell table:style-name="ce181" table:formula="oooc:=28.34952*[.K55]" office:value-type="float" office:value="56.69904">
            <text:p>57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4 Kelty Nobendum silver awning hex stakes</text:p>
          </table:table-cell>
          <table:table-cell table:style-name="ce103" office:value-type="string">
            <text:p>In</text:p>
          </table:table-cell>
          <table:table-cell office:value-type="float" office:value="2">
            <text:p>2.0</text:p>
          </table:table-cell>
          <table:table-cell table:formula="oooc:=28.34952*[.F56]" office:value-type="float" office:value="56.69904">
            <text:p>57</text:p>
          </table:table-cell>
          <table:table-cell table:style-name="ce137" table:formula="oooc:=INT([.F56]/16)" office:value-type="float" office:value="0">
            <text:p><text:s/>- </text:p>
          </table:table-cell>
          <table:table-cell table:style-name="ce138" table:formula="oooc:=[.F56]-([.H56]*16)" office:value-type="float" office:value="2">
            <text:p>2.0</text:p>
          </table:table-cell>
          <table:table-cell table:style-name="ce154" table:formula="oooc:=[.H56]+([.I56]/16)" office:value-type="float" office:value="0.125">
            <text:p>0.13</text:p>
          </table:table-cell>
          <table:table-cell table:style-name="ce165" table:formula="oooc:=IF([.$E56]=&quot;In&quot;;[.F56];0)" office:value-type="float" office:value="2">
            <text:p>2.0</text:p>
          </table:table-cell>
          <table:table-cell table:style-name="ce86"/>
          <table:table-cell table:style-name="ce181" table:formula="oooc:=28.34952*[.K56]" office:value-type="float" office:value="56.69904">
            <text:p>57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2 Easton side tie-out stakes with guy loops</text:p>
          </table:table-cell>
          <table:table-cell table:style-name="ce103" office:value-type="string">
            <text:p>In</text:p>
          </table:table-cell>
          <table:table-cell office:value-type="float" office:value="1.1">
            <text:p>1.1</text:p>
          </table:table-cell>
          <table:table-cell table:formula="oooc:=28.34952*[.F57]" office:value-type="float" office:value="31.184472">
            <text:p>31</text:p>
          </table:table-cell>
          <table:table-cell table:style-name="ce137" table:formula="oooc:=INT([.F57]/16)" office:value-type="float" office:value="0">
            <text:p><text:s/>- </text:p>
          </table:table-cell>
          <table:table-cell table:style-name="ce138" table:formula="oooc:=[.F57]-([.H57]*16)" office:value-type="float" office:value="1.1">
            <text:p>1.1</text:p>
          </table:table-cell>
          <table:table-cell table:style-name="ce154" table:formula="oooc:=[.H57]+([.I57]/16)" office:value-type="float" office:value="0.06875">
            <text:p>0.07</text:p>
          </table:table-cell>
          <table:table-cell table:style-name="ce165" table:formula="oooc:=IF([.$E57]=&quot;In&quot;;[.F57];0)" office:value-type="float" office:value="1.1">
            <text:p>1.1</text:p>
          </table:table-cell>
          <table:table-cell table:style-name="ce86"/>
          <table:table-cell table:style-name="ce181" table:formula="oooc:=28.34952*[.K57]" office:value-type="float" office:value="31.184472">
            <text:p>31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2 Triptease side guy-out assemblies (20' ea)</text:p>
          </table:table-cell>
          <table:table-cell table:style-name="ce103" office:value-type="string">
            <text:p>In</text:p>
          </table:table-cell>
          <table:table-cell office:value-type="float" office:value="1.6">
            <text:p>1.6</text:p>
          </table:table-cell>
          <table:table-cell table:formula="oooc:=28.34952*[.F58]" office:value-type="float" office:value="45.359232">
            <text:p>45</text:p>
          </table:table-cell>
          <table:table-cell table:style-name="ce137" table:formula="oooc:=INT([.F58]/16)" office:value-type="float" office:value="0">
            <text:p><text:s/>- </text:p>
          </table:table-cell>
          <table:table-cell table:style-name="ce138" table:formula="oooc:=[.F58]-([.H58]*16)" office:value-type="float" office:value="1.6">
            <text:p>1.6</text:p>
          </table:table-cell>
          <table:table-cell table:style-name="ce154" table:formula="oooc:=[.H58]+([.I58]/16)" office:value-type="float" office:value="0.1">
            <text:p>0.10</text:p>
          </table:table-cell>
          <table:table-cell table:style-name="ce165" table:formula="oooc:=IF([.$E58]=&quot;In&quot;;[.F58];0)" office:value-type="float" office:value="1.6">
            <text:p>1.6</text:p>
          </table:table-cell>
          <table:table-cell table:style-name="ce86"/>
          <table:table-cell table:style-name="ce181" table:formula="oooc:=28.34952*[.K58]" office:value-type="float" office:value="45.359232">
            <text:p>45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2 Triptease tree lines + accessories</text:p>
          </table:table-cell>
          <table:table-cell table:style-name="ce103" office:value-type="string">
            <text:p>Out</text:p>
          </table:table-cell>
          <table:table-cell office:value-type="float" office:value="2.5">
            <text:p>2.5</text:p>
          </table:table-cell>
          <table:table-cell table:formula="oooc:=28.34952*[.F59]" office:value-type="float" office:value="70.8738">
            <text:p>71</text:p>
          </table:table-cell>
          <table:table-cell table:style-name="ce137" table:formula="oooc:=INT([.F59]/16)" office:value-type="float" office:value="0">
            <text:p><text:s/>- </text:p>
          </table:table-cell>
          <table:table-cell table:style-name="ce138" table:formula="oooc:=[.F59]-([.H59]*16)" office:value-type="float" office:value="2.5">
            <text:p>2.5</text:p>
          </table:table-cell>
          <table:table-cell table:style-name="ce154" table:formula="oooc:=[.H59]+([.I59]/16)" office:value-type="float" office:value="0.15625">
            <text:p>0.16</text:p>
          </table:table-cell>
          <table:table-cell table:style-name="ce165" table:formula="oooc:=IF([.$E59]=&quot;In&quot;;[.F59];0)" office:value-type="float" office:value="0">
            <text:p><text:s/>- </text:p>
          </table:table-cell>
          <table:table-cell table:style-name="ce86"/>
          <table:table-cell table:style-name="ce181" table:formula="oooc:=28.34952*[.K59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Vargo Ti nail stake for hard ground pilot holes</text:p>
          </table:table-cell>
          <table:table-cell table:style-name="ce103" office:value-type="string">
            <text:p>Out</text:p>
          </table:table-cell>
          <table:table-cell office:value-type="float" office:value="0.5">
            <text:p>0.5</text:p>
          </table:table-cell>
          <table:table-cell table:formula="oooc:=28.34952*[.F60]" office:value-type="float" office:value="14.17476">
            <text:p>14</text:p>
          </table:table-cell>
          <table:table-cell table:style-name="ce137" table:formula="oooc:=INT([.F60]/16)" office:value-type="float" office:value="0">
            <text:p><text:s/>- </text:p>
          </table:table-cell>
          <table:table-cell table:style-name="ce138" table:formula="oooc:=[.F60]-([.H60]*16)" office:value-type="float" office:value="0.5">
            <text:p>0.5</text:p>
          </table:table-cell>
          <table:table-cell table:style-name="ce154" table:formula="oooc:=[.H60]+([.I60]/16)" office:value-type="float" office:value="0.03125">
            <text:p>0.03</text:p>
          </table:table-cell>
          <table:table-cell table:style-name="ce165" table:formula="oooc:=IF([.$E60]=&quot;In&quot;;[.F60];0)" office:value-type="float" office:value="0">
            <text:p><text:s/>- </text:p>
          </table:table-cell>
          <table:table-cell table:style-name="ce86"/>
          <table:table-cell table:style-name="ce181" table:formula="oooc:=28.34952*[.K60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4 micro Ti stakes for ground cloth separate use</text:p>
          </table:table-cell>
          <table:table-cell table:style-name="ce103" office:value-type="string">
            <text:p>Out</text:p>
          </table:table-cell>
          <table:table-cell office:value-type="float" office:value="1">
            <text:p>1.0</text:p>
          </table:table-cell>
          <table:table-cell table:formula="oooc:=28.34952*[.F61]" office:value-type="float" office:value="28.34952">
            <text:p>28</text:p>
          </table:table-cell>
          <table:table-cell table:style-name="ce137" table:formula="oooc:=INT([.F61]/16)" office:value-type="float" office:value="0">
            <text:p><text:s/>- </text:p>
          </table:table-cell>
          <table:table-cell table:style-name="ce138" table:formula="oooc:=[.F61]-([.H61]*16)" office:value-type="float" office:value="1">
            <text:p>1.0</text:p>
          </table:table-cell>
          <table:table-cell table:style-name="ce154" table:formula="oooc:=[.H61]+([.I61]/16)" office:value-type="float" office:value="0.0625">
            <text:p>0.06</text:p>
          </table:table-cell>
          <table:table-cell table:style-name="ce165" table:formula="oooc:=IF([.$E61]=&quot;In&quot;;[.F61];0)" office:value-type="float" office:value="0">
            <text:p><text:s/>- </text:p>
          </table:table-cell>
          <table:table-cell table:style-name="ce86"/>
          <table:table-cell table:style-name="ce181" table:formula="oooc:=28.34952*[.K61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94" office:value-type="string">
            <text:p>Snow stake #2 (SMC) for high winds</text:p>
          </table:table-cell>
          <table:table-cell table:style-name="ce103" office:value-type="string">
            <text:p>Out</text:p>
          </table:table-cell>
          <table:table-cell office:value-type="float" office:value="1.2">
            <text:p>1.2</text:p>
          </table:table-cell>
          <table:table-cell table:formula="oooc:=28.34952*[.F62]" office:value-type="float" office:value="34.019424">
            <text:p>34</text:p>
          </table:table-cell>
          <table:table-cell table:style-name="ce137" table:formula="oooc:=INT([.F62]/16)" office:value-type="float" office:value="0">
            <text:p><text:s/>- </text:p>
          </table:table-cell>
          <table:table-cell table:style-name="ce138" table:formula="oooc:=[.F62]-([.H62]*16)" office:value-type="float" office:value="1.2">
            <text:p>1.2</text:p>
          </table:table-cell>
          <table:table-cell table:style-name="ce154" table:formula="oooc:=[.H62]+([.I62]/16)" office:value-type="float" office:value="0.075">
            <text:p>0.08</text:p>
          </table:table-cell>
          <table:table-cell table:style-name="ce165" table:formula="oooc:=IF([.$E62]=&quot;In&quot;;[.F62];0)" office:value-type="float" office:value="0">
            <text:p><text:s/>- </text:p>
          </table:table-cell>
          <table:table-cell table:style-name="ce86"/>
          <table:table-cell table:style-name="ce181" table:formula="oooc:=28.34952*[.K62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Stake bag - modified Ziploc</text:p>
          </table:table-cell>
          <table:table-cell table:style-name="ce103" office:value-type="string">
            <text:p>In</text:p>
          </table:table-cell>
          <table:table-cell office:value-type="float" office:value="0.5">
            <text:p>0.5</text:p>
          </table:table-cell>
          <table:table-cell table:formula="oooc:=28.34952*[.F63]" office:value-type="float" office:value="14.17476">
            <text:p>14</text:p>
          </table:table-cell>
          <table:table-cell table:style-name="ce137" table:formula="oooc:=INT([.F63]/16)" office:value-type="float" office:value="0">
            <text:p><text:s/>- </text:p>
          </table:table-cell>
          <table:table-cell table:style-name="ce138" table:formula="oooc:=[.F63]-([.H63]*16)" office:value-type="float" office:value="0.5">
            <text:p>0.5</text:p>
          </table:table-cell>
          <table:table-cell table:style-name="ce154" table:formula="oooc:=[.H63]+([.I63]/16)" office:value-type="float" office:value="0.03125">
            <text:p>0.03</text:p>
          </table:table-cell>
          <table:table-cell table:style-name="ce165" table:formula="oooc:=IF([.$E63]=&quot;In&quot;;[.F63];0)" office:value-type="float" office:value="0.5">
            <text:p>0.5</text:p>
          </table:table-cell>
          <table:table-cell table:style-name="ce86"/>
          <table:table-cell table:style-name="ce181" table:formula="oooc:=28.34952*[.K63]" office:value-type="float" office:value="14.17476">
            <text:p>14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86"/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Subtotal stake kit</text:p>
          </table:table-cell>
          <table:table-cell table:style-name="ce103"/>
          <table:table-cell table:formula="oooc:=SUM([.F54:.F64])" office:value-type="float" office:value="15.6">
            <text:p>15.6</text:p>
          </table:table-cell>
          <table:table-cell table:formula="oooc:=SUM([.G54:.G64])" office:value-type="float" office:value="442.252512">
            <text:p>442</text:p>
          </table:table-cell>
          <table:table-cell table:style-name="ce137" table:formula="oooc:=SUM([.H54:.H64])" office:value-type="float" office:value="0">
            <text:p><text:s/>- </text:p>
          </table:table-cell>
          <table:table-cell table:style-name="ce138" table:formula="oooc:=SUM([.I54:.I64])" office:value-type="float" office:value="15.6">
            <text:p>15.6</text:p>
          </table:table-cell>
          <table:table-cell table:style-name="ce154" table:formula="oooc:=SUM([.J54:.J64])" office:value-type="float" office:value="0.975">
            <text:p>0.98</text:p>
          </table:table-cell>
          <table:table-cell table:style-name="ce165" table:formula="oooc:=SUM([.K54:.K64])" office:value-type="float" office:value="10.4">
            <text:p>10.4</text:p>
          </table:table-cell>
          <table:table-cell table:style-name="ce86"/>
          <table:table-cell table:style-name="ce181" table:formula="oooc:=SUM([.M54:.M64])" office:value-type="float" office:value="294.835008">
            <text:p>295</text:p>
          </table:table-cell>
          <table:table-cell table:number-columns-repeated="243"/>
        </table:table-row>
        <table:table-row table:style-name="ro1" table:number-rows-repeated="2">
          <table:table-cell table:number-columns-repeated="2"/>
          <table:table-cell table:style-name="ce8"/>
          <table:table-cell table:style-name="ce1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Other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New kite Tyvek ground cloth</text:p>
          </table:table-cell>
          <table:table-cell table:style-name="ce103" office:value-type="string">
            <text:p>In</text:p>
          </table:table-cell>
          <table:table-cell office:value-type="float" office:value="5.8">
            <text:p>5.8</text:p>
          </table:table-cell>
          <table:table-cell table:formula="oooc:=28.34952*[.F69]" office:value-type="float" office:value="164.427216">
            <text:p>164</text:p>
          </table:table-cell>
          <table:table-cell table:style-name="ce137" table:formula="oooc:=INT([.F69]/16)" office:value-type="float" office:value="0">
            <text:p><text:s/>- </text:p>
          </table:table-cell>
          <table:table-cell table:style-name="ce138" table:formula="oooc:=[.F69]-([.H69]*16)" office:value-type="float" office:value="5.8">
            <text:p>5.8</text:p>
          </table:table-cell>
          <table:table-cell table:style-name="ce154" table:formula="oooc:=[.H69]+([.I69]/16)" office:value-type="float" office:value="0.3625">
            <text:p>0.36</text:p>
          </table:table-cell>
          <table:table-cell table:style-name="ce165" table:formula="oooc:=IF([.$E69]=&quot;In&quot;;[.F69];0)" office:value-type="float" office:value="5.8">
            <text:p>5.8</text:p>
          </table:table-cell>
          <table:table-cell table:style-name="ce86"/>
          <table:table-cell table:style-name="ce181" table:formula="oooc:=28.34952*[.K69]" office:value-type="float" office:value="164.427216">
            <text:p>164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Black nylon stuff sack + straps</text:p>
          </table:table-cell>
          <table:table-cell table:style-name="ce103" office:value-type="string">
            <text:p>In</text:p>
          </table:table-cell>
          <table:table-cell office:value-type="float" office:value="3">
            <text:p>3.0</text:p>
          </table:table-cell>
          <table:table-cell table:formula="oooc:=28.34952*[.F70]" office:value-type="float" office:value="85.04856">
            <text:p>85</text:p>
          </table:table-cell>
          <table:table-cell table:style-name="ce137" table:formula="oooc:=INT([.F70]/16)" office:value-type="float" office:value="0">
            <text:p><text:s/>- </text:p>
          </table:table-cell>
          <table:table-cell table:style-name="ce138" table:formula="oooc:=[.F70]-([.H70]*16)" office:value-type="float" office:value="3">
            <text:p>3.0</text:p>
          </table:table-cell>
          <table:table-cell table:style-name="ce154" table:formula="oooc:=[.H70]+([.I70]/16)" office:value-type="float" office:value="0.1875">
            <text:p>0.19</text:p>
          </table:table-cell>
          <table:table-cell table:style-name="ce165" table:formula="oooc:=IF([.$E70]=&quot;In&quot;;[.F70];0)" office:value-type="float" office:value="3">
            <text:p>3.0</text:p>
          </table:table-cell>
          <table:table-cell table:style-name="ce86"/>
          <table:table-cell table:style-name="ce181" table:formula="oooc:=28.34952*[.K70]" office:value-type="float" office:value="85.04856">
            <text:p>85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Silnylon stuff sack</text:p>
          </table:table-cell>
          <table:table-cell table:style-name="ce103" office:value-type="string">
            <text:p>Out</text:p>
          </table:table-cell>
          <table:table-cell office:value-type="float" office:value="1.5">
            <text:p>1.5</text:p>
          </table:table-cell>
          <table:table-cell table:formula="oooc:=28.34952*[.F71]" office:value-type="float" office:value="42.52428">
            <text:p>43</text:p>
          </table:table-cell>
          <table:table-cell table:style-name="ce137" table:formula="oooc:=INT([.F71]/16)" office:value-type="float" office:value="0">
            <text:p><text:s/>- </text:p>
          </table:table-cell>
          <table:table-cell table:style-name="ce138" table:formula="oooc:=[.F71]-([.H71]*16)" office:value-type="float" office:value="1.5">
            <text:p>1.5</text:p>
          </table:table-cell>
          <table:table-cell table:style-name="ce154" table:formula="oooc:=[.H71]+([.I71]/16)" office:value-type="float" office:value="0.09375">
            <text:p>0.09</text:p>
          </table:table-cell>
          <table:table-cell table:style-name="ce165" table:formula="oooc:=IF([.$E71]=&quot;In&quot;;[.F71];0)" office:value-type="float" office:value="0">
            <text:p><text:s/>- </text:p>
          </table:table-cell>
          <table:table-cell table:style-name="ce86"/>
          <table:table-cell table:style-name="ce181" table:formula="oooc:=28.34952*[.K71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86"/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Subtotal other</text:p>
          </table:table-cell>
          <table:table-cell table:style-name="ce103"/>
          <table:table-cell table:formula="oooc:=SUM([.F69:.F72])" office:value-type="float" office:value="10.3">
            <text:p>10.3</text:p>
          </table:table-cell>
          <table:table-cell table:formula="oooc:=SUM([.G69:.G72])" office:value-type="float" office:value="292.000056">
            <text:p>292</text:p>
          </table:table-cell>
          <table:table-cell table:style-name="ce137" table:formula="oooc:=SUM([.H69:.H72])" office:value-type="float" office:value="0">
            <text:p><text:s/>- </text:p>
          </table:table-cell>
          <table:table-cell table:style-name="ce138" table:formula="oooc:=SUM([.I69:.I72])" office:value-type="float" office:value="10.3">
            <text:p>10.3</text:p>
          </table:table-cell>
          <table:table-cell table:style-name="ce154" table:formula="oooc:=SUM([.J69:.J72])" office:value-type="float" office:value="0.64375">
            <text:p>0.64</text:p>
          </table:table-cell>
          <table:table-cell table:style-name="ce165" table:formula="oooc:=SUM([.K69:.K72])" office:value-type="float" office:value="8.8">
            <text:p>8.8</text:p>
          </table:table-cell>
          <table:table-cell table:style-name="ce86"/>
          <table:table-cell table:style-name="ce181" table:formula="oooc:=SUM([.M69:.M72])" office:value-type="float" office:value="249.475776">
            <text:p>249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235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234" office:value-type="string">
            <text:p>Lbs</text:p>
          </table:table-cell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7" office:value-type="string">
            <text:p>Total AireFrame #1</text:p>
          </table:table-cell>
          <table:table-cell table:style-name="ce111"/>
          <table:table-cell table:style-name="ce117" table:formula="oooc:=[.F50]+[.F65]+[.F73]" office:value-type="float" office:value="93.7">
            <text:p>93.7</text:p>
          </table:table-cell>
          <table:table-cell table:style-name="ce128" table:formula="oooc:=[.G50]+[.G65]+[.G73]" office:value-type="float" office:value="2656.350024">
            <text:p>2,656</text:p>
          </table:table-cell>
          <table:table-cell table:style-name="ce139" table:formula="oooc:=[.H50]+[.H65]+[.H73]" office:value-type="float" office:value="3">
            <text:p>3</text:p>
          </table:table-cell>
          <table:table-cell table:style-name="ce148" table:formula="oooc:=[.I50]+[.I65]+[.I73]" office:value-type="float" office:value="45.7">
            <text:p>45.7</text:p>
          </table:table-cell>
          <table:table-cell table:style-name="ce155" table:formula="oooc:=[.J50]+[.J65]+[.J73]" office:value-type="float" office:value="5.85625">
            <text:p>5.86</text:p>
          </table:table-cell>
          <table:table-cell table:style-name="ce167" table:formula="oooc:=[.K50]+[.K65]+[.K73]" office:value-type="float" office:value="85">
            <text:p>85.0</text:p>
          </table:table-cell>
          <table:table-cell table:style-name="ce163" table:formula="oooc:=[.K76]/16" office:value-type="float" office:value="5.3125">
            <text:p>5.31</text:p>
          </table:table-cell>
          <table:table-cell table:style-name="ce179" table:formula="oooc:=[.M50]+[.M65]+[.M73]" office:value-type="float" office:value="2409.7092">
            <text:p>2,410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2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94"/>
          <table:table-cell table:number-columns-repeated="3"/>
          <table:table-cell table:style-name="ce211" table:number-columns-repeated="2"/>
          <table:table-cell table:style-name="ce215"/>
          <table:table-cell table:style-name="ce162" office:value-type="string">
            <text:p>Trail</text:p>
          </table:table-cell>
          <table:table-cell table:style-name="ce165"/>
          <table:table-cell table:style-name="ce178" office:value-type="string">
            <text:p>Trail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94"/>
          <table:table-cell table:number-columns-repeated="2" table:style-name="ce45" office:value-type="string">
            <text:p>Input</text:p>
          </table:table-cell>
          <table:table-cell office:value-type="string">
            <text:p>Memo:</text:p>
          </table:table-cell>
          <table:table-cell table:style-name="ce211" table:number-columns-repeated="2"/>
          <table:table-cell table:style-name="ce215"/>
          <table:table-cell table:style-name="ce162" office:value-type="string">
            <text:p>Weight</text:p>
          </table:table-cell>
          <table:table-cell/>
          <table:table-cell table:style-name="ce178" office:value-type="string">
            <text:p>Weight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4"/>
          <table:table-cell table:style-name="ce105" office:value-type="string">
            <text:p>Status</text:p>
          </table:table-cell>
          <table:table-cell table:style-name="ce117" office:value-type="string">
            <text:p>Tot Ozs</text:p>
          </table:table-cell>
          <table:table-cell table:style-name="ce128" office:value-type="string">
            <text:p>Grams</text:p>
          </table:table-cell>
          <table:table-cell table:style-name="ce212" office:value-type="string">
            <text:p>Lbs</text:p>
          </table:table-cell>
          <table:table-cell table:style-name="ce212" office:value-type="string">
            <text:p>Oz</text:p>
          </table:table-cell>
          <table:table-cell table:style-name="ce216" office:value-type="string">
            <text:p>Total</text:p>
          </table:table-cell>
          <table:table-cell table:style-name="ce163" office:value-type="string">
            <text:p>Tot Oz</text:p>
          </table:table-cell>
          <table:table-cell/>
          <table:table-cell table:style-name="ce179" office:value-type="string">
            <text:p>Grams</text:p>
          </table:table-cell>
          <table:table-cell table:number-columns-repeated="243"/>
        </table:table-row>
        <table:table-row table:style-name="ro1">
          <table:table-cell/>
          <table:table-cell table:style-name="ce89" office:value-type="string">
            <text:p>n</text:p>
          </table:table-cell>
          <table:table-cell table:style-name="ce8" office:value-type="string">
            <text:p>Eureka Zephyr Tent (Gray and Purple)*</text:p>
          </table:table-cell>
          <table:table-cell table:style-name="ce94"/>
          <table:table-cell table:style-name="ce103"/>
          <table:table-cell table:style-name="ce198"/>
          <table:table-cell/>
          <table:table-cell table:style-name="ce213"/>
          <table:table-cell table:style-name="ce214"/>
          <table:table-cell table:style-name="ce217"/>
          <table:table-cell table:style-name="ce162"/>
          <table:table-cell table:style-name="ce86"/>
          <table:table-cell table:style-name="ce178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Tent body</text:p>
          </table:table-cell>
          <table:table-cell table:style-name="ce103" office:value-type="string">
            <text:p>In</text:p>
          </table:table-cell>
          <table:table-cell office:value-type="float" office:value="26.4">
            <text:p>26.4</text:p>
          </table:table-cell>
          <table:table-cell table:formula="oooc:=28.34952*[.F85]" office:value-type="float" office:value="748.427328">
            <text:p>748</text:p>
          </table:table-cell>
          <table:table-cell table:style-name="ce137" table:formula="oooc:=INT([.F85]/16)" office:value-type="float" office:value="1">
            <text:p>1</text:p>
          </table:table-cell>
          <table:table-cell table:style-name="ce138" table:formula="oooc:=[.F85]-([.H85]*16)" office:value-type="float" office:value="10.4">
            <text:p>10.4</text:p>
          </table:table-cell>
          <table:table-cell table:style-name="ce154" table:formula="oooc:=[.H85]+([.I85]/16)" office:value-type="float" office:value="1.65">
            <text:p>1.65</text:p>
          </table:table-cell>
          <table:table-cell table:style-name="ce165" table:formula="oooc:=IF([.$E85]=&quot;In&quot;;[.F85];0)" office:value-type="float" office:value="26.4">
            <text:p>26.4</text:p>
          </table:table-cell>
          <table:table-cell table:style-name="ce86"/>
          <table:table-cell table:style-name="ce181" table:formula="oooc:=28.34952*[.K85]" office:value-type="float" office:value="748.427328">
            <text:p>748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Fly</text:p>
          </table:table-cell>
          <table:table-cell table:style-name="ce103" office:value-type="string">
            <text:p>In</text:p>
          </table:table-cell>
          <table:table-cell office:value-type="float" office:value="10.4">
            <text:p>10.4</text:p>
          </table:table-cell>
          <table:table-cell table:formula="oooc:=28.34952*[.F86]" office:value-type="float" office:value="294.835008">
            <text:p>295</text:p>
          </table:table-cell>
          <table:table-cell table:style-name="ce137" table:formula="oooc:=INT([.F86]/16)" office:value-type="float" office:value="0">
            <text:p><text:s/>- </text:p>
          </table:table-cell>
          <table:table-cell table:style-name="ce138" table:formula="oooc:=[.F86]-([.H86]*16)" office:value-type="float" office:value="10.4">
            <text:p>10.4</text:p>
          </table:table-cell>
          <table:table-cell table:style-name="ce154" table:formula="oooc:=[.H86]+([.I86]/16)" office:value-type="float" office:value="0.65">
            <text:p>0.65</text:p>
          </table:table-cell>
          <table:table-cell table:style-name="ce165" table:formula="oooc:=IF([.$E86]=&quot;In&quot;;[.F86];0)" office:value-type="float" office:value="10.4">
            <text:p>10.4</text:p>
          </table:table-cell>
          <table:table-cell table:style-name="ce86"/>
          <table:table-cell table:style-name="ce181" table:formula="oooc:=28.34952*[.K86]" office:value-type="float" office:value="294.835008">
            <text:p>295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Aluminum pole set</text:p>
          </table:table-cell>
          <table:table-cell table:style-name="ce103" office:value-type="string">
            <text:p>In</text:p>
          </table:table-cell>
          <table:table-cell office:value-type="float" office:value="19.1">
            <text:p>19.1</text:p>
          </table:table-cell>
          <table:table-cell table:formula="oooc:=28.34952*[.F87]" office:value-type="float" office:value="541.475832">
            <text:p>541</text:p>
          </table:table-cell>
          <table:table-cell table:style-name="ce137" table:formula="oooc:=INT([.F87]/16)" office:value-type="float" office:value="1">
            <text:p>1</text:p>
          </table:table-cell>
          <table:table-cell table:style-name="ce138" table:formula="oooc:=[.F87]-([.H87]*16)" office:value-type="float" office:value="3.1">
            <text:p>3.1</text:p>
          </table:table-cell>
          <table:table-cell table:style-name="ce154" table:formula="oooc:=[.H87]+([.I87]/16)" office:value-type="float" office:value="1.19375">
            <text:p>1.19</text:p>
          </table:table-cell>
          <table:table-cell table:style-name="ce165" table:formula="oooc:=IF([.$E87]=&quot;In&quot;;[.F87];0)" office:value-type="float" office:value="19.1">
            <text:p>19.1</text:p>
          </table:table-cell>
          <table:table-cell table:style-name="ce86"/>
          <table:table-cell table:style-name="ce181" table:formula="oooc:=28.34952*[.K87]" office:value-type="float" office:value="541.475832">
            <text:p>541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Fibraplex carbon fiber pole set</text:p>
          </table:table-cell>
          <table:table-cell table:style-name="ce103" office:value-type="string">
            <text:p>Out</text:p>
          </table:table-cell>
          <table:table-cell office:value-type="float" office:value="8.6">
            <office:annotation draw:style-name="gr1" draw:text-style-name="P1" svg:width="1.4067in" svg:height="0.8307in" svg:x="6.2209in" svg:y="16.2492in" draw:caption-point-x="-6.2209in" draw:caption-point-y="-16.2492in">
              <dc:date>2007-02-23T00:00:00</dc:date>
              <text:p text:style-name="P1"><text:span text:style-name="T2">Jim Wood:</text:span></text:p>
              <text:p text:style-name="P1"><text:span text:style-name="T1">Updated weight @ 11-23-05</text:span></text:p>
            </office:annotation>
            <text:p>8.6</text:p>
          </table:table-cell>
          <table:table-cell table:formula="oooc:=28.34952*[.F88]" office:value-type="float" office:value="243.805872">
            <text:p>244</text:p>
          </table:table-cell>
          <table:table-cell table:style-name="ce137" table:formula="oooc:=INT([.F88]/16)" office:value-type="float" office:value="0">
            <text:p><text:s/>- </text:p>
          </table:table-cell>
          <table:table-cell table:style-name="ce138" table:formula="oooc:=[.F88]-([.H88]*16)" office:value-type="float" office:value="8.6">
            <text:p>8.6</text:p>
          </table:table-cell>
          <table:table-cell table:style-name="ce154" table:formula="oooc:=[.H88]+([.I88]/16)" office:value-type="float" office:value="0.5375">
            <text:p>0.54</text:p>
          </table:table-cell>
          <table:table-cell table:style-name="ce165" table:formula="oooc:=IF([.$E88]=&quot;In&quot;;[.F88];0)" office:value-type="float" office:value="0">
            <text:p><text:s/>- </text:p>
          </table:table-cell>
          <table:table-cell table:style-name="ce86"/>
          <table:table-cell table:style-name="ce181" table:formula="oooc:=28.34952*[.K88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86"/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Subtotal Eureka tent</text:p>
          </table:table-cell>
          <table:table-cell table:style-name="ce103"/>
          <table:table-cell table:formula="oooc:=SUM([.F85:.F89])" office:value-type="float" office:value="64.5">
            <text:p>64.5</text:p>
          </table:table-cell>
          <table:table-cell table:formula="oooc:=SUM([.G85:.G89])" office:value-type="float" office:value="1828.54404">
            <text:p>1,829</text:p>
          </table:table-cell>
          <table:table-cell table:style-name="ce137" table:formula="oooc:=SUM([.H85:.H89])" office:value-type="float" office:value="2">
            <text:p>2</text:p>
          </table:table-cell>
          <table:table-cell table:style-name="ce138" table:formula="oooc:=SUM([.I85:.I89])" office:value-type="float" office:value="32.5">
            <text:p>32.5</text:p>
          </table:table-cell>
          <table:table-cell table:style-name="ce154" table:formula="oooc:=SUM([.J85:.J89])" office:value-type="float" office:value="4.03125">
            <text:p>4.03</text:p>
          </table:table-cell>
          <table:table-cell table:style-name="ce165" table:formula="oooc:=SUM([.K85:.K89])" office:value-type="float" office:value="55.9">
            <text:p>55.9</text:p>
          </table:table-cell>
          <table:table-cell table:style-name="ce86"/>
          <table:table-cell table:style-name="ce181" table:formula="oooc:=SUM([.M85:.M89])" office:value-type="float" office:value="1584.738168">
            <text:p>1,585</text:p>
          </table:table-cell>
          <table:table-cell table:number-columns-repeated="243"/>
        </table:table-row>
        <table:table-row table:style-name="ro1" table:number-rows-repeated="2">
          <table:table-cell table:number-columns-repeated="2"/>
          <table:table-cell table:style-name="ce8"/>
          <table:table-cell table:style-name="ce1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Stake kit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4 Easton stakes + Triptease guy lines</text:p>
          </table:table-cell>
          <table:table-cell table:style-name="ce103" office:value-type="string">
            <text:p>In</text:p>
          </table:table-cell>
          <table:table-cell office:value-type="float" office:value="3.2">
            <text:p>3.2</text:p>
          </table:table-cell>
          <table:table-cell table:formula="oooc:=28.34952*[.F94]" office:value-type="float" office:value="90.718464">
            <text:p>91</text:p>
          </table:table-cell>
          <table:table-cell table:style-name="ce137" table:formula="oooc:=INT([.F94]/16)" office:value-type="float" office:value="0">
            <text:p><text:s/>- </text:p>
          </table:table-cell>
          <table:table-cell table:style-name="ce138" table:formula="oooc:=[.F94]-([.H94]*16)" office:value-type="float" office:value="3.2">
            <text:p>3.2</text:p>
          </table:table-cell>
          <table:table-cell table:style-name="ce154" table:formula="oooc:=[.H94]+([.I94]/16)" office:value-type="float" office:value="0.2">
            <text:p>0.20</text:p>
          </table:table-cell>
          <table:table-cell table:style-name="ce165" table:formula="oooc:=IF([.$E94]=&quot;In&quot;;[.F94];0)" office:value-type="float" office:value="3.2">
            <text:p>3.2</text:p>
          </table:table-cell>
          <table:table-cell table:style-name="ce86"/>
          <table:table-cell table:style-name="ce181" table:formula="oooc:=28.34952*[.K94]" office:value-type="float" office:value="90.718464">
            <text:p>91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4 Kelty Nobendum gold corner hex stakes</text:p>
          </table:table-cell>
          <table:table-cell table:style-name="ce103" office:value-type="string">
            <text:p>In</text:p>
          </table:table-cell>
          <table:table-cell office:value-type="float" office:value="2">
            <text:p>2.0</text:p>
          </table:table-cell>
          <table:table-cell table:formula="oooc:=28.34952*[.F95]" office:value-type="float" office:value="56.69904">
            <text:p>57</text:p>
          </table:table-cell>
          <table:table-cell table:style-name="ce137" table:formula="oooc:=INT([.F95]/16)" office:value-type="float" office:value="0">
            <text:p><text:s/>- </text:p>
          </table:table-cell>
          <table:table-cell table:style-name="ce138" table:formula="oooc:=[.F95]-([.H95]*16)" office:value-type="float" office:value="2">
            <text:p>2.0</text:p>
          </table:table-cell>
          <table:table-cell table:style-name="ce154" table:formula="oooc:=[.H95]+([.I95]/16)" office:value-type="float" office:value="0.125">
            <text:p>0.13</text:p>
          </table:table-cell>
          <table:table-cell table:style-name="ce165" table:formula="oooc:=IF([.$E95]=&quot;In&quot;;[.F95];0)" office:value-type="float" office:value="2">
            <text:p>2.0</text:p>
          </table:table-cell>
          <table:table-cell table:style-name="ce86"/>
          <table:table-cell table:style-name="ce181" table:formula="oooc:=28.34952*[.K95]" office:value-type="float" office:value="56.69904">
            <text:p>57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2 Easton side tie-out stakes with guy loops</text:p>
          </table:table-cell>
          <table:table-cell table:style-name="ce103" office:value-type="string">
            <text:p>In</text:p>
          </table:table-cell>
          <table:table-cell office:value-type="float" office:value="1.1">
            <text:p>1.1</text:p>
          </table:table-cell>
          <table:table-cell table:formula="oooc:=28.34952*[.F96]" office:value-type="float" office:value="31.184472">
            <text:p>31</text:p>
          </table:table-cell>
          <table:table-cell table:style-name="ce137" table:formula="oooc:=INT([.F96]/16)" office:value-type="float" office:value="0">
            <text:p><text:s/>- </text:p>
          </table:table-cell>
          <table:table-cell table:style-name="ce138" table:formula="oooc:=[.F96]-([.H96]*16)" office:value-type="float" office:value="1.1">
            <text:p>1.1</text:p>
          </table:table-cell>
          <table:table-cell table:style-name="ce154" table:formula="oooc:=[.H96]+([.I96]/16)" office:value-type="float" office:value="0.06875">
            <text:p>0.07</text:p>
          </table:table-cell>
          <table:table-cell table:style-name="ce165" table:formula="oooc:=IF([.$E96]=&quot;In&quot;;[.F96];0)" office:value-type="float" office:value="1.1">
            <text:p>1.1</text:p>
          </table:table-cell>
          <table:table-cell table:style-name="ce86"/>
          <table:table-cell table:style-name="ce181" table:formula="oooc:=28.34952*[.K96]" office:value-type="float" office:value="31.184472">
            <text:p>31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Stake bag - modified Ziploc</text:p>
          </table:table-cell>
          <table:table-cell table:style-name="ce103" office:value-type="string">
            <text:p>In</text:p>
          </table:table-cell>
          <table:table-cell office:value-type="float" office:value="0.5">
            <text:p>0.5</text:p>
          </table:table-cell>
          <table:table-cell table:formula="oooc:=28.34952*[.F97]" office:value-type="float" office:value="14.17476">
            <text:p>14</text:p>
          </table:table-cell>
          <table:table-cell table:style-name="ce137" table:formula="oooc:=INT([.F97]/16)" office:value-type="float" office:value="0">
            <text:p><text:s/>- </text:p>
          </table:table-cell>
          <table:table-cell table:style-name="ce138" table:formula="oooc:=[.F97]-([.H97]*16)" office:value-type="float" office:value="0.5">
            <text:p>0.5</text:p>
          </table:table-cell>
          <table:table-cell table:style-name="ce154" table:formula="oooc:=[.H97]+([.I97]/16)" office:value-type="float" office:value="0.03125">
            <text:p>0.03</text:p>
          </table:table-cell>
          <table:table-cell table:style-name="ce165" table:formula="oooc:=IF([.$E97]=&quot;In&quot;;[.F97];0)" office:value-type="float" office:value="0.5">
            <text:p>0.5</text:p>
          </table:table-cell>
          <table:table-cell table:style-name="ce86"/>
          <table:table-cell table:style-name="ce181" table:formula="oooc:=28.34952*[.K97]" office:value-type="float" office:value="14.17476">
            <text:p>14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86"/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Subtotal stake kit</text:p>
          </table:table-cell>
          <table:table-cell table:style-name="ce103"/>
          <table:table-cell table:formula="oooc:=SUM([.F94:.F98])" office:value-type="float" office:value="6.8">
            <text:p>6.8</text:p>
          </table:table-cell>
          <table:table-cell table:formula="oooc:=SUM([.G94:.G98])" office:value-type="float" office:value="192.776736">
            <text:p>193</text:p>
          </table:table-cell>
          <table:table-cell table:style-name="ce137" table:formula="oooc:=SUM([.H94:.H98])" office:value-type="float" office:value="0">
            <text:p><text:s/>- </text:p>
          </table:table-cell>
          <table:table-cell table:style-name="ce138" table:formula="oooc:=SUM([.I94:.I98])" office:value-type="float" office:value="6.8">
            <text:p>6.8</text:p>
          </table:table-cell>
          <table:table-cell table:style-name="ce154" table:formula="oooc:=SUM([.J94:.J98])" office:value-type="float" office:value="0.425">
            <text:p>0.43</text:p>
          </table:table-cell>
          <table:table-cell table:style-name="ce165" table:formula="oooc:=SUM([.K94:.K98])" office:value-type="float" office:value="6.8">
            <text:p>6.8</text:p>
          </table:table-cell>
          <table:table-cell table:style-name="ce86"/>
          <table:table-cell table:style-name="ce181" table:formula="oooc:=SUM([.M94:.M98])" office:value-type="float" office:value="192.776736">
            <text:p>193</text:p>
          </table:table-cell>
          <table:table-cell table:number-columns-repeated="243"/>
        </table:table-row>
        <table:table-row table:style-name="ro1" table:number-rows-repeated="2">
          <table:table-cell table:number-columns-repeated="2"/>
          <table:table-cell table:style-name="ce8"/>
          <table:table-cell table:style-name="ce1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Other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Kite Tyvek ground cloth</text:p>
          </table:table-cell>
          <table:table-cell table:style-name="ce103" office:value-type="string">
            <text:p>In</text:p>
          </table:table-cell>
          <table:table-cell office:value-type="float" office:value="4">
            <text:p>4.0</text:p>
          </table:table-cell>
          <table:table-cell table:formula="oooc:=28.34952*[.F103]" office:value-type="float" office:value="113.39808">
            <text:p>113</text:p>
          </table:table-cell>
          <table:table-cell table:style-name="ce137" table:formula="oooc:=INT([.F103]/16)" office:value-type="float" office:value="0">
            <text:p><text:s/>- </text:p>
          </table:table-cell>
          <table:table-cell table:style-name="ce138" table:formula="oooc:=[.F103]-([.H103]*16)" office:value-type="float" office:value="4">
            <text:p>4.0</text:p>
          </table:table-cell>
          <table:table-cell table:style-name="ce154" table:formula="oooc:=[.H103]+([.I103]/16)" office:value-type="float" office:value="0.25">
            <text:p>0.25</text:p>
          </table:table-cell>
          <table:table-cell table:style-name="ce165" table:formula="oooc:=IF([.$E103]=&quot;In&quot;;[.F103];0)" office:value-type="float" office:value="4">
            <text:p>4.0</text:p>
          </table:table-cell>
          <table:table-cell table:style-name="ce86"/>
          <table:table-cell table:style-name="ce181" table:formula="oooc:=28.34952*[.K103]" office:value-type="float" office:value="113.39808">
            <text:p>113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Green polytarp ground cloth</text:p>
          </table:table-cell>
          <table:table-cell table:style-name="ce103" office:value-type="string">
            <text:p>Out</text:p>
          </table:table-cell>
          <table:table-cell office:value-type="float" office:value="7">
            <text:p>7.0</text:p>
          </table:table-cell>
          <table:table-cell table:formula="oooc:=28.34952*[.F104]" office:value-type="float" office:value="198.44664">
            <text:p>198</text:p>
          </table:table-cell>
          <table:table-cell table:style-name="ce137" table:formula="oooc:=INT([.F104]/16)" office:value-type="float" office:value="0">
            <text:p><text:s/>- </text:p>
          </table:table-cell>
          <table:table-cell table:style-name="ce138" table:formula="oooc:=[.F104]-([.H104]*16)" office:value-type="float" office:value="7">
            <text:p>7.0</text:p>
          </table:table-cell>
          <table:table-cell table:style-name="ce154" table:formula="oooc:=[.H104]+([.I104]/16)" office:value-type="float" office:value="0.4375">
            <text:p>0.44</text:p>
          </table:table-cell>
          <table:table-cell table:style-name="ce165" table:formula="oooc:=IF([.$E104]=&quot;In&quot;;[.F104];0)" office:value-type="float" office:value="0">
            <text:p><text:s/>- </text:p>
          </table:table-cell>
          <table:table-cell table:style-name="ce86"/>
          <table:table-cell table:style-name="ce181" table:formula="oooc:=28.34952*[.K104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Black nylon stuff sack + straps</text:p>
          </table:table-cell>
          <table:table-cell table:style-name="ce103" office:value-type="string">
            <text:p>In</text:p>
          </table:table-cell>
          <table:table-cell office:value-type="float" office:value="3">
            <text:p>3.0</text:p>
          </table:table-cell>
          <table:table-cell table:formula="oooc:=28.34952*[.F105]" office:value-type="float" office:value="85.04856">
            <text:p>85</text:p>
          </table:table-cell>
          <table:table-cell table:style-name="ce137" table:formula="oooc:=INT([.F105]/16)" office:value-type="float" office:value="0">
            <text:p><text:s/>- </text:p>
          </table:table-cell>
          <table:table-cell table:style-name="ce138" table:formula="oooc:=[.F105]-([.H105]*16)" office:value-type="float" office:value="3">
            <text:p>3.0</text:p>
          </table:table-cell>
          <table:table-cell table:style-name="ce154" table:formula="oooc:=[.H105]+([.I105]/16)" office:value-type="float" office:value="0.1875">
            <text:p>0.19</text:p>
          </table:table-cell>
          <table:table-cell table:style-name="ce165" table:formula="oooc:=IF([.$E105]=&quot;In&quot;;[.F105];0)" office:value-type="float" office:value="3">
            <text:p>3.0</text:p>
          </table:table-cell>
          <table:table-cell table:style-name="ce86"/>
          <table:table-cell table:style-name="ce181" table:formula="oooc:=28.34952*[.K105]" office:value-type="float" office:value="85.04856">
            <text:p>85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230" office:value-type="string">
            <text:p>Pole repair kit</text:p>
          </table:table-cell>
          <table:table-cell table:style-name="ce103" office:value-type="string">
            <text:p>In</text:p>
          </table:table-cell>
          <table:table-cell office:value-type="float" office:value="0.5">
            <text:p>0.5</text:p>
          </table:table-cell>
          <table:table-cell table:formula="oooc:=28.34952*[.F106]" office:value-type="float" office:value="14.17476">
            <text:p>14</text:p>
          </table:table-cell>
          <table:table-cell table:style-name="ce137" table:formula="oooc:=INT([.F106]/16)" office:value-type="float" office:value="0">
            <text:p><text:s/>- </text:p>
          </table:table-cell>
          <table:table-cell table:style-name="ce138" table:formula="oooc:=[.F106]-([.H106]*16)" office:value-type="float" office:value="0.5">
            <text:p>0.5</text:p>
          </table:table-cell>
          <table:table-cell table:style-name="ce154" table:formula="oooc:=[.H106]+([.I106]/16)" office:value-type="float" office:value="0.03125">
            <text:p>0.03</text:p>
          </table:table-cell>
          <table:table-cell table:style-name="ce165" table:formula="oooc:=IF([.$E106]=&quot;In&quot;;[.F106];0)" office:value-type="float" office:value="0.5">
            <text:p>0.5</text:p>
          </table:table-cell>
          <table:table-cell table:style-name="ce86"/>
          <table:table-cell table:style-name="ce181" table:formula="oooc:=28.34952*[.K106]" office:value-type="float" office:value="14.17476">
            <text:p>14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Silnylon stuff sack</text:p>
          </table:table-cell>
          <table:table-cell table:style-name="ce103" office:value-type="string">
            <text:p>Out</text:p>
          </table:table-cell>
          <table:table-cell office:value-type="float" office:value="1">
            <text:p>1.0</text:p>
          </table:table-cell>
          <table:table-cell table:formula="oooc:=28.34952*[.F107]" office:value-type="float" office:value="28.34952">
            <text:p>28</text:p>
          </table:table-cell>
          <table:table-cell table:style-name="ce137" table:formula="oooc:=INT([.F107]/16)" office:value-type="float" office:value="0">
            <text:p><text:s/>- </text:p>
          </table:table-cell>
          <table:table-cell table:style-name="ce138" table:formula="oooc:=[.F107]-([.H107]*16)" office:value-type="float" office:value="1">
            <text:p>1.0</text:p>
          </table:table-cell>
          <table:table-cell table:style-name="ce154" table:formula="oooc:=[.H107]+([.I107]/16)" office:value-type="float" office:value="0.0625">
            <text:p>0.06</text:p>
          </table:table-cell>
          <table:table-cell table:style-name="ce165" table:formula="oooc:=IF([.$E107]=&quot;In&quot;;[.F107];0)" office:value-type="float" office:value="0">
            <text:p><text:s/>- </text:p>
          </table:table-cell>
          <table:table-cell table:style-name="ce86"/>
          <table:table-cell table:style-name="ce181" table:formula="oooc:=28.34952*[.K107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86"/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Subtotal other</text:p>
          </table:table-cell>
          <table:table-cell table:style-name="ce103"/>
          <table:table-cell table:formula="oooc:=SUM([.F103:.F108])" office:value-type="float" office:value="15.5">
            <text:p>15.5</text:p>
          </table:table-cell>
          <table:table-cell table:formula="oooc:=SUM([.G103:.G108])" office:value-type="float" office:value="439.41756">
            <text:p>439</text:p>
          </table:table-cell>
          <table:table-cell table:style-name="ce137" table:formula="oooc:=SUM([.H103:.H108])" office:value-type="float" office:value="0">
            <text:p><text:s/>- </text:p>
          </table:table-cell>
          <table:table-cell table:style-name="ce138" table:formula="oooc:=SUM([.I103:.I108])" office:value-type="float" office:value="15.5">
            <text:p>15.5</text:p>
          </table:table-cell>
          <table:table-cell table:style-name="ce154" table:formula="oooc:=SUM([.J103:.J108])" office:value-type="float" office:value="0.96875">
            <text:p>0.97</text:p>
          </table:table-cell>
          <table:table-cell table:style-name="ce165" table:formula="oooc:=SUM([.K103:.K108])" office:value-type="float" office:value="7.5">
            <text:p>7.5</text:p>
          </table:table-cell>
          <table:table-cell table:style-name="ce86"/>
          <table:table-cell table:style-name="ce181" table:formula="oooc:=SUM([.M103:.M108])" office:value-type="float" office:value="212.6214">
            <text:p>213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234" office:value-type="string">
            <text:p>Lbs</text:p>
          </table:table-cell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7" office:value-type="string">
            <text:p>Total Eureka Zephyr</text:p>
          </table:table-cell>
          <table:table-cell table:style-name="ce111"/>
          <table:table-cell table:style-name="ce117" table:formula="oooc:=[.F90]+[.F99]+[.F109]" office:value-type="float" office:value="86.8">
            <text:p>86.8</text:p>
          </table:table-cell>
          <table:table-cell table:style-name="ce128" table:formula="oooc:=[.G90]+[.G99]+[.G109]" office:value-type="float" office:value="2460.738336">
            <text:p>2,461</text:p>
          </table:table-cell>
          <table:table-cell table:style-name="ce139" table:formula="oooc:=[.H90]+[.H99]+[.H109]" office:value-type="float" office:value="2">
            <text:p>2</text:p>
          </table:table-cell>
          <table:table-cell table:style-name="ce148" table:formula="oooc:=[.I90]+[.I99]+[.I109]" office:value-type="float" office:value="54.8">
            <text:p>54.8</text:p>
          </table:table-cell>
          <table:table-cell table:style-name="ce155" table:formula="oooc:=[.J90]+[.J99]+[.J109]" office:value-type="float" office:value="5.425">
            <text:p>5.43</text:p>
          </table:table-cell>
          <table:table-cell table:style-name="ce167" table:formula="oooc:=[.K90]+[.K99]+[.K109]" office:value-type="float" office:value="70.2">
            <text:p>70.2</text:p>
          </table:table-cell>
          <table:table-cell table:style-name="ce163" table:formula="oooc:=[.K112]/16" office:value-type="float" office:value="4.3875">
            <text:p>4.39</text:p>
          </table:table-cell>
          <table:table-cell table:style-name="ce179" table:formula="oooc:=[.M90]+[.M99]+[.M109]" office:value-type="float" office:value="1990.136304">
            <text:p>1,990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 office:value-type="string">
            <text:p>* Red and gold Zephyr weighs 2.6 oz more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94"/>
          <table:table-cell table:number-columns-repeated="6"/>
          <table:table-cell table:style-name="ce162" office:value-type="string">
            <text:p>Trail</text:p>
          </table:table-cell>
          <table:table-cell table:style-name="ce165"/>
          <table:table-cell table:style-name="ce178" office:value-type="string">
            <text:p>Trail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94"/>
          <table:table-cell table:number-columns-repeated="2" table:style-name="ce45" office:value-type="string">
            <text:p>Input</text:p>
          </table:table-cell>
          <table:table-cell office:value-type="string">
            <text:p>Memo:</text:p>
          </table:table-cell>
          <table:table-cell table:style-name="ce211" table:number-columns-repeated="2"/>
          <table:table-cell table:style-name="ce215"/>
          <table:table-cell table:style-name="ce162" office:value-type="string">
            <text:p>Weight</text:p>
          </table:table-cell>
          <table:table-cell/>
          <table:table-cell table:style-name="ce178" office:value-type="string">
            <text:p>Weight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4"/>
          <table:table-cell table:style-name="ce105" office:value-type="string">
            <text:p>Status</text:p>
          </table:table-cell>
          <table:table-cell table:style-name="ce117" office:value-type="string">
            <text:p>Tot Ozs</text:p>
          </table:table-cell>
          <table:table-cell table:style-name="ce128" office:value-type="string">
            <text:p>Grams</text:p>
          </table:table-cell>
          <table:table-cell table:style-name="ce212" office:value-type="string">
            <text:p>Lbs</text:p>
          </table:table-cell>
          <table:table-cell table:style-name="ce212" office:value-type="string">
            <text:p>Oz</text:p>
          </table:table-cell>
          <table:table-cell table:style-name="ce216" office:value-type="string">
            <text:p>Total</text:p>
          </table:table-cell>
          <table:table-cell table:style-name="ce163" office:value-type="string">
            <text:p>Tot Oz</text:p>
          </table:table-cell>
          <table:table-cell/>
          <table:table-cell table:style-name="ce179" office:value-type="string">
            <text:p>Grams</text:p>
          </table:table-cell>
          <table:table-cell table:number-columns-repeated="243"/>
        </table:table-row>
        <table:table-row table:style-name="ro1">
          <table:table-cell/>
          <table:table-cell table:style-name="ce89" office:value-type="string">
            <text:p>n</text:p>
          </table:table-cell>
          <table:table-cell table:style-name="ce8" office:value-type="string">
            <text:p>Six Moon Designs Europa I</text:p>
          </table:table-cell>
          <table:table-cell table:style-name="ce94"/>
          <table:table-cell table:style-name="ce103"/>
          <table:table-cell table:style-name="ce198"/>
          <table:table-cell/>
          <table:table-cell table:style-name="ce213"/>
          <table:table-cell table:style-name="ce214"/>
          <table:table-cell table:style-name="ce217"/>
          <table:table-cell table:style-name="ce162"/>
          <table:table-cell table:style-name="ce86"/>
          <table:table-cell table:style-name="ce178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Tent body (no floor, seams sealed)</text:p>
          </table:table-cell>
          <table:table-cell table:style-name="ce103" office:value-type="string">
            <text:p>In</text:p>
          </table:table-cell>
          <table:table-cell office:value-type="float" office:value="31">
            <text:p>31.0</text:p>
          </table:table-cell>
          <table:table-cell table:formula="oooc:=28.34952*[.F122]" office:value-type="float" office:value="878.83512">
            <text:p>879</text:p>
          </table:table-cell>
          <table:table-cell table:style-name="ce137" table:formula="oooc:=INT([.F122]/16)" office:value-type="float" office:value="1">
            <text:p>1</text:p>
          </table:table-cell>
          <table:table-cell table:style-name="ce138" table:formula="oooc:=[.F122]-([.H122]*16)" office:value-type="float" office:value="15">
            <text:p>15.0</text:p>
          </table:table-cell>
          <table:table-cell table:style-name="ce154" table:formula="oooc:=[.H122]+([.I122]/16)" office:value-type="float" office:value="1.9375">
            <text:p>1.94</text:p>
          </table:table-cell>
          <table:table-cell table:style-name="ce165" table:formula="oooc:=IF([.$E122]=&quot;In&quot;;[.F122];0)" office:value-type="float" office:value="31">
            <text:p>31.0</text:p>
          </table:table-cell>
          <table:table-cell table:style-name="ce86"/>
          <table:table-cell table:style-name="ce181" table:formula="oooc:=28.34952*[.K122]" office:value-type="float" office:value="878.83512">
            <text:p>879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Green polytarp removable floor with tie outs</text:p>
          </table:table-cell>
          <table:table-cell table:style-name="ce103" office:value-type="string">
            <text:p>In</text:p>
          </table:table-cell>
          <table:table-cell office:value-type="float" office:value="8.5">
            <text:p>8.5</text:p>
          </table:table-cell>
          <table:table-cell table:formula="oooc:=28.34952*[.F123]" office:value-type="float" office:value="240.97092">
            <text:p>241</text:p>
          </table:table-cell>
          <table:table-cell table:style-name="ce137" table:formula="oooc:=INT([.F123]/16)" office:value-type="float" office:value="0">
            <text:p><text:s/>- </text:p>
          </table:table-cell>
          <table:table-cell table:style-name="ce138" table:formula="oooc:=[.F123]-([.H123]*16)" office:value-type="float" office:value="8.5">
            <text:p>8.5</text:p>
          </table:table-cell>
          <table:table-cell table:style-name="ce154" table:formula="oooc:=[.H123]+([.I123]/16)" office:value-type="float" office:value="0.53125">
            <text:p>0.53</text:p>
          </table:table-cell>
          <table:table-cell table:style-name="ce165" table:formula="oooc:=IF([.$E123]=&quot;In&quot;;[.F123];0)" office:value-type="float" office:value="8.5">
            <text:p>8.5</text:p>
          </table:table-cell>
          <table:table-cell table:style-name="ce86"/>
          <table:table-cell table:style-name="ce181" table:formula="oooc:=28.34952*[.K123]" office:value-type="float" office:value="240.97092">
            <text:p>241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230" office:value-type="string">
            <text:p>Rear pole</text:p>
          </table:table-cell>
          <table:table-cell table:style-name="ce103" office:value-type="string">
            <text:p>In</text:p>
          </table:table-cell>
          <table:table-cell office:value-type="float" office:value="3.1">
            <text:p>3.1</text:p>
          </table:table-cell>
          <table:table-cell table:formula="oooc:=28.34952*[.F124]" office:value-type="float" office:value="87.883512">
            <text:p>88</text:p>
          </table:table-cell>
          <table:table-cell table:style-name="ce137" table:formula="oooc:=INT([.F124]/16)" office:value-type="float" office:value="0">
            <text:p><text:s/>- </text:p>
          </table:table-cell>
          <table:table-cell table:style-name="ce138" table:formula="oooc:=[.F124]-([.H124]*16)" office:value-type="float" office:value="3.1">
            <text:p>3.1</text:p>
          </table:table-cell>
          <table:table-cell table:style-name="ce154" table:formula="oooc:=[.H124]+([.I124]/16)" office:value-type="float" office:value="0.19375">
            <text:p>0.19</text:p>
          </table:table-cell>
          <table:table-cell table:style-name="ce165" table:formula="oooc:=IF([.$E124]=&quot;In&quot;;[.F124];0)" office:value-type="float" office:value="3.1">
            <text:p>3.1</text:p>
          </table:table-cell>
          <table:table-cell table:style-name="ce86"/>
          <table:table-cell table:style-name="ce181" table:formula="oooc:=28.34952*[.K124]" office:value-type="float" office:value="87.883512">
            <text:p>88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86"/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Subtotal Europa tent</text:p>
          </table:table-cell>
          <table:table-cell table:style-name="ce103"/>
          <table:table-cell table:formula="oooc:=SUM([.F122:.F125])" office:value-type="float" office:value="42.6">
            <text:p>42.6</text:p>
          </table:table-cell>
          <table:table-cell table:formula="oooc:=SUM([.G122:.G125])" office:value-type="float" office:value="1207.689552">
            <text:p>1,208</text:p>
          </table:table-cell>
          <table:table-cell table:style-name="ce137" table:formula="oooc:=SUM([.H122:.H125])" office:value-type="float" office:value="1">
            <text:p>1</text:p>
          </table:table-cell>
          <table:table-cell table:style-name="ce138" table:formula="oooc:=SUM([.I122:.I125])" office:value-type="float" office:value="26.6">
            <text:p>26.6</text:p>
          </table:table-cell>
          <table:table-cell table:style-name="ce154" table:formula="oooc:=SUM([.J122:.J125])" office:value-type="float" office:value="2.6625">
            <text:p>2.66</text:p>
          </table:table-cell>
          <table:table-cell table:style-name="ce165" table:formula="oooc:=SUM([.K122:.K125])" office:value-type="float" office:value="42.6">
            <text:p>42.6</text:p>
          </table:table-cell>
          <table:table-cell table:style-name="ce86"/>
          <table:table-cell table:style-name="ce181" table:formula="oooc:=SUM([.M122:.M125])" office:value-type="float" office:value="1207.689552">
            <text:p>1,208</text:p>
          </table:table-cell>
          <table:table-cell table:number-columns-repeated="243"/>
        </table:table-row>
        <table:table-row table:style-name="ro1" table:number-rows-repeated="2">
          <table:table-cell table:number-columns-repeated="2"/>
          <table:table-cell table:style-name="ce8"/>
          <table:table-cell table:style-name="ce1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Stake kit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4 Easton stakes + guy lines for front pole + sides</text:p>
          </table:table-cell>
          <table:table-cell table:style-name="ce103" office:value-type="string">
            <text:p>In</text:p>
          </table:table-cell>
          <table:table-cell office:value-type="float" office:value="3.2">
            <text:p>3.2</text:p>
          </table:table-cell>
          <table:table-cell table:formula="oooc:=28.34952*[.F130]" office:value-type="float" office:value="90.718464">
            <text:p>91</text:p>
          </table:table-cell>
          <table:table-cell table:style-name="ce137" table:formula="oooc:=INT([.F130]/16)" office:value-type="float" office:value="0">
            <text:p><text:s/>- </text:p>
          </table:table-cell>
          <table:table-cell table:style-name="ce138" table:formula="oooc:=[.F130]-([.H130]*16)" office:value-type="float" office:value="3.2">
            <text:p>3.2</text:p>
          </table:table-cell>
          <table:table-cell table:style-name="ce154" table:formula="oooc:=[.H130]+([.I130]/16)" office:value-type="float" office:value="0.2">
            <text:p>0.20</text:p>
          </table:table-cell>
          <table:table-cell table:style-name="ce165" table:formula="oooc:=IF([.$E130]=&quot;In&quot;;[.F130];0)" office:value-type="float" office:value="3.2">
            <text:p>3.2</text:p>
          </table:table-cell>
          <table:table-cell table:style-name="ce86"/>
          <table:table-cell table:style-name="ce181" table:formula="oooc:=28.34952*[.K130]" office:value-type="float" office:value="90.718464">
            <text:p>91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4 Kelty Nobendum gold corner hex stakes</text:p>
          </table:table-cell>
          <table:table-cell table:style-name="ce103" office:value-type="string">
            <text:p>In</text:p>
          </table:table-cell>
          <table:table-cell office:value-type="float" office:value="2">
            <text:p>2.0</text:p>
          </table:table-cell>
          <table:table-cell table:formula="oooc:=28.34952*[.F131]" office:value-type="float" office:value="56.69904">
            <text:p>57</text:p>
          </table:table-cell>
          <table:table-cell table:style-name="ce137" table:formula="oooc:=INT([.F131]/16)" office:value-type="float" office:value="0">
            <text:p><text:s/>- </text:p>
          </table:table-cell>
          <table:table-cell table:style-name="ce138" table:formula="oooc:=[.F131]-([.H131]*16)" office:value-type="float" office:value="2">
            <text:p>2.0</text:p>
          </table:table-cell>
          <table:table-cell table:style-name="ce154" table:formula="oooc:=[.H131]+([.I131]/16)" office:value-type="float" office:value="0.125">
            <text:p>0.13</text:p>
          </table:table-cell>
          <table:table-cell table:style-name="ce165" table:formula="oooc:=IF([.$E131]=&quot;In&quot;;[.F131];0)" office:value-type="float" office:value="2">
            <text:p>2.0</text:p>
          </table:table-cell>
          <table:table-cell table:style-name="ce86"/>
          <table:table-cell table:style-name="ce181" table:formula="oooc:=28.34952*[.K131]" office:value-type="float" office:value="56.69904">
            <text:p>57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1 Easton rear stake with guy</text:p>
          </table:table-cell>
          <table:table-cell table:style-name="ce103" office:value-type="string">
            <text:p>In</text:p>
          </table:table-cell>
          <table:table-cell office:value-type="float" office:value="0.6">
            <text:p>0.6</text:p>
          </table:table-cell>
          <table:table-cell table:formula="oooc:=28.34952*[.F132]" office:value-type="float" office:value="17.009712">
            <text:p>17</text:p>
          </table:table-cell>
          <table:table-cell table:style-name="ce137" table:formula="oooc:=INT([.F132]/16)" office:value-type="float" office:value="0">
            <text:p><text:s/>- </text:p>
          </table:table-cell>
          <table:table-cell table:style-name="ce138" table:formula="oooc:=[.F132]-([.H132]*16)" office:value-type="float" office:value="0.6">
            <text:p>0.6</text:p>
          </table:table-cell>
          <table:table-cell table:style-name="ce154" table:formula="oooc:=[.H132]+([.I132]/16)" office:value-type="float" office:value="0.0375">
            <text:p>0.04</text:p>
          </table:table-cell>
          <table:table-cell table:style-name="ce165" table:formula="oooc:=IF([.$E132]=&quot;In&quot;;[.F132];0)" office:value-type="float" office:value="0.6">
            <text:p>0.6</text:p>
          </table:table-cell>
          <table:table-cell table:style-name="ce86"/>
          <table:table-cell table:style-name="ce181" table:formula="oooc:=28.34952*[.K132]" office:value-type="float" office:value="17.009712">
            <text:p>17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Stake bag - modified Ziploc</text:p>
          </table:table-cell>
          <table:table-cell table:style-name="ce103" office:value-type="string">
            <text:p>In</text:p>
          </table:table-cell>
          <table:table-cell office:value-type="float" office:value="0.5">
            <text:p>0.5</text:p>
          </table:table-cell>
          <table:table-cell table:formula="oooc:=28.34952*[.F133]" office:value-type="float" office:value="14.17476">
            <text:p>14</text:p>
          </table:table-cell>
          <table:table-cell table:style-name="ce137" table:formula="oooc:=INT([.F133]/16)" office:value-type="float" office:value="0">
            <text:p><text:s/>- </text:p>
          </table:table-cell>
          <table:table-cell table:style-name="ce138" table:formula="oooc:=[.F133]-([.H133]*16)" office:value-type="float" office:value="0.5">
            <text:p>0.5</text:p>
          </table:table-cell>
          <table:table-cell table:style-name="ce154" table:formula="oooc:=[.H133]+([.I133]/16)" office:value-type="float" office:value="0.03125">
            <text:p>0.03</text:p>
          </table:table-cell>
          <table:table-cell table:style-name="ce165" table:formula="oooc:=IF([.$E133]=&quot;In&quot;;[.F133];0)" office:value-type="float" office:value="0.5">
            <text:p>0.5</text:p>
          </table:table-cell>
          <table:table-cell table:style-name="ce86"/>
          <table:table-cell table:style-name="ce181" table:formula="oooc:=28.34952*[.K133]" office:value-type="float" office:value="14.17476">
            <text:p>14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86"/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Subtotal stake kit</text:p>
          </table:table-cell>
          <table:table-cell table:style-name="ce103"/>
          <table:table-cell table:formula="oooc:=SUM([.F130:.F134])" office:value-type="float" office:value="6.3">
            <text:p>6.3</text:p>
          </table:table-cell>
          <table:table-cell table:formula="oooc:=SUM([.G130:.G134])" office:value-type="float" office:value="178.601976">
            <text:p>179</text:p>
          </table:table-cell>
          <table:table-cell table:style-name="ce137" table:formula="oooc:=SUM([.H130:.H134])" office:value-type="float" office:value="0">
            <text:p><text:s/>- </text:p>
          </table:table-cell>
          <table:table-cell table:style-name="ce138" table:formula="oooc:=SUM([.I130:.I134])" office:value-type="float" office:value="6.3">
            <text:p>6.3</text:p>
          </table:table-cell>
          <table:table-cell table:style-name="ce154" table:formula="oooc:=SUM([.J130:.J134])" office:value-type="float" office:value="0.39375">
            <text:p>0.39</text:p>
          </table:table-cell>
          <table:table-cell table:style-name="ce165" table:formula="oooc:=SUM([.K130:.K134])" office:value-type="float" office:value="6.3">
            <text:p>6.3</text:p>
          </table:table-cell>
          <table:table-cell table:style-name="ce86"/>
          <table:table-cell table:style-name="ce181" table:formula="oooc:=SUM([.M130:.M134])" office:value-type="float" office:value="178.601976">
            <text:p>179</text:p>
          </table:table-cell>
          <table:table-cell table:number-columns-repeated="243"/>
        </table:table-row>
        <table:table-row table:style-name="ro1" table:number-rows-repeated="2">
          <table:table-cell table:number-columns-repeated="2"/>
          <table:table-cell table:style-name="ce8"/>
          <table:table-cell table:style-name="ce1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Other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Silnylon stuff sack</text:p>
          </table:table-cell>
          <table:table-cell table:style-name="ce103" office:value-type="string">
            <text:p>In</text:p>
          </table:table-cell>
          <table:table-cell office:value-type="float" office:value="1">
            <text:p>1.0</text:p>
          </table:table-cell>
          <table:table-cell table:formula="oooc:=28.34952*[.F139]" office:value-type="float" office:value="28.34952">
            <text:p>28</text:p>
          </table:table-cell>
          <table:table-cell table:style-name="ce137" table:formula="oooc:=INT([.F139]/16)" office:value-type="float" office:value="0">
            <text:p><text:s/>- </text:p>
          </table:table-cell>
          <table:table-cell table:style-name="ce138" table:formula="oooc:=[.F139]-([.H139]*16)" office:value-type="float" office:value="1">
            <text:p>1.0</text:p>
          </table:table-cell>
          <table:table-cell table:style-name="ce154" table:formula="oooc:=[.H139]+([.I139]/16)" office:value-type="float" office:value="0.0625">
            <text:p>0.06</text:p>
          </table:table-cell>
          <table:table-cell table:style-name="ce165" table:formula="oooc:=IF([.$E139]=&quot;In&quot;;[.F139];0)" office:value-type="float" office:value="1">
            <text:p>1.0</text:p>
          </table:table-cell>
          <table:table-cell table:style-name="ce86"/>
          <table:table-cell table:style-name="ce181" table:formula="oooc:=28.34952*[.K139]" office:value-type="float" office:value="28.34952">
            <text:p>28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86"/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Subtotal other</text:p>
          </table:table-cell>
          <table:table-cell table:style-name="ce103"/>
          <table:table-cell table:formula="oooc:=SUM([.F139:.F140])" office:value-type="float" office:value="1">
            <text:p>1.0</text:p>
          </table:table-cell>
          <table:table-cell table:formula="oooc:=SUM([.G139:.G140])" office:value-type="float" office:value="28.34952">
            <text:p>28</text:p>
          </table:table-cell>
          <table:table-cell table:style-name="ce137" table:formula="oooc:=SUM([.H139:.H140])" office:value-type="float" office:value="0">
            <text:p><text:s/>- </text:p>
          </table:table-cell>
          <table:table-cell table:style-name="ce138" table:formula="oooc:=SUM([.I139:.I140])" office:value-type="float" office:value="1">
            <text:p>1.0</text:p>
          </table:table-cell>
          <table:table-cell table:style-name="ce154" table:formula="oooc:=SUM([.J139:.J140])" office:value-type="float" office:value="0.0625">
            <text:p>0.06</text:p>
          </table:table-cell>
          <table:table-cell table:style-name="ce165" table:formula="oooc:=SUM([.K139:.K140])" office:value-type="float" office:value="1">
            <text:p>1.0</text:p>
          </table:table-cell>
          <table:table-cell table:style-name="ce86"/>
          <table:table-cell table:style-name="ce181" table:formula="oooc:=SUM([.M139:.M140])" office:value-type="float" office:value="28.34952">
            <text:p>28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234" office:value-type="string">
            <text:p>Lbs</text:p>
          </table:table-cell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7" office:value-type="string">
            <text:p>Total Europa I</text:p>
          </table:table-cell>
          <table:table-cell table:style-name="ce111"/>
          <table:table-cell table:style-name="ce117" table:formula="oooc:=[.F126]+[.F135]+[.F141]" office:value-type="float" office:value="49.9">
            <text:p>49.9</text:p>
          </table:table-cell>
          <table:table-cell table:style-name="ce128" table:formula="oooc:=[.G126]+[.G135]+[.G141]" office:value-type="float" office:value="1414.641048">
            <text:p>1,415</text:p>
          </table:table-cell>
          <table:table-cell table:style-name="ce139" table:formula="oooc:=[.H126]+[.H135]+[.H141]" office:value-type="float" office:value="1">
            <text:p>1</text:p>
          </table:table-cell>
          <table:table-cell table:style-name="ce148" table:formula="oooc:=[.I126]+[.I135]+[.I141]" office:value-type="float" office:value="33.9">
            <text:p>33.9</text:p>
          </table:table-cell>
          <table:table-cell table:style-name="ce155" table:formula="oooc:=[.J126]+[.J135]+[.J141]" office:value-type="float" office:value="3.11875">
            <text:p>3.12</text:p>
          </table:table-cell>
          <table:table-cell table:style-name="ce167" table:formula="oooc:=[.K126]+[.K135]+[.K141]" office:value-type="float" office:value="49.9">
            <text:p>49.9</text:p>
          </table:table-cell>
          <table:table-cell table:style-name="ce163" table:formula="oooc:=[.K144]/16" office:value-type="float" office:value="3.11875">
            <text:p>3.12</text:p>
          </table:table-cell>
          <table:table-cell table:style-name="ce179" table:formula="oooc:=[.M126]+[.M135]+[.M141]" office:value-type="float" office:value="1414.641048">
            <text:p>1,415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94"/>
          <table:table-cell table:number-columns-repeated="6"/>
          <table:table-cell table:style-name="ce162" office:value-type="string">
            <text:p>Trail</text:p>
          </table:table-cell>
          <table:table-cell table:style-name="ce165"/>
          <table:table-cell table:style-name="ce178" office:value-type="string">
            <text:p>Trail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94"/>
          <table:table-cell table:number-columns-repeated="2" table:style-name="ce45" office:value-type="string">
            <text:p>Input</text:p>
          </table:table-cell>
          <table:table-cell office:value-type="string">
            <text:p>Memo:</text:p>
          </table:table-cell>
          <table:table-cell table:style-name="ce211" table:number-columns-repeated="2"/>
          <table:table-cell table:style-name="ce215"/>
          <table:table-cell table:style-name="ce162" office:value-type="string">
            <text:p>Weight</text:p>
          </table:table-cell>
          <table:table-cell/>
          <table:table-cell table:style-name="ce178" office:value-type="string">
            <text:p>Weight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4"/>
          <table:table-cell table:style-name="ce105" office:value-type="string">
            <text:p>Status</text:p>
          </table:table-cell>
          <table:table-cell table:style-name="ce117" office:value-type="string">
            <text:p>Tot Ozs</text:p>
          </table:table-cell>
          <table:table-cell table:style-name="ce128" office:value-type="string">
            <text:p>Grams</text:p>
          </table:table-cell>
          <table:table-cell table:style-name="ce212" office:value-type="string">
            <text:p>Lbs</text:p>
          </table:table-cell>
          <table:table-cell table:style-name="ce212" office:value-type="string">
            <text:p>Oz</text:p>
          </table:table-cell>
          <table:table-cell table:style-name="ce216" office:value-type="string">
            <text:p>Total</text:p>
          </table:table-cell>
          <table:table-cell table:style-name="ce163" office:value-type="string">
            <text:p>Tot Oz</text:p>
          </table:table-cell>
          <table:table-cell/>
          <table:table-cell table:style-name="ce179" office:value-type="string">
            <text:p>Grams</text:p>
          </table:table-cell>
          <table:table-cell table:number-columns-repeated="243"/>
        </table:table-row>
        <table:table-row table:style-name="ro1">
          <table:table-cell/>
          <table:table-cell table:style-name="ce89" office:value-type="string">
            <text:p>n</text:p>
          </table:table-cell>
          <table:table-cell table:style-name="ce8" office:value-type="string">
            <text:p>Integral Designs Sil Shelter</text:p>
          </table:table-cell>
          <table:table-cell table:style-name="ce94"/>
          <table:table-cell table:style-name="ce103"/>
          <table:table-cell table:style-name="ce198"/>
          <table:table-cell/>
          <table:table-cell table:style-name="ce213"/>
          <table:table-cell table:style-name="ce214"/>
          <table:table-cell table:style-name="ce217"/>
          <table:table-cell table:style-name="ce162"/>
          <table:table-cell table:style-name="ce86"/>
          <table:table-cell table:style-name="ce178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231" office:value-type="string">
            <text:p>ID Sil Shelter - reinforced and sealed</text:p>
          </table:table-cell>
          <table:table-cell table:style-name="ce103" office:value-type="string">
            <text:p>In</text:p>
          </table:table-cell>
          <table:table-cell office:value-type="float" office:value="16.9">
            <text:p>16.9</text:p>
          </table:table-cell>
          <table:table-cell table:formula="oooc:=28.34952*[.F153]" office:value-type="float" office:value="479.106888">
            <text:p>479</text:p>
          </table:table-cell>
          <table:table-cell table:style-name="ce137" table:formula="oooc:=INT([.F153]/16)" office:value-type="float" office:value="1">
            <text:p>1</text:p>
          </table:table-cell>
          <table:table-cell table:style-name="ce138" table:formula="oooc:=[.F153]-([.H153]*16)" office:value-type="float" office:value="0.899999999999999">
            <text:p>0.9</text:p>
          </table:table-cell>
          <table:table-cell table:style-name="ce154" table:formula="oooc:=[.H153]+([.I153]/16)" office:value-type="float" office:value="1.05625">
            <text:p>1.06</text:p>
          </table:table-cell>
          <table:table-cell table:style-name="ce165" table:formula="oooc:=IF([.$E153]=&quot;In&quot;;[.F153];0)" office:value-type="float" office:value="16.9">
            <text:p>16.9</text:p>
          </table:table-cell>
          <table:table-cell table:style-name="ce86"/>
          <table:table-cell table:style-name="ce181" table:formula="oooc:=28.34952*[.K153]" office:value-type="float" office:value="479.106888">
            <text:p>479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231" office:value-type="string">
            <text:p>New silnylon wedge</text:p>
          </table:table-cell>
          <table:table-cell table:style-name="ce103" office:value-type="string">
            <text:p>In</text:p>
          </table:table-cell>
          <table:table-cell office:value-type="float" office:value="2.4">
            <text:p>2.4</text:p>
          </table:table-cell>
          <table:table-cell table:formula="oooc:=28.34952*[.F154]" office:value-type="float" office:value="68.038848">
            <text:p>68</text:p>
          </table:table-cell>
          <table:table-cell table:style-name="ce137" table:formula="oooc:=INT([.F154]/16)" office:value-type="float" office:value="0">
            <text:p><text:s/>- </text:p>
          </table:table-cell>
          <table:table-cell table:style-name="ce138" table:formula="oooc:=[.F154]-([.H154]*16)" office:value-type="float" office:value="2.4">
            <text:p>2.4</text:p>
          </table:table-cell>
          <table:table-cell table:style-name="ce154" table:formula="oooc:=[.H154]+([.I154]/16)" office:value-type="float" office:value="0.15">
            <text:p>0.15</text:p>
          </table:table-cell>
          <table:table-cell table:style-name="ce165" table:formula="oooc:=IF([.$E154]=&quot;In&quot;;[.F154];0)" office:value-type="float" office:value="2.4">
            <text:p>2.4</text:p>
          </table:table-cell>
          <table:table-cell table:style-name="ce86"/>
          <table:table-cell table:style-name="ce181" table:formula="oooc:=28.34952*[.K154]" office:value-type="float" office:value="68.038848">
            <text:p>68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230" office:value-type="string">
            <text:p>Blue poly tarp ground cloth</text:p>
          </table:table-cell>
          <table:table-cell table:style-name="ce103" office:value-type="string">
            <text:p>In</text:p>
          </table:table-cell>
          <table:table-cell office:value-type="float" office:value="7.7">
            <text:p>7.7</text:p>
          </table:table-cell>
          <table:table-cell table:formula="oooc:=28.34952*[.F155]" office:value-type="float" office:value="218.291304">
            <text:p>218</text:p>
          </table:table-cell>
          <table:table-cell table:style-name="ce137" table:formula="oooc:=INT([.F155]/16)" office:value-type="float" office:value="0">
            <text:p><text:s/>- </text:p>
          </table:table-cell>
          <table:table-cell table:style-name="ce138" table:formula="oooc:=[.F155]-([.H155]*16)" office:value-type="float" office:value="7.7">
            <text:p>7.7</text:p>
          </table:table-cell>
          <table:table-cell table:style-name="ce154" table:formula="oooc:=[.H155]+([.I155]/16)" office:value-type="float" office:value="0.48125">
            <text:p>0.48</text:p>
          </table:table-cell>
          <table:table-cell table:style-name="ce165" table:formula="oooc:=IF([.$E155]=&quot;In&quot;;[.F155];0)" office:value-type="float" office:value="7.7">
            <text:p>7.7</text:p>
          </table:table-cell>
          <table:table-cell table:style-name="ce86"/>
          <table:table-cell table:style-name="ce181" table:formula="oooc:=28.34952*[.K155]" office:value-type="float" office:value="218.291304">
            <text:p>218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230" office:value-type="string">
            <text:p>Rear aluminum pole</text:p>
          </table:table-cell>
          <table:table-cell table:style-name="ce103" office:value-type="string">
            <text:p>In</text:p>
          </table:table-cell>
          <table:table-cell office:value-type="float" office:value="2">
            <text:p>2.0</text:p>
          </table:table-cell>
          <table:table-cell table:formula="oooc:=28.34952*[.F156]" office:value-type="float" office:value="56.69904">
            <text:p>57</text:p>
          </table:table-cell>
          <table:table-cell table:style-name="ce137" table:formula="oooc:=INT([.F156]/16)" office:value-type="float" office:value="0">
            <text:p><text:s/>- </text:p>
          </table:table-cell>
          <table:table-cell table:style-name="ce138" table:formula="oooc:=[.F156]-([.H156]*16)" office:value-type="float" office:value="2">
            <text:p>2.0</text:p>
          </table:table-cell>
          <table:table-cell table:style-name="ce154" table:formula="oooc:=[.H156]+([.I156]/16)" office:value-type="float" office:value="0.125">
            <text:p>0.13</text:p>
          </table:table-cell>
          <table:table-cell table:style-name="ce165" table:formula="oooc:=IF([.$E156]=&quot;In&quot;;[.F156];0)" office:value-type="float" office:value="2">
            <text:p>2.0</text:p>
          </table:table-cell>
          <table:table-cell table:style-name="ce86"/>
          <table:table-cell table:style-name="ce181" table:formula="oooc:=28.34952*[.K156]" office:value-type="float" office:value="56.69904">
            <text:p>57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231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86"/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232" office:value-type="string">
            <text:p>Total basic tarp kit</text:p>
          </table:table-cell>
          <table:table-cell table:style-name="ce103"/>
          <table:table-cell table:formula="oooc:=SUM([.F153:.F157])" office:value-type="float" office:value="29">
            <text:p>29.0</text:p>
          </table:table-cell>
          <table:table-cell table:formula="oooc:=SUM([.G153:.G157])" office:value-type="float" office:value="822.13608">
            <text:p>822</text:p>
          </table:table-cell>
          <table:table-cell table:style-name="ce137" table:formula="oooc:=SUM([.H153:.H157])" office:value-type="float" office:value="1">
            <text:p>1</text:p>
          </table:table-cell>
          <table:table-cell table:style-name="ce138" table:formula="oooc:=SUM([.I153:.I157])" office:value-type="float" office:value="13">
            <text:p>13.0</text:p>
          </table:table-cell>
          <table:table-cell table:style-name="ce154" table:formula="oooc:=SUM([.J153:.J157])" office:value-type="float" office:value="1.8125">
            <text:p>1.81</text:p>
          </table:table-cell>
          <table:table-cell table:style-name="ce165" table:formula="oooc:=SUM([.K153:.K157])" office:value-type="float" office:value="29">
            <text:p>29.0</text:p>
          </table:table-cell>
          <table:table-cell table:style-name="ce86"/>
          <table:table-cell table:style-name="ce181" table:formula="oooc:=SUM([.M153:.M157])" office:value-type="float" office:value="822.13608">
            <text:p>822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232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Stake kit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4 micro Ti stakes for ground cloth</text:p>
          </table:table-cell>
          <table:table-cell table:style-name="ce103" office:value-type="string">
            <text:p>In</text:p>
          </table:table-cell>
          <table:table-cell office:value-type="float" office:value="1">
            <text:p>1.0</text:p>
          </table:table-cell>
          <table:table-cell table:formula="oooc:=28.34952*[.F162]" office:value-type="float" office:value="28.34952">
            <text:p>28</text:p>
          </table:table-cell>
          <table:table-cell table:style-name="ce137" table:formula="oooc:=INT([.F162]/16)" office:value-type="float" office:value="0">
            <text:p><text:s/>- </text:p>
          </table:table-cell>
          <table:table-cell table:style-name="ce138" table:formula="oooc:=[.F162]-([.H162]*16)" office:value-type="float" office:value="1">
            <text:p>1.0</text:p>
          </table:table-cell>
          <table:table-cell table:style-name="ce154" table:formula="oooc:=[.H162]+([.I162]/16)" office:value-type="float" office:value="0.0625">
            <text:p>0.06</text:p>
          </table:table-cell>
          <table:table-cell table:style-name="ce165" table:formula="oooc:=IF([.$E162]=&quot;In&quot;;[.F162];0)" office:value-type="float" office:value="1">
            <text:p>1.0</text:p>
          </table:table-cell>
          <table:table-cell table:style-name="ce86"/>
          <table:table-cell table:style-name="ce181" table:formula="oooc:=28.34952*[.K162]" office:value-type="float" office:value="28.34952">
            <text:p>28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4 Kelty Nobendum gold corner hex stakes</text:p>
          </table:table-cell>
          <table:table-cell table:style-name="ce103" office:value-type="string">
            <text:p>In</text:p>
          </table:table-cell>
          <table:table-cell office:value-type="float" office:value="2">
            <text:p>2.0</text:p>
          </table:table-cell>
          <table:table-cell table:formula="oooc:=28.34952*[.F163]" office:value-type="float" office:value="56.69904">
            <text:p>57</text:p>
          </table:table-cell>
          <table:table-cell table:style-name="ce137" table:formula="oooc:=INT([.F163]/16)" office:value-type="float" office:value="0">
            <text:p><text:s/>- </text:p>
          </table:table-cell>
          <table:table-cell table:style-name="ce138" table:formula="oooc:=[.F163]-([.H163]*16)" office:value-type="float" office:value="2">
            <text:p>2.0</text:p>
          </table:table-cell>
          <table:table-cell table:style-name="ce154" table:formula="oooc:=[.H163]+([.I163]/16)" office:value-type="float" office:value="0.125">
            <text:p>0.13</text:p>
          </table:table-cell>
          <table:table-cell table:style-name="ce165" table:formula="oooc:=IF([.$E163]=&quot;In&quot;;[.F163];0)" office:value-type="float" office:value="2">
            <text:p>2.0</text:p>
          </table:table-cell>
          <table:table-cell table:style-name="ce86"/>
          <table:table-cell table:style-name="ce181" table:formula="oooc:=28.34952*[.K163]" office:value-type="float" office:value="56.69904">
            <text:p>57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4 Kelty Nobendum silver hex stakes</text:p>
          </table:table-cell>
          <table:table-cell table:style-name="ce103" office:value-type="string">
            <text:p>In</text:p>
          </table:table-cell>
          <table:table-cell office:value-type="float" office:value="2">
            <text:p>2.0</text:p>
          </table:table-cell>
          <table:table-cell table:formula="oooc:=28.34952*[.F164]" office:value-type="float" office:value="56.69904">
            <text:p>57</text:p>
          </table:table-cell>
          <table:table-cell table:style-name="ce137" table:formula="oooc:=INT([.F164]/16)" office:value-type="float" office:value="0">
            <text:p><text:s/>- </text:p>
          </table:table-cell>
          <table:table-cell table:style-name="ce138" table:formula="oooc:=[.F164]-([.H164]*16)" office:value-type="float" office:value="2">
            <text:p>2.0</text:p>
          </table:table-cell>
          <table:table-cell table:style-name="ce154" table:formula="oooc:=[.H164]+([.I164]/16)" office:value-type="float" office:value="0.125">
            <text:p>0.13</text:p>
          </table:table-cell>
          <table:table-cell table:style-name="ce165" table:formula="oooc:=IF([.$E164]=&quot;In&quot;;[.F164];0)" office:value-type="float" office:value="2">
            <text:p>2.0</text:p>
          </table:table-cell>
          <table:table-cell table:style-name="ce86"/>
          <table:table-cell table:style-name="ce181" table:formula="oooc:=28.34952*[.K164]" office:value-type="float" office:value="56.69904">
            <text:p>57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6 other medium hook stakes (Ti or aluminum)</text:p>
          </table:table-cell>
          <table:table-cell table:style-name="ce103" office:value-type="string">
            <text:p>In</text:p>
          </table:table-cell>
          <table:table-cell office:value-type="float" office:value="3">
            <text:p>3.0</text:p>
          </table:table-cell>
          <table:table-cell table:formula="oooc:=28.34952*[.F165]" office:value-type="float" office:value="85.04856">
            <text:p>85</text:p>
          </table:table-cell>
          <table:table-cell table:style-name="ce137" table:formula="oooc:=INT([.F165]/16)" office:value-type="float" office:value="0">
            <text:p><text:s/>- </text:p>
          </table:table-cell>
          <table:table-cell table:style-name="ce138" table:formula="oooc:=[.F165]-([.H165]*16)" office:value-type="float" office:value="3">
            <text:p>3.0</text:p>
          </table:table-cell>
          <table:table-cell table:style-name="ce154" table:formula="oooc:=[.H165]+([.I165]/16)" office:value-type="float" office:value="0.1875">
            <text:p>0.19</text:p>
          </table:table-cell>
          <table:table-cell table:style-name="ce165" table:formula="oooc:=IF([.$E165]=&quot;In&quot;;[.F165];0)" office:value-type="float" office:value="3">
            <text:p>3.0</text:p>
          </table:table-cell>
          <table:table-cell table:style-name="ce86"/>
          <table:table-cell table:style-name="ce181" table:formula="oooc:=28.34952*[.K165]" office:value-type="float" office:value="85.04856">
            <text:p>85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4 Easton pole stakes + Triptease guy lines</text:p>
          </table:table-cell>
          <table:table-cell table:style-name="ce103" office:value-type="string">
            <text:p>In</text:p>
          </table:table-cell>
          <table:table-cell office:value-type="float" office:value="3.2">
            <text:p>3.2</text:p>
          </table:table-cell>
          <table:table-cell table:formula="oooc:=28.34952*[.F166]" office:value-type="float" office:value="90.718464">
            <text:p>91</text:p>
          </table:table-cell>
          <table:table-cell table:style-name="ce137" table:formula="oooc:=INT([.F166]/16)" office:value-type="float" office:value="0">
            <text:p><text:s/>- </text:p>
          </table:table-cell>
          <table:table-cell table:style-name="ce138" table:formula="oooc:=[.F166]-([.H166]*16)" office:value-type="float" office:value="3.2">
            <text:p>3.2</text:p>
          </table:table-cell>
          <table:table-cell table:style-name="ce154" table:formula="oooc:=[.H166]+([.I166]/16)" office:value-type="float" office:value="0.2">
            <text:p>0.20</text:p>
          </table:table-cell>
          <table:table-cell table:style-name="ce165" table:formula="oooc:=IF([.$E166]=&quot;In&quot;;[.F166];0)" office:value-type="float" office:value="3.2">
            <text:p>3.2</text:p>
          </table:table-cell>
          <table:table-cell table:style-name="ce86"/>
          <table:table-cell table:style-name="ce181" table:formula="oooc:=28.34952*[.K166]" office:value-type="float" office:value="90.718464">
            <text:p>91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Rear Easton with short guy</text:p>
          </table:table-cell>
          <table:table-cell table:style-name="ce103" office:value-type="string">
            <text:p>In</text:p>
          </table:table-cell>
          <table:table-cell office:value-type="float" office:value="0.8">
            <text:p>0.8</text:p>
          </table:table-cell>
          <table:table-cell table:formula="oooc:=28.34952*[.F167]" office:value-type="float" office:value="22.679616">
            <text:p>23</text:p>
          </table:table-cell>
          <table:table-cell table:style-name="ce137" table:formula="oooc:=INT([.F167]/16)" office:value-type="float" office:value="0">
            <text:p><text:s/>- </text:p>
          </table:table-cell>
          <table:table-cell table:style-name="ce138" table:formula="oooc:=[.F167]-([.H167]*16)" office:value-type="float" office:value="0.8">
            <text:p>0.8</text:p>
          </table:table-cell>
          <table:table-cell table:style-name="ce154" table:formula="oooc:=[.H167]+([.I167]/16)" office:value-type="float" office:value="0.05">
            <text:p>0.05</text:p>
          </table:table-cell>
          <table:table-cell table:style-name="ce165" table:formula="oooc:=IF([.$E167]=&quot;In&quot;;[.F167];0)" office:value-type="float" office:value="0.8">
            <text:p>0.8</text:p>
          </table:table-cell>
          <table:table-cell table:style-name="ce86"/>
          <table:table-cell table:style-name="ce181" table:formula="oooc:=28.34952*[.K167]" office:value-type="float" office:value="22.679616">
            <text:p>23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Vargo Ti nail stake for hard ground pilot holes</text:p>
          </table:table-cell>
          <table:table-cell table:style-name="ce103" office:value-type="string">
            <text:p>In</text:p>
          </table:table-cell>
          <table:table-cell office:value-type="float" office:value="0.5">
            <text:p>0.5</text:p>
          </table:table-cell>
          <table:table-cell table:formula="oooc:=28.34952*[.F168]" office:value-type="float" office:value="14.17476">
            <text:p>14</text:p>
          </table:table-cell>
          <table:table-cell table:style-name="ce137" table:formula="oooc:=INT([.F168]/16)" office:value-type="float" office:value="0">
            <text:p><text:s/>- </text:p>
          </table:table-cell>
          <table:table-cell table:style-name="ce138" table:formula="oooc:=[.F168]-([.H168]*16)" office:value-type="float" office:value="0.5">
            <text:p>0.5</text:p>
          </table:table-cell>
          <table:table-cell table:style-name="ce154" table:formula="oooc:=[.H168]+([.I168]/16)" office:value-type="float" office:value="0.03125">
            <text:p>0.03</text:p>
          </table:table-cell>
          <table:table-cell table:style-name="ce165" table:formula="oooc:=IF([.$E168]=&quot;In&quot;;[.F168];0)" office:value-type="float" office:value="0.5">
            <text:p>0.5</text:p>
          </table:table-cell>
          <table:table-cell table:style-name="ce86"/>
          <table:table-cell table:style-name="ce181" table:formula="oooc:=28.34952*[.K168]" office:value-type="float" office:value="14.17476">
            <text:p>14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 office:value-type="string">
            <text:p>Stake bag - modified Ziploc</text:p>
          </table:table-cell>
          <table:table-cell table:style-name="ce103" office:value-type="string">
            <text:p>In</text:p>
          </table:table-cell>
          <table:table-cell office:value-type="float" office:value="0.5">
            <text:p>0.5</text:p>
          </table:table-cell>
          <table:table-cell table:formula="oooc:=28.34952*[.F169]" office:value-type="float" office:value="14.17476">
            <text:p>14</text:p>
          </table:table-cell>
          <table:table-cell table:style-name="ce137" table:formula="oooc:=INT([.F169]/16)" office:value-type="float" office:value="0">
            <text:p><text:s/>- </text:p>
          </table:table-cell>
          <table:table-cell table:style-name="ce138" table:formula="oooc:=[.F169]-([.H169]*16)" office:value-type="float" office:value="0.5">
            <text:p>0.5</text:p>
          </table:table-cell>
          <table:table-cell table:style-name="ce154" table:formula="oooc:=[.H169]+([.I169]/16)" office:value-type="float" office:value="0.03125">
            <text:p>0.03</text:p>
          </table:table-cell>
          <table:table-cell table:style-name="ce165" table:formula="oooc:=IF([.$E169]=&quot;In&quot;;[.F169];0)" office:value-type="float" office:value="0.5">
            <text:p>0.5</text:p>
          </table:table-cell>
          <table:table-cell table:style-name="ce86"/>
          <table:table-cell table:style-name="ce181" table:formula="oooc:=28.34952*[.K169]" office:value-type="float" office:value="14.17476">
            <text:p>14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86"/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Subtotal stake kit</text:p>
          </table:table-cell>
          <table:table-cell table:style-name="ce103"/>
          <table:table-cell table:formula="oooc:=SUM([.F162:.F170])" office:value-type="float" office:value="13">
            <text:p>13.0</text:p>
          </table:table-cell>
          <table:table-cell table:formula="oooc:=SUM([.G162:.G170])" office:value-type="float" office:value="368.54376">
            <text:p>369</text:p>
          </table:table-cell>
          <table:table-cell table:style-name="ce137" table:formula="oooc:=SUM([.H162:.H170])" office:value-type="float" office:value="0">
            <text:p><text:s/>- </text:p>
          </table:table-cell>
          <table:table-cell table:style-name="ce138" table:formula="oooc:=SUM([.I162:.I170])" office:value-type="float" office:value="13">
            <text:p>13.0</text:p>
          </table:table-cell>
          <table:table-cell table:style-name="ce154" table:formula="oooc:=SUM([.J162:.J170])" office:value-type="float" office:value="0.8125">
            <text:p>0.81</text:p>
          </table:table-cell>
          <table:table-cell table:style-name="ce165" table:formula="oooc:=SUM([.K162:.K170])" office:value-type="float" office:value="13">
            <text:p>13.0</text:p>
          </table:table-cell>
          <table:table-cell table:style-name="ce86"/>
          <table:table-cell table:style-name="ce181" table:formula="oooc:=SUM([.M162:.M170])" office:value-type="float" office:value="368.54376">
            <text:p>369</text:p>
          </table:table-cell>
          <table:table-cell table:number-columns-repeated="243"/>
        </table:table-row>
        <table:table-row table:style-name="ro1" table:number-rows-repeated="2">
          <table:table-cell table:number-columns-repeated="2"/>
          <table:table-cell table:style-name="ce8"/>
          <table:table-cell table:style-name="ce1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 office:value-type="string">
            <text:p>Other</text:p>
          </table:table-cell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231" office:value-type="string">
            <text:p>Optional bug net</text:p>
          </table:table-cell>
          <table:table-cell table:style-name="ce103" office:value-type="string">
            <text:p>Out</text:p>
          </table:table-cell>
          <table:table-cell office:value-type="float" office:value="6">
            <text:p>6.0</text:p>
          </table:table-cell>
          <table:table-cell table:formula="oooc:=28.34952*[.F175]" office:value-type="float" office:value="170.09712">
            <text:p>170</text:p>
          </table:table-cell>
          <table:table-cell table:style-name="ce137" table:formula="oooc:=INT([.F175]/16)" office:value-type="float" office:value="0">
            <text:p><text:s/>- </text:p>
          </table:table-cell>
          <table:table-cell table:style-name="ce138" table:formula="oooc:=[.F175]-([.H175]*16)" office:value-type="float" office:value="6">
            <text:p>6.0</text:p>
          </table:table-cell>
          <table:table-cell table:style-name="ce154" table:formula="oooc:=[.H175]+([.I175]/16)" office:value-type="float" office:value="0.375">
            <text:p>0.38</text:p>
          </table:table-cell>
          <table:table-cell table:style-name="ce165" table:formula="oooc:=IF([.$E175]=&quot;In&quot;;[.F175];0)" office:value-type="float" office:value="0">
            <text:p><text:s/>- </text:p>
          </table:table-cell>
          <table:table-cell table:style-name="ce86"/>
          <table:table-cell table:style-name="ce181" table:formula="oooc:=28.34952*[.K175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231" office:value-type="string">
            <text:p>Optional bug hoop</text:p>
          </table:table-cell>
          <table:table-cell table:style-name="ce103" office:value-type="string">
            <text:p>Out</text:p>
          </table:table-cell>
          <table:table-cell office:value-type="float" office:value="3">
            <text:p>3.0</text:p>
          </table:table-cell>
          <table:table-cell table:formula="oooc:=28.34952*[.F176]" office:value-type="float" office:value="85.04856">
            <text:p>85</text:p>
          </table:table-cell>
          <table:table-cell table:style-name="ce137" table:formula="oooc:=INT([.F176]/16)" office:value-type="float" office:value="0">
            <text:p><text:s/>- </text:p>
          </table:table-cell>
          <table:table-cell table:style-name="ce138" table:formula="oooc:=[.F176]-([.H176]*16)" office:value-type="float" office:value="3">
            <text:p>3.0</text:p>
          </table:table-cell>
          <table:table-cell table:style-name="ce154" table:formula="oooc:=[.H176]+([.I176]/16)" office:value-type="float" office:value="0.1875">
            <text:p>0.19</text:p>
          </table:table-cell>
          <table:table-cell table:style-name="ce165" table:formula="oooc:=IF([.$E176]=&quot;In&quot;;[.F176];0)" office:value-type="float" office:value="0">
            <text:p><text:s/>- </text:p>
          </table:table-cell>
          <table:table-cell table:style-name="ce86"/>
          <table:table-cell table:style-name="ce181" table:formula="oooc:=28.34952*[.K176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231" office:value-type="string">
            <text:p>Optional black sack + straps</text:p>
          </table:table-cell>
          <table:table-cell table:style-name="ce103" office:value-type="string">
            <text:p>Out</text:p>
          </table:table-cell>
          <table:table-cell office:value-type="float" office:value="3">
            <text:p>3.0</text:p>
          </table:table-cell>
          <table:table-cell table:formula="oooc:=28.34952*[.F177]" office:value-type="float" office:value="85.04856">
            <text:p>85</text:p>
          </table:table-cell>
          <table:table-cell table:style-name="ce137" table:formula="oooc:=INT([.F177]/16)" office:value-type="float" office:value="0">
            <text:p><text:s/>- </text:p>
          </table:table-cell>
          <table:table-cell table:style-name="ce138" table:formula="oooc:=[.F177]-([.H177]*16)" office:value-type="float" office:value="3">
            <text:p>3.0</text:p>
          </table:table-cell>
          <table:table-cell table:style-name="ce154" table:formula="oooc:=[.H177]+([.I177]/16)" office:value-type="float" office:value="0.1875">
            <text:p>0.19</text:p>
          </table:table-cell>
          <table:table-cell table:style-name="ce165" table:formula="oooc:=IF([.$E177]=&quot;In&quot;;[.F177];0)" office:value-type="float" office:value="0">
            <text:p><text:s/>- </text:p>
          </table:table-cell>
          <table:table-cell table:style-name="ce86"/>
          <table:table-cell table:style-name="ce181" table:formula="oooc:=28.34952*[.K177]" office:value-type="float" office:value="0">
            <text:p><text:s/>- 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231" office:value-type="string">
            <text:p>Green Equinox silnylon sack (no sealed seams)</text:p>
          </table:table-cell>
          <table:table-cell table:style-name="ce103" office:value-type="string">
            <text:p>In</text:p>
          </table:table-cell>
          <table:table-cell office:value-type="float" office:value="0.5">
            <text:p>0.5</text:p>
          </table:table-cell>
          <table:table-cell table:formula="oooc:=28.34952*[.F178]" office:value-type="float" office:value="14.17476">
            <text:p>14</text:p>
          </table:table-cell>
          <table:table-cell table:style-name="ce137" table:formula="oooc:=INT([.F178]/16)" office:value-type="float" office:value="0">
            <text:p><text:s/>- </text:p>
          </table:table-cell>
          <table:table-cell table:style-name="ce138" table:formula="oooc:=[.F178]-([.H178]*16)" office:value-type="float" office:value="0.5">
            <text:p>0.5</text:p>
          </table:table-cell>
          <table:table-cell table:style-name="ce154" table:formula="oooc:=[.H178]+([.I178]/16)" office:value-type="float" office:value="0.03125">
            <text:p>0.03</text:p>
          </table:table-cell>
          <table:table-cell table:style-name="ce165" table:formula="oooc:=IF([.$E178]=&quot;In&quot;;[.F178];0)" office:value-type="float" office:value="0.5">
            <text:p>0.5</text:p>
          </table:table-cell>
          <table:table-cell table:style-name="ce86"/>
          <table:table-cell table:style-name="ce181" table:formula="oooc:=28.34952*[.K178]" office:value-type="float" office:value="14.17476">
            <text:p>14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231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7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54" table:formula="oooc:=&quot;——&quot;" office:value-type="string" office:string-value="——">
            <text:p>——</text:p>
          </table:table-cell>
          <table:table-cell table:style-name="ce162" table:formula="oooc:=&quot;——&quot;" office:value-type="string" office:string-value="——">
            <text:p>——</text:p>
          </table:table-cell>
          <table:table-cell table:style-name="ce86"/>
          <table:table-cell table:style-name="ce17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232" office:value-type="string">
            <text:p>Total options</text:p>
          </table:table-cell>
          <table:table-cell table:style-name="ce103"/>
          <table:table-cell table:formula="oooc:=SUM([.F175:.F179])" office:value-type="float" office:value="12.5">
            <text:p>12.5</text:p>
          </table:table-cell>
          <table:table-cell table:formula="oooc:=SUM([.G175:.G179])" office:value-type="float" office:value="354.369">
            <text:p>354</text:p>
          </table:table-cell>
          <table:table-cell table:style-name="ce137" table:formula="oooc:=SUM([.H175:.H179])" office:value-type="float" office:value="0">
            <text:p><text:s/>- </text:p>
          </table:table-cell>
          <table:table-cell table:style-name="ce138" table:formula="oooc:=SUM([.I175:.I179])" office:value-type="float" office:value="12.5">
            <text:p>12.5</text:p>
          </table:table-cell>
          <table:table-cell table:style-name="ce154" table:formula="oooc:=SUM([.J175:.J179])" office:value-type="float" office:value="0.78125">
            <text:p>0.78</text:p>
          </table:table-cell>
          <table:table-cell table:style-name="ce165" table:formula="oooc:=SUM([.K175:.K179])" office:value-type="float" office:value="0.5">
            <text:p>0.5</text:p>
          </table:table-cell>
          <table:table-cell table:style-name="ce86"/>
          <table:table-cell table:style-name="ce181" table:formula="oooc:=SUM([.M175:.M179])" office:value-type="float" office:value="14.17476">
            <text:p>14</text:p>
          </table:table-cell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6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86"/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 table:style-name="ce234" office:value-type="string">
            <text:p>Lbs</text:p>
          </table:table-cell>
          <table:table-cell table:style-name="ce221"/>
          <table:table-cell table:number-columns-repeated="243"/>
        </table:table-row>
        <table:table-row table:style-name="ro1">
          <table:table-cell table:number-columns-repeated="2"/>
          <table:table-cell table:style-name="ce8"/>
          <table:table-cell table:style-name="ce197" office:value-type="string">
            <text:p>Total ID Sil Shelter</text:p>
          </table:table-cell>
          <table:table-cell table:style-name="ce111"/>
          <table:table-cell table:style-name="ce117" table:formula="oooc:=[.F158]+[.F1219]+[.F180]" office:value-type="float" office:value="41.5">
            <text:p>41.5</text:p>
          </table:table-cell>
          <table:table-cell table:style-name="ce128" table:formula="oooc:=[.G158]+[.G1219]+[.G180]" office:value-type="float" office:value="1176.50508">
            <text:p>1,177</text:p>
          </table:table-cell>
          <table:table-cell table:style-name="ce139" table:formula="oooc:=[.H158]+[.H1219]+[.H180]" office:value-type="float" office:value="1">
            <text:p>1</text:p>
          </table:table-cell>
          <table:table-cell table:style-name="ce148" table:formula="oooc:=[.I158]+[.I1219]+[.I180]" office:value-type="float" office:value="25.5">
            <text:p>25.5</text:p>
          </table:table-cell>
          <table:table-cell table:style-name="ce155" table:formula="oooc:=[.J158]+[.J1219]+[.J180]" office:value-type="float" office:value="2.59375">
            <text:p>2.59</text:p>
          </table:table-cell>
          <table:table-cell table:style-name="ce167" table:formula="oooc:=[.K158]+[.K1219]+[.K180]" office:value-type="float" office:value="29.5">
            <text:p>29.5</text:p>
          </table:table-cell>
          <table:table-cell table:style-name="ce163" table:formula="oooc:=[.K183]/16" office:value-type="float" office:value="1.84375">
            <text:p>1.84</text:p>
          </table:table-cell>
          <table:table-cell table:style-name="ce179" table:formula="oooc:=[.M158]+[.M1219]+[.M180]" office:value-type="float" office:value="836.31084">
            <text:p>836</text:p>
          </table:table-cell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2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>
          <table:table-cell/>
          <table:table-cell table:style-name="ce90"/>
          <table:table-cell table:style-name="ce87"/>
          <table:table-cell table:style-name="ce99"/>
          <table:table-cell table:style-name="ce113"/>
          <table:table-cell table:style-name="ce120"/>
          <table:table-cell table:style-name="ce132"/>
          <table:table-cell table:style-name="ce120"/>
          <table:table-cell table:style-name="ce176" table:number-columns-repeated="3"/>
          <table:table-cell table:number-columns-repeated="245"/>
        </table:table-row>
        <table:table-row table:style-name="ro1">
          <table:table-cell/>
          <table:table-cell table:style-name="ce192"/>
          <table:table-cell table:style-name="ce92" office:value-type="string">
            <text:p>OLD:</text:p>
          </table:table-cell>
          <table:table-cell table:style-name="ce99"/>
          <table:table-cell table:style-name="ce113"/>
          <table:table-cell table:style-name="ce120"/>
          <table:table-cell table:style-name="ce132"/>
          <table:table-cell table:style-name="ce120"/>
          <table:table-cell table:style-name="ce176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1" office:value-type="string">
            <text:p>n</text:p>
          </table:table-cell>
          <table:table-cell table:style-name="ce93" office:value-type="string">
            <text:p>Tent - Sierra Designs Aurora CD</text:p>
          </table:table-cell>
          <table:table-cell table:style-name="ce99"/>
          <table:table-cell table:style-name="ce113"/>
          <table:table-cell table:style-name="ce120"/>
          <table:table-cell table:style-name="ce132"/>
          <table:table-cell table:style-name="ce120"/>
          <table:table-cell table:style-name="ce176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0"/>
          <table:table-cell table:style-name="ce87"/>
          <table:table-cell table:style-name="ce99" office:value-type="string">
            <text:p>Tent body</text:p>
          </table:table-cell>
          <table:table-cell table:style-name="ce113" office:value-type="string">
            <text:p>Out</text:p>
          </table:table-cell>
          <table:table-cell table:style-name="ce120" office:value-type="float" office:value="45">
            <text:p>45.0</text:p>
          </table:table-cell>
          <table:table-cell table:style-name="ce132" table:formula="oooc:=28.34952*[.F191]" office:value-type="float" office:value="1275.7284">
            <text:p>1,276</text:p>
          </table:table-cell>
          <table:table-cell table:style-name="ce120"/>
          <table:table-cell table:style-name="ce233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0"/>
          <table:table-cell table:style-name="ce87"/>
          <table:table-cell table:style-name="ce99" office:value-type="string">
            <text:p>Fly (with sealed seams)</text:p>
          </table:table-cell>
          <table:table-cell table:style-name="ce113" office:value-type="string">
            <text:p>Out</text:p>
          </table:table-cell>
          <table:table-cell table:style-name="ce120" office:value-type="float" office:value="33">
            <text:p>33.0</text:p>
          </table:table-cell>
          <table:table-cell table:style-name="ce132" table:formula="oooc:=28.34952*[.F192]" office:value-type="float" office:value="935.53416">
            <text:p>936</text:p>
          </table:table-cell>
          <table:table-cell table:style-name="ce120"/>
          <table:table-cell table:style-name="ce233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0"/>
          <table:table-cell table:style-name="ce87"/>
          <table:table-cell table:style-name="ce99" office:value-type="string">
            <text:p>Poles (3)</text:p>
          </table:table-cell>
          <table:table-cell table:style-name="ce113" office:value-type="string">
            <text:p>Out</text:p>
          </table:table-cell>
          <table:table-cell table:style-name="ce120" office:value-type="float" office:value="22">
            <text:p>22.0</text:p>
          </table:table-cell>
          <table:table-cell table:style-name="ce132" table:formula="oooc:=28.34952*[.F193]" office:value-type="float" office:value="623.68944">
            <text:p>624</text:p>
          </table:table-cell>
          <table:table-cell table:style-name="ce120"/>
          <table:table-cell table:style-name="ce233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0"/>
          <table:table-cell table:style-name="ce87"/>
          <table:table-cell table:style-name="ce99"/>
          <table:table-cell table:style-name="ce113"/>
          <table:table-cell table:style-name="ce120" table:formula="oooc:=&quot;——&quot;" office:value-type="string" office:string-value="——">
            <text:p>——</text:p>
          </table:table-cell>
          <table:table-cell table:style-name="ce132" table:formula="oooc:=&quot;——&quot;" office:value-type="string" office:string-value="——">
            <text:p>——</text:p>
          </table:table-cell>
          <table:table-cell table:style-name="ce120"/>
          <table:table-cell table:style-name="ce233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0"/>
          <table:table-cell table:style-name="ce87"/>
          <table:table-cell table:style-name="ce102" office:value-type="string">
            <text:p>Subtotal</text:p>
          </table:table-cell>
          <table:table-cell table:style-name="ce123"/>
          <table:table-cell table:style-name="ce120" table:formula="oooc:=SUM([.F191:.F194])" office:value-type="float" office:value="100">
            <text:p>100.0</text:p>
          </table:table-cell>
          <table:table-cell table:style-name="ce132" table:formula="oooc:=SUM([.G191:.G194])" office:value-type="float" office:value="2834.952">
            <text:p>2,835</text:p>
          </table:table-cell>
          <table:table-cell table:style-name="ce120"/>
          <table:table-cell table:style-name="ce233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0"/>
          <table:table-cell table:style-name="ce87"/>
          <table:table-cell table:style-name="ce99" office:value-type="string">
            <text:p>Stake kit 8 stakes + 4 guy ropes, bag</text:p>
          </table:table-cell>
          <table:table-cell table:style-name="ce113" office:value-type="string">
            <text:p>Out</text:p>
          </table:table-cell>
          <table:table-cell table:style-name="ce120" office:value-type="float" office:value="5.5">
            <text:p>5.5</text:p>
          </table:table-cell>
          <table:table-cell table:style-name="ce132" table:formula="oooc:=28.34952*[.F196]" office:value-type="float" office:value="155.92236">
            <text:p>156</text:p>
          </table:table-cell>
          <table:table-cell table:style-name="ce120"/>
          <table:table-cell table:style-name="ce233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0"/>
          <table:table-cell table:style-name="ce87"/>
          <table:table-cell table:style-name="ce99" office:value-type="string">
            <text:p>Stuff sack</text:p>
          </table:table-cell>
          <table:table-cell table:style-name="ce113" office:value-type="string">
            <text:p>Out</text:p>
          </table:table-cell>
          <table:table-cell table:style-name="ce120" office:value-type="float" office:value="2">
            <text:p>2.0</text:p>
          </table:table-cell>
          <table:table-cell table:style-name="ce132" table:formula="oooc:=28.34952*[.F197]" office:value-type="float" office:value="56.69904">
            <text:p>57</text:p>
          </table:table-cell>
          <table:table-cell table:style-name="ce120"/>
          <table:table-cell table:style-name="ce233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0"/>
          <table:table-cell table:style-name="ce87"/>
          <table:table-cell table:style-name="ce102"/>
          <table:table-cell table:style-name="ce123"/>
          <table:table-cell table:style-name="ce120" table:formula="oooc:=&quot;——&quot;" office:value-type="string" office:string-value="——">
            <text:p>——</text:p>
          </table:table-cell>
          <table:table-cell table:style-name="ce132" table:formula="oooc:=&quot;——&quot;" office:value-type="string" office:string-value="——">
            <text:p>——</text:p>
          </table:table-cell>
          <table:table-cell table:style-name="ce120"/>
          <table:table-cell table:style-name="ce233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0"/>
          <table:table-cell table:style-name="ce87"/>
          <table:table-cell table:style-name="ce102" office:value-type="string">
            <text:p>Total packaged weight</text:p>
          </table:table-cell>
          <table:table-cell table:style-name="ce123"/>
          <table:table-cell table:style-name="ce120" table:formula="oooc:=SUM([.F195:.F198])" office:value-type="float" office:value="107.5">
            <text:p>107.5</text:p>
          </table:table-cell>
          <table:table-cell table:style-name="ce132" table:formula="oooc:=SUM([.G195:.G198])" office:value-type="float" office:value="3047.5734">
            <text:p>3,048</text:p>
          </table:table-cell>
          <table:table-cell table:style-name="ce120"/>
          <table:table-cell table:style-name="ce233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0"/>
          <table:table-cell table:style-name="ce87"/>
          <table:table-cell table:style-name="ce99"/>
          <table:table-cell table:style-name="ce113"/>
          <table:table-cell table:style-name="ce120"/>
          <table:table-cell table:style-name="ce132"/>
          <table:table-cell table:style-name="ce120"/>
          <table:table-cell table:style-name="ce233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0"/>
          <table:table-cell table:style-name="ce87"/>
          <table:table-cell table:style-name="ce99" office:value-type="string">
            <text:p>Olive Sportsman blanket</text:p>
          </table:table-cell>
          <table:table-cell table:style-name="ce113" office:value-type="string">
            <text:p>Out</text:p>
          </table:table-cell>
          <table:table-cell table:style-name="ce120" office:value-type="float" office:value="12">
            <text:p>12.0</text:p>
          </table:table-cell>
          <table:table-cell table:style-name="ce132" table:formula="oooc:=28.34952*[.F201]" office:value-type="float" office:value="340.19424">
            <text:p>340</text:p>
          </table:table-cell>
          <table:table-cell table:style-name="ce120"/>
          <table:table-cell table:style-name="ce233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0"/>
          <table:table-cell table:style-name="ce87"/>
          <table:table-cell table:style-name="ce99"/>
          <table:table-cell table:style-name="ce113"/>
          <table:table-cell table:style-name="ce120" table:formula="oooc:=&quot;——&quot;" office:value-type="string" office:string-value="——">
            <text:p>——</text:p>
          </table:table-cell>
          <table:table-cell table:style-name="ce132" table:formula="oooc:=&quot;——&quot;" office:value-type="string" office:string-value="——">
            <text:p>——</text:p>
          </table:table-cell>
          <table:table-cell table:style-name="ce120"/>
          <table:table-cell table:style-name="ce233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0"/>
          <table:table-cell table:style-name="ce87"/>
          <table:table-cell table:style-name="ce100" office:value-type="string">
            <text:p>Total Aurora CD with ground cloth</text:p>
          </table:table-cell>
          <table:table-cell table:style-name="ce115"/>
          <table:table-cell table:style-name="ce121" table:formula="oooc:=SUM([.F199:.F202])" office:value-type="float" office:value="119.5">
            <text:p>119.5</text:p>
          </table:table-cell>
          <table:table-cell table:style-name="ce133" table:formula="oooc:=SUM([.G199:.G202])" office:value-type="float" office:value="3387.76764">
            <text:p>3,388</text:p>
          </table:table-cell>
          <table:table-cell table:style-name="ce120"/>
          <table:table-cell table:style-name="ce233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 table:number-rows-repeated="2">
          <table:table-cell/>
          <table:table-cell table:style-name="ce90"/>
          <table:table-cell table:style-name="ce87"/>
          <table:table-cell table:style-name="ce99"/>
          <table:table-cell table:style-name="ce113"/>
          <table:table-cell table:style-name="ce120"/>
          <table:table-cell table:style-name="ce132"/>
          <table:table-cell table:style-name="ce120"/>
          <table:table-cell table:style-name="ce176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1" office:value-type="string">
            <text:p>n</text:p>
          </table:table-cell>
          <table:table-cell table:style-name="ce93" office:value-type="string">
            <text:p>Tent - Half Moon 3 with attic</text:p>
          </table:table-cell>
          <table:table-cell table:style-name="ce99"/>
          <table:table-cell table:style-name="ce113"/>
          <table:table-cell table:style-name="ce120"/>
          <table:table-cell table:style-name="ce132"/>
          <table:table-cell table:style-name="ce120"/>
          <table:table-cell table:style-name="ce176" table:number-columns-repeated="3"/>
          <table:table-cell table:style-name="Default"/>
          <table:table-cell table:style-name="ce236"/>
          <table:table-cell table:style-name="Default"/>
          <table:table-cell table:style-name="ce189" table:number-columns-repeated="9"/>
          <table:table-cell table:number-columns-repeated="233"/>
        </table:table-row>
        <table:table-row table:style-name="ro1">
          <table:table-cell/>
          <table:table-cell table:style-name="ce227"/>
          <table:table-cell table:style-name="ce99"/>
          <table:table-cell table:style-name="ce99" office:value-type="string">
            <text:p>Tent body</text:p>
          </table:table-cell>
          <table:table-cell table:style-name="ce113" office:value-type="string">
            <text:p>Out</text:p>
          </table:table-cell>
          <table:table-cell table:style-name="ce120" office:value-type="float" office:value="38.6">
            <text:p>38.6</text:p>
          </table:table-cell>
          <table:table-cell table:style-name="ce132" table:formula="oooc:=28.34952*[.F207]" office:value-type="float" office:value="1094.291472">
            <text:p>1,094</text:p>
          </table:table-cell>
          <table:table-cell table:style-name="ce120"/>
          <table:table-cell table:style-name="ce176" table:number-columns-repeated="3"/>
          <table:table-cell table:style-name="Default"/>
          <table:table-cell table:style-name="ce236"/>
          <table:table-cell table:style-name="Default"/>
          <table:table-cell table:style-name="ce189" table:number-columns-repeated="9"/>
          <table:table-cell table:number-columns-repeated="233"/>
        </table:table-row>
        <table:table-row table:style-name="ro1">
          <table:table-cell/>
          <table:table-cell table:style-name="ce227"/>
          <table:table-cell table:style-name="ce99"/>
          <table:table-cell table:style-name="ce99" office:value-type="string">
            <text:p>Fly (seams sealed)</text:p>
          </table:table-cell>
          <table:table-cell table:style-name="ce113" office:value-type="string">
            <text:p>Out</text:p>
          </table:table-cell>
          <table:table-cell table:style-name="ce120" office:value-type="float" office:value="27.5">
            <text:p>27.5</text:p>
          </table:table-cell>
          <table:table-cell table:style-name="ce132" table:formula="oooc:=28.34952*[.F208]" office:value-type="float" office:value="779.6118">
            <text:p>780</text:p>
          </table:table-cell>
          <table:table-cell table:style-name="ce120"/>
          <table:table-cell table:style-name="ce176" table:number-columns-repeated="3"/>
          <table:table-cell table:style-name="Default"/>
          <table:table-cell table:style-name="ce236"/>
          <table:table-cell table:style-name="Default"/>
          <table:table-cell table:style-name="ce189" table:number-columns-repeated="9"/>
          <table:table-cell table:number-columns-repeated="233"/>
        </table:table-row>
        <table:table-row table:style-name="ro1">
          <table:table-cell/>
          <table:table-cell table:style-name="ce227"/>
          <table:table-cell table:style-name="ce99"/>
          <table:table-cell table:style-name="ce99" office:value-type="string">
            <text:p>Poles (2)</text:p>
          </table:table-cell>
          <table:table-cell table:style-name="ce113" office:value-type="string">
            <text:p>Out</text:p>
          </table:table-cell>
          <table:table-cell table:style-name="ce120" office:value-type="float" office:value="21">
            <text:p>21.0</text:p>
          </table:table-cell>
          <table:table-cell table:style-name="ce132" table:formula="oooc:=28.34952*[.F209]" office:value-type="float" office:value="595.33992">
            <text:p>595</text:p>
          </table:table-cell>
          <table:table-cell table:style-name="ce120"/>
          <table:table-cell table:style-name="ce176" table:number-columns-repeated="3"/>
          <table:table-cell table:style-name="Default"/>
          <table:table-cell table:style-name="ce236"/>
          <table:table-cell table:style-name="Default"/>
          <table:table-cell table:style-name="ce189" table:number-columns-repeated="9"/>
          <table:table-cell table:number-columns-repeated="233"/>
        </table:table-row>
        <table:table-row table:style-name="ro1">
          <table:table-cell/>
          <table:table-cell table:style-name="ce227"/>
          <table:table-cell table:style-name="ce99"/>
          <table:table-cell table:style-name="ce99" office:value-type="string">
            <text:p>Gear loft</text:p>
          </table:table-cell>
          <table:table-cell table:style-name="ce113" office:value-type="string">
            <text:p>Out</text:p>
          </table:table-cell>
          <table:table-cell table:style-name="ce120" office:value-type="float" office:value="1.9">
            <text:p>1.9</text:p>
          </table:table-cell>
          <table:table-cell table:style-name="ce132" table:formula="oooc:=28.34952*[.F210]" office:value-type="float" office:value="53.864088">
            <text:p>54</text:p>
          </table:table-cell>
          <table:table-cell table:style-name="ce120"/>
          <table:table-cell table:style-name="ce176" table:number-columns-repeated="3"/>
          <table:table-cell table:style-name="Default"/>
          <table:table-cell table:style-name="ce236"/>
          <table:table-cell table:style-name="Default"/>
          <table:table-cell table:style-name="ce189" table:number-columns-repeated="9"/>
          <table:table-cell table:number-columns-repeated="233"/>
        </table:table-row>
        <table:table-row table:style-name="ro1">
          <table:table-cell/>
          <table:table-cell table:style-name="ce227"/>
          <table:table-cell table:style-name="ce99" table:number-columns-repeated="2"/>
          <table:table-cell table:style-name="ce113"/>
          <table:table-cell table:style-name="ce120" table:formula="oooc:=&quot;——&quot;" office:value-type="string" office:string-value="——">
            <text:p>——</text:p>
          </table:table-cell>
          <table:table-cell table:style-name="ce132" table:formula="oooc:=&quot;——&quot;" office:value-type="string" office:string-value="——">
            <text:p>——</text:p>
          </table:table-cell>
          <table:table-cell table:style-name="ce120"/>
          <table:table-cell table:style-name="ce176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227"/>
          <table:table-cell table:style-name="ce99"/>
          <table:table-cell table:style-name="ce102" office:value-type="string">
            <text:p>Subtotal</text:p>
          </table:table-cell>
          <table:table-cell table:style-name="ce123"/>
          <table:table-cell table:style-name="ce120" table:formula="oooc:=SUM([.F207:.F211])" office:value-type="float" office:value="89">
            <text:p>89.0</text:p>
          </table:table-cell>
          <table:table-cell table:style-name="ce132" table:formula="oooc:=SUM([.G207:.G211])" office:value-type="float" office:value="2523.10728">
            <text:p>2,523</text:p>
          </table:table-cell>
          <table:table-cell table:style-name="ce120"/>
          <table:table-cell table:style-name="ce176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227"/>
          <table:table-cell table:style-name="ce99"/>
          <table:table-cell table:style-name="ce99" office:value-type="string">
            <text:p>Stuff sack</text:p>
          </table:table-cell>
          <table:table-cell table:style-name="ce113" office:value-type="string">
            <text:p>Out</text:p>
          </table:table-cell>
          <table:table-cell table:style-name="ce120" office:value-type="float" office:value="1.8">
            <text:p>1.8</text:p>
          </table:table-cell>
          <table:table-cell table:style-name="ce132" table:formula="oooc:=28.34952*[.F213]" office:value-type="float" office:value="51.029136">
            <text:p>51</text:p>
          </table:table-cell>
          <table:table-cell table:style-name="ce120"/>
          <table:table-cell table:style-name="ce176" table:number-columns-repeated="3"/>
          <table:table-cell table:style-name="Default"/>
          <table:table-cell table:style-name="ce236"/>
          <table:table-cell table:style-name="Default"/>
          <table:table-cell table:style-name="ce189" table:number-columns-repeated="9"/>
          <table:table-cell table:number-columns-repeated="233"/>
        </table:table-row>
        <table:table-row table:style-name="ro1">
          <table:table-cell/>
          <table:table-cell table:style-name="ce227"/>
          <table:table-cell table:style-name="ce99"/>
          <table:table-cell table:style-name="ce99" office:value-type="string">
            <text:p>Stake kit</text:p>
          </table:table-cell>
          <table:table-cell table:style-name="ce113" office:value-type="string">
            <text:p>Out</text:p>
          </table:table-cell>
          <table:table-cell table:style-name="ce120" office:value-type="float" office:value="7">
            <text:p>7.0</text:p>
          </table:table-cell>
          <table:table-cell table:style-name="ce132" table:formula="oooc:=28.34952*[.F214]" office:value-type="float" office:value="198.44664">
            <text:p>198</text:p>
          </table:table-cell>
          <table:table-cell table:style-name="ce120"/>
          <table:table-cell table:style-name="ce176" table:number-columns-repeated="3"/>
          <table:table-cell table:style-name="Default"/>
          <table:table-cell table:style-name="ce236"/>
          <table:table-cell table:style-name="Default"/>
          <table:table-cell table:style-name="ce189" table:number-columns-repeated="9"/>
          <table:table-cell table:number-columns-repeated="233"/>
        </table:table-row>
        <table:table-row table:style-name="ro1">
          <table:table-cell/>
          <table:table-cell table:style-name="ce90"/>
          <table:table-cell table:style-name="ce87"/>
          <table:table-cell table:style-name="ce99"/>
          <table:table-cell table:style-name="ce113"/>
          <table:table-cell table:style-name="ce120" table:formula="oooc:=&quot;——&quot;" office:value-type="string" office:string-value="——">
            <text:p>——</text:p>
          </table:table-cell>
          <table:table-cell table:style-name="ce132" table:formula="oooc:=&quot;——&quot;" office:value-type="string" office:string-value="——">
            <text:p>——</text:p>
          </table:table-cell>
          <table:table-cell table:style-name="ce120"/>
          <table:table-cell table:style-name="ce176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0"/>
          <table:table-cell table:style-name="ce87"/>
          <table:table-cell table:style-name="ce102" office:value-type="string">
            <text:p>Total packaged weight</text:p>
          </table:table-cell>
          <table:table-cell table:style-name="ce123"/>
          <table:table-cell table:style-name="ce120" table:formula="oooc:=SUM([.F212:.F215])" office:value-type="float" office:value="97.8">
            <text:p>97.8</text:p>
          </table:table-cell>
          <table:table-cell table:style-name="ce132" table:formula="oooc:=SUM([.G212:.G215])" office:value-type="float" office:value="2772.583056">
            <text:p>2,773</text:p>
          </table:table-cell>
          <table:table-cell table:style-name="ce120"/>
          <table:table-cell table:style-name="ce176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0"/>
          <table:table-cell table:style-name="ce87"/>
          <table:table-cell table:style-name="ce99"/>
          <table:table-cell table:style-name="ce113"/>
          <table:table-cell table:style-name="ce120"/>
          <table:table-cell table:style-name="ce132"/>
          <table:table-cell table:style-name="ce120"/>
          <table:table-cell table:style-name="ce176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227"/>
          <table:table-cell table:style-name="ce99"/>
          <table:table-cell table:style-name="ce99" office:value-type="string">
            <text:p>Red Sportsman blanket</text:p>
          </table:table-cell>
          <table:table-cell table:style-name="ce113" office:value-type="string">
            <text:p>Out</text:p>
          </table:table-cell>
          <table:table-cell table:style-name="ce120" table:formula="oooc:=[.H218]*16+[.I218]" office:value-type="float" office:value="0">
            <text:p><text:s/>- </text:p>
          </table:table-cell>
          <table:table-cell table:style-name="ce132" table:formula="oooc:=[.I218]*16+[.J218]" office:value-type="float" office:value="0">
            <text:p><text:s/>- </text:p>
          </table:table-cell>
          <table:table-cell table:style-name="ce120"/>
          <table:table-cell table:number-columns-repeated="2" table:style-name="ce176"/>
          <table:table-cell table:style-name="ce176"/>
          <table:table-cell table:style-name="Default"/>
          <table:table-cell table:style-name="ce236"/>
          <table:table-cell table:style-name="Default"/>
          <table:table-cell table:style-name="ce189" table:number-columns-repeated="9"/>
          <table:table-cell table:number-columns-repeated="233"/>
        </table:table-row>
        <table:table-row table:style-name="ro1">
          <table:table-cell/>
          <table:table-cell table:style-name="ce90"/>
          <table:table-cell table:style-name="ce87"/>
          <table:table-cell table:style-name="ce99"/>
          <table:table-cell table:style-name="ce113"/>
          <table:table-cell table:style-name="ce120" table:formula="oooc:=&quot;——&quot;" office:value-type="string" office:string-value="——">
            <text:p>——</text:p>
          </table:table-cell>
          <table:table-cell table:style-name="ce132" table:formula="oooc:=&quot;——&quot;" office:value-type="string" office:string-value="——">
            <text:p>——</text:p>
          </table:table-cell>
          <table:table-cell table:style-name="ce120"/>
          <table:table-cell table:style-name="ce176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0"/>
          <table:table-cell table:style-name="ce87"/>
          <table:table-cell table:style-name="ce100" office:value-type="string">
            <text:p>Total Half Moon 3 with ground cloth</text:p>
          </table:table-cell>
          <table:table-cell table:style-name="ce115"/>
          <table:table-cell table:style-name="ce121" table:formula="oooc:=SUM([.F216:.F219])" office:value-type="float" office:value="97.8">
            <text:p>97.8</text:p>
          </table:table-cell>
          <table:table-cell table:style-name="ce133" table:formula="oooc:=SUM([.G216:.G219])" office:value-type="float" office:value="2772.583056">
            <text:p>2,773</text:p>
          </table:table-cell>
          <table:table-cell table:style-name="ce120"/>
          <table:table-cell table:style-name="ce176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0"/>
          <table:table-cell table:style-name="ce87"/>
          <table:table-cell table:style-name="ce99"/>
          <table:table-cell table:style-name="ce113"/>
          <table:table-cell table:style-name="ce120"/>
          <table:table-cell table:style-name="ce132"/>
          <table:table-cell table:style-name="ce120"/>
          <table:table-cell table:style-name="ce176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/>
          <table:table-cell table:style-name="ce90"/>
          <table:table-cell table:style-name="ce87" table:number-columns-repeated="2"/>
          <table:table-cell table:style-name="ce112"/>
          <table:table-cell table:style-name="ce120"/>
          <table:table-cell table:style-name="ce132"/>
          <table:table-cell table:style-name="ce120"/>
          <table:table-cell table:style-name="ce176" table:number-columns-repeated="3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 table:number-rows-repeated="4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6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 table:number-rows-repeated="2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style-name="ce118"/>
          <table:table-cell table:number-columns-repeated="4"/>
          <table:table-cell table:style-name="ce162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 table:style-name="Default"/>
          <table:table-cell table:style-name="ce236"/>
          <table:table-cell table:style-name="Default"/>
          <table:table-cell table:number-columns-repeated="242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2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7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2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5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8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3">
          <table:table-cell table:number-columns-repeated="3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4">
          <table:table-cell table:number-columns-repeated="10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10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10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 table:number-rows-repeated="3">
          <table:table-cell table:number-columns-repeated="10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3">
          <table:table-cell table:number-columns-repeated="10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10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10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10"/>
          <table:table-cell table:style-name="ce162"/>
          <table:table-cell/>
          <table:table-cell table:style-name="ce178"/>
          <table:table-cell table:number-columns-repeated="243"/>
        </table:table-row>
        <table:table-row table:style-name="ro1" table:number-rows-repeated="6">
          <table:table-cell table:number-columns-repeated="10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10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10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10"/>
          <table:table-cell table:style-name="ce166"/>
          <table:table-cell/>
          <table:table-cell table:style-name="ce225"/>
          <table:table-cell table:number-columns-repeated="243"/>
        </table:table-row>
        <table:table-row table:style-name="ro1">
          <table:table-cell table:number-columns-repeated="10"/>
          <table:table-cell table:style-name="ce165"/>
          <table:table-cell/>
          <table:table-cell table:style-name="ce221"/>
          <table:table-cell table:number-columns-repeated="243"/>
        </table:table-row>
        <table:table-row table:style-name="ro1">
          <table:table-cell table:number-columns-repeated="10"/>
          <table:table-cell table:style-name="ce161"/>
          <table:table-cell/>
          <table:table-cell table:style-name="ce220"/>
          <table:table-cell table:number-columns-repeated="243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25">
          <table:table-cell table:number-columns-repeated="10"/>
          <table:table-cell table:style-name="ce161"/>
          <table:table-cell/>
          <table:table-cell table:style-name="ce220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 table:number-rows-repeated="14">
          <table:table-cell table:number-columns-repeated="10"/>
          <table:table-cell table:style-name="ce161"/>
          <table:table-cell/>
          <table:table-cell table:style-name="ce220"/>
          <table:table-cell table:number-columns-repeated="24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5"/>
          <table:table-cell table:style-name="ce108"/>
          <table:table-cell table:number-columns-repeated="250"/>
        </table:table-row>
        <table:table-row table:style-name="ro1" table:number-rows-repeated="5">
          <table:table-cell table:number-columns-repeated="5"/>
          <table:table-cell table:style-name="ce199"/>
          <table:table-cell table:number-columns-repeated="250"/>
        </table:table-row>
        <table:table-row table:style-name="ro1" table:number-rows-repeated="2">
          <table:table-cell table:number-columns-repeated="5"/>
          <table:table-cell table:style-name="ce200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 table:number-rows-repeated="10">
          <table:table-cell table:number-columns-repeated="10"/>
          <table:table-cell table:style-name="ce161"/>
          <table:table-cell/>
          <table:table-cell table:style-name="ce220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0"/>
          <table:table-cell table:style-name="ce161"/>
          <table:table-cell/>
          <table:table-cell table:style-name="ce220"/>
          <table:table-cell table:number-columns-repeated="243"/>
        </table:table-row>
        <table:table-row table:style-name="ro1" table:number-rows-repeated="7">
          <table:table-cell table:number-columns-repeated="5"/>
          <table:table-cell table:style-name="ce201"/>
          <table:table-cell table:number-columns-repeated="4"/>
          <table:table-cell table:style-name="ce161"/>
          <table:table-cell/>
          <table:table-cell table:style-name="ce220"/>
          <table:table-cell table:number-columns-repeated="243"/>
        </table:table-row>
        <table:table-row table:style-name="ro1" table:number-rows-repeated="16">
          <table:table-cell table:number-columns-repeated="10"/>
          <table:table-cell table:style-name="ce161"/>
          <table:table-cell/>
          <table:table-cell table:style-name="ce220"/>
          <table:table-cell table:number-columns-repeated="243"/>
        </table:table-row>
        <table:table-row table:style-name="ro1" table:number-rows-repeated="803">
          <table:table-cell table:number-columns-repeated="256"/>
        </table:table-row>
        <table:table-row table:style-name="ro1">
          <table:table-cell table:number-columns-repeated="5"/>
          <table:table-cell table:number-columns-repeated="6"/>
          <table:table-cell/>
          <table:table-cell/>
          <table:table-cell table:number-columns-repeated="243"/>
        </table:table-row>
        <table:table-row table:style-name="ro1" table:number-rows-repeated="643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ove Detail" table:style-name="ta6">
        <table:table-column table:style-name="co20" table:default-cell-style-name="ce86"/>
        <table:table-column table:style-name="co21" table:default-cell-style-name="ce88"/>
        <table:table-column table:style-name="co16" table:default-cell-style-name="ce86"/>
        <table:table-column table:style-name="co4" table:default-cell-style-name="ce104"/>
        <table:table-column table:style-name="co17" table:default-cell-style-name="ce110"/>
        <table:table-column-group>
          <table:table-column table:style-name="co17" table:default-cell-style-name="ce126"/>
        </table:table-column-group>
        <table:table-column table:style-name="co4" table:number-columns-repeated="2" table:default-cell-style-name="Default"/>
        <table:table-column table:style-name="co4" table:default-cell-style-name="ce353"/>
        <table:table-column table:style-name="co11" table:default-cell-style-name="ce381"/>
        <table:table-column table:style-name="co21" table:default-cell-style-name="ce165"/>
        <table:table-column table:style-name="co1" table:default-cell-style-name="ce176"/>
        <table:table-column-group>
          <table:table-column table:style-name="co11" table:default-cell-style-name="ce416"/>
        </table:table-column-group>
        <table:table-column table:style-name="co4" table:number-columns-repeated="4" table:default-cell-style-name="ce88"/>
        <table:table-column table:style-name="co18" table:number-columns-repeated="3" table:default-cell-style-name="ce86"/>
        <table:table-column table:style-name="co14" table:number-columns-repeated="236" table:default-cell-style-name="ce86"/>
        <table:table-row table:style-name="ro4">
          <table:table-cell/>
          <table:table-cell table:style-name="ce238"/>
          <table:table-cell/>
          <table:table-cell table:style-name="ce103"/>
          <table:table-cell table:number-columns-repeated="5"/>
          <table:table-cell table:style-name="ce380"/>
          <table:table-cell table:number-columns-repeated="246"/>
        </table:table-row>
        <table:table-row table:style-name="ro10">
          <table:table-cell/>
          <table:table-cell table:style-name="ce19" office:value-type="string">
            <text:p>STOVE DETAIL</text:p>
          </table:table-cell>
          <table:table-cell/>
          <table:table-cell table:style-name="ce103"/>
          <table:table-cell table:number-columns-repeated="5"/>
          <table:table-cell table:style-name="ce380"/>
          <table:table-cell table:number-columns-repeated="246"/>
        </table:table-row>
        <table:table-row table:style-name="ro4">
          <table:table-cell/>
          <table:table-cell table:style-name="ce20" table:formula="oooc:=[$'Master List'.B3]" office:value-type="string" office:string-value="November 30, 2005">
            <text:p>November 30, 2005</text:p>
          </table:table-cell>
          <table:table-cell/>
          <table:table-cell table:style-name="ce103"/>
          <table:table-cell table:number-columns-repeated="7"/>
          <table:table-cell table:style-name="ce162"/>
          <table:table-cell table:number-columns-repeated="244"/>
        </table:table-row>
        <table:table-row table:style-name="ro4">
          <table:table-cell table:number-columns-repeated="2"/>
          <table:table-cell table:style-name="ce94"/>
          <table:table-cell/>
          <table:table-cell table:style-name="ce162"/>
          <table:table-cell table:style-name="ce165"/>
          <table:table-cell table:style-name="ce178"/>
          <table:table-cell table:number-columns-repeated="4"/>
          <table:table-cell table:style-name="ce162"/>
          <table:table-cell table:number-columns-repeated="244"/>
        </table:table-row>
        <table:table-row table:style-name="ro4">
          <table:table-cell table:number-columns-repeated="2"/>
          <table:table-cell table:style-name="ce94"/>
          <table:table-cell table:number-columns-repeated="8"/>
          <table:table-cell table:style-name="ce162"/>
          <table:table-cell table:number-columns-repeated="244"/>
        </table:table-row>
        <table:table-row table:style-name="ro4">
          <table:table-cell>
            <draw:custom-shape table:end-cell-address="'Stove Detail'.G42" table:end-x="0.2669in" table:end-y="0.0728in" draw:z-index="0" draw:style-name="gr2" draw:text-style-name="P3" svg:width="6.6646in" svg:height="6.2783in" svg:x="0.3764in" svg:y="0.1453in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239"/>
          <table:table-cell table:number-columns-repeated="9"/>
          <table:table-cell table:style-name="ce161"/>
          <table:table-cell table:number-columns-repeated="244"/>
        </table:table-row>
        <table:table-row table:style-name="ro4">
          <table:table-cell table:number-columns-repeated="2"/>
          <table:table-cell table:style-name="ce97"/>
          <table:table-cell/>
          <table:table-cell table:style-name="ce119"/>
          <table:table-cell table:style-name="ce127"/>
          <table:table-cell table:number-columns-repeated="3"/>
          <table:table-cell table:style-name="Default" table:number-columns-repeated="3"/>
          <table:table-cell table:number-columns-repeated="244"/>
        </table:table-row>
        <table:table-row table:style-name="ro4">
          <table:table-cell/>
          <table:table-cell table:style-name="ce239"/>
          <table:table-cell table:number-columns-repeated="2"/>
          <table:table-cell table:style-name="ce300" office:value-type="string">
            <text:p>Trail</text:p>
          </table:table-cell>
          <table:table-cell table:style-name="ce311" office:value-type="string">
            <text:p>Trail</text:p>
          </table:table-cell>
          <table:table-cell/>
          <table:table-cell table:style-name="ce343"/>
          <table:table-cell table:style-name="ce354"/>
          <table:table-cell table:style-name="ce382"/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58"/>
          <table:table-cell/>
          <table:table-cell table:style-name="ce300" office:value-type="string">
            <text:p>Weight</text:p>
          </table:table-cell>
          <table:table-cell table:style-name="ce311" office:value-type="string">
            <text:p>Weight</text:p>
          </table:table-cell>
          <table:table-cell/>
          <table:table-cell table:style-name="ce344" office:value-type="string">
            <text:p><text:s text:c="13"/>Approximate weights </text:p>
          </table:table-cell>
          <table:table-cell table:style-name="ce344"/>
          <table:table-cell table:style-name="ce382"/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59" office:value-type="string">
            <text:p>Stove Kit Summary <text:span text:style-name="T5">(from detail below)</text:span></text:p>
          </table:table-cell>
          <table:table-cell table:style-name="ce259"/>
          <table:table-cell table:style-name="ce301" office:value-type="string">
            <text:p>Total Oz</text:p>
          </table:table-cell>
          <table:table-cell table:style-name="ce128" office:value-type="string">
            <text:p>Grams</text:p>
          </table:table-cell>
          <table:table-cell/>
          <table:table-cell table:style-name="ce344" office:value-type="string">
            <text:p><text:s text:c="13"/>for seven day trip (oz)</text:p>
          </table:table-cell>
          <table:table-cell table:style-name="ce344"/>
          <table:table-cell table:style-name="ce382"/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60"/>
          <table:table-cell table:style-name="ce86"/>
          <table:table-cell table:style-name="ce302"/>
          <table:table-cell table:style-name="ce127"/>
          <table:table-cell/>
          <table:table-cell table:style-name="ce343"/>
          <table:table-cell table:style-name="ce355"/>
          <table:table-cell table:style-name="ce383"/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58"/>
          <table:table-cell table:style-name="ce86"/>
          <table:table-cell table:style-name="ce282"/>
          <table:table-cell table:style-name="ce312"/>
          <table:table-cell/>
          <table:table-cell table:style-name="ce345"/>
          <table:table-cell table:style-name="ce356"/>
          <table:table-cell table:style-name="ce356" office:value-type="string">
            <text:p>Δ from lightest</text:p>
          </table:table-cell>
          <table:table-cell table:style-name="ce345"/>
          <table:table-cell table:style-name="Default"/>
          <table:table-cell table:style-name="ce417"/>
          <table:table-cell table:number-columns-repeated="243"/>
        </table:table-row>
        <table:table-row table:style-name="ro4">
          <table:table-cell/>
          <table:table-cell table:style-name="ce240"/>
          <table:table-cell table:style-name="ce261" office:value-type="string">
            <text:p>Base stove kit weight <text:span text:style-name="T3">(without fuel)</text:span></text:p>
          </table:table-cell>
          <table:table-cell table:style-name="ce258"/>
          <table:table-cell table:style-name="ce282"/>
          <table:table-cell table:style-name="ce312"/>
          <table:table-cell/>
          <table:table-cell table:style-name="ce343"/>
          <table:table-cell table:style-name="ce355"/>
          <table:table-cell table:style-name="ce384"/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13" office:value-type="string">
            <text:p><text:span text:style-name="T4"><text:a xlink:href="#Primus">Primus titanium top-mounted canister stove</text:a></text:span></text:p>
          </table:table-cell>
          <table:table-cell table:style-name="ce86"/>
          <table:table-cell table:style-name="ce303" table:formula="oooc:=[.J86]" office:value-type="float" office:value="0">
            <text:p><text:s/>- </text:p>
          </table:table-cell>
          <table:table-cell table:formula="oooc:=28.34952*[.E14]" office:value-type="float" office:value="0">
            <text:p><text:s/>- </text:p>
          </table:table-cell>
          <table:table-cell/>
          <table:table-cell table:style-name="ce346" office:value-type="float" office:value="15.7">
            <text:p>15.7</text:p>
          </table:table-cell>
          <table:table-cell table:style-name="ce354"/>
          <table:table-cell table:style-name="ce385" table:formula="oooc:=[.H14]-[.$H$16]" office:value-type="float" office:value="10.6">
            <text:p>+10.6</text:p>
          </table:table-cell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13" office:value-type="string">
            <text:p><text:span text:style-name="T4"><text:a xlink:href="#Coleman">Coleman Xtreme liquid feed canister stove</text:a></text:span></text:p>
          </table:table-cell>
          <table:table-cell table:style-name="ce86"/>
          <table:table-cell table:style-name="ce303" table:formula="oooc:=[.J140]" office:value-type="float" office:value="16.7">
            <text:p>16.7</text:p>
          </table:table-cell>
          <table:table-cell table:formula="oooc:=28.34952*[.E15]" office:value-type="float" office:value="473.436984">
            <text:p>473</text:p>
          </table:table-cell>
          <table:table-cell/>
          <table:table-cell table:style-name="ce346" office:value-type="float" office:value="16.7">
            <text:p>16.7</text:p>
          </table:table-cell>
          <table:table-cell table:style-name="ce354"/>
          <table:table-cell table:style-name="ce385" table:formula="oooc:=[.H15]-[.$H$16]" office:value-type="float" office:value="11.6">
            <text:p>+11.6</text:p>
          </table:table-cell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13" office:value-type="string">
            <text:p><text:span text:style-name="T4"><text:a xlink:href="#Supercat">SuperCat alcohol stove</text:a></text:span></text:p>
          </table:table-cell>
          <table:table-cell table:style-name="ce86"/>
          <table:table-cell table:style-name="ce303" table:formula="oooc:=[.J191]" office:value-type="float" office:value="0">
            <text:p><text:s/>- </text:p>
          </table:table-cell>
          <table:table-cell table:formula="oooc:=28.34952*[.E16]" office:value-type="float" office:value="0">
            <text:p><text:s/>- </text:p>
          </table:table-cell>
          <table:table-cell/>
          <table:table-cell table:style-name="ce346" office:value-type="float" office:value="5.1">
            <text:p>5.1</text:p>
          </table:table-cell>
          <table:table-cell table:style-name="ce354"/>
          <table:table-cell table:style-name="ce385" table:formula="oooc:=[.H16]-[.$H$16]" office:value-type="float" office:value="0">
            <text:p><text:s/>- </text:p>
          </table:table-cell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13" office:value-type="string">
            <text:p><text:span text:style-name="T4"><text:a xlink:href="#Camping_Gaz">Camping Gaz top-mounted canister stove</text:a></text:span></text:p>
          </table:table-cell>
          <table:table-cell table:style-name="ce86"/>
          <table:table-cell table:style-name="ce303" table:formula="oooc:=[.J249]" office:value-type="float" office:value="0">
            <text:p><text:s/>- </text:p>
          </table:table-cell>
          <table:table-cell table:formula="oooc:=28.34952*[.E17]" office:value-type="float" office:value="0">
            <text:p><text:s/>- </text:p>
          </table:table-cell>
          <table:table-cell/>
          <table:table-cell table:style-name="ce346" office:value-type="float" office:value="23.4">
            <text:p>23.4</text:p>
          </table:table-cell>
          <table:table-cell table:style-name="ce354"/>
          <table:table-cell table:style-name="ce385" table:formula="oooc:=[.H17]-[.$H$16]" office:value-type="float" office:value="18.3">
            <text:p>+18.3</text:p>
          </table:table-cell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58"/>
          <table:table-cell table:style-name="ce86"/>
          <table:table-cell table:style-name="ce303" table:formula="oooc:=&quot;——&quot;" office:value-type="string" office:string-value="——">
            <text:p>——</text:p>
          </table:table-cell>
          <table:table-cell table:style-name="ce127" table:formula="oooc:=&quot;——&quot;" office:value-type="string" office:string-value="——">
            <text:p>——</text:p>
          </table:table-cell>
          <table:table-cell/>
          <table:table-cell table:style-name="ce346" office:value-type="string">
            <text:p>——</text:p>
          </table:table-cell>
          <table:table-cell table:style-name="ce354"/>
          <table:table-cell table:style-name="ce357"/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62" office:value-type="string">
            <text:p>Total stove kit base weight</text:p>
          </table:table-cell>
          <table:table-cell table:style-name="ce259"/>
          <table:table-cell table:style-name="ce304" table:formula="oooc:=SUM([.E14:.E18])" office:value-type="float" office:value="16.7">
            <text:p>16.7</text:p>
          </table:table-cell>
          <table:table-cell table:style-name="ce128" table:formula="oooc:=SUM([.F14:.F18])" office:value-type="float" office:value="473.436984">
            <text:p>473</text:p>
          </table:table-cell>
          <table:table-cell/>
          <table:table-cell table:style-name="ce346" office:value-type="string">
            <text:p>N/A</text:p>
          </table:table-cell>
          <table:table-cell table:style-name="ce354"/>
          <table:table-cell table:style-name="ce386"/>
          <table:table-cell table:style-name="ce343"/>
          <table:table-cell table:style-name="Default"/>
          <table:table-cell table:number-columns-repeated="244"/>
        </table:table-row>
        <table:table-row table:style-name="ro4" table:number-rows-repeated="3">
          <table:table-cell/>
          <table:table-cell table:style-name="ce240"/>
          <table:table-cell table:style-name="ce258"/>
          <table:table-cell table:style-name="ce86"/>
          <table:table-cell table:style-name="ce303"/>
          <table:table-cell table:style-name="ce127"/>
          <table:table-cell/>
          <table:table-cell table:style-name="ce346"/>
          <table:table-cell table:style-name="ce354" table:number-columns-repeated="2"/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61" office:value-type="string">
            <text:p>Fuel weight</text:p>
          </table:table-cell>
          <table:table-cell table:style-name="ce258"/>
          <table:table-cell table:style-name="ce282"/>
          <table:table-cell table:style-name="ce312"/>
          <table:table-cell/>
          <table:table-cell table:style-name="ce346"/>
          <table:table-cell table:style-name="ce354" table:number-columns-repeated="2"/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58" table:formula="oooc:=[.C14]" office:value-type="string" office:string-value="Primus titanium top-mounted canister stove">
            <text:p>Primus titanium top-mounted canister stove</text:p>
          </table:table-cell>
          <table:table-cell table:style-name="ce86"/>
          <table:table-cell table:style-name="ce303" table:formula="oooc:=[.J101]" office:value-type="float" office:value="0">
            <text:p><text:s/>- </text:p>
          </table:table-cell>
          <table:table-cell table:formula="oooc:=28.34952*[.E24]" office:value-type="float" office:value="0">
            <text:p><text:s/>- </text:p>
          </table:table-cell>
          <table:table-cell/>
          <table:table-cell table:style-name="ce346" office:value-type="float" office:value="15.9">
            <text:p>15.9</text:p>
          </table:table-cell>
          <table:table-cell table:style-name="ce354"/>
          <table:table-cell table:style-name="ce385" table:formula="oooc:=[.H24]-[.$H$25]" office:value-type="float" office:value="5.3">
            <text:p>+5.3</text:p>
          </table:table-cell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58" table:formula="oooc:=[.C15]" office:value-type="string" office:string-value="Coleman Xtreme liquid feed canister stove">
            <text:p>Coleman Xtreme liquid feed canister stove</text:p>
          </table:table-cell>
          <table:table-cell table:style-name="ce86"/>
          <table:table-cell table:style-name="ce303" table:formula="oooc:=[.J149]" office:value-type="float" office:value="10.6">
            <text:p>10.6</text:p>
          </table:table-cell>
          <table:table-cell table:formula="oooc:=28.34952*[.E25]" office:value-type="float" office:value="300.504912">
            <text:p>301</text:p>
          </table:table-cell>
          <table:table-cell/>
          <table:table-cell table:style-name="ce346" office:value-type="float" office:value="10.6">
            <text:p>10.6</text:p>
          </table:table-cell>
          <table:table-cell table:style-name="ce354"/>
          <table:table-cell table:style-name="ce385" table:formula="oooc:=[.H25]-[.$H$25]" office:value-type="float" office:value="0">
            <text:p><text:s/>- </text:p>
          </table:table-cell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58" table:formula="oooc:=[.C16]" office:value-type="string" office:string-value="SuperCat alcohol stove">
            <text:p>SuperCat alcohol stove</text:p>
          </table:table-cell>
          <table:table-cell table:style-name="ce86"/>
          <table:table-cell table:style-name="ce303" table:formula="oooc:=[.J202]" office:value-type="float" office:value="0">
            <text:p><text:s/>- </text:p>
          </table:table-cell>
          <table:table-cell table:formula="oooc:=28.34952*[.E26]" office:value-type="float" office:value="0">
            <text:p><text:s/>- </text:p>
          </table:table-cell>
          <table:table-cell/>
          <table:table-cell table:style-name="ce346" office:value-type="float" office:value="23.24">
            <text:p>23.2</text:p>
          </table:table-cell>
          <table:table-cell table:style-name="ce354"/>
          <table:table-cell table:style-name="ce385" table:formula="oooc:=[.H26]-[.$H$25]" office:value-type="float" office:value="12.64">
            <text:p>+12.6</text:p>
          </table:table-cell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58" table:formula="oooc:=[.C17]" office:value-type="string" office:string-value="Camping Gaz top-mounted canister stove">
            <text:p>Camping Gaz top-mounted canister stove</text:p>
          </table:table-cell>
          <table:table-cell table:style-name="ce86"/>
          <table:table-cell table:style-name="ce303" table:formula="oooc:=[.J259]" office:value-type="float" office:value="0">
            <text:p><text:s/>- </text:p>
          </table:table-cell>
          <table:table-cell table:formula="oooc:=28.34952*[.E27]" office:value-type="float" office:value="0">
            <text:p><text:s/>- </text:p>
          </table:table-cell>
          <table:table-cell/>
          <table:table-cell table:style-name="ce346" office:value-type="float" office:value="15.5">
            <text:p>15.5</text:p>
          </table:table-cell>
          <table:table-cell table:style-name="ce354"/>
          <table:table-cell table:style-name="ce385" table:formula="oooc:=[.H27]-[.$H$25]" office:value-type="float" office:value="4.9">
            <text:p>+4.9</text:p>
          </table:table-cell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58"/>
          <table:table-cell table:style-name="ce86"/>
          <table:table-cell table:style-name="ce303" table:formula="oooc:=&quot;——&quot;" office:value-type="string" office:string-value="——">
            <text:p>——</text:p>
          </table:table-cell>
          <table:table-cell table:style-name="ce127" table:formula="oooc:=&quot;——&quot;" office:value-type="string" office:string-value="——">
            <text:p>——</text:p>
          </table:table-cell>
          <table:table-cell/>
          <table:table-cell table:style-name="ce346" office:value-type="string">
            <text:p>——</text:p>
          </table:table-cell>
          <table:table-cell table:style-name="ce354" table:number-columns-repeated="2"/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62" office:value-type="string">
            <text:p>Total fuel weight <text:span text:style-name="T3">(consumable)</text:span></text:p>
          </table:table-cell>
          <table:table-cell table:style-name="ce259"/>
          <table:table-cell table:style-name="ce304" table:formula="oooc:=SUM([.E24:.E28])" office:value-type="float" office:value="10.6">
            <text:p>10.6</text:p>
          </table:table-cell>
          <table:table-cell table:style-name="ce128" table:formula="oooc:=SUM([.F24:.F28])" office:value-type="float" office:value="300.504912">
            <text:p>301</text:p>
          </table:table-cell>
          <table:table-cell/>
          <table:table-cell table:style-name="ce346" office:value-type="string">
            <text:p>N/A</text:p>
          </table:table-cell>
          <table:table-cell table:style-name="ce354" table:number-columns-repeated="2"/>
          <table:table-cell table:style-name="ce343"/>
          <table:table-cell table:style-name="Default"/>
          <table:table-cell table:number-columns-repeated="244"/>
        </table:table-row>
        <table:table-row table:style-name="ro4" table:number-rows-repeated="3">
          <table:table-cell/>
          <table:table-cell table:style-name="ce240"/>
          <table:table-cell table:style-name="ce258"/>
          <table:table-cell table:style-name="ce86"/>
          <table:table-cell table:style-name="ce303"/>
          <table:table-cell table:style-name="ce127"/>
          <table:table-cell/>
          <table:table-cell table:style-name="ce346"/>
          <table:table-cell table:style-name="ce354" table:number-columns-repeated="2"/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61" office:value-type="string">
            <text:p>Total stove kit weight <text:span text:style-name="T3">(base + fuel weight)</text:span></text:p>
          </table:table-cell>
          <table:table-cell table:style-name="ce258"/>
          <table:table-cell table:style-name="ce282"/>
          <table:table-cell table:style-name="ce312"/>
          <table:table-cell/>
          <table:table-cell table:style-name="ce346"/>
          <table:table-cell table:style-name="ce354" table:number-columns-repeated="2"/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58" table:formula="oooc:=[.C24]" office:value-type="string" office:string-value="Primus titanium top-mounted canister stove">
            <text:p>Primus titanium top-mounted canister stove</text:p>
          </table:table-cell>
          <table:table-cell table:style-name="ce86"/>
          <table:table-cell table:style-name="ce303" table:formula="oooc:=[.E14]+[.E24]" office:value-type="float" office:value="0">
            <text:p><text:s/>- </text:p>
          </table:table-cell>
          <table:table-cell table:formula="oooc:=28.34952*[.E34]" office:value-type="float" office:value="0">
            <text:p><text:s/>- </text:p>
          </table:table-cell>
          <table:table-cell/>
          <table:table-cell table:style-name="ce346" table:formula="oooc:=[.H14]+[.H24]" office:value-type="float" office:value="31.6">
            <text:p>31.6</text:p>
          </table:table-cell>
          <table:table-cell table:style-name="ce354"/>
          <table:table-cell table:style-name="ce385" table:formula="oooc:=[.H34]-[.$H$35]" office:value-type="float" office:value="4.3">
            <text:p>+4.3</text:p>
          </table:table-cell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58" table:formula="oooc:=[.C25]" office:value-type="string" office:string-value="Coleman Xtreme liquid feed canister stove">
            <text:p>Coleman Xtreme liquid feed canister stove</text:p>
          </table:table-cell>
          <table:table-cell table:style-name="ce86"/>
          <table:table-cell table:style-name="ce303" table:formula="oooc:=[.E15]+[.E25]" office:value-type="float" office:value="27.3">
            <text:p>27.3</text:p>
          </table:table-cell>
          <table:table-cell table:formula="oooc:=28.34952*[.E35]" office:value-type="float" office:value="773.941896">
            <text:p>774</text:p>
          </table:table-cell>
          <table:table-cell/>
          <table:table-cell table:style-name="ce346" table:formula="oooc:=[.H15]+[.H25]" office:value-type="float" office:value="27.3">
            <text:p>27.3</text:p>
          </table:table-cell>
          <table:table-cell table:style-name="ce354"/>
          <table:table-cell table:style-name="ce385" table:formula="oooc:=[.H35]-[.$H$35]" office:value-type="float" office:value="0">
            <text:p><text:s/>- </text:p>
          </table:table-cell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58" table:formula="oooc:=[.C26]" office:value-type="string" office:string-value="SuperCat alcohol stove">
            <text:p>SuperCat alcohol stove</text:p>
          </table:table-cell>
          <table:table-cell table:style-name="ce86"/>
          <table:table-cell table:style-name="ce303" table:formula="oooc:=[.E16]+[.E26]" office:value-type="float" office:value="0">
            <text:p><text:s/>- </text:p>
          </table:table-cell>
          <table:table-cell table:formula="oooc:=28.34952*[.E36]" office:value-type="float" office:value="0">
            <text:p><text:s/>- </text:p>
          </table:table-cell>
          <table:table-cell/>
          <table:table-cell table:style-name="ce346" table:formula="oooc:=[.H16]+[.H26]" office:value-type="float" office:value="28.34">
            <text:p>28.3</text:p>
          </table:table-cell>
          <table:table-cell table:style-name="ce354"/>
          <table:table-cell table:style-name="ce385" table:formula="oooc:=[.H36]-[.$H$35]" office:value-type="float" office:value="1.04">
            <text:p>+1.0</text:p>
          </table:table-cell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58" table:formula="oooc:=[.C27]" office:value-type="string" office:string-value="Camping Gaz top-mounted canister stove">
            <text:p>Camping Gaz top-mounted canister stove</text:p>
          </table:table-cell>
          <table:table-cell table:style-name="ce86"/>
          <table:table-cell table:style-name="ce303" table:formula="oooc:=[.E17]+[.E27]" office:value-type="float" office:value="0">
            <text:p><text:s/>- </text:p>
          </table:table-cell>
          <table:table-cell table:formula="oooc:=28.34952*[.E37]" office:value-type="float" office:value="0">
            <text:p><text:s/>- </text:p>
          </table:table-cell>
          <table:table-cell/>
          <table:table-cell table:style-name="ce346" table:formula="oooc:=[.H17]+[.H27]" office:value-type="float" office:value="38.9">
            <text:p>38.9</text:p>
          </table:table-cell>
          <table:table-cell table:style-name="ce354"/>
          <table:table-cell table:style-name="ce385" table:formula="oooc:=[.H37]-[.$H$35]" office:value-type="float" office:value="11.6">
            <text:p>+11.6</text:p>
          </table:table-cell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58"/>
          <table:table-cell table:style-name="ce86"/>
          <table:table-cell table:style-name="ce303" table:formula="oooc:=&quot;——&quot;" office:value-type="string" office:string-value="——">
            <text:p>——</text:p>
          </table:table-cell>
          <table:table-cell table:style-name="ce127" table:formula="oooc:=&quot;——&quot;" office:value-type="string" office:string-value="——">
            <text:p>——</text:p>
          </table:table-cell>
          <table:table-cell/>
          <table:table-cell table:style-name="ce346" office:value-type="string">
            <text:p>——</text:p>
          </table:table-cell>
          <table:table-cell table:style-name="ce357"/>
          <table:table-cell table:style-name="ce382"/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1" office:value-type="string">
            <text:p>n</text:p>
          </table:table-cell>
          <table:table-cell table:style-name="ce262" office:value-type="string">
            <text:p>Total stove kit weight <text:span text:style-name="T3">(base + fuel)</text:span></text:p>
          </table:table-cell>
          <table:table-cell table:style-name="ce259"/>
          <table:table-cell table:style-name="ce304" table:formula="oooc:=SUM([.E34:.E38])" office:value-type="float" office:value="27.3">
            <text:p>27.3</text:p>
          </table:table-cell>
          <table:table-cell table:style-name="ce128" table:formula="oooc:=SUM([.F34:.F38])" office:value-type="float" office:value="773.941896">
            <text:p>774</text:p>
          </table:table-cell>
          <table:table-cell/>
          <table:table-cell table:style-name="ce346" office:value-type="string">
            <text:p>N/A</text:p>
          </table:table-cell>
          <table:table-cell table:style-name="ce357"/>
          <table:table-cell table:style-name="ce382"/>
          <table:table-cell table:style-name="ce343"/>
          <table:table-cell table:style-name="Default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58"/>
          <table:table-cell table:style-name="ce282"/>
          <table:table-cell table:style-name="ce119"/>
          <table:table-cell table:style-name="ce127"/>
          <table:table-cell/>
          <table:table-cell table:style-name="ce346"/>
          <table:table-cell table:style-name="ce357"/>
          <table:table-cell table:style-name="ce382"/>
          <table:table-cell table:style-name="ce343"/>
          <table:table-cell table:style-name="Default"/>
          <table:table-cell table:number-columns-repeated="244"/>
        </table:table-row>
        <table:table-row table:style-name="ro4" table:number-rows-repeated="3">
          <table:table-cell/>
          <table:table-cell table:style-name="ce240"/>
          <table:table-cell table:style-name="ce258"/>
          <table:table-cell table:style-name="ce282"/>
          <table:table-cell table:style-name="ce119"/>
          <table:table-cell table:style-name="ce127"/>
          <table:table-cell table:number-columns-repeated="2"/>
          <table:table-cell table:style-name="ce303"/>
          <table:table-cell table:style-name="ce387"/>
          <table:table-cell table:style-name="Default" table:number-columns-repeated="2"/>
          <table:table-cell table:number-columns-repeated="244"/>
        </table:table-row>
        <table:table-row table:style-name="ro4">
          <table:table-cell/>
          <table:table-cell table:style-name="ce240"/>
          <table:table-cell table:style-name="ce258"/>
          <table:table-cell table:style-name="ce282"/>
          <table:table-cell table:style-name="ce119"/>
          <table:table-cell table:style-name="ce127"/>
          <table:table-cell table:number-columns-repeated="3"/>
          <table:table-cell table:style-name="ce387"/>
          <table:table-cell table:style-name="Default" table:number-columns-repeated="2"/>
          <table:table-cell table:number-columns-repeated="244"/>
        </table:table-row>
        <table:table-row table:style-name="ro13">
          <table:table-cell/>
          <table:table-cell table:style-name="ce240"/>
          <table:table-cell/>
          <table:table-cell table:style-name="ce282"/>
          <table:table-cell table:style-name="ce119"/>
          <table:table-cell table:style-name="ce127"/>
          <table:table-cell table:number-columns-repeated="3"/>
          <table:table-cell table:style-name="ce388"/>
          <table:table-cell table:style-name="ce168"/>
          <table:table-cell table:number-columns-repeated="245"/>
        </table:table-row>
        <table:table-row table:style-name="ro4">
          <table:table-cell/>
          <table:table-cell table:style-name="ce239"/>
          <table:table-cell table:number-columns-repeated="254"/>
        </table:table-row>
        <table:table-row table:style-name="ro4">
          <table:table-cell/>
          <table:table-cell table:style-name="ce242"/>
          <table:table-cell table:style-name="ce263"/>
          <table:table-cell table:style-name="ce283"/>
          <table:table-cell table:style-name="ce305"/>
          <table:table-cell table:style-name="ce313"/>
          <table:table-cell table:style-name="ce322" table:number-columns-repeated="2"/>
          <table:table-cell table:style-name="ce358"/>
          <table:table-cell table:style-name="ce389"/>
          <table:table-cell table:style-name="ce407"/>
          <table:table-cell/>
          <table:table-cell table:style-name="ce177"/>
          <table:table-cell table:number-columns-repeated="243"/>
        </table:table-row>
        <table:table-row table:style-name="ro4">
          <table:table-cell/>
          <table:table-cell table:style-name="ce243"/>
          <table:table-cell table:style-name="ce264"/>
          <table:table-cell table:style-name="ce284"/>
          <table:table-cell table:style-name="ce306"/>
          <table:table-cell table:style-name="ce314"/>
          <table:table-cell table:style-name="ce323" table:number-columns-repeated="2"/>
          <table:table-cell table:style-name="ce359"/>
          <table:table-cell table:style-name="ce390"/>
          <table:table-cell table:style-name="ce408"/>
          <table:table-cell/>
          <table:table-cell table:style-name="ce177"/>
          <table:table-cell table:number-columns-repeated="243"/>
        </table:table-row>
        <table:table-row table:style-name="ro4">
          <table:table-cell/>
          <table:table-cell table:style-name="ce243"/>
          <table:table-cell table:style-name="ce265"/>
          <table:table-cell table:style-name="ce285" table:number-columns-repeated="2"/>
          <table:table-cell table:style-name="ce314"/>
          <table:table-cell table:style-name="ce323" table:number-columns-repeated="2"/>
          <table:table-cell table:style-name="ce359"/>
          <table:table-cell table:style-name="ce391" office:value-type="string">
            <text:p>Trail</text:p>
          </table:table-cell>
          <table:table-cell table:style-name="ce408"/>
          <table:table-cell/>
          <table:table-cell table:style-name="ce178" office:value-type="string">
            <text:p>Trail</text:p>
          </table:table-cell>
          <table:table-cell table:number-columns-repeated="243"/>
        </table:table-row>
        <table:table-row table:style-name="ro4">
          <table:table-cell/>
          <table:table-cell table:style-name="ce243"/>
          <table:table-cell table:style-name="ce266"/>
          <table:table-cell table:number-columns-repeated="2" table:style-name="ce285" office:value-type="string">
            <text:p>Input</text:p>
          </table:table-cell>
          <table:table-cell table:style-name="ce315" office:value-type="string">
            <text:p>Memo:</text:p>
          </table:table-cell>
          <table:table-cell table:style-name="ce324"/>
          <table:table-cell table:style-name="ce347"/>
          <table:table-cell table:style-name="ce360"/>
          <table:table-cell table:style-name="ce391" office:value-type="string">
            <text:p>Weight</text:p>
          </table:table-cell>
          <table:table-cell table:style-name="ce408"/>
          <table:table-cell/>
          <table:table-cell table:style-name="ce178" office:value-type="string">
            <text:p>Weight</text:p>
          </table:table-cell>
          <table:table-cell table:number-columns-repeated="243"/>
        </table:table-row>
        <table:table-row table:style-name="ro4">
          <table:table-cell/>
          <table:table-cell table:style-name="ce244" office:value-type="string">
            <text:p>n</text:p>
          </table:table-cell>
          <table:table-cell table:style-name="ce267" office:value-type="string">
            <text:p>PRIMUS TITANIUM STOVE KIT</text:p>
          </table:table-cell>
          <table:table-cell table:style-name="ce286" office:value-type="string">
            <text:p>Status</text:p>
          </table:table-cell>
          <table:table-cell table:style-name="ce286" office:value-type="string">
            <text:p>Tot Ozs</text:p>
          </table:table-cell>
          <table:table-cell table:style-name="ce316" office:value-type="string">
            <text:p>Grams</text:p>
          </table:table-cell>
          <table:table-cell table:style-name="ce325" office:value-type="string">
            <text:p>Lbs</text:p>
          </table:table-cell>
          <table:table-cell table:style-name="ce348" office:value-type="string">
            <text:p>Oz</text:p>
          </table:table-cell>
          <table:table-cell table:style-name="ce361" office:value-type="string">
            <text:p>Total</text:p>
          </table:table-cell>
          <table:table-cell table:style-name="ce392" office:value-type="string">
            <text:p>Tot Oz</text:p>
          </table:table-cell>
          <table:table-cell table:style-name="ce408"/>
          <table:table-cell/>
          <table:table-cell table:style-name="ce179" office:value-type="string">
            <text:p>Grams</text:p>
          </table:table-cell>
          <table:table-cell table:number-columns-repeated="243"/>
        </table:table-row>
        <table:table-row table:style-name="ro4">
          <table:table-cell table:style-name="ce237"/>
          <table:table-cell table:style-name="ce244"/>
          <table:table-cell table:style-name="ce266"/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1"/>
          <table:table-cell table:style-name="ce408"/>
          <table:table-cell/>
          <table:table-cell table:style-name="ce181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Primus top-mounted titanium stove</text:p>
          </table:table-cell>
          <table:table-cell table:style-name="ce287" office:value-type="string">
            <text:p>Out</text:p>
          </table:table-cell>
          <table:table-cell table:style-name="ce306" office:value-type="float" office:value="3.2">
            <text:p>3.2</text:p>
          </table:table-cell>
          <table:table-cell table:style-name="ce315" table:formula="oooc:=28.34952*[.E53]" office:value-type="float" office:value="90.718464">
            <text:p>91</text:p>
          </table:table-cell>
          <table:table-cell table:style-name="ce326" table:formula="oooc:=INT([.E53]/16)" office:value-type="float" office:value="0">
            <text:p><text:s/>- </text:p>
          </table:table-cell>
          <table:table-cell table:style-name="ce349" table:formula="oooc:=[.E53]-([.G53]*16)" office:value-type="float" office:value="3.2">
            <text:p>3.2</text:p>
          </table:table-cell>
          <table:table-cell table:style-name="ce362" table:formula="oooc:=[.G53]+([.H53]/16)" office:value-type="float" office:value="0.2">
            <text:p>0.20</text:p>
          </table:table-cell>
          <table:table-cell table:style-name="ce393" table:formula="oooc:=IF([.$D53]=&quot;In&quot;;[.E53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53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Piezo lighter</text:p>
          </table:table-cell>
          <table:table-cell table:style-name="ce287" office:value-type="string">
            <text:p>Out</text:p>
          </table:table-cell>
          <table:table-cell table:style-name="ce306" office:value-type="float" office:value="0.5">
            <text:p>0.5</text:p>
          </table:table-cell>
          <table:table-cell table:style-name="ce315" table:formula="oooc:=28.34952*[.E54]" office:value-type="float" office:value="14.17476">
            <text:p>14</text:p>
          </table:table-cell>
          <table:table-cell table:style-name="ce326" table:formula="oooc:=INT([.E54]/16)" office:value-type="float" office:value="0">
            <text:p><text:s/>- </text:p>
          </table:table-cell>
          <table:table-cell table:style-name="ce349" table:formula="oooc:=[.E54]-([.G54]*16)" office:value-type="float" office:value="0.5">
            <text:p>0.5</text:p>
          </table:table-cell>
          <table:table-cell table:style-name="ce362" table:formula="oooc:=[.G54]+([.H54]/16)" office:value-type="float" office:value="0.03125">
            <text:p>0.03</text:p>
          </table:table-cell>
          <table:table-cell table:style-name="ce393" table:formula="oooc:=IF([.$D54]=&quot;In&quot;;[.E54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54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Padded Ziploc case</text:p>
          </table:table-cell>
          <table:table-cell table:style-name="ce287" office:value-type="string">
            <text:p>Out</text:p>
          </table:table-cell>
          <table:table-cell table:style-name="ce306" office:value-type="float" office:value="0.5">
            <text:p>0.5</text:p>
          </table:table-cell>
          <table:table-cell table:style-name="ce315" table:formula="oooc:=28.34952*[.E55]" office:value-type="float" office:value="14.17476">
            <text:p>14</text:p>
          </table:table-cell>
          <table:table-cell table:style-name="ce326" table:formula="oooc:=INT([.E55]/16)" office:value-type="float" office:value="0">
            <text:p><text:s/>- </text:p>
          </table:table-cell>
          <table:table-cell table:style-name="ce349" table:formula="oooc:=[.E55]-([.G55]*16)" office:value-type="float" office:value="0.5">
            <text:p>0.5</text:p>
          </table:table-cell>
          <table:table-cell table:style-name="ce362" table:formula="oooc:=[.G55]+([.H55]/16)" office:value-type="float" office:value="0.03125">
            <text:p>0.03</text:p>
          </table:table-cell>
          <table:table-cell table:style-name="ce393" table:formula="oooc:=IF([.$D55]=&quot;In&quot;;[.E55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55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/>
          <table:table-cell table:style-name="ce287"/>
          <table:table-cell table:style-name="ce306" table:formula="oooc:=&quot;——&quot;" office:value-type="string" office:string-value="——">
            <text:p>——</text:p>
          </table:table-cell>
          <table:table-cell table:style-name="ce314" table:formula="oooc:=&quot;——&quot;" office:value-type="string" office:string-value="——">
            <text:p>——</text:p>
          </table:table-cell>
          <table:table-cell table:style-name="ce327" table:formula="oooc:=&quot;——&quot;" office:value-type="string" office:string-value="——">
            <text:p>——</text:p>
          </table:table-cell>
          <table:table-cell table:style-name="ce349" table:formula="oooc:=&quot;——&quot;" office:value-type="string" office:string-value="——">
            <text:p>——</text:p>
          </table:table-cell>
          <table:table-cell table:style-name="ce363" table:formula="oooc:=&quot;——&quot;" office:value-type="string" office:string-value="——">
            <text:p>——</text:p>
          </table:table-cell>
          <table:table-cell table:style-name="ce394" table:formula="oooc:=&quot;——&quot;" office:value-type="string" office:string-value="——">
            <text:p>——</text:p>
          </table:table-cell>
          <table:table-cell table:style-name="ce408"/>
          <table:table-cell table:style-name="ce162"/>
          <table:table-cell table:style-name="ce41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9" office:value-type="string">
            <text:p>Subtotal Primus titanium stove</text:p>
          </table:table-cell>
          <table:table-cell table:style-name="ce288"/>
          <table:table-cell table:style-name="ce307" table:formula="oooc:=SUM([.E53:.E56])" office:value-type="float" office:value="4.2">
            <text:p>4.2</text:p>
          </table:table-cell>
          <table:table-cell table:style-name="ce316" table:formula="oooc:=SUM([.F53:.F56])" office:value-type="float" office:value="119.067984">
            <text:p>119</text:p>
          </table:table-cell>
          <table:table-cell table:style-name="ce328" table:formula="oooc:=SUM([.G53:.G56])" office:value-type="float" office:value="0">
            <text:p><text:s/>- </text:p>
          </table:table-cell>
          <table:table-cell table:style-name="ce350" table:formula="oooc:=SUM([.H53:.H56])" office:value-type="float" office:value="4.2">
            <text:p>4.2</text:p>
          </table:table-cell>
          <table:table-cell table:style-name="ce364" table:formula="oooc:=SUM([.I53:.I56])" office:value-type="float" office:value="0.2625">
            <text:p>0.26</text:p>
          </table:table-cell>
          <table:table-cell table:style-name="ce395" table:formula="oooc:=SUM([.J53:.J56])" office:value-type="float" office:value="0">
            <text:p><text:s/>- </text:p>
          </table:table-cell>
          <table:table-cell table:style-name="ce408"/>
          <table:table-cell table:style-name="ce162"/>
          <table:table-cell table:style-name="ce419" table:formula="oooc:=SUM([.M53:.M56])" office:value-type="float" office:value="0">
            <text:p><text:s/>- </text:p>
          </table:table-cell>
          <table:table-cell table:number-columns-repeated="243"/>
        </table:table-row>
        <table:table-row table:style-name="ro4" table:number-rows-repeated="2">
          <table:table-cell/>
          <table:table-cell table:style-name="ce245"/>
          <table:table-cell table:style-name="ce268"/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70" office:value-type="string">
            <text:p>Empty propane / butane canisters</text:p>
          </table:table-cell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70" office:value-type="string">
            <text:p>Create additional records for multiple canisters of the same type carried on any given trip</text:p>
          </table:table-cell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Primus square top (older aluminum style) - 7.8 oz</text:p>
          </table:table-cell>
          <table:table-cell table:style-name="ce287" office:value-type="string">
            <text:p>Out</text:p>
          </table:table-cell>
          <table:table-cell table:style-name="ce306" office:value-type="float" office:value="3.8">
            <text:p>3.8</text:p>
          </table:table-cell>
          <table:table-cell table:style-name="ce315" table:formula="oooc:=28.34952*[.E62]" office:value-type="float" office:value="107.728176">
            <text:p>108</text:p>
          </table:table-cell>
          <table:table-cell table:style-name="ce326" table:formula="oooc:=INT([.E62]/16)" office:value-type="float" office:value="0">
            <text:p><text:s/>- </text:p>
          </table:table-cell>
          <table:table-cell table:style-name="ce349" table:formula="oooc:=[.E62]-([.G62]*16)" office:value-type="float" office:value="3.8">
            <text:p>3.8</text:p>
          </table:table-cell>
          <table:table-cell table:style-name="ce362" table:formula="oooc:=[.G62]+([.H62]/16)" office:value-type="float" office:value="0.2375">
            <text:p>0.24</text:p>
          </table:table-cell>
          <table:table-cell table:style-name="ce393" table:formula="oooc:=IF([.$D62]=&quot;In&quot;;[.E62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62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Primus Power Gas - 4 season - 7.8 oz</text:p>
          </table:table-cell>
          <table:table-cell table:style-name="ce287" office:value-type="string">
            <text:p>Out</text:p>
          </table:table-cell>
          <table:table-cell table:style-name="ce306" office:value-type="float" office:value="4.5">
            <text:p>4.5</text:p>
          </table:table-cell>
          <table:table-cell table:style-name="ce315" table:formula="oooc:=28.34952*[.E63]" office:value-type="float" office:value="127.57284">
            <text:p>128</text:p>
          </table:table-cell>
          <table:table-cell table:style-name="ce326" table:formula="oooc:=INT([.E63]/16)" office:value-type="float" office:value="0">
            <text:p><text:s/>- </text:p>
          </table:table-cell>
          <table:table-cell table:style-name="ce349" table:formula="oooc:=[.E63]-([.G63]*16)" office:value-type="float" office:value="4.5">
            <text:p>4.5</text:p>
          </table:table-cell>
          <table:table-cell table:style-name="ce362" table:formula="oooc:=[.G63]+([.H63]/16)" office:value-type="float" office:value="0.28125">
            <text:p>0.28</text:p>
          </table:table-cell>
          <table:table-cell table:style-name="ce393" table:formula="oooc:=IF([.$D63]=&quot;In&quot;;[.E63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63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Primus Power Gas - 4 season - 15.9 oz</text:p>
          </table:table-cell>
          <table:table-cell table:style-name="ce287" office:value-type="string">
            <text:p>Out</text:p>
          </table:table-cell>
          <table:table-cell table:style-name="ce306" office:value-type="float" office:value="6.8">
            <text:p>6.8</text:p>
          </table:table-cell>
          <table:table-cell table:style-name="ce315" table:formula="oooc:=28.34952*[.E64]" office:value-type="float" office:value="192.776736">
            <text:p>193</text:p>
          </table:table-cell>
          <table:table-cell table:style-name="ce326" table:formula="oooc:=INT([.E64]/16)" office:value-type="float" office:value="0">
            <text:p><text:s/>- </text:p>
          </table:table-cell>
          <table:table-cell table:style-name="ce349" table:formula="oooc:=[.E64]-([.G64]*16)" office:value-type="float" office:value="6.8">
            <text:p>6.8</text:p>
          </table:table-cell>
          <table:table-cell table:style-name="ce362" table:formula="oooc:=[.G64]+([.H64]/16)" office:value-type="float" office:value="0.425">
            <text:p>0.43</text:p>
          </table:table-cell>
          <table:table-cell table:style-name="ce393" table:formula="oooc:=IF([.$D64]=&quot;In&quot;;[.E64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64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MSR IsoPro - 4 oz (est)</text:p>
          </table:table-cell>
          <table:table-cell table:style-name="ce287" office:value-type="string">
            <text:p>Out</text:p>
          </table:table-cell>
          <table:table-cell table:style-name="ce306" office:value-type="float" office:value="4.2">
            <text:p>4.2</text:p>
          </table:table-cell>
          <table:table-cell table:style-name="ce315" table:formula="oooc:=28.34952*[.E65]" office:value-type="float" office:value="119.067984">
            <text:p>119</text:p>
          </table:table-cell>
          <table:table-cell table:style-name="ce326" table:formula="oooc:=INT([.E65]/16)" office:value-type="float" office:value="0">
            <text:p><text:s/>- </text:p>
          </table:table-cell>
          <table:table-cell table:style-name="ce349" table:formula="oooc:=[.E65]-([.G65]*16)" office:value-type="float" office:value="4.2">
            <text:p>4.2</text:p>
          </table:table-cell>
          <table:table-cell table:style-name="ce362" table:formula="oooc:=[.G65]+([.H65]/16)" office:value-type="float" office:value="0.2625">
            <text:p>0.26</text:p>
          </table:table-cell>
          <table:table-cell table:style-name="ce393" table:formula="oooc:=IF([.$D65]=&quot;In&quot;;[.E65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65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MSR IsoPro - 8 oz</text:p>
          </table:table-cell>
          <table:table-cell table:style-name="ce287" office:value-type="string">
            <text:p>Out</text:p>
          </table:table-cell>
          <table:table-cell table:style-name="ce306" office:value-type="float" office:value="4.7">
            <text:p>4.7</text:p>
          </table:table-cell>
          <table:table-cell table:style-name="ce315" table:formula="oooc:=28.34952*[.E66]" office:value-type="float" office:value="133.242744">
            <text:p>133</text:p>
          </table:table-cell>
          <table:table-cell table:style-name="ce326" table:formula="oooc:=INT([.E66]/16)" office:value-type="float" office:value="0">
            <text:p><text:s/>- </text:p>
          </table:table-cell>
          <table:table-cell table:style-name="ce349" table:formula="oooc:=[.E66]-([.G66]*16)" office:value-type="float" office:value="4.7">
            <text:p>4.7</text:p>
          </table:table-cell>
          <table:table-cell table:style-name="ce362" table:formula="oooc:=[.G66]+([.H66]/16)" office:value-type="float" office:value="0.29375">
            <text:p>0.29</text:p>
          </table:table-cell>
          <table:table-cell table:style-name="ce393" table:formula="oooc:=IF([.$D66]=&quot;In&quot;;[.E66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66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Glowmaster - 8 oz</text:p>
          </table:table-cell>
          <table:table-cell table:style-name="ce287" office:value-type="string">
            <text:p>Out</text:p>
          </table:table-cell>
          <table:table-cell table:style-name="ce306" office:value-type="float" office:value="4.6">
            <text:p>4.6</text:p>
          </table:table-cell>
          <table:table-cell table:style-name="ce315" table:formula="oooc:=28.34952*[.E67]" office:value-type="float" office:value="130.407792">
            <text:p>130</text:p>
          </table:table-cell>
          <table:table-cell table:style-name="ce326" table:formula="oooc:=INT([.E67]/16)" office:value-type="float" office:value="0">
            <text:p><text:s/>- </text:p>
          </table:table-cell>
          <table:table-cell table:style-name="ce349" table:formula="oooc:=[.E67]-([.G67]*16)" office:value-type="float" office:value="4.6">
            <text:p>4.6</text:p>
          </table:table-cell>
          <table:table-cell table:style-name="ce362" table:formula="oooc:=[.G67]+([.H67]/16)" office:value-type="float" office:value="0.2875">
            <text:p>0.29</text:p>
          </table:table-cell>
          <table:table-cell table:style-name="ce393" table:formula="oooc:=IF([.$D67]=&quot;In&quot;;[.E67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67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Snow Peak Giga Power - 3.88 oz (est)</text:p>
          </table:table-cell>
          <table:table-cell table:style-name="ce287" office:value-type="string">
            <text:p>Out</text:p>
          </table:table-cell>
          <table:table-cell table:style-name="ce306" office:value-type="float" office:value="4">
            <text:p>4.0</text:p>
          </table:table-cell>
          <table:table-cell table:style-name="ce315" table:formula="oooc:=28.34952*[.E68]" office:value-type="float" office:value="113.39808">
            <text:p>113</text:p>
          </table:table-cell>
          <table:table-cell table:style-name="ce326" table:formula="oooc:=INT([.E68]/16)" office:value-type="float" office:value="0">
            <text:p><text:s/>- </text:p>
          </table:table-cell>
          <table:table-cell table:style-name="ce349" table:formula="oooc:=[.E68]-([.G68]*16)" office:value-type="float" office:value="4">
            <text:p>4.0</text:p>
          </table:table-cell>
          <table:table-cell table:style-name="ce362" table:formula="oooc:=[.G68]+([.H68]/16)" office:value-type="float" office:value="0.25">
            <text:p>0.25</text:p>
          </table:table-cell>
          <table:table-cell table:style-name="ce393" table:formula="oooc:=IF([.$D68]=&quot;In&quot;;[.E68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68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/>
          <table:table-cell table:style-name="ce287"/>
          <table:table-cell table:style-name="ce306" table:formula="oooc:=&quot;——&quot;" office:value-type="string" office:string-value="——">
            <text:p>——</text:p>
          </table:table-cell>
          <table:table-cell table:style-name="ce314" table:formula="oooc:=&quot;——&quot;" office:value-type="string" office:string-value="——">
            <text:p>——</text:p>
          </table:table-cell>
          <table:table-cell table:style-name="ce327" table:formula="oooc:=&quot;——&quot;" office:value-type="string" office:string-value="——">
            <text:p>——</text:p>
          </table:table-cell>
          <table:table-cell table:style-name="ce349" table:formula="oooc:=&quot;——&quot;" office:value-type="string" office:string-value="——">
            <text:p>——</text:p>
          </table:table-cell>
          <table:table-cell table:style-name="ce363" table:formula="oooc:=&quot;——&quot;" office:value-type="string" office:string-value="——">
            <text:p>——</text:p>
          </table:table-cell>
          <table:table-cell table:style-name="ce394" table:formula="oooc:=&quot;——&quot;" office:value-type="string" office:string-value="——">
            <text:p>——</text:p>
          </table:table-cell>
          <table:table-cell table:style-name="ce408"/>
          <table:table-cell table:style-name="ce162"/>
          <table:table-cell table:style-name="ce41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9" office:value-type="string">
            <text:p>Subtotal empty canisters</text:p>
          </table:table-cell>
          <table:table-cell table:style-name="ce288"/>
          <table:table-cell table:style-name="ce307" table:formula="oooc:=SUM([.E60:.E69])" office:value-type="float" office:value="32.6">
            <text:p>32.6</text:p>
          </table:table-cell>
          <table:table-cell table:style-name="ce316" table:formula="oooc:=SUM([.F60:.F69])" office:value-type="float" office:value="924.194352">
            <text:p>924</text:p>
          </table:table-cell>
          <table:table-cell table:style-name="ce328" table:formula="oooc:=SUM([.G60:.G69])" office:value-type="float" office:value="0">
            <text:p><text:s/>- </text:p>
          </table:table-cell>
          <table:table-cell table:style-name="ce350" table:formula="oooc:=SUM([.H60:.H69])" office:value-type="float" office:value="32.6">
            <text:p>32.6</text:p>
          </table:table-cell>
          <table:table-cell table:style-name="ce364" table:formula="oooc:=SUM([.I60:.I69])" office:value-type="float" office:value="2.0375">
            <text:p>2.04</text:p>
          </table:table-cell>
          <table:table-cell table:style-name="ce395" table:formula="oooc:=SUM([.J60:.J69])" office:value-type="float" office:value="0">
            <text:p><text:s/>- </text:p>
          </table:table-cell>
          <table:table-cell table:style-name="ce408"/>
          <table:table-cell table:style-name="ce162"/>
          <table:table-cell table:style-name="ce419" table:formula="oooc:=SUM([.M60:.M69])" office:value-type="float" office:value="0">
            <text:p><text:s/>- </text:p>
          </table:table-cell>
          <table:table-cell table:number-columns-repeated="243"/>
        </table:table-row>
        <table:table-row table:style-name="ro4" table:number-rows-repeated="2">
          <table:table-cell/>
          <table:table-cell table:style-name="ce245"/>
          <table:table-cell table:style-name="ce268"/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9" office:value-type="string">
            <text:p>SuperLegs (3) + strap for canister</text:p>
          </table:table-cell>
          <table:table-cell table:style-name="ce288" office:value-type="string">
            <text:p>Out</text:p>
          </table:table-cell>
          <table:table-cell table:style-name="ce307" office:value-type="float" office:value="0.5">
            <text:p>0.5</text:p>
          </table:table-cell>
          <table:table-cell table:style-name="ce316" office:value-type="float" office:value="0.5">
            <text:p>0</text:p>
          </table:table-cell>
          <table:table-cell table:style-name="ce328" table:formula="oooc:=INT([.E73]/16)" office:value-type="float" office:value="0">
            <text:p><text:s/>- </text:p>
          </table:table-cell>
          <table:table-cell table:style-name="ce350" table:formula="oooc:=[.E73]-([.G73]*16)" office:value-type="float" office:value="0.5">
            <text:p>0.5</text:p>
          </table:table-cell>
          <table:table-cell table:style-name="ce364" table:formula="oooc:=[.G73]+([.H73]/16)" office:value-type="float" office:value="0.03125">
            <text:p>0.03</text:p>
          </table:table-cell>
          <table:table-cell table:style-name="ce395" table:formula="oooc:=IF([.$D73]=&quot;In&quot;;[.E73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79" table:formula="oooc:=28.34952*[.J73]" office:value-type="float" office:value="0">
            <text:p><text:s/>- </text:p>
          </table:table-cell>
          <table:table-cell table:number-columns-repeated="243"/>
        </table:table-row>
        <table:table-row table:style-name="ro4" table:number-rows-repeated="2">
          <table:table-cell/>
          <table:table-cell table:style-name="ce245"/>
          <table:table-cell table:style-name="ce268"/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70" office:value-type="string">
            <text:p>KiteScreen kit</text:p>
          </table:table-cell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Screen fabric - Reynolds oven bag sides + roof</text:p>
          </table:table-cell>
          <table:table-cell table:style-name="ce287" office:value-type="string">
            <text:p>Out</text:p>
          </table:table-cell>
          <table:table-cell table:style-name="ce306" office:value-type="float" office:value="1.3">
            <text:p>1.3</text:p>
          </table:table-cell>
          <table:table-cell table:style-name="ce315" table:formula="oooc:=28.34952*[.E77]" office:value-type="float" office:value="36.854376">
            <text:p>37</text:p>
          </table:table-cell>
          <table:table-cell table:style-name="ce326" table:formula="oooc:=INT([.E77]/16)" office:value-type="float" office:value="0">
            <text:p><text:s/>- </text:p>
          </table:table-cell>
          <table:table-cell table:style-name="ce349" table:formula="oooc:=[.E77]-([.G77]*16)" office:value-type="float" office:value="1.3">
            <text:p>1.3</text:p>
          </table:table-cell>
          <table:table-cell table:style-name="ce362" table:formula="oooc:=[.G77]+([.H77]/16)" office:value-type="float" office:value="0.08125">
            <text:p>0.08</text:p>
          </table:table-cell>
          <table:table-cell table:style-name="ce393" table:formula="oooc:=IF([.$D77]=&quot;In&quot;;[.E77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77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Binder clips (5) for roof attachment</text:p>
          </table:table-cell>
          <table:table-cell table:style-name="ce287" office:value-type="string">
            <text:p>Out</text:p>
          </table:table-cell>
          <table:table-cell table:style-name="ce306" office:value-type="float" office:value="0.5">
            <text:p>0.5</text:p>
          </table:table-cell>
          <table:table-cell table:style-name="ce315" table:formula="oooc:=28.34952*[.E78]" office:value-type="float" office:value="14.17476">
            <text:p>14</text:p>
          </table:table-cell>
          <table:table-cell table:style-name="ce326" table:formula="oooc:=INT([.E78]/16)" office:value-type="float" office:value="0">
            <text:p><text:s/>- </text:p>
          </table:table-cell>
          <table:table-cell table:style-name="ce349" table:formula="oooc:=[.E78]-([.G78]*16)" office:value-type="float" office:value="0.5">
            <text:p>0.5</text:p>
          </table:table-cell>
          <table:table-cell table:style-name="ce362" table:formula="oooc:=[.G78]+([.H78]/16)" office:value-type="float" office:value="0.03125">
            <text:p>0.03</text:p>
          </table:table-cell>
          <table:table-cell table:style-name="ce393" table:formula="oooc:=IF([.$D78]=&quot;In&quot;;[.E78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78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1 pair aluminum arrow shaft supports with knobs</text:p>
          </table:table-cell>
          <table:table-cell table:style-name="ce287" office:value-type="string">
            <text:p>Out</text:p>
          </table:table-cell>
          <table:table-cell table:style-name="ce306" office:value-type="float" office:value="1.4">
            <text:p>1.4</text:p>
          </table:table-cell>
          <table:table-cell table:style-name="ce315" table:formula="oooc:=28.34952*[.E79]" office:value-type="float" office:value="39.689328">
            <text:p>40</text:p>
          </table:table-cell>
          <table:table-cell table:style-name="ce326" table:formula="oooc:=INT([.E79]/16)" office:value-type="float" office:value="0">
            <text:p><text:s/>- </text:p>
          </table:table-cell>
          <table:table-cell table:style-name="ce349" table:formula="oooc:=[.E79]-([.G79]*16)" office:value-type="float" office:value="1.4">
            <text:p>1.4</text:p>
          </table:table-cell>
          <table:table-cell table:style-name="ce362" table:formula="oooc:=[.G79]+([.H79]/16)" office:value-type="float" office:value="0.0875">
            <text:p>0.09</text:p>
          </table:table-cell>
          <table:table-cell table:style-name="ce393" table:formula="oooc:=IF([.$D79]=&quot;In&quot;;[.E79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79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1 pair aluminum arrow shaft supports with knobs</text:p>
          </table:table-cell>
          <table:table-cell table:style-name="ce287" office:value-type="string">
            <text:p>Out</text:p>
          </table:table-cell>
          <table:table-cell table:style-name="ce306" office:value-type="float" office:value="1.4">
            <text:p>1.4</text:p>
          </table:table-cell>
          <table:table-cell table:style-name="ce315" table:formula="oooc:=28.34952*[.E80]" office:value-type="float" office:value="39.689328">
            <text:p>40</text:p>
          </table:table-cell>
          <table:table-cell table:style-name="ce326" table:formula="oooc:=INT([.E80]/16)" office:value-type="float" office:value="0">
            <text:p><text:s/>- </text:p>
          </table:table-cell>
          <table:table-cell table:style-name="ce349" table:formula="oooc:=[.E80]-([.G80]*16)" office:value-type="float" office:value="1.4">
            <text:p>1.4</text:p>
          </table:table-cell>
          <table:table-cell table:style-name="ce362" table:formula="oooc:=[.G80]+([.H80]/16)" office:value-type="float" office:value="0.0875">
            <text:p>0.09</text:p>
          </table:table-cell>
          <table:table-cell table:style-name="ce393" table:formula="oooc:=IF([.$D80]=&quot;In&quot;;[.E80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80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Pint Ziploc</text:p>
          </table:table-cell>
          <table:table-cell table:style-name="ce287" office:value-type="string">
            <text:p>Out</text:p>
          </table:table-cell>
          <table:table-cell table:style-name="ce306" office:value-type="float" office:value="0.1">
            <text:p>0.1</text:p>
          </table:table-cell>
          <table:table-cell table:style-name="ce315" table:formula="oooc:=28.34952*[.E81]" office:value-type="float" office:value="2.834952">
            <text:p>3</text:p>
          </table:table-cell>
          <table:table-cell table:style-name="ce326" table:formula="oooc:=INT([.E81]/16)" office:value-type="float" office:value="0">
            <text:p><text:s/>- </text:p>
          </table:table-cell>
          <table:table-cell table:style-name="ce349" table:formula="oooc:=[.E81]-([.G81]*16)" office:value-type="float" office:value="0.1">
            <text:p>0.1</text:p>
          </table:table-cell>
          <table:table-cell table:style-name="ce362" table:formula="oooc:=[.G81]+([.H81]/16)" office:value-type="float" office:value="0.00625">
            <text:p>0.01</text:p>
          </table:table-cell>
          <table:table-cell table:style-name="ce393" table:formula="oooc:=IF([.$D81]=&quot;In&quot;;[.E81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81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/>
          <table:table-cell table:style-name="ce287"/>
          <table:table-cell table:style-name="ce306" table:formula="oooc:=&quot;——&quot;" office:value-type="string" office:string-value="——">
            <text:p>——</text:p>
          </table:table-cell>
          <table:table-cell table:style-name="ce314" table:formula="oooc:=&quot;——&quot;" office:value-type="string" office:string-value="——">
            <text:p>——</text:p>
          </table:table-cell>
          <table:table-cell table:style-name="ce327" table:formula="oooc:=&quot;——&quot;" office:value-type="string" office:string-value="——">
            <text:p>——</text:p>
          </table:table-cell>
          <table:table-cell table:style-name="ce349" table:formula="oooc:=&quot;——&quot;" office:value-type="string" office:string-value="——">
            <text:p>——</text:p>
          </table:table-cell>
          <table:table-cell table:style-name="ce363" table:formula="oooc:=&quot;——&quot;" office:value-type="string" office:string-value="——">
            <text:p>——</text:p>
          </table:table-cell>
          <table:table-cell table:style-name="ce394" table:formula="oooc:=&quot;——&quot;" office:value-type="string" office:string-value="——">
            <text:p>——</text:p>
          </table:table-cell>
          <table:table-cell table:style-name="ce408"/>
          <table:table-cell table:style-name="ce162"/>
          <table:table-cell table:style-name="ce41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9" office:value-type="string">
            <text:p>Subtotal Kitescreen kit</text:p>
          </table:table-cell>
          <table:table-cell table:style-name="ce288"/>
          <table:table-cell table:style-name="ce307" table:formula="oooc:=SUM([.E77:.E82])" office:value-type="float" office:value="4.7">
            <text:p>4.7</text:p>
          </table:table-cell>
          <table:table-cell table:style-name="ce316" table:formula="oooc:=SUM([.F77:.F82])" office:value-type="float" office:value="133.242744">
            <text:p>133</text:p>
          </table:table-cell>
          <table:table-cell table:style-name="ce329" table:formula="oooc:=SUM([.G77:.G82])" office:value-type="float" office:value="0">
            <text:p><text:s/>- </text:p>
          </table:table-cell>
          <table:table-cell table:style-name="ce350" table:formula="oooc:=SUM([.H77:.H82])" office:value-type="float" office:value="4.7">
            <text:p>4.7</text:p>
          </table:table-cell>
          <table:table-cell table:style-name="ce365" table:formula="oooc:=SUM([.I77:.I82])" office:value-type="float" office:value="0.29375">
            <text:p>0.3</text:p>
          </table:table-cell>
          <table:table-cell table:style-name="ce396" table:formula="oooc:=SUM([.J77:.J82])" office:value-type="float" office:value="0">
            <text:p><text:s/>- </text:p>
          </table:table-cell>
          <table:table-cell table:style-name="ce408"/>
          <table:table-cell table:style-name="ce162"/>
          <table:table-cell table:style-name="ce419" table:formula="oooc:=SUM([.M77:.M82])" office:value-type="float" office:value="0">
            <text:p><text:s/>- </text:p>
          </table:table-cell>
          <table:table-cell table:number-columns-repeated="243"/>
        </table:table-row>
        <table:table-row table:style-name="ro4" table:number-rows-repeated="2">
          <table:table-cell/>
          <table:table-cell table:style-name="ce245"/>
          <table:table-cell table:style-name="ce268"/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9" office:value-type="string">
            <text:p>Subtotal Primus stove kit <text:span text:style-name="T3">(base weight without fuel)</text:span></text:p>
          </table:table-cell>
          <table:table-cell table:style-name="ce288"/>
          <table:table-cell table:style-name="ce307" table:formula="oooc:=[.E57]+[.E70]+[.E73]+[.E83]" office:value-type="float" office:value="42">
            <text:p>42.0</text:p>
          </table:table-cell>
          <table:table-cell table:style-name="ce316" table:formula="oooc:=[.F57]+[.F70]+[.F73]+[.F83]" office:value-type="float" office:value="1177.00508">
            <text:p>1,177</text:p>
          </table:table-cell>
          <table:table-cell table:style-name="ce328" table:formula="oooc:=[.G57]+[.G70]+[.G73]+[.G83]" office:value-type="float" office:value="0">
            <text:p><text:s/>- </text:p>
          </table:table-cell>
          <table:table-cell table:style-name="ce350" table:formula="oooc:=[.H57]+[.H70]+[.H73]+[.H83]" office:value-type="float" office:value="42">
            <text:p>42.0</text:p>
          </table:table-cell>
          <table:table-cell table:style-name="ce364" table:formula="oooc:=[.I57]+[.I70]+[.I73]+[.I83]" office:value-type="float" office:value="2.625">
            <text:p>2.63</text:p>
          </table:table-cell>
          <table:table-cell table:style-name="ce395" table:formula="oooc:=[.J57]+[.J70]+[.J73]+[.J83]" office:value-type="float" office:value="0">
            <text:p><text:s/>- </text:p>
          </table:table-cell>
          <table:table-cell table:style-name="ce408"/>
          <table:table-cell table:style-name="ce162"/>
          <table:table-cell table:style-name="ce419" table:formula="oooc:=[.M57]+[.M70]+[.M73]+[.M83]" office:value-type="float" office:value="0">
            <text:p><text:s/>- </text:p>
          </table:table-cell>
          <table:table-cell table:number-columns-repeated="243"/>
        </table:table-row>
        <table:table-row table:style-name="ro4" table:number-rows-repeated="3">
          <table:table-cell/>
          <table:table-cell table:style-name="ce245"/>
          <table:table-cell table:style-name="ce268"/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70" office:value-type="string">
            <text:p>Fuel only (counted as consumable weight)</text:p>
          </table:table-cell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70" office:value-type="string">
            <text:p>Substitute actual weights for partially full canisters</text:p>
          </table:table-cell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70" office:value-type="string">
            <text:p>Create additional records for multiple canisters of the same type carried on any given trip</text:p>
          </table:table-cell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71" table:formula="oooc:=[.C62]" office:value-type="string" office:string-value="Primus square top (older aluminum style) - 7.8 oz">
            <text:p>Primus square top (older aluminum style) - 7.8 oz</text:p>
          </table:table-cell>
          <table:table-cell table:style-name="ce289" table:formula="oooc:=[.D62]" office:value-type="string" office:string-value="Out">
            <text:p>Out</text:p>
          </table:table-cell>
          <table:table-cell table:style-name="ce306" office:value-type="float" office:value="7.8">
            <text:p>7.8</text:p>
          </table:table-cell>
          <table:table-cell table:style-name="ce315" table:formula="oooc:=28.34952*[.E93]" office:value-type="float" office:value="221.126256">
            <text:p>221</text:p>
          </table:table-cell>
          <table:table-cell table:style-name="ce326" table:formula="oooc:=INT([.E93]/16)" office:value-type="float" office:value="0">
            <text:p><text:s/>- </text:p>
          </table:table-cell>
          <table:table-cell table:style-name="ce349" table:formula="oooc:=[.E93]-([.G93]*16)" office:value-type="float" office:value="7.8">
            <text:p>7.8</text:p>
          </table:table-cell>
          <table:table-cell table:style-name="ce362" table:formula="oooc:=[.G93]+([.H93]/16)" office:value-type="float" office:value="0.4875">
            <text:p>0.49</text:p>
          </table:table-cell>
          <table:table-cell table:style-name="ce393" table:formula="oooc:=IF([.$D93]=&quot;In&quot;;[.E93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93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71" table:formula="oooc:=[.C63]" office:value-type="string" office:string-value="Primus Power Gas - 4 season - 7.8 oz">
            <text:p>Primus Power Gas - 4 season - 7.8 oz</text:p>
          </table:table-cell>
          <table:table-cell table:style-name="ce289" table:formula="oooc:=[.D63]" office:value-type="string" office:string-value="Out">
            <text:p>Out</text:p>
          </table:table-cell>
          <table:table-cell table:style-name="ce306" office:value-type="float" office:value="7.8">
            <text:p>7.8</text:p>
          </table:table-cell>
          <table:table-cell table:style-name="ce315" table:formula="oooc:=28.34952*[.E94]" office:value-type="float" office:value="221.126256">
            <text:p>221</text:p>
          </table:table-cell>
          <table:table-cell table:style-name="ce326" table:formula="oooc:=INT([.E94]/16)" office:value-type="float" office:value="0">
            <text:p><text:s/>- </text:p>
          </table:table-cell>
          <table:table-cell table:style-name="ce349" table:formula="oooc:=[.E94]-([.G94]*16)" office:value-type="float" office:value="7.8">
            <text:p>7.8</text:p>
          </table:table-cell>
          <table:table-cell table:style-name="ce362" table:formula="oooc:=[.G94]+([.H94]/16)" office:value-type="float" office:value="0.4875">
            <text:p>0.49</text:p>
          </table:table-cell>
          <table:table-cell table:style-name="ce393" table:formula="oooc:=IF([.$D94]=&quot;In&quot;;[.E94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94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71" table:formula="oooc:=[.C64]" office:value-type="string" office:string-value="Primus Power Gas - 4 season - 15.9 oz">
            <text:p>Primus Power Gas - 4 season - 15.9 oz</text:p>
          </table:table-cell>
          <table:table-cell table:style-name="ce289" table:formula="oooc:=[.D64]" office:value-type="string" office:string-value="Out">
            <text:p>Out</text:p>
          </table:table-cell>
          <table:table-cell table:style-name="ce306" office:value-type="float" office:value="15.9">
            <text:p>15.9</text:p>
          </table:table-cell>
          <table:table-cell table:style-name="ce315" table:formula="oooc:=28.34952*[.E95]" office:value-type="float" office:value="450.757368">
            <text:p>451</text:p>
          </table:table-cell>
          <table:table-cell table:style-name="ce326" table:formula="oooc:=INT([.E95]/16)" office:value-type="float" office:value="0">
            <text:p><text:s/>- </text:p>
          </table:table-cell>
          <table:table-cell table:style-name="ce349" table:formula="oooc:=[.E95]-([.G95]*16)" office:value-type="float" office:value="15.9">
            <text:p>15.9</text:p>
          </table:table-cell>
          <table:table-cell table:style-name="ce362" table:formula="oooc:=[.G95]+([.H95]/16)" office:value-type="float" office:value="0.99375">
            <text:p>0.99</text:p>
          </table:table-cell>
          <table:table-cell table:style-name="ce393" table:formula="oooc:=IF([.$D95]=&quot;In&quot;;[.E95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95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71" table:formula="oooc:=[.C65]" office:value-type="string" office:string-value="MSR IsoPro - 4 oz (est)">
            <text:p>MSR IsoPro - 4 oz (est)</text:p>
          </table:table-cell>
          <table:table-cell table:style-name="ce289" table:formula="oooc:=[.D65]" office:value-type="string" office:string-value="Out">
            <text:p>Out</text:p>
          </table:table-cell>
          <table:table-cell table:style-name="ce306" office:value-type="float" office:value="4">
            <text:p>4.0</text:p>
          </table:table-cell>
          <table:table-cell table:style-name="ce315" table:formula="oooc:=28.34952*[.E96]" office:value-type="float" office:value="113.39808">
            <text:p>113</text:p>
          </table:table-cell>
          <table:table-cell table:style-name="ce326" table:formula="oooc:=INT([.E96]/16)" office:value-type="float" office:value="0">
            <text:p><text:s/>- </text:p>
          </table:table-cell>
          <table:table-cell table:style-name="ce349" table:formula="oooc:=[.E96]-([.G96]*16)" office:value-type="float" office:value="4">
            <text:p>4.0</text:p>
          </table:table-cell>
          <table:table-cell table:style-name="ce362" table:formula="oooc:=[.G96]+([.H96]/16)" office:value-type="float" office:value="0.25">
            <text:p>0.25</text:p>
          </table:table-cell>
          <table:table-cell table:style-name="ce393" table:formula="oooc:=IF([.$D96]=&quot;In&quot;;[.E96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96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71" table:formula="oooc:=[.C66]" office:value-type="string" office:string-value="MSR IsoPro - 8 oz">
            <text:p>MSR IsoPro - 8 oz</text:p>
          </table:table-cell>
          <table:table-cell table:style-name="ce289" table:formula="oooc:=[.D66]" office:value-type="string" office:string-value="Out">
            <text:p>Out</text:p>
          </table:table-cell>
          <table:table-cell table:style-name="ce306" office:value-type="float" office:value="8">
            <text:p>8.0</text:p>
          </table:table-cell>
          <table:table-cell table:style-name="ce315" table:formula="oooc:=28.34952*[.E97]" office:value-type="float" office:value="226.79616">
            <text:p>227</text:p>
          </table:table-cell>
          <table:table-cell table:style-name="ce326" table:formula="oooc:=INT([.E97]/16)" office:value-type="float" office:value="0">
            <text:p><text:s/>- </text:p>
          </table:table-cell>
          <table:table-cell table:style-name="ce349" table:formula="oooc:=[.E97]-([.G97]*16)" office:value-type="float" office:value="8">
            <text:p>8.0</text:p>
          </table:table-cell>
          <table:table-cell table:style-name="ce362" table:formula="oooc:=[.G97]+([.H97]/16)" office:value-type="float" office:value="0.5">
            <text:p>0.50</text:p>
          </table:table-cell>
          <table:table-cell table:style-name="ce393" table:formula="oooc:=IF([.$D97]=&quot;In&quot;;[.E97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97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71" table:formula="oooc:=[.C67]" office:value-type="string" office:string-value="Glowmaster - 8 oz">
            <text:p>Glowmaster - 8 oz</text:p>
          </table:table-cell>
          <table:table-cell table:style-name="ce289" table:formula="oooc:=[.D67]" office:value-type="string" office:string-value="Out">
            <text:p>Out</text:p>
          </table:table-cell>
          <table:table-cell table:style-name="ce306" office:value-type="float" office:value="8">
            <text:p>8.0</text:p>
          </table:table-cell>
          <table:table-cell table:style-name="ce315" table:formula="oooc:=28.34952*[.E98]" office:value-type="float" office:value="226.79616">
            <text:p>227</text:p>
          </table:table-cell>
          <table:table-cell table:style-name="ce326" table:formula="oooc:=INT([.E98]/16)" office:value-type="float" office:value="0">
            <text:p><text:s/>- </text:p>
          </table:table-cell>
          <table:table-cell table:style-name="ce349" table:formula="oooc:=[.E98]-([.G98]*16)" office:value-type="float" office:value="8">
            <text:p>8.0</text:p>
          </table:table-cell>
          <table:table-cell table:style-name="ce362" table:formula="oooc:=[.G98]+([.H98]/16)" office:value-type="float" office:value="0.5">
            <text:p>0.50</text:p>
          </table:table-cell>
          <table:table-cell table:style-name="ce393" table:formula="oooc:=IF([.$D98]=&quot;In&quot;;[.E98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98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71" table:formula="oooc:=[.C68]" office:value-type="string" office:string-value="Snow Peak Giga Power - 3.88 oz (est)">
            <text:p>Snow Peak Giga Power - 3.88 oz (est)</text:p>
          </table:table-cell>
          <table:table-cell table:style-name="ce289" table:formula="oooc:=[.D68]" office:value-type="string" office:string-value="Out">
            <text:p>Out</text:p>
          </table:table-cell>
          <table:table-cell table:style-name="ce306" office:value-type="float" office:value="3.9">
            <text:p>3.9</text:p>
          </table:table-cell>
          <table:table-cell table:style-name="ce315" table:formula="oooc:=28.34952*[.E99]" office:value-type="float" office:value="110.563128">
            <text:p>111</text:p>
          </table:table-cell>
          <table:table-cell table:style-name="ce326" table:formula="oooc:=INT([.E99]/16)" office:value-type="float" office:value="0">
            <text:p><text:s/>- </text:p>
          </table:table-cell>
          <table:table-cell table:style-name="ce349" table:formula="oooc:=[.E99]-([.G99]*16)" office:value-type="float" office:value="3.9">
            <text:p>3.9</text:p>
          </table:table-cell>
          <table:table-cell table:style-name="ce362" table:formula="oooc:=[.G99]+([.H99]/16)" office:value-type="float" office:value="0.24375">
            <text:p>0.24</text:p>
          </table:table-cell>
          <table:table-cell table:style-name="ce393" table:formula="oooc:=IF([.$D99]=&quot;In&quot;;[.E99];0)" office:value-type="float" office:value="0">
            <text:p><text:s/>- </text:p>
          </table:table-cell>
          <table:table-cell table:style-name="ce408"/>
          <table:table-cell table:style-name="ce162"/>
          <table:table-cell table:style-name="ce181" table:formula="oooc:=28.34952*[.J99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/>
          <table:table-cell table:style-name="ce287"/>
          <table:table-cell table:style-name="ce306" table:formula="oooc:=&quot;——&quot;" office:value-type="string" office:string-value="——">
            <text:p>——</text:p>
          </table:table-cell>
          <table:table-cell table:style-name="ce314" table:formula="oooc:=&quot;——&quot;" office:value-type="string" office:string-value="——">
            <text:p>——</text:p>
          </table:table-cell>
          <table:table-cell table:style-name="ce327" table:formula="oooc:=&quot;——&quot;" office:value-type="string" office:string-value="——">
            <text:p>——</text:p>
          </table:table-cell>
          <table:table-cell table:style-name="ce349" table:formula="oooc:=&quot;——&quot;" office:value-type="string" office:string-value="——">
            <text:p>——</text:p>
          </table:table-cell>
          <table:table-cell table:style-name="ce363" table:formula="oooc:=&quot;——&quot;" office:value-type="string" office:string-value="——">
            <text:p>——</text:p>
          </table:table-cell>
          <table:table-cell table:style-name="ce394" table:formula="oooc:=&quot;——&quot;" office:value-type="string" office:string-value="——">
            <text:p>——</text:p>
          </table:table-cell>
          <table:table-cell table:style-name="ce408"/>
          <table:table-cell table:style-name="ce162"/>
          <table:table-cell table:style-name="ce41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9" office:value-type="string">
            <text:p>Subtotal Primus stove fuel weight</text:p>
          </table:table-cell>
          <table:table-cell table:style-name="ce288"/>
          <table:table-cell table:style-name="ce307" table:formula="oooc:=SUM([.E90:.E100])" office:value-type="float" office:value="55.4">
            <text:p>55.4</text:p>
          </table:table-cell>
          <table:table-cell table:style-name="ce316" table:formula="oooc:=SUM([.F90:.F100])" office:value-type="float" office:value="1570.563408">
            <text:p>1,571</text:p>
          </table:table-cell>
          <table:table-cell table:style-name="ce328" table:formula="oooc:=SUM([.G90:.G100])" office:value-type="float" office:value="0">
            <text:p><text:s/>- </text:p>
          </table:table-cell>
          <table:table-cell table:style-name="ce350" table:formula="oooc:=SUM([.H90:.H100])" office:value-type="float" office:value="55.4">
            <text:p>55.4</text:p>
          </table:table-cell>
          <table:table-cell table:style-name="ce364" table:formula="oooc:=SUM([.I90:.I100])" office:value-type="float" office:value="3.4625">
            <text:p>3.46</text:p>
          </table:table-cell>
          <table:table-cell table:style-name="ce395" table:formula="oooc:=SUM([.J90:.J100])" office:value-type="float" office:value="0">
            <text:p><text:s/>- </text:p>
          </table:table-cell>
          <table:table-cell table:style-name="ce408"/>
          <table:table-cell table:style-name="ce162"/>
          <table:table-cell table:style-name="ce419" table:formula="oooc:=SUM([.M90:.M100])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70"/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/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6" office:value-type="string">
            <text:p>n</text:p>
          </table:table-cell>
          <table:table-cell table:style-name="ce269" office:value-type="string">
            <text:p>Total Primus stove kit <text:span text:style-name="T3">(base weight + fuel)</text:span></text:p>
          </table:table-cell>
          <table:table-cell table:style-name="ce288"/>
          <table:table-cell table:style-name="ce307" table:formula="oooc:=[.E86]+[.E101]" office:value-type="float" office:value="97.4">
            <text:p>97.4</text:p>
          </table:table-cell>
          <table:table-cell table:style-name="ce316" table:formula="oooc:=[.F86]+[.F101]" office:value-type="float" office:value="2747.568488">
            <text:p>2,748</text:p>
          </table:table-cell>
          <table:table-cell table:style-name="ce328" table:formula="oooc:=[.G86]+[.G101]" office:value-type="float" office:value="0">
            <text:p><text:s/>- </text:p>
          </table:table-cell>
          <table:table-cell table:style-name="ce350" table:formula="oooc:=[.H86]+[.H101]" office:value-type="float" office:value="97.4">
            <text:p>97.4</text:p>
          </table:table-cell>
          <table:table-cell table:style-name="ce364" table:formula="oooc:=[.I86]+[.I101]" office:value-type="float" office:value="6.0875">
            <text:p>6.09</text:p>
          </table:table-cell>
          <table:table-cell table:style-name="ce395" table:formula="oooc:=[.J86]+[.J101]" office:value-type="float" office:value="0">
            <text:p><text:s/>- </text:p>
          </table:table-cell>
          <table:table-cell table:style-name="ce408"/>
          <table:table-cell table:style-name="ce162"/>
          <table:table-cell table:style-name="ce419" table:formula="oooc:=[.M86]+[.M101]" office:value-type="float" office:value="0">
            <text:p><text:s/>- </text:p>
          </table:table-cell>
          <table:table-cell table:number-columns-repeated="243"/>
        </table:table-row>
        <table:table-row table:style-name="ro4" table:number-rows-repeated="2">
          <table:table-cell/>
          <table:table-cell table:style-name="ce245"/>
          <table:table-cell table:style-name="ce268"/>
          <table:table-cell table:style-name="ce287"/>
          <table:table-cell table:style-name="ce306"/>
          <table:table-cell table:style-name="ce314"/>
          <table:table-cell table:style-name="ce330"/>
          <table:table-cell table:style-name="ce349"/>
          <table:table-cell table:style-name="ce366"/>
          <table:table-cell table:style-name="ce393"/>
          <table:table-cell table:style-name="ce408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7"/>
          <table:table-cell table:style-name="ce272"/>
          <table:table-cell table:style-name="ce288"/>
          <table:table-cell table:style-name="ce307"/>
          <table:table-cell table:style-name="ce316"/>
          <table:table-cell table:style-name="ce331"/>
          <table:table-cell table:style-name="ce350"/>
          <table:table-cell table:style-name="ce367"/>
          <table:table-cell table:style-name="ce395"/>
          <table:table-cell table:style-name="ce409"/>
          <table:table-cell table:style-name="ce162"/>
          <table:table-cell table:style-name="ce421"/>
          <table:table-cell table:number-columns-repeated="243"/>
        </table:table-row>
        <table:table-row table:style-name="ro4" table:number-rows-repeated="2">
          <table:table-cell/>
          <table:table-cell table:style-name="ce248"/>
          <table:table-cell table:style-name="ce229"/>
          <table:table-cell table:style-name="ce282"/>
          <table:table-cell table:style-name="ce119"/>
          <table:table-cell table:style-name="ce127"/>
          <table:table-cell table:style-name="ce332"/>
          <table:table-cell table:style-name="ce351"/>
          <table:table-cell table:style-name="ce368"/>
          <table:table-cell table:style-name="ce168" table:number-columns-repeated="2"/>
          <table:table-cell table:style-name="ce162"/>
          <table:table-cell table:style-name="ce420"/>
          <table:table-cell table:number-columns-repeated="243"/>
        </table:table-row>
        <table:table-row table:style-name="ro13">
          <table:table-cell/>
          <table:table-cell table:style-name="ce248"/>
          <table:table-cell table:style-name="ce229"/>
          <table:table-cell table:style-name="ce282"/>
          <table:table-cell table:style-name="ce119"/>
          <table:table-cell table:style-name="ce127"/>
          <table:table-cell table:style-name="ce332"/>
          <table:table-cell table:style-name="ce351"/>
          <table:table-cell table:style-name="ce368"/>
          <table:table-cell table:style-name="ce168" table:number-columns-repeated="2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8"/>
          <table:table-cell table:style-name="ce229"/>
          <table:table-cell table:style-name="ce282"/>
          <table:table-cell table:style-name="ce119"/>
          <table:table-cell table:style-name="ce127"/>
          <table:table-cell table:number-columns-repeated="3"/>
          <table:table-cell table:style-name="ce168" table:number-columns-repeated="2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 table:number-columns-repeated="2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162"/>
          <table:table-cell table:style-name="ce422"/>
          <table:table-cell table:number-columns-repeated="243"/>
        </table:table-row>
        <table:table-row table:style-name="ro4">
          <table:table-cell/>
          <table:table-cell table:style-name="ce249"/>
          <table:table-cell table:style-name="ce273"/>
          <table:table-cell table:style-name="ce290"/>
          <table:table-cell table:style-name="ce308"/>
          <table:table-cell table:style-name="ce317"/>
          <table:table-cell table:style-name="ce333"/>
          <table:table-cell table:style-name="ce352"/>
          <table:table-cell table:style-name="ce369"/>
          <table:table-cell table:style-name="ce397"/>
          <table:table-cell table:style-name="ce410"/>
          <table:table-cell table:style-name="ce162"/>
          <table:table-cell table:style-name="ce421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style-name="ce291"/>
          <table:table-cell table:style-name="ce309"/>
          <table:table-cell table:style-name="ce318"/>
          <table:table-cell table:style-name="ce140"/>
          <table:table-cell table:style-name="ce149"/>
          <table:table-cell table:style-name="ce156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style-name="ce292" table:number-columns-repeated="2"/>
          <table:table-cell table:style-name="ce318"/>
          <table:table-cell table:style-name="ce334" table:number-columns-repeated="2"/>
          <table:table-cell table:style-name="ce370"/>
          <table:table-cell table:style-name="ce399" office:value-type="string">
            <text:p>Trail</text:p>
          </table:table-cell>
          <table:table-cell table:style-name="ce411"/>
          <table:table-cell table:style-name="ce162"/>
          <table:table-cell table:style-name="ce178" office:value-type="string">
            <text:p>Trail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number-columns-repeated="2" table:style-name="ce292" office:value-type="string">
            <text:p>Input</text:p>
          </table:table-cell>
          <table:table-cell table:style-name="ce319" office:value-type="string">
            <text:p>Memo:</text:p>
          </table:table-cell>
          <table:table-cell table:style-name="ce335"/>
          <table:table-cell table:style-name="ce352"/>
          <table:table-cell table:style-name="ce371"/>
          <table:table-cell table:style-name="ce399" office:value-type="string">
            <text:p>Weight</text:p>
          </table:table-cell>
          <table:table-cell table:style-name="ce411"/>
          <table:table-cell table:style-name="ce162"/>
          <table:table-cell table:style-name="ce178" office:value-type="string">
            <text:p>Weight</text:p>
          </table:table-cell>
          <table:table-cell table:number-columns-repeated="243"/>
        </table:table-row>
        <table:table-row table:style-name="ro4">
          <table:table-cell/>
          <table:table-cell table:style-name="ce251" office:value-type="string">
            <text:p>n</text:p>
          </table:table-cell>
          <table:table-cell table:style-name="ce275" office:value-type="string">
            <text:p>COLEMAN XTREME STOVE KIT</text:p>
          </table:table-cell>
          <table:table-cell table:style-name="ce293" office:value-type="string">
            <text:p>Status</text:p>
          </table:table-cell>
          <table:table-cell table:style-name="ce293" office:value-type="string">
            <text:p>Tot Ozs</text:p>
          </table:table-cell>
          <table:table-cell table:style-name="ce320" office:value-type="string">
            <text:p>Grams</text:p>
          </table:table-cell>
          <table:table-cell table:style-name="ce336" office:value-type="string">
            <text:p>Lbs</text:p>
          </table:table-cell>
          <table:table-cell table:style-name="ce147" office:value-type="string">
            <text:p>Oz</text:p>
          </table:table-cell>
          <table:table-cell table:style-name="ce372" office:value-type="string">
            <text:p>Total</text:p>
          </table:table-cell>
          <table:table-cell table:style-name="ce400" office:value-type="string">
            <text:p>Tot Oz</text:p>
          </table:table-cell>
          <table:table-cell table:style-name="ce411"/>
          <table:table-cell table:style-name="ce162"/>
          <table:table-cell table:style-name="ce179" office:value-type="string">
            <text:p>Grams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9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 office:value-type="string">
            <text:p>Coleman Xtreme stove</text:p>
          </table:table-cell>
          <table:table-cell table:style-name="ce291" office:value-type="string">
            <text:p>In</text:p>
          </table:table-cell>
          <table:table-cell table:style-name="ce309" office:value-type="float" office:value="11">
            <text:p>11.0</text:p>
          </table:table-cell>
          <table:table-cell table:style-name="ce319" table:formula="oooc:=28.34952*[.E119]" office:value-type="float" office:value="311.84472">
            <text:p>312</text:p>
          </table:table-cell>
          <table:table-cell table:style-name="ce337" table:formula="oooc:=INT([.E119]/16)" office:value-type="float" office:value="0">
            <text:p><text:s/>- </text:p>
          </table:table-cell>
          <table:table-cell table:style-name="ce149" table:formula="oooc:=[.E119]-([.G119]*16)" office:value-type="float" office:value="11">
            <text:p>11.0</text:p>
          </table:table-cell>
          <table:table-cell table:style-name="ce373" table:formula="oooc:=[.G119]+([.H119]/16)" office:value-type="float" office:value="0.6875">
            <text:p>0.69</text:p>
          </table:table-cell>
          <table:table-cell table:style-name="ce398" table:formula="oooc:=IF([.$D119]=&quot;In&quot;;[.E119];0)" office:value-type="float" office:value="11">
            <text:p>11.0</text:p>
          </table:table-cell>
          <table:table-cell table:style-name="ce411"/>
          <table:table-cell table:style-name="ce162"/>
          <table:table-cell table:style-name="ce181" table:formula="oooc:=28.34952*[.J119]" office:value-type="float" office:value="311.84472">
            <text:p>312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 office:value-type="string">
            <text:p>Custom Ziploc case</text:p>
          </table:table-cell>
          <table:table-cell table:style-name="ce291" office:value-type="string">
            <text:p>In</text:p>
          </table:table-cell>
          <table:table-cell table:style-name="ce309" office:value-type="float" office:value="0.3">
            <text:p>0.3</text:p>
          </table:table-cell>
          <table:table-cell table:style-name="ce319" table:formula="oooc:=28.34952*[.E120]" office:value-type="float" office:value="8.504856">
            <text:p>9</text:p>
          </table:table-cell>
          <table:table-cell table:style-name="ce337" table:formula="oooc:=INT([.E120]/16)" office:value-type="float" office:value="0">
            <text:p><text:s/>- </text:p>
          </table:table-cell>
          <table:table-cell table:style-name="ce149" table:formula="oooc:=[.E120]-([.G120]*16)" office:value-type="float" office:value="0.3">
            <text:p>0.3</text:p>
          </table:table-cell>
          <table:table-cell table:style-name="ce373" table:formula="oooc:=[.G120]+([.H120]/16)" office:value-type="float" office:value="0.01875">
            <text:p>0.02</text:p>
          </table:table-cell>
          <table:table-cell table:style-name="ce398" table:formula="oooc:=IF([.$D120]=&quot;In&quot;;[.E120];0)" office:value-type="float" office:value="0.3">
            <text:p>0.3</text:p>
          </table:table-cell>
          <table:table-cell table:style-name="ce411"/>
          <table:table-cell table:style-name="ce162"/>
          <table:table-cell table:style-name="ce181" table:formula="oooc:=28.34952*[.J120]" office:value-type="float" office:value="8.504856">
            <text:p>9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style-name="ce291"/>
          <table:table-cell table:style-name="ce309" table:formula="oooc:=&quot;——&quot;" office:value-type="string" office:string-value="——">
            <text:p>——</text:p>
          </table:table-cell>
          <table:table-cell table:style-name="ce318" table:formula="oooc:=&quot;——&quot;" office:value-type="string" office:string-value="——">
            <text:p>——</text:p>
          </table:table-cell>
          <table:table-cell table:style-name="ce338" table:formula="oooc:=&quot;——&quot;" office:value-type="string" office:string-value="——">
            <text:p>——</text:p>
          </table:table-cell>
          <table:table-cell table:style-name="ce149" table:formula="oooc:=&quot;——&quot;" office:value-type="string" office:string-value="——">
            <text:p>——</text:p>
          </table:table-cell>
          <table:table-cell table:style-name="ce374" table:formula="oooc:=&quot;——&quot;" office:value-type="string" office:string-value="——">
            <text:p>——</text:p>
          </table:table-cell>
          <table:table-cell table:style-name="ce401" table:formula="oooc:=&quot;——&quot;" office:value-type="string" office:string-value="——">
            <text:p>——</text:p>
          </table:table-cell>
          <table:table-cell table:style-name="ce411"/>
          <table:table-cell table:style-name="ce162"/>
          <table:table-cell table:style-name="ce41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6" office:value-type="string">
            <text:p>Subtotal Coleman stove</text:p>
          </table:table-cell>
          <table:table-cell table:style-name="ce294"/>
          <table:table-cell table:style-name="ce310" table:formula="oooc:=SUM([.E119:.E121])" office:value-type="float" office:value="11.3">
            <text:p>11.3</text:p>
          </table:table-cell>
          <table:table-cell table:style-name="ce320" table:formula="oooc:=SUM([.F119:.F121])" office:value-type="float" office:value="320.349576">
            <text:p>320</text:p>
          </table:table-cell>
          <table:table-cell table:style-name="ce339" table:formula="oooc:=SUM([.G119:.G121])" office:value-type="float" office:value="0">
            <text:p><text:s/>- </text:p>
          </table:table-cell>
          <table:table-cell table:style-name="ce148" table:formula="oooc:=SUM([.H119:.H121])" office:value-type="float" office:value="11.3">
            <text:p>11.3</text:p>
          </table:table-cell>
          <table:table-cell table:style-name="ce375" table:formula="oooc:=SUM([.I119:.I121])" office:value-type="float" office:value="0.70625">
            <text:p>0.71</text:p>
          </table:table-cell>
          <table:table-cell table:style-name="ce402" table:formula="oooc:=SUM([.J119:.J121])" office:value-type="float" office:value="11.3">
            <text:p>11.3</text:p>
          </table:table-cell>
          <table:table-cell table:style-name="ce411"/>
          <table:table-cell table:style-name="ce162"/>
          <table:table-cell table:style-name="ce419" table:formula="oooc:=SUM([.M119:.M121])" office:value-type="float" office:value="320.349576">
            <text:p>320</text:p>
          </table:table-cell>
          <table:table-cell table:number-columns-repeated="243"/>
        </table:table-row>
        <table:table-row table:style-name="ro4" table:number-rows-repeated="2">
          <table:table-cell/>
          <table:table-cell table:style-name="ce250"/>
          <table:table-cell table:style-name="ce274"/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7" office:value-type="string">
            <text:p>Empty Coleman canisters</text:p>
          </table:table-cell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7" office:value-type="string">
            <text:p>Create additional records for multiple canisters of the same type carried on any given trip</text:p>
          </table:table-cell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 office:value-type="string">
            <text:p>Powermax cartridge - 6.0 oz</text:p>
          </table:table-cell>
          <table:table-cell table:style-name="ce291" office:value-type="string">
            <text:p>Out</text:p>
          </table:table-cell>
          <table:table-cell table:style-name="ce309" table:formula="oooc:=8.3-6" office:value-type="float" office:value="2.3">
            <text:p>2.3</text:p>
          </table:table-cell>
          <table:table-cell table:style-name="ce319" table:formula="oooc:=28.34952*[.E127]" office:value-type="float" office:value="65.203896">
            <text:p>65</text:p>
          </table:table-cell>
          <table:table-cell table:style-name="ce337" table:formula="oooc:=INT([.E127]/16)" office:value-type="float" office:value="0">
            <text:p><text:s/>- </text:p>
          </table:table-cell>
          <table:table-cell table:style-name="ce149" table:formula="oooc:=[.E127]-([.G127]*16)" office:value-type="float" office:value="2.3">
            <text:p>2.3</text:p>
          </table:table-cell>
          <table:table-cell table:style-name="ce373" table:formula="oooc:=[.G127]+([.H127]/16)" office:value-type="float" office:value="0.14375">
            <text:p>0.14</text:p>
          </table:table-cell>
          <table:table-cell table:style-name="ce398" table:formula="oooc:=IF([.$D127]=&quot;In&quot;;[.E127];0)" office:value-type="float" office:value="0">
            <text:p><text:s/>- </text:p>
          </table:table-cell>
          <table:table-cell table:style-name="ce411"/>
          <table:table-cell table:style-name="ce162"/>
          <table:table-cell table:style-name="ce181" table:formula="oooc:=28.34952*[.J127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 office:value-type="string">
            <text:p>Powermax cartridge - 10.6 oz</text:p>
          </table:table-cell>
          <table:table-cell table:style-name="ce291" office:value-type="string">
            <text:p>In</text:p>
          </table:table-cell>
          <table:table-cell table:style-name="ce309" table:formula="oooc:=14-10.6" office:value-type="float" office:value="3.4">
            <text:p>3.4</text:p>
          </table:table-cell>
          <table:table-cell table:style-name="ce319" table:formula="oooc:=28.34952*[.E128]" office:value-type="float" office:value="96.388368">
            <text:p>96</text:p>
          </table:table-cell>
          <table:table-cell table:style-name="ce337" table:formula="oooc:=INT([.E128]/16)" office:value-type="float" office:value="0">
            <text:p><text:s/>- </text:p>
          </table:table-cell>
          <table:table-cell table:style-name="ce149" table:formula="oooc:=[.E128]-([.G128]*16)" office:value-type="float" office:value="3.4">
            <text:p>3.4</text:p>
          </table:table-cell>
          <table:table-cell table:style-name="ce373" table:formula="oooc:=[.G128]+([.H128]/16)" office:value-type="float" office:value="0.2125">
            <text:p>0.21</text:p>
          </table:table-cell>
          <table:table-cell table:style-name="ce398" table:formula="oooc:=IF([.$D128]=&quot;In&quot;;[.E128];0)" office:value-type="float" office:value="3.4">
            <text:p>3.4</text:p>
          </table:table-cell>
          <table:table-cell table:style-name="ce411"/>
          <table:table-cell table:style-name="ce162"/>
          <table:table-cell table:style-name="ce181" table:formula="oooc:=28.34952*[.J128]" office:value-type="float" office:value="96.388368">
            <text:p>96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style-name="ce291"/>
          <table:table-cell table:style-name="ce309" table:formula="oooc:=&quot;——&quot;" office:value-type="string" office:string-value="——">
            <text:p>——</text:p>
          </table:table-cell>
          <table:table-cell table:style-name="ce318" table:formula="oooc:=&quot;——&quot;" office:value-type="string" office:string-value="——">
            <text:p>——</text:p>
          </table:table-cell>
          <table:table-cell table:style-name="ce338" table:formula="oooc:=&quot;——&quot;" office:value-type="string" office:string-value="——">
            <text:p>——</text:p>
          </table:table-cell>
          <table:table-cell table:style-name="ce149" table:formula="oooc:=&quot;——&quot;" office:value-type="string" office:string-value="——">
            <text:p>——</text:p>
          </table:table-cell>
          <table:table-cell table:style-name="ce374" table:formula="oooc:=&quot;——&quot;" office:value-type="string" office:string-value="——">
            <text:p>——</text:p>
          </table:table-cell>
          <table:table-cell table:style-name="ce401" table:formula="oooc:=&quot;——&quot;" office:value-type="string" office:string-value="——">
            <text:p>——</text:p>
          </table:table-cell>
          <table:table-cell table:style-name="ce411"/>
          <table:table-cell table:style-name="ce162"/>
          <table:table-cell table:style-name="ce41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6" office:value-type="string">
            <text:p>Subtotal empty canisters</text:p>
          </table:table-cell>
          <table:table-cell table:style-name="ce294"/>
          <table:table-cell table:style-name="ce310" table:formula="oooc:=SUM([.E125:.E129])" office:value-type="float" office:value="5.7">
            <text:p>5.7</text:p>
          </table:table-cell>
          <table:table-cell table:style-name="ce320" table:formula="oooc:=SUM([.F125:.F129])" office:value-type="float" office:value="161.592264">
            <text:p>162</text:p>
          </table:table-cell>
          <table:table-cell table:style-name="ce339" table:formula="oooc:=SUM([.G125:.G129])" office:value-type="float" office:value="0">
            <text:p><text:s/>- </text:p>
          </table:table-cell>
          <table:table-cell table:style-name="ce148" table:formula="oooc:=SUM([.H125:.H129])" office:value-type="float" office:value="5.7">
            <text:p>5.7</text:p>
          </table:table-cell>
          <table:table-cell table:style-name="ce375" table:formula="oooc:=SUM([.I125:.I129])" office:value-type="float" office:value="0.35625">
            <text:p>0.36</text:p>
          </table:table-cell>
          <table:table-cell table:style-name="ce402" table:formula="oooc:=SUM([.J125:.J129])" office:value-type="float" office:value="3.4">
            <text:p>3.4</text:p>
          </table:table-cell>
          <table:table-cell table:style-name="ce411"/>
          <table:table-cell table:style-name="ce162"/>
          <table:table-cell table:style-name="ce419" table:formula="oooc:=SUM([.M125:.M129])" office:value-type="float" office:value="96.388368">
            <text:p>96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7"/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7" office:value-type="string">
            <text:p>Coleman windscreen kit</text:p>
          </table:table-cell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 office:value-type="string">
            <text:p>6" custom aluminum windscreen</text:p>
          </table:table-cell>
          <table:table-cell table:style-name="ce291" office:value-type="string">
            <text:p>In</text:p>
          </table:table-cell>
          <table:table-cell table:style-name="ce309" office:value-type="float" office:value="1.6">
            <text:p>1.6</text:p>
          </table:table-cell>
          <table:table-cell table:style-name="ce319" table:formula="oooc:=28.34952*[.E134]" office:value-type="float" office:value="45.359232">
            <text:p>45</text:p>
          </table:table-cell>
          <table:table-cell table:style-name="ce337" table:formula="oooc:=INT([.E134]/16)" office:value-type="float" office:value="0">
            <text:p><text:s/>- </text:p>
          </table:table-cell>
          <table:table-cell table:style-name="ce149" table:formula="oooc:=[.E134]-([.G134]*16)" office:value-type="float" office:value="1.6">
            <text:p>1.6</text:p>
          </table:table-cell>
          <table:table-cell table:style-name="ce373" table:formula="oooc:=[.G134]+([.H134]/16)" office:value-type="float" office:value="0.1">
            <text:p>0.10</text:p>
          </table:table-cell>
          <table:table-cell table:style-name="ce398" table:formula="oooc:=IF([.$D134]=&quot;In&quot;;[.E134];0)" office:value-type="float" office:value="1.6">
            <text:p>1.6</text:p>
          </table:table-cell>
          <table:table-cell table:style-name="ce411"/>
          <table:table-cell table:style-name="ce162"/>
          <table:table-cell table:style-name="ce181" table:formula="oooc:=28.34952*[.J134]" office:value-type="float" office:value="45.359232">
            <text:p>45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 office:value-type="string">
            <text:p>Binder clips (4)</text:p>
          </table:table-cell>
          <table:table-cell table:style-name="ce291" office:value-type="string">
            <text:p>In</text:p>
          </table:table-cell>
          <table:table-cell table:style-name="ce309" office:value-type="float" office:value="0.4">
            <text:p>0.4</text:p>
          </table:table-cell>
          <table:table-cell table:style-name="ce319" table:formula="oooc:=28.34952*[.E135]" office:value-type="float" office:value="11.339808">
            <text:p>11</text:p>
          </table:table-cell>
          <table:table-cell table:style-name="ce337" table:formula="oooc:=INT([.E135]/16)" office:value-type="float" office:value="0">
            <text:p><text:s/>- </text:p>
          </table:table-cell>
          <table:table-cell table:style-name="ce149" table:formula="oooc:=[.E135]-([.G135]*16)" office:value-type="float" office:value="0.4">
            <text:p>0.4</text:p>
          </table:table-cell>
          <table:table-cell table:style-name="ce373" table:formula="oooc:=[.G135]+([.H135]/16)" office:value-type="float" office:value="0.025">
            <text:p>0.03</text:p>
          </table:table-cell>
          <table:table-cell table:style-name="ce398" table:formula="oooc:=IF([.$D135]=&quot;In&quot;;[.E135];0)" office:value-type="float" office:value="0.4">
            <text:p>0.4</text:p>
          </table:table-cell>
          <table:table-cell table:style-name="ce411"/>
          <table:table-cell table:style-name="ce162"/>
          <table:table-cell table:style-name="ce181" table:formula="oooc:=28.34952*[.J135]" office:value-type="float" office:value="11.339808">
            <text:p>11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style-name="ce291"/>
          <table:table-cell table:style-name="ce309" table:formula="oooc:=&quot;——&quot;" office:value-type="string" office:string-value="——">
            <text:p>——</text:p>
          </table:table-cell>
          <table:table-cell table:style-name="ce318" table:formula="oooc:=&quot;——&quot;" office:value-type="string" office:string-value="——">
            <text:p>——</text:p>
          </table:table-cell>
          <table:table-cell table:style-name="ce338" table:formula="oooc:=&quot;——&quot;" office:value-type="string" office:string-value="——">
            <text:p>——</text:p>
          </table:table-cell>
          <table:table-cell table:style-name="ce149" table:formula="oooc:=&quot;——&quot;" office:value-type="string" office:string-value="——">
            <text:p>——</text:p>
          </table:table-cell>
          <table:table-cell table:style-name="ce374" table:formula="oooc:=&quot;——&quot;" office:value-type="string" office:string-value="——">
            <text:p>——</text:p>
          </table:table-cell>
          <table:table-cell table:style-name="ce401" table:formula="oooc:=&quot;——&quot;" office:value-type="string" office:string-value="——">
            <text:p>——</text:p>
          </table:table-cell>
          <table:table-cell table:style-name="ce411"/>
          <table:table-cell table:style-name="ce162"/>
          <table:table-cell table:style-name="ce41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6" office:value-type="string">
            <text:p>Subtotal Coleman windscreen kit</text:p>
          </table:table-cell>
          <table:table-cell table:style-name="ce294"/>
          <table:table-cell table:style-name="ce310" table:formula="oooc:=SUM([.E134:.E136])" office:value-type="float" office:value="2">
            <text:p>2.0</text:p>
          </table:table-cell>
          <table:table-cell table:style-name="ce320" table:formula="oooc:=SUM([.F134:.F136])" office:value-type="float" office:value="56.69904">
            <text:p>57</text:p>
          </table:table-cell>
          <table:table-cell table:style-name="ce340" table:formula="oooc:=SUM([.G134:.G136])" office:value-type="float" office:value="0">
            <text:p><text:s/>- </text:p>
          </table:table-cell>
          <table:table-cell table:style-name="ce148" table:formula="oooc:=SUM([.H134:.H136])" office:value-type="float" office:value="2">
            <text:p>2.0</text:p>
          </table:table-cell>
          <table:table-cell table:style-name="ce376" table:formula="oooc:=SUM([.I134:.I136])" office:value-type="float" office:value="0.125">
            <text:p>0.1</text:p>
          </table:table-cell>
          <table:table-cell table:style-name="ce403" table:formula="oooc:=SUM([.J134:.J136])" office:value-type="float" office:value="2">
            <text:p>2.0</text:p>
          </table:table-cell>
          <table:table-cell table:style-name="ce411"/>
          <table:table-cell table:style-name="ce162"/>
          <table:table-cell table:style-name="ce419" table:formula="oooc:=SUM([.M134:.M136])" office:value-type="float" office:value="56.69904">
            <text:p>57</text:p>
          </table:table-cell>
          <table:table-cell table:number-columns-repeated="243"/>
        </table:table-row>
        <table:table-row table:style-name="ro4" table:number-rows-repeated="2">
          <table:table-cell/>
          <table:table-cell table:style-name="ce250"/>
          <table:table-cell table:style-name="ce274"/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6" office:value-type="string">
            <text:p>Subtotal Coleman stove kit <text:span text:style-name="T3">(base weight without fuel)</text:span></text:p>
          </table:table-cell>
          <table:table-cell table:style-name="ce294"/>
          <table:table-cell table:style-name="ce310" table:formula="oooc:=[.E122]+[.E130]+[.E137]" office:value-type="float" office:value="19">
            <text:p>19.0</text:p>
          </table:table-cell>
          <table:table-cell table:style-name="ce320" table:formula="oooc:=[.F122]+[.F130]+[.F137]" office:value-type="float" office:value="538.64088">
            <text:p>539</text:p>
          </table:table-cell>
          <table:table-cell table:style-name="ce339" table:formula="oooc:=[.G122]+[.G130]+[.G137]" office:value-type="float" office:value="0">
            <text:p><text:s/>- </text:p>
          </table:table-cell>
          <table:table-cell table:style-name="ce148" table:formula="oooc:=[.H122]+[.H130]+[.H137]" office:value-type="float" office:value="19">
            <text:p>19.0</text:p>
          </table:table-cell>
          <table:table-cell table:style-name="ce375" table:formula="oooc:=[.I122]+[.I130]+[.I137]" office:value-type="float" office:value="1.1875">
            <text:p>1.19</text:p>
          </table:table-cell>
          <table:table-cell table:style-name="ce402" table:formula="oooc:=[.J122]+[.J130]+[.J137]" office:value-type="float" office:value="16.7">
            <text:p>16.7</text:p>
          </table:table-cell>
          <table:table-cell table:style-name="ce411"/>
          <table:table-cell table:style-name="ce162"/>
          <table:table-cell table:style-name="ce419" table:formula="oooc:=[.M122]+[.M130]+[.M137]" office:value-type="float" office:value="473.436984">
            <text:p>473</text:p>
          </table:table-cell>
          <table:table-cell table:number-columns-repeated="243"/>
        </table:table-row>
        <table:table-row table:style-name="ro4" table:number-rows-repeated="3">
          <table:table-cell/>
          <table:table-cell table:style-name="ce250"/>
          <table:table-cell table:style-name="ce274"/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7" office:value-type="string">
            <text:p>Fuel only (substitute actual weights for partially full canisters)</text:p>
          </table:table-cell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7" office:value-type="string">
            <text:p>Create additional records for multiple canisters of the same type carried on any given trip</text:p>
          </table:table-cell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8" office:value-type="string">
            <text:p>Powermax cartridge - 6.0 oz</text:p>
          </table:table-cell>
          <table:table-cell table:style-name="ce295" table:formula="oooc:=[.D127]" office:value-type="string" office:string-value="Out">
            <text:p>Out</text:p>
          </table:table-cell>
          <table:table-cell table:style-name="ce309" office:value-type="float" office:value="6">
            <text:p>6.0</text:p>
          </table:table-cell>
          <table:table-cell table:style-name="ce319" table:formula="oooc:=28.34952*[.E146]" office:value-type="float" office:value="170.09712">
            <text:p>170</text:p>
          </table:table-cell>
          <table:table-cell table:style-name="ce337" table:formula="oooc:=INT([.E146]/16)" office:value-type="float" office:value="0">
            <text:p><text:s/>- </text:p>
          </table:table-cell>
          <table:table-cell table:style-name="ce149" table:formula="oooc:=[.E146]-([.G146]*16)" office:value-type="float" office:value="6">
            <text:p>6.0</text:p>
          </table:table-cell>
          <table:table-cell table:style-name="ce373" table:formula="oooc:=[.G146]+([.H146]/16)" office:value-type="float" office:value="0.375">
            <text:p>0.38</text:p>
          </table:table-cell>
          <table:table-cell table:style-name="ce398" table:formula="oooc:=IF([.$D146]=&quot;In&quot;;[.E146];0)" office:value-type="float" office:value="0">
            <text:p><text:s/>- </text:p>
          </table:table-cell>
          <table:table-cell table:style-name="ce411"/>
          <table:table-cell table:style-name="ce162"/>
          <table:table-cell table:style-name="ce420" table:formula="oooc:=28.34952*[.J146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8" office:value-type="string">
            <text:p>Powermax cartridge - 10.6 oz</text:p>
          </table:table-cell>
          <table:table-cell table:style-name="ce295" table:formula="oooc:=[.D128]" office:value-type="string" office:string-value="In">
            <text:p>In</text:p>
          </table:table-cell>
          <table:table-cell table:style-name="ce309" office:value-type="float" office:value="10.6">
            <text:p>10.6</text:p>
          </table:table-cell>
          <table:table-cell table:style-name="ce319" table:formula="oooc:=28.34952*[.E147]" office:value-type="float" office:value="300.504912">
            <text:p>301</text:p>
          </table:table-cell>
          <table:table-cell table:style-name="ce337" table:formula="oooc:=INT([.E147]/16)" office:value-type="float" office:value="0">
            <text:p><text:s/>- </text:p>
          </table:table-cell>
          <table:table-cell table:style-name="ce149" table:formula="oooc:=[.E147]-([.G147]*16)" office:value-type="float" office:value="10.6">
            <text:p>10.6</text:p>
          </table:table-cell>
          <table:table-cell table:style-name="ce373" table:formula="oooc:=[.G147]+([.H147]/16)" office:value-type="float" office:value="0.6625">
            <text:p>0.66</text:p>
          </table:table-cell>
          <table:table-cell table:style-name="ce398" table:formula="oooc:=IF([.$D147]=&quot;In&quot;;[.E147];0)" office:value-type="float" office:value="10.6">
            <text:p>10.6</text:p>
          </table:table-cell>
          <table:table-cell table:style-name="ce411"/>
          <table:table-cell table:style-name="ce162"/>
          <table:table-cell table:style-name="ce420" table:formula="oooc:=28.34952*[.J147]" office:value-type="float" office:value="300.504912">
            <text:p>301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style-name="ce291"/>
          <table:table-cell table:style-name="ce309" table:formula="oooc:=&quot;——&quot;" office:value-type="string" office:string-value="——">
            <text:p>——</text:p>
          </table:table-cell>
          <table:table-cell table:style-name="ce318" table:formula="oooc:=&quot;——&quot;" office:value-type="string" office:string-value="——">
            <text:p>——</text:p>
          </table:table-cell>
          <table:table-cell table:style-name="ce338" table:formula="oooc:=&quot;——&quot;" office:value-type="string" office:string-value="——">
            <text:p>——</text:p>
          </table:table-cell>
          <table:table-cell table:style-name="ce149" table:formula="oooc:=&quot;——&quot;" office:value-type="string" office:string-value="——">
            <text:p>——</text:p>
          </table:table-cell>
          <table:table-cell table:style-name="ce374" table:formula="oooc:=&quot;——&quot;" office:value-type="string" office:string-value="——">
            <text:p>——</text:p>
          </table:table-cell>
          <table:table-cell table:style-name="ce401" table:formula="oooc:=&quot;——&quot;" office:value-type="string" office:string-value="——">
            <text:p>——</text:p>
          </table:table-cell>
          <table:table-cell table:style-name="ce411"/>
          <table:table-cell table:style-name="ce162"/>
          <table:table-cell table:style-name="ce41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6" office:value-type="string">
            <text:p>Subtotal Coleman fuel weight</text:p>
          </table:table-cell>
          <table:table-cell table:style-name="ce294"/>
          <table:table-cell table:style-name="ce310" table:formula="oooc:=SUM([.E144:.E148])" office:value-type="float" office:value="16.6">
            <text:p>16.6</text:p>
          </table:table-cell>
          <table:table-cell table:style-name="ce320" table:formula="oooc:=SUM([.F144:.F148])" office:value-type="float" office:value="470.602032">
            <text:p>471</text:p>
          </table:table-cell>
          <table:table-cell table:style-name="ce339" table:formula="oooc:=SUM([.G144:.G148])" office:value-type="float" office:value="0">
            <text:p><text:s/>- </text:p>
          </table:table-cell>
          <table:table-cell table:style-name="ce148" table:formula="oooc:=SUM([.H144:.H148])" office:value-type="float" office:value="16.6">
            <text:p>16.6</text:p>
          </table:table-cell>
          <table:table-cell table:style-name="ce375" table:formula="oooc:=SUM([.I144:.I148])" office:value-type="float" office:value="1.0375">
            <text:p>1.04</text:p>
          </table:table-cell>
          <table:table-cell table:style-name="ce402" table:formula="oooc:=SUM([.J144:.J148])" office:value-type="float" office:value="10.6">
            <text:p>10.6</text:p>
          </table:table-cell>
          <table:table-cell table:style-name="ce411"/>
          <table:table-cell table:style-name="ce162"/>
          <table:table-cell table:style-name="ce419" table:formula="oooc:=SUM([.M144:.M148])" office:value-type="float" office:value="300.504912">
            <text:p>301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7"/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2" office:value-type="string">
            <text:p>n</text:p>
          </table:table-cell>
          <table:table-cell table:style-name="ce276" office:value-type="string">
            <text:p>Total Coleman stove kit <text:span text:style-name="T3">(base weight + fuel)</text:span></text:p>
          </table:table-cell>
          <table:table-cell table:style-name="ce294"/>
          <table:table-cell table:style-name="ce310" table:formula="oooc:=[.E140]+[.E149]" office:value-type="float" office:value="35.6">
            <text:p>35.6</text:p>
          </table:table-cell>
          <table:table-cell table:style-name="ce320" table:formula="oooc:=[.F140]+[.F149]" office:value-type="float" office:value="1009.242912">
            <text:p>1,009</text:p>
          </table:table-cell>
          <table:table-cell table:style-name="ce339" table:formula="oooc:=[.G140]+[.G149]" office:value-type="float" office:value="0">
            <text:p><text:s/>- </text:p>
          </table:table-cell>
          <table:table-cell table:style-name="ce148" table:formula="oooc:=[.H140]+[.H149]" office:value-type="float" office:value="35.6">
            <text:p>35.6</text:p>
          </table:table-cell>
          <table:table-cell table:style-name="ce375" table:formula="oooc:=[.I140]+[.I149]" office:value-type="float" office:value="2.225">
            <text:p>2.23</text:p>
          </table:table-cell>
          <table:table-cell table:style-name="ce402" table:formula="oooc:=[.J140]+[.J149]" office:value-type="float" office:value="27.3">
            <text:p>27.3</text:p>
          </table:table-cell>
          <table:table-cell table:style-name="ce411"/>
          <table:table-cell table:style-name="ce162"/>
          <table:table-cell table:style-name="ce419" table:formula="oooc:=[.M140]+[.M149]" office:value-type="float" office:value="773.941896">
            <text:p>774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style-name="ce291"/>
          <table:table-cell table:style-name="ce309"/>
          <table:table-cell table:style-name="ce318"/>
          <table:table-cell table:style-name="ce333"/>
          <table:table-cell table:style-name="ce352"/>
          <table:table-cell table:style-name="ce369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style-name="ce291"/>
          <table:table-cell table:style-name="ce309"/>
          <table:table-cell table:style-name="ce318"/>
          <table:table-cell table:style-name="ce140"/>
          <table:table-cell table:style-name="ce149"/>
          <table:table-cell table:style-name="ce156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3"/>
          <table:table-cell table:style-name="ce279"/>
          <table:table-cell table:style-name="ce294"/>
          <table:table-cell table:style-name="ce310"/>
          <table:table-cell table:style-name="ce320"/>
          <table:table-cell table:style-name="ce139"/>
          <table:table-cell table:style-name="ce148"/>
          <table:table-cell table:style-name="ce155"/>
          <table:table-cell table:style-name="ce402"/>
          <table:table-cell table:style-name="ce412"/>
          <table:table-cell table:style-name="ce162"/>
          <table:table-cell table:style-name="ce421"/>
          <table:table-cell table:number-columns-repeated="243"/>
        </table:table-row>
        <table:table-row table:style-name="ro4" table:number-rows-repeated="2">
          <table:table-cell/>
          <table:table-cell table:style-name="ce254"/>
          <table:table-cell table:style-name="Default" table:number-columns-repeated="3"/>
          <table:table-cell table:style-name="ce321"/>
          <table:table-cell table:number-columns-repeated="3"/>
          <table:table-cell table:style-name="ce254"/>
          <table:table-cell table:style-name="Default" table:number-columns-repeated="2"/>
          <table:table-cell table:style-name="ce423"/>
          <table:table-cell table:number-columns-repeated="243"/>
        </table:table-row>
        <table:table-row table:style-name="ro13">
          <table:table-cell/>
          <table:table-cell table:style-name="ce254"/>
          <table:table-cell table:style-name="Default" table:number-columns-repeated="3"/>
          <table:table-cell table:style-name="ce321"/>
          <table:table-cell table:number-columns-repeated="3"/>
          <table:table-cell table:style-name="ce254"/>
          <table:table-cell table:style-name="Default" table:number-columns-repeated="2"/>
          <table:table-cell table:style-name="ce423"/>
          <table:table-cell table:number-columns-repeated="243"/>
        </table:table-row>
        <table:table-row table:style-name="ro4" table:number-rows-repeated="2">
          <table:table-cell/>
          <table:table-cell table:style-name="ce254"/>
          <table:table-cell table:style-name="Default" table:number-columns-repeated="3"/>
          <table:table-cell table:style-name="ce321"/>
          <table:table-cell table:number-columns-repeated="3"/>
          <table:table-cell table:style-name="ce254"/>
          <table:table-cell table:style-name="Default" table:number-columns-repeated="2"/>
          <table:table-cell table:style-name="ce423"/>
          <table:table-cell table:number-columns-repeated="243"/>
        </table:table-row>
        <table:table-row table:style-name="ro4">
          <table:table-cell/>
          <table:table-cell table:style-name="ce255"/>
          <table:table-cell table:style-name="ce280"/>
          <table:table-cell table:style-name="ce296"/>
          <table:table-cell table:style-name="ce305"/>
          <table:table-cell table:style-name="ce313"/>
          <table:table-cell table:style-name="ce341"/>
          <table:table-cell table:style-name="ce347"/>
          <table:table-cell table:style-name="ce377"/>
          <table:table-cell table:style-name="ce404"/>
          <table:table-cell table:style-name="ce407"/>
          <table:table-cell table:style-name="Default"/>
          <table:table-cell table:style-name="ce421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/>
          <table:table-cell table:style-name="ce287"/>
          <table:table-cell table:style-name="ce306"/>
          <table:table-cell table:style-name="ce314"/>
          <table:table-cell table:style-name="ce330"/>
          <table:table-cell table:style-name="ce349"/>
          <table:table-cell table:style-name="ce366"/>
          <table:table-cell table:style-name="ce393"/>
          <table:table-cell table:style-name="ce408"/>
          <table:table-cell table:style-name="Default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/>
          <table:table-cell table:style-name="ce285" table:number-columns-repeated="2"/>
          <table:table-cell table:style-name="ce314"/>
          <table:table-cell table:style-name="ce323" table:number-columns-repeated="2"/>
          <table:table-cell table:style-name="ce359"/>
          <table:table-cell table:style-name="ce391" office:value-type="string">
            <text:p>Trail</text:p>
          </table:table-cell>
          <table:table-cell table:style-name="ce408"/>
          <table:table-cell table:style-name="Default"/>
          <table:table-cell table:style-name="ce178" office:value-type="string">
            <text:p>Trail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/>
          <table:table-cell table:number-columns-repeated="2" table:style-name="ce285" office:value-type="string">
            <text:p>Input</text:p>
          </table:table-cell>
          <table:table-cell table:style-name="ce315" office:value-type="string">
            <text:p>Memo:</text:p>
          </table:table-cell>
          <table:table-cell table:style-name="ce324"/>
          <table:table-cell table:style-name="ce347"/>
          <table:table-cell table:style-name="ce360"/>
          <table:table-cell table:style-name="ce391" office:value-type="string">
            <text:p>Weight</text:p>
          </table:table-cell>
          <table:table-cell table:style-name="ce408"/>
          <table:table-cell table:style-name="Default"/>
          <table:table-cell table:style-name="ce178" office:value-type="string">
            <text:p>Weight</text:p>
          </table:table-cell>
          <table:table-cell table:number-columns-repeated="243"/>
        </table:table-row>
        <table:table-row table:style-name="ro4">
          <table:table-cell/>
          <table:table-cell table:style-name="ce244" office:value-type="string">
            <text:p>n</text:p>
          </table:table-cell>
          <table:table-cell table:style-name="ce267" office:value-type="string">
            <text:p>SUPERCAT ALCOHOL STOVE KIT</text:p>
          </table:table-cell>
          <table:table-cell table:style-name="ce286" office:value-type="string">
            <text:p>Status</text:p>
          </table:table-cell>
          <table:table-cell table:style-name="ce286" office:value-type="string">
            <text:p>Tot Ozs</text:p>
          </table:table-cell>
          <table:table-cell table:style-name="ce316" office:value-type="string">
            <text:p>Grams</text:p>
          </table:table-cell>
          <table:table-cell table:style-name="ce325" office:value-type="string">
            <text:p>Lbs</text:p>
          </table:table-cell>
          <table:table-cell table:style-name="ce348" office:value-type="string">
            <text:p>Oz</text:p>
          </table:table-cell>
          <table:table-cell table:style-name="ce361" office:value-type="string">
            <text:p>Total</text:p>
          </table:table-cell>
          <table:table-cell table:style-name="ce392" office:value-type="string">
            <text:p>Tot Oz</text:p>
          </table:table-cell>
          <table:table-cell table:style-name="ce408"/>
          <table:table-cell table:style-name="Default"/>
          <table:table-cell table:style-name="ce179" office:value-type="string">
            <text:p>Grams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/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1"/>
          <table:table-cell table:style-name="ce408"/>
          <table:table-cell table:style-name="Default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SuperCat primary stove</text:p>
          </table:table-cell>
          <table:table-cell table:style-name="ce287" office:value-type="string">
            <text:p>Out</text:p>
          </table:table-cell>
          <table:table-cell table:style-name="ce306" office:value-type="float" office:value="0.3">
            <text:p>0.3</text:p>
          </table:table-cell>
          <table:table-cell table:style-name="ce315" table:formula="oooc:=28.34952*[.E167]" office:value-type="float" office:value="8.504856">
            <text:p>9</text:p>
          </table:table-cell>
          <table:table-cell table:style-name="ce326" table:formula="oooc:=INT([.E167]/16)" office:value-type="float" office:value="0">
            <text:p><text:s/>- </text:p>
          </table:table-cell>
          <table:table-cell table:style-name="ce349" table:formula="oooc:=[.E167]-([.G167]*16)" office:value-type="float" office:value="0.3">
            <text:p>0.3</text:p>
          </table:table-cell>
          <table:table-cell table:style-name="ce362" table:formula="oooc:=[.G167]+([.H167]/16)" office:value-type="float" office:value="0.01875">
            <text:p>0.02</text:p>
          </table:table-cell>
          <table:table-cell table:style-name="ce393" table:formula="oooc:=IF([.$D167]=&quot;In&quot;;[.E167];0)" office:value-type="float" office:value="0">
            <text:p><text:s/>- </text:p>
          </table:table-cell>
          <table:table-cell table:style-name="ce408"/>
          <table:table-cell table:style-name="Default"/>
          <table:table-cell table:style-name="ce181" table:formula="oooc:=28.34952*[.J167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SuperCat simmer stove</text:p>
          </table:table-cell>
          <table:table-cell table:style-name="ce287" office:value-type="string">
            <text:p>Out</text:p>
          </table:table-cell>
          <table:table-cell table:style-name="ce306" office:value-type="float" office:value="0.2">
            <text:p>0.2</text:p>
          </table:table-cell>
          <table:table-cell table:style-name="ce315" table:formula="oooc:=28.34952*[.E168]" office:value-type="float" office:value="5.669904">
            <text:p>6</text:p>
          </table:table-cell>
          <table:table-cell table:style-name="ce326" table:formula="oooc:=INT([.E168]/16)" office:value-type="float" office:value="0">
            <text:p><text:s/>- </text:p>
          </table:table-cell>
          <table:table-cell table:style-name="ce349" table:formula="oooc:=[.E168]-([.G168]*16)" office:value-type="float" office:value="0.2">
            <text:p>0.2</text:p>
          </table:table-cell>
          <table:table-cell table:style-name="ce362" table:formula="oooc:=[.G168]+([.H168]/16)" office:value-type="float" office:value="0.0125">
            <text:p>0.01</text:p>
          </table:table-cell>
          <table:table-cell table:style-name="ce393" table:formula="oooc:=IF([.$D168]=&quot;In&quot;;[.E168];0)" office:value-type="float" office:value="0">
            <text:p><text:s/>- </text:p>
          </table:table-cell>
          <table:table-cell table:style-name="ce408"/>
          <table:table-cell table:style-name="Default"/>
          <table:table-cell table:style-name="ce181" table:formula="oooc:=28.34952*[.J168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Stove stand with docking socket</text:p>
          </table:table-cell>
          <table:table-cell table:style-name="ce287" office:value-type="string">
            <text:p>Out</text:p>
          </table:table-cell>
          <table:table-cell table:style-name="ce306" office:value-type="float" office:value="0.6">
            <text:p>0.6</text:p>
          </table:table-cell>
          <table:table-cell table:style-name="ce315" table:formula="oooc:=28.34952*[.E169]" office:value-type="float" office:value="17.009712">
            <text:p>17</text:p>
          </table:table-cell>
          <table:table-cell table:style-name="ce326" table:formula="oooc:=INT([.E169]/16)" office:value-type="float" office:value="0">
            <text:p><text:s/>- </text:p>
          </table:table-cell>
          <table:table-cell table:style-name="ce349" table:formula="oooc:=[.E169]-([.G169]*16)" office:value-type="float" office:value="0.6">
            <text:p>0.6</text:p>
          </table:table-cell>
          <table:table-cell table:style-name="ce362" table:formula="oooc:=[.G169]+([.H169]/16)" office:value-type="float" office:value="0.0375">
            <text:p>0.04</text:p>
          </table:table-cell>
          <table:table-cell table:style-name="ce393" table:formula="oooc:=IF([.$D169]=&quot;In&quot;;[.E169];0)" office:value-type="float" office:value="0">
            <text:p><text:s/>- </text:p>
          </table:table-cell>
          <table:table-cell table:style-name="ce408"/>
          <table:table-cell table:style-name="Default"/>
          <table:table-cell table:style-name="ce181" table:formula="oooc:=28.34952*[.J169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Snuffer cup</text:p>
          </table:table-cell>
          <table:table-cell table:style-name="ce287" office:value-type="string">
            <text:p>Out</text:p>
          </table:table-cell>
          <table:table-cell table:style-name="ce306" office:value-type="float" office:value="0.4">
            <text:p>0.4</text:p>
          </table:table-cell>
          <table:table-cell table:style-name="ce315" table:formula="oooc:=28.34952*[.E170]" office:value-type="float" office:value="11.339808">
            <text:p>11</text:p>
          </table:table-cell>
          <table:table-cell table:style-name="ce326" table:formula="oooc:=INT([.E170]/16)" office:value-type="float" office:value="0">
            <text:p><text:s/>- </text:p>
          </table:table-cell>
          <table:table-cell table:style-name="ce349" table:formula="oooc:=[.E170]-([.G170]*16)" office:value-type="float" office:value="0.4">
            <text:p>0.4</text:p>
          </table:table-cell>
          <table:table-cell table:style-name="ce362" table:formula="oooc:=[.G170]+([.H170]/16)" office:value-type="float" office:value="0.025">
            <text:p>0.03</text:p>
          </table:table-cell>
          <table:table-cell table:style-name="ce393" table:formula="oooc:=IF([.$D170]=&quot;In&quot;;[.E170];0)" office:value-type="float" office:value="0">
            <text:p><text:s/>- </text:p>
          </table:table-cell>
          <table:table-cell table:style-name="ce408"/>
          <table:table-cell table:style-name="Default"/>
          <table:table-cell table:style-name="ce181" table:formula="oooc:=28.34952*[.J170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Fuel measuring cup (25cc)</text:p>
          </table:table-cell>
          <table:table-cell table:style-name="ce287" office:value-type="string">
            <text:p>Out</text:p>
          </table:table-cell>
          <table:table-cell table:style-name="ce306" office:value-type="float" office:value="0.1">
            <text:p>0.1</text:p>
          </table:table-cell>
          <table:table-cell table:style-name="ce315" table:formula="oooc:=28.34952*[.E171]" office:value-type="float" office:value="2.834952">
            <text:p>3</text:p>
          </table:table-cell>
          <table:table-cell table:style-name="ce326" table:formula="oooc:=INT([.E171]/16)" office:value-type="float" office:value="0">
            <text:p><text:s/>- </text:p>
          </table:table-cell>
          <table:table-cell table:style-name="ce349" table:formula="oooc:=[.E171]-([.G171]*16)" office:value-type="float" office:value="0.1">
            <text:p>0.1</text:p>
          </table:table-cell>
          <table:table-cell table:style-name="ce362" table:formula="oooc:=[.G171]+([.H171]/16)" office:value-type="float" office:value="0.00625">
            <text:p>0.01</text:p>
          </table:table-cell>
          <table:table-cell table:style-name="ce393" table:formula="oooc:=IF([.$D171]=&quot;In&quot;;[.E171];0)" office:value-type="float" office:value="0">
            <text:p><text:s/>- </text:p>
          </table:table-cell>
          <table:table-cell table:style-name="ce408"/>
          <table:table-cell table:style-name="Default"/>
          <table:table-cell table:style-name="ce181" table:formula="oooc:=28.34952*[.J171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Rubber bands</text:p>
          </table:table-cell>
          <table:table-cell table:style-name="ce287" office:value-type="string">
            <text:p>Out</text:p>
          </table:table-cell>
          <table:table-cell table:style-name="ce306" office:value-type="float" office:value="0.1">
            <text:p>0.1</text:p>
          </table:table-cell>
          <table:table-cell table:style-name="ce315" table:formula="oooc:=28.34952*[.E172]" office:value-type="float" office:value="2.834952">
            <text:p>3</text:p>
          </table:table-cell>
          <table:table-cell table:style-name="ce326" table:formula="oooc:=INT([.E172]/16)" office:value-type="float" office:value="0">
            <text:p><text:s/>- </text:p>
          </table:table-cell>
          <table:table-cell table:style-name="ce349" table:formula="oooc:=[.E172]-([.G172]*16)" office:value-type="float" office:value="0.1">
            <text:p>0.1</text:p>
          </table:table-cell>
          <table:table-cell table:style-name="ce362" table:formula="oooc:=[.G172]+([.H172]/16)" office:value-type="float" office:value="0.00625">
            <text:p>0.01</text:p>
          </table:table-cell>
          <table:table-cell table:style-name="ce393" table:formula="oooc:=IF([.$D172]=&quot;In&quot;;[.E172];0)" office:value-type="float" office:value="0">
            <text:p><text:s/>- </text:p>
          </table:table-cell>
          <table:table-cell table:style-name="ce408"/>
          <table:table-cell table:style-name="Default"/>
          <table:table-cell table:style-name="ce181" table:formula="oooc:=28.34952*[.J172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Silnylon oversack</text:p>
          </table:table-cell>
          <table:table-cell table:style-name="ce287" office:value-type="string">
            <text:p>Out</text:p>
          </table:table-cell>
          <table:table-cell table:style-name="ce306" office:value-type="float" office:value="0.2">
            <text:p>0.2</text:p>
          </table:table-cell>
          <table:table-cell table:style-name="ce315" table:formula="oooc:=28.34952*[.E173]" office:value-type="float" office:value="5.669904">
            <text:p>6</text:p>
          </table:table-cell>
          <table:table-cell table:style-name="ce326" table:formula="oooc:=INT([.E173]/16)" office:value-type="float" office:value="0">
            <text:p><text:s/>- </text:p>
          </table:table-cell>
          <table:table-cell table:style-name="ce349" table:formula="oooc:=[.E173]-([.G173]*16)" office:value-type="float" office:value="0.2">
            <text:p>0.2</text:p>
          </table:table-cell>
          <table:table-cell table:style-name="ce362" table:formula="oooc:=[.G173]+([.H173]/16)" office:value-type="float" office:value="0.0125">
            <text:p>0.01</text:p>
          </table:table-cell>
          <table:table-cell table:style-name="ce393" table:formula="oooc:=IF([.$D173]=&quot;In&quot;;[.E173];0)" office:value-type="float" office:value="0">
            <text:p><text:s/>- </text:p>
          </table:table-cell>
          <table:table-cell table:style-name="ce408"/>
          <table:table-cell table:style-name="Default"/>
          <table:table-cell table:style-name="ce181" table:formula="oooc:=28.34952*[.J173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/>
          <table:table-cell table:style-name="ce287"/>
          <table:table-cell table:style-name="ce306" table:formula="oooc:=&quot;——&quot;" office:value-type="string" office:string-value="——">
            <text:p>——</text:p>
          </table:table-cell>
          <table:table-cell table:style-name="ce314" table:formula="oooc:=&quot;——&quot;" office:value-type="string" office:string-value="——">
            <text:p>——</text:p>
          </table:table-cell>
          <table:table-cell table:style-name="ce327" table:formula="oooc:=&quot;——&quot;" office:value-type="string" office:string-value="——">
            <text:p>——</text:p>
          </table:table-cell>
          <table:table-cell table:style-name="ce349" table:formula="oooc:=&quot;——&quot;" office:value-type="string" office:string-value="——">
            <text:p>——</text:p>
          </table:table-cell>
          <table:table-cell table:style-name="ce363" table:formula="oooc:=&quot;——&quot;" office:value-type="string" office:string-value="——">
            <text:p>——</text:p>
          </table:table-cell>
          <table:table-cell table:style-name="ce394" table:formula="oooc:=&quot;——&quot;" office:value-type="string" office:string-value="——">
            <text:p>——</text:p>
          </table:table-cell>
          <table:table-cell table:style-name="ce408"/>
          <table:table-cell table:style-name="Default"/>
          <table:table-cell table:style-name="ce41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9" office:value-type="string">
            <text:p>Subtotal SuperCat stove</text:p>
          </table:table-cell>
          <table:table-cell table:style-name="ce288"/>
          <table:table-cell table:style-name="ce307" table:formula="oooc:=SUM([.E167:.E174])" office:value-type="float" office:value="1.9">
            <text:p>1.9</text:p>
          </table:table-cell>
          <table:table-cell table:style-name="ce316" table:formula="oooc:=SUM([.F167:.F174])" office:value-type="float" office:value="53.864088">
            <text:p>54</text:p>
          </table:table-cell>
          <table:table-cell table:style-name="ce328" table:formula="oooc:=SUM([.G167:.G174])" office:value-type="float" office:value="0">
            <text:p><text:s/>- </text:p>
          </table:table-cell>
          <table:table-cell table:style-name="ce350" table:formula="oooc:=SUM([.H167:.H174])" office:value-type="float" office:value="1.9">
            <text:p>1.9</text:p>
          </table:table-cell>
          <table:table-cell table:style-name="ce364" table:formula="oooc:=SUM([.I167:.I174])" office:value-type="float" office:value="0.11875">
            <text:p>0.12</text:p>
          </table:table-cell>
          <table:table-cell table:style-name="ce395" table:formula="oooc:=SUM([.J167:.J174])" office:value-type="float" office:value="0">
            <text:p><text:s/>- </text:p>
          </table:table-cell>
          <table:table-cell table:style-name="ce408"/>
          <table:table-cell table:style-name="ce415"/>
          <table:table-cell table:style-name="ce419" table:formula="oooc:=SUM([.M167:.M174])" office:value-type="float" office:value="0">
            <text:p><text:s/>- </text:p>
          </table:table-cell>
          <table:table-cell table:number-columns-repeated="243"/>
        </table:table-row>
        <table:table-row table:style-name="ro4" table:number-rows-repeated="2">
          <table:table-cell/>
          <table:table-cell table:style-name="ce245"/>
          <table:table-cell table:style-name="ce268"/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Default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9" office:value-type="string">
            <text:p>Empty fuel bottles</text:p>
          </table:table-cell>
          <table:table-cell table:style-name="ce288"/>
          <table:table-cell table:style-name="ce307"/>
          <table:table-cell table:style-name="ce316"/>
          <table:table-cell table:style-name="ce328"/>
          <table:table-cell table:style-name="ce350"/>
          <table:table-cell table:style-name="ce364"/>
          <table:table-cell table:style-name="ce395"/>
          <table:table-cell table:style-name="ce408"/>
          <table:table-cell table:style-name="Default"/>
          <table:table-cell table:style-name="ce419"/>
          <table:table-cell table:number-columns-repeated="243"/>
        </table:table-row>
        <table:table-row table:style-name="ro7">
          <table:table-cell/>
          <table:table-cell table:style-name="ce245"/>
          <table:table-cell table:style-name="ce268" office:value-type="string">
            <text:p>1liter soda bottle with BPL squirt cap</text:p>
          </table:table-cell>
          <table:table-cell table:style-name="ce287" office:value-type="string">
            <text:p>Out</text:p>
          </table:table-cell>
          <table:table-cell table:style-name="ce306" office:value-type="float" office:value="1.4">
            <text:p>1.4</text:p>
          </table:table-cell>
          <table:table-cell table:style-name="ce315" table:formula="oooc:=28.34952*[.E179]" office:value-type="float" office:value="39.689328">
            <text:p>40</text:p>
          </table:table-cell>
          <table:table-cell table:style-name="ce326" table:formula="oooc:=INT([.E179]/16)" office:value-type="float" office:value="0">
            <text:p><text:s/>- </text:p>
          </table:table-cell>
          <table:table-cell table:style-name="ce349" table:formula="oooc:=[.E179]-([.G179]*16)" office:value-type="float" office:value="1.4">
            <text:p>1.4</text:p>
          </table:table-cell>
          <table:table-cell table:style-name="ce362" table:formula="oooc:=[.G179]+([.H179]/16)" office:value-type="float" office:value="0.0875">
            <text:p>0.09</text:p>
          </table:table-cell>
          <table:table-cell table:style-name="ce393" table:formula="oooc:=IF([.$D179]=&quot;In&quot;;[.E179];0)" office:value-type="float" office:value="0">
            <text:p><text:s/>- </text:p>
          </table:table-cell>
          <table:table-cell table:style-name="ce408"/>
          <table:table-cell table:style-name="Default"/>
          <table:table-cell table:style-name="ce181" table:formula="oooc:=28.34952*[.J179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8 oz squeeze bottle with squirt cap</text:p>
          </table:table-cell>
          <table:table-cell table:style-name="ce287" office:value-type="string">
            <text:p>Out</text:p>
          </table:table-cell>
          <table:table-cell table:style-name="ce306" office:value-type="float" office:value="1.5">
            <text:p>1.5</text:p>
          </table:table-cell>
          <table:table-cell table:style-name="ce315" table:formula="oooc:=28.34952*[.E180]" office:value-type="float" office:value="42.52428">
            <text:p>43</text:p>
          </table:table-cell>
          <table:table-cell table:style-name="ce326" table:formula="oooc:=INT([.E180]/16)" office:value-type="float" office:value="0">
            <text:p><text:s/>- </text:p>
          </table:table-cell>
          <table:table-cell table:style-name="ce349" table:formula="oooc:=[.E180]-([.G180]*16)" office:value-type="float" office:value="1.5">
            <text:p>1.5</text:p>
          </table:table-cell>
          <table:table-cell table:style-name="ce362" table:formula="oooc:=[.G180]+([.H180]/16)" office:value-type="float" office:value="0.09375">
            <text:p>0.09</text:p>
          </table:table-cell>
          <table:table-cell table:style-name="ce393" table:formula="oooc:=IF([.$D180]=&quot;In&quot;;[.E180];0)" office:value-type="float" office:value="0">
            <text:p><text:s/>- </text:p>
          </table:table-cell>
          <table:table-cell table:style-name="ce408"/>
          <table:table-cell table:style-name="Default"/>
          <table:table-cell table:style-name="ce181" table:formula="oooc:=28.34952*[.J180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/>
          <table:table-cell table:style-name="ce287"/>
          <table:table-cell table:style-name="ce306" table:formula="oooc:=&quot;——&quot;" office:value-type="string" office:string-value="——">
            <text:p>——</text:p>
          </table:table-cell>
          <table:table-cell table:style-name="ce314" table:formula="oooc:=&quot;——&quot;" office:value-type="string" office:string-value="——">
            <text:p>——</text:p>
          </table:table-cell>
          <table:table-cell table:style-name="ce327" table:formula="oooc:=&quot;——&quot;" office:value-type="string" office:string-value="——">
            <text:p>——</text:p>
          </table:table-cell>
          <table:table-cell table:style-name="ce349" table:formula="oooc:=&quot;——&quot;" office:value-type="string" office:string-value="——">
            <text:p>——</text:p>
          </table:table-cell>
          <table:table-cell table:style-name="ce363" table:formula="oooc:=&quot;——&quot;" office:value-type="string" office:string-value="——">
            <text:p>——</text:p>
          </table:table-cell>
          <table:table-cell table:style-name="ce394" table:formula="oooc:=&quot;——&quot;" office:value-type="string" office:string-value="——">
            <text:p>——</text:p>
          </table:table-cell>
          <table:table-cell table:style-name="ce408"/>
          <table:table-cell table:style-name="Default"/>
          <table:table-cell table:style-name="ce41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9" office:value-type="string">
            <text:p>Subtotal empty fuel bottles</text:p>
          </table:table-cell>
          <table:table-cell table:style-name="ce288"/>
          <table:table-cell table:style-name="ce307" table:formula="oooc:=SUM([.E178:.E181])" office:value-type="float" office:value="2.9">
            <text:p>2.9</text:p>
          </table:table-cell>
          <table:table-cell table:style-name="ce316" table:formula="oooc:=SUM([.F178:.F181])" office:value-type="float" office:value="82.213608">
            <text:p>82</text:p>
          </table:table-cell>
          <table:table-cell table:style-name="ce328" table:formula="oooc:=SUM([.G178:.G181])" office:value-type="float" office:value="0">
            <text:p><text:s/>- </text:p>
          </table:table-cell>
          <table:table-cell table:style-name="ce350" table:formula="oooc:=SUM([.H178:.H181])" office:value-type="float" office:value="2.9">
            <text:p>2.9</text:p>
          </table:table-cell>
          <table:table-cell table:style-name="ce364" table:formula="oooc:=SUM([.I178:.I181])" office:value-type="float" office:value="0.18125">
            <text:p>0.18</text:p>
          </table:table-cell>
          <table:table-cell table:style-name="ce395" table:formula="oooc:=SUM([.J178:.J181])" office:value-type="float" office:value="0">
            <text:p><text:s/>- </text:p>
          </table:table-cell>
          <table:table-cell table:style-name="ce408"/>
          <table:table-cell table:style-name="Default"/>
          <table:table-cell table:style-name="ce419" table:formula="oooc:=SUM([.M178:.M181])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70"/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Default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/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Default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70" office:value-type="string">
            <text:p>SuperCat windscreen kit</text:p>
          </table:table-cell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Default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6" custom aluminum windscreen</text:p>
          </table:table-cell>
          <table:table-cell table:style-name="ce287" office:value-type="string">
            <text:p>Out</text:p>
          </table:table-cell>
          <table:table-cell table:style-name="ce306" office:value-type="float" office:value="1.5">
            <text:p>1.5</text:p>
          </table:table-cell>
          <table:table-cell table:style-name="ce315" table:formula="oooc:=28.34952*[.E186]" office:value-type="float" office:value="42.52428">
            <text:p>43</text:p>
          </table:table-cell>
          <table:table-cell table:style-name="ce326" table:formula="oooc:=INT([.E186]/16)" office:value-type="float" office:value="0">
            <text:p><text:s/>- </text:p>
          </table:table-cell>
          <table:table-cell table:style-name="ce349" table:formula="oooc:=[.E186]-([.G186]*16)" office:value-type="float" office:value="1.5">
            <text:p>1.5</text:p>
          </table:table-cell>
          <table:table-cell table:style-name="ce362" table:formula="oooc:=[.G186]+([.H186]/16)" office:value-type="float" office:value="0.09375">
            <text:p>0.09</text:p>
          </table:table-cell>
          <table:table-cell table:style-name="ce393" table:formula="oooc:=IF([.$D186]=&quot;In&quot;;[.E186];0)" office:value-type="float" office:value="0">
            <text:p><text:s/>- </text:p>
          </table:table-cell>
          <table:table-cell table:style-name="ce408"/>
          <table:table-cell table:style-name="Default"/>
          <table:table-cell table:style-name="ce181" table:formula="oooc:=28.34952*[.J186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Binder clips (3)</text:p>
          </table:table-cell>
          <table:table-cell table:style-name="ce287" office:value-type="string">
            <text:p>Out</text:p>
          </table:table-cell>
          <table:table-cell table:style-name="ce306" office:value-type="float" office:value="0.3">
            <text:p>0.3</text:p>
          </table:table-cell>
          <table:table-cell table:style-name="ce315" table:formula="oooc:=28.34952*[.E187]" office:value-type="float" office:value="8.504856">
            <text:p>9</text:p>
          </table:table-cell>
          <table:table-cell table:style-name="ce326" table:formula="oooc:=INT([.E187]/16)" office:value-type="float" office:value="0">
            <text:p><text:s/>- </text:p>
          </table:table-cell>
          <table:table-cell table:style-name="ce349" table:formula="oooc:=[.E187]-([.G187]*16)" office:value-type="float" office:value="0.3">
            <text:p>0.3</text:p>
          </table:table-cell>
          <table:table-cell table:style-name="ce362" table:formula="oooc:=[.G187]+([.H187]/16)" office:value-type="float" office:value="0.01875">
            <text:p>0.02</text:p>
          </table:table-cell>
          <table:table-cell table:style-name="ce393" table:formula="oooc:=IF([.$D187]=&quot;In&quot;;[.E187];0)" office:value-type="float" office:value="0">
            <text:p><text:s/>- </text:p>
          </table:table-cell>
          <table:table-cell table:style-name="ce408"/>
          <table:table-cell table:style-name="Default"/>
          <table:table-cell table:style-name="ce181" table:formula="oooc:=28.34952*[.J187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/>
          <table:table-cell table:style-name="ce287"/>
          <table:table-cell table:style-name="ce306" table:formula="oooc:=&quot;——&quot;" office:value-type="string" office:string-value="——">
            <text:p>——</text:p>
          </table:table-cell>
          <table:table-cell table:style-name="ce314" table:formula="oooc:=&quot;——&quot;" office:value-type="string" office:string-value="——">
            <text:p>——</text:p>
          </table:table-cell>
          <table:table-cell table:style-name="ce327" table:formula="oooc:=&quot;——&quot;" office:value-type="string" office:string-value="——">
            <text:p>——</text:p>
          </table:table-cell>
          <table:table-cell table:style-name="ce349" table:formula="oooc:=&quot;——&quot;" office:value-type="string" office:string-value="——">
            <text:p>——</text:p>
          </table:table-cell>
          <table:table-cell table:style-name="ce363" table:formula="oooc:=&quot;——&quot;" office:value-type="string" office:string-value="——">
            <text:p>——</text:p>
          </table:table-cell>
          <table:table-cell table:style-name="ce394" table:formula="oooc:=&quot;——&quot;" office:value-type="string" office:string-value="——">
            <text:p>——</text:p>
          </table:table-cell>
          <table:table-cell table:style-name="ce408"/>
          <table:table-cell table:style-name="Default"/>
          <table:table-cell table:style-name="ce41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9" office:value-type="string">
            <text:p>Subtotal SuperCat windscreen kit</text:p>
          </table:table-cell>
          <table:table-cell table:style-name="ce288"/>
          <table:table-cell table:style-name="ce307" table:formula="oooc:=SUM([.E186:.E188])" office:value-type="float" office:value="1.8">
            <text:p>1.8</text:p>
          </table:table-cell>
          <table:table-cell table:style-name="ce316" table:formula="oooc:=SUM([.F186:.F188])" office:value-type="float" office:value="51.029136">
            <text:p>51</text:p>
          </table:table-cell>
          <table:table-cell table:style-name="ce329" table:formula="oooc:=SUM([.G186:.G188])" office:value-type="float" office:value="0">
            <text:p><text:s/>- </text:p>
          </table:table-cell>
          <table:table-cell table:style-name="ce350" table:formula="oooc:=SUM([.H186:.H188])" office:value-type="float" office:value="1.8">
            <text:p>1.8</text:p>
          </table:table-cell>
          <table:table-cell table:style-name="ce365" table:formula="oooc:=SUM([.I186:.I188])" office:value-type="float" office:value="0.1125">
            <text:p>0.1</text:p>
          </table:table-cell>
          <table:table-cell table:style-name="ce396" table:formula="oooc:=SUM([.J186:.J188])" office:value-type="float" office:value="0">
            <text:p><text:s/>- </text:p>
          </table:table-cell>
          <table:table-cell table:style-name="ce408"/>
          <table:table-cell table:style-name="Default"/>
          <table:table-cell table:style-name="ce419" table:formula="oooc:=SUM([.M186:.M188])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/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Default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9" office:value-type="string">
            <text:p>Subtotal SuperCat stove kit <text:span text:style-name="T3">(base weight without fuel)</text:span></text:p>
          </table:table-cell>
          <table:table-cell table:style-name="ce288"/>
          <table:table-cell table:style-name="ce307" table:formula="oooc:=[.E175]+[.E182]+[.E189]" office:value-type="float" office:value="6.6">
            <text:p>6.6</text:p>
          </table:table-cell>
          <table:table-cell table:style-name="ce316" table:formula="oooc:=[.F175]+[.F182]+[.F189]" office:value-type="float" office:value="187.106832">
            <text:p>187</text:p>
          </table:table-cell>
          <table:table-cell table:style-name="ce328" table:formula="oooc:=[.G175]+[.G182]+[.G189]" office:value-type="float" office:value="0">
            <text:p><text:s/>- </text:p>
          </table:table-cell>
          <table:table-cell table:style-name="ce350" table:formula="oooc:=[.H175]+[.H182]+[.H189]" office:value-type="float" office:value="6.6">
            <text:p>6.6</text:p>
          </table:table-cell>
          <table:table-cell table:style-name="ce364" table:formula="oooc:=[.I175]+[.I182]+[.I189]" office:value-type="float" office:value="0.4125">
            <text:p>0.41</text:p>
          </table:table-cell>
          <table:table-cell table:style-name="ce395" table:formula="oooc:=[.J175]+[.J182]+[.J189]" office:value-type="float" office:value="0">
            <text:p><text:s/>- </text:p>
          </table:table-cell>
          <table:table-cell table:style-name="ce408"/>
          <table:table-cell table:style-name="Default"/>
          <table:table-cell table:style-name="ce419" table:formula="oooc:=[.M175]+[.M182]+[.M189]" office:value-type="float" office:value="0">
            <text:p><text:s/>- </text:p>
          </table:table-cell>
          <table:table-cell table:number-columns-repeated="243"/>
        </table:table-row>
        <table:table-row table:style-name="ro4" table:number-rows-repeated="3">
          <table:table-cell/>
          <table:table-cell table:style-name="ce245"/>
          <table:table-cell table:style-name="ce268"/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Default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9" office:value-type="string">
            <text:p>Alcohol fuel <text:span text:style-name="T3">(counted as consumable weight)</text:span></text:p>
          </table:table-cell>
          <table:table-cell table:style-name="ce288"/>
          <table:table-cell table:style-name="ce307"/>
          <table:table-cell table:style-name="ce316"/>
          <table:table-cell table:style-name="ce328"/>
          <table:table-cell table:style-name="ce350"/>
          <table:table-cell table:style-name="ce364"/>
          <table:table-cell table:style-name="ce395"/>
          <table:table-cell table:style-name="ce408"/>
          <table:table-cell table:style-name="Default"/>
          <table:table-cell table:style-name="ce419"/>
          <table:table-cell table:number-columns-repeated="243"/>
        </table:table-row>
        <table:table-row table:style-name="ro7">
          <table:table-cell/>
          <table:table-cell table:style-name="ce245"/>
          <table:table-cell table:style-name="ce268" office:value-type="string">
            <text:p>Days on trail</text:p>
          </table:table-cell>
          <table:table-cell table:style-name="ce297" office:value-type="float" office:value="7">
            <text:p>7.0</text:p>
          </table:table-cell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Default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Usage per day (fluid ounces)</text:p>
          </table:table-cell>
          <table:table-cell table:style-name="ce298" office:value-type="float" office:value="4">
            <text:p>4.0</text:p>
          </table:table-cell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Default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Weight (oz) per fluid ounce</text:p>
          </table:table-cell>
          <table:table-cell table:style-name="ce299" office:value-type="float" office:value="0.83">
            <text:p>0.83</text:p>
          </table:table-cell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Default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Total fluid ounces</text:p>
          </table:table-cell>
          <table:table-cell table:style-name="ce298" table:formula="oooc:=[.D196]*[.D197]" office:value-type="float" office:value="28">
            <text:p>28.0</text:p>
          </table:table-cell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Default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 office:value-type="string">
            <text:p>Total fuel weight</text:p>
          </table:table-cell>
          <table:table-cell table:style-name="ce287" office:value-type="string">
            <text:p>Out</text:p>
          </table:table-cell>
          <table:table-cell table:style-name="ce306" table:formula="oooc:=[.D198]*[.D199]" office:value-type="float" office:value="23.24">
            <text:p>23.2</text:p>
          </table:table-cell>
          <table:table-cell table:style-name="ce315" table:formula="oooc:=28.34952*[.E200]" office:value-type="float" office:value="658.8428448">
            <text:p>659</text:p>
          </table:table-cell>
          <table:table-cell table:style-name="ce326" table:formula="oooc:=INT([.E200]/16)" office:value-type="float" office:value="1">
            <text:p>1</text:p>
          </table:table-cell>
          <table:table-cell table:style-name="ce349" table:formula="oooc:=[.E200]-([.G200]*16)" office:value-type="float" office:value="7.24">
            <text:p>7.2</text:p>
          </table:table-cell>
          <table:table-cell table:style-name="ce362" table:formula="oooc:=[.G200]+([.H200]/16)" office:value-type="float" office:value="1.4525">
            <text:p>1.45</text:p>
          </table:table-cell>
          <table:table-cell table:style-name="ce393" table:formula="oooc:=IF([.$D200]=&quot;In&quot;;[.E200];0)" office:value-type="float" office:value="0">
            <text:p><text:s/>- </text:p>
          </table:table-cell>
          <table:table-cell table:style-name="ce408"/>
          <table:table-cell table:style-name="Default"/>
          <table:table-cell table:style-name="ce181" table:formula="oooc:=28.34952*[.J200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/>
          <table:table-cell table:style-name="ce287"/>
          <table:table-cell table:style-name="ce306" table:formula="oooc:=&quot;——&quot;" office:value-type="string" office:string-value="——">
            <text:p>——</text:p>
          </table:table-cell>
          <table:table-cell table:style-name="ce314" table:formula="oooc:=&quot;——&quot;" office:value-type="string" office:string-value="——">
            <text:p>——</text:p>
          </table:table-cell>
          <table:table-cell table:style-name="ce327" table:formula="oooc:=&quot;——&quot;" office:value-type="string" office:string-value="——">
            <text:p>——</text:p>
          </table:table-cell>
          <table:table-cell table:style-name="ce349" table:formula="oooc:=&quot;——&quot;" office:value-type="string" office:string-value="——">
            <text:p>——</text:p>
          </table:table-cell>
          <table:table-cell table:style-name="ce363" table:formula="oooc:=&quot;——&quot;" office:value-type="string" office:string-value="——">
            <text:p>——</text:p>
          </table:table-cell>
          <table:table-cell table:style-name="ce394" table:formula="oooc:=&quot;——&quot;" office:value-type="string" office:string-value="——">
            <text:p>——</text:p>
          </table:table-cell>
          <table:table-cell table:style-name="ce408"/>
          <table:table-cell table:style-name="Default"/>
          <table:table-cell table:style-name="ce41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9" office:value-type="string">
            <text:p>Subtotal alcohol fuel weight</text:p>
          </table:table-cell>
          <table:table-cell table:style-name="ce288"/>
          <table:table-cell table:style-name="ce307" table:formula="oooc:=SUM([.E195:.E201])" office:value-type="float" office:value="23.24">
            <text:p>23.2</text:p>
          </table:table-cell>
          <table:table-cell table:style-name="ce316" table:formula="oooc:=SUM([.F195:.F201])" office:value-type="float" office:value="658.8428448">
            <text:p>659</text:p>
          </table:table-cell>
          <table:table-cell table:style-name="ce328" table:formula="oooc:=SUM([.G195:.G201])" office:value-type="float" office:value="1">
            <text:p>1</text:p>
          </table:table-cell>
          <table:table-cell table:style-name="ce350" table:formula="oooc:=SUM([.H195:.H201])" office:value-type="float" office:value="7.24">
            <text:p>7.2</text:p>
          </table:table-cell>
          <table:table-cell table:style-name="ce364" table:formula="oooc:=SUM([.I195:.I201])" office:value-type="float" office:value="1.4525">
            <text:p>1.45</text:p>
          </table:table-cell>
          <table:table-cell table:style-name="ce395" table:formula="oooc:=SUM([.J195:.J201])" office:value-type="float" office:value="0">
            <text:p><text:s/>- </text:p>
          </table:table-cell>
          <table:table-cell table:style-name="ce408"/>
          <table:table-cell table:style-name="Default"/>
          <table:table-cell table:style-name="ce419" table:formula="oooc:=SUM([.M195:.M201])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70"/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Default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/>
          <table:table-cell table:style-name="ce287"/>
          <table:table-cell table:style-name="ce306"/>
          <table:table-cell table:style-name="ce314"/>
          <table:table-cell table:style-name="ce326"/>
          <table:table-cell table:style-name="ce349"/>
          <table:table-cell table:style-name="ce362"/>
          <table:table-cell table:style-name="ce393"/>
          <table:table-cell table:style-name="ce408"/>
          <table:table-cell table:style-name="Default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6" office:value-type="string">
            <text:p>n</text:p>
          </table:table-cell>
          <table:table-cell table:style-name="ce269" office:value-type="string">
            <text:p>Total SuperCat stove kit <text:span text:style-name="T3">(base weight + fuel)</text:span></text:p>
          </table:table-cell>
          <table:table-cell table:style-name="ce288"/>
          <table:table-cell table:style-name="ce307" table:formula="oooc:=[.E191]+[.E202]" office:value-type="float" office:value="29.84">
            <text:p>29.8</text:p>
          </table:table-cell>
          <table:table-cell table:style-name="ce316" table:formula="oooc:=[.F191]+[.F202]" office:value-type="float" office:value="845.9496768">
            <text:p>846</text:p>
          </table:table-cell>
          <table:table-cell table:style-name="ce328" table:formula="oooc:=[.G191]+[.G202]" office:value-type="float" office:value="1">
            <text:p>1</text:p>
          </table:table-cell>
          <table:table-cell table:style-name="ce350" table:formula="oooc:=[.H191]+[.H202]" office:value-type="float" office:value="13.84">
            <text:p>13.8</text:p>
          </table:table-cell>
          <table:table-cell table:style-name="ce364" table:formula="oooc:=[.I191]+[.I202]" office:value-type="float" office:value="1.865">
            <text:p>1.87</text:p>
          </table:table-cell>
          <table:table-cell table:style-name="ce395" table:formula="oooc:=[.J191]+[.J202]" office:value-type="float" office:value="0">
            <text:p><text:s/>- </text:p>
          </table:table-cell>
          <table:table-cell table:style-name="ce408"/>
          <table:table-cell table:style-name="Default"/>
          <table:table-cell table:style-name="ce419" table:formula="oooc:=[.M191]+[.M202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/>
          <table:table-cell table:style-name="ce287"/>
          <table:table-cell table:style-name="ce306"/>
          <table:table-cell table:style-name="ce314"/>
          <table:table-cell table:style-name="ce341"/>
          <table:table-cell table:style-name="ce347"/>
          <table:table-cell table:style-name="ce377"/>
          <table:table-cell table:style-name="ce393"/>
          <table:table-cell table:style-name="ce408"/>
          <table:table-cell table:style-name="Default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5"/>
          <table:table-cell table:style-name="ce268"/>
          <table:table-cell table:style-name="ce287"/>
          <table:table-cell table:style-name="ce306"/>
          <table:table-cell table:style-name="ce314"/>
          <table:table-cell table:style-name="ce330"/>
          <table:table-cell table:style-name="ce349"/>
          <table:table-cell table:style-name="ce366"/>
          <table:table-cell table:style-name="ce393"/>
          <table:table-cell table:style-name="ce408"/>
          <table:table-cell table:style-name="Default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47"/>
          <table:table-cell table:style-name="ce272"/>
          <table:table-cell table:style-name="ce288"/>
          <table:table-cell table:style-name="ce307"/>
          <table:table-cell table:style-name="ce316"/>
          <table:table-cell table:style-name="ce331"/>
          <table:table-cell table:style-name="ce350"/>
          <table:table-cell table:style-name="ce367"/>
          <table:table-cell table:style-name="ce395"/>
          <table:table-cell table:style-name="ce409"/>
          <table:table-cell table:style-name="Default"/>
          <table:table-cell table:style-name="ce421"/>
          <table:table-cell table:number-columns-repeated="243"/>
        </table:table-row>
        <table:table-row table:style-name="ro4" table:number-rows-repeated="2">
          <table:table-cell/>
          <table:table-cell table:style-name="ce254"/>
          <table:table-cell table:style-name="Default" table:number-columns-repeated="3"/>
          <table:table-cell table:style-name="ce321"/>
          <table:table-cell table:number-columns-repeated="3"/>
          <table:table-cell table:style-name="ce254"/>
          <table:table-cell table:style-name="Default" table:number-columns-repeated="2"/>
          <table:table-cell table:style-name="ce423"/>
          <table:table-cell table:number-columns-repeated="243"/>
        </table:table-row>
        <table:table-row table:style-name="ro13">
          <table:table-cell/>
          <table:table-cell table:style-name="ce254"/>
          <table:table-cell table:style-name="Default" table:number-columns-repeated="3"/>
          <table:table-cell table:style-name="ce321"/>
          <table:table-cell table:number-columns-repeated="3"/>
          <table:table-cell table:style-name="ce254"/>
          <table:table-cell table:style-name="Default" table:number-columns-repeated="2"/>
          <table:table-cell table:style-name="ce423"/>
          <table:table-cell table:number-columns-repeated="243"/>
        </table:table-row>
        <table:table-row table:style-name="ro4">
          <table:table-cell/>
          <table:table-cell table:style-name="ce254"/>
          <table:table-cell table:style-name="Default" table:number-columns-repeated="3"/>
          <table:table-cell table:style-name="ce321"/>
          <table:table-cell table:number-columns-repeated="3"/>
          <table:table-cell table:style-name="ce254"/>
          <table:table-cell table:style-name="Default" table:number-columns-repeated="2"/>
          <table:table-cell table:style-name="ce423"/>
          <table:table-cell table:number-columns-repeated="243"/>
        </table:table-row>
        <table:table-row table:style-name="ro4">
          <table:table-cell/>
          <table:table-cell table:style-name="ce254"/>
          <table:table-cell table:style-name="Default" table:number-columns-repeated="3"/>
          <table:table-cell table:style-name="ce321"/>
          <table:table-cell table:number-columns-repeated="3"/>
          <table:table-cell table:style-name="ce254"/>
          <table:table-cell table:style-name="Default" table:number-columns-repeated="2"/>
          <table:table-cell table:style-name="ce421"/>
          <table:table-cell table:number-columns-repeated="243"/>
        </table:table-row>
        <table:table-row table:style-name="ro4">
          <table:table-cell/>
          <table:table-cell table:style-name="ce256"/>
          <table:table-cell table:style-name="ce273"/>
          <table:table-cell table:style-name="ce290"/>
          <table:table-cell table:style-name="ce308"/>
          <table:table-cell table:style-name="ce317"/>
          <table:table-cell table:style-name="ce342" table:number-columns-repeated="2"/>
          <table:table-cell table:style-name="ce378"/>
          <table:table-cell table:style-name="ce405"/>
          <table:table-cell table:style-name="ce413"/>
          <table:table-cell table:style-name="Default"/>
          <table:table-cell table:style-name="ce421"/>
          <table:table-cell table:number-columns-repeated="243"/>
        </table:table-row>
        <table:table-row table:style-name="ro4">
          <table:table-cell/>
          <table:table-cell table:style-name="ce257"/>
          <table:table-cell table:style-name="ce274"/>
          <table:table-cell table:style-name="ce291"/>
          <table:table-cell table:style-name="ce309"/>
          <table:table-cell table:style-name="ce318"/>
          <table:table-cell table:style-name="ce334" table:number-columns-repeated="2"/>
          <table:table-cell table:style-name="ce370"/>
          <table:table-cell table:style-name="ce399"/>
          <table:table-cell table:style-name="ce414"/>
          <table:table-cell table:style-name="Default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7"/>
          <table:table-cell table:style-name="ce274"/>
          <table:table-cell table:style-name="ce292" table:number-columns-repeated="2"/>
          <table:table-cell table:style-name="ce318"/>
          <table:table-cell table:style-name="ce334" table:number-columns-repeated="2"/>
          <table:table-cell table:style-name="ce370"/>
          <table:table-cell table:style-name="ce399" office:value-type="string">
            <text:p>Trail</text:p>
          </table:table-cell>
          <table:table-cell table:style-name="ce414"/>
          <table:table-cell table:style-name="Default"/>
          <table:table-cell table:style-name="ce178" office:value-type="string">
            <text:p>Trail</text:p>
          </table:table-cell>
          <table:table-cell table:number-columns-repeated="243"/>
        </table:table-row>
        <table:table-row table:style-name="ro4">
          <table:table-cell/>
          <table:table-cell table:style-name="ce257"/>
          <table:table-cell table:style-name="ce274"/>
          <table:table-cell table:number-columns-repeated="2" table:style-name="ce292" office:value-type="string">
            <text:p>Input</text:p>
          </table:table-cell>
          <table:table-cell table:style-name="ce319" office:value-type="string">
            <text:p>Memo:</text:p>
          </table:table-cell>
          <table:table-cell table:style-name="ce335"/>
          <table:table-cell table:style-name="ce352"/>
          <table:table-cell table:style-name="ce371"/>
          <table:table-cell table:style-name="ce399" office:value-type="string">
            <text:p>Weight</text:p>
          </table:table-cell>
          <table:table-cell table:style-name="ce414"/>
          <table:table-cell table:style-name="Default"/>
          <table:table-cell table:style-name="ce178" office:value-type="string">
            <text:p>Weight</text:p>
          </table:table-cell>
          <table:table-cell table:number-columns-repeated="243"/>
        </table:table-row>
        <table:table-row table:style-name="ro4">
          <table:table-cell/>
          <table:table-cell table:style-name="ce251" office:value-type="string">
            <text:p>n</text:p>
          </table:table-cell>
          <table:table-cell table:style-name="ce275" office:value-type="string">
            <text:p>CAMPING GAZ STOVE KIT</text:p>
          </table:table-cell>
          <table:table-cell table:style-name="ce293" office:value-type="string">
            <text:p>Status</text:p>
          </table:table-cell>
          <table:table-cell table:style-name="ce293" office:value-type="string">
            <text:p>Tot Ozs</text:p>
          </table:table-cell>
          <table:table-cell table:style-name="ce320" office:value-type="string">
            <text:p>Grams</text:p>
          </table:table-cell>
          <table:table-cell table:style-name="ce336" office:value-type="string">
            <text:p>Lbs</text:p>
          </table:table-cell>
          <table:table-cell table:style-name="ce147" office:value-type="string">
            <text:p>Oz</text:p>
          </table:table-cell>
          <table:table-cell table:style-name="ce372" office:value-type="string">
            <text:p>Total</text:p>
          </table:table-cell>
          <table:table-cell table:style-name="ce400" office:value-type="string">
            <text:p>Tot Oz</text:p>
          </table:table-cell>
          <table:table-cell table:style-name="ce414"/>
          <table:table-cell table:style-name="Default"/>
          <table:table-cell table:style-name="ce179" office:value-type="string">
            <text:p>Grams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81"/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9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 office:value-type="string">
            <text:p>Camping Gaz Turbo 270 top-mounted stove</text:p>
          </table:table-cell>
          <table:table-cell table:style-name="ce291" office:value-type="string">
            <text:p>Out</text:p>
          </table:table-cell>
          <table:table-cell table:style-name="ce309" office:value-type="float" office:value="9.9">
            <text:p>9.9</text:p>
          </table:table-cell>
          <table:table-cell table:style-name="ce319" table:formula="oooc:=28.34952*[.E220]" office:value-type="float" office:value="280.660248">
            <text:p>281</text:p>
          </table:table-cell>
          <table:table-cell table:style-name="ce337" table:formula="oooc:=INT([.E220]/16)" office:value-type="float" office:value="0">
            <text:p><text:s/>- </text:p>
          </table:table-cell>
          <table:table-cell table:style-name="ce149" table:formula="oooc:=[.E220]-([.G220]*16)" office:value-type="float" office:value="9.9">
            <text:p>9.9</text:p>
          </table:table-cell>
          <table:table-cell table:style-name="ce373" table:formula="oooc:=[.G220]+([.H220]/16)" office:value-type="float" office:value="0.61875">
            <text:p>0.62</text:p>
          </table:table-cell>
          <table:table-cell table:style-name="ce398" table:formula="oooc:=IF([.$D220]=&quot;In&quot;;[.E220];0)" office:value-type="float" office:value="0">
            <text:p><text:s/>- </text:p>
          </table:table-cell>
          <table:table-cell table:style-name="ce411"/>
          <table:table-cell table:style-name="ce162"/>
          <table:table-cell table:style-name="ce181" table:formula="oooc:=28.34952*[.J220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 office:value-type="string">
            <text:p>Piezo lighter</text:p>
          </table:table-cell>
          <table:table-cell table:style-name="ce291" office:value-type="string">
            <text:p>Out</text:p>
          </table:table-cell>
          <table:table-cell table:style-name="ce309" office:value-type="float" office:value="0.5">
            <text:p>0.5</text:p>
          </table:table-cell>
          <table:table-cell table:style-name="ce319" table:formula="oooc:=28.34952*[.E221]" office:value-type="float" office:value="14.17476">
            <text:p>14</text:p>
          </table:table-cell>
          <table:table-cell table:style-name="ce337" table:formula="oooc:=INT([.E221]/16)" office:value-type="float" office:value="0">
            <text:p><text:s/>- </text:p>
          </table:table-cell>
          <table:table-cell table:style-name="ce149" table:formula="oooc:=[.E221]-([.G221]*16)" office:value-type="float" office:value="0.5">
            <text:p>0.5</text:p>
          </table:table-cell>
          <table:table-cell table:style-name="ce373" table:formula="oooc:=[.G221]+([.H221]/16)" office:value-type="float" office:value="0.03125">
            <text:p>0.03</text:p>
          </table:table-cell>
          <table:table-cell table:style-name="ce398" table:formula="oooc:=IF([.$D221]=&quot;In&quot;;[.E221];0)" office:value-type="float" office:value="0">
            <text:p><text:s/>- </text:p>
          </table:table-cell>
          <table:table-cell table:style-name="ce411"/>
          <table:table-cell table:style-name="ce162"/>
          <table:table-cell table:style-name="ce181" table:formula="oooc:=28.34952*[.J221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 office:value-type="string">
            <text:p>Ziploc case</text:p>
          </table:table-cell>
          <table:table-cell table:style-name="ce291" office:value-type="string">
            <text:p>Out</text:p>
          </table:table-cell>
          <table:table-cell table:style-name="ce309" office:value-type="float" office:value="0.5">
            <text:p>0.5</text:p>
          </table:table-cell>
          <table:table-cell table:style-name="ce319" table:formula="oooc:=28.34952*[.E222]" office:value-type="float" office:value="14.17476">
            <text:p>14</text:p>
          </table:table-cell>
          <table:table-cell table:style-name="ce337" table:formula="oooc:=INT([.E222]/16)" office:value-type="float" office:value="0">
            <text:p><text:s/>- </text:p>
          </table:table-cell>
          <table:table-cell table:style-name="ce149" table:formula="oooc:=[.E222]-([.G222]*16)" office:value-type="float" office:value="0.5">
            <text:p>0.5</text:p>
          </table:table-cell>
          <table:table-cell table:style-name="ce373" table:formula="oooc:=[.G222]+([.H222]/16)" office:value-type="float" office:value="0.03125">
            <text:p>0.03</text:p>
          </table:table-cell>
          <table:table-cell table:style-name="ce398" table:formula="oooc:=IF([.$D222]=&quot;In&quot;;[.E222];0)" office:value-type="float" office:value="0">
            <text:p><text:s/>- </text:p>
          </table:table-cell>
          <table:table-cell table:style-name="ce411"/>
          <table:table-cell table:style-name="ce162"/>
          <table:table-cell table:style-name="ce181" table:formula="oooc:=28.34952*[.J222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 office:value-type="string">
            <text:p>Nylon stuff sack</text:p>
          </table:table-cell>
          <table:table-cell table:style-name="ce291" office:value-type="string">
            <text:p>Out</text:p>
          </table:table-cell>
          <table:table-cell table:style-name="ce309" office:value-type="float" office:value="1">
            <text:p>1.0</text:p>
          </table:table-cell>
          <table:table-cell table:style-name="ce319" table:formula="oooc:=28.34952*[.E223]" office:value-type="float" office:value="28.34952">
            <text:p>28</text:p>
          </table:table-cell>
          <table:table-cell table:style-name="ce337" table:formula="oooc:=INT([.E223]/16)" office:value-type="float" office:value="0">
            <text:p><text:s/>- </text:p>
          </table:table-cell>
          <table:table-cell table:style-name="ce149" table:formula="oooc:=[.E223]-([.G223]*16)" office:value-type="float" office:value="1">
            <text:p>1.0</text:p>
          </table:table-cell>
          <table:table-cell table:style-name="ce373" table:formula="oooc:=[.G223]+([.H223]/16)" office:value-type="float" office:value="0.0625">
            <text:p>0.06</text:p>
          </table:table-cell>
          <table:table-cell table:style-name="ce398" table:formula="oooc:=IF([.$D223]=&quot;In&quot;;[.E223];0)" office:value-type="float" office:value="0">
            <text:p><text:s/>- </text:p>
          </table:table-cell>
          <table:table-cell table:style-name="ce411"/>
          <table:table-cell table:style-name="ce162"/>
          <table:table-cell table:style-name="ce181" table:formula="oooc:=28.34952*[.J223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style-name="ce291"/>
          <table:table-cell table:style-name="ce309" table:formula="oooc:=&quot;——&quot;" office:value-type="string" office:string-value="——">
            <text:p>——</text:p>
          </table:table-cell>
          <table:table-cell table:style-name="ce318" table:formula="oooc:=&quot;——&quot;" office:value-type="string" office:string-value="——">
            <text:p>——</text:p>
          </table:table-cell>
          <table:table-cell table:style-name="ce338" table:formula="oooc:=&quot;——&quot;" office:value-type="string" office:string-value="——">
            <text:p>——</text:p>
          </table:table-cell>
          <table:table-cell table:style-name="ce149" table:formula="oooc:=&quot;——&quot;" office:value-type="string" office:string-value="——">
            <text:p>——</text:p>
          </table:table-cell>
          <table:table-cell table:style-name="ce374" table:formula="oooc:=&quot;——&quot;" office:value-type="string" office:string-value="——">
            <text:p>——</text:p>
          </table:table-cell>
          <table:table-cell table:style-name="ce401" table:formula="oooc:=&quot;——&quot;" office:value-type="string" office:string-value="——">
            <text:p>——</text:p>
          </table:table-cell>
          <table:table-cell table:style-name="ce411"/>
          <table:table-cell table:style-name="ce162"/>
          <table:table-cell table:style-name="ce41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6" office:value-type="string">
            <text:p>Subtotal Camping Gaz stove</text:p>
          </table:table-cell>
          <table:table-cell table:style-name="ce294"/>
          <table:table-cell table:style-name="ce310" table:formula="oooc:=SUM([.E220:.E224])" office:value-type="float" office:value="11.9">
            <text:p>11.9</text:p>
          </table:table-cell>
          <table:table-cell table:style-name="ce320" table:formula="oooc:=SUM([.F220:.F224])" office:value-type="float" office:value="337.359288">
            <text:p>337</text:p>
          </table:table-cell>
          <table:table-cell table:style-name="ce339" table:formula="oooc:=SUM([.G220:.G224])" office:value-type="float" office:value="0">
            <text:p><text:s/>- </text:p>
          </table:table-cell>
          <table:table-cell table:style-name="ce148" table:formula="oooc:=SUM([.H220:.H224])" office:value-type="float" office:value="11.9">
            <text:p>11.9</text:p>
          </table:table-cell>
          <table:table-cell table:style-name="ce375" table:formula="oooc:=SUM([.I220:.I224])" office:value-type="float" office:value="0.74375">
            <text:p>0.74</text:p>
          </table:table-cell>
          <table:table-cell table:style-name="ce402" table:formula="oooc:=SUM([.J220:.J224])" office:value-type="float" office:value="0">
            <text:p><text:s/>- </text:p>
          </table:table-cell>
          <table:table-cell table:style-name="ce411"/>
          <table:table-cell table:style-name="ce162"/>
          <table:table-cell table:style-name="ce419" table:formula="oooc:=SUM([.M220:.M224])" office:value-type="float" office:value="0">
            <text:p><text:s/>- </text:p>
          </table:table-cell>
          <table:table-cell table:number-columns-repeated="243"/>
        </table:table-row>
        <table:table-row table:style-name="ro4" table:number-rows-repeated="2">
          <table:table-cell/>
          <table:table-cell table:style-name="ce250"/>
          <table:table-cell table:style-name="ce274"/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7" office:value-type="string">
            <text:p>Empty propane / butane canisters</text:p>
          </table:table-cell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6" office:value-type="string">
            <text:p>Create additional records for multiple canisters of the same type carried on any given trip</text:p>
          </table:table-cell>
          <table:table-cell table:style-name="ce294"/>
          <table:table-cell table:style-name="ce310"/>
          <table:table-cell table:style-name="ce320"/>
          <table:table-cell table:style-name="ce339"/>
          <table:table-cell table:style-name="ce148"/>
          <table:table-cell table:style-name="ce375"/>
          <table:table-cell table:style-name="ce402"/>
          <table:table-cell table:style-name="ce411"/>
          <table:table-cell table:style-name="ce162"/>
          <table:table-cell table:style-name="ce419"/>
          <table:table-cell table:number-columns-repeated="243"/>
        </table:table-row>
        <table:table-row table:style-name="ro7">
          <table:table-cell/>
          <table:table-cell table:style-name="ce250"/>
          <table:table-cell table:style-name="ce274" office:value-type="string">
            <text:p>CV270 - 7.75 oz</text:p>
          </table:table-cell>
          <table:table-cell table:style-name="ce291" office:value-type="string">
            <text:p>Out</text:p>
          </table:table-cell>
          <table:table-cell table:style-name="ce309" office:value-type="float" office:value="4.8">
            <text:p>4.8</text:p>
          </table:table-cell>
          <table:table-cell table:style-name="ce319" table:formula="oooc:=28.34952*[.E230]" office:value-type="float" office:value="136.077696">
            <text:p>136</text:p>
          </table:table-cell>
          <table:table-cell table:style-name="ce337" table:formula="oooc:=INT([.E230]/16)" office:value-type="float" office:value="0">
            <text:p><text:s/>- </text:p>
          </table:table-cell>
          <table:table-cell table:style-name="ce149" table:formula="oooc:=[.E230]-([.G230]*16)" office:value-type="float" office:value="4.8">
            <text:p>4.8</text:p>
          </table:table-cell>
          <table:table-cell table:style-name="ce373" table:formula="oooc:=[.G230]+([.H230]/16)" office:value-type="float" office:value="0.3">
            <text:p>0.30</text:p>
          </table:table-cell>
          <table:table-cell table:style-name="ce398" table:formula="oooc:=IF([.$D230]=&quot;In&quot;;[.E230];0)" office:value-type="float" office:value="0">
            <text:p><text:s/>- </text:p>
          </table:table-cell>
          <table:table-cell table:style-name="ce411"/>
          <table:table-cell table:style-name="ce162"/>
          <table:table-cell table:style-name="ce181" table:formula="oooc:=28.34952*[.J230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 office:value-type="string">
            <text:p>CV470 - 15.5 oz</text:p>
          </table:table-cell>
          <table:table-cell table:style-name="ce291" office:value-type="string">
            <text:p>Out</text:p>
          </table:table-cell>
          <table:table-cell table:style-name="ce309" office:value-type="float" office:value="7.2">
            <text:p>7.2</text:p>
          </table:table-cell>
          <table:table-cell table:style-name="ce319" table:formula="oooc:=28.34952*[.E231]" office:value-type="float" office:value="204.116544">
            <text:p>204</text:p>
          </table:table-cell>
          <table:table-cell table:style-name="ce337" table:formula="oooc:=INT([.E231]/16)" office:value-type="float" office:value="0">
            <text:p><text:s/>- </text:p>
          </table:table-cell>
          <table:table-cell table:style-name="ce149" table:formula="oooc:=[.E231]-([.G231]*16)" office:value-type="float" office:value="7.2">
            <text:p>7.2</text:p>
          </table:table-cell>
          <table:table-cell table:style-name="ce373" table:formula="oooc:=[.G231]+([.H231]/16)" office:value-type="float" office:value="0.45">
            <text:p>0.45</text:p>
          </table:table-cell>
          <table:table-cell table:style-name="ce398" table:formula="oooc:=IF([.$D231]=&quot;In&quot;;[.E231];0)" office:value-type="float" office:value="0">
            <text:p><text:s/>- </text:p>
          </table:table-cell>
          <table:table-cell table:style-name="ce411"/>
          <table:table-cell table:style-name="ce162"/>
          <table:table-cell table:style-name="ce181" table:formula="oooc:=28.34952*[.J231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style-name="ce291"/>
          <table:table-cell table:style-name="ce309" table:formula="oooc:=&quot;——&quot;" office:value-type="string" office:string-value="——">
            <text:p>——</text:p>
          </table:table-cell>
          <table:table-cell table:style-name="ce318" table:formula="oooc:=&quot;——&quot;" office:value-type="string" office:string-value="——">
            <text:p>——</text:p>
          </table:table-cell>
          <table:table-cell table:style-name="ce338" table:formula="oooc:=&quot;——&quot;" office:value-type="string" office:string-value="——">
            <text:p>——</text:p>
          </table:table-cell>
          <table:table-cell table:style-name="ce149" table:formula="oooc:=&quot;——&quot;" office:value-type="string" office:string-value="——">
            <text:p>——</text:p>
          </table:table-cell>
          <table:table-cell table:style-name="ce374" table:formula="oooc:=&quot;——&quot;" office:value-type="string" office:string-value="——">
            <text:p>——</text:p>
          </table:table-cell>
          <table:table-cell table:style-name="ce401" table:formula="oooc:=&quot;——&quot;" office:value-type="string" office:string-value="——">
            <text:p>——</text:p>
          </table:table-cell>
          <table:table-cell table:style-name="ce411"/>
          <table:table-cell table:style-name="ce162"/>
          <table:table-cell table:style-name="ce41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6" office:value-type="string">
            <text:p>Subtotal empty canisters</text:p>
          </table:table-cell>
          <table:table-cell table:style-name="ce294"/>
          <table:table-cell table:style-name="ce310" table:formula="oooc:=SUM([.E228:.E232])" office:value-type="float" office:value="12">
            <text:p>12.0</text:p>
          </table:table-cell>
          <table:table-cell table:style-name="ce320" table:formula="oooc:=SUM([.F228:.F232])" office:value-type="float" office:value="340.19424">
            <text:p>340</text:p>
          </table:table-cell>
          <table:table-cell table:style-name="ce339" table:formula="oooc:=SUM([.G228:.G232])" office:value-type="float" office:value="0">
            <text:p><text:s/>- </text:p>
          </table:table-cell>
          <table:table-cell table:style-name="ce148" table:formula="oooc:=SUM([.H228:.H232])" office:value-type="float" office:value="12">
            <text:p>12.0</text:p>
          </table:table-cell>
          <table:table-cell table:style-name="ce375" table:formula="oooc:=SUM([.I228:.I232])" office:value-type="float" office:value="0.75">
            <text:p>0.75</text:p>
          </table:table-cell>
          <table:table-cell table:style-name="ce402" table:formula="oooc:=SUM([.J228:.J232])" office:value-type="float" office:value="0">
            <text:p><text:s/>- </text:p>
          </table:table-cell>
          <table:table-cell table:style-name="ce411"/>
          <table:table-cell table:style-name="ce162"/>
          <table:table-cell table:style-name="ce419" table:formula="oooc:=SUM([.M228:.M232])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7"/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6" office:value-type="string">
            <text:p>SuperLegs (3) + strap for canister</text:p>
          </table:table-cell>
          <table:table-cell table:style-name="ce294" office:value-type="string">
            <text:p>Out</text:p>
          </table:table-cell>
          <table:table-cell table:style-name="ce310" office:value-type="float" office:value="0.5">
            <text:p>0.5</text:p>
          </table:table-cell>
          <table:table-cell table:style-name="ce320" office:value-type="float" office:value="0.5">
            <text:p>0</text:p>
          </table:table-cell>
          <table:table-cell table:style-name="ce339" table:formula="oooc:=INT([.E236]/16)" office:value-type="float" office:value="0">
            <text:p><text:s/>- </text:p>
          </table:table-cell>
          <table:table-cell table:style-name="ce148" table:formula="oooc:=[.E236]-([.G236]*16)" office:value-type="float" office:value="0.5">
            <text:p>0.5</text:p>
          </table:table-cell>
          <table:table-cell table:style-name="ce375" table:formula="oooc:=[.G236]+([.H236]/16)" office:value-type="float" office:value="0.03125">
            <text:p>0.03</text:p>
          </table:table-cell>
          <table:table-cell table:style-name="ce402" table:formula="oooc:=IF([.$D236]=&quot;In&quot;;[.E236];0)" office:value-type="float" office:value="0">
            <text:p><text:s/>- </text:p>
          </table:table-cell>
          <table:table-cell table:style-name="ce411"/>
          <table:table-cell table:style-name="ce162"/>
          <table:table-cell table:style-name="ce419" table:formula="oooc:=IF([.$D236]=&quot;In&quot;;[.H236];0)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7"/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7" office:value-type="string">
            <text:p>KiteScreen kit</text:p>
          </table:table-cell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 office:value-type="string">
            <text:p>Screen fabric - Reynolds oven bag sides + roof</text:p>
          </table:table-cell>
          <table:table-cell table:style-name="ce291" office:value-type="string">
            <text:p>Out</text:p>
          </table:table-cell>
          <table:table-cell table:style-name="ce309" office:value-type="float" office:value="1.3">
            <text:p>1.3</text:p>
          </table:table-cell>
          <table:table-cell table:style-name="ce319" table:formula="oooc:=28.34952*[.E240]" office:value-type="float" office:value="36.854376">
            <text:p>37</text:p>
          </table:table-cell>
          <table:table-cell table:style-name="ce337" table:formula="oooc:=INT([.E240]/16)" office:value-type="float" office:value="0">
            <text:p><text:s/>- </text:p>
          </table:table-cell>
          <table:table-cell table:style-name="ce149" table:formula="oooc:=[.E240]-([.G240]*16)" office:value-type="float" office:value="1.3">
            <text:p>1.3</text:p>
          </table:table-cell>
          <table:table-cell table:style-name="ce373" table:formula="oooc:=[.G240]+([.H240]/16)" office:value-type="float" office:value="0.08125">
            <text:p>0.08</text:p>
          </table:table-cell>
          <table:table-cell table:style-name="ce398" table:formula="oooc:=IF([.$D240]=&quot;In&quot;;[.E240];0)" office:value-type="float" office:value="0">
            <text:p><text:s/>- </text:p>
          </table:table-cell>
          <table:table-cell table:style-name="ce411"/>
          <table:table-cell table:style-name="ce162"/>
          <table:table-cell table:style-name="ce181" table:formula="oooc:=28.34952*[.J240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 office:value-type="string">
            <text:p>Binder clips (5) for roof attachment</text:p>
          </table:table-cell>
          <table:table-cell table:style-name="ce291" office:value-type="string">
            <text:p>Out</text:p>
          </table:table-cell>
          <table:table-cell table:style-name="ce309" office:value-type="float" office:value="0.5">
            <text:p>0.5</text:p>
          </table:table-cell>
          <table:table-cell table:style-name="ce319" table:formula="oooc:=28.34952*[.E241]" office:value-type="float" office:value="14.17476">
            <text:p>14</text:p>
          </table:table-cell>
          <table:table-cell table:style-name="ce337" table:formula="oooc:=INT([.E241]/16)" office:value-type="float" office:value="0">
            <text:p><text:s/>- </text:p>
          </table:table-cell>
          <table:table-cell table:style-name="ce149" table:formula="oooc:=[.E241]-([.G241]*16)" office:value-type="float" office:value="0.5">
            <text:p>0.5</text:p>
          </table:table-cell>
          <table:table-cell table:style-name="ce373" table:formula="oooc:=[.G241]+([.H241]/16)" office:value-type="float" office:value="0.03125">
            <text:p>0.03</text:p>
          </table:table-cell>
          <table:table-cell table:style-name="ce398" table:formula="oooc:=IF([.$D241]=&quot;In&quot;;[.E241];0)" office:value-type="float" office:value="0">
            <text:p><text:s/>- </text:p>
          </table:table-cell>
          <table:table-cell table:style-name="ce411"/>
          <table:table-cell table:style-name="ce162"/>
          <table:table-cell table:style-name="ce181" table:formula="oooc:=28.34952*[.J241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 office:value-type="string">
            <text:p>1 pair aluminum arrow shaft supports with knobs</text:p>
          </table:table-cell>
          <table:table-cell table:style-name="ce291" office:value-type="string">
            <text:p>Out</text:p>
          </table:table-cell>
          <table:table-cell table:style-name="ce309" office:value-type="float" office:value="1.4">
            <text:p>1.4</text:p>
          </table:table-cell>
          <table:table-cell table:style-name="ce319" table:formula="oooc:=28.34952*[.E242]" office:value-type="float" office:value="39.689328">
            <text:p>40</text:p>
          </table:table-cell>
          <table:table-cell table:style-name="ce337" table:formula="oooc:=INT([.E242]/16)" office:value-type="float" office:value="0">
            <text:p><text:s/>- </text:p>
          </table:table-cell>
          <table:table-cell table:style-name="ce149" table:formula="oooc:=[.E242]-([.G242]*16)" office:value-type="float" office:value="1.4">
            <text:p>1.4</text:p>
          </table:table-cell>
          <table:table-cell table:style-name="ce373" table:formula="oooc:=[.G242]+([.H242]/16)" office:value-type="float" office:value="0.0875">
            <text:p>0.09</text:p>
          </table:table-cell>
          <table:table-cell table:style-name="ce398" table:formula="oooc:=IF([.$D242]=&quot;In&quot;;[.E242];0)" office:value-type="float" office:value="0">
            <text:p><text:s/>- </text:p>
          </table:table-cell>
          <table:table-cell table:style-name="ce411"/>
          <table:table-cell table:style-name="ce162"/>
          <table:table-cell table:style-name="ce181" table:formula="oooc:=28.34952*[.J242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 office:value-type="string">
            <text:p>1 pair aluminum arrow shaft supports with knobs</text:p>
          </table:table-cell>
          <table:table-cell table:style-name="ce291" office:value-type="string">
            <text:p>Out</text:p>
          </table:table-cell>
          <table:table-cell table:style-name="ce309" office:value-type="float" office:value="1.4">
            <text:p>1.4</text:p>
          </table:table-cell>
          <table:table-cell table:style-name="ce319" table:formula="oooc:=28.34952*[.E243]" office:value-type="float" office:value="39.689328">
            <text:p>40</text:p>
          </table:table-cell>
          <table:table-cell table:style-name="ce337" table:formula="oooc:=INT([.E243]/16)" office:value-type="float" office:value="0">
            <text:p><text:s/>- </text:p>
          </table:table-cell>
          <table:table-cell table:style-name="ce149" table:formula="oooc:=[.E243]-([.G243]*16)" office:value-type="float" office:value="1.4">
            <text:p>1.4</text:p>
          </table:table-cell>
          <table:table-cell table:style-name="ce373" table:formula="oooc:=[.G243]+([.H243]/16)" office:value-type="float" office:value="0.0875">
            <text:p>0.09</text:p>
          </table:table-cell>
          <table:table-cell table:style-name="ce398" table:formula="oooc:=IF([.$D243]=&quot;In&quot;;[.E243];0)" office:value-type="float" office:value="0">
            <text:p><text:s/>- </text:p>
          </table:table-cell>
          <table:table-cell table:style-name="ce411"/>
          <table:table-cell table:style-name="ce162"/>
          <table:table-cell table:style-name="ce181" table:formula="oooc:=28.34952*[.J243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 office:value-type="string">
            <text:p>Pint Ziploc</text:p>
          </table:table-cell>
          <table:table-cell table:style-name="ce291" office:value-type="string">
            <text:p>Out</text:p>
          </table:table-cell>
          <table:table-cell table:style-name="ce309" office:value-type="float" office:value="0.1">
            <text:p>0.1</text:p>
          </table:table-cell>
          <table:table-cell table:style-name="ce319" table:formula="oooc:=28.34952*[.E244]" office:value-type="float" office:value="2.834952">
            <text:p>3</text:p>
          </table:table-cell>
          <table:table-cell table:style-name="ce337" table:formula="oooc:=INT([.E244]/16)" office:value-type="float" office:value="0">
            <text:p><text:s/>- </text:p>
          </table:table-cell>
          <table:table-cell table:style-name="ce149" table:formula="oooc:=[.E244]-([.G244]*16)" office:value-type="float" office:value="0.1">
            <text:p>0.1</text:p>
          </table:table-cell>
          <table:table-cell table:style-name="ce373" table:formula="oooc:=[.G244]+([.H244]/16)" office:value-type="float" office:value="0.00625">
            <text:p>0.01</text:p>
          </table:table-cell>
          <table:table-cell table:style-name="ce398" table:formula="oooc:=IF([.$D244]=&quot;In&quot;;[.E244];0)" office:value-type="float" office:value="0">
            <text:p><text:s/>- </text:p>
          </table:table-cell>
          <table:table-cell table:style-name="ce411"/>
          <table:table-cell table:style-name="ce162"/>
          <table:table-cell table:style-name="ce181" table:formula="oooc:=28.34952*[.J244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style-name="ce291"/>
          <table:table-cell table:style-name="ce309" table:formula="oooc:=&quot;——&quot;" office:value-type="string" office:string-value="——">
            <text:p>——</text:p>
          </table:table-cell>
          <table:table-cell table:style-name="ce318" table:formula="oooc:=&quot;——&quot;" office:value-type="string" office:string-value="——">
            <text:p>——</text:p>
          </table:table-cell>
          <table:table-cell table:style-name="ce338" table:formula="oooc:=&quot;——&quot;" office:value-type="string" office:string-value="——">
            <text:p>——</text:p>
          </table:table-cell>
          <table:table-cell table:style-name="ce149" table:formula="oooc:=&quot;——&quot;" office:value-type="string" office:string-value="——">
            <text:p>——</text:p>
          </table:table-cell>
          <table:table-cell table:style-name="ce374" table:formula="oooc:=&quot;——&quot;" office:value-type="string" office:string-value="——">
            <text:p>——</text:p>
          </table:table-cell>
          <table:table-cell table:style-name="ce401" table:formula="oooc:=&quot;——&quot;" office:value-type="string" office:string-value="——">
            <text:p>——</text:p>
          </table:table-cell>
          <table:table-cell table:style-name="ce411"/>
          <table:table-cell table:style-name="ce162"/>
          <table:table-cell table:style-name="ce41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6" office:value-type="string">
            <text:p>Subtotal Kitescreen kit</text:p>
          </table:table-cell>
          <table:table-cell table:style-name="ce294"/>
          <table:table-cell table:style-name="ce310" table:formula="oooc:=SUM([.E240:.E245])" office:value-type="float" office:value="4.7">
            <text:p>4.7</text:p>
          </table:table-cell>
          <table:table-cell table:style-name="ce320" table:formula="oooc:=SUM([.F240:.F245])" office:value-type="float" office:value="133.242744">
            <text:p>133</text:p>
          </table:table-cell>
          <table:table-cell table:style-name="ce340" table:formula="oooc:=SUM([.G240:.G245])" office:value-type="float" office:value="0">
            <text:p><text:s/>- </text:p>
          </table:table-cell>
          <table:table-cell table:style-name="ce148" table:formula="oooc:=SUM([.H240:.H245])" office:value-type="float" office:value="4.7">
            <text:p>4.7</text:p>
          </table:table-cell>
          <table:table-cell table:style-name="ce379" table:formula="oooc:=SUM([.I240:.I245])" office:value-type="float" office:value="0.29375">
            <text:p>0.3</text:p>
          </table:table-cell>
          <table:table-cell table:style-name="ce403" table:formula="oooc:=SUM([.J240:.J245])" office:value-type="float" office:value="0">
            <text:p><text:s/>- </text:p>
          </table:table-cell>
          <table:table-cell table:style-name="ce411"/>
          <table:table-cell table:style-name="ce162"/>
          <table:table-cell table:style-name="ce419" table:formula="oooc:=SUM([.M240:.M245])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7"/>
          <table:table-cell table:style-name="ce291"/>
          <table:table-cell table:style-name="ce309"/>
          <table:table-cell table:style-name="ce318"/>
          <table:table-cell table:style-name="ce338"/>
          <table:table-cell table:style-name="ce149"/>
          <table:table-cell table:style-name="ce374"/>
          <table:table-cell table:style-name="ce406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6" office:value-type="string">
            <text:p>Subtotal Camping Gaz stove kit <text:span text:style-name="T3">(base weight without fuel)</text:span></text:p>
          </table:table-cell>
          <table:table-cell table:style-name="ce294"/>
          <table:table-cell table:style-name="ce310" table:formula="oooc:=[.E225]+[.E233]+[.E236]+[.E246]" office:value-type="float" office:value="29.1">
            <text:p>29.1</text:p>
          </table:table-cell>
          <table:table-cell table:style-name="ce320" table:formula="oooc:=[.F225]+[.F233]+[.F236]+[.F246]" office:value-type="float" office:value="811.296272">
            <text:p>811</text:p>
          </table:table-cell>
          <table:table-cell table:style-name="ce339" table:formula="oooc:=[.G225]+[.G233]+[.G236]+[.G246]" office:value-type="float" office:value="0">
            <text:p><text:s/>- </text:p>
          </table:table-cell>
          <table:table-cell table:style-name="ce148" table:formula="oooc:=[.H225]+[.H233]+[.H236]+[.H246]" office:value-type="float" office:value="29.1">
            <text:p>29.1</text:p>
          </table:table-cell>
          <table:table-cell table:style-name="ce375" table:formula="oooc:=[.I225]+[.I233]+[.I236]+[.I246]" office:value-type="float" office:value="1.81875">
            <text:p>1.82</text:p>
          </table:table-cell>
          <table:table-cell table:style-name="ce402" table:formula="oooc:=[.J225]+[.J233]+[.J236]+[.J246]" office:value-type="float" office:value="0">
            <text:p><text:s/>- </text:p>
          </table:table-cell>
          <table:table-cell table:style-name="ce411"/>
          <table:table-cell table:style-name="ce162"/>
          <table:table-cell table:style-name="ce419" table:formula="oooc:=[.M225]+[.M233]+[.M236]+[.M246]" office:value-type="float" office:value="0">
            <text:p><text:s/>- </text:p>
          </table:table-cell>
          <table:table-cell table:number-columns-repeated="243"/>
        </table:table-row>
        <table:table-row table:style-name="ro4" table:number-rows-repeated="3">
          <table:table-cell/>
          <table:table-cell table:style-name="ce250"/>
          <table:table-cell table:style-name="ce274"/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7" office:value-type="string">
            <text:p>Fuel only (counted as consumable weight)</text:p>
          </table:table-cell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7" office:value-type="string">
            <text:p>Substitute actual weights for partially full canisters</text:p>
          </table:table-cell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6" office:value-type="string">
            <text:p>Create additional records for multiple canisters of the same type carried on any given trip</text:p>
          </table:table-cell>
          <table:table-cell table:style-name="ce294"/>
          <table:table-cell table:style-name="ce310"/>
          <table:table-cell table:style-name="ce320"/>
          <table:table-cell table:style-name="ce339"/>
          <table:table-cell table:style-name="ce148"/>
          <table:table-cell table:style-name="ce375"/>
          <table:table-cell table:style-name="ce402"/>
          <table:table-cell table:style-name="ce411"/>
          <table:table-cell table:style-name="ce162"/>
          <table:table-cell table:style-name="ce419"/>
          <table:table-cell table:number-columns-repeated="243"/>
        </table:table-row>
        <table:table-row table:style-name="ro7">
          <table:table-cell/>
          <table:table-cell table:style-name="ce250"/>
          <table:table-cell table:style-name="ce278" table:formula="oooc:=[.C230]" office:value-type="string" office:string-value="CV270 - 7.75 oz">
            <text:p>CV270 - 7.75 oz</text:p>
          </table:table-cell>
          <table:table-cell table:style-name="ce295" table:formula="oooc:=[.D230]" office:value-type="string" office:string-value="Out">
            <text:p>Out</text:p>
          </table:table-cell>
          <table:table-cell table:style-name="ce309" office:value-type="float" office:value="7.8">
            <text:p>7.8</text:p>
          </table:table-cell>
          <table:table-cell table:style-name="ce319" table:formula="oooc:=28.34952*[.E256]" office:value-type="float" office:value="221.126256">
            <text:p>221</text:p>
          </table:table-cell>
          <table:table-cell table:style-name="ce337" table:formula="oooc:=INT([.E256]/16)" office:value-type="float" office:value="0">
            <text:p><text:s/>- </text:p>
          </table:table-cell>
          <table:table-cell table:style-name="ce149" table:formula="oooc:=[.E256]-([.G256]*16)" office:value-type="float" office:value="7.8">
            <text:p>7.8</text:p>
          </table:table-cell>
          <table:table-cell table:style-name="ce373" table:formula="oooc:=[.G256]+([.H256]/16)" office:value-type="float" office:value="0.4875">
            <text:p>0.49</text:p>
          </table:table-cell>
          <table:table-cell table:style-name="ce398" table:formula="oooc:=IF([.$D256]=&quot;In&quot;;[.E256];0)" office:value-type="float" office:value="0">
            <text:p><text:s/>- </text:p>
          </table:table-cell>
          <table:table-cell table:style-name="ce411"/>
          <table:table-cell table:style-name="ce162"/>
          <table:table-cell table:style-name="ce181" table:formula="oooc:=28.34952*[.J256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8" table:formula="oooc:=[.C231]" office:value-type="string" office:string-value="CV470 - 15.5 oz">
            <text:p>CV470 - 15.5 oz</text:p>
          </table:table-cell>
          <table:table-cell table:style-name="ce295" table:formula="oooc:=[.D231]" office:value-type="string" office:string-value="Out">
            <text:p>Out</text:p>
          </table:table-cell>
          <table:table-cell table:style-name="ce309" office:value-type="float" office:value="15.5">
            <text:p>15.5</text:p>
          </table:table-cell>
          <table:table-cell table:style-name="ce319" table:formula="oooc:=28.34952*[.E257]" office:value-type="float" office:value="439.41756">
            <text:p>439</text:p>
          </table:table-cell>
          <table:table-cell table:style-name="ce337" table:formula="oooc:=INT([.E257]/16)" office:value-type="float" office:value="0">
            <text:p><text:s/>- </text:p>
          </table:table-cell>
          <table:table-cell table:style-name="ce149" table:formula="oooc:=[.E257]-([.G257]*16)" office:value-type="float" office:value="15.5">
            <text:p>15.5</text:p>
          </table:table-cell>
          <table:table-cell table:style-name="ce373" table:formula="oooc:=[.G257]+([.H257]/16)" office:value-type="float" office:value="0.96875">
            <text:p>0.97</text:p>
          </table:table-cell>
          <table:table-cell table:style-name="ce398" table:formula="oooc:=IF([.$D257]=&quot;In&quot;;[.E257];0)" office:value-type="float" office:value="0">
            <text:p><text:s/>- </text:p>
          </table:table-cell>
          <table:table-cell table:style-name="ce411"/>
          <table:table-cell table:style-name="ce162"/>
          <table:table-cell table:style-name="ce181" table:formula="oooc:=28.34952*[.J257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style-name="ce291"/>
          <table:table-cell table:style-name="ce309" table:formula="oooc:=&quot;——&quot;" office:value-type="string" office:string-value="——">
            <text:p>——</text:p>
          </table:table-cell>
          <table:table-cell table:style-name="ce318" table:formula="oooc:=&quot;——&quot;" office:value-type="string" office:string-value="——">
            <text:p>——</text:p>
          </table:table-cell>
          <table:table-cell table:style-name="ce338" table:formula="oooc:=&quot;——&quot;" office:value-type="string" office:string-value="——">
            <text:p>——</text:p>
          </table:table-cell>
          <table:table-cell table:style-name="ce149" table:formula="oooc:=&quot;——&quot;" office:value-type="string" office:string-value="——">
            <text:p>——</text:p>
          </table:table-cell>
          <table:table-cell table:style-name="ce374" table:formula="oooc:=&quot;——&quot;" office:value-type="string" office:string-value="——">
            <text:p>——</text:p>
          </table:table-cell>
          <table:table-cell table:style-name="ce401" table:formula="oooc:=&quot;——&quot;" office:value-type="string" office:string-value="——">
            <text:p>——</text:p>
          </table:table-cell>
          <table:table-cell table:style-name="ce411"/>
          <table:table-cell table:style-name="ce162"/>
          <table:table-cell table:style-name="ce418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/>
          <table:table-cell table:style-name="ce252"/>
          <table:table-cell table:style-name="ce276" office:value-type="string">
            <text:p>Subtotal Camping Gaz stove fuel weight</text:p>
          </table:table-cell>
          <table:table-cell table:style-name="ce294"/>
          <table:table-cell table:style-name="ce310" table:formula="oooc:=SUM([.E253:.E258])" office:value-type="float" office:value="23.3">
            <text:p>23.3</text:p>
          </table:table-cell>
          <table:table-cell table:style-name="ce320" table:formula="oooc:=SUM([.F253:.F258])" office:value-type="float" office:value="660.543816">
            <text:p>661</text:p>
          </table:table-cell>
          <table:table-cell table:style-name="ce339" table:formula="oooc:=SUM([.G253:.G258])" office:value-type="float" office:value="0">
            <text:p><text:s/>- </text:p>
          </table:table-cell>
          <table:table-cell table:style-name="ce148" table:formula="oooc:=SUM([.H253:.H258])" office:value-type="float" office:value="23.3">
            <text:p>23.3</text:p>
          </table:table-cell>
          <table:table-cell table:style-name="ce375" table:formula="oooc:=SUM([.I253:.I258])" office:value-type="float" office:value="1.45625">
            <text:p>1.46</text:p>
          </table:table-cell>
          <table:table-cell table:style-name="ce402" table:formula="oooc:=SUM([.J253:.J258])" office:value-type="float" office:value="0">
            <text:p><text:s/>- </text:p>
          </table:table-cell>
          <table:table-cell table:style-name="ce411"/>
          <table:table-cell table:style-name="ce162"/>
          <table:table-cell table:style-name="ce419" table:formula="oooc:=SUM([.M253:.M258])" office:value-type="float" office:value="0">
            <text:p><text:s/>- </text:p>
          </table:table-cell>
          <table:table-cell table:number-columns-repeated="243"/>
        </table:table-row>
        <table:table-row table:style-name="ro4" table:number-rows-repeated="2">
          <table:table-cell/>
          <table:table-cell table:style-name="ce252"/>
          <table:table-cell table:style-name="ce277"/>
          <table:table-cell table:style-name="ce291"/>
          <table:table-cell table:style-name="ce309"/>
          <table:table-cell table:style-name="ce318"/>
          <table:table-cell table:style-name="ce337"/>
          <table:table-cell table:style-name="ce149"/>
          <table:table-cell table:style-name="ce373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2" office:value-type="string">
            <text:p>n</text:p>
          </table:table-cell>
          <table:table-cell table:style-name="ce276" office:value-type="string">
            <text:p>Total Camping Gaz stove kit <text:span text:style-name="T3">(base weight + fuel)</text:span></text:p>
          </table:table-cell>
          <table:table-cell table:style-name="ce294"/>
          <table:table-cell table:style-name="ce310" table:formula="oooc:=[.E249]+[.E259]" office:value-type="float" office:value="52.4">
            <text:p>52.4</text:p>
          </table:table-cell>
          <table:table-cell table:style-name="ce320" table:formula="oooc:=[.F249]+[.F259]" office:value-type="float" office:value="1471.840088">
            <text:p>1,472</text:p>
          </table:table-cell>
          <table:table-cell table:style-name="ce339" table:formula="oooc:=[.G249]+[.G259]" office:value-type="float" office:value="0">
            <text:p><text:s/>- </text:p>
          </table:table-cell>
          <table:table-cell table:style-name="ce148" table:formula="oooc:=[.H249]+[.H259]" office:value-type="float" office:value="52.4">
            <text:p>52.4</text:p>
          </table:table-cell>
          <table:table-cell table:style-name="ce375" table:formula="oooc:=[.I249]+[.I259]" office:value-type="float" office:value="3.275">
            <text:p>3.28</text:p>
          </table:table-cell>
          <table:table-cell table:style-name="ce402" table:formula="oooc:=[.J249]+[.J259]" office:value-type="float" office:value="0">
            <text:p><text:s/>- </text:p>
          </table:table-cell>
          <table:table-cell table:style-name="ce411"/>
          <table:table-cell table:style-name="ce162"/>
          <table:table-cell table:style-name="ce419" table:formula="oooc:=[.M249]+[.M259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/>
          <table:table-cell table:style-name="ce252"/>
          <table:table-cell table:style-name="ce277"/>
          <table:table-cell table:style-name="ce291"/>
          <table:table-cell table:style-name="ce309"/>
          <table:table-cell table:style-name="ce318"/>
          <table:table-cell table:style-name="ce140"/>
          <table:table-cell table:style-name="ce149"/>
          <table:table-cell table:style-name="ce156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0"/>
          <table:table-cell table:style-name="ce274"/>
          <table:table-cell table:style-name="ce291"/>
          <table:table-cell table:style-name="ce309"/>
          <table:table-cell table:style-name="ce318"/>
          <table:table-cell table:style-name="ce140"/>
          <table:table-cell table:style-name="ce149"/>
          <table:table-cell table:style-name="ce156"/>
          <table:table-cell table:style-name="ce398"/>
          <table:table-cell table:style-name="ce411"/>
          <table:table-cell table:style-name="ce162"/>
          <table:table-cell table:style-name="ce420"/>
          <table:table-cell table:number-columns-repeated="243"/>
        </table:table-row>
        <table:table-row table:style-name="ro4">
          <table:table-cell/>
          <table:table-cell table:style-name="ce253"/>
          <table:table-cell table:style-name="ce279"/>
          <table:table-cell table:style-name="ce294"/>
          <table:table-cell table:style-name="ce310"/>
          <table:table-cell table:style-name="ce320"/>
          <table:table-cell table:style-name="ce139"/>
          <table:table-cell table:style-name="ce148"/>
          <table:table-cell table:style-name="ce155"/>
          <table:table-cell table:style-name="ce402"/>
          <table:table-cell table:style-name="ce412"/>
          <table:table-cell table:style-name="ce162"/>
          <table:table-cell table:style-name="ce421"/>
          <table:table-cell table:number-columns-repeated="243"/>
        </table:table-row>
        <table:table-row table:style-name="ro4" table:number-rows-repeated="2">
          <table:table-cell table:number-columns-repeated="2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162"/>
          <table:table-cell table:style-name="ce422"/>
          <table:table-cell table:number-columns-repeated="243"/>
        </table:table-row>
        <table:table-row table:style-name="ro4">
          <table:table-cell table:number-columns-repeated="2"/>
          <table:table-cell table:style-name="ce94"/>
          <table:table-cell table:style-name="ce103"/>
          <table:table-cell table:number-columns-repeated="5"/>
          <table:table-cell table:style-name="ce165"/>
          <table:table-cell/>
          <table:table-cell table:style-name="ce162"/>
          <table:table-cell table:style-name="ce424"/>
          <table:table-cell table:number-columns-repeated="243"/>
        </table:table-row>
        <table:table-row table:style-name="ro4" table:number-rows-repeated="18">
          <table:table-cell table:number-columns-repeated="9"/>
          <table:table-cell table:style-name="ce169"/>
          <table:table-cell table:number-columns-repeated="2"/>
          <table:table-cell table:style-name="ce424"/>
          <table:table-cell table:number-columns-repeated="243"/>
        </table:table-row>
        <table:table-row table:style-name="ro4">
          <table:table-cell table:number-columns-repeated="9"/>
          <table:table-cell table:style-name="ce169"/>
          <table:table-cell table:number-columns-repeated="2"/>
          <table:table-cell table:style-name="ce177"/>
          <table:table-cell table:number-columns-repeated="243"/>
        </table:table-row>
        <table:table-row table:style-name="ro4" table:number-rows-repeated="37">
          <table:table-cell table:number-columns-repeated="12"/>
          <table:table-cell table:style-name="ce177"/>
          <table:table-cell table:number-columns-repeated="243"/>
        </table:table-row>
        <table:table-row table:style-name="ro1" table:number-rows-repeated="652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od Detail" table:style-name="ta7">
        <table:table-column table:style-name="co1" table:default-cell-style-name="ce86"/>
        <table:table-column table:style-name="co1" table:default-cell-style-name="ce88"/>
        <table:table-column table:style-name="co15" table:default-cell-style-name="ce86"/>
        <table:table-column table:style-name="co16" table:default-cell-style-name="ce86"/>
        <table:table-column table:style-name="co4" table:default-cell-style-name="ce104"/>
        <table:table-column table:style-name="co17" table:default-cell-style-name="ce110"/>
        <table:table-column-group>
          <table:table-column table:style-name="co11" table:default-cell-style-name="ce126"/>
        </table:table-column-group>
        <table:table-column table:style-name="co4" table:number-columns-repeated="3" table:default-cell-style-name="Default"/>
        <table:table-column table:style-name="co11" table:default-cell-style-name="ce169"/>
        <table:table-column table:style-name="co1" table:default-cell-style-name="ce165"/>
        <table:table-column-group>
          <table:table-column table:style-name="co11" table:default-cell-style-name="ce226"/>
        </table:table-column-group>
        <table:table-column table:style-name="co4" table:default-cell-style-name="ce176"/>
        <table:table-column table:style-name="co4" table:number-columns-repeated="4" table:default-cell-style-name="ce88"/>
        <table:table-column table:style-name="co18" table:number-columns-repeated="3" table:default-cell-style-name="ce86"/>
        <table:table-column table:style-name="co14" table:number-columns-repeated="235" table:default-cell-style-name="ce86"/>
        <table:table-row table:style-name="ro4">
          <table:table-cell table:number-columns-repeated="2"/>
          <table:table-cell table:style-name="ce4"/>
          <table:table-cell/>
          <table:table-cell table:style-name="ce103"/>
          <table:table-cell table:number-columns-repeated="5"/>
          <table:table-cell table:style-name="ce161"/>
          <table:table-cell table:number-columns-repeated="245"/>
        </table:table-row>
        <table:table-row table:style-name="ro10">
          <table:table-cell table:number-columns-repeated="2"/>
          <table:table-cell table:style-name="ce19" office:value-type="string">
            <text:p>FOOD DETAIL</text:p>
          </table:table-cell>
          <table:table-cell/>
          <table:table-cell table:style-name="ce103"/>
          <table:table-cell table:number-columns-repeated="5"/>
          <table:table-cell table:style-name="ce161"/>
          <table:table-cell table:number-columns-repeated="245"/>
        </table:table-row>
        <table:table-row table:style-name="ro4">
          <table:table-cell table:number-columns-repeated="2"/>
          <table:table-cell table:style-name="ce20" table:formula="oooc:=[$'Master List'.B3]" office:value-type="string" office:string-value="November 30, 2005">
            <text:p>November 30, 2005</text:p>
          </table:table-cell>
          <table:table-cell/>
          <table:table-cell table:style-name="ce103"/>
          <table:table-cell table:number-columns-repeated="7"/>
          <table:table-cell table:style-name="ce178"/>
          <table:table-cell table:number-columns-repeated="243"/>
        </table:table-row>
        <table:table-row table:style-name="ro4">
          <table:table-cell table:number-columns-repeated="2"/>
          <table:table-cell table:style-name="ce425"/>
          <table:table-cell/>
          <table:table-cell table:style-name="ce103"/>
          <table:table-cell table:number-columns-repeated="7"/>
          <table:table-cell table:style-name="ce178"/>
          <table:table-cell table:number-columns-repeated="243"/>
        </table:table-row>
        <table:table-row table:style-name="ro4">
          <table:table-cell table:number-columns-repeated="2"/>
          <table:table-cell table:style-name="ce426" office:value-type="string">
            <text:p>Note:<text:span text:style-name="T6"> </text:span><text:span text:style-name="T3">This sheet only appriximates total food weight by using average daily consumption estimates.</text:span></text:p>
          </table:table-cell>
          <table:table-cell/>
          <table:table-cell table:style-name="ce103"/>
          <table:table-cell table:number-columns-repeated="7"/>
          <table:table-cell table:style-name="ce178"/>
          <table:table-cell table:number-columns-repeated="243"/>
        </table:table-row>
        <table:table-row table:style-name="ro4">
          <table:table-cell table:number-columns-repeated="2"/>
          <table:table-cell table:style-name="ce427" office:value-type="string">
            <text:p>A much more robust, calorie content-based model is currently under development.</text:p>
          </table:table-cell>
          <table:table-cell/>
          <table:table-cell table:style-name="ce103"/>
          <table:table-cell table:number-columns-repeated="5"/>
          <table:table-cell table:style-name="ce300"/>
          <table:table-cell table:style-name="ce311"/>
          <table:table-cell table:style-name="ce178"/>
          <table:table-cell table:number-columns-repeated="243"/>
        </table:table-row>
        <table:table-row table:style-name="ro4">
          <table:table-cell table:number-columns-repeated="2"/>
          <table:table-cell table:style-name="ce427"/>
          <table:table-cell/>
          <table:table-cell table:style-name="ce103"/>
          <table:table-cell table:number-columns-repeated="7"/>
          <table:table-cell table:style-name="ce178"/>
          <table:table-cell table:number-columns-repeated="243"/>
        </table:table-row>
        <table:table-row table:style-name="ro4">
          <table:table-cell table:number-columns-repeated="2"/>
          <table:table-cell table:style-name="ce425"/>
          <table:table-cell/>
          <table:table-cell table:style-name="ce103"/>
          <table:table-cell table:number-columns-repeated="7"/>
          <table:table-cell table:style-name="ce178"/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18" table:number-columns-repeated="2"/>
          <table:table-cell/>
          <table:table-cell table:style-name="ce439" table:number-columns-repeated="2"/>
          <table:table-cell table:style-name="ce440"/>
          <table:table-cell table:style-name="ce162" office:value-type="string">
            <text:p>Trail</text:p>
          </table:table-cell>
          <table:table-cell/>
          <table:table-cell table:style-name="ce178" office:value-type="string">
            <text:p>Trail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number-columns-repeated="2" table:style-name="ce118" office:value-type="string">
            <text:p>Input</text:p>
          </table:table-cell>
          <table:table-cell office:value-type="string">
            <text:p>Memo:</text:p>
          </table:table-cell>
          <table:table-cell table:style-name="ce439" table:number-columns-repeated="2"/>
          <table:table-cell table:style-name="ce440"/>
          <table:table-cell table:style-name="ce162" office:value-type="string">
            <text:p>Weight</text:p>
          </table:table-cell>
          <table:table-cell/>
          <table:table-cell table:style-name="ce178" office:value-type="string">
            <text:p>Weight</text:p>
          </table:table-cell>
          <table:table-cell table:number-columns-repeated="243"/>
        </table:table-row>
        <table:table-row table:style-name="ro4">
          <table:table-cell table:number-columns-repeated="2"/>
          <table:table-cell table:style-name="ce428" office:value-type="string">
            <text:p>FOOD BASE WEIGHT</text:p>
          </table:table-cell>
          <table:table-cell table:style-name="ce429"/>
          <table:table-cell table:style-name="ce105" office:value-type="string">
            <text:p>Status</text:p>
          </table:table-cell>
          <table:table-cell table:style-name="ce105" office:value-type="string">
            <text:p>Tot Ozs</text:p>
          </table:table-cell>
          <table:table-cell table:style-name="ce128" office:value-type="string">
            <text:p>Grams</text:p>
          </table:table-cell>
          <table:table-cell table:style-name="ce136" office:value-type="string">
            <text:p>Lbs</text:p>
          </table:table-cell>
          <table:table-cell table:style-name="ce147" office:value-type="string">
            <text:p>Oz</text:p>
          </table:table-cell>
          <table:table-cell table:style-name="ce153" office:value-type="string">
            <text:p>Total</text:p>
          </table:table-cell>
          <table:table-cell table:style-name="ce163" office:value-type="string">
            <text:p>Tot Oz</text:p>
          </table:table-cell>
          <table:table-cell/>
          <table:table-cell table:style-name="ce179" office:value-type="string">
            <text:p>Grams</text:p>
          </table:table-cell>
          <table:table-cell table:number-columns-repeated="243"/>
        </table:table-row>
        <table:table-row table:style-name="ro4">
          <table:table-cell table:number-columns-repeated="4"/>
          <table:table-cell table:style-name="ce106" table:number-columns-repeated="2"/>
          <table:table-cell/>
          <table:table-cell table:style-name="ce135"/>
          <table:table-cell table:style-name="ce146"/>
          <table:table-cell table:style-name="ce152"/>
          <table:table-cell table:style-name="ce164"/>
          <table:table-cell/>
          <table:table-cell table:style-name="ce220"/>
          <table:table-cell table:number-columns-repeated="243"/>
        </table:table-row>
        <table:table-row table:style-name="ro4">
          <table:table-cell/>
          <table:table-cell table:style-name="ce89" office:value-type="string">
            <text:p>n</text:p>
          </table:table-cell>
          <table:table-cell table:style-name="ce8" office:value-type="string">
            <text:p>Food containers</text:p>
          </table:table-cell>
          <table:table-cell/>
          <table:table-cell table:style-name="ce106" table:number-columns-repeated="2"/>
          <table:table-cell/>
          <table:table-cell table:style-name="ce135"/>
          <table:table-cell table:style-name="ce146"/>
          <table:table-cell table:style-name="ce152"/>
          <table:table-cell table:style-name="ce164"/>
          <table:table-cell/>
          <table:table-cell table:style-name="ce220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Silnylon food bag - purple</text:p>
          </table:table-cell>
          <table:table-cell table:style-name="ce103" office:value-type="string">
            <text:p>In</text:p>
          </table:table-cell>
          <table:table-cell office:value-type="float" office:value="1.6">
            <text:p>1.6</text:p>
          </table:table-cell>
          <table:table-cell table:formula="oooc:=28.34952*[.F14]" office:value-type="float" office:value="45.359232">
            <text:p>45</text:p>
          </table:table-cell>
          <table:table-cell table:style-name="ce137" table:formula="oooc:=INT([.F14]/16)" office:value-type="float" office:value="0">
            <text:p><text:s/>- </text:p>
          </table:table-cell>
          <table:table-cell table:style-name="ce138" table:formula="oooc:=[.F14]-([.H14]*16)" office:value-type="float" office:value="1.6">
            <text:p>1.6</text:p>
          </table:table-cell>
          <table:table-cell table:style-name="ce154" table:formula="oooc:=[.H14]+([.I14]/16)" office:value-type="float" office:value="0.1">
            <text:p>0.10</text:p>
          </table:table-cell>
          <table:table-cell table:style-name="ce165" table:formula="oooc:=IF([.$E14]=&quot;In&quot;;[.F14];0)" office:value-type="float" office:value="1.6">
            <text:p>1.6</text:p>
          </table:table-cell>
          <table:table-cell/>
          <table:table-cell table:style-name="ce181" table:formula="oooc:=28.34952*[.K14]" office:value-type="float" office:value="45.359232">
            <text:p>45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Silnylon food bag - teal</text:p>
          </table:table-cell>
          <table:table-cell table:style-name="ce103" office:value-type="string">
            <text:p>In</text:p>
          </table:table-cell>
          <table:table-cell office:value-type="float" office:value="1.6">
            <text:p>1.6</text:p>
          </table:table-cell>
          <table:table-cell table:formula="oooc:=28.34952*[.F15]" office:value-type="float" office:value="45.359232">
            <text:p>45</text:p>
          </table:table-cell>
          <table:table-cell table:style-name="ce137" table:formula="oooc:=INT([.F15]/16)" office:value-type="float" office:value="0">
            <text:p><text:s/>- </text:p>
          </table:table-cell>
          <table:table-cell table:style-name="ce138" table:formula="oooc:=[.F15]-([.H15]*16)" office:value-type="float" office:value="1.6">
            <text:p>1.6</text:p>
          </table:table-cell>
          <table:table-cell table:style-name="ce154" table:formula="oooc:=[.H15]+([.I15]/16)" office:value-type="float" office:value="0.1">
            <text:p>0.10</text:p>
          </table:table-cell>
          <table:table-cell table:style-name="ce165" table:formula="oooc:=IF([.$E15]=&quot;In&quot;;[.F15];0)" office:value-type="float" office:value="1.6">
            <text:p>1.6</text:p>
          </table:table-cell>
          <table:table-cell/>
          <table:table-cell table:style-name="ce181" table:formula="oooc:=28.34952*[.K15]" office:value-type="float" office:value="45.359232">
            <text:p>45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Ursack original - yellow - #1</text:p>
          </table:table-cell>
          <table:table-cell table:style-name="ce103" office:value-type="string">
            <text:p>Out</text:p>
          </table:table-cell>
          <table:table-cell office:value-type="float" office:value="4.9">
            <text:p>4.9</text:p>
          </table:table-cell>
          <table:table-cell table:formula="oooc:=28.34952*[.F16]" office:value-type="float" office:value="138.912648">
            <text:p>139</text:p>
          </table:table-cell>
          <table:table-cell table:style-name="ce137" table:formula="oooc:=INT([.F16]/16)" office:value-type="float" office:value="0">
            <text:p><text:s/>- </text:p>
          </table:table-cell>
          <table:table-cell table:style-name="ce138" table:formula="oooc:=[.F16]-([.H16]*16)" office:value-type="float" office:value="4.9">
            <text:p>4.9</text:p>
          </table:table-cell>
          <table:table-cell table:style-name="ce154" table:formula="oooc:=[.H16]+([.I16]/16)" office:value-type="float" office:value="0.30625">
            <text:p>0.31</text:p>
          </table:table-cell>
          <table:table-cell table:style-name="ce165" table:formula="oooc:=IF([.$E16]=&quot;In&quot;;[.F16];0)" office:value-type="float" office:value="0">
            <text:p><text:s/>- </text:p>
          </table:table-cell>
          <table:table-cell/>
          <table:table-cell table:style-name="ce181" table:formula="oooc:=28.34952*[.K16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Ursack original - yellow - #2</text:p>
          </table:table-cell>
          <table:table-cell table:style-name="ce103" office:value-type="string">
            <text:p>Out</text:p>
          </table:table-cell>
          <table:table-cell office:value-type="float" office:value="4.9">
            <text:p>4.9</text:p>
          </table:table-cell>
          <table:table-cell table:formula="oooc:=28.34952*[.F17]" office:value-type="float" office:value="138.912648">
            <text:p>139</text:p>
          </table:table-cell>
          <table:table-cell table:style-name="ce137" table:formula="oooc:=INT([.F17]/16)" office:value-type="float" office:value="0">
            <text:p><text:s/>- </text:p>
          </table:table-cell>
          <table:table-cell table:style-name="ce138" table:formula="oooc:=[.F17]-([.H17]*16)" office:value-type="float" office:value="4.9">
            <text:p>4.9</text:p>
          </table:table-cell>
          <table:table-cell table:style-name="ce154" table:formula="oooc:=[.H17]+([.I17]/16)" office:value-type="float" office:value="0.30625">
            <text:p>0.31</text:p>
          </table:table-cell>
          <table:table-cell table:style-name="ce165" table:formula="oooc:=IF([.$E17]=&quot;In&quot;;[.F17];0)" office:value-type="float" office:value="0">
            <text:p><text:s/>- </text:p>
          </table:table-cell>
          <table:table-cell/>
          <table:table-cell table:style-name="ce181" table:formula="oooc:=28.34952*[.K17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Garcia 812 bear canister</text:p>
          </table:table-cell>
          <table:table-cell table:style-name="ce103" office:value-type="string">
            <text:p>Out</text:p>
          </table:table-cell>
          <table:table-cell office:value-type="float" office:value="44">
            <text:p>44.0</text:p>
          </table:table-cell>
          <table:table-cell table:formula="oooc:=28.34952*[.F18]" office:value-type="float" office:value="1247.37888">
            <text:p>1,247</text:p>
          </table:table-cell>
          <table:table-cell table:style-name="ce137" table:formula="oooc:=INT([.F18]/16)" office:value-type="float" office:value="2">
            <text:p>2</text:p>
          </table:table-cell>
          <table:table-cell table:style-name="ce138" table:formula="oooc:=[.F18]-([.H18]*16)" office:value-type="float" office:value="12">
            <text:p>12.0</text:p>
          </table:table-cell>
          <table:table-cell table:style-name="ce154" table:formula="oooc:=[.H18]+([.I18]/16)" office:value-type="float" office:value="2.75">
            <text:p>2.75</text:p>
          </table:table-cell>
          <table:table-cell table:style-name="ce165" table:formula="oooc:=IF([.$E18]=&quot;In&quot;;[.F18];0)" office:value-type="float" office:value="0">
            <text:p><text:s/>- </text:p>
          </table:table-cell>
          <table:table-cell/>
          <table:table-cell table:style-name="ce181" table:formula="oooc:=28.34952*[.K18]" office:value-type="float" office:value="0">
            <text:p><text:s/>- 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1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5" office:value-type="string">
            <text:p>Total food conainers</text:p>
          </table:table-cell>
          <table:table-cell table:style-name="ce107"/>
          <table:table-cell table:style-name="ce117" table:formula="oooc:=SUM([.F14:.F19])" office:value-type="float" office:value="57">
            <text:p>57.0</text:p>
          </table:table-cell>
          <table:table-cell table:style-name="ce128" table:formula="oooc:=SUM([.G14:.G19])" office:value-type="float" office:value="1615.92264">
            <text:p>1,616</text:p>
          </table:table-cell>
          <table:table-cell table:style-name="ce139" table:formula="oooc:=INT([.F20]/16)" office:value-type="float" office:value="3">
            <text:p>3</text:p>
          </table:table-cell>
          <table:table-cell table:style-name="ce148" table:formula="oooc:=[.F20]-([.H20]*16)" office:value-type="float" office:value="9">
            <text:p>9.0</text:p>
          </table:table-cell>
          <table:table-cell table:style-name="ce155" table:formula="oooc:=SUM([.J14:.J19])" office:value-type="float" office:value="3.5625">
            <text:p>3.56</text:p>
          </table:table-cell>
          <table:table-cell table:style-name="ce167" table:formula="oooc:=SUM([.K14:.K19])" office:value-type="float" office:value="3.2">
            <text:p>3.2</text:p>
          </table:table-cell>
          <table:table-cell/>
          <table:table-cell table:style-name="ce179" table:formula="oooc:=SUM([.M14:.M19])" office:value-type="float" office:value="90.718464">
            <text:p>91</text:p>
          </table:table-cell>
          <table:table-cell table:number-columns-repeated="243"/>
        </table:table-row>
        <table:table-row table:style-name="ro4" table:number-rows-repeated="3">
          <table:table-cell table:number-columns-repeated="3"/>
          <table:table-cell table:style-name="ce94"/>
          <table:table-cell table:style-name="ce108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2"/>
          <table:table-cell/>
          <table:table-cell table:style-name="ce181"/>
          <table:table-cell table:number-columns-repeated="243"/>
        </table:table-row>
        <table:table-row table:style-name="ro4">
          <table:table-cell/>
          <table:table-cell table:style-name="ce89" office:value-type="string">
            <text:p>n</text:p>
          </table:table-cell>
          <table:table-cell table:style-name="ce8" office:value-type="string">
            <text:p>Food packaging <text:span text:style-name="T5">(approximated as a percentage of total consumables below) *</text:span></text:p>
          </table:table-cell>
          <table:table-cell/>
          <table:table-cell table:style-name="ce106" table:number-columns-repeated="2"/>
          <table:table-cell table:style-name="ce127"/>
          <table:table-cell table:style-name="ce135"/>
          <table:table-cell table:style-name="ce146"/>
          <table:table-cell table:style-name="ce152"/>
          <table:table-cell table:style-name="ce164"/>
          <table:table-cell/>
          <table:table-cell table:style-name="ce182"/>
          <table:table-cell table:number-columns-repeated="243"/>
        </table:table-row>
        <table:table-row table:style-name="ro4">
          <table:table-cell/>
          <table:table-cell table:style-name="ce89"/>
          <table:table-cell table:style-name="ce8"/>
          <table:table-cell table:style-name="ce94" office:value-type="string">
            <text:p>Percentage of total food weight from below</text:p>
          </table:table-cell>
          <table:table-cell table:style-name="ce431" office:value-type="percentage" office:value="0.065">
            <text:p>6.5%</text:p>
          </table:table-cell>
          <table:table-cell table:style-name="ce106"/>
          <table:table-cell table:style-name="ce127"/>
          <table:table-cell table:style-name="ce135"/>
          <table:table-cell table:style-name="ce146"/>
          <table:table-cell table:style-name="ce152"/>
          <table:table-cell table:style-name="ce164"/>
          <table:table-cell/>
          <table:table-cell table:style-name="ce182"/>
          <table:table-cell table:number-columns-repeated="243"/>
        </table:table-row>
        <table:table-row table:style-name="ro4">
          <table:table-cell table:number-columns-repeated="3"/>
          <table:table-cell table:style-name="ce94" office:value-type="string">
            <text:p>Food packaging weight</text:p>
          </table:table-cell>
          <table:table-cell table:style-name="ce103" office:value-type="string">
            <text:p>In</text:p>
          </table:table-cell>
          <table:table-cell table:formula="oooc:=[.$E$25]*[.K47]" office:value-type="float" office:value="13.832">
            <text:p>13.8</text:p>
          </table:table-cell>
          <table:table-cell table:formula="oooc:=28.34952*[.F26]" office:value-type="float" office:value="392.13056064">
            <text:p>392</text:p>
          </table:table-cell>
          <table:table-cell table:style-name="ce137" table:formula="oooc:=INT([.F26]/16)" office:value-type="float" office:value="0">
            <text:p><text:s/>- </text:p>
          </table:table-cell>
          <table:table-cell table:style-name="ce138" table:formula="oooc:=[.F26]-([.H26]*16)" office:value-type="float" office:value="13.832">
            <text:p>13.8</text:p>
          </table:table-cell>
          <table:table-cell table:style-name="ce154" table:formula="oooc:=[.H26]+([.I26]/16)" office:value-type="float" office:value="0.8645">
            <text:p>0.86</text:p>
          </table:table-cell>
          <table:table-cell table:style-name="ce165" table:formula="oooc:=IF([.$E26]=&quot;In&quot;;[.F26];0)" office:value-type="float" office:value="13.832">
            <text:p>13.8</text:p>
          </table:table-cell>
          <table:table-cell/>
          <table:table-cell table:style-name="ce181" table:formula="oooc:=28.34952*[.K26]" office:value-type="float" office:value="392.13056064">
            <text:p>392</text:p>
          </table:table-cell>
          <table:table-cell table:number-columns-repeated="2"/>
          <table:table-cell table:style-name="ce441"/>
          <table:table-cell table:number-columns-repeated="240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181" table:formula="oooc:=&quot;——&quot;" office:value-type="string" office:string-value="——">
            <text:p>——</text:p>
          </table:table-cell>
          <table:table-cell table:number-columns-repeated="2"/>
          <table:table-cell table:style-name="ce441"/>
          <table:table-cell table:number-columns-repeated="240"/>
        </table:table-row>
        <table:table-row table:style-name="ro4">
          <table:table-cell table:number-columns-repeated="3"/>
          <table:table-cell table:style-name="ce95" office:value-type="string">
            <text:p>Total food packaging</text:p>
          </table:table-cell>
          <table:table-cell table:style-name="ce107"/>
          <table:table-cell table:style-name="ce117" table:formula="oooc:=SUM([.F26:.F27])" office:value-type="float" office:value="13.832">
            <text:p>13.8</text:p>
          </table:table-cell>
          <table:table-cell table:style-name="ce128" table:formula="oooc:=SUM([.G26:.G27])" office:value-type="float" office:value="392.13056064">
            <text:p>392</text:p>
          </table:table-cell>
          <table:table-cell table:style-name="ce139" table:formula="oooc:=INT([.F28]/16)" office:value-type="float" office:value="0">
            <text:p><text:s/>- </text:p>
          </table:table-cell>
          <table:table-cell table:style-name="ce148" table:formula="oooc:=[.F28]-([.H28]*16)" office:value-type="float" office:value="13.832">
            <text:p>13.8</text:p>
          </table:table-cell>
          <table:table-cell table:style-name="ce155" table:formula="oooc:=SUM([.J26:.J27])" office:value-type="float" office:value="0.8645">
            <text:p>0.86</text:p>
          </table:table-cell>
          <table:table-cell table:style-name="ce167" table:formula="oooc:=SUM([.K26:.K27])" office:value-type="float" office:value="13.832">
            <text:p>13.8</text:p>
          </table:table-cell>
          <table:table-cell/>
          <table:table-cell table:style-name="ce179" table:formula="oooc:=SUM([.M26:.M27])" office:value-type="float" office:value="392.13056064">
            <text:p>392</text:p>
          </table:table-cell>
          <table:table-cell table:number-columns-repeated="2"/>
          <table:table-cell table:style-name="ce441"/>
          <table:table-cell table:number-columns-repeated="240"/>
        </table:table-row>
        <table:table-row table:style-name="ro4">
          <table:table-cell table:number-columns-repeated="3"/>
          <table:table-cell table:style-name="ce94"/>
          <table:table-cell table:style-name="ce108"/>
          <table:table-cell table:number-columns-repeated="2"/>
          <table:table-cell table:style-name="ce137"/>
          <table:table-cell table:style-name="ce138"/>
          <table:table-cell table:style-name="ce154"/>
          <table:table-cell table:style-name="ce162"/>
          <table:table-cell table:number-columns-repeated="4"/>
          <table:table-cell table:style-name="ce441"/>
          <table:table-cell table:number-columns-repeated="240"/>
        </table:table-row>
        <table:table-row table:style-name="ro4">
          <table:table-cell table:number-columns-repeated="7"/>
          <table:table-cell table:style-name="ce137"/>
          <table:table-cell table:style-name="ce138"/>
          <table:table-cell table:style-name="ce154"/>
          <table:table-cell table:number-columns-repeated="246"/>
        </table:table-row>
        <table:table-row table:style-name="ro4">
          <table:table-cell table:number-columns-repeated="3"/>
          <table:table-cell table:style-name="ce95" office:value-type="string">
            <text:p>Total food base weight</text:p>
          </table:table-cell>
          <table:table-cell table:style-name="ce107"/>
          <table:table-cell table:style-name="ce117"/>
          <table:table-cell table:style-name="ce128"/>
          <table:table-cell table:style-name="ce139" table:formula="oooc:=[.H20]+[.H28]" office:value-type="float" office:value="3">
            <text:p>3</text:p>
          </table:table-cell>
          <table:table-cell table:style-name="ce148" table:formula="oooc:=[.I20]+[.I28]" office:value-type="float" office:value="22.832">
            <text:p>22.8</text:p>
          </table:table-cell>
          <table:table-cell table:style-name="ce155" table:formula="oooc:=[.J20]+[.J28]" office:value-type="float" office:value="4.427">
            <text:p>4.43</text:p>
          </table:table-cell>
          <table:table-cell table:style-name="ce167" table:formula="oooc:=[.K20]+[.K28]" office:value-type="float" office:value="17.032">
            <text:p>17.0</text:p>
          </table:table-cell>
          <table:table-cell/>
          <table:table-cell table:style-name="ce179" table:formula="oooc:=28.34952*[.K31]" office:value-type="float" office:value="482.84902464">
            <text:p>483</text:p>
          </table:table-cell>
          <table:table-cell table:number-columns-repeated="243"/>
        </table:table-row>
        <table:table-row table:style-name="ro4">
          <table:table-cell table:number-columns-repeated="7"/>
          <table:table-cell table:style-name="ce137"/>
          <table:table-cell table:style-name="ce138"/>
          <table:table-cell table:style-name="ce154"/>
          <table:table-cell table:number-columns-repeated="246"/>
        </table:table-row>
        <table:table-row table:style-name="ro4">
          <table:table-cell/>
          <table:table-cell office:value-type="string">
            <text:p>*</text:p>
          </table:table-cell>
          <table:table-cell office:value-type="string">
            <text:p>Note: Counting food packaging as base weight assumes that it is carried for an entire trip and that it is not</text:p>
          </table:table-cell>
          <table:table-cell table:number-columns-repeated="4"/>
          <table:table-cell table:style-name="ce137"/>
          <table:table-cell table:style-name="ce138"/>
          <table:table-cell table:style-name="ce154"/>
          <table:table-cell table:number-columns-repeated="246"/>
        </table:table-row>
        <table:table-row table:style-name="ro4">
          <table:table-cell table:number-columns-repeated="2"/>
          <table:table-cell office:value-type="string">
            <text:p>burned or otherwise disposed of along the way.</text:p>
          </table:table-cell>
          <table:table-cell table:number-columns-repeated="4"/>
          <table:table-cell table:style-name="ce137"/>
          <table:table-cell table:style-name="ce138"/>
          <table:table-cell table:style-name="ce154"/>
          <table:table-cell table:number-columns-repeated="246"/>
        </table:table-row>
        <table:table-row table:style-name="ro4" table:number-rows-repeated="3">
          <table:table-cell table:number-columns-repeated="7"/>
          <table:table-cell table:style-name="ce137"/>
          <table:table-cell table:style-name="ce138"/>
          <table:table-cell table:style-name="ce154"/>
          <table:table-cell table:number-columns-repeated="246"/>
        </table:table-row>
        <table:table-row table:style-name="ro4">
          <table:table-cell table:number-columns-repeated="7"/>
          <table:table-cell table:style-name="ce137"/>
          <table:table-cell table:style-name="ce138"/>
          <table:table-cell table:style-name="ce154"/>
          <table:table-cell table:style-name="ce162" office:value-type="string">
            <text:p>Trail</text:p>
          </table:table-cell>
          <table:table-cell/>
          <table:table-cell table:style-name="ce178" office:value-type="string">
            <text:p>Trail</text:p>
          </table:table-cell>
          <table:table-cell table:number-columns-repeated="243"/>
        </table:table-row>
        <table:table-row table:style-name="ro4">
          <table:table-cell table:number-columns-repeated="4"/>
          <table:table-cell table:style-name="ce118" office:value-type="string">
            <text:p>Input</text:p>
          </table:table-cell>
          <table:table-cell/>
          <table:table-cell office:value-type="string">
            <text:p>Memo:</text:p>
          </table:table-cell>
          <table:table-cell table:style-name="ce439" table:number-columns-repeated="2"/>
          <table:table-cell table:style-name="ce440"/>
          <table:table-cell table:style-name="ce162" office:value-type="string">
            <text:p>Weight</text:p>
          </table:table-cell>
          <table:table-cell/>
          <table:table-cell table:style-name="ce178" office:value-type="string">
            <text:p>Weight</text:p>
          </table:table-cell>
          <table:table-cell table:number-columns-repeated="243"/>
        </table:table-row>
        <table:table-row table:style-name="ro4">
          <table:table-cell table:number-columns-repeated="2"/>
          <table:table-cell table:style-name="ce428" office:value-type="string">
            <text:p>FOOD CONSUMABLE WEIGHT</text:p>
          </table:table-cell>
          <table:table-cell table:style-name="ce429"/>
          <table:table-cell table:style-name="ce105" office:value-type="string">
            <text:p>Status</text:p>
          </table:table-cell>
          <table:table-cell table:style-name="ce105" office:value-type="string">
            <text:p>Tot Ozs</text:p>
          </table:table-cell>
          <table:table-cell table:style-name="ce128" office:value-type="string">
            <text:p>Grams</text:p>
          </table:table-cell>
          <table:table-cell table:style-name="ce136" office:value-type="string">
            <text:p>Lbs</text:p>
          </table:table-cell>
          <table:table-cell table:style-name="ce147" office:value-type="string">
            <text:p>Oz</text:p>
          </table:table-cell>
          <table:table-cell table:style-name="ce153" office:value-type="string">
            <text:p>Total</text:p>
          </table:table-cell>
          <table:table-cell table:style-name="ce163" office:value-type="string">
            <text:p>Tot Oz</text:p>
          </table:table-cell>
          <table:table-cell/>
          <table:table-cell table:style-name="ce179" office:value-type="string">
            <text:p>Grams</text:p>
          </table:table-cell>
          <table:table-cell table:number-columns-repeated="243"/>
        </table:table-row>
        <table:table-row table:style-name="ro4">
          <table:table-cell table:number-columns-repeated="4"/>
          <table:table-cell table:style-name="ce106" table:number-columns-repeated="2"/>
          <table:table-cell table:style-name="ce127"/>
          <table:table-cell table:style-name="ce135"/>
          <table:table-cell table:style-name="ce146"/>
          <table:table-cell table:style-name="ce152"/>
          <table:table-cell table:style-name="ce164"/>
          <table:table-cell table:number-columns-repeated="245"/>
        </table:table-row>
        <table:table-row table:style-name="ro4">
          <table:table-cell/>
          <table:table-cell table:style-name="ce89" office:value-type="string">
            <text:p>n</text:p>
          </table:table-cell>
          <table:table-cell table:style-name="ce8" office:value-type="string">
            <text:p>Food weight <text:span text:style-name="T5">(excluding packaging)</text:span></text:p>
          </table:table-cell>
          <table:table-cell/>
          <table:table-cell table:style-name="ce106" table:number-columns-repeated="2"/>
          <table:table-cell table:style-name="ce127"/>
          <table:table-cell table:style-name="ce135"/>
          <table:table-cell table:style-name="ce146"/>
          <table:table-cell table:style-name="ce152"/>
          <table:table-cell table:style-name="ce164"/>
          <table:table-cell/>
          <table:table-cell table:style-name="ce220"/>
          <table:table-cell table:number-columns-repeated="243"/>
        </table:table-row>
        <table:table-row table:style-name="ro4">
          <table:table-cell table:number-columns-repeated="3"/>
          <table:table-cell table:style-name="ce430" office:value-type="string">
            <text:p>Days on trail</text:p>
          </table:table-cell>
          <table:table-cell table:style-name="ce432" office:value-type="float" office:value="7">
            <text:p>7.0</text:p>
          </table:table-cell>
          <table:table-cell table:style-name="ce437"/>
          <table:table-cell table:style-name="ce438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178"/>
          <table:table-cell table:number-columns-repeated="243"/>
        </table:table-row>
        <table:table-row table:style-name="ro4">
          <table:table-cell table:number-columns-repeated="3"/>
          <table:table-cell table:style-name="ce430" office:value-type="string">
            <text:p>Average pounds of food per day </text:p>
          </table:table-cell>
          <table:table-cell table:style-name="ce433" office:value-type="float" office:value="1.9">
            <text:p>1.90</text:p>
          </table:table-cell>
          <table:table-cell table:style-name="ce437"/>
          <table:table-cell table:style-name="ce438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178"/>
          <table:table-cell table:number-columns-repeated="243"/>
        </table:table-row>
        <table:table-row table:style-name="ro4">
          <table:table-cell table:number-columns-repeated="3"/>
          <table:table-cell table:style-name="ce430" office:value-type="string">
            <text:p>Total food weight (pounds)</text:p>
          </table:table-cell>
          <table:table-cell table:style-name="ce434" table:formula="oooc:=[.E43]*[.E44]" office:value-type="float" office:value="13.3">
            <text:p>13.30</text:p>
          </table:table-cell>
          <table:table-cell table:style-name="ce437"/>
          <table:table-cell table:style-name="ce438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178"/>
          <table:table-cell table:number-columns-repeated="243"/>
        </table:table-row>
        <table:table-row table:style-name="ro4">
          <table:table-cell table:number-columns-repeated="3"/>
          <table:table-cell table:style-name="ce430" office:value-type="string">
            <text:p>Total food weight (ounces)</text:p>
          </table:table-cell>
          <table:table-cell table:style-name="ce435" table:formula="oooc:=[.E45]*16" office:value-type="float" office:value="212.8">
            <text:p>212.8</text:p>
          </table:table-cell>
          <table:table-cell table:style-name="ce437"/>
          <table:table-cell table:style-name="ce438"/>
          <table:table-cell table:style-name="ce137"/>
          <table:table-cell table:style-name="ce138"/>
          <table:table-cell table:style-name="ce154"/>
          <table:table-cell table:style-name="ce165"/>
          <table:table-cell/>
          <table:table-cell table:style-name="ce178"/>
          <table:table-cell table:number-columns-repeated="243"/>
        </table:table-row>
        <table:table-row table:style-name="ro4">
          <table:table-cell table:number-columns-repeated="3"/>
          <table:table-cell table:style-name="ce430" office:value-type="string">
            <text:p>Total fuel weight</text:p>
          </table:table-cell>
          <table:table-cell table:style-name="ce436" office:value-type="string">
            <text:p>In</text:p>
          </table:table-cell>
          <table:table-cell table:style-name="ce437" table:formula="oooc:=[.E46]" office:value-type="float" office:value="212.8">
            <text:p>212.8</text:p>
          </table:table-cell>
          <table:table-cell table:formula="oooc:=28.34952*[.F47]" office:value-type="float" office:value="6032.777856">
            <text:p>6,033</text:p>
          </table:table-cell>
          <table:table-cell table:style-name="ce137" table:formula="oooc:=INT([.F47]/16)" office:value-type="float" office:value="13">
            <text:p>13</text:p>
          </table:table-cell>
          <table:table-cell table:style-name="ce138" table:formula="oooc:=[.F47]-([.H47]*16)" office:value-type="float" office:value="4.79999999999998">
            <text:p>4.8</text:p>
          </table:table-cell>
          <table:table-cell table:style-name="ce154" table:formula="oooc:=[.H47]+([.I47]/16)" office:value-type="float" office:value="13.3">
            <text:p>13.30</text:p>
          </table:table-cell>
          <table:table-cell table:style-name="ce165" table:formula="oooc:=IF([.$E47]=&quot;In&quot;;[.F47];0)" office:value-type="float" office:value="212.8">
            <text:p>212.8</text:p>
          </table:table-cell>
          <table:table-cell/>
          <table:table-cell table:style-name="ce182" table:formula="oooc:=28.34952*[.K47]" office:value-type="float" office:value="6032.777856">
            <text:p>6,033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4"/>
          <table:table-cell table:style-name="ce103"/>
          <table:table-cell table:formula="oooc:=&quot;——&quot;" office:value-type="string" office:string-value="——">
            <text:p>——</text:p>
          </table:table-cell>
          <table:table-cell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38" table:formula="oooc:=&quot;——&quot;" office:value-type="string" office:string-value="——">
            <text:p>——</text:p>
          </table:table-cell>
          <table:table-cell table:style-name="ce166" table:formula="oooc:=&quot;——&quot;" office:value-type="string" office:string-value="——">
            <text:p>——</text:p>
          </table:table-cell>
          <table:table-cell/>
          <table:table-cell table:style-name="ce225" table:formula="oooc:=&quot;——&quot;" office:value-type="string" office:string-value="——">
            <text:p>——</text:p>
          </table:table-cell>
          <table:table-cell table:number-columns-repeated="243"/>
        </table:table-row>
        <table:table-row table:style-name="ro4">
          <table:table-cell table:number-columns-repeated="3"/>
          <table:table-cell table:style-name="ce95" office:value-type="string">
            <text:p>Total food consumable weight</text:p>
          </table:table-cell>
          <table:table-cell table:style-name="ce107"/>
          <table:table-cell table:style-name="ce117" table:formula="oooc:=SUM([.F43:.F48])" office:value-type="float" office:value="212.8">
            <text:p>212.8</text:p>
          </table:table-cell>
          <table:table-cell table:style-name="ce128" table:formula="oooc:=SUM([.G43:.G48])" office:value-type="float" office:value="6032.777856">
            <text:p>6,033</text:p>
          </table:table-cell>
          <table:table-cell table:style-name="ce139" table:formula="oooc:=INT([.F49]/16)" office:value-type="float" office:value="13">
            <text:p>13</text:p>
          </table:table-cell>
          <table:table-cell table:style-name="ce148" table:formula="oooc:=[.F49]-([.H49]*16)" office:value-type="float" office:value="4.79999999999998">
            <text:p>4.8</text:p>
          </table:table-cell>
          <table:table-cell table:style-name="ce155" table:formula="oooc:=SUM([.J43:.J48])" office:value-type="float" office:value="13.3">
            <text:p>13.30</text:p>
          </table:table-cell>
          <table:table-cell table:style-name="ce167" table:formula="oooc:=SUM([.K43:.K48])" office:value-type="float" office:value="212.8">
            <text:p>212.8</text:p>
          </table:table-cell>
          <table:table-cell/>
          <table:table-cell table:style-name="ce179" table:formula="oooc:=SUM([.M43:.M48])" office:value-type="float" office:value="6032.777856">
            <text:p>6,033</text:p>
          </table:table-cell>
          <table:table-cell table:number-columns-repeated="243"/>
        </table:table-row>
        <table:table-row table:style-name="ro4" table:number-rows-repeated="4">
          <table:table-cell table:number-columns-repeated="7"/>
          <table:table-cell table:style-name="ce137"/>
          <table:table-cell table:style-name="ce138"/>
          <table:table-cell table:style-name="ce154"/>
          <table:table-cell table:number-columns-repeated="246"/>
        </table:table-row>
        <table:table-row table:style-name="ro4">
          <table:table-cell table:number-columns-repeated="7"/>
          <table:table-cell table:style-name="ce343" table:number-columns-repeated="3"/>
          <table:table-cell table:number-columns-repeated="246"/>
        </table:table-row>
        <table:table-row table:style-name="ro4">
          <table:table-cell table:number-columns-repeated="2"/>
          <table:table-cell table:style-name="ce428" office:value-type="string">
            <text:p>TOTAL FOOD WEIGHT <text:span text:style-name="T5">(base + consumable)</text:span></text:p>
          </table:table-cell>
          <table:table-cell table:style-name="ce95"/>
          <table:table-cell table:style-name="ce107"/>
          <table:table-cell table:style-name="ce117" table:formula="oooc:=[.F31]+[.F49]" office:value-type="float" office:value="212.8">
            <text:p>212.8</text:p>
          </table:table-cell>
          <table:table-cell table:style-name="ce128" table:formula="oooc:=[.G31]+[.G49]" office:value-type="float" office:value="6032.777856">
            <text:p>6,033</text:p>
          </table:table-cell>
          <table:table-cell table:style-name="ce139" table:formula="oooc:=[.H31]+[.H49]" office:value-type="float" office:value="16">
            <text:p>16</text:p>
          </table:table-cell>
          <table:table-cell table:style-name="ce148" table:formula="oooc:=[.I31]+[.I49]" office:value-type="float" office:value="27.632">
            <text:p>27.6</text:p>
          </table:table-cell>
          <table:table-cell table:style-name="ce155" table:formula="oooc:=[.J31]+[.J49]" office:value-type="float" office:value="17.727">
            <text:p>17.73</text:p>
          </table:table-cell>
          <table:table-cell table:style-name="ce167" table:formula="oooc:=[.K31]+[.K49]" office:value-type="float" office:value="229.832">
            <text:p>229.8</text:p>
          </table:table-cell>
          <table:table-cell/>
          <table:table-cell table:style-name="ce179" table:formula="oooc:=[.M31]+[.M49]" office:value-type="float" office:value="6515.62688064">
            <text:p>6,516</text:p>
          </table:table-cell>
          <table:table-cell table:number-columns-repeated="243"/>
        </table:table-row>
        <table:table-row table:style-name="ro4">
          <table:table-cell table:number-columns-repeated="7"/>
          <table:table-cell table:style-name="ce343" table:number-columns-repeated="3"/>
          <table:table-cell table:number-columns-repeated="246"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T1 _ English Units" table:style-name="ta8">
        <table:table-column table:style-name="co12" table:default-cell-style-name="Normal_5f_GearList_5f_3"/>
        <table:table-column table:style-name="co22" table:default-cell-style-name="Normal_5f_GearList_5f_3"/>
        <table:table-column table:style-name="co23" table:default-cell-style-name="Normal_5f_GearList_5f_3"/>
        <table:table-column table:style-name="co24" table:default-cell-style-name="Normal_5f_GearList_5f_3"/>
        <table:table-column table:style-name="co25" table:default-cell-style-name="ce468"/>
        <table:table-column table:style-name="co26" table:default-cell-style-name="ce471"/>
        <table:table-column table:style-name="co27" table:default-cell-style-name="ce474"/>
        <table:table-column table:style-name="co28" table:default-cell-style-name="ce480"/>
        <table:table-column table:style-name="co29" table:default-cell-style-name="ce487"/>
        <table:table-column table:style-name="co14" table:number-columns-repeated="2" table:default-cell-style-name="Normal_5f_GearList_5f_3"/>
        <table:table-column table:style-name="co30" table:number-columns-repeated="2" table:default-cell-style-name="Normal_5f_GearList_5f_3"/>
        <table:table-column table:style-name="co14" table:number-columns-repeated="243" table:default-cell-style-name="Normal_5f_GearList_5f_3"/>
        <table:table-row table:style-name="ro11">
          <table:table-cell table:style-name="ce442"/>
          <table:table-cell table:style-name="ce443" table:number-columns-repeated="3"/>
          <table:table-cell table:style-name="ce464"/>
          <table:table-cell table:style-name="ce469"/>
          <table:table-cell table:style-name="ce472"/>
          <table:table-cell table:style-name="ce475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4" office:value-type="string">
            <text:p>GEAR LIST SUMMARY 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72"/>
          <table:table-cell table:style-name="ce475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5" office:value-type="string">
            <text:p>Weights in English Units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72"/>
          <table:table-cell table:style-name="ce475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6" table:formula="oooc:=[$'Master List'.B3]" office:value-type="string" office:string-value="November 30, 2005">
            <text:p>November 30, 2005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72"/>
          <table:table-cell table:style-name="ce475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6"/>
          <table:table-cell table:style-name="ce456"/>
          <table:table-cell table:style-name="ce443"/>
          <table:table-cell table:style-name="ce465"/>
          <table:table-cell table:style-name="ce469"/>
          <table:table-cell table:style-name="ce472"/>
          <table:table-cell table:style-name="ce475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7"/>
          <table:table-cell table:style-name="ce456"/>
          <table:table-cell table:style-name="ce443"/>
          <table:table-cell table:style-name="ce465"/>
          <table:table-cell table:style-name="ce469"/>
          <table:table-cell table:style-name="ce472"/>
          <table:table-cell table:style-name="ce475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8" office:value-type="string">
            <text:p>Note:<text:span text:style-name="T7"> The data in the Pivot Table below must be refreshed manually any time changes are made to the Master List in order</text:span>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72"/>
          <table:table-cell table:style-name="ce475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9" office:value-type="string">
            <text:p>to see the updated results. This is true even if you have "automatic recalculation" enabled for the rest of the spreadsheet.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72"/>
          <table:table-cell table:style-name="ce475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9"/>
          <table:table-cell table:style-name="ce456"/>
          <table:table-cell table:style-name="ce443"/>
          <table:table-cell table:style-name="ce465"/>
          <table:table-cell table:style-name="ce469"/>
          <table:table-cell table:style-name="ce472"/>
          <table:table-cell table:style-name="ce475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9" office:value-type="string">
            <text:p>To refresh the data, first click on a cell somewhere inside the Pivot Table in order to let Excel know which table you want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72"/>
          <table:table-cell table:style-name="ce475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9" office:value-type="string">
            <text:p>to update (a single worksheet can contain multiple Pivot Tables). 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72"/>
          <table:table-cell table:style-name="ce475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9"/>
          <table:table-cell table:style-name="ce456"/>
          <table:table-cell table:style-name="ce443"/>
          <table:table-cell table:style-name="ce465"/>
          <table:table-cell table:style-name="ce469"/>
          <table:table-cell table:style-name="ce472"/>
          <table:table-cell table:style-name="ce475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9" office:value-type="string">
            <text:p>Then, from the main menu, select the "Data / Refresh Data" option or click on the "Refresh Data" toolbar button (the red 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72"/>
          <table:table-cell table:style-name="ce475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9" office:value-type="string">
            <text:p>exclamation point). To see this button, you'll need to make sure that Excel's "Pivot Table" toolbar is visible. By the way, 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72"/>
          <table:table-cell table:style-name="ce475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9" office:value-type="string">
            <text:p>feel free to delete these instruction rows if you don't need them.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72"/>
          <table:table-cell table:style-name="ce475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9"/>
          <table:table-cell table:style-name="ce443" table:number-columns-repeated="2"/>
          <table:table-cell table:style-name="ce464"/>
          <table:table-cell table:style-name="ce469"/>
          <table:table-cell table:style-name="ce472"/>
          <table:table-cell table:style-name="ce475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3" table:number-columns-repeated="3"/>
          <table:table-cell table:style-name="ce464"/>
          <table:table-cell table:style-name="ce469"/>
          <table:table-cell table:style-name="ce472"/>
          <table:table-cell table:style-name="ce475"/>
          <table:table-cell table:style-name="ce482" office:value-type="string">
            <text:p>Pounds</text:p>
          </table:table-cell>
          <table:table-cell table:style-name="ce442" table:number-columns-repeated="247"/>
        </table:table-row>
        <table:table-row table:style-name="ro14">
          <table:table-cell table:style-name="ce442" table:number-columns-repeated="4"/>
          <table:table-cell table:style-name="ce466"/>
          <table:table-cell table:style-name="ce470"/>
          <table:table-cell table:style-name="ce473"/>
          <table:table-cell table:style-name="ce476"/>
          <table:table-cell table:style-name="ce481"/>
          <table:table-cell table:style-name="ce442" table:number-columns-repeated="247"/>
        </table:table-row>
        <table:table-row table:style-name="ro11">
          <table:table-cell/>
          <table:table-cell table:style-name="ce450" office:value-type="string">
            <text:p>Status</text:p>
          </table:table-cell>
          <table:table-cell table:style-name="ce457" office:value-type="string">
            <text:p>Category</text:p>
          </table:table-cell>
          <table:table-cell table:style-name="ce457" office:value-type="string">
            <text:p>ClassNo</text:p>
          </table:table-cell>
          <table:table-cell table:style-name="ce457" office:value-type="string">
            <text:p>ClassName</text:p>
          </table:table-cell>
          <table:table-cell table:style-name="ce457" office:value-type="string">
            <text:p>Description</text:p>
          </table:table-cell>
          <table:table-cell table:style-name="ce457" office:value-type="string">
            <text:p>Lb</text:p>
          </table:table-cell>
          <table:table-cell table:style-name="ce457" office:value-type="string">
            <text:p>Oz</text:p>
          </table:table-cell>
          <table:table-cell table:style-name="ce483"/>
          <table:table-cell table:style-name="Default" table:number-columns-repeated="2"/>
          <table:table-cell table:number-columns-repeated="245"/>
        </table:table-row>
        <table:table-row table:style-name="ro11">
          <table:table-cell/>
          <table:table-cell table:style-name="ce451" office:value-type="string">
            <text:p>In</text:p>
          </table:table-cell>
          <table:table-cell table:style-name="ce458" office:value-type="string">
            <text:p>Base</text:p>
          </table:table-cell>
          <table:table-cell table:style-name="ce458" office:value-type="float" office:value="1">
            <text:p>1</text:p>
          </table:table-cell>
          <table:table-cell table:style-name="ce458" office:value-type="string">
            <text:p>Pack</text:p>
          </table:table-cell>
          <table:table-cell table:style-name="ce467" office:value-type="string">
            <text:p>Pack - Kelty Cloud 6500 Spectra with modifications</text:p>
          </table:table-cell>
          <table:table-cell table:style-name="ce467" office:value-type="float" office:value="2">
            <text:p>2</text:p>
          </table:table-cell>
          <table:table-cell table:style-name="ce477" office:value-type="float" office:value="11.2">
            <text:p>11.2</text:p>
          </table:table-cell>
          <table:table-cell table:style-name="ce484" office:value-type="float" office:value="2.7">
            <text:p>2.70 <text:s/></text:p>
          </table:table-cell>
          <table:table-cell table:style-name="Default" table:number-columns-repeated="2"/>
          <table:table-cell table:number-columns-repeated="245"/>
        </table:table-row>
        <table:table-row table:style-name="ro15">
          <table:table-cell/>
          <table:table-cell table:style-name="ce452"/>
          <table:table-cell table:style-name="ce459" table:number-columns-repeated="2"/>
          <table:table-cell table:style-name="ce460"/>
          <table:table-cell table:style-name="ce467" office:value-type="string">
            <text:p>Sack - compactor bag dry sack - white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2.5">
            <text:p>2.5</text:p>
          </table:table-cell>
          <table:table-cell table:style-name="ce484" office:value-type="float" office:value="0.15625">
            <text:p>0.16 <text:s/></text:p>
          </table:table-cell>
          <table:table-cell table:style-name="Default" table:number-columns-repeated="2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/>
          <table:table-cell table:style-name="ce460"/>
          <table:table-cell table:style-name="ce461" office:value-type="string">
            <text:p>Pack Result</text:p>
          </table:table-cell>
          <table:table-cell table:style-name="ce462" table:number-columns-repeated="2"/>
          <table:table-cell table:style-name="ce478"/>
          <table:table-cell table:style-name="ce485" office:value-type="float" office:value="2.85625">
            <text:p>2.86 <text:s/></text:p>
          </table:table-cell>
          <table:table-cell table:style-name="Default" table:number-columns-repeated="2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/>
          <table:table-cell table:style-name="ce458" office:value-type="float" office:value="2">
            <text:p>2</text:p>
          </table:table-cell>
          <table:table-cell table:style-name="ce467" office:value-type="string">
            <text:p>Shelter</text:p>
          </table:table-cell>
          <table:table-cell table:style-name="ce467" office:value-type="string">
            <text:p>Integral Designs Sil Shelter - complete</text:p>
          </table:table-cell>
          <table:table-cell table:style-name="ce467" office:value-type="float" office:value="1">
            <text:p>1</text:p>
          </table:table-cell>
          <table:table-cell table:style-name="ce477" office:value-type="float" office:value="13.5">
            <text:p>13.5</text:p>
          </table:table-cell>
          <table:table-cell table:style-name="ce484" office:value-type="float" office:value="1.84375">
            <text:p>1.84 <text:s/></text:p>
          </table:table-cell>
          <table:table-cell table:style-name="Default" table:number-columns-repeated="2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/>
          <table:table-cell table:style-name="ce460"/>
          <table:table-cell table:style-name="ce461" office:value-type="string">
            <text:p>Shelter Result</text:p>
          </table:table-cell>
          <table:table-cell table:style-name="ce462" table:number-columns-repeated="2"/>
          <table:table-cell table:style-name="ce478"/>
          <table:table-cell table:style-name="ce485" office:value-type="float" office:value="1.84375">
            <text:p>1.84 <text:s/></text:p>
          </table:table-cell>
          <table:table-cell table:style-name="Default" table:number-columns-repeated="2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/>
          <table:table-cell table:style-name="ce458" office:value-type="float" office:value="3">
            <text:p>3</text:p>
          </table:table-cell>
          <table:table-cell table:style-name="ce458" office:value-type="string">
            <text:p>Sleeping</text:p>
          </table:table-cell>
          <table:table-cell table:style-name="ce467" office:value-type="string">
            <text:p>Mattress - Therm-A-Rest Ultra Light II - 3/4 length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15.7">
            <text:p>15.7</text:p>
          </table:table-cell>
          <table:table-cell table:style-name="ce484" office:value-type="float" office:value="0.98125">
            <text:p>0.98 <text:s/></text:p>
          </table:table-cell>
          <table:table-cell table:style-name="Default" table:number-columns-repeated="2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ack - dry sack for sleeping bag - 21L yellow Camp Inn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4.5">
            <text:p>4.5</text:p>
          </table:table-cell>
          <table:table-cell table:style-name="ce484" office:value-type="float" office:value="0.28125">
            <text:p>0.28 <text:s/></text:p>
          </table:table-cell>
          <table:table-cell table:style-name="Default" table:number-columns-repeated="2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 table:number-columns-repeated="2"/>
          <table:table-cell table:style-name="ce460"/>
          <table:table-cell table:style-name="ce467" office:value-type="string">
            <text:p>Sleeping bag - WM VersaLite Super +10°F - long</text:p>
          </table:table-cell>
          <table:table-cell table:style-name="ce467" office:value-type="float" office:value="2">
            <text:p>2</text:p>
          </table:table-cell>
          <table:table-cell table:style-name="ce477" office:value-type="float" office:value="2">
            <text:p>2</text:p>
          </table:table-cell>
          <table:table-cell table:style-name="ce484" office:value-type="float" office:value="2.125">
            <text:p>2.13 <text:s/></text:p>
          </table:table-cell>
          <table:table-cell table:style-name="Default" table:number-columns-repeated="2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/>
          <table:table-cell table:style-name="ce460"/>
          <table:table-cell table:style-name="ce461" office:value-type="string">
            <text:p>Sleeping Result</text:p>
          </table:table-cell>
          <table:table-cell table:style-name="ce462" table:number-columns-repeated="2"/>
          <table:table-cell table:style-name="ce478"/>
          <table:table-cell table:style-name="ce485" office:value-type="float" office:value="3.3875">
            <text:p>3.39 <text:s/></text:p>
          </table:table-cell>
          <table:table-cell table:style-name="Default" table:number-columns-repeated="2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/>
          <table:table-cell table:style-name="ce458" office:value-type="float" office:value="4">
            <text:p>4</text:p>
          </table:table-cell>
          <table:table-cell table:style-name="ce458" office:value-type="string">
            <text:p>Clothes</text:p>
          </table:table-cell>
          <table:table-cell table:style-name="ce467" office:value-type="string">
            <text:p>Base layer - briefs - Capilene <text:s/>blue - extra pair - size L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1.9">
            <text:p>1.9</text:p>
          </table:table-cell>
          <table:table-cell table:style-name="ce484" office:value-type="float" office:value="0.11875">
            <text:p>0.12 <text:s/></text:p>
          </table:table-cell>
          <table:table-cell table:style-name="Default" table:number-columns-repeated="2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Base layer - pants - Capilene lightweight - spruce - size M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6">
            <text:p>6</text:p>
          </table:table-cell>
          <table:table-cell table:style-name="ce484" office:value-type="float" office:value="0.375">
            <text:p>0.38 <text:s/></text:p>
          </table:table-cell>
          <table:table-cell table:style-name="Default" table:number-columns-repeated="2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Ear muffs - blue fuzzy with padded head band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1.5">
            <text:p>1.5</text:p>
          </table:table-cell>
          <table:table-cell table:style-name="ce484" office:value-type="float" office:value="0.09375">
            <text:p>0.09 <text:s/></text:p>
          </table:table-cell>
          <table:table-cell table:style-name="Default" table:number-columns-repeated="2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Gloves - liners - pair #1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1">
            <text:p>1</text:p>
          </table:table-cell>
          <table:table-cell table:style-name="ce484" office:value-type="float" office:value="0.0625">
            <text:p>0.06 <text:s/></text:p>
          </table:table-cell>
          <table:table-cell table:style-name="Default" table:number-columns-repeated="2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Gloves - liners - pair #2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1">
            <text:p>1</text:p>
          </table:table-cell>
          <table:table-cell table:style-name="ce484" office:value-type="float" office:value="0.0625">
            <text:p>0.06 <text:s/></text:p>
          </table:table-cell>
          <table:table-cell table:style-name="Default" table:number-columns-repeated="2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Hat - Northface fleece bomber cap - gray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2.7">
            <text:p>2.7</text:p>
          </table:table-cell>
          <table:table-cell table:style-name="ce484" office:value-type="float" office:value="0.16875">
            <text:p>0.17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Jacket - Golite Cumulus 800 fill down - size XL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15.8">
            <text:p>15.8</text:p>
          </table:table-cell>
          <table:table-cell table:style-name="ce484" office:value-type="float" office:value="0.9875">
            <text:p>0.99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Jacket - Marmot microfleece top - red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9.2">
            <text:p>9.2</text:p>
          </table:table-cell>
          <table:table-cell table:style-name="ce484" office:value-type="float" office:value="0.575">
            <text:p>0.58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ack - Sea to Summit dry bag for trail clothes - 13L yellow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3.1">
            <text:p>3.1</text:p>
          </table:table-cell>
          <table:table-cell table:style-name="ce484" office:value-type="float" office:value="0.19375">
            <text:p>0.19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hell - jacket - Lowe Adreneline Triple Point - red - size XL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14.7">
            <text:p>14.7</text:p>
          </table:table-cell>
          <table:table-cell table:style-name="ce484" office:value-type="float" office:value="0.91875">
            <text:p>0.92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hell - OR Goretex shell mittens - cut down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2.6">
            <text:p>2.6</text:p>
          </table:table-cell>
          <table:table-cell table:style-name="ce484" office:value-type="float" office:value="0.1625">
            <text:p>0.16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hell - pants - Marmot Precip - black - size XL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7.7">
            <text:p>7.7</text:p>
          </table:table-cell>
          <table:table-cell table:style-name="ce484" office:value-type="float" office:value="0.48125">
            <text:p>0.48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hell - REI Goretex oversocks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3.5">
            <text:p>3.5</text:p>
          </table:table-cell>
          <table:table-cell table:style-name="ce484" office:value-type="float" office:value="0.21875">
            <text:p>0.22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ocks - Wigwam El-Pine rag wool - extra pair - size L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5">
            <text:p>5</text:p>
          </table:table-cell>
          <table:table-cell table:style-name="ce484" office:value-type="float" office:value="0.3125">
            <text:p>0.31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2"/>
          <table:table-cell table:style-name="ce460"/>
          <table:table-cell table:style-name="ce467" office:value-type="string">
            <text:p>Socks - Wyoming Wear fleece camp socks - size XL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2.7">
            <text:p>2.7</text:p>
          </table:table-cell>
          <table:table-cell table:style-name="ce484" office:value-type="float" office:value="0.16875">
            <text:p>0.17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/>
          <table:table-cell table:style-name="ce460"/>
          <table:table-cell table:style-name="ce461" office:value-type="string">
            <text:p>Clothes Result</text:p>
          </table:table-cell>
          <table:table-cell table:style-name="ce462" table:number-columns-repeated="2"/>
          <table:table-cell table:style-name="ce478"/>
          <table:table-cell table:style-name="ce485" office:value-type="float" office:value="4.9">
            <text:p>4.90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/>
          <table:table-cell table:style-name="ce458" office:value-type="float" office:value="5">
            <text:p>5</text:p>
          </table:table-cell>
          <table:table-cell table:style-name="ce458" office:value-type="string">
            <text:p>Kitchen</text:p>
          </table:table-cell>
          <table:table-cell table:style-name="ce467" office:value-type="string">
            <text:p>Extra water in vehicle</text:p>
          </table:table-cell>
          <table:table-cell table:style-name="ce467" office:value-type="string">
            <text:p>(empty)</text:p>
          </table:table-cell>
          <table:table-cell table:style-name="ce477" office:value-type="string">
            <text:p>(empty)</text:p>
          </table:table-cell>
          <table:table-cell table:style-name="ce484" office:value-type="float" office:value="0">
            <text:p><text:s/>- <text:s text:c="2"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Food kit base weight (i.e., containers and packaing only)</text:p>
          </table:table-cell>
          <table:table-cell table:style-name="ce467" office:value-type="float" office:value="1">
            <text:p>1</text:p>
          </table:table-cell>
          <table:table-cell table:style-name="ce477" office:value-type="float" office:value="1">
            <text:p>1</text:p>
          </table:table-cell>
          <table:table-cell table:style-name="ce484" office:value-type="float" office:value="1.0645">
            <text:p>1.06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Kitchen cooking, tools and cleanup kit</text:p>
          </table:table-cell>
          <table:table-cell table:style-name="ce467" office:value-type="float" office:value="1">
            <text:p>1</text:p>
          </table:table-cell>
          <table:table-cell table:style-name="ce477" office:value-type="float" office:value="2.3">
            <text:p>2.3</text:p>
          </table:table-cell>
          <table:table-cell table:style-name="ce484" office:value-type="float" office:value="1.14375">
            <text:p>1.14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tove kit base weight</text:p>
          </table:table-cell>
          <table:table-cell table:style-name="ce467" office:value-type="float" office:value="1">
            <text:p>1</text:p>
          </table:table-cell>
          <table:table-cell table:style-name="ce477" office:value-type="string">
            <text:p>(empty)</text:p>
          </table:table-cell>
          <table:table-cell table:style-name="ce484" office:value-type="float" office:value="1.04375">
            <text:p>1.04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2"/>
          <table:table-cell table:style-name="ce460"/>
          <table:table-cell table:style-name="ce467" office:value-type="string">
            <text:p>Water kit (base only - excludes water weight)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7.3">
            <text:p>7.3</text:p>
          </table:table-cell>
          <table:table-cell table:style-name="ce484" office:value-type="float" office:value="0.45625">
            <text:p>0.46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/>
          <table:table-cell table:style-name="ce460"/>
          <table:table-cell table:style-name="ce461" office:value-type="string">
            <text:p>Kitchen Result</text:p>
          </table:table-cell>
          <table:table-cell table:style-name="ce462" table:number-columns-repeated="2"/>
          <table:table-cell table:style-name="ce478"/>
          <table:table-cell table:style-name="ce485" office:value-type="float" office:value="3.70825">
            <text:p>3.71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/>
          <table:table-cell table:style-name="ce458" office:value-type="float" office:value="6">
            <text:p>6</text:p>
          </table:table-cell>
          <table:table-cell table:style-name="ce458" office:value-type="string">
            <text:p>Utility</text:p>
          </table:table-cell>
          <table:table-cell table:style-name="ce467" office:value-type="string">
            <text:p>Communications kit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2.9">
            <text:p>2.9</text:p>
          </table:table-cell>
          <table:table-cell table:style-name="ce484" office:value-type="float" office:value="0.18125">
            <text:p>0.18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First aid kit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9.1">
            <text:p>9.1</text:p>
          </table:table-cell>
          <table:table-cell table:style-name="ce484" office:value-type="float" office:value="0.56875">
            <text:p>0.57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Hygiene kit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7.5">
            <text:p>7.5</text:p>
          </table:table-cell>
          <table:table-cell table:style-name="ce484" office:value-type="float" office:value="0.46875">
            <text:p>0.47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Navigation kit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5.2">
            <text:p>5.2</text:p>
          </table:table-cell>
          <table:table-cell table:style-name="ce484" office:value-type="float" office:value="0.325">
            <text:p>0.33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Night kit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5.8">
            <text:p>5.8</text:p>
          </table:table-cell>
          <table:table-cell table:style-name="ce484" office:value-type="float" office:value="0.3625">
            <text:p>0.36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Personal kit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7.1">
            <text:p>7.1</text:p>
          </table:table-cell>
          <table:table-cell table:style-name="ce484" office:value-type="float" office:value="0.44375">
            <text:p>0.44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Pocket Ziploc for trash</text:p>
          </table:table-cell>
          <table:table-cell table:style-name="ce467" office:value-type="string">
            <text:p>(empty)</text:p>
          </table:table-cell>
          <table:table-cell table:style-name="ce477" office:value-type="string">
            <text:p>(empty)</text:p>
          </table:table-cell>
          <table:table-cell table:style-name="ce484" office:value-type="float" office:value="0.03125">
            <text:p>0.03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Pouch kit - front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9.6">
            <text:p>9.6</text:p>
          </table:table-cell>
          <table:table-cell table:style-name="ce484" office:value-type="float" office:value="0.6">
            <text:p>0.60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ack - coated silnylon boot bag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1">
            <text:p>1</text:p>
          </table:table-cell>
          <table:table-cell table:style-name="ce484" office:value-type="float" office:value="0.0625">
            <text:p>0.06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ack - extra Ziplocs - 3 of ea size + plastic grocery bag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2.6">
            <text:p>2.6</text:p>
          </table:table-cell>
          <table:table-cell table:style-name="ce484" office:value-type="float" office:value="0.1625">
            <text:p>0.16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herlock hiking staffs (2 @ 16 oz each)</text:p>
          </table:table-cell>
          <table:table-cell table:style-name="ce467" office:value-type="string">
            <text:p>(empty)</text:p>
          </table:table-cell>
          <table:table-cell table:style-name="ce477" office:value-type="string">
            <text:p>(empty)</text:p>
          </table:table-cell>
          <table:table-cell table:style-name="ce484" office:value-type="float" office:value="0">
            <text:p><text:s/>- <text:s text:c="2"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Tent bottle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2.2">
            <text:p>2.2</text:p>
          </table:table-cell>
          <table:table-cell table:style-name="ce484" office:value-type="float" office:value="0.1375">
            <text:p>0.14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Tripod in vehicle for after trail pictures</text:p>
          </table:table-cell>
          <table:table-cell table:style-name="ce467" office:value-type="string">
            <text:p>(empty)</text:p>
          </table:table-cell>
          <table:table-cell table:style-name="ce477" office:value-type="string">
            <text:p>(empty)</text:p>
          </table:table-cell>
          <table:table-cell table:style-name="ce484" office:value-type="float" office:value="0">
            <text:p><text:s/>- <text:s text:c="2"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Utility kit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8.1">
            <text:p>8.1</text:p>
          </table:table-cell>
          <table:table-cell table:style-name="ce484" office:value-type="float" office:value="0.50625">
            <text:p>0.51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Vision kit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15.1">
            <text:p>15.1</text:p>
          </table:table-cell>
          <table:table-cell table:style-name="ce484" office:value-type="float" office:value="0.94375">
            <text:p>0.94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2"/>
          <table:table-cell table:style-name="ce460"/>
          <table:table-cell table:style-name="ce467" office:value-type="string">
            <text:p>Wallet kit </text:p>
          </table:table-cell>
          <table:table-cell table:style-name="ce467" office:value-type="string">
            <text:p>(empty)</text:p>
          </table:table-cell>
          <table:table-cell table:style-name="ce477" office:value-type="string">
            <text:p>(empty)</text:p>
          </table:table-cell>
          <table:table-cell table:style-name="ce484" office:value-type="float" office:value="0.0625">
            <text:p>0.06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60" table:number-columns-repeated="2"/>
          <table:table-cell table:style-name="ce461" office:value-type="string">
            <text:p>Utility Result</text:p>
          </table:table-cell>
          <table:table-cell table:style-name="ce462" table:number-columns-repeated="2"/>
          <table:table-cell table:style-name="ce478"/>
          <table:table-cell table:style-name="ce485" office:value-type="float" office:value="4.85625">
            <text:p>4.86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61" office:value-type="string">
            <text:p>Base Result</text:p>
          </table:table-cell>
          <table:table-cell table:style-name="ce462" table:number-columns-repeated="4"/>
          <table:table-cell table:style-name="ce478"/>
          <table:table-cell table:style-name="ce485" office:value-type="float" office:value="21.552">
            <text:p>21.55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8" office:value-type="string">
            <text:p>Consumables</text:p>
          </table:table-cell>
          <table:table-cell table:style-name="ce458" office:value-type="float" office:value="5">
            <text:p>5</text:p>
          </table:table-cell>
          <table:table-cell table:style-name="ce458" office:value-type="string">
            <text:p>Kitchen</text:p>
          </table:table-cell>
          <table:table-cell table:style-name="ce467" office:value-type="string">
            <text:p>Food kit - consumables only </text:p>
          </table:table-cell>
          <table:table-cell table:style-name="ce467" office:value-type="float" office:value="13">
            <text:p>13</text:p>
          </table:table-cell>
          <table:table-cell table:style-name="ce477" office:value-type="float" office:value="4.8">
            <text:p>4.8</text:p>
          </table:table-cell>
          <table:table-cell table:style-name="ce484" office:value-type="float" office:value="13.3">
            <text:p>13.30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tove kit fuel weight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10.6">
            <text:p>10.6</text:p>
          </table:table-cell>
          <table:table-cell table:style-name="ce484" office:value-type="float" office:value="0.6625">
            <text:p>0.66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2"/>
          <table:table-cell table:style-name="ce460"/>
          <table:table-cell table:style-name="ce467" office:value-type="string">
            <text:p>Water - 1 liter (excludes container weight)</text:p>
          </table:table-cell>
          <table:table-cell table:style-name="ce467" office:value-type="float" office:value="2">
            <text:p>2</text:p>
          </table:table-cell>
          <table:table-cell table:style-name="ce477" office:value-type="float" office:value="3.3">
            <text:p>3.3</text:p>
          </table:table-cell>
          <table:table-cell table:style-name="ce484" office:value-type="float" office:value="2.204684">
            <text:p>2.20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60" table:number-columns-repeated="2"/>
          <table:table-cell table:style-name="ce461" office:value-type="string">
            <text:p>Kitchen Result</text:p>
          </table:table-cell>
          <table:table-cell table:style-name="ce462" table:number-columns-repeated="2"/>
          <table:table-cell table:style-name="ce478"/>
          <table:table-cell table:style-name="ce485" office:value-type="float" office:value="16.167184">
            <text:p>16.17 <text:s/></text:p>
          </table:table-cell>
          <table:table-cell table:number-columns-repeated="247"/>
        </table:table-row>
        <table:table-row table:style-name="ro11">
          <table:table-cell/>
          <table:table-cell table:style-name="ce453"/>
          <table:table-cell table:style-name="ce461" office:value-type="string">
            <text:p>Consumables Result</text:p>
          </table:table-cell>
          <table:table-cell table:style-name="ce462" table:number-columns-repeated="4"/>
          <table:table-cell table:style-name="ce478"/>
          <table:table-cell table:style-name="ce485" office:value-type="float" office:value="16.167184">
            <text:p>16.17 <text:s/></text:p>
          </table:table-cell>
          <table:table-cell table:number-columns-repeated="247"/>
        </table:table-row>
        <table:table-row table:style-name="ro11">
          <table:table-cell/>
          <table:table-cell table:style-name="ce454" office:value-type="string">
            <text:p>In Result</text:p>
          </table:table-cell>
          <table:table-cell table:style-name="ce462" table:number-columns-repeated="5"/>
          <table:table-cell table:style-name="ce478"/>
          <table:table-cell table:style-name="ce485" office:value-type="float" office:value="37.719184">
            <text:p>37.72 <text:s/></text:p>
          </table:table-cell>
          <table:table-cell table:number-columns-repeated="247"/>
        </table:table-row>
        <table:table-row table:style-name="ro11">
          <table:table-cell/>
          <table:table-cell table:style-name="ce451" office:value-type="string">
            <text:p>Wear</text:p>
          </table:table-cell>
          <table:table-cell table:style-name="ce458" office:value-type="string">
            <text:p>Wear</text:p>
          </table:table-cell>
          <table:table-cell table:style-name="ce458" office:value-type="float" office:value="4">
            <text:p>4</text:p>
          </table:table-cell>
          <table:table-cell table:style-name="ce458" office:value-type="string">
            <text:p>Clothes</text:p>
          </table:table-cell>
          <table:table-cell table:style-name="ce467" office:value-type="string">
            <text:p>Base layer - briefs - Capilene <text:s/>blue - size L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1.9">
            <text:p>1.9</text:p>
          </table:table-cell>
          <table:table-cell table:style-name="ce484" office:value-type="float" office:value="0.11875">
            <text:p>0.12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Base layer - shirt - med wt Capilene - long sleeve - spruce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8.9">
            <text:p>8.9</text:p>
          </table:table-cell>
          <table:table-cell table:style-name="ce484" office:value-type="float" office:value="0.55625">
            <text:p>0.56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Hat - nylon ball cap with chin cord - silver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2.1">
            <text:p>2.1</text:p>
          </table:table-cell>
          <table:table-cell table:style-name="ce484" office:value-type="float" office:value="0.13125">
            <text:p>0.13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Pants - Sportif Cordura with sewn-in belt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13.2">
            <text:p>13.2</text:p>
          </table:table-cell>
          <table:table-cell table:style-name="ce484" office:value-type="float" office:value="0.825">
            <text:p>0.83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hoes - New Balance 766 with SuperFeet insoles</text:p>
          </table:table-cell>
          <table:table-cell table:style-name="ce467" office:value-type="float" office:value="1">
            <text:p>1</text:p>
          </table:table-cell>
          <table:table-cell table:style-name="ce477" office:value-type="float" office:value="15.6">
            <text:p>15.6</text:p>
          </table:table-cell>
          <table:table-cell table:style-name="ce484" office:value-type="float" office:value="1.975">
            <text:p>1.98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ocks - Wigwam El-Pine rag wool - size L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5">
            <text:p>5</text:p>
          </table:table-cell>
          <table:table-cell table:style-name="ce484" office:value-type="float" office:value="0.3125">
            <text:p>0.31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2"/>
          <table:table-cell table:style-name="ce460"/>
          <table:table-cell table:style-name="ce467" office:value-type="string">
            <text:p>Watch - digital with nylon band and wrist compass</text:p>
          </table:table-cell>
          <table:table-cell table:style-name="ce467" office:value-type="string">
            <text:p>(empty)</text:p>
          </table:table-cell>
          <table:table-cell table:style-name="ce477" office:value-type="float" office:value="1.6">
            <text:p>1.6</text:p>
          </table:table-cell>
          <table:table-cell table:style-name="ce484" office:value-type="float" office:value="0.1">
            <text:p>0.10 <text:s/></text:p>
          </table:table-cell>
          <table:table-cell table:number-columns-repeated="247"/>
        </table:table-row>
        <table:table-row table:style-name="ro11">
          <table:table-cell/>
          <table:table-cell table:style-name="ce452"/>
          <table:table-cell table:style-name="ce460" table:number-columns-repeated="2"/>
          <table:table-cell table:style-name="ce461" office:value-type="string">
            <text:p>Clothes Result</text:p>
          </table:table-cell>
          <table:table-cell table:style-name="ce462" table:number-columns-repeated="2"/>
          <table:table-cell table:style-name="ce478"/>
          <table:table-cell table:style-name="ce485" office:value-type="float" office:value="4.01875">
            <text:p>4.02 <text:s/></text:p>
          </table:table-cell>
          <table:table-cell table:number-columns-repeated="247"/>
        </table:table-row>
        <table:table-row table:style-name="ro11">
          <table:table-cell/>
          <table:table-cell table:style-name="ce453"/>
          <table:table-cell table:style-name="ce461" office:value-type="string">
            <text:p>Wear Result</text:p>
          </table:table-cell>
          <table:table-cell table:style-name="ce462" table:number-columns-repeated="4"/>
          <table:table-cell table:style-name="ce478"/>
          <table:table-cell table:style-name="ce485" office:value-type="float" office:value="4.01875">
            <text:p>4.02 <text:s/></text:p>
          </table:table-cell>
          <table:table-cell table:number-columns-repeated="247"/>
        </table:table-row>
        <table:table-row table:style-name="ro11">
          <table:table-cell/>
          <table:table-cell table:style-name="ce454" office:value-type="string">
            <text:p>Wear Result</text:p>
          </table:table-cell>
          <table:table-cell table:style-name="ce462" table:number-columns-repeated="5"/>
          <table:table-cell table:style-name="ce478"/>
          <table:table-cell table:style-name="ce485" office:value-type="float" office:value="4.01875">
            <text:p>4.02 <text:s/></text:p>
          </table:table-cell>
          <table:table-cell table:number-columns-repeated="247"/>
        </table:table-row>
        <table:table-row table:style-name="ro11">
          <table:table-cell/>
          <table:table-cell table:style-name="ce455" office:value-type="string">
            <text:p>Total Result</text:p>
          </table:table-cell>
          <table:table-cell table:style-name="ce463" table:number-columns-repeated="5"/>
          <table:table-cell table:style-name="ce479"/>
          <table:table-cell table:style-name="ce486" office:value-type="float" office:value="41.737934">
            <text:p>41.74 <text:s/></text:p>
          </table:table-cell>
          <table:table-cell table:number-columns-repeated="247"/>
        </table:table-row>
        <table:table-row table:style-name="ro11" table:number-rows-repeated="12">
          <table:table-cell/>
          <table:table-cell table:style-name="Default" table:number-columns-repeated="8"/>
          <table:table-cell table:number-columns-repeated="247"/>
        </table:table-row>
        <table:table-row table:style-name="ro11">
          <table:table-cell/>
          <table:table-cell table:style-name="Default" table:number-columns-repeated="5"/>
          <table:table-cell table:style-name="ce353" table:number-columns-repeated="2"/>
          <table:table-cell table:style-name="Default"/>
          <table:table-cell table:number-columns-repeated="247"/>
        </table:table-row>
        <table:table-row table:style-name="ro1" table:number-rows-repeated="6543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T2 _ Metric Units" table:style-name="ta9">
        <table:table-column table:style-name="co12" table:default-cell-style-name="Normal_5f_GearList_5f_3"/>
        <table:table-column table:style-name="co22" table:default-cell-style-name="Normal_5f_GearList_5f_3"/>
        <table:table-column table:style-name="co23" table:default-cell-style-name="Normal_5f_GearList_5f_3"/>
        <table:table-column table:style-name="co24" table:default-cell-style-name="Normal_5f_GearList_5f_3"/>
        <table:table-column table:style-name="co25" table:default-cell-style-name="ce468"/>
        <table:table-column table:style-name="co26" table:default-cell-style-name="ce471"/>
        <table:table-column table:style-name="co7" table:default-cell-style-name="ce491"/>
        <table:table-column table:style-name="co28" table:default-cell-style-name="ce494"/>
        <table:table-column table:style-name="co29" table:default-cell-style-name="ce487"/>
        <table:table-column table:style-name="co14" table:number-columns-repeated="2" table:default-cell-style-name="Normal_5f_GearList_5f_3"/>
        <table:table-column table:style-name="co30" table:number-columns-repeated="2" table:default-cell-style-name="Normal_5f_GearList_5f_3"/>
        <table:table-column table:style-name="co14" table:number-columns-repeated="243" table:default-cell-style-name="Normal_5f_GearList_5f_3"/>
        <table:table-row table:style-name="ro11">
          <table:table-cell table:style-name="ce442"/>
          <table:table-cell table:style-name="ce443" table:number-columns-repeated="3"/>
          <table:table-cell table:style-name="ce464"/>
          <table:table-cell table:style-name="ce469"/>
          <table:table-cell table:style-name="ce488"/>
          <table:table-cell table:style-name="ce492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4" office:value-type="string">
            <text:p>GEAR LIST SUMMARY 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88"/>
          <table:table-cell table:style-name="ce492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5" office:value-type="string">
            <text:p>Weights in Metric Units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88"/>
          <table:table-cell table:style-name="ce492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6" table:formula="oooc:=[$'Master List'.B3]" office:value-type="string" office:string-value="November 30, 2005">
            <text:p>November 30, 2005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88"/>
          <table:table-cell table:style-name="ce492"/>
          <table:table-cell table:style-name="ce481"/>
          <table:table-cell table:style-name="ce442" table:number-columns-repeated="247"/>
        </table:table-row>
        <table:table-row table:style-name="ro11" table:number-rows-repeated="2">
          <table:table-cell table:style-name="ce442"/>
          <table:table-cell table:style-name="ce447"/>
          <table:table-cell table:style-name="ce456"/>
          <table:table-cell table:style-name="ce443"/>
          <table:table-cell table:style-name="ce465"/>
          <table:table-cell table:style-name="ce469"/>
          <table:table-cell table:style-name="ce488"/>
          <table:table-cell table:style-name="ce492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8" office:value-type="string">
            <text:p>Note:<text:span text:style-name="T7"> The data in the Pivot Table below must be refreshed manually any time changes are made to the Master List in order</text:span>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88"/>
          <table:table-cell table:style-name="ce492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9" office:value-type="string">
            <text:p>to see the updated results. This is true even if you have "automatic recalculation" enabled for the rest of the spreadsheet.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88"/>
          <table:table-cell table:style-name="ce492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9"/>
          <table:table-cell table:style-name="ce456"/>
          <table:table-cell table:style-name="ce443"/>
          <table:table-cell table:style-name="ce465"/>
          <table:table-cell table:style-name="ce469"/>
          <table:table-cell table:style-name="ce488"/>
          <table:table-cell table:style-name="ce492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9" office:value-type="string">
            <text:p>To refresh the data, first click on a cell somewhere inside the Pivot Table in order to let Excel know which table you want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88"/>
          <table:table-cell table:style-name="ce492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9" office:value-type="string">
            <text:p>to update (a single worksheet can contain multiple Pivot Tables). 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88"/>
          <table:table-cell table:style-name="ce492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9"/>
          <table:table-cell table:style-name="ce456"/>
          <table:table-cell table:style-name="ce443"/>
          <table:table-cell table:style-name="ce465"/>
          <table:table-cell table:style-name="ce469"/>
          <table:table-cell table:style-name="ce488"/>
          <table:table-cell table:style-name="ce492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9" office:value-type="string">
            <text:p>Then, from the main menu, select the "Data / Refresh Data" option or click on the "Refresh Data" toolbar button (the red 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88"/>
          <table:table-cell table:style-name="ce492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9" office:value-type="string">
            <text:p>exclamation point). To see this button, you'll need to make sure that Excel's "Pivot Table" toolbar is visible. By the way, 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88"/>
          <table:table-cell table:style-name="ce492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9" office:value-type="string">
            <text:p>feel free to delete these instruction rows if you don't need them.</text:p>
          </table:table-cell>
          <table:table-cell table:style-name="ce456"/>
          <table:table-cell table:style-name="ce443"/>
          <table:table-cell table:style-name="ce465"/>
          <table:table-cell table:style-name="ce469"/>
          <table:table-cell table:style-name="ce488"/>
          <table:table-cell table:style-name="ce492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3" table:number-columns-repeated="3"/>
          <table:table-cell table:style-name="ce464"/>
          <table:table-cell table:style-name="ce469"/>
          <table:table-cell table:style-name="ce488"/>
          <table:table-cell table:style-name="ce492"/>
          <table:table-cell table:style-name="ce481"/>
          <table:table-cell table:style-name="ce442" table:number-columns-repeated="247"/>
        </table:table-row>
        <table:table-row table:style-name="ro11">
          <table:table-cell table:style-name="ce442"/>
          <table:table-cell table:style-name="ce443" table:number-columns-repeated="3"/>
          <table:table-cell table:style-name="ce464"/>
          <table:table-cell table:style-name="ce469"/>
          <table:table-cell table:style-name="ce488"/>
          <table:table-cell table:style-name="ce482" office:value-type="string">
            <text:p>Kilograms</text:p>
          </table:table-cell>
          <table:table-cell table:style-name="ce442" table:number-columns-repeated="248"/>
        </table:table-row>
        <table:table-row table:style-name="ro14">
          <table:table-cell table:style-name="ce442" table:number-columns-repeated="4"/>
          <table:table-cell table:style-name="ce466"/>
          <table:table-cell table:style-name="ce470"/>
          <table:table-cell table:style-name="ce489"/>
          <table:table-cell table:style-name="ce493"/>
          <table:table-cell table:style-name="ce481"/>
          <table:table-cell table:style-name="ce442" table:number-columns-repeated="247"/>
        </table:table-row>
        <table:table-row table:style-name="ro11">
          <table:table-cell/>
          <table:table-cell table:style-name="ce450" office:value-type="string">
            <text:p>Status</text:p>
          </table:table-cell>
          <table:table-cell table:style-name="ce457" office:value-type="string">
            <text:p>Category</text:p>
          </table:table-cell>
          <table:table-cell table:style-name="ce457" office:value-type="string">
            <text:p>ClassNo</text:p>
          </table:table-cell>
          <table:table-cell table:style-name="ce457" office:value-type="string">
            <text:p>ClassName</text:p>
          </table:table-cell>
          <table:table-cell table:style-name="ce457" office:value-type="string">
            <text:p>Description</text:p>
          </table:table-cell>
          <table:table-cell table:style-name="ce457" office:value-type="string">
            <text:p>Grams</text:p>
          </table:table-cell>
          <table:table-cell table:style-name="ce483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table:style-name="ce451" office:value-type="string">
            <text:p>In</text:p>
          </table:table-cell>
          <table:table-cell table:style-name="ce458" office:value-type="string">
            <text:p>Base</text:p>
          </table:table-cell>
          <table:table-cell table:style-name="ce458" office:value-type="float" office:value="1">
            <text:p>1</text:p>
          </table:table-cell>
          <table:table-cell table:style-name="ce458" office:value-type="string">
            <text:p>Pack</text:p>
          </table:table-cell>
          <table:table-cell table:style-name="ce467" office:value-type="string">
            <text:p>Pack - Kelty Cloud 6500 Spectra with modifications</text:p>
          </table:table-cell>
          <table:table-cell table:style-name="ce477" office:value-type="float" office:value="1225">
            <text:p>1225</text:p>
          </table:table-cell>
          <table:table-cell table:style-name="ce484" office:value-type="float" office:value="1.224699264">
            <text:p>1.22 <text:s/></text:p>
          </table:table-cell>
          <table:table-cell table:style-name="Default" table:number-columns-repeated="3"/>
          <table:table-cell table:number-columns-repeated="245"/>
        </table:table-row>
        <table:table-row table:style-name="ro15">
          <table:table-cell/>
          <table:table-cell table:style-name="ce452"/>
          <table:table-cell table:style-name="ce459" table:number-columns-repeated="2"/>
          <table:table-cell table:style-name="ce460"/>
          <table:table-cell table:style-name="ce467" office:value-type="string">
            <text:p>Sack - compactor bag dry sack - white</text:p>
          </table:table-cell>
          <table:table-cell table:style-name="ce477" office:value-type="float" office:value="71">
            <text:p>71</text:p>
          </table:table-cell>
          <table:table-cell table:style-name="ce484" office:value-type="float" office:value="0.0708738">
            <text:p>0.07 <text:s/></text:p>
          </table:table-cell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/>
          <table:table-cell table:style-name="ce460"/>
          <table:table-cell table:style-name="ce461" office:value-type="string">
            <text:p>Pack Result</text:p>
          </table:table-cell>
          <table:table-cell table:style-name="ce462"/>
          <table:table-cell table:style-name="ce478"/>
          <table:table-cell table:style-name="ce485" office:value-type="float" office:value="1.295573064">
            <text:p>1.30 <text:s/></text:p>
          </table:table-cell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/>
          <table:table-cell table:style-name="ce458" office:value-type="float" office:value="2">
            <text:p>2</text:p>
          </table:table-cell>
          <table:table-cell table:style-name="ce467" office:value-type="string">
            <text:p>Shelter</text:p>
          </table:table-cell>
          <table:table-cell table:style-name="ce467" office:value-type="string">
            <text:p>Integral Designs Sil Shelter - complete</text:p>
          </table:table-cell>
          <table:table-cell table:style-name="ce477" office:value-type="float" office:value="836">
            <text:p>836</text:p>
          </table:table-cell>
          <table:table-cell table:style-name="ce484" office:value-type="float" office:value="0.83631084">
            <text:p>0.84 <text:s/></text:p>
          </table:table-cell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/>
          <table:table-cell table:style-name="ce460"/>
          <table:table-cell table:style-name="ce461" office:value-type="string">
            <text:p>Shelter Result</text:p>
          </table:table-cell>
          <table:table-cell table:style-name="ce462"/>
          <table:table-cell table:style-name="ce478"/>
          <table:table-cell table:style-name="ce485" office:value-type="float" office:value="0.83631084">
            <text:p>0.84 <text:s/></text:p>
          </table:table-cell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/>
          <table:table-cell table:style-name="ce458" office:value-type="float" office:value="3">
            <text:p>3</text:p>
          </table:table-cell>
          <table:table-cell table:style-name="ce458" office:value-type="string">
            <text:p>Sleeping</text:p>
          </table:table-cell>
          <table:table-cell table:style-name="ce467" office:value-type="string">
            <text:p>Mattress - Therm-A-Rest Ultra Light II - 3/4 length</text:p>
          </table:table-cell>
          <table:table-cell table:style-name="ce477" office:value-type="float" office:value="445">
            <text:p>445</text:p>
          </table:table-cell>
          <table:table-cell table:style-name="ce484" office:value-type="float" office:value="0.445087464">
            <text:p>0.45 <text:s/></text:p>
          </table:table-cell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ack - dry sack for sleeping bag - 21L yellow Camp Inn</text:p>
          </table:table-cell>
          <table:table-cell table:style-name="ce477" office:value-type="float" office:value="128">
            <text:p>128</text:p>
          </table:table-cell>
          <table:table-cell table:style-name="ce484" office:value-type="float" office:value="0.12757284">
            <text:p>0.13 <text:s/></text:p>
          </table:table-cell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 table:number-columns-repeated="2"/>
          <table:table-cell table:style-name="ce460"/>
          <table:table-cell table:style-name="ce467" office:value-type="string">
            <text:p>Sleeping bag - WM VersaLite Super +10°F - long</text:p>
          </table:table-cell>
          <table:table-cell table:style-name="ce477" office:value-type="float" office:value="964">
            <text:p>964</text:p>
          </table:table-cell>
          <table:table-cell table:style-name="ce484" office:value-type="float" office:value="0.96388368">
            <text:p>0.96 <text:s/></text:p>
          </table:table-cell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/>
          <table:table-cell table:style-name="ce460"/>
          <table:table-cell table:style-name="ce461" office:value-type="string">
            <text:p>Sleeping Result</text:p>
          </table:table-cell>
          <table:table-cell table:style-name="ce462"/>
          <table:table-cell table:style-name="ce478"/>
          <table:table-cell table:style-name="ce485" office:value-type="float" office:value="1.536543984">
            <text:p>1.54 <text:s/></text:p>
          </table:table-cell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/>
          <table:table-cell table:style-name="ce458" office:value-type="float" office:value="4">
            <text:p>4</text:p>
          </table:table-cell>
          <table:table-cell table:style-name="ce458" office:value-type="string">
            <text:p>Clothes</text:p>
          </table:table-cell>
          <table:table-cell table:style-name="ce467" office:value-type="string">
            <text:p>Base layer - briefs - Capilene <text:s/>blue - extra pair - size L</text:p>
          </table:table-cell>
          <table:table-cell table:style-name="ce477" office:value-type="float" office:value="54">
            <text:p>54</text:p>
          </table:table-cell>
          <table:table-cell table:style-name="ce484" office:value-type="float" office:value="0.053864088">
            <text:p>0.05 <text:s/></text:p>
          </table:table-cell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Base layer - pants - Capilene lightweight - spruce - size M</text:p>
          </table:table-cell>
          <table:table-cell table:style-name="ce477" office:value-type="float" office:value="170">
            <text:p>170</text:p>
          </table:table-cell>
          <table:table-cell table:style-name="ce484" office:value-type="float" office:value="0.17009712">
            <text:p>0.17 <text:s/></text:p>
          </table:table-cell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Ear muffs - blue fuzzy with padded head band</text:p>
          </table:table-cell>
          <table:table-cell table:style-name="ce477" office:value-type="float" office:value="43">
            <text:p>43</text:p>
          </table:table-cell>
          <table:table-cell table:style-name="ce484" office:value-type="float" office:value="0.04252428">
            <text:p>0.04 <text:s/></text:p>
          </table:table-cell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Gloves - liners - pair #1</text:p>
          </table:table-cell>
          <table:table-cell table:style-name="ce477" office:value-type="float" office:value="28">
            <text:p>28</text:p>
          </table:table-cell>
          <table:table-cell table:style-name="ce484" office:value-type="float" office:value="0.02834952">
            <text:p>0.03 <text:s/></text:p>
          </table:table-cell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Gloves - liners - pair #2</text:p>
          </table:table-cell>
          <table:table-cell table:style-name="ce477" office:value-type="float" office:value="28">
            <text:p>28</text:p>
          </table:table-cell>
          <table:table-cell table:style-name="ce484" office:value-type="float" office:value="0.02834952">
            <text:p>0.03 <text:s/></text:p>
          </table:table-cell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Hat - Northface fleece bomber cap - gray</text:p>
          </table:table-cell>
          <table:table-cell table:style-name="ce477" office:value-type="float" office:value="77">
            <text:p>77</text:p>
          </table:table-cell>
          <table:table-cell table:style-name="ce484" office:value-type="float" office:value="0.076543704">
            <text:p>0.08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Jacket - Golite Cumulus 800 fill down - size XL</text:p>
          </table:table-cell>
          <table:table-cell table:style-name="ce477" office:value-type="float" office:value="448">
            <text:p>448</text:p>
          </table:table-cell>
          <table:table-cell table:style-name="ce484" office:value-type="float" office:value="0.447922416">
            <text:p>0.45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Jacket - Marmot microfleece top - red</text:p>
          </table:table-cell>
          <table:table-cell table:style-name="ce477" office:value-type="float" office:value="261">
            <text:p>261</text:p>
          </table:table-cell>
          <table:table-cell table:style-name="ce484" office:value-type="float" office:value="0.260815584">
            <text:p>0.26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ack - Sea to Summit dry bag for trail clothes - 13L yellow</text:p>
          </table:table-cell>
          <table:table-cell table:style-name="ce477" office:value-type="float" office:value="88">
            <text:p>88</text:p>
          </table:table-cell>
          <table:table-cell table:style-name="ce484" office:value-type="float" office:value="0.087883512">
            <text:p>0.09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hell - jacket - Lowe Adreneline Triple Point - red - size XL</text:p>
          </table:table-cell>
          <table:table-cell table:style-name="ce477" office:value-type="float" office:value="417">
            <text:p>417</text:p>
          </table:table-cell>
          <table:table-cell table:style-name="ce484" office:value-type="float" office:value="0.416737944">
            <text:p>0.42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hell - OR Goretex shell mittens - cut down</text:p>
          </table:table-cell>
          <table:table-cell table:style-name="ce477" office:value-type="float" office:value="74">
            <text:p>74</text:p>
          </table:table-cell>
          <table:table-cell table:style-name="ce484" office:value-type="float" office:value="0.073708752">
            <text:p>0.07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hell - pants - Marmot Precip - black - size XL</text:p>
          </table:table-cell>
          <table:table-cell table:style-name="ce477" office:value-type="float" office:value="218">
            <text:p>218</text:p>
          </table:table-cell>
          <table:table-cell table:style-name="ce484" office:value-type="float" office:value="0.218291304">
            <text:p>0.22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hell - REI Goretex oversocks</text:p>
          </table:table-cell>
          <table:table-cell table:style-name="ce477" office:value-type="float" office:value="99">
            <text:p>99</text:p>
          </table:table-cell>
          <table:table-cell table:style-name="ce484" office:value-type="float" office:value="0.09922332">
            <text:p>0.10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ocks - Wigwam El-Pine rag wool - extra pair - size L</text:p>
          </table:table-cell>
          <table:table-cell table:style-name="ce477" office:value-type="float" office:value="142">
            <text:p>142</text:p>
          </table:table-cell>
          <table:table-cell table:style-name="ce484" office:value-type="float" office:value="0.1417476">
            <text:p>0.14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2"/>
          <table:table-cell table:style-name="ce460"/>
          <table:table-cell table:style-name="ce467" office:value-type="string">
            <text:p>Socks - Wyoming Wear fleece camp socks - size XL</text:p>
          </table:table-cell>
          <table:table-cell table:style-name="ce477" office:value-type="float" office:value="77">
            <text:p>77</text:p>
          </table:table-cell>
          <table:table-cell table:style-name="ce484" office:value-type="float" office:value="0.076543704">
            <text:p>0.08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/>
          <table:table-cell table:style-name="ce460"/>
          <table:table-cell table:style-name="ce461" office:value-type="string">
            <text:p>Clothes Result</text:p>
          </table:table-cell>
          <table:table-cell table:style-name="ce462"/>
          <table:table-cell table:style-name="ce478"/>
          <table:table-cell table:style-name="ce485" office:value-type="float" office:value="2.222602368">
            <text:p>2.22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/>
          <table:table-cell table:style-name="ce458" office:value-type="float" office:value="5">
            <text:p>5</text:p>
          </table:table-cell>
          <table:table-cell table:style-name="ce458" office:value-type="string">
            <text:p>Kitchen</text:p>
          </table:table-cell>
          <table:table-cell table:style-name="ce467" office:value-type="string">
            <text:p>Extra water in vehicle</text:p>
          </table:table-cell>
          <table:table-cell table:style-name="ce477" office:value-type="string">
            <text:p>(empty)</text:p>
          </table:table-cell>
          <table:table-cell table:style-name="ce484" office:value-type="float" office:value="0">
            <text:p><text:s/>- <text:s text:c="2"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Food kit base weight (i.e., containers and packaing only)</text:p>
          </table:table-cell>
          <table:table-cell table:style-name="ce477" office:value-type="float" office:value="483">
            <text:p>483</text:p>
          </table:table-cell>
          <table:table-cell table:style-name="ce484" office:value-type="float" office:value="0.48284902464">
            <text:p>0.48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Kitchen cooking, tools and cleanup kit</text:p>
          </table:table-cell>
          <table:table-cell table:style-name="ce477" office:value-type="float" office:value="519">
            <text:p>519</text:p>
          </table:table-cell>
          <table:table-cell table:style-name="ce484" office:value-type="float" office:value="0.518796216">
            <text:p>0.52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tove kit base weight</text:p>
          </table:table-cell>
          <table:table-cell table:style-name="ce477" office:value-type="float" office:value="473">
            <text:p>473</text:p>
          </table:table-cell>
          <table:table-cell table:style-name="ce484" office:value-type="float" office:value="0.473436984">
            <text:p>0.47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2"/>
          <table:table-cell table:style-name="ce460"/>
          <table:table-cell table:style-name="ce467" office:value-type="string">
            <text:p>Water kit (base only - excludes water weight)</text:p>
          </table:table-cell>
          <table:table-cell table:style-name="ce477" office:value-type="float" office:value="207">
            <text:p>207</text:p>
          </table:table-cell>
          <table:table-cell table:style-name="ce484" office:value-type="float" office:value="0.206951496">
            <text:p>0.21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/>
          <table:table-cell table:style-name="ce460"/>
          <table:table-cell table:style-name="ce461" office:value-type="string">
            <text:p>Kitchen Result</text:p>
          </table:table-cell>
          <table:table-cell table:style-name="ce462"/>
          <table:table-cell table:style-name="ce478"/>
          <table:table-cell table:style-name="ce485" office:value-type="float" office:value="1.68203372064">
            <text:p>1.68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/>
          <table:table-cell table:style-name="ce458" office:value-type="float" office:value="6">
            <text:p>6</text:p>
          </table:table-cell>
          <table:table-cell table:style-name="ce458" office:value-type="string">
            <text:p>Utility</text:p>
          </table:table-cell>
          <table:table-cell table:style-name="ce467" office:value-type="string">
            <text:p>Communications kit</text:p>
          </table:table-cell>
          <table:table-cell table:style-name="ce477" office:value-type="float" office:value="82">
            <text:p>82</text:p>
          </table:table-cell>
          <table:table-cell table:style-name="ce484" office:value-type="float" office:value="0.082213608">
            <text:p>0.08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First aid kit</text:p>
          </table:table-cell>
          <table:table-cell table:style-name="ce477" office:value-type="float" office:value="258">
            <text:p>258</text:p>
          </table:table-cell>
          <table:table-cell table:style-name="ce484" office:value-type="float" office:value="0.257980632">
            <text:p>0.26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Hygiene kit</text:p>
          </table:table-cell>
          <table:table-cell table:style-name="ce477" office:value-type="float" office:value="213">
            <text:p>213</text:p>
          </table:table-cell>
          <table:table-cell table:style-name="ce484" office:value-type="float" office:value="0.2126214">
            <text:p>0.21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Navigation kit</text:p>
          </table:table-cell>
          <table:table-cell table:style-name="ce477" office:value-type="float" office:value="147">
            <text:p>147</text:p>
          </table:table-cell>
          <table:table-cell table:style-name="ce484" office:value-type="float" office:value="0.147417504">
            <text:p>0.15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Night kit</text:p>
          </table:table-cell>
          <table:table-cell table:style-name="ce477" office:value-type="float" office:value="164">
            <text:p>164</text:p>
          </table:table-cell>
          <table:table-cell table:style-name="ce484" office:value-type="float" office:value="0.164427216">
            <text:p>0.16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Personal kit</text:p>
          </table:table-cell>
          <table:table-cell table:style-name="ce477" office:value-type="float" office:value="201">
            <text:p>201</text:p>
          </table:table-cell>
          <table:table-cell table:style-name="ce484" office:value-type="float" office:value="0.201281592">
            <text:p>0.20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Pocket Ziploc for trash</text:p>
          </table:table-cell>
          <table:table-cell table:style-name="ce477" office:value-type="float" office:value="14">
            <text:p>14</text:p>
          </table:table-cell>
          <table:table-cell table:style-name="ce484" office:value-type="float" office:value="0.01417476">
            <text:p>0.01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Pouch kit - front</text:p>
          </table:table-cell>
          <table:table-cell table:style-name="ce477" office:value-type="float" office:value="272">
            <text:p>272</text:p>
          </table:table-cell>
          <table:table-cell table:style-name="ce484" office:value-type="float" office:value="0.272155392">
            <text:p>0.27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ack - coated silnylon boot bag</text:p>
          </table:table-cell>
          <table:table-cell table:style-name="ce477" office:value-type="float" office:value="28">
            <text:p>28</text:p>
          </table:table-cell>
          <table:table-cell table:style-name="ce484" office:value-type="float" office:value="0.02834952">
            <text:p>0.03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ack - extra Ziplocs - 3 of ea size + plastic grocery bag</text:p>
          </table:table-cell>
          <table:table-cell table:style-name="ce477" office:value-type="float" office:value="74">
            <text:p>74</text:p>
          </table:table-cell>
          <table:table-cell table:style-name="ce484" office:value-type="float" office:value="0.073708752">
            <text:p>0.07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herlock hiking staffs (2 @ 16 oz each)</text:p>
          </table:table-cell>
          <table:table-cell table:style-name="ce477" office:value-type="string">
            <text:p>(empty)</text:p>
          </table:table-cell>
          <table:table-cell table:style-name="ce484" office:value-type="float" office:value="0">
            <text:p><text:s/>- <text:s text:c="2"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Tent bottle</text:p>
          </table:table-cell>
          <table:table-cell table:style-name="ce477" office:value-type="float" office:value="62">
            <text:p>62</text:p>
          </table:table-cell>
          <table:table-cell table:style-name="ce484" office:value-type="float" office:value="0.062368944">
            <text:p>0.06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Tripod in vehicle for after trail pictures</text:p>
          </table:table-cell>
          <table:table-cell table:style-name="ce477" office:value-type="string">
            <text:p>(empty)</text:p>
          </table:table-cell>
          <table:table-cell table:style-name="ce484" office:value-type="float" office:value="0">
            <text:p><text:s/>- <text:s text:c="2"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Utility kit</text:p>
          </table:table-cell>
          <table:table-cell table:style-name="ce477" office:value-type="float" office:value="230">
            <text:p>230</text:p>
          </table:table-cell>
          <table:table-cell table:style-name="ce484" office:value-type="float" office:value="0.229631112">
            <text:p>0.23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Vision kit</text:p>
          </table:table-cell>
          <table:table-cell table:style-name="ce477" office:value-type="float" office:value="428">
            <text:p>428</text:p>
          </table:table-cell>
          <table:table-cell table:style-name="ce484" office:value-type="float" office:value="0.428077752">
            <text:p>0.43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2"/>
          <table:table-cell table:style-name="ce460"/>
          <table:table-cell table:style-name="ce467" office:value-type="string">
            <text:p>Wallet kit </text:p>
          </table:table-cell>
          <table:table-cell table:style-name="ce477" office:value-type="float" office:value="28">
            <text:p>28</text:p>
          </table:table-cell>
          <table:table-cell table:style-name="ce484" office:value-type="float" office:value="0.02834952">
            <text:p>0.03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60" table:number-columns-repeated="2"/>
          <table:table-cell table:style-name="ce461" office:value-type="string">
            <text:p>Utility Result</text:p>
          </table:table-cell>
          <table:table-cell table:style-name="ce462"/>
          <table:table-cell table:style-name="ce478"/>
          <table:table-cell table:style-name="ce485" office:value-type="float" office:value="2.202757704">
            <text:p>2.20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61" office:value-type="string">
            <text:p>Base Result</text:p>
          </table:table-cell>
          <table:table-cell table:style-name="ce462" table:number-columns-repeated="3"/>
          <table:table-cell table:style-name="ce478"/>
          <table:table-cell table:style-name="ce485" office:value-type="float" office:value="9.77582168064">
            <text:p>9.78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8" office:value-type="string">
            <text:p>Consumables</text:p>
          </table:table-cell>
          <table:table-cell table:style-name="ce458" office:value-type="float" office:value="5">
            <text:p>5</text:p>
          </table:table-cell>
          <table:table-cell table:style-name="ce458" office:value-type="string">
            <text:p>Kitchen</text:p>
          </table:table-cell>
          <table:table-cell table:style-name="ce467" office:value-type="string">
            <text:p>Food kit - consumables only </text:p>
          </table:table-cell>
          <table:table-cell table:style-name="ce477" office:value-type="float" office:value="6033">
            <text:p>6033</text:p>
          </table:table-cell>
          <table:table-cell table:style-name="ce484" office:value-type="float" office:value="6.032777856">
            <text:p>6.03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tove kit fuel weight</text:p>
          </table:table-cell>
          <table:table-cell table:style-name="ce477" office:value-type="float" office:value="301">
            <text:p>301</text:p>
          </table:table-cell>
          <table:table-cell table:style-name="ce484" office:value-type="float" office:value="0.300504912">
            <text:p>0.30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2"/>
          <table:table-cell table:style-name="ce460"/>
          <table:table-cell table:style-name="ce467" office:value-type="string">
            <text:p>Water - 1 liter (excludes container weight)</text:p>
          </table:table-cell>
          <table:table-cell table:style-name="ce477" office:value-type="float" office:value="1000">
            <text:p>1000</text:p>
          </table:table-cell>
          <table:table-cell table:style-name="ce484" office:value-type="float" office:value="1.00002773042688">
            <text:p>1.00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60" table:number-columns-repeated="2"/>
          <table:table-cell table:style-name="ce461" office:value-type="string">
            <text:p>Kitchen Result</text:p>
          </table:table-cell>
          <table:table-cell table:style-name="ce462"/>
          <table:table-cell table:style-name="ce478"/>
          <table:table-cell table:style-name="ce485" office:value-type="float" office:value="7.33331049842688">
            <text:p>7.33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3"/>
          <table:table-cell table:style-name="ce461" office:value-type="string">
            <text:p>Consumables Result</text:p>
          </table:table-cell>
          <table:table-cell table:style-name="ce462" table:number-columns-repeated="3"/>
          <table:table-cell table:style-name="ce478"/>
          <table:table-cell table:style-name="ce485" office:value-type="float" office:value="7.33331049842688">
            <text:p>7.33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4" office:value-type="string">
            <text:p>In Result</text:p>
          </table:table-cell>
          <table:table-cell table:style-name="ce462" table:number-columns-repeated="4"/>
          <table:table-cell table:style-name="ce478"/>
          <table:table-cell table:style-name="ce485" office:value-type="float" office:value="17.1091321790669">
            <text:p>17.11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1" office:value-type="string">
            <text:p>Wear</text:p>
          </table:table-cell>
          <table:table-cell table:style-name="ce458" office:value-type="string">
            <text:p>Wear</text:p>
          </table:table-cell>
          <table:table-cell table:style-name="ce458" office:value-type="float" office:value="4">
            <text:p>4</text:p>
          </table:table-cell>
          <table:table-cell table:style-name="ce458" office:value-type="string">
            <text:p>Clothes</text:p>
          </table:table-cell>
          <table:table-cell table:style-name="ce467" office:value-type="string">
            <text:p>Base layer - briefs - Capilene <text:s/>blue - size L</text:p>
          </table:table-cell>
          <table:table-cell table:style-name="ce477" office:value-type="float" office:value="54">
            <text:p>54</text:p>
          </table:table-cell>
          <table:table-cell table:style-name="ce484" office:value-type="float" office:value="0.053864088">
            <text:p>0.05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Base layer - shirt - med wt Capilene - long sleeve - spruce</text:p>
          </table:table-cell>
          <table:table-cell table:style-name="ce477" office:value-type="float" office:value="252">
            <text:p>252</text:p>
          </table:table-cell>
          <table:table-cell table:style-name="ce484" office:value-type="float" office:value="0.252310728">
            <text:p>0.25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Hat - nylon ball cap with chin cord - silver</text:p>
          </table:table-cell>
          <table:table-cell table:style-name="ce477" office:value-type="float" office:value="60">
            <text:p>60</text:p>
          </table:table-cell>
          <table:table-cell table:style-name="ce484" office:value-type="float" office:value="0.059533992">
            <text:p>0.06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Pants - Sportif Cordura with sewn-in belt</text:p>
          </table:table-cell>
          <table:table-cell table:style-name="ce477" office:value-type="float" office:value="374">
            <text:p>374</text:p>
          </table:table-cell>
          <table:table-cell table:style-name="ce484" office:value-type="float" office:value="0.374213664">
            <text:p>0.37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hoes - New Balance 766 with SuperFeet insoles</text:p>
          </table:table-cell>
          <table:table-cell table:style-name="ce477" office:value-type="float" office:value="896">
            <text:p>896</text:p>
          </table:table-cell>
          <table:table-cell table:style-name="ce484" office:value-type="float" office:value="0.895844832">
            <text:p>0.90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3"/>
          <table:table-cell table:style-name="ce467" office:value-type="string">
            <text:p>Socks - Wigwam El-Pine rag wool - size L</text:p>
          </table:table-cell>
          <table:table-cell table:style-name="ce477" office:value-type="float" office:value="142">
            <text:p>142</text:p>
          </table:table-cell>
          <table:table-cell table:style-name="ce484" office:value-type="float" office:value="0.1417476">
            <text:p>0.14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59" table:number-columns-repeated="2"/>
          <table:table-cell table:style-name="ce460"/>
          <table:table-cell table:style-name="ce467" office:value-type="string">
            <text:p>Watch - digital with nylon band and wrist compass</text:p>
          </table:table-cell>
          <table:table-cell table:style-name="ce477" office:value-type="float" office:value="45">
            <text:p>45</text:p>
          </table:table-cell>
          <table:table-cell table:style-name="ce484" office:value-type="float" office:value="0.045359232">
            <text:p>0.05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2"/>
          <table:table-cell table:style-name="ce460" table:number-columns-repeated="2"/>
          <table:table-cell table:style-name="ce461" office:value-type="string">
            <text:p>Clothes Result</text:p>
          </table:table-cell>
          <table:table-cell table:style-name="ce462"/>
          <table:table-cell table:style-name="ce478"/>
          <table:table-cell table:style-name="ce485" office:value-type="float" office:value="1.822874136">
            <text:p>1.82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3"/>
          <table:table-cell table:style-name="ce461" office:value-type="string">
            <text:p>Wear Result</text:p>
          </table:table-cell>
          <table:table-cell table:style-name="ce462" table:number-columns-repeated="3"/>
          <table:table-cell table:style-name="ce478"/>
          <table:table-cell table:style-name="ce485" office:value-type="float" office:value="1.822874136">
            <text:p>1.82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4" office:value-type="string">
            <text:p>Wear Result</text:p>
          </table:table-cell>
          <table:table-cell table:style-name="ce462" table:number-columns-repeated="4"/>
          <table:table-cell table:style-name="ce478"/>
          <table:table-cell table:style-name="ce485" office:value-type="float" office:value="1.822874136">
            <text:p>1.82 <text:s/></text:p>
          </table:table-cell>
          <table:table-cell table:style-name="Default"/>
          <table:table-cell table:number-columns-repeated="247"/>
        </table:table-row>
        <table:table-row table:style-name="ro11">
          <table:table-cell/>
          <table:table-cell table:style-name="ce455" office:value-type="string">
            <text:p>Total Result</text:p>
          </table:table-cell>
          <table:table-cell table:style-name="ce463" table:number-columns-repeated="4"/>
          <table:table-cell table:style-name="ce479"/>
          <table:table-cell table:style-name="ce486" office:value-type="float" office:value="18.9320063150669">
            <text:p>18.93 <text:s/></text:p>
          </table:table-cell>
          <table:table-cell table:style-name="Default"/>
          <table:table-cell table:number-columns-repeated="247"/>
        </table:table-row>
        <table:table-row table:style-name="ro11" table:number-rows-repeated="12">
          <table:table-cell/>
          <table:table-cell table:style-name="Default" table:number-columns-repeated="8"/>
          <table:table-cell table:number-columns-repeated="247"/>
        </table:table-row>
        <table:table-row table:style-name="ro11">
          <table:table-cell/>
          <table:table-cell table:style-name="Default" table:number-columns-repeated="5"/>
          <table:table-cell table:style-name="ce490"/>
          <table:table-cell table:style-name="Default" table:number-columns-repeated="2"/>
          <table:table-cell table:number-columns-repeated="247"/>
        </table:table-row>
        <table:table-row table:style-name="ro1" table:number-rows-repeated="6543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AireFrame_1" table:base-cell-address="$Instructions.$A$1" table:cell-range-address="$'Shelter Detail'.$C$45"/>
        <table:named-range table:name="AireFrame_Solo" table:base-cell-address="$Instructions.$A$1" table:cell-range-address="$'Shelter Detail'.$C$7"/>
        <table:named-range table:name="Bug_Kit_7" table:base-cell-address="$Instructions.$A$1" table:cell-range-address="$'Food Detail'.$C$13"/>
        <table:named-range table:name="Bug_Kit_6" table:base-cell-address="$Instructions.$A$1" table:cell-range-address="$'Stove Detail'.$B$6"/>
        <table:named-range table:name="Bug_Kit" table:base-cell-address="$Instructions.$A$1" table:cell-range-address="$'Kit Detail'.$C$7"/>
        <table:named-range table:name="Camping_Gaz" table:base-cell-address="$Instructions.$A$1" table:cell-range-address="$'Stove Detail'.$C$218"/>
        <table:named-range table:name="Coleman" table:base-cell-address="$Instructions.$A$1" table:cell-range-address="$'Stove Detail'.$C$117"/>
        <table:named-range table:name="Communications_Kit" table:base-cell-address="$Instructions.$A$1" table:cell-range-address="$'Kit Detail'.$C$16"/>
        <table:named-range table:name="Excel_BuiltIn_Database" table:base-cell-address="$Instructions.$A$1" table:cell-range-address="$'Master List'.$B$6:.$L$191"/>
        <table:named-range table:name="Eureka_Zephyr" table:base-cell-address="$Instructions.$A$1" table:cell-range-address="$'Shelter Detail'.$C$84"/>
        <table:named-range table:name="Europa_I" table:base-cell-address="$Instructions.$A$1" table:cell-range-address="$'Shelter Detail'.$C$121"/>
        <table:named-range table:name="First_Aid_Kit" table:base-cell-address="$Instructions.$A$1" table:cell-range-address="$'Kit Detail'.$C$28"/>
        <table:named-range table:name="FOOD_BASE_WEIGHT" table:base-cell-address="$Instructions.$A$1" table:cell-range-address="$'Food Detail'.$C$11"/>
        <table:named-range table:name="FOOD_CONSUMABLE_WEIGHT" table:base-cell-address="$Instructions.$A$1" table:cell-range-address="$'Food Detail'.$C$40"/>
        <table:named-range table:name="GEAR_LIST_SUMMARY_9" table:base-cell-address="$Instructions.$A$1" table:cell-range-address="$'PT2 _ Metric Units'.$B$2"/>
        <table:named-range table:name="GEAR_LIST_SUMMARY" table:base-cell-address="$Instructions.$A$1" table:cell-range-address="$'PT1 _ English Units'.$B$2"/>
        <table:named-range table:name="Gregory_Massif_Pack" table:base-cell-address="$Instructions.$A$1" table:cell-range-address="$'Pack Detail'.$C$74"/>
        <table:named-range table:name="Half_Moon_3" table:base-cell-address="$Instructions.$A$1" table:cell-range-address="$'Shelter Detail'.$C$206"/>
        <table:named-range table:name="Hygiene_Kit" table:base-cell-address="$Instructions.$A$1" table:cell-range-address="$'Kit Detail'.$C$41"/>
        <table:named-range table:name="Integral_Designs_Sil_Shelter" table:base-cell-address="$Instructions.$A$1" table:cell-range-address="$'Shelter Detail'.$C$152"/>
        <table:named-range table:name="Kelty_Cloud_4500_White_Pack" table:base-cell-address="$Instructions.$A$1" table:cell-range-address="$'Pack Detail'.$C$36"/>
        <table:named-range table:name="Kelty_Cloud_6500_White_Pack" table:base-cell-address="$Instructions.$A$1" table:cell-range-address="$'Pack Detail'.$C$7"/>
        <table:named-range table:name="Kit_Detail" table:base-cell-address="$Instructions.$A$1" table:cell-range-address="$'Kit Detail'.$A$1"/>
        <table:named-range table:name="Kitchen_Kit" table:base-cell-address="$Instructions.$A$1" table:cell-range-address="$'Kit Detail'.$C$55"/>
        <table:named-range table:name="Master_List" table:base-cell-address="$Instructions.$A$1" table:cell-range-address="$'Master List'.$A$1"/>
        <table:named-range table:name="Navigation_Kit" table:base-cell-address="$Instructions.$A$1" table:cell-range-address="$'Kit Detail'.$C$98"/>
        <table:named-range table:name="Nighttime_Kit" table:base-cell-address="$Instructions.$A$1" table:cell-range-address="$'Kit Detail'.$C$116"/>
        <table:named-range table:name="Personal_Kit" table:base-cell-address="$Instructions.$A$1" table:cell-range-address="$'Kit Detail'.$C$133"/>
        <table:named-range table:name="Photography_Kit" table:base-cell-address="$Instructions.$A$1" table:cell-range-address="$'Kit Detail'.$C$148"/>
        <table:named-range table:name="Pivot_Table_Sample" table:base-cell-address="$Instructions.$A$1" table:cell-range-address="$'PT1 _ English Units'.$A$1"/>
        <table:named-range table:name="Pouch_Kit_Front" table:base-cell-address="$Instructions.$A$1" table:cell-range-address="$'Kit Detail'.$C$173"/>
        <table:named-range table:name="Pouch_Kit_Side" table:base-cell-address="$Instructions.$A$1" table:cell-range-address="$'Kit Detail'.$C$188"/>
        <table:named-range table:name="Primus" table:base-cell-address="$Instructions.$A$1" table:cell-range-address="$'Stove Detail'.$C$51"/>
        <table:named-range table:name="Excel_BuiltIn_Print_Area_7" table:base-cell-address="$Instructions.$A$1" table:cell-range-address="$'Food Detail'.$B$1:.$M$76" table:range-usable-as="print-range"/>
        <table:named-range table:name="Excel_BuiltIn_Print_Area_1" table:base-cell-address="$Instructions.$A$1" table:cell-range-address="$Instructions.$A$1:.$I$118" table:range-usable-as="print-range"/>
        <table:named-range table:name="Excel_BuiltIn_Print_Area_3" table:base-cell-address="$Instructions.$A$1" table:cell-range-address="$'Kit Detail'.$A$7:.$M$325" table:range-usable-as="print-range"/>
        <table:named-range table:name="Excel_BuiltIn_Print_Area_2" table:base-cell-address="$Instructions.$A$1" table:cell-range-address="$'Master List'.$B$1:.$L$194" table:range-usable-as="print-range"/>
        <table:named-range table:name="Excel_BuiltIn_Print_Area_4" table:base-cell-address="$Instructions.$A$1" table:cell-range-address="$'Pack Detail'.$A$7:.$M$69" table:range-usable-as="print-range"/>
        <table:named-range table:name="Excel_BuiltIn_Print_Area_8" table:base-cell-address="$Instructions.$A$1" table:cell-range-address="$'PT1 _ English Units'.$B$7:.$I$114" table:range-usable-as="print-range"/>
        <table:named-range table:name="Excel_BuiltIn_Print_Area_9" table:base-cell-address="$Instructions.$A$1" table:cell-range-address="$'PT2 _ Metric Units'.$B$7:.$H$105" table:range-usable-as="print-range"/>
        <table:named-range table:name="Excel_BuiltIn_Print_Area_5" table:base-cell-address="$Instructions.$A$1" table:cell-range-address="$'Shelter Detail'.$A$7:.$M$185" table:range-usable-as="print-range"/>
        <table:named-range table:name="Excel_BuiltIn_Print_Area_6" table:base-cell-address="$Instructions.$A$1" table:cell-range-address="$'Stove Detail'.$A$4:.$M$271" table:range-usable-as="print-range"/>
        <table:named-range table:name="Excel_BuiltIn_Print_Titles_3" table:base-cell-address="$Instructions.$A$1" table:cell-range-address="$'Kit Detail'.$A$1:.$IV$6" table:range-usable-as="repeat-column repeat-row"/>
        <table:named-range table:name="Excel_BuiltIn_Print_Titles_2" table:base-cell-address="$Instructions.$A$1" table:cell-range-address="$'Master List'.$A$2:.$IV$6" table:range-usable-as="repeat-column repeat-row"/>
        <table:named-range table:name="Excel_BuiltIn_Print_Titles_4" table:base-cell-address="$Instructions.$A$1" table:cell-range-address="$'Pack Detail'.$A$1:.$IV$6" table:range-usable-as="repeat-column repeat-row"/>
        <table:named-range table:name="Excel_BuiltIn_Print_Titles_8" table:base-cell-address="$Instructions.$A$1" table:cell-range-address="$'PT1 _ English Units'.$A$1:.$IV$6" table:range-usable-as="repeat-column repeat-row"/>
        <table:named-range table:name="Excel_BuiltIn_Print_Titles_9" table:base-cell-address="$Instructions.$A$1" table:cell-range-address="$'PT2 _ Metric Units'.$A$1:.$IV$6" table:range-usable-as="repeat-column repeat-row"/>
        <table:named-range table:name="Excel_BuiltIn_Print_Titles_5" table:base-cell-address="$Instructions.$A$1" table:cell-range-address="$'Shelter Detail'.$A$1:.$IV$6" table:range-usable-as="repeat-column repeat-row"/>
        <table:named-range table:name="Excel_BuiltIn_Print_Titles_6" table:base-cell-address="$Instructions.$A$1" table:cell-range-address="$'Stove Detail'.$A$1:.$IV$4" table:range-usable-as="repeat-column repeat-row"/>
        <table:named-range table:name="Shoes" table:base-cell-address="$Instructions.$A$1" table:cell-range-address="$'Kit Detail'.$C$199"/>
        <table:named-range table:name="Stove_Kit_6" table:base-cell-address="$Instructions.$A$1" table:cell-range-address="$'Stove Detail'.$C$10"/>
        <table:named-range table:name="Supercat" table:base-cell-address="$Instructions.$A$1" table:cell-range-address="$'Stove Detail'.$C$165"/>
        <table:named-range table:name="Tent___Sierra_Designs_Aurora_CD_5" table:base-cell-address="$Instructions.$A$1" table:cell-range-address="$'Shelter Detail'.$C$190"/>
        <table:named-range table:name="Total_fuel_weight__consumable" table:base-cell-address="$Instructions.$A$1" table:cell-range-address="$'Stove Detail'.$C$29"/>
        <table:named-range table:name="Total_stove_kit_base_weight" table:base-cell-address="$Instructions.$A$1" table:cell-range-address="$'Stove Detail'.$C$19"/>
        <table:named-range table:name="Umbrella_Kit" table:base-cell-address="$Instructions.$A$1" table:cell-range-address="$'Kit Detail'.$C$212"/>
        <table:named-range table:name="Utility_Kit" table:base-cell-address="$Instructions.$A$1" table:cell-range-address="$'Kit Detail'.$C$239"/>
        <table:named-range table:name="Utility_shed" table:base-cell-address="$Instructions.$A$1" table:cell-range-address="$'Pack Detail'.$C$62"/>
        <table:named-range table:name="Vision_Kit" table:base-cell-address="$Instructions.$A$1" table:cell-range-address="$'Kit Detail'.$C$252"/>
        <table:named-range table:name="Wallet_Kit" table:base-cell-address="$Instructions.$A$1" table:cell-range-address="$'Kit Detail'.$C$284"/>
        <table:named-range table:name="Water_Kit" table:base-cell-address="$Instructions.$A$1" table:cell-range-address="$'Kit Detail'.$C$297"/>
        <table:named-range table:name="Z_4500" table:base-cell-address="$Instructions.$A$1" table:cell-range-address="$'Pack Detail'.$K$57"/>
        <table:named-range table:name="Z_6500" table:base-cell-address="$Instructions.$A$1" table:cell-range-address="$'Pack Detail'.$K$31"/>
        <table:named-range table:name="Z_AireFrame_1" table:base-cell-address="$Instructions.$A$1" table:cell-range-address="$'Shelter Detail'.$K$76"/>
        <table:named-range table:name="Z_bug_kit" table:base-cell-address="$Instructions.$A$1" table:cell-range-address="$'Kit Detail'.$K$12"/>
        <table:named-range table:name="Z_Comm_kit" table:base-cell-address="$Instructions.$A$1" table:cell-range-address="$'Kit Detail'.$K$24"/>
        <table:named-range table:name="Z_Eureka" table:base-cell-address="$Instructions.$A$1" table:cell-range-address="$'Shelter Detail'.$K$112"/>
        <table:named-range table:name="Z_Europa" table:base-cell-address="$Instructions.$A$1" table:cell-range-address="$'Shelter Detail'.$K$144"/>
        <table:named-range table:name="Z_First_aid" table:base-cell-address="$Instructions.$A$1" table:cell-range-address="$'Kit Detail'.$K$37"/>
        <table:named-range table:name="Z_food_base" table:base-cell-address="$Instructions.$A$1" table:cell-range-address="$'Food Detail'.$K$31"/>
        <table:named-range table:name="Z_food_consume" table:base-cell-address="$Instructions.$A$1" table:cell-range-address="$'Food Detail'.$K$49"/>
        <table:named-range table:name="Z_Hygeine" table:base-cell-address="$Instructions.$A$1" table:cell-range-address="$'Kit Detail'.$K$51"/>
        <table:named-range table:name="Z_kitchen_kit" table:base-cell-address="$Instructions.$A$1" table:cell-range-address="$'Kit Detail'.$K$94"/>
        <table:named-range table:name="Z_Nav_kit" table:base-cell-address="$Instructions.$A$1" table:cell-range-address="$'Kit Detail'.$K$112"/>
        <table:named-range table:name="Z_Night_Kit" table:base-cell-address="$Instructions.$A$1" table:cell-range-address="$'Kit Detail'.$K$129"/>
        <table:named-range table:name="Z_Personal_Kit" table:base-cell-address="$Instructions.$A$1" table:cell-range-address="$'Kit Detail'.$K$144"/>
        <table:named-range table:name="Z_Photo_Kit" table:base-cell-address="$Instructions.$A$1" table:cell-range-address="$'Kit Detail'.$K$169"/>
        <table:named-range table:name="Z_Pouch_front" table:base-cell-address="$Instructions.$A$1" table:cell-range-address="$'Kit Detail'.$K$184"/>
        <table:named-range table:name="Z_Pouch_side" table:base-cell-address="$Instructions.$A$1" table:cell-range-address="$'Kit Detail'.$K$195"/>
        <table:named-range table:name="Z_shed" table:base-cell-address="$Instructions.$A$1" table:cell-range-address="$'Pack Detail'.$K$67"/>
        <table:named-range table:name="Z_shoes" table:base-cell-address="$Instructions.$A$1" table:cell-range-address="$'Kit Detail'.$K$208"/>
        <table:named-range table:name="Z_Sil_Shelter" table:base-cell-address="$Instructions.$A$1" table:cell-range-address="$'Shelter Detail'.$K$183"/>
        <table:named-range table:name="Z_solo" table:base-cell-address="$Instructions.$A$1" table:cell-range-address="$'Shelter Detail'.$K$37"/>
        <table:named-range table:name="Z_stove_base" table:base-cell-address="$Instructions.$A$1" table:cell-range-address="$'Stove Detail'.$E$19"/>
        <table:named-range table:name="Z_stove_fuel" table:base-cell-address="$Instructions.$A$1" table:cell-range-address="$'Stove Detail'.$E$29"/>
        <table:named-range table:name="Z_Umbrella" table:base-cell-address="$Instructions.$A$1" table:cell-range-address="$'Kit Detail'.$K$235"/>
        <table:named-range table:name="Z_Utility" table:base-cell-address="$Instructions.$A$1" table:cell-range-address="$'Kit Detail'.$K$248"/>
        <table:named-range table:name="Z_Vision" table:base-cell-address="$Instructions.$A$1" table:cell-range-address="$'Kit Detail'.$K$280"/>
        <table:named-range table:name="Z_wallet" table:base-cell-address="$Instructions.$A$1" table:cell-range-address="$'Kit Detail'.$K$293"/>
        <table:named-range table:name="Z_water_kit" table:base-cell-address="$Instructions.$A$1" table:cell-range-address="$'Kit Detail'.$K$324"/>
      </table:named-expressions>
      <table:data-pilot-tables>
        <table:data-pilot-table table:name="PT1" table:application-data="" table:target-range-address="'PT1 _ English Units'.B19:'PT1 _ English Units'.I85" table:buttons="'PT1 _ English Units'.B19 'PT1 _ English Units'.C19 'PT1 _ English Units'.D19 'PT1 _ English Units'.E19 'PT1 _ English Units'.F19 'PT1 _ English Units'.G19 'PT1 _ English Units'.H19" table:ignore-empty-rows="true" table:identify-categories="true" table:show-filter-button="false">
          <table:source-cell-range table:cell-range-address="'Master List'.B6:'Master List'.L193"/>
          <table:data-pilot-field table:source-field-name="Status" table:orientation="row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End" table:display="false" table:show-details="true"/>
                <table:data-pilot-member table:name="Wear" table:display="true" table:show-details="true"/>
                <table:data-pilot-member table:name="In" table:display="true" table:show-details="true"/>
                <table:data-pilot-member table:name="Out" table:display="fals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tegory" table:orientation="row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Base" table:display="true" table:show-details="true"/>
                <table:data-pilot-member table:name="Personal" table:display="true" table:show-details="true"/>
                <table:data-pilot-member table:name="Water" table:display="true" table:show-details="true"/>
                <table:data-pilot-member table:name="Kitchen" table:display="true" table:show-details="true"/>
                <table:data-pilot-member table:name="Consumables" table:display="true" table:show-details="true"/>
                <table:data-pilot-member table:name="Pack" table:display="true" table:show-details="true"/>
                <table:data-pilot-member table:name="End" table:display="false" table:show-details="true"/>
                <table:data-pilot-member table:name="Food" table:display="true" table:show-details="true"/>
                <table:data-pilot-member table:name="Camera" table:display="true" table:show-details="true"/>
                <table:data-pilot-member table:name="Base Weight" table:display="true" table:show-details="true"/>
                <table:data-pilot-member table:name="Sleeping" table:display="true" table:show-details="true"/>
                <table:data-pilot-member table:name="Wear" table:display="true" table:show-details="true"/>
                <table:data-pilot-member table:name="Food, fuel" table:display="true" table:show-details="true"/>
                <table:data-pilot-member table:name="Tent" table:display="true" table:show-details="true"/>
                <table:data-pilot-member table:name="Consummables" table:display="true" table:show-details="true"/>
                <table:data-pilot-member table:name="Consume" table:display="true" table:show-details="true"/>
                <table:data-pilot-member table:name="Utility" table:display="true" table:show-details="true"/>
                <table:data-pilot-member table:name="Clothes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assNo" table:orientation="row" table:used-hierarchy="-1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End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assName" table:orientation="row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Shelter" table:display="true" table:show-details="true"/>
                <table:data-pilot-member table:name="Water" table:display="true" table:show-details="true"/>
                <table:data-pilot-member table:name="Kitchen" table:display="true" table:show-details="true"/>
                <table:data-pilot-member table:name="Pack" table:display="true" table:show-details="true"/>
                <table:data-pilot-member table:name="End" table:display="true" table:show-details="true"/>
                <table:data-pilot-member table:name="Food" table:display="true" table:show-details="true"/>
                <table:data-pilot-member table:name="Sleeping" table:display="true" table:show-details="true"/>
                <table:data-pilot-member table:name="Utility" table:display="true" table:show-details="true"/>
                <table:data-pilot-member table:name="Clothes" table:display="true" table:show-details="true"/>
                <table:data-pilot-member table:name="Photo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-1" table:function="auto">
            <table:data-pilot-level table:show-empty="false">
              <table:data-pilot-members>
                <table:data-pilot-member table:name="Shirt - Northface lightweight - fleece" table:display="true" table:show-details="true"/>
                <table:data-pilot-member table:name="" table:display="true" table:show-details="true"/>
                <table:data-pilot-member table:name="Pillow - inflatable w/ blue microfleece case" table:display="true" table:show-details="true"/>
                <table:data-pilot-member table:name="Kitchen cooking, tools and cleanup kit" table:display="true" table:show-details="true"/>
                <table:data-pilot-member table:name="Shell pants - Triple Point Ceramic black - with pockets" table:display="true" table:show-details="true"/>
                <table:data-pilot-member table:name="Sack - extra Ziplocs - 3 of ea size + plastic grocery bag" table:display="true" table:show-details="true"/>
                <table:data-pilot-member table:name="Fuel bottle, large, full, with extra filler cap" table:display="true" table:show-details="true"/>
                <table:data-pilot-member table:name="Pillow - inflatable - with 2 non-skid mats" table:display="true" table:show-details="true"/>
                <table:data-pilot-member table:name="Shell - jacket - Helly Tech" table:display="true" table:show-details="true"/>
                <table:data-pilot-member table:name="Camera Kit - Pentax" table:display="true" table:show-details="true"/>
                <table:data-pilot-member table:name="Belt - khaki web &amp; leather" table:display="true" table:show-details="true"/>
                <table:data-pilot-member table:name="Base layer - briefs - Capilene  blue - size L" table:display="true" table:show-details="true"/>
                <table:data-pilot-member table:name="Tent - solo bivy - Slumberjack" table:display="true" table:show-details="true"/>
                <table:data-pilot-member table:name="Gloves - Liners pair #1" table:display="true" table:show-details="true"/>
                <table:data-pilot-member table:name="Stool - camp - large blue" table:display="true" table:show-details="true"/>
                <table:data-pilot-member table:name="Gloves - Liners pair #2" table:display="true" table:show-details="true"/>
                <table:data-pilot-member table:name="Shell - jacket - Mountain Hard Wear Ethereal" table:display="true" table:show-details="true"/>
                <table:data-pilot-member table:name="Shell - pants - Triple Point Ceramic black - with pockets" table:display="true" table:show-details="true"/>
                <table:data-pilot-member table:name="Shirt - Northface nylon UVA -  long sleeve" table:display="true" table:show-details="true"/>
                <table:data-pilot-member table:name="Sherlock hiking staff (16 oz)" table:display="true" table:show-details="true"/>
                <table:data-pilot-member table:name="Shell pants - REI Goretex" table:display="true" table:show-details="true"/>
                <table:data-pilot-member table:name="Tent - Sierra Designs Divine Lightning" table:display="true" table:show-details="true"/>
                <table:data-pilot-member table:name="Hat - Northface fleece - gray" table:display="true" table:show-details="true"/>
                <table:data-pilot-member table:name="Shell - pants - Eddie Bauer - 2 layer - teal" table:display="true" table:show-details="true"/>
                <table:data-pilot-member table:name="Pouch kit - front" table:display="true" table:show-details="true"/>
                <table:data-pilot-member table:name="Communications kit" table:display="true" table:show-details="true"/>
                <table:data-pilot-member table:name="Jacket - REI Chinook - Blue/red/black" table:display="true" table:show-details="true"/>
                <table:data-pilot-member table:name="Mattress - Therm-A-Rest Ultra Light II - 3/4 length" table:display="true" table:show-details="true"/>
                <table:data-pilot-member table:name="Flash - X700 flash" table:display="true" table:show-details="true"/>
                <table:data-pilot-member table:name="Pants - shorts - REI cotton cargo" table:display="true" table:show-details="true"/>
                <table:data-pilot-member table:name="Shoes - New Balance 766 with SuperFeet insoles" table:display="true" table:show-details="true"/>
                <table:data-pilot-member table:name="Pouch kit - side" table:display="true" table:show-details="true"/>
                <table:data-pilot-member table:name="Ground cloth - small blue - fits Moon 2" table:display="true" table:show-details="true"/>
                <table:data-pilot-member table:name="Golite umbrella kit" table:display="true" table:show-details="true"/>
                <table:data-pilot-member table:name="Base layer - shirt - North Face - short sleeve - white" table:display="true" table:show-details="true"/>
                <table:data-pilot-member table:name="Bivy bag and stuff sack" table:display="true" table:show-details="true"/>
                <table:data-pilot-member table:name="Shell - jacket - Northface - Activent - red" table:display="true" table:show-details="true"/>
                <table:data-pilot-member table:name="Sacks - extra Ziplocs - 3 of ea size + plastic grocery bag" table:display="true" table:show-details="true"/>
                <table:data-pilot-member table:name="Mattress - plastic rain cover for Thermarest" table:display="true" table:show-details="true"/>
                <table:data-pilot-member table:name="Shell - jacket - Mountain Hard Wear Ethereal - size XL" table:display="true" table:show-details="true"/>
                <table:data-pilot-member table:name="Pack - Kelty Cloud 4500 Spectra" table:display="true" table:show-details="true"/>
                <table:data-pilot-member table:name="Pack - Kelty Cloud 6500 Spectra" table:display="true" table:show-details="true"/>
                <table:data-pilot-member table:name="Shell - jacket - REI Versatech - purple/green" table:display="true" table:show-details="true"/>
                <table:data-pilot-member table:name="Umbrella kit" table:display="true" table:show-details="true"/>
                <table:data-pilot-member table:name="Shell jacket - Northface - red - Activent" table:display="true" table:show-details="true"/>
                <table:data-pilot-member table:name="Mattress - 3/4 length Therm-A-Rest Ultra Light II " table:display="true" table:show-details="true"/>
                <table:data-pilot-member table:name="Stuff sack - #4 red" table:display="true" table:show-details="true"/>
                <table:data-pilot-member table:name="Mattress - 4 panel Z-Rest pad" table:display="true" table:show-details="true"/>
                <table:data-pilot-member table:name="Personal kitchen (plate, cup, spoon)" table:display="true" table:show-details="true"/>
                <table:data-pilot-member table:name="Tripod in vehicle for after trail pictures" table:display="true" table:show-details="true"/>
                <table:data-pilot-member table:name="Sack - coated silnylon boot bag" table:display="true" table:show-details="true"/>
                <table:data-pilot-member table:name="Pack - Gregory internal frame with pockets" table:display="true" table:show-details="true"/>
                <table:data-pilot-member table:name="Base layer - fleece socks - XL" table:display="true" table:show-details="true"/>
                <table:data-pilot-member table:name="Flashlight #2 - Pelican - yellow - C cell" table:display="true" table:show-details="true"/>
                <table:data-pilot-member table:name="Flashlight #1 - Pelican - yellow - C cell" table:display="true" table:show-details="true"/>
                <table:data-pilot-member table:name="Bags - boot bags, extra Ziplocks" table:display="true" table:show-details="true"/>
                <table:data-pilot-member table:name="Jacket - hood  - nylon covered fleece - black" table:display="true" table:show-details="true"/>
                <table:data-pilot-member table:name="Mattress - 3/4 length foam with black stuff sack, straps" table:display="true" table:show-details="true"/>
                <table:data-pilot-member table:name="Shell - jacket - REI Chinook - blue/red/black" table:display="true" table:show-details="true"/>
                <table:data-pilot-member table:name="Holder case - for umbrella" table:display="true" table:show-details="true"/>
                <table:data-pilot-member table:name="Socks - Wigwam El-Pine rag wool - extra pair" table:display="true" table:show-details="true"/>
                <table:data-pilot-member table:name="Mattress - poly rain cover for Z-Rest" table:display="true" table:show-details="true"/>
                <table:data-pilot-member table:name="Ski pole" table:display="true" table:show-details="true"/>
                <table:data-pilot-member table:name="Jacket - Feathered Friends hood only - navy" table:display="true" table:show-details="true"/>
                <table:data-pilot-member table:name="Socks - Wyoming Wear fleece camp socks" table:display="true" table:show-details="true"/>
                <table:data-pilot-member table:name="Shell jacket - Mountain Hard Wear Ethereal" table:display="true" table:show-details="true"/>
                <table:data-pilot-member table:name="Shoes - New Balance 801AT with insoles" table:display="true" table:show-details="true"/>
                <table:data-pilot-member table:name="Shell - jacket - REI Versatech" table:display="true" table:show-details="true"/>
                <table:data-pilot-member table:name="Lens - Nikon 35 -70mm only" table:display="true" table:show-details="true"/>
                <table:data-pilot-member table:name="Lens - Nikon 28 -85mm only" table:display="true" table:show-details="true"/>
                <table:data-pilot-member table:name="Six Moon Designs Europa I - complete" table:display="true" table:show-details="true"/>
                <table:data-pilot-member table:name="Pillow - inflatable w/ pillow case" table:display="true" table:show-details="true"/>
                <table:data-pilot-member table:name="Watch - Digital field watch with compass" table:display="true" table:show-details="true"/>
                <table:data-pilot-member table:name="Tarp/ground cloth - black  - 6 x 8" table:display="true" table:show-details="true"/>
                <table:data-pilot-member table:name="Water kit (base only - excludes water weight)" table:display="true" table:show-details="true"/>
                <table:data-pilot-member table:name="Gloves - Northface shell gloves - black/white" table:display="true" table:show-details="true"/>
                <table:data-pilot-member table:name="Jacket - polyester wind sleeves" table:display="true" table:show-details="true"/>
                <table:data-pilot-member table:name="Pillow - new blue inflatable w/ pillow case" table:display="true" table:show-details="true"/>
                <table:data-pilot-member table:name="Jacket - Eddie Bauer puffball" table:display="true" table:show-details="true"/>
                <table:data-pilot-member table:name="Jacket - sleeves - fleece - for vest" table:display="true" table:show-details="true"/>
                <table:data-pilot-member table:name="Kitchen pot - titanium - 5.25 cups" table:display="true" table:show-details="true"/>
                <table:data-pilot-member table:name="Pack - REI daypack - green" table:display="true" table:show-details="true"/>
                <table:data-pilot-member table:name="Headnet - mosquito" table:display="true" table:show-details="true"/>
                <table:data-pilot-member table:name="Base layer - pants - Capilene midweight - gray" table:display="true" table:show-details="true"/>
                <table:data-pilot-member table:name="Boots - Scarpa with gel insoles" table:display="true" table:show-details="true"/>
                <table:data-pilot-member table:name="Jacket - Northface micro fleece w/ sleeves - size L" table:display="true" table:show-details="true"/>
                <table:data-pilot-member table:name="Sack - Sea to Summit dry bag for trail clothes - 13L yellow" table:display="true" table:show-details="true"/>
                <table:data-pilot-member table:name="Scarf - Windproof fleece" table:display="true" table:show-details="true"/>
                <table:data-pilot-member table:name="Bag - yellow dry sack - 13L for trail clothes" table:display="true" table:show-details="true"/>
                <table:data-pilot-member table:name="Glasses - primary reading - 1.75 diopter" table:display="true" table:show-details="true"/>
                <table:data-pilot-member table:name="Bottle - soda bottle - 1 liter water - full" table:display="true" table:show-details="true"/>
                <table:data-pilot-member table:name="Gloves - Glove liners #1" table:display="true" table:show-details="true"/>
                <table:data-pilot-member table:name="Gloves - Glove liners #2" table:display="true" table:show-details="true"/>
                <table:data-pilot-member table:name="Boots - Merril Monarch" table:display="true" table:show-details="true"/>
                <table:data-pilot-member table:name="Fishing pole - collapsable - with reel" table:display="true" table:show-details="true"/>
                <table:data-pilot-member table:name="Hat - Northface fleece - grey" table:display="true" table:show-details="true"/>
                <table:data-pilot-member table:name="Jacket - vest - fleece - Northface red/black #2 - 300 wt" table:display="true" table:show-details="true"/>
                <table:data-pilot-member table:name="Jacket - vest - fleece - Northface red/black #1 - 200 wt" table:display="true" table:show-details="true"/>
                <table:data-pilot-member table:name="Case - holder for umbrella" table:display="true" table:show-details="true"/>
                <table:data-pilot-member table:name="Water - 1 liter" table:display="true" table:show-details="true"/>
                <table:data-pilot-member table:name="Base layer - shirt - Capilene - long sleeve - light - spruce" table:display="true" table:show-details="true"/>
                <table:data-pilot-member table:name="Sack - dry sack for sleeping bag - 21L yellow Camp Inn" table:display="true" table:show-details="true"/>
                <table:data-pilot-member table:name="Food  - consumables only " table:display="true" table:show-details="true"/>
                <table:data-pilot-member table:name="Hat - Baseball cap" table:display="true" table:show-details="true"/>
                <table:data-pilot-member table:name="Shoes - Saucony running shoes" table:display="true" table:show-details="true"/>
                <table:data-pilot-member table:name="Bag - black strap-on in back" table:display="true" table:show-details="true"/>
                <table:data-pilot-member table:name="Shirt - Sportif nylon green -  long sleeve" table:display="true" table:show-details="true"/>
                <table:data-pilot-member table:name="Gloves - leather work gloves" table:display="true" table:show-details="true"/>
                <table:data-pilot-member table:name="Shell - Yellow hand / foot covers" table:display="true" table:show-details="true"/>
                <table:data-pilot-member table:name="Mattress - Z-Rest 4 panel pad with Velcro tabs" table:display="true" table:show-details="true"/>
                <table:data-pilot-member table:name="Sack - silnylon for extra camp clothes - gray" table:display="true" table:show-details="true"/>
                <table:data-pilot-member table:name="Tripod - 3 section with quick release" table:display="true" table:show-details="true"/>
                <table:data-pilot-member table:name="Base layer - shirt - med wt Capilene - long sleeve - spruce" table:display="true" table:show-details="true"/>
                <table:data-pilot-member table:name="Leki snow basket for Sherlock hiking staff " table:display="true" table:show-details="true"/>
                <table:data-pilot-member table:name="Jacket - vest - fleece - Marmot red/black" table:display="true" table:show-details="true"/>
                <table:data-pilot-member table:name="Jacket - Fleece sleeves - Capeline expedition - green" table:display="true" table:show-details="true"/>
                <table:data-pilot-member table:name="Bean bag" table:display="true" table:show-details="true"/>
                <table:data-pilot-member table:name="Sack - roll top silnylon for shells - gray" table:display="true" table:show-details="true"/>
                <table:data-pilot-member table:name="Nighttime Kit" table:display="true" table:show-details="true"/>
                <table:data-pilot-member table:name="Ear muffs - black fuzzy" table:display="true" table:show-details="true"/>
                <table:data-pilot-member table:name="Bug kit" table:display="true" table:show-details="true"/>
                <table:data-pilot-member table:name="Wallet kit " table:display="true" table:show-details="true"/>
                <table:data-pilot-member table:name="Gloves - liners - pair #1" table:display="true" table:show-details="true"/>
                <table:data-pilot-member table:name="Shirt - Northface UVA -  long sleeve" table:display="true" table:show-details="true"/>
                <table:data-pilot-member table:name="Gloves - liners - pair #2" table:display="true" table:show-details="true"/>
                <table:data-pilot-member table:name="Mattress - 3/4 length Therm-A-Rest - Ultra Light II" table:display="true" table:show-details="true"/>
                <table:data-pilot-member table:name="Not-A-Tent bivy shelter" table:display="true" table:show-details="true"/>
                <table:data-pilot-member table:name="Gloves - Scott camp gloves" table:display="true" table:show-details="true"/>
                <table:data-pilot-member table:name="Sleeping bag - Marmot Hydrogen +30*" table:display="true" table:show-details="true"/>
                <table:data-pilot-member table:name="Jacket - Northface micro fleece sleeves only - gray" table:display="true" table:show-details="true"/>
                <table:data-pilot-member table:name="Stuff sacks - 2 white compactor bags w/ rubber bands" table:display="true" table:show-details="true"/>
                <table:data-pilot-member table:name="Cover - pack - for sleeping bag" table:display="true" table:show-details="true"/>
                <table:data-pilot-member table:name="Shell  - hat - red brimmed rain hat" table:display="true" table:show-details="true"/>
                <table:data-pilot-member table:name="Boots - Asolo" table:display="true" table:show-details="true"/>
                <table:data-pilot-member table:name="Nylon shell gloves" table:display="true" table:show-details="true"/>
                <table:data-pilot-member table:name="Pack - Kelty Cloud 4500" table:display="true" table:show-details="true"/>
                <table:data-pilot-member table:name="Tent bottle" table:display="true" table:show-details="true"/>
                <table:data-pilot-member table:name="Shell - pants - Northface - black - Activent" table:display="true" table:show-details="true"/>
                <table:data-pilot-member table:name="Shell - jacket - Northface - red - Activent" table:display="true" table:show-details="true"/>
                <table:data-pilot-member table:name="Socks - change of wool socks" table:display="true" table:show-details="true"/>
                <table:data-pilot-member table:name="Hat - hood from REI down jacket - gray" table:display="true" table:show-details="true"/>
                <table:data-pilot-member table:name="Lens - X700 28-70 lens only" table:display="true" table:show-details="true"/>
                <table:data-pilot-member table:name="Pack - MEI daypack - blue" table:display="true" table:show-details="true"/>
                <table:data-pilot-member table:name="Shell - jacket - Lowe Adreneline Triple Point - red - size XL" table:display="true" table:show-details="true"/>
                <table:data-pilot-member table:name="Camera - X700 body only" table:display="true" table:show-details="true"/>
                <table:data-pilot-member table:name="Boots - One Sport Chilkoot" table:display="true" table:show-details="true"/>
                <table:data-pilot-member table:name="AireFrame Solo tent - prototype - complete" table:display="true" table:show-details="true"/>
                <table:data-pilot-member table:name="Mattress - plastic rain cover for Z-Rest" table:display="true" table:show-details="true"/>
                <table:data-pilot-member table:name="Food kit (for 6 days)" table:display="true" table:show-details="true"/>
                <table:data-pilot-member table:name="Base layer - extra briefs - light Capilene - blue - size L" table:display="true" table:show-details="true"/>
                <table:data-pilot-member table:name="Sherlock hiking staffs (2 @16 oz each)" table:display="true" table:show-details="true"/>
                <table:data-pilot-member table:name="Pack - Kelty Cloud 6500 Spectra - as modified" table:display="true" table:show-details="true"/>
                <table:data-pilot-member table:name="Water kit" table:display="true" table:show-details="true"/>
                <table:data-pilot-member table:name="Gloves - Northface windstopper mittens" table:display="true" table:show-details="true"/>
                <table:data-pilot-member table:name="Jacket - Northface microfleece - short sleeves - size L" table:display="true" table:show-details="true"/>
                <table:data-pilot-member table:name="Eureka Zephyr tent - complete" table:display="true" table:show-details="true"/>
                <table:data-pilot-member table:name="Camera equip (excl film)" table:display="true" table:show-details="true"/>
                <table:data-pilot-member table:name="Shell pants - Northface - black - Activent" table:display="true" table:show-details="true"/>
                <table:data-pilot-member table:name="Stuff sacks - 4 Silnylon - empty" table:display="true" table:show-details="true"/>
                <table:data-pilot-member table:name="Tarp/ground cloth - olive &amp; silver (fits Half Moon tents)" table:display="true" table:show-details="true"/>
                <table:data-pilot-member table:name="Shell - REI Goretex oversocks" table:display="true" table:show-details="true"/>
                <table:data-pilot-member table:name="Base layer - pants - Capilene midweight - grey" table:display="true" table:show-details="true"/>
                <table:data-pilot-member table:name="Mattress - 3/4 length Therm-A-Rest - Ultra Light II with skids" table:display="true" table:show-details="true"/>
                <table:data-pilot-member table:name="Bottle - Platypus - 1 liter water - empty" table:display="true" table:show-details="true"/>
                <table:data-pilot-member table:name="Tent - Eureka Zepher - no stakes in black bag" table:display="true" table:show-details="true"/>
                <table:data-pilot-member table:name="Pack - Gregory internal frame without pockets" table:display="true" table:show-details="true"/>
                <table:data-pilot-member table:name="Rope - 100 feet OD nylon line for tarp" table:display="true" table:show-details="true"/>
                <table:data-pilot-member table:name="Plate - camp - 9&quot; pie pan - aluminum" table:display="true" table:show-details="true"/>
                <table:data-pilot-member table:name="Lens - Nikon 24mm only" table:display="true" table:show-details="true"/>
                <table:data-pilot-member table:name="Base layer - med wt Cap long sleeve top - Henley - green" table:display="true" table:show-details="true"/>
                <table:data-pilot-member table:name="Camera - N6006 body only" table:display="true" table:show-details="true"/>
                <table:data-pilot-member table:name="Hygiene kit" table:display="true" table:show-details="true"/>
                <table:data-pilot-member table:name="Shirt - extra Capilene short sleeved shirt" table:display="true" table:show-details="true"/>
                <table:data-pilot-member table:name="Ground cloth - OD - front porch" table:display="true" table:show-details="true"/>
                <table:data-pilot-member table:name="Stove - Coleman - fuel full - with stuff sack" table:display="true" table:show-details="true"/>
                <table:data-pilot-member table:name="Shell - Patagonia Helium windshirt - royal blue" table:display="true" table:show-details="true"/>
                <table:data-pilot-member table:name="Shell jacket - REI Versatech" table:display="true" table:show-details="true"/>
                <table:data-pilot-member table:name="Kitchen pantry kit - light version - red sack" table:display="true" table:show-details="true"/>
                <table:data-pilot-member table:name="Shell - sun / wind hood - yellow ProPore" table:display="true" table:show-details="true"/>
                <table:data-pilot-member table:name="Pants - Fleece - Avia (Costco) microfleece - black" table:display="true" table:show-details="true"/>
                <table:data-pilot-member table:name="Bottle - Purple 22 oz with case - full" table:display="true" table:show-details="true"/>
                <table:data-pilot-member table:name="Shell - pants - Marmot Precip - black - size XL" table:display="true" table:show-details="true"/>
                <table:data-pilot-member table:name="Kitchen pot only - 6 cup stainless" table:display="true" table:show-details="true"/>
                <table:data-pilot-member table:name="Base layer - shirt - light Capilene - long sleeve - spruce" table:display="true" table:show-details="true"/>
                <table:data-pilot-member table:name="Sleeping bag - Northface Polarguard - gray" table:display="true" table:show-details="true"/>
                <table:data-pilot-member table:name="Kitchen pot kit - cooking with BakePacker" table:display="true" table:show-details="true"/>
                <table:data-pilot-member table:name="Pack - Kelty Coyote" table:display="true" table:show-details="true"/>
                <table:data-pilot-member table:name="Pants - gym shorts" table:display="true" table:show-details="true"/>
                <table:data-pilot-member table:name="Bottle - Platypus - 1 liter water - 1/2 full" table:display="true" table:show-details="true"/>
                <table:data-pilot-member table:name="Lens - Tamron 24-70mm only" table:display="true" table:show-details="true"/>
                <table:data-pilot-member table:name="Shell - windshirt selection of choice" table:display="true" table:show-details="true"/>
                <table:data-pilot-member table:name="Gloves - Northface windstopper gloves" table:display="true" table:show-details="true"/>
                <table:data-pilot-member table:name="Jacket - Vest - Patagonia Puffball - green/purple" table:display="true" table:show-details="true"/>
                <table:data-pilot-member table:name="Sandals - Pacific Reef" table:display="true" table:show-details="true"/>
                <table:data-pilot-member table:name="Sleeping bag - Marmot Hydrogen +30°F" table:display="true" table:show-details="true"/>
                <table:data-pilot-member table:name="Sleeping bag - WM VersaLite Super +10°F - long" table:display="true" table:show-details="true"/>
                <table:data-pilot-member table:name="Umbrella - Mylar cover" table:display="true" table:show-details="true"/>
                <table:data-pilot-member table:name="Night kit" table:display="true" table:show-details="true"/>
                <table:data-pilot-member table:name="Crampons - Ice Walkers - 1 pair" table:display="true" table:show-details="true"/>
                <table:data-pilot-member table:name="Case - green tripod case" table:display="true" table:show-details="true"/>
                <table:data-pilot-member table:name="Base layer - athletic supporter" table:display="true" table:show-details="true"/>
                <table:data-pilot-member table:name="Bandana - red" table:display="true" table:show-details="true"/>
                <table:data-pilot-member table:name="Jacket - down parka - no hood" table:display="true" table:show-details="true"/>
                <table:data-pilot-member table:name="BakePacker" table:display="true" table:show-details="true"/>
                <table:data-pilot-member table:name="Jacket - Northface micro fleece sleeves only - grey" table:display="true" table:show-details="true"/>
                <table:data-pilot-member table:name="Jacket - heavy fleece sleeves - gray" table:display="true" table:show-details="true"/>
                <table:data-pilot-member table:name="Water - 1 liter (excludes container weight)" table:display="true" table:show-details="true"/>
                <table:data-pilot-member table:name="Shell - pants - Northface - Activent- black" table:display="true" table:show-details="true"/>
                <table:data-pilot-member table:name="First aid kit" table:display="true" table:show-details="true"/>
                <table:data-pilot-member table:name="Plate - camp - 9&quot; pie pan - steel" table:display="true" table:show-details="true"/>
                <table:data-pilot-member table:name="Pack - Kelty Redwing daypack - Multi colored" table:display="true" table:show-details="true"/>
                <table:data-pilot-member table:name="Stove - Gaz - with 7.75 oz fuel bottle and cover" table:display="true" table:show-details="true"/>
                <table:data-pilot-member table:name="Case - for GPS, radio - shoulder mount" table:display="true" table:show-details="true"/>
                <table:data-pilot-member table:name="Stove - Gaz - 16 oz extra fuel bottle" table:display="true" table:show-details="true"/>
                <table:data-pilot-member table:name="Kitchen pot only - 8 cup stainless" table:display="true" table:show-details="true"/>
                <table:data-pilot-member table:name="Hat - Hood from REI down jacket - grey" table:display="true" table:show-details="true"/>
                <table:data-pilot-member table:name="Pants - REI lightweight cargo pants" table:display="true" table:show-details="true"/>
                <table:data-pilot-member table:name="Pack - Kelty Cloud 6500 Spectra - with modifications" table:display="true" table:show-details="true"/>
                <table:data-pilot-member table:name="Jacket - Northface micro fleece w/ sleeves - grey " table:display="true" table:show-details="true"/>
                <table:data-pilot-member table:name="Shell - Rain Shield WP/B sport jacket - blue" table:display="true" table:show-details="true"/>
                <table:data-pilot-member table:name="Sack - compactor bag dry sack - white" table:display="true" table:show-details="true"/>
                <table:data-pilot-member table:name="Pack - Kelty Super Tioga external - olive" table:display="true" table:show-details="true"/>
                <table:data-pilot-member table:name="Dry sack for sleeping bag - 21L yellow Camp Inn" table:display="true" table:show-details="true"/>
                <table:data-pilot-member table:name="Jacket - REI down parka - with hood" table:display="true" table:show-details="true"/>
                <table:data-pilot-member table:name="Stove kit fuel weight" table:display="true" table:show-details="true"/>
                <table:data-pilot-member table:name="Base layer - pants - Capilene lightweight - spruce" table:display="true" table:show-details="true"/>
                <table:data-pilot-member table:name="Utility shed - black zippered - with 3 straps" table:display="true" table:show-details="true"/>
                <table:data-pilot-member table:name="Stuff sack - #1 black for down/puffball jacket" table:display="true" table:show-details="true"/>
                <table:data-pilot-member table:name="Jacket - Removable sleeves for Northface microfleece - gray" table:display="true" table:show-details="true"/>
                <table:data-pilot-member table:name="Pants - Sportif Cordura with sewn-in belt" table:display="true" table:show-details="true"/>
                <table:data-pilot-member table:name="Food kit base weight (i.e., containers and packaing only)" table:display="true" table:show-details="true"/>
                <table:data-pilot-member table:name="Tent - Half Moon 3 with attic" table:display="true" table:show-details="true"/>
                <table:data-pilot-member table:name="Hat - Pebble Beach cap with chin cord" table:display="true" table:show-details="true"/>
                <table:data-pilot-member table:name="Sherlock hiking staffs (2 @ 16 oz each)" table:display="true" table:show-details="true"/>
                <table:data-pilot-member table:name="Mattress - 3/4 length Therm-A-Rest - standard" table:display="true" table:show-details="true"/>
                <table:data-pilot-member table:name="Lantern - Gaz with case" table:display="true" table:show-details="true"/>
                <table:data-pilot-member table:name="Bear mace with case" table:display="true" table:show-details="true"/>
                <table:data-pilot-member table:name="Pants - Fleece - REI microfleece - black" table:display="true" table:show-details="true"/>
                <table:data-pilot-member table:name="Tarp/ground cloth - Northface - grey" table:display="true" table:show-details="true"/>
                <table:data-pilot-member table:name="Pack - Kelty Redwing daypack - Olive #1" table:display="true" table:show-details="true"/>
                <table:data-pilot-member table:name="Sack - dry bag for sleeping bag - 21L yellow Camp Inn" table:display="true" table:show-details="true"/>
                <table:data-pilot-member table:name="Personal kit" table:display="true" table:show-details="true"/>
                <table:data-pilot-member table:name="Shell - Yellow sun / wind hood" table:display="true" table:show-details="true"/>
                <table:data-pilot-member table:name="Shell hat (shower cap)" table:display="true" table:show-details="true"/>
                <table:data-pilot-member table:name="Shell - jacket - Patagonia Helium windshirt - blue - size L" table:display="true" table:show-details="true"/>
                <table:data-pilot-member table:name="Pack - Kelty Cloud 6500 Spectra with modifications" table:display="true" table:show-details="true"/>
                <table:data-pilot-member table:name="Base layer - pants - Capilene lightweight - white" table:display="true" table:show-details="true"/>
                <table:data-pilot-member table:name="Radio - SONY AM/FM with speaker" table:display="true" table:show-details="true"/>
                <table:data-pilot-member table:name="AireFrame #I propotype - complete" table:display="true" table:show-details="true"/>
                <table:data-pilot-member table:name="Base layer - briefs - light Capilene - blue" table:display="true" table:show-details="true"/>
                <table:data-pilot-member table:name="Gloves - new OR shell mitts" table:display="true" table:show-details="true"/>
                <table:data-pilot-member table:name="Shell - hand / foot covers - yellow Propore" table:display="true" table:show-details="true"/>
                <table:data-pilot-member table:name="Pack - Kelty Cloud 6500" table:display="true" table:show-details="true"/>
                <table:data-pilot-member table:name="Sandals - Teva" table:display="true" table:show-details="true"/>
                <table:data-pilot-member table:name="Base layer - shirt - extra Capilene short sleeved shirt" table:display="true" table:show-details="true"/>
                <table:data-pilot-member table:name="Shell - OR Goretex shell mittens - cut down" table:display="true" table:show-details="true"/>
                <table:data-pilot-member table:name="Photography kit" table:display="true" table:show-details="true"/>
                <table:data-pilot-member table:name="Food  - base weight only (i.e., containers and packaing)" table:display="true" table:show-details="true"/>
                <table:data-pilot-member table:name="Camera Kit - Rebel" table:display="true" table:show-details="true"/>
                <table:data-pilot-member table:name="Jacket - fleece - Patagonia heavy - gray" table:display="true" table:show-details="true"/>
                <table:data-pilot-member table:name="Filter - Katadyne water - with blue bucket as case" table:display="true" table:show-details="true"/>
                <table:data-pilot-member table:name="Tarp/ground cloth - red &amp; silver (fits Half Moon 2)" table:display="true" table:show-details="true"/>
                <table:data-pilot-member table:name="Tasco monocular in plastic bag" table:display="true" table:show-details="true"/>
                <table:data-pilot-member table:name="Seat - Therm-a-Rest inflatable" table:display="true" table:show-details="true"/>
                <table:data-pilot-member table:name="Mattress - 3/4 length Therm-A-Rest - Ultralite 1" table:display="true" table:show-details="true"/>
                <table:data-pilot-member table:name="Fuel bottle - small (full)" table:display="true" table:show-details="true"/>
                <table:data-pilot-member table:name="Bottle - Nalgene - 1 quart water - full" table:display="true" table:show-details="true"/>
                <table:data-pilot-member table:name="Hat - nylon ball cap with chin cord - silver" table:display="true" table:show-details="true"/>
                <table:data-pilot-member table:name="Pack - Northface fanny pack" table:display="true" table:show-details="true"/>
                <table:data-pilot-member table:name="Pocket Ziplock for trash" table:display="true" table:show-details="true"/>
                <table:data-pilot-member table:name="AireFrame Solo propotype tent - complete" table:display="true" table:show-details="true"/>
                <table:data-pilot-member table:name="Shell - jacket - Marmot Precip - yellow - size XL" table:display="true" table:show-details="true"/>
                <table:data-pilot-member table:name="Shell - jacket - Rain Shield WP/B sport jacket - blue" table:display="true" table:show-details="true"/>
                <table:data-pilot-member table:name="Kitchen pot - alum - modified with handles - 8 cups" table:display="true" table:show-details="true"/>
                <table:data-pilot-member table:name="Mattress - poly rain cover for Thermarest" table:display="true" table:show-details="true"/>
                <table:data-pilot-member table:name="Ground cloth - OD - fits Zephyr" table:display="true" table:show-details="true"/>
                <table:data-pilot-member table:name="Base layer - underwear - cotton - Jockey" table:display="true" table:show-details="true"/>
                <table:data-pilot-member table:name="Shell hat - red brimmed" table:display="true" table:show-details="true"/>
                <table:data-pilot-member table:name="Sack - silnylon roll top for shells - gray" table:display="true" table:show-details="true"/>
                <table:data-pilot-member table:name="Shell  - hat (shower cap)" table:display="true" table:show-details="true"/>
                <table:data-pilot-member table:name="Jacket - Feathered Friends parka - with hood - navy" table:display="true" table:show-details="true"/>
                <table:data-pilot-member table:name="Food kit - consumables only " table:display="true" table:show-details="true"/>
                <table:data-pilot-member table:name="Socks - Wigwam El-Pine rag wool - extra pair - size L" table:display="true" table:show-details="true"/>
                <table:data-pilot-member table:name="Shell jacket - Eddie Bauer" table:display="true" table:show-details="true"/>
                <table:data-pilot-member table:name="Jacket - Golite Cumulus 800 fill down - size XL" table:display="true" table:show-details="true"/>
                <table:data-pilot-member table:name="Jacket - Patagonia Fireball - red" table:display="true" table:show-details="true"/>
                <table:data-pilot-member table:name="Pillow - inflatable w/ blue pillow case" table:display="true" table:show-details="true"/>
                <table:data-pilot-member table:name="Camera - N6006 with 28-85" table:display="true" table:show-details="true"/>
                <table:data-pilot-member table:name="Jacket - fleece - Northface yellow" table:display="true" table:show-details="true"/>
                <table:data-pilot-member table:name="Socks - 1 pair liner with Slip Fix" table:display="true" table:show-details="true"/>
                <table:data-pilot-member table:name="Shell - Marmot Precip - yellow - size XL" table:display="true" table:show-details="true"/>
                <table:data-pilot-member table:name="Shirt - Patagonia microfleece - jade" table:display="true" table:show-details="true"/>
                <table:data-pilot-member table:name="Glasses - trail reading glasses" table:display="true" table:show-details="true"/>
                <table:data-pilot-member table:name="Base layer - pants - Capilene lightweight - spruce - Med" table:display="true" table:show-details="true"/>
                <table:data-pilot-member table:name="Stool - camp - new small blue" table:display="true" table:show-details="true"/>
                <table:data-pilot-member table:name="Shell - OR shell mittens - cut down" table:display="true" table:show-details="true"/>
                <table:data-pilot-member table:name="Shell - jacket - Eddie Bauer - 2 layer - teal" table:display="true" table:show-details="true"/>
                <table:data-pilot-member table:name="Belt - black web" table:display="true" table:show-details="true"/>
                <table:data-pilot-member table:name="Cases - for glasses - hard shelled with straps" table:display="true" table:show-details="true"/>
                <table:data-pilot-member table:name="Shell jacket - Helly Tech" table:display="true" table:show-details="true"/>
                <table:data-pilot-member table:name="Stove - Gaz - with 2 ea 0.5 lb fuel bottles and cover" table:display="true" table:show-details="true"/>
                <table:data-pilot-member table:name="Sack - dry bag for trail clothes - 13L yellow Sea to Summit" table:display="true" table:show-details="true"/>
                <table:data-pilot-member table:name="Jacket - vest - fleece - REI red" table:display="true" table:show-details="true"/>
                <table:data-pilot-member table:name="Mini-crampons - 1 pair" table:display="true" table:show-details="true"/>
                <table:data-pilot-member table:name="Pack - Kelty Cloud 6500 - white  - see note" table:display="true" table:show-details="true"/>
                <table:data-pilot-member table:name="Jacket - heavy fleece sleeves - grey" table:display="true" table:show-details="true"/>
                <table:data-pilot-member table:name="Bags - boot bags, extra Ziplocs" table:display="true" table:show-details="true"/>
                <table:data-pilot-member table:name="Base layer - change of underwear" table:display="true" table:show-details="true"/>
                <table:data-pilot-member table:name="Hat - Northface fleece bomber cap - gray" table:display="true" table:show-details="true"/>
                <table:data-pilot-member table:name="Shell pants - Eddie Bauer" table:display="true" table:show-details="true"/>
                <table:data-pilot-member table:name="Base layer - shirt - Capilene short sleeved shirt" table:display="true" table:show-details="true"/>
                <table:data-pilot-member table:name="Stuff sack - #3 red" table:display="true" table:show-details="true"/>
                <table:data-pilot-member table:name="Base layer - briefs - Capilene  blue - extra pair - size L" table:display="true" table:show-details="true"/>
                <table:data-pilot-member table:name="Socks - Wigwam El-Pine rag wool" table:display="true" table:show-details="true"/>
                <table:data-pilot-member table:name="Shoes - New Balance 766 with SuperFeet" table:display="true" table:show-details="true"/>
                <table:data-pilot-member table:name="Golite umbrella" table:display="true" table:show-details="true"/>
                <table:data-pilot-member table:name="Sack - dry sack for sleeping bag - SS - #3 blue" table:display="true" table:show-details="true"/>
                <table:data-pilot-member table:name="Gloves - Patagonia fleece mittens - light gray" table:display="true" table:show-details="true"/>
                <table:data-pilot-member table:name="Mattress - Therm-A-Rest Ultra Light II - ¾ length" table:display="true" table:show-details="true"/>
                <table:data-pilot-member table:name="Tent - Sierra Designs Aurora CD" table:display="true" table:show-details="true"/>
                <table:data-pilot-member table:name="Jacket - Marmot down parka - no hood - teal" table:display="true" table:show-details="true"/>
                <table:data-pilot-member table:name="Shell - Patagonia Helium windshirt - royal blue - size L" table:display="true" table:show-details="true"/>
                <table:data-pilot-member table:name="Base layer - shirt - Capilene long sl midwt - red or blue" table:display="true" table:show-details="true"/>
                <table:data-pilot-member table:name="Sherlock hiking staffs (2 @16 oz)" table:display="true" table:show-details="true"/>
                <table:data-pilot-member table:name="Photography it" table:display="true" table:show-details="true"/>
                <table:data-pilot-member table:name="Camera - X700 with 28-70" table:display="true" table:show-details="true"/>
                <table:data-pilot-member table:name="Pack - med black top loading strapless" table:display="true" table:show-details="true"/>
                <table:data-pilot-member table:name="Shell - jacket - Helly Tech - 2 layer - green/purple" table:display="true" table:show-details="true"/>
                <table:data-pilot-member table:name="Tool - Leatherman" table:display="true" table:show-details="true"/>
                <table:data-pilot-member table:name="Base layer - change of sock liners" table:display="true" table:show-details="true"/>
                <table:data-pilot-member table:name="Sleeping bag - REI Renaissance- +0F" table:display="true" table:show-details="true"/>
                <table:data-pilot-member table:name="Mesh sack - yellow" table:display="true" table:show-details="true"/>
                <table:data-pilot-member table:name="Base layer - pants - Capilene lightweight - white - Med" table:display="true" table:show-details="true"/>
                <table:data-pilot-member table:name="Tool - Leatherman - large" table:display="true" table:show-details="true"/>
                <table:data-pilot-member table:name="Sleeping bag - Western Mountaineering - +0F" table:display="true" table:show-details="true"/>
                <table:data-pilot-member table:name="Pillow case" table:display="true" table:show-details="true"/>
                <table:data-pilot-member table:name="Shell - jacket - Rain Shield WP/B Sport - blue" table:display="true" table:show-details="true"/>
                <table:data-pilot-member table:name="Tent - Stake and guy line kit" table:display="true" table:show-details="true"/>
                <table:data-pilot-member table:name="BakePacker pot insert for steam baking" table:display="true" table:show-details="true"/>
                <table:data-pilot-member table:name="Utility kit" table:display="true" table:show-details="true"/>
                <table:data-pilot-member table:name="Base layer - briefs - light Capilene - blue - size L" table:display="true" table:show-details="true"/>
                <table:data-pilot-member table:name="Jacket - REI down parka - no hood" table:display="true" table:show-details="true"/>
                <table:data-pilot-member table:name="Navigation kit" table:display="true" table:show-details="true"/>
                <table:data-pilot-member table:name="Mattress - 10 panel Z-Rest - foam" table:display="true" table:show-details="true"/>
                <table:data-pilot-member table:name="Bag - compactor - dry sack" table:display="true" table:show-details="true"/>
                <table:data-pilot-member table:name="Jacket - Northface down parka - with hood - yellow" table:display="true" table:show-details="true"/>
                <table:data-pilot-member table:name="Raines umbrella kit" table:display="true" table:show-details="true"/>
                <table:data-pilot-member table:name="Sponge with Ziploc" table:display="true" table:show-details="true"/>
                <table:data-pilot-member table:name="Jacket - fleece - Patagonia heavy - grey" table:display="true" table:show-details="true"/>
                <table:data-pilot-member table:name="Case - holder for umbrella - black mesh" table:display="true" table:show-details="true"/>
                <table:data-pilot-member table:name="Shell - Pants - Marmot Precip - black" table:display="true" table:show-details="true"/>
                <table:data-pilot-member table:name="Gaiters - OR low gaiters - black" table:display="true" table:show-details="true"/>
                <table:data-pilot-member table:name="Sponge with ziplock" table:display="true" table:show-details="true"/>
                <table:data-pilot-member table:name="Jacket - Marmot microfleece top - red" table:display="true" table:show-details="true"/>
                <table:data-pilot-member table:name="Shirt - Sportif green -  long sleeve" table:display="true" table:show-details="true"/>
                <table:data-pilot-member table:name="Stuff sack - #3 blue" table:display="true" table:show-details="true"/>
                <table:data-pilot-member table:name="End" table:display="true" table:show-details="true"/>
                <table:data-pilot-member table:name="Socks - Wyoming Wear fleece camp socks - size XL" table:display="true" table:show-details="true"/>
                <table:data-pilot-member table:name="Shell - Feathered Friends Epic windshell - navy" table:display="true" table:show-details="true"/>
                <table:data-pilot-member table:name="Pack - Kelty Cloud 4500 - white - see note" table:display="true" table:show-details="true"/>
                <table:data-pilot-member table:name="Pack - blue kitchen pantry pack" table:display="true" table:show-details="true"/>
                <table:data-pilot-member table:name="Pants - REI - heavy fleece" table:display="true" table:show-details="true"/>
                <table:data-pilot-member table:name="Pack - Kelty external frame - black" table:display="true" table:show-details="true"/>
                <table:data-pilot-member table:name="AireFrame #I propotype tent - complete" table:display="true" table:show-details="true"/>
                <table:data-pilot-member table:name="Integral Designs Sil Shelter - complete" table:display="true" table:show-details="true"/>
                <table:data-pilot-member table:name="Shell  - hat - red brimmed" table:display="true" table:show-details="true"/>
                <table:data-pilot-member table:name="Shell - jacket - Feathered Friends Epic windshell - navy" table:display="true" table:show-details="true"/>
                <table:data-pilot-member table:name="Ear muffs - blue fuzzy with padded head band" table:display="true" table:show-details="true"/>
                <table:data-pilot-member table:name="Fuel - Large (16oz) fuel canister" table:display="true" table:show-details="true"/>
                <table:data-pilot-member table:name="Base layer - pants - Capilene lightweight - spruce - size M" table:display="true" table:show-details="true"/>
                <table:data-pilot-member table:name="Fishing tackle" table:display="true" table:show-details="true"/>
                <table:data-pilot-member table:name="Shell  - jacket - Eddie Bauer - 2 layer - teal" table:display="true" table:show-details="true"/>
                <table:data-pilot-member table:name="Oak hiking staff from Grand Canyon (1 lb, 4 oz)" table:display="true" table:show-details="true"/>
                <table:data-pilot-member table:name="Vision kit" table:display="true" table:show-details="true"/>
                <table:data-pilot-member table:name="Watch - L.L. Bean field watch with compass" table:display="true" table:show-details="true"/>
                <table:data-pilot-member table:name="AireFrame Solo propotype - complete" table:display="true" table:show-details="true"/>
                <table:data-pilot-member table:name="Notebook/pencil with waterproof paper" table:display="true" table:show-details="true"/>
                <table:data-pilot-member table:name="Jug - fresh water container - 10 liter" table:display="true" table:show-details="true"/>
                <table:data-pilot-member table:name="Ropes - 2 - 50' Nylon braided - 325# test - bear line w/ sack" table:display="true" table:show-details="true"/>
                <table:data-pilot-member table:name="Sleeping bag - Moonstone - Muir Trail - 25F" table:display="true" table:show-details="true"/>
                <table:data-pilot-member table:name="Shell - Marmot Precip - yellow" table:display="true" table:show-details="true"/>
                <table:data-pilot-member table:name="Stove Kit" table:display="true" table:show-details="true"/>
                <table:data-pilot-member table:name="Watch - digital with nylon band and wrist compass" table:display="true" table:show-details="true"/>
                <table:data-pilot-member table:name="Socks - Wigwam El-Pine rag wool - size L" table:display="true" table:show-details="true"/>
                <table:data-pilot-member table:name="Tent - Half Moon 2 with attic - no stakes" table:display="true" table:show-details="true"/>
                <table:data-pilot-member table:name="Jug - fresh water container - 6 liter" table:display="true" table:show-details="true"/>
                <table:data-pilot-member table:name="Stuff sack - #1 black" table:display="true" table:show-details="true"/>
                <table:data-pilot-member table:name="Socks - extra Wigwam El-Pine rag wool" table:display="true" table:show-details="true"/>
                <table:data-pilot-member table:name="Gloves - Patagonia fleece mittens - light grey" table:display="true" table:show-details="true"/>
                <table:data-pilot-member table:name="Dry sack for trail clothes - 13L yellow Sea to Summit" table:display="true" table:show-details="true"/>
                <table:data-pilot-member table:name="Small Things Kit" table:display="true" table:show-details="true"/>
                <table:data-pilot-member table:name="Stove kit base weight" table:display="true" table:show-details="true"/>
                <table:data-pilot-member table:name="Book" table:display="true" table:show-details="true"/>
                <table:data-pilot-member table:name="Pants - Fleece - Patagonia microfleece - black" table:display="true" table:show-details="true"/>
                <table:data-pilot-member table:name="Pocket Ziploc for trash" table:display="true" table:show-details="true"/>
                <table:data-pilot-member table:name="Kitchen kit" table:display="true" table:show-details="true"/>
                <table:data-pilot-member table:name="Rope - 50' Nylon braided - 1000# test" table:display="true" table:show-details="true"/>
                <table:data-pilot-member table:name="Skewers - 2 with case" table:display="true" table:show-details="true"/>
                <table:data-pilot-member table:name="Extra water in vehicle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Lb" table:orientation="row" table:used-hierarchy="-1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End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z" table:orientation="row" table:used-hierarchy="-1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End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otal_Oz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ounds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rams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Kg  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ounds" table:orientation="data" table:used-hierarchy="-1" table:function="sum">
            <table:data-pilot-level table:show-empty="false">
              <table:data-pilot-subtotals>
                <table:data-pilot-subtotal table:function="auto"/>
              </table:data-pilot-subtotal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T2" table:application-data="" table:target-range-address="'PT2 _ Metric Units'.B19:'PT2 _ Metric Units'.H85" table:buttons="'PT2 _ Metric Units'.B19 'PT2 _ Metric Units'.C19 'PT2 _ Metric Units'.D19 'PT2 _ Metric Units'.E19 'PT2 _ Metric Units'.F19 'PT2 _ Metric Units'.G19" table:ignore-empty-rows="true" table:identify-categories="true" table:show-filter-button="false">
          <table:source-cell-range table:cell-range-address="'Master List'.B6:'Master List'.L193"/>
          <table:data-pilot-field table:source-field-name="Status" table:orientation="row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" table:display="false" table:show-details="true"/>
                <table:data-pilot-member table:name="End" table:display="false" table:show-details="true"/>
                <table:data-pilot-member table:name="Wear" table:display="true" table:show-details="true"/>
                <table:data-pilot-member table:name="In" table:display="true" table:show-details="true"/>
                <table:data-pilot-member table:name="Out" table:display="fals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tegory" table:orientation="row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Base" table:display="true" table:show-details="true"/>
                <table:data-pilot-member table:name="Personal" table:display="true" table:show-details="true"/>
                <table:data-pilot-member table:name="Water" table:display="true" table:show-details="true"/>
                <table:data-pilot-member table:name="Kitchen" table:display="true" table:show-details="true"/>
                <table:data-pilot-member table:name="Consumables" table:display="true" table:show-details="true"/>
                <table:data-pilot-member table:name="Pack" table:display="true" table:show-details="true"/>
                <table:data-pilot-member table:name="End" table:display="false" table:show-details="true"/>
                <table:data-pilot-member table:name="Food" table:display="true" table:show-details="true"/>
                <table:data-pilot-member table:name="Camera" table:display="true" table:show-details="true"/>
                <table:data-pilot-member table:name="Base Weight" table:display="true" table:show-details="true"/>
                <table:data-pilot-member table:name="Sleeping" table:display="true" table:show-details="true"/>
                <table:data-pilot-member table:name="Wear" table:display="true" table:show-details="true"/>
                <table:data-pilot-member table:name="Food, fuel" table:display="true" table:show-details="true"/>
                <table:data-pilot-member table:name="Tent" table:display="true" table:show-details="true"/>
                <table:data-pilot-member table:name="Consummables" table:display="true" table:show-details="true"/>
                <table:data-pilot-member table:name="Consume" table:display="true" table:show-details="true"/>
                <table:data-pilot-member table:name="Utility" table:display="true" table:show-details="true"/>
                <table:data-pilot-member table:name="Clothes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assNo" table:orientation="row" table:used-hierarchy="-1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End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lassName" table:orientation="row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Shelter" table:display="true" table:show-details="true"/>
                <table:data-pilot-member table:name="Water" table:display="true" table:show-details="true"/>
                <table:data-pilot-member table:name="Kitchen" table:display="true" table:show-details="true"/>
                <table:data-pilot-member table:name="Pack" table:display="true" table:show-details="true"/>
                <table:data-pilot-member table:name="End" table:display="true" table:show-details="true"/>
                <table:data-pilot-member table:name="Food" table:display="true" table:show-details="true"/>
                <table:data-pilot-member table:name="Sleeping" table:display="true" table:show-details="true"/>
                <table:data-pilot-member table:name="Utility" table:display="true" table:show-details="true"/>
                <table:data-pilot-member table:name="Clothes" table:display="true" table:show-details="true"/>
                <table:data-pilot-member table:name="Photo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-1" table:function="auto">
            <table:data-pilot-level table:show-empty="false">
              <table:data-pilot-members>
                <table:data-pilot-member table:name="Shirt - Northface lightweight - fleece" table:display="true" table:show-details="true"/>
                <table:data-pilot-member table:name="" table:display="true" table:show-details="true"/>
                <table:data-pilot-member table:name="Pillow - inflatable w/ blue microfleece case" table:display="true" table:show-details="true"/>
                <table:data-pilot-member table:name="Kitchen cooking, tools and cleanup kit" table:display="true" table:show-details="true"/>
                <table:data-pilot-member table:name="Shell pants - Triple Point Ceramic black - with pockets" table:display="true" table:show-details="true"/>
                <table:data-pilot-member table:name="Sack - extra Ziplocs - 3 of ea size + plastic grocery bag" table:display="true" table:show-details="true"/>
                <table:data-pilot-member table:name="Fuel bottle, large, full, with extra filler cap" table:display="true" table:show-details="true"/>
                <table:data-pilot-member table:name="Pillow - inflatable - with 2 non-skid mats" table:display="true" table:show-details="true"/>
                <table:data-pilot-member table:name="Shell - jacket - Helly Tech" table:display="true" table:show-details="true"/>
                <table:data-pilot-member table:name="Camera Kit - Pentax" table:display="true" table:show-details="true"/>
                <table:data-pilot-member table:name="Belt - khaki web &amp; leather" table:display="true" table:show-details="true"/>
                <table:data-pilot-member table:name="Base layer - briefs - Capilene  blue - size L" table:display="true" table:show-details="true"/>
                <table:data-pilot-member table:name="Tent - solo bivy - Slumberjack" table:display="true" table:show-details="true"/>
                <table:data-pilot-member table:name="Gloves - Liners pair #1" table:display="true" table:show-details="true"/>
                <table:data-pilot-member table:name="Stool - camp - large blue" table:display="true" table:show-details="true"/>
                <table:data-pilot-member table:name="Gloves - Liners pair #2" table:display="true" table:show-details="true"/>
                <table:data-pilot-member table:name="Shell - jacket - Mountain Hard Wear Ethereal" table:display="true" table:show-details="true"/>
                <table:data-pilot-member table:name="Shell - pants - Triple Point Ceramic black - with pockets" table:display="true" table:show-details="true"/>
                <table:data-pilot-member table:name="Shirt - Northface nylon UVA -  long sleeve" table:display="true" table:show-details="true"/>
                <table:data-pilot-member table:name="Sherlock hiking staff (16 oz)" table:display="true" table:show-details="true"/>
                <table:data-pilot-member table:name="Shell pants - REI Goretex" table:display="true" table:show-details="true"/>
                <table:data-pilot-member table:name="Tent - Sierra Designs Divine Lightning" table:display="true" table:show-details="true"/>
                <table:data-pilot-member table:name="Hat - Northface fleece - gray" table:display="true" table:show-details="true"/>
                <table:data-pilot-member table:name="Shell - pants - Eddie Bauer - 2 layer - teal" table:display="true" table:show-details="true"/>
                <table:data-pilot-member table:name="Pouch kit - front" table:display="true" table:show-details="true"/>
                <table:data-pilot-member table:name="Communications kit" table:display="true" table:show-details="true"/>
                <table:data-pilot-member table:name="Jacket - REI Chinook - Blue/red/black" table:display="true" table:show-details="true"/>
                <table:data-pilot-member table:name="Mattress - Therm-A-Rest Ultra Light II - 3/4 length" table:display="true" table:show-details="true"/>
                <table:data-pilot-member table:name="Flash - X700 flash" table:display="true" table:show-details="true"/>
                <table:data-pilot-member table:name="Pants - shorts - REI cotton cargo" table:display="true" table:show-details="true"/>
                <table:data-pilot-member table:name="Shoes - New Balance 766 with SuperFeet insoles" table:display="true" table:show-details="true"/>
                <table:data-pilot-member table:name="Pouch kit - side" table:display="true" table:show-details="true"/>
                <table:data-pilot-member table:name="Ground cloth - small blue - fits Moon 2" table:display="true" table:show-details="true"/>
                <table:data-pilot-member table:name="Golite umbrella kit" table:display="true" table:show-details="true"/>
                <table:data-pilot-member table:name="Base layer - shirt - North Face - short sleeve - white" table:display="true" table:show-details="true"/>
                <table:data-pilot-member table:name="Bivy bag and stuff sack" table:display="true" table:show-details="true"/>
                <table:data-pilot-member table:name="Shell - jacket - Northface - Activent - red" table:display="true" table:show-details="true"/>
                <table:data-pilot-member table:name="Sacks - extra Ziplocs - 3 of ea size + plastic grocery bag" table:display="true" table:show-details="true"/>
                <table:data-pilot-member table:name="Mattress - plastic rain cover for Thermarest" table:display="true" table:show-details="true"/>
                <table:data-pilot-member table:name="Shell - jacket - Mountain Hard Wear Ethereal - size XL" table:display="true" table:show-details="true"/>
                <table:data-pilot-member table:name="Pack - Kelty Cloud 4500 Spectra" table:display="true" table:show-details="true"/>
                <table:data-pilot-member table:name="Pack - Kelty Cloud 6500 Spectra" table:display="true" table:show-details="true"/>
                <table:data-pilot-member table:name="Shell - jacket - REI Versatech - purple/green" table:display="true" table:show-details="true"/>
                <table:data-pilot-member table:name="Umbrella kit" table:display="true" table:show-details="true"/>
                <table:data-pilot-member table:name="Shell jacket - Northface - red - Activent" table:display="true" table:show-details="true"/>
                <table:data-pilot-member table:name="Mattress - 3/4 length Therm-A-Rest Ultra Light II " table:display="true" table:show-details="true"/>
                <table:data-pilot-member table:name="Stuff sack - #4 red" table:display="true" table:show-details="true"/>
                <table:data-pilot-member table:name="Mattress - 4 panel Z-Rest pad" table:display="true" table:show-details="true"/>
                <table:data-pilot-member table:name="Personal kitchen (plate, cup, spoon)" table:display="true" table:show-details="true"/>
                <table:data-pilot-member table:name="Tripod in vehicle for after trail pictures" table:display="true" table:show-details="true"/>
                <table:data-pilot-member table:name="Sack - coated silnylon boot bag" table:display="true" table:show-details="true"/>
                <table:data-pilot-member table:name="Pack - Gregory internal frame with pockets" table:display="true" table:show-details="true"/>
                <table:data-pilot-member table:name="Base layer - fleece socks - XL" table:display="true" table:show-details="true"/>
                <table:data-pilot-member table:name="Flashlight #2 - Pelican - yellow - C cell" table:display="true" table:show-details="true"/>
                <table:data-pilot-member table:name="Flashlight #1 - Pelican - yellow - C cell" table:display="true" table:show-details="true"/>
                <table:data-pilot-member table:name="Bags - boot bags, extra Ziplocks" table:display="true" table:show-details="true"/>
                <table:data-pilot-member table:name="Jacket - hood  - nylon covered fleece - black" table:display="true" table:show-details="true"/>
                <table:data-pilot-member table:name="Mattress - 3/4 length foam with black stuff sack, straps" table:display="true" table:show-details="true"/>
                <table:data-pilot-member table:name="Shell - jacket - REI Chinook - blue/red/black" table:display="true" table:show-details="true"/>
                <table:data-pilot-member table:name="Holder case - for umbrella" table:display="true" table:show-details="true"/>
                <table:data-pilot-member table:name="Socks - Wigwam El-Pine rag wool - extra pair" table:display="true" table:show-details="true"/>
                <table:data-pilot-member table:name="Mattress - poly rain cover for Z-Rest" table:display="true" table:show-details="true"/>
                <table:data-pilot-member table:name="Ski pole" table:display="true" table:show-details="true"/>
                <table:data-pilot-member table:name="Jacket - Feathered Friends hood only - navy" table:display="true" table:show-details="true"/>
                <table:data-pilot-member table:name="Socks - Wyoming Wear fleece camp socks" table:display="true" table:show-details="true"/>
                <table:data-pilot-member table:name="Shell jacket - Mountain Hard Wear Ethereal" table:display="true" table:show-details="true"/>
                <table:data-pilot-member table:name="Shoes - New Balance 801AT with insoles" table:display="true" table:show-details="true"/>
                <table:data-pilot-member table:name="Shell - jacket - REI Versatech" table:display="true" table:show-details="true"/>
                <table:data-pilot-member table:name="Lens - Nikon 35 -70mm only" table:display="true" table:show-details="true"/>
                <table:data-pilot-member table:name="Lens - Nikon 28 -85mm only" table:display="true" table:show-details="true"/>
                <table:data-pilot-member table:name="Six Moon Designs Europa I - complete" table:display="true" table:show-details="true"/>
                <table:data-pilot-member table:name="Pillow - inflatable w/ pillow case" table:display="true" table:show-details="true"/>
                <table:data-pilot-member table:name="Watch - Digital field watch with compass" table:display="true" table:show-details="true"/>
                <table:data-pilot-member table:name="Tarp/ground cloth - black  - 6 x 8" table:display="true" table:show-details="true"/>
                <table:data-pilot-member table:name="Water kit (base only - excludes water weight)" table:display="true" table:show-details="true"/>
                <table:data-pilot-member table:name="Gloves - Northface shell gloves - black/white" table:display="true" table:show-details="true"/>
                <table:data-pilot-member table:name="Jacket - polyester wind sleeves" table:display="true" table:show-details="true"/>
                <table:data-pilot-member table:name="Pillow - new blue inflatable w/ pillow case" table:display="true" table:show-details="true"/>
                <table:data-pilot-member table:name="Jacket - Eddie Bauer puffball" table:display="true" table:show-details="true"/>
                <table:data-pilot-member table:name="Jacket - sleeves - fleece - for vest" table:display="true" table:show-details="true"/>
                <table:data-pilot-member table:name="Kitchen pot - titanium - 5.25 cups" table:display="true" table:show-details="true"/>
                <table:data-pilot-member table:name="Pack - REI daypack - green" table:display="true" table:show-details="true"/>
                <table:data-pilot-member table:name="Headnet - mosquito" table:display="true" table:show-details="true"/>
                <table:data-pilot-member table:name="Base layer - pants - Capilene midweight - gray" table:display="true" table:show-details="true"/>
                <table:data-pilot-member table:name="Boots - Scarpa with gel insoles" table:display="true" table:show-details="true"/>
                <table:data-pilot-member table:name="Jacket - Northface micro fleece w/ sleeves - size L" table:display="true" table:show-details="true"/>
                <table:data-pilot-member table:name="Sack - Sea to Summit dry bag for trail clothes - 13L yellow" table:display="true" table:show-details="true"/>
                <table:data-pilot-member table:name="Scarf - Windproof fleece" table:display="true" table:show-details="true"/>
                <table:data-pilot-member table:name="Bag - yellow dry sack - 13L for trail clothes" table:display="true" table:show-details="true"/>
                <table:data-pilot-member table:name="Glasses - primary reading - 1.75 diopter" table:display="true" table:show-details="true"/>
                <table:data-pilot-member table:name="Bottle - soda bottle - 1 liter water - full" table:display="true" table:show-details="true"/>
                <table:data-pilot-member table:name="Gloves - Glove liners #1" table:display="true" table:show-details="true"/>
                <table:data-pilot-member table:name="Gloves - Glove liners #2" table:display="true" table:show-details="true"/>
                <table:data-pilot-member table:name="Boots - Merril Monarch" table:display="true" table:show-details="true"/>
                <table:data-pilot-member table:name="Fishing pole - collapsable - with reel" table:display="true" table:show-details="true"/>
                <table:data-pilot-member table:name="Hat - Northface fleece - grey" table:display="true" table:show-details="true"/>
                <table:data-pilot-member table:name="Jacket - vest - fleece - Northface red/black #2 - 300 wt" table:display="true" table:show-details="true"/>
                <table:data-pilot-member table:name="Jacket - vest - fleece - Northface red/black #1 - 200 wt" table:display="true" table:show-details="true"/>
                <table:data-pilot-member table:name="Case - holder for umbrella" table:display="true" table:show-details="true"/>
                <table:data-pilot-member table:name="Water - 1 liter" table:display="true" table:show-details="true"/>
                <table:data-pilot-member table:name="Base layer - shirt - Capilene - long sleeve - light - spruce" table:display="true" table:show-details="true"/>
                <table:data-pilot-member table:name="Sack - dry sack for sleeping bag - 21L yellow Camp Inn" table:display="true" table:show-details="true"/>
                <table:data-pilot-member table:name="Food  - consumables only " table:display="true" table:show-details="true"/>
                <table:data-pilot-member table:name="Hat - Baseball cap" table:display="true" table:show-details="true"/>
                <table:data-pilot-member table:name="Shoes - Saucony running shoes" table:display="true" table:show-details="true"/>
                <table:data-pilot-member table:name="Bag - black strap-on in back" table:display="true" table:show-details="true"/>
                <table:data-pilot-member table:name="Shirt - Sportif nylon green -  long sleeve" table:display="true" table:show-details="true"/>
                <table:data-pilot-member table:name="Gloves - leather work gloves" table:display="true" table:show-details="true"/>
                <table:data-pilot-member table:name="Shell - Yellow hand / foot covers" table:display="true" table:show-details="true"/>
                <table:data-pilot-member table:name="Mattress - Z-Rest 4 panel pad with Velcro tabs" table:display="true" table:show-details="true"/>
                <table:data-pilot-member table:name="Sack - silnylon for extra camp clothes - gray" table:display="true" table:show-details="true"/>
                <table:data-pilot-member table:name="Tripod - 3 section with quick release" table:display="true" table:show-details="true"/>
                <table:data-pilot-member table:name="Base layer - shirt - med wt Capilene - long sleeve - spruce" table:display="true" table:show-details="true"/>
                <table:data-pilot-member table:name="Leki snow basket for Sherlock hiking staff " table:display="true" table:show-details="true"/>
                <table:data-pilot-member table:name="Jacket - vest - fleece - Marmot red/black" table:display="true" table:show-details="true"/>
                <table:data-pilot-member table:name="Jacket - Fleece sleeves - Capeline expedition - green" table:display="true" table:show-details="true"/>
                <table:data-pilot-member table:name="Bean bag" table:display="true" table:show-details="true"/>
                <table:data-pilot-member table:name="Sack - roll top silnylon for shells - gray" table:display="true" table:show-details="true"/>
                <table:data-pilot-member table:name="Nighttime Kit" table:display="true" table:show-details="true"/>
                <table:data-pilot-member table:name="Ear muffs - black fuzzy" table:display="true" table:show-details="true"/>
                <table:data-pilot-member table:name="Bug kit" table:display="true" table:show-details="true"/>
                <table:data-pilot-member table:name="Wallet kit " table:display="true" table:show-details="true"/>
                <table:data-pilot-member table:name="Gloves - liners - pair #1" table:display="true" table:show-details="true"/>
                <table:data-pilot-member table:name="Shirt - Northface UVA -  long sleeve" table:display="true" table:show-details="true"/>
                <table:data-pilot-member table:name="Gloves - liners - pair #2" table:display="true" table:show-details="true"/>
                <table:data-pilot-member table:name="Mattress - 3/4 length Therm-A-Rest - Ultra Light II" table:display="true" table:show-details="true"/>
                <table:data-pilot-member table:name="Not-A-Tent bivy shelter" table:display="true" table:show-details="true"/>
                <table:data-pilot-member table:name="Gloves - Scott camp gloves" table:display="true" table:show-details="true"/>
                <table:data-pilot-member table:name="Sleeping bag - Marmot Hydrogen +30*" table:display="true" table:show-details="true"/>
                <table:data-pilot-member table:name="Jacket - Northface micro fleece sleeves only - gray" table:display="true" table:show-details="true"/>
                <table:data-pilot-member table:name="Stuff sacks - 2 white compactor bags w/ rubber bands" table:display="true" table:show-details="true"/>
                <table:data-pilot-member table:name="Cover - pack - for sleeping bag" table:display="true" table:show-details="true"/>
                <table:data-pilot-member table:name="Shell  - hat - red brimmed rain hat" table:display="true" table:show-details="true"/>
                <table:data-pilot-member table:name="Boots - Asolo" table:display="true" table:show-details="true"/>
                <table:data-pilot-member table:name="Nylon shell gloves" table:display="true" table:show-details="true"/>
                <table:data-pilot-member table:name="Pack - Kelty Cloud 4500" table:display="true" table:show-details="true"/>
                <table:data-pilot-member table:name="Tent bottle" table:display="true" table:show-details="true"/>
                <table:data-pilot-member table:name="Shell - pants - Northface - black - Activent" table:display="true" table:show-details="true"/>
                <table:data-pilot-member table:name="Shell - jacket - Northface - red - Activent" table:display="true" table:show-details="true"/>
                <table:data-pilot-member table:name="Socks - change of wool socks" table:display="true" table:show-details="true"/>
                <table:data-pilot-member table:name="Hat - hood from REI down jacket - gray" table:display="true" table:show-details="true"/>
                <table:data-pilot-member table:name="Lens - X700 28-70 lens only" table:display="true" table:show-details="true"/>
                <table:data-pilot-member table:name="Pack - MEI daypack - blue" table:display="true" table:show-details="true"/>
                <table:data-pilot-member table:name="Shell - jacket - Lowe Adreneline Triple Point - red - size XL" table:display="true" table:show-details="true"/>
                <table:data-pilot-member table:name="Camera - X700 body only" table:display="true" table:show-details="true"/>
                <table:data-pilot-member table:name="Boots - One Sport Chilkoot" table:display="true" table:show-details="true"/>
                <table:data-pilot-member table:name="AireFrame Solo tent - prototype - complete" table:display="true" table:show-details="true"/>
                <table:data-pilot-member table:name="Mattress - plastic rain cover for Z-Rest" table:display="true" table:show-details="true"/>
                <table:data-pilot-member table:name="Food kit (for 6 days)" table:display="true" table:show-details="true"/>
                <table:data-pilot-member table:name="Base layer - extra briefs - light Capilene - blue - size L" table:display="true" table:show-details="true"/>
                <table:data-pilot-member table:name="Sherlock hiking staffs (2 @16 oz each)" table:display="true" table:show-details="true"/>
                <table:data-pilot-member table:name="Pack - Kelty Cloud 6500 Spectra - as modified" table:display="true" table:show-details="true"/>
                <table:data-pilot-member table:name="Water kit" table:display="true" table:show-details="true"/>
                <table:data-pilot-member table:name="Gloves - Northface windstopper mittens" table:display="true" table:show-details="true"/>
                <table:data-pilot-member table:name="Jacket - Northface microfleece - short sleeves - size L" table:display="true" table:show-details="true"/>
                <table:data-pilot-member table:name="Eureka Zephyr tent - complete" table:display="true" table:show-details="true"/>
                <table:data-pilot-member table:name="Camera equip (excl film)" table:display="true" table:show-details="true"/>
                <table:data-pilot-member table:name="Shell pants - Northface - black - Activent" table:display="true" table:show-details="true"/>
                <table:data-pilot-member table:name="Stuff sacks - 4 Silnylon - empty" table:display="true" table:show-details="true"/>
                <table:data-pilot-member table:name="Tarp/ground cloth - olive &amp; silver (fits Half Moon tents)" table:display="true" table:show-details="true"/>
                <table:data-pilot-member table:name="Shell - REI Goretex oversocks" table:display="true" table:show-details="true"/>
                <table:data-pilot-member table:name="Base layer - pants - Capilene midweight - grey" table:display="true" table:show-details="true"/>
                <table:data-pilot-member table:name="Mattress - 3/4 length Therm-A-Rest - Ultra Light II with skids" table:display="true" table:show-details="true"/>
                <table:data-pilot-member table:name="Bottle - Platypus - 1 liter water - empty" table:display="true" table:show-details="true"/>
                <table:data-pilot-member table:name="Tent - Eureka Zepher - no stakes in black bag" table:display="true" table:show-details="true"/>
                <table:data-pilot-member table:name="Pack - Gregory internal frame without pockets" table:display="true" table:show-details="true"/>
                <table:data-pilot-member table:name="Rope - 100 feet OD nylon line for tarp" table:display="true" table:show-details="true"/>
                <table:data-pilot-member table:name="Plate - camp - 9&quot; pie pan - aluminum" table:display="true" table:show-details="true"/>
                <table:data-pilot-member table:name="Lens - Nikon 24mm only" table:display="true" table:show-details="true"/>
                <table:data-pilot-member table:name="Base layer - med wt Cap long sleeve top - Henley - green" table:display="true" table:show-details="true"/>
                <table:data-pilot-member table:name="Camera - N6006 body only" table:display="true" table:show-details="true"/>
                <table:data-pilot-member table:name="Hygiene kit" table:display="true" table:show-details="true"/>
                <table:data-pilot-member table:name="Shirt - extra Capilene short sleeved shirt" table:display="true" table:show-details="true"/>
                <table:data-pilot-member table:name="Ground cloth - OD - front porch" table:display="true" table:show-details="true"/>
                <table:data-pilot-member table:name="Stove - Coleman - fuel full - with stuff sack" table:display="true" table:show-details="true"/>
                <table:data-pilot-member table:name="Shell - Patagonia Helium windshirt - royal blue" table:display="true" table:show-details="true"/>
                <table:data-pilot-member table:name="Shell jacket - REI Versatech" table:display="true" table:show-details="true"/>
                <table:data-pilot-member table:name="Kitchen pantry kit - light version - red sack" table:display="true" table:show-details="true"/>
                <table:data-pilot-member table:name="Shell - sun / wind hood - yellow ProPore" table:display="true" table:show-details="true"/>
                <table:data-pilot-member table:name="Pants - Fleece - Avia (Costco) microfleece - black" table:display="true" table:show-details="true"/>
                <table:data-pilot-member table:name="Bottle - Purple 22 oz with case - full" table:display="true" table:show-details="true"/>
                <table:data-pilot-member table:name="Shell - pants - Marmot Precip - black - size XL" table:display="true" table:show-details="true"/>
                <table:data-pilot-member table:name="Kitchen pot only - 6 cup stainless" table:display="true" table:show-details="true"/>
                <table:data-pilot-member table:name="Base layer - shirt - light Capilene - long sleeve - spruce" table:display="true" table:show-details="true"/>
                <table:data-pilot-member table:name="Sleeping bag - Northface Polarguard - gray" table:display="true" table:show-details="true"/>
                <table:data-pilot-member table:name="Kitchen pot kit - cooking with BakePacker" table:display="true" table:show-details="true"/>
                <table:data-pilot-member table:name="Pack - Kelty Coyote" table:display="true" table:show-details="true"/>
                <table:data-pilot-member table:name="Pants - gym shorts" table:display="true" table:show-details="true"/>
                <table:data-pilot-member table:name="Bottle - Platypus - 1 liter water - 1/2 full" table:display="true" table:show-details="true"/>
                <table:data-pilot-member table:name="Lens - Tamron 24-70mm only" table:display="true" table:show-details="true"/>
                <table:data-pilot-member table:name="Shell - windshirt selection of choice" table:display="true" table:show-details="true"/>
                <table:data-pilot-member table:name="Gloves - Northface windstopper gloves" table:display="true" table:show-details="true"/>
                <table:data-pilot-member table:name="Jacket - Vest - Patagonia Puffball - green/purple" table:display="true" table:show-details="true"/>
                <table:data-pilot-member table:name="Sandals - Pacific Reef" table:display="true" table:show-details="true"/>
                <table:data-pilot-member table:name="Sleeping bag - Marmot Hydrogen +30°F" table:display="true" table:show-details="true"/>
                <table:data-pilot-member table:name="Sleeping bag - WM VersaLite Super +10°F - long" table:display="true" table:show-details="true"/>
                <table:data-pilot-member table:name="Umbrella - Mylar cover" table:display="true" table:show-details="true"/>
                <table:data-pilot-member table:name="Night kit" table:display="true" table:show-details="true"/>
                <table:data-pilot-member table:name="Crampons - Ice Walkers - 1 pair" table:display="true" table:show-details="true"/>
                <table:data-pilot-member table:name="Case - green tripod case" table:display="true" table:show-details="true"/>
                <table:data-pilot-member table:name="Base layer - athletic supporter" table:display="true" table:show-details="true"/>
                <table:data-pilot-member table:name="Bandana - red" table:display="true" table:show-details="true"/>
                <table:data-pilot-member table:name="Jacket - down parka - no hood" table:display="true" table:show-details="true"/>
                <table:data-pilot-member table:name="BakePacker" table:display="true" table:show-details="true"/>
                <table:data-pilot-member table:name="Jacket - Northface micro fleece sleeves only - grey" table:display="true" table:show-details="true"/>
                <table:data-pilot-member table:name="Jacket - heavy fleece sleeves - gray" table:display="true" table:show-details="true"/>
                <table:data-pilot-member table:name="Water - 1 liter (excludes container weight)" table:display="true" table:show-details="true"/>
                <table:data-pilot-member table:name="Shell - pants - Northface - Activent- black" table:display="true" table:show-details="true"/>
                <table:data-pilot-member table:name="First aid kit" table:display="true" table:show-details="true"/>
                <table:data-pilot-member table:name="Plate - camp - 9&quot; pie pan - steel" table:display="true" table:show-details="true"/>
                <table:data-pilot-member table:name="Pack - Kelty Redwing daypack - Multi colored" table:display="true" table:show-details="true"/>
                <table:data-pilot-member table:name="Stove - Gaz - with 7.75 oz fuel bottle and cover" table:display="true" table:show-details="true"/>
                <table:data-pilot-member table:name="Case - for GPS, radio - shoulder mount" table:display="true" table:show-details="true"/>
                <table:data-pilot-member table:name="Stove - Gaz - 16 oz extra fuel bottle" table:display="true" table:show-details="true"/>
                <table:data-pilot-member table:name="Kitchen pot only - 8 cup stainless" table:display="true" table:show-details="true"/>
                <table:data-pilot-member table:name="Hat - Hood from REI down jacket - grey" table:display="true" table:show-details="true"/>
                <table:data-pilot-member table:name="Pants - REI lightweight cargo pants" table:display="true" table:show-details="true"/>
                <table:data-pilot-member table:name="Pack - Kelty Cloud 6500 Spectra - with modifications" table:display="true" table:show-details="true"/>
                <table:data-pilot-member table:name="Jacket - Northface micro fleece w/ sleeves - grey " table:display="true" table:show-details="true"/>
                <table:data-pilot-member table:name="Shell - Rain Shield WP/B sport jacket - blue" table:display="true" table:show-details="true"/>
                <table:data-pilot-member table:name="Sack - compactor bag dry sack - white" table:display="true" table:show-details="true"/>
                <table:data-pilot-member table:name="Pack - Kelty Super Tioga external - olive" table:display="true" table:show-details="true"/>
                <table:data-pilot-member table:name="Dry sack for sleeping bag - 21L yellow Camp Inn" table:display="true" table:show-details="true"/>
                <table:data-pilot-member table:name="Jacket - REI down parka - with hood" table:display="true" table:show-details="true"/>
                <table:data-pilot-member table:name="Stove kit fuel weight" table:display="true" table:show-details="true"/>
                <table:data-pilot-member table:name="Base layer - pants - Capilene lightweight - spruce" table:display="true" table:show-details="true"/>
                <table:data-pilot-member table:name="Utility shed - black zippered - with 3 straps" table:display="true" table:show-details="true"/>
                <table:data-pilot-member table:name="Stuff sack - #1 black for down/puffball jacket" table:display="true" table:show-details="true"/>
                <table:data-pilot-member table:name="Jacket - Removable sleeves for Northface microfleece - gray" table:display="true" table:show-details="true"/>
                <table:data-pilot-member table:name="Pants - Sportif Cordura with sewn-in belt" table:display="true" table:show-details="true"/>
                <table:data-pilot-member table:name="Food kit base weight (i.e., containers and packaing only)" table:display="true" table:show-details="true"/>
                <table:data-pilot-member table:name="Tent - Half Moon 3 with attic" table:display="true" table:show-details="true"/>
                <table:data-pilot-member table:name="Hat - Pebble Beach cap with chin cord" table:display="true" table:show-details="true"/>
                <table:data-pilot-member table:name="Sherlock hiking staffs (2 @ 16 oz each)" table:display="true" table:show-details="true"/>
                <table:data-pilot-member table:name="Mattress - 3/4 length Therm-A-Rest - standard" table:display="true" table:show-details="true"/>
                <table:data-pilot-member table:name="Lantern - Gaz with case" table:display="true" table:show-details="true"/>
                <table:data-pilot-member table:name="Bear mace with case" table:display="true" table:show-details="true"/>
                <table:data-pilot-member table:name="Pants - Fleece - REI microfleece - black" table:display="true" table:show-details="true"/>
                <table:data-pilot-member table:name="Tarp/ground cloth - Northface - grey" table:display="true" table:show-details="true"/>
                <table:data-pilot-member table:name="Pack - Kelty Redwing daypack - Olive #1" table:display="true" table:show-details="true"/>
                <table:data-pilot-member table:name="Sack - dry bag for sleeping bag - 21L yellow Camp Inn" table:display="true" table:show-details="true"/>
                <table:data-pilot-member table:name="Personal kit" table:display="true" table:show-details="true"/>
                <table:data-pilot-member table:name="Shell - Yellow sun / wind hood" table:display="true" table:show-details="true"/>
                <table:data-pilot-member table:name="Shell hat (shower cap)" table:display="true" table:show-details="true"/>
                <table:data-pilot-member table:name="Shell - jacket - Patagonia Helium windshirt - blue - size L" table:display="true" table:show-details="true"/>
                <table:data-pilot-member table:name="Pack - Kelty Cloud 6500 Spectra with modifications" table:display="true" table:show-details="true"/>
                <table:data-pilot-member table:name="Base layer - pants - Capilene lightweight - white" table:display="true" table:show-details="true"/>
                <table:data-pilot-member table:name="Radio - SONY AM/FM with speaker" table:display="true" table:show-details="true"/>
                <table:data-pilot-member table:name="AireFrame #I propotype - complete" table:display="true" table:show-details="true"/>
                <table:data-pilot-member table:name="Base layer - briefs - light Capilene - blue" table:display="true" table:show-details="true"/>
                <table:data-pilot-member table:name="Gloves - new OR shell mitts" table:display="true" table:show-details="true"/>
                <table:data-pilot-member table:name="Shell - hand / foot covers - yellow Propore" table:display="true" table:show-details="true"/>
                <table:data-pilot-member table:name="Pack - Kelty Cloud 6500" table:display="true" table:show-details="true"/>
                <table:data-pilot-member table:name="Sandals - Teva" table:display="true" table:show-details="true"/>
                <table:data-pilot-member table:name="Base layer - shirt - extra Capilene short sleeved shirt" table:display="true" table:show-details="true"/>
                <table:data-pilot-member table:name="Shell - OR Goretex shell mittens - cut down" table:display="true" table:show-details="true"/>
                <table:data-pilot-member table:name="Photography kit" table:display="true" table:show-details="true"/>
                <table:data-pilot-member table:name="Food  - base weight only (i.e., containers and packaing)" table:display="true" table:show-details="true"/>
                <table:data-pilot-member table:name="Camera Kit - Rebel" table:display="true" table:show-details="true"/>
                <table:data-pilot-member table:name="Jacket - fleece - Patagonia heavy - gray" table:display="true" table:show-details="true"/>
                <table:data-pilot-member table:name="Filter - Katadyne water - with blue bucket as case" table:display="true" table:show-details="true"/>
                <table:data-pilot-member table:name="Tarp/ground cloth - red &amp; silver (fits Half Moon 2)" table:display="true" table:show-details="true"/>
                <table:data-pilot-member table:name="Tasco monocular in plastic bag" table:display="true" table:show-details="true"/>
                <table:data-pilot-member table:name="Seat - Therm-a-Rest inflatable" table:display="true" table:show-details="true"/>
                <table:data-pilot-member table:name="Mattress - 3/4 length Therm-A-Rest - Ultralite 1" table:display="true" table:show-details="true"/>
                <table:data-pilot-member table:name="Fuel bottle - small (full)" table:display="true" table:show-details="true"/>
                <table:data-pilot-member table:name="Bottle - Nalgene - 1 quart water - full" table:display="true" table:show-details="true"/>
                <table:data-pilot-member table:name="Hat - nylon ball cap with chin cord - silver" table:display="true" table:show-details="true"/>
                <table:data-pilot-member table:name="Pack - Northface fanny pack" table:display="true" table:show-details="true"/>
                <table:data-pilot-member table:name="Pocket Ziplock for trash" table:display="true" table:show-details="true"/>
                <table:data-pilot-member table:name="AireFrame Solo propotype tent - complete" table:display="true" table:show-details="true"/>
                <table:data-pilot-member table:name="Shell - jacket - Marmot Precip - yellow - size XL" table:display="true" table:show-details="true"/>
                <table:data-pilot-member table:name="Shell - jacket - Rain Shield WP/B sport jacket - blue" table:display="true" table:show-details="true"/>
                <table:data-pilot-member table:name="Kitchen pot - alum - modified with handles - 8 cups" table:display="true" table:show-details="true"/>
                <table:data-pilot-member table:name="Mattress - poly rain cover for Thermarest" table:display="true" table:show-details="true"/>
                <table:data-pilot-member table:name="Ground cloth - OD - fits Zephyr" table:display="true" table:show-details="true"/>
                <table:data-pilot-member table:name="Base layer - underwear - cotton - Jockey" table:display="true" table:show-details="true"/>
                <table:data-pilot-member table:name="Shell hat - red brimmed" table:display="true" table:show-details="true"/>
                <table:data-pilot-member table:name="Sack - silnylon roll top for shells - gray" table:display="true" table:show-details="true"/>
                <table:data-pilot-member table:name="Shell  - hat (shower cap)" table:display="true" table:show-details="true"/>
                <table:data-pilot-member table:name="Jacket - Feathered Friends parka - with hood - navy" table:display="true" table:show-details="true"/>
                <table:data-pilot-member table:name="Food kit - consumables only " table:display="true" table:show-details="true"/>
                <table:data-pilot-member table:name="Socks - Wigwam El-Pine rag wool - extra pair - size L" table:display="true" table:show-details="true"/>
                <table:data-pilot-member table:name="Shell jacket - Eddie Bauer" table:display="true" table:show-details="true"/>
                <table:data-pilot-member table:name="Jacket - Golite Cumulus 800 fill down - size XL" table:display="true" table:show-details="true"/>
                <table:data-pilot-member table:name="Jacket - Patagonia Fireball - red" table:display="true" table:show-details="true"/>
                <table:data-pilot-member table:name="Pillow - inflatable w/ blue pillow case" table:display="true" table:show-details="true"/>
                <table:data-pilot-member table:name="Camera - N6006 with 28-85" table:display="true" table:show-details="true"/>
                <table:data-pilot-member table:name="Jacket - fleece - Northface yellow" table:display="true" table:show-details="true"/>
                <table:data-pilot-member table:name="Socks - 1 pair liner with Slip Fix" table:display="true" table:show-details="true"/>
                <table:data-pilot-member table:name="Shell - Marmot Precip - yellow - size XL" table:display="true" table:show-details="true"/>
                <table:data-pilot-member table:name="Shirt - Patagonia microfleece - jade" table:display="true" table:show-details="true"/>
                <table:data-pilot-member table:name="Glasses - trail reading glasses" table:display="true" table:show-details="true"/>
                <table:data-pilot-member table:name="Base layer - pants - Capilene lightweight - spruce - Med" table:display="true" table:show-details="true"/>
                <table:data-pilot-member table:name="Stool - camp - new small blue" table:display="true" table:show-details="true"/>
                <table:data-pilot-member table:name="Shell - OR shell mittens - cut down" table:display="true" table:show-details="true"/>
                <table:data-pilot-member table:name="Shell - jacket - Eddie Bauer - 2 layer - teal" table:display="true" table:show-details="true"/>
                <table:data-pilot-member table:name="Belt - black web" table:display="true" table:show-details="true"/>
                <table:data-pilot-member table:name="Cases - for glasses - hard shelled with straps" table:display="true" table:show-details="true"/>
                <table:data-pilot-member table:name="Shell jacket - Helly Tech" table:display="true" table:show-details="true"/>
                <table:data-pilot-member table:name="Stove - Gaz - with 2 ea 0.5 lb fuel bottles and cover" table:display="true" table:show-details="true"/>
                <table:data-pilot-member table:name="Sack - dry bag for trail clothes - 13L yellow Sea to Summit" table:display="true" table:show-details="true"/>
                <table:data-pilot-member table:name="Jacket - vest - fleece - REI red" table:display="true" table:show-details="true"/>
                <table:data-pilot-member table:name="Mini-crampons - 1 pair" table:display="true" table:show-details="true"/>
                <table:data-pilot-member table:name="Pack - Kelty Cloud 6500 - white  - see note" table:display="true" table:show-details="true"/>
                <table:data-pilot-member table:name="Jacket - heavy fleece sleeves - grey" table:display="true" table:show-details="true"/>
                <table:data-pilot-member table:name="Bags - boot bags, extra Ziplocs" table:display="true" table:show-details="true"/>
                <table:data-pilot-member table:name="Base layer - change of underwear" table:display="true" table:show-details="true"/>
                <table:data-pilot-member table:name="Hat - Northface fleece bomber cap - gray" table:display="true" table:show-details="true"/>
                <table:data-pilot-member table:name="Shell pants - Eddie Bauer" table:display="true" table:show-details="true"/>
                <table:data-pilot-member table:name="Base layer - shirt - Capilene short sleeved shirt" table:display="true" table:show-details="true"/>
                <table:data-pilot-member table:name="Stuff sack - #3 red" table:display="true" table:show-details="true"/>
                <table:data-pilot-member table:name="Base layer - briefs - Capilene  blue - extra pair - size L" table:display="true" table:show-details="true"/>
                <table:data-pilot-member table:name="Socks - Wigwam El-Pine rag wool" table:display="true" table:show-details="true"/>
                <table:data-pilot-member table:name="Shoes - New Balance 766 with SuperFeet" table:display="true" table:show-details="true"/>
                <table:data-pilot-member table:name="Golite umbrella" table:display="true" table:show-details="true"/>
                <table:data-pilot-member table:name="Sack - dry sack for sleeping bag - SS - #3 blue" table:display="true" table:show-details="true"/>
                <table:data-pilot-member table:name="Gloves - Patagonia fleece mittens - light gray" table:display="true" table:show-details="true"/>
                <table:data-pilot-member table:name="Mattress - Therm-A-Rest Ultra Light II - ¾ length" table:display="true" table:show-details="true"/>
                <table:data-pilot-member table:name="Tent - Sierra Designs Aurora CD" table:display="true" table:show-details="true"/>
                <table:data-pilot-member table:name="Jacket - Marmot down parka - no hood - teal" table:display="true" table:show-details="true"/>
                <table:data-pilot-member table:name="Shell - Patagonia Helium windshirt - royal blue - size L" table:display="true" table:show-details="true"/>
                <table:data-pilot-member table:name="Base layer - shirt - Capilene long sl midwt - red or blue" table:display="true" table:show-details="true"/>
                <table:data-pilot-member table:name="Sherlock hiking staffs (2 @16 oz)" table:display="true" table:show-details="true"/>
                <table:data-pilot-member table:name="Photography it" table:display="true" table:show-details="true"/>
                <table:data-pilot-member table:name="Camera - X700 with 28-70" table:display="true" table:show-details="true"/>
                <table:data-pilot-member table:name="Pack - med black top loading strapless" table:display="true" table:show-details="true"/>
                <table:data-pilot-member table:name="Shell - jacket - Helly Tech - 2 layer - green/purple" table:display="true" table:show-details="true"/>
                <table:data-pilot-member table:name="Tool - Leatherman" table:display="true" table:show-details="true"/>
                <table:data-pilot-member table:name="Base layer - change of sock liners" table:display="true" table:show-details="true"/>
                <table:data-pilot-member table:name="Sleeping bag - REI Renaissance- +0F" table:display="true" table:show-details="true"/>
                <table:data-pilot-member table:name="Mesh sack - yellow" table:display="true" table:show-details="true"/>
                <table:data-pilot-member table:name="Base layer - pants - Capilene lightweight - white - Med" table:display="true" table:show-details="true"/>
                <table:data-pilot-member table:name="Tool - Leatherman - large" table:display="true" table:show-details="true"/>
                <table:data-pilot-member table:name="Sleeping bag - Western Mountaineering - +0F" table:display="true" table:show-details="true"/>
                <table:data-pilot-member table:name="Pillow case" table:display="true" table:show-details="true"/>
                <table:data-pilot-member table:name="Shell - jacket - Rain Shield WP/B Sport - blue" table:display="true" table:show-details="true"/>
                <table:data-pilot-member table:name="Tent - Stake and guy line kit" table:display="true" table:show-details="true"/>
                <table:data-pilot-member table:name="BakePacker pot insert for steam baking" table:display="true" table:show-details="true"/>
                <table:data-pilot-member table:name="Utility kit" table:display="true" table:show-details="true"/>
                <table:data-pilot-member table:name="Base layer - briefs - light Capilene - blue - size L" table:display="true" table:show-details="true"/>
                <table:data-pilot-member table:name="Jacket - REI down parka - no hood" table:display="true" table:show-details="true"/>
                <table:data-pilot-member table:name="Navigation kit" table:display="true" table:show-details="true"/>
                <table:data-pilot-member table:name="Mattress - 10 panel Z-Rest - foam" table:display="true" table:show-details="true"/>
                <table:data-pilot-member table:name="Bag - compactor - dry sack" table:display="true" table:show-details="true"/>
                <table:data-pilot-member table:name="Jacket - Northface down parka - with hood - yellow" table:display="true" table:show-details="true"/>
                <table:data-pilot-member table:name="Raines umbrella kit" table:display="true" table:show-details="true"/>
                <table:data-pilot-member table:name="Sponge with Ziploc" table:display="true" table:show-details="true"/>
                <table:data-pilot-member table:name="Jacket - fleece - Patagonia heavy - grey" table:display="true" table:show-details="true"/>
                <table:data-pilot-member table:name="Case - holder for umbrella - black mesh" table:display="true" table:show-details="true"/>
                <table:data-pilot-member table:name="Shell - Pants - Marmot Precip - black" table:display="true" table:show-details="true"/>
                <table:data-pilot-member table:name="Gaiters - OR low gaiters - black" table:display="true" table:show-details="true"/>
                <table:data-pilot-member table:name="Sponge with ziplock" table:display="true" table:show-details="true"/>
                <table:data-pilot-member table:name="Jacket - Marmot microfleece top - red" table:display="true" table:show-details="true"/>
                <table:data-pilot-member table:name="Shirt - Sportif green -  long sleeve" table:display="true" table:show-details="true"/>
                <table:data-pilot-member table:name="Stuff sack - #3 blue" table:display="true" table:show-details="true"/>
                <table:data-pilot-member table:name="End" table:display="true" table:show-details="true"/>
                <table:data-pilot-member table:name="Socks - Wyoming Wear fleece camp socks - size XL" table:display="true" table:show-details="true"/>
                <table:data-pilot-member table:name="Shell - Feathered Friends Epic windshell - navy" table:display="true" table:show-details="true"/>
                <table:data-pilot-member table:name="Pack - Kelty Cloud 4500 - white - see note" table:display="true" table:show-details="true"/>
                <table:data-pilot-member table:name="Pack - blue kitchen pantry pack" table:display="true" table:show-details="true"/>
                <table:data-pilot-member table:name="Pants - REI - heavy fleece" table:display="true" table:show-details="true"/>
                <table:data-pilot-member table:name="Pack - Kelty external frame - black" table:display="true" table:show-details="true"/>
                <table:data-pilot-member table:name="AireFrame #I propotype tent - complete" table:display="true" table:show-details="true"/>
                <table:data-pilot-member table:name="Integral Designs Sil Shelter - complete" table:display="true" table:show-details="true"/>
                <table:data-pilot-member table:name="Shell  - hat - red brimmed" table:display="true" table:show-details="true"/>
                <table:data-pilot-member table:name="Shell - jacket - Feathered Friends Epic windshell - navy" table:display="true" table:show-details="true"/>
                <table:data-pilot-member table:name="Ear muffs - blue fuzzy with padded head band" table:display="true" table:show-details="true"/>
                <table:data-pilot-member table:name="Fuel - Large (16oz) fuel canister" table:display="true" table:show-details="true"/>
                <table:data-pilot-member table:name="Base layer - pants - Capilene lightweight - spruce - size M" table:display="true" table:show-details="true"/>
                <table:data-pilot-member table:name="Fishing tackle" table:display="true" table:show-details="true"/>
                <table:data-pilot-member table:name="Shell  - jacket - Eddie Bauer - 2 layer - teal" table:display="true" table:show-details="true"/>
                <table:data-pilot-member table:name="Oak hiking staff from Grand Canyon (1 lb, 4 oz)" table:display="true" table:show-details="true"/>
                <table:data-pilot-member table:name="Vision kit" table:display="true" table:show-details="true"/>
                <table:data-pilot-member table:name="Watch - L.L. Bean field watch with compass" table:display="true" table:show-details="true"/>
                <table:data-pilot-member table:name="AireFrame Solo propotype - complete" table:display="true" table:show-details="true"/>
                <table:data-pilot-member table:name="Notebook/pencil with waterproof paper" table:display="true" table:show-details="true"/>
                <table:data-pilot-member table:name="Jug - fresh water container - 10 liter" table:display="true" table:show-details="true"/>
                <table:data-pilot-member table:name="Ropes - 2 - 50' Nylon braided - 325# test - bear line w/ sack" table:display="true" table:show-details="true"/>
                <table:data-pilot-member table:name="Sleeping bag - Moonstone - Muir Trail - 25F" table:display="true" table:show-details="true"/>
                <table:data-pilot-member table:name="Shell - Marmot Precip - yellow" table:display="true" table:show-details="true"/>
                <table:data-pilot-member table:name="Stove Kit" table:display="true" table:show-details="true"/>
                <table:data-pilot-member table:name="Watch - digital with nylon band and wrist compass" table:display="true" table:show-details="true"/>
                <table:data-pilot-member table:name="Socks - Wigwam El-Pine rag wool - size L" table:display="true" table:show-details="true"/>
                <table:data-pilot-member table:name="Tent - Half Moon 2 with attic - no stakes" table:display="true" table:show-details="true"/>
                <table:data-pilot-member table:name="Jug - fresh water container - 6 liter" table:display="true" table:show-details="true"/>
                <table:data-pilot-member table:name="Stuff sack - #1 black" table:display="true" table:show-details="true"/>
                <table:data-pilot-member table:name="Socks - extra Wigwam El-Pine rag wool" table:display="true" table:show-details="true"/>
                <table:data-pilot-member table:name="Gloves - Patagonia fleece mittens - light grey" table:display="true" table:show-details="true"/>
                <table:data-pilot-member table:name="Dry sack for trail clothes - 13L yellow Sea to Summit" table:display="true" table:show-details="true"/>
                <table:data-pilot-member table:name="Small Things Kit" table:display="true" table:show-details="true"/>
                <table:data-pilot-member table:name="Stove kit base weight" table:display="true" table:show-details="true"/>
                <table:data-pilot-member table:name="Book" table:display="true" table:show-details="true"/>
                <table:data-pilot-member table:name="Pants - Fleece - Patagonia microfleece - black" table:display="true" table:show-details="true"/>
                <table:data-pilot-member table:name="Pocket Ziploc for trash" table:display="true" table:show-details="true"/>
                <table:data-pilot-member table:name="Kitchen kit" table:display="true" table:show-details="true"/>
                <table:data-pilot-member table:name="Rope - 50' Nylon braided - 1000# test" table:display="true" table:show-details="true"/>
                <table:data-pilot-member table:name="Skewers - 2 with case" table:display="true" table:show-details="true"/>
                <table:data-pilot-member table:name="Extra water in vehicle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rams" table:orientation="row" table:used-hierarchy="-1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End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otal_Oz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Lb" table:orientation="hidden" table:used-hierarchy="-1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End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z" table:orientation="hidden" table:used-hierarchy="-1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End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ounds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Kg  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Kg  " table:orientation="data" table:used-hierarchy="-1" table:function="sum">
            <table:data-pilot-level table:show-empty="false">
              <table:data-pilot-subtotals>
                <table:data-pilot-subtotal table:function="auto"/>
              </table:data-pilot-subtotal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charset="x-symbol"/>
    <style:font-face style:name="Arial1" svg:font-family="Arial"/>
    <style:font-face style:name="Helvetica-Narrow1" svg:font-family="Helvetica-Narrow"/>
    <style:font-face style:name="Symbol" svg:font-family="Symbol"/>
    <style:font-face style:name="Tahoma" svg:font-family="Tahoma"/>
    <style:font-face style:name="Zurich Cn BT" svg:font-family="'Zurich Cn BT'"/>
    <style:font-face style:name="Arial" svg:font-family="Arial" style:font-family-generic="swiss"/>
    <style:font-face style:name="Helvetica-Narrow" svg:font-family="Helvetica-Narrow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en" style:country-asian="US" style:font-name-complex="DejaVu 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">
      <number:text> - </number:text>
      <style:map style:condition="value()&gt;0" style:apply-style-name="N123P0"/>
      <style:map style:condition="value()&lt;0" style:apply-style-name="N123P1"/>
    </number:number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$</number:text>
      <number:number number:decimal-places="0" number:min-integer-digits="1" number:grouping="true"/>
      <number:text> </number:text>
    </number:number-style>
    <number:number-style style:name="N111P1" style:volatile="true">
      <number:text> $(</number:text>
      <number:number number:decimal-places="0" number:min-integer-digits="1" number:grouping="true"/>
      <number:text>)</number:text>
    </number:number-style>
    <number:number-style style:name="N111P2" style:volatile="true">
      <number:text> $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$</number:text>
      <number:number number:decimal-places="2" number:min-integer-digits="1" number:grouping="true"/>
      <number:text> </number:text>
    </number:number-style>
    <number:number-style style:name="N113P1" style:volatile="true">
      <number:text> $(</number:text>
      <number:number number:decimal-places="2" number:min-integer-digits="1" number:grouping="true"/>
      <number:text>)</number:text>
    </number:number-style>
    <number:number-style style:name="N113P2" style:volatile="true">
      <number:text> $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1" number:min-integer-digits="1"/>
    </number:number-style>
    <number:number-style style:name="N118P1" style:volatile="true">
      <number:text/>
    </number:number-style>
    <number:number-style style:name="N118">
      <number:text> - </number:text>
      <style:map style:condition="value()&gt;0" style:apply-style-name="N118P0"/>
      <style:map style:condition="value()&lt;0" style:apply-style-name="N118P1"/>
    </number:number-style>
    <number:number-style style:name="N119P0" style:volatile="true">
      <number:number number:decimal-places="0" number:min-integer-digits="1"/>
    </number:number-style>
    <number:number-style style:name="N119P1" style:volatile="true">
      <number:text/>
    </number:number-style>
    <number:number-style style:name="N119">
      <number:text> - </number:text>
      <style:map style:condition="value()&gt;0" style:apply-style-name="N119P0"/>
      <style:map style:condition="value()&lt;0" style:apply-style-name="N119P1"/>
    </number:number-style>
    <number:date-style style:name="N120">
      <number:month number:style="long" number:textual="true"/>
      <number:text> </number:text>
      <number:day/>
      <number:text>, </number:text>
      <number:year number:style="long"/>
    </number:date-style>
    <number:date-style style:name="N121">
      <number:month number:style="long" number:textual="true"/>
      <number:text> </number:text>
      <number:day/>
    </number:date-style>
    <number:date-style style:name="N122">
      <number:month number:textual="true"/>
      <number:text>-</number:text>
      <number:day/>
      <number:text>-</number:text>
      <number:year/>
    </number:date-style>
    <number:number-style style:name="N124">
      <number:number number:decimal-places="1" number:min-integer-digits="1"/>
    </number:number-style>
    <number:number-style style:name="N125P0" style:volatile="true">
      <number:number number:decimal-places="1" number:min-integer-digits="1"/>
    </number:number-style>
    <number:number-style style:name="N125P1" style:volatile="true">
      <number:text>(</number:text>
      <number:number number:decimal-places="1" number:min-integer-digits="1"/>
      <number:text>)</number:text>
    </number:number-style>
    <number:number-style style:name="N125">
      <number:text> - 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number number:decimal-places="0" number:min-integer-digits="1" number:grouping="true"/>
    </number:number-style>
    <number:number-style style:name="N126P1" style:volatile="true">
      <number:text/>
    </number:number-style>
    <number:number-style style:name="N126">
      <number:text> - </number:text>
      <style:map style:condition="value()&gt;0" style:apply-style-name="N126P0"/>
      <style:map style:condition="value()&lt;0" style:apply-style-name="N126P1"/>
    </number:number-style>
    <number:date-style style:name="N127">
      <number:day-of-week number:style="long"/>
    </number:date-style>
    <number:number-style style:name="N128">
      <number:number number:decimal-places="0" number:min-integer-digits="1"/>
      <number:text>.</number:text>
    </number:number-style>
    <number:number-style style:name="N129P0" style:volatile="true">
      <number:number number:decimal-places="2" number:min-integer-digits="1"/>
    </number:number-style>
    <number:number-style style:name="N129P1" style:volatile="true">
      <number:text>(</number:text>
      <number:number number:decimal-places="2" number:min-integer-digits="1"/>
      <number:text>)</number:text>
    </number:number-style>
    <number:number-style style:name="N129">
      <number:text> - </number:text>
      <style:map style:condition="value()&gt;0" style:apply-style-name="N129P0"/>
      <style:map style:condition="value()&lt;0" style:apply-style-name="N129P1"/>
    </number:number-style>
    <number:number-style style:name="N130">
      <number:text>$</number:text>
      <number:number number:decimal-places="2" number:min-integer-digits="1" number:grouping="true"/>
    </number:number-style>
    <number:number-style style:name="N131">
      <number:number number:decimal-places="0" number:min-integer-digits="1" number:grouping="true"/>
      <number:text> m</number:text>
    </number:number-style>
    <number:number-style style:name="N132">
      <number:number number:decimal-places="0" number:min-integer-digits="1" number:grouping="true"/>
      <number:text> km</number:text>
    </number:number-style>
    <number:number-style style:name="N133">
      <number:number number:decimal-places="0" number:min-integer-digits="1"/>
      <number:text> °C</number:text>
    </number:number-style>
    <number:number-style style:name="N134">
      <number:text>$</number:text>
      <number:number number:decimal-places="0" number:min-integer-digits="1"/>
      <number:text> CA</number:text>
    </number:number-style>
    <number:number-style style:name="N135">
      <number:text>$</number:text>
      <number:number number:decimal-places="2" number:min-integer-digits="1"/>
      <number:text> CA</number:text>
    </number:number-style>
    <number:number-style style:name="N136">
      <number:number number:decimal-places="2" number:min-integer-digits="1" number:grouping="true"/>
      <number:text> km</number:text>
    </number:number-style>
    <number:percentage-style style:name="N137">
      <number:text>+ </number:text>
      <number:number number:decimal-places="0" number:min-integer-digits="1"/>
      <number:text>%</number:text>
    </number:percentage-style>
    <number:number-style style:name="N138">
      <number:text>+ </number:text>
      <number:number number:decimal-places="0" number:min-integer-digits="1"/>
    </number:number-style>
    <number:number-style style:name="N139">
      <number:number number:decimal-places="1" number:min-integer-digits="1" number:grouping="true"/>
    </number:number-style>
    <number:number-style style:name="N140">
      <number:text>+ </number:text>
      <number:number number:decimal-places="1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0" number:min-integer-digits="1" number:grouping="true"/>
      <number:text> sq ft</number:text>
    </number:number-style>
    <number:number-style style:name="N143">
      <number:number number:decimal-places="14" number:min-integer-digits="1"/>
    </number:number-style>
    <number:number-style style:name="N144">
      <number:number number:decimal-places="4" number:min-integer-digits="1" number:grouping="true"/>
    </number:number-style>
    <number:number-style style:name="N145">
      <number:number number:decimal-places="7" number:min-integer-digits="1" number:grouping="true"/>
    </number:number-style>
    <number:number-style style:name="N146">
      <number:number number:decimal-places="5" number:min-integer-digits="1" number:grouping="true"/>
    </number:number-style>
    <number:number-style style:name="N147P0" style:volatile="true">
      <number:number number:decimal-places="0" number:min-integer-digits="1"/>
    </number:number-style>
    <number:number-style style:name="N147P1" style:volatile="true">
      <number:text>(</number:text>
      <number:number number:decimal-places="0" number:min-integer-digits="1"/>
      <number:text>)</number:text>
    </number:number-style>
    <number:number-style style:name="N147">
      <number:text> -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number number:decimal-places="0" number:min-integer-digits="1"/>
    </number:number-style>
    <number:number-style style:name="N148P1" style:volatile="true">
      <number:text/>
    </number:number-style>
    <number:number-style style:name="N148">
      <number:text> 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number:number number:decimal-places="2" number:min-integer-digits="1" number:grouping="true"/>
      <number:text>  </number:text>
    </number:number-style>
    <number:number-style style:name="N149">
      <number:text>(</number:text>
      <number:number number:decimal-places="2" number:min-integer-digits="1" number:grouping="true"/>
      <number:text>  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2" number:min-integer-digits="1" number:grouping="true"/>
    </number:number-style>
    <number:number-style style:name="N151P1" style:volatile="true">
      <number:text>(</number:text>
      <number:number number:decimal-places="2" number:min-integer-digits="1" number:grouping="true"/>
      <number:text>)</number:text>
    </number:number-style>
    <number:number-style style:name="N151">
      <number:text> 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number:number number:decimal-places="2" number:min-integer-digits="1" number:grouping="true"/>
    </number:number-style>
    <number:number-style style:name="N152P1" style:volatile="true">
      <number:text>(</number:text>
      <number:number number:decimal-places="2" number:min-integer-digits="1" number:grouping="true"/>
      <number:text>)</number:text>
    </number:number-style>
    <number:number-style style:name="N152">
      <number:text> - 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text>+</number:text>
      <number:number number:decimal-places="1" number:min-integer-digits="1"/>
    </number:number-style>
    <number:number-style style:name="N153P1" style:volatile="true">
      <number:text/>
    </number:number-style>
    <number:number-style style:name="N153">
      <number:text> - </number:text>
      <style:map style:condition="value()&gt;0" style:apply-style-name="N153P0"/>
      <style:map style:condition="value()&lt;0" style:apply-style-name="N153P1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(</number:text>
      <number:number number:decimal-places="2" number:min-integer-digits="1" number:grouping="true"/>
      <number:text> </number:text>
    </number:number-style>
    <number:number-style style:name="N154">
      <number:text> - 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decimal-places="2" number:min-integer-digits="1" number:grouping="true"/>
      <number:text>  )</number:text>
    </number:number-style>
    <number:number-style style:name="N155P1" style:volatile="true">
      <number:text>(</number:text>
      <number:number number:decimal-places="2" number:min-integer-digits="1" number:grouping="true"/>
      <number:text>  )</number:text>
    </number:number-style>
    <number:number-style style:name="N155">
      <number:text> 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number:min-integer-digits="1" number:grouping="true"/>
      <number:text>  </number:text>
    </number:number-style>
    <number:number-style style:name="N156P1" style:volatile="true">
      <number:text>(</number:text>
      <number:number number:decimal-places="2" number:min-integer-digits="1" number:grouping="true"/>
      <number:text>)  </number:text>
    </number:number-style>
    <number:number-style style:name="N156">
      <number:text> - </number:text>
      <style:map style:condition="value()&gt;0" style:apply-style-name="N156P0"/>
      <style:map style:condition="value()&lt;0" style:apply-style-name="N156P1"/>
    </number:number-style>
    <number:percentage-style style:name="N157">
      <number:number number:decimal-places="1" number:min-integer-digits="1"/>
      <number:text>%</number:text>
    </number:percentage-style>
    <number:number-style style:name="N158P0" style:volatile="true">
      <number:number number:decimal-places="2" number:min-integer-digits="1" number:grouping="true"/>
      <number:text>  </number:text>
    </number:number-style>
    <number:number-style style:name="N158P1" style:volatile="true">
      <number:text>(</number:text>
      <number:number number:decimal-places="2" number:min-integer-digits="1" number:grouping="true"/>
      <number:text>)  </number:text>
    </number:number-style>
    <number:number-style style:name="N158">
      <number:text> -   </number:text>
      <style:map style:condition="value()&gt;0" style:apply-style-name="N158P0"/>
      <style:map style:condition="value()&lt;0" style:apply-style-name="N158P1"/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old" style:family="table-cell" style:parent-style-name="Default" style:data-style-name="N123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font-name="Zurich Cn BT" fo:font-size="7pt" fo:font-style="normal" fo:text-shadow="none" style:text-underline-style="none" fo:font-weight="bold" style:font-size-asian="7pt" style:font-style-asian="normal" style:font-weight-asian="bold" style:font-name-complex="Zurich Cn BT" style:font-size-complex="7pt" style:font-style-complex="normal" style:font-weight-complex="bold"/>
    </style:style>
    <style:style style:name="Bold_20_Label" style:display-name="Bold Label" style:family="table-cell" style:parent-style-name="Default" style:data-style-name="N123">
      <style:table-cell-properties style:cell-protect="protected" style:print-content="true" style:diagonal-bl-tr="none" style:diagonal-tl-br="none" fo:background-color="transparent" fo:border="none"/>
      <style:text-properties style:use-window-font-color="true" style:text-outline="false" style:text-line-through-style="none" style:font-name="Zurich Cn BT" fo:font-size="7pt" fo:font-style="normal" fo:text-shadow="none" style:text-underline-style="none" fo:font-weight="bold" style:font-size-asian="7pt" style:font-style-asian="normal" style:font-weight-asian="bold" style:font-name-complex="Zurich Cn BT" style:font-size-complex="7pt" style:font-style-complex="normal" style:font-weight-complex="bold"/>
    </style:style>
    <style:style style:name="Normal_5f_GearList_5f_3" style:display-name="Normal_GearList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SHEET" style:display-name="Normal_SHEE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etica-Narrow" fo:font-size="9pt" fo:font-style="normal" fo:text-shadow="none" style:text-underline-style="none" fo:font-weight="normal" style:font-size-asian="9pt" style:font-style-asian="normal" style:font-weight-asian="normal" style:font-name-complex="Helvetica-Narrow" style:font-size-complex="9pt" style:font-style-complex="normal" style:font-weight-complex="normal"/>
    </style:style>
    <style:style style:name="Normal_5f_SHEET_5f_1" style:display-name="Normal_SHEET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etica-Narrow" fo:font-size="9pt" fo:font-style="normal" fo:text-shadow="none" style:text-underline-style="none" fo:font-weight="normal" style:font-size-asian="9pt" style:font-style-asian="normal" style:font-weight-asian="normal" style:font-name-complex="Helvetica-Narrow" style:font-size-complex="9pt" style:font-style-complex="normal" style:font-weight-complex="normal"/>
    </style:style>
    <style:style style:name="Normal_5f_SHEET_5f_2" style:display-name="Normal_SHEET_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Helvetica-Narrow1" fo:font-size="10pt" fo:font-style="normal" fo:text-shadow="none" style:text-underline-style="none" fo:font-weight="normal" style:font-size-asian="10pt" style:font-style-asian="normal" style:font-weight-asian="normal" style:font-name-complex="Helvetica-Narrow1" style:font-size-complex="10pt" style:font-style-complex="normal" style:font-weight-complex="normal"/>
    </style:style>
    <style:style style:name="Symbol" style:family="table-cell" style:parent-style-name="Default" style:data-style-name="N12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Symbo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5in" fo:margin-bottom="0.5in" fo:margin-left="1in" fo:margin-right="0.5in" style:first-page-number="continue" style:scale-to-X="1" style:scale-to-Y="4" style:writing-mode="lr-tb"/>
      <style:header-style>
        <style:header-footer-properties fo:min-height="0.2957in" fo:margin-left="0in" fo:margin-right="0.248in" fo:margin-bottom="0in"/>
      </style:header-style>
      <style:footer-style>
        <style:header-footer-properties fo:min-height="0.2957in" fo:margin-left="0in" fo:margin-right="0.248in" fo:margin-top="0.1252in"/>
      </style:footer-style>
    </style:page-layout>
    <style:page-layout style:name="pm4">
      <style:page-layout-properties style:num-format="1" style:print-orientation="portrait" fo:margin-top="0.75in" fo:margin-bottom="0.5in" fo:margin-left="0.748in" fo:margin-right="0.748in" style:first-page-number="continue" style:scale-to-X="1" style:scale-to-Y="8" style:writing-mode="lr-tb" style:print="annotations charts drawings objects zero-value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1252in"/>
      </style:footer-style>
    </style:page-layout>
    <style:page-layout style:name="pm5">
      <style:page-layout-properties style:num-format="1" style:print-orientation="portrait" fo:margin-top="0.75in" fo:margin-bottom="0.5in" fo:margin-left="0.748in" fo:margin-right="0.748in" style:first-page-number="continue" style:scale-to-X="1" style:scale-to-Y="8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1252in"/>
      </style:footer-style>
    </style:page-layout>
    <style:page-layout style:name="pm6">
      <style:page-layout-properties style:num-format="1" style:print-orientation="portrait" fo:margin-top="0.75in" fo:margin-bottom="0.5in" fo:margin-left="0.748in" fo:margin-right="0.748in" style:first-page-number="continue" style:scale-to="63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1252in"/>
      </style:footer-style>
    </style:page-layout>
    <style:page-layout style:name="pm7">
      <style:page-layout-properties style:num-format="1" style:print-orientation="portrait" fo:margin-top="0.75in" fo:margin-bottom="0.5in" fo:margin-left="0.748in" fo:margin-right="0.748in" fo:background-color="transparent" style:first-page-number="continue" style:scale-to-X="1" style:scale-to-Y="2" style:table-centering="horizontal" style:writing-mode="lr-tb">
        <style:background-image xlink:href="Pictures/100000000000008000000080631C48ED.png" xlink:type="simple" xlink:actuate="onLoad"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.1252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3">02/23/2007</text:date>, <text:time>13:36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structions" style:display-name="PageStyle_Instructions" style:page-layout-name="pm3">
      <style:header style:display="false"/>
      <style:header-left style:display="false"/>
      <style:footer>
        <style:region-right>
          <text:p><text:span text:style-name="T1">Page </text:span><text:span text:style-name="T1"><text:page-number>1</text:page-number></text:span></text:p>
        </style:region-right>
      </style:footer>
      <style:footer-left style:display="false">
        <style:region-right>
          <text:p><text:span text:style-name="T1">Page </text:span><text:span text:style-name="T1"><text:page-number>1</text:page-number></text:span></text:p>
        </style:region-right>
      </style:footer-left>
    </style:master-page>
    <style:master-page style:name="PageStyle_5f_Master_20_List" style:display-name="PageStyle_Master List" style:page-layout-name="pm4">
      <style:header style:display="false"/>
      <style:header-left style:display="false"/>
      <style:footer>
        <style:region-right>
          <text:p><text:span text:style-name="T1">Page </text:span><text:span text:style-name="T1"><text:page-number>1</text:page-number></text:span></text:p>
        </style:region-right>
      </style:footer>
      <style:footer-left style:display="false">
        <style:region-right>
          <text:p><text:span text:style-name="T1">Page </text:span><text:span text:style-name="T1"><text:page-number>1</text:page-number></text:span></text:p>
        </style:region-right>
      </style:footer-left>
    </style:master-page>
    <style:master-page style:name="PageStyle_5f_Kit_20_Detail" style:display-name="PageStyle_Kit Detail" style:page-layout-name="pm5">
      <style:header style:display="false"/>
      <style:header-left style:display="false"/>
      <style:footer>
        <style:region-right>
          <text:p><text:span text:style-name="T1">Page </text:span><text:span text:style-name="T1"><text:page-number>1</text:page-number></text:span></text:p>
        </style:region-right>
      </style:footer>
      <style:footer-left style:display="false">
        <style:region-right>
          <text:p><text:span text:style-name="T1">Page </text:span><text:span text:style-name="T1"><text:page-number>1</text:page-number></text:span></text:p>
        </style:region-right>
      </style:footer-left>
    </style:master-page>
    <style:master-page style:name="PageStyle_5f_Pack_20_Detail" style:display-name="PageStyle_Pack Detail" style:page-layout-name="pm5">
      <style:header style:display="false"/>
      <style:header-left style:display="false"/>
      <style:footer>
        <style:region-right>
          <text:p><text:span text:style-name="T1">Page </text:span><text:span text:style-name="T1"><text:page-number>1</text:page-number></text:span></text:p>
        </style:region-right>
      </style:footer>
      <style:footer-left style:display="false">
        <style:region-right>
          <text:p><text:span text:style-name="T1">Page </text:span><text:span text:style-name="T1"><text:page-number>1</text:page-number></text:span></text:p>
        </style:region-right>
      </style:footer-left>
    </style:master-page>
    <style:master-page style:name="PageStyle_5f_Shelter_20_Detail" style:display-name="PageStyle_Shelter Detail" style:page-layout-name="pm5">
      <style:header style:display="false"/>
      <style:header-left style:display="false"/>
      <style:footer>
        <style:region-right>
          <text:p><text:span text:style-name="T1">Page </text:span><text:span text:style-name="T1"><text:page-number>1</text:page-number></text:span></text:p>
        </style:region-right>
      </style:footer>
      <style:footer-left style:display="false">
        <style:region-right>
          <text:p><text:span text:style-name="T1">Page </text:span><text:span text:style-name="T1"><text:page-number>1</text:page-number></text:span></text:p>
        </style:region-right>
      </style:footer-left>
    </style:master-page>
    <style:master-page style:name="PageStyle_5f_Stove_20_Detail" style:display-name="PageStyle_Stove Detail" style:page-layout-name="pm6">
      <style:header style:display="false"/>
      <style:header-left style:display="false"/>
      <style:footer>
        <style:region-right>
          <text:p><text:span text:style-name="T1">Page </text:span><text:span text:style-name="T1"><text:page-number>1</text:page-number></text:span></text:p>
        </style:region-right>
      </style:footer>
      <style:footer-left style:display="false">
        <style:region-right>
          <text:p><text:span text:style-name="T1">Page </text:span><text:span text:style-name="T1"><text:page-number>1</text:page-number></text:span></text:p>
        </style:region-right>
      </style:footer-left>
    </style:master-page>
    <style:master-page style:name="PageStyle_5f_Food_20_Detail" style:display-name="PageStyle_Food Detail" style:page-layout-name="pm5">
      <style:header style:display="false"/>
      <style:header-left style:display="false"/>
      <style:footer>
        <style:region-right>
          <text:p><text:span text:style-name="T1">Page </text:span><text:span text:style-name="T1"><text:page-number>1</text:page-number></text:span></text:p>
        </style:region-right>
      </style:footer>
      <style:footer-left style:display="false">
        <style:region-right>
          <text:p><text:span text:style-name="T1">Page </text:span><text:span text:style-name="T1"><text:page-number>1</text:page-number></text:span></text:p>
        </style:region-right>
      </style:footer-left>
    </style:master-page>
    <style:master-page style:name="PageStyle_5f_PT1_20__5f__20_English_20_Units" style:display-name="PageStyle_PT1 _ English Units" style:page-layout-name="pm7">
      <style:header style:display="false"/>
      <style:header-left style:display="false"/>
      <style:footer>
        <style:region-right>
          <text:p><text:span text:style-name="T1">Page </text:span><text:span text:style-name="T1"><text:page-number>1</text:page-number></text:span></text:p>
        </style:region-right>
      </style:footer>
      <style:footer-left style:display="false">
        <style:region-right>
          <text:p><text:span text:style-name="T1">Page </text:span><text:span text:style-name="T1"><text:page-number>1</text:page-number></text:span></text:p>
        </style:region-right>
      </style:footer-left>
    </style:master-page>
    <style:master-page style:name="PageStyle_5f_PT2_20__5f__20_Metric_20_Units" style:display-name="PageStyle_PT2 _ Metric Units" style:page-layout-name="pm7">
      <style:header style:display="false"/>
      <style:header-left style:display="false"/>
      <style:footer>
        <style:region-right>
          <text:p><text:span text:style-name="T1">Page </text:span><text:span text:style-name="T1"><text:page-number>1</text:page-number></text:span></text:p>
        </style:region-right>
      </style:footer>
      <style:footer-left style:display="false">
        <style:region-right>
          <text:p><text:span text:style-name="T1">Page </text:span><text:span text:style-name="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96-10-23T11:54:00</meta:creation-date>
    <dc:creator>Jim Wood</dc:creator>
    <dc:date>2005-12-04T21:06:28</dc:date>
    <meta:print-date>2005-11-26T17:40:04</meta:print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9" meta:cell-count="8702" meta:object-count="1"/>
  </office:meta>
</office:document-meta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Option VBASupport 1
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Option VBASupport 1
</script:module>
</file>

<file path=Basic/Standard/Sheet3.xml><?xml version="1.0" encoding="utf-8"?>
<!DOCTYPE module  PUBLIC '-//OpenOffice.org//DTD OfficeDocument 1.0//EN'  'module.dtd'>
<script:module xmlns:script="http://openoffice.org/2000/script" script:name="Sheet3" script:language="StarBasic">Rem Attribute VBA_ModuleType=VBADocumentModule
Option VBASupport 1
</script:module>
</file>

<file path=Basic/Standard/Sheet4.xml><?xml version="1.0" encoding="utf-8"?>
<!DOCTYPE module  PUBLIC '-//OpenOffice.org//DTD OfficeDocument 1.0//EN'  'module.dtd'>
<script:module xmlns:script="http://openoffice.org/2000/script" script:name="Sheet4" script:language="StarBasic">Rem Attribute VBA_ModuleType=VBADocumentModule
Option VBASupport 1
</script:module>
</file>

<file path=Basic/Standard/Sheet5.xml><?xml version="1.0" encoding="utf-8"?>
<!DOCTYPE module  PUBLIC '-//OpenOffice.org//DTD OfficeDocument 1.0//EN'  'module.dtd'>
<script:module xmlns:script="http://openoffice.org/2000/script" script:name="Sheet5" script:language="StarBasic">Rem Attribute VBA_ModuleType=VBADocumentModule
Option VBASupport 1
</script:module>
</file>

<file path=Basic/Standard/Sheet6.xml><?xml version="1.0" encoding="utf-8"?>
<!DOCTYPE module  PUBLIC '-//OpenOffice.org//DTD OfficeDocument 1.0//EN'  'module.dtd'>
<script:module xmlns:script="http://openoffice.org/2000/script" script:name="Sheet6" script:language="StarBasic">Rem Attribute VBA_ModuleType=VBADocumentModule
Option VBASupport 1
</script:module>
</file>

<file path=Basic/Standard/Sheet7.xml><?xml version="1.0" encoding="utf-8"?>
<!DOCTYPE module  PUBLIC '-//OpenOffice.org//DTD OfficeDocument 1.0//EN'  'module.dtd'>
<script:module xmlns:script="http://openoffice.org/2000/script" script:name="Sheet7" script:language="StarBasic">Rem Attribute VBA_ModuleType=VBADocumentModule
Option VBASupport 1
</script:module>
</file>

<file path=Basic/Standard/Sheet8.xml><?xml version="1.0" encoding="utf-8"?>
<!DOCTYPE module  PUBLIC '-//OpenOffice.org//DTD OfficeDocument 1.0//EN'  'module.dtd'>
<script:module xmlns:script="http://openoffice.org/2000/script" script:name="Sheet8" script:language="StarBasic">Rem Attribute VBA_ModuleType=VBADocumentModule
Option VBASupport 1
</script:module>
</file>

<file path=Basic/Standard/Sheet9.xml><?xml version="1.0" encoding="utf-8"?>
<!DOCTYPE module  PUBLIC '-//OpenOffice.org//DTD OfficeDocument 1.0//EN'  'module.dtd'>
<script:module xmlns:script="http://openoffice.org/2000/script" script:name="Sheet9" script:language="StarBasic">Rem Attribute VBA_ModuleType=VBADocumentModule
Option VBASupport 1
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Option VBASupport 1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heet1"/>
  <library:element library:name="ThisWorkbook"/>
  <library:element library:name="Sheet2"/>
  <library:element library:name="Sheet8"/>
  <library:element library:name="Sheet4"/>
  <library:element library:name="Sheet7"/>
  <library:element library:name="Sheet6"/>
  <library:element library:name="Sheet3"/>
  <library:element library:name="Sheet9"/>
  <library:element library:name="Sheet5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